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D0E699633EB5A79AC3.png" manifest:media-type="image/png"/>
  <manifest:file-entry manifest:full-path="Pictures/10000000000007D4000007D4AC93B8E7607E6F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1" svg:font-family="Gotham"/>
    <style:font-face style:name="Gotham" svg:font-family="Gotham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bfbdbc"/>
    </style:style>
    <style:style style:name="gr4" style:family="graphic" style:parent-style-name="standard">
      <style:graphic-properties draw:stroke="none" draw:fill="solid" draw:fill-color="#231f2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4e4b4e"/>
    </style:style>
    <style:style style:name="gr7" style:family="graphic" style:parent-style-name="standard">
      <style:graphic-properties draw:stroke="none" draw:fill="solid" draw:fill-color="#6c7a93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0.92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4.6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37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2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8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9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79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43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5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9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6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67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82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1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36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3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40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04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55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24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55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5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76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04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45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22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07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5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43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f1511b"/>
    </style:style>
    <style:style style:name="gr38" style:family="graphic" style:parent-style-name="standard">
      <style:graphic-properties draw:stroke="none" draw:fill="solid" draw:fill-color="#5baadb"/>
    </style:style>
    <style:style style:name="P1" style:family="paragraph">
      <loext:graphic-properties draw:fill="solid" draw:fill-color="#a7a5a6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bfbdbc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4e4b4e"/>
    </style:style>
    <style:style style:name="P7" style:family="paragraph">
      <loext:graphic-properties draw:fill="solid" draw:fill-color="#6c7a93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9.5pt" style:font-size-asian="19.5pt" style:font-size-complex="19.5pt"/>
    </style:style>
    <style:style style:name="P10" style:family="paragraph">
      <loext:graphic-properties draw:fill="none"/>
      <style:text-properties fo:font-size="35pt" style:font-size-asian="35pt" style:font-size-complex="35pt"/>
    </style:style>
    <style:style style:name="P11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2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13" style:family="paragraph">
      <loext:graphic-properties draw:fill="solid" draw:fill-color="#f1511b"/>
    </style:style>
    <style:style style:name="P14" style:family="paragraph">
      <loext:graphic-properties draw:fill="solid" draw:fill-color="#5baadb"/>
    </style:style>
    <style:style style:name="T1" style:family="text">
      <style:text-properties fo:color="#231f20" style:font-name="Gotham1" fo:font-size="19.5pt" fo:font-weight="bold" style:font-size-asian="19.5pt" style:font-name-complex="Gotham1" style:font-size-complex="19.5pt" style:font-weight-complex="bold"/>
    </style:style>
    <style:style style:name="T2" style:family="text">
      <style:text-properties fo:color="#ffffff" style:font-name="Gotham1" fo:font-size="35pt" fo:font-weight="bold" style:font-size-asian="35pt" style:font-name-complex="Gotham1" style:font-size-complex="35pt" style:font-weight-complex="bold"/>
    </style:style>
    <style:style style:name="T3" style:family="text">
      <style:text-properties fo:color="#231f20" style:font-name="Gotham1" fo:font-size="13.6000003814697pt" fo:font-weight="bold" style:font-size-asian="13.6000003814697pt" style:font-name-complex="Gotham1" style:font-size-complex="13.6000003814697pt" style:font-weight-complex="bold"/>
    </style:style>
    <style:style style:name="T4" style:family="text">
      <style:text-properties fo:color="#231f20" style:font-name="Gotham1" fo:font-size="11.6999998092651pt" style:font-size-asian="11.6999998092651pt" style:font-name-complex="Gotham1" style:font-size-complex="11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107cm" svg:height="6.706cm" svg:x="0.35cm" svg:y="1.215cm" svg:viewBox="0 0 10108 6707" draw:points="10108,6707 0,6707 0,0 10108,0">
          <text:p/>
        </draw:polygon>
        <draw:polygon draw:style-name="gr3" draw:text-style-name="P3" draw:layer="layout" svg:width="10.107cm" svg:height="2.26cm" svg:x="0.35cm" svg:y="1.215cm" svg:viewBox="0 0 10108 2261" draw:points="10108,2261 0,2261 0,0 10108,0">
          <text:p/>
        </draw:polygon>
        <draw:path draw:style-name="gr2" draw:text-style-name="P2" draw:layer="layout" svg:width="0.684cm" svg:height="0.889cm" svg:x="5.758cm" svg:y="2.616cm" svg:viewBox="0 0 685 890" svg:d="M367 890c-130 0-263-46-367-138l113-135c78 64 159 105 258 105 78 0 125-31 125-81v-3c0-48-30-73-174-110-174-45-288-93-288-265v-2c0-157 127-261 304-261 126 0 233 40 321 110l-99 143c-77-53-152-85-225-85s-111 33-111 75v3c0 57 37 75 187 113 175 46 274 109 274 261v2c0 172-131 268-318 268z">
          <text:p/>
        </draw:path>
        <draw:polygon draw:style-name="gr2" draw:text-style-name="P2" draw:layer="layout" svg:width="0.716cm" svg:height="0.864cm" svg:x="6.527cm" svg:y="2.629cm" svg:viewBox="0 0 717 865" draw:points="454,175 454,865 263,865 263,175 0,175 0,0 717,0 717,175">
          <text:p/>
        </draw:polygon>
        <draw:path draw:style-name="gr2" draw:text-style-name="P2" draw:layer="layout" svg:width="0.918cm" svg:height="0.893cm" svg:x="7.313cm" svg:y="2.614cm" svg:viewBox="0 0 919 894" svg:d="M721 447c0-149-109-272-263-272-153 0-259 121-259 269v3c0 149 108 272 261 272 154 0 261-121 261-270zM458 894c-267 0-458-198-458-445v-2c0-246 194-447 460-447 268 0 459 198 459 444v3c0 246-193 447-461 447z">
          <text:p/>
        </draw:path>
        <draw:path draw:style-name="gr2" draw:text-style-name="P2" draw:layer="layout" svg:width="0.747cm" svg:height="0.864cm" svg:x="8.4cm" svg:y="2.629cm" svg:viewBox="0 0 748 865" svg:d="M530 295c0-82-57-124-150-124h-188v249h192c93 0 146-50 146-123zM526 865l-185-277h-149v277h-192v-865h396c204 0 326 107 326 285v2c0 141-75 228-185 269l211 309z">
          <text:p/>
        </draw:path>
        <draw:polygon draw:style-name="gr2" draw:text-style-name="P2" draw:layer="layout" svg:width="0.854cm" svg:height="0.864cm" svg:x="9.173cm" svg:y="2.629cm" svg:viewBox="0 0 855 865" draw:points="522,520 522,865 332,865 332,524 0,0 222,0 428,346 638,0 855,0">
          <text:p/>
        </draw:polygon>
        <draw:path draw:style-name="gr4" draw:text-style-name="P4" draw:layer="layout" svg:width="0.228cm" svg:height="0.288cm" svg:x="1.871cm" svg:y="4.296cm" svg:viewBox="0 0 229 289" svg:d="M207 210c0-36-31-56-87-56h-99v115h106c49 0 80-22 80-58zM191 73c0-32-26-53-72-53h-98v113h96c43 0 74-21 74-59zM126 289h-126v-289h120c55 0 93 28 93 71v1c0 39-26 59-49 68 35 9 65 30 65 70v1c0 48-41 78-103 78z">
          <text:p/>
        </draw:path>
        <draw:path draw:style-name="gr4" draw:text-style-name="P4" draw:layer="layout" svg:width="0.196cm" svg:height="0.22cm" svg:x="2.149cm" svg:y="4.369cm" svg:viewBox="0 0 197 221" svg:d="M175 100c-3-42-27-81-75-81-43 0-75 35-79 81zM104 202c33 0 55-14 72-33l14 13c-21 23-46 39-86 39-56 0-104-44-104-110v-1c0-61 43-110 100-110 59 0 97 48 97 110v1c0 3 0 4-1 7h-175c4 54 41 84 83 84z">
          <text:p/>
        </draw:path>
        <draw:path draw:style-name="gr4" draw:text-style-name="P4" draw:layer="layout" svg:width="0.179cm" svg:height="0.215cm" svg:x="2.404cm" svg:y="4.369cm" svg:viewBox="0 0 180 216" svg:d="M160 216v-124c0-44-24-72-67-72-41 0-72 31-72 75v121h-21v-211h21v40c14-24 37-45 75-45 53 0 84 38 84 88v128z">
          <text:p/>
        </draw:path>
        <draw:path draw:style-name="gr4" draw:text-style-name="P4" draw:layer="layout" svg:width="0.179cm" svg:height="0.215cm" svg:x="2.652cm" svg:y="4.374cm" svg:viewBox="0 0 180 216" svg:d="M160 211v-39c-14 25-38 44-76 44-54 0-84-36-84-86v-130h20v126c0 43 24 72 66 72 43 0 74-32 74-75v-123h20v211z">
          <text:p/>
        </draw:path>
        <draw:path draw:style-name="gr4" draw:text-style-name="P4" draw:layer="layout" svg:width="0.124cm" svg:height="0.281cm" svg:x="2.889cm" svg:y="4.307cm" svg:viewBox="0 0 125 282" svg:d="M90 282c-33 0-59-18-59-58v-137h-31v-19h31v-68h20v68h74v19h-74v135c0 30 18 41 42 41 10 0 19-2 31-8v19c-11 5-21 8-34 8z">
          <text:p/>
        </draw:path>
        <draw:polygon draw:style-name="gr4" draw:text-style-name="P4" draw:layer="layout" svg:width="0.181cm" svg:height="0.21cm" svg:x="3.058cm" svg:y="4.374cm" svg:viewBox="0 0 182 211" draw:points="0,211 0,200 152,18 6,18 6,0 182,0 182,12 30,193 182,193 182,211">
          <text:p/>
        </draw:polygon>
        <draw:path draw:style-name="gr4" draw:text-style-name="P4" draw:layer="layout" svg:width="0.196cm" svg:height="0.22cm" svg:x="3.28cm" svg:y="4.369cm" svg:viewBox="0 0 197 221" svg:d="M175 100c-3-42-27-81-76-81-42 0-74 35-78 81zM104 202c33 0 55-14 72-33l14 13c-21 23-46 39-87 39-55 0-103-44-103-110v-1c0-61 43-110 99-110 60 0 98 48 98 110v1c0 3 0 4-1 7h-175c4 54 41 84 83 84z">
          <text:p/>
        </draw:path>
        <draw:path draw:style-name="gr4" draw:text-style-name="P4" draw:layer="layout" svg:width="0.113cm" svg:height="0.213cm" svg:x="3.535cm" svg:y="4.371cm" svg:viewBox="0 0 114 214" svg:d="M112 22c-49 0-92 37-92 105v87h-20v-211h20v60c17-37 52-65 94-63v22z">
          <text:p/>
        </draw:path>
        <draw:polygon draw:style-name="gr4" draw:text-style-name="P4" draw:layer="layout" svg:width="0.179cm" svg:height="0.3cm" svg:x="3.823cm" svg:y="4.284cm" svg:viewBox="0 0 180 301" draw:points="155,301 72,199 20,250 20,301 0,301 0,0 20,0 20,226 151,91 177,91 86,184 180,301">
          <text:p/>
        </draw:polygon>
        <draw:path draw:style-name="gr4" draw:text-style-name="P4" draw:layer="layout" svg:width="0.215cm" svg:height="0.283cm" svg:x="4.039cm" svg:y="4.306cm" svg:viewBox="0 0 216 284" svg:d="M127 0h29v33h-29zM60 0h28v33h-28zM194 174c0-50-38-91-87-91-50 0-86 41-86 90v1c0 51 38 91 87 91 50 0 86-41 86-90zM107 284c-62 0-107-50-107-109v-1c0-59 45-111 108-111s108 52 108 110v1c0 59-46 110-109 110z">
          <text:p/>
        </draw:path>
        <draw:path draw:style-name="gr4" draw:text-style-name="P4" draw:layer="layout" svg:width="0.18cm" svg:height="0.215cm" svg:x="4.316cm" svg:y="4.369cm" svg:viewBox="0 0 181 216" svg:d="M161 216v-124c0-44-24-72-67-72-42 0-74 31-74 75v121h-20v-211h20v40c14-24 38-45 77-45 53 0 84 38 84 88v128z">
          <text:p/>
        </draw:path>
        <draw:path draw:style-name="gr4" draw:text-style-name="P4" draw:layer="layout" svg:width="0.179cm" svg:height="0.215cm" svg:x="4.569cm" svg:y="4.369cm" svg:viewBox="0 0 180 216" svg:d="M159 216v-124c0-44-24-72-67-72-41 0-72 31-72 75v121h-20v-211h20v40c14-24 37-45 75-45 53 0 85 38 85 88v128z">
          <text:p/>
        </draw:path>
        <draw:path draw:style-name="gr4" draw:text-style-name="P4" draw:layer="layout" svg:width="0.196cm" svg:height="0.22cm" svg:x="4.806cm" svg:y="4.369cm" svg:viewBox="0 0 197 221" svg:d="M175 100c-3-42-28-81-76-81-42 0-74 35-77 81zM104 202c32 0 55-14 73-33l14 13c-21 23-48 39-88 39-55 0-103-44-103-110v-1c0-61 43-110 100-110 59 0 97 48 97 110v1c0 3 0 4 0 7h-175c3 54 41 84 82 84z">
          <text:p/>
        </draw:path>
        <draw:path draw:style-name="gr4" draw:text-style-name="P4" draw:layer="layout" svg:width="0.18cm" svg:height="0.215cm" svg:x="5.061cm" svg:y="4.369cm" svg:viewBox="0 0 181 216" svg:d="M161 216v-124c0-44-25-72-67-72-41 0-74 31-74 75v121h-20v-211h20v40c14-24 39-45 77-45 53 0 84 38 84 88v128z">
          <text:p/>
        </draw:path>
        <draw:polygon draw:style-name="gr4" draw:text-style-name="P4" draw:layer="layout" svg:width="0.207cm" svg:height="0.288cm" svg:x="5.441cm" svg:y="4.296cm" svg:viewBox="0 0 208 289" draw:points="0,289 0,0 206,0 206,20 23,20 23,133 187,133 187,154 23,154 23,269 208,269 208,289">
          <text:p/>
        </draw:polygon>
        <draw:polygon draw:style-name="gr4" draw:text-style-name="P4" draw:layer="layout" svg:width="0.11cm" svg:height="0.023cm" svg:x="5.703cm" svg:y="4.45cm" svg:viewBox="0 0 111 24" draw:points="0,0 111,0 111,24 0,24">
          <text:p/>
        </draw:polygon>
        <draw:polygon draw:style-name="gr4" draw:text-style-name="P4" draw:layer="layout" svg:width="0.271cm" svg:height="0.288cm" svg:x="5.885cm" svg:y="4.296cm" svg:viewBox="0 0 272 289" draw:points="251,289 251,38 136,205 134,205 20,38 20,289 0,289 0,0 20,0 135,171 252,0 272,0 272,289">
          <text:p/>
        </draw:polygon>
        <draw:path draw:style-name="gr4" draw:text-style-name="P4" draw:layer="layout" svg:width="0.181cm" svg:height="0.218cm" svg:x="6.22cm" svg:y="4.371cm" svg:viewBox="0 0 182 219" svg:d="M162 112c-18-5-41-10-72-10-44 0-69 20-69 49v1c0 30 29 48 61 48 43 0 80-26 80-64zM161 214v-35c-14 20-40 40-80 40-39 0-81-22-81-66v-1c0-43 37-68 92-68 29 0 49 4 69 9v-9c0-43-26-65-69-65-25 0-46 7-66 17l-7-18c23-11 46-18 74-18 54 0 89 28 89 83v131z">
          <text:p/>
        </draw:path>
        <draw:path draw:style-name="gr4" draw:text-style-name="P4" draw:layer="layout" svg:width="0.025cm" svg:height="0.292cm" svg:x="6.474cm" svg:y="4.292cm" svg:viewBox="0 0 26 293" svg:d="M2 82h21v211h-21zM0 0h26v28h-26z">
          <text:p/>
        </draw:path>
        <draw:polygon draw:style-name="gr4" draw:text-style-name="P4" draw:layer="layout" svg:width="0.02cm" svg:height="0.3cm" svg:x="6.579cm" svg:y="4.284cm" svg:viewBox="0 0 21 301" draw:points="0,0 21,0 21,301 0,301">
          <text:p/>
        </draw:polygon>
        <draw:path draw:style-name="gr4" draw:text-style-name="P4" draw:layer="layout" svg:width="0.159cm" svg:height="0.218cm" svg:x="6.66cm" svg:y="4.37cm" svg:viewBox="0 0 160 219" svg:d="M87 219c-30 0-65-12-87-30l12-16c23 17 50 27 76 27 29 0 51-15 51-40s-26-34-56-42c-35-10-73-21-73-59v-1c0-33 29-58 71-58 25 0 53 9 74 23l-11 17c-19-13-42-21-64-21-30 0-49 16-49 37v1c0 24 29 33 59 41 34 10 70 22 70 59v1c0 37-33 61-73 61z">
          <text:p/>
        </draw:path>
        <draw:path draw:style-name="gr4" draw:text-style-name="P4" draw:layer="layout" svg:width="0.317cm" svg:height="0.215cm" svg:x="7.006cm" svg:y="4.369cm" svg:viewBox="0 0 318 216" svg:d="M298 216v-124c0-46-23-72-62-72-35 0-66 27-66 74v122h-20v-126c0-43-25-70-63-70-37 0-67 33-67 75v121h-20v-211h20v39c14-22 33-44 70-44 38 0 60 22 72 47 14-24 36-47 76-47 49 0 80 36 80 89v127z">
          <text:p/>
        </draw:path>
        <draw:path draw:style-name="gr4" draw:text-style-name="P4" draw:layer="layout" svg:width="0.025cm" svg:height="0.292cm" svg:x="7.398cm" svg:y="4.292cm" svg:viewBox="0 0 26 293" svg:d="M2 82h21v211h-21zM0 0h26v28h-26z">
          <text:p/>
        </draw:path>
        <draw:path draw:style-name="gr4" draw:text-style-name="P4" draw:layer="layout" svg:width="0.124cm" svg:height="0.281cm" svg:x="7.481cm" svg:y="4.307cm" svg:viewBox="0 0 125 282" svg:d="M90 282c-33 0-59-18-59-58v-137h-31v-19h31v-68h20v68h74v19h-74v135c0 30 18 41 42 41 10 0 19-2 31-8v19c-11 5-21 8-34 8z">
          <text:p/>
        </draw:path>
        <draw:polygon draw:style-name="gr4" draw:text-style-name="P4" draw:layer="layout" svg:width="0.205cm" svg:height="0.212cm" svg:x="7.767cm" svg:y="4.374cm" svg:viewBox="0 0 206 213" draw:points="111,213 94,213 0,0 23,0 102,188 184,0 206,0">
          <text:p/>
        </draw:polygon>
        <draw:path draw:style-name="gr4" draw:text-style-name="P4" draw:layer="layout" svg:width="0.215cm" svg:height="0.22cm" svg:x="8.001cm" svg:y="4.369cm" svg:viewBox="0 0 216 221" svg:d="M194 110c0-50-37-91-86-91-51 0-87 41-87 90v1c0 52 38 92 88 92s85-41 85-91zM108 221c-63 0-108-50-108-110v-1c0-59 45-110 109-110 62 0 107 51 107 109v1c0 60-45 111-108 111z">
          <text:p/>
        </draw:path>
        <draw:path draw:style-name="gr4" draw:text-style-name="P4" draw:layer="layout" svg:width="0.113cm" svg:height="0.213cm" svg:x="8.278cm" svg:y="4.371cm" svg:viewBox="0 0 114 214" svg:d="M112 22c-48 0-91 37-91 105v87h-21v-211h21v60c17-37 52-65 93-63v22z">
          <text:p/>
        </draw:path>
        <draw:polygon draw:style-name="gr4" draw:text-style-name="P4" draw:layer="layout" svg:width="0.111cm" svg:height="0.023cm" svg:x="8.433cm" svg:y="4.45cm" svg:viewBox="0 0 112 24" draw:points="0,0 112,0 112,24 0,24">
          <text:p/>
        </draw:polygon>
        <draw:path draw:style-name="gr4" draw:text-style-name="P4" draw:layer="layout" svg:width="0.208cm" svg:height="0.305cm" svg:x="1.853cm" svg:y="4.778cm" svg:viewBox="0 0 209 306" svg:d="M190 195c0-54-42-91-86-91-46 0-83 34-83 90v1c0 55 39 91 83 91s86-37 86-91zM189 301v-48c-18 29-45 53-87 53-51 0-102-41-102-110v-1c0-68 51-110 102-110 43 0 70 24 87 50v-135h20v301z">
          <text:p/>
        </draw:path>
        <draw:path draw:style-name="gr4" draw:text-style-name="P4" draw:layer="layout" svg:width="0.196cm" svg:height="0.22cm" svg:x="2.123cm" svg:y="4.863cm" svg:viewBox="0 0 197 221" svg:d="M175 101c-3-43-27-82-76-82-42 0-74 35-77 82zM104 202c33 0 56-15 73-33l14 12c-21 23-47 40-88 40-55 0-103-44-103-110 0-62 43-111 100-111 60 0 97 48 97 111v1c0 3 0 4 0 7h-175c3 52 41 83 82 83z">
          <text:p/>
        </draw:path>
        <draw:path draw:style-name="gr4" draw:text-style-name="P4" draw:layer="layout" svg:width="0.124cm" svg:height="0.302cm" svg:x="2.36cm" svg:y="4.776cm" svg:viewBox="0 0 125 303" svg:d="M94 19c-29 0-44 17-44 53v20h75v19h-75v192h-20v-192h-30v-19h30v-20c0-46 23-72 64-72 13 0 22 2 31 5v19c-12-3-20-5-31-5z">
          <text:p/>
        </draw:path>
        <draw:path draw:style-name="gr4" draw:text-style-name="P4" draw:layer="layout" svg:width="0.025cm" svg:height="0.292cm" svg:x="2.527cm" svg:y="4.786cm" svg:viewBox="0 0 26 293" svg:d="M3 83h21v210h-21zM0 0h26v28h-26z">
          <text:p/>
        </draw:path>
        <draw:path draw:style-name="gr4" draw:text-style-name="P4" draw:layer="layout" svg:width="0.18cm" svg:height="0.215cm" svg:x="2.629cm" svg:y="4.863cm" svg:viewBox="0 0 181 216" svg:d="M161 216v-126c0-43-25-71-68-71-41 0-72 31-72 75v122h-21v-211h21v39c14-25 37-44 75-44 54 0 85 36 85 87v129z">
          <text:p/>
        </draw:path>
        <draw:path draw:style-name="gr4" draw:text-style-name="P4" draw:layer="layout" svg:width="0.025cm" svg:height="0.292cm" svg:x="2.882cm" svg:y="4.786cm" svg:viewBox="0 0 26 293" svg:d="M2 83h22v210h-22zM0 0h26v28h-26z">
          <text:p/>
        </draw:path>
        <draw:path draw:style-name="gr4" draw:text-style-name="P4" draw:layer="layout" svg:width="0.195cm" svg:height="0.22cm" svg:x="2.97cm" svg:y="4.863cm" svg:viewBox="0 0 196 221" svg:d="M175 101c-3-43-28-82-76-82-41 0-74 35-78 82zM104 202c33 0 55-15 72-33l14 12c-21 23-46 40-87 40-56 0-103-44-103-110 0-62 42-111 100-111 59 0 96 48 96 111v1c0 3 0 4 0 7h-175c4 52 42 83 83 83z">
          <text:p/>
        </draw:path>
        <draw:path draw:style-name="gr4" draw:text-style-name="P4" draw:layer="layout" svg:width="0.113cm" svg:height="0.213cm" svg:x="3.224cm" svg:y="4.865cm" svg:viewBox="0 0 114 214" svg:d="M112 22c-49 0-92 37-92 105v87h-20v-211h20v60c17-38 52-65 94-63v22z">
          <text:p/>
        </draw:path>
        <draw:path draw:style-name="gr4" draw:text-style-name="P4" draw:layer="layout" svg:width="0.124cm" svg:height="0.281cm" svg:x="3.37cm" svg:y="4.801cm" svg:viewBox="0 0 125 282" svg:d="M90 282c-33 0-60-18-60-58v-138h-30v-19h30v-67h21v67h74v19h-74v136c0 30 18 41 42 41 10 0 19-2 31-8v19c-11 5-21 8-34 8z">
          <text:p/>
        </draw:path>
        <draw:path draw:style-name="gr4" draw:text-style-name="P4" draw:layer="layout" svg:width="0.196cm" svg:height="0.22cm" svg:x="3.533cm" svg:y="4.863cm" svg:viewBox="0 0 197 221" svg:d="M175 101c-3-43-27-82-75-82-43 0-75 35-79 82zM105 202c32 0 54-15 71-33l14 12c-21 23-46 40-86 40-56 0-104-44-104-110 0-62 43-111 100-111 59 0 97 48 97 111v1c0 3 0 4-1 7h-175c4 52 41 83 84 83z">
          <text:p/>
        </draw:path>
        <draw:path draw:style-name="gr4" draw:text-style-name="P4" draw:layer="layout" svg:width="0.179cm" svg:height="0.215cm" svg:x="3.788cm" svg:y="4.863cm" svg:viewBox="0 0 180 216" svg:d="M160 216v-126c0-43-24-71-66-71-43 0-74 31-74 75v122h-20v-211h20v39c14-25 37-44 76-44 53 0 84 36 84 87v129z">
          <text:p/>
        </draw:path>
        <draw:polygon draw:style-name="gr4" draw:text-style-name="P4" draw:layer="layout" svg:width="0.207cm" svg:height="0.288cm" svg:x="4.168cm" svg:y="4.79cm" svg:viewBox="0 0 208 289" draw:points="0,289 0,0 206,0 206,20 21,20 21,133 187,133 187,153 21,153 21,269 208,269 208,289">
          <text:p/>
        </draw:polygon>
        <draw:path draw:style-name="gr4" draw:text-style-name="P4" draw:layer="layout" svg:width="0.317cm" svg:height="0.215cm" svg:x="4.439cm" svg:y="4.863cm" svg:viewBox="0 0 318 216" svg:d="M298 216v-126c0-45-24-71-62-71-36 0-67 27-67 74v123h-21v-127c0-44-24-70-61-70s-67 33-67 75v122h-20v-211h20v38c14-22 32-43 70-43 37 0 59 21 72 45 13-23 36-45 75-45 50 0 81 35 81 88v128z">
          <text:p/>
        </draw:path>
        <draw:path draw:style-name="gr4" draw:text-style-name="P4" draw:layer="layout" svg:width="0.209cm" svg:height="0.281cm" svg:x="4.83cm" svg:y="4.863cm" svg:viewBox="0 0 210 282" svg:d="M188 111c0-55-38-92-82-92s-87 38-87 92 43 90 87 90c45 0 82-33 82-89zM108 221c-42 0-70-24-88-50v111h-20v-277h20v48c18-29 46-53 88-53 50 0 102 42 102 110v1c0 68-52 110-102 110z">
          <text:p/>
        </draw:path>
        <draw:path draw:style-name="gr4" draw:text-style-name="P4" draw:layer="layout" svg:width="0.124cm" svg:height="0.302cm" svg:x="5.084cm" svg:y="4.776cm" svg:viewBox="0 0 125 303" svg:d="M94 19c-29 0-44 17-44 53v20h74v19h-74v192h-20v-192h-30v-19h30v-20c0-46 23-72 64-72 12 0 21 2 31 5v19c-12-3-21-5-31-5z">
          <text:p/>
        </draw:path>
        <draw:path draw:style-name="gr4" draw:text-style-name="P4" draw:layer="layout" svg:width="0.181cm" svg:height="0.283cm" svg:x="5.233cm" svg:y="4.8cm" svg:viewBox="0 0 182 284" svg:d="M119 0h28v33h-28zM51 0h29v33h-29zM163 176c-18-4-41-9-71-9-46 0-70 20-70 49v1c0 30 29 48 62 48 42 0 79-26 79-65zM163 279v-35c-15 20-41 40-81 40s-82-22-82-66v-1c0-43 38-68 93-68 29 0 49 4 70 9v-9c0-43-26-65-70-65-26 0-47 7-66 17l-8-18c23-11 46-18 76-18 54 0 87 28 87 83v131z">
          <text:p/>
        </draw:path>
        <draw:path draw:style-name="gr4" draw:text-style-name="P4" draw:layer="layout" svg:width="0.18cm" svg:height="0.215cm" svg:x="5.487cm" svg:y="4.863cm" svg:viewBox="0 0 181 216" svg:d="M160 216v-126c0-43-25-71-67-71-41 0-73 31-73 75v122h-20v-211h20v39c14-25 37-44 76-44 53 0 85 36 85 87v129z">
          <text:p/>
        </draw:path>
        <draw:path draw:style-name="gr4" draw:text-style-name="P4" draw:layer="layout" svg:width="0.209cm" svg:height="0.281cm" svg:x="5.725cm" svg:y="4.863cm" svg:viewBox="0 0 210 282" svg:d="M190 100c0-49-43-81-87-81s-81 31-81 81v1c0 47 38 80 81 80 44 0 87-32 87-80zM106 282c-35 0-67-10-96-32l12-16c25 19 54 30 85 30 48 0 82-28 82-82v-30c-18 26-46 48-88 48-50 0-101-38-101-98v-1c0-62 51-101 101-101 42 0 71 22 88 47v-42h21v178c0 64-44 99-104 99z">
          <text:p/>
        </draw:path>
        <draw:path draw:style-name="gr4" draw:text-style-name="P4" draw:layer="layout" svg:width="0.196cm" svg:height="0.22cm" svg:x="5.996cm" svg:y="4.863cm" svg:viewBox="0 0 197 221" svg:d="M175 101c-3-43-27-82-76-82-42 0-74 35-77 82zM104 202c32 0 56-15 73-33l14 12c-22 23-48 40-88 40-55 0-103-44-103-110 0-62 43-111 100-111 60 0 97 48 97 111v1c0 3 0 4-1 7h-174c3 52 41 83 82 83z">
          <text:p/>
        </draw:path>
        <draw:path draw:style-name="gr4" draw:text-style-name="P4" draw:layer="layout" svg:width="0.113cm" svg:height="0.213cm" svg:x="6.251cm" svg:y="4.865cm" svg:viewBox="0 0 114 214" svg:d="M112 22c-49 0-92 37-92 105v87h-20v-211h20v60c17-38 52-65 94-63v22z">
          <text:p/>
        </draw:path>
        <draw:path draw:style-name="gr4" draw:text-style-name="P4" draw:layer="layout" svg:width="0.18cm" svg:height="0.215cm" svg:x="6.415cm" svg:y="4.863cm" svg:viewBox="0 0 181 216" svg:d="M161 216v-126c0-43-24-71-68-71-41 0-72 31-72 75v122h-21v-211h21v39c14-25 37-44 75-44 54 0 85 36 85 87v129z">
          <text:p/>
        </draw:path>
        <draw:path draw:style-name="gr4" draw:text-style-name="P4" draw:layer="layout" svg:width="0.158cm" svg:height="0.218cm" svg:x="6.773cm" svg:y="4.864cm" svg:viewBox="0 0 159 219" svg:d="M86 219c-31 0-64-12-86-30l12-17c23 18 48 28 75 28 30 0 52-16 52-40v-1c0-24-27-33-57-42-34-9-72-20-72-57v-1c0-34 29-59 69-59 26 0 55 9 76 24l-11 17c-19-13-42-21-65-21-29 0-48 16-48 37 0 24 28 32 58 41 35 10 70 22 70 59v1c0 37-32 61-73 61z">
          <text:p/>
        </draw:path>
        <draw:path draw:style-name="gr4" draw:text-style-name="P4" draw:layer="layout" svg:width="0.025cm" svg:height="0.292cm" svg:x="6.996cm" svg:y="4.786cm" svg:viewBox="0 0 26 293" svg:d="M2 83h22v210h-22zM0 0h26v28h-26z">
          <text:p/>
        </draw:path>
        <draw:path draw:style-name="gr4" draw:text-style-name="P4" draw:layer="layout" svg:width="0.192cm" svg:height="0.22cm" svg:x="7.084cm" svg:y="4.863cm" svg:viewBox="0 0 193 221" svg:d="M107 221c-61 0-107-50-107-109v-1c0-60 46-111 107-111 40 0 65 18 84 39l-14 15c-18-19-39-35-71-35-48 0-85 40-85 91v1c0 51 39 91 87 91 30 0 53-15 71-35l14 12c-21 24-47 42-86 42z">
          <text:p/>
        </draw:path>
        <draw:path draw:style-name="gr4" draw:text-style-name="P4" draw:layer="layout" svg:width="0.18cm" svg:height="0.3cm" svg:x="7.333cm" svg:y="4.778cm" svg:viewBox="0 0 181 301" svg:d="M160 301v-125c0-44-24-72-67-72-41 0-73 31-73 76v121h-20v-301h20v129c14-25 37-44 77-44 53 0 84 36 84 88v128z">
          <text:p/>
        </draw:path>
        <draw:path draw:style-name="gr4" draw:text-style-name="P4" draw:layer="layout" svg:width="0.195cm" svg:height="0.22cm" svg:x="7.571cm" svg:y="4.863cm" svg:viewBox="0 0 196 221" svg:d="M175 101c-3-43-27-82-77-82-41 0-73 35-77 82zM103 202c34 0 56-15 73-33l14 12c-21 23-46 40-87 40-56 0-103-44-103-110 0-62 42-111 99-111 60 0 97 48 97 111v1c0 3 0 4 0 7h-175c4 52 41 83 82 83z">
          <text:p/>
        </draw:path>
        <draw:path draw:style-name="gr4" draw:text-style-name="P4" draw:layer="layout" svg:width="0.114cm" svg:height="0.213cm" svg:x="7.825cm" svg:y="4.865cm" svg:viewBox="0 0 115 214" svg:d="M112 22c-48 0-91 37-91 105v87h-21v-211h21v60c17-38 52-65 94-63v22z">
          <text:p/>
        </draw:path>
        <draw:polygon draw:style-name="gr4" draw:text-style-name="P4" draw:layer="layout" svg:width="0.205cm" svg:height="0.211cm" svg:x="1.845cm" svg:y="5.362cm" svg:viewBox="0 0 206 212" draw:points="112,212 94,212 0,0 23,0 104,188 184,0 206,0">
          <text:p/>
        </draw:polygon>
        <draw:path draw:style-name="gr4" draw:text-style-name="P4" draw:layer="layout" svg:width="0.196cm" svg:height="0.22cm" svg:x="2.079cm" svg:y="5.357cm" svg:viewBox="0 0 197 221" svg:d="M175 101c-3-43-28-82-76-82-42 0-74 35-78 82zM104 202c32 0 54-15 72-33l14 12c-21 23-47 40-87 40-55 0-103-44-103-110v-1c0-61 43-110 99-110 59 0 98 49 98 111v1c0 2 0 4-1 7h-175c4 52 41 83 83 83z">
          <text:p/>
        </draw:path>
        <draw:path draw:style-name="gr4" draw:text-style-name="P4" draw:layer="layout" svg:width="0.113cm" svg:height="0.213cm" svg:x="2.334cm" svg:y="5.359cm" svg:viewBox="0 0 114 214" svg:d="M112 22c-50 0-92 36-92 106v86h-20v-211h20v59c16-37 51-64 94-62v22z">
          <text:p/>
        </draw:path>
        <draw:path draw:style-name="gr4" draw:text-style-name="P4" draw:layer="layout" svg:width="0.158cm" svg:height="0.218cm" svg:x="2.48cm" svg:y="5.358cm" svg:viewBox="0 0 159 219" svg:d="M86 219c-30 0-64-13-86-31l12-17c23 19 48 29 75 29 29 0 52-16 52-41v-1c0-25-28-34-57-42-34-10-72-20-72-57v-1c0-34 29-58 69-58 25 0 55 9 76 23l-11 17c-20-13-43-21-65-21-29 0-48 15-48 36v1c0 24 28 32 58 41 34 9 70 22 70 59 0 39-33 63-73 63z">
          <text:p/>
        </draw:path>
        <draw:path draw:style-name="gr4" draw:text-style-name="P4" draw:layer="layout" svg:width="0.196cm" svg:height="0.22cm" svg:x="2.688cm" svg:y="5.357cm" svg:viewBox="0 0 197 221" svg:d="M175 101c-3-43-27-82-76-82-42 0-74 35-77 82zM104 202c32 0 56-15 73-33l14 12c-22 23-47 40-88 40-55 0-103-44-103-110v-1c0-61 43-110 100-110 60 0 97 49 97 111v1c0 2 0 4 0 7h-175c3 52 41 83 82 83z">
          <text:p/>
        </draw:path>
        <draw:path draw:style-name="gr4" draw:text-style-name="P4" draw:layer="layout" svg:width="0.18cm" svg:height="0.215cm" svg:x="2.943cm" svg:y="5.357cm" svg:viewBox="0 0 181 216" svg:d="M160 216v-126c0-43-24-72-66-72-41 0-73 32-73 75v123h-21v-211h21v39c14-25 37-44 76-44 53 0 84 36 84 86v130z">
          <text:p/>
        </draw:path>
        <draw:path draw:style-name="gr4" draw:text-style-name="P4" draw:layer="layout" svg:width="0.208cm" svg:height="0.306cm" svg:x="3.182cm" svg:y="5.271cm" svg:viewBox="0 0 209 307" svg:d="M190 196c0-54-42-90-85-90-46 0-84 34-84 90v1c0 55 40 90 84 90 43 0 85-36 85-90zM189 302v-47c-18 27-45 52-86 52-51 0-103-41-103-109v-1c0-69 52-110 103-110 41 0 69 24 86 50v-137h20v302z">
          <text:p/>
        </draw:path>
        <draw:path draw:style-name="gr4" draw:text-style-name="P4" draw:layer="layout" svg:width="0.196cm" svg:height="0.22cm" svg:x="3.452cm" svg:y="5.357cm" svg:viewBox="0 0 197 221" svg:d="M175 101c-3-43-28-82-76-82-42 0-74 35-77 82zM104 202c32 0 56-15 73-33l14 12c-22 23-48 40-88 40-55 0-103-44-103-110v-1c0-61 43-110 100-110 60 0 97 49 97 111v1c0 2 0 4 0 7h-175c3 52 41 83 82 83z">
          <text:p/>
        </draw:path>
        <draw:path draw:style-name="gr4" draw:text-style-name="P4" draw:layer="layout" svg:width="0.18cm" svg:height="0.215cm" svg:x="3.707cm" svg:y="5.357cm" svg:viewBox="0 0 181 216" svg:d="M160 216v-126c0-43-25-72-67-72-41 0-73 32-73 75v123h-20v-211h20v39c14-25 37-44 76-44 54 0 85 36 85 86v130z">
          <text:p/>
        </draw:path>
        <draw:polygon draw:style-name="gr4" draw:text-style-name="P4" draw:layer="layout" svg:width="0.027cm" svg:height="0.035cm" svg:x="3.955cm" svg:y="5.537cm" svg:viewBox="0 0 28 36" draw:points="0,0 28,0 28,36 0,36">
          <text:p/>
        </draw:polygon>
        <draw:polygon draw:style-name="gr2" draw:text-style-name="P2" draw:layer="layout" svg:width="1.728cm" svg:height="1.497cm" svg:x="1.169cm" svg:y="1.722cm" svg:viewBox="0 0 1729 1498" draw:points="432,1498 0,749 432,0 1296,0 1729,749 1296,1498">
          <text:p/>
        </draw:polygon>
        <draw:polygon draw:style-name="gr3" draw:text-style-name="P3" draw:layer="layout" svg:width="1.35cm" svg:height="1.168cm" svg:x="8.503cm" svg:y="6.135cm" svg:viewBox="0 0 1351 1169" draw:points="338,1169 0,585 338,0 1013,0 1351,585 1013,1169">
          <text:p/>
        </draw:polygon>
        <draw:path draw:style-name="gr4" draw:text-style-name="P4" draw:layer="layout" svg:width="0.432cm" svg:height="0.48cm" svg:x="1.668cm" svg:y="2.242cm" svg:viewBox="0 0 433 481" svg:d="M175 188l-17 101h99l18-101zM366 188l-17 101h60v88h-75l-18 104h-92l18-104h-99l-18 104h-90l17-104h-52v-88h67l18-101h-61v-88h76l17-100h90l-17 100h101l17-100h90l-17 100h52v88z">
          <text:p/>
        </draw:path>
        <draw:polygon draw:style-name="gr4" draw:text-style-name="P4" draw:layer="layout" svg:width="0.21cm" svg:height="0.483cm" svg:x="2.141cm" svg:y="2.239cm" svg:viewBox="0 0 211 484" draw:points="139,0 211,0 211,484 106,484 106,107 22,127 0,41">
          <text:p/>
        </draw:polygon>
        <draw:path draw:style-name="gr2" draw:text-style-name="P2" draw:layer="layout" svg:width="0.319cm" svg:height="0.438cm" svg:x="8.774cm" svg:y="6.469cm" svg:viewBox="0 0 320 439" svg:d="M72 143l-67-53c43-59 84-90 161-90 92 0 149 53 149 134 0 72-37 109-114 168l-70 55h189v82h-320v-75l143-119c54-44 75-68 75-104s-24-56-58-56c-33 0-56 19-88 58z">
          <text:p/>
        </draw:path>
        <draw:path draw:style-name="gr2" draw:text-style-name="P2" draw:layer="layout" svg:width="0.375cm" svg:height="0.435cm" svg:x="9.138cm" svg:y="6.472cm" svg:viewBox="0 0 376 436" svg:d="M227 130l-115 135h115zM318 0v265h58v78h-58v93h-91v-93h-212l-15-67 238-276z">
          <text:p/>
        </draw:path>
        <draw:polygon draw:style-name="gr2" draw:text-style-name="P2" draw:layer="layout" svg:width="10.107cm" svg:height="6.706cm" svg:x="0.349cm" svg:y="8.048cm" svg:viewBox="0 0 10108 6707" draw:points="10108,6707 0,6707 0,0 10108,0">
          <text:p/>
        </draw:polygon>
        <draw:polygon draw:style-name="gr3" draw:text-style-name="P3" draw:layer="layout" svg:width="10.107cm" svg:height="2.26cm" svg:x="0.35cm" svg:y="8.048cm" svg:viewBox="0 0 10108 2261" draw:points="10108,2261 0,2261 0,0 10108,0">
          <text:p/>
        </draw:polygon>
        <draw:path draw:style-name="gr2" draw:text-style-name="P2" draw:layer="layout" svg:width="0.684cm" svg:height="0.889cm" svg:x="5.758cm" svg:y="9.449cm" svg:viewBox="0 0 685 890" svg:d="M367 890c-130 0-263-46-367-139l113-135c78 64 159 105 258 105 78 0 125-31 125-81v-3c0-48-30-73-174-110-174-44-288-92-288-264v-2c0-157 127-261 304-261 126 0 233 40 321 110l-99 143c-77-53-152-85-225-85s-111 33-111 75v3c0 57 37 75 187 113 175 46 274 109 274 260v2c0 173-131 269-318 269z">
          <text:p/>
        </draw:path>
        <draw:polygon draw:style-name="gr2" draw:text-style-name="P2" draw:layer="layout" svg:width="0.716cm" svg:height="0.864cm" svg:x="6.527cm" svg:y="9.462cm" svg:viewBox="0 0 717 865" draw:points="454,175 454,865 263,865 263,175 0,175 0,0 717,0 717,175">
          <text:p/>
        </draw:polygon>
        <draw:path draw:style-name="gr2" draw:text-style-name="P2" draw:layer="layout" svg:width="0.918cm" svg:height="0.893cm" svg:x="7.313cm" svg:y="9.447cm" svg:viewBox="0 0 919 894" svg:d="M721 447c0-148-109-272-263-272-153 0-259 121-259 269v3c0 148 108 271 261 271 154 0 261-121 261-269zM458 894c-267 0-458-199-458-445v-2c0-246 194-447 460-447 268 0 459 199 459 444v3c0 245-193 447-461 447z">
          <text:p/>
        </draw:path>
        <draw:path draw:style-name="gr2" draw:text-style-name="P2" draw:layer="layout" svg:width="0.747cm" svg:height="0.864cm" svg:x="8.4cm" svg:y="9.462cm" svg:viewBox="0 0 748 865" svg:d="M530 295c0-82-57-124-150-124h-188v248h192c93 0 146-49 146-122zM526 865l-185-277h-149v277h-192v-865h396c204 0 326 107 326 285v2c0 140-75 228-185 269l211 309z">
          <text:p/>
        </draw:path>
        <draw:polygon draw:style-name="gr2" draw:text-style-name="P2" draw:layer="layout" svg:width="0.854cm" svg:height="0.864cm" svg:x="9.173cm" svg:y="9.462cm" svg:viewBox="0 0 855 865" draw:points="522,520 522,865 332,865 332,524 0,0 222,0 428,346 638,0 855,0">
          <text:p/>
        </draw:polygon>
        <draw:path draw:style-name="gr4" draw:text-style-name="P4" draw:layer="layout" svg:width="0.228cm" svg:height="0.288cm" svg:x="1.871cm" svg:y="11.129cm" svg:viewBox="0 0 229 289" svg:d="M207 210c0-37-31-57-87-57h-99v116h106c49 0 80-22 80-58zM191 73c0-32-26-53-72-53h-98v113h96c43 0 74-21 74-59zM126 289h-126v-289h120c55 0 93 28 93 71v1c0 39-26 59-49 68 35 9 65 29 65 70v1c0 48-41 78-103 78z">
          <text:p/>
        </draw:path>
        <draw:path draw:style-name="gr4" draw:text-style-name="P4" draw:layer="layout" svg:width="0.196cm" svg:height="0.22cm" svg:x="2.149cm" svg:y="11.202cm" svg:viewBox="0 0 197 221" svg:d="M175 101c-3-43-27-82-75-82-43 0-75 35-79 82zM104 202c33 0 55-14 72-33l14 13c-21 23-46 39-86 39-56 0-104-44-104-109v-1c0-62 43-111 100-111 59 0 97 48 97 111v1c0 3 0 4-1 8h-175c4 52 41 82 83 82z">
          <text:p/>
        </draw:path>
        <draw:path draw:style-name="gr4" draw:text-style-name="P4" draw:layer="layout" svg:width="0.179cm" svg:height="0.214cm" svg:x="2.404cm" svg:y="11.203cm" svg:viewBox="0 0 180 215" svg:d="M160 215v-124c0-44-24-73-67-73-41 0-72 32-72 76v121h-21v-211h21v41c14-26 37-45 75-45 53 0 84 37 84 87v128z">
          <text:p/>
        </draw:path>
        <draw:path draw:style-name="gr4" draw:text-style-name="P4" draw:layer="layout" svg:width="0.179cm" svg:height="0.215cm" svg:x="2.652cm" svg:y="11.207cm" svg:viewBox="0 0 180 216" svg:d="M160 211v-39c-14 25-38 44-76 44-54 0-84-36-84-86v-130h20v126c0 43 24 72 66 72 43 0 74-32 74-75v-123h20v211z">
          <text:p/>
        </draw:path>
        <draw:path draw:style-name="gr4" draw:text-style-name="P4" draw:layer="layout" svg:width="0.124cm" svg:height="0.281cm" svg:x="2.889cm" svg:y="11.14cm" svg:viewBox="0 0 125 282" svg:d="M90 282c-33 0-59-18-59-58v-138h-31v-19h31v-67h20v67h74v19h-74v136c0 30 18 41 42 41 10 0 19-2 31-7v18c-11 5-21 8-34 8z">
          <text:p/>
        </draw:path>
        <draw:polygon draw:style-name="gr4" draw:text-style-name="P4" draw:layer="layout" svg:width="0.181cm" svg:height="0.21cm" svg:x="3.058cm" svg:y="11.207cm" svg:viewBox="0 0 182 211" draw:points="0,211 0,200 152,19 6,19 6,0 182,0 182,12 30,193 182,193 182,211">
          <text:p/>
        </draw:polygon>
        <draw:path draw:style-name="gr4" draw:text-style-name="P4" draw:layer="layout" svg:width="0.196cm" svg:height="0.22cm" svg:x="3.28cm" svg:y="11.202cm" svg:viewBox="0 0 197 221" svg:d="M175 101c-3-43-27-82-76-82-42 0-74 35-78 82zM104 202c33 0 55-14 72-33l14 13c-21 23-46 39-87 39-55 0-103-44-103-109v-1c0-62 43-111 99-111 60 0 98 48 98 111v1c0 3 0 4-1 8h-175c4 52 41 82 83 82z">
          <text:p/>
        </draw:path>
        <draw:path draw:style-name="gr4" draw:text-style-name="P4" draw:layer="layout" svg:width="0.113cm" svg:height="0.213cm" svg:x="3.535cm" svg:y="11.204cm" svg:viewBox="0 0 114 214" svg:d="M112 22c-49 0-92 37-92 105v87h-20v-211h20v60c17-37 52-64 94-63v22z">
          <text:p/>
        </draw:path>
        <draw:polygon draw:style-name="gr4" draw:text-style-name="P4" draw:layer="layout" svg:width="0.179cm" svg:height="0.3cm" svg:x="3.823cm" svg:y="11.117cm" svg:viewBox="0 0 180 301" draw:points="155,301 72,199 20,250 20,301 0,301 0,0 20,0 20,226 151,90 177,90 86,184 180,301">
          <text:p/>
        </draw:polygon>
        <draw:path draw:style-name="gr4" draw:text-style-name="P4" draw:layer="layout" svg:width="0.215cm" svg:height="0.282cm" svg:x="4.039cm" svg:y="11.14cm" svg:viewBox="0 0 216 283" svg:d="M127 0h29v33h-29zM60 0h28v33h-28zM194 172c0-50-38-91-87-91-50 0-86 41-86 90v1c0 51 38 91 87 91 50 0 86-41 86-90zM107 283c-62 0-107-51-107-110v-1c0-59 45-110 108-110s108 51 108 109v1c0 59-46 111-109 111z">
          <text:p/>
        </draw:path>
        <draw:path draw:style-name="gr4" draw:text-style-name="P4" draw:layer="layout" svg:width="0.18cm" svg:height="0.214cm" svg:x="4.316cm" svg:y="11.203cm" svg:viewBox="0 0 181 215" svg:d="M161 215v-124c0-44-24-73-67-73-42 0-74 32-74 76v121h-20v-211h20v41c14-26 38-45 77-45 53 0 84 37 84 87v128z">
          <text:p/>
        </draw:path>
        <draw:path draw:style-name="gr4" draw:text-style-name="P4" draw:layer="layout" svg:width="0.179cm" svg:height="0.214cm" svg:x="4.569cm" svg:y="11.203cm" svg:viewBox="0 0 180 215" svg:d="M159 215v-124c0-44-24-73-67-73-41 0-72 32-72 76v121h-20v-211h20v41c14-26 37-45 75-45 53 0 85 37 85 87v128z">
          <text:p/>
        </draw:path>
        <draw:path draw:style-name="gr4" draw:text-style-name="P4" draw:layer="layout" svg:width="0.196cm" svg:height="0.22cm" svg:x="4.806cm" svg:y="11.202cm" svg:viewBox="0 0 197 221" svg:d="M175 101c-3-43-28-82-76-82-42 0-74 35-77 82zM104 202c32 0 55-14 73-33l14 13c-21 23-48 39-88 39-55 0-103-44-103-109v-1c0-62 43-111 100-111 59 0 97 48 97 111v1c0 3 0 4 0 8h-175c3 52 41 82 82 82z">
          <text:p/>
        </draw:path>
        <draw:path draw:style-name="gr4" draw:text-style-name="P4" draw:layer="layout" svg:width="0.18cm" svg:height="0.214cm" svg:x="5.061cm" svg:y="11.203cm" svg:viewBox="0 0 181 215" svg:d="M161 215v-124c0-44-25-73-67-73-41 0-74 32-74 76v121h-20v-211h20v41c14-26 39-45 77-45 53 0 84 37 84 87v128z">
          <text:p/>
        </draw:path>
        <draw:path draw:style-name="gr4" draw:text-style-name="P4" draw:layer="layout" svg:width="0.209cm" svg:height="0.282cm" svg:x="5.423cm" svg:y="11.202cm" svg:viewBox="0 0 210 283" svg:d="M191 100c0-49-44-80-87-80-45 0-82 30-82 79v1c0 47 38 81 82 81 43 0 87-33 87-81zM107 283c-36 0-69-11-97-32l11-17c26 20 54 30 86 30 48 0 82-28 82-82v-31c-18 26-46 50-87 50-52 0-102-40-102-100v-1c0-60 50-100 102-100 42 0 70 23 87 47v-42h21v179c0 63-44 99-103 99z">
          <text:p/>
        </draw:path>
        <draw:path draw:style-name="gr4" draw:text-style-name="P4" draw:layer="layout" svg:width="0.113cm" svg:height="0.213cm" svg:x="5.708cm" svg:y="11.204cm" svg:viewBox="0 0 114 214" svg:d="M111 22c-48 0-91 37-91 105v87h-20v-211h20v60c17-37 52-64 94-63v22z">
          <text:p/>
        </draw:path>
        <draw:path draw:style-name="gr4" draw:text-style-name="P4" draw:layer="layout" svg:width="0.216cm" svg:height="0.22cm" svg:x="5.848cm" svg:y="11.202cm" svg:viewBox="0 0 217 221" svg:d="M195 111c0-51-38-92-87-92-50 0-86 41-86 91v1c0 51 38 91 87 91 50 0 86-41 86-90zM108 221c-63 0-108-50-108-109v-1c0-59 46-111 109-111 62 0 108 51 108 110v1c0 59-46 110-109 110z">
          <text:p/>
        </draw:path>
        <draw:path draw:style-name="gr4" draw:text-style-name="P4" draw:layer="layout" svg:width="0.191cm" svg:height="0.304cm" svg:x="6.126cm" svg:y="11.114cm" svg:viewBox="0 0 192 305" svg:d="M109 151c43 7 83 29 83 74 0 51-43 80-111 80v-18c55-1 89-21 89-61 0-38-34-58-89-63v-17c41-13 70-35 70-73 0-31-25-54-61-54-40 0-70 30-70 79v206h-20v-206c0-58 35-98 91-98 50 0 82 32 82 72 0 41-32 68-64 79z">
          <text:p/>
        </draw:path>
        <draw:path draw:style-name="gr4" draw:text-style-name="P4" draw:layer="layout" svg:width="0.196cm" svg:height="0.22cm" svg:x="6.366cm" svg:y="11.202cm" svg:viewBox="0 0 197 221" svg:d="M175 101c-2-43-28-82-76-82-41 0-73 35-77 82zM104 202c33 0 55-14 73-33l14 13c-21 23-47 39-88 39-55 0-103-44-103-109v-1c0-62 43-111 100-111 59 0 97 48 97 111v1c0 3 0 4 0 8h-175c4 52 41 82 82 82z">
          <text:p/>
        </draw:path>
        <draw:path draw:style-name="gr4" draw:text-style-name="P4" draw:layer="layout" svg:width="0.249cm" svg:height="0.288cm" svg:x="6.749cm" svg:y="11.129cm" svg:viewBox="0 0 250 289" svg:d="M228 144c0-68-51-124-131-124h-75v249h75c80 0 131-54 131-124zM97 289h-97v-289h97c90 0 153 62 153 143v1c0 82-63 145-153 145z">
          <text:p/>
        </draw:path>
        <draw:path draw:style-name="gr4" draw:text-style-name="P4" draw:layer="layout" svg:width="0.181cm" svg:height="0.218cm" svg:x="7.049cm" svg:y="11.204cm" svg:viewBox="0 0 182 219" svg:d="M163 111c-18-5-41-10-71-10-46 0-71 20-71 49v1c0 31 29 49 62 49 43 0 80-27 80-65zM162 214v-36c-14 21-40 41-80 41s-82-22-82-67v-1c0-43 37-68 93-68 29 0 49 4 69 9v-9c0-42-26-64-69-64-25 0-47 7-67 17l-7-18c23-10 47-18 75-18 54 0 88 28 88 82v132z">
          <text:p/>
        </draw:path>
        <draw:path draw:style-name="gr4" draw:text-style-name="P4" draw:layer="layout" svg:width="0.124cm" svg:height="0.281cm" svg:x="7.281cm" svg:y="11.14cm" svg:viewBox="0 0 125 282" svg:d="M89 282c-32 0-58-18-58-58v-138h-31v-19h31v-67h20v67h74v19h-74v136c0 30 17 41 42 41 11 0 20-2 31-7v18c-10 5-20 8-35 8z">
          <text:p/>
        </draw:path>
        <draw:path draw:style-name="gr4" draw:text-style-name="P4" draw:layer="layout" svg:width="0.196cm" svg:height="0.22cm" svg:x="7.444cm" svg:y="11.202cm" svg:viewBox="0 0 197 221" svg:d="M175 101c-2-43-27-82-75-82-42 0-75 35-78 82zM105 202c33 0 55-14 72-33l14 13c-21 23-46 39-87 39-56 0-104-44-104-109v-1c0-62 43-111 101-111 59 0 96 48 96 111v1c0 3 0 4 0 8h-175c3 52 41 82 83 82z">
          <text:p/>
        </draw:path>
        <draw:path draw:style-name="gr4" draw:text-style-name="P4" draw:layer="layout" svg:width="0.025cm" svg:height="0.292cm" svg:x="7.7cm" svg:y="11.125cm" svg:viewBox="0 0 26 293" svg:d="M2 83h21v210h-21zM0 0h26v28h-26z">
          <text:p/>
        </draw:path>
        <draw:path draw:style-name="gr4" draw:text-style-name="P4" draw:layer="layout" svg:width="0.196cm" svg:height="0.22cm" svg:x="7.787cm" svg:y="11.202cm" svg:viewBox="0 0 197 221" svg:d="M175 101c-3-43-27-82-76-82-42 0-74 35-77 82zM104 202c33 0 55-14 73-33l14 13c-22 23-47 39-88 39-55 0-103-44-103-109v-1c0-62 43-111 100-111 59 0 97 48 97 111v1c0 3 0 4-1 8h-174c3 52 41 82 82 82z">
          <text:p/>
        </draw:path>
        <draw:path draw:style-name="gr4" draw:text-style-name="P4" draw:layer="layout" svg:width="0.18cm" svg:height="0.214cm" svg:x="8.042cm" svg:y="11.203cm" svg:viewBox="0 0 181 215" svg:d="M160 215v-124c0-44-24-73-67-73-41 0-73 32-73 76v121h-20v-211h20v41c14-26 37-45 76-45 54 0 85 37 85 87v128z">
          <text:p/>
        </draw:path>
        <draw:path draw:style-name="gr4" draw:text-style-name="P4" draw:layer="layout" svg:width="0.158cm" svg:height="0.218cm" svg:x="1.848cm" svg:y="11.697cm" svg:viewBox="0 0 159 219" svg:d="M86 219c-30 0-64-12-86-30l12-16c23 17 49 27 75 27 29 0 52-16 52-40v-1c0-24-27-34-57-43-34-9-72-20-72-57v-1c0-34 29-58 69-58 26 0 55 9 76 23l-11 17c-20-13-43-21-65-21-29 0-48 16-48 37 0 24 28 32 58 41 34 10 70 22 70 60v1c0 37-33 61-73 61z">
          <text:p/>
        </draw:path>
        <draw:path draw:style-name="gr4" draw:text-style-name="P4" draw:layer="layout" svg:width="0.025cm" svg:height="0.292cm" svg:x="2.071cm" svg:y="11.619cm" svg:viewBox="0 0 26 293" svg:d="M3 82h21v211h-21zM0 0h26v27h-26z">
          <text:p/>
        </draw:path>
        <draw:path draw:style-name="gr4" draw:text-style-name="P4" draw:layer="layout" svg:width="0.192cm" svg:height="0.22cm" svg:x="2.159cm" svg:y="11.696cm" svg:viewBox="0 0 193 221" svg:d="M108 221c-62 0-108-50-108-109v-1c0-59 47-111 108-111 39 0 64 18 84 40l-15 15c-18-19-39-36-70-36-47 0-85 41-85 91v1c0 51 39 91 87 91 29 0 52-15 70-35l14 12c-21 25-47 42-85 42z">
          <text:p/>
        </draw:path>
        <draw:path draw:style-name="gr4" draw:text-style-name="P4" draw:layer="layout" svg:width="0.18cm" svg:height="0.3cm" svg:x="2.408cm" svg:y="11.611cm" svg:viewBox="0 0 181 301" svg:d="M161 301v-126c0-43-25-71-67-71-41 0-73 31-73 75v122h-21v-301h21v129c14-24 38-44 76-44 53 0 84 36 84 87v129z">
          <text:p/>
        </draw:path>
        <draw:path draw:style-name="gr4" draw:text-style-name="P4" draw:layer="layout" svg:width="0.196cm" svg:height="0.22cm" svg:x="2.646cm" svg:y="11.696cm" svg:viewBox="0 0 197 221" svg:d="M174 101c-3-42-27-82-75-82-42 0-74 36-78 82zM104 202c32 0 54-14 71-33l15 12c-22 23-47 40-87 40-55 0-103-44-103-110 0-61 43-111 99-111 59 0 98 49 98 111v1c0 3 0 4-1 7h-175c4 52 41 83 83 83z">
          <text:p/>
        </draw:path>
        <draw:path draw:style-name="gr4" draw:text-style-name="P4" draw:layer="layout" svg:width="0.113cm" svg:height="0.213cm" svg:x="2.901cm" svg:y="11.698cm" svg:viewBox="0 0 114 214" svg:d="M112 22c-50 0-92 37-92 106v86h-20v-211h20v60c16-38 51-65 94-63v22z">
          <text:p/>
        </draw:path>
        <draw:polygon draw:style-name="gr4" draw:text-style-name="P4" draw:layer="layout" svg:width="0.206cm" svg:height="0.212cm" svg:x="3.167cm" svg:y="11.701cm" svg:viewBox="0 0 207 213" draw:points="113,213 95,213 0,0 25,0 104,188 184,0 207,0">
          <text:p/>
        </draw:polygon>
        <draw:path draw:style-name="gr4" draw:text-style-name="P4" draw:layer="layout" svg:width="0.196cm" svg:height="0.22cm" svg:x="3.401cm" svg:y="11.696cm" svg:viewBox="0 0 197 221" svg:d="M175 101c-3-42-27-82-75-82-42 0-74 36-77 82zM105 202c32 0 55-14 72-33l14 12c-22 23-47 40-87 40-55 0-104-44-104-110 0-61 44-111 101-111 59 0 96 49 96 111v1c0 3 0 4 0 7h-174c3 52 41 83 82 83z">
          <text:p/>
        </draw:path>
        <draw:path draw:style-name="gr4" draw:text-style-name="P4" draw:layer="layout" svg:width="0.113cm" svg:height="0.213cm" svg:x="3.656cm" svg:y="11.698cm" svg:viewBox="0 0 114 214" svg:d="M112 22c-49 0-91 37-91 106v86h-21v-211h21v60c17-38 51-65 93-63v22z">
          <text:p/>
        </draw:path>
        <draw:path draw:style-name="gr4" draw:text-style-name="P4" draw:layer="layout" svg:width="0.159cm" svg:height="0.218cm" svg:x="3.802cm" svg:y="11.697cm" svg:viewBox="0 0 160 219" svg:d="M87 219c-31 0-64-12-87-30l12-16c23 17 49 27 77 27s50-16 50-40v-1c0-24-26-34-55-43-35-9-73-20-73-57v-1c0-34 28-58 70-58 25 0 53 9 74 23l-10 17c-20-13-43-21-65-21-30 0-49 16-49 37 0 24 29 32 60 41 33 10 69 22 69 60v1c0 37-32 61-73 61z">
          <text:p/>
        </draw:path>
        <draw:path draw:style-name="gr4" draw:text-style-name="P4" draw:layer="layout" svg:width="0.195cm" svg:height="0.22cm" svg:x="4.011cm" svg:y="11.696cm" svg:viewBox="0 0 196 221" svg:d="M174 101c-3-42-28-82-76-82-41 0-73 36-77 82zM103 202c33 0 55-14 72-33l15 12c-22 23-47 40-88 40-55 0-102-44-102-110 0-61 42-111 99-111 59 0 97 49 97 111v1c0 3 0 4 0 7h-175c4 52 41 83 82 83z">
          <text:p/>
        </draw:path>
        <draw:path draw:style-name="gr4" draw:text-style-name="P4" draw:layer="layout" svg:width="0.18cm" svg:height="0.215cm" svg:x="4.265cm" svg:y="11.696cm" svg:viewBox="0 0 181 216" svg:d="M161 216v-126c0-43-24-71-68-71-41 0-73 31-73 75v122h-20v-211h20v39c14-24 38-44 76-44 54 0 85 36 85 87v129z">
          <text:p/>
        </draw:path>
        <draw:path draw:style-name="gr4" draw:text-style-name="P4" draw:layer="layout" svg:width="0.208cm" svg:height="0.305cm" svg:x="4.504cm" svg:y="11.611cm" svg:viewBox="0 0 209 306" svg:d="M190 196c0-54-42-91-86-91-46 0-82 34-82 90v1c0 55 38 91 82 91s86-37 86-91zM189 301v-47c-19 28-46 52-87 52-51 0-102-41-102-109v-1c0-69 51-111 102-111 42 0 69 24 87 51v-136h20v301z">
          <text:p/>
        </draw:path>
        <draw:path draw:style-name="gr4" draw:text-style-name="P4" draw:layer="layout" svg:width="0.195cm" svg:height="0.22cm" svg:x="4.775cm" svg:y="11.696cm" svg:viewBox="0 0 196 221" svg:d="M175 101c-3-42-28-82-76-82-41 0-73 36-77 82zM104 202c33 0 55-14 72-33l14 12c-21 23-46 40-87 40-55 0-103-44-103-110 0-61 43-111 100-111 59 0 96 49 96 111v1c0 3 0 4 0 7h-174c4 52 41 83 82 83z">
          <text:p/>
        </draw:path>
        <draw:path draw:style-name="gr4" draw:text-style-name="P4" draw:layer="layout" svg:width="0.18cm" svg:height="0.215cm" svg:x="5.029cm" svg:y="11.696cm" svg:viewBox="0 0 181 216" svg:d="M161 216v-126c0-43-24-71-67-71-42 0-74 31-74 75v122h-20v-211h20v39c14-24 38-44 77-44 53 0 84 36 84 87v129z">
          <text:p/>
        </draw:path>
        <draw:polygon draw:style-name="gr4" draw:text-style-name="P4" draw:layer="layout" svg:width="0.027cm" svg:height="0.035cm" svg:x="5.277cm" svg:y="11.876cm" svg:viewBox="0 0 28 36" draw:points="0,0 28,0 28,36 0,36">
          <text:p/>
        </draw:polygon>
        <draw:polygon draw:style-name="gr2" draw:text-style-name="P2" draw:layer="layout" svg:width="1.728cm" svg:height="1.497cm" svg:x="1.169cm" svg:y="8.555cm" svg:viewBox="0 0 1729 1498" draw:points="432,1498 0,748 432,0 1296,0 1729,748 1296,1498">
          <text:p/>
        </draw:polygon>
        <draw:polygon draw:style-name="gr3" draw:text-style-name="P3" draw:layer="layout" svg:width="1.35cm" svg:height="1.168cm" svg:x="8.503cm" svg:y="12.968cm" svg:viewBox="0 0 1351 1169" draw:points="338,1169 0,585 338,0 1013,0 1351,585 1013,1169">
          <text:p/>
        </draw:polygon>
        <draw:path draw:style-name="gr4" draw:text-style-name="P4" draw:layer="layout" svg:width="0.432cm" svg:height="0.48cm" svg:x="1.599cm" svg:y="9.075cm" svg:viewBox="0 0 433 481" svg:d="M175 188l-17 103h99l18-103zM366 188l-17 103h60v87h-76l-18 103h-90l17-103h-99l-18 103h-90l17-103h-52v-87h68l17-103h-61v-88h76l17-100h90l-17 100h100l17-100h91l-17 100h52v88z">
          <text:p/>
        </draw:path>
        <draw:path draw:style-name="gr4" draw:text-style-name="P4" draw:layer="layout" svg:width="0.355cm" svg:height="0.487cm" svg:x="2.089cm" svg:y="9.068cm" svg:viewBox="0 0 356 488" svg:d="M80 159l-74-59c47-65 93-100 179-100 103 0 166 59 166 149 0 80-41 121-126 187l-79 60h210v92h-356v-85l160-130c60-50 84-76 84-116s-28-62-66-62c-37 0-62 20-98 64z">
          <text:p/>
        </draw:path>
        <draw:path draw:style-name="gr2" draw:text-style-name="P2" draw:layer="layout" svg:width="0.32cm" svg:height="0.438cm" svg:x="8.851cm" svg:y="13.302cm" svg:viewBox="0 0 321 439" svg:d="M73 144l-67-53c43-59 84-91 161-91 93 0 150 53 150 135 0 72-37 109-115 168l-70 54h189v82h-321v-75l144-118c54-44 75-68 75-104s-24-56-58-56c-33 0-56 19-88 58z">
          <text:p/>
        </draw:path>
        <draw:polygon draw:style-name="gr2" draw:text-style-name="P2" draw:layer="layout" svg:width="0.189cm" svg:height="0.435cm" svg:x="9.22cm" svg:y="13.305cm" svg:viewBox="0 0 190 436" draw:points="125,0 190,0 190,436 96,436 96,96 20,115 0,37">
          <text:p/>
        </draw:polygon>
        <draw:polygon draw:style-name="gr2" draw:text-style-name="P2" draw:layer="layout" svg:width="10.107cm" svg:height="6.706cm" svg:x="0.35cm" svg:y="14.881cm" svg:viewBox="0 0 10108 6707" draw:points="10108,6707 0,6707 0,0 10108,0">
          <text:p/>
        </draw:polygon>
        <draw:polygon draw:style-name="gr3" draw:text-style-name="P3" draw:layer="layout" svg:width="10.107cm" svg:height="2.26cm" svg:x="0.35cm" svg:y="14.881cm" svg:viewBox="0 0 10108 2261" draw:points="10108,2261 0,2261 0,0 10108,0">
          <text:p/>
        </draw:polygon>
        <draw:path draw:style-name="gr2" draw:text-style-name="P2" draw:layer="layout" svg:width="0.684cm" svg:height="0.889cm" svg:x="5.758cm" svg:y="16.282cm" svg:viewBox="0 0 685 890" svg:d="M367 890c-130 0-263-46-367-138l113-135c78 64 159 105 258 105 78 0 125-31 125-81v-3c0-48-30-73-174-110-174-44-288-92-288-264v-2c0-158 127-262 304-262 126 0 233 40 321 110l-99 144c-77-53-152-85-225-85s-111 33-111 75v3c0 57 37 75 187 113 175 46 274 109 274 260v2c0 172-131 268-318 268z">
          <text:p/>
        </draw:path>
        <draw:polygon draw:style-name="gr2" draw:text-style-name="P2" draw:layer="layout" svg:width="0.716cm" svg:height="0.864cm" svg:x="6.527cm" svg:y="16.295cm" svg:viewBox="0 0 717 865" draw:points="454,175 454,865 263,865 263,175 0,175 0,0 717,0 717,175">
          <text:p/>
        </draw:polygon>
        <draw:path draw:style-name="gr2" draw:text-style-name="P2" draw:layer="layout" svg:width="0.918cm" svg:height="0.893cm" svg:x="7.313cm" svg:y="16.28cm" svg:viewBox="0 0 919 894" svg:d="M721 448c0-148-109-273-263-273-153 0-259 122-259 270v3c0 148 108 271 261 271 154 0 261-121 261-269zM458 894c-267 0-458-198-458-444v-2c0-247 194-448 460-448 268 0 459 199 459 445v3c0 245-193 446-461 446z">
          <text:p/>
        </draw:path>
        <draw:path draw:style-name="gr2" draw:text-style-name="P2" draw:layer="layout" svg:width="0.747cm" svg:height="0.864cm" svg:x="8.4cm" svg:y="16.295cm" svg:viewBox="0 0 748 865" svg:d="M530 295c0-82-57-124-150-124h-188v248h192c93 0 146-49 146-122zM526 865l-185-277h-149v277h-192v-865h396c204 0 326 107 326 285v2c0 140-75 227-185 269l211 309z">
          <text:p/>
        </draw:path>
        <draw:polygon draw:style-name="gr2" draw:text-style-name="P2" draw:layer="layout" svg:width="0.854cm" svg:height="0.864cm" svg:x="9.173cm" svg:y="16.295cm" svg:viewBox="0 0 855 865" draw:points="522,519 522,865 332,865 332,523 0,0 222,0 428,346 638,0 855,0">
          <text:p/>
        </draw:polygon>
        <draw:path draw:style-name="gr4" draw:text-style-name="P4" draw:layer="layout" svg:width="0.228cm" svg:height="0.288cm" svg:x="1.871cm" svg:y="17.962cm" svg:viewBox="0 0 229 289" svg:d="M207 209c0-36-31-56-87-56h-99v116h106c49 0 80-23 80-59zM191 73c0-32-26-53-72-53h-98v113h96c43 0 74-21 74-59zM126 289h-126v-289h120c55 0 93 28 93 71v1c0 39-26 59-49 68 35 9 65 29 65 69v1c0 48-41 79-103 79z">
          <text:p/>
        </draw:path>
        <draw:path draw:style-name="gr4" draw:text-style-name="P4" draw:layer="layout" svg:width="0.196cm" svg:height="0.219cm" svg:x="2.149cm" svg:y="18.036cm" svg:viewBox="0 0 197 220" svg:d="M175 100c-3-42-27-82-75-82-43 0-75 36-79 82zM104 201c33 0 55-14 72-33l14 13c-21 23-46 39-86 39-56 0-104-44-104-109v-1c0-61 43-110 100-110 59 0 97 48 97 110v1c0 3 0 4-1 8h-175c4 52 41 82 83 82z">
          <text:p/>
        </draw:path>
        <draw:path draw:style-name="gr4" draw:text-style-name="P4" draw:layer="layout" svg:width="0.179cm" svg:height="0.214cm" svg:x="2.404cm" svg:y="18.036cm" svg:viewBox="0 0 180 215" svg:d="M160 215v-124c0-45-24-73-67-73-41 0-72 32-72 76v121h-21v-211h21v40c14-25 37-44 75-44 53 0 84 36 84 87v128z">
          <text:p/>
        </draw:path>
        <draw:path draw:style-name="gr4" draw:text-style-name="P4" draw:layer="layout" svg:width="0.179cm" svg:height="0.215cm" svg:x="2.652cm" svg:y="18.04cm" svg:viewBox="0 0 180 216" svg:d="M160 211v-39c-14 25-38 44-76 44-54 0-84-36-84-86v-130h20v126c0 43 24 72 66 72 43 0 74-32 74-75v-123h20v211z">
          <text:p/>
        </draw:path>
        <draw:path draw:style-name="gr4" draw:text-style-name="P4" draw:layer="layout" svg:width="0.124cm" svg:height="0.281cm" svg:x="2.889cm" svg:y="17.973cm" svg:viewBox="0 0 125 282" svg:d="M90 282c-33 0-59-18-59-58v-138h-31v-19h31v-67h20v67h74v19h-74v136c0 30 18 41 42 41 10 0 19-2 31-7v19c-11 4-21 7-34 7z">
          <text:p/>
        </draw:path>
        <draw:polygon draw:style-name="gr4" draw:text-style-name="P4" draw:layer="layout" svg:width="0.181cm" svg:height="0.21cm" svg:x="3.058cm" svg:y="18.04cm" svg:viewBox="0 0 182 211" draw:points="0,211 0,200 152,19 6,19 6,0 182,0 182,12 30,193 182,193 182,211">
          <text:p/>
        </draw:polygon>
        <draw:path draw:style-name="gr4" draw:text-style-name="P4" draw:layer="layout" svg:width="0.196cm" svg:height="0.219cm" svg:x="3.28cm" svg:y="18.036cm" svg:viewBox="0 0 197 220" svg:d="M175 100c-3-42-27-82-76-82-42 0-74 36-78 82zM104 201c33 0 55-14 72-33l14 13c-21 23-46 39-87 39-55 0-103-44-103-109v-1c0-61 43-110 99-110 60 0 98 48 98 110v1c0 3 0 4-1 8h-175c4 52 41 82 83 82z">
          <text:p/>
        </draw:path>
        <draw:path draw:style-name="gr4" draw:text-style-name="P4" draw:layer="layout" svg:width="0.113cm" svg:height="0.213cm" svg:x="3.535cm" svg:y="18.037cm" svg:viewBox="0 0 114 214" svg:d="M112 22c-49 0-92 37-92 105v87h-20v-211h20v60c17-37 52-64 94-63v22z">
          <text:p/>
        </draw:path>
        <draw:polygon draw:style-name="gr4" draw:text-style-name="P4" draw:layer="layout" svg:width="0.179cm" svg:height="0.3cm" svg:x="3.823cm" svg:y="17.95cm" svg:viewBox="0 0 180 301" draw:points="155,301 72,198 20,250 20,301 0,301 0,0 20,0 20,226 151,90 177,90 86,183 180,301">
          <text:p/>
        </draw:polygon>
        <draw:path draw:style-name="gr4" draw:text-style-name="P4" draw:layer="layout" svg:width="0.215cm" svg:height="0.282cm" svg:x="4.039cm" svg:y="17.973cm" svg:viewBox="0 0 216 283" svg:d="M127 0h29v33h-29zM60 0h28v33h-28zM194 172c0-50-38-91-87-91-50 0-86 41-86 91 0 52 38 92 87 92 50 0 86-41 86-91zM107 283c-62 0-107-50-107-110v-1c0-58 45-109 108-109s108 50 108 109c0 60-46 111-109 111z">
          <text:p/>
        </draw:path>
        <draw:path draw:style-name="gr4" draw:text-style-name="P4" draw:layer="layout" svg:width="0.18cm" svg:height="0.214cm" svg:x="4.316cm" svg:y="18.036cm" svg:viewBox="0 0 181 215" svg:d="M161 215v-124c0-45-24-73-67-73-42 0-74 32-74 76v121h-20v-211h20v40c14-25 38-44 77-44 53 0 84 36 84 87v128z">
          <text:p/>
        </draw:path>
        <draw:path draw:style-name="gr4" draw:text-style-name="P4" draw:layer="layout" svg:width="0.179cm" svg:height="0.214cm" svg:x="4.569cm" svg:y="18.036cm" svg:viewBox="0 0 180 215" svg:d="M159 215v-124c0-45-24-73-67-73-41 0-72 32-72 76v121h-20v-211h20v40c14-25 37-44 75-44 53 0 85 36 85 87v128z">
          <text:p/>
        </draw:path>
        <draw:path draw:style-name="gr4" draw:text-style-name="P4" draw:layer="layout" svg:width="0.196cm" svg:height="0.219cm" svg:x="4.806cm" svg:y="18.036cm" svg:viewBox="0 0 197 220" svg:d="M175 100c-3-42-28-82-76-82-42 0-74 36-77 82zM104 201c32 0 55-14 73-33l14 13c-21 23-48 39-88 39-55 0-103-44-103-109v-1c0-61 43-110 100-110 59 0 97 48 97 110v1c0 3 0 4 0 8h-175c3 52 41 82 82 82z">
          <text:p/>
        </draw:path>
        <draw:path draw:style-name="gr4" draw:text-style-name="P4" draw:layer="layout" svg:width="0.18cm" svg:height="0.214cm" svg:x="5.061cm" svg:y="18.036cm" svg:viewBox="0 0 181 215" svg:d="M161 215v-124c0-45-25-73-67-73-41 0-74 32-74 76v121h-20v-211h20v40c14-25 39-44 77-44 53 0 84 36 84 87v128z">
          <text:p/>
        </draw:path>
        <draw:path draw:style-name="gr4" draw:text-style-name="P4" draw:layer="layout" svg:width="0.124cm" svg:height="0.301cm" svg:x="5.419cm" svg:y="17.949cm" svg:viewBox="0 0 125 302" svg:d="M92 18c-28 0-42 18-42 53v20h74v19h-74v192h-20v-192h-30v-19h30v-20c0-45 23-71 62-71 14 0 23 1 33 5v19c-12-4-21-6-33-6z">
          <text:p/>
        </draw:path>
        <draw:path draw:style-name="gr4" draw:text-style-name="P4" draw:layer="layout" svg:width="0.196cm" svg:height="0.219cm" svg:x="5.567cm" svg:y="18.036cm" svg:viewBox="0 0 197 220" svg:d="M174 100c-3-42-27-82-75-82-42 0-74 36-78 82zM104 201c32 0 54-14 72-33l15 13c-23 23-48 39-88 39-55 0-103-44-103-109v-1c0-61 43-110 100-110 58 0 97 48 97 110v1c0 3 0 4-1 8h-175c4 52 42 82 83 82z">
          <text:p/>
        </draw:path>
        <draw:path draw:style-name="gr4" draw:text-style-name="P4" draw:layer="layout" svg:width="0.158cm" svg:height="0.218cm" svg:x="5.804cm" svg:y="18.036cm" svg:viewBox="0 0 159 219" svg:d="M86 219c-31 0-64-12-86-30l12-16c23 18 48 27 75 27 28 0 51-15 51-39v-1c0-25-27-34-56-42-34-10-72-20-72-59v-1c0-33 28-58 69-58 25 0 54 9 75 23l-10 17c-20-13-44-21-66-21-29 0-48 16-48 37v1c0 23 29 33 59 41 35 10 70 22 70 59v1c0 37-32 61-73 61z">
          <text:p/>
        </draw:path>
        <draw:path draw:style-name="gr4" draw:text-style-name="P4" draw:layer="layout" svg:width="0.124cm" svg:height="0.281cm" svg:x="6.003cm" svg:y="17.973cm" svg:viewBox="0 0 125 282" svg:d="M90 282c-32 0-59-18-59-58v-138h-31v-19h31v-67h20v67h74v19h-74v136c0 30 18 41 42 41 11 0 19-2 31-7v19c-11 4-21 7-34 7z">
          <text:p/>
        </draw:path>
        <draw:polygon draw:style-name="gr4" draw:text-style-name="P4" draw:layer="layout" svg:width="0.02cm" svg:height="0.3cm" svg:x="6.19cm" svg:y="17.95cm" svg:viewBox="0 0 21 301" draw:points="0,0 21,0 21,301 0,301">
          <text:p/>
        </draw:polygon>
        <draw:path draw:style-name="gr4" draw:text-style-name="P4" draw:layer="layout" svg:width="0.195cm" svg:height="0.219cm" svg:x="6.275cm" svg:y="18.036cm" svg:viewBox="0 0 196 220" svg:d="M175 100c-3-42-27-82-76-82-42 0-74 36-78 82zM104 201c33 0 55-14 72-33l14 13c-21 23-46 39-86 39-57 0-104-44-104-109v-1c0-61 42-110 100-110 59 0 96 48 96 110v1c0 3 0 4 0 8h-175c4 52 41 82 83 82z">
          <text:p/>
        </draw:path>
        <draw:path draw:style-name="gr4" draw:text-style-name="P4" draw:layer="layout" svg:width="0.208cm" svg:height="0.281cm" svg:x="6.516cm" svg:y="18.036cm" svg:viewBox="0 0 209 282" svg:d="M190 100c0-50-43-81-86-81-44 0-82 30-82 80v1c0 47 38 80 82 80 43 0 86-32 86-80zM107 282c-35 0-68-11-98-32l12-17c26 20 55 30 86 30 48 0 82-28 82-82v-30c-18 26-46 49-87 49-51 0-102-39-102-99v-1c0-61 51-100 102-100 42 0 70 22 87 46v-42h20v179c0 63-43 99-102 99z">
          <text:p/>
        </draw:path>
        <draw:path draw:style-name="gr4" draw:text-style-name="P4" draw:layer="layout" svg:width="0.195cm" svg:height="0.219cm" svg:x="6.787cm" svg:y="18.036cm" svg:viewBox="0 0 196 220" svg:d="M175 100c-3-42-28-82-77-82-41 0-73 36-77 82zM103 201c34 0 56-14 73-33l14 13c-21 23-46 39-88 39-55 0-102-44-102-109v-1c0-61 42-110 99-110 60 0 97 48 97 110v1c0 3 0 4 0 8h-175c4 52 41 82 82 82z">
          <text:p/>
        </draw:path>
        <draw:path draw:style-name="gr4" draw:text-style-name="P4" draw:layer="layout" svg:width="0.18cm" svg:height="0.214cm" svg:x="7.041cm" svg:y="18.036cm" svg:viewBox="0 0 181 215" svg:d="M161 215v-124c0-45-24-73-67-73-41 0-74 32-74 76v121h-20v-211h20v40c15-25 39-44 77-44 53 0 84 36 84 87v128z">
          <text:p/>
        </draw:path>
        <draw:path draw:style-name="gr4" draw:text-style-name="P4" draw:layer="layout" svg:width="0.039cm" svg:height="0.079cm" svg:x="7.277cm" svg:y="18.215cm" svg:viewBox="0 0 40 80" svg:d="M23 35h-11v-35h28v31c0 25-10 39-35 49l-5-11c18-9 24-18 23-34z">
          <text:p/>
        </draw:path>
        <draw:polygon draw:style-name="gr4" draw:text-style-name="P4" draw:layer="layout" svg:width="0.314cm" svg:height="0.212cm" svg:x="7.493cm" svg:y="18.04cm" svg:viewBox="0 0 315 213" draw:points="238,213 221,213 157,32 95,213 77,213 0,0 23,0 86,186 150,0 166,0 230,186 293,0 315,0">
          <text:p/>
        </draw:polygon>
        <draw:path draw:style-name="gr4" draw:text-style-name="P4" draw:layer="layout" svg:width="0.025cm" svg:height="0.292cm" svg:x="7.866cm" svg:y="17.958cm" svg:viewBox="0 0 26 293" svg:d="M3 82h21v211h-21zM0 0h26v28h-26z">
          <text:p/>
        </draw:path>
        <draw:path draw:style-name="gr4" draw:text-style-name="P4" draw:layer="layout" svg:width="0.196cm" svg:height="0.219cm" svg:x="7.954cm" svg:y="18.036cm" svg:viewBox="0 0 197 220" svg:d="M175 100c-3-42-27-82-77-82-41 0-73 36-77 82zM103 201c33 0 56-14 73-33l14 13c-21 23-46 39-87 39-56 0-103-44-103-109v-1c0-61 43-110 99-110 60 0 98 48 98 110v1c0 3 0 4-1 8h-175c4 52 41 82 82 82z">
          <text:p/>
        </draw:path>
        <draw:polygon draw:style-name="gr4" draw:text-style-name="P4" draw:layer="layout" svg:width="0.02cm" svg:height="0.3cm" svg:x="1.869cm" svg:y="18.444cm" svg:viewBox="0 0 21 301" draw:points="0,0 21,0 21,301 0,301">
          <text:p/>
        </draw:polygon>
        <draw:path draw:style-name="gr4" draw:text-style-name="P4" draw:layer="layout" svg:width="0.181cm" svg:height="0.218cm" svg:x="1.951cm" svg:y="18.531cm" svg:viewBox="0 0 182 219" svg:d="M163 112c-18-5-41-10-72-10-45 0-69 20-69 49v1c0 30 29 48 61 48 43 0 80-26 80-65zM163 214v-35c-15 20-41 40-82 40-39 0-81-22-81-66v-1c0-43 38-68 92-68 30 0 50 4 71 9v-9c0-42-26-65-71-65-25 0-46 8-65 18l-8-19c23-11 46-18 75-18 55 0 88 29 88 83v131z">
          <text:p/>
        </draw:path>
        <draw:path draw:style-name="gr4" draw:text-style-name="P4" draw:layer="layout" svg:width="0.179cm" svg:height="0.215cm" svg:x="2.205cm" svg:y="18.529cm" svg:viewBox="0 0 180 216" svg:d="M160 216v-126c0-43-24-71-66-71-41 0-74 31-74 75v122h-20v-211h20v39c15-24 38-44 77-44 53 0 83 36 83 87v129z">
          <text:p/>
        </draw:path>
        <draw:path draw:style-name="gr4" draw:text-style-name="P4" draw:layer="layout" svg:width="0.209cm" svg:height="0.282cm" svg:x="2.443cm" svg:y="18.529cm" svg:viewBox="0 0 210 283" svg:d="M191 99c0-48-44-79-88-79s-81 30-81 79v1c0 47 38 81 81 81 44 0 88-33 88-81zM106 283c-35 0-67-11-96-32l12-17c25 19 54 30 85 30 48 0 83-28 83-82v-31c-18 27-47 49-89 49-50 0-101-38-101-99v-1c0-61 51-100 101-100 42 0 72 22 89 47v-42h20v178c0 64-43 100-104 100z">
          <text:p/>
        </draw:path>
        <draw:path draw:style-name="gr4" draw:text-style-name="P4" draw:layer="layout" svg:width="0.196cm" svg:height="0.22cm" svg:x="2.714cm" svg:y="18.529cm" svg:viewBox="0 0 197 221" svg:d="M175 100c-3-42-27-81-76-81-42 0-74 35-77 81zM104 202c33 0 56-15 73-34l14 12c-22 24-47 41-88 41-55 0-103-45-103-110v-1c0-61 43-110 100-110 60 0 97 48 97 110v1c0 3 0 4-1 7h-174c3 53 41 84 82 84z">
          <text:p/>
        </draw:path>
        <draw:path draw:style-name="gr4" draw:text-style-name="P4" draw:layer="layout" svg:width="0.196cm" svg:height="0.22cm" svg:x="3.078cm" svg:y="18.529cm" svg:viewBox="0 0 197 221" svg:d="M175 100c-3-42-27-81-76-81-42 0-74 35-78 81zM103 202c33 0 56-15 73-34l14 12c-21 24-46 41-87 41-55 0-103-45-103-110v-1c0-61 43-110 99-110 60 0 98 48 98 110v1c0 3 0 4-1 7h-175c4 53 41 84 82 84z">
          <text:p/>
        </draw:path>
        <draw:path draw:style-name="gr4" draw:text-style-name="P4" draw:layer="layout" svg:width="0.025cm" svg:height="0.292cm" svg:x="3.333cm" svg:y="18.452cm" svg:viewBox="0 0 26 293" svg:d="M2 83h22v210h-22zM0 0h26v29h-26z">
          <text:p/>
        </draw:path>
        <draw:path draw:style-name="gr4" draw:text-style-name="P4" draw:layer="layout" svg:width="0.18cm" svg:height="0.215cm" svg:x="3.435cm" svg:y="18.529cm" svg:viewBox="0 0 181 216" svg:d="M161 216v-126c0-43-25-71-67-71s-74 31-74 75v122h-20v-211h20v39c14-24 39-44 77-44 53 0 84 36 84 87v129z">
          <text:p/>
        </draw:path>
        <draw:path draw:style-name="gr4" draw:text-style-name="P4" draw:layer="layout" svg:width="0.196cm" svg:height="0.22cm" svg:x="3.673cm" svg:y="18.529cm" svg:viewBox="0 0 197 221" svg:d="M175 100c-3-42-27-81-77-81-41 0-73 35-77 81zM103 202c34 0 56-15 73-34l14 12c-21 24-46 41-87 41-56 0-103-45-103-110v-1c0-61 43-110 99-110 60 0 98 48 98 110v1c0 3 0 4-1 7h-175c4 53 41 84 82 84z">
          <text:p/>
        </draw:path>
        <draw:polygon draw:style-name="gr4" draw:text-style-name="P4" draw:layer="layout" svg:width="0.207cm" svg:height="0.288cm" svg:x="4.055cm" svg:y="18.456cm" svg:viewBox="0 0 208 289" draw:points="0,289 0,0 206,0 206,20 22,20 22,134 188,134 188,154 22,154 22,269 208,269 208,289">
          <text:p/>
        </draw:polygon>
        <draw:path draw:style-name="gr4" draw:text-style-name="P4" draw:layer="layout" svg:width="0.317cm" svg:height="0.215cm" svg:x="4.327cm" svg:y="18.529cm" svg:viewBox="0 0 318 216" svg:d="M297 216v-126c0-45-23-71-63-71-35 0-66 27-66 74v123h-20v-127c0-43-24-70-61-70-38 0-67 33-67 75v122h-20v-211h20v38c13-22 32-43 70-43 36 0 59 21 70 46 14-24 37-46 76-46 51 0 82 35 82 88v128z">
          <text:p/>
        </draw:path>
        <draw:path draw:style-name="gr4" draw:text-style-name="P4" draw:layer="layout" svg:width="0.18cm" svg:height="0.218cm" svg:x="4.701cm" svg:y="18.531cm" svg:viewBox="0 0 181 219" svg:d="M162 112c-18-5-41-10-71-10-45 0-70 20-70 49v1c0 30 29 48 62 48 43 0 79-26 79-65zM162 214v-35c-15 20-41 40-80 40-41 0-82-22-82-66v-1c0-43 37-68 92-68 29 0 50 4 70 9v-9c0-42-26-65-69-65-27 0-48 8-67 18l-8-19c23-11 46-18 76-18 54 0 87 29 87 83v131z">
          <text:p/>
        </draw:path>
        <draw:path draw:style-name="gr4" draw:text-style-name="P4" draw:layer="layout" svg:width="0.025cm" svg:height="0.292cm" svg:x="4.954cm" svg:y="18.452cm" svg:viewBox="0 0 26 293" svg:d="M3 83h21v210h-21zM0 0h26v29h-26z">
          <text:p/>
        </draw:path>
        <draw:polygon draw:style-name="gr4" draw:text-style-name="P4" draw:layer="layout" svg:width="0.02cm" svg:height="0.3cm" svg:x="5.059cm" svg:y="18.444cm" svg:viewBox="0 0 21 301" draw:points="0,0 21,0 21,301 0,301">
          <text:p/>
        </draw:polygon>
        <draw:polygon draw:style-name="gr4" draw:text-style-name="P4" draw:layer="layout" svg:width="0.02cm" svg:height="0.3cm" svg:x="5.285cm" svg:y="18.444cm" svg:viewBox="0 0 21 301" draw:points="0,0 21,0 21,301 0,301">
          <text:p/>
        </draw:polygon>
        <draw:path draw:style-name="gr4" draw:text-style-name="P4" draw:layer="layout" svg:width="0.196cm" svg:height="0.22cm" svg:x="5.37cm" svg:y="18.529cm" svg:viewBox="0 0 197 221" svg:d="M174 100c-3-42-27-81-75-81-42 0-74 35-77 81zM104 202c32 0 55-15 72-34l15 12c-22 24-48 41-88 41-55 0-103-45-103-110v-1c0-61 43-110 100-110 59 0 97 48 97 110v1c0 3 0 4 0 7h-175c3 53 41 84 82 84z">
          <text:p/>
        </draw:path>
        <draw:path draw:style-name="gr4" draw:text-style-name="P4" draw:layer="layout" svg:width="0.158cm" svg:height="0.218cm" svg:x="5.607cm" svg:y="18.53cm" svg:viewBox="0 0 159 219" svg:d="M87 219c-31 0-64-12-87-30l13-16c23 17 48 27 75 27 28 0 51-15 51-40v-1c0-24-27-33-56-41-34-10-72-21-72-58v-1c0-34 29-59 69-59 25 0 54 9 75 23l-11 18c-19-13-42-22-65-22-28 0-47 17-47 38 0 24 28 33 58 41 34 10 69 22 69 59v1c0 37-32 61-72 61z">
          <text:p/>
        </draw:path>
        <draw:path draw:style-name="gr4" draw:text-style-name="P4" draw:layer="layout" svg:width="0.209cm" svg:height="0.305cm" svg:x="5.829cm" svg:y="18.444cm" svg:viewBox="0 0 210 306" svg:d="M188 196c0-55-38-90-82-90-45 0-87 36-87 90v1c0 53 42 90 87 90 46 0 82-34 82-90zM108 306c-43 0-70-24-87-50v45h-21v-301h21v138c18-27 44-52 87-52 51 0 102 41 102 109v1c0 68-51 110-102 110z">
          <text:p/>
        </draw:path>
        <draw:path draw:style-name="gr4" draw:text-style-name="P4" draw:layer="layout" svg:width="0.181cm" svg:height="0.218cm" svg:x="6.084cm" svg:y="18.531cm" svg:viewBox="0 0 182 219" svg:d="M162 112c-17-5-42-10-72-10-44 0-69 20-69 49v1c0 30 29 48 61 48 43 0 80-26 80-65zM162 214v-35c-14 20-41 40-81 40-39 0-81-22-81-66v-1c0-43 37-68 91-68 30 0 51 4 71 9v-9c0-42-26-65-70-65-26 0-47 8-66 18l-7-19c23-11 45-18 74-18 55 0 89 29 89 83v131z">
          <text:p/>
        </draw:path>
        <draw:path draw:style-name="gr4" draw:text-style-name="P4" draw:layer="layout" svg:width="0.113cm" svg:height="0.213cm" svg:x="6.337cm" svg:y="18.531cm" svg:viewBox="0 0 114 214" svg:d="M112 22c-48 0-92 37-92 106v86h-20v-211h20v60c17-38 53-65 94-63v22z">
          <text:p/>
        </draw:path>
        <draw:path draw:style-name="gr4" draw:text-style-name="P4" draw:layer="layout" svg:width="0.209cm" svg:height="0.305cm" svg:x="6.625cm" svg:y="18.444cm" svg:viewBox="0 0 210 306" svg:d="M188 196c0-55-38-90-83-90-44 0-86 36-86 90v1c0 53 42 90 86 90 46 0 83-34 83-90zM107 306c-42 0-69-24-87-50v45h-20v-301h20v138c18-27 45-52 87-52 51 0 103 41 103 109v1c0 68-52 110-103 110z">
          <text:p/>
        </draw:path>
        <draw:polygon draw:style-name="gr4" draw:text-style-name="P4" draw:layer="layout" svg:width="0.02cm" svg:height="0.3cm" svg:x="6.9cm" svg:y="18.444cm" svg:viewBox="0 0 21 301" draw:points="0,0 21,0 21,301 0,301">
          <text:p/>
        </draw:polygon>
        <draw:path draw:style-name="gr4" draw:text-style-name="P4" draw:layer="layout" svg:width="0.196cm" svg:height="0.22cm" svg:x="6.985cm" svg:y="18.529cm" svg:viewBox="0 0 197 221" svg:d="M175 100c-3-42-27-81-77-81-41 0-73 35-77 81zM103 202c34 0 56-15 73-34l14 12c-21 24-46 41-87 41-56 0-103-45-103-110v-1c0-61 43-110 99-110 60 0 98 48 98 110v1c0 3 0 4-1 7h-175c4 53 41 84 82 84z">
          <text:p/>
        </draw:path>
        <draw:path draw:style-name="gr4" draw:text-style-name="P4" draw:layer="layout" svg:width="0.025cm" svg:height="0.292cm" svg:x="7.24cm" svg:y="18.452cm" svg:viewBox="0 0 26 293" svg:d="M2 83h20v210h-20zM0 0h26v29h-26z">
          <text:p/>
        </draw:path>
        <draw:path draw:style-name="gr4" draw:text-style-name="P4" draw:layer="layout" svg:width="0.208cm" svg:height="0.305cm" svg:x="7.342cm" svg:y="18.444cm" svg:viewBox="0 0 209 306" svg:d="M188 196c0-55-39-90-83-90-43 0-86 36-86 90v1c0 53 43 90 86 90 46 0 83-34 83-90zM107 306c-42 0-70-24-87-50v45h-20v-301h20v138c18-27 46-52 87-52 51 0 102 41 102 109v1c0 68-51 110-102 110z">
          <text:p/>
        </draw:path>
        <draw:path draw:style-name="gr4" draw:text-style-name="P4" draw:layer="layout" svg:width="0.124cm" svg:height="0.281cm" svg:x="7.594cm" svg:y="18.467cm" svg:viewBox="0 0 125 282" svg:d="M90 282c-32 0-59-18-59-58v-138h-31v-19h31v-67h21v67h73v19h-73v136c0 30 17 41 42 41 10 0 19-2 30-8v19c-10 5-21 8-34 8z">
          <text:p/>
        </draw:path>
        <draw:polygon draw:style-name="gr4" draw:text-style-name="P4" draw:layer="layout" svg:width="0.028cm" svg:height="0.035cm" svg:x="7.773cm" svg:y="18.709cm" svg:viewBox="0 0 29 36" draw:points="0,0 29,0 29,36 0,36">
          <text:p/>
        </draw:polygon>
        <draw:polygon draw:style-name="gr2" draw:text-style-name="P2" draw:layer="layout" svg:width="1.728cm" svg:height="1.497cm" svg:x="1.169cm" svg:y="15.388cm" svg:viewBox="0 0 1729 1498" draw:points="432,1498 0,749 432,0 1296,0 1729,749 1296,1498">
          <text:p/>
        </draw:polygon>
        <draw:polygon draw:style-name="gr3" draw:text-style-name="P3" draw:layer="layout" svg:width="1.35cm" svg:height="1.169cm" svg:x="8.503cm" svg:y="19.801cm" svg:viewBox="0 0 1351 1170" draw:points="338,1170 0,584 338,0 1013,0 1351,584 1013,1170">
          <text:p/>
        </draw:polygon>
        <draw:path draw:style-name="gr4" draw:text-style-name="P4" draw:layer="layout" svg:width="0.432cm" svg:height="0.48cm" svg:x="1.6cm" svg:y="15.908cm" svg:viewBox="0 0 433 481" svg:d="M175 189l-17 101h99l17-101zM366 189l-17 101h60v88h-76l-18 103h-91l18-103h-99l-18 103h-91l18-103h-52v-88h67l17-101h-60v-89h75l18-100h90l-17 100h99l18-100h91l-17 100h52v89z">
          <text:p/>
        </draw:path>
        <draw:path draw:style-name="gr4" draw:text-style-name="P4" draw:layer="layout" svg:width="0.36cm" svg:height="0.488cm" svg:x="2.082cm" svg:y="15.908cm" svg:viewBox="0 0 361 489" svg:d="M28 91v-91h326v80l-123 116c67 10 130 45 130 135 0 91-66 158-174 158-86 0-146-34-187-84l73-69c33 37 67 58 116 58 39 0 68-23 68-59 0-40-34-62-94-62h-44l-17-67 115-115z">
          <text:p/>
        </draw:path>
        <draw:path draw:style-name="gr2" draw:text-style-name="P2" draw:layer="layout" svg:width="0.32cm" svg:height="0.438cm" svg:x="8.792cm" svg:y="20.135cm" svg:viewBox="0 0 321 439" svg:d="M72 143l-66-53c42-58 84-90 161-90 92 0 150 53 150 134 0 72-38 110-115 169l-70 54h189v82h-321v-75l144-118c54-45 75-69 75-104 0-37-24-57-58-57s-57 19-89 58z">
          <text:p/>
        </draw:path>
        <draw:polygon draw:style-name="gr2" draw:text-style-name="P2" draw:layer="layout" svg:width="0.311cm" svg:height="0.432cm" svg:x="9.185cm" svg:y="20.141cm" svg:viewBox="0 0 312 433" draw:points="0,0 312,0 312,72 118,433 10,433 203,82 0,82">
          <text:p/>
        </draw:polygon>
        <draw:polygon draw:style-name="gr2" draw:text-style-name="P2" draw:layer="layout" svg:width="10.107cm" svg:height="6.706cm" svg:x="0.35cm" svg:y="21.76cm" svg:viewBox="0 0 10108 6707" draw:points="10108,6707 0,6707 0,0 10108,0">
          <text:p/>
        </draw:polygon>
        <draw:polygon draw:style-name="gr3" draw:text-style-name="P3" draw:layer="layout" svg:width="10.107cm" svg:height="2.26cm" svg:x="0.35cm" svg:y="21.76cm" svg:viewBox="0 0 10108 2261" draw:points="10108,2261 0,2261 0,0 10108,0">
          <text:p/>
        </draw:polygon>
        <draw:path draw:style-name="gr2" draw:text-style-name="P2" draw:layer="layout" svg:width="0.684cm" svg:height="0.889cm" svg:x="5.758cm" svg:y="23.161cm" svg:viewBox="0 0 685 890" svg:d="M367 890c-130 0-263-46-367-138l113-135c78 64 159 105 258 105 78 0 125-31 125-81v-3c0-48-30-73-174-110-174-44-288-92-288-265v-2c0-157 127-261 304-261 126 0 233 40 321 110l-99 143c-77-53-152-85-225-85s-111 33-111 75v3c0 57 37 75 187 113 175 47 274 110 274 261v2c0 172-131 268-318 268z">
          <text:p/>
        </draw:path>
        <draw:polygon draw:style-name="gr2" draw:text-style-name="P2" draw:layer="layout" svg:width="0.716cm" svg:height="0.864cm" svg:x="6.527cm" svg:y="23.173cm" svg:viewBox="0 0 717 865" draw:points="454,176 454,865 263,865 263,176 0,176 0,0 717,0 717,176">
          <text:p/>
        </draw:polygon>
        <draw:path draw:style-name="gr2" draw:text-style-name="P2" draw:layer="layout" svg:width="0.918cm" svg:height="0.893cm" svg:x="7.313cm" svg:y="23.159cm" svg:viewBox="0 0 919 894" svg:d="M721 446c0-148-109-271-263-271-153 0-259 121-259 269v2c0 150 108 273 261 273 154 0 261-121 261-270zM458 894c-267 0-458-198-458-445v-3c0-245 194-446 460-446 268 0 459 198 459 444v2c0 247-193 448-461 448z">
          <text:p/>
        </draw:path>
        <draw:path draw:style-name="gr2" draw:text-style-name="P2" draw:layer="layout" svg:width="0.747cm" svg:height="0.864cm" svg:x="8.4cm" svg:y="23.173cm" svg:viewBox="0 0 748 865" svg:d="M530 295c0-81-57-123-150-123h-188v248h192c93 0 146-49 146-122zM526 865l-185-276h-149v276h-192v-865h396c204 0 326 108 326 286v2c0 140-75 227-185 268l211 309z">
          <text:p/>
        </draw:path>
        <draw:polygon draw:style-name="gr2" draw:text-style-name="P2" draw:layer="layout" svg:width="0.854cm" svg:height="0.865cm" svg:x="9.173cm" svg:y="23.173cm" svg:viewBox="0 0 855 866" draw:points="522,520 522,866 332,866 332,524 0,0 222,0 428,347 638,0 855,0">
          <text:p/>
        </draw:polygon>
        <draw:path draw:style-name="gr4" draw:text-style-name="P4" draw:layer="layout" svg:width="0.228cm" svg:height="0.288cm" svg:x="1.871cm" svg:y="24.841cm" svg:viewBox="0 0 229 289" svg:d="M207 209c0-36-31-56-87-56h-99v115h106c49 0 80-22 80-59zM191 73c0-32-26-53-72-53h-98v113h96c43 0 74-21 74-59zM126 289h-126v-289h120c55 0 93 28 93 71v1c0 39-26 58-49 68 35 9 65 29 65 69 0 49-41 80-103 80z">
          <text:p/>
        </draw:path>
        <draw:path draw:style-name="gr4" draw:text-style-name="P4" draw:layer="layout" svg:width="0.196cm" svg:height="0.22cm" svg:x="2.149cm" svg:y="24.914cm" svg:viewBox="0 0 197 221" svg:d="M175 100c-3-42-27-81-75-81-43 0-75 35-79 81zM104 202c33 0 55-14 72-33l14 12c-21 24-46 40-86 40-56 0-104-44-104-110v-1c0-61 43-110 100-110 59 0 97 48 97 110v1c0 3 0 4-1 7h-175c4 54 41 84 83 84z">
          <text:p/>
        </draw:path>
        <draw:path draw:style-name="gr4" draw:text-style-name="P4" draw:layer="layout" svg:width="0.179cm" svg:height="0.215cm" svg:x="2.404cm" svg:y="24.914cm" svg:viewBox="0 0 180 216" svg:d="M160 216v-125c0-43-24-71-67-71-41 0-72 31-72 75v121h-21v-211h21v40c14-24 37-45 75-45 53 0 84 37 84 88v128z">
          <text:p/>
        </draw:path>
        <draw:path draw:style-name="gr4" draw:text-style-name="P4" draw:layer="layout" svg:width="0.179cm" svg:height="0.215cm" svg:x="2.652cm" svg:y="24.919cm" svg:viewBox="0 0 180 216" svg:d="M160 211v-39c-14 25-38 44-76 44-54 0-84-36-84-86v-130h20v126c0 43 24 71 66 71 43 0 74-31 74-74v-123h20v211z">
          <text:p/>
        </draw:path>
        <draw:path draw:style-name="gr4" draw:text-style-name="P4" draw:layer="layout" svg:width="0.124cm" svg:height="0.281cm" svg:x="2.889cm" svg:y="24.852cm" svg:viewBox="0 0 125 282" svg:d="M90 282c-33 0-59-18-59-58v-138h-31v-19h31v-67h20v67h74v19h-74v136c0 30 18 41 42 41 10 0 19-2 31-8v19c-11 5-21 8-34 8z">
          <text:p/>
        </draw:path>
        <draw:polygon draw:style-name="gr4" draw:text-style-name="P4" draw:layer="layout" svg:width="0.181cm" svg:height="0.21cm" svg:x="3.058cm" svg:y="24.919cm" svg:viewBox="0 0 182 211" draw:points="0,211 0,200 152,18 6,18 6,0 182,0 182,12 30,193 182,193 182,211">
          <text:p/>
        </draw:polygon>
        <draw:path draw:style-name="gr4" draw:text-style-name="P4" draw:layer="layout" svg:width="0.196cm" svg:height="0.22cm" svg:x="3.28cm" svg:y="24.914cm" svg:viewBox="0 0 197 221" svg:d="M175 100c-3-42-27-81-76-81-42 0-74 35-78 81zM104 202c33 0 55-14 72-33l14 12c-21 24-46 40-87 40-55 0-103-44-103-110v-1c0-61 43-110 99-110 60 0 98 48 98 110v1c0 3 0 4-1 7h-175c4 54 41 84 83 84z">
          <text:p/>
        </draw:path>
        <draw:path draw:style-name="gr4" draw:text-style-name="P4" draw:layer="layout" svg:width="0.113cm" svg:height="0.213cm" svg:x="3.535cm" svg:y="24.916cm" svg:viewBox="0 0 114 214" svg:d="M112 22c-49 0-92 37-92 106v86h-20v-211h20v60c17-38 52-65 94-63v22z">
          <text:p/>
        </draw:path>
        <draw:polygon draw:style-name="gr4" draw:text-style-name="P4" draw:layer="layout" svg:width="0.179cm" svg:height="0.3cm" svg:x="3.823cm" svg:y="24.829cm" svg:viewBox="0 0 180 301" draw:points="155,301 72,198 20,250 20,301 0,301 0,0 20,0 20,226 151,90 177,90 86,183 180,301">
          <text:p/>
        </draw:polygon>
        <draw:path draw:style-name="gr4" draw:text-style-name="P4" draw:layer="layout" svg:width="0.215cm" svg:height="0.283cm" svg:x="4.039cm" svg:y="24.851cm" svg:viewBox="0 0 216 284" svg:d="M127 0h29v33h-29zM60 0h28v33h-28zM194 174c0-50-38-92-87-92-50 0-86 42-86 91v1c0 51 38 91 87 91 50 0 86-41 86-90zM107 284c-62 0-107-50-107-109v-1c0-59 45-111 108-111s108 51 108 110v1c0 59-46 110-109 110z">
          <text:p/>
        </draw:path>
        <draw:path draw:style-name="gr4" draw:text-style-name="P4" draw:layer="layout" svg:width="0.18cm" svg:height="0.215cm" svg:x="4.316cm" svg:y="24.914cm" svg:viewBox="0 0 181 216" svg:d="M161 216v-125c0-43-24-71-67-71-42 0-74 31-74 75v121h-20v-211h20v40c14-24 38-45 77-45 53 0 84 37 84 88v128z">
          <text:p/>
        </draw:path>
        <draw:path draw:style-name="gr4" draw:text-style-name="P4" draw:layer="layout" svg:width="0.179cm" svg:height="0.215cm" svg:x="4.569cm" svg:y="24.914cm" svg:viewBox="0 0 180 216" svg:d="M159 216v-125c0-43-24-71-67-71-41 0-72 31-72 75v121h-20v-211h20v40c14-24 37-45 75-45 53 0 85 37 85 88v128z">
          <text:p/>
        </draw:path>
        <draw:path draw:style-name="gr4" draw:text-style-name="P4" draw:layer="layout" svg:width="0.196cm" svg:height="0.22cm" svg:x="4.806cm" svg:y="24.914cm" svg:viewBox="0 0 197 221" svg:d="M175 100c-3-42-28-81-76-81-42 0-74 35-77 81zM104 202c32 0 55-14 73-33l14 12c-21 24-48 40-88 40-55 0-103-44-103-110v-1c0-61 43-110 100-110 59 0 97 48 97 110v1c0 3 0 4 0 7h-175c3 54 41 84 82 84z">
          <text:p/>
        </draw:path>
        <draw:path draw:style-name="gr4" draw:text-style-name="P4" draw:layer="layout" svg:width="0.18cm" svg:height="0.215cm" svg:x="5.061cm" svg:y="24.914cm" svg:viewBox="0 0 181 216" svg:d="M161 216v-125c0-43-25-71-67-71-41 0-74 31-74 75v121h-20v-211h20v40c14-24 39-45 77-45 53 0 84 37 84 88v128z">
          <text:p/>
        </draw:path>
        <draw:polygon draw:style-name="gr4" draw:text-style-name="P4" draw:layer="layout" svg:width="0.207cm" svg:height="0.288cm" svg:x="5.441cm" svg:y="24.841cm" svg:viewBox="0 0 208 289" draw:points="0,289 0,0 206,0 206,20 23,20 23,133 187,133 187,153 23,153 23,268 208,268 208,289">
          <text:p/>
        </draw:polygon>
        <draw:polygon draw:style-name="gr4" draw:text-style-name="P4" draw:layer="layout" svg:width="0.11cm" svg:height="0.023cm" svg:x="5.703cm" svg:y="24.995cm" svg:viewBox="0 0 111 24" draw:points="0,0 111,0 111,24 0,24">
          <text:p/>
        </draw:polygon>
        <draw:polygon draw:style-name="gr4" draw:text-style-name="P4" draw:layer="layout" svg:width="0.271cm" svg:height="0.288cm" svg:x="5.885cm" svg:y="24.841cm" svg:viewBox="0 0 272 289" draw:points="251,289 251,38 136,204 134,204 20,38 20,289 0,289 0,0 20,0 135,170 252,0 272,0 272,289">
          <text:p/>
        </draw:polygon>
        <draw:path draw:style-name="gr4" draw:text-style-name="P4" draw:layer="layout" svg:width="0.181cm" svg:height="0.218cm" svg:x="6.22cm" svg:y="24.916cm" svg:viewBox="0 0 182 219" svg:d="M162 111c-18-5-41-10-72-10-44 0-69 20-69 50v1c0 30 29 48 61 48 43 0 80-26 80-66zM161 214v-35c-14 20-40 40-80 40-39 0-81-22-81-66v-1c0-44 37-69 92-69 29 0 49 4 69 9v-9c0-42-26-64-69-64-25 0-46 7-66 17l-7-18c23-11 46-18 74-18 54 0 89 28 89 82v132z">
          <text:p/>
        </draw:path>
        <draw:path draw:style-name="gr4" draw:text-style-name="P4" draw:layer="layout" svg:width="0.025cm" svg:height="0.292cm" svg:x="6.474cm" svg:y="24.837cm" svg:viewBox="0 0 26 293" svg:d="M2 83h21v210h-21zM0 0h26v28h-26z">
          <text:p/>
        </draw:path>
        <draw:polygon draw:style-name="gr4" draw:text-style-name="P4" draw:layer="layout" svg:width="0.02cm" svg:height="0.3cm" svg:x="6.579cm" svg:y="24.829cm" svg:viewBox="0 0 21 301" draw:points="0,0 21,0 21,301 0,301">
          <text:p/>
        </draw:polygon>
        <draw:path draw:style-name="gr4" draw:text-style-name="P4" draw:layer="layout" svg:width="0.159cm" svg:height="0.218cm" svg:x="6.66cm" svg:y="24.915cm" svg:viewBox="0 0 160 219" svg:d="M87 219c-30 0-65-12-87-30l12-16c23 17 50 27 76 27 29 0 51-15 51-40v-1c0-25-26-34-56-42-35-10-73-21-73-58v-1c0-34 29-58 71-58 25 0 53 9 74 23l-11 17c-19-13-42-21-64-21-30 0-49 16-49 37 0 24 29 33 59 41 34 10 70 22 70 60v1c0 37-33 61-73 61z">
          <text:p/>
        </draw:path>
        <draw:path draw:style-name="gr4" draw:text-style-name="P4" draw:layer="layout" svg:width="0.181cm" svg:height="0.218cm" svg:x="6.989cm" svg:y="24.916cm" svg:viewBox="0 0 182 219" svg:d="M163 111c-18-5-43-10-73-10-44 0-69 20-69 50v1c0 30 29 48 61 48 44 0 81-26 81-66zM162 214v-35c-14 20-40 40-81 40-39 0-81-22-81-66v-1c0-44 37-69 92-69 30 0 50 4 70 9v-9c0-42-26-64-70-64-25 0-46 7-66 17l-7-18c23-11 46-18 74-18 55 0 89 28 89 82v132z">
          <text:p/>
        </draw:path>
        <draw:path draw:style-name="gr4" draw:text-style-name="P4" draw:layer="layout" svg:width="0.18cm" svg:height="0.215cm" svg:x="7.242cm" svg:y="24.914cm" svg:viewBox="0 0 181 216" svg:d="M161 216v-125c0-43-24-71-67-71-41 0-72 31-72 75v121h-22v-211h22v40c13-24 37-45 75-45 53 0 84 37 84 88v128z">
          <text:p/>
        </draw:path>
        <draw:path draw:style-name="gr4" draw:text-style-name="P4" draw:layer="layout" svg:width="0.209cm" svg:height="0.305cm" svg:x="1.866cm" svg:y="25.323cm" svg:viewBox="0 0 210 306" svg:d="M188 196c0-56-38-92-83-92-44 0-86 37-86 91v1c0 54 42 90 86 90 46 0 83-33 83-89zM107 306c-42 0-69-24-87-50v45h-20v-301h20v137c18-28 45-52 87-52 51 0 103 41 103 110v1c0 68-52 110-103 110z">
          <text:p/>
        </draw:path>
        <draw:path draw:style-name="gr4" draw:text-style-name="P4" draw:layer="layout" svg:width="0.196cm" svg:height="0.22cm" svg:x="2.123cm" svg:y="25.408cm" svg:viewBox="0 0 197 221" svg:d="M175 100c-3-42-27-81-76-81-42 0-74 35-77 81zM104 202c33 0 56-15 73-33l14 12c-21 23-47 40-88 40-55 0-103-44-103-110v-1c0-61 43-110 100-110 60 0 97 48 97 111v1c0 3 0 4 0 7h-175c3 52 41 83 82 83z">
          <text:p/>
        </draw:path>
        <draw:polygon draw:style-name="gr4" draw:text-style-name="P4" draw:layer="layout" svg:width="0.02cm" svg:height="0.3cm" svg:x="2.381cm" svg:y="25.323cm" svg:viewBox="0 0 21 301" draw:points="0,0 21,0 21,301 0,301">
          <text:p/>
        </draw:polygon>
        <draw:path draw:style-name="gr4" draw:text-style-name="P4" draw:layer="layout" svg:width="0.025cm" svg:height="0.292cm" svg:x="2.481cm" svg:y="25.331cm" svg:viewBox="0 0 26 293" svg:d="M2 82h21v211h-21zM0 0h26v27h-26z">
          <text:p/>
        </draw:path>
        <draw:path draw:style-name="gr4" draw:text-style-name="P4" draw:layer="layout" svg:width="0.196cm" svg:height="0.22cm" svg:x="2.568cm" svg:y="25.408cm" svg:viewBox="0 0 197 221" svg:d="M175 100c-2-42-27-81-75-81-42 0-74 35-78 81zM105 202c33 0 55-15 72-33l14 12c-21 23-46 40-87 40-56 0-104-44-104-110v-1c0-61 43-110 101-110 59 0 96 48 96 111v1c0 3 0 4 0 7h-175c4 52 41 83 83 83z">
          <text:p/>
        </draw:path>
        <draw:path draw:style-name="gr4" draw:text-style-name="P4" draw:layer="layout" svg:width="0.209cm" svg:height="0.305cm" svg:x="2.823cm" svg:y="25.323cm" svg:viewBox="0 0 210 306" svg:d="M187 196c0-56-38-92-82-92s-86 37-86 91v1c0 54 42 90 86 90 45 0 82-33 82-89zM107 306c-42 0-69-24-87-50v45h-20v-301h20v137c18-28 45-52 87-52 50 0 103 41 103 110v1c0 68-53 110-103 110z">
          <text:p/>
        </draw:path>
        <draw:path draw:style-name="gr4" draw:text-style-name="P4" draw:layer="layout" svg:width="0.025cm" svg:height="0.292cm" svg:x="3.095cm" svg:y="25.331cm" svg:viewBox="0 0 26 293" svg:d="M3 82h21v211h-21zM0 0h26v27h-26z">
          <text:p/>
        </draw:path>
        <draw:path draw:style-name="gr4" draw:text-style-name="P4" draw:layer="layout" svg:width="0.208cm" svg:height="0.281cm" svg:x="3.184cm" svg:y="25.408cm" svg:viewBox="0 0 209 282" svg:d="M190 100c0-48-43-81-87-81s-82 32-82 81v1c0 47 39 80 82 80 44 0 87-32 87-80zM106 282c-35 0-68-10-97-32l12-16c26 19 55 29 86 29 48 0 82-27 82-81v-30c-18 26-46 48-88 48-50 0-101-39-101-99 0-61 51-101 101-101 42 0 71 22 88 48v-43h20v178c0 64-43 99-103 99z">
          <text:p/>
        </draw:path>
        <draw:path draw:style-name="gr4" draw:text-style-name="P4" draw:layer="layout" svg:width="0.196cm" svg:height="0.22cm" svg:x="3.454cm" svg:y="25.408cm" svg:viewBox="0 0 197 221" svg:d="M175 100c-3-42-28-81-76-81-42 0-74 35-77 81zM104 202c32 0 56-15 73-33l14 12c-21 23-48 40-88 40-55 0-103-44-103-110v-1c0-61 43-110 100-110 60 0 97 48 97 111v1c0 3 0 4 0 7h-175c3 52 41 83 82 83z">
          <text:p/>
        </draw:path>
        <draw:path draw:style-name="gr4" draw:text-style-name="P4" draw:layer="layout" svg:width="0.228cm" svg:height="0.288cm" svg:x="3.837cm" svg:y="25.335cm" svg:viewBox="0 0 229 289" svg:d="M207 209c0-35-30-56-88-56h-98v116h105c50 0 81-23 81-59zM191 74c0-33-26-54-73-54h-97v114h95c44 0 75-21 75-59zM125 289h-125v-289h119c57 0 94 27 94 72 0 40-25 59-49 69 35 9 65 28 65 68v1c0 48-41 79-104 79z">
          <text:p/>
        </draw:path>
        <draw:path draw:style-name="gr4" draw:text-style-name="P4" draw:layer="layout" svg:width="0.196cm" svg:height="0.22cm" svg:x="4.115cm" svg:y="25.408cm" svg:viewBox="0 0 197 221" svg:d="M175 100c-3-42-27-81-75-81-43 0-75 35-79 81zM105 202c32 0 54-15 72-33l14 12c-22 23-47 40-87 40-56 0-104-44-104-110v-1c0-61 43-110 101-110s96 48 96 111v1c0 3 0 4-1 7h-175c4 52 42 83 84 83z">
          <text:p/>
        </draw:path>
        <draw:path draw:style-name="gr4" draw:text-style-name="P4" draw:layer="layout" svg:width="0.179cm" svg:height="0.215cm" svg:x="4.37cm" svg:y="25.408cm" svg:viewBox="0 0 180 216" svg:d="M160 216v-126c0-43-24-71-66-71-41 0-73 31-73 74v123h-21v-211h21v39c14-25 37-44 76-44 53 0 83 36 83 86v130z">
          <text:p/>
        </draw:path>
        <draw:path draw:style-name="gr4" draw:text-style-name="P4" draw:layer="layout" svg:width="0.18cm" svg:height="0.215cm" svg:x="4.618cm" svg:y="25.413cm" svg:viewBox="0 0 181 216" svg:d="M160 211v-39c-14 24-38 44-76 44-53 0-84-37-84-88v-128h20v125c0 44 24 72 67 72 42 0 73-31 73-76v-121h21v211z">
          <text:p/>
        </draw:path>
        <draw:path draw:style-name="gr4" draw:text-style-name="P4" draw:layer="layout" svg:width="0.124cm" svg:height="0.28cm" svg:x="4.855cm" svg:y="25.346cm" svg:viewBox="0 0 125 281" svg:d="M90 281c-32 0-60-18-60-58v-137h-30v-19h30v-67h21v67h74v19h-74v135c0 30 18 41 42 41 11 0 19-3 31-8v19c-10 6-21 8-34 8z">
          <text:p/>
        </draw:path>
        <draw:polygon draw:style-name="gr4" draw:text-style-name="P4" draw:layer="layout" svg:width="0.182cm" svg:height="0.21cm" svg:x="5.024cm" svg:y="25.413cm" svg:viewBox="0 0 183 211" draw:points="0,211 0,199 153,18 6,18 6,0 183,0 183,12 30,193 183,193 183,211">
          <text:p/>
        </draw:polygon>
        <draw:path draw:style-name="gr4" draw:text-style-name="P4" draw:layer="layout" svg:width="0.196cm" svg:height="0.22cm" svg:x="5.246cm" svg:y="25.408cm" svg:viewBox="0 0 197 221" svg:d="M175 100c-3-42-27-81-76-81-42 0-74 35-78 81zM104 202c33 0 55-15 73-33l14 12c-22 23-47 40-88 40-55 0-103-44-103-110v-1c0-61 43-110 100-110 59 0 97 48 97 111v1c0 3 0 4-1 7h-175c4 52 42 83 83 83z">
          <text:p/>
        </draw:path>
        <draw:path draw:style-name="gr4" draw:text-style-name="P4" draw:layer="layout" svg:width="0.113cm" svg:height="0.213cm" svg:x="5.501cm" svg:y="25.41cm" svg:viewBox="0 0 114 214" svg:d="M112 22c-50 0-92 38-92 106v86h-20v-211h20v61c16-39 51-66 94-64v22z">
          <text:p/>
        </draw:path>
        <draw:path draw:style-name="gr4" draw:text-style-name="P4" draw:layer="layout" svg:width="0.158cm" svg:height="0.218cm" svg:x="5.771cm" svg:y="25.409cm" svg:viewBox="0 0 159 219" svg:d="M86 219c-31 0-64-12-86-31l12-16c23 18 48 28 75 28 28 0 50-16 50-40v-1c0-24-26-33-55-42-34-10-72-20-72-58v-1c0-34 28-58 69-58 25 0 53 9 74 23l-10 17c-20-13-43-21-65-21-29 0-48 15-48 36v1c0 24 29 32 59 42 34 9 70 22 70 59v1c0 37-33 61-73 61z">
          <text:p/>
        </draw:path>
        <draw:path draw:style-name="gr4" draw:text-style-name="P4" draw:layer="layout" svg:width="0.025cm" svg:height="0.292cm" svg:x="5.994cm" svg:y="25.331cm" svg:viewBox="0 0 26 293" svg:d="M2 82h21v211h-21zM0 0h26v27h-26z">
          <text:p/>
        </draw:path>
        <draw:path draw:style-name="gr4" draw:text-style-name="P4" draw:layer="layout" svg:width="0.193cm" svg:height="0.22cm" svg:x="6.081cm" svg:y="25.408cm" svg:viewBox="0 0 194 221" svg:d="M107 221c-60 0-107-50-107-109v-1c0-60 47-111 107-111 40 0 65 18 85 39l-14 15c-19-19-40-35-71-35-48 0-85 40-85 91v1c0 50 38 91 86 91 30 0 54-15 72-35l14 12c-22 24-48 42-87 42z">
          <text:p/>
        </draw:path>
        <draw:path draw:style-name="gr4" draw:text-style-name="P4" draw:layer="layout" svg:width="0.179cm" svg:height="0.3cm" svg:x="6.331cm" svg:y="25.323cm" svg:viewBox="0 0 180 301" svg:d="M160 301v-125c0-43-24-71-66-71s-74 31-74 74v122h-20v-301h20v130c15-25 38-44 76-44 53 0 84 36 84 86v129z">
          <text:p/>
        </draw:path>
        <draw:path draw:style-name="gr4" draw:text-style-name="P4" draw:layer="layout" svg:width="0.196cm" svg:height="0.22cm" svg:x="6.568cm" svg:y="25.408cm" svg:viewBox="0 0 197 221" svg:d="M175 100c-2-42-28-81-76-81-41 0-73 35-77 81zM104 202c33 0 55-15 73-33l14 12c-21 23-47 40-88 40-55 0-103-44-103-110v-1c0-61 43-110 100-110 59 0 97 48 97 111v1c0 3 0 4 0 7h-175c4 52 41 83 82 83z">
          <text:p/>
        </draw:path>
        <draw:path draw:style-name="gr4" draw:text-style-name="P4" draw:layer="layout" svg:width="0.113cm" svg:height="0.213cm" svg:x="6.823cm" svg:y="25.41cm" svg:viewBox="0 0 114 214" svg:d="M112 22c-48 0-91 38-91 106v86h-21v-211h21v61c17-39 52-66 93-64v22z">
          <text:p/>
        </draw:path>
        <draw:polygon draw:style-name="gr4" draw:text-style-name="P4" draw:layer="layout" svg:width="0.205cm" svg:height="0.211cm" svg:x="1.845cm" svg:y="25.907cm" svg:viewBox="0 0 206 212" draw:points="112,212 94,212 0,0 23,0 104,188 184,0 206,0">
          <text:p/>
        </draw:polygon>
        <draw:path draw:style-name="gr4" draw:text-style-name="P4" draw:layer="layout" svg:width="0.196cm" svg:height="0.219cm" svg:x="2.079cm" svg:y="25.902cm" svg:viewBox="0 0 197 220" svg:d="M175 101c-3-43-28-83-76-83-42 0-74 36-78 83zM104 202c32 0 54-15 72-33l14 12c-21 23-47 39-87 39-55 0-103-44-103-109v-1c0-62 43-110 99-110 59 0 98 48 98 111 0 3 0 5-1 8h-175c4 52 41 83 83 83z">
          <text:p/>
        </draw:path>
        <draw:path draw:style-name="gr4" draw:text-style-name="P4" draw:layer="layout" svg:width="0.113cm" svg:height="0.213cm" svg:x="2.334cm" svg:y="25.903cm" svg:viewBox="0 0 114 214" svg:d="M112 23c-50 0-92 36-92 105v86h-20v-210h20v59c16-37 51-64 94-63v23z">
          <text:p/>
        </draw:path>
        <draw:path draw:style-name="gr4" draw:text-style-name="P4" draw:layer="layout" svg:width="0.158cm" svg:height="0.218cm" svg:x="2.48cm" svg:y="25.903cm" svg:viewBox="0 0 159 219" svg:d="M86 219c-30 0-64-13-86-31l12-16c23 18 48 28 75 28 29 0 52-16 52-40v-1c0-25-28-34-57-42-34-10-72-20-72-58 0-35 29-59 69-59 25 0 55 9 76 23l-11 18c-20-14-43-22-65-22-29 0-48 16-48 37v1c0 23 28 32 58 41 34 9 70 21 70 59s-33 62-73 62z">
          <text:p/>
        </draw:path>
        <draw:path draw:style-name="gr4" draw:text-style-name="P4" draw:layer="layout" svg:width="0.196cm" svg:height="0.219cm" svg:x="2.688cm" svg:y="25.902cm" svg:viewBox="0 0 197 220" svg:d="M175 101c-3-43-27-83-76-83-42 0-74 36-77 83zM104 202c32 0 56-15 73-33l14 12c-22 23-47 39-88 39-55 0-103-44-103-109v-1c0-62 43-110 100-110 60 0 97 48 97 111 0 3 0 5 0 8h-175c3 52 41 83 82 83z">
          <text:p/>
        </draw:path>
        <draw:path draw:style-name="gr4" draw:text-style-name="P4" draw:layer="layout" svg:width="0.18cm" svg:height="0.215cm" svg:x="2.943cm" svg:y="25.902cm" svg:viewBox="0 0 181 216" svg:d="M160 216v-126c0-43-24-72-66-72-41 0-73 32-73 75v123h-21v-211h21v39c14-25 37-44 76-44 53 0 84 36 84 86v130z">
          <text:p/>
        </draw:path>
        <draw:path draw:style-name="gr4" draw:text-style-name="P4" draw:layer="layout" svg:width="0.208cm" svg:height="0.305cm" svg:x="3.182cm" svg:y="25.816cm" svg:viewBox="0 0 209 306" svg:d="M190 195c0-54-42-90-85-90-46 0-84 33-84 90v1c0 55 40 91 84 91 43 0 85-37 85-91zM189 301v-47c-18 28-45 52-86 52-51 0-103-40-103-110 0-69 52-110 103-110 41 0 69 24 86 50v-136h20v301z">
          <text:p/>
        </draw:path>
        <draw:path draw:style-name="gr4" draw:text-style-name="P4" draw:layer="layout" svg:width="0.196cm" svg:height="0.219cm" svg:x="3.452cm" svg:y="25.902cm" svg:viewBox="0 0 197 220" svg:d="M175 101c-3-43-28-83-76-83-42 0-74 36-77 83zM104 202c32 0 56-15 73-33l14 12c-22 23-48 39-88 39-55 0-103-44-103-109v-1c0-62 43-110 100-110 60 0 97 48 97 111 0 3 0 5 0 8h-175c3 52 41 83 82 83z">
          <text:p/>
        </draw:path>
        <draw:path draw:style-name="gr4" draw:text-style-name="P4" draw:layer="layout" svg:width="0.18cm" svg:height="0.215cm" svg:x="3.707cm" svg:y="25.902cm" svg:viewBox="0 0 181 216" svg:d="M160 216v-126c0-43-25-72-67-72-41 0-73 32-73 75v123h-20v-211h20v39c14-25 37-44 76-44 54 0 85 36 85 86v130z">
          <text:p/>
        </draw:path>
        <draw:polygon draw:style-name="gr4" draw:text-style-name="P4" draw:layer="layout" svg:width="0.027cm" svg:height="0.034cm" svg:x="3.955cm" svg:y="26.082cm" svg:viewBox="0 0 28 35" draw:points="0,0 28,0 28,35 0,35">
          <text:p/>
        </draw:polygon>
        <draw:polygon draw:style-name="gr2" draw:text-style-name="P2" draw:layer="layout" svg:width="1.728cm" svg:height="1.497cm" svg:x="1.169cm" svg:y="22.267cm" svg:viewBox="0 0 1729 1498" draw:points="432,1498 0,748 432,0 1296,0 1729,748 1296,1498">
          <text:p/>
        </draw:polygon>
        <draw:polygon draw:style-name="gr3" draw:text-style-name="P3" draw:layer="layout" svg:width="1.35cm" svg:height="1.168cm" svg:x="8.503cm" svg:y="26.68cm" svg:viewBox="0 0 1351 1169" draw:points="338,1169 0,584 338,0 1013,0 1351,584 1013,1169">
          <text:p/>
        </draw:polygon>
        <draw:path draw:style-name="gr4" draw:text-style-name="P4" draw:layer="layout" svg:width="0.432cm" svg:height="0.48cm" svg:x="1.577cm" svg:y="22.787cm" svg:viewBox="0 0 433 481" svg:d="M175 189l-18 101h100l17-101zM365 189l-18 101h62v88h-77l-18 103h-90l18-103h-100l-18 103h-90l18-103h-52v-88h67l17-101h-60v-88h75l17-101h91l-17 101h99l17-101h92l-17 101h52v88z">
          <text:p/>
        </draw:path>
        <draw:path draw:style-name="gr4" draw:text-style-name="P4" draw:layer="layout" svg:width="0.417cm" svg:height="0.483cm" svg:x="2.054cm" svg:y="22.784cm" svg:viewBox="0 0 418 484" svg:d="M253 144l-129 151h129zM353 0v295h65v86h-65v103h-100v-103h-236l-17-75 264-306z">
          <text:p/>
        </draw:path>
        <draw:path draw:style-name="gr2" draw:text-style-name="P2" draw:layer="layout" svg:width="0.324cm" svg:height="0.44cm" svg:x="8.75cm" svg:y="27.02cm" svg:viewBox="0 0 325 441" svg:d="M25 82v-82h293v72l-109 104c59 10 116 41 116 122 0 82-59 143-155 143-79 0-133-32-170-76l66-62c29 33 60 52 105 52 36 0 61-21 61-54 0-35-30-55-85-55h-40l-15-61 104-103z">
          <text:p/>
        </draw:path>
        <draw:path draw:style-name="gr2" draw:text-style-name="P2" draw:layer="layout" svg:width="0.384cm" svg:height="0.447cm" svg:x="9.143cm" svg:y="27.013cm" svg:viewBox="0 0 385 448" svg:d="M192 87c-58 0-94 57-94 137 0 79 38 138 95 138s95-58 95-137-39-138-96-138zM192 448c-116 0-192-97-192-223s77-225 193-225 192 98 192 224-77 224-193 224z">
          <text:p/>
        </draw:path>
        <draw:frame draw:style-name="gr5" draw:text-style-name="P5" draw:layer="layout" svg:width="0.485cm" svg:height="0.485cm" svg:x="0.801cm" svg:y="7.12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412cm" svg:y="7.274cm" svg:viewBox="0 0 153 209" draw:points="62,23 0,23 5,0 153,0 149,23 88,23 53,209 27,209">
          <text:p/>
        </draw:polygon>
        <draw:path draw:style-name="gr6" draw:text-style-name="P6" draw:layer="layout" svg:width="0.157cm" svg:height="0.218cm" svg:x="1.516cm" svg:y="7.333cm" svg:viewBox="0 0 158 219" svg:d="M54 0l14 80c4 17 6 28 7 40h1c4-10 8-20 16-37l38-83h28l-57 113c-16 33-31 60-52 80-16 17-34 24-43 26l-6-22c6-3 17-7 27-15 11-7 21-19 29-35 2-3 2-4 1-7l-30-140z">
          <text:p/>
        </draw:path>
        <draw:path draw:style-name="gr6" draw:text-style-name="P6" draw:layer="layout" svg:width="0.225cm" svg:height="0.152cm" svg:x="1.673cm" svg:y="7.33cm" svg:viewBox="0 0 226 153" svg:d="M0 153l21-106c3-17 5-32 7-44h22l-3 28c14-21 33-31 53-31 23 0 33 14 35 33 13-22 32-33 54-33 17 0 37 11 37 39 0 8-1 18-3 26l-17 88h-24l16-86c1-6 2-13 2-19 0-17-6-27-23-27-18 0-40 21-47 56l-14 76h-25l17-88c1-6 2-12 2-18 0-13-3-26-22-26s-42 26-48 57l-14 75z">
          <text:p/>
        </draw:path>
        <draw:path draw:style-name="gr6" draw:text-style-name="P6" draw:layer="layout" svg:width="0.142cm" svg:height="0.156cm" svg:x="1.924cm" svg:y="7.33cm" svg:viewBox="0 0 143 157" svg:d="M27 94c0 25 14 42 35 42 30 0 53-39 53-74 0-18-8-42-35-42-32 0-53 39-53 74zM143 62c0 47-34 95-84 95-37 0-59-28-59-62 0-50 35-95 83-95 41 0 60 30 60 62z">
          <text:p/>
        </draw:path>
        <draw:path draw:style-name="gr6" draw:text-style-name="P6" draw:layer="layout" svg:width="0.11cm" svg:height="0.222cm" svg:x="2.087cm" svg:y="7.26cm" svg:viewBox="0 0 111 223" svg:d="M0 223l24-130h-20l4-20h20l2-8c3-21 11-40 24-52 11-9 24-13 37-13 10 0 17 2 20 4l-5 20c-4-2-10-3-15-3-21 0-31 20-36 45l-1 7h34l-4 20h-34l-25 130z">
          <text:p/>
        </draw:path>
        <draw:path draw:style-name="gr6" draw:text-style-name="P6" draw:layer="layout" svg:width="0.125cm" svg:height="0.156cm" svg:x="2.172cm" svg:y="7.33cm" svg:viewBox="0 0 126 157" svg:d="M79 19c-24 0-43 24-49 48 40 0 72-5 72-29 0-12-10-19-23-19zM107 145c-11 6-29 12-49 12-40 0-58-28-58-61 0-46 35-96 83-96 28 0 43 16 43 38 0 39-44 50-99 49-1 7 0 21 3 29 6 13 18 20 33 20 18 0 31-5 41-10z">
          <text:p/>
        </draw:path>
        <draw:path draw:style-name="gr6" draw:text-style-name="P6" draw:layer="layout" svg:width="0.157cm" svg:height="0.218cm" svg:x="2.29cm" svg:y="7.333cm" svg:viewBox="0 0 158 219" svg:d="M53 0l15 80c3 17 5 28 7 40h1c3-10 8-20 16-37l38-83h28l-57 113c-16 33-32 60-52 80-17 17-35 24-43 26l-6-22c6-3 17-7 27-15 10-7 21-19 29-35 1-3 1-4 1-7l-30-140z">
          <text:p/>
        </draw:path>
        <draw:path draw:style-name="gr6" draw:text-style-name="P6" draw:layer="layout" svg:width="0.154cm" svg:height="0.208cm" svg:x="2.52cm" svg:y="7.274cm" svg:viewBox="0 0 155 209" svg:d="M25 209l16-86-41-123h28l21 68c5 18 6 26 8 34h1c5-8 12-20 22-35l45-67h30l-89 122-16 87z">
          <text:p/>
        </draw:path>
        <draw:path draw:style-name="gr6" draw:text-style-name="P6" draw:layer="layout" svg:width="0.125cm" svg:height="0.156cm" svg:x="2.643cm" svg:y="7.33cm" svg:viewBox="0 0 126 157" svg:d="M78 19c-24 0-43 24-50 48 41 0 73-5 73-29 0-12-9-19-23-19zM107 145c-11 6-30 12-50 12-40 0-57-28-57-61 0-46 33-96 82-96 28 0 44 16 44 38 0 39-44 50-101 49-1 7 0 21 3 29 6 13 19 20 35 20 18 0 31-5 40-10z">
          <text:p/>
        </draw:path>
        <draw:path draw:style-name="gr6" draw:text-style-name="P6" draw:layer="layout" svg:width="0.134cm" svg:height="0.149cm" svg:x="2.788cm" svg:y="7.333cm" svg:viewBox="0 0 135 150" svg:d="M26 0l13 86c2 17 4 28 5 37h1c3-8 7-18 16-35l46-88h28l-84 150h-25l-26-150z">
          <text:p/>
        </draw:path>
        <draw:path draw:style-name="gr6" draw:text-style-name="P6" draw:layer="layout" svg:width="0.15cm" svg:height="0.217cm" svg:x="2.91cm" svg:y="7.33cm" svg:viewBox="0 0 151 218" svg:d="M122 25c-5-2-14-5-25-5-37 0-63 39-63 76 0 17 6 36 29 36 22 0 44-28 49-57zM7 187c9 6 24 10 40 10 25 0 45-13 53-54l5-22c-14 21-32 31-52 31-31 0-46-25-46-52 0-50 37-100 95-100 17 0 36 4 49 10l-24 123c-6 33-15 55-30 69-15 12-35 16-52 16-18 0-36-5-45-11z">
          <text:p/>
        </draw:path>
        <draw:path draw:style-name="gr6" draw:text-style-name="P6" draw:layer="layout" svg:width="0.098cm" svg:height="0.152cm" svg:x="3.078cm" svg:y="7.33cm" svg:viewBox="0 0 99 153" svg:d="M0 153l19-96c3-21 5-40 7-54h23c-1 10-3 21-4 32h1c9-20 25-35 45-35 3 0 6 0 8 0l-5 25c-2 0-5 0-7 0-22 0-42 28-49 63l-12 65z">
          <text:p/>
        </draw:path>
        <draw:path draw:style-name="gr6" draw:text-style-name="P6" draw:layer="layout" svg:width="0.143cm" svg:height="0.156cm" svg:x="3.172cm" svg:y="7.33cm" svg:viewBox="0 0 144 157" svg:d="M115 22c-3-1-8-2-17-2-39 0-72 40-72 83 0 16 6 33 27 33s46-28 54-69zM99 153c0-9 1-23 3-38h-1c-16 31-36 42-58 42-27 0-43-21-43-50 0-53 38-107 104-107 15 0 30 2 40 5l-15 79c-5 26-7 53-6 69z">
          <text:p/>
        </draw:path>
        <draw:path draw:style-name="gr6" draw:text-style-name="P6" draw:layer="layout" svg:width="0.105cm" svg:height="0.155cm" svg:x="3.326cm" svg:y="7.33cm" svg:viewBox="0 0 106 156" svg:d="M7 127c7 5 20 10 32 10 18 0 29-11 29-25 0-12-5-19-21-27-17-10-27-23-27-38 0-28 22-47 54-47 14 0 26 3 32 7l-7 19c-5-3-16-7-27-7-15 0-26 10-26 24 0 11 7 18 20 25 17 9 29 23 29 39 0 32-26 49-58 49-16 0-30-5-37-10z">
          <text:p/>
        </draw:path>
        <draw:path draw:style-name="gr6" draw:text-style-name="P6" draw:layer="layout" svg:width="0.14cm" svg:height="0.219cm" svg:x="3.447cm" svg:y="7.263cm" svg:viewBox="0 0 141 220" svg:d="M0 220l41-220h26l-18 97c13-18 31-30 54-30 17 0 38 11 38 41 0 7-1 17-3 24l-17 88h-26l18-86c1-5 2-13 2-21 0-13-7-24-25-24-20 0-44 23-51 56l-14 75z">
          <text:p/>
        </draw:path>
        <draw:path draw:style-name="gr6" draw:text-style-name="P6" draw:layer="layout" svg:width="0.157cm" svg:height="0.218cm" svg:x="3.589cm" svg:y="7.333cm" svg:viewBox="0 0 158 219" svg:d="M53 0l15 80c4 17 6 28 7 40h1c4-10 8-20 16-37l39-83h27l-56 113c-17 33-32 60-52 80-17 17-35 24-44 26l-6-22c6-3 17-7 27-15 10-7 21-19 29-35 1-3 1-4 1-7l-30-140z">
          <text:p/>
        </draw:path>
        <draw:path draw:style-name="gr6" draw:text-style-name="P6" draw:layer="layout" svg:width="0.14cm" svg:height="0.152cm" svg:x="3.746cm" svg:y="7.33cm" svg:viewBox="0 0 141 153" svg:d="M0 153l20-106c3-17 5-32 7-44h23l-4 29h1c13-21 34-32 56-32 18 0 38 10 38 41 0 8-1 17-3 25l-16 87h-26l17-86c0-6 1-13 1-19 0-16-5-27-23-27-19 0-45 23-52 60l-14 72z">
          <text:p/>
        </draw:path>
        <draw:path draw:style-name="gr6" draw:text-style-name="P6" draw:layer="layout" svg:width="0.061cm" svg:height="0.077cm" svg:x="3.889cm" svg:y="7.443cm" svg:viewBox="0 0 62 78" svg:d="M0 78c9-19 24-52 30-75l32-3c-12 27-32 61-43 76z">
          <text:p/>
        </draw:path>
        <draw:path draw:style-name="gr6" draw:text-style-name="P6" draw:layer="layout" svg:width="0.145cm" svg:height="0.204cm" svg:x="4.023cm" svg:y="7.278cm" svg:viewBox="0 0 146 205" svg:d="M0 205l3-17 30-26c55-45 86-76 86-109 0-15-7-31-31-31-19 0-33 8-42 15l-7-19c14-11 35-18 55-18 37 0 52 25 52 49 0 43-39 80-88 120l-17 14h86l-4 22z">
          <text:p/>
        </draw:path>
        <draw:path draw:style-name="gr6" draw:text-style-name="P6" draw:layer="layout" svg:width="0.138cm" svg:height="0.208cm" svg:x="4.188cm" svg:y="7.278cm" svg:viewBox="0 0 139 209" svg:d="M26 141c0 21 4 47 28 47 38 0 58-82 58-123 0-16-2-44-27-44-35 0-59 71-59 120zM139 63c0 67-32 146-88 146-38 0-51-31-51-69 0-67 35-140 88-140 38 0 51 32 51 63z">
          <text:p/>
        </draw:path>
        <draw:polygon draw:style-name="gr6" draw:text-style-name="P6" draw:layer="layout" svg:width="0.068cm" svg:height="0.2cm" svg:x="4.378cm" svg:y="7.282cm" svg:viewBox="0 0 69 201" draw:points="39,27 38,27 3,44 0,23 47,0 69,0 31,201 5,201">
          <text:p/>
        </draw:polygon>
        <draw:path draw:style-name="gr6" draw:text-style-name="P6" draw:layer="layout" svg:width="0.137cm" svg:height="0.208cm" svg:x="4.492cm" svg:y="7.278cm" svg:viewBox="0 0 138 209" svg:d="M26 141c0 21 4 47 28 47 37 0 59-82 59-123 0-16-3-44-28-44-35 0-59 71-59 120zM138 63c0 67-30 146-88 146-37 0-50-31-50-69 0-67 35-140 88-140 39 0 50 32 50 63z">
          <text:p/>
        </draw:path>
        <draw:frame draw:style-name="gr5" draw:text-style-name="P5" draw:layer="layout" svg:width="0.485cm" svg:height="0.485cm" svg:x="0.748cm" svg:y="13.87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6cm" svg:y="14.024cm" svg:viewBox="0 0 152 209" draw:points="61,22 0,22 4,0 152,0 148,22 87,22 51,209 25,209">
          <text:p/>
        </draw:polygon>
        <draw:path draw:style-name="gr6" draw:text-style-name="P6" draw:layer="layout" svg:width="0.158cm" svg:height="0.218cm" svg:x="1.463cm" svg:y="14.082cm" svg:viewBox="0 0 159 219" svg:d="M55 0l15 81c3 17 5 28 6 39h1c4-9 8-20 16-36l38-84h28l-57 114c-16 33-31 59-51 80-17 16-36 23-44 25l-7-22c7-2 18-6 28-14 11-8 22-20 30-35 1-2 1-4 0-7l-31-141z">
          <text:p/>
        </draw:path>
        <draw:path draw:style-name="gr6" draw:text-style-name="P6" draw:layer="layout" svg:width="0.224cm" svg:height="0.153cm" svg:x="1.621cm" svg:y="14.079cm" svg:viewBox="0 0 225 154" svg:d="M0 154l19-107c3-17 5-31 7-44h23l-4 28h1c14-20 33-31 53-31 23 0 34 15 35 33 13-21 32-33 55-33 17 0 36 11 36 39 0 7-1 17-3 26l-16 89h-25l16-87c1-6 2-14 2-20 0-16-6-26-23-26-18 0-40 22-46 55l-15 78h-24l16-89c2-7 2-12 2-18 0-13-3-26-22-26s-43 25-49 57l-14 76z">
          <text:p/>
        </draw:path>
        <draw:path draw:style-name="gr6" draw:text-style-name="P6" draw:layer="layout" svg:width="0.141cm" svg:height="0.156cm" svg:x="1.872cm" svg:y="14.079cm" svg:viewBox="0 0 142 157" svg:d="M26 95c0 24 15 42 37 42 30 0 53-39 53-74 0-17-8-43-35-43-32 0-55 40-55 75zM142 63c0 46-33 94-83 94-38 0-59-28-59-61 0-50 35-96 83-96 41 0 59 31 59 63z">
          <text:p/>
        </draw:path>
        <draw:path draw:style-name="gr6" draw:text-style-name="P6" draw:layer="layout" svg:width="0.112cm" svg:height="0.223cm" svg:x="2.034cm" svg:y="14.009cm" svg:viewBox="0 0 113 224" svg:d="M0 224l26-129h-20l4-22h19l2-8c4-20 11-39 24-51 10-9 23-14 36-14 10 0 17 2 22 4l-7 21c-4-2-9-3-15-3-20 0-30 20-35 44l-1 7h33l-4 22h-33l-24 129z">
          <text:p/>
        </draw:path>
        <draw:path draw:style-name="gr6" draw:text-style-name="P6" draw:layer="layout" svg:width="0.125cm" svg:height="0.156cm" svg:x="2.12cm" svg:y="14.079cm" svg:viewBox="0 0 126 157" svg:d="M78 20c-25 0-43 25-50 48 42 1 73-5 73-28 0-13-9-20-23-20zM107 145c-11 6-29 12-51 12-39 0-56-27-56-60 0-45 33-97 82-97 28 0 44 17 44 40 0 39-44 49-101 48-1 7 0 21 4 28 5 14 17 21 33 21 18 0 32-6 41-11z">
          <text:p/>
        </draw:path>
        <draw:path draw:style-name="gr6" draw:text-style-name="P6" draw:layer="layout" svg:width="0.157cm" svg:height="0.218cm" svg:x="2.237cm" svg:y="14.082cm" svg:viewBox="0 0 158 219" svg:d="M54 0l15 81c4 17 5 28 7 39h1c4-9 8-20 16-36l38-84h27l-56 114c-16 33-31 59-51 80-18 16-36 23-45 25l-6-22c6-2 17-6 27-14 11-8 22-20 30-35 1-2 1-4 1-7l-31-141z">
          <text:p/>
        </draw:path>
        <draw:path draw:style-name="gr6" draw:text-style-name="P6" draw:layer="layout" svg:width="0.154cm" svg:height="0.208cm" svg:x="2.467cm" svg:y="14.024cm" svg:viewBox="0 0 155 209" svg:d="M24 209l16-88-40-121h28l20 67c5 19 7 27 8 35h1c6-9 14-21 23-36l45-66h30l-88 121-18 88z">
          <text:p/>
        </draw:path>
        <draw:path draw:style-name="gr6" draw:text-style-name="P6" draw:layer="layout" svg:width="0.125cm" svg:height="0.156cm" svg:x="2.59cm" svg:y="14.079cm" svg:viewBox="0 0 126 157" svg:d="M77 20c-24 0-42 25-49 48 41 1 73-5 73-28 0-13-10-20-24-20zM107 145c-12 6-30 12-50 12-40 0-57-27-57-60 0-45 33-97 81-97 30 0 45 17 45 40 0 39-45 49-100 48-1 7-1 21 3 28 6 14 18 21 33 21 18 0 31-6 41-11z">
          <text:p/>
        </draw:path>
        <draw:path draw:style-name="gr6" draw:text-style-name="P6" draw:layer="layout" svg:width="0.133cm" svg:height="0.15cm" svg:x="2.736cm" svg:y="14.082cm" svg:viewBox="0 0 134 151" svg:d="M25 0l13 85c2 18 5 29 5 37h1c3-8 7-18 16-35l45-87h29l-84 151h-25l-25-151z">
          <text:p/>
        </draw:path>
        <draw:path draw:style-name="gr6" draw:text-style-name="P6" draw:layer="layout" svg:width="0.15cm" svg:height="0.217cm" svg:x="2.857cm" svg:y="14.079cm" svg:viewBox="0 0 151 218" svg:d="M123 26c-5-2-14-5-24-5-38 0-65 39-65 76 0 16 6 36 30 36 22 0 44-28 50-57zM7 188c9 6 24 10 40 10 26 0 46-13 55-54l4-23c-13 22-32 33-52 33-31 0-47-26-47-53 0-51 37-101 96-101 17 0 37 5 48 11l-23 123c-6 33-14 54-30 68-15 12-35 16-53 16s-36-4-45-10z">
          <text:p/>
        </draw:path>
        <draw:path draw:style-name="gr6" draw:text-style-name="P6" draw:layer="layout" svg:width="0.098cm" svg:height="0.153cm" svg:x="3.025cm" svg:y="14.079cm" svg:viewBox="0 0 99 154" svg:d="M0 154l18-97c3-20 6-40 7-54h23c-1 11-3 22-4 33h1c10-21 27-36 46-36 3 0 6 0 8 1l-5 25c-2 0-4-1-7-1-22 0-43 27-49 62l-13 67z">
          <text:p/>
        </draw:path>
        <draw:path draw:style-name="gr6" draw:text-style-name="P6" draw:layer="layout" svg:width="0.144cm" svg:height="0.156cm" svg:x="3.119cm" svg:y="14.079cm" svg:viewBox="0 0 145 157" svg:d="M116 23c-4-2-9-3-19-3-39 0-71 41-71 83 0 17 6 33 26 33 21 0 48-28 55-67zM98 154c0-9 3-23 5-39h-1c-17 31-38 42-59 42-27 0-43-21-43-49 0-52 38-108 104-108 15 0 30 3 41 6l-16 79c-5 26-7 52-6 69z">
          <text:p/>
        </draw:path>
        <draw:path draw:style-name="gr6" draw:text-style-name="P6" draw:layer="layout" svg:width="0.105cm" svg:height="0.156cm" svg:x="3.273cm" svg:y="14.079cm" svg:viewBox="0 0 106 157" svg:d="M8 128c7 4 19 9 33 9 17 0 28-11 28-24s-5-20-21-29c-18-9-28-23-28-38 0-26 24-46 55-46 14 0 26 4 31 8l-7 19c-5-3-14-7-26-7-15 0-26 10-26 23 0 11 7 17 21 25 16 9 27 22 27 40 0 31-25 49-56 49-17 0-32-5-39-10z">
          <text:p/>
        </draw:path>
        <draw:path draw:style-name="gr6" draw:text-style-name="P6" draw:layer="layout" svg:width="0.14cm" svg:height="0.219cm" svg:x="3.394cm" svg:y="14.013cm" svg:viewBox="0 0 141 220" svg:d="M0 220l43-220h25l-18 96c13-19 31-30 54-30 17 0 37 10 37 40 0 9-1 19-2 26l-17 88h-26l17-87c1-5 2-12 2-21 0-14-7-25-23-25-20 0-45 23-51 58l-14 75z">
          <text:p/>
        </draw:path>
        <draw:path draw:style-name="gr6" draw:text-style-name="P6" draw:layer="layout" svg:width="0.158cm" svg:height="0.218cm" svg:x="3.536cm" svg:y="14.082cm" svg:viewBox="0 0 159 219" svg:d="M54 0l15 81c3 17 5 28 6 39h1c4-9 8-20 16-36l38-84h29l-58 114c-16 33-31 59-51 80-17 16-35 23-43 25l-7-22c7-2 17-6 28-14 10-8 21-20 29-35 1-2 1-4 0-7l-30-141z">
          <text:p/>
        </draw:path>
        <draw:path draw:style-name="gr6" draw:text-style-name="P6" draw:layer="layout" svg:width="0.14cm" svg:height="0.153cm" svg:x="3.693cm" svg:y="14.079cm" svg:viewBox="0 0 141 154" svg:d="M0 154l20-107c4-17 6-31 7-44h23l-4 30h1c13-21 34-33 55-33 18 0 39 10 39 42 0 6-1 15-3 23l-17 89h-25l16-88c1-6 2-12 2-19 0-15-6-26-24-26s-44 22-51 59l-13 74z">
          <text:p/>
        </draw:path>
        <draw:path draw:style-name="gr6" draw:text-style-name="P6" draw:layer="layout" svg:width="0.061cm" svg:height="0.077cm" svg:x="3.836cm" svg:y="14.193cm" svg:viewBox="0 0 62 78" svg:d="M0 78c9-18 24-51 30-75l32-3c-11 27-31 61-42 76z">
          <text:p/>
        </draw:path>
        <draw:path draw:style-name="gr6" draw:text-style-name="P6" draw:layer="layout" svg:width="0.145cm" svg:height="0.204cm" svg:x="3.97cm" svg:y="14.028cm" svg:viewBox="0 0 146 205" svg:d="M0 205l4-17 30-25c53-46 85-77 85-111 0-14-8-30-31-30-18 0-32 8-42 14l-6-18c14-11 34-18 53-18 38 0 53 25 53 49 0 44-40 81-87 120l-17 13v1h84l-4 22z">
          <text:p/>
        </draw:path>
        <draw:path draw:style-name="gr6" draw:text-style-name="P6" draw:layer="layout" svg:width="0.137cm" svg:height="0.207cm" svg:x="4.136cm" svg:y="14.028cm" svg:viewBox="0 0 138 208" svg:d="M25 139c0 23 4 49 29 49 38 0 58-83 58-124 0-16-2-44-26-44-35 0-61 71-61 119zM138 63c0 66-31 145-87 145-38 0-51-30-51-70 0-66 34-138 88-138 39 0 50 32 50 63z">
          <text:p/>
        </draw:path>
        <draw:polygon draw:style-name="gr6" draw:text-style-name="P6" draw:layer="layout" svg:width="0.067cm" svg:height="0.201cm" svg:x="4.326cm" svg:y="14.031cm" svg:viewBox="0 0 68 202" draw:points="37,26 2,43 0,23 45,0 68,0 29,202 4,202">
          <text:p/>
        </draw:polygon>
        <draw:path draw:style-name="gr6" draw:text-style-name="P6" draw:layer="layout" svg:width="0.138cm" svg:height="0.207cm" svg:x="4.439cm" svg:y="14.028cm" svg:viewBox="0 0 139 208" svg:d="M27 139c0 23 4 49 28 49 38 0 58-83 58-124 0-16-2-44-27-44-35 0-59 71-59 119zM139 63c0 66-31 145-87 145-39 0-52-30-52-70 0-66 36-138 89-138 38 0 50 32 50 63z">
          <text:p/>
        </draw:path>
        <draw:frame draw:style-name="gr5" draw:text-style-name="P5" draw:layer="layout" svg:width="0.485cm" svg:height="0.485cm" svg:x="0.766cm" svg:y="20.82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77cm" svg:y="20.974cm" svg:viewBox="0 0 153 209" draw:points="61,22 0,22 5,0 153,0 149,22 88,22 52,209 26,209">
          <text:p/>
        </draw:polygon>
        <draw:path draw:style-name="gr6" draw:text-style-name="P6" draw:layer="layout" svg:width="0.158cm" svg:height="0.218cm" svg:x="1.481cm" svg:y="21.033cm" svg:viewBox="0 0 159 219" svg:d="M55 0l14 80c4 18 6 28 7 40h1c4-10 8-20 16-37l38-83h28l-57 113c-16 33-31 59-51 80-17 17-35 24-45 26l-6-23c6-1 18-5 28-14 11-8 22-19 29-34 2-3 2-4 1-7l-30-141z">
          <text:p/>
        </draw:path>
        <draw:path draw:style-name="gr6" draw:text-style-name="P6" draw:layer="layout" svg:width="0.224cm" svg:height="0.153cm" svg:x="1.639cm" svg:y="21.029cm" svg:viewBox="0 0 225 154" svg:d="M0 154l19-106c3-16 5-32 7-44h23l-3 29h1c13-22 32-33 52-33 23 0 33 15 35 35 13-23 32-34 54-35 18 0 37 12 37 41 0 6-1 16-3 25l-16 88h-25l16-86c1-6 2-13 2-20 0-15-6-26-23-26-18 0-40 23-47 55l-14 77h-24l16-87c2-7 2-13 2-19 0-12-3-26-22-26s-42 25-49 57l-14 75z">
          <text:p/>
        </draw:path>
        <draw:path draw:style-name="gr6" draw:text-style-name="P6" draw:layer="layout" svg:width="0.142cm" svg:height="0.157cm" svg:x="1.889cm" svg:y="21.029cm" svg:viewBox="0 0 143 158" svg:d="M28 94c0 26 14 43 35 43 31 0 53-40 53-74 0-18-8-42-35-42-32 0-53 39-53 73zM143 63c0 45-33 95-83 95-38 0-60-28-60-63 0-49 36-95 84-95 41 0 59 31 59 63z">
          <text:p/>
        </draw:path>
        <draw:path draw:style-name="gr6" draw:text-style-name="P6" draw:layer="layout" svg:width="0.11cm" svg:height="0.223cm" svg:x="2.052cm" svg:y="20.959cm" svg:viewBox="0 0 111 224" svg:d="M0 224l24-129h-19l3-20h20l2-8c4-21 11-40 24-53 10-9 23-14 36-14 11 0 18 2 21 5l-5 21c-4-2-9-3-16-3-21 0-31 20-35 45l-1 7h33l-4 20h-33l-25 129z">
          <text:p/>
        </draw:path>
        <draw:path draw:style-name="gr6" draw:text-style-name="P6" draw:layer="layout" svg:width="0.125cm" svg:height="0.157cm" svg:x="2.137cm" svg:y="21.029cm" svg:viewBox="0 0 126 158" svg:d="M79 20c-24 0-44 25-50 48 41 1 73-5 73-28 0-13-9-20-23-20zM108 146c-12 6-30 12-50 12-41 0-58-27-58-61 0-46 34-97 83-97 28 0 43 17 43 39 0 39-44 49-100 48-1 7 0 21 3 30 6 14 18 20 35 20s31-5 40-10z">
          <text:p/>
        </draw:path>
        <draw:path draw:style-name="gr6" draw:text-style-name="P6" draw:layer="layout" svg:width="0.157cm" svg:height="0.218cm" svg:x="2.255cm" svg:y="21.033cm" svg:viewBox="0 0 158 219" svg:d="M54 0l15 80c3 18 5 28 7 40h1c4-10 8-20 16-37l38-83h27l-56 113c-16 33-32 59-52 80-16 17-36 24-44 26l-6-23c6-1 17-5 28-14 10-8 21-19 29-34 1-3 1-4 1-7l-30-141z">
          <text:p/>
        </draw:path>
        <draw:path draw:style-name="gr6" draw:text-style-name="P6" draw:layer="layout" svg:width="0.154cm" svg:height="0.208cm" svg:x="2.485cm" svg:y="20.974cm" svg:viewBox="0 0 155 209" svg:d="M24 209l17-86-41-123h27l22 69c5 18 7 27 8 34h1c5-8 12-20 22-35l45-68h30l-88 123-17 86z">
          <text:p/>
        </draw:path>
        <draw:path draw:style-name="gr6" draw:text-style-name="P6" draw:layer="layout" svg:width="0.125cm" svg:height="0.157cm" svg:x="2.608cm" svg:y="21.029cm" svg:viewBox="0 0 126 158" svg:d="M77 20c-24 0-42 25-49 48 41 1 73-5 73-28 0-13-9-20-24-20zM107 146c-11 6-31 12-51 12-39 0-56-27-56-61 0-46 33-97 82-97 28 0 44 17 44 39 0 39-44 49-101 48-1 7 0 21 4 30 6 14 17 20 33 20 19 0 32-5 41-10z">
          <text:p/>
        </draw:path>
        <draw:path draw:style-name="gr6" draw:text-style-name="P6" draw:layer="layout" svg:width="0.134cm" svg:height="0.149cm" svg:x="2.753cm" svg:y="21.033cm" svg:viewBox="0 0 135 150" svg:d="M26 0l13 86c2 17 4 28 5 37h1c3-8 7-18 16-35l45-88h29l-84 150h-25l-26-150z">
          <text:p/>
        </draw:path>
        <draw:path draw:style-name="gr6" draw:text-style-name="P6" draw:layer="layout" svg:width="0.15cm" svg:height="0.218cm" svg:x="2.875cm" svg:y="21.029cm" svg:viewBox="0 0 151 219" svg:d="M123 26c-5-2-14-5-25-5-37 0-63 39-63 76 0 16 6 37 29 37 22 0 44-29 50-58zM7 188c9 6 25 10 41 10 25 0 45-13 53-53l5-24c-14 22-32 33-52 33-31 0-47-26-47-52 0-52 38-102 96-102 17 0 36 6 48 11l-23 125c-6 31-14 53-30 66-15 13-35 17-52 17-19 0-37-5-46-11z">
          <text:p/>
        </draw:path>
        <draw:path draw:style-name="gr6" draw:text-style-name="P6" draw:layer="layout" svg:width="0.098cm" svg:height="0.153cm" svg:x="3.043cm" svg:y="21.029cm" svg:viewBox="0 0 99 154" svg:d="M0 154l18-96c3-19 6-41 7-54h24c-1 10-3 22-5 33h2c9-21 25-37 45-37 3 0 6 1 8 1l-5 26c-2 0-5 0-7 0-22 0-43 26-50 61l-12 66z">
          <text:p/>
        </draw:path>
        <draw:path draw:style-name="gr6" draw:text-style-name="P6" draw:layer="layout" svg:width="0.144cm" svg:height="0.157cm" svg:x="3.137cm" svg:y="21.029cm" svg:viewBox="0 0 145 158" svg:d="M116 23c-4-2-9-2-18-2-40 0-72 40-72 82 0 17 6 34 26 34 21 0 48-29 55-69zM99 154c0-9 1-23 3-39-16 32-38 43-59 43-27 0-43-21-43-51 0-52 38-107 104-107 15 0 30 3 41 6l-16 78c-5 27-7 54-6 70z">
          <text:p/>
        </draw:path>
        <draw:path draw:style-name="gr6" draw:text-style-name="P6" draw:layer="layout" svg:width="0.105cm" svg:height="0.156cm" svg:x="3.291cm" svg:y="21.029cm" svg:viewBox="0 0 106 157" svg:d="M7 127c7 6 21 11 33 11 18 0 29-13 29-26 0-11-5-19-21-28-17-9-27-22-27-38 0-26 22-46 54-46 14 0 26 4 31 8l-7 19c-5-3-14-7-26-7-15 0-26 10-26 23 0 11 7 18 21 25 16 9 27 22 27 39 0 32-25 50-56 50-17 0-32-5-39-10z">
          <text:p/>
        </draw:path>
        <draw:path draw:style-name="gr6" draw:text-style-name="P6" draw:layer="layout" svg:width="0.14cm" svg:height="0.219cm" svg:x="3.412cm" svg:y="20.963cm" svg:viewBox="0 0 141 220" svg:d="M0 220l42-220h25l-18 96c13-18 31-30 54-30 17 0 38 11 38 41 0 7-1 17-3 25l-17 88h-26l17-87c1-5 2-13 2-21 0-13-7-24-24-24-19 0-44 23-50 56l-14 76z">
          <text:p/>
        </draw:path>
        <draw:path draw:style-name="gr6" draw:text-style-name="P6" draw:layer="layout" svg:width="0.157cm" svg:height="0.218cm" svg:x="3.554cm" svg:y="21.033cm" svg:viewBox="0 0 158 219" svg:d="M54 0l15 80c3 18 5 28 6 40h1c4-10 8-20 16-37l38-83h28l-57 113c-16 33-31 59-51 80-17 17-35 24-43 26l-7-23c7-1 17-5 27-14 11-8 21-19 29-34 1-3 1-4 1-7l-30-141z">
          <text:p/>
        </draw:path>
        <draw:path draw:style-name="gr6" draw:text-style-name="P6" draw:layer="layout" svg:width="0.14cm" svg:height="0.153cm" svg:x="3.711cm" svg:y="21.029cm" svg:viewBox="0 0 141 154" svg:d="M0 154l20-106c3-16 5-32 7-44h23l-4 30h1c13-22 34-34 55-34 19 0 39 11 39 43 0 6-1 16-3 24l-16 87h-27l18-86c1-6 2-13 2-20 0-14-7-26-25-26s-44 23-51 59l-14 73z">
          <text:p/>
        </draw:path>
        <draw:path draw:style-name="gr6" draw:text-style-name="P6" draw:layer="layout" svg:width="0.061cm" svg:height="0.078cm" svg:x="3.854cm" svg:y="21.143cm" svg:viewBox="0 0 62 79" svg:d="M0 79c9-20 25-53 31-76l31-3c-11 26-31 61-41 76z">
          <text:p/>
        </draw:path>
        <draw:path draw:style-name="gr6" draw:text-style-name="P6" draw:layer="layout" svg:width="0.145cm" svg:height="0.203cm" svg:x="3.988cm" svg:y="20.979cm" svg:viewBox="0 0 146 204" svg:d="M0 204l4-17 29-25c54-45 87-76 87-109 0-15-9-32-33-32-17 0-32 8-41 15l-6-19c14-11 34-17 53-17 39 0 53 24 53 49 0 43-40 79-88 119l-17 14v1h86l-4 21z">
          <text:p/>
        </draw:path>
        <draw:path draw:style-name="gr6" draw:text-style-name="P6" draw:layer="layout" svg:width="0.138cm" svg:height="0.207cm" svg:x="4.153cm" svg:y="20.979cm" svg:viewBox="0 0 139 208" svg:d="M27 140c0 21 4 47 28 47 38 0 58-82 58-123 0-15-2-44-27-44-35 0-59 71-59 120zM139 63c0 65-31 145-87 145-38 0-52-31-52-69 0-67 36-139 89-139 38 0 50 31 50 63z">
          <text:p/>
        </draw:path>
        <draw:polygon draw:style-name="gr6" draw:text-style-name="P6" draw:layer="layout" svg:width="0.068cm" svg:height="0.201cm" svg:x="4.343cm" svg:y="20.981cm" svg:viewBox="0 0 69 202" draw:points="38,28 3,45 0,25 47,0 69,0 30,202 5,202">
          <text:p/>
        </draw:polygon>
        <draw:path draw:style-name="gr6" draw:text-style-name="P6" draw:layer="layout" svg:width="0.137cm" svg:height="0.207cm" svg:x="4.457cm" svg:y="20.979cm" svg:viewBox="0 0 138 208" svg:d="M26 140c0 21 4 47 28 47 37 0 58-82 58-123 0-15-2-44-27-44-35 0-59 71-59 120zM138 63c0 65-31 145-88 145-37 0-50-31-50-69 0-67 35-139 88-139 38 0 50 31 50 63z">
          <text:p/>
        </draw:path>
        <draw:frame draw:style-name="gr5" draw:text-style-name="P5" draw:layer="layout" svg:width="0.485cm" svg:height="0.485cm" svg:x="0.803cm" svg:y="27.66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415cm" svg:y="27.812cm" svg:viewBox="0 0 153 209" draw:points="62,22 0,22 4,0 153,0 148,22 87,22 52,209 26,209">
          <text:p/>
        </draw:polygon>
        <draw:path draw:style-name="gr6" draw:text-style-name="P6" draw:layer="layout" svg:width="0.158cm" svg:height="0.217cm" svg:x="1.518cm" svg:y="27.871cm" svg:viewBox="0 0 159 218" svg:d="M54 0l15 81c4 17 5 29 7 39 4-9 9-20 16-36l40-84h27l-57 115c-16 32-31 58-52 78-17 17-35 24-43 25l-7-22c7-2 18-6 28-14 10-7 21-20 29-34 1-3 1-4 1-7l-30-141z">
          <text:p/>
        </draw:path>
        <draw:path draw:style-name="gr6" draw:text-style-name="P6" draw:layer="layout" svg:width="0.224cm" svg:height="0.153cm" svg:x="1.676cm" svg:y="27.867cm" svg:viewBox="0 0 225 154" svg:d="M0 154l21-106c3-17 5-32 6-44h23l-4 28h1c14-21 32-32 52-32 23 0 34 15 35 34 14-22 33-34 55-34 17 0 36 11 36 40 0 7-1 18-2 26l-17 88h-25l16-86c1-6 2-13 2-19 0-17-5-27-22-27-19 0-41 22-47 56l-14 76h-25l16-88c2-7 2-12 2-18 0-13-3-26-22-26-18 0-42 25-47 57l-14 75z">
          <text:p/>
        </draw:path>
        <draw:path draw:style-name="gr6" draw:text-style-name="P6" draw:layer="layout" svg:width="0.141cm" svg:height="0.156cm" svg:x="1.927cm" svg:y="27.867cm" svg:viewBox="0 0 142 157" svg:d="M26 94c0 25 14 43 36 43 30 0 53-40 53-75 0-17-8-41-35-41-32 0-54 39-54 73zM142 62c0 47-33 95-84 95-37 0-58-29-58-62 0-49 34-95 83-95 41 0 59 31 59 62z">
          <text:p/>
        </draw:path>
        <draw:path draw:style-name="gr6" draw:text-style-name="P6" draw:layer="layout" svg:width="0.111cm" svg:height="0.222cm" svg:x="2.089cm" svg:y="27.798cm" svg:viewBox="0 0 112 223" svg:d="M0 223l25-129h-20l4-20h20l1-8c4-22 11-41 25-53 10-9 23-13 36-13 10 0 17 2 21 3l-6 21c-4-2-9-3-15-3-20 0-30 20-34 45l-3 8h34l-3 20h-35l-24 129z">
          <text:p/>
        </draw:path>
        <draw:path draw:style-name="gr6" draw:text-style-name="P6" draw:layer="layout" svg:width="0.125cm" svg:height="0.156cm" svg:x="2.175cm" svg:y="27.867cm" svg:viewBox="0 0 126 157" svg:d="M79 21c-25 0-43 23-50 46 41 1 72-5 72-28 0-11-9-18-22-18zM107 146c-11 6-29 11-50 11-39 0-57-28-57-61 0-44 34-96 82-96 29 0 44 17 44 39 0 39-44 50-99 49-2 6-1 20 3 28 6 13 18 21 33 21 18 0 31-7 40-12z">
          <text:p/>
        </draw:path>
        <draw:path draw:style-name="gr6" draw:text-style-name="P6" draw:layer="layout" svg:width="0.157cm" svg:height="0.217cm" svg:x="2.292cm" svg:y="27.871cm" svg:viewBox="0 0 158 218" svg:d="M54 0l15 81c3 17 5 29 6 39h1c4-9 8-20 16-36l38-84h28l-57 115c-16 32-31 58-51 78-17 17-35 24-44 25l-6-22c6-2 17-6 28-14 10-7 20-20 29-34 1-3 1-4 0-7l-30-141z">
          <text:p/>
        </draw:path>
        <draw:path draw:style-name="gr6" draw:text-style-name="P6" draw:layer="layout" svg:width="0.154cm" svg:height="0.208cm" svg:x="2.523cm" svg:y="27.812cm" svg:viewBox="0 0 155 209" svg:d="M24 209l17-87-41-122h28l20 68c5 19 7 27 9 35 6-8 13-20 22-36l46-67h30l-89 122-16 87z">
          <text:p/>
        </draw:path>
        <draw:path draw:style-name="gr6" draw:text-style-name="P6" draw:layer="layout" svg:width="0.125cm" svg:height="0.156cm" svg:x="2.645cm" svg:y="27.867cm" svg:viewBox="0 0 126 157" svg:d="M79 21c-25 0-44 23-50 46 41 1 73-5 73-28 0-11-10-18-23-18zM107 146c-11 6-29 11-49 11-41 0-58-28-58-61 0-44 33-96 83-96 28 0 43 17 43 39 0 39-44 50-100 49-1 6 0 20 3 28 6 13 19 21 34 21 18 0 31-7 40-12z">
          <text:p/>
        </draw:path>
        <draw:path draw:style-name="gr6" draw:text-style-name="P6" draw:layer="layout" svg:width="0.134cm" svg:height="0.149cm" svg:x="2.791cm" svg:y="27.871cm" svg:viewBox="0 0 135 150" svg:d="M26 0l13 86c2 17 4 29 4 36h1c3-7 8-17 16-34l46-88h29l-84 150h-25l-26-150z">
          <text:p/>
        </draw:path>
        <draw:path draw:style-name="gr6" draw:text-style-name="P6" draw:layer="layout" svg:width="0.15cm" svg:height="0.217cm" svg:x="2.913cm" svg:y="27.867cm" svg:viewBox="0 0 151 218" svg:d="M122 27c-4-2-14-5-24-5-38 0-64 39-64 76 0 17 6 36 29 36 22 0 44-28 50-57zM7 188c9 6 25 10 40 10 26 0 45-13 54-53l5-23h-1c-13 22-31 32-52 32-30 0-46-25-46-52 0-50 38-102 95-102 18 0 37 5 49 11l-24 124c-5 32-14 53-30 67-15 13-35 16-52 16-18 0-36-3-45-10z">
          <text:p/>
        </draw:path>
        <draw:path draw:style-name="gr6" draw:text-style-name="P6" draw:layer="layout" svg:width="0.098cm" svg:height="0.153cm" svg:x="3.08cm" svg:y="27.867cm" svg:viewBox="0 0 99 154" svg:d="M0 154l18-96c4-20 6-40 8-54h22c-1 10-2 22-4 33h1c10-21 26-37 47-37 2 0 5 0 7 1l-5 27c-1-1-4-1-7-1-23 0-43 27-49 62l-13 65z">
          <text:p/>
        </draw:path>
        <draw:path draw:style-name="gr6" draw:text-style-name="P6" draw:layer="layout" svg:width="0.144cm" svg:height="0.156cm" svg:x="3.174cm" svg:y="27.867cm" svg:viewBox="0 0 145 157" svg:d="M116 23c-4-1-9-2-18-2-38 0-71 40-71 81 0 17 6 35 26 35 22 0 47-29 55-69zM99 154c0-9 2-24 4-39h-1c-16 32-37 42-59 42-26 0-43-20-43-50 0-52 38-107 105-107 14 0 30 3 40 6l-16 78c-4 26-6 53-5 70z">
          <text:p/>
        </draw:path>
        <draw:path draw:style-name="gr6" draw:text-style-name="P6" draw:layer="layout" svg:width="0.105cm" svg:height="0.156cm" svg:x="3.329cm" svg:y="27.867cm" svg:viewBox="0 0 106 157" svg:d="M7 128c7 4 20 9 32 9 17 0 28-11 28-24s-5-20-21-28c-17-10-27-24-27-39 0-25 23-46 55-46 14 0 26 4 32 8l-8 20c-4-4-15-7-26-7-16 0-27 9-27 22 0 11 7 17 21 25 16 9 29 22 29 39 0 33-27 50-58 50-16 0-31-4-37-10z">
          <text:p/>
        </draw:path>
        <draw:path draw:style-name="gr6" draw:text-style-name="P6" draw:layer="layout" svg:width="0.14cm" svg:height="0.219cm" svg:x="3.449cm" svg:y="27.801cm" svg:viewBox="0 0 141 220" svg:d="M0 220l42-220h26l-19 96h1c13-18 31-30 54-30 17 0 37 10 37 40 0 8-1 18-2 25l-17 89h-25l16-88c1-5 2-11 2-20 0-14-6-24-24-24-20 0-45 23-51 56l-14 76z">
          <text:p/>
        </draw:path>
        <draw:path draw:style-name="gr6" draw:text-style-name="P6" draw:layer="layout" svg:width="0.158cm" svg:height="0.217cm" svg:x="3.591cm" svg:y="27.871cm" svg:viewBox="0 0 159 218" svg:d="M54 0l15 81c3 17 5 29 7 39 4-9 9-20 16-36l39-84h28l-56 115c-18 32-33 58-53 78-17 17-35 24-43 25l-7-22c7-2 18-6 28-14 10-7 21-20 29-34 1-3 1-4 0-7l-29-141z">
          <text:p/>
        </draw:path>
        <draw:path draw:style-name="gr6" draw:text-style-name="P6" draw:layer="layout" svg:width="0.139cm" svg:height="0.153cm" svg:x="3.749cm" svg:y="27.867cm" svg:viewBox="0 0 140 154" svg:d="M0 154l19-106c4-17 6-32 8-44h22l-3 30c14-22 35-34 57-34 18 0 37 10 37 43 0 7-1 16-2 24l-17 87h-25l16-87c1-6 2-12 2-18 0-16-6-27-23-27-20 0-46 23-52 60l-14 72z">
          <text:p/>
        </draw:path>
        <draw:path draw:style-name="gr6" draw:text-style-name="P6" draw:layer="layout" svg:width="0.061cm" svg:height="0.077cm" svg:x="3.891cm" svg:y="27.981cm" svg:viewBox="0 0 62 78" svg:d="M0 78c10-18 24-51 30-74l32-4c-11 28-31 62-42 76z">
          <text:p/>
        </draw:path>
        <draw:path draw:style-name="gr6" draw:text-style-name="P6" draw:layer="layout" svg:width="0.144cm" svg:height="0.204cm" svg:x="4.026cm" svg:y="27.816cm" svg:viewBox="0 0 145 205" svg:d="M0 205l3-17 30-25c55-45 86-78 86-111 0-14-8-30-31-30-19 0-33 8-42 15l-7-19c14-10 35-18 55-18 37 0 51 25 51 49 0 43-38 81-87 121l-17 12v1h85l-4 22z">
          <text:p/>
        </draw:path>
        <draw:path draw:style-name="gr6" draw:text-style-name="P6" draw:layer="layout" svg:width="0.137cm" svg:height="0.207cm" svg:x="4.191cm" svg:y="27.816cm" svg:viewBox="0 0 138 208" svg:d="M25 141c0 21 4 47 29 47 37 0 58-82 58-122 0-17-2-46-27-46-35 0-60 72-60 121zM138 64c0 66-32 144-88 144-37 0-50-30-50-68 0-67 35-140 87-140 40 0 51 33 51 64z">
          <text:p/>
        </draw:path>
        <draw:polygon draw:style-name="gr6" draw:text-style-name="P6" draw:layer="layout" svg:width="0.067cm" svg:height="0.2cm" svg:x="4.381cm" svg:y="27.82cm" svg:viewBox="0 0 68 201" draw:points="38,25 3,43 0,22 47,0 68,0 30,201 5,201">
          <text:p/>
        </draw:polygon>
        <draw:path draw:style-name="gr6" draw:text-style-name="P6" draw:layer="layout" svg:width="0.138cm" svg:height="0.207cm" svg:x="4.494cm" svg:y="27.816cm" svg:viewBox="0 0 139 208" svg:d="M26 141c0 21 4 47 28 47 38 0 59-82 59-122 0-17-2-46-28-46-35 0-59 72-59 121zM139 64c0 66-31 144-88 144-37 0-51-30-51-68 0-67 35-140 88-140 39 0 51 33 51 64z">
          <text:p/>
        </draw:path>
        <draw:polygon draw:style-name="gr2" draw:text-style-name="P2" draw:layer="layout" svg:width="10.107cm" svg:height="6.706cm" svg:x="10.605cm" svg:y="1.195cm" svg:viewBox="0 0 10108 6707" draw:points="10108,6707 0,6707 0,0 10108,0">
          <text:p/>
        </draw:polygon>
        <draw:polygon draw:style-name="gr3" draw:text-style-name="P3" draw:layer="layout" svg:width="10.107cm" svg:height="2.26cm" svg:x="10.605cm" svg:y="1.195cm" svg:viewBox="0 0 10108 2261" draw:points="10108,2261 0,2261 0,0 10108,0">
          <text:p/>
        </draw:polygon>
        <draw:path draw:style-name="gr2" draw:text-style-name="P2" draw:layer="layout" svg:width="0.684cm" svg:height="0.889cm" svg:x="16.013cm" svg:y="2.596cm" svg:viewBox="0 0 685 890" svg:d="M367 890c-131 0-263-46-367-138l113-135c78 64 159 105 258 105 78 0 125-31 125-81v-3c0-48-30-73-174-110-174-45-288-93-288-265v-2c0-157 127-261 304-261 126 0 233 40 321 110l-99 143c-77-53-152-85-225-85s-111 33-111 75v3c0 57 37 75 187 113 175 46 274 109 274 261v2c0 172-131 268-318 268z">
          <text:p/>
        </draw:path>
        <draw:polygon draw:style-name="gr2" draw:text-style-name="P2" draw:layer="layout" svg:width="0.716cm" svg:height="0.864cm" svg:x="16.782cm" svg:y="2.609cm" svg:viewBox="0 0 717 865" draw:points="454,175 454,865 264,865 264,175 0,175 0,0 717,0 717,175">
          <text:p/>
        </draw:polygon>
        <draw:path draw:style-name="gr2" draw:text-style-name="P2" draw:layer="layout" svg:width="0.918cm" svg:height="0.893cm" svg:x="17.568cm" svg:y="2.594cm" svg:viewBox="0 0 919 894" svg:d="M721 447c0-149-109-272-262-272-154 0-260 121-260 269v3c0 149 108 272 262 272 153 0 260-121 260-270zM459 894c-268 0-459-198-459-445v-2c0-246 194-447 461-447s458 198 458 444v3c0 246-193 447-460 447z">
          <text:p/>
        </draw:path>
        <draw:path draw:style-name="gr2" draw:text-style-name="P2" draw:layer="layout" svg:width="0.747cm" svg:height="0.864cm" svg:x="18.655cm" svg:y="2.609cm" svg:viewBox="0 0 748 865" svg:d="M530 295c0-82-57-124-150-124h-189v249h193c93 0 146-50 146-123zM526 865l-186-277h-149v277h-191v-865h396c204 0 326 107 326 285v2c0 141-75 228-185 269l211 309z">
          <text:p/>
        </draw:path>
        <draw:polygon draw:style-name="gr2" draw:text-style-name="P2" draw:layer="layout" svg:width="0.854cm" svg:height="0.864cm" svg:x="19.428cm" svg:y="2.609cm" svg:viewBox="0 0 855 865" draw:points="522,520 522,865 332,865 332,524 0,0 222,0 428,346 638,0 855,0">
          <text:p/>
        </draw:polygon>
        <draw:path draw:style-name="gr4" draw:text-style-name="P4" draw:layer="layout" svg:width="0.289cm" svg:height="0.29cm" svg:x="12.101cm" svg:y="4.274cm" svg:viewBox="0 0 290 291" svg:d="M145 24l-77 166h153zM266 291l-36-80h-171l-37 80h-22l134-291h22l134 291z">
          <text:p/>
        </draw:path>
        <draw:path draw:style-name="gr4" draw:text-style-name="P4" draw:layer="layout" svg:width="0.209cm" svg:height="0.305cm" svg:x="12.422cm" svg:y="4.264cm" svg:viewBox="0 0 210 306" svg:d="M191 196c0-55-43-91-87-91-45 0-82 33-82 90v1c0 55 38 91 82 91s87-37 87-90zM190 301v-47c-18 28-46 52-88 52-50 0-102-41-102-109v-1c0-69 52-111 102-111 42 0 70 24 88 51v-136h20v301z">
          <text:p/>
        </draw:path>
        <draw:path draw:style-name="gr4" draw:text-style-name="P4" draw:layer="layout" svg:width="0.318cm" svg:height="0.215cm" svg:x="12.707cm" svg:y="4.349cm" svg:viewBox="0 0 319 216" svg:d="M298 216v-124c0-46-23-73-62-73-35 0-66 28-66 75v122h-20v-126c0-43-25-71-62-71-38 0-67 34-67 76v121h-21v-211h21v39c13-23 32-44 70-44 36 0 60 21 71 47 14-25 36-47 76-47 50 0 81 35 81 89v127z">
          <text:p/>
        </draw:path>
        <draw:path draw:style-name="gr4" draw:text-style-name="P4" draw:layer="layout" svg:width="0.025cm" svg:height="0.292cm" svg:x="13.099cm" svg:y="4.272cm" svg:viewBox="0 0 26 293" svg:d="M3 82h21v211h-21zM0 0h26v28h-26z">
          <text:p/>
        </draw:path>
        <draw:path draw:style-name="gr4" draw:text-style-name="P4" draw:layer="layout" svg:width="0.18cm" svg:height="0.215cm" svg:x="13.201cm" svg:y="4.349cm" svg:viewBox="0 0 181 216" svg:d="M161 216v-124c0-44-25-73-68-73-41 0-73 32-73 76v121h-20v-211h20v40c14-25 38-45 76-45 54 0 85 37 85 88v128z">
          <text:p/>
        </draw:path>
        <draw:path draw:style-name="gr4" draw:text-style-name="P4" draw:layer="layout" svg:width="0.025cm" svg:height="0.292cm" svg:x="13.454cm" svg:y="4.272cm" svg:viewBox="0 0 26 293" svg:d="M2 82h21v211h-21zM0 0h26v28h-26z">
          <text:p/>
        </draw:path>
        <draw:path draw:style-name="gr4" draw:text-style-name="P4" draw:layer="layout" svg:width="0.158cm" svg:height="0.218cm" svg:x="13.538cm" svg:y="4.35cm" svg:viewBox="0 0 159 219" svg:d="M86 219c-31 0-64-12-86-30l12-16c23 17 48 27 75 27 28 0 52-15 52-40s-28-34-57-42c-34-10-72-21-72-59v-1c0-33 28-58 69-58 25 0 55 9 76 23l-11 17c-20-13-44-21-66-21-28 0-47 16-47 37v1c0 23 28 32 58 40 34 11 70 23 70 60v1c0 37-33 61-73 61z">
          <text:p/>
        </draw:path>
        <draw:path draw:style-name="gr4" draw:text-style-name="P4" draw:layer="layout" svg:width="0.124cm" svg:height="0.281cm" svg:x="13.737cm" svg:y="4.287cm" svg:viewBox="0 0 125 282" svg:d="M90 282c-33 0-60-18-60-58v-137h-30v-19h30v-68h20v68h75v19h-75v135c0 30 18 41 43 41 11 0 19-2 31-8v19c-10 5-21 8-34 8z">
          <text:p/>
        </draw:path>
        <draw:path draw:style-name="gr4" draw:text-style-name="P4" draw:layer="layout" svg:width="0.113cm" svg:height="0.213cm" svg:x="13.921cm" svg:y="4.351cm" svg:viewBox="0 0 114 214" svg:d="M112 23c-49 0-92 37-92 105v86h-20v-211h20v61c17-37 52-66 94-64v23z">
          <text:p/>
        </draw:path>
        <draw:path draw:style-name="gr4" draw:text-style-name="P4" draw:layer="layout" svg:width="0.181cm" svg:height="0.218cm" svg:x="14.058cm" svg:y="4.351cm" svg:viewBox="0 0 182 219" svg:d="M162 112c-17-5-41-10-71-10-45 0-70 20-70 49v1c0 30 29 48 62 48 43 0 79-26 79-64zM162 214v-35c-14 20-40 40-80 40s-82-22-82-66v-1c0-43 37-69 93-69 29 0 49 4 69 9v-9c0-42-26-64-69-64-27 0-48 7-67 17l-7-18c23-11 45-18 75-18 54 0 88 28 88 82v132z">
          <text:p/>
        </draw:path>
        <draw:path draw:style-name="gr4" draw:text-style-name="P4" draw:layer="layout" svg:width="0.124cm" svg:height="0.281cm" svg:x="14.29cm" svg:y="4.287cm" svg:viewBox="0 0 125 282" svg:d="M90 282c-32 0-60-18-60-58v-137h-30v-19h30v-68h21v68h74v19h-74v135c0 30 18 41 42 41 11 0 19-2 31-8v19c-10 5-21 8-34 8z">
          <text:p/>
        </draw:path>
        <draw:path draw:style-name="gr4" draw:text-style-name="P4" draw:layer="layout" svg:width="0.216cm" svg:height="0.22cm" svg:x="14.453cm" svg:y="4.349cm" svg:viewBox="0 0 217 221" svg:d="M195 110c0-50-38-91-86-91-51 0-87 41-87 90v1c0 52 39 92 87 92 50 0 86-41 86-91zM109 221c-64 0-109-50-109-110v-1c0-59 46-110 109-110 62 0 108 51 108 109v1c0 60-46 111-108 111z">
          <text:p/>
        </draw:path>
        <draw:path draw:style-name="gr4" draw:text-style-name="P4" draw:layer="layout" svg:width="0.113cm" svg:height="0.213cm" svg:x="14.731cm" svg:y="4.351cm" svg:viewBox="0 0 114 214" svg:d="M112 23c-49 0-91 37-91 105v86h-21v-211h21v61c17-37 51-66 93-64v23z">
          <text:p/>
        </draw:path>
        <draw:path draw:style-name="gr4" draw:text-style-name="P4" draw:layer="layout" svg:width="0.196cm" svg:height="0.22cm" svg:x="14.871cm" svg:y="4.349cm" svg:viewBox="0 0 197 221" svg:d="M175 100c-3-42-27-81-75-81-42 0-75 35-79 81zM104 202c33 0 55-14 72-33l14 13c-21 23-46 39-86 39-56 0-104-44-104-110v-1c0-61 43-110 100-110 59 0 97 48 97 110v1c0 3 0 4-1 8h-175c4 53 42 83 83 83z">
          <text:p/>
        </draw:path>
        <draw:path draw:style-name="gr4" draw:text-style-name="P4" draw:layer="layout" svg:width="0.181cm" svg:height="0.215cm" svg:x="15.125cm" svg:y="4.349cm" svg:viewBox="0 0 182 216" svg:d="M161 216v-124c0-44-24-73-67-73-41 0-72 32-72 76v121h-22v-211h22v40c14-25 37-45 75-45 53 0 85 37 85 88v128z">
          <text:p/>
        </draw:path>
        <draw:polygon draw:style-name="gr4" draw:text-style-name="P4" draw:layer="layout" svg:width="0.205cm" svg:height="0.212cm" svg:x="15.48cm" svg:y="4.354cm" svg:viewBox="0 0 206 213" draw:points="111,213 94,213 0,0 23,0 103,189 183,0 206,0">
          <text:p/>
        </draw:polygon>
        <draw:path draw:style-name="gr4" draw:text-style-name="P4" draw:layer="layout" svg:width="0.215cm" svg:height="0.22cm" svg:x="15.714cm" svg:y="4.349cm" svg:viewBox="0 0 216 221" svg:d="M195 110c0-50-38-91-87-91-51 0-86 41-86 90v1c0 52 37 92 87 92s86-41 86-91zM108 221c-63 0-108-50-108-110v-1c0-59 45-110 109-110 62 0 107 51 107 109v1c0 60-45 111-108 111z">
          <text:p/>
        </draw:path>
        <draw:path draw:style-name="gr4" draw:text-style-name="P4" draw:layer="layout" svg:width="0.179cm" svg:height="0.215cm" svg:x="15.992cm" svg:y="4.349cm" svg:viewBox="0 0 180 216" svg:d="M160 216v-124c0-44-24-73-67-73-41 0-73 32-73 76v121h-20v-211h20v40c15-25 38-45 76-45 53 0 84 37 84 88v128z">
          <text:p/>
        </draw:path>
        <draw:path draw:style-name="gr4" draw:text-style-name="P4" draw:layer="layout" svg:width="0.29cm" svg:height="0.298cm" svg:x="16.359cm" svg:y="4.271cm" svg:viewBox="0 0 291 299" svg:d="M268 150c0-71-53-130-124-130s-122 58-122 129v1c0 71 52 130 123 130s123-58 123-129zM144 299c-87 0-144-69-144-148v-1c0-78 58-150 145-150s145 71 145 149c1 1 1 1 0 1 0 79-59 149-146 149z">
          <text:p/>
        </draw:path>
        <draw:path draw:style-name="gr4" draw:text-style-name="P4" draw:layer="layout" svg:width="0.113cm" svg:height="0.213cm" svg:x="16.717cm" svg:y="4.351cm" svg:viewBox="0 0 114 214" svg:d="M112 23c-50 0-92 37-92 105v86h-20v-211h20v61c16-37 52-66 94-64v23z">
          <text:p/>
        </draw:path>
        <draw:path draw:style-name="gr4" draw:text-style-name="P4" draw:layer="layout" svg:width="0.208cm" svg:height="0.282cm" svg:x="16.858cm" svg:y="4.349cm" svg:viewBox="0 0 209 283" svg:d="M190 101c0-49-43-80-87-80-45 0-82 30-82 79v1c0 47 38 80 82 80s87-32 87-80zM106 283c-36 0-68-11-97-32l12-17c25 20 54 30 86 30 48 0 82-28 82-82v-30c-18 26-46 48-88 48-51 0-101-38-101-98v-1c0-60 50-101 101-101 42 0 71 24 88 48v-43h20v179c0 63-43 99-103 99z">
          <text:p/>
        </draw:path>
        <draw:path draw:style-name="gr4" draw:text-style-name="P4" draw:layer="layout" svg:width="0.181cm" svg:height="0.218cm" svg:x="17.125cm" svg:y="4.351cm" svg:viewBox="0 0 182 219" svg:d="M163 112c-18-5-41-10-71-10-45 0-70 20-70 49v1c0 30 29 48 62 48 42 0 79-26 79-64zM163 214v-35c-15 20-41 40-81 40s-82-22-82-66v-1c0-43 38-69 93-69 29 0 50 4 70 9v-9c0-42-26-64-69-64-26 0-48 7-67 17l-8-18c23-11 47-18 76-18 54 0 87 28 87 82v132z">
          <text:p/>
        </draw:path>
        <draw:path draw:style-name="gr4" draw:text-style-name="P4" draw:layer="layout" svg:width="0.18cm" svg:height="0.215cm" svg:x="17.379cm" svg:y="4.349cm" svg:viewBox="0 0 181 216" svg:d="M160 216v-124c0-44-24-73-66-73s-74 32-74 76v121h-20v-211h20v40c14-25 37-45 77-45 53 0 84 37 84 88v128z">
          <text:p/>
        </draw:path>
        <draw:path draw:style-name="gr4" draw:text-style-name="P4" draw:layer="layout" svg:width="0.025cm" svg:height="0.292cm" svg:x="17.632cm" svg:y="4.272cm" svg:viewBox="0 0 26 293" svg:d="M2 82h21v211h-21zM0 0h26v28h-26z">
          <text:p/>
        </draw:path>
        <draw:path draw:style-name="gr4" draw:text-style-name="P4" draw:layer="layout" svg:width="0.159cm" svg:height="0.218cm" svg:x="17.715cm" svg:y="4.35cm" svg:viewBox="0 0 160 219" svg:d="M87 219c-31 0-64-12-87-30l12-16c23 17 50 27 77 27 28 0 50-15 50-40s-26-34-55-42c-35-10-73-21-73-59v-1c0-33 28-58 70-58 25 0 53 9 74 23l-10 17c-20-13-43-21-65-21-30 0-49 16-49 37v1c0 23 30 32 60 40 33 11 69 23 69 60v1c0 37-32 61-73 61z">
          <text:p/>
        </draw:path>
        <draw:path draw:style-name="gr4" draw:text-style-name="P4" draw:layer="layout" svg:width="0.181cm" svg:height="0.218cm" svg:x="17.921cm" svg:y="4.351cm" svg:viewBox="0 0 182 219" svg:d="M161 112c-17-5-41-10-71-10-44 0-69 20-69 49v1c0 30 29 48 61 48 43 0 79-26 79-64zM161 214v-35c-14 20-40 40-80 40-39 0-81-22-81-66v-1c0-43 37-69 91-69 30 0 50 4 70 9v-9c0-42-26-64-69-64-26 0-47 7-66 17l-7-18c23-11 45-18 74-18 54 0 89 28 89 82v132z">
          <text:p/>
        </draw:path>
        <draw:polygon draw:style-name="gr4" draw:text-style-name="P4" draw:layer="layout" svg:width="0.11cm" svg:height="0.023cm" svg:x="18.165cm" svg:y="4.43cm" svg:viewBox="0 0 111 24" draw:points="0,0 111,0 111,24 0,24">
          <text:p/>
        </draw:polygon>
        <draw:path draw:style-name="gr4" draw:text-style-name="P4" draw:layer="layout" svg:width="0.124cm" svg:height="0.281cm" svg:x="12.102cm" svg:y="4.781cm" svg:viewBox="0 0 125 282" svg:d="M89 282c-32 0-59-18-59-58v-138h-30v-19h30v-67h20v67h75v19h-75v136c0 30 18 41 42 41 11 0 19-2 32-8v19c-11 5-22 8-35 8z">
          <text:p/>
        </draw:path>
        <draw:path draw:style-name="gr4" draw:text-style-name="P4" draw:layer="layout" svg:width="0.025cm" svg:height="0.292cm" svg:x="12.286cm" svg:y="4.766cm" svg:viewBox="0 0 26 293" svg:d="M4 83h20v210h-20zM0 0h26v27h-26z">
          <text:p/>
        </draw:path>
        <draw:path draw:style-name="gr4" draw:text-style-name="P4" draw:layer="layout" svg:width="0.215cm" svg:height="0.22cm" svg:x="12.374cm" svg:y="4.843cm" svg:viewBox="0 0 216 221" svg:d="M193 111c0-52-37-92-86-92-50 0-85 41-85 91v1c0 51 37 91 86 91 50 0 85-41 85-90zM107 221c-62 0-107-50-107-109v-1c0-60 45-111 108-111 62 0 108 50 108 110v1c0 59-46 110-109 110z">
          <text:p/>
        </draw:path>
        <draw:path draw:style-name="gr4" draw:text-style-name="P4" draw:layer="layout" svg:width="0.18cm" svg:height="0.215cm" svg:x="12.651cm" svg:y="4.843cm" svg:viewBox="0 0 181 216" svg:d="M161 216v-126c0-43-25-71-68-71-41 0-72 31-72 75v122h-21v-211h21v39c14-24 37-44 75-44 54 0 85 36 85 87v129z">
          <text:p/>
        </draw:path>
        <draw:path draw:style-name="gr4" draw:text-style-name="P4" draw:layer="layout" svg:width="0.196cm" svg:height="0.22cm" svg:x="12.889cm" svg:y="4.843cm" svg:viewBox="0 0 197 221" svg:d="M175 101c-3-43-27-82-75-82-43 0-75 35-78 82zM105 202c32 0 55-15 72-33l14 12c-21 23-47 40-87 40-56 0-104-44-104-110 0-62 43-111 101-111 59 0 96 48 96 111v1c0 3 0 4 0 7h-175c3 52 41 83 83 83z">
          <text:p/>
        </draw:path>
        <draw:path draw:style-name="gr4" draw:text-style-name="P4" draw:layer="layout" svg:width="0.18cm" svg:height="0.215cm" svg:x="13.144cm" svg:y="4.843cm" svg:viewBox="0 0 181 216" svg:d="M161 216v-126c0-43-25-71-67-71-41 0-73 31-73 75v122h-21v-211h21v39c14-24 38-44 76-44 53 0 84 36 84 87v129z">
          <text:p/>
        </draw:path>
        <draw:polygon draw:style-name="gr4" draw:text-style-name="P4" draw:layer="layout" svg:width="0.179cm" svg:height="0.3cm" svg:x="13.52cm" svg:y="4.758cm" svg:viewBox="0 0 180 301" draw:points="154,301 71,199 20,250 20,301 0,301 0,0 20,0 20,226 150,90 177,90 85,183 180,301">
          <text:p/>
        </draw:polygon>
        <draw:path draw:style-name="gr4" draw:text-style-name="P4" draw:layer="layout" svg:width="0.215cm" svg:height="0.283cm" svg:x="13.736cm" svg:y="4.78cm" svg:viewBox="0 0 216 284" svg:d="M127 0h29v33h-29zM60 0h28v33h-28zM194 174c0-52-37-92-87-92s-86 41-86 91v1c0 51 38 91 87 91 51 0 86-41 86-90zM107 284c-62 0-107-50-107-109v-1c0-60 45-111 108-111s108 50 108 110v1c0 59-45 110-109 110z">
          <text:p/>
        </draw:path>
        <draw:path draw:style-name="gr4" draw:text-style-name="P4" draw:layer="layout" svg:width="0.18cm" svg:height="0.215cm" svg:x="14.013cm" svg:y="4.843cm" svg:viewBox="0 0 181 216" svg:d="M161 216v-126c0-43-24-71-67-71-41 0-73 31-73 75v122h-21v-211h21v39c13-24 38-44 76-44 53 0 84 36 84 87v129z">
          <text:p/>
        </draw:path>
        <draw:path draw:style-name="gr4" draw:text-style-name="P4" draw:layer="layout" svg:width="0.179cm" svg:height="0.215cm" svg:x="14.266cm" svg:y="4.843cm" svg:viewBox="0 0 180 216" svg:d="M160 216v-126c0-43-25-71-67-71s-73 31-73 75v122h-20v-211h20v39c14-24 37-44 75-44 54 0 85 36 85 87v129z">
          <text:p/>
        </draw:path>
        <draw:path draw:style-name="gr4" draw:text-style-name="P4" draw:layer="layout" svg:width="0.196cm" svg:height="0.22cm" svg:x="14.503cm" svg:y="4.843cm" svg:viewBox="0 0 197 221" svg:d="M175 101c-2-43-27-82-75-82-41 0-74 35-78 82zM105 202c33 0 55-15 72-33l14 12c-21 23-46 40-87 40-55 0-104-44-104-110 0-62 44-111 101-111 59 0 96 48 96 111v1c0 3 0 4 0 7h-175c4 52 42 83 83 83z">
          <text:p/>
        </draw:path>
        <draw:path draw:style-name="gr4" draw:text-style-name="P4" draw:layer="layout" svg:width="0.18cm" svg:height="0.215cm" svg:x="14.758cm" svg:y="4.843cm" svg:viewBox="0 0 181 216" svg:d="M161 216v-126c0-43-25-71-67-71-41 0-73 31-73 75v122h-21v-211h21v39c14-24 38-44 76-44 53 0 84 36 84 87v129z">
          <text:p/>
        </draw:path>
        <draw:polygon draw:style-name="gr4" draw:text-style-name="P4" draw:layer="layout" svg:width="0.207cm" svg:height="0.288cm" svg:x="15.138cm" svg:y="4.77cm" svg:viewBox="0 0 208 289" draw:points="0,289 0,0 206,0 206,20 23,20 23,133 188,133 188,153 23,153 23,269 208,269 208,289">
          <text:p/>
        </draw:polygon>
        <draw:polygon draw:style-name="gr4" draw:text-style-name="P4" draw:layer="layout" svg:width="0.11cm" svg:height="0.023cm" svg:x="15.4cm" svg:y="4.924cm" svg:viewBox="0 0 111 24" draw:points="0,0 111,0 111,24 0,24">
          <text:p/>
        </draw:polygon>
        <draw:path draw:style-name="gr4" draw:text-style-name="P4" draw:layer="layout" svg:width="0.181cm" svg:height="0.218cm" svg:x="15.951cm" svg:y="4.845cm" svg:viewBox="0 0 182 219" svg:d="M163 111c-19-4-42-9-72-9-45 0-69 20-69 49v1c0 30 28 48 60 48 43 0 81-26 81-65zM162 214v-35c-15 20-41 40-81 40-39 0-81-22-81-66v-1c0-43 38-68 92-68 29 0 49 4 70 9v-9c0-42-26-65-70-65-25 0-46 7-65 17l-8-18c23-11 46-18 75-18 53 0 88 28 88 83v131z">
          <text:p/>
        </draw:path>
        <draw:path draw:style-name="gr4" draw:text-style-name="P4" draw:layer="layout" svg:width="0.025cm" svg:height="0.292cm" svg:x="16.205cm" svg:y="4.766cm" svg:viewBox="0 0 26 293" svg:d="M3 83h21v210h-21zM0 0h26v27h-26z">
          <text:p/>
        </draw:path>
        <draw:polygon draw:style-name="gr4" draw:text-style-name="P4" draw:layer="layout" svg:width="0.02cm" svg:height="0.3cm" svg:x="16.31cm" svg:y="4.758cm" svg:viewBox="0 0 21 301" draw:points="0,0 21,0 21,301 0,301">
          <text:p/>
        </draw:polygon>
        <draw:path draw:style-name="gr4" draw:text-style-name="P4" draw:layer="layout" svg:width="0.159cm" svg:height="0.218cm" svg:x="16.391cm" svg:y="4.844cm" svg:viewBox="0 0 160 219" svg:d="M86 219c-30 0-63-12-86-30l12-16c23 17 49 27 76 27 28 0 51-16 51-40v-1c0-24-27-33-56-42-34-9-72-20-72-57v-1c0-35 28-59 69-59 25 0 54 9 75 23l-10 18c-20-14-44-22-66-22-29 0-48 16-48 38 0 24 29 32 59 41 34 10 70 22 70 59v1c0 37-32 61-74 61z">
          <text:p/>
        </draw:path>
        <draw:path draw:style-name="gr4" draw:text-style-name="P4" draw:layer="layout" svg:width="0.18cm" svg:height="0.283cm" svg:x="16.733cm" svg:y="4.78cm" svg:viewBox="0 0 181 284" svg:d="M113 0h29v33h-29zM46 0h29v33h-29zM161 279v-39c-14 24-37 44-76 44-53 0-85-36-85-87v-129h21v126c0 43 25 71 67 71 41 0 73-31 73-75v-122h20v211z">
          <text:p/>
        </draw:path>
        <draw:path draw:style-name="gr4" draw:text-style-name="P4" draw:layer="layout" svg:width="0.208cm" svg:height="0.305cm" svg:x="16.99cm" svg:y="4.758cm" svg:viewBox="0 0 209 306" svg:d="M187 195c0-55-39-90-83-90-43 0-85 36-85 90s42 91 85 91c46 0 83-34 83-90zM106 306c-42 0-69-24-86-51v46h-20v-301h20v137c18-28 45-52 86-52 51 0 103 41 103 109v1c0 68-52 111-103 111z">
          <text:p/>
        </draw:path>
        <draw:path draw:style-name="gr4" draw:text-style-name="P4" draw:layer="layout" svg:width="0.196cm" svg:height="0.22cm" svg:x="17.247cm" svg:y="4.843cm" svg:viewBox="0 0 197 221" svg:d="M175 101c-3-43-27-82-75-82-42 0-74 35-78 82zM104 202c33 0 55-15 72-33l14 12c-21 23-46 40-86 40-55 0-104-44-104-110 0-62 44-111 100-111 59 0 97 48 97 111v1c0 3 0 4-1 7h-174c4 52 41 83 82 83z">
          <text:p/>
        </draw:path>
        <draw:path draw:style-name="gr4" draw:text-style-name="P4" draw:layer="layout" svg:width="0.114cm" svg:height="0.213cm" svg:x="17.501cm" svg:y="4.845cm" svg:viewBox="0 0 115 214" svg:d="M113 22c-50 0-92 37-92 105v87h-21v-211h21v60c16-38 52-65 94-63v22z">
          <text:p/>
        </draw:path>
        <draw:polygon draw:style-name="gr4" draw:text-style-name="P4" draw:layer="layout" svg:width="0.11cm" svg:height="0.023cm" svg:x="17.657cm" svg:y="4.924cm" svg:viewBox="0 0 111 24" draw:points="0,0 111,0 111,24 0,24">
          <text:p/>
        </draw:polygon>
        <draw:polygon draw:style-name="gr4" draw:text-style-name="P4" draw:layer="layout" svg:width="0.314cm" svg:height="0.212cm" svg:x="12.103cm" svg:y="5.341cm" svg:viewBox="0 0 315 213" draw:points="237,213 220,213 157,33 94,213 77,213 0,1 23,1 86,186 149,0 165,0 229,186 293,1 315,1">
          <text:p/>
        </draw:polygon>
        <draw:path draw:style-name="gr4" draw:text-style-name="P4" draw:layer="layout" svg:width="0.181cm" svg:height="0.218cm" svg:x="12.45cm" svg:y="5.339cm" svg:viewBox="0 0 182 219" svg:d="M163 110c-18-4-42-9-72-9-45 0-70 20-70 49v1c0 30 29 49 62 49 43 0 80-28 80-66zM162 214v-36c-14 21-40 41-80 41s-82-23-82-67v-1c0-44 37-68 93-68 29 0 49 3 69 9v-9c0-43-26-64-69-64-25 0-47 7-67 16l-7-17c23-11 46-18 75-18 54 0 88 28 88 82v132z">
          <text:p/>
        </draw:path>
        <draw:path draw:style-name="gr4" draw:text-style-name="P4" draw:layer="layout" svg:width="0.192cm" svg:height="0.22cm" svg:x="12.689cm" svg:y="5.337cm" svg:viewBox="0 0 193 221" svg:d="M108 221c-62 0-108-51-108-109v-1c0-59 47-111 108-111 39 0 64 18 84 40l-15 14c-18-18-38-35-70-35-48 0-85 41-85 91v1c0 50 38 91 87 91 30 0 53-16 70-35l14 12c-21 24-46 42-85 42z">
          <text:p/>
        </draw:path>
        <draw:path draw:style-name="gr4" draw:text-style-name="P4" draw:layer="layout" svg:width="0.18cm" svg:height="0.301cm" svg:x="12.938cm" svg:y="5.251cm" svg:viewBox="0 0 181 302" svg:d="M161 302v-126c0-43-24-72-67-72-41 0-74 32-74 75v123h-20v-302h20v130c14-25 39-44 77-44 53 0 84 36 84 86v130z">
          <text:p/>
        </draw:path>
        <draw:path draw:style-name="gr4" draw:text-style-name="P4" draw:layer="layout" svg:width="0.196cm" svg:height="0.22cm" svg:x="13.176cm" svg:y="5.337cm" svg:viewBox="0 0 197 221" svg:d="M174 101c-3-42-27-83-75-83-42 0-74 36-78 83zM104 202c32 0 54-15 72-33l15 12c-23 23-48 40-88 40-55 0-103-44-103-110v-1c0-61 43-110 100-110 58 0 97 49 97 111v1c0 2 0 4-1 7h-175c4 52 42 83 83 83z">
          <text:p/>
        </draw:path>
        <draw:path draw:style-name="gr4" draw:text-style-name="P4" draw:layer="layout" svg:width="0.18cm" svg:height="0.215cm" svg:x="13.431cm" svg:y="5.337cm" svg:viewBox="0 0 181 216" svg:d="M160 216v-126c0-43-24-72-66-72s-74 32-74 75v123h-20v-211h20v39c14-25 37-44 77-44 53 0 84 36 84 86v130z">
          <text:p/>
        </draw:path>
        <draw:polygon draw:style-name="gr4" draw:text-style-name="P4" draw:layer="layout" svg:width="0.028cm" svg:height="0.035cm" svg:x="13.678cm" svg:y="5.517cm" svg:viewBox="0 0 29 36" draw:points="0,0 29,0 29,36 0,36">
          <text:p/>
        </draw:polygon>
        <draw:polygon draw:style-name="gr2" draw:text-style-name="P2" draw:layer="layout" svg:width="1.728cm" svg:height="1.497cm" svg:x="11.424cm" svg:y="1.702cm" svg:viewBox="0 0 1729 1498" draw:points="432,1498 0,749 432,0 1296,0 1729,749 1296,1498">
          <text:p/>
        </draw:polygon>
        <draw:polygon draw:style-name="gr3" draw:text-style-name="P3" draw:layer="layout" svg:width="1.35cm" svg:height="1.168cm" svg:x="18.758cm" svg:y="6.115cm" svg:viewBox="0 0 1351 1169" draw:points="337,1169 0,585 337,0 1013,0 1351,585 1013,1169">
          <text:p/>
        </draw:polygon>
        <draw:path draw:style-name="gr4" draw:text-style-name="P4" draw:layer="layout" svg:width="0.432cm" svg:height="0.48cm" svg:x="11.852cm" svg:y="2.222cm" svg:viewBox="0 0 433 481" svg:d="M176 188l-17 101h99l17-101zM366 188l-17 101h60v88h-75l-18 104h-91l18-104h-99l-18 104h-91l18-104h-53v-88h68l17-101h-61v-88h76l17-100h91l-17 100h99l17-100h91l-17 100h52v88z">
          <text:p/>
        </draw:path>
        <draw:path draw:style-name="gr4" draw:text-style-name="P4" draw:layer="layout" svg:width="0.363cm" svg:height="0.488cm" svg:x="12.337cm" svg:y="2.222cm" svg:viewBox="0 0 364 489" svg:d="M46 0h296v93h-205l-6 83c20-5 38-9 64-9 95 0 169 46 169 155 0 102-72 167-183 167-78 0-134-28-181-73l64-76c37 33 72 52 116 52 49 0 80-24 80-67 0-42-34-66-85-66-31 0-59 9-81 18l-61-40z">
          <text:p/>
        </draw:path>
        <draw:polygon draw:style-name="gr2" draw:text-style-name="P2" draw:layer="layout" svg:width="0.189cm" svg:height="0.435cm" svg:x="19.079cm" svg:y="6.452cm" svg:viewBox="0 0 190 436" draw:points="125,0 190,0 190,436 96,436 96,96 21,115 0,37">
          <text:p/>
        </draw:polygon>
        <draw:path draw:style-name="gr2" draw:text-style-name="P2" draw:layer="layout" svg:width="0.341cm" svg:height="0.447cm" svg:x="19.358cm" svg:y="6.448cm" svg:viewBox="0 0 342 448" svg:d="M171 239c-47 0-74 25-74 62 0 38 28 65 75 65 48 0 75-26 75-64 0-37-28-63-76-63zM276 122c-29-22-52-35-90-35-53 0-81 43-87 100 22-14 47-28 90-28 87 0 153 48 153 139 0 89-71 150-166 150-56 0-95-16-125-47-31-31-51-77-51-164 0-134 60-237 189-237 60 0 98 17 137 48z">
          <text:p/>
        </draw:path>
        <draw:polygon draw:style-name="gr2" draw:text-style-name="P2" draw:layer="layout" svg:width="10.107cm" svg:height="6.706cm" svg:x="10.605cm" svg:y="8.073cm" svg:viewBox="0 0 10108 6707" draw:points="10108,6707 0,6707 0,0 10108,0">
          <text:p/>
        </draw:polygon>
        <draw:polygon draw:style-name="gr3" draw:text-style-name="P3" draw:layer="layout" svg:width="10.107cm" svg:height="2.261cm" svg:x="10.605cm" svg:y="8.073cm" svg:viewBox="0 0 10108 2262" draw:points="10108,2262 0,2262 0,0 10108,0">
          <text:p/>
        </draw:polygon>
        <draw:path draw:style-name="gr2" draw:text-style-name="P2" draw:layer="layout" svg:width="0.684cm" svg:height="0.889cm" svg:x="16.013cm" svg:y="9.474cm" svg:viewBox="0 0 685 890" svg:d="M367 890c-131 0-263-46-367-138l113-136c78 64 159 105 258 105 78 0 125-31 125-81v-3c0-48-30-73-174-110-174-44-288-92-288-264v-2c0-157 127-261 304-261 126 0 233 40 321 110l-99 143c-77-53-152-85-225-85s-111 33-111 75v3c0 57 37 75 187 113 175 46 274 109 274 260v2c0 173-131 269-318 269z">
          <text:p/>
        </draw:path>
        <draw:polygon draw:style-name="gr2" draw:text-style-name="P2" draw:layer="layout" svg:width="0.716cm" svg:height="0.864cm" svg:x="16.782cm" svg:y="9.487cm" svg:viewBox="0 0 717 865" draw:points="454,175 454,865 264,865 264,175 0,175 0,0 717,0 717,175">
          <text:p/>
        </draw:polygon>
        <draw:path draw:style-name="gr2" draw:text-style-name="P2" draw:layer="layout" svg:width="0.918cm" svg:height="0.893cm" svg:x="17.568cm" svg:y="9.472cm" svg:viewBox="0 0 919 894" svg:d="M721 447c0-149-109-272-262-272-154 0-260 121-260 269v3c0 148 108 271 262 271 153 0 260-121 260-269zM459 894c-268 0-459-199-459-445v-2c0-246 194-447 461-447s458 199 458 444v3c0 245-193 447-460 447z">
          <text:p/>
        </draw:path>
        <draw:path draw:style-name="gr2" draw:text-style-name="P2" draw:layer="layout" svg:width="0.747cm" svg:height="0.864cm" svg:x="18.655cm" svg:y="9.487cm" svg:viewBox="0 0 748 865" svg:d="M530 295c0-82-57-124-150-124h-189v248h193c93 0 146-49 146-122zM526 865l-186-277h-149v277h-191v-865h396c204 0 326 107 326 285v2c0 140-75 228-185 269l211 309z">
          <text:p/>
        </draw:path>
        <draw:polygon draw:style-name="gr2" draw:text-style-name="P2" draw:layer="layout" svg:width="0.854cm" svg:height="0.864cm" svg:x="19.428cm" svg:y="9.487cm" svg:viewBox="0 0 855 865" draw:points="522,520 522,865 332,865 332,524 0,0 222,0 428,346 638,0 855,0">
          <text:p/>
        </draw:polygon>
        <draw:path draw:style-name="gr4" draw:text-style-name="P4" draw:layer="layout" svg:width="0.172cm" svg:height="0.292cm" svg:x="12.098cm" svg:y="11.154cm" svg:viewBox="0 0 173 293" svg:d="M88 293c-42 0-70-22-88-54l18-11c18 30 38 46 72 46 35 0 62-27 62-77v-197h21v195c0 65-37 98-85 98z">
          <text:p/>
        </draw:path>
        <draw:path draw:style-name="gr4" draw:text-style-name="P4" draw:layer="layout" svg:width="0.195cm" svg:height="0.22cm" svg:x="12.333cm" svg:y="11.227cm" svg:viewBox="0 0 196 221" svg:d="M175 101c-3-42-28-82-76-82-41 0-74 36-78 82zM104 202c33 0 55-14 72-33l14 12c-21 24-46 40-87 40-56 0-103-44-103-109v-1c0-62 42-111 100-111 59 0 96 48 96 111v1c0 3 0 4 0 7h-175c4 53 42 83 83 83z">
          <text:p/>
        </draw:path>
        <draw:path draw:style-name="gr4" draw:text-style-name="P4" draw:layer="layout" svg:width="0.208cm" svg:height="0.305cm" svg:x="12.574cm" svg:y="11.142cm" svg:viewBox="0 0 209 306" svg:d="M190 195c0-54-42-90-85-90-46 0-82 33-82 89v1c0 55 38 91 82 91 43 0 85-37 85-90zM189 301v-48c-18 28-45 53-86 53-51 0-103-42-103-110v-1c0-68 52-110 103-110 42 0 69 24 86 51v-136h20v301z">
          <text:p/>
        </draw:path>
        <draw:path draw:style-name="gr4" draw:text-style-name="P4" draw:layer="layout" svg:width="0.196cm" svg:height="0.22cm" svg:x="12.844cm" svg:y="11.227cm" svg:viewBox="0 0 197 221" svg:d="M175 101c-2-42-27-82-76-82-41 0-73 36-77 82zM104 202c34 0 56-14 73-33l14 12c-21 24-46 40-88 40-55 0-103-44-103-109v-1c0-62 43-111 100-111 60 0 97 48 97 111v1c0 3 0 4 0 7h-175c4 53 41 83 82 83z">
          <text:p/>
        </draw:path>
        <draw:path draw:style-name="gr4" draw:text-style-name="P4" draw:layer="layout" svg:width="0.29cm" svg:height="0.298cm" svg:x="13.214cm" svg:y="11.149cm" svg:viewBox="0 0 291 299" svg:d="M269 149c0-71-53-129-124-129s-122 57-122 128v1c0 71 51 130 123 130 71 0 123-58 123-129zM145 299c-88 0-145-71-145-149v-1c0-78 58-149 146-149s145 70 145 148c0 1 0 1 0 1 0 79-58 150-146 150z">
          <text:p/>
        </draw:path>
        <draw:path draw:style-name="gr4" draw:text-style-name="P4" draw:layer="layout" svg:width="0.113cm" svg:height="0.213cm" svg:x="13.572cm" svg:y="11.229cm" svg:viewBox="0 0 114 214" svg:d="M112 22c-48 0-92 37-92 105v87h-20v-211h20v60c17-37 53-65 94-63v22z">
          <text:p/>
        </draw:path>
        <draw:path draw:style-name="gr4" draw:text-style-name="P4" draw:layer="layout" svg:width="0.209cm" svg:height="0.282cm" svg:x="13.713cm" svg:y="11.227cm" svg:viewBox="0 0 210 283" svg:d="M191 99c0-48-44-79-88-79s-81 30-81 79v1c0 47 38 81 81 81 44 0 88-33 88-81zM106 283c-35 0-68-11-96-32l11-17c25 19 54 30 85 30 49 0 83-28 83-82v-31c-18 27-46 49-88 49-51 0-101-38-101-99v-1c0-61 50-100 101-100 43 0 71 23 88 47v-42h21v179c0 63-44 99-104 99z">
          <text:p/>
        </draw:path>
        <draw:path draw:style-name="gr4" draw:text-style-name="P4" draw:layer="layout" svg:width="0.181cm" svg:height="0.218cm" svg:x="13.981cm" svg:y="11.229cm" svg:viewBox="0 0 182 219" svg:d="M162 111c-18-5-42-10-72-10-44 0-69 20-69 49v1c0 31 29 49 61 49 43 0 80-26 80-66zM162 214v-35c-15 20-41 40-81 40-39 0-81-22-81-67v-1c0-43 37-68 92-68 29 0 49 4 70 9v-9c0-42-27-64-70-64-26 0-47 7-66 17l-7-18c23-11 45-18 74-18 54 0 89 28 89 82v132z">
          <text:p/>
        </draw:path>
        <draw:path draw:style-name="gr4" draw:text-style-name="P4" draw:layer="layout" svg:width="0.18cm" svg:height="0.215cm" svg:x="14.234cm" svg:y="11.227cm" svg:viewBox="0 0 181 216" svg:d="M160 216v-125c0-43-24-71-67-71-41 0-73 31-73 75v121h-20v-211h20v40c14-24 38-45 76-45 53 0 85 38 85 88v128z">
          <text:p/>
        </draw:path>
        <draw:path draw:style-name="gr4" draw:text-style-name="P4" draw:layer="layout" svg:width="0.025cm" svg:height="0.292cm" svg:x="14.487cm" svg:y="11.15cm" svg:viewBox="0 0 26 293" svg:d="M3 82h20v211h-20zM0 0h26v28h-26z">
          <text:p/>
        </draw:path>
        <draw:path draw:style-name="gr4" draw:text-style-name="P4" draw:layer="layout" svg:width="0.158cm" svg:height="0.218cm" svg:x="14.571cm" svg:y="11.228cm" svg:viewBox="0 0 159 219" svg:d="M87 219c-31 0-65-12-87-30l12-16c23 17 49 27 76 27 28 0 51-15 51-41v-1c0-24-27-33-56-41-34-10-73-21-73-58v-1c0-34 28-58 70-58 25 0 54 9 75 23l-11 17c-19-13-42-21-65-21-28 0-48 16-48 37v1c0 23 29 32 59 40 34 10 69 22 69 59v1c0 38-32 62-72 62z">
          <text:p/>
        </draw:path>
        <draw:path draw:style-name="gr4" draw:text-style-name="P4" draw:layer="layout" svg:width="0.181cm" svg:height="0.218cm" svg:x="14.776cm" svg:y="11.229cm" svg:viewBox="0 0 182 219" svg:d="M163 111c-18-5-41-10-71-10-46 0-70 20-70 49v1c0 31 28 49 61 49 43 0 80-26 80-66zM162 214v-35c-14 20-40 40-80 40s-82-22-82-67v-1c0-43 38-68 93-68 29 0 49 4 69 9v-9c0-42-26-64-69-64-26 0-47 7-67 17l-7-18c23-11 46-18 75-18 54 0 88 28 88 82v132z">
          <text:p/>
        </draw:path>
        <draw:path draw:style-name="gr4" draw:text-style-name="P4" draw:layer="layout" svg:width="0.124cm" svg:height="0.281cm" svg:x="15.008cm" svg:y="11.165cm" svg:viewBox="0 0 125 282" svg:d="M90 282c-33 0-59-18-59-58v-138h-31v-19h31v-67h20v67h74v19h-74v136c0 30 18 41 43 41 10 0 19-2 31-8v19c-11 5-21 8-35 8z">
          <text:p/>
        </draw:path>
        <draw:path draw:style-name="gr4" draw:text-style-name="P4" draw:layer="layout" svg:width="0.025cm" svg:height="0.292cm" svg:x="15.193cm" svg:y="11.15cm" svg:viewBox="0 0 26 293" svg:d="M2 82h21v211h-21zM0 0h26v28h-26z">
          <text:p/>
        </draw:path>
        <draw:path draw:style-name="gr4" draw:text-style-name="P4" draw:layer="layout" svg:width="0.216cm" svg:height="0.22cm" svg:x="15.28cm" svg:y="11.227cm" svg:viewBox="0 0 217 221" svg:d="M195 111c0-50-38-92-86-92-51 0-87 42-87 91v1c0 51 38 91 87 91 50 0 86-41 86-90zM109 221c-64 0-109-50-109-109v-1c0-60 46-111 109-111 62 0 108 51 108 110v1c0 59-46 110-108 110z">
          <text:p/>
        </draw:path>
        <draw:path draw:style-name="gr4" draw:text-style-name="P4" draw:layer="layout" svg:width="0.18cm" svg:height="0.215cm" svg:x="15.558cm" svg:y="11.227cm" svg:viewBox="0 0 181 216" svg:d="M160 216v-125c0-43-24-71-67-71-41 0-73 31-73 75v121h-20v-211h20v40c14-24 37-45 76-45 54 0 85 38 85 88v128z">
          <text:p/>
        </draw:path>
        <draw:polygon draw:style-name="gr4" draw:text-style-name="P4" draw:layer="layout" svg:width="0.18cm" svg:height="0.3cm" svg:x="15.933cm" svg:y="11.142cm" svg:viewBox="0 0 181 301" draw:points="156,301 72,199 21,250 21,301 0,301 0,0 21,0 21,226 152,90 178,90 86,184 181,301">
          <text:p/>
        </draw:polygon>
        <draw:path draw:style-name="gr4" draw:text-style-name="P4" draw:layer="layout" svg:width="0.18cm" svg:height="0.218cm" svg:x="16.143cm" svg:y="11.229cm" svg:viewBox="0 0 181 219" svg:d="M162 111c-19-5-42-10-72-10-44 0-69 20-69 49v1c0 31 29 49 61 49 43 0 80-26 80-66zM162 214v-35c-16 20-42 40-81 40-40 0-81-22-81-67v-1c0-43 37-68 91-68 29 0 50 4 71 9v-9c0-42-27-64-70-64-26 0-47 7-66 17l-8-18c23-11 46-18 75-18 54 0 88 28 88 82v132z">
          <text:p/>
        </draw:path>
        <draw:path draw:style-name="gr4" draw:text-style-name="P4" draw:layer="layout" svg:width="0.18cm" svg:height="0.215cm" svg:x="16.396cm" svg:y="11.227cm" svg:viewBox="0 0 181 216" svg:d="M160 216v-125c0-43-25-71-67-71-41 0-73 31-73 75v121h-20v-211h20v40c14-24 38-45 76-45 53 0 85 38 85 88v128z">
          <text:p/>
        </draw:path>
        <draw:path draw:style-name="gr4" draw:text-style-name="P4" draw:layer="layout" svg:width="0.18cm" svg:height="0.215cm" svg:x="16.648cm" svg:y="11.227cm" svg:viewBox="0 0 181 216" svg:d="M161 216v-125c0-43-25-71-67-71s-74 31-74 75v121h-20v-211h20v40c14-24 38-45 77-45 53 0 84 38 84 88v128z">
          <text:p/>
        </draw:path>
        <draw:path draw:style-name="gr4" draw:text-style-name="P4" draw:layer="layout" svg:width="0.211cm" svg:height="0.296cm" svg:x="17.01cm" svg:y="11.15cm" svg:viewBox="0 0 212 297" svg:d="M116 297c-46 0-82-15-116-46l14-17c31 30 61 44 103 44 43 0 74-24 74-58v-1c0-31-17-48-83-61-69-14-97-38-97-81v-1c0-43 39-76 93-76 42 0 69 12 100 35l-14 17c-28-24-55-33-87-33-42 0-70 25-70 55 0 31 15 49 84 63 66 14 95 38 95 80v1c0 47-41 79-96 79z">
          <text:p/>
        </draw:path>
        <draw:path draw:style-name="gr4" draw:text-style-name="P4" draw:layer="layout" svg:width="0.025cm" svg:height="0.292cm" svg:x="17.288cm" svg:y="11.15cm" svg:viewBox="0 0 26 293" svg:d="M2 82h20v211h-20zM0 0h26v28h-26z">
          <text:p/>
        </draw:path>
        <draw:path draw:style-name="gr4" draw:text-style-name="P4" draw:layer="layout" svg:width="0.194cm" svg:height="0.22cm" svg:x="17.375cm" svg:y="11.227cm" svg:viewBox="0 0 195 221" svg:d="M108 221c-60 0-108-50-108-109v-1c0-60 48-111 108-111 40 0 64 18 84 39l-14 16c-18-20-39-36-70-36-48 0-85 41-85 91v1c0 51 38 91 86 91 30 0 53-15 71-35l15 12c-23 25-48 42-87 42z">
          <text:p/>
        </draw:path>
        <draw:path draw:style-name="gr4" draw:text-style-name="P4" draw:layer="layout" svg:width="0.179cm" svg:height="0.3cm" svg:x="17.625cm" svg:y="11.142cm" svg:viewBox="0 0 180 301" svg:d="M160 301v-125c0-43-24-72-67-72-41 0-72 32-72 76v121h-21v-301h21v130c14-25 37-45 75-45 53 0 84 38 84 88v128z">
          <text:p/>
        </draw:path>
        <draw:path draw:style-name="gr4" draw:text-style-name="P4" draw:layer="layout" svg:width="0.196cm" svg:height="0.22cm" svg:x="17.862cm" svg:y="11.227cm" svg:viewBox="0 0 197 221" svg:d="M174 101c-3-42-27-82-75-82-42 0-74 36-77 82zM104 202c32 0 55-14 73-33l14 12c-22 24-48 40-88 40-55 0-103-44-103-109v-1c0-62 43-111 100-111 59 0 97 48 97 111v1c0 3 0 4 0 7h-175c3 53 41 83 82 83z">
          <text:p/>
        </draw:path>
        <draw:path draw:style-name="gr4" draw:text-style-name="P4" draw:layer="layout" svg:width="0.113cm" svg:height="0.213cm" svg:x="18.117cm" svg:y="11.229cm" svg:viewBox="0 0 114 214" svg:d="M112 22c-48 0-91 37-91 105v87h-21v-211h21v60c17-37 52-65 93-63v22z">
          <text:p/>
        </draw:path>
        <draw:polygon draw:style-name="gr4" draw:text-style-name="P4" draw:layer="layout" svg:width="0.11cm" svg:height="0.023cm" svg:x="18.272cm" svg:y="11.308cm" svg:viewBox="0 0 111 24" draw:points="0,0 111,0 111,24 0,24">
          <text:p/>
        </draw:polygon>
        <draw:path draw:style-name="gr4" draw:text-style-name="P4" draw:layer="layout" svg:width="0.18cm" svg:height="0.3cm" svg:x="12.121cm" svg:y="11.636cm" svg:viewBox="0 0 181 301" svg:d="M161 301v-126c0-43-26-71-68-71-41 0-73 31-73 74v123h-20v-301h20v129c14-25 38-44 76-44 54 0 85 36 85 86v130z">
          <text:p/>
        </draw:path>
        <draw:path draw:style-name="gr4" draw:text-style-name="P4" draw:layer="layout" svg:width="0.196cm" svg:height="0.22cm" svg:x="12.359cm" svg:y="11.721cm" svg:viewBox="0 0 197 221" svg:d="M175 100c-3-42-27-81-75-81-42 0-74 35-79 81zM105 201c32 0 54-15 72-33l14 12c-22 23-47 41-87 41-55 0-104-45-104-111 0-61 44-110 101-110 58 0 96 48 96 110v1c0 3 0 4-1 7h-175c5 52 42 83 84 83z">
          <text:p/>
        </draw:path>
        <draw:path draw:style-name="gr4" draw:text-style-name="P4" draw:layer="layout" svg:width="0.025cm" svg:height="0.292cm" svg:x="12.614cm" svg:y="11.644cm" svg:viewBox="0 0 26 293" svg:d="M3 82h20v211h-20zM0 0h26v27h-26z">
          <text:p/>
        </draw:path>
        <draw:path draw:style-name="gr4" draw:text-style-name="P4" draw:layer="layout" svg:width="0.124cm" svg:height="0.28cm" svg:x="12.697cm" svg:y="11.659cm" svg:viewBox="0 0 125 281" svg:d="M90 281c-32 0-59-17-59-58v-137h-31v-19h31v-67h20v67h74v19h-74v135c0 31 18 42 42 42 11 0 19-3 31-8v19c-11 5-21 7-34 7z">
          <text:p/>
        </draw:path>
        <draw:path draw:style-name="gr4" draw:text-style-name="P4" draw:layer="layout" svg:width="0.158cm" svg:height="0.218cm" svg:x="12.863cm" svg:y="11.722cm" svg:viewBox="0 0 159 219" svg:d="M87 219c-31 0-64-12-87-31l11-16c25 18 50 28 77 28 28 0 50-16 50-40v-1c0-24-26-33-55-42-34-10-73-21-73-58v-1c0-34 29-58 70-58 25 0 53 9 74 23l-10 17c-20-13-43-21-65-21-29 0-48 15-48 36v1c0 24 29 32 59 41 34 10 69 23 69 60v1c0 37-32 61-72 61z">
          <text:p/>
        </draw:path>
        <draw:path draw:style-name="gr4" draw:text-style-name="P4" draw:layer="layout" svg:width="0.113cm" svg:height="0.213cm" svg:x="13.085cm" svg:y="11.723cm" svg:viewBox="0 0 114 214" svg:d="M112 22c-49 0-92 37-92 106v86h-20v-211h20v60c17-38 52-65 94-63v22z">
          <text:p/>
        </draw:path>
        <draw:path draw:style-name="gr4" draw:text-style-name="P4" draw:layer="layout" svg:width="0.025cm" svg:height="0.292cm" svg:x="13.25cm" svg:y="11.644cm" svg:viewBox="0 0 26 293" svg:d="M3 82h21v211h-21zM0 0h26v27h-26z">
          <text:p/>
        </draw:path>
        <draw:path draw:style-name="gr4" draw:text-style-name="P4" draw:layer="layout" svg:width="0.192cm" svg:height="0.22cm" svg:x="13.338cm" svg:y="11.721cm" svg:viewBox="0 0 193 221" svg:d="M108 221c-61 0-108-51-108-110v-1c0-59 48-110 108-110 39 0 64 18 84 39l-15 15c-18-19-38-35-70-35-47 0-84 40-84 90v1c0 50 38 91 86 91 30 0 53-15 70-35l14 12c-21 24-47 43-85 43z">
          <text:p/>
        </draw:path>
        <draw:path draw:style-name="gr4" draw:text-style-name="P4" draw:layer="layout" svg:width="0.18cm" svg:height="0.3cm" svg:x="13.587cm" svg:y="11.636cm" svg:viewBox="0 0 181 301" svg:d="M161 301v-126c0-43-25-71-68-71-41 0-73 31-73 74v123h-20v-301h20v129c14-25 38-44 76-44 54 0 85 36 85 86v130z">
          <text:p/>
        </draw:path>
        <draw:path draw:style-name="gr4" draw:text-style-name="P4" draw:layer="layout" svg:width="0.124cm" svg:height="0.28cm" svg:x="13.82cm" svg:y="11.659cm" svg:viewBox="0 0 125 281" svg:d="M90 281c-32 0-59-17-59-58v-137h-31v-19h31v-67h21v67h73v19h-73v135c0 31 17 42 42 42 10 0 18-3 30-8v19c-10 5-21 7-34 7z">
          <text:p/>
        </draw:path>
        <draw:polygon draw:style-name="gr4" draw:text-style-name="P4" draw:layer="layout" svg:width="0.02cm" svg:height="0.3cm" svg:x="14.007cm" svg:y="11.636cm" svg:viewBox="0 0 21 301" draw:points="0,0 21,0 21,301 0,301">
          <text:p/>
        </draw:polygon>
        <draw:path draw:style-name="gr4" draw:text-style-name="P4" draw:layer="layout" svg:width="0.025cm" svg:height="0.292cm" svg:x="14.107cm" svg:y="11.644cm" svg:viewBox="0 0 26 293" svg:d="M2 82h21v211h-21zM0 0h26v27h-26z">
          <text:p/>
        </draw:path>
        <draw:path draw:style-name="gr4" draw:text-style-name="P4" draw:layer="layout" svg:width="0.179cm" svg:height="0.215cm" svg:x="14.209cm" svg:y="11.721cm" svg:viewBox="0 0 180 216" svg:d="M160 216v-126c0-43-24-71-66-71-41 0-74 31-74 74v123h-20v-211h20v39c15-25 38-44 77-44 53 0 83 36 83 86v130z">
          <text:p/>
        </draw:path>
        <draw:path draw:style-name="gr4" draw:text-style-name="P4" draw:layer="layout" svg:width="0.195cm" svg:height="0.22cm" svg:x="14.447cm" svg:y="11.721cm" svg:viewBox="0 0 196 221" svg:d="M175 100c-3-42-28-81-76-81-42 0-74 35-78 81zM104 201c33 0 55-15 72-33l14 12c-21 23-46 41-87 41-56 0-103-45-103-111 0-61 42-110 100-110 59 0 96 48 96 110v1c0 3 0 4 0 7h-175c4 52 41 83 83 83z">
          <text:p/>
        </draw:path>
        <draw:path draw:style-name="gr4" draw:text-style-name="P4" draw:layer="layout" svg:width="0.18cm" svg:height="0.215cm" svg:x="14.701cm" svg:y="11.721cm" svg:viewBox="0 0 181 216" svg:d="M161 216v-126c0-43-24-71-67-71-42 0-74 31-74 74v123h-20v-211h20v39c14-25 38-44 77-44 53 0 84 36 84 86v130z">
          <text:p/>
        </draw:path>
        <draw:path draw:style-name="gr4" draw:text-style-name="P4" draw:layer="layout" svg:width="0.196cm" svg:height="0.22cm" svg:x="15.062cm" svg:y="11.721cm" svg:viewBox="0 0 197 221" svg:d="M175 100c-2-42-27-81-75-81-41 0-74 35-78 81zM105 201c33 0 55-15 72-33l14 12c-21 23-46 41-87 41-56 0-104-45-104-111 0-61 43-110 101-110 59 0 96 48 96 110v1c0 3 0 4 0 7h-175c4 52 42 83 83 83z">
          <text:p/>
        </draw:path>
        <draw:path draw:style-name="gr4" draw:text-style-name="P4" draw:layer="layout" svg:width="0.113cm" svg:height="0.213cm" svg:x="15.317cm" svg:y="11.723cm" svg:viewBox="0 0 114 214" svg:d="M112 22c-49 0-92 37-92 106v86h-20v-211h20v60c17-38 52-65 94-63v22z">
          <text:p/>
        </draw:path>
        <draw:polygon draw:style-name="gr4" draw:text-style-name="P4" draw:layer="layout" svg:width="0.02cm" svg:height="0.3cm" svg:x="15.485cm" svg:y="11.636cm" svg:viewBox="0 0 21 301" draw:points="0,0 21,0 21,301 0,301">
          <text:p/>
        </draw:polygon>
        <draw:path draw:style-name="gr4" draw:text-style-name="P4" draw:layer="layout" svg:width="0.181cm" svg:height="0.218cm" svg:x="15.567cm" svg:y="11.723cm" svg:viewBox="0 0 182 219" svg:d="M163 111c-18-4-42-10-72-10-44 0-69 21-69 50v1c0 30 29 48 61 48 43 0 80-27 80-65zM162 214v-35c-14 20-40 40-80 40-39 0-82-22-82-66v-1c0-44 38-69 93-69 29 0 49 3 69 9v-9c0-43-26-64-69-64-25 0-46 7-66 17l-7-18c23-11 45-18 74-18 54 0 88 28 88 82v132z">
          <text:p/>
        </draw:path>
        <draw:path draw:style-name="gr4" draw:text-style-name="P4" draw:layer="layout" svg:width="0.159cm" svg:height="0.218cm" svg:x="15.802cm" svg:y="11.722cm" svg:viewBox="0 0 160 219" svg:d="M87 219c-31 0-65-12-87-31l12-16c23 18 49 28 76 28 29 0 51-16 51-40v-1c0-24-26-33-55-42-36-10-73-21-73-58v-1c0-34 28-58 70-58 25 0 53 9 74 23l-11 17c-19-13-42-21-64-21-30 0-49 15-49 36v1c0 24 28 32 60 41 33 10 69 23 69 60v1c0 37-32 61-73 61z">
          <text:p/>
        </draw:path>
        <draw:path draw:style-name="gr4" draw:text-style-name="P4" draw:layer="layout" svg:width="0.158cm" svg:height="0.218cm" svg:x="16.003cm" svg:y="11.722cm" svg:viewBox="0 0 159 219" svg:d="M87 219c-31 0-65-12-87-31l12-16c24 18 49 28 76 28 28 0 50-16 50-40v-1c0-24-26-33-55-42-34-10-73-21-73-58v-1c0-34 29-58 70-58 25 0 53 9 74 23l-10 17c-20-13-43-21-65-21-29 0-49 15-49 36v1c0 24 30 32 60 41 34 10 69 23 69 60v1c0 37-32 61-72 61z">
          <text:p/>
        </draw:path>
        <draw:path draw:style-name="gr4" draw:text-style-name="P4" draw:layer="layout" svg:width="0.196cm" svg:height="0.22cm" svg:x="16.211cm" svg:y="11.721cm" svg:viewBox="0 0 197 221" svg:d="M175 100c-3-42-27-81-75-81-43 0-75 35-79 81zM104 201c33 0 55-15 72-33l14 12c-21 23-46 41-86 41-57 0-104-45-104-111 0-61 43-110 100-110 59 0 97 48 97 110v1c0 3 0 4-1 7h-175c4 52 41 83 83 83z">
          <text:p/>
        </draw:path>
        <draw:path draw:style-name="gr4" draw:text-style-name="P4" draw:layer="layout" svg:width="0.18cm" svg:height="0.215cm" svg:x="16.465cm" svg:y="11.721cm" svg:viewBox="0 0 181 216" svg:d="M161 216v-126c0-43-24-71-67-71-42 0-73 31-73 74v123h-21v-211h21v39c14-25 37-44 76-44 53 0 84 36 84 86v130z">
          <text:p/>
        </draw:path>
        <draw:path draw:style-name="gr4" draw:text-style-name="P4" draw:layer="layout" svg:width="0.18cm" svg:height="0.215cm" svg:x="16.837cm" svg:y="11.726cm" svg:viewBox="0 0 181 216" svg:d="M161 211v-39c-14 24-38 44-76 44-54 0-85-36-85-88v-128h20v125c0 44 24 72 68 72 41 0 73-31 73-76v-121h20v211z">
          <text:p/>
        </draw:path>
        <draw:path draw:style-name="gr4" draw:text-style-name="P4" draw:layer="layout" svg:width="0.18cm" svg:height="0.215cm" svg:x="17.093cm" svg:y="11.721cm" svg:viewBox="0 0 181 216" svg:d="M161 216v-126c0-43-24-71-67-71-41 0-72 31-72 74v123h-22v-211h22v39c13-25 37-44 75-44 53 0 84 36 84 86v130z">
          <text:p/>
        </draw:path>
        <draw:path draw:style-name="gr4" draw:text-style-name="P4" draw:layer="layout" svg:width="0.208cm" svg:height="0.305cm" svg:x="17.332cm" svg:y="11.636cm" svg:viewBox="0 0 209 306" svg:d="M191 195c0-53-42-91-86-91-46 0-83 35-83 91v1c0 55 39 90 83 90s86-36 86-90zM189 301v-47c-18 27-45 52-86 52-51 0-103-41-103-109v-1c0-68 52-111 103-111 42 0 69 25 86 51v-136h20v301z">
          <text:p/>
        </draw:path>
        <draw:polygon draw:style-name="gr4" draw:text-style-name="P4" draw:layer="layout" svg:width="0.207cm" svg:height="0.288cm" svg:x="17.745cm" svg:y="11.648cm" svg:viewBox="0 0 208 289" draw:points="0,289 0,0 206,0 206,20 21,20 21,133 187,133 187,152 21,152 21,269 208,269 208,289">
          <text:p/>
        </draw:polygon>
        <draw:path draw:style-name="gr4" draw:text-style-name="P4" draw:layer="layout" svg:width="0.317cm" svg:height="0.215cm" svg:x="18.016cm" svg:y="11.721cm" svg:viewBox="0 0 318 216" svg:d="M298 216v-126c0-45-23-71-62-71-36 0-67 27-67 74v123h-20v-127c0-44-24-70-62-70-37 0-67 33-67 75v122h-20v-211h20v37c14-21 33-42 70-42s59 21 71 45c14-23 36-45 77-45 49 0 80 35 80 88v128z">
          <text:p/>
        </draw:path>
        <draw:path draw:style-name="gr4" draw:text-style-name="P4" draw:layer="layout" svg:width="0.21cm" svg:height="0.281cm" svg:x="18.407cm" svg:y="11.721cm" svg:viewBox="0 0 211 282" svg:d="M188 110c0-55-38-91-82-91s-86 37-86 90v1c0 54 42 91 86 91 46 0 82-34 82-90zM108 221c-42 0-69-24-86-51v112h-22v-277h22v47c18-28 44-52 86-52 51 0 103 41 103 109v1c0 68-52 111-103 111z">
          <text:p/>
        </draw:path>
        <draw:polygon draw:style-name="gr4" draw:text-style-name="P4" draw:layer="layout" svg:width="0.11cm" svg:height="0.023cm" svg:x="18.67cm" svg:y="11.802cm" svg:viewBox="0 0 111 24" draw:points="0,0 111,0 111,24 0,24">
          <text:p/>
        </draw:polygon>
        <draw:path draw:style-name="gr4" draw:text-style-name="P4" draw:layer="layout" svg:width="0.124cm" svg:height="0.302cm" svg:x="12.103cm" svg:y="12.128cm" svg:viewBox="0 0 125 303" svg:d="M93 19c-29 0-42 17-42 54v20h74v18h-74v192h-20v-192h-31v-18h31v-21c0-46 23-72 62-72 13 0 23 2 32 5v19c-12-4-21-5-32-5z">
          <text:p/>
        </draw:path>
        <draw:path draw:style-name="gr4" draw:text-style-name="P4" draw:layer="layout" svg:width="0.181cm" svg:height="0.282cm" svg:x="12.253cm" svg:y="12.152cm" svg:viewBox="0 0 182 283" svg:d="M118 0h29v33h-29zM50 0h30v33h-30zM162 176c-17-4-41-9-71-9-45 0-70 19-70 49 0 31 29 49 62 49 43 0 79-27 79-65zM162 279v-35c-14 20-40 39-80 39s-82-22-82-65v-1c0-44 37-68 93-68 29 0 49 3 69 9v-9c0-44-26-66-69-66-27 0-48 7-67 17l-7-17c23-11 45-19 75-19 54 0 88 28 88 84v131z">
          <text:p/>
        </draw:path>
        <draw:path draw:style-name="gr4" draw:text-style-name="P4" draw:layer="layout" svg:width="0.18cm" svg:height="0.215cm" svg:x="12.506cm" svg:y="12.215cm" svg:viewBox="0 0 181 216" svg:d="M161 216v-125c0-44-24-73-68-73-41 0-73 32-73 76v122h-20v-211h20v39c14-25 38-44 76-44 54 0 85 36 85 86v130z">
          <text:p/>
        </draw:path>
        <draw:path draw:style-name="gr4" draw:text-style-name="P4" draw:layer="layout" svg:width="0.208cm" svg:height="0.281cm" svg:x="12.745cm" svg:y="12.215cm" svg:viewBox="0 0 209 282" svg:d="M191 100c0-49-44-80-87-80-44 0-82 31-82 80 0 48 39 81 82 81s87-33 87-80zM107 282c-35 0-69-11-98-32l12-16c25 19 55 29 86 29 48 0 82-27 82-81v-31c-18 26-46 49-87 49-51 0-102-39-102-99v-1c0-60 51-100 102-100 42 0 70 23 87 48v-43h20v178c0 64-43 99-102 99z">
          <text:p/>
        </draw:path>
        <draw:path draw:style-name="gr4" draw:text-style-name="P4" draw:layer="layout" svg:width="0.195cm" svg:height="0.219cm" svg:x="13.016cm" svg:y="12.215cm" svg:viewBox="0 0 196 220" svg:d="M175 100c-3-43-29-82-77-82-41 0-73 35-77 82zM103 202c33 0 56-15 73-33l14 12c-21 23-47 39-88 39-55 0-102-44-102-110v-1c0-61 42-109 99-109 60 0 97 48 97 110 0 3 0 5 0 8h-175c4 53 41 84 82 84z">
          <text:p/>
        </draw:path>
        <draw:path draw:style-name="gr4" draw:text-style-name="P4" draw:layer="layout" svg:width="0.113cm" svg:height="0.214cm" svg:x="13.27cm" svg:y="12.216cm" svg:viewBox="0 0 114 215" svg:d="M112 23c-48 0-91 37-91 106v86h-21v-211h21v60c17-38 52-65 93-64v23z">
          <text:p/>
        </draw:path>
        <draw:path draw:style-name="gr4" draw:text-style-name="P4" draw:layer="layout" svg:width="0.209cm" svg:height="0.281cm" svg:x="13.411cm" svg:y="12.215cm" svg:viewBox="0 0 210 282" svg:d="M191 100c0-49-44-80-87-80-44 0-81 31-81 80 0 48 38 81 81 81s87-33 87-80zM107 282c-35 0-68-11-96-32l11-16c25 19 54 29 85 29 48 0 82-27 82-81v-31c-18 26-46 49-87 49-51 0-102-39-102-99v-1c0-60 51-100 102-100 42 0 70 23 87 48v-43h21v178c0 64-44 99-103 99z">
          <text:p/>
        </draw:path>
        <draw:path draw:style-name="gr4" draw:text-style-name="P4" draw:layer="layout" svg:width="0.113cm" svg:height="0.214cm" svg:x="13.696cm" svg:y="12.216cm" svg:viewBox="0 0 114 215" svg:d="M112 23c-48 0-92 37-92 106v86h-20v-211h20v60c18-38 53-65 94-64v23z">
          <text:p/>
        </draw:path>
        <draw:path draw:style-name="gr4" draw:text-style-name="P4" draw:layer="layout" svg:width="0.179cm" svg:height="0.214cm" svg:x="13.857cm" svg:y="12.22cm" svg:viewBox="0 0 180 215" svg:d="M160 211v-40c-14 25-37 44-76 44-53 0-84-36-84-86v-129h21v125c0 44 24 72 66 72s73-31 73-75v-122h20v211z">
          <text:p/>
        </draw:path>
        <draw:path draw:style-name="gr4" draw:text-style-name="P4" draw:layer="layout" svg:width="0.208cm" svg:height="0.28cm" svg:x="14.113cm" svg:y="12.215cm" svg:viewBox="0 0 209 281" svg:d="M188 110c0-55-39-91-84-91-43 0-85 37-85 90v1c0 54 42 90 85 90 47 0 84-33 84-90zM106 219c-41 0-69-23-86-50v112h-20v-276h20v47c18-28 45-52 86-52 52 0 103 41 103 109v1c0 68-51 109-103 109z">
          <text:p/>
        </draw:path>
        <draw:path draw:style-name="gr4" draw:text-style-name="P4" draw:layer="layout" svg:width="0.209cm" svg:height="0.28cm" svg:x="14.384cm" svg:y="12.215cm" svg:viewBox="0 0 210 281" svg:d="M188 110c0-55-38-91-82-91-45 0-87 37-87 90v1c0 54 42 90 87 90 46 0 82-33 82-90zM108 219c-43 0-70-23-87-50v112h-21v-276h21v47c18-28 44-52 87-52 51 0 102 41 102 109v1c0 68-51 109-102 109z">
          <text:p/>
        </draw:path>
        <draw:path draw:style-name="gr4" draw:text-style-name="P4" draw:layer="layout" svg:width="0.195cm" svg:height="0.219cm" svg:x="14.642cm" svg:y="12.215cm" svg:viewBox="0 0 196 220" svg:d="M175 100c-3-43-28-82-76-82-42 0-74 35-78 82zM104 202c33 0 55-15 72-33l14 12c-21 23-46 39-87 39-56 0-103-44-103-110v-1c0-61 42-109 100-109 59 0 96 48 96 110 0 3 0 5 0 8h-175c4 53 41 84 83 84z">
          <text:p/>
        </draw:path>
        <draw:path draw:style-name="gr4" draw:text-style-name="P4" draw:layer="layout" svg:width="0.18cm" svg:height="0.215cm" svg:x="14.896cm" svg:y="12.215cm" svg:viewBox="0 0 181 216" svg:d="M161 216v-125c0-44-24-73-67-73-41 0-74 32-74 76v122h-20v-211h20v39c14-25 39-44 77-44 53 0 84 36 84 86v130z">
          <text:p/>
        </draw:path>
        <draw:path draw:style-name="gr4" draw:text-style-name="P4" draw:layer="layout" svg:width="0.209cm" svg:height="0.305cm" svg:x="15.258cm" svg:y="12.129cm" svg:viewBox="0 0 210 306" svg:d="M191 195c0-54-42-90-86-90-45 0-83 34-83 90v1c0 56 39 91 83 91s86-36 86-91zM190 302v-47c-18 27-45 51-87 51-50 0-103-40-103-110 0-69 53-110 103-110 42 0 69 24 87 50v-136h20v302z">
          <text:p/>
        </draw:path>
        <draw:path draw:style-name="gr4" draw:text-style-name="P4" draw:layer="layout" svg:width="0.196cm" svg:height="0.219cm" svg:x="15.529cm" svg:y="12.215cm" svg:viewBox="0 0 197 220" svg:d="M175 100c-3-43-28-82-76-82-42 0-74 35-78 82zM104 202c32 0 54-15 73-33l14 12c-23 23-48 39-88 39-55 0-103-44-103-110v-1c0-61 43-109 100-109 58 0 97 48 97 110 0 3 0 5-1 8h-175c4 53 42 84 83 84z">
          <text:p/>
        </draw:path>
        <draw:path draw:style-name="gr4" draw:text-style-name="P4" draw:layer="layout" svg:width="0.124cm" svg:height="0.302cm" svg:x="15.766cm" svg:y="12.128cm" svg:viewBox="0 0 125 303" svg:d="M94 19c-29 0-43 17-43 54v20h73v18h-73v192h-21v-192h-30v-18h30v-21c0-46 24-72 64-72 12 0 21 2 31 5v19c-12-4-21-5-31-5z">
          <text:p/>
        </draw:path>
        <draw:path draw:style-name="gr4" draw:text-style-name="P4" draw:layer="layout" svg:width="0.025cm" svg:height="0.292cm" svg:x="15.933cm" svg:y="12.138cm" svg:viewBox="0 0 26 293" svg:d="M3 82h21v211h-21zM0 0h26v27h-26z">
          <text:p/>
        </draw:path>
        <draw:path draw:style-name="gr4" draw:text-style-name="P4" draw:layer="layout" svg:width="0.18cm" svg:height="0.215cm" svg:x="16.035cm" svg:y="12.215cm" svg:viewBox="0 0 181 216" svg:d="M160 216v-125c0-44-25-73-67-73-41 0-73 32-73 76v122h-20v-211h20v39c14-25 38-44 76-44 53 0 85 36 85 86v130z">
          <text:p/>
        </draw:path>
        <draw:path draw:style-name="gr4" draw:text-style-name="P4" draw:layer="layout" svg:width="0.025cm" svg:height="0.292cm" svg:x="16.288cm" svg:y="12.138cm" svg:viewBox="0 0 26 293" svg:d="M2 82h20v211h-20zM0 0h26v27h-26z">
          <text:p/>
        </draw:path>
        <draw:path draw:style-name="gr4" draw:text-style-name="P4" draw:layer="layout" svg:width="0.196cm" svg:height="0.219cm" svg:x="16.375cm" svg:y="12.215cm" svg:viewBox="0 0 197 220" svg:d="M175 100c-2-43-27-82-76-82-41 0-74 35-77 82zM105 202c33 0 55-15 72-33l14 12c-21 23-46 39-87 39-56 0-104-44-104-110v-1c0-61 43-109 100-109 60 0 97 48 97 110 0 3 0 5 0 8h-175c3 53 41 84 83 84z">
          <text:p/>
        </draw:path>
        <draw:path draw:style-name="gr4" draw:text-style-name="P4" draw:layer="layout" svg:width="0.113cm" svg:height="0.214cm" svg:x="16.63cm" svg:y="12.216cm" svg:viewBox="0 0 114 215" svg:d="M112 23c-48 0-92 37-92 106v86h-20v-211h20v60c17-38 53-65 94-64v23z">
          <text:p/>
        </draw:path>
        <draw:path draw:style-name="gr4" draw:text-style-name="P4" draw:layer="layout" svg:width="0.196cm" svg:height="0.219cm" svg:x="16.77cm" svg:y="12.215cm" svg:viewBox="0 0 197 220" svg:d="M175 100c-3-43-27-82-75-82-43 0-75 35-79 82zM105 202c32 0 54-15 72-33l14 12c-22 23-47 39-87 39-56 0-104-44-104-110v-1c0-61 43-109 100-109 59 0 97 48 97 110 0 3 0 5-1 8h-175c4 53 41 84 84 84z">
          <text:p/>
        </draw:path>
        <draw:path draw:style-name="gr4" draw:text-style-name="P4" draw:layer="layout" svg:width="0.179cm" svg:height="0.215cm" svg:x="17.025cm" svg:y="12.215cm" svg:viewBox="0 0 180 216" svg:d="M160 216v-125c0-44-24-73-66-73-43 0-74 32-74 76v122h-20v-211h20v39c14-25 37-44 76-44 53 0 84 36 84 86v130z">
          <text:p/>
        </draw:path>
        <draw:polygon draw:style-name="gr4" draw:text-style-name="P4" draw:layer="layout" svg:width="0.027cm" svg:height="0.035cm" svg:x="17.272cm" svg:y="12.395cm" svg:viewBox="0 0 28 36" draw:points="0,0 28,0 28,36 0,36">
          <text:p/>
        </draw:polygon>
        <draw:polygon draw:style-name="gr2" draw:text-style-name="P2" draw:layer="layout" svg:width="1.728cm" svg:height="1.497cm" svg:x="11.424cm" svg:y="8.58cm" svg:viewBox="0 0 1729 1498" draw:points="432,1498 0,748 432,0 1296,0 1729,748 1296,1498">
          <text:p/>
        </draw:polygon>
        <draw:polygon draw:style-name="gr3" draw:text-style-name="P3" draw:layer="layout" svg:width="1.35cm" svg:height="1.168cm" svg:x="18.758cm" svg:y="12.993cm" svg:viewBox="0 0 1351 1169" draw:points="337,1169 0,585 337,0 1013,0 1351,585 1013,1169">
          <text:p/>
        </draw:polygon>
        <draw:path draw:style-name="gr4" draw:text-style-name="P4" draw:layer="layout" svg:width="0.432cm" svg:height="0.48cm" svg:x="11.841cm" svg:y="9.1cm" svg:viewBox="0 0 433 481" svg:d="M176 188l-17 102h99l17-102zM366 188l-17 102h60v88h-75l-18 103h-91l18-103h-99l-18 103h-92l19-103h-53v-88h68l17-102h-61v-88h76l18-100h90l-17 100h99l17-100h91l-17 100h52v88z">
          <text:p/>
        </draw:path>
        <draw:path draw:style-name="gr4" draw:text-style-name="P4" draw:layer="layout" svg:width="0.379cm" svg:height="0.496cm" svg:x="12.334cm" svg:y="9.092cm" svg:viewBox="0 0 380 497" svg:d="M190 265c-52 0-82 29-82 70 0 42 31 72 83 72s83-30 83-71c0-42-32-71-84-71zM305 135c-31-24-57-38-98-38-60 0-90 48-97 111 24-16 53-31 100-31 95 0 170 53 170 154 0 98-80 166-185 166-62 0-104-17-138-51-35-35-57-86-57-183 0-148 67-263 211-263 65 0 107 19 151 53z">
          <text:p/>
        </draw:path>
        <draw:path draw:style-name="gr2" draw:text-style-name="P2" draw:layer="layout" svg:width="0.319cm" svg:height="0.438cm" svg:x="19.029cm" svg:y="13.327cm" svg:viewBox="0 0 320 439" svg:d="M72 144l-67-53c43-60 84-91 161-91 92 0 150 54 150 135 0 72-37 109-115 168l-70 54h189v82h-320v-75l143-118c54-44 75-68 75-104s-24-56-58-56c-33 0-56 19-88 58z">
          <text:p/>
        </draw:path>
        <draw:path draw:style-name="gr2" draw:text-style-name="P2" draw:layer="layout" svg:width="0.375cm" svg:height="0.435cm" svg:x="19.393cm" svg:y="13.33cm" svg:viewBox="0 0 376 436" svg:d="M226 130l-115 135h115zM318 0v265h58v77h-58v94h-92v-94h-211l-15-67 237-275z">
          <text:p/>
        </draw:path>
        <draw:frame draw:style-name="gr5" draw:text-style-name="P5" draw:layer="layout" svg:width="0.485cm" svg:height="0.485cm" svg:x="11.034cm" svg:y="7.08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7cm" svg:x="11.646cm" svg:y="7.232cm" svg:viewBox="0 0 153 208" draw:points="62,22 0,22 4,0 153,0 148,22 87,22 51,208 25,208">
          <text:p/>
        </draw:polygon>
        <draw:path draw:style-name="gr6" draw:text-style-name="P6" draw:layer="layout" svg:width="0.158cm" svg:height="0.218cm" svg:x="11.749cm" svg:y="7.29cm" svg:viewBox="0 0 159 219" svg:d="M54 0l15 80c3 18 5 28 7 40 4-10 9-21 16-37l40-83h27l-57 113c-16 32-32 59-52 79-16 18-35 25-43 27l-7-24c7-2 18-5 28-14 10-8 21-20 29-34 1-3 1-4 0-7l-30-140z">
          <text:p/>
        </draw:path>
        <draw:path draw:style-name="gr6" draw:text-style-name="P6" draw:layer="layout" svg:width="0.224cm" svg:height="0.152cm" svg:x="11.907cm" svg:y="7.287cm" svg:viewBox="0 0 225 153" svg:d="M0 153l20-107c2-16 5-31 6-43h23l-4 28h1c14-21 34-31 53-31 23 0 34 14 35 33 13-22 32-33 55-33 17 0 36 11 36 39 0 6-1 17-2 25l-17 89h-25l16-87c1-6 2-13 2-20 0-15-6-25-22-25-19 0-41 21-47 54l-15 78h-24l17-88c1-7 2-13 2-19 0-12-4-25-23-25s-43 24-49 56l-13 76z">
          <text:p/>
        </draw:path>
        <draw:path draw:style-name="gr6" draw:text-style-name="P6" draw:layer="layout" svg:width="0.141cm" svg:height="0.156cm" svg:x="12.158cm" svg:y="7.287cm" svg:viewBox="0 0 142 157" svg:d="M27 93c0 25 14 43 36 43 30 0 53-39 53-74 0-18-8-42-35-42-32 0-54 39-54 73zM142 62c0 45-32 95-83 95-38 0-59-28-59-63 0-50 34-94 84-94 40 0 58 30 58 62z">
          <text:p/>
        </draw:path>
        <draw:path draw:style-name="gr6" draw:text-style-name="P6" draw:layer="layout" svg:width="0.111cm" svg:height="0.222cm" svg:x="12.32cm" svg:y="7.217cm" svg:viewBox="0 0 112 223" svg:d="M0 223l25-130h-20l4-20h20l1-8c4-21 11-40 26-52 9-9 22-13 35-13 10 0 17 1 21 4l-6 20c-4-2-9-3-15-3-20 0-30 20-34 45l-3 7h34l-3 20h-35l-24 130z">
          <text:p/>
        </draw:path>
        <draw:path draw:style-name="gr6" draw:text-style-name="P6" draw:layer="layout" svg:width="0.125cm" svg:height="0.156cm" svg:x="12.406cm" svg:y="7.287cm" svg:viewBox="0 0 126 157" svg:d="M79 19c-25 0-43 24-50 48 41 1 72-5 72-28 0-13-9-20-22-20zM107 145c-11 6-29 12-49 12-41 0-58-27-58-61 0-46 34-96 82-96 29 0 44 16 44 38 0 39-44 49-100 48-2 7-1 21 3 29 6 15 19 21 34 21 18 0 31-5 40-10z">
          <text:p/>
        </draw:path>
        <draw:path draw:style-name="gr6" draw:text-style-name="P6" draw:layer="layout" svg:width="0.157cm" svg:height="0.218cm" svg:x="12.523cm" svg:y="7.29cm" svg:viewBox="0 0 158 219" svg:d="M54 0l15 80c3 18 5 28 6 40h1c4-10 8-21 16-37l39-83h27l-57 113c-16 32-31 59-51 79-17 18-35 25-43 27l-7-24c7-2 17-5 27-14 11-8 21-20 29-34 2-3 2-4 1-7l-30-140z">
          <text:p/>
        </draw:path>
        <draw:path draw:style-name="gr6" draw:text-style-name="P6" draw:layer="layout" svg:width="0.154cm" svg:height="0.207cm" svg:x="12.753cm" svg:y="7.232cm" svg:viewBox="0 0 155 208" svg:d="M24 208l17-86-41-122h28l20 66c5 19 7 28 9 35 5-8 13-20 22-35l46-66h30l-89 122-16 86z">
          <text:p/>
        </draw:path>
        <draw:path draw:style-name="gr6" draw:text-style-name="P6" draw:layer="layout" svg:width="0.125cm" svg:height="0.156cm" svg:x="12.876cm" svg:y="7.287cm" svg:viewBox="0 0 126 157" svg:d="M79 19c-26 0-44 24-50 48 41 1 73-5 73-28 0-13-10-20-23-20zM107 145c-11 6-29 12-50 12-40 0-57-27-57-61 0-46 33-96 82-96 29 0 44 16 44 38 0 39-44 49-100 48-1 7 0 21 3 29 6 15 18 21 34 21 18 0 31-5 41-10z">
          <text:p/>
        </draw:path>
        <draw:path draw:style-name="gr6" draw:text-style-name="P6" draw:layer="layout" svg:width="0.133cm" svg:height="0.149cm" svg:x="13.022cm" svg:y="7.29cm" svg:viewBox="0 0 134 150" svg:d="M25 0l13 85c3 18 5 29 5 38h1c4-8 7-18 16-35l47-88h27l-83 150h-26l-25-150z">
          <text:p/>
        </draw:path>
        <draw:path draw:style-name="gr6" draw:text-style-name="P6" draw:layer="layout" svg:width="0.149cm" svg:height="0.217cm" svg:x="13.144cm" svg:y="7.287cm" svg:viewBox="0 0 150 218" svg:d="M122 25c-5-2-14-5-24-5-38 0-64 39-64 76-1 17 5 36 29 36 22 0 44-28 50-57zM7 186c9 6 24 10 40 10 25 0 45-13 54-53l5-23h-1c-13 21-32 32-52 32-31 0-46-25-46-51 0-51 38-101 95-101 18 0 37 5 48 10l-23 124c-6 31-14 53-29 67-16 13-36 17-53 17-19 0-36-5-45-11z">
          <text:p/>
        </draw:path>
        <draw:path draw:style-name="gr6" draw:text-style-name="P6" draw:layer="layout" svg:width="0.098cm" svg:height="0.152cm" svg:x="13.311cm" svg:y="7.287cm" svg:viewBox="0 0 99 153" svg:d="M0 153l18-97c4-19 6-40 8-53h22c-1 10-2 21-4 33h1c10-21 27-36 47-36 2 0 5 0 7 0l-5 25c-2 0-4 0-7 0-23 0-43 26-49 62l-13 66z">
          <text:p/>
        </draw:path>
        <draw:path draw:style-name="gr6" draw:text-style-name="P6" draw:layer="layout" svg:width="0.144cm" svg:height="0.156cm" svg:x="13.405cm" svg:y="7.287cm" svg:viewBox="0 0 145 157" svg:d="M116 22c-3-1-10-2-19-2-39 0-70 40-70 82 0 16 6 34 25 34 21 0 47-30 54-69zM98 153c0-9 2-23 4-40h-1c-16 33-37 44-58 44-27 0-43-21-43-51 0-52 39-106 103-106 16 0 32 2 42 5l-15 78c-5 26-7 53-7 70z">
          <text:p/>
        </draw:path>
        <draw:path draw:style-name="gr6" draw:text-style-name="P6" draw:layer="layout" svg:width="0.106cm" svg:height="0.155cm" svg:x="13.559cm" svg:y="7.287cm" svg:viewBox="0 0 107 156" svg:d="M8 127c7 5 19 9 33 9 17 0 28-10 28-24 0-11-5-19-21-27-18-11-28-24-28-40 0-26 24-45 55-45 14 0 26 3 32 7l-7 19c-6-3-15-7-26-7-16 0-27 10-27 23 0 11 7 18 21 25 17 10 28 24 28 40 0 31-26 49-58 49-16 0-31-5-38-10z">
          <text:p/>
        </draw:path>
        <draw:path draw:style-name="gr6" draw:text-style-name="P6" draw:layer="layout" svg:width="0.14cm" svg:height="0.219cm" svg:x="13.68cm" svg:y="7.22cm" svg:viewBox="0 0 141 220" svg:d="M0 220l43-220h26l-19 96h1c12-18 31-29 53-29 17 0 37 10 37 40 0 7-1 18-2 26l-17 87h-26l17-86c1-5 2-13 2-22 0-13-7-24-23-24-20 0-45 23-51 57l-14 75z">
          <text:p/>
        </draw:path>
        <draw:path draw:style-name="gr6" draw:text-style-name="P6" draw:layer="layout" svg:width="0.158cm" svg:height="0.218cm" svg:x="13.822cm" svg:y="7.29cm" svg:viewBox="0 0 159 219" svg:d="M54 0l15 80c3 18 6 28 7 40h1c4-10 9-21 16-37l39-83h27l-56 113c-16 32-32 59-53 79-17 18-35 25-43 27l-7-24c7-2 18-5 28-14 10-8 21-20 29-34 1-3 1-4 0-7l-30-140z">
          <text:p/>
        </draw:path>
        <draw:path draw:style-name="gr6" draw:text-style-name="P6" draw:layer="layout" svg:width="0.139cm" svg:height="0.152cm" svg:x="13.98cm" svg:y="7.287cm" svg:viewBox="0 0 140 153" svg:d="M0 153l19-107c4-16 6-31 7-43h23l-3 29c13-21 34-32 55-32 18 0 39 10 39 41 0 6-1 16-2 24l-18 88h-25l16-87c1-6 2-13 2-20 0-14-6-25-24-25s-44 21-50 58l-14 74z">
          <text:p/>
        </draw:path>
        <draw:path draw:style-name="gr6" draw:text-style-name="P6" draw:layer="layout" svg:width="0.061cm" svg:height="0.078cm" svg:x="14.122cm" svg:y="7.4cm" svg:viewBox="0 0 62 79" svg:d="M0 79c11-19 25-53 31-76l31-3c-11 26-30 62-41 76z">
          <text:p/>
        </draw:path>
        <draw:path draw:style-name="gr6" draw:text-style-name="P6" draw:layer="layout" svg:width="0.145cm" svg:height="0.204cm" svg:x="14.257cm" svg:y="7.235cm" svg:viewBox="0 0 146 205" svg:d="M0 205l3-17 30-26c55-45 86-76 86-109 0-15-8-31-31-31-19 0-33 8-43 14l-6-18c14-11 35-18 54-18 38 0 53 25 53 49 0 43-40 80-88 119l-17 15v1h85l-4 21z">
          <text:p/>
        </draw:path>
        <draw:path draw:style-name="gr6" draw:text-style-name="P6" draw:layer="layout" svg:width="0.137cm" svg:height="0.208cm" svg:x="14.422cm" svg:y="7.235cm" svg:viewBox="0 0 138 209" svg:d="M25 141c0 21 5 47 30 47 37 0 57-83 57-124 0-15-2-43-26-43-35 0-61 70-61 120zM138 63c0 67-31 146-87 146-38 0-51-30-51-69 0-68 36-140 89-140 38 0 49 32 49 63z">
          <text:p/>
        </draw:path>
        <draw:polygon draw:style-name="gr6" draw:text-style-name="P6" draw:layer="layout" svg:width="0.067cm" svg:height="0.201cm" svg:x="14.612cm" svg:y="7.238cm" svg:viewBox="0 0 68 202" draw:points="39,27 38,27 3,44 0,24 46,0 68,0 30,202 5,202">
          <text:p/>
        </draw:polygon>
        <draw:path draw:style-name="gr6" draw:text-style-name="P6" draw:layer="layout" svg:width="0.138cm" svg:height="0.208cm" svg:x="14.725cm" svg:y="7.235cm" svg:viewBox="0 0 139 209" svg:d="M27 141c0 21 4 47 28 47 38 0 58-83 58-124 0-15-2-43-27-43-34 0-59 70-59 120zM139 63c0 67-31 146-87 146-37 0-52-30-52-69 0-68 36-140 89-140 38 0 50 32 50 63z">
          <text:p/>
        </draw:path>
        <draw:frame draw:style-name="gr5" draw:text-style-name="P5" draw:layer="layout" svg:width="0.485cm" svg:height="0.485cm" svg:x="11.001cm" svg:y="13.90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13cm" svg:y="14.052cm" svg:viewBox="0 0 152 209" draw:points="61,22 0,22 4,0 152,0 148,22 86,22 51,209 25,209">
          <text:p/>
        </draw:polygon>
        <draw:path draw:style-name="gr6" draw:text-style-name="P6" draw:layer="layout" svg:width="0.158cm" svg:height="0.218cm" svg:x="11.716cm" svg:y="14.111cm" svg:viewBox="0 0 159 219" svg:d="M54 0l15 79c3 18 5 30 6 41h1c4-10 9-21 16-38l39-82h28l-57 114c-16 32-32 58-52 79-17 16-35 24-43 26l-7-23c7-2 18-6 28-14s21-20 29-35c1-2 1-4 0-7l-30-140z">
          <text:p/>
        </draw:path>
        <draw:path draw:style-name="gr6" draw:text-style-name="P6" draw:layer="layout" svg:width="0.224cm" svg:height="0.153cm" svg:x="11.874cm" svg:y="14.107cm" svg:viewBox="0 0 225 154" svg:d="M0 154l20-107c2-17 5-32 6-43h23l-4 28h1c14-21 32-32 52-32 24 0 35 14 36 33 13-21 32-33 55-33 17 0 36 11 36 39 0 7-1 17-2 26l-17 89h-25l16-87c1-6 2-14 2-20 0-15-6-26-22-26-19 0-41 21-47 55l-15 78h-25l16-89c2-7 2-12 2-18 0-13-3-26-22-26-18 0-42 25-48 56l-13 77z">
          <text:p/>
        </draw:path>
        <draw:path draw:style-name="gr6" draw:text-style-name="P6" draw:layer="layout" svg:width="0.141cm" svg:height="0.156cm" svg:x="12.125cm" svg:y="14.107cm" svg:viewBox="0 0 142 157" svg:d="M26 95c0 24 14 42 36 42 31 0 54-39 54-74 0-18-8-42-35-42-33 0-55 40-55 74zM142 63c0 46-32 94-84 94-37 0-58-27-58-61 0-50 34-96 83-96 41 0 59 32 59 63z">
          <text:p/>
        </draw:path>
        <draw:path draw:style-name="gr6" draw:text-style-name="P6" draw:layer="layout" svg:width="0.111cm" svg:height="0.223cm" svg:x="12.287cm" svg:y="14.037cm" svg:viewBox="0 0 112 224" svg:d="M0 224l25-130h-20l4-19h19l2-9c4-21 11-41 25-52 9-9 22-14 36-14 10 0 17 2 21 4l-6 20c-4-2-9-3-15-3-21 0-31 21-35 46l-2 8h33l-4 19h-33l-24 130z">
          <text:p/>
        </draw:path>
        <draw:path draw:style-name="gr6" draw:text-style-name="P6" draw:layer="layout" svg:width="0.125cm" svg:height="0.156cm" svg:x="12.373cm" svg:y="14.107cm" svg:viewBox="0 0 126 157" svg:d="M79 21c-26 0-44 23-51 48 42 0 73-6 73-29 0-12-9-19-22-19zM107 145c-11 7-29 12-51 12-39 0-56-27-56-60 0-45 33-97 82-97 29 0 44 18 44 40 0 38-44 49-101 48-1 7 0 20 4 28 5 14 18 21 33 21 19 0 32-6 41-11z">
          <text:p/>
        </draw:path>
        <draw:path draw:style-name="gr6" draw:text-style-name="P6" draw:layer="layout" svg:width="0.157cm" svg:height="0.218cm" svg:x="12.49cm" svg:y="14.111cm" svg:viewBox="0 0 158 219" svg:d="M54 0l14 79c4 18 6 30 7 41h1c4-10 8-21 16-38l38-82h28l-57 114c-16 32-31 58-51 79-17 16-35 24-44 26l-6-23c6-2 17-6 27-14 11-8 21-20 29-35 1-2 1-4 1-7l-30-140z">
          <text:p/>
        </draw:path>
        <draw:path draw:style-name="gr6" draw:text-style-name="P6" draw:layer="layout" svg:width="0.154cm" svg:height="0.208cm" svg:x="12.72cm" svg:y="14.052cm" svg:viewBox="0 0 155 209" svg:d="M24 209l17-87-41-122h28l20 67c5 19 7 27 9 35 5-8 13-20 22-36l45-66h31l-89 121-17 88z">
          <text:p/>
        </draw:path>
        <draw:path draw:style-name="gr6" draw:text-style-name="P6" draw:layer="layout" svg:width="0.125cm" svg:height="0.156cm" svg:x="12.843cm" svg:y="14.107cm" svg:viewBox="0 0 126 157" svg:d="M77 21c-24 0-42 23-48 48 40 0 73-6 73-29 0-12-11-19-25-19zM107 145c-11 7-30 12-50 12-40 0-57-27-57-60 0-45 33-97 81-97 30 0 45 18 45 40 0 38-45 49-100 48-1 7 0 20 3 28 6 14 18 21 33 21 18 0 31-6 41-11z">
          <text:p/>
        </draw:path>
        <draw:path draw:style-name="gr6" draw:text-style-name="P6" draw:layer="layout" svg:width="0.134cm" svg:height="0.149cm" svg:x="12.988cm" svg:y="14.111cm" svg:viewBox="0 0 135 150" svg:d="M26 0l13 85c2 16 5 28 5 37h1c3-9 7-19 16-36l45-86h29l-83 150h-26l-26-150z">
          <text:p/>
        </draw:path>
        <draw:path draw:style-name="gr6" draw:text-style-name="P6" draw:layer="layout" svg:width="0.15cm" svg:height="0.217cm" svg:x="13.11cm" svg:y="14.107cm" svg:viewBox="0 0 151 218" svg:d="M123 26c-5-3-14-6-24-6-38 0-64 40-64 77 0 17 6 37 29 37 22 0 44-30 50-59zM8 188c9 6 25 10 40 10 25 0 45-13 54-54l4-22c-13 21-32 32-52 32-30 0-46-25-46-53 0-51 37-101 95-101 17 0 37 5 48 11l-23 124c-6 31-14 53-30 67-15 13-35 16-52 16-18 0-36-4-46-10z">
          <text:p/>
        </draw:path>
        <draw:path draw:style-name="gr6" draw:text-style-name="P6" draw:layer="layout" svg:width="0.098cm" svg:height="0.153cm" svg:x="13.278cm" svg:y="14.107cm" svg:viewBox="0 0 99 154" svg:d="M0 154l19-98c4-19 6-39 8-52h22c-1 10-3 20-4 32h1c10-21 26-36 46-36 2 0 5 0 7 1l-5 25c-2 0-4-1-7-1-22 0-42 27-48 62l-13 67z">
          <text:p/>
        </draw:path>
        <draw:path draw:style-name="gr6" draw:text-style-name="P6" draw:layer="layout" svg:width="0.144cm" svg:height="0.156cm" svg:x="13.372cm" svg:y="14.107cm" svg:viewBox="0 0 145 157" svg:d="M115 23c-4-1-9-2-18-2-39 0-70 41-70 82 0 17 5 34 25 34 21 0 47-29 54-68zM98 154c0-9 2-23 4-39h-1c-16 31-37 42-58 42-27 0-43-20-43-50 0-52 38-107 103-107 15 0 31 3 42 6l-17 78c-5 26-6 53-6 70z">
          <text:p/>
        </draw:path>
        <draw:path draw:style-name="gr6" draw:text-style-name="P6" draw:layer="layout" svg:width="0.106cm" svg:height="0.156cm" svg:x="13.526cm" svg:y="14.107cm" svg:viewBox="0 0 107 157" svg:d="M8 128c7 4 19 9 32 9 17 0 28-11 28-25 0-11-5-18-21-27-17-10-27-23-27-39 0-26 23-46 55-46 14 0 26 4 32 8l-8 19c-5-3-14-7-25-7-17 0-28 10-28 22 0 11 7 18 21 26 17 10 28 23 28 39 0 32-26 50-57 50-16 0-31-5-38-11z">
          <text:p/>
        </draw:path>
        <draw:path draw:style-name="gr6" draw:text-style-name="P6" draw:layer="layout" svg:width="0.14cm" svg:height="0.219cm" svg:x="13.647cm" svg:y="14.041cm" svg:viewBox="0 0 141 220" svg:d="M0 220l42-220h26l-18 97c13-19 31-31 54-31 17 0 37 11 37 41 0 8-1 18-2 25l-17 88h-26l17-86c1-6 2-13 2-22 0-13-7-24-23-24-20 0-45 23-52 56l-14 76z">
          <text:p/>
        </draw:path>
        <draw:path draw:style-name="gr6" draw:text-style-name="P6" draw:layer="layout" svg:width="0.158cm" svg:height="0.218cm" svg:x="13.789cm" svg:y="14.111cm" svg:viewBox="0 0 159 219" svg:d="M54 0l15 79c3 18 5 30 6 41h1c4-10 8-21 16-38l39-82h28l-58 114c-16 32-31 58-51 79-17 16-35 24-43 26l-7-23c7-2 17-6 28-14 10-8 21-20 29-35 1-2 1-4 0-7l-30-140z">
          <text:p/>
        </draw:path>
        <draw:path draw:style-name="gr6" draw:text-style-name="P6" draw:layer="layout" svg:width="0.14cm" svg:height="0.153cm" svg:x="13.946cm" svg:y="14.107cm" svg:viewBox="0 0 141 154" svg:d="M0 154l20-107c5-17 7-32 8-43h23l-4 29h1c13-21 34-33 55-33 18 0 38 11 38 41 0 7-1 16-3 25l-16 88h-25l16-87c1-6 2-13 2-20 0-14-6-26-24-26s-44 22-50 59l-14 74z">
          <text:p/>
        </draw:path>
        <draw:path draw:style-name="gr6" draw:text-style-name="P6" draw:layer="layout" svg:width="0.061cm" svg:height="0.077cm" svg:x="14.089cm" svg:y="14.221cm" svg:viewBox="0 0 62 78" svg:d="M0 78c10-20 24-53 30-75l32-3c-11 26-31 60-42 76z">
          <text:p/>
        </draw:path>
        <draw:path draw:style-name="gr6" draw:text-style-name="P6" draw:layer="layout" svg:width="0.145cm" svg:height="0.204cm" svg:x="14.223cm" svg:y="14.056cm" svg:viewBox="0 0 146 205" svg:d="M0 205l4-17 30-26c54-44 86-76 86-110 0-15-8-30-32-30-18 0-32 8-42 14l-6-18c14-11 34-18 53-18 39 0 53 25 53 49 0 43-39 80-87 120l-17 13v1h85l-4 22z">
          <text:p/>
        </draw:path>
        <draw:path draw:style-name="gr6" draw:text-style-name="P6" draw:layer="layout" svg:width="0.137cm" svg:height="0.207cm" svg:x="14.389cm" svg:y="14.056cm" svg:viewBox="0 0 138 208" svg:d="M25 141c0 21 4 47 28 47 39 0 59-83 59-124 0-16-2-43-27-43-35 0-60 70-60 120zM138 63c0 66-31 145-88 145-37 0-50-30-50-69 0-68 34-139 88-139 39 0 50 31 50 63z">
          <text:p/>
        </draw:path>
        <draw:polygon draw:style-name="gr6" draw:text-style-name="P6" draw:layer="layout" svg:width="0.067cm" svg:height="0.201cm" svg:x="14.579cm" svg:y="14.059cm" svg:viewBox="0 0 68 202" draw:points="37,26 2,44 0,23 45,0 68,0 29,202 4,202">
          <text:p/>
        </draw:polygon>
        <draw:path draw:style-name="gr6" draw:text-style-name="P6" draw:layer="layout" svg:width="0.138cm" svg:height="0.207cm" svg:x="14.692cm" svg:y="14.056cm" svg:viewBox="0 0 139 208" svg:d="M26 141c0 21 4 47 29 47 38 0 58-83 58-124 0-16-2-43-27-43-35 0-60 70-60 120zM139 63c0 66-31 145-87 145-39 0-52-30-52-69 0-68 35-139 89-139 38 0 50 31 50 63z">
          <text:p/>
        </draw:path>
        <draw:polygon draw:style-name="gr2" draw:text-style-name="P2" draw:layer="layout" svg:width="10.107cm" svg:height="6.705cm" svg:x="10.594cm" svg:y="14.914cm" svg:viewBox="0 0 10108 6706" draw:points="10108,6706 0,6706 0,0 10108,0">
          <text:p/>
        </draw:polygon>
        <draw:polygon draw:style-name="gr3" draw:text-style-name="P3" draw:layer="layout" svg:width="10.107cm" svg:height="2.26cm" svg:x="10.594cm" svg:y="14.914cm" svg:viewBox="0 0 10108 2261" draw:points="10108,2261 0,2261 0,0 10108,0">
          <text:p/>
        </draw:polygon>
        <draw:path draw:style-name="gr2" draw:text-style-name="P2" draw:layer="layout" svg:width="0.684cm" svg:height="0.889cm" svg:x="16.002cm" svg:y="16.315cm" svg:viewBox="0 0 685 890" svg:d="M367 890c-130 0-263-46-367-139l113-134c78 64 159 105 258 105 78 0 125-31 125-82v-2c0-48-30-73-174-110-174-45-288-93-288-264v-3c0-157 127-261 304-261 126 0 233 39 321 110l-99 144c-77-53-152-85-225-85s-111 33-111 75v3c0 56 37 75 187 113 175 46 274 109 274 259v3c0 171-131 268-318 268z">
          <text:p/>
        </draw:path>
        <draw:polygon draw:style-name="gr2" draw:text-style-name="P2" draw:layer="layout" svg:width="0.716cm" svg:height="0.864cm" svg:x="16.771cm" svg:y="16.327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17.557cm" svg:y="16.312cm" svg:viewBox="0 0 919 895" svg:d="M721 448c0-148-109-272-262-272-154 0-260 122-260 270v2c0 148 108 272 262 272s260-121 260-269zM459 895c-268 0-459-199-459-444v-3c0-246 194-448 461-448s458 199 458 446v2c0 246-193 447-460 447z">
          <text:p/>
        </draw:path>
        <draw:path draw:style-name="gr2" draw:text-style-name="P2" draw:layer="layout" svg:width="0.746cm" svg:height="0.864cm" svg:x="18.645cm" svg:y="16.327cm" svg:viewBox="0 0 747 865" svg:d="M529 295c0-81-57-123-151-123h-188v248h193c93 0 146-49 146-122zM525 865l-186-276h-149v276h-190v-865h396c203 0 325 108 325 285v3c0 139-75 227-185 269l211 308z">
          <text:p/>
        </draw:path>
        <draw:polygon draw:style-name="gr2" draw:text-style-name="P2" draw:layer="layout" svg:width="0.854cm" svg:height="0.864cm" svg:x="19.417cm" svg:y="16.327cm" svg:viewBox="0 0 855 865" draw:points="522,520 522,865 332,865 332,525 0,0 222,0 428,347 638,0 855,0">
          <text:p/>
        </draw:polygon>
        <draw:path draw:style-name="gr4" draw:text-style-name="P4" draw:layer="layout" svg:width="0.228cm" svg:height="0.288cm" svg:x="12.115cm" svg:y="17.995cm" svg:viewBox="0 0 229 289" svg:d="M207 208c0-35-30-56-87-56h-99v117h106c49 0 80-23 80-60zM191 73c0-32-26-53-72-53h-98v113h96c44 0 74-21 74-60zM126 289h-126v-289h120c56 0 93 27 93 71 0 40-25 59-49 69 35 9 65 28 65 68v1c0 49-41 80-103 80z">
          <text:p/>
        </draw:path>
        <draw:path draw:style-name="gr4" draw:text-style-name="P4" draw:layer="layout" svg:width="0.196cm" svg:height="0.22cm" svg:x="12.393cm" svg:y="18.068cm" svg:viewBox="0 0 197 221" svg:d="M174 100c-3-42-27-81-75-81-42 0-74 35-78 81zM104 201c32 0 54-15 72-33l15 12c-23 23-48 41-88 41-55 0-103-45-103-111v-1c0-60 43-109 100-109 58 0 97 48 97 110v1c0 3 0 4-1 7h-175c4 52 42 83 83 83z">
          <text:p/>
        </draw:path>
        <draw:path draw:style-name="gr4" draw:text-style-name="P4" draw:layer="layout" svg:width="0.18cm" svg:height="0.215cm" svg:x="12.648cm" svg:y="18.068cm" svg:viewBox="0 0 181 216" svg:d="M160 216v-125c0-43-25-71-67-71-41 0-73 31-73 74v122h-20v-211h20v40c14-25 37-45 76-45 53 0 85 37 85 87v129z">
          <text:p/>
        </draw:path>
        <draw:path draw:style-name="gr4" draw:text-style-name="P4" draw:layer="layout" svg:width="0.18cm" svg:height="0.215cm" svg:x="12.896cm" svg:y="18.073cm" svg:viewBox="0 0 181 216" svg:d="M160 211v-39c-13 24-37 44-75 44-54 0-85-37-85-87v-129h20v126c0 43 24 71 68 71 41 0 72-31 72-75v-122h21v211z">
          <text:p/>
        </draw:path>
        <draw:path draw:style-name="gr4" draw:text-style-name="P4" draw:layer="layout" svg:width="0.124cm" svg:height="0.28cm" svg:x="13.133cm" svg:y="18.006cm" svg:viewBox="0 0 125 281" svg:d="M90 281c-33 0-60-17-60-57v-138h-30v-18h30v-68h20v68h75v18h-75v136c0 30 18 41 43 41 11 0 19-3 31-8v19c-10 5-21 7-34 7z">
          <text:p/>
        </draw:path>
        <draw:polygon draw:style-name="gr4" draw:text-style-name="P4" draw:layer="layout" svg:width="0.182cm" svg:height="0.21cm" svg:x="13.302cm" svg:y="18.073cm" svg:viewBox="0 0 183 211" draw:points="0,211 0,199 153,19 7,19 7,0 183,0 183,13 31,193 183,193 183,211">
          <text:p/>
        </draw:polygon>
        <draw:path draw:style-name="gr4" draw:text-style-name="P4" draw:layer="layout" svg:width="0.196cm" svg:height="0.22cm" svg:x="13.524cm" svg:y="18.068cm" svg:viewBox="0 0 197 221" svg:d="M175 100c-3-42-27-81-75-81-42 0-75 35-78 81zM105 201c32 0 55-15 72-33l14 12c-22 23-47 41-87 41-55 0-104-45-104-111v-1c0-60 44-109 101-109 59 0 96 48 96 110v1c0 3 0 4 0 7h-175c3 52 42 83 83 83z">
          <text:p/>
        </draw:path>
        <draw:path draw:style-name="gr4" draw:text-style-name="P4" draw:layer="layout" svg:width="0.113cm" svg:height="0.213cm" svg:x="13.779cm" svg:y="18.07cm" svg:viewBox="0 0 114 214" svg:d="M112 22c-50 0-92 37-92 105v87h-20v-211h20v60c16-38 52-65 94-63v22z">
          <text:p/>
        </draw:path>
        <draw:polygon draw:style-name="gr4" draw:text-style-name="P4" draw:layer="layout" svg:width="0.18cm" svg:height="0.3cm" svg:x="14.067cm" svg:y="17.983cm" svg:viewBox="0 0 181 301" draw:points="154,301 71,198 20,250 20,301 0,301 0,0 20,0 20,225 150,90 178,90 85,184 181,301">
          <text:p/>
        </draw:polygon>
        <draw:path draw:style-name="gr4" draw:text-style-name="P4" draw:layer="layout" svg:width="0.215cm" svg:height="0.283cm" svg:x="14.283cm" svg:y="18.005cm" svg:viewBox="0 0 216 284" svg:d="M128 0h28v33h-28zM61 0h28v33h-28zM195 173c0-51-38-91-87-91-50 0-85 41-85 90v1c0 51 37 92 86 92 50 0 86-41 86-91zM108 284c-62 0-108-50-108-110v-1c0-59 47-110 109-110s107 50 107 109v1c0 60-45 111-108 111z">
          <text:p/>
        </draw:path>
        <draw:path draw:style-name="gr4" draw:text-style-name="P4" draw:layer="layout" svg:width="0.179cm" svg:height="0.215cm" svg:x="14.561cm" svg:y="18.068cm" svg:viewBox="0 0 180 216" svg:d="M160 216v-125c0-43-24-71-66-71s-74 31-74 74v122h-20v-211h20v40c15-25 38-45 76-45 53 0 84 37 84 87v129z">
          <text:p/>
        </draw:path>
        <draw:path draw:style-name="gr4" draw:text-style-name="P4" draw:layer="layout" svg:width="0.18cm" svg:height="0.215cm" svg:x="14.813cm" svg:y="18.068cm" svg:viewBox="0 0 181 216" svg:d="M160 216v-125c0-43-24-71-67-71-41 0-73 31-73 74v122h-20v-211h20v40c14-25 37-45 76-45 54 0 85 37 85 87v129z">
          <text:p/>
        </draw:path>
        <draw:path draw:style-name="gr4" draw:text-style-name="P4" draw:layer="layout" svg:width="0.195cm" svg:height="0.22cm" svg:x="15.051cm" svg:y="18.068cm" svg:viewBox="0 0 196 221" svg:d="M175 100c-3-42-28-81-76-81-42 0-74 35-78 81zM104 201c33 0 55-15 72-33l14 12c-21 23-46 41-87 41-56 0-103-45-103-111v-1c0-60 42-109 100-109 59 0 96 48 96 110v1c0 3 0 4 0 7h-175c4 52 42 83 83 83z">
          <text:p/>
        </draw:path>
        <draw:path draw:style-name="gr4" draw:text-style-name="P4" draw:layer="layout" svg:width="0.18cm" svg:height="0.215cm" svg:x="15.305cm" svg:y="18.068cm" svg:viewBox="0 0 181 216" svg:d="M160 216v-125c0-43-24-71-67-71-41 0-73 31-73 74v122h-20v-211h20v40c14-25 38-45 76-45 53 0 85 37 85 87v129z">
          <text:p/>
        </draw:path>
        <draw:path draw:style-name="gr4" draw:text-style-name="P4" draw:layer="layout" svg:width="0.025cm" svg:height="0.292cm" svg:x="15.681cm" svg:y="17.991cm" svg:viewBox="0 0 26 293" svg:d="M3 82h21v211h-21zM0 0h26v27h-26z">
          <text:p/>
        </draw:path>
        <draw:path draw:style-name="gr4" draw:text-style-name="P4" draw:layer="layout" svg:width="0.18cm" svg:height="0.3cm" svg:x="15.783cm" svg:y="17.983cm" svg:viewBox="0 0 181 301" svg:d="M161 301v-125c0-44-24-72-67-72-42 0-73 31-73 75v122h-21v-301h21v129c14-25 37-44 76-44 53 0 84 36 84 87v129z">
          <text:p/>
        </draw:path>
        <draw:path draw:style-name="gr4" draw:text-style-name="P4" draw:layer="layout" svg:width="0.113cm" svg:height="0.213cm" svg:x="16.036cm" svg:y="18.07cm" svg:viewBox="0 0 114 214" svg:d="M112 22c-50 0-92 37-92 105v87h-20v-211h20v60c16-38 52-65 94-63v22z">
          <text:p/>
        </draw:path>
        <draw:path draw:style-name="gr4" draw:text-style-name="P4" draw:layer="layout" svg:width="0.196cm" svg:height="0.22cm" svg:x="16.175cm" svg:y="18.068cm" svg:viewBox="0 0 197 221" svg:d="M175 100c-2-42-27-81-76-81-41 0-73 35-77 81zM104 201c34 0 56-15 73-33l14 12c-21 23-46 41-88 41-55 0-103-45-103-111v-1c0-60 43-109 100-109 60 0 97 48 97 110v1c0 3 0 4 0 7h-175c4 52 41 83 82 83z">
          <text:p/>
        </draw:path>
        <draw:polygon draw:style-name="gr4" draw:text-style-name="P4" draw:layer="layout" svg:width="0.207cm" svg:height="0.288cm" svg:x="16.558cm" svg:y="17.995cm" svg:viewBox="0 0 208 289" draw:points="0,289 0,0 206,0 206,20 22,20 22,133 187,133 187,152 22,152 22,269 208,269 208,289">
          <text:p/>
        </draw:polygon>
        <draw:polygon draw:style-name="gr4" draw:text-style-name="P4" draw:layer="layout" svg:width="0.11cm" svg:height="0.023cm" svg:x="16.82cm" svg:y="18.149cm" svg:viewBox="0 0 111 24" draw:points="0,0 111,0 111,24 0,24">
          <text:p/>
        </draw:polygon>
        <draw:polygon draw:style-name="gr4" draw:text-style-name="P4" draw:layer="layout" svg:width="0.271cm" svg:height="0.288cm" svg:x="17.002cm" svg:y="17.995cm" svg:viewBox="0 0 272 289" draw:points="251,289 251,38 136,203 134,203 20,38 20,289 0,289 0,0 20,0 135,170 252,0 272,0 272,289">
          <text:p/>
        </draw:polygon>
        <draw:path draw:style-name="gr4" draw:text-style-name="P4" draw:layer="layout" svg:width="0.181cm" svg:height="0.218cm" svg:x="17.337cm" svg:y="18.07cm" svg:viewBox="0 0 182 219" svg:d="M163 111c-18-4-41-9-71-9-45 0-71 20-71 49v1c0 30 30 48 62 48 43 0 80-27 80-65zM162 214v-35c-14 20-40 40-80 40-39 0-82-23-82-66v-1c0-44 38-68 93-68 29 0 49 3 69 9v-9c0-44-26-65-69-65-25 0-46 7-67 16l-7-17c24-11 47-18 75-18 54 0 88 28 88 83v131z">
          <text:p/>
        </draw:path>
        <draw:path draw:style-name="gr4" draw:text-style-name="P4" draw:layer="layout" svg:width="0.025cm" svg:height="0.292cm" svg:x="17.591cm" svg:y="17.991cm" svg:viewBox="0 0 26 293" svg:d="M2 82h22v211h-22zM0 0h26v27h-26z">
          <text:p/>
        </draw:path>
        <draw:polygon draw:style-name="gr4" draw:text-style-name="P4" draw:layer="layout" svg:width="0.02cm" svg:height="0.3cm" svg:x="17.696cm" svg:y="17.983cm" svg:viewBox="0 0 21 301" draw:points="0,0 21,0 21,301 0,301">
          <text:p/>
        </draw:polygon>
        <draw:path draw:style-name="gr4" draw:text-style-name="P4" draw:layer="layout" svg:width="0.159cm" svg:height="0.218cm" svg:x="17.777cm" svg:y="18.069cm" svg:viewBox="0 0 160 219" svg:d="M86 219c-30 0-63-12-86-31l12-16c23 18 49 28 75 28 29 0 51-16 51-40v-1c0-24-26-33-55-42-35-10-72-20-72-57v-1c0-35 28-59 69-59 25 0 53 9 74 23l-11 17c-19-13-42-21-64-21-29 0-48 15-48 37v1c0 24 29 32 59 41 33 9 70 22 70 59v1c0 37-33 61-74 61z">
          <text:p/>
        </draw:path>
        <draw:path draw:style-name="gr4" draw:text-style-name="P4" draw:layer="layout" svg:width="0.196cm" svg:height="0.219cm" svg:x="12.096cm" svg:y="18.562cm" svg:viewBox="0 0 197 220" svg:d="M175 100c-3-43-27-82-75-82-43 0-75 35-79 82zM105 201c32 0 54-14 72-32l14 12c-22 23-47 39-87 39-56 0-104-44-104-110v-1c0-61 43-109 101-109s96 48 96 110c0 3 0 5-1 8h-175c4 53 42 83 84 83z">
          <text:p/>
        </draw:path>
        <draw:path draw:style-name="gr4" draw:text-style-name="P4" draw:layer="layout" svg:width="0.124cm" svg:height="0.301cm" svg:x="12.333cm" svg:y="18.475cm" svg:viewBox="0 0 125 302" svg:d="M94 19c-29 0-43 17-43 54v20h73v18h-73v191h-20v-191h-31v-18h31v-21c0-46 23-72 63-72 12 0 21 2 31 5v19c-12-4-21-5-31-5z">
          <text:p/>
        </draw:path>
        <draw:path draw:style-name="gr4" draw:text-style-name="P4" draw:layer="layout" svg:width="0.124cm" svg:height="0.301cm" svg:x="12.482cm" svg:y="18.475cm" svg:viewBox="0 0 125 302" svg:d="M93 19c-29 0-43 17-43 54v20h74v18h-74v191h-20v-191h-30v-18h30v-21c0-46 23-72 63-72 13 0 22 2 32 5v19c-12-4-22-5-32-5z">
          <text:p/>
        </draw:path>
        <draw:path draw:style-name="gr4" draw:text-style-name="P4" draw:layer="layout" svg:width="0.196cm" svg:height="0.219cm" svg:x="12.63cm" svg:y="18.562cm" svg:viewBox="0 0 197 220" svg:d="M175 100c-3-43-27-82-76-82-42 0-74 35-78 82zM104 201c32 0 55-14 73-32l14 12c-22 23-47 39-88 39-55 0-103-44-103-110v-1c0-61 43-109 100-109 59 0 97 48 97 110 0 3 0 5-1 8h-175c4 53 42 83 83 83z">
          <text:p/>
        </draw:path>
        <draw:polygon draw:style-name="gr4" draw:text-style-name="P4" draw:layer="layout" svg:width="0.18cm" svg:height="0.3cm" svg:x="12.885cm" svg:y="18.476cm" svg:viewBox="0 0 181 301" draw:points="155,301 71,198 20,249 20,301 0,301 0,0 20,0 20,225 151,91 178,91 85,184 181,301">
          <text:p/>
        </draw:polygon>
        <draw:path draw:style-name="gr4" draw:text-style-name="P4" draw:layer="layout" svg:width="0.124cm" svg:height="0.28cm" svg:x="13.092cm" svg:y="18.5cm" svg:viewBox="0 0 125 281" svg:d="M89 281c-33 0-59-17-59-57v-139h-30v-18h30v-67h20v67h75v18h-75v137c0 30 18 40 42 40 11 0 19-2 32-7v19c-12 5-22 7-35 7z">
          <text:p/>
        </draw:path>
        <draw:path draw:style-name="gr4" draw:text-style-name="P4" draw:layer="layout" svg:width="0.025cm" svg:height="0.292cm" svg:x="13.276cm" svg:y="18.484cm" svg:viewBox="0 0 26 293" svg:d="M3 83h21v210h-21zM0 0h26v28h-26z">
          <text:p/>
        </draw:path>
        <draw:polygon draw:style-name="gr4" draw:text-style-name="P4" draw:layer="layout" svg:width="0.205cm" svg:height="0.211cm" svg:x="13.357cm" svg:y="18.567cm" svg:viewBox="0 0 206 212" draw:points="112,212 95,212 0,0 23,0 104,188 184,0 206,0">
          <text:p/>
        </draw:polygon>
        <draw:polygon draw:style-name="gr4" draw:text-style-name="P4" draw:layer="layout" svg:width="0.205cm" svg:height="0.211cm" svg:x="13.72cm" svg:y="18.567cm" svg:viewBox="0 0 206 212" draw:points="111,212 94,212 0,0 23,0 102,188 184,0 206,0">
          <text:p/>
        </draw:polygon>
        <draw:path draw:style-name="gr4" draw:text-style-name="P4" draw:layer="layout" svg:width="0.196cm" svg:height="0.219cm" svg:x="13.954cm" svg:y="18.562cm" svg:viewBox="0 0 197 220" svg:d="M174 100c-3-43-27-82-76-82-41 0-73 35-77 82zM103 201c33 0 55-14 72-32l15 12c-22 23-47 39-87 39-56 0-103-44-103-110v-1c0-61 43-109 99-109 59 0 98 48 98 110 0 3 0 5-1 8h-175c4 53 41 83 82 83z">
          <text:p/>
        </draw:path>
        <draw:path draw:style-name="gr4" draw:text-style-name="P4" draw:layer="layout" svg:width="0.114cm" svg:height="0.213cm" svg:x="14.208cm" svg:y="18.563cm" svg:viewBox="0 0 115 214" svg:d="M112 23c-49 0-91 36-91 106v85h-21v-210h21v59c16-37 51-64 94-63v23z">
          <text:p/>
        </draw:path>
        <draw:polygon draw:style-name="gr4" draw:text-style-name="P4" draw:layer="layout" svg:width="0.314cm" svg:height="0.212cm" svg:x="14.355cm" svg:y="18.566cm" svg:viewBox="0 0 315 213" draw:points="238,213 221,213 157,32 94,213 77,213 0,1 23,1 86,185 149,0 165,0 230,185 293,1 315,1">
          <text:p/>
        </draw:polygon>
        <draw:path draw:style-name="gr4" draw:text-style-name="P4" draw:layer="layout" svg:width="0.181cm" svg:height="0.218cm" svg:x="14.702cm" svg:y="18.563cm" svg:viewBox="0 0 182 219" svg:d="M162 111c-18-4-42-9-72-9-44 0-69 19-69 49 0 31 29 48 61 48 43 0 80-26 80-64zM162 214v-35c-15 20-41 40-81 40-39 0-81-23-81-66v-1c0-44 37-68 91-68 30 0 50 3 71 9v-9c0-43-27-65-70-65-26 0-47 7-66 17l-7-17c23-11 45-19 74-19 54 0 89 28 89 83v131z">
          <text:p/>
        </draw:path>
        <draw:polygon draw:style-name="gr4" draw:text-style-name="P4" draw:layer="layout" svg:width="0.02cm" svg:height="0.3cm" svg:x="14.958cm" svg:y="18.476cm" svg:viewBox="0 0 21 301" draw:points="0,0 21,0 21,301 0,301">
          <text:p/>
        </draw:polygon>
        <draw:path draw:style-name="gr4" draw:text-style-name="P4" draw:layer="layout" svg:width="0.124cm" svg:height="0.28cm" svg:x="15.038cm" svg:y="18.5cm" svg:viewBox="0 0 125 281" svg:d="M91 281c-33 0-59-17-59-57v-139h-32v-18h32v-67h20v67h73v18h-73v137c0 30 18 40 42 40 10 0 19-2 31-7v19c-11 5-21 7-34 7z">
          <text:p/>
        </draw:path>
        <draw:path draw:style-name="gr4" draw:text-style-name="P4" draw:layer="layout" svg:width="0.195cm" svg:height="0.219cm" svg:x="15.202cm" svg:y="18.562cm" svg:viewBox="0 0 196 220" svg:d="M175 100c-3-43-28-82-77-82-41 0-73 35-77 82zM103 201c34 0 56-14 73-32l14 12c-21 23-46 39-88 39-55 0-102-44-102-110v-1c0-61 42-109 99-109 60 0 97 48 97 110 0 3 0 5 0 8h-175c4 53 41 83 82 83z">
          <text:p/>
        </draw:path>
        <draw:path draw:style-name="gr4" draw:text-style-name="P4" draw:layer="layout" svg:width="0.18cm" svg:height="0.214cm" svg:x="15.456cm" svg:y="18.562cm" svg:viewBox="0 0 181 215" svg:d="M161 215v-125c0-43-24-72-67-72-41 0-74 32-74 75v122h-20v-210h20v39c15-25 39-44 77-44 53 0 84 36 84 86v129z">
          <text:p/>
        </draw:path>
        <draw:polygon draw:style-name="gr4" draw:text-style-name="P4" draw:layer="layout" svg:width="0.027cm" svg:height="0.034cm" svg:x="15.704cm" svg:y="18.742cm" svg:viewBox="0 0 28 35" draw:points="0,0 28,0 28,35 0,35">
          <text:p/>
        </draw:polygon>
        <draw:polygon draw:style-name="gr2" draw:text-style-name="P2" draw:layer="layout" svg:width="1.728cm" svg:height="1.497cm" svg:x="11.413cm" svg:y="15.42cm" svg:viewBox="0 0 1729 1498" draw:points="432,1498 0,750 432,0 1296,0 1729,750 1296,1498">
          <text:p/>
        </draw:polygon>
        <draw:polygon draw:style-name="gr3" draw:text-style-name="P3" draw:layer="layout" svg:width="1.35cm" svg:height="1.169cm" svg:x="18.747cm" svg:y="19.833cm" svg:viewBox="0 0 1351 1170" draw:points="338,1170 0,585 338,0 1013,0 1351,585 1013,1170">
          <text:p/>
        </draw:polygon>
        <draw:path draw:style-name="gr4" draw:text-style-name="P4" draw:layer="layout" svg:width="0.432cm" svg:height="0.48cm" svg:x="11.845cm" svg:y="15.941cm" svg:viewBox="0 0 433 481" svg:d="M176 189l-17 101h99l17-101zM366 189l-17 101h60v88h-76l-17 103h-91l18-103h-100l-17 103h-92l19-103h-53v-88h68l17-101h-61v-89h76l17-100h91l-17 100h99l17-100h91l-17 100h52v89z">
          <text:p/>
        </draw:path>
        <draw:polygon draw:style-name="gr4" draw:text-style-name="P4" draw:layer="layout" svg:width="0.346cm" svg:height="0.48cm" svg:x="12.347cm" svg:y="15.941cm" svg:viewBox="0 0 347 481" draw:points="0,0 347,0 347,79 131,481 11,481 226,91 0,91">
          <text:p/>
        </draw:polygon>
        <draw:path draw:style-name="gr2" draw:text-style-name="P2" draw:layer="layout" svg:width="0.375cm" svg:height="0.435cm" svg:x="19.003cm" svg:y="20.171cm" svg:viewBox="0 0 376 436" svg:d="M226 131l-115 135h115zM318 0v266h58v77h-58v93h-92v-93h-211l-15-68 237-275z">
          <text:p/>
        </draw:path>
        <draw:path draw:style-name="gr2" draw:text-style-name="P2" draw:layer="layout" svg:width="0.324cm" svg:height="0.439cm" svg:x="19.432cm" svg:y="20.174cm" svg:viewBox="0 0 325 440" svg:d="M26 81v-81h293v71l-110 105c60 10 116 41 116 122 0 83-59 142-156 142-78 0-132-30-169-74l66-63c29 34 60 52 105 52 36 0 61-20 61-53 0-36-30-55-85-55h-40l-15-62 104-104z">
          <text:p/>
        </draw:path>
        <draw:polygon draw:style-name="gr2" draw:text-style-name="P2" draw:layer="layout" svg:width="10.107cm" svg:height="6.705cm" svg:x="10.594cm" svg:y="21.747cm" svg:viewBox="0 0 10108 6706" draw:points="10108,6706 0,6706 0,0 10108,0">
          <text:p/>
        </draw:polygon>
        <draw:polygon draw:style-name="gr3" draw:text-style-name="P3" draw:layer="layout" svg:width="10.107cm" svg:height="2.26cm" svg:x="10.594cm" svg:y="21.747cm" svg:viewBox="0 0 10108 2261" draw:points="10108,2261 0,2261 0,0 10108,0">
          <text:p/>
        </draw:polygon>
        <draw:path draw:style-name="gr2" draw:text-style-name="P2" draw:layer="layout" svg:width="0.684cm" svg:height="0.889cm" svg:x="16.002cm" svg:y="23.148cm" svg:viewBox="0 0 685 890" svg:d="M367 890c-130 0-263-46-367-139l113-134c78 64 159 105 258 105 78 0 125-31 125-82v-2c0-48-30-73-174-110-174-44-288-93-288-265v-3c0-156 127-260 304-260 126 0 233 39 321 110l-99 143c-77-53-152-85-225-85s-111 33-111 75v3c0 56 37 75 187 113 175 47 274 110 274 260v3c0 171-131 268-318 268z">
          <text:p/>
        </draw:path>
        <draw:polygon draw:style-name="gr2" draw:text-style-name="P2" draw:layer="layout" svg:width="0.716cm" svg:height="0.864cm" svg:x="16.771cm" svg:y="23.16cm" svg:viewBox="0 0 717 865" draw:points="454,176 454,865 264,865 264,176 0,176 0,0 717,0 717,176">
          <text:p/>
        </draw:polygon>
        <draw:path draw:style-name="gr2" draw:text-style-name="P2" draw:layer="layout" svg:width="0.918cm" svg:height="0.894cm" svg:x="17.557cm" svg:y="23.145cm" svg:viewBox="0 0 919 895" svg:d="M721 447c0-148-109-271-262-271-154 0-260 121-260 269v2c0 149 108 273 262 273s260-121 260-270zM459 895c-268 0-459-199-459-445v-3c0-245 194-447 461-447s458 199 458 445v2c0 247-193 448-460 448z">
          <text:p/>
        </draw:path>
        <draw:path draw:style-name="gr2" draw:text-style-name="P2" draw:layer="layout" svg:width="0.746cm" svg:height="0.864cm" svg:x="18.645cm" svg:y="23.16cm" svg:viewBox="0 0 747 865" svg:d="M529 295c0-81-57-123-151-123h-188v248h193c93 0 146-49 146-122zM525 865l-186-277h-149v277h-190v-865h396c203 0 325 108 325 285v3c0 139-75 227-185 268l211 309z">
          <text:p/>
        </draw:path>
        <draw:polygon draw:style-name="gr2" draw:text-style-name="P2" draw:layer="layout" svg:width="0.854cm" svg:height="0.864cm" svg:x="19.417cm" svg:y="23.16cm" svg:viewBox="0 0 855 865" draw:points="522,520 522,865 332,865 332,524 0,0 222,0 428,347 638,0 855,0">
          <text:p/>
        </draw:polygon>
        <draw:path draw:style-name="gr4" draw:text-style-name="P4" draw:layer="layout" svg:width="0.289cm" svg:height="0.29cm" svg:x="12.09cm" svg:y="24.826cm" svg:viewBox="0 0 290 291" svg:d="M144 23l-76 168h153zM267 291l-37-81h-171l-37 81h-22l134-291h22l134 291z">
          <text:p/>
        </draw:path>
        <draw:path draw:style-name="gr4" draw:text-style-name="P4" draw:layer="layout" svg:width="0.208cm" svg:height="0.305cm" svg:x="12.412cm" svg:y="24.816cm" svg:viewBox="0 0 209 306" svg:d="M190 196c0-54-43-91-86-91-46 0-83 34-83 90v1c0 55 39 90 83 90 43 0 86-36 86-90zM189 301v-47c-19 27-46 52-87 52-51 0-102-41-102-109v-1c0-68 51-110 102-110 42 0 69 24 87 50v-136h20v301z">
          <text:p/>
        </draw:path>
        <draw:path draw:style-name="gr4" draw:text-style-name="P4" draw:layer="layout" svg:width="0.317cm" svg:height="0.215cm" svg:x="12.697cm" svg:y="24.901cm" svg:viewBox="0 0 318 216" svg:d="M298 216v-125c0-45-24-72-62-72-36 0-67 28-67 75v122h-20v-126c0-44-25-71-62-71-38 0-67 34-67 76v121h-20v-211h20v38c13-22 32-43 70-43 36 0 60 21 72 46 13-24 36-46 75-46 50 0 81 36 81 89v127z">
          <text:p/>
        </draw:path>
        <draw:path draw:style-name="gr4" draw:text-style-name="P4" draw:layer="layout" svg:width="0.025cm" svg:height="0.292cm" svg:x="13.088cm" svg:y="24.824cm" svg:viewBox="0 0 26 293" svg:d="M3 83h20v210h-20zM0 0h26v27h-26z">
          <text:p/>
        </draw:path>
        <draw:path draw:style-name="gr4" draw:text-style-name="P4" draw:layer="layout" svg:width="0.18cm" svg:height="0.215cm" svg:x="13.19cm" svg:y="24.901cm" svg:viewBox="0 0 181 216" svg:d="M161 216v-125c0-43-25-72-68-72-41 0-72 32-72 75v122h-21v-211h21v40c14-26 37-45 75-45 54 0 85 37 85 88v128z">
          <text:p/>
        </draw:path>
        <draw:path draw:style-name="gr4" draw:text-style-name="P4" draw:layer="layout" svg:width="0.025cm" svg:height="0.292cm" svg:x="13.443cm" svg:y="24.824cm" svg:viewBox="0 0 26 293" svg:d="M3 83h21v210h-21zM0 0h26v27h-26z">
          <text:p/>
        </draw:path>
        <draw:path draw:style-name="gr4" draw:text-style-name="P4" draw:layer="layout" svg:width="0.158cm" svg:height="0.218cm" svg:x="13.527cm" svg:y="24.902cm" svg:viewBox="0 0 159 219" svg:d="M86 219c-30 0-64-12-86-31l12-16c23 18 49 28 75 28 29 0 51-16 51-41v-1c0-24-26-33-56-42-34-10-72-20-72-57v-1c0-34 29-58 69-58 26 0 54 9 76 23l-11 17c-20-13-43-21-65-21-29 0-48 15-48 36v1c0 24 28 32 58 41 34 9 70 22 70 59v1c0 38-33 62-73 62z">
          <text:p/>
        </draw:path>
        <draw:path draw:style-name="gr4" draw:text-style-name="P4" draw:layer="layout" svg:width="0.124cm" svg:height="0.281cm" svg:x="13.726cm" svg:y="24.839cm" svg:viewBox="0 0 125 282" svg:d="M89 282c-32 0-58-18-58-58v-138h-31v-19h31v-67h20v67h74v19h-74v136c0 30 17 41 42 41 11 0 20-2 32-8v19c-11 5-21 8-36 8z">
          <text:p/>
        </draw:path>
        <draw:path draw:style-name="gr4" draw:text-style-name="P4" draw:layer="layout" svg:width="0.113cm" svg:height="0.213cm" svg:x="13.91cm" svg:y="24.903cm" svg:viewBox="0 0 114 214" svg:d="M112 22c-48 0-92 37-92 106v86h-20v-211h20v60c17-38 53-65 94-63v22z">
          <text:p/>
        </draw:path>
        <draw:path draw:style-name="gr4" draw:text-style-name="P4" draw:layer="layout" svg:width="0.181cm" svg:height="0.218cm" svg:x="14.047cm" svg:y="24.903cm" svg:viewBox="0 0 182 219" svg:d="M163 110c-18-4-41-9-71-9-46 0-70 20-70 49v1c0 31 28 49 60 49 44 0 81-27 81-66zM162 214v-35c-14 20-40 40-81 40-39 0-81-22-81-67v-1c0-43 38-68 93-68 29 0 49 4 69 9v-9c0-43-26-64-69-64-26 0-47 7-67 17l-7-18c23-11 46-18 75-18 54 0 88 28 88 82v132z">
          <text:p/>
        </draw:path>
        <draw:path draw:style-name="gr4" draw:text-style-name="P4" draw:layer="layout" svg:width="0.124cm" svg:height="0.281cm" svg:x="14.279cm" svg:y="24.839cm" svg:viewBox="0 0 125 282" svg:d="M90 282c-32 0-59-18-59-58v-138h-31v-19h31v-67h21v67h73v19h-73v136c0 30 17 41 42 41 10 0 19-2 31-8v19c-11 5-21 8-35 8z">
          <text:p/>
        </draw:path>
        <draw:path draw:style-name="gr4" draw:text-style-name="P4" draw:layer="layout" svg:width="0.215cm" svg:height="0.22cm" svg:x="14.443cm" svg:y="24.901cm" svg:viewBox="0 0 216 221" svg:d="M194 110c0-51-38-91-86-91-51 0-87 41-87 90v1c0 51 38 92 88 92 49 0 85-42 85-91zM108 221c-63 0-108-51-108-110v-1c0-59 45-110 109-110 62 0 107 50 107 109v1c0 59-46 111-108 111z">
          <text:p/>
        </draw:path>
        <draw:path draw:style-name="gr4" draw:text-style-name="P4" draw:layer="layout" svg:width="0.113cm" svg:height="0.213cm" svg:x="14.72cm" svg:y="24.903cm" svg:viewBox="0 0 114 214" svg:d="M112 22c-48 0-92 37-92 106v86h-20v-211h20v60c18-38 53-65 94-63v22z">
          <text:p/>
        </draw:path>
        <draw:path draw:style-name="gr4" draw:text-style-name="P4" draw:layer="layout" svg:width="0.196cm" svg:height="0.22cm" svg:x="14.86cm" svg:y="24.901cm" svg:viewBox="0 0 197 221" svg:d="M175 100c-3-42-27-81-75-81-43 0-75 35-79 81zM105 202c32 0 54-15 72-34l14 13c-22 23-47 40-87 40-56 0-104-44-104-111 0-61 43-110 101-110s96 48 96 110v1c0 3 0 4-1 7h-175c4 52 43 84 84 84z">
          <text:p/>
        </draw:path>
        <draw:path draw:style-name="gr4" draw:text-style-name="P4" draw:layer="layout" svg:width="0.18cm" svg:height="0.215cm" svg:x="15.115cm" svg:y="24.901cm" svg:viewBox="0 0 181 216" svg:d="M160 216v-125c0-43-24-72-66-72-41 0-73 32-73 75v122h-21v-211h21v40c14-26 37-45 76-45 53 0 84 37 84 88v128z">
          <text:p/>
        </draw:path>
        <draw:path draw:style-name="gr4" draw:text-style-name="P4" draw:layer="layout" svg:width="0.18cm" svg:height="0.215cm" svg:x="15.486cm" svg:y="24.906cm" svg:viewBox="0 0 181 216" svg:d="M160 211v-39c-14 24-38 44-76 44-53 0-84-36-84-87v-129h20v126c0 43 25 71 67 71 41 0 73-31 73-75v-122h21v211z">
          <text:p/>
        </draw:path>
        <draw:path draw:style-name="gr4" draw:text-style-name="P4" draw:layer="layout" svg:width="0.179cm" svg:height="0.215cm" svg:x="15.743cm" svg:y="24.901cm" svg:viewBox="0 0 180 216" svg:d="M160 216v-125c0-43-24-72-67-72-42 0-73 32-73 75v122h-20v-211h20v40c14-26 37-45 75-45 55 0 85 37 85 88v128z">
          <text:p/>
        </draw:path>
        <draw:path draw:style-name="gr4" draw:text-style-name="P4" draw:layer="layout" svg:width="0.209cm" svg:height="0.305cm" svg:x="15.981cm" svg:y="24.816cm" svg:viewBox="0 0 210 306" svg:d="M191 196c0-54-42-91-87-91s-82 34-82 90v1c0 55 38 90 82 90 45 0 87-36 87-90zM190 301v-47c-18 27-45 52-88 52-50 0-102-41-102-109v-1c0-68 52-110 102-110 43 0 70 24 88 50v-136h20v301z">
          <text:p/>
        </draw:path>
        <draw:path draw:style-name="gr4" draw:text-style-name="P4" draw:layer="layout" svg:width="0.288cm" svg:height="0.29cm" svg:x="16.37cm" svg:y="24.826cm" svg:viewBox="0 0 289 291" svg:d="M144 23l-76 168h152zM266 291l-37-81h-170l-37 81h-22l134-291h20l135 291z">
          <text:p/>
        </draw:path>
        <draw:path draw:style-name="gr4" draw:text-style-name="P4" draw:layer="layout" svg:width="0.18cm" svg:height="0.215cm" svg:x="16.715cm" svg:y="24.901cm" svg:viewBox="0 0 181 216" svg:d="M160 216v-125c0-43-24-72-66-72-41 0-74 32-74 75v122h-20v-211h20v40c15-26 38-45 77-45 53 0 84 37 84 88v128z">
          <text:p/>
        </draw:path>
        <draw:polygon draw:style-name="gr4" draw:text-style-name="P4" draw:layer="layout" svg:width="0.314cm" svg:height="0.212cm" svg:x="16.943cm" svg:y="24.905cm" svg:viewBox="0 0 315 213" draw:points="238,213 220,213 158,34 94,213 77,213 0,1 22,1 86,186 150,0 166,0 230,186 293,1 315,1">
          <text:p/>
        </draw:polygon>
        <draw:path draw:style-name="gr4" draw:text-style-name="P4" draw:layer="layout" svg:width="0.195cm" svg:height="0.22cm" svg:x="17.291cm" svg:y="24.901cm" svg:viewBox="0 0 196 221" svg:d="M175 100c-3-42-29-81-77-81-41 0-73 35-77 81zM103 202c33 0 55-15 73-34l14 13c-21 23-47 40-88 40-55 0-102-44-102-111 0-61 42-110 99-110 59 0 97 48 97 110v1c0 3 0 4 0 7h-175c4 52 41 84 82 84z">
          <text:p/>
        </draw:path>
        <draw:path draw:style-name="gr4" draw:text-style-name="P4" draw:layer="layout" svg:width="0.18cm" svg:height="0.215cm" svg:x="17.545cm" svg:y="24.901cm" svg:viewBox="0 0 181 216" svg:d="M161 216v-125c0-43-24-72-67-72-42 0-74 32-74 75v122h-20v-211h20v40c14-26 38-45 77-45 53 0 84 37 84 88v128z">
          <text:p/>
        </draw:path>
        <draw:path draw:style-name="gr4" draw:text-style-name="P4" draw:layer="layout" svg:width="0.208cm" svg:height="0.305cm" svg:x="17.784cm" svg:y="24.816cm" svg:viewBox="0 0 209 306" svg:d="M189 196c0-54-41-91-85-91-46 0-82 34-82 90v1c0 55 38 90 82 90s85-36 85-90zM188 301v-47c-18 27-45 52-86 52-51 0-102-41-102-109v-1c0-68 51-110 102-110 42 0 69 24 86 50v-136h21v301z">
          <text:p/>
        </draw:path>
        <draw:path draw:style-name="gr4" draw:text-style-name="P4" draw:layer="layout" svg:width="0.195cm" svg:height="0.22cm" svg:x="18.055cm" svg:y="24.901cm" svg:viewBox="0 0 196 221" svg:d="M174 100c-3-42-28-81-76-81-41 0-73 35-77 81zM103 202c33 0 55-15 72-34l15 13c-22 23-47 40-88 40-55 0-102-44-102-111 0-61 42-110 99-110 59 0 97 48 97 110v1c0 3 0 4 0 7h-175c4 52 41 84 82 84z">
          <text:p/>
        </draw:path>
        <draw:path draw:style-name="gr4" draw:text-style-name="P4" draw:layer="layout" svg:width="0.113cm" svg:height="0.213cm" svg:x="18.309cm" svg:y="24.903cm" svg:viewBox="0 0 114 214" svg:d="M112 22c-48 0-92 37-92 106v86h-20v-211h20v60c17-38 53-65 94-63v22z">
          <text:p/>
        </draw:path>
        <draw:polygon draw:style-name="gr4" draw:text-style-name="P4" draw:layer="layout" svg:width="0.18cm" svg:height="0.301cm" svg:x="12.11cm" svg:y="25.309cm" svg:viewBox="0 0 181 302" draw:points="156,302 72,199 21,251 21,302 0,302 0,0 21,0 21,226 151,92 178,92 86,185 181,302">
          <text:p/>
        </draw:polygon>
        <draw:path draw:style-name="gr4" draw:text-style-name="P4" draw:layer="layout" svg:width="0.216cm" svg:height="0.282cm" svg:x="12.326cm" svg:y="25.332cm" svg:viewBox="0 0 217 283" svg:d="M129 0h28v33h-28zM61 0h29v33h-29zM195 173c0-51-38-91-86-91-50 0-87 40-87 90v1c0 51 39 92 88 92s85-41 85-91zM109 283c-62 0-109-50-109-109v-1c0-59 47-110 110-110 62 0 107 50 107 109v1c0 59-46 110-108 110z">
          <text:p/>
        </draw:path>
        <draw:path draw:style-name="gr4" draw:text-style-name="P4" draw:layer="layout" svg:width="0.18cm" svg:height="0.215cm" svg:x="12.604cm" svg:y="25.395cm" svg:viewBox="0 0 181 216" svg:d="M161 216v-126c0-43-25-72-67-72-41 0-73 32-73 75v123h-21v-211h21v39c14-25 38-44 76-44 53 0 84 36 84 86v130z">
          <text:p/>
        </draw:path>
        <draw:path draw:style-name="gr4" draw:text-style-name="P4" draw:layer="layout" svg:width="0.18cm" svg:height="0.215cm" svg:x="12.856cm" svg:y="25.395cm" svg:viewBox="0 0 181 216" svg:d="M161 216v-126c0-43-24-72-68-72-41 0-72 32-72 75v123h-21v-211h21v39c13-25 37-44 75-44 54 0 85 36 85 86v130z">
          <text:p/>
        </draw:path>
        <draw:path draw:style-name="gr4" draw:text-style-name="P4" draw:layer="layout" svg:width="0.196cm" svg:height="0.22cm" svg:x="13.094cm" svg:y="25.395cm" svg:viewBox="0 0 197 221" svg:d="M175 100c-3-43-27-82-75-82-43 0-75 35-78 82zM105 202c32 0 55-15 72-33l14 12c-22 23-47 40-87 40-56 0-104-45-104-111v-1c0-61 43-109 101-109 59 0 96 48 96 110 0 3 0 5 0 8h-175c3 53 41 84 83 84z">
          <text:p/>
        </draw:path>
        <draw:path draw:style-name="gr4" draw:text-style-name="P4" draw:layer="layout" svg:width="0.18cm" svg:height="0.215cm" svg:x="13.349cm" svg:y="25.395cm" svg:viewBox="0 0 181 216" svg:d="M159 216v-126c0-43-24-72-66-72-41 0-73 32-73 75v123h-20v-211h20v39c14-25 37-44 76-44 53 0 85 36 85 86v130z">
          <text:p/>
        </draw:path>
        <draw:path draw:style-name="gr4" draw:text-style-name="P4" draw:layer="layout" svg:width="0.159cm" svg:height="0.218cm" svg:x="13.706cm" svg:y="25.396cm" svg:viewBox="0 0 160 219" svg:d="M86 219c-30 0-63-13-86-31l12-16c23 18 49 28 76 28 28 0 51-16 51-40v-1c0-25-27-34-56-42-34-10-72-21-72-59 0-34 28-58 69-58 25 0 54 9 75 23l-10 17c-20-13-44-21-66-21-29 0-48 15-48 36v1c0 23 29 32 59 41 34 10 70 23 70 60 0 38-32 62-74 62z">
          <text:p/>
        </draw:path>
        <draw:path draw:style-name="gr4" draw:text-style-name="P4" draw:layer="layout" svg:width="0.026cm" svg:height="0.292cm" svg:x="13.929cm" svg:y="25.318cm" svg:viewBox="0 0 27 293" svg:d="M3 82h21v211h-21zM0 0h27v27h-27z">
          <text:p/>
        </draw:path>
        <draw:path draw:style-name="gr4" draw:text-style-name="P4" draw:layer="layout" svg:width="0.193cm" svg:height="0.219cm" svg:x="14.017cm" svg:y="25.395cm" svg:viewBox="0 0 194 220" svg:d="M108 220c-61 0-108-50-108-109v-1c0-59 47-110 108-110 39 0 64 18 84 39l-14 14c-19-18-39-34-70-34-49 0-86 40-86 90v1c0 51 38 92 87 92 30 0 53-16 71-35l14 12c-22 24-47 41-86 41z">
          <text:p/>
        </draw:path>
        <draw:path draw:style-name="gr4" draw:text-style-name="P4" draw:layer="layout" svg:width="0.18cm" svg:height="0.301cm" svg:x="14.266cm" svg:y="25.309cm" svg:viewBox="0 0 181 302" svg:d="M161 302v-125c0-43-25-72-68-72-41 0-72 32-72 75v122h-21v-302h21v131c14-25 37-44 75-44 54 0 85 36 85 86v129z">
          <text:p/>
        </draw:path>
        <draw:path draw:style-name="gr4" draw:text-style-name="P4" draw:layer="layout" svg:width="0.196cm" svg:height="0.22cm" svg:x="14.504cm" svg:y="25.395cm" svg:viewBox="0 0 197 221" svg:d="M175 100c-3-43-27-82-75-82-42 0-74 35-78 82zM105 202c32 0 55-15 72-33l14 12c-22 23-47 40-87 40-55 0-104-45-104-111v-1c0-61 44-109 101-109 59 0 96 48 96 110 0 3 0 5 0 8h-175c4 53 42 84 83 84z">
          <text:p/>
        </draw:path>
        <draw:path draw:style-name="gr4" draw:text-style-name="P4" draw:layer="layout" svg:width="0.113cm" svg:height="0.213cm" svg:x="14.759cm" svg:y="25.397cm" svg:viewBox="0 0 114 214" svg:d="M112 22c-50 0-92 37-92 106v86h-20v-211h20v60c17-38 51-65 94-63v22z">
          <text:p/>
        </draw:path>
        <draw:path draw:style-name="gr4" draw:text-style-name="P4" draw:layer="layout" svg:width="0.196cm" svg:height="0.22cm" svg:x="14.899cm" svg:y="25.395cm" svg:viewBox="0 0 197 221" svg:d="M175 100c-3-43-27-82-75-82-42 0-74 35-78 82zM104 202c33 0 55-15 72-33l14 12c-21 23-46 40-86 40-55 0-104-45-104-111v-1c0-61 44-109 100-109 59 0 97 48 97 110 0 3 0 5-1 8h-174c4 53 41 84 82 84z">
          <text:p/>
        </draw:path>
        <draw:path draw:style-name="gr4" draw:text-style-name="P4" draw:layer="layout" svg:width="0.229cm" svg:height="0.288cm" svg:x="15.281cm" svg:y="25.322cm" svg:viewBox="0 0 230 289" svg:d="M208 209c0-35-31-56-88-56h-98v116h105c50 0 81-23 81-59zM192 72c0-31-26-53-72-53h-98v114h96c43 0 74-20 74-60zM126 289h-126v-289h120c56 0 94 27 94 70v1c0 40-26 60-49 69 34 10 65 29 65 69v1c0 48-41 79-104 79z">
          <text:p/>
        </draw:path>
        <draw:path draw:style-name="gr4" draw:text-style-name="P4" draw:layer="layout" svg:width="0.181cm" svg:height="0.217cm" svg:x="15.557cm" svg:y="25.397cm" svg:viewBox="0 0 182 218" svg:d="M162 111c-17-4-41-9-71-9-44 0-69 19-69 49 0 31 29 49 61 49 43 0 79-27 79-65zM162 214v-35c-14 20-40 39-80 39-39 0-82-22-82-65v-1c0-44 38-69 92-69 30 0 50 3 70 9v-9c0-43-26-65-69-65-26 0-47 7-66 17l-7-17c23-11 45-18 74-18 54 0 88 27 88 82v132z">
          <text:p/>
        </draw:path>
        <draw:path draw:style-name="gr4" draw:text-style-name="P4" draw:layer="layout" svg:width="0.192cm" svg:height="0.219cm" svg:x="15.796cm" svg:y="25.395cm" svg:viewBox="0 0 193 220" svg:d="M108 220c-61 0-108-50-108-109v-1c0-59 48-110 108-110 39 0 64 18 84 39l-15 14c-18-18-38-34-70-34-47 0-85 40-85 90v1c0 51 39 92 87 92 30 0 53-16 70-35l14 12c-21 24-47 41-85 41z">
          <text:p/>
        </draw:path>
        <draw:polygon draw:style-name="gr4" draw:text-style-name="P4" draw:layer="layout" svg:width="0.18cm" svg:height="0.301cm" svg:x="16.045cm" svg:y="25.309cm" svg:viewBox="0 0 181 302" draw:points="154,302 71,199 20,251 20,302 0,302 0,0 20,0 20,226 150,92 178,92 85,185 181,302">
          <text:p/>
        </draw:polygon>
        <draw:path draw:style-name="gr4" draw:text-style-name="P4" draw:layer="layout" svg:width="0.18cm" svg:height="0.214cm" svg:x="16.267cm" svg:y="25.4cm" svg:viewBox="0 0 181 215" svg:d="M161 211v-41c-14 26-38 45-77 45-53 0-84-36-84-87v-128h20v124c0 44 25 73 67 73s74-32 74-76v-121h20v211z">
          <text:p/>
        </draw:path>
        <draw:path draw:style-name="gr4" draw:text-style-name="P4" draw:layer="layout" svg:width="0.208cm" svg:height="0.28cm" svg:x="16.524cm" svg:y="25.395cm" svg:viewBox="0 0 209 281" svg:d="M187 110c0-55-38-91-82-91s-86 37-86 90v1c0 54 42 90 86 90 46 0 82-33 82-90zM107 219c-42 0-69-23-86-50v112h-21v-276h21v47c18-28 45-52 86-52 51 0 102 41 102 109v1c0 68-51 109-102 109z">
          <text:p/>
        </draw:path>
        <draw:path draw:style-name="gr4" draw:text-style-name="P4" draw:layer="layout" svg:width="0.158cm" svg:height="0.218cm" svg:x="16.777cm" svg:y="25.396cm" svg:viewBox="0 0 159 219" svg:d="M87 219c-30 0-65-13-87-31l12-16c23 18 49 28 76 28 29 0 51-16 51-40v-1c0-25-26-34-56-42-35-10-73-21-73-59 0-34 29-58 70-58 25 0 54 9 75 23l-11 17c-19-13-42-21-64-21-29 0-49 15-49 36v1c0 23 29 32 59 41 34 10 69 23 69 60 0 38-32 62-72 62z">
          <text:p/>
        </draw:path>
        <draw:polygon draw:style-name="gr4" draw:text-style-name="P4" draw:layer="layout" svg:width="0.205cm" svg:height="0.211cm" svg:x="17.102cm" svg:y="25.4cm" svg:viewBox="0 0 206 212" draw:points="112,212 95,212 0,0 24,0 104,188 184,0 206,0">
          <text:p/>
        </draw:polygon>
        <draw:path draw:style-name="gr4" draw:text-style-name="P4" draw:layer="layout" svg:width="0.215cm" svg:height="0.219cm" svg:x="17.336cm" svg:y="25.395cm" svg:viewBox="0 0 216 220" svg:d="M195 110c0-51-39-91-88-91-50 0-85 41-85 90v1c0 51 37 92 86 92 50 0 87-41 87-92zM107 220c-62 0-107-50-107-110 0-59 45-110 108-110 62 0 108 50 108 109v1c0 59-46 110-109 110z">
          <text:p/>
        </draw:path>
        <draw:path draw:style-name="gr4" draw:text-style-name="P4" draw:layer="layout" svg:width="0.179cm" svg:height="0.215cm" svg:x="17.614cm" svg:y="25.395cm" svg:viewBox="0 0 180 216" svg:d="M160 216v-126c0-43-24-72-67-72-41 0-72 32-72 75v123h-21v-211h21v39c14-25 37-44 75-44 53 0 84 36 84 86v130z">
          <text:p/>
        </draw:path>
        <draw:polygon draw:style-name="gr4" draw:text-style-name="P4" draw:layer="layout" svg:width="0.207cm" svg:height="0.288cm" svg:x="12.115cm" svg:y="25.815cm" svg:viewBox="0 0 208 289" draw:points="0,289 0,0 206,0 206,20 21,20 21,133 187,133 187,153 21,153 21,270 208,270 208,289">
          <text:p/>
        </draw:polygon>
        <draw:path draw:style-name="gr4" draw:text-style-name="P4" draw:layer="layout" svg:width="0.317cm" svg:height="0.214cm" svg:x="12.386cm" svg:y="25.889cm" svg:viewBox="0 0 318 215" svg:d="M298 215v-125c0-46-23-72-62-72-35 0-66 27-66 74v123h-20v-127c0-43-25-70-63-70-37 0-67 33-67 75v122h-20v-210h20v37c14-22 33-42 70-42s60 21 72 45c13-24 36-45 76-45 49 0 80 35 80 87v128z">
          <text:p/>
        </draw:path>
        <draw:path draw:style-name="gr4" draw:text-style-name="P4" draw:layer="layout" svg:width="0.181cm" svg:height="0.218cm" svg:x="12.76cm" svg:y="25.89cm" svg:viewBox="0 0 182 219" svg:d="M163 112c-18-5-41-10-72-10-45 0-69 20-69 49v1c0 31 28 48 60 48 44 0 81-26 81-64zM162 214v-35c-14 20-40 40-81 40-39 0-81-22-81-66s38-69 92-69c30 0 50 4 70 9v-9c0-43-26-65-70-65-25 0-46 7-66 17l-7-18c23-10 46-18 74-18 55 0 89 28 89 84v130z">
          <text:p/>
        </draw:path>
        <draw:path draw:style-name="gr4" draw:text-style-name="P4" draw:layer="layout" svg:width="0.025cm" svg:height="0.292cm" svg:x="13.014cm" svg:y="25.811cm" svg:viewBox="0 0 26 293" svg:d="M2 83h21v210h-21zM0 0h26v28h-26z">
          <text:p/>
        </draw:path>
        <draw:polygon draw:style-name="gr4" draw:text-style-name="P4" draw:layer="layout" svg:width="0.02cm" svg:height="0.3cm" svg:x="13.119cm" svg:y="25.803cm" svg:viewBox="0 0 21 301" draw:points="0,0 21,0 21,301 0,301">
          <text:p/>
        </draw:polygon>
        <draw:path draw:style-name="gr4" draw:text-style-name="P4" draw:layer="layout" svg:width="0.159cm" svg:height="0.218cm" svg:x="13.2cm" svg:y="25.889cm" svg:viewBox="0 0 160 219" svg:d="M86 219c-30 0-63-12-86-30l12-16c23 18 49 27 76 27 28 0 50-15 50-39v-1c0-25-26-34-55-42-34-10-72-20-72-58v-1c0-34 28-59 69-59 25 0 53 9 75 23l-12 17c-19-12-42-21-64-21-29 0-48 16-48 38v1c0 23 29 32 59 40 33 10 70 22 70 59v1c0 38-33 61-74 61z">
          <text:p/>
        </draw:path>
        <draw:path draw:style-name="gr4" draw:text-style-name="P4" draw:layer="layout" svg:width="0.196cm" svg:height="0.219cm" svg:x="13.532cm" svg:y="25.889cm" svg:viewBox="0 0 197 220" svg:d="M175 101c-3-44-27-83-75-83-42 0-74 35-78 83zM105 201c32 0 54-14 72-33l14 13c-22 23-47 39-87 39-55 0-104-44-104-109v-1c0-62 44-110 101-110 58 0 96 47 96 110v1c0 3 0 4-1 8h-174c4 52 42 82 83 82z">
          <text:p/>
        </draw:path>
        <draw:path draw:style-name="gr4" draw:text-style-name="P4" draw:layer="layout" svg:width="0.113cm" svg:height="0.213cm" svg:x="13.787cm" svg:y="25.89cm" svg:viewBox="0 0 114 214" svg:d="M112 22c-49 0-92 37-92 105v87h-20v-210h20v59c16-37 52-64 94-63v22z">
          <text:p/>
        </draw:path>
        <draw:path draw:style-name="gr4" draw:text-style-name="P4" draw:layer="layout" svg:width="0.159cm" svg:height="0.218cm" svg:x="13.933cm" svg:y="25.889cm" svg:viewBox="0 0 160 219" svg:d="M87 219c-30 0-65-12-87-30l12-16c23 18 50 27 76 27 29 0 51-15 51-39v-1c0-25-26-34-56-42-35-10-73-20-73-58v-1c0-34 29-59 71-59 25 0 53 9 74 23l-11 17c-19-12-42-21-64-21-29 0-49 16-49 38v1c0 23 29 32 59 40 34 10 70 22 70 59v1c0 38-33 61-73 61z">
          <text:p/>
        </draw:path>
        <draw:path draw:style-name="gr4" draw:text-style-name="P4" draw:layer="layout" svg:width="0.125cm" svg:height="0.281cm" svg:x="14.132cm" svg:y="25.826cm" svg:viewBox="0 0 126 282" svg:d="M91 282c-34 0-60-18-60-58v-137h-31v-19h31v-68h20v68h75v19h-75v135c0 30 19 41 43 41 10 0 19-2 31-7v19c-11 5-21 7-34 7z">
          <text:p/>
        </draw:path>
        <draw:path draw:style-name="gr4" draw:text-style-name="P4" draw:layer="layout" svg:width="0.195cm" svg:height="0.219cm" svg:x="14.296cm" svg:y="25.889cm" svg:viewBox="0 0 196 220" svg:d="M175 101c-3-44-28-83-76-83-41 0-74 35-78 83zM104 201c33 0 55-14 72-33l14 13c-21 23-46 39-87 39-55 0-103-44-103-109v-1c0-62 43-110 100-110 59 0 96 47 96 110v1c0 3 0 4 0 8h-175c4 52 42 82 83 82z">
          <text:p/>
        </draw:path>
        <draw:polygon draw:style-name="gr4" draw:text-style-name="P4" draw:layer="layout" svg:width="0.02cm" svg:height="0.3cm" svg:x="14.553cm" svg:y="25.803cm" svg:viewBox="0 0 21 301" draw:points="0,0 21,0 21,301 0,301">
          <text:p/>
        </draw:polygon>
        <draw:polygon draw:style-name="gr4" draw:text-style-name="P4" draw:layer="layout" svg:width="0.02cm" svg:height="0.3cm" svg:x="14.656cm" svg:y="25.803cm" svg:viewBox="0 0 21 301" draw:points="0,0 21,0 21,301 0,301">
          <text:p/>
        </draw:polygon>
        <draw:path draw:style-name="gr4" draw:text-style-name="P4" draw:layer="layout" svg:width="0.196cm" svg:height="0.219cm" svg:x="14.741cm" svg:y="25.889cm" svg:viewBox="0 0 197 220" svg:d="M174 101c-3-44-27-83-75-83-42 0-74 35-78 83zM104 201c32 0 54-14 71-33l15 13c-22 23-47 39-87 39-55 0-103-44-103-109v-1c0-62 43-110 99-110 59 0 98 47 98 110v1c0 3 0 4-1 8h-175c4 52 41 82 83 82z">
          <text:p/>
        </draw:path>
        <draw:path draw:style-name="gr4" draw:text-style-name="P4" draw:layer="layout" svg:width="0.179cm" svg:height="0.214cm" svg:x="14.996cm" svg:y="25.889cm" svg:viewBox="0 0 180 215" svg:d="M160 215v-125c0-44-24-72-68-72-41 0-72 31-72 75v122h-20v-210h20v39c14-25 37-44 75-44 54 0 85 36 85 86v129z">
          <text:p/>
        </draw:path>
        <draw:polygon draw:style-name="gr4" draw:text-style-name="P4" draw:layer="layout" svg:width="0.027cm" svg:height="0.035cm" svg:x="15.243cm" svg:y="26.068cm" svg:viewBox="0 0 28 36" draw:points="0,0 28,0 28,36 0,36">
          <text:p/>
        </draw:polygon>
        <draw:polygon draw:style-name="gr2" draw:text-style-name="P2" draw:layer="layout" svg:width="1.728cm" svg:height="1.497cm" svg:x="11.413cm" svg:y="22.253cm" svg:viewBox="0 0 1729 1498" draw:points="432,1498 0,749 432,0 1296,0 1729,749 1296,1498">
          <text:p/>
        </draw:polygon>
        <draw:polygon draw:style-name="gr3" draw:text-style-name="P3" draw:layer="layout" svg:width="1.35cm" svg:height="1.169cm" svg:x="18.747cm" svg:y="26.666cm" svg:viewBox="0 0 1351 1170" draw:points="338,1170 0,585 338,0 1013,0 1351,585 1013,1170">
          <text:p/>
        </draw:polygon>
        <draw:path draw:style-name="gr4" draw:text-style-name="P4" draw:layer="layout" svg:width="0.432cm" svg:height="0.48cm" svg:x="11.841cm" svg:y="22.774cm" svg:viewBox="0 0 433 481" svg:d="M176 189l-17 101h99l17-101zM366 189l-17 101h60v88h-75l-18 103h-91l18-103h-99l-18 103h-92l19-103h-53v-88h68l17-101h-61v-88h76l18-101h90l-17 101h99l18-101h90l-17 101h52v88z">
          <text:p/>
        </draw:path>
        <draw:path draw:style-name="gr4" draw:text-style-name="P4" draw:layer="layout" svg:width="0.37cm" svg:height="0.494cm" svg:x="12.328cm" svg:y="22.767cm" svg:viewBox="0 0 371 495" svg:d="M186 87c-43 0-68 26-68 56 0 36 26 61 68 61s69-25 69-60c0-30-26-57-69-57zM186 288c-48 0-83 21-83 59 0 34 31 61 83 61s83-27 83-61c0-38-35-59-83-59zM186 495c-106 0-186-55-186-140 0-59 27-93 78-116-38-23-62-54-62-107 0-74 69-132 170-132 102 0 169 58 169 132 0 53-24 84-61 107 48 25 77 56 77 114 0 90-79 142-185 142z">
          <text:p/>
        </draw:path>
        <draw:path draw:style-name="gr2" draw:text-style-name="P2" draw:layer="layout" svg:width="0.32cm" svg:height="0.438cm" svg:x="19.034cm" svg:y="27.001cm" svg:viewBox="0 0 321 439" svg:d="M72 143l-66-54c42-58 84-89 161-89 92 0 150 53 150 134 0 72-37 108-115 168l-70 54h189v83h-321v-76l144-118c54-45 75-68 75-104s-24-56-58-56-57 18-89 58z">
          <text:p/>
        </draw:path>
        <draw:path draw:style-name="gr2" draw:text-style-name="P2" draw:layer="layout" svg:width="0.324cm" svg:height="0.439cm" svg:x="19.412cm" svg:y="27.007cm" svg:viewBox="0 0 325 440" svg:d="M25 81v-81h293v71l-109 105c59 10 116 41 116 121 0 83-59 143-157 143-77 0-131-31-168-75l65-63c30 34 61 52 105 52 36 0 62-20 62-53 0-36-31-55-86-55h-39l-15-61 104-104z">
          <text:p/>
        </draw:path>
        <draw:frame draw:style-name="gr5" draw:text-style-name="P5" draw:layer="layout" svg:width="0.485cm" svg:height="0.485cm" svg:x="11.028cm" svg:y="20.85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4cm" svg:y="21.002cm" svg:viewBox="0 0 152 209" draw:points="60,22 0,22 4,0 152,0 148,22 87,22 51,209 25,209">
          <text:p/>
        </draw:polygon>
        <draw:path draw:style-name="gr6" draw:text-style-name="P6" draw:layer="layout" svg:width="0.157cm" svg:height="0.218cm" svg:x="11.743cm" svg:y="21.06cm" svg:viewBox="0 0 158 219" svg:d="M54 0l14 81c4 18 6 29 7 40h1c4-10 9-20 16-38l39-83h27l-57 115c-16 32-31 58-51 78-17 17-35 25-44 26l-6-22c6-2 17-6 28-14 10-8 21-20 29-35 1-2 1-4 1-7l-30-141z">
          <text:p/>
        </draw:path>
        <draw:path draw:style-name="gr6" draw:text-style-name="P6" draw:layer="layout" svg:width="0.225cm" svg:height="0.153cm" svg:x="11.9cm" svg:y="21.057cm" svg:viewBox="0 0 226 154" svg:d="M0 154l20-107c4-17 6-31 7-44h23l-4 29c14-21 33-32 54-32 23 0 33 15 35 34 13-22 32-33 54-34 18 0 37 11 37 39 0 7-1 17-3 26l-16 89h-25l16-87c1-6 2-14 2-20 0-15-6-26-22-26-19 0-41 22-48 55l-13 78h-25l16-89c2-7 2-12 2-18 0-13-3-26-22-26-20 0-43 25-49 57l-13 76z">
          <text:p/>
        </draw:path>
        <draw:path draw:style-name="gr6" draw:text-style-name="P6" draw:layer="layout" svg:width="0.142cm" svg:height="0.156cm" svg:x="12.151cm" svg:y="21.057cm" svg:viewBox="0 0 143 157" svg:d="M27 95c0 24 14 42 36 42 30 0 54-39 54-75 0-17-8-42-35-42-32 0-55 40-55 75zM143 62c0 48-33 95-83 95-38 0-60-28-60-61 0-50 35-96 85-96 39 0 58 31 58 62z">
          <text:p/>
        </draw:path>
        <draw:path draw:style-name="gr6" draw:text-style-name="P6" draw:layer="layout" svg:width="0.111cm" svg:height="0.223cm" svg:x="12.314cm" svg:y="20.987cm" svg:viewBox="0 0 112 224" svg:d="M0 224l24-131h-19l4-20h19l2-8c4-20 11-39 24-52 11-8 24-13 37-13 10 0 17 2 21 4l-6 21c-4-2-9-3-15-3-20 0-32 20-36 44l-1 7h34l-4 20h-34l-25 131z">
          <text:p/>
        </draw:path>
        <draw:path draw:style-name="gr6" draw:text-style-name="P6" draw:layer="layout" svg:width="0.125cm" svg:height="0.156cm" svg:x="12.399cm" svg:y="21.057cm" svg:viewBox="0 0 126 157" svg:d="M79 20c-24 0-44 24-50 47 41 1 73-4 73-28 0-12-10-19-23-19zM108 145c-12 7-30 12-50 12-40 0-58-27-58-60 0-46 34-97 83-97 28 0 43 17 43 39 0 39-43 50-100 49-1 7 0 21 3 28 6 14 19 21 34 21 19 0 31-6 41-10z">
          <text:p/>
        </draw:path>
        <draw:path draw:style-name="gr6" draw:text-style-name="P6" draw:layer="layout" svg:width="0.157cm" svg:height="0.218cm" svg:x="12.517cm" svg:y="21.06cm" svg:viewBox="0 0 158 219" svg:d="M53 0l15 81c3 18 5 29 7 40 5-10 9-20 17-38l39-83h27l-57 115c-16 32-32 58-52 78-16 17-35 25-43 26l-6-22c6-2 17-6 27-14s21-20 29-35c2-2 2-4 1-7l-30-141z">
          <text:p/>
        </draw:path>
        <draw:path draw:style-name="gr6" draw:text-style-name="P6" draw:layer="layout" svg:width="0.154cm" svg:height="0.208cm" svg:x="12.747cm" svg:y="21.002cm" svg:viewBox="0 0 155 209" svg:d="M24 209l17-87-41-122h27l22 67c5 19 6 27 8 35h1c5-9 12-20 23-36l44-66h30l-88 122-16 87z">
          <text:p/>
        </draw:path>
        <draw:path draw:style-name="gr6" draw:text-style-name="P6" draw:layer="layout" svg:width="0.125cm" svg:height="0.156cm" svg:x="12.87cm" svg:y="21.057cm" svg:viewBox="0 0 126 157" svg:d="M79 20c-26 0-44 24-51 47 42 1 73-4 73-28 0-12-9-19-22-19zM107 145c-11 7-29 12-51 12-39 0-56-27-56-60 0-46 33-97 82-97 29 0 44 17 44 39 0 39-44 50-101 49-1 7 0 21 3 28 7 14 19 21 34 21 19 0 32-6 41-10z">
          <text:p/>
        </draw:path>
        <draw:path draw:style-name="gr6" draw:text-style-name="P6" draw:layer="layout" svg:width="0.134cm" svg:height="0.15cm" svg:x="13.015cm" svg:y="21.06cm" svg:viewBox="0 0 135 151" svg:d="M27 0l12 87c2 17 4 28 5 37h1c3-9 7-18 16-35l46-89h28l-84 151h-24l-27-151z">
          <text:p/>
        </draw:path>
        <draw:path draw:style-name="gr6" draw:text-style-name="P6" draw:layer="layout" svg:width="0.15cm" svg:height="0.218cm" svg:x="13.137cm" svg:y="21.057cm" svg:viewBox="0 0 151 219" svg:d="M122 26c-5-3-14-5-25-5-37 0-63 39-63 76 0 17 6 36 29 36 22 0 44-27 50-57zM7 188c9 5 25 10 40 10 25 0 45-13 53-54l5-22c-13 21-32 32-52 32-30 0-46-25-46-52 0-52 37-102 95-102 18 0 37 5 49 11l-24 124c-5 32-14 54-30 67-15 13-35 17-52 17-18 0-36-5-45-11z">
          <text:p/>
        </draw:path>
        <draw:path draw:style-name="gr6" draw:text-style-name="P6" draw:layer="layout" svg:width="0.098cm" svg:height="0.153cm" svg:x="13.305cm" svg:y="21.057cm" svg:viewBox="0 0 99 154" svg:d="M0 154l18-97c3-20 5-40 7-54h23c-1 11-2 21-4 33h1c9-20 26-36 46-36 3 0 6 1 8 1l-5 25c-2 0-5-1-8-1-22 0-42 27-49 62l-12 67z">
          <text:p/>
        </draw:path>
        <draw:path draw:style-name="gr6" draw:text-style-name="P6" draw:layer="layout" svg:width="0.144cm" svg:height="0.156cm" svg:x="13.399cm" svg:y="21.057cm" svg:viewBox="0 0 145 157" svg:d="M114 22c-3-1-8-2-17-2-39 0-71 41-71 83 0 17 6 33 26 33 22 0 47-27 54-69zM98 154c0-9 2-23 4-39h-1c-17 31-37 42-58 42-26 0-43-21-43-49 0-53 38-108 103-108 15 0 31 3 42 5l-16 80c-5 26-7 52-6 69z">
          <text:p/>
        </draw:path>
        <draw:path draw:style-name="gr6" draw:text-style-name="P6" draw:layer="layout" svg:width="0.106cm" svg:height="0.156cm" svg:x="13.553cm" svg:y="21.057cm" svg:viewBox="0 0 107 157" svg:d="M8 128c7 4 19 9 32 9 18 0 29-11 29-24s-5-20-21-29c-18-9-28-22-28-38 0-26 23-46 55-46 13 0 26 4 32 7l-8 20c-5-3-15-7-25-7-16 0-27 10-27 23 0 10 7 17 20 24 17 10 28 23 28 41 0 31-25 49-57 49-17 0-31-5-38-10z">
          <text:p/>
        </draw:path>
        <draw:path draw:style-name="gr6" draw:text-style-name="P6" draw:layer="layout" svg:width="0.14cm" svg:height="0.219cm" svg:x="13.674cm" svg:y="20.991cm" svg:viewBox="0 0 141 220" svg:d="M0 220l42-220h25l-18 96h1c12-18 31-30 53-30 17 0 38 10 38 40 0 8-1 18-2 25l-18 89h-26l17-88c1-5 2-12 2-20 0-14-7-25-24-25-19 0-44 24-50 58l-15 75z">
          <text:p/>
        </draw:path>
        <draw:path draw:style-name="gr6" draw:text-style-name="P6" draw:layer="layout" svg:width="0.158cm" svg:height="0.218cm" svg:x="13.816cm" svg:y="21.06cm" svg:viewBox="0 0 159 219" svg:d="M54 0l14 81c4 18 6 29 7 40h1c5-10 9-20 17-38l38-83h28l-57 115c-16 32-32 58-52 78-17 17-35 25-44 26l-6-22c6-2 17-6 28-14 9-8 20-20 29-35 1-2 1-4 0-7l-30-141z">
          <text:p/>
        </draw:path>
        <draw:path draw:style-name="gr6" draw:text-style-name="P6" draw:layer="layout" svg:width="0.139cm" svg:height="0.153cm" svg:x="13.974cm" svg:y="21.057cm" svg:viewBox="0 0 140 154" svg:d="M0 154l19-107c4-17 6-31 7-44h23l-4 30h1c14-21 34-33 55-33 18 0 39 10 39 41 0 7-1 16-3 24l-17 89h-26l17-88c1-5 2-12 2-19 0-14-6-26-24-26s-44 22-51 59l-13 74z">
          <text:p/>
        </draw:path>
        <draw:path draw:style-name="gr6" draw:text-style-name="P6" draw:layer="layout" svg:width="0.061cm" svg:height="0.077cm" svg:x="14.116cm" svg:y="21.171cm" svg:viewBox="0 0 62 78" svg:d="M0 78c10-18 24-52 31-75l31-3c-12 26-31 61-42 76z">
          <text:p/>
        </draw:path>
        <draw:path draw:style-name="gr6" draw:text-style-name="P6" draw:layer="layout" svg:width="0.144cm" svg:height="0.204cm" svg:x="14.251cm" svg:y="21.006cm" svg:viewBox="0 0 145 205" svg:d="M0 205l3-17 30-25c54-46 86-78 86-111 0-14-8-30-31-30-20 0-33 8-43 14l-7-18c15-11 35-18 55-18 37 0 52 25 52 49 0 42-39 81-87 120l-18 13v1h86l-4 22z">
          <text:p/>
        </draw:path>
        <draw:path draw:style-name="gr6" draw:text-style-name="P6" draw:layer="layout" svg:width="0.138cm" svg:height="0.207cm" svg:x="14.415cm" svg:y="21.006cm" svg:viewBox="0 0 139 208" svg:d="M26 141c0 21 4 47 30 47 37 0 57-82 57-123 0-15-2-43-26-43-35 0-61 70-61 119zM139 64c0 66-31 144-87 144-38 0-52-30-52-69 0-66 35-139 89-139 38 0 50 33 50 64z">
          <text:p/>
        </draw:path>
        <draw:polygon draw:style-name="gr6" draw:text-style-name="P6" draw:layer="layout" svg:width="0.068cm" svg:height="0.201cm" svg:x="14.605cm" svg:y="21.009cm" svg:viewBox="0 0 69 202" draw:points="39,26 3,43 0,23 47,0 69,0 30,202 5,202">
          <text:p/>
        </draw:polygon>
        <draw:path draw:style-name="gr6" draw:text-style-name="P6" draw:layer="layout" svg:width="0.137cm" svg:height="0.207cm" svg:x="14.719cm" svg:y="21.006cm" svg:viewBox="0 0 138 208" svg:d="M27 141c0 21 4 47 28 47 38 0 58-82 58-123 0-15-2-43-27-43-35 0-59 70-59 119zM138 64c0 66-30 144-86 144-38 0-52-30-52-69 0-66 36-139 89-139 38 0 49 33 49 64z">
          <text:p/>
        </draw:path>
        <draw:frame draw:style-name="gr5" draw:text-style-name="P5" draw:layer="layout" svg:width="0.485cm" svg:height="0.485cm" svg:x="10.975cm" svg:y="27.60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87cm" svg:y="27.751cm" svg:viewBox="0 0 153 209" draw:points="61,22 0,22 4,0 153,0 148,22 86,22 51,209 26,209">
          <text:p/>
        </draw:polygon>
        <draw:path draw:style-name="gr6" draw:text-style-name="P6" draw:layer="layout" svg:width="0.158cm" svg:height="0.218cm" svg:x="11.69cm" svg:y="27.81cm" svg:viewBox="0 0 159 219" svg:d="M55 0l15 81c3 18 5 29 7 40h1c4-10 8-20 15-37l39-84h27l-56 115c-17 32-31 58-52 78-17 17-35 24-43 26l-8-22c8-2 19-6 29-15 10-7 21-19 29-34 1-3 1-4 0-7l-30-141z">
          <text:p/>
        </draw:path>
        <draw:path draw:style-name="gr6" draw:text-style-name="P6" draw:layer="layout" svg:width="0.224cm" svg:height="0.152cm" svg:x="11.848cm" svg:y="27.807cm" svg:viewBox="0 0 225 153" svg:d="M0 153l19-106c3-17 6-32 7-44h23l-4 28h1c13-21 33-31 52-31 23 0 34 14 35 33 14-21 34-33 56-33 17 0 36 11 36 39 0 7-1 17-2 25l-17 89h-25l16-87c2-6 2-13 2-19 0-16-6-26-22-26-19 0-42 22-48 55l-15 77h-24l17-88c1-7 2-13 2-18 0-13-4-26-23-26-18 0-42 25-48 56l-13 76z">
          <text:p/>
        </draw:path>
        <draw:path draw:style-name="gr6" draw:text-style-name="P6" draw:layer="layout" svg:width="0.141cm" svg:height="0.156cm" svg:x="12.099cm" svg:y="27.807cm" svg:viewBox="0 0 142 157" svg:d="M26 94c0 25 14 43 36 43 30 0 53-39 53-74 0-18-7-43-35-43-32 0-54 40-54 74zM142 63c0 46-32 94-84 94-37 0-58-28-58-62 0-49 34-95 82-95 42 0 60 30 60 63z">
          <text:p/>
        </draw:path>
        <draw:path draw:style-name="gr6" draw:text-style-name="P6" draw:layer="layout" svg:width="0.111cm" svg:height="0.222cm" svg:x="12.261cm" svg:y="27.737cm" svg:viewBox="0 0 112 223" svg:d="M0 223l26-130h-20l4-20h20l1-8c4-21 11-40 25-52 9-8 22-13 35-13 11 0 17 2 21 4l-6 20c-4-2-9-3-15-3-20 0-30 20-35 45l-1 7h33l-4 20h-33l-24 130z">
          <text:p/>
        </draw:path>
        <draw:path draw:style-name="gr6" draw:text-style-name="P6" draw:layer="layout" svg:width="0.125cm" svg:height="0.156cm" svg:x="12.347cm" svg:y="27.807cm" svg:viewBox="0 0 126 157" svg:d="M78 20c-25 0-43 25-50 48 41 1 74-5 74-28 0-13-10-20-24-20zM107 145c-11 6-30 12-51 12-39 0-56-27-56-60 0-45 33-97 81-97 30 0 45 17 45 38 0 41-45 51-101 50-1 6 0 20 4 28 6 14 18 20 33 20 18 0 32-5 41-10z">
          <text:p/>
        </draw:path>
        <draw:path draw:style-name="gr6" draw:text-style-name="P6" draw:layer="layout" svg:width="0.157cm" svg:height="0.218cm" svg:x="12.464cm" svg:y="27.81cm" svg:viewBox="0 0 158 219" svg:d="M55 0l14 81c4 18 6 29 7 40h1c4-10 8-20 16-37l38-84h27l-56 115c-16 32-31 58-51 78-17 17-36 24-45 26l-6-22c6-2 19-6 28-15 11-7 22-19 29-34 1-3 1-4 1-7l-30-141z">
          <text:p/>
        </draw:path>
        <draw:path draw:style-name="gr6" draw:text-style-name="P6" draw:layer="layout" svg:width="0.154cm" svg:height="0.208cm" svg:x="12.695cm" svg:y="27.751cm" svg:viewBox="0 0 155 209" svg:d="M23 209l17-86-40-123h27l20 68c5 18 7 28 9 36 6-9 13-22 22-37l47-67h30l-90 123-17 86z">
          <text:p/>
        </draw:path>
        <draw:path draw:style-name="gr6" draw:text-style-name="P6" draw:layer="layout" svg:width="0.125cm" svg:height="0.156cm" svg:x="12.817cm" svg:y="27.807cm" svg:viewBox="0 0 126 157" svg:d="M77 20c-24 0-42 25-48 48 40 1 72-5 72-28 0-13-10-20-24-20zM106 145c-11 6-29 12-49 12-40 0-57-27-57-60 0-45 34-97 81-97 29 0 45 17 45 38 0 41-45 51-100 50-1 6 0 20 3 28 6 14 18 20 33 20 18 0 31-5 41-10z">
          <text:p/>
        </draw:path>
        <draw:path draw:style-name="gr6" draw:text-style-name="P6" draw:layer="layout" svg:width="0.135cm" svg:height="0.149cm" svg:x="12.962cm" svg:y="27.81cm" svg:viewBox="0 0 136 150" svg:d="M26 0l14 85c2 17 4 29 4 37h1c4-8 7-18 16-35l47-87h28l-84 150h-26l-26-150z">
          <text:p/>
        </draw:path>
        <draw:path draw:style-name="gr6" draw:text-style-name="P6" draw:layer="layout" svg:width="0.15cm" svg:height="0.217cm" svg:x="13.084cm" svg:y="27.807cm" svg:viewBox="0 0 151 218" svg:d="M123 25c-5-2-14-5-25-5-38 0-64 39-64 77 0 17 6 36 29 36 22 0 45-28 51-58zM8 187c9 6 23 10 39 10 25 0 45-13 54-53l6-22h-1c-14 21-32 31-53 31-30 0-45-25-45-51 0-52 37-102 94-102 18 0 38 5 49 10l-23 125c-6 32-14 53-31 67-14 12-35 16-52 16-18 0-35-5-45-11z">
          <text:p/>
        </draw:path>
        <draw:path draw:style-name="gr6" draw:text-style-name="P6" draw:layer="layout" svg:width="0.098cm" svg:height="0.152cm" svg:x="13.252cm" svg:y="27.807cm" svg:viewBox="0 0 99 153" svg:d="M0 153l18-97c4-19 6-39 8-53h23c-1 10-3 21-4 32h1c10-20 26-35 46-35 2 0 5 0 7 0l-5 26c-2-1-4-1-7-1-22 0-42 27-48 63l-14 65z">
          <text:p/>
        </draw:path>
        <draw:path draw:style-name="gr6" draw:text-style-name="P6" draw:layer="layout" svg:width="0.144cm" svg:height="0.156cm" svg:x="13.346cm" svg:y="27.807cm" svg:viewBox="0 0 145 157" svg:d="M116 22c-4-1-9-2-17-2-39 0-71 41-71 83 0 16 6 33 25 33 21 0 47-28 54-68zM100 153c0-8 1-23 3-38h-1c-16 31-36 42-58 42-28 0-44-21-44-49 0-53 40-108 104-108 15 0 30 2 41 5l-15 79c-5 26-7 53-7 69z">
          <text:p/>
        </draw:path>
        <draw:path draw:style-name="gr6" draw:text-style-name="P6" draw:layer="layout" svg:width="0.104cm" svg:height="0.155cm" svg:x="13.501cm" svg:y="27.807cm" svg:viewBox="0 0 105 156" svg:d="M7 127c7 5 20 10 32 10 17 0 29-11 29-24 0-12-6-20-22-28-17-9-27-23-27-38 0-26 23-47 55-47 14 0 26 3 31 7l-6 21c-6-4-15-7-26-7-17 0-28 9-28 22 0 11 7 18 21 25 17 10 29 23 29 40 0 31-26 48-58 48-16 0-30-4-37-10z">
          <text:p/>
        </draw:path>
        <draw:path draw:style-name="gr6" draw:text-style-name="P6" draw:layer="layout" svg:width="0.14cm" svg:height="0.219cm" svg:x="13.621cm" svg:y="27.74cm" svg:viewBox="0 0 141 220" svg:d="M0 220l42-220h26l-19 97c13-18 32-29 56-29 16 0 36 10 36 40 0 8-1 17-2 25l-17 87h-25l16-86c1-5 2-12 2-21 0-13-7-24-23-24-20 0-46 23-52 56l-14 75z">
          <text:p/>
        </draw:path>
        <draw:path draw:style-name="gr6" draw:text-style-name="P6" draw:layer="layout" svg:width="0.157cm" svg:height="0.218cm" svg:x="13.763cm" svg:y="27.81cm" svg:viewBox="0 0 158 219" svg:d="M54 0l15 81c3 18 5 29 7 40 4-10 9-20 16-37l38-84h28l-57 115c-15 32-31 58-51 78-17 17-35 24-43 26l-7-22c7-2 18-6 28-15 10-7 21-19 29-34 1-3 1-4 0-7l-30-141z">
          <text:p/>
        </draw:path>
        <draw:path draw:style-name="gr6" draw:text-style-name="P6" draw:layer="layout" svg:width="0.141cm" svg:height="0.152cm" svg:x="13.92cm" svg:y="27.807cm" svg:viewBox="0 0 142 153" svg:d="M0 153l22-106c3-17 5-32 6-44h24l-4 29c13-20 34-32 56-32 17 0 38 10 38 41 0 7-2 16-3 24l-17 88h-25l16-87c1-6 2-13 2-19 0-15-6-26-24-26s-44 22-51 59l-13 73z">
          <text:p/>
        </draw:path>
        <draw:path draw:style-name="gr6" draw:text-style-name="P6" draw:layer="layout" svg:width="0.061cm" svg:height="0.078cm" svg:x="14.063cm" svg:y="27.92cm" svg:viewBox="0 0 62 79" svg:d="M0 79c10-20 25-53 32-75l30-4c-11 27-30 61-41 76z">
          <text:p/>
        </draw:path>
        <draw:path draw:style-name="gr6" draw:text-style-name="P6" draw:layer="layout" svg:width="0.146cm" svg:height="0.203cm" svg:x="14.197cm" svg:y="27.756cm" svg:viewBox="0 0 147 204" svg:d="M0 204l4-16 30-25c55-47 86-78 86-111 0-15-8-31-31-31-19 0-33 9-42 15l-7-19c14-10 35-17 54-17 38 0 53 24 53 48 0 43-39 80-88 121l-17 13v1h85l-4 21z">
          <text:p/>
        </draw:path>
        <draw:path draw:style-name="gr6" draw:text-style-name="P6" draw:layer="layout" svg:width="0.138cm" svg:height="0.207cm" svg:x="14.363cm" svg:y="27.756cm" svg:viewBox="0 0 139 208" svg:d="M25 140c0 22 4 47 28 47 39 0 59-82 59-123 0-16-2-44-28-44-35 0-59 71-59 120zM139 63c0 66-31 145-89 145-37 0-50-30-50-69 0-68 35-139 87-139 40 0 52 31 52 63z">
          <text:p/>
        </draw:path>
        <draw:polygon draw:style-name="gr6" draw:text-style-name="P6" draw:layer="layout" svg:width="0.067cm" svg:height="0.2cm" svg:x="14.553cm" svg:y="27.759cm" svg:viewBox="0 0 68 201" draw:points="39,26 38,26 3,43 0,23 46,0 68,0 30,201 5,201">
          <text:p/>
        </draw:polygon>
        <draw:path draw:style-name="gr6" draw:text-style-name="P6" draw:layer="layout" svg:width="0.138cm" svg:height="0.207cm" svg:x="14.666cm" svg:y="27.756cm" svg:viewBox="0 0 139 208" svg:d="M26 140c0 22 4 47 28 47 39 0 59-82 59-123 0-16-2-44-27-44-35 0-60 71-60 120zM139 63c0 66-31 145-88 145-37 0-51-30-51-69 0-68 35-139 89-139 38 0 50 31 50 63z">
          <text:p/>
        </draw:path>
        <draw:polygon draw:style-name="gr4" draw:text-style-name="P4" draw:layer="layout" svg:width="0.271cm" svg:height="0.288cm" svg:x="15.62cm" svg:y="4.77cm" svg:viewBox="0 0 272 289" draw:points="251,289 251,38 136,205 134,205 20,38 20,289 0,289 0,0 20,0 135,171 252,0 272,0 272,289">
          <text:p/>
        </draw:polygon>
      </draw:page>
      <draw:page draw:name="page2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107cm" svg:height="6.706cm" svg:x="0.487cm" svg:y="1.132cm" svg:viewBox="0 0 10108 6707" draw:points="10108,6707 0,6707 0,0 10108,0">
          <text:p/>
        </draw:polygon>
        <draw:polygon draw:style-name="gr3" draw:text-style-name="P3" draw:layer="layout" svg:width="10.107cm" svg:height="2.26cm" svg:x="0.487cm" svg:y="1.132cm" svg:viewBox="0 0 10108 2261" draw:points="10108,2261 0,2261 0,0 10108,0">
          <text:p/>
        </draw:polygon>
        <draw:path draw:style-name="gr2" draw:text-style-name="P2" draw:layer="layout" svg:width="0.684cm" svg:height="0.888cm" svg:x="5.895cm" svg:y="2.533cm" svg:viewBox="0 0 685 889" svg:d="M366 889c-130 0-262-45-366-138l112-134c78 64 159 105 258 105 78 0 125-31 125-82v-2c0-48-30-74-174-111-174-45-287-93-287-264v-3c0-157 126-260 303-260 126 0 233 39 322 110l-100 143c-76-53-152-85-225-85-72 0-111 33-111 75v2c0 57 37 76 187 114 175 46 275 109 275 260v3c0 171-132 267-319 267z">
          <text:p/>
        </draw:path>
        <draw:polygon draw:style-name="gr2" draw:text-style-name="P2" draw:layer="layout" svg:width="0.716cm" svg:height="0.864cm" svg:x="6.664cm" svg:y="2.545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7.45cm" svg:y="2.53cm" svg:viewBox="0 0 919 895" svg:d="M721 447c0-148-109-271-262-271-154 0-260 121-260 269v2c0 148 108 273 263 273 153 0 259-121 259-270zM459 895c-268 0-459-199-459-445v-3c0-246 194-447 462-447 266 0 457 199 457 445v2c0 247-193 448-460 448z">
          <text:p/>
        </draw:path>
        <draw:path draw:style-name="gr2" draw:text-style-name="P2" draw:layer="layout" svg:width="0.746cm" svg:height="0.864cm" svg:x="8.538cm" svg:y="2.545cm" svg:viewBox="0 0 747 865" svg:d="M529 295c0-81-57-123-149-123h-189v248h192c93 0 146-50 146-122zM525 865l-185-276h-149v276h-191v-865h396c203 0 325 107 325 285v3c0 139-75 228-185 269l211 308z">
          <text:p/>
        </draw:path>
        <draw:polygon draw:style-name="gr2" draw:text-style-name="P2" draw:layer="layout" svg:width="0.854cm" svg:height="0.864cm" svg:x="9.31cm" svg:y="2.545cm" svg:viewBox="0 0 855 865" draw:points="523,521 523,865 332,865 332,524 0,0 222,0 429,347 639,0 855,0">
          <text:p/>
        </draw:polygon>
        <draw:path draw:style-name="gr4" draw:text-style-name="P4" draw:layer="layout" svg:width="0.228cm" svg:height="0.288cm" svg:x="2.008cm" svg:y="4.213cm" svg:viewBox="0 0 229 289" svg:d="M207 208c0-35-30-56-88-56h-98v117h105c50 0 81-23 81-60zM191 73c0-32-25-53-73-53h-97v113h95c45 0 75-21 75-60zM125 289h-125v-289h119c57 0 94 27 94 71 0 39-25 59-49 69 35 9 65 28 65 68v1c0 49-41 80-104 80z">
          <text:p/>
        </draw:path>
        <draw:path draw:style-name="gr4" draw:text-style-name="P4" draw:layer="layout" svg:width="0.196cm" svg:height="0.22cm" svg:x="2.286cm" svg:y="4.286cm" svg:viewBox="0 0 197 221" svg:d="M175 100c-3-42-28-81-76-81-42 0-74 34-77 81zM104 201c32 0 55-15 73-33l14 12c-22 23-48 41-88 41-55 0-103-45-103-111v-1c0-60 43-109 100-109 59 0 97 48 97 110v1c0 3 0 4 0 7h-175c3 52 41 83 82 83z">
          <text:p/>
        </draw:path>
        <draw:path draw:style-name="gr4" draw:text-style-name="P4" draw:layer="layout" svg:width="0.18cm" svg:height="0.215cm" svg:x="2.541cm" svg:y="4.286cm" svg:viewBox="0 0 181 216" svg:d="M160 216v-126c0-43-24-71-66-71s-74 31-74 74v123h-20v-211h20v39c14-25 38-44 77-44 53 0 84 36 84 86v130z">
          <text:p/>
        </draw:path>
        <draw:path draw:style-name="gr4" draw:text-style-name="P4" draw:layer="layout" svg:width="0.18cm" svg:height="0.215cm" svg:x="2.789cm" svg:y="4.291cm" svg:viewBox="0 0 181 216" svg:d="M160 211v-39c-14 24-38 44-76 44-53 0-84-37-84-87v-129h20v126c0 43 24 71 67 71 41 0 73-31 73-75v-122h21v211z">
          <text:p/>
        </draw:path>
        <draw:path draw:style-name="gr4" draw:text-style-name="P4" draw:layer="layout" svg:width="0.124cm" svg:height="0.28cm" svg:x="3.026cm" svg:y="4.224cm" svg:viewBox="0 0 125 281" svg:d="M90 281c-32 0-59-17-59-57v-139h-31v-18h31v-67h21v67h73v18h-73v137c0 30 17 40 41 40 11 0 19-2 31-7v19c-10 5-21 7-34 7z">
          <text:p/>
        </draw:path>
        <draw:polygon draw:style-name="gr4" draw:text-style-name="P4" draw:layer="layout" svg:width="0.182cm" svg:height="0.21cm" svg:x="3.195cm" svg:y="4.291cm" svg:viewBox="0 0 183 211" draw:points="0,211 0,198 152,18 6,18 6,0 183,0 183,11 31,192 183,192 183,211">
          <text:p/>
        </draw:polygon>
        <draw:path draw:style-name="gr4" draw:text-style-name="P4" draw:layer="layout" svg:width="0.196cm" svg:height="0.22cm" svg:x="3.417cm" svg:y="4.286cm" svg:viewBox="0 0 197 221" svg:d="M174 100c-3-42-27-81-75-81-42 0-74 34-77 81zM104 201c32 0 55-15 72-33l14 12c-22 23-47 41-87 41-55 0-103-45-103-111v-1c0-60 43-109 100-109 59 0 97 48 97 110v1c0 3 0 4 0 7h-175c3 52 41 83 82 83z">
          <text:p/>
        </draw:path>
        <draw:path draw:style-name="gr4" draw:text-style-name="P4" draw:layer="layout" svg:width="0.113cm" svg:height="0.213cm" svg:x="3.672cm" svg:y="4.288cm" svg:viewBox="0 0 114 214" svg:d="M112 22c-49 0-91 36-91 106v86h-21v-211h21v60c17-38 51-65 93-63v22z">
          <text:p/>
        </draw:path>
        <draw:path draw:style-name="gr4" draw:text-style-name="P4" draw:layer="layout" svg:width="0.179cm" svg:height="0.215cm" svg:x="3.956cm" svg:y="4.291cm" svg:viewBox="0 0 180 216" svg:d="M160 211v-39c-14 24-37 44-75 44-54 0-85-37-85-87v-129h20v126c0 43 24 71 68 71 41 0 72-31 72-75v-122h20v211z">
          <text:p/>
        </draw:path>
        <draw:path draw:style-name="gr4" draw:text-style-name="P4" draw:layer="layout" svg:width="0.18cm" svg:height="0.215cm" svg:x="4.212cm" svg:y="4.286cm" svg:viewBox="0 0 181 216" svg:d="M160 216v-126c0-43-25-71-67-71-41 0-73 31-73 74v123h-20v-211h20v39c14-25 38-44 76-44 53 0 85 36 85 86v130z">
          <text:p/>
        </draw:path>
        <draw:path draw:style-name="gr4" draw:text-style-name="P4" draw:layer="layout" svg:width="0.208cm" svg:height="0.305cm" svg:x="4.451cm" svg:y="4.201cm" svg:viewBox="0 0 209 306" svg:d="M190 194c0-53-42-90-85-90-46 0-82 34-82 90v1c0 56 38 91 82 91 43 0 85-36 85-91zM189 301v-47c-18 27-45 52-86 52-51 0-103-41-103-110v-1c0-68 52-110 103-110 42 0 69 24 86 50v-135h20v301z">
          <text:p/>
        </draw:path>
        <draw:path draw:style-name="gr4" draw:text-style-name="P4" draw:layer="layout" svg:width="0.289cm" svg:height="0.29cm" svg:x="4.839cm" svg:y="4.211cm" svg:viewBox="0 0 290 291" svg:d="M144 23l-76 167h153zM266 291l-36-82h-171l-37 82h-22l134-291h21l135 291z">
          <text:p/>
        </draw:path>
        <draw:path draw:style-name="gr4" draw:text-style-name="P4" draw:layer="layout" svg:width="0.209cm" svg:height="0.305cm" svg:x="5.16cm" svg:y="4.201cm" svg:viewBox="0 0 210 306" svg:d="M191 194c0-53-42-90-86-90-46 0-83 34-83 90v1c0 56 39 91 83 91s86-36 86-91zM190 301v-47c-18 27-45 52-87 52-51 0-103-41-103-110v-1c0-68 52-110 103-110 42 0 70 24 87 50v-135h20v301z">
          <text:p/>
        </draw:path>
        <draw:path draw:style-name="gr4" draw:text-style-name="P4" draw:layer="layout" svg:width="0.317cm" svg:height="0.215cm" svg:x="5.446cm" svg:y="4.286cm" svg:viewBox="0 0 318 216" svg:d="M298 216v-126c0-45-24-71-63-71-35 0-66 27-66 74v123h-20v-127c0-44-24-70-62-70s-67 32-67 75v122h-20v-211h20v37c13-21 32-42 70-42 37 0 60 21 71 45 14-23 37-45 76-45 50 0 81 35 81 88v128z">
          <text:p/>
        </draw:path>
        <draw:path draw:style-name="gr4" draw:text-style-name="P4" draw:layer="layout" svg:width="0.025cm" svg:height="0.292cm" svg:x="5.837cm" svg:y="4.209cm" svg:viewBox="0 0 26 293" svg:d="M4 83h20v210h-20zM0 0h26v28h-26z">
          <text:p/>
        </draw:path>
        <draw:path draw:style-name="gr4" draw:text-style-name="P4" draw:layer="layout" svg:width="0.18cm" svg:height="0.215cm" svg:x="5.939cm" svg:y="4.286cm" svg:viewBox="0 0 181 216" svg:d="M161 216v-126c0-43-24-71-67-71-42 0-73 31-73 74v123h-21v-211h21v39c13-25 38-44 76-44 53 0 84 36 84 86v130z">
          <text:p/>
        </draw:path>
        <draw:path draw:style-name="gr4" draw:text-style-name="P4" draw:layer="layout" svg:width="0.025cm" svg:height="0.292cm" svg:x="6.192cm" svg:y="4.209cm" svg:viewBox="0 0 26 293" svg:d="M2 83h22v210h-22zM0 0h26v28h-26z">
          <text:p/>
        </draw:path>
        <draw:path draw:style-name="gr4" draw:text-style-name="P4" draw:layer="layout" svg:width="0.158cm" svg:height="0.218cm" svg:x="6.276cm" svg:y="4.287cm" svg:viewBox="0 0 159 219" svg:d="M86 219c-31 0-64-13-86-31l12-16c23 18 48 28 75 28 29 0 52-16 52-41v-1c0-25-28-34-57-42-34-10-72-20-72-57v-1c0-34 29-58 69-58 25 0 55 9 76 23l-11 17c-19-13-43-21-66-21-28 0-47 15-47 36v1c0 24 28 32 58 41 35 9 70 22 70 59v1c0 38-32 62-73 62z">
          <text:p/>
        </draw:path>
        <draw:path draw:style-name="gr4" draw:text-style-name="P4" draw:layer="layout" svg:width="0.124cm" svg:height="0.28cm" svg:x="6.475cm" svg:y="4.224cm" svg:viewBox="0 0 125 281" svg:d="M90 281c-32 0-59-17-59-57v-139h-31v-18h31v-67h21v67h73v18h-73v137c0 30 17 40 42 40 10 0 19-2 30-7v19c-10 5-20 7-34 7z">
          <text:p/>
        </draw:path>
        <draw:path draw:style-name="gr4" draw:text-style-name="P4" draw:layer="layout" svg:width="0.113cm" svg:height="0.213cm" svg:x="6.659cm" svg:y="4.288cm" svg:viewBox="0 0 114 214" svg:d="M112 22c-49 0-92 36-92 106v86h-20v-211h20v60c17-38 53-65 94-63v22z">
          <text:p/>
        </draw:path>
        <draw:path draw:style-name="gr4" draw:text-style-name="P4" draw:layer="layout" svg:width="0.181cm" svg:height="0.218cm" svg:x="6.796cm" svg:y="4.288cm" svg:viewBox="0 0 182 219" svg:d="M163 110c-18-4-42-9-73-9-44 0-69 20-69 49v1c0 31 29 49 61 49 43 0 81-27 81-66zM162 214v-35c-14 20-41 40-81 40-39 0-81-23-81-67v-1c0-44 37-68 92-68 29 0 50 3 70 9v-9c0-43-26-64-70-64-25 0-46 7-66 16l-7-17c23-11 46-18 74-18 55 0 89 28 89 82v132z">
          <text:p/>
        </draw:path>
        <draw:path draw:style-name="gr4" draw:text-style-name="P4" draw:layer="layout" svg:width="0.124cm" svg:height="0.28cm" svg:x="7.028cm" svg:y="4.224cm" svg:viewBox="0 0 125 281" svg:d="M89 281c-32 0-58-17-58-57v-139h-31v-18h31v-67h20v67h74v18h-74v137c0 30 17 40 42 40 11 0 20-2 31-7v19c-10 5-20 7-35 7z">
          <text:p/>
        </draw:path>
        <draw:path draw:style-name="gr4" draw:text-style-name="P4" draw:layer="layout" svg:width="0.216cm" svg:height="0.22cm" svg:x="7.191cm" svg:y="4.286cm" svg:viewBox="0 0 217 221" svg:d="M195 110c0-51-38-91-86-91-50 0-86 41-86 90v1c0 50 38 91 87 91s85-41 85-90zM109 221c-62 0-109-52-109-110v-1c0-59 47-110 110-110 62 0 107 50 107 109v1c0 59-46 111-108 111z">
          <text:p/>
        </draw:path>
        <draw:path draw:style-name="gr4" draw:text-style-name="P4" draw:layer="layout" svg:width="0.113cm" svg:height="0.213cm" svg:x="7.469cm" svg:y="4.288cm" svg:viewBox="0 0 114 214" svg:d="M112 22c-48 0-92 36-92 106v86h-20v-211h20v60c17-38 53-65 94-63v22z">
          <text:p/>
        </draw:path>
        <draw:path draw:style-name="gr4" draw:text-style-name="P4" draw:layer="layout" svg:width="0.196cm" svg:height="0.22cm" svg:x="7.609cm" svg:y="4.286cm" svg:viewBox="0 0 197 221" svg:d="M175 100c-3-42-27-81-75-81-43 0-75 34-79 81zM105 201c32 0 54-15 72-33l14 12c-22 23-47 41-87 41-56 0-104-45-104-111v-1c0-60 43-109 101-109s96 48 96 110v1c0 3 0 4-1 7h-175c4 52 42 83 84 83z">
          <text:p/>
        </draw:path>
        <draw:path draw:style-name="gr4" draw:text-style-name="P4" draw:layer="layout" svg:width="0.179cm" svg:height="0.215cm" svg:x="7.864cm" svg:y="4.286cm" svg:viewBox="0 0 180 216" svg:d="M160 216v-126c0-43-24-71-67-71-42 0-73 31-73 74v123h-20v-211h20v39c14-25 37-44 76-44 54 0 84 36 84 86v130z">
          <text:p/>
        </draw:path>
        <draw:polygon draw:style-name="gr4" draw:text-style-name="P4" draw:layer="layout" svg:width="0.18cm" svg:height="0.3cm" svg:x="2.003cm" svg:y="4.694cm" svg:viewBox="0 0 181 301" draw:points="156,301 73,198 21,249 21,301 0,301 0,0 21,0 21,225 152,91 178,91 87,184 181,301">
          <text:p/>
        </draw:polygon>
        <draw:path draw:style-name="gr4" draw:text-style-name="P4" draw:layer="layout" svg:width="0.216cm" svg:height="0.282cm" svg:x="2.219cm" svg:y="4.717cm" svg:viewBox="0 0 217 283" svg:d="M129 0h28v33h-28zM62 0h28v33h-28zM195 173c0-51-38-91-86-91-50 0-87 40-87 90v1c0 51 39 91 88 91s85-40 85-91zM109 283c-62 0-109-50-109-110 0-59 47-110 110-110 62 0 107 50 107 109v1c0 59-46 110-108 110z">
          <text:p/>
        </draw:path>
        <draw:path draw:style-name="gr4" draw:text-style-name="P4" draw:layer="layout" svg:width="0.18cm" svg:height="0.214cm" svg:x="2.497cm" svg:y="4.78cm" svg:viewBox="0 0 181 215" svg:d="M161 215v-124c0-43-25-73-68-73-41 0-73 33-73 76v121h-20v-210h20v40c14-26 38-45 76-45 54 0 85 37 85 87v128z">
          <text:p/>
        </draw:path>
        <draw:path draw:style-name="gr4" draw:text-style-name="P4" draw:layer="layout" svg:width="0.18cm" svg:height="0.214cm" svg:x="2.749cm" svg:y="4.78cm" svg:viewBox="0 0 181 215" svg:d="M161 215v-124c0-43-24-73-67-73-41 0-73 33-73 76v121h-21v-210h21v40c15-26 38-45 76-45 53 0 84 37 84 87v128z">
          <text:p/>
        </draw:path>
        <draw:path draw:style-name="gr4" draw:text-style-name="P4" draw:layer="layout" svg:width="0.196cm" svg:height="0.219cm" svg:x="2.987cm" svg:y="4.78cm" svg:viewBox="0 0 197 220" svg:d="M175 100c-3-43-27-82-75-82-42 0-75 35-78 82zM105 201c32 0 55-14 72-32l14 12c-22 23-47 39-87 39-55 0-104-44-104-110v-1c0-61 44-109 101-109 59 0 96 47 96 110 0 3 0 5 0 8h-175c3 53 42 83 83 83z">
          <text:p/>
        </draw:path>
        <draw:path draw:style-name="gr4" draw:text-style-name="P4" draw:layer="layout" svg:width="0.18cm" svg:height="0.214cm" svg:x="3.242cm" svg:y="4.78cm" svg:viewBox="0 0 181 215" svg:d="M160 215v-124c0-43-24-73-66-73s-74 33-74 76v121h-20v-210h20v40c14-26 37-45 77-45 53 0 84 37 84 87v128z">
          <text:p/>
        </draw:path>
        <draw:polygon draw:style-name="gr4" draw:text-style-name="P4" draw:layer="layout" svg:width="0.207cm" svg:height="0.287cm" svg:x="3.622cm" svg:y="4.707cm" svg:viewBox="0 0 208 288" draw:points="0,288 0,0 206,0 206,19 21,19 21,133 186,133 186,153 21,153 21,269 208,269 208,288">
          <text:p/>
        </draw:polygon>
        <draw:polygon draw:style-name="gr4" draw:text-style-name="P4" draw:layer="layout" svg:width="0.11cm" svg:height="0.023cm" svg:x="3.884cm" svg:y="4.861cm" svg:viewBox="0 0 111 24" draw:points="0,0 111,0 111,24 0,24">
          <text:p/>
        </draw:polygon>
        <draw:polygon draw:style-name="gr4" draw:text-style-name="P4" draw:layer="layout" svg:width="0.271cm" svg:height="0.287cm" svg:x="4.066cm" svg:y="4.707cm" svg:viewBox="0 0 272 288" draw:points="251,288 251,38 137,204 134,204 20,38 20,288 0,288 0,0 20,0 136,171 252,0 272,0 272,288">
          <text:p/>
        </draw:polygon>
        <draw:path draw:style-name="gr4" draw:text-style-name="P4" draw:layer="layout" svg:width="0.181cm" svg:height="0.218cm" svg:x="4.401cm" svg:y="4.781cm" svg:viewBox="0 0 182 219" svg:d="M163 112c-18-4-41-9-72-9-44 0-69 19-69 49 0 31 29 48 61 48 43 0 80-26 80-64zM162 214v-35c-14 21-40 40-80 40-39 0-82-22-82-65v-1c0-44 38-69 93-69 29 0 49 3 69 9v-9c0-43-26-65-69-65-25 0-46 7-66 17l-7-17c23-11 46-19 74-19 54 0 88 28 88 83v131z">
          <text:p/>
        </draw:path>
        <draw:path draw:style-name="gr4" draw:text-style-name="P4" draw:layer="layout" svg:width="0.025cm" svg:height="0.292cm" svg:x="4.655cm" svg:y="4.702cm" svg:viewBox="0 0 26 293" svg:d="M2 83h21v210h-21zM0 0h26v28h-26z">
          <text:p/>
        </draw:path>
        <draw:polygon draw:style-name="gr4" draw:text-style-name="P4" draw:layer="layout" svg:width="0.02cm" svg:height="0.3cm" svg:x="4.76cm" svg:y="4.694cm" svg:viewBox="0 0 21 301" draw:points="0,0 21,0 21,301 0,301">
          <text:p/>
        </draw:polygon>
        <draw:path draw:style-name="gr4" draw:text-style-name="P4" draw:layer="layout" svg:width="0.159cm" svg:height="0.218cm" svg:x="4.841cm" svg:y="4.781cm" svg:viewBox="0 0 160 219" svg:d="M86 219c-30 0-64-13-86-31l12-16c23 18 49 28 75 28 29 0 52-16 52-40v-1c0-25-27-34-57-42-34-10-72-21-72-59 0-34 29-58 70-58 25 0 53 9 75 23l-11 16c-20-12-43-20-65-20-29 0-48 15-48 36v1c0 23 28 32 58 41 34 10 71 22 71 59v1c0 38-33 62-74 62z">
          <text:p/>
        </draw:path>
        <draw:polygon draw:style-name="gr4" draw:text-style-name="P4" draw:layer="layout" svg:width="0.18cm" svg:height="0.3cm" svg:x="5.187cm" svg:y="4.694cm" svg:viewBox="0 0 181 301" draw:points="156,301 71,198 20,249 20,301 0,301 0,0 20,0 20,225 151,91 178,91 85,184 181,301">
          <text:p/>
        </draw:polygon>
        <draw:path draw:style-name="gr4" draw:text-style-name="P4" draw:layer="layout" svg:width="0.215cm" svg:height="0.219cm" svg:x="5.393cm" svg:y="4.78cm" svg:viewBox="0 0 216 220" svg:d="M195 110c0-51-38-91-87-91-50 0-86 40-86 90v1c0 51 38 91 87 91 50 0 86-40 86-91zM108 220c-63 0-108-50-108-110 0-59 46-110 109-110 62 0 107 50 107 109v1c0 59-45 110-108 110z">
          <text:p/>
        </draw:path>
        <draw:path draw:style-name="gr4" draw:text-style-name="P4" draw:layer="layout" svg:width="0.317cm" svg:height="0.214cm" svg:x="5.671cm" svg:y="4.78cm" svg:viewBox="0 0 318 215" svg:d="M298 215v-124c0-45-24-73-62-73-36 0-68 28-68 75v122h-20v-125c0-44-24-72-61-72-38 0-67 34-67 77v120h-20v-210h20v38c13-23 32-43 70-43 36 0 59 21 71 46 13-24 37-46 76-46 50 0 81 36 81 88v127z">
          <text:p/>
        </draw:path>
        <draw:path draw:style-name="gr4" draw:text-style-name="P4" draw:layer="layout" svg:width="0.208cm" svg:height="0.28cm" svg:x="6.062cm" svg:y="4.78cm" svg:viewBox="0 0 209 281" svg:d="M188 110c0-56-39-91-83-91s-86 37-86 90v1c0 55 42 91 86 91 46 0 83-33 83-91zM108 220c-43 0-71-23-88-50v111h-20v-276h20v47c18-28 45-52 88-52 50 0 101 40 101 109v1c0 69-51 110-101 110z">
          <text:p/>
        </draw:path>
        <draw:polygon draw:style-name="gr4" draw:text-style-name="P4" draw:layer="layout" svg:width="0.021cm" svg:height="0.3cm" svg:x="6.336cm" svg:y="4.694cm" svg:viewBox="0 0 22 301" draw:points="0,0 22,0 22,301 0,301">
          <text:p/>
        </draw:polygon>
        <draw:path draw:style-name="gr4" draw:text-style-name="P4" draw:layer="layout" svg:width="0.195cm" svg:height="0.219cm" svg:x="6.422cm" svg:y="4.78cm" svg:viewBox="0 0 196 220" svg:d="M175 100c-3-43-28-82-77-82-41 0-73 35-77 82zM103 201c34 0 56-14 73-32l14 12c-21 23-46 39-88 39-55 0-102-44-102-110v-1c0-61 42-109 99-109 60 0 97 47 97 110 0 3 0 5 0 8h-175c4 53 41 83 82 83z">
          <text:p/>
        </draw:path>
        <draw:path draw:style-name="gr4" draw:text-style-name="P4" draw:layer="layout" svg:width="0.124cm" svg:height="0.28cm" svg:x="6.657cm" svg:y="4.718cm" svg:viewBox="0 0 125 281" svg:d="M89 281c-32 0-59-18-59-57v-139h-30v-18h30v-67h21v67h74v18h-74v137c0 30 17 40 41 40 12 0 20-2 32-7v19c-10 5-21 7-35 7z">
          <text:p/>
        </draw:path>
        <draw:path draw:style-name="gr4" draw:text-style-name="P4" draw:layer="layout" svg:width="0.124cm" svg:height="0.28cm" svg:x="6.822cm" svg:y="4.718cm" svg:viewBox="0 0 125 281" svg:d="M90 281c-34 0-60-18-60-57v-139h-30v-18h30v-67h20v67h75v18h-75v137c0 30 19 40 43 40 10 0 19-2 31-7v19c-11 5-21 7-34 7z">
          <text:p/>
        </draw:path>
        <draw:polygon draw:style-name="gr4" draw:text-style-name="P4" draw:layer="layout" svg:width="0.02cm" svg:height="0.3cm" svg:x="7.132cm" svg:y="4.694cm" svg:viewBox="0 0 21 301" draw:points="0,0 21,0 21,301 0,301">
          <text:p/>
        </draw:polygon>
        <draw:path draw:style-name="gr4" draw:text-style-name="P4" draw:layer="layout" svg:width="0.215cm" svg:height="0.282cm" svg:x="7.217cm" svg:y="4.717cm" svg:viewBox="0 0 216 283" svg:d="M127 0h28v33h-28zM60 0h28v33h-28zM194 173c0-51-38-91-87-91s-85 40-85 90v1c0 51 38 91 86 91 50 0 86-40 86-91zM107 283c-62 0-107-50-107-110 0-59 46-110 108-110s108 50 108 109v1c0 59-46 110-109 110z">
          <text:p/>
        </draw:path>
        <draw:path draw:style-name="gr4" draw:text-style-name="P4" draw:layer="layout" svg:width="0.158cm" svg:height="0.218cm" svg:x="7.477cm" svg:y="4.781cm" svg:viewBox="0 0 159 219" svg:d="M86 219c-30 0-64-13-86-31l11-16c25 18 50 28 77 28 28 0 50-16 50-40v-1c0-25-26-34-55-42-34-10-73-21-73-59 0-34 29-58 70-58 25 0 53 9 74 23l-10 16c-20-12-43-20-65-20-29 0-48 15-48 36v1c0 23 29 32 59 41 33 10 69 22 69 59v1c0 38-32 62-73 62z">
          <text:p/>
        </draw:path>
        <draw:path draw:style-name="gr4" draw:text-style-name="P4" draw:layer="layout" svg:width="0.192cm" svg:height="0.219cm" svg:x="7.685cm" svg:y="4.78cm" svg:viewBox="0 0 193 220" svg:d="M108 220c-62 0-108-50-108-110 0-59 47-110 108-110 39 0 64 18 84 38l-15 15c-18-18-39-34-70-34-48 0-85 40-85 90v1c0 51 38 91 87 91 29 0 53-15 70-34l14 12c-21 24-47 41-85 41z">
          <text:p/>
        </draw:path>
        <draw:path draw:style-name="gr4" draw:text-style-name="P4" draw:layer="layout" svg:width="0.18cm" svg:height="0.3cm" svg:x="7.934cm" svg:y="4.694cm" svg:viewBox="0 0 181 301" svg:d="M161 301v-125c0-43-25-72-67-72-41 0-74 32-74 75v122h-20v-301h20v130c15-25 39-44 77-44 53 0 84 36 84 86v129z">
          <text:p/>
        </draw:path>
        <draw:path draw:style-name="gr4" draw:text-style-name="P4" draw:layer="layout" svg:width="0.196cm" svg:height="0.219cm" svg:x="8.172cm" svg:y="4.78cm" svg:viewBox="0 0 197 220" svg:d="M175 100c-3-43-27-82-76-82-42 0-74 35-78 82zM104 201c33 0 55-14 72-32l14 12c-21 23-46 39-87 39-55 0-103-44-103-110v-1c0-61 43-109 99-109 60 0 98 47 98 110 0 3 0 5-1 8h-175c4 53 41 83 83 83z">
          <text:p/>
        </draw:path>
        <draw:path draw:style-name="gr4" draw:text-style-name="P4" draw:layer="layout" svg:width="0.179cm" svg:height="0.214cm" svg:x="8.427cm" svg:y="4.78cm" svg:viewBox="0 0 180 215" svg:d="M160 215v-124c0-43-24-73-66-73-43 0-74 33-74 76v121h-20v-210h20v40c14-26 37-45 76-45 53 0 84 37 84 87v128z">
          <text:p/>
        </draw:path>
        <draw:polygon draw:style-name="gr4" draw:text-style-name="P4" draw:layer="layout" svg:width="0.027cm" svg:height="0.035cm" svg:x="8.674cm" svg:y="4.959cm" svg:viewBox="0 0 28 36" draw:points="0,0 28,0 28,36 0,36">
          <text:p/>
        </draw:polygon>
        <draw:polygon draw:style-name="gr2" draw:text-style-name="P2" draw:layer="layout" svg:width="1.728cm" svg:height="1.497cm" svg:x="1.306cm" svg:y="1.638cm" svg:viewBox="0 0 1729 1498" draw:points="432,1498 0,750 432,0 1297,0 1729,750 1297,1498">
          <text:p/>
        </draw:polygon>
        <draw:polygon draw:style-name="gr3" draw:text-style-name="P3" draw:layer="layout" svg:width="1.349cm" svg:height="1.169cm" svg:x="8.641cm" svg:y="6.051cm" svg:viewBox="0 0 1350 1170" draw:points="338,1170 0,586 338,0 1012,0 1350,586 1012,1170">
          <text:p/>
        </draw:polygon>
        <draw:path draw:style-name="gr2" draw:text-style-name="P2" draw:layer="layout" svg:width="0.325cm" svg:height="0.439cm" svg:x="8.908cm" svg:y="6.392cm" svg:viewBox="0 0 326 440" svg:d="M27 81v-81h292v71l-110 105c60 10 117 40 117 121 0 82-60 143-156 143-78 0-132-32-170-75l67-63c29 34 60 52 104 52 36 0 61-20 61-53 0-36-30-55-84-55h-40l-15-61 103-104z">
          <text:p/>
        </draw:path>
        <draw:path draw:style-name="gr2" draw:text-style-name="P2" draw:layer="layout" svg:width="0.341cm" svg:height="0.447cm" svg:x="9.301cm" svg:y="6.384cm" svg:viewBox="0 0 342 448" svg:d="M173 239c-47 0-75 26-75 63 0 38 29 65 76 65s74-27 74-64-29-64-75-64zM276 122c-28-21-51-35-88-35-54 0-81 44-87 101 21-14 47-28 89-28 86 0 152 48 152 138 0 89-71 150-165 150-56 0-94-16-124-46-33-31-53-78-53-164 0-134 62-238 191-238 59 0 97 18 135 48z">
          <text:p/>
        </draw:path>
        <draw:polygon draw:style-name="gr2" draw:text-style-name="P2" draw:layer="layout" svg:width="10.107cm" svg:height="6.706cm" svg:x="0.487cm" svg:y="8.01cm" svg:viewBox="0 0 10108 6707" draw:points="10108,6707 0,6707 0,0 10108,0">
          <text:p/>
        </draw:polygon>
        <draw:polygon draw:style-name="gr3" draw:text-style-name="P3" draw:layer="layout" svg:width="10.107cm" svg:height="2.26cm" svg:x="0.487cm" svg:y="8.01cm" svg:viewBox="0 0 10108 2261" draw:points="10108,2261 0,2261 0,0 10108,0">
          <text:p/>
        </draw:polygon>
        <draw:path draw:style-name="gr2" draw:text-style-name="P2" draw:layer="layout" svg:width="0.684cm" svg:height="0.888cm" svg:x="5.895cm" svg:y="9.412cm" svg:viewBox="0 0 685 889" svg:d="M366 889c-130 0-262-45-366-139l112-134c78 64 159 104 258 104 78 0 125-30 125-81v-2c0-49-30-73-174-110-174-45-287-93-287-264v-3c0-157 126-260 303-260 126 0 233 39 322 109l-100 144c-76-53-152-86-225-86-72 0-111 34-111 76v2c0 57 37 76 187 114 175 45 275 108 275 259v2c0 172-132 269-319 269z">
          <text:p/>
        </draw:path>
        <draw:polygon draw:style-name="gr2" draw:text-style-name="P2" draw:layer="layout" svg:width="0.716cm" svg:height="0.864cm" svg:x="6.664cm" svg:y="9.424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7.45cm" svg:y="9.409cm" svg:viewBox="0 0 919 895" svg:d="M721 447c0-148-109-272-262-272-154 0-260 121-260 269v3c0 148 108 271 263 271 153 0 259-120 259-269zM459 895c-268 0-459-200-459-446v-2c0-246 194-447 462-447 266 0 457 199 457 444v3c0 246-193 448-460 448z">
          <text:p/>
        </draw:path>
        <draw:path draw:style-name="gr2" draw:text-style-name="P2" draw:layer="layout" svg:width="0.746cm" svg:height="0.864cm" svg:x="8.538cm" svg:y="9.424cm" svg:viewBox="0 0 747 865" svg:d="M529 295c0-82-57-123-149-123h-189v248h192c93 0 146-50 146-123zM525 865l-185-277h-149v277h-191v-865h396c203 0 325 107 325 285v3c0 139-75 228-185 268l211 309z">
          <text:p/>
        </draw:path>
        <draw:polygon draw:style-name="gr2" draw:text-style-name="P2" draw:layer="layout" svg:width="0.854cm" svg:height="0.864cm" svg:x="9.31cm" svg:y="9.424cm" svg:viewBox="0 0 855 865" draw:points="523,521 523,865 332,865 332,524 0,0 222,0 429,347 639,0 855,0">
          <text:p/>
        </draw:polygon>
        <draw:path draw:style-name="gr4" draw:text-style-name="P4" draw:layer="layout" svg:width="0.228cm" svg:height="0.287cm" svg:x="2.008cm" svg:y="11.092cm" svg:viewBox="0 0 229 288" svg:d="M207 208c0-35-30-56-88-56h-98v117h105c50 0 81-23 81-60zM191 72c0-31-25-53-73-53h-97v113h95c45 0 75-21 75-59zM125 288h-125v-288h119c57 0 94 27 94 70v1c0 39-25 59-49 68 35 9 65 29 65 69v1c0 49-41 79-104 79z">
          <text:p/>
        </draw:path>
        <draw:path draw:style-name="gr4" draw:text-style-name="P4" draw:layer="layout" svg:width="0.196cm" svg:height="0.219cm" svg:x="2.286cm" svg:y="11.165cm" svg:viewBox="0 0 197 220" svg:d="M175 100c-3-43-28-82-76-82-42 0-74 35-77 82zM104 201c32 0 55-14 73-32l14 12c-22 23-48 39-88 39-55 0-103-44-103-110v-1c0-61 43-109 100-109 59 0 97 48 97 110 0 3 0 6 0 9h-175c3 52 41 82 82 82z">
          <text:p/>
        </draw:path>
        <draw:path draw:style-name="gr4" draw:text-style-name="P4" draw:layer="layout" svg:width="0.18cm" svg:height="0.214cm" svg:x="2.541cm" svg:y="11.165cm" svg:viewBox="0 0 181 215" svg:d="M160 215v-124c0-44-24-73-66-73s-74 32-74 76v121h-20v-210h20v39c14-25 38-44 77-44 53 0 84 36 84 87v128z">
          <text:p/>
        </draw:path>
        <draw:path draw:style-name="gr4" draw:text-style-name="P4" draw:layer="layout" svg:width="0.18cm" svg:height="0.214cm" svg:x="2.789cm" svg:y="11.17cm" svg:viewBox="0 0 181 215" svg:d="M160 210v-39c-14 25-38 44-76 44-53 0-84-36-84-86v-129h20v125c0 44 24 72 67 72 41 0 73-31 73-75v-122h21v210z">
          <text:p/>
        </draw:path>
        <draw:path draw:style-name="gr4" draw:text-style-name="P4" draw:layer="layout" svg:width="0.124cm" svg:height="0.28cm" svg:x="3.026cm" svg:y="11.103cm" svg:viewBox="0 0 125 281" svg:d="M90 281c-32 0-59-17-59-58v-138h-31v-18h31v-67h21v67h73v18h-73v136c0 31 17 41 41 41 11 0 19-2 31-7v19c-10 5-21 7-34 7z">
          <text:p/>
        </draw:path>
        <draw:polygon draw:style-name="gr4" draw:text-style-name="P4" draw:layer="layout" svg:width="0.182cm" svg:height="0.209cm" svg:x="3.195cm" svg:y="11.17cm" svg:viewBox="0 0 183 210" draw:points="0,210 0,199 152,19 6,19 6,0 183,0 183,11 31,192 183,192 183,210">
          <text:p/>
        </draw:polygon>
        <draw:path draw:style-name="gr4" draw:text-style-name="P4" draw:layer="layout" svg:width="0.196cm" svg:height="0.219cm" svg:x="3.417cm" svg:y="11.165cm" svg:viewBox="0 0 197 220" svg:d="M174 100c-3-43-27-82-75-82-42 0-74 35-77 82zM104 201c32 0 55-14 72-32l14 12c-22 23-47 39-87 39-55 0-103-44-103-110v-1c0-61 43-109 100-109 59 0 97 48 97 110 0 3 0 6 0 9h-175c3 52 41 82 82 82z">
          <text:p/>
        </draw:path>
        <draw:path draw:style-name="gr4" draw:text-style-name="P4" draw:layer="layout" svg:width="0.113cm" svg:height="0.213cm" svg:x="3.672cm" svg:y="11.166cm" svg:viewBox="0 0 114 214" svg:d="M112 24c-49 0-91 36-91 105v85h-21v-210h21v60c17-37 51-65 93-64v24z">
          <text:p/>
        </draw:path>
        <draw:polygon draw:style-name="gr4" draw:text-style-name="P4" draw:layer="layout" svg:width="0.18cm" svg:height="0.3cm" svg:x="3.96cm" svg:y="11.079cm" svg:viewBox="0 0 181 301" draw:points="155,301 72,199 20,251 20,301 0,301 0,0 20,0 20,226 151,91 178,91 86,185 181,301">
          <text:p/>
        </draw:polygon>
        <draw:path draw:style-name="gr4" draw:text-style-name="P4" draw:layer="layout" svg:width="0.215cm" svg:height="0.282cm" svg:x="4.176cm" svg:y="11.102cm" svg:viewBox="0 0 216 283" svg:d="M128 0h28v33h-28zM61 0h28v33h-28zM195 174c0-51-38-91-87-91s-85 40-85 90v1c0 50 38 91 86 91 50 0 86-41 86-91zM108 283c-62 0-108-50-108-109s47-110 109-110 107 50 107 109v1c0 58-45 109-108 109z">
          <text:p/>
        </draw:path>
        <draw:path draw:style-name="gr4" draw:text-style-name="P4" draw:layer="layout" svg:width="0.179cm" svg:height="0.214cm" svg:x="4.454cm" svg:y="11.165cm" svg:viewBox="0 0 180 215" svg:d="M160 215v-124c0-44-24-73-67-73-42 0-73 32-73 76v121h-20v-210h20v39c14-25 37-44 75-44 55 0 85 36 85 87v128z">
          <text:p/>
        </draw:path>
        <draw:path draw:style-name="gr4" draw:text-style-name="P4" draw:layer="layout" svg:width="0.18cm" svg:height="0.214cm" svg:x="4.706cm" svg:y="11.165cm" svg:viewBox="0 0 181 215" svg:d="M160 215v-124c0-44-24-73-66-73-41 0-74 32-74 76v121h-20v-210h20v39c14-25 38-44 77-44 53 0 84 36 84 87v128z">
          <text:p/>
        </draw:path>
        <draw:path draw:style-name="gr4" draw:text-style-name="P4" draw:layer="layout" svg:width="0.195cm" svg:height="0.219cm" svg:x="4.944cm" svg:y="11.165cm" svg:viewBox="0 0 196 220" svg:d="M175 100c-3-43-28-82-76-82-41 0-74 35-78 82zM104 201c33 0 55-14 72-32l14 12c-21 23-46 39-87 39-55 0-103-44-103-110v-1c0-61 43-109 100-109 59 0 96 48 96 110 0 3 0 6 0 9h-175c4 52 42 82 83 82z">
          <text:p/>
        </draw:path>
        <draw:path draw:style-name="gr4" draw:text-style-name="P4" draw:layer="layout" svg:width="0.18cm" svg:height="0.214cm" svg:x="5.198cm" svg:y="11.165cm" svg:viewBox="0 0 181 215" svg:d="M161 215v-124c0-44-24-73-67-73-42 0-73 32-73 76v121h-21v-210h21v39c13-25 37-44 76-44 53 0 84 36 84 87v128z">
          <text:p/>
        </draw:path>
        <draw:path draw:style-name="gr4" draw:text-style-name="P4" draw:layer="layout" svg:width="0.025cm" svg:height="0.292cm" svg:x="5.574cm" svg:y="11.087cm" svg:viewBox="0 0 26 293" svg:d="M3 83h21v210h-21zM0 0h26v28h-26z">
          <text:p/>
        </draw:path>
        <draw:path draw:style-name="gr4" draw:text-style-name="P4" draw:layer="layout" svg:width="0.18cm" svg:height="0.3cm" svg:x="5.676cm" svg:y="11.079cm" svg:viewBox="0 0 181 301" svg:d="M161 301v-124c0-44-25-73-68-73-41 0-72 32-72 76v121h-21v-301h21v130c14-25 37-44 75-44 54 0 85 36 85 87v128z">
          <text:p/>
        </draw:path>
        <draw:path draw:style-name="gr4" draw:text-style-name="P4" draw:layer="layout" svg:width="0.113cm" svg:height="0.213cm" svg:x="5.929cm" svg:y="11.166cm" svg:viewBox="0 0 114 214" svg:d="M112 24c-49 0-91 36-91 105v85h-21v-210h21v60c16-37 51-65 93-64v24z">
          <text:p/>
        </draw:path>
        <draw:path draw:style-name="gr4" draw:text-style-name="P4" draw:layer="layout" svg:width="0.195cm" svg:height="0.219cm" svg:x="6.069cm" svg:y="11.165cm" svg:viewBox="0 0 196 220" svg:d="M175 100c-3-43-28-82-76-82-42 0-74 35-78 82zM104 201c33 0 55-14 72-32l14 12c-21 23-46 39-87 39-56 0-103-44-103-110v-1c0-61 42-109 100-109 59 0 96 48 96 110 0 3 0 6 0 9h-175c4 52 41 82 83 82z">
          <text:p/>
        </draw:path>
        <draw:polygon draw:style-name="gr4" draw:text-style-name="P4" draw:layer="layout" svg:width="0.207cm" svg:height="0.287cm" svg:x="6.451cm" svg:y="11.092cm" svg:viewBox="0 0 208 288" draw:points="0,288 0,0 206,0 206,19 22,19 22,132 188,132 188,152 22,152 22,269 208,269 208,288">
          <text:p/>
        </draw:polygon>
        <draw:polygon draw:style-name="gr4" draw:text-style-name="P4" draw:layer="layout" svg:width="0.11cm" svg:height="0.023cm" svg:x="6.713cm" svg:y="11.246cm" svg:viewBox="0 0 111 24" draw:points="0,0 111,0 111,24 0,24">
          <text:p/>
        </draw:polygon>
        <draw:polygon draw:style-name="gr4" draw:text-style-name="P4" draw:layer="layout" svg:width="0.271cm" svg:height="0.287cm" svg:x="6.895cm" svg:y="11.092cm" svg:viewBox="0 0 272 288" draw:points="251,288 251,37 137,203 135,203 21,37 21,288 0,288 0,0 21,0 136,170 252,0 272,0 272,288">
          <text:p/>
        </draw:polygon>
        <draw:path draw:style-name="gr4" draw:text-style-name="P4" draw:layer="layout" svg:width="0.181cm" svg:height="0.218cm" svg:x="7.23cm" svg:y="11.166cm" svg:viewBox="0 0 182 219" svg:d="M163 112c-18-4-41-9-71-9-46 0-71 19-71 49 0 31 29 49 62 49 43 0 80-27 80-65zM162 214v-34c-14 20-40 39-80 39s-82-22-82-65v-1c0-44 37-68 93-68 29 0 49 3 69 9v-9c0-43-26-65-69-65-25 0-47 7-67 17l-7-17c23-12 47-20 75-20 54 0 88 29 88 84v130z">
          <text:p/>
        </draw:path>
        <draw:path draw:style-name="gr4" draw:text-style-name="P4" draw:layer="layout" svg:width="0.025cm" svg:height="0.292cm" svg:x="7.484cm" svg:y="11.087cm" svg:viewBox="0 0 26 293" svg:d="M2 83h22v210h-22zM0 0h26v28h-26z">
          <text:p/>
        </draw:path>
        <draw:polygon draw:style-name="gr4" draw:text-style-name="P4" draw:layer="layout" svg:width="0.02cm" svg:height="0.301cm" svg:x="7.589cm" svg:y="11.079cm" svg:viewBox="0 0 21 302" draw:points="0,0 21,0 21,302 0,302">
          <text:p/>
        </draw:polygon>
        <draw:path draw:style-name="gr4" draw:text-style-name="P4" draw:layer="layout" svg:width="0.159cm" svg:height="0.218cm" svg:x="7.67cm" svg:y="11.166cm" svg:viewBox="0 0 160 219" svg:d="M86 219c-30 0-63-13-86-31l12-16c23 18 49 28 76 28 28 0 50-16 50-40v-1c0-25-26-34-55-42-35-10-72-20-72-58 0-34 28-59 69-59 25 0 53 9 75 24l-12 17c-19-13-42-21-64-21-29 0-48 15-48 36v1c0 23 29 32 59 41 33 9 70 21 70 59s-33 62-74 62z">
          <text:p/>
        </draw:path>
        <draw:polygon draw:style-name="gr4" draw:text-style-name="P4" draw:layer="layout" svg:width="0.206cm" svg:height="0.211cm" svg:x="7.995cm" svg:y="11.17cm" svg:viewBox="0 0 207 212" draw:points="112,212 94,212 0,0 23,0 104,188 184,0 207,0">
          <text:p/>
        </draw:polygon>
        <draw:path draw:style-name="gr4" draw:text-style-name="P4" draw:layer="layout" svg:width="0.216cm" svg:height="0.219cm" svg:x="8.229cm" svg:y="11.165cm" svg:viewBox="0 0 217 220" svg:d="M195 110c0-51-38-91-87-91s-86 40-86 90v1c0 51 39 91 87 91 50 0 86-40 86-91zM108 220c-63 0-108-50-108-110 0-59 46-110 109-110 62 0 108 50 108 109v1c0 59-46 110-109 110z">
          <text:p/>
        </draw:path>
        <draw:path draw:style-name="gr4" draw:text-style-name="P4" draw:layer="layout" svg:width="0.18cm" svg:height="0.214cm" svg:x="8.507cm" svg:y="11.165cm" svg:viewBox="0 0 181 215" svg:d="M159 215v-124c0-44-24-73-66-73-41 0-73 32-73 76v121h-20v-210h20v39c14-25 37-44 76-44 53 0 85 36 85 87v128z">
          <text:p/>
        </draw:path>
        <draw:path draw:style-name="gr4" draw:text-style-name="P4" draw:layer="layout" svg:width="0.318cm" svg:height="0.214cm" svg:x="2.003cm" svg:y="11.659cm" svg:viewBox="0 0 319 215" svg:d="M298 215v-124c0-46-23-72-62-72-35 0-66 27-66 74v122h-20v-126c0-43-24-70-61-70-39 0-68 33-68 75v121h-21v-209h21v37c13-22 32-43 71-43 36 0 59 22 70 46 14-24 36-46 76-46 50 0 81 36 81 88v127z">
          <text:p/>
        </draw:path>
        <draw:path draw:style-name="gr4" draw:text-style-name="P4" draw:layer="layout" svg:width="0.216cm" svg:height="0.219cm" svg:x="2.38cm" svg:y="11.659cm" svg:viewBox="0 0 217 220" svg:d="M195 110c0-50-38-92-86-92-51 0-87 42-87 92 0 51 38 91 88 91 49 0 85-40 85-90zM109 220c-63 0-109-50-109-109v-1c0-59 46-110 110-110 62 0 107 50 107 110 0 59-46 110-108 110z">
          <text:p/>
        </draw:path>
        <draw:path draw:style-name="gr4" draw:text-style-name="P4" draw:layer="layout" svg:width="0.209cm" svg:height="0.305cm" svg:x="2.658cm" svg:y="11.573cm" svg:viewBox="0 0 210 306" svg:d="M188 196c0-56-39-91-83-91s-86 37-86 91v1c0 54 42 90 86 90 46 0 83-33 83-90zM107 306c-42 0-69-24-87-50v45h-20v-301h20v137c18-27 45-51 87-51 51 0 103 40 103 110 0 69-52 110-103 110z">
          <text:p/>
        </draw:path>
        <draw:path draw:style-name="gr4" draw:text-style-name="P4" draw:layer="layout" svg:width="0.025cm" svg:height="0.292cm" svg:x="2.93cm" svg:y="11.581cm" svg:viewBox="0 0 26 293" svg:d="M3 82h21v211h-21zM0 0h26v28h-26z">
          <text:p/>
        </draw:path>
        <draw:polygon draw:style-name="gr4" draw:text-style-name="P4" draw:layer="layout" svg:width="0.02cm" svg:height="0.3cm" svg:x="3.035cm" svg:y="11.573cm" svg:viewBox="0 0 21 301" draw:points="0,0 21,0 21,301 0,301">
          <text:p/>
        </draw:polygon>
        <draw:path draw:style-name="gr4" draw:text-style-name="P4" draw:layer="layout" svg:width="0.196cm" svg:height="0.219cm" svg:x="3.12cm" svg:y="11.659cm" svg:viewBox="0 0 197 220" svg:d="M175 100c-3-43-27-82-75-82-43 0-75 35-78 82zM105 201c32 0 54-14 72-33l14 13c-22 23-47 39-87 39-56 0-104-44-104-109v-1c0-62 43-110 101-110s96 47 96 110v1c0 3 0 4-1 8h-174c3 52 41 82 83 82z">
          <text:p/>
        </draw:path>
        <draw:polygon draw:style-name="gr4" draw:text-style-name="P4" draw:layer="layout" svg:width="0.207cm" svg:height="0.288cm" svg:x="3.503cm" svg:y="11.585cm" svg:viewBox="0 0 208 289" draw:points="0,289 0,0 206,0 206,20 21,20 21,134 187,134 187,154 21,154 21,269 208,269 208,289">
          <text:p/>
        </draw:polygon>
        <draw:path draw:style-name="gr4" draw:text-style-name="P4" draw:layer="layout" svg:width="0.18cm" svg:height="0.214cm" svg:x="3.774cm" svg:y="11.659cm" svg:viewBox="0 0 181 215" svg:d="M161 215v-124c0-44-25-72-67-72s-74 31-74 75v121h-20v-209h20v39c14-25 37-45 77-45 53 0 84 37 84 87v128z">
          <text:p/>
        </draw:path>
        <draw:path draw:style-name="gr4" draw:text-style-name="P4" draw:layer="layout" svg:width="0.208cm" svg:height="0.305cm" svg:x="4.013cm" svg:y="11.573cm" svg:viewBox="0 0 209 306" svg:d="M190 196c0-55-42-91-85-91-46 0-84 33-84 91 0 55 40 91 84 91 43 0 85-37 85-90zM189 301v-47c-18 28-45 52-86 52-51 0-103-41-103-109v-1c0-69 52-110 103-110 42 0 69 23 86 50v-136h20v301z">
          <text:p/>
        </draw:path>
        <draw:path draw:style-name="gr4" draw:text-style-name="P4" draw:layer="layout" svg:width="0.209cm" svg:height="0.281cm" svg:x="4.284cm" svg:y="11.659cm" svg:viewBox="0 0 210 282" svg:d="M191 100c0-49-44-80-88-80s-81 30-81 79v1c0 47 38 80 81 80 44 0 88-32 88-80zM106 282c-35 0-68-11-96-32l12-17c25 20 53 30 84 30 48 0 84-28 84-81v-31c-20 26-48 49-89 49-51 0-101-39-101-99v-1c0-60 50-100 101-100 42 0 70 23 89 47v-41h20v177c0 63-45 99-104 99z">
          <text:p/>
        </draw:path>
        <draw:path draw:style-name="gr4" draw:text-style-name="P4" draw:layer="layout" svg:width="0.196cm" svg:height="0.219cm" svg:x="4.555cm" svg:y="11.659cm" svg:viewBox="0 0 197 220" svg:d="M175 100c-3-43-27-82-75-82-42 0-75 35-79 82zM105 201c32 0 54-14 71-33l14 13c-21 23-46 39-86 39-55 0-104-44-104-109v-1c0-62 44-110 100-110 59 0 97 47 97 110v1c0 3 0 4-1 8h-175c4 52 42 82 84 82z">
          <text:p/>
        </draw:path>
        <draw:path draw:style-name="gr4" draw:text-style-name="P4" draw:layer="layout" svg:width="0.113cm" svg:height="0.213cm" svg:x="4.81cm" svg:y="11.66cm" svg:viewBox="0 0 114 214" svg:d="M112 22c-50 0-92 37-92 105v87h-20v-210h20v59c16-37 51-64 94-63v22z">
          <text:p/>
        </draw:path>
        <draw:path draw:style-name="gr4" draw:text-style-name="P4" draw:layer="layout" svg:width="0.181cm" svg:height="0.282cm" svg:x="4.957cm" svg:y="11.596cm" svg:viewBox="0 0 182 283" svg:d="M117 0h29v33h-29zM50 0h29v33h-29zM161 176c-17-5-41-10-71-10-44 0-69 20-69 49v1c0 31 29 48 61 48 43 0 79-26 79-64zM161 278v-35c-14 20-40 40-80 40-39 0-81-22-81-66s37-69 92-69c29 0 49 4 69 9v-9c0-43-26-65-69-65-26 0-47 7-66 17l-7-18c23-10 45-18 74-18 54 0 89 28 89 83v131z">
          <text:p/>
        </draw:path>
        <draw:path draw:style-name="gr4" draw:text-style-name="P4" draw:layer="layout" svg:width="0.124cm" svg:height="0.281cm" svg:x="5.191cm" svg:y="11.596cm" svg:viewBox="0 0 125 282" svg:d="M90 282c-33 0-60-18-60-58v-137h-30v-19h30v-68h21v68h74v19h-74v135c0 30 17 41 42 41 11 0 19-2 31-7v19c-10 4-21 7-34 7z">
          <text:p/>
        </draw:path>
        <draw:path draw:style-name="gr4" draw:text-style-name="P4" draw:layer="layout" svg:width="0.196cm" svg:height="0.219cm" svg:x="5.354cm" svg:y="11.659cm" svg:viewBox="0 0 197 220" svg:d="M175 100c-3-43-27-82-75-82-42 0-74 35-77 82zM105 201c32 0 55-14 72-33l14 13c-21 23-47 39-87 39-55 0-104-44-104-109v-1c0-62 44-110 101-110 59 0 96 47 96 110v1c0 3 0 4 0 8h-174c3 52 41 82 82 82z">
          <text:p/>
        </draw:path>
        <draw:path draw:style-name="gr4" draw:text-style-name="P4" draw:layer="layout" svg:width="0.18cm" svg:height="0.214cm" svg:x="5.609cm" svg:y="11.659cm" svg:viewBox="0 0 181 215" svg:d="M161 215v-124c0-44-25-72-67-72-41 0-74 31-74 75v121h-20v-209h20v39c15-25 39-45 77-45 53 0 84 37 84 87v128z">
          <text:p/>
        </draw:path>
        <draw:path draw:style-name="gr4" draw:text-style-name="P4" draw:layer="layout" svg:width="0.181cm" svg:height="0.218cm" svg:x="5.967cm" svg:y="11.66cm" svg:viewBox="0 0 182 219" svg:d="M163 111c-18-5-41-10-71-10-46 0-70 20-70 49v1c0 32 29 49 62 49 42 0 79-26 79-65zM163 214v-35c-15 20-41 40-81 40s-82-22-82-67c0-44 38-69 93-69 29 0 49 4 70 9v-9c0-42-26-64-70-64-25 0-47 7-66 17l-8-18c23-10 47-18 76-18 54 0 87 28 87 82v132z">
          <text:p/>
        </draw:path>
        <draw:path draw:style-name="gr4" draw:text-style-name="P4" draw:layer="layout" svg:width="0.179cm" svg:height="0.214cm" svg:x="6.217cm" svg:y="11.664cm" svg:viewBox="0 0 180 215" svg:d="M160 209v-39c-14 25-38 45-76 45-53 0-84-37-84-87v-128h20v124c0 43 24 72 66 72s74-32 74-75v-121h20v209z">
          <text:p/>
        </draw:path>
        <draw:path draw:style-name="gr4" draw:text-style-name="P4" draw:layer="layout" svg:width="0.158cm" svg:height="0.218cm" svg:x="6.455cm" svg:y="11.659cm" svg:viewBox="0 0 159 219" svg:d="M86 219c-31 0-64-12-86-30l12-16c23 18 48 27 75 27 29 0 52-15 52-40v-1c0-25-27-34-57-42-34-10-72-20-72-58v-1c0-33 29-58 69-58 26 0 55 9 76 23l-11 17c-19-12-43-21-66-21-28 0-47 16-47 37v1c0 23 28 32 58 40 35 10 70 22 70 59v1c0 38-32 62-73 62z">
          <text:p/>
        </draw:path>
        <draw:path draw:style-name="gr4" draw:text-style-name="P4" draw:layer="layout" svg:width="0.181cm" svg:height="0.218cm" svg:x="6.784cm" svg:y="11.66cm" svg:viewBox="0 0 182 219" svg:d="M162 111c-18-5-42-10-72-10-44 0-69 20-69 49v1c0 32 29 49 61 49 43 0 80-26 80-65zM162 214v-35c-14 20-41 40-81 40-39 0-81-22-81-67 0-44 37-69 91-69 30 0 50 4 71 9v-9c0-42-27-64-70-64-26 0-47 7-66 17l-7-18c23-10 45-18 74-18 55 0 89 28 89 82v132z">
          <text:p/>
        </draw:path>
        <draw:path draw:style-name="gr4" draw:text-style-name="P4" draw:layer="layout" svg:width="0.209cm" svg:height="0.305cm" svg:x="7.037cm" svg:y="11.573cm" svg:viewBox="0 0 210 306" svg:d="M188 196c0-56-38-91-83-91-44 0-86 37-86 91v1c0 54 42 90 86 90 46 0 83-33 83-90zM107 306c-42 0-69-24-87-50v45h-20v-301h20v137c18-27 45-51 87-51 51 0 103 40 103 110 0 69-52 110-103 110z">
          <text:p/>
        </draw:path>
        <draw:path draw:style-name="gr4" draw:text-style-name="P4" draw:layer="layout" svg:width="0.113cm" svg:height="0.213cm" svg:x="7.309cm" svg:y="11.66cm" svg:viewBox="0 0 114 214" svg:d="M112 22c-50 0-92 37-92 105v87h-20v-210h20v59c16-37 51-64 94-63v22z">
          <text:p/>
        </draw:path>
        <draw:path draw:style-name="gr4" draw:text-style-name="P4" draw:layer="layout" svg:width="0.18cm" svg:height="0.214cm" svg:x="7.469cm" svg:y="11.664cm" svg:viewBox="0 0 181 215" svg:d="M161 209v-39c-14 25-39 45-77 45-53 0-84-37-84-87v-128h20v124c0 43 25 72 67 72 41 0 74-32 74-75v-121h20v209z">
          <text:p/>
        </draw:path>
        <draw:path draw:style-name="gr4" draw:text-style-name="P4" draw:layer="layout" svg:width="0.125cm" svg:height="0.301cm" svg:x="7.707cm" svg:y="11.572cm" svg:viewBox="0 0 126 302" svg:d="M94 19c-28 0-42 18-42 53v20h73v19h-73v191h-21v-191h-31v-19h31v-20c0-45 24-72 63-72 13 0 22 1 32 5v20c-12-4-21-6-32-6z">
          <text:p/>
        </draw:path>
        <draw:path draw:style-name="gr4" draw:text-style-name="P4" draw:layer="layout" svg:width="0.196cm" svg:height="0.219cm" svg:x="7.856cm" svg:y="11.659cm" svg:viewBox="0 0 197 220" svg:d="M175 100c-3-43-27-82-75-82-42 0-75 35-79 82zM105 201c32 0 54-14 71-33l14 13c-21 23-46 39-86 39-55 0-104-44-104-109v-1c0-62 44-110 100-110 59 0 97 47 97 110v1c0 3 0 4-1 8h-175c4 52 42 82 84 82z">
          <text:p/>
        </draw:path>
        <draw:path draw:style-name="gr4" draw:text-style-name="P4" draw:layer="layout" svg:width="0.179cm" svg:height="0.214cm" svg:x="8.111cm" svg:y="11.659cm" svg:viewBox="0 0 180 215" svg:d="M160 215v-124c0-44-24-72-67-72-41 0-73 31-73 75v121h-20v-209h20v39c15-25 38-45 76-45 53 0 84 37 84 87v128z">
          <text:p/>
        </draw:path>
        <draw:polygon draw:style-name="gr4" draw:text-style-name="P4" draw:layer="layout" svg:width="0.027cm" svg:height="0.035cm" svg:x="8.358cm" svg:y="11.838cm" svg:viewBox="0 0 28 36" draw:points="0,0 28,0 28,36 0,36">
          <text:p/>
        </draw:polygon>
        <draw:polygon draw:style-name="gr2" draw:text-style-name="P2" draw:layer="layout" svg:width="1.728cm" svg:height="1.497cm" svg:x="1.306cm" svg:y="8.517cm" svg:viewBox="0 0 1729 1498" draw:points="432,1498 0,749 432,0 1297,0 1729,749 1297,1498">
          <text:p/>
        </draw:polygon>
        <draw:polygon draw:style-name="gr3" draw:text-style-name="P3" draw:layer="layout" svg:width="1.349cm" svg:height="1.169cm" svg:x="8.641cm" svg:y="12.93cm" svg:viewBox="0 0 1350 1170" draw:points="338,1170 0,586 338,0 1012,0 1350,586 1012,1170">
          <text:p/>
        </draw:polygon>
        <draw:path draw:style-name="gr4" draw:text-style-name="P4" draw:layer="layout" svg:width="0.432cm" svg:height="0.48cm" svg:x="1.555cm" svg:y="9.038cm" svg:viewBox="0 0 433 481" svg:d="M175 187l-17 102h99l17-102zM365 187l-17 102h61v89h-76l-18 103h-91l18-103h-99l-18 103h-91l18-103h-52v-89h67l18-102h-61v-87h76l17-100h90l-17 100h100l17-100h91l-18 100h53v87z">
          <text:p/>
        </draw:path>
        <draw:polygon draw:style-name="gr4" draw:text-style-name="P4" draw:layer="layout" svg:width="0.209cm" svg:height="0.484cm" svg:x="2.028cm" svg:y="9.034cm" svg:viewBox="0 0 210 485" draw:points="137,0 210,0 210,485 105,485 105,107 22,128 0,41">
          <text:p/>
        </draw:polygon>
        <draw:path draw:style-name="gr4" draw:text-style-name="P4" draw:layer="layout" svg:width="0.426cm" svg:height="0.497cm" svg:x="2.338cm" svg:y="9.029cm" svg:viewBox="0 0 427 498" svg:d="M213 96c-64 0-104 64-104 153 0 88 42 153 106 153 63 0 104-64 104-152s-42-154-106-154zM213 498c-128 0-213-108-213-248 0-141 86-250 215-250 128 0 212 108 212 249 0 140-86 249-214 249z">
          <text:p/>
        </draw:path>
        <draw:path draw:style-name="gr2" draw:text-style-name="P2" draw:layer="layout" svg:width="0.341cm" svg:height="0.447cm" svg:x="8.915cm" svg:y="13.263cm" svg:viewBox="0 0 342 448" svg:d="M172 238c-46 0-74 26-74 63 0 38 29 65 76 65s74-27 74-64c0-38-29-64-76-64zM276 121c-28-21-51-34-88-34-54 0-81 43-87 100 21-14 47-28 89-28 86 0 152 47 152 138 0 90-71 151-165 151-56 0-95-16-125-46-32-33-52-79-52-165 0-134 61-237 191-237 59 0 97 17 135 48z">
          <text:p/>
        </draw:path>
        <draw:path draw:style-name="gr2" draw:text-style-name="P2" draw:layer="layout" svg:width="0.334cm" svg:height="0.445cm" svg:x="9.318cm" svg:y="13.264cm" svg:viewBox="0 0 335 446" svg:d="M167 79c-39 0-62 23-62 51 0 30 24 53 62 53 39 0 63-22 63-53 0-27-23-51-63-51zM167 259c-43 0-75 20-75 54 0 31 28 55 75 55 48 0 76-24 76-55 0-34-32-54-76-54zM167 446c-96 0-167-49-167-125 0-54 24-85 70-106-33-21-55-48-55-95 0-67 61-120 152-120 93 0 153 53 153 120 0 47-22 74-55 95 44 23 70 50 70 103 0 81-71 128-168 128z">
          <text:p/>
        </draw:path>
        <draw:polygon draw:style-name="gr2" draw:text-style-name="P2" draw:layer="layout" svg:width="10.107cm" svg:height="6.706cm" svg:x="0.487cm" svg:y="14.864cm" svg:viewBox="0 0 10108 6707" draw:points="10108,6707 0,6707 0,0 10108,0">
          <text:p/>
        </draw:polygon>
        <draw:polygon draw:style-name="gr3" draw:text-style-name="P3" draw:layer="layout" svg:width="10.107cm" svg:height="2.26cm" svg:x="0.487cm" svg:y="14.864cm" svg:viewBox="0 0 10108 2261" draw:points="10108,2261 0,2261 0,0 10108,0">
          <text:p/>
        </draw:polygon>
        <draw:path draw:style-name="gr2" draw:text-style-name="P2" draw:layer="layout" svg:width="0.684cm" svg:height="0.888cm" svg:x="5.895cm" svg:y="16.266cm" svg:viewBox="0 0 685 889" svg:d="M366 889c-130 0-262-45-366-138l112-134c78 64 159 105 258 105 78 0 125-31 125-82v-2c0-49-30-73-174-110-174-45-287-93-287-264v-3c0-158 126-261 303-261 126 0 233 39 322 110l-100 144c-76-53-152-85-225-85-72 0-111 33-111 75v2c0 57 37 76 187 114 175 46 275 108 275 259v3c0 171-132 267-319 267z">
          <text:p/>
        </draw:path>
        <draw:polygon draw:style-name="gr2" draw:text-style-name="P2" draw:layer="layout" svg:width="0.716cm" svg:height="0.864cm" svg:x="6.664cm" svg:y="16.278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7.45cm" svg:y="16.263cm" svg:viewBox="0 0 919 895" svg:d="M721 448c0-148-109-273-262-273-154 0-260 122-260 271v2c0 148 108 272 263 272 153 0 259-121 259-270zM459 895c-268 0-459-199-459-445v-2c0-247 194-448 462-448 266 0 457 199 457 446v2c0 246-193 447-460 447z">
          <text:p/>
        </draw:path>
        <draw:path draw:style-name="gr2" draw:text-style-name="P2" draw:layer="layout" svg:width="0.746cm" svg:height="0.864cm" svg:x="8.538cm" svg:y="16.278cm" svg:viewBox="0 0 747 865" svg:d="M529 295c0-81-57-123-149-123h-189v248h192c93 0 146-50 146-123zM525 865l-185-276h-149v276h-191v-865h396c203 0 325 107 325 285v3c0 139-75 227-185 267l211 310z">
          <text:p/>
        </draw:path>
        <draw:polygon draw:style-name="gr2" draw:text-style-name="P2" draw:layer="layout" svg:width="0.854cm" svg:height="0.864cm" svg:x="9.31cm" svg:y="16.278cm" svg:viewBox="0 0 855 865" draw:points="523,520 523,865 332,865 332,523 0,0 222,0 429,347 639,0 855,0">
          <text:p/>
        </draw:polygon>
        <draw:path draw:style-name="gr4" draw:text-style-name="P4" draw:layer="layout" svg:width="0.228cm" svg:height="0.288cm" svg:x="2.008cm" svg:y="17.946cm" svg:viewBox="0 0 229 289" svg:d="M207 208c0-35-30-56-88-56h-98v116h105c50 0 81-23 81-59zM191 73c0-32-25-54-73-54h-97v114h95c45 0 75-21 75-60zM125 289h-125v-289h119c57 0 94 27 94 70v1c0 39-25 59-49 69 35 9 65 28 65 68v1c0 48-41 80-104 80z">
          <text:p/>
        </draw:path>
        <draw:path draw:style-name="gr4" draw:text-style-name="P4" draw:layer="layout" svg:width="0.196cm" svg:height="0.22cm" svg:x="2.286cm" svg:y="18.019cm" svg:viewBox="0 0 197 221" svg:d="M175 101c-3-42-28-83-76-83-42 0-74 36-77 83zM104 202c32 0 55-15 73-33l14 12c-22 23-48 40-88 40-55 0-103-44-103-110v-1c0-62 43-110 100-110 59 0 97 48 97 111v1c0 2 0 4 0 7h-175c3 52 41 83 82 83z">
          <text:p/>
        </draw:path>
        <draw:path draw:style-name="gr4" draw:text-style-name="P4" draw:layer="layout" svg:width="0.18cm" svg:height="0.215cm" svg:x="2.541cm" svg:y="18.019cm" svg:viewBox="0 0 181 216" svg:d="M160 216v-125c0-44-24-73-66-73s-74 32-74 76v122h-20v-211h20v39c14-25 38-44 77-44 53 0 84 36 84 87v129z">
          <text:p/>
        </draw:path>
        <draw:path draw:style-name="gr4" draw:text-style-name="P4" draw:layer="layout" svg:width="0.18cm" svg:height="0.215cm" svg:x="2.789cm" svg:y="18.024cm" svg:viewBox="0 0 181 216" svg:d="M160 211v-39c-14 24-38 44-76 44-53 0-84-37-84-87v-129h20v125c0 44 24 72 67 72 41 0 73-31 73-75v-122h21v211z">
          <text:p/>
        </draw:path>
        <draw:path draw:style-name="gr4" draw:text-style-name="P4" draw:layer="layout" svg:width="0.124cm" svg:height="0.28cm" svg:x="3.026cm" svg:y="17.957cm" svg:viewBox="0 0 125 281" svg:d="M90 281c-32 0-59-17-59-57v-139h-31v-18h31v-67h21v67h73v18h-73v137c0 30 17 40 41 40 11 0 19-2 31-7v19c-10 5-21 7-34 7z">
          <text:p/>
        </draw:path>
        <draw:polygon draw:style-name="gr4" draw:text-style-name="P4" draw:layer="layout" svg:width="0.182cm" svg:height="0.21cm" svg:x="3.195cm" svg:y="18.024cm" svg:viewBox="0 0 183 211" draw:points="0,211 0,199 152,18 6,18 6,0 183,0 183,11 31,193 183,193 183,211">
          <text:p/>
        </draw:polygon>
        <draw:path draw:style-name="gr4" draw:text-style-name="P4" draw:layer="layout" svg:width="0.196cm" svg:height="0.22cm" svg:x="3.417cm" svg:y="18.019cm" svg:viewBox="0 0 197 221" svg:d="M174 101c-3-42-27-83-75-83-42 0-74 36-77 83zM104 202c32 0 55-15 72-33l14 12c-22 23-47 40-87 40-55 0-103-44-103-110v-1c0-62 43-110 100-110 59 0 97 48 97 111v1c0 2 0 4 0 7h-175c3 52 41 83 82 83z">
          <text:p/>
        </draw:path>
        <draw:path draw:style-name="gr4" draw:text-style-name="P4" draw:layer="layout" svg:width="0.113cm" svg:height="0.213cm" svg:x="3.672cm" svg:y="18.021cm" svg:viewBox="0 0 114 214" svg:d="M112 22c-49 0-91 36-91 105v87h-21v-211h21v59c17-37 51-64 93-62v22z">
          <text:p/>
        </draw:path>
        <draw:polygon draw:style-name="gr4" draw:text-style-name="P4" draw:layer="layout" svg:width="0.18cm" svg:height="0.301cm" svg:x="3.96cm" svg:y="17.933cm" svg:viewBox="0 0 181 302" draw:points="155,302 72,198 20,251 20,302 0,302 0,0 20,0 20,226 151,91 178,91 86,184 181,302">
          <text:p/>
        </draw:polygon>
        <draw:path draw:style-name="gr4" draw:text-style-name="P4" draw:layer="layout" svg:width="0.215cm" svg:height="0.283cm" svg:x="4.176cm" svg:y="17.956cm" svg:viewBox="0 0 216 284" svg:d="M128 0h28v33h-28zM61 0h28v33h-28zM195 173c0-51-38-91-87-91s-85 41-85 90v1c0 50 38 92 86 92 50 0 86-42 86-91zM108 284c-62 0-108-52-108-110v-1c0-59 47-110 109-110s107 50 107 109v1c0 59-45 111-108 111z">
          <text:p/>
        </draw:path>
        <draw:path draw:style-name="gr4" draw:text-style-name="P4" draw:layer="layout" svg:width="0.179cm" svg:height="0.215cm" svg:x="4.454cm" svg:y="18.019cm" svg:viewBox="0 0 180 216" svg:d="M160 216v-125c0-44-24-73-67-73-42 0-73 32-73 76v122h-20v-211h20v39c14-25 37-44 75-44 55 0 85 36 85 87v129z">
          <text:p/>
        </draw:path>
        <draw:path draw:style-name="gr4" draw:text-style-name="P4" draw:layer="layout" svg:width="0.18cm" svg:height="0.215cm" svg:x="4.706cm" svg:y="18.019cm" svg:viewBox="0 0 181 216" svg:d="M160 216v-125c0-44-24-73-66-73-41 0-74 32-74 76v122h-20v-211h20v39c14-25 38-44 77-44 53 0 84 36 84 87v129z">
          <text:p/>
        </draw:path>
        <draw:path draw:style-name="gr4" draw:text-style-name="P4" draw:layer="layout" svg:width="0.195cm" svg:height="0.22cm" svg:x="4.944cm" svg:y="18.019cm" svg:viewBox="0 0 196 221" svg:d="M175 101c-3-42-28-83-76-83-41 0-74 36-78 83zM104 202c33 0 55-15 72-33l14 12c-21 23-46 40-87 40-55 0-103-44-103-110v-1c0-62 43-110 100-110 59 0 96 48 96 111v1c0 2 0 4 0 7h-175c4 52 42 83 83 83z">
          <text:p/>
        </draw:path>
        <draw:path draw:style-name="gr4" draw:text-style-name="P4" draw:layer="layout" svg:width="0.18cm" svg:height="0.215cm" svg:x="5.198cm" svg:y="18.019cm" svg:viewBox="0 0 181 216" svg:d="M161 216v-125c0-44-24-73-67-73-42 0-73 32-73 76v122h-21v-211h21v39c13-25 37-44 76-44 53 0 84 36 84 87v129z">
          <text:p/>
        </draw:path>
        <draw:path draw:style-name="gr4" draw:text-style-name="P4" draw:layer="layout" svg:width="0.195cm" svg:height="0.22cm" svg:x="5.56cm" svg:y="18.019cm" svg:viewBox="0 0 196 221" svg:d="M174 101c-3-42-28-83-76-83-41 0-73 36-77 83zM103 202c33 0 55-15 72-33l14 12c-21 23-46 40-87 40-55 0-102-44-102-110v-1c0-62 42-110 99-110 59 0 97 48 97 111v1c0 2 0 4 0 7h-175c4 52 41 83 82 83z">
          <text:p/>
        </draw:path>
        <draw:path draw:style-name="gr4" draw:text-style-name="P4" draw:layer="layout" svg:width="0.025cm" svg:height="0.292cm" svg:x="5.815cm" svg:y="17.942cm" svg:viewBox="0 0 26 293" svg:d="M2 82h20v211h-20zM0 0h26v27h-26z">
          <text:p/>
        </draw:path>
        <draw:path draw:style-name="gr4" draw:text-style-name="P4" draw:layer="layout" svg:width="0.179cm" svg:height="0.215cm" svg:x="5.917cm" svg:y="18.019cm" svg:viewBox="0 0 180 216" svg:d="M160 216v-125c0-44-24-73-66-73s-74 32-74 76v122h-20v-211h20v39c14-25 37-44 77-44 53 0 83 36 83 87v129z">
          <text:p/>
        </draw:path>
        <draw:path draw:style-name="gr4" draw:text-style-name="P4" draw:layer="layout" svg:width="0.181cm" svg:height="0.218cm" svg:x="6.152cm" svg:y="18.021cm" svg:viewBox="0 0 182 219" svg:d="M162 111c-17-4-41-9-71-9-45 0-70 19-70 49v1c0 30 29 48 62 48 43 0 79-27 79-65zM162 214v-35c-14 20-40 40-80 40s-82-23-82-66v-1c0-44 37-69 92-69 30 0 50 3 70 9v-9c0-43-26-64-69-64-26 0-48 6-67 16l-7-17c23-11 46-18 75-18 54 0 88 28 88 82v132z">
          <text:p/>
        </draw:path>
        <draw:path draw:style-name="gr4" draw:text-style-name="P4" draw:layer="layout" svg:width="0.18cm" svg:height="0.215cm" svg:x="6.405cm" svg:y="18.019cm" svg:viewBox="0 0 181 216" svg:d="M161 216v-125c0-44-25-73-68-73-41 0-73 32-73 76v122h-20v-211h20v39c14-25 38-44 76-44 54 0 85 36 85 87v129z">
          <text:p/>
        </draw:path>
        <draw:path draw:style-name="gr4" draw:text-style-name="P4" draw:layer="layout" svg:width="0.208cm" svg:height="0.306cm" svg:x="6.644cm" svg:y="17.933cm" svg:viewBox="0 0 209 307" svg:d="M190 195c0-54-42-90-86-90-46 0-82 34-82 90v1c0 56 38 91 82 91s86-36 86-91zM189 302v-47c-18 27-45 52-87 52-51 0-102-41-102-110v-1c0-69 51-110 102-110 43 0 70 24 87 50v-136h20v302z">
          <text:p/>
        </draw:path>
        <draw:path draw:style-name="gr4" draw:text-style-name="P4" draw:layer="layout" svg:width="0.196cm" svg:height="0.22cm" svg:x="6.914cm" svg:y="18.019cm" svg:viewBox="0 0 197 221" svg:d="M175 101c-2-42-27-83-75-83-41 0-73 36-77 83zM105 202c33 0 55-15 72-33l14 12c-21 23-46 40-87 40-55 0-104-44-104-110v-1c0-62 44-110 101-110 59 0 96 48 96 111v1c0 2 0 4 0 7h-174c4 52 41 83 82 83z">
          <text:p/>
        </draw:path>
        <draw:path draw:style-name="gr4" draw:text-style-name="P4" draw:layer="layout" svg:width="0.113cm" svg:height="0.213cm" svg:x="7.169cm" svg:y="18.021cm" svg:viewBox="0 0 114 214" svg:d="M112 22c-48 0-91 36-91 105v87h-21v-211h21v59c17-37 52-64 93-62v22z">
          <text:p/>
        </draw:path>
        <draw:path draw:style-name="gr4" draw:text-style-name="P4" draw:layer="layout" svg:width="0.158cm" svg:height="0.218cm" svg:x="7.439cm" svg:y="18.02cm" svg:viewBox="0 0 159 219" svg:d="M87 219c-31 0-65-13-87-31l12-16c23 18 49 28 76 28 29 0 51-16 51-40v-1c0-25-26-34-56-42-35-10-73-21-73-58v-1c0-34 29-58 70-58 26 0 54 9 75 23l-11 17c-19-13-42-21-64-21-30 0-49 15-49 36v1c0 24 28 32 59 41 34 10 69 23 69 60 0 38-32 62-72 62z">
          <text:p/>
        </draw:path>
        <draw:path draw:style-name="gr4" draw:text-style-name="P4" draw:layer="layout" svg:width="0.025cm" svg:height="0.292cm" svg:x="7.662cm" svg:y="17.942cm" svg:viewBox="0 0 26 293" svg:d="M4 82h20v211h-20zM0 0h26v27h-26z">
          <text:p/>
        </draw:path>
        <draw:path draw:style-name="gr4" draw:text-style-name="P4" draw:layer="layout" svg:width="0.192cm" svg:height="0.22cm" svg:x="7.75cm" svg:y="18.019cm" svg:viewBox="0 0 193 221" svg:d="M108 221c-61 0-108-51-108-109v-1c0-59 48-111 108-111 39 0 64 18 84 39l-15 15c-18-19-38-35-70-35-47 0-85 41-85 91v1c0 50 39 91 87 91 30 0 53-16 70-35l14 12c-21 24-47 42-85 42z">
          <text:p/>
        </draw:path>
        <draw:path draw:style-name="gr4" draw:text-style-name="P4" draw:layer="layout" svg:width="0.18cm" svg:height="0.301cm" svg:x="7.999cm" svg:y="17.933cm" svg:viewBox="0 0 181 302" svg:d="M161 302v-126c0-43-26-72-68-72-41 0-73 32-73 75v123h-20v-302h20v130c14-25 38-44 76-44 54 0 85 36 85 86v130z">
          <text:p/>
        </draw:path>
        <draw:path draw:style-name="gr4" draw:text-style-name="P4" draw:layer="layout" svg:width="0.196cm" svg:height="0.22cm" svg:x="8.237cm" svg:y="18.019cm" svg:viewBox="0 0 197 221" svg:d="M175 101c-3-42-27-83-75-83-42 0-75 36-79 83zM105 202c32 0 54-15 72-33l14 12c-22 23-47 40-87 40-56 0-104-44-104-110v-1c0-62 43-110 100-110 59 0 97 48 97 111v1c0 2 0 4-1 7h-175c4 52 42 83 84 83z">
          <text:p/>
        </draw:path>
        <draw:path draw:style-name="gr4" draw:text-style-name="P4" draw:layer="layout" svg:width="0.113cm" svg:height="0.213cm" svg:x="8.492cm" svg:y="18.021cm" svg:viewBox="0 0 114 214" svg:d="M112 22c-49 0-92 36-92 105v87h-20v-211h20v59c16-37 52-64 94-62v22z">
          <text:p/>
        </draw:path>
        <draw:polygon draw:style-name="gr4" draw:text-style-name="P4" draw:layer="layout" svg:width="0.239cm" svg:height="0.288cm" svg:x="2.008cm" svg:y="18.439cm" svg:viewBox="0 0 240 289" draw:points="212,289 94,144 21,216 21,289 0,289 0,0 21,0 21,191 206,0 235,0 109,129 240,289">
          <text:p/>
        </draw:polygon>
        <draw:path draw:style-name="gr4" draw:text-style-name="P4" draw:layer="layout" svg:width="0.18cm" svg:height="0.214cm" svg:x="2.285cm" svg:y="18.518cm" svg:viewBox="0 0 181 215" svg:d="M161 210v-40c-14 25-39 45-77 45-53 0-84-37-84-87v-128h20v124c0 43 25 72 67 72 41 0 74-31 74-75v-121h20v210z">
          <text:p/>
        </draw:path>
        <draw:path draw:style-name="gr4" draw:text-style-name="P4" draw:layer="layout" svg:width="0.113cm" svg:height="0.213cm" svg:x="2.542cm" svg:y="18.514cm" svg:viewBox="0 0 114 214" svg:d="M112 23c-49 0-91 36-91 105v86h-21v-210h21v59c16-37 51-64 93-63v23z">
          <text:p/>
        </draw:path>
        <draw:polygon draw:style-name="gr4" draw:text-style-name="P4" draw:layer="layout" svg:width="0.181cm" svg:height="0.209cm" svg:x="2.688cm" svg:y="18.518cm" svg:viewBox="0 0 182 210" draw:points="0,210 0,199 152,18 5,18 5,0 182,0 182,11 30,192 182,192 182,210">
          <text:p/>
        </draw:polygon>
        <draw:path draw:style-name="gr4" draw:text-style-name="P4" draw:layer="layout" svg:width="0.18cm" svg:height="0.214cm" svg:x="2.93cm" svg:y="18.513cm" svg:viewBox="0 0 181 215" svg:d="M161 215v-125c0-43-25-72-67-72-41 0-74 31-74 75v122h-20v-210h20v39c15-25 39-44 77-44 53 0 84 36 84 86v129z">
          <text:p/>
        </draw:path>
        <draw:path draw:style-name="gr4" draw:text-style-name="P4" draw:layer="layout" svg:width="0.181cm" svg:height="0.218cm" svg:x="3.165cm" svg:y="18.514cm" svg:viewBox="0 0 182 219" svg:d="M162 112c-18-5-42-10-72-10-44 0-69 20-69 49v1c0 31 29 48 61 48 43 0 80-26 80-64zM161 214v-35c-14 21-40 40-80 40-39 0-81-22-81-66s37-69 92-69c29 0 49 4 69 9v-9c0-42-26-65-69-65-25 0-46 7-66 17l-7-18c23-10 46-18 74-18 54 0 89 28 89 84v130z">
          <text:p/>
        </draw:path>
        <draw:path draw:style-name="gr4" draw:text-style-name="P4" draw:layer="layout" svg:width="0.192cm" svg:height="0.219cm" svg:x="3.404cm" svg:y="18.513cm" svg:viewBox="0 0 193 220" svg:d="M107 220c-61 0-107-51-107-110s47-110 107-110c39 0 65 18 85 38l-15 15c-18-18-39-34-70-34-48 0-85 39-85 90v1c0 50 38 90 86 90 30 0 54-15 71-35l14 13c-21 24-47 42-86 42z">
          <text:p/>
        </draw:path>
        <draw:path draw:style-name="gr4" draw:text-style-name="P4" draw:layer="layout" svg:width="0.18cm" svg:height="0.3cm" svg:x="3.653cm" svg:y="18.427cm" svg:viewBox="0 0 181 301" svg:d="M161 301v-124c0-43-24-72-67-72-41 0-73 31-73 75v121h-21v-301h21v131c14-25 38-44 76-44 53 0 84 36 84 86v128z">
          <text:p/>
        </draw:path>
        <draw:path draw:style-name="gr4" draw:text-style-name="P4" draw:layer="layout" svg:width="0.113cm" svg:height="0.213cm" svg:x="3.906cm" svg:y="18.514cm" svg:viewBox="0 0 114 214" svg:d="M112 23c-50 0-92 36-92 105v86h-20v-210h20v59c16-37 51-64 94-63v23z">
          <text:p/>
        </draw:path>
        <draw:path draw:style-name="gr4" draw:text-style-name="P4" draw:layer="layout" svg:width="0.025cm" svg:height="0.292cm" svg:x="4.071cm" svg:y="18.435cm" svg:viewBox="0 0 26 293" svg:d="M2 84h21v209h-21zM0 0h26v28h-26z">
          <text:p/>
        </draw:path>
        <draw:path draw:style-name="gr4" draw:text-style-name="P4" draw:layer="layout" svg:width="0.193cm" svg:height="0.219cm" svg:x="4.158cm" svg:y="18.513cm" svg:viewBox="0 0 194 220" svg:d="M107 220c-60 0-107-51-107-110s47-110 107-110c40 0 65 18 85 38l-14 15c-19-18-40-34-71-34-48 0-85 39-85 90v1c0 50 38 90 86 90 30 0 53-15 72-35l14 13c-22 24-48 42-87 42z">
          <text:p/>
        </draw:path>
        <draw:path draw:style-name="gr4" draw:text-style-name="P4" draw:layer="layout" svg:width="0.179cm" svg:height="0.3cm" svg:x="4.408cm" svg:y="18.427cm" svg:viewBox="0 0 180 301" svg:d="M160 301v-124c0-43-25-72-68-72-41 0-72 31-72 75v121h-20v-301h20v131c14-25 37-44 75-44 53 0 85 36 85 86v128z">
          <text:p/>
        </draw:path>
        <draw:path draw:style-name="gr4" draw:text-style-name="P4" draw:layer="layout" svg:width="0.125cm" svg:height="0.28cm" svg:x="4.64cm" svg:y="18.451cm" svg:viewBox="0 0 126 281" svg:d="M91 281c-33 0-59-18-59-58v-138h-32v-18h32v-67h20v67h74v18h-74v136c0 30 18 41 42 41 10 0 19-2 31-7v19c-11 5-21 7-34 7z">
          <text:p/>
        </draw:path>
        <draw:path draw:style-name="gr4" draw:text-style-name="P4" draw:layer="layout" svg:width="0.196cm" svg:height="0.219cm" svg:x="4.804cm" svg:y="18.513cm" svg:viewBox="0 0 197 220" svg:d="M175 100c-3-43-28-82-77-82-41 0-73 35-77 82zM103 200c33 0 55-14 73-33l14 13c-22 23-47 40-87 40-56 0-103-45-103-110v-1c0-61 43-109 99-109 59 0 98 47 98 109v1c0 3 0 4-1 8h-175c4 52 41 82 82 82z">
          <text:p/>
        </draw:path>
        <draw:path draw:style-name="gr4" draw:text-style-name="P4" draw:layer="layout" svg:width="0.18cm" svg:height="0.214cm" svg:x="5.058cm" svg:y="18.513cm" svg:viewBox="0 0 181 215" svg:d="M161 215v-125c0-43-24-72-67-72-41 0-73 31-73 75v122h-21v-210h21v39c14-25 38-44 76-44 53 0 84 36 84 86v129z">
          <text:p/>
        </draw:path>
        <draw:path draw:style-name="gr4" draw:text-style-name="P4" draw:layer="layout" svg:width="0.158cm" svg:height="0.218cm" svg:x="5.416cm" svg:y="18.513cm" svg:viewBox="0 0 159 219" svg:d="M87 219c-30 0-65-12-87-30l12-16c24 18 49 28 76 28 29 0 51-16 51-40v-1c0-25-27-34-56-42-34-10-73-20-73-58 0-35 30-60 70-60 25 0 54 10 75 24l-11 16c-19-12-42-21-64-21-29 0-49 16-49 38v1c0 23 29 32 59 41 34 9 69 21 69 58v1c0 38-32 61-72 61z">
          <text:p/>
        </draw:path>
        <draw:path draw:style-name="gr4" draw:text-style-name="P4" draw:layer="layout" svg:width="0.193cm" svg:height="0.219cm" svg:x="5.624cm" svg:y="18.513cm" svg:viewBox="0 0 194 220" svg:d="M108 220c-60 0-108-51-108-110s48-110 108-110c40 0 64 18 84 38l-14 15c-18-18-39-34-70-34-48 0-86 39-86 90v1c0 50 39 90 87 90 30 0 53-15 71-35l14 13c-22 24-47 42-86 42z">
          <text:p/>
        </draw:path>
        <draw:path draw:style-name="gr4" draw:text-style-name="P4" draw:layer="layout" svg:width="0.179cm" svg:height="0.3cm" svg:x="5.874cm" svg:y="18.427cm" svg:viewBox="0 0 180 301" svg:d="M160 301v-124c0-43-24-72-68-72-41 0-72 31-72 75v121h-20v-301h20v131c14-25 37-44 75-44 54 0 85 36 85 86v128z">
          <text:p/>
        </draw:path>
        <draw:path draw:style-name="gr4" draw:text-style-name="P4" draw:layer="layout" svg:width="0.025cm" svg:height="0.292cm" svg:x="6.126cm" svg:y="18.435cm" svg:viewBox="0 0 26 293" svg:d="M3 84h21v209h-21zM0 0h26v28h-26z">
          <text:p/>
        </draw:path>
        <draw:path draw:style-name="gr4" draw:text-style-name="P4" draw:layer="layout" svg:width="0.192cm" svg:height="0.219cm" svg:x="6.214cm" svg:y="18.513cm" svg:viewBox="0 0 193 220" svg:d="M108 220c-61 0-108-51-108-110s48-110 108-110c39 0 64 18 84 38l-15 15c-18-18-38-34-70-34-47 0-85 39-85 90v1c0 50 39 90 87 90 30 0 53-15 70-35l14 13c-21 24-47 42-85 42z">
          <text:p/>
        </draw:path>
        <draw:polygon draw:style-name="gr4" draw:text-style-name="P4" draw:layer="layout" svg:width="0.18cm" svg:height="0.3cm" svg:x="6.463cm" svg:y="18.427cm" svg:viewBox="0 0 181 301" draw:points="155,301 72,199 20,250 20,301 0,301 0,0 20,0 20,226 151,92 178,92 86,185 181,301">
          <text:p/>
        </draw:polygon>
        <draw:path draw:style-name="gr4" draw:text-style-name="P4" draw:layer="layout" svg:width="0.196cm" svg:height="0.219cm" svg:x="6.669cm" svg:y="18.513cm" svg:viewBox="0 0 197 220" svg:d="M175 100c-3-43-27-82-76-82-42 0-74 35-78 82zM104 200c33 0 55-14 72-33l14 13c-21 23-46 40-86 40-56 0-104-45-104-110v-1c0-61 43-109 100-109 59 0 97 47 97 109v1c0 3 0 4-1 8h-175c4 52 42 82 83 82z">
          <text:p/>
        </draw:path>
        <draw:path draw:style-name="gr4" draw:text-style-name="P4" draw:layer="layout" svg:width="0.179cm" svg:height="0.214cm" svg:x="6.924cm" svg:y="18.513cm" svg:viewBox="0 0 180 215" svg:d="M160 215v-125c0-43-25-72-68-72-41 0-72 31-72 75v122h-20v-210h20v39c14-25 37-44 75-44 54 0 85 36 85 86v129z">
          <text:p/>
        </draw:path>
        <draw:polygon draw:style-name="gr4" draw:text-style-name="P4" draw:layer="layout" svg:width="0.027cm" svg:height="0.035cm" svg:x="7.171cm" svg:y="18.692cm" svg:viewBox="0 0 28 36" draw:points="0,0 28,0 28,36 0,36">
          <text:p/>
        </draw:polygon>
        <draw:polygon draw:style-name="gr2" draw:text-style-name="P2" draw:layer="layout" svg:width="1.728cm" svg:height="1.497cm" svg:x="1.306cm" svg:y="15.371cm" svg:viewBox="0 0 1729 1498" draw:points="432,1498 0,750 432,0 1297,0 1729,750 1297,1498">
          <text:p/>
        </draw:polygon>
        <draw:polygon draw:style-name="gr3" draw:text-style-name="P3" draw:layer="layout" svg:width="1.349cm" svg:height="1.169cm" svg:x="8.641cm" svg:y="19.784cm" svg:viewBox="0 0 1350 1170" draw:points="338,1170 0,585 338,0 1012,0 1350,585 1012,1170">
          <text:p/>
        </draw:polygon>
        <draw:path draw:style-name="gr4" draw:text-style-name="P4" draw:layer="layout" svg:width="0.432cm" svg:height="0.48cm" svg:x="1.661cm" svg:y="15.892cm" svg:viewBox="0 0 433 481" svg:d="M175 187l-18 103h100l17-103zM366 187l-18 103h61v88h-76l-17 103h-92l18-103h-100l-17 103h-91l18-103h-52v-88h67l17-103h-60v-87h75l17-100h91l-17 100h100l17-100h91l-17 100h52v87z">
          <text:p/>
        </draw:path>
        <draw:polygon draw:style-name="gr4" draw:text-style-name="P4" draw:layer="layout" svg:width="0.21cm" svg:height="0.484cm" svg:x="2.133cm" svg:y="15.888cm" svg:viewBox="0 0 211 485" draw:points="139,0 211,0 211,485 107,485 107,107 22,128 0,41">
          <text:p/>
        </draw:polygon>
        <draw:polygon draw:style-name="gr4" draw:text-style-name="P4" draw:layer="layout" svg:width="0.209cm" svg:height="0.484cm" svg:x="2.423cm" svg:y="15.888cm" svg:viewBox="0 0 210 485" draw:points="137,0 210,0 210,485 105,485 105,107 22,128 0,41">
          <text:p/>
        </draw:polygon>
        <draw:path draw:style-name="gr2" draw:text-style-name="P2" draw:layer="layout" svg:width="0.32cm" svg:height="0.439cm" svg:x="8.924cm" svg:y="20.118cm" svg:viewBox="0 0 321 440" svg:d="M73 144l-67-54c43-58 84-90 161-90 93 0 150 54 150 134 0 73-37 109-114 169l-71 55h189v82h-321v-75l144-119c55-45 76-68 76-104 0-37-24-56-59-56-33 0-56 18-88 58z">
          <text:p/>
        </draw:path>
        <draw:path draw:style-name="gr2" draw:text-style-name="P2" draw:layer="layout" svg:width="0.334cm" svg:height="0.445cm" svg:x="9.306cm" svg:y="20.118cm" svg:viewBox="0 0 335 446" svg:d="M167 79c-39 0-62 24-62 52 0 30 24 53 62 53 39 0 63-22 63-53 0-27-23-52-63-52zM167 260c-43 0-75 19-75 53 0 31 28 55 75 55 48 0 76-24 76-55 0-34-32-53-76-53zM167 446c-96 0-167-49-167-125 0-53 24-84 70-105-33-21-55-48-55-95 0-68 61-121 152-121 92 0 153 53 153 121 0 47-22 74-55 95 44 23 70 50 70 102 0 81-71 128-168 128z">
          <text:p/>
        </draw:path>
        <draw:polygon draw:style-name="gr2" draw:text-style-name="P2" draw:layer="layout" svg:width="10.107cm" svg:height="6.706cm" svg:x="0.487cm" svg:y="21.742cm" svg:viewBox="0 0 10108 6707" draw:points="10108,6707 0,6707 0,0 10108,0">
          <text:p/>
        </draw:polygon>
        <draw:polygon draw:style-name="gr3" draw:text-style-name="P3" draw:layer="layout" svg:width="10.107cm" svg:height="2.261cm" svg:x="0.487cm" svg:y="21.742cm" svg:viewBox="0 0 10108 2262" draw:points="10108,2262 0,2262 0,0 10108,0">
          <text:p/>
        </draw:polygon>
        <draw:path draw:style-name="gr2" draw:text-style-name="P2" draw:layer="layout" svg:width="0.684cm" svg:height="0.888cm" svg:x="5.895cm" svg:y="23.144cm" svg:viewBox="0 0 685 889" svg:d="M366 889c-130 0-262-45-366-138l112-134c78 64 159 105 258 105 78 0 125-31 125-82v-2c0-49-30-73-174-110-174-45-287-93-287-265v-3c0-157 126-260 303-260 126 0 233 39 322 110l-100 143c-76-53-152-85-225-85-72 0-111 33-111 75v2c0 57 37 76 187 114 175 47 275 110 275 260v3c0 171-132 267-319 267z">
          <text:p/>
        </draw:path>
        <draw:polygon draw:style-name="gr2" draw:text-style-name="P2" draw:layer="layout" svg:width="0.716cm" svg:height="0.864cm" svg:x="6.664cm" svg:y="23.156cm" svg:viewBox="0 0 717 865" draw:points="454,175 454,865 264,865 264,175 0,175 0,0 717,0 717,175">
          <text:p/>
        </draw:polygon>
        <draw:path draw:style-name="gr2" draw:text-style-name="P2" draw:layer="layout" svg:width="0.918cm" svg:height="0.894cm" svg:x="7.45cm" svg:y="23.141cm" svg:viewBox="0 0 919 895" svg:d="M721 447c0-148-109-271-262-271-154 0-260 120-260 269v2c0 149 108 273 263 273 153 0 259-121 259-270zM459 895c-268 0-459-199-459-445v-3c0-246 194-447 462-447 266 0 457 199 457 445v2c0 247-193 448-460 448z">
          <text:p/>
        </draw:path>
        <draw:path draw:style-name="gr2" draw:text-style-name="P2" draw:layer="layout" svg:width="0.746cm" svg:height="0.864cm" svg:x="8.538cm" svg:y="23.156cm" svg:viewBox="0 0 747 865" svg:d="M529 295c0-81-57-123-149-123h-189v248h192c93 0 146-50 146-122zM525 865l-185-277h-149v277h-191v-865h396c203 0 325 107 325 285v3c0 139-75 227-185 268l211 309z">
          <text:p/>
        </draw:path>
        <draw:polygon draw:style-name="gr2" draw:text-style-name="P2" draw:layer="layout" svg:width="0.854cm" svg:height="0.864cm" svg:x="9.31cm" svg:y="23.156cm" svg:viewBox="0 0 855 865" draw:points="523,520 523,865 332,865 332,523 0,0 222,0 429,347 639,0 855,0">
          <text:p/>
        </draw:polygon>
        <draw:path draw:style-name="gr4" draw:text-style-name="P4" draw:layer="layout" svg:width="0.228cm" svg:height="0.288cm" svg:x="2.008cm" svg:y="24.824cm" svg:viewBox="0 0 229 289" svg:d="M207 209c0-35-30-56-88-56h-98v116h105c50 0 81-23 81-59zM191 73c0-31-25-53-73-53h-97v113h95c45 0 75-20 75-59zM125 289h-125v-289h119c57 0 94 28 94 71v1c0 39-25 59-49 68 35 10 65 29 65 69v1c0 48-41 79-104 79z">
          <text:p/>
        </draw:path>
        <draw:path draw:style-name="gr4" draw:text-style-name="P4" draw:layer="layout" svg:width="0.196cm" svg:height="0.219cm" svg:x="2.286cm" svg:y="24.897cm" svg:viewBox="0 0 197 220" svg:d="M175 100c-3-43-28-82-76-82-42 0-74 35-77 82zM104 202c32 0 55-15 73-34l14 13c-22 23-48 39-88 39-55 0-103-45-103-110v-1c0-61 43-109 100-109 59 0 97 48 97 110 0 3 0 5 0 8h-175c3 52 41 84 82 84z">
          <text:p/>
        </draw:path>
        <draw:path draw:style-name="gr4" draw:text-style-name="P4" draw:layer="layout" svg:width="0.18cm" svg:height="0.215cm" svg:x="2.541cm" svg:y="24.897cm" svg:viewBox="0 0 181 216" svg:d="M160 216v-125c0-43-24-73-66-73s-74 33-74 76v122h-20v-211h20v40c14-26 38-45 77-45 53 0 84 37 84 87v129z">
          <text:p/>
        </draw:path>
        <draw:path draw:style-name="gr4" draw:text-style-name="P4" draw:layer="layout" svg:width="0.18cm" svg:height="0.214cm" svg:x="2.789cm" svg:y="24.902cm" svg:viewBox="0 0 181 215" svg:d="M160 211v-40c-14 25-38 44-76 44-53 0-84-36-84-86v-129h20v125c0 44 24 72 67 72 41 0 73-31 73-75v-122h21v211z">
          <text:p/>
        </draw:path>
        <draw:path draw:style-name="gr4" draw:text-style-name="P4" draw:layer="layout" svg:width="0.124cm" svg:height="0.28cm" svg:x="3.026cm" svg:y="24.835cm" svg:viewBox="0 0 125 281" svg:d="M90 281c-32 0-59-17-59-58v-138h-31v-18h31v-67h21v67h73v18h-73v136c0 31 17 41 41 41 11 0 19-2 31-7v19c-10 5-21 7-34 7z">
          <text:p/>
        </draw:path>
        <draw:polygon draw:style-name="gr4" draw:text-style-name="P4" draw:layer="layout" svg:width="0.182cm" svg:height="0.21cm" svg:x="3.195cm" svg:y="24.902cm" svg:viewBox="0 0 183 211" draw:points="0,211 0,199 152,18 6,18 6,0 183,0 183,11 31,192 183,192 183,211">
          <text:p/>
        </draw:polygon>
        <draw:path draw:style-name="gr4" draw:text-style-name="P4" draw:layer="layout" svg:width="0.196cm" svg:height="0.219cm" svg:x="3.417cm" svg:y="24.897cm" svg:viewBox="0 0 197 220" svg:d="M174 100c-3-43-27-82-75-82-42 0-74 35-77 82zM104 202c32 0 55-15 72-34l14 13c-22 23-47 39-87 39-55 0-103-45-103-110v-1c0-61 43-109 100-109 59 0 97 48 97 110 0 3 0 5 0 8h-175c3 52 41 84 82 84z">
          <text:p/>
        </draw:path>
        <draw:path draw:style-name="gr4" draw:text-style-name="P4" draw:layer="layout" svg:width="0.113cm" svg:height="0.213cm" svg:x="3.672cm" svg:y="24.898cm" svg:viewBox="0 0 114 214" svg:d="M112 23c-49 0-91 36-91 105v86h-21v-210h21v59c17-37 51-64 93-63v23z">
          <text:p/>
        </draw:path>
        <draw:path draw:style-name="gr4" draw:text-style-name="P4" draw:layer="layout" svg:width="0.208cm" svg:height="0.305cm" svg:x="3.96cm" svg:y="24.811cm" svg:viewBox="0 0 209 306" svg:d="M188 197c0-56-39-91-83-91s-86 37-86 90v1c0 54 42 90 86 90 46 0 83-33 83-90zM107 306c-43 0-70-23-87-50v46h-20v-302h20v139c18-28 45-52 87-52 51 0 102 41 102 109v1c0 68-51 109-102 109z">
          <text:p/>
        </draw:path>
        <draw:path draw:style-name="gr4" draw:text-style-name="P4" draw:layer="layout" svg:width="0.196cm" svg:height="0.219cm" svg:x="4.217cm" svg:y="24.897cm" svg:viewBox="0 0 197 220" svg:d="M175 100c-3-43-28-82-76-82-42 0-74 35-78 82zM104 202c32 0 54-15 73-34l14 13c-23 23-48 39-88 39-55 0-103-45-103-110v-1c0-61 43-109 100-109 58 0 97 48 97 110 0 3 0 5-1 8h-175c4 52 42 84 83 84z">
          <text:p/>
        </draw:path>
        <draw:polygon draw:style-name="gr4" draw:text-style-name="P4" draw:layer="layout" svg:width="0.179cm" svg:height="0.301cm" svg:x="4.472cm" svg:y="24.811cm" svg:viewBox="0 0 180 302" draw:points="155,302 71,198 20,251 20,302 0,302 0,0 20,0 20,225 151,91 178,91 85,184 180,302">
          <text:p/>
        </draw:polygon>
        <draw:path draw:style-name="gr4" draw:text-style-name="P4" draw:layer="layout" svg:width="0.216cm" svg:height="0.219cm" svg:x="4.677cm" svg:y="24.897cm" svg:viewBox="0 0 217 220" svg:d="M195 110c0-51-39-91-87-91-50 0-86 40-86 90v1c0 50 38 92 87 92s86-42 86-92zM108 220c-62 0-108-51-108-110s46-110 109-110 108 50 108 109v1c0 58-46 110-109 110z">
          <text:p/>
        </draw:path>
        <draw:path draw:style-name="gr4" draw:text-style-name="P4" draw:layer="layout" svg:width="0.317cm" svg:height="0.215cm" svg:x="4.955cm" svg:y="24.897cm" svg:viewBox="0 0 318 216" svg:d="M298 216v-125c0-45-24-73-63-73-35 0-66 28-66 75v123h-20v-126c0-44-24-72-62-72-37 0-67 34-67 77v121h-20v-211h20v38c14-23 33-43 70-43s59 21 71 46c14-24 36-46 76-46 50 0 81 36 81 88v128z">
          <text:p/>
        </draw:path>
        <draw:path draw:style-name="gr4" draw:text-style-name="P4" draw:layer="layout" svg:width="0.318cm" svg:height="0.215cm" svg:x="5.346cm" svg:y="24.897cm" svg:viewBox="0 0 319 216" svg:d="M298 216v-125c0-45-23-73-62-73-36 0-67 28-67 75v123h-20v-126c0-44-24-72-61-72-38 0-67 34-67 77v121h-21v-211h21v38c13-23 32-43 70-43 36 0 59 21 70 46 14-24 36-46 77-46 50 0 81 36 81 88v128z">
          <text:p/>
        </draw:path>
        <draw:path draw:style-name="gr4" draw:text-style-name="P4" draw:layer="layout" svg:width="0.196cm" svg:height="0.219cm" svg:x="5.723cm" svg:y="24.897cm" svg:viewBox="0 0 197 220" svg:d="M175 100c-3-43-27-82-75-82-41 0-75 35-78 82zM105 202c33 0 55-15 72-34l14 13c-21 23-47 39-87 39-55 0-104-45-104-110v-1c0-61 44-109 101-109 59 0 96 48 96 110 0 3 0 5 0 8h-175c3 52 42 84 83 84z">
          <text:p/>
        </draw:path>
        <draw:path draw:style-name="gr4" draw:text-style-name="P4" draw:layer="layout" svg:width="0.18cm" svg:height="0.215cm" svg:x="5.978cm" svg:y="24.897cm" svg:viewBox="0 0 181 216" svg:d="M161 216v-125c0-43-25-73-67-73-41 0-73 33-73 76v122h-21v-211h21v40c14-26 38-45 76-45 53 0 84 37 84 87v129z">
          <text:p/>
        </draw:path>
        <draw:polygon draw:style-name="gr4" draw:text-style-name="P4" draw:layer="layout" svg:width="0.179cm" svg:height="0.301cm" svg:x="6.354cm" svg:y="24.811cm" svg:viewBox="0 0 180 302" draw:points="155,302 72,198 21,251 21,302 0,302 0,0 21,0 21,225 151,91 178,91 86,184 180,302">
          <text:p/>
        </draw:polygon>
        <draw:path draw:style-name="gr4" draw:text-style-name="P4" draw:layer="layout" svg:width="0.196cm" svg:height="0.219cm" svg:x="6.559cm" svg:y="24.897cm" svg:viewBox="0 0 197 220" svg:d="M175 100c-2-43-28-82-76-82-41 0-73 35-77 82zM104 202c33 0 55-15 73-34l14 13c-21 23-47 39-88 39-55 0-103-45-103-110v-1c0-61 43-109 100-109 59 0 97 48 97 110 0 3 0 5 0 8h-175c4 52 41 84 82 84z">
          <text:p/>
        </draw:path>
        <draw:path draw:style-name="gr4" draw:text-style-name="P4" draw:layer="layout" svg:width="0.025cm" svg:height="0.292cm" svg:x="6.815cm" svg:y="24.819cm" svg:viewBox="0 0 26 293" svg:d="M2 84h20v209h-20zM0 0h26v28h-26z">
          <text:p/>
        </draw:path>
        <draw:path draw:style-name="gr4" draw:text-style-name="P4" draw:layer="layout" svg:width="0.179cm" svg:height="0.215cm" svg:x="6.917cm" svg:y="24.897cm" svg:viewBox="0 0 180 216" svg:d="M160 216v-125c0-43-25-73-67-73s-73 33-73 76v122h-20v-211h20v40c14-26 37-45 75-45 53 0 85 37 85 87v129z">
          <text:p/>
        </draw:path>
        <draw:path draw:style-name="gr4" draw:text-style-name="P4" draw:layer="layout" svg:width="0.196cm" svg:height="0.219cm" svg:x="7.154cm" svg:y="24.897cm" svg:viewBox="0 0 197 220" svg:d="M175 100c-3-43-28-82-76-82-41 0-73 35-77 82zM104 202c33 0 56-15 73-34l14 13c-21 23-47 39-88 39-55 0-103-45-103-110v-1c0-61 43-109 100-109 60 0 97 48 97 110 0 3 0 5 0 8h-175c4 52 41 84 82 84z">
          <text:p/>
        </draw:path>
        <draw:path draw:style-name="gr4" draw:text-style-name="P4" draw:layer="layout" svg:width="0.211cm" svg:height="0.297cm" svg:x="7.519cm" svg:y="24.819cm" svg:viewBox="0 0 212 298" svg:d="M116 298c-47 0-82-16-116-46l14-16c31 29 60 42 103 42s74-24 74-57v-1c0-31-17-49-83-62-69-14-97-37-97-81v-1c0-43 39-76 93-76 42 0 69 12 99 35l-13 17c-28-23-56-32-87-32-43 0-71 24-71 54v1c0 30 16 49 84 63 68 13 96 37 96 80v1c0 47-41 79-96 79z">
          <text:p/>
        </draw:path>
        <draw:path draw:style-name="gr4" draw:text-style-name="P4" draw:layer="layout" svg:width="0.208cm" svg:height="0.28cm" svg:x="7.796cm" svg:y="24.897cm" svg:viewBox="0 0 209 281" svg:d="M188 110c0-56-39-91-83-91-43 0-85 37-85 90v1c0 55 42 91 85 91 46 0 83-33 83-91zM107 220c-42 0-69-23-86-50v111h-21v-276h21v47c18-28 45-52 86-52 51 0 102 41 102 109v1c0 69-51 110-102 110z">
          <text:p/>
        </draw:path>
        <draw:path draw:style-name="gr4" draw:text-style-name="P4" draw:layer="layout" svg:width="0.181cm" svg:height="0.218cm" svg:x="8.05cm" svg:y="24.898cm" svg:viewBox="0 0 182 219" svg:d="M163 111c-18-4-42-9-72-9-45 0-69 19-69 49 0 32 28 50 60 50 43 0 81-27 81-66zM162 214v-34c-14 20-41 39-81 39-39 0-81-22-81-66v-1c0-44 38-68 92-68 29 0 50 3 70 9v-9c0-43-27-65-70-65-25 0-46 7-66 17l-7-17c23-11 46-19 74-19 55 0 89 28 89 83v131z">
          <text:p/>
        </draw:path>
        <draw:path draw:style-name="gr4" draw:text-style-name="P4" draw:layer="layout" svg:width="0.317cm" svg:height="0.215cm" svg:x="8.304cm" svg:y="24.897cm" svg:viewBox="0 0 318 216" svg:d="M297 216v-125c0-45-23-73-62-73-35 0-66 28-66 75v123h-20v-126c0-44-24-72-62-72s-67 34-67 77v121h-20v-211h20v38c13-23 32-43 70-43 37 0 60 21 71 46 14-24 37-46 76-46 50 0 81 36 81 88v128z">
          <text:p/>
        </draw:path>
        <draw:polygon draw:style-name="gr4" draw:text-style-name="P4" draw:layer="layout" svg:width="0.111cm" svg:height="0.023cm" svg:x="8.685cm" svg:y="24.978cm" svg:viewBox="0 0 112 24" draw:points="0,0 112,0 112,24 0,24">
          <text:p/>
        </draw:polygon>
        <draw:polygon draw:style-name="gr4" draw:text-style-name="P4" draw:layer="layout" svg:width="0.207cm" svg:height="0.288cm" svg:x="2.008cm" svg:y="25.317cm" svg:viewBox="0 0 208 289" draw:points="0,289 0,0 206,0 206,20 21,20 21,134 187,134 187,154 21,154 21,269 208,269 208,289">
          <text:p/>
        </draw:polygon>
        <draw:polygon draw:style-name="gr4" draw:text-style-name="P4" draw:layer="layout" svg:width="0.11cm" svg:height="0.023cm" svg:x="2.27cm" svg:y="25.472cm" svg:viewBox="0 0 111 24" draw:points="0,0 111,0 111,24 0,24">
          <text:p/>
        </draw:polygon>
        <draw:polygon draw:style-name="gr4" draw:text-style-name="P4" draw:layer="layout" svg:width="0.271cm" svg:height="0.288cm" svg:x="2.452cm" svg:y="25.317cm" svg:viewBox="0 0 272 289" draw:points="251,289 251,38 137,205 135,205 20,38 20,289 0,289 0,0 20,0 136,172 252,0 272,0 272,289">
          <text:p/>
        </draw:polygon>
        <draw:path draw:style-name="gr4" draw:text-style-name="P4" draw:layer="layout" svg:width="0.181cm" svg:height="0.218cm" svg:x="2.787cm" svg:y="25.392cm" svg:viewBox="0 0 182 219" svg:d="M163 112c-18-5-42-11-72-11-44 0-69 21-69 50v1c0 31 29 48 61 48 43 0 80-26 80-64zM162 214v-35c-14 20-40 40-80 40-39 0-82-22-82-66s38-70 93-70c29 0 49 4 69 9v-9c0-42-26-64-69-64-25 0-46 7-66 17l-7-18c23-10 45-18 74-18 54 0 88 28 88 82v132z">
          <text:p/>
        </draw:path>
        <draw:path draw:style-name="gr4" draw:text-style-name="P4" draw:layer="layout" svg:width="0.025cm" svg:height="0.292cm" svg:x="3.041cm" svg:y="25.313cm" svg:viewBox="0 0 26 293" svg:d="M2 83h21v210h-21zM0 0h26v28h-26z">
          <text:p/>
        </draw:path>
        <draw:polygon draw:style-name="gr4" draw:text-style-name="P4" draw:layer="layout" svg:width="0.02cm" svg:height="0.3cm" svg:x="3.146cm" svg:y="25.305cm" svg:viewBox="0 0 21 301" draw:points="0,0 21,0 21,301 0,301">
          <text:p/>
        </draw:polygon>
        <draw:path draw:style-name="gr4" draw:text-style-name="P4" draw:layer="layout" svg:width="0.158cm" svg:height="0.218cm" svg:x="3.227cm" svg:y="25.391cm" svg:viewBox="0 0 159 219" svg:d="M87 219c-30 0-64-12-87-30l13-16c23 18 49 27 75 27 29 0 51-15 51-39v-1c0-25-26-34-56-42-34-10-73-21-73-59v-1c0-33 30-58 70-58 26 0 54 9 75 23l-11 17c-19-12-42-21-64-21-29 0-48 16-48 37v1c0 23 28 32 58 40 34 11 69 23 69 60v1c0 38-32 61-72 61z">
          <text:p/>
        </draw:path>
        <draw:polygon draw:style-name="gr4" draw:text-style-name="P4" draw:layer="layout" svg:width="0.027cm" svg:height="0.035cm" svg:x="3.445cm" svg:y="25.57cm" svg:viewBox="0 0 28 36" draw:points="0,0 28,0 28,36 0,36">
          <text:p/>
        </draw:polygon>
        <draw:polygon draw:style-name="gr2" draw:text-style-name="P2" draw:layer="layout" svg:width="1.728cm" svg:height="1.497cm" svg:x="1.306cm" svg:y="22.249cm" svg:viewBox="0 0 1729 1498" draw:points="432,1498 0,749 432,0 1297,0 1729,749 1297,1498">
          <text:p/>
        </draw:polygon>
        <draw:polygon draw:style-name="gr3" draw:text-style-name="P3" draw:layer="layout" svg:width="1.349cm" svg:height="1.169cm" svg:x="8.641cm" svg:y="26.662cm" svg:viewBox="0 0 1350 1170" draw:points="338,1170 0,584 338,0 1012,0 1350,584 1012,1170">
          <text:p/>
        </draw:polygon>
        <draw:path draw:style-name="gr4" draw:text-style-name="P4" draw:layer="layout" svg:width="0.432cm" svg:height="0.48cm" svg:x="1.592cm" svg:y="22.77cm" svg:viewBox="0 0 433 481" svg:d="M175 188l-17 102h99l17-102zM366 188l-18 102h61v88h-77l-17 103h-91l18-103h-100l-17 103h-91l18-103h-52v-88h67l17-102h-60v-87h75l17-101h91l-17 101h99l17-101h92l-17 101h52v87z">
          <text:p/>
        </draw:path>
        <draw:polygon draw:style-name="gr4" draw:text-style-name="P4" draw:layer="layout" svg:width="0.21cm" svg:height="0.484cm" svg:x="2.064cm" svg:y="22.766cm" svg:viewBox="0 0 211 485" draw:points="139,0 211,0 211,485 106,485 106,107 22,128 0,41">
          <text:p/>
        </draw:polygon>
        <draw:path draw:style-name="gr4" draw:text-style-name="P4" draw:layer="layout" svg:width="0.355cm" svg:height="0.487cm" svg:x="2.371cm" svg:y="22.763cm" svg:viewBox="0 0 356 488" svg:d="M80 159l-74-60c47-64 93-99 179-99 102 0 166 59 166 148 0 81-41 121-127 188l-78 60h210v92h-356v-84l160-132c59-49 83-75 83-115 0-41-27-63-65-63-37 0-62 21-98 65z">
          <text:p/>
        </draw:path>
        <draw:path draw:style-name="gr2" draw:text-style-name="P2" draw:layer="layout" svg:width="0.32cm" svg:height="0.439cm" svg:x="8.911cm" svg:y="26.996cm" svg:viewBox="0 0 321 440" svg:d="M72 144l-67-54c43-58 84-90 162-90 92 0 149 54 149 134 0 73-37 109-113 168l-72 55h190v83h-321v-76l144-118c54-45 75-68 75-104 0-37-24-56-59-56-33 0-56 18-88 58z">
          <text:p/>
        </draw:path>
        <draw:path draw:style-name="gr2" draw:text-style-name="P2" draw:layer="layout" svg:width="0.375cm" svg:height="0.435cm" svg:x="9.275cm" svg:y="27cm" svg:viewBox="0 0 376 436" svg:d="M226 130l-114 135h114zM318 0v265h58v78h-58v93h-92v-93h-211l-15-68 237-275z">
          <text:p/>
        </draw:path>
        <draw:frame draw:style-name="gr5" draw:text-style-name="P5" draw:layer="layout" svg:width="0.485cm" svg:height="0.485cm" svg:x="0.886cm" svg:y="7.10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498cm" svg:y="7.254cm" svg:viewBox="0 0 152 209" draw:points="60,22 0,22 4,0 152,0 148,22 86,22 51,209 25,209">
          <text:p/>
        </draw:polygon>
        <draw:path draw:style-name="gr6" draw:text-style-name="P6" draw:layer="layout" svg:width="0.157cm" svg:height="0.218cm" svg:x="1.602cm" svg:y="7.312cm" svg:viewBox="0 0 158 219" svg:d="M54 0l14 80c4 18 6 29 7 40h1c4-10 9-20 17-37l37-83h28l-57 114c-15 32-31 58-51 80-17 16-36 23-45 25l-5-22c5-2 16-6 27-14 10-9 22-21 30-36 1-2 1-4 1-7l-31-140z">
          <text:p/>
        </draw:path>
        <draw:path draw:style-name="gr6" draw:text-style-name="P6" draw:layer="layout" svg:width="0.224cm" svg:height="0.153cm" svg:x="1.759cm" svg:y="7.309cm" svg:viewBox="0 0 225 154" svg:d="M0 154l19-108c4-16 6-30 7-43h23l-4 28h1c14-20 32-31 52-31 23 0 33 15 35 33 14-21 33-33 56-33 17 0 36 11 36 39 0 7-1 17-3 26l-16 89h-25l16-86c1-7 2-15 2-21 0-16-6-26-22-26-19 0-42 22-49 57l-13 76h-25l16-88c2-8 2-14 2-20 0-12-3-25-22-25s-42 25-48 58l-13 75z">
          <text:p/>
        </draw:path>
        <draw:path draw:style-name="gr6" draw:text-style-name="P6" draw:layer="layout" svg:width="0.141cm" svg:height="0.156cm" svg:x="2.01cm" svg:y="7.309cm" svg:viewBox="0 0 142 157" svg:d="M27 94c0 25 14 43 35 43 31 0 54-40 54-75 0-17-8-42-35-42-32 0-54 39-54 74zM142 62c0 47-33 95-83 95-38 0-59-28-59-62 0-50 34-95 84-95 40 0 58 30 58 62z">
          <text:p/>
        </draw:path>
        <draw:path draw:style-name="gr6" draw:text-style-name="P6" draw:layer="layout" svg:width="0.111cm" svg:height="0.223cm" svg:x="2.172cm" svg:y="7.239cm" svg:viewBox="0 0 112 224" svg:d="M0 224l25-131h-20l4-20h19l2-8c4-20 11-40 24-51 10-9 23-14 37-14 10 0 17 2 21 4l-6 20c-4-1-9-2-15-2-21 0-32 20-36 44l-1 7h34l-3 20h-35l-25 131z">
          <text:p/>
        </draw:path>
        <draw:path draw:style-name="gr6" draw:text-style-name="P6" draw:layer="layout" svg:width="0.126cm" svg:height="0.156cm" svg:x="2.257cm" svg:y="7.309cm" svg:viewBox="0 0 127 157" svg:d="M79 20c-25 0-44 24-50 47 41 1 73-5 73-28 0-12-9-19-23-19zM108 145c-12 6-30 12-49 12-41 0-59-27-59-61 0-45 34-96 83-96 28 0 44 17 44 39 0 39-44 49-100 48-1 6-1 21 3 29 5 14 18 21 34 21 18 0 31-6 40-11z">
          <text:p/>
        </draw:path>
        <draw:path draw:style-name="gr6" draw:text-style-name="P6" draw:layer="layout" svg:width="0.158cm" svg:height="0.218cm" svg:x="2.375cm" svg:y="7.312cm" svg:viewBox="0 0 159 219" svg:d="M54 0l15 80c3 18 5 29 7 40h1c4-10 8-20 16-37l38-83h28l-57 114c-16 32-31 58-53 80-16 16-35 23-43 25l-6-22c6-2 17-6 27-14 10-9 21-21 29-36 2-2 2-4 1-7l-30-140z">
          <text:p/>
        </draw:path>
        <draw:path draw:style-name="gr6" draw:text-style-name="P6" draw:layer="layout" svg:width="0.154cm" svg:height="0.208cm" svg:x="2.605cm" svg:y="7.254cm" svg:viewBox="0 0 155 209" svg:d="M24 209l17-87-41-122h27l21 67c5 18 7 27 8 35h1c5-9 12-21 23-36l45-66h30l-89 122-16 87z">
          <text:p/>
        </draw:path>
        <draw:path draw:style-name="gr6" draw:text-style-name="P6" draw:layer="layout" svg:width="0.125cm" svg:height="0.156cm" svg:x="2.728cm" svg:y="7.309cm" svg:viewBox="0 0 126 157" svg:d="M78 20c-24 0-43 24-50 47 41 1 73-5 73-28 0-12-9-19-23-19zM107 145c-11 6-30 12-51 12-39 0-56-27-56-61 0-45 33-96 82-96 29 0 44 17 44 39 0 39-45 49-100 48-1 6-1 21 3 29 6 14 18 21 33 21 18 0 32-6 41-11z">
          <text:p/>
        </draw:path>
        <draw:path draw:style-name="gr6" draw:text-style-name="P6" draw:layer="layout" svg:width="0.133cm" svg:height="0.15cm" svg:x="2.874cm" svg:y="7.312cm" svg:viewBox="0 0 134 151" svg:d="M26 0l12 86c2 18 4 29 5 37h1c3-8 7-18 16-35l45-88h29l-84 151h-24l-26-151z">
          <text:p/>
        </draw:path>
        <draw:path draw:style-name="gr6" draw:text-style-name="P6" draw:layer="layout" svg:width="0.149cm" svg:height="0.217cm" svg:x="2.996cm" svg:y="7.309cm" svg:viewBox="0 0 150 218" svg:d="M122 25c-5-2-14-5-24-5-38 0-64 40-64 77-1 16 5 36 29 36 22 0 44-28 50-57zM6 188c9 6 25 10 40 10 26 0 46-13 54-55l5-22c-13 21-32 32-53 32-30 0-46-25-46-52 0-51 37-101 96-101 18 0 36 5 48 11l-22 123c-6 32-15 54-31 68-15 12-35 16-53 16s-36-4-44-11z">
          <text:p/>
        </draw:path>
        <draw:path draw:style-name="gr6" draw:text-style-name="P6" draw:layer="layout" svg:width="0.098cm" svg:height="0.153cm" svg:x="3.163cm" svg:y="7.309cm" svg:viewBox="0 0 99 154" svg:d="M0 154l18-98c4-19 7-39 8-53h23c-1 11-2 21-4 33h1c10-20 26-36 45-36 3 0 6 0 8 0l-5 26c-2-1-5-1-7-1-22 0-42 27-49 63l-12 66z">
          <text:p/>
        </draw:path>
        <draw:path draw:style-name="gr6" draw:text-style-name="P6" draw:layer="layout" svg:width="0.144cm" svg:height="0.156cm" svg:x="3.257cm" svg:y="7.309cm" svg:viewBox="0 0 145 157" svg:d="M115 22c-3-1-9-2-18-2-39 0-71 40-71 83 0 17 6 33 26 33 22 0 47-28 54-68zM98 154c0-10 2-23 4-39h-1c-16 31-37 42-58 42-26 0-43-21-43-49 0-54 38-108 104-108 14 0 30 2 41 6l-16 77c-6 27-8 54-7 71z">
          <text:p/>
        </draw:path>
        <draw:path draw:style-name="gr6" draw:text-style-name="P6" draw:layer="layout" svg:width="0.106cm" svg:height="0.156cm" svg:x="3.411cm" svg:y="7.309cm" svg:viewBox="0 0 107 157" svg:d="M9 128c7 4 19 9 32 9 17 0 28-11 28-25 0-11-5-18-21-27-17-9-26-23-26-39 0-26 22-46 54-46 13 0 25 4 31 8l-8 19c-5-4-14-7-25-7-16 0-27 10-27 23 0 10 7 18 20 26 18 9 28 22 28 39 0 32-25 49-56 49-16-1-31-5-39-11z">
          <text:p/>
        </draw:path>
        <draw:path draw:style-name="gr6" draw:text-style-name="P6" draw:layer="layout" svg:width="0.14cm" svg:height="0.22cm" svg:x="3.532cm" svg:y="7.242cm" svg:viewBox="0 0 141 221" svg:d="M0 221l43-221h25l-18 98h1c12-19 31-31 53-31 17 0 37 10 37 41 0 7-1 17-2 25l-17 88h-26l17-87c1-5 2-12 2-21 0-13-7-25-24-25-19 0-44 25-50 58l-15 75z">
          <text:p/>
        </draw:path>
        <draw:path draw:style-name="gr6" draw:text-style-name="P6" draw:layer="layout" svg:width="0.158cm" svg:height="0.218cm" svg:x="3.674cm" svg:y="7.312cm" svg:viewBox="0 0 159 219" svg:d="M55 0l15 80c3 18 5 29 6 40h1c4-10 8-20 16-37l39-83h27l-57 114c-16 32-31 58-51 80-17 16-36 23-44 25l-7-22c7-2 18-6 29-14 10-9 20-21 29-36 1-2 1-4 0-7l-30-140z">
          <text:p/>
        </draw:path>
        <draw:path draw:style-name="gr6" draw:text-style-name="P6" draw:layer="layout" svg:width="0.139cm" svg:height="0.153cm" svg:x="3.832cm" svg:y="7.309cm" svg:viewBox="0 0 140 154" svg:d="M0 154l19-108c4-16 6-30 7-43h23l-4 30h1c14-21 34-33 55-33 18 0 39 10 39 42 0 6-1 15-3 24l-17 88h-25l16-87c1-7 2-14 2-20 0-15-6-26-23-26-19 0-45 22-52 60l-13 73z">
          <text:p/>
        </draw:path>
        <draw:path draw:style-name="gr6" draw:text-style-name="P6" draw:layer="layout" svg:width="0.061cm" svg:height="0.077cm" svg:x="3.974cm" svg:y="7.423cm" svg:viewBox="0 0 62 78" svg:d="M0 78c10-19 24-51 31-75l31-3c-11 27-31 61-41 76z">
          <text:p/>
        </draw:path>
        <draw:path draw:style-name="gr6" draw:text-style-name="P6" draw:layer="layout" svg:width="0.144cm" svg:height="0.204cm" svg:x="4.109cm" svg:y="7.258cm" svg:viewBox="0 0 145 205" svg:d="M0 205l3-17 30-26c53-46 85-77 85-110 0-15-8-30-31-30-18 0-32 8-42 14l-6-19c14-10 34-17 53-17 38 0 53 25 53 49 0 43-40 80-87 120l-18 13v1h85l-4 22z">
          <text:p/>
        </draw:path>
        <draw:path draw:style-name="gr6" draw:text-style-name="P6" draw:layer="layout" svg:width="0.138cm" svg:height="0.207cm" svg:x="4.273cm" svg:y="7.258cm" svg:viewBox="0 0 139 208" svg:d="M27 140c0 21 3 48 29 48 37 0 58-83 58-123 0-17-3-45-27-45-35 0-60 72-60 120zM139 63c0 67-31 145-87 145-38 0-52-30-52-69 0-68 35-139 90-139 37 0 49 32 49 63z">
          <text:p/>
        </draw:path>
        <draw:polygon draw:style-name="gr6" draw:text-style-name="P6" draw:layer="layout" svg:width="0.068cm" svg:height="0.201cm" svg:x="4.463cm" svg:y="7.261cm" svg:viewBox="0 0 69 202" draw:points="38,26 3,44 0,23 46,0 69,0 30,202 5,202">
          <text:p/>
        </draw:polygon>
        <draw:path draw:style-name="gr6" draw:text-style-name="P6" draw:layer="layout" svg:width="0.136cm" svg:height="0.207cm" svg:x="4.578cm" svg:y="7.258cm" svg:viewBox="0 0 137 208" svg:d="M25 140c0 21 4 48 28 48 38 0 58-83 58-123 0-17-2-45-27-45-35 0-59 72-59 120zM137 63c0 67-31 145-87 145-38 0-50-30-50-69 0-68 34-139 87-139 40 0 50 32 50 63z">
          <text:p/>
        </draw:path>
        <draw:frame draw:style-name="gr5" draw:text-style-name="P5" draw:layer="layout" svg:width="0.485cm" svg:height="0.485cm" svg:x="0.923cm" svg:y="13.94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9cm" svg:x="1.535cm" svg:y="14.091cm" svg:viewBox="0 0 153 210" draw:points="62,23 0,23 5,0 153,0 149,23 87,23 52,210 26,210">
          <text:p/>
        </draw:polygon>
        <draw:path draw:style-name="gr6" draw:text-style-name="P6" draw:layer="layout" svg:width="0.158cm" svg:height="0.218cm" svg:x="1.638cm" svg:y="14.15cm" svg:viewBox="0 0 159 219" svg:d="M56 0l14 82c4 17 5 28 7 39h1c4-9 8-20 15-36l39-85h27l-56 115c-16 32-31 58-51 78-18 17-35 24-45 26l-7-22c7-2 19-7 29-14 10-8 21-20 30-35 1-2 1-4 0-7l-30-141z">
          <text:p/>
        </draw:path>
        <draw:path draw:style-name="gr6" draw:text-style-name="P6" draw:layer="layout" svg:width="0.224cm" svg:height="0.154cm" svg:x="1.796cm" svg:y="14.146cm" svg:viewBox="0 0 225 155" svg:d="M0 155l20-106c3-17 5-31 7-45h22l-3 29c14-21 33-33 52-33 24 0 35 16 36 35 14-22 33-34 55-35 18 0 36 13 36 41 0 7-1 17-2 25l-16 89h-26l16-87c2-5 3-13 3-19 0-16-6-26-23-26-19 0-41 22-47 55l-14 77h-26l17-88c2-6 3-12 3-18 0-13-5-26-23-26-19 0-42 25-48 57l-14 75z">
          <text:p/>
        </draw:path>
        <draw:path draw:style-name="gr6" draw:text-style-name="P6" draw:layer="layout" svg:width="0.142cm" svg:height="0.156cm" svg:x="2.047cm" svg:y="14.147cm" svg:viewBox="0 0 143 157" svg:d="M26 93c0 25 14 44 36 44 30 0 53-41 53-75 0-17-8-42-35-42-32 0-54 40-54 73zM143 62c0 46-34 95-85 95-36 0-58-28-58-63 0-49 34-94 83-94 40 0 60 30 60 62z">
          <text:p/>
        </draw:path>
        <draw:path draw:style-name="gr6" draw:text-style-name="P6" draw:layer="layout" svg:width="0.111cm" svg:height="0.223cm" svg:x="2.209cm" svg:y="14.077cm" svg:viewBox="0 0 112 224" svg:d="M0 224l25-129h-20l4-21h20l1-7c4-22 12-41 26-54 9-8 23-13 35-13 11 0 18 2 21 4l-5 22c-4-2-10-3-16-3-20 0-30 19-34 45l-2 6h33l-3 21h-34l-25 129z">
          <text:p/>
        </draw:path>
        <draw:path draw:style-name="gr6" draw:text-style-name="P6" draw:layer="layout" svg:width="0.125cm" svg:height="0.156cm" svg:x="2.295cm" svg:y="14.147cm" svg:viewBox="0 0 126 157" svg:d="M79 20c-24 0-43 24-50 47 41 1 73-5 73-28 0-12-10-19-23-19zM107 145c-11 7-29 12-50 12-40 0-57-27-57-62 0-44 34-95 83-95 28 0 43 17 43 38 0 40-44 50-99 49-1 6-1 20 3 28 6 15 18 21 33 21 18 0 31-5 41-11z">
          <text:p/>
        </draw:path>
        <draw:path draw:style-name="gr6" draw:text-style-name="P6" draw:layer="layout" svg:width="0.157cm" svg:height="0.218cm" svg:x="2.412cm" svg:y="14.15cm" svg:viewBox="0 0 158 219" svg:d="M55 0l15 82c3 17 5 28 6 39h1c4-9 9-20 16-36l38-85h27l-56 115c-15 32-31 58-51 78-17 17-36 24-45 26l-6-22c6-2 18-7 29-14 10-8 21-20 29-35 1-2 1-4 1-7l-30-141z">
          <text:p/>
        </draw:path>
        <draw:path draw:style-name="gr6" draw:text-style-name="P6" draw:layer="layout" svg:width="0.154cm" svg:height="0.209cm" svg:x="2.643cm" svg:y="14.091cm" svg:viewBox="0 0 155 210" svg:d="M23 210l18-88-41-122h27l21 68c5 18 7 27 9 35 6-9 13-20 23-36l45-67h30l-89 122-16 88z">
          <text:p/>
        </draw:path>
        <draw:path draw:style-name="gr6" draw:text-style-name="P6" draw:layer="layout" svg:width="0.125cm" svg:height="0.156cm" svg:x="2.765cm" svg:y="14.147cm" svg:viewBox="0 0 126 157" svg:d="M79 20c-25 0-44 24-50 47 41 1 73-5 73-28 0-12-10-19-23-19zM108 145c-12 7-30 12-50 12-40 0-58-27-58-62 0-44 34-95 83-95 28 0 43 17 43 38 0 40-44 50-100 49-1 6 0 20 3 28 6 15 20 21 34 21 18 0 31-5 41-11z">
          <text:p/>
        </draw:path>
        <draw:path draw:style-name="gr6" draw:text-style-name="P6" draw:layer="layout" svg:width="0.135cm" svg:height="0.15cm" svg:x="2.91cm" svg:y="14.15cm" svg:viewBox="0 0 136 151" svg:d="M27 0l13 87c2 16 4 28 4 36h1c4-8 8-18 16-35l47-88h28l-84 151h-25l-27-151z">
          <text:p/>
        </draw:path>
        <draw:path draw:style-name="gr6" draw:text-style-name="P6" draw:layer="layout" svg:width="0.15cm" svg:height="0.217cm" svg:x="3.033cm" svg:y="14.147cm" svg:viewBox="0 0 151 218" svg:d="M123 26c-5-2-14-5-25-5-37 0-65 39-65 76 0 17 6 36 30 36 23 0 45-28 50-57zM7 187c9 6 24 10 40 10 26 0 45-12 54-52l5-23h-1c-13 21-31 32-51 32-32 0-47-26-47-52 0-52 38-102 95-102 18 0 37 5 49 10l-24 125c-5 31-14 53-30 67-14 13-35 16-52 16-18 0-36-4-45-10z">
          <text:p/>
        </draw:path>
        <draw:path draw:style-name="gr6" draw:text-style-name="P6" draw:layer="layout" svg:width="0.099cm" svg:height="0.154cm" svg:x="3.2cm" svg:y="14.146cm" svg:viewBox="0 0 100 155" svg:d="M0 155l18-96c4-20 6-40 8-55h22c0 12-2 23-3 33h1c9-20 25-37 46-37 2 0 5 1 8 1l-6 27c-1 0-4-1-7-1-23 0-42 27-49 62l-13 66z">
          <text:p/>
        </draw:path>
        <draw:path draw:style-name="gr6" draw:text-style-name="P6" draw:layer="layout" svg:width="0.144cm" svg:height="0.156cm" svg:x="3.294cm" svg:y="14.147cm" svg:viewBox="0 0 145 157" svg:d="M116 23c-4-2-8-3-17-3-40 0-72 41-72 82 0 17 6 34 25 34 23 0 48-29 56-69zM100 154c0-9 1-24 3-40-17 32-38 43-59 43-27 0-44-21-44-50 0-52 39-107 105-107 14 0 30 2 40 5l-15 79c-5 25-7 53-6 70z">
          <text:p/>
        </draw:path>
        <draw:path draw:style-name="gr6" draw:text-style-name="P6" draw:layer="layout" svg:width="0.105cm" svg:height="0.156cm" svg:x="3.449cm" svg:y="14.146cm" svg:viewBox="0 0 106 157" svg:d="M7 128c8 5 20 10 32 10 17 0 29-12 29-24s-6-20-21-28c-18-10-28-23-28-38 0-27 24-48 56-48 13 0 26 4 31 8l-7 20c-5-3-15-7-26-7-17 0-27 9-27 23 0 11 6 18 20 25 17 10 29 23 29 40 0 31-25 48-58 48-16 0-30-4-37-9z">
          <text:p/>
        </draw:path>
        <draw:path draw:style-name="gr6" draw:text-style-name="P6" draw:layer="layout" svg:width="0.14cm" svg:height="0.219cm" svg:x="3.57cm" svg:y="14.081cm" svg:viewBox="0 0 141 220" svg:d="M0 220l41-220h26l-18 95c13-18 31-30 54-30 16 0 38 11 38 41 0 8-2 18-4 25l-17 89h-25l17-88c0-5 1-12 1-20 0-14-6-25-23-25-20 0-44 23-51 57l-14 76z">
          <text:p/>
        </draw:path>
        <draw:path draw:style-name="gr6" draw:text-style-name="P6" draw:layer="layout" svg:width="0.157cm" svg:height="0.218cm" svg:x="3.712cm" svg:y="14.15cm" svg:viewBox="0 0 158 219" svg:d="M53 0l15 82c3 17 5 28 7 39 4-9 9-20 17-36l37-85h29l-58 115c-15 32-31 58-51 78-16 17-35 24-43 26l-6-22c6-2 17-7 27-14 10-8 21-20 29-35 1-2 1-4 1-7l-30-141z">
          <text:p/>
        </draw:path>
        <draw:path draw:style-name="gr6" draw:text-style-name="P6" draw:layer="layout" svg:width="0.14cm" svg:height="0.154cm" svg:x="3.869cm" svg:y="14.146cm" svg:viewBox="0 0 141 155" svg:d="M0 155l20-106c3-17 6-31 7-45h23l-4 30c14-21 34-34 57-34 18 0 38 12 38 43 0 7-1 17-3 24l-16 88h-26l16-87c1-5 2-12 2-19 0-15-6-26-24-26-19 0-44 22-51 59l-13 73z">
          <text:p/>
        </draw:path>
        <draw:path draw:style-name="gr6" draw:text-style-name="P6" draw:layer="layout" svg:width="0.06cm" svg:height="0.077cm" svg:x="4.012cm" svg:y="14.261cm" svg:viewBox="0 0 61 78" svg:d="M0 78c9-20 23-53 30-75l31-3c-11 26-31 60-42 75z">
          <text:p/>
        </draw:path>
        <draw:path draw:style-name="gr6" draw:text-style-name="P6" draw:layer="layout" svg:width="0.145cm" svg:height="0.204cm" svg:x="4.146cm" svg:y="14.096cm" svg:viewBox="0 0 146 205" svg:d="M0 205l3-17 30-25c54-46 87-77 87-111 0-14-9-31-33-31-18 0-32 8-41 15l-7-18c14-11 35-18 54-18 38 0 53 24 53 49 0 43-39 80-88 120l-17 13h85l-3 23z">
          <text:p/>
        </draw:path>
        <draw:path draw:style-name="gr6" draw:text-style-name="P6" draw:layer="layout" svg:width="0.138cm" svg:height="0.207cm" svg:x="4.311cm" svg:y="14.096cm" svg:viewBox="0 0 139 208" svg:d="M26 141c0 21 4 46 29 46 37 0 58-81 58-123 0-15-2-44-27-44-35 0-60 71-60 121zM139 63c0 66-31 145-87 145-37 0-52-31-52-69 0-67 36-139 88-139 39 0 51 31 51 63z">
          <text:p/>
        </draw:path>
        <draw:polygon draw:style-name="gr6" draw:text-style-name="P6" draw:layer="layout" svg:width="0.067cm" svg:height="0.201cm" svg:x="4.501cm" svg:y="14.099cm" svg:viewBox="0 0 68 202" draw:points="39,27 38,27 3,45 0,24 47,0 68,0 30,202 5,202">
          <text:p/>
        </draw:polygon>
        <draw:path draw:style-name="gr6" draw:text-style-name="P6" draw:layer="layout" svg:width="0.137cm" svg:height="0.207cm" svg:x="4.615cm" svg:y="14.096cm" svg:viewBox="0 0 138 208" svg:d="M26 141c0 21 3 46 28 46 37 0 59-81 59-123 0-15-4-44-28-44-35 0-59 71-59 121zM138 63c0 66-32 145-88 145-37 0-50-31-50-69 0-67 34-139 88-139 38 0 50 31 50 63z">
          <text:p/>
        </draw:path>
        <draw:frame draw:style-name="gr5" draw:text-style-name="P5" draw:layer="layout" svg:width="0.485cm" svg:height="0.485cm" svg:x="0.899cm" svg:y="20.783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511cm" svg:y="20.93cm" svg:viewBox="0 0 153 209" draw:points="61,22 0,22 4,0 153,0 149,22 88,22 51,209 26,209">
          <text:p/>
        </draw:polygon>
        <draw:path draw:style-name="gr6" draw:text-style-name="P6" draw:layer="layout" svg:width="0.158cm" svg:height="0.218cm" svg:x="1.614cm" svg:y="20.988cm" svg:viewBox="0 0 159 219" svg:d="M55 0l15 80c4 18 6 29 7 40h1c4-10 8-20 15-37l39-83h27l-56 114c-16 32-31 59-51 80-18 16-36 23-45 25l-7-22c7-2 18-6 28-14 11-8 22-21 30-36 1-2 1-4 0-7l-30-140z">
          <text:p/>
        </draw:path>
        <draw:path draw:style-name="gr6" draw:text-style-name="P6" draw:layer="layout" svg:width="0.225cm" svg:height="0.153cm" svg:x="1.772cm" svg:y="20.985cm" svg:viewBox="0 0 226 154" svg:d="M0 154l20-108c3-16 5-31 6-43h23l-3 28c14-20 33-31 53-31 22 0 34 14 36 33 12-21 32-33 54-33 17 0 37 11 37 39 0 6-1 17-3 26l-17 89h-25l17-86c1-7 2-15 2-21 0-16-6-26-23-26-19 0-41 22-48 56l-14 77h-25l17-89c1-7 2-13 2-19 0-12-3-25-23-25-18 0-41 24-47 57l-14 76z">
          <text:p/>
        </draw:path>
        <draw:path draw:style-name="gr6" draw:text-style-name="P6" draw:layer="layout" svg:width="0.141cm" svg:height="0.156cm" svg:x="2.023cm" svg:y="20.985cm" svg:viewBox="0 0 142 157" svg:d="M28 94c0 24 14 42 35 42 30 0 53-39 53-74 0-18-8-42-35-42-32 0-53 39-53 74zM142 62c0 46-32 95-83 95-38 0-59-29-59-62 0-50 36-95 84-95 40 0 58 31 58 62z">
          <text:p/>
        </draw:path>
        <draw:path draw:style-name="gr6" draw:text-style-name="P6" draw:layer="layout" svg:width="0.11cm" svg:height="0.223cm" svg:x="2.186cm" svg:y="20.915cm" svg:viewBox="0 0 111 224" svg:d="M0 224l24-130h-20l4-20h20l2-8c3-21 10-41 24-52 10-9 23-14 36-14 11 0 17 2 21 4l-6 20c-3-2-9-3-15-3-20 0-31 21-35 46l-2 7h35l-4 20h-35l-24 130z">
          <text:p/>
        </draw:path>
        <draw:path draw:style-name="gr6" draw:text-style-name="P6" draw:layer="layout" svg:width="0.125cm" svg:height="0.156cm" svg:x="2.271cm" svg:y="20.985cm" svg:viewBox="0 0 126 157" svg:d="M79 20c-25 0-44 24-50 47 41 1 73-5 73-28 0-12-10-19-23-19zM107 144c-11 6-29 13-49 13-41 0-58-28-58-61 0-45 33-96 82-96 29 0 44 17 44 39 0 38-44 49-100 48-2 7-1 20 3 28 6 14 19 20 34 20 18 0 31-5 41-10z">
          <text:p/>
        </draw:path>
        <draw:path draw:style-name="gr6" draw:text-style-name="P6" draw:layer="layout" svg:width="0.157cm" svg:height="0.218cm" svg:x="2.388cm" svg:y="20.988cm" svg:viewBox="0 0 158 219" svg:d="M55 0l15 80c3 18 5 29 7 40 4-10 9-20 16-37l38-83h27l-56 114c-16 32-31 59-51 80-18 16-36 23-44 25l-7-22c7-2 18-6 27-14 11-8 23-21 31-36 1-2 1-4 0-7l-31-140z">
          <text:p/>
        </draw:path>
        <draw:path draw:style-name="gr6" draw:text-style-name="P6" draw:layer="layout" svg:width="0.154cm" svg:height="0.208cm" svg:x="2.619cm" svg:y="20.93cm" svg:viewBox="0 0 155 209" svg:d="M23 209l17-87-40-122h27l20 67c5 20 7 28 9 35h1c6-8 13-20 23-36l45-66h30l-89 122-17 87z">
          <text:p/>
        </draw:path>
        <draw:path draw:style-name="gr6" draw:text-style-name="P6" draw:layer="layout" svg:width="0.126cm" svg:height="0.156cm" svg:x="2.741cm" svg:y="20.985cm" svg:viewBox="0 0 127 157" svg:d="M79 20c-26 0-43 24-50 47 41 1 73-5 73-28 0-12-9-19-23-19zM107 144c-11 6-29 13-50 13-40 0-57-28-57-61 0-45 34-96 82-96 29 0 45 17 45 39 0 38-45 49-101 48-1 7 0 20 3 28 6 14 18 20 34 20 18 0 31-5 41-10z">
          <text:p/>
        </draw:path>
        <draw:path draw:style-name="gr6" draw:text-style-name="P6" draw:layer="layout" svg:width="0.134cm" svg:height="0.15cm" svg:x="2.887cm" svg:y="20.988cm" svg:viewBox="0 0 135 151" svg:d="M25 0l14 85c2 19 4 30 5 38h1c3-8 7-18 15-36l46-87h29l-84 151h-26l-25-151z">
          <text:p/>
        </draw:path>
        <draw:path draw:style-name="gr6" draw:text-style-name="P6" draw:layer="layout" svg:width="0.15cm" svg:height="0.217cm" svg:x="3.008cm" svg:y="20.985cm" svg:viewBox="0 0 151 218" svg:d="M123 25c-4-2-13-5-24-5-38 0-64 40-64 77-1 16 6 36 29 36 22 0 45-28 50-58zM8 188c9 6 24 10 41 10 25 0 44-13 53-55l5-22h-1c-13 21-31 32-51 32-32 0-47-25-47-52 0-51 37-101 96-101 16 0 36 5 47 11l-23 123c-6 32-14 54-30 67-14 13-35 17-52 17-19 0-36-4-46-11z">
          <text:p/>
        </draw:path>
        <draw:path draw:style-name="gr6" draw:text-style-name="P6" draw:layer="layout" svg:width="0.099cm" svg:height="0.153cm" svg:x="3.176cm" svg:y="20.985cm" svg:viewBox="0 0 100 154" svg:d="M0 154l19-98c4-19 6-39 8-53h22c-1 10-2 21-4 33h1c10-21 26-36 46-36 3 0 6 0 8 1l-5 25c-2-1-5-1-8-1-22 0-42 27-48 63l-12 66z">
          <text:p/>
        </draw:path>
        <draw:path draw:style-name="gr6" draw:text-style-name="P6" draw:layer="layout" svg:width="0.143cm" svg:height="0.156cm" svg:x="3.271cm" svg:y="20.985cm" svg:viewBox="0 0 144 157" svg:d="M115 22c-3-1-9-2-17-2-40 0-72 40-72 82 0 17 6 33 25 33 21 0 49-28 55-67zM99 154c0-11 1-24 3-40-18 31-38 43-60 43-27 0-42-22-42-51 0-52 38-106 104-106 14 0 30 2 40 6l-15 77c-5 26-7 53-6 71z">
          <text:p/>
        </draw:path>
        <draw:path draw:style-name="gr6" draw:text-style-name="P6" draw:layer="layout" svg:width="0.105cm" svg:height="0.156cm" svg:x="3.425cm" svg:y="20.985cm" svg:viewBox="0 0 106 157" svg:d="M7 128c7 4 20 9 32 9 17 0 30-11 30-25 0-11-5-18-23-27-17-10-26-23-26-39 0-25 22-46 55-46 13 0 26 4 31 8l-7 20c-5-3-15-7-26-7-17 0-28 10-28 23 0 10 7 17 22 25 17 8 28 22 28 38 0 32-25 50-58 50-16 0-30-5-37-11z">
          <text:p/>
        </draw:path>
        <draw:path draw:style-name="gr6" draw:text-style-name="P6" draw:layer="layout" svg:width="0.139cm" svg:height="0.22cm" svg:x="3.546cm" svg:y="20.918cm" svg:viewBox="0 0 140 221" svg:d="M0 221l42-221h25l-19 97h1c13-19 31-30 54-30 16 0 37 10 37 40 0 7-1 18-3 25l-17 89h-25l16-88c1-5 2-12 2-21 0-13-6-24-23-24-19 0-45 23-51 56l-14 77z">
          <text:p/>
        </draw:path>
        <draw:path draw:style-name="gr6" draw:text-style-name="P6" draw:layer="layout" svg:width="0.158cm" svg:height="0.218cm" svg:x="3.687cm" svg:y="20.988cm" svg:viewBox="0 0 159 219" svg:d="M56 0l14 80c3 18 5 29 7 40h1c4-10 8-20 15-37l39-83h27l-56 114c-16 32-31 59-52 80-17 16-35 23-43 25l-8-22c8-2 19-6 29-14s21-21 29-36c1-2 1-4 1-7l-30-140z">
          <text:p/>
        </draw:path>
        <draw:path draw:style-name="gr6" draw:text-style-name="P6" draw:layer="layout" svg:width="0.14cm" svg:height="0.153cm" svg:x="3.845cm" svg:y="20.985cm" svg:viewBox="0 0 141 154" svg:d="M0 154l21-108c3-16 5-31 6-43h24l-4 30h1c12-21 33-33 55-33 17 0 38 10 38 42 0 6-1 15-3 23l-17 89h-25l17-88c1-6 2-13 2-19 0-15-7-26-25-26-17 0-43 22-50 60l-14 73z">
          <text:p/>
        </draw:path>
        <draw:path draw:style-name="gr6" draw:text-style-name="P6" draw:layer="layout" svg:width="0.06cm" svg:height="0.077cm" svg:x="3.988cm" svg:y="21.099cm" svg:viewBox="0 0 61 78" svg:d="M0 78c10-19 24-53 31-75l30-3c-11 26-30 61-41 76z">
          <text:p/>
        </draw:path>
        <draw:path draw:style-name="gr6" draw:text-style-name="P6" draw:layer="layout" svg:width="0.145cm" svg:height="0.204cm" svg:x="4.122cm" svg:y="20.934cm" svg:viewBox="0 0 146 205" svg:d="M0 205l3-17 31-26c54-45 85-76 85-110 0-15-8-30-31-30-18 0-32 8-41 14l-7-18c14-11 35-18 53-18 38 0 53 25 53 49 0 44-39 80-87 120l-17 13v1h84l-4 22z">
          <text:p/>
        </draw:path>
        <draw:path draw:style-name="gr6" draw:text-style-name="P6" draw:layer="layout" svg:width="0.138cm" svg:height="0.207cm" svg:x="4.287cm" svg:y="20.934cm" svg:viewBox="0 0 139 208" svg:d="M26 140c0 21 5 47 29 47 37 0 57-82 57-123 0-16-1-44-26-44-35 0-60 72-60 120zM139 63c0 66-31 145-88 145-37 0-51-30-51-69 0-68 36-139 89-139 38 0 50 32 50 63z">
          <text:p/>
        </draw:path>
        <draw:polygon draw:style-name="gr6" draw:text-style-name="P6" draw:layer="layout" svg:width="0.068cm" svg:height="0.201cm" svg:x="4.477cm" svg:y="20.937cm" svg:viewBox="0 0 69 202" draw:points="38,26 37,26 3,43 0,23 45,0 69,0 29,202 5,202">
          <text:p/>
        </draw:polygon>
        <draw:path draw:style-name="gr6" draw:text-style-name="P6" draw:layer="layout" svg:width="0.138cm" svg:height="0.207cm" svg:x="4.59cm" svg:y="20.934cm" svg:viewBox="0 0 139 208" svg:d="M26 140c0 21 4 47 28 47 38 0 59-82 59-123 0-16-3-44-28-44-34 0-59 72-59 120zM139 63c0 66-32 145-88 145-37 0-51-30-51-69 0-68 35-139 88-139 38 0 51 32 51 63z">
          <text:p/>
        </draw:path>
        <draw:frame draw:style-name="gr5" draw:text-style-name="P5" draw:layer="layout" svg:width="0.485cm" svg:height="0.485cm" svg:x="0.866cm" svg:y="27.604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478cm" svg:y="27.75cm" svg:viewBox="0 0 153 209" draw:points="61,22 0,22 4,0 153,0 148,22 87,22 51,209 26,209">
          <text:p/>
        </draw:polygon>
        <draw:path draw:style-name="gr6" draw:text-style-name="P6" draw:layer="layout" svg:width="0.158cm" svg:height="0.218cm" svg:x="1.581cm" svg:y="27.809cm" svg:viewBox="0 0 159 219" svg:d="M55 0l15 81c3 18 5 28 7 40h1c4-10 8-20 15-37l39-84h27l-56 114c-16 32-31 58-53 79-17 17-34 24-43 26l-7-23c7-2 18-5 28-14 10-8 21-19 29-34 1-3 1-4 0-7l-30-141z">
          <text:p/>
        </draw:path>
        <draw:path draw:style-name="gr6" draw:text-style-name="P6" draw:layer="layout" svg:width="0.224cm" svg:height="0.153cm" svg:x="1.739cm" svg:y="27.805cm" svg:viewBox="0 0 225 154" svg:d="M0 154l20-107c3-16 5-31 6-43h23l-3 28c14-21 33-32 52-32 23 0 34 15 35 34 13-22 34-33 56-34 18 0 36 12 36 40 0 6-1 17-2 25l-16 89h-26l16-87c2-6 3-13 3-20 0-15-6-25-23-25-20 0-42 22-48 54l-14 78h-25l17-88c1-7 2-13 2-19 0-12-4-25-23-25-18 0-41 24-48 56l-13 76z">
          <text:p/>
        </draw:path>
        <draw:path draw:style-name="gr6" draw:text-style-name="P6" draw:layer="layout" svg:width="0.142cm" svg:height="0.157cm" svg:x="1.99cm" svg:y="27.805cm" svg:viewBox="0 0 143 158" svg:d="M26 95c0 25 14 42 37 42 30 0 53-38 53-73 0-17-8-43-35-43-33 0-55 40-55 74zM143 64c0 46-33 94-84 94-38 0-59-28-59-62 0-49 34-96 84-96 40 0 59 31 59 64z">
          <text:p/>
        </draw:path>
        <draw:path draw:style-name="gr6" draw:text-style-name="P6" draw:layer="layout" svg:width="0.11cm" svg:height="0.223cm" svg:x="2.153cm" svg:y="27.735cm" svg:viewBox="0 0 111 224" svg:d="M0 224l24-130h-20l4-20h20l1-8c4-21 12-40 25-52 9-9 22-14 35-14 11 0 18 2 22 5l-6 20c-4-2-10-3-16-3-20 0-30 20-34 45l-2 7h33l-3 20h-34l-24 130z">
          <text:p/>
        </draw:path>
        <draw:path draw:style-name="gr6" draw:text-style-name="P6" draw:layer="layout" svg:width="0.125cm" svg:height="0.157cm" svg:x="2.238cm" svg:y="27.805cm" svg:viewBox="0 0 126 158" svg:d="M79 20c-26 0-44 26-51 49 41 1 74-5 74-29 0-13-10-20-23-20zM107 146c-11 6-29 12-51 12-39 0-56-27-56-60 0-46 33-98 82-98 29 0 44 17 44 39 0 40-44 50-100 49-2 7-1 21 3 29 6 14 18 20 33 20 19 0 32-5 42-10z">
          <text:p/>
        </draw:path>
        <draw:path draw:style-name="gr6" draw:text-style-name="P6" draw:layer="layout" svg:width="0.157cm" svg:height="0.218cm" svg:x="2.355cm" svg:y="27.809cm" svg:viewBox="0 0 158 219" svg:d="M54 0l14 81c4 18 6 28 7 40h1c5-10 10-20 17-37l38-84h27l-56 114c-15 32-32 58-52 79-17 17-35 24-44 26l-6-23c6-2 18-5 27-14 11-8 22-19 30-34 1-3 1-4 0-7l-30-141z">
          <text:p/>
        </draw:path>
        <draw:path draw:style-name="gr6" draw:text-style-name="P6" draw:layer="layout" svg:width="0.154cm" svg:height="0.208cm" svg:x="2.586cm" svg:y="27.75cm" svg:viewBox="0 0 155 209" svg:d="M23 209l17-86-40-123h27l20 67c5 19 7 29 9 36 6-8 13-21 22-36l47-67h30l-90 123-17 86z">
          <text:p/>
        </draw:path>
        <draw:path draw:style-name="gr6" draw:text-style-name="P6" draw:layer="layout" svg:width="0.125cm" svg:height="0.157cm" svg:x="2.708cm" svg:y="27.805cm" svg:viewBox="0 0 126 158" svg:d="M78 20c-25 0-43 26-49 49 40 1 72-5 72-29 0-13-10-20-23-20zM107 146c-12 6-30 12-50 12-40 0-57-27-57-60 0-46 34-98 81-98 30 0 45 17 45 39 0 40-45 50-100 49-1 7 0 21 3 29 6 14 18 20 33 20 18 0 31-5 41-10z">
          <text:p/>
        </draw:path>
        <draw:path draw:style-name="gr6" draw:text-style-name="P6" draw:layer="layout" svg:width="0.134cm" svg:height="0.149cm" svg:x="2.854cm" svg:y="27.809cm" svg:viewBox="0 0 135 150" svg:d="M25 0l15 85c2 17 4 28 4 37h1c4-8 8-18 16-35l46-87h28l-83 150h-27l-25-150z">
          <text:p/>
        </draw:path>
        <draw:path draw:style-name="gr6" draw:text-style-name="P6" draw:layer="layout" svg:width="0.15cm" svg:height="0.218cm" svg:x="2.975cm" svg:y="27.805cm" svg:viewBox="0 0 151 219" svg:d="M123 26c-4-2-13-5-25-5-38 0-64 39-64 77 0 16 6 36 29 36s46-28 51-58zM8 188c9 6 24 10 39 10 26 0 45-13 55-53l5-23h-1c-14 21-32 32-52 32-31 0-46-25-46-51 0-53 37-103 95-103 18 0 37 6 48 11l-23 125c-6 32-14 53-31 66-14 13-35 17-52 17-18 0-35-5-45-11z">
          <text:p/>
        </draw:path>
        <draw:path draw:style-name="gr6" draw:text-style-name="P6" draw:layer="layout" svg:width="0.099cm" svg:height="0.153cm" svg:x="3.143cm" svg:y="27.805cm" svg:viewBox="0 0 100 154" svg:d="M0 154l18-97c4-19 6-40 8-53h23c-1 10-2 21-4 32h1c10-20 26-36 46-36 2 0 5 1 8 1l-6 25c-2 0-4 0-7 0-22 0-42 26-49 62l-13 66z">
          <text:p/>
        </draw:path>
        <draw:path draw:style-name="gr6" draw:text-style-name="P6" draw:layer="layout" svg:width="0.144cm" svg:height="0.157cm" svg:x="3.237cm" svg:y="27.805cm" svg:viewBox="0 0 145 158" svg:d="M115 23c-4-1-9-2-17-2-39 0-71 41-71 83 0 16 6 33 25 33 22 0 47-28 54-68zM99 154c0-9 1-23 3-39-17 32-37 43-59 43-27 0-43-21-43-49 0-53 39-109 104-109 14 0 31 3 41 6l-15 79c-5 26-8 52-7 69z">
          <text:p/>
        </draw:path>
        <draw:path draw:style-name="gr6" draw:text-style-name="P6" draw:layer="layout" svg:width="0.105cm" svg:height="0.156cm" svg:x="3.392cm" svg:y="27.805cm" svg:viewBox="0 0 106 157" svg:d="M7 128c7 5 21 9 33 9 17 0 29-10 29-24 0-11-6-19-22-28-17-9-28-22-28-38 0-26 24-47 56-47 13 0 25 4 31 8l-7 20c-5-3-15-7-26-7-16 0-27 10-27 23 0 11 7 18 21 25 16 9 28 23 28 40 0 30-25 48-57 48-16 0-31-5-38-10z">
          <text:p/>
        </draw:path>
        <draw:path draw:style-name="gr6" draw:text-style-name="P6" draw:layer="layout" svg:width="0.14cm" svg:height="0.219cm" svg:x="3.512cm" svg:y="27.739cm" svg:viewBox="0 0 141 220" svg:d="M0 220l43-220h26l-19 96h1c13-18 30-30 54-30 16 0 36 11 36 41 0 7-1 17-2 25l-17 88h-25l16-87c1-5 2-13 2-21 0-13-6-24-23-24-20 0-45 23-51 56l-15 76z">
          <text:p/>
        </draw:path>
        <draw:path draw:style-name="gr6" draw:text-style-name="P6" draw:layer="layout" svg:width="0.158cm" svg:height="0.218cm" svg:x="3.654cm" svg:y="27.809cm" svg:viewBox="0 0 159 219" svg:d="M55 0l15 81c3 18 5 28 7 40 4-10 9-20 16-37l38-84h28l-56 114c-16 32-32 58-52 79-18 17-36 24-44 26l-7-23c7-2 18-5 28-14 11-8 22-19 30-34 1-3 1-4 1-7l-31-141z">
          <text:p/>
        </draw:path>
        <draw:path draw:style-name="gr6" draw:text-style-name="P6" draw:layer="layout" svg:width="0.141cm" svg:height="0.153cm" svg:x="3.811cm" svg:y="27.805cm" svg:viewBox="0 0 142 154" svg:d="M0 154l21-107c3-16 5-31 7-43h24l-4 29h1c12-21 33-33 55-33 17 0 38 11 38 42 0 6-2 16-3 24l-17 88h-25l16-87c1-6 2-13 2-20 0-14-6-25-24-25s-43 22-50 58l-15 74z">
          <text:p/>
        </draw:path>
        <draw:path draw:style-name="gr6" draw:text-style-name="P6" draw:layer="layout" svg:width="0.06cm" svg:height="0.078cm" svg:x="3.955cm" svg:y="27.919cm" svg:viewBox="0 0 61 79" svg:d="M0 79c9-20 23-53 30-76l31-3c-11 26-31 61-42 76z">
          <text:p/>
        </draw:path>
        <draw:path draw:style-name="gr6" draw:text-style-name="P6" draw:layer="layout" svg:width="0.146cm" svg:height="0.204cm" svg:x="4.088cm" svg:y="27.754cm" svg:viewBox="0 0 147 205" svg:d="M0 205l4-17 30-25c55-46 86-77 86-110 0-15-8-31-31-31-18 0-32 8-41 14l-8-18c15-11 36-18 54-18 38 0 53 25 53 49 0 43-39 80-87 120l-18 14v1h85l-4 21z">
          <text:p/>
        </draw:path>
        <draw:path draw:style-name="gr6" draw:text-style-name="P6" draw:layer="layout" svg:width="0.138cm" svg:height="0.208cm" svg:x="4.254cm" svg:y="27.754cm" svg:viewBox="0 0 139 209" svg:d="M25 141c0 21 4 47 28 47 39 0 60-82 60-124 0-15-2-43-27-43-36 0-61 71-61 120zM139 63c0 67-31 146-89 146-36 0-50-31-50-69 0-68 35-140 88-140 39 0 51 32 51 63z">
          <text:p/>
        </draw:path>
        <draw:polygon draw:style-name="gr6" draw:text-style-name="P6" draw:layer="layout" svg:width="0.068cm" svg:height="0.201cm" svg:x="4.444cm" svg:y="27.757cm" svg:viewBox="0 0 69 202" draw:points="39,27 38,27 3,44 0,24 47,0 69,0 30,202 5,202">
          <text:p/>
        </draw:polygon>
        <draw:path draw:style-name="gr6" draw:text-style-name="P6" draw:layer="layout" svg:width="0.138cm" svg:height="0.208cm" svg:x="4.557cm" svg:y="27.754cm" svg:viewBox="0 0 139 209" svg:d="M26 141c0 21 4 47 30 47 37 0 58-82 58-124 0-15-3-43-27-43-35 0-61 71-61 120zM139 63c0 67-31 146-87 146-38 0-52-31-52-69 0-68 36-140 89-140 38 0 50 32 50 63z">
          <text:p/>
        </draw:path>
        <draw:polygon draw:style-name="gr2" draw:text-style-name="P2" draw:layer="layout" svg:width="10.107cm" svg:height="6.706cm" svg:x="10.799cm" svg:y="7.951cm" svg:viewBox="0 0 10108 6707" draw:points="10108,6707 0,6707 0,0 10108,0">
          <text:p/>
        </draw:polygon>
        <draw:polygon draw:style-name="gr2" draw:text-style-name="P2" draw:layer="layout" svg:width="10.107cm" svg:height="6.706cm" svg:x="10.789cm" svg:y="1.118cm" svg:viewBox="0 0 10108 6707" draw:points="10108,6707 0,6707 0,0 10108,0">
          <text:p/>
        </draw:polygon>
        <draw:polygon draw:style-name="gr7" draw:text-style-name="P7" draw:layer="layout" svg:width="10.107cm" svg:height="2.26cm" svg:x="10.799cm" svg:y="7.951cm" svg:viewBox="0 0 10108 2261" draw:points="10108,2261 0,2261 0,0 10108,0">
          <text:p/>
        </draw:polygon>
        <draw:polygon draw:style-name="gr2" draw:text-style-name="P2" draw:layer="layout" svg:width="0.658cm" svg:height="0.864cm" svg:x="16.24cm" svg:y="9.365cm" svg:viewBox="0 0 659 865" draw:points="0,865 0,0 653,0 653,169 189,169 189,344 597,344 597,513 189,513 189,696 659,696 659,865">
          <text:p/>
        </draw:polygon>
        <draw:polygon draw:style-name="gr2" draw:text-style-name="P2" draw:layer="layout" svg:width="0.867cm" svg:height="0.87cm" svg:x="16.993cm" svg:y="9.365cm" svg:viewBox="0 0 868 871" draw:points="517,871 349,871 0,0 210,0 436,608 662,0 868,0">
          <text:p/>
        </draw:polygon>
        <draw:polygon draw:style-name="gr2" draw:text-style-name="P2" draw:layer="layout" svg:width="0.658cm" svg:height="0.864cm" svg:x="17.993cm" svg:y="9.365cm" svg:viewBox="0 0 659 865" draw:points="0,865 0,0 653,0 653,169 190,169 190,344 597,344 597,513 190,513 190,696 659,696 659,865">
          <text:p/>
        </draw:polygon>
        <draw:polygon draw:style-name="gr2" draw:text-style-name="P2" draw:layer="layout" svg:width="0.768cm" svg:height="0.864cm" svg:x="18.82cm" svg:y="9.365cm" svg:viewBox="0 0 769 865" draw:points="606,865 187,314 187,865 0,865 0,0 175,0 580,532 580,0 769,0 769,865">
          <text:p/>
        </draw:polygon>
        <draw:polygon draw:style-name="gr2" draw:text-style-name="P2" draw:layer="layout" svg:width="0.716cm" svg:height="0.864cm" svg:x="19.733cm" svg:y="9.365cm" svg:viewBox="0 0 717 865" draw:points="453,175 453,865 263,865 263,175 0,175 0,0 717,0 717,175">
          <text:p/>
        </draw:polygon>
        <draw:path draw:style-name="gr2" draw:text-style-name="P2" draw:layer="layout" svg:width="1.574cm" svg:height="1.574cm" svg:x="11.66cm" svg:y="8.447cm" svg:viewBox="0 0 1575 1575" svg:d="M788 1468c-376 0-681-305-681-680s305-680 681-680c375 0 679 305 679 680s-304 680-679 680zM788 0c-435 0-788 354-788 788 0 435 353 787 788 787 434 0 787-352 787-787 0-434-353-788-787-788z">
          <text:p/>
        </draw:path>
        <draw:path draw:style-name="gr2" draw:text-style-name="P2" draw:layer="layout" svg:width="0.203cm" svg:height="0.203cm" svg:x="12.074cm" svg:y="8.989cm" svg:viewBox="0 0 204 204" svg:d="M102 0c-56 0-102 46-102 103 0 55 46 101 102 101s102-46 102-101c0-57-46-103-102-103z">
          <text:p/>
        </draw:path>
        <draw:path draw:style-name="gr2" draw:text-style-name="P2" draw:layer="layout" svg:width="0.203cm" svg:height="0.203cm" svg:x="12.617cm" svg:y="8.989cm" svg:viewBox="0 0 204 204" svg:d="M103 0c-57 0-103 46-103 103 0 55 46 101 103 101 56 0 101-46 101-101 0-57-45-103-101-103z">
          <text:p/>
        </draw:path>
        <draw:path draw:style-name="gr2" draw:text-style-name="P2" draw:layer="layout" svg:width="0.777cm" svg:height="0.371cm" svg:x="12.059cm" svg:y="9.341cm" svg:viewBox="0 0 778 372" svg:d="M723 0c-9 178-155 318-335 318-179 0-325-140-336-318h-52c10 207 179 372 388 372s380-165 390-372z">
          <text:p/>
        </draw:path>
        <draw:path draw:style-name="gr4" draw:text-style-name="P4" draw:layer="layout" svg:width="0.249cm" svg:height="0.288cm" svg:x="12.32cm" svg:y="11.757cm" svg:viewBox="0 0 250 289" svg:d="M227 144c0-68-51-124-131-124h-75v249h75c80 0 131-55 131-124zM96 289h-96v-289h96c90 0 154 62 154 143v1c0 82-64 145-154 145z">
          <text:p/>
        </draw:path>
        <draw:path draw:style-name="gr4" draw:text-style-name="P4" draw:layer="layout" svg:width="0.195cm" svg:height="0.22cm" svg:x="12.623cm" svg:y="11.83cm" svg:viewBox="0 0 196 221" svg:d="M175 100c-3-42-29-81-77-81-41 0-73 35-77 81zM103 202c33 0 56-14 73-33l14 12c-21 23-47 40-88 40-55 0-102-44-102-110 0-62 42-111 99-111 60 0 97 48 97 111v1c0 3 0 4 0 7h-175c4 53 41 83 82 83z">
          <text:p/>
        </draw:path>
        <draw:path draw:style-name="gr4" draw:text-style-name="P4" draw:layer="layout" svg:width="0.113cm" svg:height="0.213cm" svg:x="12.877cm" svg:y="11.832cm" svg:viewBox="0 0 114 214" svg:d="M112 22c-48 0-92 37-92 105v87h-20v-211h20v60c17-38 53-65 94-63v22z">
          <text:p/>
        </draw:path>
        <draw:path draw:style-name="gr4" draw:text-style-name="P4" draw:layer="layout" svg:width="0.18cm" svg:height="0.215cm" svg:x="13.165cm" svg:y="11.83cm" svg:viewBox="0 0 181 216" svg:d="M160 216v-125c0-43-24-72-67-72-41 0-73 32-73 76v121h-20v-211h20v39c14-24 38-44 76-44 53 0 85 36 85 88v128z">
          <text:p/>
        </draw:path>
        <draw:path draw:style-name="gr4" draw:text-style-name="P4" draw:layer="layout" svg:width="0.196cm" svg:height="0.22cm" svg:x="13.403cm" svg:y="11.83cm" svg:viewBox="0 0 197 221" svg:d="M175 100c-3-42-28-81-76-81-42 0-74 35-78 81zM104 202c32 0 55-14 73-33l14 12c-22 23-48 40-88 40-55 0-103-44-103-110 0-62 43-111 100-111 59 0 97 48 97 111v1c0 3 0 4-1 7h-175c4 53 42 83 83 83z">
          <text:p/>
        </draw:path>
        <draw:path draw:style-name="gr4" draw:text-style-name="P4" draw:layer="layout" svg:width="0.179cm" svg:height="0.215cm" svg:x="13.654cm" svg:y="11.835cm" svg:viewBox="0 0 180 216" svg:d="M160 211v-39c-14 25-37 44-75 44-54 0-85-36-85-87v-129h20v126c0 43 25 71 67 71s73-31 73-74v-123h20v211z">
          <text:p/>
        </draw:path>
        <draw:path draw:style-name="gr4" draw:text-style-name="P4" draw:layer="layout" svg:width="0.195cm" svg:height="0.22cm" svg:x="13.896cm" svg:y="11.83cm" svg:viewBox="0 0 196 221" svg:d="M175 100c-3-42-28-81-76-81-41 0-74 35-78 81zM104 202c33 0 55-14 72-33l14 12c-21 23-46 40-87 40-55 0-103-44-103-110 0-62 42-111 100-111 59 0 96 48 96 111v1c0 3 0 4 0 7h-175c4 53 42 83 83 83z">
          <text:p/>
        </draw:path>
        <draw:polygon draw:style-name="gr4" draw:text-style-name="P4" draw:layer="layout" svg:width="0.24cm" svg:height="0.288cm" svg:x="14.278cm" svg:y="11.757cm" svg:viewBox="0 0 241 289" draw:points="213,289 93,142 22,216 22,289 0,289 0,0 22,0 22,190 206,0 235,0 108,127 241,289">
          <text:p/>
        </draw:polygon>
        <draw:path draw:style-name="gr4" draw:text-style-name="P4" draw:layer="layout" svg:width="0.216cm" svg:height="0.22cm" svg:x="14.541cm" svg:y="11.83cm" svg:viewBox="0 0 217 221" svg:d="M195 111c0-52-39-92-87-92-50 0-86 41-86 91v1c0 51 38 91 86 91 50 0 87-41 87-90zM108 221c-63 0-108-50-108-109v-1c0-60 46-111 108-111s109 50 109 110v1c0 59-47 110-109 110z">
          <text:p/>
        </draw:path>
        <draw:polygon draw:style-name="gr4" draw:text-style-name="P4" draw:layer="layout" svg:width="0.02cm" svg:height="0.3cm" svg:x="14.822cm" svg:y="11.745cm" svg:viewBox="0 0 21 301" draw:points="0,0 21,0 21,301 0,301">
          <text:p/>
        </draw:polygon>
        <draw:polygon draw:style-name="gr4" draw:text-style-name="P4" draw:layer="layout" svg:width="0.02cm" svg:height="0.3cm" svg:x="14.924cm" svg:y="11.745cm" svg:viewBox="0 0 21 301" draw:points="0,0 21,0 21,301 0,301">
          <text:p/>
        </draw:polygon>
        <draw:path draw:style-name="gr4" draw:text-style-name="P4" draw:layer="layout" svg:width="0.196cm" svg:height="0.22cm" svg:x="15.009cm" svg:y="11.83cm" svg:viewBox="0 0 197 221" svg:d="M175 100c-3-42-27-81-76-81-41 0-73 35-77 81zM105 202c33 0 55-14 72-33l14 12c-21 23-46 40-88 40-55 0-103-44-103-110 0-62 43-111 100-111 60 0 97 48 97 111v1c0 3 0 4 0 7h-175c4 53 41 83 83 83z">
          <text:p/>
        </draw:path>
        <draw:path draw:style-name="gr4" draw:text-style-name="P4" draw:layer="layout" svg:width="0.208cm" svg:height="0.282cm" svg:x="15.251cm" svg:y="11.83cm" svg:viewBox="0 0 209 283" svg:d="M190 99c0-48-43-79-87-79s-82 30-82 79v1c0 48 39 81 82 81 44 0 87-32 87-81zM106 283c-35 0-67-11-97-33l12-16c26 19 55 30 86 30 48 0 82-28 82-82v-30c-18 26-46 48-88 48-50 0-101-38-101-99v-1c0-61 51-100 101-100 42 0 71 22 88 47v-42h20v178c0 64-43 100-103 100z">
          <text:p/>
        </draw:path>
        <draw:path draw:style-name="gr4" draw:text-style-name="P4" draw:layer="layout" svg:width="0.196cm" svg:height="0.22cm" svg:x="15.521cm" svg:y="11.83cm" svg:viewBox="0 0 197 221" svg:d="M174 100c-3-42-27-81-75-81-42 0-74 35-77 81zM104 202c32 0 55-14 72-33l15 12c-23 23-48 40-88 40-55 0-103-44-103-110 0-62 43-111 100-111 59 0 97 48 97 111v1c0 3 0 4 0 7h-175c3 53 41 83 82 83z">
          <text:p/>
        </draw:path>
        <draw:path draw:style-name="gr4" draw:text-style-name="P4" draw:layer="layout" svg:width="0.025cm" svg:height="0.292cm" svg:x="15.9cm" svg:y="11.753cm" svg:viewBox="0 0 26 293" svg:d="M2 83h21v210h-21zM0 0h26v27h-26z">
          <text:p/>
        </draw:path>
        <draw:path draw:style-name="gr4" draw:text-style-name="P4" draw:layer="layout" svg:width="0.158cm" svg:height="0.218cm" svg:x="15.984cm" svg:y="11.831cm" svg:viewBox="0 0 159 219" svg:d="M87 219c-31 0-65-13-87-31l12-16c23 17 49 27 76 27 28 0 51-16 51-40v-1c0-24-27-33-56-42-35-9-73-20-73-57v-1c0-34 28-58 70-58 25 0 54 9 75 23l-11 17c-19-13-42-21-65-21-29 0-48 16-48 37 0 24 29 32 59 41 34 10 69 22 69 59v1c0 37-32 62-72 62z">
          <text:p/>
        </draw:path>
        <draw:path draw:style-name="gr4" draw:text-style-name="P4" draw:layer="layout" svg:width="0.124cm" svg:height="0.281cm" svg:x="16.183cm" svg:y="11.768cm" svg:viewBox="0 0 125 282" svg:d="M89 282c-32 0-59-18-59-58v-138h-30v-19h30v-67h20v67h75v19h-75v136c0 30 18 41 42 41 11 0 19-2 32-8v19c-11 5-22 8-35 8z">
          <text:p/>
        </draw:path>
        <draw:path draw:style-name="gr4" draw:text-style-name="P4" draw:layer="layout" svg:width="0.196cm" svg:height="0.22cm" svg:x="16.476cm" svg:y="11.83cm" svg:viewBox="0 0 197 221" svg:d="M175 100c-3-42-27-81-75-81-42 0-74 35-78 81zM104 202c33 0 55-14 72-33l14 12c-21 23-46 40-86 40-55 0-104-44-104-110 0-62 44-111 100-111 59 0 97 48 97 111v1c0 3 0 4-1 7h-174c4 53 41 83 82 83z">
          <text:p/>
        </draw:path>
        <draw:polygon draw:style-name="gr4" draw:text-style-name="P4" draw:layer="layout" svg:width="0.198cm" svg:height="0.21cm" svg:x="16.698cm" svg:y="11.835cm" svg:viewBox="0 0 199 211" draw:points="174,211 99,117 25,211 0,211 86,103 4,0 29,0 100,89 171,0 196,0 112,103 199,211">
          <text:p/>
        </draw:polygon>
        <draw:polygon draw:style-name="gr4" draw:text-style-name="P4" draw:layer="layout" svg:width="0.182cm" svg:height="0.21cm" svg:x="16.938cm" svg:y="11.835cm" svg:viewBox="0 0 183 211" draw:points="0,211 0,199 152,18 6,18 6,0 183,0 183,12 30,193 183,193 183,211">
          <text:p/>
        </draw:polygon>
        <draw:path draw:style-name="gr4" draw:text-style-name="P4" draw:layer="layout" svg:width="0.196cm" svg:height="0.22cm" svg:x="17.16cm" svg:y="11.83cm" svg:viewBox="0 0 197 221" svg:d="M175 100c-3-42-27-81-75-81-43 0-75 35-79 81zM105 202c32 0 54-14 72-33l14 12c-22 23-47 40-87 40-56 0-104-44-104-110 0-62 43-111 101-111s96 48 96 111v1c0 3 0 4-1 7h-175c4 53 42 83 84 83z">
          <text:p/>
        </draw:path>
        <draw:polygon draw:style-name="gr4" draw:text-style-name="P4" draw:layer="layout" svg:width="0.02cm" svg:height="0.3cm" svg:x="17.418cm" svg:y="11.745cm" svg:viewBox="0 0 21 301" draw:points="0,0 21,0 21,301 0,301">
          <text:p/>
        </draw:polygon>
        <draw:polygon draw:style-name="gr4" draw:text-style-name="P4" draw:layer="layout" svg:width="0.02cm" svg:height="0.3cm" svg:x="17.52cm" svg:y="11.745cm" svg:viewBox="0 0 21 301" draw:points="0,0 21,0 21,301 0,301">
          <text:p/>
        </draw:polygon>
        <draw:path draw:style-name="gr4" draw:text-style-name="P4" draw:layer="layout" svg:width="0.196cm" svg:height="0.22cm" svg:x="17.605cm" svg:y="11.83cm" svg:viewBox="0 0 197 221" svg:d="M175 100c-3-42-27-81-75-81-42 0-75 35-78 81zM105 202c32 0 55-14 72-33l14 12c-22 23-47 40-87 40-55 0-104-44-104-110 0-62 44-111 101-111 59 0 96 48 96 111v1c0 3 0 4 0 7h-175c3 53 42 83 83 83z">
          <text:p/>
        </draw:path>
        <draw:path draw:style-name="gr4" draw:text-style-name="P4" draw:layer="layout" svg:width="0.18cm" svg:height="0.215cm" svg:x="17.86cm" svg:y="11.83cm" svg:viewBox="0 0 181 216" svg:d="M161 216v-125c0-43-25-72-68-72-41 0-73 32-73 76v121h-20v-211h20v39c14-24 37-44 76-44 54 0 85 36 85 88v128z">
          <text:p/>
        </draw:path>
        <draw:path draw:style-name="gr4" draw:text-style-name="P4" draw:layer="layout" svg:width="0.124cm" svg:height="0.281cm" svg:x="18.093cm" svg:y="11.768cm" svg:viewBox="0 0 125 282" svg:d="M90 282c-33 0-60-18-60-58v-138h-30v-19h30v-67h20v67h75v19h-75v136c0 30 18 41 43 41 11 0 19-2 31-8v19c-10 5-21 8-34 8z">
          <text:p/>
        </draw:path>
        <draw:polygon draw:style-name="gr4" draw:text-style-name="P4" draw:layer="layout" svg:width="0.027cm" svg:height="0.035cm" svg:x="18.272cm" svg:y="12.01cm" svg:viewBox="0 0 28 36" draw:points="0,0 28,0 28,36 0,36">
          <text:p/>
        </draw:polygon>
        <draw:path draw:style-name="gr4" draw:text-style-name="P4" draw:layer="layout" svg:width="0.249cm" svg:height="0.288cm" svg:x="18.499cm" svg:y="11.757cm" svg:viewBox="0 0 250 289" svg:d="M228 144c0-68-52-124-132-124h-74v249h74c80 0 132-55 132-124zM96 289h-96v-289h96c91 0 154 62 154 143v1c0 82-63 145-154 145z">
          <text:p/>
        </draw:path>
        <draw:path draw:style-name="gr4" draw:text-style-name="P4" draw:layer="layout" svg:width="0.18cm" svg:height="0.215cm" svg:x="18.812cm" svg:y="11.835cm" svg:viewBox="0 0 181 216" svg:d="M161 211v-39c-14 25-37 44-76 44-54 0-85-36-85-87v-129h21v126c0 43 24 71 67 71 41 0 73-31 73-74v-123h20v211z">
          <text:p/>
        </draw:path>
        <draw:path draw:style-name="gr4" draw:text-style-name="P4" draw:layer="layout" svg:width="0.208cm" svg:height="0.306cm" svg:x="12.302cm" svg:y="12.238cm" svg:viewBox="0 0 209 307" svg:d="M190 196c0-54-42-91-85-91-47 0-84 35-84 91v1c0 55 39 90 84 90 43 0 85-36 85-90zM189 302v-47c-18 27-45 52-86 52-52 0-103-41-103-109v-1c0-68 51-111 103-111 42 0 69 24 86 51v-137h20v302z">
          <text:p/>
        </draw:path>
        <draw:path draw:style-name="gr4" draw:text-style-name="P4" draw:layer="layout" svg:width="0.18cm" svg:height="0.218cm" svg:x="12.57cm" svg:y="12.326cm" svg:viewBox="0 0 181 219" svg:d="M162 110c-18-4-41-9-72-9-44 0-69 20-69 49v1c0 31 29 49 61 49 44 0 80-27 80-66zM162 214v-35c-15 20-41 40-81 40s-81-23-81-66v-2c0-44 37-68 91-68 30 0 51 3 71 9v-9c0-43-26-64-70-64-26 0-47 7-66 16l-8-17c23-11 46-18 75-18 55 0 88 28 88 82v132z">
          <text:p/>
        </draw:path>
        <draw:path draw:style-name="gr4" draw:text-style-name="P4" draw:layer="layout" svg:width="0.113cm" svg:height="0.213cm" svg:x="12.823cm" svg:y="12.326cm" svg:viewBox="0 0 114 214" svg:d="M112 22c-49 0-91 36-91 105v87h-21v-211h21v60c17-38 51-65 93-63v22z">
          <text:p/>
        </draw:path>
        <draw:path draw:style-name="gr4" draw:text-style-name="P4" draw:layer="layout" svg:width="0.125cm" svg:height="0.302cm" svg:x="12.969cm" svg:y="12.237cm" svg:viewBox="0 0 126 303" svg:d="M93 19c-28 0-42 17-42 53v20h74v18h-74v193h-20v-193h-31v-18h31v-21c0-45 23-71 62-71 13 0 23 2 33 5v19c-13-4-22-5-33-5z">
          <text:p/>
        </draw:path>
        <draw:path draw:style-name="gr4" draw:text-style-name="P4" draw:layer="layout" svg:width="0.159cm" svg:height="0.218cm" svg:x="13.118cm" svg:y="12.325cm" svg:viewBox="0 0 160 219" svg:d="M87 219c-31 0-64-13-87-31l12-16c23 18 49 28 77 28s50-16 50-40v-1c0-26-26-35-55-43-36-10-73-20-73-57v-1c0-34 28-58 70-58 25 0 53 9 74 23l-11 17c-19-13-42-21-64-21-30 0-49 15-49 36v1c0 24 29 32 60 41 33 9 69 22 69 60s-32 62-73 62z">
          <text:p/>
        </draw:path>
        <draw:path draw:style-name="gr4" draw:text-style-name="P4" draw:layer="layout" svg:width="0.124cm" svg:height="0.28cm" svg:x="13.318cm" svg:y="12.262cm" svg:viewBox="0 0 125 281" svg:d="M90 281c-33 0-59-17-59-57v-139h-31v-18h31v-67h20v67h74v18h-74v137c0 30 18 40 42 40 10 0 19-2 31-7v19c-11 5-21 7-34 7z">
          <text:p/>
        </draw:path>
        <draw:path draw:style-name="gr4" draw:text-style-name="P4" draw:layer="layout" svg:width="0.208cm" svg:height="0.306cm" svg:x="13.625cm" svg:y="12.238cm" svg:viewBox="0 0 209 307" svg:d="M187 197c0-55-39-92-83-92-43 0-85 38-85 91v1c0 54 42 90 85 90 46 0 83-33 83-89zM106 307c-42 0-69-24-86-51v46h-20v-302h20v139c18-29 45-53 86-53 51 0 103 42 103 110v1c0 68-52 110-103 110z">
          <text:p/>
        </draw:path>
        <draw:path draw:style-name="gr4" draw:text-style-name="P4" draw:layer="layout" svg:width="0.196cm" svg:height="0.22cm" svg:x="13.882cm" svg:y="12.324cm" svg:viewBox="0 0 197 221" svg:d="M175 101c-3-42-27-83-75-83-43 0-75 36-79 83zM105 202c32 0 54-15 72-33l14 12c-22 23-47 40-87 40-56 0-104-44-104-110v-1c0-61 43-110 101-110s96 48 96 111v1c0 2 0 4-1 7h-175c4 52 43 83 84 83z">
          <text:p/>
        </draw:path>
        <draw:path draw:style-name="gr4" draw:text-style-name="P4" draw:layer="layout" svg:width="0.025cm" svg:height="0.292cm" svg:x="14.137cm" svg:y="12.247cm" svg:viewBox="0 0 26 293" svg:d="M4 82h20v211h-20zM0 0h26v27h-26z">
          <text:p/>
        </draw:path>
        <draw:path draw:style-name="gr4" draw:text-style-name="P4" draw:layer="layout" svg:width="0.208cm" svg:height="0.306cm" svg:x="14.226cm" svg:y="12.238cm" svg:viewBox="0 0 209 307" svg:d="M190 196c0-54-42-91-85-91-46 0-84 35-84 91v1c0 55 40 90 84 90 43 0 85-36 85-90zM189 302v-47c-18 27-45 52-86 52-51 0-103-41-103-109v-1c0-68 52-111 103-111 42 0 69 24 86 51v-137h20v302z">
          <text:p/>
        </draw:path>
        <draw:path draw:style-name="gr4" draw:text-style-name="P4" draw:layer="layout" svg:width="0.196cm" svg:height="0.22cm" svg:x="14.496cm" svg:y="12.324cm" svg:viewBox="0 0 197 221" svg:d="M175 101c-3-42-27-83-75-83-42 0-75 36-78 83zM105 202c32 0 55-15 72-33l14 12c-21 23-47 40-87 40-55 0-104-44-104-110v-1c0-61 44-110 101-110 59 0 96 48 96 111v1c0 2 0 4 0 7h-175c3 52 42 83 83 83z">
          <text:p/>
        </draw:path>
        <draw:polygon draw:style-name="gr4" draw:text-style-name="P4" draw:layer="layout" svg:width="0.412cm" svg:height="0.291cm" svg:x="14.857cm" svg:y="12.25cm" svg:viewBox="0 0 413 292" draw:points="308,292 291,292 207,41 121,292 104,292 0,1 24,1 114,258 199,0 216,0 300,258 391,1 413,1">
          <text:p/>
        </draw:polygon>
        <draw:path draw:style-name="gr4" draw:text-style-name="P4" draw:layer="layout" svg:width="0.179cm" svg:height="0.283cm" svg:x="15.324cm" svg:y="12.261cm" svg:viewBox="0 0 180 284" svg:d="M112 0h28v34h-28zM45 0h28v34h-28zM159 279v-39c-14 24-37 44-75 44-53 0-84-37-84-87v-128h20v125c0 43 24 71 67 71 41 0 72-31 72-75v-121h21v210z">
          <text:p/>
        </draw:path>
        <draw:path draw:style-name="gr4" draw:text-style-name="P4" draw:layer="layout" svg:width="0.113cm" svg:height="0.213cm" svg:x="15.58cm" svg:y="12.326cm" svg:viewBox="0 0 114 214" svg:d="M112 22c-49 0-92 36-92 105v87h-20v-211h20v60c17-38 53-65 94-63v22z">
          <text:p/>
        </draw:path>
        <draw:path draw:style-name="gr4" draw:text-style-name="P4" draw:layer="layout" svg:width="0.124cm" svg:height="0.302cm" svg:x="15.727cm" svg:y="12.237cm" svg:viewBox="0 0 125 303" svg:d="M93 19c-29 0-43 17-43 53v20h74v18h-74v193h-20v-193h-30v-18h30v-21c0-45 23-71 63-71 13 0 22 2 32 5v19c-12-4-21-5-32-5z">
          <text:p/>
        </draw:path>
        <draw:path draw:style-name="gr4" draw:text-style-name="P4" draw:layer="layout" svg:width="0.196cm" svg:height="0.22cm" svg:x="15.875cm" svg:y="12.324cm" svg:viewBox="0 0 197 221" svg:d="M175 101c-3-42-27-83-75-83-42 0-74 36-78 83zM105 202c32 0 54-15 72-33l14 12c-22 23-47 40-87 40-55 0-104-44-104-110v-1c0-61 44-110 101-110 58 0 96 48 96 111v1c0 2 0 4-1 7h-174c4 52 42 83 83 83z">
          <text:p/>
        </draw:path>
        <draw:polygon draw:style-name="gr4" draw:text-style-name="P4" draw:layer="layout" svg:width="0.02cm" svg:height="0.301cm" svg:x="16.133cm" svg:y="12.238cm" svg:viewBox="0 0 21 302" draw:points="0,0 21,0 21,302 0,302">
          <text:p/>
        </draw:polygon>
        <draw:path draw:style-name="gr4" draw:text-style-name="P4" draw:layer="layout" svg:width="0.179cm" svg:height="0.215cm" svg:x="16.356cm" svg:y="12.324cm" svg:viewBox="0 0 180 216" svg:d="M160 216v-126c0-43-24-72-66-72s-74 32-74 75v123h-20v-211h20v39c15-25 38-44 76-44 53 0 84 36 84 86v130z">
          <text:p/>
        </draw:path>
        <draw:path draw:style-name="gr4" draw:text-style-name="P4" draw:layer="layout" svg:width="0.216cm" svg:height="0.22cm" svg:x="16.593cm" svg:y="12.324cm" svg:viewBox="0 0 217 221" svg:d="M195 111c0-51-38-92-86-92-51 0-87 42-87 91v1c0 50 38 91 88 91 49 0 85-41 85-90zM109 221c-63 0-109-51-109-109v-1c0-59 46-111 110-111 62 0 107 51 107 110v1c0 59-46 110-108 110z">
          <text:p/>
        </draw:path>
        <draw:path draw:style-name="gr4" draw:text-style-name="P4" draw:layer="layout" svg:width="0.192cm" svg:height="0.22cm" svg:x="16.857cm" svg:y="12.324cm" svg:viewBox="0 0 193 221" svg:d="M107 221c-61 0-107-51-107-109v-1c0-59 47-111 107-111 40 0 65 18 85 39l-15 15c-18-19-39-35-71-35-47 0-84 41-84 91v1c0 50 38 91 86 91 30 0 54-16 71-35l14 12c-21 24-47 42-86 42z">
          <text:p/>
        </draw:path>
        <draw:path draw:style-name="gr4" draw:text-style-name="P4" draw:layer="layout" svg:width="0.18cm" svg:height="0.301cm" svg:x="17.106cm" svg:y="12.238cm" svg:viewBox="0 0 181 302" svg:d="M160 302v-126c0-43-25-72-67-72-41 0-73 32-73 75v123h-20v-302h20v130c14-25 38-44 76-44 53 0 85 36 85 86v130z">
          <text:p/>
        </draw:path>
        <draw:path draw:style-name="gr4" draw:text-style-name="P4" draw:layer="layout" svg:width="0.317cm" svg:height="0.215cm" svg:x="17.482cm" svg:y="12.324cm" svg:viewBox="0 0 318 216" svg:d="M298 216v-126c0-45-24-72-62-72-36 0-67 28-67 75v123h-20v-127c0-44-24-71-62-71s-67 33-67 76v122h-20v-211h20v37c13-21 32-42 70-42 37 0 60 21 72 45 13-23 36-45 75-45 50 0 81 35 81 88v128z">
          <text:p/>
        </draw:path>
        <draw:path draw:style-name="gr4" draw:text-style-name="P4" draw:layer="layout" svg:width="0.181cm" svg:height="0.218cm" svg:x="17.856cm" svg:y="12.326cm" svg:viewBox="0 0 182 219" svg:d="M162 110c-17-4-41-9-71-9-45 0-70 20-70 49v1c0 31 29 49 62 49 43 0 79-27 79-66zM162 214v-35c-14 20-40 40-80 40s-82-23-82-66v-2c0-44 37-68 92-68 30 0 50 3 70 9v-9c0-43-26-64-69-64-26 0-48 7-67 16l-7-17c23-11 46-18 75-18 54 0 88 28 88 82v132z">
          <text:p/>
        </draw:path>
        <draw:polygon draw:style-name="gr4" draw:text-style-name="P4" draw:layer="layout" svg:width="0.02cm" svg:height="0.301cm" svg:x="18.112cm" svg:y="12.238cm" svg:viewBox="0 0 21 302" draw:points="0,0 21,0 21,302 0,302">
          <text:p/>
        </draw:polygon>
        <draw:polygon draw:style-name="gr4" draw:text-style-name="P4" draw:layer="layout" svg:width="0.314cm" svg:height="0.212cm" svg:x="18.317cm" svg:y="12.328cm" svg:viewBox="0 0 315 213" draw:points="237,213 220,213 157,33 94,213 77,213 0,1 23,1 86,186 149,0 165,0 229,186 292,1 315,1">
          <text:p/>
        </draw:polygon>
        <draw:path draw:style-name="gr4" draw:text-style-name="P4" draw:layer="layout" svg:width="0.18cm" svg:height="0.283cm" svg:x="18.685cm" svg:y="12.261cm" svg:viewBox="0 0 181 284" svg:d="M113 0h28v34h-28zM46 0h28v34h-28zM161 279v-39c-14 24-38 44-76 44-53 0-85-37-85-87v-128h20v125c0 43 26 71 68 71 41 0 73-31 73-75v-121h20v210z">
          <text:p/>
        </draw:path>
        <draw:path draw:style-name="gr4" draw:text-style-name="P4" draw:layer="layout" svg:width="0.113cm" svg:height="0.213cm" svg:x="18.942cm" svg:y="12.326cm" svg:viewBox="0 0 114 214" svg:d="M112 22c-50 0-92 36-92 105v87h-20v-211h20v60c16-38 51-65 94-63v22z">
          <text:p/>
        </draw:path>
        <draw:polygon draw:style-name="gr4" draw:text-style-name="P4" draw:layer="layout" svg:width="0.11cm" svg:height="0.023cm" svg:x="19.097cm" svg:y="12.405cm" svg:viewBox="0 0 111 24" draw:points="0,0 111,0 111,24 0,24">
          <text:p/>
        </draw:polygon>
        <draw:path draw:style-name="gr4" draw:text-style-name="P4" draw:layer="layout" svg:width="0.124cm" svg:height="0.301cm" svg:x="12.297cm" svg:y="12.731cm" svg:viewBox="0 0 125 302" svg:d="M94 18c-29 0-42 18-42 54v21h73v18h-73v191h-21v-191h-31v-18h31v-21c0-46 24-72 63-72 13 0 22 2 31 5v19c-12-4-20-6-31-6z">
          <text:p/>
        </draw:path>
        <draw:path draw:style-name="gr4" draw:text-style-name="P4" draw:layer="layout" svg:width="0.195cm" svg:height="0.219cm" svg:x="12.446cm" svg:y="12.818cm" svg:viewBox="0 0 196 220" svg:d="M175 100c-3-43-28-82-77-82-41 0-73 35-77 82zM103 200c34 0 56-14 73-33l14 13c-21 23-46 40-88 40-55 0-102-45-102-110v-1c0-61 42-109 99-109 60 0 97 47 97 110 0 3 0 4 0 8h-175c4 52 41 82 82 82z">
          <text:p/>
        </draw:path>
        <draw:polygon draw:style-name="gr4" draw:text-style-name="P4" draw:layer="layout" svg:width="0.02cm" svg:height="0.3cm" svg:x="12.703cm" svg:y="12.732cm" svg:viewBox="0 0 21 301" draw:points="0,0 21,0 21,301 0,301">
          <text:p/>
        </draw:polygon>
        <draw:path draw:style-name="gr4" draw:text-style-name="P4" draw:layer="layout" svg:width="0.18cm" svg:height="0.214cm" svg:x="12.803cm" svg:y="12.818cm" svg:viewBox="0 0 181 215" svg:d="M159 215v-125c0-43-24-72-66-72-41 0-73 31-73 75v122h-20v-210h20v39c14-25 37-44 76-44 53 0 85 36 85 86v129z">
          <text:p/>
        </draw:path>
        <draw:path draw:style-name="gr4" draw:text-style-name="P4" draw:layer="layout" svg:width="0.18cm" svg:height="0.214cm" svg:x="13.174cm" svg:y="12.823cm" svg:viewBox="0 0 181 215" svg:d="M160 210v-39c-14 25-38 44-76 44-53 0-84-36-84-86v-129h21v125c0 43 24 72 66 72 41 0 73-31 73-76v-121h21v210z">
          <text:p/>
        </draw:path>
        <draw:path draw:style-name="gr4" draw:text-style-name="P4" draw:layer="layout" svg:width="0.179cm" svg:height="0.214cm" svg:x="13.431cm" svg:y="12.818cm" svg:viewBox="0 0 180 215" svg:d="M160 215v-125c0-43-24-72-66-72-43 0-74 31-74 75v122h-20v-210h20v39c14-25 37-44 77-44 53 0 83 36 83 86v129z">
          <text:p/>
        </draw:path>
        <draw:path draw:style-name="gr4" draw:text-style-name="P4" draw:layer="layout" svg:width="0.209cm" svg:height="0.305cm" svg:x="13.669cm" svg:y="12.732cm" svg:viewBox="0 0 210 306" svg:d="M191 195c0-54-43-90-87-90-45 0-82 33-82 90v1c0 56 38 91 82 91s87-37 87-91zM190 301v-47c-18 28-46 52-88 52-50 0-102-40-102-110 0-69 52-110 102-110 42 0 70 24 88 50v-136h20v301z">
          <text:p/>
        </draw:path>
        <draw:path draw:style-name="gr4" draw:text-style-name="P4" draw:layer="layout" svg:width="0.18cm" svg:height="0.3cm" svg:x="14.078cm" svg:y="12.732cm" svg:viewBox="0 0 181 301" svg:d="M160 301v-124c0-43-25-72-67-72-41 0-73 31-73 75v121h-20v-301h20v131c14-25 37-44 76-44 53 0 85 36 85 86v128z">
          <text:p/>
        </draw:path>
        <draw:path draw:style-name="gr4" draw:text-style-name="P4" draw:layer="layout" svg:width="0.026cm" svg:height="0.292cm" svg:x="14.33cm" svg:y="12.74cm" svg:viewBox="0 0 27 293" svg:d="M3 83h21v210h-21zM0 0h27v28h-27z">
          <text:p/>
        </draw:path>
        <draw:path draw:style-name="gr4" draw:text-style-name="P4" draw:layer="layout" svg:width="0.179cm" svg:height="0.214cm" svg:x="14.433cm" svg:y="12.818cm" svg:viewBox="0 0 180 215" svg:d="M160 215v-125c0-43-25-72-68-72-41 0-72 31-72 75v122h-20v-210h20v39c14-25 37-44 75-44 53 0 85 36 85 86v129z">
          <text:p/>
        </draw:path>
        <draw:polygon draw:style-name="gr4" draw:text-style-name="P4" draw:layer="layout" svg:width="0.182cm" svg:height="0.209cm" svg:x="14.67cm" svg:y="12.823cm" svg:viewBox="0 0 183 210" draw:points="0,210 0,199 153,18 6,18 6,0 183,0 183,11 30,192 183,192 183,210">
          <text:p/>
        </draw:polygon>
        <draw:path draw:style-name="gr4" draw:text-style-name="P4" draw:layer="layout" svg:width="0.179cm" svg:height="0.214cm" svg:x="14.909cm" svg:y="12.823cm" svg:viewBox="0 0 180 215" svg:d="M160 210v-39c-14 25-37 44-76 44-54 0-84-36-84-86v-129h20v125c0 43 25 72 67 72 41 0 73-31 73-76v-121h20v210z">
          <text:p/>
        </draw:path>
        <draw:path draw:style-name="gr4" draw:text-style-name="P4" draw:layer="layout" svg:width="0.181cm" svg:height="0.218cm" svg:x="15.148cm" svg:y="12.819cm" svg:viewBox="0 0 182 219" svg:d="M162 112c-17-5-41-9-71-9-45 0-70 19-70 48v1c0 31 29 48 62 48 43 0 79-26 79-64zM162 214v-35c-15 21-40 40-80 40s-82-22-82-66 37-70 92-70c30 0 50 4 70 9v-9c0-42-26-64-69-64-26 0-48 7-67 17l-7-18c23-10 46-18 75-18 54 0 88 28 88 83v131z">
          <text:p/>
        </draw:path>
        <draw:path draw:style-name="gr4" draw:text-style-name="P4" draw:layer="layout" svg:width="0.208cm" svg:height="0.305cm" svg:x="15.388cm" svg:y="12.732cm" svg:viewBox="0 0 209 306" svg:d="M190 195c0-54-42-90-86-90-46 0-83 33-83 90v1c0 56 39 91 83 91s86-37 86-91zM189 301v-47c-18 28-45 52-87 52-51 0-102-40-102-110 0-69 51-110 102-110 42 0 70 24 87 50v-136h20v301z">
          <text:p/>
        </draw:path>
        <draw:path draw:style-name="gr4" draw:text-style-name="P4" draw:layer="layout" svg:width="0.209cm" svg:height="0.305cm" svg:x="15.659cm" svg:y="12.732cm" svg:viewBox="0 0 210 306" svg:d="M191 195c0-54-42-90-86-90-46 0-83 33-83 90v1c0 56 39 91 83 91s86-37 86-91zM189 301v-47c-18 28-44 52-86 52-51 0-103-40-103-110 0-69 52-110 103-110 42 0 69 24 86 50v-136h21v301z">
          <text:p/>
        </draw:path>
        <draw:path draw:style-name="gr4" draw:text-style-name="P4" draw:layer="layout" svg:width="0.025cm" svg:height="0.292cm" svg:x="15.945cm" svg:y="12.74cm" svg:viewBox="0 0 26 293" svg:d="M2 83h21v210h-21zM0 0h26v28h-26z">
          <text:p/>
        </draw:path>
        <draw:path draw:style-name="gr4" draw:text-style-name="P4" draw:layer="layout" svg:width="0.196cm" svg:height="0.219cm" svg:x="16.032cm" svg:y="12.818cm" svg:viewBox="0 0 197 220" svg:d="M175 100c-3-43-27-82-75-82-42 0-75 35-78 82zM105 200c32 0 55-14 72-33l14 13c-22 23-47 40-87 40-56 0-104-45-104-110v-1c0-61 43-109 101-109 59 0 96 47 96 110 0 3 0 4 0 8h-175c3 52 42 82 83 82z">
          <text:p/>
        </draw:path>
        <draw:path draw:style-name="gr4" draw:text-style-name="P4" draw:layer="layout" svg:width="0.113cm" svg:height="0.213cm" svg:x="16.287cm" svg:y="12.819cm" svg:viewBox="0 0 114 214" svg:d="M112 23c-49 0-92 36-92 105v86h-20v-210h20v59c17-37 52-64 94-63v23z">
          <text:p/>
        </draw:path>
        <draw:path draw:style-name="gr4" draw:text-style-name="P4" draw:layer="layout" svg:width="0.196cm" svg:height="0.219cm" svg:x="16.427cm" svg:y="12.818cm" svg:viewBox="0 0 197 220" svg:d="M175 100c-3-43-27-82-76-82-41 0-74 35-78 82zM104 200c33 0 55-14 72-33l14 13c-21 23-46 40-86 40-56 0-104-45-104-110v-1c0-61 43-109 100-109 59 0 97 47 97 110 0 3 0 4-1 8h-175c4 52 42 82 83 82z">
          <text:p/>
        </draw:path>
        <draw:path draw:style-name="gr4" draw:text-style-name="P4" draw:layer="layout" svg:width="0.18cm" svg:height="0.214cm" svg:x="16.681cm" svg:y="12.818cm" svg:viewBox="0 0 181 215" svg:d="M161 215v-125c0-43-24-72-67-72-42 0-73 31-73 75v122h-21v-210h21v39c14-25 38-44 76-44 53 0 84 36 84 86v129z">
          <text:p/>
        </draw:path>
        <draw:polygon draw:style-name="gr4" draw:text-style-name="P4" draw:layer="layout" svg:width="0.027cm" svg:height="0.035cm" svg:x="16.929cm" svg:y="12.997cm" svg:viewBox="0 0 28 36" draw:points="0,0 28,0 28,36 0,36">
          <text:p/>
        </draw:polygon>
        <draw:polygon draw:style-name="gr2" draw:text-style-name="P2" draw:layer="layout" svg:width="10.107cm" svg:height="6.706cm" svg:x="10.799cm" svg:y="14.784cm" svg:viewBox="0 0 10108 6707" draw:points="10108,6707 0,6707 0,0 10108,0">
          <text:p/>
        </draw:polygon>
        <draw:polygon draw:style-name="gr7" draw:text-style-name="P7" draw:layer="layout" svg:width="10.107cm" svg:height="2.26cm" svg:x="10.799cm" svg:y="14.784cm" svg:viewBox="0 0 10108 2261" draw:points="10108,2261 0,2261 0,0 10108,0">
          <text:p/>
        </draw:polygon>
        <draw:polygon draw:style-name="gr2" draw:text-style-name="P2" draw:layer="layout" svg:width="0.658cm" svg:height="0.864cm" svg:x="16.24cm" svg:y="16.198cm" svg:viewBox="0 0 659 865" draw:points="0,865 0,0 653,0 653,169 189,169 189,344 597,344 597,513 189,513 189,696 659,696 659,865">
          <text:p/>
        </draw:polygon>
        <draw:polygon draw:style-name="gr2" draw:text-style-name="P2" draw:layer="layout" svg:width="0.867cm" svg:height="0.87cm" svg:x="16.993cm" svg:y="16.198cm" svg:viewBox="0 0 868 871" draw:points="517,871 349,871 0,0 210,0 436,608 662,0 868,0">
          <text:p/>
        </draw:polygon>
        <draw:polygon draw:style-name="gr2" draw:text-style-name="P2" draw:layer="layout" svg:width="0.658cm" svg:height="0.864cm" svg:x="17.993cm" svg:y="16.198cm" svg:viewBox="0 0 659 865" draw:points="0,865 0,0 653,0 653,169 190,169 190,344 597,344 597,513 190,513 190,696 659,696 659,865">
          <text:p/>
        </draw:polygon>
        <draw:polygon draw:style-name="gr2" draw:text-style-name="P2" draw:layer="layout" svg:width="0.768cm" svg:height="0.864cm" svg:x="18.82cm" svg:y="16.198cm" svg:viewBox="0 0 769 865" draw:points="606,865 187,314 187,865 0,865 0,0 175,0 580,532 580,0 769,0 769,865">
          <text:p/>
        </draw:polygon>
        <draw:polygon draw:style-name="gr2" draw:text-style-name="P2" draw:layer="layout" svg:width="0.716cm" svg:height="0.864cm" svg:x="19.733cm" svg:y="16.198cm" svg:viewBox="0 0 717 865" draw:points="453,175 453,865 263,865 263,175 0,175 0,0 717,0 717,175">
          <text:p/>
        </draw:polygon>
        <draw:path draw:style-name="gr2" draw:text-style-name="P2" draw:layer="layout" svg:width="1.574cm" svg:height="1.574cm" svg:x="11.66cm" svg:y="15.28cm" svg:viewBox="0 0 1575 1575" svg:d="M788 1468c-376 0-681-305-681-681 0-375 305-679 681-679 375 0 679 304 679 679 0 376-304 681-679 681zM788 0c-435 0-788 353-788 787 0 435 353 788 788 788 434 0 787-353 787-788 0-434-353-787-787-787z">
          <text:p/>
        </draw:path>
        <draw:path draw:style-name="gr2" draw:text-style-name="P2" draw:layer="layout" svg:width="0.203cm" svg:height="0.203cm" svg:x="12.074cm" svg:y="15.822cm" svg:viewBox="0 0 204 204" svg:d="M102 0c-56 0-102 46-102 102 0 57 46 102 102 102s102-45 102-102c0-56-46-102-102-102z">
          <text:p/>
        </draw:path>
        <draw:path draw:style-name="gr2" draw:text-style-name="P2" draw:layer="layout" svg:width="0.203cm" svg:height="0.203cm" svg:x="12.617cm" svg:y="15.822cm" svg:viewBox="0 0 204 204" svg:d="M103 0c-57 0-103 46-103 102 0 57 46 102 103 102 56 0 101-45 101-102 0-56-45-102-101-102z">
          <text:p/>
        </draw:path>
        <draw:path draw:style-name="gr2" draw:text-style-name="P2" draw:layer="layout" svg:width="0.777cm" svg:height="0.37cm" svg:x="12.059cm" svg:y="16.174cm" svg:viewBox="0 0 778 371" svg:d="M723 0c-9 177-155 318-335 318-179 0-325-141-336-318h-52c10 207 179 371 388 371s380-164 390-371z">
          <text:p/>
        </draw:path>
        <draw:path draw:style-name="gr4" draw:text-style-name="P4" draw:layer="layout" svg:width="0.249cm" svg:height="0.288cm" svg:x="12.32cm" svg:y="18.59cm" svg:viewBox="0 0 250 289" svg:d="M227 144c0-68-51-124-131-124h-75v249h75c80 0 131-55 131-124zM96 289h-96v-289h96c90 0 154 62 154 143v1c0 82-64 145-154 145z">
          <text:p/>
        </draw:path>
        <draw:path draw:style-name="gr4" draw:text-style-name="P4" draw:layer="layout" svg:width="0.18cm" svg:height="0.215cm" svg:x="12.633cm" svg:y="18.668cm" svg:viewBox="0 0 181 216" svg:d="M159 211v-39c-14 25-37 44-75 44-53 0-84-36-84-87v-129h20v126c0 43 24 71 67 71 41 0 72-31 72-75v-122h22v211z">
          <text:p/>
        </draw:path>
        <draw:polygon draw:style-name="gr4" draw:text-style-name="P4" draw:layer="layout" svg:width="0.179cm" svg:height="0.3cm" svg:x="13.013cm" svg:y="18.578cm" svg:viewBox="0 0 180 301" draw:points="155,301 71,199 20,250 20,301 0,301 0,0 20,0 20,226 151,90 177,90 85,184 180,301">
          <text:p/>
        </draw:polygon>
        <draw:path draw:style-name="gr4" draw:text-style-name="P4" draw:layer="layout" svg:width="0.216cm" svg:height="0.22cm" svg:x="13.218cm" svg:y="18.663cm" svg:viewBox="0 0 217 221" svg:d="M195 111c0-52-38-92-86-92-50 0-86 41-86 91v1c0 51 38 91 87 91s85-41 85-90zM109 221c-62 0-109-50-109-109v-1c0-60 47-111 110-111 62 0 107 50 107 110v1c0 59-46 110-108 110z">
          <text:p/>
        </draw:path>
        <draw:path draw:style-name="gr4" draw:text-style-name="P4" draw:layer="layout" svg:width="0.18cm" svg:height="0.215cm" svg:x="13.496cm" svg:y="18.663cm" svg:viewBox="0 0 181 216" svg:d="M161 216v-125c0-44-25-72-67-72-41 0-73 31-73 76v121h-21v-211h21v39c14-24 38-44 76-44 53 0 84 36 84 88v128z">
          <text:p/>
        </draw:path>
        <draw:path draw:style-name="gr4" draw:text-style-name="P4" draw:layer="layout" svg:width="0.18cm" svg:height="0.215cm" svg:x="13.748cm" svg:y="18.663cm" svg:viewBox="0 0 181 216" svg:d="M161 216v-125c0-44-24-72-68-72-41 0-73 31-73 76v121h-20v-211h20v39c14-24 38-44 76-44 54 0 85 36 85 88v128z">
          <text:p/>
        </draw:path>
        <draw:path draw:style-name="gr4" draw:text-style-name="P4" draw:layer="layout" svg:width="0.124cm" svg:height="0.281cm" svg:x="13.981cm" svg:y="18.601cm" svg:viewBox="0 0 125 282" svg:d="M89 282c-32 0-58-18-58-58v-137h-31v-19h31v-68h20v68h74v19h-74v135c0 30 17 41 43 41 10 0 19-2 31-8v19c-11 5-21 8-36 8z">
          <text:p/>
        </draw:path>
        <draw:path draw:style-name="gr4" draw:text-style-name="P4" draw:layer="layout" svg:width="0.196cm" svg:height="0.22cm" svg:x="14.144cm" svg:y="18.663cm" svg:viewBox="0 0 197 221" svg:d="M174 101c-2-43-27-82-75-82-41 0-73 35-77 82zM104 202c33 0 55-14 72-33l15 12c-22 23-47 40-88 40-55 0-103-44-103-110 0-62 43-111 100-111 59 0 97 48 97 111v1c0 3 0 4 0 7h-175c4 53 41 83 82 83z">
          <text:p/>
        </draw:path>
        <draw:path draw:style-name="gr4" draw:text-style-name="P4" draw:layer="layout" svg:width="0.158cm" svg:height="0.218cm" svg:x="14.381cm" svg:y="18.664cm" svg:viewBox="0 0 159 219" svg:d="M87 219c-31 0-65-12-87-30l12-16c23 17 49 27 76 27 29 0 51-16 51-40v-1c0-24-26-33-56-42-35-9-73-21-73-58v-1c0-34 29-58 70-58 26 0 54 9 75 23l-11 17c-19-13-42-21-64-21-30 0-49 16-49 37 0 24 28 32 59 41 34 11 69 23 69 60v1c0 37-32 61-72 61z">
          <text:p/>
        </draw:path>
        <draw:path draw:style-name="gr4" draw:text-style-name="P4" draw:layer="layout" svg:width="0.124cm" svg:height="0.281cm" svg:x="14.58cm" svg:y="18.601cm" svg:viewBox="0 0 125 282" svg:d="M90 282c-33 0-59-18-59-58v-137h-31v-19h31v-68h20v68h74v19h-74v135c0 30 18 41 42 41 10 0 19-2 32-8v19c-12 5-22 8-35 8z">
          <text:p/>
        </draw:path>
        <draw:path draw:style-name="gr4" draw:text-style-name="P4" draw:layer="layout" svg:width="0.025cm" svg:height="0.292cm" svg:x="14.888cm" svg:y="18.586cm" svg:viewBox="0 0 26 293" svg:d="M2 82h21v211h-21zM0 0h26v27h-26z">
          <text:p/>
        </draw:path>
        <draw:path draw:style-name="gr4" draw:text-style-name="P4" draw:layer="layout" svg:width="0.317cm" svg:height="0.215cm" svg:x="14.99cm" svg:y="18.663cm" svg:viewBox="0 0 318 216" svg:d="M298 216v-125c0-46-23-72-62-72-35 0-66 27-66 75v122h-20v-126c0-45-24-71-62-71s-68 33-68 76v121h-20v-211h20v38c14-22 33-43 71-43 37 0 59 21 71 45 13-23 36-45 76-45 49 0 80 35 80 89v127z">
          <text:p/>
        </draw:path>
        <draw:polygon draw:style-name="gr4" draw:text-style-name="P4" draw:layer="layout" svg:width="0.227cm" svg:height="0.288cm" svg:x="15.509cm" svg:y="18.59cm" svg:viewBox="0 0 228 289" draw:points="207,289 207,153 22,153 22,289 0,289 0,0 22,0 22,133 207,133 207,0 228,0 228,289">
          <text:p/>
        </draw:polygon>
        <draw:path draw:style-name="gr4" draw:text-style-name="P4" draw:layer="layout" svg:width="0.216cm" svg:height="0.22cm" svg:x="15.803cm" svg:y="18.663cm" svg:viewBox="0 0 217 221" svg:d="M194 111c0-52-38-92-87-92s-85 41-85 91v1c0 51 38 91 86 91 50 0 86-41 86-90zM107 221c-62 0-107-50-107-109v-1c0-60 46-111 108-111s109 50 109 110v1c0 59-47 110-110 110z">
          <text:p/>
        </draw:path>
        <draw:path draw:style-name="gr4" draw:text-style-name="P4" draw:layer="layout" svg:width="0.317cm" svg:height="0.215cm" svg:x="16.081cm" svg:y="18.663cm" svg:viewBox="0 0 318 216" svg:d="M298 216v-125c0-46-24-72-63-72-36 0-67 27-67 75v122h-20v-126c0-45-24-71-61-71s-67 33-67 76v121h-20v-211h20v38c14-22 32-43 70-43 36 0 59 21 71 45 13-23 36-45 75-45 51 0 82 35 82 89v127z">
          <text:p/>
        </draw:path>
        <draw:path draw:style-name="gr4" draw:text-style-name="P4" draw:layer="layout" svg:width="0.195cm" svg:height="0.22cm" svg:x="16.458cm" svg:y="18.663cm" svg:viewBox="0 0 196 221" svg:d="M175 101c-3-43-28-82-76-82-41 0-73 35-77 82zM104 202c33 0 55-14 72-33l14 12c-21 23-46 40-86 40-56 0-104-44-104-110 0-62 43-111 100-111 59 0 96 48 96 111v1c0 3 0 4 0 7h-174c4 53 41 83 82 83z">
          <text:p/>
        </draw:path>
        <draw:path draw:style-name="gr4" draw:text-style-name="P4" draw:layer="layout" svg:width="0.29cm" svg:height="0.298cm" svg:x="16.704cm" svg:y="18.585cm" svg:viewBox="0 0 291 299" svg:d="M268 149c0-71-51-130-123-130s-123 58-123 129v1c0 71 52 131 123 131 73 0 123-59 123-130zM145 299c-88 0-145-71-145-149v-1c0-79 58-149 145-149 89 0 146 70 146 148 0 1 0 1 0 1 0 79-58 150-146 150z">
          <text:p/>
        </draw:path>
        <draw:path draw:style-name="gr4" draw:text-style-name="P4" draw:layer="layout" svg:width="0.124cm" svg:height="0.302cm" svg:x="17.044cm" svg:y="18.576cm" svg:viewBox="0 0 125 303" svg:d="M94 19c-29 0-42 17-42 53v20h73v19h-73v192h-21v-192h-31v-19h31v-20c0-46 23-72 63-72 13 0 22 2 31 5v19c-12-3-20-5-31-5z">
          <text:p/>
        </draw:path>
        <draw:path draw:style-name="gr4" draw:text-style-name="P4" draw:layer="layout" svg:width="0.124cm" svg:height="0.302cm" svg:x="17.193cm" svg:y="18.576cm" svg:viewBox="0 0 125 303" svg:d="M93 19c-29 0-42 17-42 53v20h74v19h-74v192h-21v-192h-30v-19h30v-20c0-46 23-72 63-72 14 0 23 2 32 5v19c-12-3-21-5-32-5z">
          <text:p/>
        </draw:path>
        <draw:path draw:style-name="gr4" draw:text-style-name="P4" draw:layer="layout" svg:width="0.025cm" svg:height="0.292cm" svg:x="17.36cm" svg:y="18.586cm" svg:viewBox="0 0 26 293" svg:d="M4 82h20v211h-20zM0 0h26v27h-26z">
          <text:p/>
        </draw:path>
        <draw:path draw:style-name="gr4" draw:text-style-name="P4" draw:layer="layout" svg:width="0.192cm" svg:height="0.22cm" svg:x="17.448cm" svg:y="18.663cm" svg:viewBox="0 0 193 221" svg:d="M107 221c-61 0-107-50-107-109v-1c0-60 47-111 107-111 40 0 65 18 85 39l-15 15c-18-19-38-35-70-35-48 0-85 40-85 91v1c0 51 38 91 86 91 31 0 54-15 71-35l14 12c-21 25-46 42-86 42z">
          <text:p/>
        </draw:path>
        <draw:path draw:style-name="gr4" draw:text-style-name="P4" draw:layer="layout" svg:width="0.196cm" svg:height="0.22cm" svg:x="17.677cm" svg:y="18.663cm" svg:viewBox="0 0 197 221" svg:d="M175 101c-3-43-28-82-77-82-41 0-73 35-77 82zM103 202c33 0 55-14 73-33l14 12c-21 23-47 40-87 40-56 0-103-44-103-110 0-62 43-111 99-111 59 0 98 48 98 111v1c0 3 0 4-1 7h-175c4 53 41 83 82 83z">
          <text:p/>
        </draw:path>
        <draw:path draw:style-name="gr4" draw:text-style-name="P4" draw:layer="layout" svg:width="0.025cm" svg:height="0.292cm" svg:x="18.055cm" svg:y="18.586cm" svg:viewBox="0 0 26 293" svg:d="M3 82h21v211h-21zM0 0h26v27h-26z">
          <text:p/>
        </draw:path>
        <draw:path draw:style-name="gr4" draw:text-style-name="P4" draw:layer="layout" svg:width="0.18cm" svg:height="0.215cm" svg:x="18.157cm" svg:y="18.663cm" svg:viewBox="0 0 181 216" svg:d="M161 216v-125c0-44-24-72-67-72-41 0-72 31-72 76v121h-22v-211h22v39c13-24 37-44 75-44 53 0 84 36 84 88v128z">
          <text:p/>
        </draw:path>
        <draw:path draw:style-name="gr4" draw:text-style-name="P4" draw:layer="layout" svg:width="0.234cm" svg:height="0.288cm" svg:x="12.32cm" svg:y="19.084cm" svg:viewBox="0 0 235 289" svg:d="M203 83c0-38-31-62-84-62h-98v129h97c48 0 85-24 85-66zM208 289l-93-120h-94v120h-21v-289h121c62 0 103 35 103 83 0 49-36 76-85 83l96 123z">
          <text:p/>
        </draw:path>
        <draw:path draw:style-name="gr4" draw:text-style-name="P4" draw:layer="layout" svg:width="0.179cm" svg:height="0.215cm" svg:x="12.609cm" svg:y="19.162cm" svg:viewBox="0 0 180 216" svg:d="M160 211v-40c-14 24-37 45-76 45-53 0-84-38-84-88v-128h21v125c0 43 24 71 66 71s73-31 73-75v-121h20v211z">
          <text:p/>
        </draw:path>
        <draw:path draw:style-name="gr4" draw:text-style-name="P4" draw:layer="layout" svg:width="0.18cm" svg:height="0.301cm" svg:x="12.865cm" svg:y="19.071cm" svg:viewBox="0 0 181 302" svg:d="M161 302v-126c0-43-25-72-68-72-41 0-73 32-73 75v123h-20v-302h20v130c14-25 37-44 76-44 54 0 85 36 85 86v130z">
          <text:p/>
        </draw:path>
        <draw:path draw:style-name="gr4" draw:text-style-name="P4" draw:layer="layout" svg:width="0.196cm" svg:height="0.22cm" svg:x="13.103cm" svg:y="19.157cm" svg:viewBox="0 0 197 221" svg:d="M175 101c-3-42-27-82-76-82-42 0-74 35-78 82zM104 202c33 0 55-15 72-33l14 12c-21 23-46 40-86 40-57 0-104-44-104-110v-1c0-60 43-110 100-110 59 0 97 49 97 111v1c0 2 0 4-1 7h-175c4 52 42 83 83 83z">
          <text:p/>
        </draw:path>
        <draw:path draw:style-name="gr4" draw:text-style-name="P4" draw:layer="layout" svg:width="0.181cm" svg:height="0.218cm" svg:x="13.464cm" svg:y="19.159cm" svg:viewBox="0 0 182 219" svg:d="M162 111c-17-4-42-9-72-9-44 0-69 20-69 49v1c0 30 29 48 61 48 43 0 80-27 80-65zM162 214v-35c-15 20-41 40-81 40-39 0-81-23-81-66v-1c0-44 37-68 91-68 30 0 51 3 71 9v-9c0-44-26-65-70-65-26 0-47 7-66 16l-7-17c23-11 45-18 74-18 55 0 89 28 89 83v131z">
          <text:p/>
        </draw:path>
        <draw:path draw:style-name="gr4" draw:text-style-name="P4" draw:layer="layout" svg:width="0.113cm" svg:height="0.213cm" svg:x="13.717cm" svg:y="19.159cm" svg:viewBox="0 0 114 214" svg:d="M112 22c-48 0-91 36-91 106v86h-21v-211h21v60c17-38 52-65 93-63v22z">
          <text:p/>
        </draw:path>
        <draw:path draw:style-name="gr4" draw:text-style-name="P4" draw:layer="layout" svg:width="0.208cm" svg:height="0.306cm" svg:x="13.882cm" svg:y="19.071cm" svg:viewBox="0 0 209 307" svg:d="M187 196c0-55-39-91-83-91-43 0-85 37-85 90v1c0 54 42 90 85 90 46 0 83-33 83-89zM106 307c-42 0-69-25-86-52v47h-20v-302h20v138c18-28 45-52 86-52 51 0 103 41 103 109v1c0 68-52 111-103 111z">
          <text:p/>
        </draw:path>
        <draw:path draw:style-name="gr4" draw:text-style-name="P4" draw:layer="layout" svg:width="0.196cm" svg:height="0.22cm" svg:x="14.139cm" svg:y="19.157cm" svg:viewBox="0 0 197 221" svg:d="M174 101c-3-42-27-82-76-82-41 0-73 35-77 82zM103 202c33 0 55-15 72-33l14 12c-21 23-46 40-86 40-56 0-103-44-103-110v-1c0-60 43-110 99-110 59 0 98 49 98 111v1c0 2 0 4-1 7h-175c4 52 41 83 82 83z">
          <text:p/>
        </draw:path>
        <draw:path draw:style-name="gr4" draw:text-style-name="P4" draw:layer="layout" svg:width="0.025cm" svg:height="0.292cm" svg:x="14.394cm" svg:y="19.08cm" svg:viewBox="0 0 26 293" svg:d="M2 82h22v211h-22zM0 0h26v27h-26z">
          <text:p/>
        </draw:path>
        <draw:path draw:style-name="gr4" draw:text-style-name="P4" draw:layer="layout" svg:width="0.124cm" svg:height="0.28cm" svg:x="14.477cm" svg:y="19.095cm" svg:viewBox="0 0 125 281" svg:d="M89 281c-33 0-59-17-59-57v-138h-30v-19h30v-67h20v67h75v19h-75v136c0 30 18 40 42 40 11 0 20-2 32-7v19c-11 5-21 7-35 7z">
          <text:p/>
        </draw:path>
        <draw:path draw:style-name="gr4" draw:text-style-name="P4" draw:layer="layout" svg:width="0.196cm" svg:height="0.22cm" svg:x="14.64cm" svg:y="19.157cm" svg:viewBox="0 0 197 221" svg:d="M175 101c-3-42-27-82-75-82-43 0-75 35-79 82zM105 202c32 0 54-15 72-33l14 12c-22 23-47 40-87 40-56 0-104-44-104-110v-1c0-60 43-110 100-110 59 0 97 49 97 111v1c0 2 0 4-1 7h-175c4 52 41 83 84 83z">
          <text:p/>
        </draw:path>
        <draw:path draw:style-name="gr4" draw:text-style-name="P4" draw:layer="layout" svg:width="0.179cm" svg:height="0.215cm" svg:x="14.895cm" svg:y="19.157cm" svg:viewBox="0 0 180 216" svg:d="M160 216v-126c0-43-24-72-66-72-43 0-74 32-74 75v123h-20v-211h20v39c14-25 38-44 76-44 54 0 84 36 84 86v130z">
          <text:p/>
        </draw:path>
        <draw:polygon draw:style-name="gr4" draw:text-style-name="P4" draw:layer="layout" svg:width="0.027cm" svg:height="0.035cm" svg:x="15.142cm" svg:y="19.337cm" svg:viewBox="0 0 28 36" draw:points="0,0 28,0 28,36 0,36">
          <text:p/>
        </draw:polygon>
        <draw:polygon draw:style-name="gr4" draw:text-style-name="P4" draw:layer="layout" svg:width="0.227cm" svg:height="0.288cm" svg:x="15.355cm" svg:y="19.084cm" svg:viewBox="0 0 228 289" draw:points="0,289 0,277 198,20 7,20 7,0 228,0 228,13 30,269 228,269 228,289">
          <text:p/>
        </draw:polygon>
        <draw:path draw:style-name="gr4" draw:text-style-name="P4" draw:layer="layout" svg:width="0.181cm" svg:height="0.283cm" svg:x="15.631cm" svg:y="19.094cm" svg:viewBox="0 0 182 284" svg:d="M117 0h30v33h-30zM50 0h29v33h-29zM162 175c-17-4-41-9-72-9-44 0-69 20-69 49v1c0 31 29 49 61 49 44 0 80-27 80-66zM162 279v-35c-14 20-40 40-81 40-39 0-81-23-81-67v-1c0-44 37-68 91-68 31 0 51 3 71 9v-9c0-43-26-64-70-64-26 0-47 7-66 16l-7-17c23-11 45-18 74-18 55 0 89 28 89 82v132z">
          <text:p/>
        </draw:path>
        <draw:path draw:style-name="gr4" draw:text-style-name="P4" draw:layer="layout" svg:width="0.18cm" svg:height="0.301cm" svg:x="15.884cm" svg:y="19.071cm" svg:viewBox="0 0 181 302" svg:d="M161 302v-126c0-43-26-72-68-72-41 0-73 32-73 75v123h-20v-302h20v130c14-25 38-44 76-44 54 0 85 36 85 86v130z">
          <text:p/>
        </draw:path>
        <draw:polygon draw:style-name="gr4" draw:text-style-name="P4" draw:layer="layout" svg:width="0.02cm" svg:height="0.301cm" svg:x="16.139cm" svg:y="19.071cm" svg:viewBox="0 0 21 302" draw:points="0,0 21,0 21,302 0,302">
          <text:p/>
        </draw:polygon>
        <draw:path draw:style-name="gr4" draw:text-style-name="P4" draw:layer="layout" svg:width="0.124cm" svg:height="0.28cm" svg:x="16.22cm" svg:y="19.095cm" svg:viewBox="0 0 125 281" svg:d="M90 281c-34 0-60-17-60-57v-138h-30v-19h30v-67h20v67h75v19h-75v136c0 30 18 40 43 40 10 0 19-2 31-7v19c-11 5-21 7-34 7z">
          <text:p/>
        </draw:path>
        <draw:polygon draw:style-name="gr4" draw:text-style-name="P4" draw:layer="layout" svg:width="0.182cm" svg:height="0.21cm" svg:x="16.512cm" svg:y="19.162cm" svg:viewBox="0 0 183 211" draw:points="0,211 0,199 153,18 6,18 6,0 183,0 183,11 30,193 183,193 183,211">
          <text:p/>
        </draw:polygon>
        <draw:polygon draw:style-name="gr4" draw:text-style-name="P4" draw:layer="layout" svg:width="0.313cm" svg:height="0.212cm" svg:x="16.737cm" svg:y="19.161cm" svg:viewBox="0 0 314 213" draw:points="238,213 220,213 158,34 95,213 78,213 0,1 23,1 87,186 150,0 166,0 229,186 293,1 314,1">
          <text:p/>
        </draw:polygon>
        <draw:path draw:style-name="gr4" draw:text-style-name="P4" draw:layer="layout" svg:width="0.196cm" svg:height="0.22cm" svg:x="17.084cm" svg:y="19.157cm" svg:viewBox="0 0 197 221" svg:d="M175 101c-4-42-28-82-76-82-42 0-74 35-77 82zM104 202c32 0 55-15 73-33l14 12c-22 23-48 40-88 40-55 0-103-44-103-110v-1c0-60 43-110 100-110 59 0 97 49 97 111v1c0 2 0 4 0 7h-175c3 52 41 83 82 83z">
          <text:p/>
        </draw:path>
        <draw:path draw:style-name="gr4" draw:text-style-name="P4" draw:layer="layout" svg:width="0.025cm" svg:height="0.292cm" svg:x="17.339cm" svg:y="19.08cm" svg:viewBox="0 0 26 293" svg:d="M3 82h20v211h-20zM0 0h26v27h-26z">
          <text:p/>
        </draw:path>
        <draw:path draw:style-name="gr4" draw:text-style-name="P4" draw:layer="layout" svg:width="0.212cm" svg:height="0.288cm" svg:x="17.569cm" svg:y="19.084cm" svg:viewBox="0 0 213 289" svg:d="M191 90c0-46-35-69-87-69h-82v141h80c53 0 89-28 89-71zM101 181h-79v108h-22v-289h106c63 0 107 33 107 89v1c0 60-52 91-112 91z">
          <text:p/>
        </draw:path>
        <draw:path draw:style-name="gr4" draw:text-style-name="P4" draw:layer="layout" svg:width="0.179cm" svg:height="0.215cm" svg:x="17.838cm" svg:y="19.162cm" svg:viewBox="0 0 180 216" svg:d="M160 211v-40c-15 24-38 45-76 45-53 0-84-38-84-88v-128h20v125c0 43 24 71 67 71 41 0 73-31 73-75v-121h20v211z">
          <text:p/>
        </draw:path>
        <draw:path draw:style-name="gr4" draw:text-style-name="P4" draw:layer="layout" svg:width="0.18cm" svg:height="0.215cm" svg:x="18.094cm" svg:y="19.157cm" svg:viewBox="0 0 181 216" svg:d="M161 216v-126c0-43-25-72-67-72s-74 32-74 75v123h-20v-211h20v39c14-25 38-44 77-44 53 0 84 36 84 86v130z">
          <text:p/>
        </draw:path>
        <draw:polygon draw:style-name="gr4" draw:text-style-name="P4" draw:layer="layout" svg:width="0.18cm" svg:height="0.301cm" svg:x="18.346cm" svg:y="19.071cm" svg:viewBox="0 0 181 302" draw:points="155,302 72,198 21,250 21,302 0,302 0,0 21,0 21,225 151,91 178,91 86,184 181,302">
          <text:p/>
        </draw:polygon>
        <draw:path draw:style-name="gr4" draw:text-style-name="P4" draw:layer="layout" svg:width="0.124cm" svg:height="0.28cm" svg:x="18.553cm" svg:y="19.095cm" svg:viewBox="0 0 125 281" svg:d="M89 281c-32 0-58-17-58-57v-138h-31v-19h31v-67h20v67h74v19h-74v136c0 30 18 40 42 40 10 0 20-2 32-7v19c-11 5-22 7-36 7z">
          <text:p/>
        </draw:path>
        <draw:path draw:style-name="gr4" draw:text-style-name="P4" draw:layer="layout" svg:width="0.195cm" svg:height="0.22cm" svg:x="18.717cm" svg:y="19.157cm" svg:viewBox="0 0 196 221" svg:d="M175 101c-3-42-28-82-77-82-41 0-73 35-77 82zM104 202c33 0 55-15 72-33l14 12c-21 23-46 40-87 40-56 0-103-44-103-110v-1c0-60 42-110 99-110 60 0 97 49 97 111v1c0 2 0 4 0 7h-175c4 52 41 83 83 83z">
          <text:p/>
        </draw:path>
        <draw:polygon draw:style-name="gr4" draw:text-style-name="P4" draw:layer="layout" svg:width="0.181cm" svg:height="0.209cm" svg:x="12.301cm" svg:y="19.656cm" svg:viewBox="0 0 182 210" draw:points="0,210 0,199 152,18 6,18 6,0 182,0 182,11 30,192 182,192 182,210">
          <text:p/>
        </draw:polygon>
        <draw:path draw:style-name="gr4" draw:text-style-name="P4" draw:layer="layout" svg:width="0.18cm" svg:height="0.214cm" svg:x="12.539cm" svg:y="19.656cm" svg:viewBox="0 0 181 215" svg:d="M161 210v-39c-14 25-38 44-76 44-54 0-85-36-85-87v-128h20v124c0 44 24 73 68 73 41 0 73-31 73-76v-121h20v210z">
          <text:p/>
        </draw:path>
        <draw:path draw:style-name="gr4" draw:text-style-name="P4" draw:layer="layout" svg:width="0.317cm" svg:height="0.214cm" svg:x="12.795cm" svg:y="19.651cm" svg:viewBox="0 0 318 215" svg:d="M298 215v-125c0-45-23-72-62-72-35 0-66 27-66 74v123h-20v-126c0-44-24-71-61-71-38 0-68 33-68 75v122h-21v-210h21v37c13-22 33-42 70-42s60 21 71 45c14-23 36-45 76-45 50 0 80 35 80 87v128z">
          <text:p/>
        </draw:path>
        <draw:polygon draw:style-name="gr4" draw:text-style-name="P4" draw:layer="layout" svg:width="0.02cm" svg:height="0.3cm" svg:x="13.313cm" svg:y="19.565cm" svg:viewBox="0 0 21 301" draw:points="0,0 21,0 21,301 0,301">
          <text:p/>
        </draw:polygon>
        <draw:path draw:style-name="gr4" draw:text-style-name="P4" draw:layer="layout" svg:width="0.196cm" svg:height="0.219cm" svg:x="13.398cm" svg:y="19.651cm" svg:viewBox="0 0 197 220" svg:d="M175 100c-3-43-28-82-76-82-42 0-74 35-77 82zM104 201c32 0 56-14 73-33l14 13c-22 23-48 39-88 39-55 0-103-44-103-110v-1c0-61 43-109 100-109 60 0 97 47 97 110 0 3 0 4 0 8h-175c3 53 41 83 82 83z">
          <text:p/>
        </draw:path>
        <draw:path draw:style-name="gr4" draw:text-style-name="P4" draw:layer="layout" svg:width="0.124cm" svg:height="0.28cm" svg:x="13.634cm" svg:y="19.589cm" svg:viewBox="0 0 125 281" svg:d="M90 281c-34 0-60-18-60-57v-139h-30v-18h30v-67h20v67h75v18h-75v136c0 31 19 41 43 41 10 0 19-2 31-7v19c-11 5-21 7-34 7z">
          <text:p/>
        </draw:path>
        <draw:polygon draw:style-name="gr4" draw:text-style-name="P4" draw:layer="layout" svg:width="0.181cm" svg:height="0.209cm" svg:x="13.803cm" svg:y="19.656cm" svg:viewBox="0 0 182 210" draw:points="0,210 0,199 152,18 6,18 6,0 182,0 182,11 30,192 182,192 182,210">
          <text:p/>
        </draw:polygon>
        <draw:path draw:style-name="gr4" draw:text-style-name="P4" draw:layer="layout" svg:width="0.124cm" svg:height="0.28cm" svg:x="14.026cm" svg:y="19.589cm" svg:viewBox="0 0 125 281" svg:d="M90 281c-32 0-60-18-60-57v-139h-30v-18h30v-67h22v67h73v18h-73v136c0 31 17 41 42 41 10 0 18-2 30-7v19c-10 5-21 7-34 7z">
          <text:p/>
        </draw:path>
        <draw:path draw:style-name="gr4" draw:text-style-name="P4" draw:layer="layout" svg:width="0.196cm" svg:height="0.219cm" svg:x="14.189cm" svg:y="19.651cm" svg:viewBox="0 0 197 220" svg:d="M175 100c-3-43-27-82-76-82-41 0-74 35-77 82zM104 201c33 0 56-14 73-33l14 13c-21 23-46 39-88 39-55 0-103-44-103-110v-1c0-61 43-109 100-109 60 0 97 47 97 110 0 3 0 4 0 8h-175c3 53 41 83 82 83z">
          <text:p/>
        </draw:path>
        <draw:path draw:style-name="gr4" draw:text-style-name="P4" draw:layer="layout" svg:width="0.18cm" svg:height="0.214cm" svg:x="14.444cm" svg:y="19.651cm" svg:viewBox="0 0 181 215" svg:d="M161 215v-125c0-43-26-72-68-72-41 0-73 31-73 75v122h-20v-210h20v39c14-25 38-44 76-44 54 0 85 36 85 86v129z">
          <text:p/>
        </draw:path>
        <draw:polygon draw:style-name="gr4" draw:text-style-name="P4" draw:layer="layout" svg:width="0.412cm" svg:height="0.29cm" svg:x="14.802cm" svg:y="19.577cm" svg:viewBox="0 0 413 291" draw:points="309,291 291,291 206,40 122,291 104,291 0,1 24,1 114,257 199,0 215,0 300,257 391,1 413,1">
          <text:p/>
        </draw:polygon>
        <draw:path draw:style-name="gr4" draw:text-style-name="P4" draw:layer="layout" svg:width="0.18cm" svg:height="0.282cm" svg:x="15.269cm" svg:y="19.588cm" svg:viewBox="0 0 181 283" svg:d="M113 0h28v34h-28zM46 0h28v34h-28zM161 278v-39c-14 25-38 44-76 44-54 0-85-36-85-86v-128h20v124c0 43 25 72 68 72 41 0 73-31 73-75v-121h20v209z">
          <text:p/>
        </draw:path>
        <draw:path draw:style-name="gr4" draw:text-style-name="P4" draw:layer="layout" svg:width="0.113cm" svg:height="0.213cm" svg:x="15.525cm" svg:y="19.652cm" svg:viewBox="0 0 114 214" svg:d="M112 23c-48 0-91 37-91 105v86h-21v-210h21v60c17-38 52-65 93-64v23z">
          <text:p/>
        </draw:path>
        <draw:path draw:style-name="gr4" draw:text-style-name="P4" draw:layer="layout" svg:width="0.124cm" svg:height="0.301cm" svg:x="15.672cm" svg:y="19.564cm" svg:viewBox="0 0 125 302" svg:d="M94 18c-29 0-43 18-43 54v20h74v18h-74v192h-20v-192h-31v-18h31v-21c0-45 23-71 63-71 13 0 22 2 31 5v19c-12-4-21-6-31-6z">
          <text:p/>
        </draw:path>
        <draw:path draw:style-name="gr4" draw:text-style-name="P4" draw:layer="layout" svg:width="0.196cm" svg:height="0.219cm" svg:x="15.82cm" svg:y="19.651cm" svg:viewBox="0 0 197 220" svg:d="M175 100c-3-43-27-82-75-82-43 0-75 35-78 82zM105 201c32 0 55-14 72-33l14 13c-21 23-47 39-87 39-56 0-104-44-104-110v-1c0-61 43-109 101-109 59 0 96 47 96 110 0 3 0 4 0 8h-175c3 53 41 83 83 83z">
          <text:p/>
        </draw:path>
        <draw:polygon draw:style-name="gr4" draw:text-style-name="P4" draw:layer="layout" svg:width="0.02cm" svg:height="0.3cm" svg:x="16.078cm" svg:y="19.565cm" svg:viewBox="0 0 21 301" draw:points="0,0 21,0 21,301 0,301">
          <text:p/>
        </draw:polygon>
        <draw:polygon draw:style-name="gr4" draw:text-style-name="P4" draw:layer="layout" svg:width="0.314cm" svg:height="0.212cm" svg:x="16.159cm" svg:y="19.655cm" svg:viewBox="0 0 315 213" draw:points="237,213 220,213 157,32 95,213 77,213 0,1 23,1 86,186 150,0 166,0 229,186 293,1 315,1">
          <text:p/>
        </draw:polygon>
        <draw:path draw:style-name="gr4" draw:text-style-name="P4" draw:layer="layout" svg:width="0.179cm" svg:height="0.214cm" svg:x="16.528cm" svg:y="19.656cm" svg:viewBox="0 0 180 215" svg:d="M160 210v-39c-14 25-37 44-76 44-53 0-84-36-84-87v-128h20v124c0 44 25 73 67 73s73-31 73-76v-121h20v210z">
          <text:p/>
        </draw:path>
        <draw:path draw:style-name="gr4" draw:text-style-name="P4" draw:layer="layout" svg:width="0.113cm" svg:height="0.213cm" svg:x="16.784cm" svg:y="19.652cm" svg:viewBox="0 0 114 214" svg:d="M112 23c-50 0-92 37-92 105v86h-20v-210h20v60c17-38 51-65 94-64v23z">
          <text:p/>
        </draw:path>
        <draw:path draw:style-name="gr4" draw:text-style-name="P4" draw:layer="layout" svg:width="0.125cm" svg:height="0.301cm" svg:x="16.93cm" svg:y="19.564cm" svg:viewBox="0 0 126 302" svg:d="M93 18c-28 0-42 18-42 54v20h74v18h-74v192h-20v-192h-31v-18h31v-21c0-45 23-71 62-71 13 0 22 2 33 5v19c-13-4-22-6-33-6z">
          <text:p/>
        </draw:path>
        <draw:path draw:style-name="gr4" draw:text-style-name="P4" draw:layer="layout" svg:width="0.18cm" svg:height="0.3cm" svg:x="17.221cm" svg:y="19.565cm" svg:viewBox="0 0 181 301" svg:d="M160 301v-124c0-43-24-72-66-72s-74 31-74 75v121h-20v-301h20v131c14-25 38-44 77-44 53 0 84 36 84 86v128z">
          <text:p/>
        </draw:path>
        <draw:path draw:style-name="gr4" draw:text-style-name="P4" draw:layer="layout" svg:width="0.025cm" svg:height="0.292cm" svg:x="17.474cm" svg:y="19.573cm" svg:viewBox="0 0 26 293" svg:d="M2 84h21v209h-21zM0 0h26v28h-26z">
          <text:p/>
        </draw:path>
        <draw:path draw:style-name="gr4" draw:text-style-name="P4" draw:layer="layout" svg:width="0.179cm" svg:height="0.214cm" svg:x="17.576cm" svg:y="19.651cm" svg:viewBox="0 0 180 215" svg:d="M160 215v-125c0-43-24-72-67-72-42 0-73 31-73 75v122h-20v-210h20v39c14-25 38-44 76-44 53 0 84 36 84 86v129z">
          <text:p/>
        </draw:path>
        <draw:polygon draw:style-name="gr4" draw:text-style-name="P4" draw:layer="layout" svg:width="0.182cm" svg:height="0.209cm" svg:x="17.813cm" svg:y="19.656cm" svg:viewBox="0 0 183 210" draw:points="0,210 0,199 153,18 6,18 6,0 183,0 183,11 31,192 183,192 183,210">
          <text:p/>
        </draw:polygon>
        <draw:path draw:style-name="gr4" draw:text-style-name="P4" draw:layer="layout" svg:width="0.179cm" svg:height="0.214cm" svg:x="18.052cm" svg:y="19.656cm" svg:viewBox="0 0 180 215" svg:d="M160 210v-39c-14 25-37 44-77 44-53 0-83-36-83-87v-128h20v124c0 44 24 73 66 73s74-31 74-76v-121h20v210z">
          <text:p/>
        </draw:path>
        <draw:polygon draw:style-name="gr4" draw:text-style-name="P4" draw:layer="layout" svg:width="0.028cm" svg:height="0.035cm" svg:x="18.303cm" svg:y="19.83cm" svg:viewBox="0 0 29 36" draw:points="0,0 29,0 29,36 0,36">
          <text:p/>
        </draw:polygon>
        <draw:polygon draw:style-name="gr2" draw:text-style-name="P2" draw:layer="layout" svg:width="10.107cm" svg:height="6.706cm" svg:x="10.799cm" svg:y="21.663cm" svg:viewBox="0 0 10108 6707" draw:points="10108,6707 0,6707 0,0 10108,0">
          <text:p/>
        </draw:polygon>
        <draw:polygon draw:style-name="gr7" draw:text-style-name="P7" draw:layer="layout" svg:width="10.107cm" svg:height="2.26cm" svg:x="10.799cm" svg:y="21.663cm" svg:viewBox="0 0 10108 2261" draw:points="10108,2261 0,2261 0,0 10108,0">
          <text:p/>
        </draw:polygon>
        <draw:polygon draw:style-name="gr2" draw:text-style-name="P2" draw:layer="layout" svg:width="0.658cm" svg:height="0.864cm" svg:x="16.24cm" svg:y="23.076cm" svg:viewBox="0 0 659 865" draw:points="0,865 0,0 653,0 653,170 189,170 189,345 597,345 597,514 189,514 189,696 659,696 659,865">
          <text:p/>
        </draw:polygon>
        <draw:polygon draw:style-name="gr2" draw:text-style-name="P2" draw:layer="layout" svg:width="0.867cm" svg:height="0.871cm" svg:x="16.993cm" svg:y="23.076cm" svg:viewBox="0 0 868 872" draw:points="517,872 349,872 0,0 210,0 436,609 662,0 868,0">
          <text:p/>
        </draw:polygon>
        <draw:polygon draw:style-name="gr2" draw:text-style-name="P2" draw:layer="layout" svg:width="0.658cm" svg:height="0.864cm" svg:x="17.993cm" svg:y="23.076cm" svg:viewBox="0 0 659 865" draw:points="0,865 0,0 653,0 653,170 190,170 190,345 597,345 597,514 190,514 190,696 659,696 659,865">
          <text:p/>
        </draw:polygon>
        <draw:polygon draw:style-name="gr2" draw:text-style-name="P2" draw:layer="layout" svg:width="0.768cm" svg:height="0.864cm" svg:x="18.82cm" svg:y="23.076cm" svg:viewBox="0 0 769 865" draw:points="606,865 187,315 187,865 0,865 0,0 175,0 580,532 580,0 769,0 769,865">
          <text:p/>
        </draw:polygon>
        <draw:polygon draw:style-name="gr2" draw:text-style-name="P2" draw:layer="layout" svg:width="0.716cm" svg:height="0.864cm" svg:x="19.733cm" svg:y="23.076cm" svg:viewBox="0 0 717 865" draw:points="453,176 453,865 263,865 263,176 0,176 0,0 717,0 717,176">
          <text:p/>
        </draw:polygon>
        <draw:path draw:style-name="gr2" draw:text-style-name="P2" draw:layer="layout" svg:width="1.574cm" svg:height="1.574cm" svg:x="11.66cm" svg:y="22.159cm" svg:viewBox="0 0 1575 1575" svg:d="M788 1467c-376 0-681-304-681-679 0-376 305-680 681-680 375 0 679 304 679 680 0 375-304 679-679 679zM788 0c-435 0-788 353-788 788s353 787 788 787c434 0 787-352 787-787s-353-788-787-788z">
          <text:p/>
        </draw:path>
        <draw:path draw:style-name="gr2" draw:text-style-name="P2" draw:layer="layout" svg:width="0.203cm" svg:height="0.203cm" svg:x="12.074cm" svg:y="22.701cm" svg:viewBox="0 0 204 204" svg:d="M102 0c-56 0-102 46-102 103 0 56 46 101 102 101s102-45 102-101c0-57-46-103-102-103z">
          <text:p/>
        </draw:path>
        <draw:path draw:style-name="gr2" draw:text-style-name="P2" draw:layer="layout" svg:width="0.203cm" svg:height="0.203cm" svg:x="12.617cm" svg:y="22.701cm" svg:viewBox="0 0 204 204" svg:d="M103 0c-57 0-103 46-103 103 0 56 46 101 103 101 56 0 101-45 101-101 0-57-45-103-101-103z">
          <text:p/>
        </draw:path>
        <draw:path draw:style-name="gr2" draw:text-style-name="P2" draw:layer="layout" svg:width="0.777cm" svg:height="0.371cm" svg:x="12.059cm" svg:y="23.053cm" svg:viewBox="0 0 778 372" svg:d="M723 0c-9 178-155 318-335 318-179 0-325-140-336-318h-52c10 207 179 372 388 372s380-165 390-372z">
          <text:p/>
        </draw:path>
        <draw:path draw:style-name="gr4" draw:text-style-name="P4" draw:layer="layout" svg:width="0.249cm" svg:height="0.288cm" svg:x="12.32cm" svg:y="25.469cm" svg:viewBox="0 0 250 289" svg:d="M227 144c0-68-51-124-131-124h-75v249h75c80 0 131-56 131-124zM96 289h-96v-289h96c90 0 154 62 154 143v1c0 82-64 145-154 145z">
          <text:p/>
        </draw:path>
        <draw:path draw:style-name="gr4" draw:text-style-name="P4" draw:layer="layout" svg:width="0.181cm" svg:height="0.218cm" svg:x="12.62cm" svg:y="25.544cm" svg:viewBox="0 0 182 219" svg:d="M162 110c-17-4-41-9-71-9-45 0-70 20-70 49v1c0 31 29 49 62 49 43 0 79-26 79-66zM162 214v-35c-14 20-40 40-80 40s-82-22-82-67v-1c0-43 37-68 92-68 30 0 50 4 70 9v-9c0-43-26-64-69-64-27 0-48 7-67 17l-7-18c23-11 45-18 75-18 54 0 88 28 88 82v132z">
          <text:p/>
        </draw:path>
        <draw:path draw:style-name="gr4" draw:text-style-name="P4" draw:layer="layout" svg:width="0.158cm" svg:height="0.218cm" svg:x="12.855cm" svg:y="25.543cm" svg:viewBox="0 0 159 219" svg:d="M87 219c-30 0-64-12-87-31l12-17c24 19 49 29 76 29 29 0 51-16 51-41v-1c0-24-26-33-56-42-34-10-73-20-73-57v-1c0-34 30-58 70-58 25 0 54 9 75 23l-11 17c-19-13-42-21-64-21-29 0-48 15-48 36v1c0 24 28 32 58 41 34 9 69 22 69 59v1c0 38-32 62-72 62z">
          <text:p/>
        </draw:path>
        <draw:polygon draw:style-name="gr4" draw:text-style-name="P4" draw:layer="layout" svg:width="0.222cm" svg:height="0.288cm" svg:x="13.185cm" svg:y="25.469cm" svg:viewBox="0 0 223 289" draw:points="123,20 123,289 101,289 101,20 0,20 0,0 223,0 223,20">
          <text:p/>
        </draw:polygon>
        <draw:path draw:style-name="gr4" draw:text-style-name="P4" draw:layer="layout" svg:width="0.196cm" svg:height="0.22cm" svg:x="13.398cm" svg:y="25.542cm" svg:viewBox="0 0 197 221" svg:d="M175 100c-3-42-28-81-77-81-41 0-73 35-77 81zM103 202c33 0 56-16 73-34l14 12c-21 24-47 41-87 41-56 0-103-45-103-111 0-61 43-110 99-110 60 0 98 48 98 110v1c0 3 0 4-1 7h-175c4 52 41 84 82 84z">
          <text:p/>
        </draw:path>
        <draw:path draw:style-name="gr4" draw:text-style-name="P4" draw:layer="layout" svg:width="0.181cm" svg:height="0.218cm" svg:x="13.635cm" svg:y="25.544cm" svg:viewBox="0 0 182 219" svg:d="M163 110c-18-4-42-9-72-9-45 0-69 20-69 49v1c0 31 28 49 60 49 43 0 81-26 81-66zM162 214v-35c-14 20-41 40-81 40-39 0-81-22-81-67v-1c0-43 38-68 92-68 29 0 50 4 70 9v-9c0-43-26-64-70-64-25 0-46 7-65 17l-8-18c23-11 46-18 75-18 54 0 88 28 88 82v132z">
          <text:p/>
        </draw:path>
        <draw:path draw:style-name="gr4" draw:text-style-name="P4" draw:layer="layout" svg:width="0.317cm" svg:height="0.215cm" svg:x="13.889cm" svg:y="25.542cm" svg:viewBox="0 0 318 216" svg:d="M298 216v-125c0-45-24-72-63-72-36 0-67 28-67 75v122h-20v-126c0-44-24-71-61-71-38 0-67 34-67 76v121h-20v-211h20v38c13-22 32-43 70-43 36 0 59 21 70 46 14-24 37-46 77-46 50 0 81 36 81 89v127z">
          <text:p/>
        </draw:path>
        <draw:path draw:style-name="gr4" draw:text-style-name="P4" draw:layer="layout" svg:width="0.317cm" svg:height="0.215cm" svg:x="14.28cm" svg:y="25.542cm" svg:viewBox="0 0 318 216" svg:d="M298 216v-125c0-45-24-72-62-72-36 0-66 28-66 75v122h-21v-126c0-44-24-71-62-71-37 0-67 34-67 76v121h-20v-211h20v38c14-22 33-43 70-43s60 21 72 46c13-24 36-46 75-46 50 0 81 36 81 89v127z">
          <text:p/>
        </draw:path>
        <draw:path draw:style-name="gr4" draw:text-style-name="P4" draw:layer="layout" svg:width="0.025cm" svg:height="0.292cm" svg:x="14.672cm" svg:y="25.465cm" svg:viewBox="0 0 26 293" svg:d="M2 82h21v211h-21zM0 0h26v27h-26z">
          <text:p/>
        </draw:path>
        <draw:path draw:style-name="gr4" draw:text-style-name="P4" draw:layer="layout" svg:width="0.125cm" svg:height="0.28cm" svg:x="14.754cm" svg:y="25.48cm" svg:viewBox="0 0 126 281" svg:d="M91 281c-34 0-60-17-60-57v-138h-31v-19h31v-67h20v67h75v19h-75v136c0 30 19 41 43 41 10 0 19-2 31-8v19c-11 5-21 7-34 7z">
          <text:p/>
        </draw:path>
        <draw:path draw:style-name="gr4" draw:text-style-name="P4" draw:layer="layout" svg:width="0.124cm" svg:height="0.28cm" svg:x="14.919cm" svg:y="25.48cm" svg:viewBox="0 0 125 281" svg:d="M90 281c-32 0-59-17-59-57v-138h-31v-19h31v-67h20v67h74v19h-74v136c0 30 18 41 42 41 11 0 19-2 31-8v19c-10 5-21 7-34 7z">
          <text:p/>
        </draw:path>
        <draw:path draw:style-name="gr4" draw:text-style-name="P4" draw:layer="layout" svg:width="0.18cm" svg:height="0.218cm" svg:x="15.086cm" svg:y="25.544cm" svg:viewBox="0 0 181 219" svg:d="M162 110c-18-4-42-9-72-9-44 0-69 20-69 49v1c0 31 29 49 61 49 44 0 80-26 80-66zM162 214v-35c-15 20-42 40-81 40-40 0-81-22-81-67v-1c0-43 37-68 91-68 29 0 51 4 71 9v-9c0-43-26-64-70-64-26 0-47 7-66 17l-8-18c23-11 46-18 75-18 55 0 88 28 88 82v132z">
          <text:p/>
        </draw:path>
        <draw:path draw:style-name="gr4" draw:text-style-name="P4" draw:layer="layout" svg:width="0.209cm" svg:height="0.281cm" svg:x="15.325cm" svg:y="25.542cm" svg:viewBox="0 0 210 282" svg:d="M191 99c0-48-44-80-88-80s-81 31-81 80v1c0 47 38 81 81 81 44 0 88-33 88-81zM106 282c-35 0-67-10-96-32l12-16c25 19 54 30 85 30 48 0 83-28 83-82v-31c-18 27-47 49-89 49-50 0-101-40-101-100 0-61 51-100 101-100 42 0 71 22 89 47v-42h20v178c0 64-44 99-104 99z">
          <text:p/>
        </draw:path>
        <draw:path draw:style-name="gr4" draw:text-style-name="P4" draw:layer="layout" svg:width="0.196cm" svg:height="0.22cm" svg:x="15.596cm" svg:y="25.542cm" svg:viewBox="0 0 197 221" svg:d="M175 100c-3-42-27-81-76-81-42 0-74 35-77 81zM105 202c32 0 54-16 72-34l14 12c-22 24-47 41-87 41-56 0-104-45-104-111 0-61 43-110 100-110 59 0 97 48 97 110v1c0 3 0 4-1 7h-174c3 52 41 84 83 84z">
          <text:p/>
        </draw:path>
        <draw:path draw:style-name="gr4" draw:text-style-name="P4" draw:layer="layout" svg:width="0.158cm" svg:height="0.218cm" svg:x="15.833cm" svg:y="25.543cm" svg:viewBox="0 0 159 219" svg:d="M87 219c-31 0-65-12-87-31l12-17c23 19 49 29 76 29 28 0 50-16 50-41v-1c0-24-26-33-55-42-34-10-73-20-73-57v-1c0-34 28-58 70-58 25 0 54 9 75 23l-11 17c-20-13-43-21-65-21-29 0-48 15-48 36v1c0 24 29 32 59 41 34 9 69 22 69 59v1c0 38-32 62-72 62z">
          <text:p/>
        </draw:path>
        <draw:path draw:style-name="gr4" draw:text-style-name="P4" draw:layer="layout" svg:width="0.158cm" svg:height="0.218cm" svg:x="16.033cm" svg:y="25.543cm" svg:viewBox="0 0 159 219" svg:d="M87 219c-30 0-64-12-87-31l13-17c23 19 49 29 75 29 29 0 51-16 51-41v-1c0-24-26-33-56-42-34-10-72-20-72-57v-1c0-34 29-58 69-58 26 0 54 9 75 23l-11 17c-19-13-42-21-64-21-29 0-48 15-48 36v1c0 24 28 32 58 41 34 9 69 22 69 59v1c0 38-32 62-72 62z">
          <text:p/>
        </draw:path>
        <draw:path draw:style-name="gr4" draw:text-style-name="P4" draw:layer="layout" svg:width="0.196cm" svg:height="0.22cm" svg:x="16.241cm" svg:y="25.542cm" svg:viewBox="0 0 197 221" svg:d="M175 100c-3-42-27-81-75-81-42 0-75 35-78 81zM105 202c32 0 55-16 72-34l14 12c-22 24-47 41-87 41-55 0-104-45-104-111 0-61 44-110 101-110 59 0 96 48 96 110v1c0 3 0 4 0 7h-175c3 52 42 84 83 84z">
          <text:p/>
        </draw:path>
        <draw:path draw:style-name="gr4" draw:text-style-name="P4" draw:layer="layout" svg:width="0.18cm" svg:height="0.215cm" svg:x="16.496cm" svg:y="25.542cm" svg:viewBox="0 0 181 216" svg:d="M161 216v-125c0-43-25-72-67-72s-74 32-74 75v122h-20v-211h20v40c14-26 38-45 77-45 53 0 84 37 84 87v129z">
          <text:p/>
        </draw:path>
        <draw:path draw:style-name="gr4" draw:text-style-name="P4" draw:layer="layout" svg:width="0.208cm" svg:height="0.305cm" svg:x="16.872cm" svg:y="25.457cm" svg:viewBox="0 0 209 306" svg:d="M187 196c0-55-38-91-82-91s-86 37-86 91 42 90 86 90c46 0 82-33 82-89zM107 306c-43 0-70-24-87-50v45h-20v-301h20v138c18-28 45-52 87-52 51 0 102 41 102 109v1c0 68-51 110-102 110z">
          <text:p/>
        </draw:path>
        <draw:path draw:style-name="gr4" draw:text-style-name="P4" draw:layer="layout" svg:width="0.113cm" svg:height="0.213cm" svg:x="17.143cm" svg:y="25.544cm" svg:viewBox="0 0 114 214" svg:d="M112 22c-49 0-92 37-92 106v86h-20v-211h20v60c17-38 52-65 94-63v22z">
          <text:p/>
        </draw:path>
        <draw:path draw:style-name="gr4" draw:text-style-name="P4" draw:layer="layout" svg:width="0.181cm" svg:height="0.218cm" svg:x="17.28cm" svg:y="25.544cm" svg:viewBox="0 0 182 219" svg:d="M163 110c-18-4-41-9-71-9-46 0-70 20-70 49v1c0 31 28 49 60 49 44 0 81-26 81-66zM162 214v-35c-14 20-40 40-81 40-39 0-81-22-81-67v-1c0-43 38-68 93-68 29 0 49 4 69 9v-9c0-43-26-64-69-64-26 0-47 7-66 17l-8-18c23-11 46-18 76-18 53 0 87 28 87 82v132z">
          <text:p/>
        </draw:path>
        <draw:path draw:style-name="gr4" draw:text-style-name="P4" draw:layer="layout" svg:width="0.193cm" svg:height="0.22cm" svg:x="17.519cm" svg:y="25.542cm" svg:viewBox="0 0 194 221" svg:d="M108 221c-61 0-108-51-108-110v-1c0-59 47-110 108-110 40 0 64 18 84 39l-14 15c-18-19-39-35-70-35-48 0-86 40-86 90v1c0 50 39 92 87 92 30 0 53-16 71-36l14 12c-22 25-47 43-86 43z">
          <text:p/>
        </draw:path>
        <draw:path draw:style-name="gr4" draw:text-style-name="P4" draw:layer="layout" svg:width="0.179cm" svg:height="0.3cm" svg:x="17.769cm" svg:y="25.457cm" svg:viewBox="0 0 180 301" svg:d="M160 301v-126c0-43-24-71-67-71-41 0-73 31-73 74v123h-20v-301h20v129c14-25 38-44 76-44 53 0 84 36 84 86v130z">
          <text:p/>
        </draw:path>
        <draw:path draw:style-name="gr4" draw:text-style-name="P4" draw:layer="layout" svg:width="0.125cm" svg:height="0.28cm" svg:x="18.001cm" svg:y="25.48cm" svg:viewBox="0 0 126 281" svg:d="M91 281c-33 0-60-17-60-57v-138h-31v-19h31v-67h21v67h74v19h-74v136c0 30 18 41 42 41 10 0 19-2 31-8v19c-11 5-21 7-34 7z">
          <text:p/>
        </draw:path>
        <draw:path draw:style-name="gr4" draw:text-style-name="P4" draw:layer="layout" svg:width="0.196cm" svg:height="0.22cm" svg:x="18.165cm" svg:y="25.542cm" svg:viewBox="0 0 197 221" svg:d="M175 100c-3-42-27-81-76-81-42 0-74 35-78 81zM104 202c33 0 55-16 72-34l14 12c-21 24-46 41-86 41-57 0-104-45-104-111 0-61 43-110 100-110 59 0 97 48 97 110v1c0 3 0 4-1 7h-175c4 52 41 84 83 84z">
          <text:p/>
        </draw:path>
        <draw:path draw:style-name="gr4" draw:text-style-name="P4" draw:layer="layout" svg:width="0.209cm" svg:height="0.305cm" svg:x="18.529cm" svg:y="25.457cm" svg:viewBox="0 0 210 306" svg:d="M191 196c0-54-42-91-86-91-46 0-83 34-83 90v1c0 55 38 90 83 90 44 0 86-36 86-90zM190 301v-47c-18 27-45 52-87 52-51 0-103-41-103-109v-1c0-68 52-110 103-110 42 0 69 24 87 50v-136h20v301z">
          <text:p/>
        </draw:path>
        <draw:path draw:style-name="gr4" draw:text-style-name="P4" draw:layer="layout" svg:width="0.025cm" svg:height="0.292cm" svg:x="18.815cm" svg:y="25.465cm" svg:viewBox="0 0 26 293" svg:d="M2 82h20v211h-20zM0 0h26v27h-26z">
          <text:p/>
        </draw:path>
        <draw:path draw:style-name="gr4" draw:text-style-name="P4" draw:layer="layout" svg:width="0.196cm" svg:height="0.22cm" svg:x="18.902cm" svg:y="25.542cm" svg:viewBox="0 0 197 221" svg:d="M175 100c-2-42-27-81-76-81-41 0-73 35-77 81zM104 202c34 0 56-16 73-34l14 12c-21 24-46 41-88 41-55 0-103-45-103-111 0-61 43-110 100-110 60 0 97 48 97 110v1c0 3 0 4 0 7h-175c4 52 41 84 82 84z">
          <text:p/>
        </draw:path>
        <draw:polygon draw:style-name="gr4" draw:text-style-name="P4" draw:layer="layout" svg:width="0.19cm" svg:height="0.288cm" svg:x="12.32cm" svg:y="25.963cm" svg:viewBox="0 0 191 289" draw:points="0,289 0,0 21,0 21,269 191,269 191,289">
          <text:p/>
        </draw:polygon>
        <draw:path draw:style-name="gr4" draw:text-style-name="P4" draw:layer="layout" svg:width="0.215cm" svg:height="0.282cm" svg:x="12.556cm" svg:y="25.973cm" svg:viewBox="0 0 216 283" svg:d="M128 0h28v33h-28zM61 0h28v33h-28zM194 174c0-51-38-92-86-92-50 0-87 42-87 91v1c0 50 39 91 88 91s85-41 85-90zM108 283c-62 0-108-50-108-108v-1c0-59 46-111 109-111 62 0 107 51 107 110v1c0 59-46 109-108 109z">
          <text:p/>
        </draw:path>
        <draw:path draw:style-name="gr4" draw:text-style-name="P4" draw:layer="layout" svg:width="0.158cm" svg:height="0.218cm" svg:x="12.815cm" svg:y="26.037cm" svg:viewBox="0 0 159 219" svg:d="M87 219c-31 0-65-13-87-31l12-16c23 18 49 28 76 28 29 0 51-16 51-40v-1c0-25-26-34-56-42-35-11-73-21-73-58v-1c0-34 29-58 71-58 25 0 53 9 74 23l-11 17c-19-13-42-21-64-21-30 0-49 15-49 36v1c0 23 28 32 59 41 34 9 69 23 69 60 0 38-32 62-72 62z">
          <text:p/>
        </draw:path>
        <draw:path draw:style-name="gr4" draw:text-style-name="P4" draw:layer="layout" svg:width="0.179cm" svg:height="0.214cm" svg:x="13.034cm" svg:y="26.041cm" svg:viewBox="0 0 180 215" svg:d="M160 211v-40c-14 25-38 44-76 44-54 0-84-36-84-87v-128h20v124c0 44 24 73 66 73 43 0 74-32 74-76v-121h20v211z">
          <text:p/>
        </draw:path>
        <draw:path draw:style-name="gr4" draw:text-style-name="P4" draw:layer="layout" svg:width="0.18cm" svg:height="0.215cm" svg:x="13.29cm" svg:y="26.036cm" svg:viewBox="0 0 181 216" svg:d="M161 216v-126c0-43-25-72-67-72-41 0-74 32-74 75v123h-20v-211h20v39c14-25 39-44 77-44 53 0 84 36 84 86v130z">
          <text:p/>
        </draw:path>
        <draw:path draw:style-name="gr4" draw:text-style-name="P4" draw:layer="layout" svg:width="0.208cm" svg:height="0.281cm" svg:x="13.529cm" svg:y="26.036cm" svg:viewBox="0 0 209 282" svg:d="M190 99c0-49-43-80-87-80-45 0-82 31-82 80 0 48 38 81 82 81s87-32 87-80zM106 282c-36 0-68-11-97-32l12-17c25 20 54 30 86 30 48 0 82-28 82-82v-31c-18 26-46 49-88 49-51 0-101-39-101-99v-1c0-60 50-99 101-99 42 0 71 22 88 47v-42h20v177c0 65-43 100-103 100z">
          <text:p/>
        </draw:path>
        <draw:path draw:style-name="gr4" draw:text-style-name="P4" draw:layer="layout" svg:width="0.158cm" svg:height="0.218cm" svg:x="13.796cm" svg:y="26.037cm" svg:viewBox="0 0 159 219" svg:d="M87 219c-31 0-65-13-87-31l12-16c24 18 49 28 76 28 28 0 50-16 50-40v-1c0-25-26-34-55-42-34-11-73-21-73-58v-1c0-34 29-58 70-58 25 0 53 9 74 23l-10 17c-20-13-43-21-65-21-29 0-48 15-48 36v1c0 23 29 32 59 41 34 9 69 23 69 60 0 38-32 62-72 62z">
          <text:p/>
        </draw:path>
        <draw:path draw:style-name="gr4" draw:text-style-name="P4" draw:layer="layout" svg:width="0.025cm" svg:height="0.292cm" svg:x="14.019cm" svg:y="25.959cm" svg:viewBox="0 0 26 293" svg:d="M2 82h21v211h-21zM0 0h26v27h-26z">
          <text:p/>
        </draw:path>
        <draw:path draw:style-name="gr4" draw:text-style-name="P4" draw:layer="layout" svg:width="0.209cm" svg:height="0.305cm" svg:x="14.107cm" svg:y="25.95cm" svg:viewBox="0 0 210 306" svg:d="M191 196c0-54-42-91-87-91-46 0-82 35-82 91v1c0 55 38 90 82 90 45 0 87-36 87-90zM189 302v-47c-18 27-44 51-87 51-51 0-102-40-102-108v-1c0-70 51-111 102-111 43 0 70 24 87 51v-137h21v302z">
          <text:p/>
        </draw:path>
        <draw:path draw:style-name="gr4" draw:text-style-name="P4" draw:layer="layout" svg:width="0.196cm" svg:height="0.219cm" svg:x="14.378cm" svg:y="26.036cm" svg:viewBox="0 0 197 220" svg:d="M175 100c-3-43-28-82-76-82-42 0-74 35-78 82zM103 202c33 0 56-15 73-33l14 12c-21 23-47 39-87 39-55 0-103-43-103-110v-1c0-61 43-109 99-109 60 0 98 48 98 110v1c0 2 0 4-1 7h-175c4 53 41 84 82 84z">
          <text:p/>
        </draw:path>
        <draw:path draw:style-name="gr4" draw:text-style-name="P4" draw:layer="layout" svg:width="0.196cm" svg:height="0.219cm" svg:x="14.618cm" svg:y="26.036cm" svg:viewBox="0 0 197 220" svg:d="M175 100c-3-43-27-82-76-82-42 0-74 35-77 82zM104 202c33 0 55-15 73-33l14 12c-22 23-47 39-88 39-55 0-103-43-103-110v-1c0-61 43-109 100-109 59 0 97 48 97 110v1c0 2 0 4-1 7h-174c3 53 41 84 82 84z">
          <text:p/>
        </draw:path>
        <draw:polygon draw:style-name="gr4" draw:text-style-name="P4" draw:layer="layout" svg:width="0.027cm" svg:height="0.035cm" svg:x="14.864cm" svg:y="26.216cm" svg:viewBox="0 0 28 36" draw:points="0,0 28,0 28,36 0,36">
          <text:p/>
        </draw:polygon>
        <draw:path draw:style-name="gr4" draw:text-style-name="P4" draw:layer="layout" svg:width="0.249cm" svg:height="0.288cm" svg:x="15.091cm" svg:y="25.963cm" svg:viewBox="0 0 250 289" svg:d="M228 145c0-69-51-125-132-125h-74v249h74c81 0 132-55 132-124zM96 289h-96v-289h96c92 0 154 63 154 144v1c0 81-62 144-154 144z">
          <text:p/>
        </draw:path>
        <draw:path draw:style-name="gr4" draw:text-style-name="P4" draw:layer="layout" svg:width="0.025cm" svg:height="0.292cm" svg:x="15.409cm" svg:y="25.959cm" svg:viewBox="0 0 26 293" svg:d="M2 82h22v211h-22zM0 0h26v27h-26z">
          <text:p/>
        </draw:path>
        <draw:path draw:style-name="gr4" draw:text-style-name="P4" draw:layer="layout" svg:width="0.195cm" svg:height="0.219cm" svg:x="15.497cm" svg:y="26.036cm" svg:viewBox="0 0 196 220" svg:d="M175 100c-3-43-28-82-76-82-41 0-73 35-77 82zM104 202c33 0 55-15 72-33l14 12c-21 23-46 39-87 39-55 0-103-43-103-110v-1c0-61 43-109 100-109 59 0 96 48 96 110v1c0 2 0 4 0 7h-174c4 53 41 84 82 84z">
          <text:p/>
        </draw:path>
        <draw:path draw:style-name="gr4" draw:text-style-name="P4" draw:layer="layout" svg:width="0.288cm" svg:height="0.29cm" svg:x="15.855cm" svg:y="25.961cm" svg:viewBox="0 0 289 291" svg:d="M144 23l-77 167h153zM266 291l-37-81h-171l-36 81h-22l135-291h20l134 291z">
          <text:p/>
        </draw:path>
        <draw:path draw:style-name="gr4" draw:text-style-name="P4" draw:layer="layout" svg:width="0.113cm" svg:height="0.213cm" svg:x="16.2cm" svg:y="26.038cm" svg:viewBox="0 0 114 214" svg:d="M112 22c-49 0-91 37-91 106v86h-21v-211h21v60c16-38 51-65 93-63v22z">
          <text:p/>
        </draw:path>
        <draw:path draw:style-name="gr4" draw:text-style-name="P4" draw:layer="layout" svg:width="0.209cm" svg:height="0.305cm" svg:x="16.364cm" svg:y="25.95cm" svg:viewBox="0 0 210 306" svg:d="M188 197c0-55-39-92-83-92s-86 38-86 91v1c0 54 42 90 86 90 45 0 83-33 83-90zM107 306c-42 0-69-23-87-50v46h-20v-302h20v139c19-29 45-53 87-53 50 0 103 41 103 110v1c0 68-53 109-103 109z">
          <text:p/>
        </draw:path>
        <draw:path draw:style-name="gr4" draw:text-style-name="P4" draw:layer="layout" svg:width="0.196cm" svg:height="0.219cm" svg:x="16.621cm" svg:y="26.036cm" svg:viewBox="0 0 197 220" svg:d="M175 100c-2-43-27-82-75-82-41 0-74 35-78 82zM105 202c33 0 55-15 72-33l14 12c-21 23-46 39-87 39-56 0-104-43-104-110v-1c0-61 43-109 101-109 59 0 96 48 96 110v1c0 2 0 4 0 7h-175c4 53 42 84 83 84z">
          <text:p/>
        </draw:path>
        <draw:path draw:style-name="gr4" draw:text-style-name="P4" draw:layer="layout" svg:width="0.025cm" svg:height="0.292cm" svg:x="16.877cm" svg:y="25.959cm" svg:viewBox="0 0 26 293" svg:d="M2 82h21v211h-21zM0 0h26v27h-26z">
          <text:p/>
        </draw:path>
        <draw:path draw:style-name="gr4" draw:text-style-name="P4" draw:layer="layout" svg:width="0.124cm" svg:height="0.28cm" svg:x="16.959cm" svg:y="25.974cm" svg:viewBox="0 0 125 281" svg:d="M90 281c-33 0-59-17-59-57v-139h-31v-18h31v-67h20v67h74v18h-74v137c0 30 18 40 43 40 10 0 19-2 31-7v19c-11 5-21 7-35 7z">
          <text:p/>
        </draw:path>
        <draw:path draw:style-name="gr4" draw:text-style-name="P4" draw:layer="layout" svg:width="0.181cm" svg:height="0.218cm" svg:x="17.249cm" svg:y="26.037cm" svg:viewBox="0 0 182 219" svg:d="M163 111c-18-4-41-9-72-9-45 0-69 20-69 50 0 31 29 49 61 49 43 0 80-27 80-65zM163 215v-35c-15 20-41 39-82 39-39 0-81-22-81-65v-1c0-45 38-69 92-69 30 0 50 3 71 9v-9c0-43-26-65-71-65-25 0-46 7-65 17l-8-17c23-11 46-19 75-19 55 0 88 28 88 83v132z">
          <text:p/>
        </draw:path>
        <draw:path draw:style-name="gr4" draw:text-style-name="P4" draw:layer="layout" svg:width="0.18cm" svg:height="0.215cm" svg:x="17.503cm" svg:y="26.036cm" svg:viewBox="0 0 181 216" svg:d="M160 216v-126c0-43-24-72-67-72-41 0-73 32-73 75v123h-20v-211h20v39c14-25 37-44 76-44 54 0 85 36 85 86v130z">
          <text:p/>
        </draw:path>
        <draw:path draw:style-name="gr4" draw:text-style-name="P4" draw:layer="layout" svg:width="0.208cm" svg:height="0.305cm" svg:x="17.865cm" svg:y="25.95cm" svg:viewBox="0 0 209 306" svg:d="M190 196c0-54-41-91-86-91-46 0-82 35-82 91v1c0 55 38 90 82 90 45 0 86-36 86-90zM189 302v-47c-18 27-45 51-87 51-51 0-102-40-102-108v-1c0-70 51-111 102-111 43 0 70 24 87 51v-137h20v302z">
          <text:p/>
        </draw:path>
        <draw:path draw:style-name="gr4" draw:text-style-name="P4" draw:layer="layout" svg:width="0.195cm" svg:height="0.219cm" svg:x="18.136cm" svg:y="26.036cm" svg:viewBox="0 0 196 220" svg:d="M175 100c-3-43-28-82-76-82-42 0-74 35-78 82zM104 202c33 0 55-15 72-33l14 12c-21 23-46 39-87 39-56 0-103-43-103-110v-1c0-61 42-109 100-109 59 0 96 48 96 110v1c0 2 0 4 0 7h-175c4 53 41 84 83 84z">
          <text:p/>
        </draw:path>
        <draw:path draw:style-name="gr4" draw:text-style-name="P4" draw:layer="layout" svg:width="0.113cm" svg:height="0.213cm" svg:x="18.39cm" svg:y="26.038cm" svg:viewBox="0 0 114 214" svg:d="M112 22c-49 0-92 37-92 106v86h-20v-211h20v60c17-38 52-65 94-63v22z">
          <text:p/>
        </draw:path>
        <draw:path draw:style-name="gr4" draw:text-style-name="P4" draw:layer="layout" svg:width="0.181cm" svg:height="0.218cm" svg:x="12.298cm" svg:y="26.531cm" svg:viewBox="0 0 182 219" svg:d="M163 112c-18-5-42-10-72-10-44 0-70 20-70 49v1c0 31 30 48 62 48 43 0 80-26 80-64zM162 214v-35c-14 20-40 40-80 40-39 0-82-22-82-66s38-69 93-69c29 0 49 4 69 9v-9c0-43-26-65-69-65-25 0-46 7-67 17l-7-18c24-10 47-18 75-18 54 0 88 28 88 84v130z">
          <text:p/>
        </draw:path>
        <draw:polygon draw:style-name="gr4" draw:text-style-name="P4" draw:layer="layout" svg:width="0.18cm" svg:height="0.3cm" svg:x="12.551cm" svg:y="26.444cm" svg:viewBox="0 0 181 301" draw:points="156,301 73,199 21,250 21,301 0,301 0,0 21,0 21,226 152,91 178,91 87,185 181,301">
          <text:p/>
        </draw:polygon>
        <draw:path draw:style-name="gr4" draw:text-style-name="P4" draw:layer="layout" svg:width="0.125cm" svg:height="0.28cm" svg:x="12.758cm" svg:y="26.468cm" svg:viewBox="0 0 126 281" svg:d="M91 281c-34 0-60-19-60-59v-137h-31v-18h31v-67h20v67h75v18h-75v135c0 30 18 41 43 41 10 0 19-2 31-7v20c-11 5-21 7-34 7z">
          <text:p/>
        </draw:path>
        <draw:path draw:style-name="gr4" draw:text-style-name="P4" draw:layer="layout" svg:width="0.18cm" svg:height="0.214cm" svg:x="12.938cm" svg:y="26.535cm" svg:viewBox="0 0 181 215" svg:d="M161 210v-39c-14 25-38 44-76 44-54 0-85-36-85-86v-129h20v125c0 43 26 72 68 72 41 0 73-32 73-75v-122h20v210z">
          <text:p/>
        </draw:path>
        <draw:path draw:style-name="gr4" draw:text-style-name="P4" draw:layer="layout" svg:width="0.196cm" svg:height="0.219cm" svg:x="13.18cm" svg:y="26.53cm" svg:viewBox="0 0 197 220" svg:d="M174 101c-3-44-27-83-75-83-42 0-74 35-78 83zM104 201c32 0 54-14 72-33l15 13c-23 23-48 39-88 39-55 0-103-44-103-109v-1c0-62 43-110 100-110 58 0 97 47 97 110v1c0 3 0 4-1 8h-175c4 52 42 82 83 82z">
          <text:p/>
        </draw:path>
        <draw:polygon draw:style-name="gr4" draw:text-style-name="P4" draw:layer="layout" svg:width="0.02cm" svg:height="0.3cm" svg:x="13.438cm" svg:y="26.444cm" svg:viewBox="0 0 21 301" draw:points="0,0 21,0 21,301 0,301">
          <text:p/>
        </draw:polygon>
        <draw:polygon draw:style-name="gr4" draw:text-style-name="P4" draw:layer="layout" svg:width="0.02cm" svg:height="0.3cm" svg:x="13.54cm" svg:y="26.444cm" svg:viewBox="0 0 21 301" draw:points="0,0 21,0 21,301 0,301">
          <text:p/>
        </draw:polygon>
        <draw:path draw:style-name="gr4" draw:text-style-name="P4" draw:layer="layout" svg:width="0.196cm" svg:height="0.219cm" svg:x="13.625cm" svg:y="26.53cm" svg:viewBox="0 0 197 220" svg:d="M175 101c-3-44-27-83-76-83-42 0-74 35-77 83zM104 201c33 0 56-14 73-33l14 13c-21 23-47 39-88 39-55 0-103-44-103-109v-1c0-62 43-110 100-110 60 0 97 47 97 110v1c0 3 0 4 0 8h-175c3 52 41 82 82 82z">
          <text:p/>
        </draw:path>
        <draw:path draw:style-name="gr4" draw:text-style-name="P4" draw:layer="layout" svg:width="0.18cm" svg:height="0.214cm" svg:x="13.88cm" svg:y="26.53cm" svg:viewBox="0 0 181 215" svg:d="M160 215v-125c0-43-25-72-67-72-41 0-73 31-73 75v122h-20v-210h20v39c14-25 38-44 76-44 53 0 85 36 85 86v129z">
          <text:p/>
        </draw:path>
        <draw:polygon draw:style-name="gr4" draw:text-style-name="P4" draw:layer="layout" svg:width="0.24cm" svg:height="0.288cm" svg:x="14.26cm" svg:y="26.456cm" svg:viewBox="0 0 241 289" draw:points="213,289 93,144 22,216 22,289 0,289 0,0 22,0 22,191 206,0 235,0 108,128 241,289">
          <text:p/>
        </draw:polygon>
        <draw:path draw:style-name="gr4" draw:text-style-name="P4" draw:layer="layout" svg:width="0.181cm" svg:height="0.218cm" svg:x="14.528cm" svg:y="26.531cm" svg:viewBox="0 0 182 219" svg:d="M163 112c-18-5-42-10-72-10-44 0-69 20-69 49v1c0 31 29 48 61 48 42 0 80-26 80-64zM163 214v-35c-15 20-42 40-82 40-39 0-81-22-81-66s38-69 92-69c29 0 49 4 71 9v-9c0-43-27-65-70-65-26 0-47 7-66 17l-8-18c23-10 46-18 75-18 55 0 88 28 88 84v130z">
          <text:p/>
        </draw:path>
        <draw:path draw:style-name="gr4" draw:text-style-name="P4" draw:layer="layout" svg:width="0.113cm" svg:height="0.213cm" svg:x="14.782cm" svg:y="26.531cm" svg:viewBox="0 0 114 214" svg:d="M112 22c-50 0-92 37-92 105v87h-20v-210h20v59c16-37 51-64 94-63v22z">
          <text:p/>
        </draw:path>
        <draw:path draw:style-name="gr4" draw:text-style-name="P4" draw:layer="layout" svg:width="0.124cm" svg:height="0.28cm" svg:x="14.927cm" svg:y="26.468cm" svg:viewBox="0 0 125 281" svg:d="M90 281c-32 0-58-19-58-59v-137h-32v-18h32v-67h20v67h73v18h-73v135c0 30 17 41 42 41 10 0 19-2 30-7v20c-10 5-20 7-34 7z">
          <text:p/>
        </draw:path>
        <draw:path draw:style-name="gr4" draw:text-style-name="P4" draw:layer="layout" svg:width="0.196cm" svg:height="0.219cm" svg:x="15.09cm" svg:y="26.53cm" svg:viewBox="0 0 197 220" svg:d="M175 101c-2-44-27-83-75-83-41 0-73 35-78 83zM105 201c33 0 55-14 72-33l14 13c-21 23-46 39-87 39-55 0-104-44-104-109v-1c0-62 44-110 101-110 59 0 96 47 96 110v1c0 3 0 4 0 8h-175c5 52 42 82 83 82z">
          <text:p/>
        </draw:path>
        <draw:path draw:style-name="gr4" draw:text-style-name="P4" draw:layer="layout" svg:width="0.025cm" svg:height="0.292cm" svg:x="15.469cm" svg:y="26.452cm" svg:viewBox="0 0 26 293" svg:d="M2 83h22v210h-22zM0 0h26v28h-26z">
          <text:p/>
        </draw:path>
        <draw:path draw:style-name="gr4" draw:text-style-name="P4" draw:layer="layout" svg:width="0.158cm" svg:height="0.218cm" svg:x="15.553cm" svg:y="26.53cm" svg:viewBox="0 0 159 219" svg:d="M87 219c-31 0-64-12-87-30l13-16c23 18 48 27 75 27 28 0 51-15 51-39v-1c0-25-27-34-56-42-34-10-72-20-72-58v-1c0-34 29-59 69-59 25 0 54 9 75 23l-11 17c-19-12-42-21-65-21-28 0-47 16-47 38v1c0 23 28 32 58 41 34 9 69 21 69 58v1c0 38-32 61-72 61z">
          <text:p/>
        </draw:path>
        <draw:path draw:style-name="gr4" draw:text-style-name="P4" draw:layer="layout" svg:width="0.124cm" svg:height="0.28cm" svg:x="15.752cm" svg:y="26.468cm" svg:viewBox="0 0 125 281" svg:d="M90 281c-33 0-59-19-59-59v-137h-31v-18h31v-67h20v67h74v18h-74v135c0 30 18 41 43 41 10 0 19-2 30-7v20c-10 5-20 7-34 7z">
          <text:p/>
        </draw:path>
        <draw:path draw:style-name="gr4" draw:text-style-name="P4" draw:layer="layout" svg:width="0.159cm" svg:height="0.218cm" svg:x="16.041cm" svg:y="26.53cm" svg:viewBox="0 0 160 219" svg:d="M86 219c-30 0-63-12-86-30l12-16c23 18 49 27 76 27 28 0 50-15 50-39v-1c0-25-26-34-55-42-35-10-72-20-72-58v-1c0-34 28-59 69-59 25 0 53 9 75 23l-12 17c-19-12-42-21-64-21-29 0-48 16-48 38v1c0 23 29 32 59 41 33 9 70 21 70 58v1c0 38-33 61-74 61z">
          <text:p/>
        </draw:path>
        <draw:path draw:style-name="gr4" draw:text-style-name="P4" draw:layer="layout" svg:width="0.215cm" svg:height="0.219cm" svg:x="16.25cm" svg:y="26.53cm" svg:viewBox="0 0 216 220" svg:d="M193 110c0-51-38-91-86-91-50 0-86 40-86 91s38 91 87 91 85-40 85-90zM107 220c-62 0-107-50-107-109v-1c0-59 45-110 108-110 62 0 108 50 108 110 0 59-47 110-109 110z">
          <text:p/>
        </draw:path>
        <draw:path draw:style-name="gr4" draw:text-style-name="P4" draw:layer="layout" svg:width="0.124cm" svg:height="0.301cm" svg:x="16.509cm" svg:y="26.443cm" svg:viewBox="0 0 125 302" svg:d="M94 18c-29 0-42 18-42 53v21h73v18h-73v192h-21v-192h-31v-18h31v-21c0-45 24-71 63-71 13 0 22 1 31 5v19c-12-4-20-6-31-6z">
          <text:p/>
        </draw:path>
        <draw:path draw:style-name="gr4" draw:text-style-name="P4" draw:layer="layout" svg:width="0.215cm" svg:height="0.219cm" svg:x="16.658cm" svg:y="26.53cm" svg:viewBox="0 0 216 220" svg:d="M194 110c0-51-37-91-86-91-50 0-86 40-86 91s38 91 87 91c50 0 85-40 85-90zM108 220c-62 0-108-50-108-109v-1c0-59 46-110 109-110 62 0 107 50 107 110 0 59-45 110-108 110z">
          <text:p/>
        </draw:path>
        <draw:path draw:style-name="gr4" draw:text-style-name="P4" draw:layer="layout" svg:width="0.113cm" svg:height="0.213cm" svg:x="16.935cm" svg:y="26.531cm" svg:viewBox="0 0 114 214" svg:d="M112 22c-49 0-91 37-91 105v87h-21v-210h21v59c16-37 52-64 93-63v22z">
          <text:p/>
        </draw:path>
        <draw:path draw:style-name="gr4" draw:text-style-name="P4" draw:layer="layout" svg:width="0.124cm" svg:height="0.28cm" svg:x="17.081cm" svg:y="26.468cm" svg:viewBox="0 0 125 281" svg:d="M89 281c-33 0-59-19-59-59v-137h-30v-18h30v-67h20v67h75v18h-75v135c0 30 18 41 42 41 11 0 20-2 32-7v20c-11 5-21 7-35 7z">
          <text:p/>
        </draw:path>
        <draw:path draw:style-name="gr4" draw:text-style-name="P4" draw:layer="layout" svg:width="0.181cm" svg:height="0.218cm" svg:x="17.371cm" svg:y="26.531cm" svg:viewBox="0 0 182 219" svg:d="M161 112c-17-5-41-10-71-10-44 0-69 20-69 49v1c0 31 29 48 61 48 43 0 79-26 79-64zM161 214v-35c-15 20-40 40-80 40-39 0-81-22-81-66s37-69 91-69c30 0 50 4 70 9v-9c0-43-26-65-69-65-26 0-47 7-66 17l-7-18c23-10 45-18 74-18 54 0 89 28 89 84v130z">
          <text:p/>
        </draw:path>
        <draw:path draw:style-name="gr4" draw:text-style-name="P4" draw:layer="layout" svg:width="0.209cm" svg:height="0.305cm" svg:x="17.624cm" svg:y="26.444cm" svg:viewBox="0 0 210 306" svg:d="M188 195c0-55-39-90-83-90s-86 37-86 90v1c0 55 42 91 86 91 45 0 83-33 83-91zM107 306c-42 0-69-24-87-50v45h-20v-301h20v137c18-27 45-51 87-51 50 0 103 40 103 109 0 70-53 111-103 111z">
          <text:p/>
        </draw:path>
        <draw:path draw:style-name="gr4" draw:text-style-name="P4" draw:layer="layout" svg:width="0.209cm" svg:height="0.281cm" svg:x="17.882cm" svg:y="26.53cm" svg:viewBox="0 0 210 282" svg:d="M191 100c0-49-44-81-88-81s-81 31-81 80v1c0 47 38 80 81 80 44 0 88-32 88-79zM106 282c-35 0-68-11-96-32l11-17c26 20 54 30 85 30 49 0 83-28 83-81v-31c-18 26-46 49-88 49-51 0-101-39-101-99v-1c0-60 50-100 101-100 43 0 71 22 88 48v-43h21v178c0 64-44 99-104 99z">
          <text:p/>
        </draw:path>
        <draw:path draw:style-name="gr4" draw:text-style-name="P4" draw:layer="layout" svg:width="0.196cm" svg:height="0.219cm" svg:x="18.153cm" svg:y="26.53cm" svg:viewBox="0 0 197 220" svg:d="M175 101c-3-44-27-83-76-83-42 0-74 35-78 83zM104 201c33 0 55-14 72-33l14 13c-21 23-46 39-86 39-57 0-104-44-104-109v-1c0-62 43-110 100-110 59 0 97 47 97 110v1c0 3 0 4-1 8h-175c4 52 41 82 83 82z">
          <text:p/>
        </draw:path>
        <draw:polygon draw:style-name="gr4" draw:text-style-name="P4" draw:layer="layout" svg:width="0.11cm" svg:height="0.023cm" svg:x="18.398cm" svg:y="26.611cm" svg:viewBox="0 0 111 24" draw:points="0,0 111,0 111,24 0,24">
          <text:p/>
        </draw:polygon>
        <draw:path draw:style-name="gr4" draw:text-style-name="P4" draw:layer="layout" svg:width="0.158cm" svg:height="0.218cm" svg:x="12.297cm" svg:y="27.024cm" svg:viewBox="0 0 159 219" svg:d="M86 219c-30 0-64-13-86-31l12-16c23 17 49 27 75 27 30 0 52-15 52-40s-26-34-57-42c-34-10-72-21-72-58v-1c0-34 29-58 70-58 25 0 54 9 75 23l-11 17c-19-13-43-21-65-21-29 0-48 16-48 37v1c0 23 28 32 58 40 35 10 70 22 70 59v1c0 37-32 62-73 62z">
          <text:p/>
        </draw:path>
        <draw:path draw:style-name="gr4" draw:text-style-name="P4" draw:layer="layout" svg:width="0.193cm" svg:height="0.22cm" svg:x="12.505cm" svg:y="27.023cm" svg:viewBox="0 0 194 221" svg:d="M108 221c-61 0-108-50-108-109v-1c0-59 47-111 108-111 40 0 64 18 84 40l-14 15c-18-19-39-36-70-36-49 0-86 41-86 91v1c0 51 38 91 88 91 29 0 52-15 70-35l14 12c-22 25-47 42-86 42z">
          <text:p/>
        </draw:path>
        <draw:path draw:style-name="gr4" draw:text-style-name="P4" draw:layer="layout" svg:width="0.179cm" svg:height="0.3cm" svg:x="12.755cm" svg:y="26.938cm" svg:viewBox="0 0 180 301" svg:d="M160 301v-126c0-43-24-71-66-71s-74 31-74 75v122h-20v-301h20v129c14-24 38-44 76-44 54 0 84 37 84 87v129z">
          <text:p/>
        </draw:path>
        <draw:polygon draw:style-name="gr4" draw:text-style-name="P4" draw:layer="layout" svg:width="0.02cm" svg:height="0.3cm" svg:x="13.01cm" svg:y="26.938cm" svg:viewBox="0 0 21 301" draw:points="0,0 21,0 21,301 0,301">
          <text:p/>
        </draw:polygon>
        <draw:path draw:style-name="gr4" draw:text-style-name="P4" draw:layer="layout" svg:width="0.215cm" svg:height="0.22cm" svg:x="13.095cm" svg:y="27.023cm" svg:viewBox="0 0 216 221" svg:d="M195 111c0-50-38-92-88-92-49 0-85 42-85 91v1c0 51 38 91 86 91 51 0 87-41 87-90zM107 221c-62 0-107-50-107-109v-1c0-59 46-111 108-111 63 0 108 52 108 110v1c0 59-45 110-109 110z">
          <text:p/>
        </draw:path>
        <draw:path draw:style-name="gr4" draw:text-style-name="P4" draw:layer="layout" svg:width="0.158cm" svg:height="0.218cm" svg:x="13.355cm" svg:y="27.024cm" svg:viewBox="0 0 159 219" svg:d="M86 219c-31 0-64-13-86-31l11-16c24 17 49 27 76 27 28 0 50-15 50-40s-26-34-55-42c-34-10-72-21-72-58v-1c0-34 28-58 69-58 25 0 53 9 74 23l-10 17c-20-13-43-21-65-21-29 0-48 16-48 37v1c0 23 29 32 59 40 34 10 70 22 70 59v1c0 37-33 62-73 62z">
          <text:p/>
        </draw:path>
        <draw:path draw:style-name="gr4" draw:text-style-name="P4" draw:layer="layout" svg:width="0.158cm" svg:height="0.218cm" svg:x="13.555cm" svg:y="27.024cm" svg:viewBox="0 0 159 219" svg:d="M86 219c-31 0-64-13-86-31l12-16c23 17 48 27 75 27 30 0 52-15 52-40s-28-34-57-42c-34-10-72-21-72-58v-1c0-34 29-58 69-58 25 0 55 9 76 23l-11 17c-19-13-43-21-66-21-28 0-47 16-47 37v1c0 23 28 32 58 40 35 10 70 22 70 59v1c0 37-32 62-73 62z">
          <text:p/>
        </draw:path>
        <draw:path draw:style-name="gr4" draw:text-style-name="P4" draw:layer="layout" svg:width="0.196cm" svg:height="0.22cm" svg:x="13.763cm" svg:y="27.023cm" svg:viewBox="0 0 197 221" svg:d="M174 101c-3-42-27-82-75-82-42 0-74 36-77 82zM104 202c32 0 54-14 72-33l15 12c-23 24-48 40-88 40-55 0-103-44-103-109v-1c0-61 43-111 100-111 58 0 97 49 97 111v1c0 3 0 4-1 7h-174c3 53 41 83 82 83z">
          <text:p/>
        </draw:path>
        <draw:path draw:style-name="gr4" draw:text-style-name="P4" draw:layer="layout" svg:width="0.18cm" svg:height="0.215cm" svg:x="14.018cm" svg:y="27.023cm" svg:viewBox="0 0 181 216" svg:d="M160 216v-125c0-44-24-72-66-72-41 0-74 32-74 76v121h-20v-211h20v39c15-24 38-44 77-44 53 0 84 37 84 88v128z">
          <text:p/>
        </draw:path>
        <draw:polygon draw:style-name="gr4" draw:text-style-name="P4" draw:layer="layout" svg:width="0.027cm" svg:height="0.035cm" svg:x="14.266cm" svg:y="27.203cm" svg:viewBox="0 0 28 36" draw:points="0,0 28,0 28,36 0,36">
          <text:p/>
        </draw:polygon>
        <draw:polygon draw:style-name="gr7" draw:text-style-name="P7" draw:layer="layout" svg:width="10.107cm" svg:height="2.26cm" svg:x="10.789cm" svg:y="1.118cm" svg:viewBox="0 0 10108 2261" draw:points="10108,2261 0,2261 0,0 10108,0">
          <text:p/>
        </draw:polygon>
        <draw:polygon draw:style-name="gr2" draw:text-style-name="P2" draw:layer="layout" svg:width="0.658cm" svg:height="0.864cm" svg:x="16.23cm" svg:y="2.532cm" svg:viewBox="0 0 659 865" draw:points="0,865 0,0 652,0 652,169 189,169 189,344 597,344 597,514 189,514 189,695 659,695 659,865">
          <text:p/>
        </draw:polygon>
        <draw:polygon draw:style-name="gr2" draw:text-style-name="P2" draw:layer="layout" svg:width="0.866cm" svg:height="0.87cm" svg:x="16.983cm" svg:y="2.532cm" svg:viewBox="0 0 867 871" draw:points="517,871 349,871 0,0 209,0 435,609 661,0 867,0">
          <text:p/>
        </draw:polygon>
        <draw:polygon draw:style-name="gr2" draw:text-style-name="P2" draw:layer="layout" svg:width="0.658cm" svg:height="0.864cm" svg:x="17.982cm" svg:y="2.532cm" svg:viewBox="0 0 659 865" draw:points="0,865 0,0 653,0 653,169 190,169 190,344 598,344 598,514 190,514 190,695 659,695 659,865">
          <text:p/>
        </draw:polygon>
        <draw:polygon draw:style-name="gr2" draw:text-style-name="P2" draw:layer="layout" svg:width="0.768cm" svg:height="0.864cm" svg:x="18.809cm" svg:y="2.532cm" svg:viewBox="0 0 769 865" draw:points="606,865 188,314 188,865 0,865 0,0 176,0 581,533 581,0 769,0 769,865">
          <text:p/>
        </draw:polygon>
        <draw:polygon draw:style-name="gr2" draw:text-style-name="P2" draw:layer="layout" svg:width="0.716cm" svg:height="0.864cm" svg:x="19.723cm" svg:y="2.532cm" svg:viewBox="0 0 717 865" draw:points="453,175 453,865 263,865 263,175 0,175 0,0 717,0 717,175">
          <text:p/>
        </draw:polygon>
        <draw:path draw:style-name="gr2" draw:text-style-name="P2" draw:layer="layout" svg:width="1.573cm" svg:height="1.574cm" svg:x="11.65cm" svg:y="1.614cm" svg:viewBox="0 0 1574 1575" svg:d="M788 1467c-376 0-681-304-681-679 0-376 305-680 681-680 375 0 679 304 679 680 0 375-304 679-679 679zM788 0c-435 0-788 352-788 788 0 435 353 787 788 787 434 0 786-352 786-787 0-436-352-788-786-788z">
          <text:p/>
        </draw:path>
        <draw:path draw:style-name="gr2" draw:text-style-name="P2" draw:layer="layout" svg:width="0.202cm" svg:height="0.203cm" svg:x="12.064cm" svg:y="2.156cm" svg:viewBox="0 0 203 204" svg:d="M101 0c-56 0-101 45-101 101 0 57 45 103 101 103 57 0 102-46 102-103 0-56-45-101-102-101z">
          <text:p/>
        </draw:path>
        <draw:path draw:style-name="gr2" draw:text-style-name="P2" draw:layer="layout" svg:width="0.204cm" svg:height="0.203cm" svg:x="12.606cm" svg:y="2.156cm" svg:viewBox="0 0 205 204" svg:d="M103 0c-57 0-103 45-103 101 0 57 46 103 103 103 56 0 102-46 102-103 0-56-46-101-102-101z">
          <text:p/>
        </draw:path>
        <draw:path draw:style-name="gr2" draw:text-style-name="P2" draw:layer="layout" svg:width="0.777cm" svg:height="0.37cm" svg:x="12.048cm" svg:y="2.508cm" svg:viewBox="0 0 778 371" svg:d="M724 371c-10-177-156-318-335-318-180 0-326 141-336 318h-53c10-207 180-371 389-371 208 0 378 164 389 371z">
          <text:p/>
        </draw:path>
        <draw:polygon draw:style-name="gr4" draw:text-style-name="P4" draw:layer="layout" svg:width="0.19cm" svg:height="0.288cm" svg:x="12.433cm" svg:y="4.924cm" svg:viewBox="0 0 191 289" draw:points="0,289 0,0 22,0 22,269 191,269 191,289">
          <text:p/>
        </draw:polygon>
        <draw:path draw:style-name="gr4" draw:text-style-name="P4" draw:layer="layout" svg:width="0.196cm" svg:height="0.22cm" svg:x="12.664cm" svg:y="4.997cm" svg:viewBox="0 0 197 221" svg:d="M175 100c-2-42-27-81-76-81-41 0-73 35-77 81zM104 202c34 0 56-14 73-33l14 12c-21 23-46 40-88 40-55 0-103-44-103-111 0-61 43-110 100-110 60 0 97 48 97 110v1c0 3 0 4 0 7h-175c4 53 41 84 82 84z">
          <text:p/>
        </draw:path>
        <draw:path draw:style-name="gr4" draw:text-style-name="P4" draw:layer="layout" svg:width="0.025cm" svg:height="0.292cm" svg:x="12.92cm" svg:y="4.92cm" svg:viewBox="0 0 26 293" svg:d="M2 82h21v211h-21zM0 0h26v27h-26z">
          <text:p/>
        </draw:path>
        <draw:path draw:style-name="gr4" draw:text-style-name="P4" draw:layer="layout" svg:width="0.209cm" svg:height="0.305cm" svg:x="13.008cm" svg:y="4.912cm" svg:viewBox="0 0 210 306" svg:d="M190 196c0-54-42-91-86-91-46 0-82 34-82 90v1c0 55 38 90 82 90s86-36 86-90zM188 301v-47c-18 28-44 52-86 52-51 0-102-41-102-109v-1c0-68 51-111 102-111 42 0 69 24 86 51v-136h22v301z">
          <text:p/>
        </draw:path>
        <draw:path draw:style-name="gr4" draw:text-style-name="P4" draw:layer="layout" svg:width="0.196cm" svg:height="0.22cm" svg:x="13.279cm" svg:y="4.997cm" svg:viewBox="0 0 197 221" svg:d="M175 100c-3-42-27-81-76-81-42 0-74 35-78 81zM104 202c33 0 55-14 72-33l14 12c-21 23-46 40-86 40-56 0-104-44-104-111 0-61 43-110 100-110 59 0 97 48 97 110v1c0 3 0 4-1 7h-175c4 53 41 84 83 84z">
          <text:p/>
        </draw:path>
        <draw:path draw:style-name="gr4" draw:text-style-name="P4" draw:layer="layout" svg:width="0.113cm" svg:height="0.213cm" svg:x="13.534cm" svg:y="4.999cm" svg:viewBox="0 0 114 214" svg:d="M112 23c-50 0-92 37-92 105v86h-20v-211h20v61c16-38 51-66 94-64v23z">
          <text:p/>
        </draw:path>
        <draw:path draw:style-name="gr4" draw:text-style-name="P4" draw:layer="layout" svg:width="0.179cm" svg:height="0.3cm" svg:x="13.822cm" svg:y="4.912cm" svg:viewBox="0 0 180 301" svg:d="M160 301v-125c0-43-24-71-67-71-41 0-73 31-73 75v121h-20v-301h20v130c14-24 38-44 76-44 53 0 84 36 84 87v128z">
          <text:p/>
        </draw:path>
        <draw:path draw:style-name="gr4" draw:text-style-name="P4" draw:layer="layout" svg:width="0.181cm" svg:height="0.218cm" svg:x="14.056cm" svg:y="4.999cm" svg:viewBox="0 0 182 219" svg:d="M163 111c-18-4-41-9-71-9-45 0-70 20-70 49v1c0 30 29 48 62 48 42 0 79-26 79-65zM163 214v-35c-15 20-41 40-81 40s-82-22-82-66v-1c0-43 38-69 93-69 29 0 49 4 70 9v-9c0-42-26-64-69-64-27 0-48 7-67 17l-8-18c23-11 46-18 76-18 54 0 87 28 87 82v132z">
          <text:p/>
        </draw:path>
        <draw:path draw:style-name="gr4" draw:text-style-name="P4" draw:layer="layout" svg:width="0.158cm" svg:height="0.218cm" svg:x="14.292cm" svg:y="4.998cm" svg:viewBox="0 0 159 219" svg:d="M87 219c-31 0-64-12-87-30l13-16c23 17 48 27 75 27 28 0 51-16 51-40v-1c0-24-27-33-56-42-34-9-72-21-72-58v-1c0-34 28-58 69-58 25 0 54 9 75 23l-11 17c-19-13-42-21-65-21-28 0-47 16-47 37 0 24 28 32 58 41 34 11 69 23 69 60v1c0 37-32 61-72 61z">
          <text:p/>
        </draw:path>
        <draw:path draw:style-name="gr4" draw:text-style-name="P4" draw:layer="layout" svg:width="0.124cm" svg:height="0.281cm" svg:x="14.491cm" svg:y="4.935cm" svg:viewBox="0 0 125 282" svg:d="M90 282c-33 0-60-18-60-59v-137h-30v-19h30v-67h20v67h75v19h-75v135c0 31 18 42 43 42 11 0 19-2 31-8v19c-10 5-21 8-34 8z">
          <text:p/>
        </draw:path>
        <draw:path draw:style-name="gr4" draw:text-style-name="P4" draw:layer="layout" svg:width="0.249cm" svg:height="0.288cm" svg:x="14.803cm" svg:y="4.924cm" svg:viewBox="0 0 250 289" svg:d="M227 145c0-69-51-125-131-125h-75v249h75c80 0 131-55 131-123zM96 289h-96v-289h96c90 0 154 62 154 144v1c0 81-64 144-154 144z">
          <text:p/>
        </draw:path>
        <draw:path draw:style-name="gr4" draw:text-style-name="P4" draw:layer="layout" svg:width="0.18cm" svg:height="0.215cm" svg:x="15.116cm" svg:y="5.002cm" svg:viewBox="0 0 181 216" svg:d="M160 211v-39c-14 24-37 44-75 44-53 0-85-36-85-87v-129h21v126c0 43 24 71 67 71 41 0 72-31 72-75v-122h21v211z">
          <text:p/>
        </draw:path>
        <draw:path draw:style-name="gr4" draw:text-style-name="P4" draw:layer="layout" svg:width="0.249cm" svg:height="0.288cm" svg:x="15.5cm" svg:y="4.924cm" svg:viewBox="0 0 250 289" svg:d="M227 145c0-69-51-125-131-125h-74v249h74c80 0 131-55 131-123zM96 289h-96v-289h96c90 0 154 62 154 144v1c0 81-64 144-154 144z">
          <text:p/>
        </draw:path>
        <draw:path draw:style-name="gr4" draw:text-style-name="P4" draw:layer="layout" svg:width="0.025cm" svg:height="0.292cm" svg:x="15.818cm" svg:y="4.92cm" svg:viewBox="0 0 26 293" svg:d="M2 82h21v211h-21zM0 0h26v27h-26z">
          <text:p/>
        </draw:path>
        <draw:path draw:style-name="gr4" draw:text-style-name="P4" draw:layer="layout" svg:width="0.193cm" svg:height="0.22cm" svg:x="15.905cm" svg:y="4.997cm" svg:viewBox="0 0 194 221" svg:d="M107 221c-60 0-107-50-107-110v-1c0-59 47-110 107-110 41 0 66 18 85 39l-14 15c-18-19-39-35-71-35-48 0-85 40-85 90v1c0 52 38 92 87 92 30 0 53-15 71-35l14 12c-21 25-47 42-87 42z">
          <text:p/>
        </draw:path>
        <draw:path draw:style-name="gr4" draw:text-style-name="P4" draw:layer="layout" svg:width="0.179cm" svg:height="0.3cm" svg:x="16.155cm" svg:y="4.912cm" svg:viewBox="0 0 180 301" svg:d="M160 301v-125c0-43-24-71-66-71-41 0-74 31-74 75v121h-20v-301h20v130c14-24 38-44 77-44 53 0 83 36 83 87v128z">
          <text:p/>
        </draw:path>
        <draw:path draw:style-name="gr4" draw:text-style-name="P4" draw:layer="layout" svg:width="0.196cm" svg:height="0.22cm" svg:x="16.516cm" svg:y="4.997cm" svg:viewBox="0 0 197 221" svg:d="M175 100c-3-42-28-81-76-81-42 0-74 35-78 81zM104 202c32 0 55-14 73-33l14 12c-22 23-48 40-88 40-55 0-103-44-103-111 0-61 43-110 100-110 59 0 97 48 97 110v1c0 3 0 4-1 7h-175c4 53 42 84 83 84z">
          <text:p/>
        </draw:path>
        <draw:path draw:style-name="gr4" draw:text-style-name="P4" draw:layer="layout" svg:width="0.113cm" svg:height="0.213cm" svg:x="16.771cm" svg:y="4.999cm" svg:viewBox="0 0 114 214" svg:d="M112 23c-49 0-91 37-91 105v86h-21v-211h21v61c16-38 51-66 93-64v23z">
          <text:p/>
        </draw:path>
        <draw:polygon draw:style-name="gr4" draw:text-style-name="P4" draw:layer="layout" svg:width="0.18cm" svg:height="0.3cm" svg:x="16.935cm" svg:y="4.912cm" svg:viewBox="0 0 181 301" draw:points="155,301 71,198 20,250 20,301 0,301 0,0 20,0 20,226 150,91 178,91 85,184 181,301">
          <text:p/>
        </draw:polygon>
        <draw:path draw:style-name="gr4" draw:text-style-name="P4" draw:layer="layout" svg:width="0.181cm" svg:height="0.284cm" svg:x="17.148cm" svg:y="4.934cm" svg:viewBox="0 0 182 285" svg:d="M119 0h28v34h-28zM52 0h28v34h-28zM163 176c-18-4-41-9-71-9-45 0-70 20-70 49v1c0 30 30 48 62 48 42 0 79-26 79-65zM163 279v-35c-15 20-41 41-81 41-39 0-82-23-82-67v-1c0-43 38-68 93-68 29 0 49 4 70 9v-9c0-42-26-64-69-64-26 0-47 7-67 17l-8-18c24-11 47-18 76-18 54 0 87 28 87 82v131z">
          <text:p/>
        </draw:path>
        <draw:polygon draw:style-name="gr4" draw:text-style-name="P4" draw:layer="layout" svg:width="0.02cm" svg:height="0.3cm" svg:x="17.405cm" svg:y="4.912cm" svg:viewBox="0 0 21 301" draw:points="0,0 21,0 21,301 0,301">
          <text:p/>
        </draw:polygon>
        <draw:path draw:style-name="gr4" draw:text-style-name="P4" draw:layer="layout" svg:width="0.124cm" svg:height="0.281cm" svg:x="17.485cm" svg:y="4.935cm" svg:viewBox="0 0 125 282" svg:d="M90 282c-33 0-60-18-60-59v-137h-30v-19h30v-67h21v67h74v19h-74v135c0 31 18 42 43 42 10 0 18-2 30-8v19c-10 5-21 8-34 8z">
          <text:p/>
        </draw:path>
        <draw:path draw:style-name="gr4" draw:text-style-name="P4" draw:layer="layout" svg:width="0.196cm" svg:height="0.22cm" svg:x="17.648cm" svg:y="4.997cm" svg:viewBox="0 0 197 221" svg:d="M174 100c-3-42-27-81-75-81-42 0-74 35-77 81zM104 202c32 0 55-14 72-33l14 12c-21 23-47 40-87 40-55 0-103-44-103-111 0-61 43-110 100-110 59 0 97 48 97 110v1c0 3 0 4 0 7h-175c3 53 41 84 82 84z">
          <text:p/>
        </draw:path>
        <draw:path draw:style-name="gr4" draw:text-style-name="P4" draw:layer="layout" svg:width="0.124cm" svg:height="0.281cm" svg:x="17.884cm" svg:y="4.935cm" svg:viewBox="0 0 125 282" svg:d="M90 282c-33 0-60-18-60-59v-137h-30v-19h30v-67h21v67h74v19h-74v135c0 31 18 42 42 42 11 0 19-2 31-8v19c-11 5-21 8-34 8z">
          <text:p/>
        </draw:path>
        <draw:polygon draw:style-name="gr4" draw:text-style-name="P4" draw:layer="layout" svg:width="0.027cm" svg:height="0.035cm" svg:x="18.063cm" svg:y="5.177cm" svg:viewBox="0 0 28 36" draw:points="0,0 28,0 28,36 0,36">
          <text:p/>
        </draw:polygon>
        <draw:polygon draw:style-name="gr4" draw:text-style-name="P4" draw:layer="layout" svg:width="0.207cm" svg:height="0.288cm" svg:x="12.433cm" svg:y="5.418cm" svg:viewBox="0 0 208 289" draw:points="0,289 0,0 206,0 206,19 21,19 21,133 187,133 187,152 21,152 21,269 208,269 208,289">
          <text:p/>
        </draw:polygon>
        <draw:path draw:style-name="gr4" draw:text-style-name="P4" draw:layer="layout" svg:width="0.026cm" svg:height="0.292cm" svg:x="12.704cm" svg:y="5.414cm" svg:viewBox="0 0 27 293" svg:d="M3 82h21v211h-21zM0 0h27v27h-27z">
          <text:p/>
        </draw:path>
        <draw:path draw:style-name="gr4" draw:text-style-name="P4" draw:layer="layout" svg:width="0.18cm" svg:height="0.215cm" svg:x="12.806cm" svg:y="5.491cm" svg:viewBox="0 0 181 216" svg:d="M160 216v-126c0-43-24-72-67-72-41 0-72 32-72 75v123h-21v-211h21v39c14-25 37-44 75-44 53 0 85 36 85 86v130z">
          <text:p/>
        </draw:path>
        <draw:path draw:style-name="gr4" draw:text-style-name="P4" draw:layer="layout" svg:width="0.196cm" svg:height="0.22cm" svg:x="13.044cm" svg:y="5.491cm" svg:viewBox="0 0 197 221" svg:d="M175 101c-3-43-27-83-76-83-42 0-74 35-77 83zM104 202c33 0 56-15 73-33l14 12c-21 23-47 40-88 40-55 0-103-44-103-110v-1c0-62 43-110 100-110 60 0 97 48 97 111v1c0 2 0 4 0 7h-175c3 52 41 83 82 83z">
          <text:p/>
        </draw:path>
        <draw:path draw:style-name="gr4" draw:text-style-name="P4" draw:layer="layout" svg:width="0.18cm" svg:height="0.215cm" svg:x="13.299cm" svg:y="5.491cm" svg:viewBox="0 0 181 216" svg:d="M161 216v-126c0-43-25-72-67-72-41 0-74 32-74 75v123h-20v-211h20v39c14-25 39-44 77-44 53 0 84 36 84 86v130z">
          <text:p/>
        </draw:path>
        <draw:polygon draw:style-name="gr4" draw:text-style-name="P4" draw:layer="layout" svg:width="0.222cm" svg:height="0.288cm" svg:x="13.659cm" svg:y="5.418cm" svg:viewBox="0 0 223 289" draw:points="121,19 121,289 100,289 100,19 0,19 0,0 223,0 223,19">
          <text:p/>
        </draw:polygon>
        <draw:path draw:style-name="gr4" draw:text-style-name="P4" draw:layer="layout" svg:width="0.181cm" svg:height="0.218cm" svg:x="13.868cm" svg:y="5.493cm" svg:viewBox="0 0 182 219" svg:d="M163 111c-18-4-41-9-71-9-45 0-70 20-70 49v1c0 30 29 48 62 48 42 0 79-27 79-65zM163 214v-35c-15 20-41 40-82 40-39 0-81-23-81-66v-1c0-44 38-68 93-68 29 0 49 3 70 9v-9c0-44-26-66-69-66-27 0-48 8-67 17l-8-17c23-11 46-18 76-18 54 0 87 28 87 83v131z">
          <text:p/>
        </draw:path>
        <draw:path draw:style-name="gr4" draw:text-style-name="P4" draw:layer="layout" svg:width="0.209cm" svg:height="0.281cm" svg:x="14.108cm" svg:y="5.491cm" svg:viewBox="0 0 210 282" svg:d="M191 99c0-48-43-80-88-80-44 0-81 31-81 80 0 48 38 81 81 81 45 0 88-32 88-80zM106 282c-35 0-67-10-96-33l12-16c25 19 54 29 84 29 50 0 84-27 84-81v-31c-18 26-46 49-89 49-50 0-101-39-101-99v-1c0-60 51-99 101-99 43 0 71 22 89 47v-42h20v177c0 64-43 100-104 100z">
          <text:p/>
        </draw:path>
        <draw:path draw:style-name="gr4" draw:text-style-name="P4" draw:layer="layout" svg:width="0.181cm" svg:height="0.218cm" svg:x="14.5cm" svg:y="5.493cm" svg:viewBox="0 0 182 219" svg:d="M161 111c-17-4-41-9-71-9-44 0-69 20-69 49v1c0 30 29 48 61 48 43 0 79-27 79-65zM161 214v-35c-15 20-41 40-80 40s-81-23-81-66v-1c0-44 37-68 91-68 29 0 50 3 70 9v-9c0-44-26-66-69-66-26 0-47 8-66 17l-7-17c23-11 45-18 74-18 54 0 89 28 89 83v131z">
          <text:p/>
        </draw:path>
        <draw:path draw:style-name="gr4" draw:text-style-name="P4" draw:layer="layout" svg:width="0.18cm" svg:height="0.215cm" svg:x="14.749cm" svg:y="5.496cm" svg:viewBox="0 0 181 216" svg:d="M160 211v-40c-13 25-37 45-75 45-53 0-85-37-85-88v-128h21v124c0 44 24 73 67 73 41 0 72-32 72-76v-121h21v211z">
          <text:p/>
        </draw:path>
        <draw:path draw:style-name="gr4" draw:text-style-name="P4" draw:layer="layout" svg:width="0.158cm" svg:height="0.218cm" svg:x="14.987cm" svg:y="5.492cm" svg:viewBox="0 0 159 219" svg:d="M86 219c-30 0-64-13-86-31l12-16c23 18 49 28 75 28 30 0 52-16 52-40v-1c0-25-26-34-57-42-34-10-72-20-72-57v-1c0-35 29-59 70-59 26 0 54 9 75 23l-11 17c-19-13-43-21-65-21-29 0-48 15-48 37v1c0 24 28 32 58 41 35 9 70 22 70 59 0 38-32 62-73 62z">
          <text:p/>
        </draw:path>
        <draw:path draw:style-name="gr4" draw:text-style-name="P4" draw:layer="layout" svg:width="0.159cm" svg:height="0.218cm" svg:x="15.187cm" svg:y="5.492cm" svg:viewBox="0 0 160 219" svg:d="M87 219c-31 0-64-13-87-31l12-16c23 18 50 28 77 28 28 0 50-16 50-40v-1c0-25-26-34-55-42-35-10-73-20-73-57v-1c0-35 28-59 70-59 25 0 53 9 74 23l-10 17c-20-13-43-21-65-21-30 0-49 15-49 37v1c0 24 30 32 60 41 33 9 69 22 69 59 0 38-32 62-73 62z">
          <text:p/>
        </draw:path>
        <draw:path draw:style-name="gr4" draw:text-style-name="P4" draw:layer="layout" svg:width="0.195cm" svg:height="0.22cm" svg:x="15.396cm" svg:y="5.491cm" svg:viewBox="0 0 196 221" svg:d="M175 101c-3-43-27-83-77-83-41 0-73 35-77 83zM103 202c34 0 56-15 73-33l14 12c-21 23-46 40-87 40-56 0-103-44-103-110v-1c0-62 42-110 99-110 60 0 97 48 97 111v1c0 2 0 4 0 7h-175c4 52 41 83 82 83z">
          <text:p/>
        </draw:path>
        <draw:path draw:style-name="gr4" draw:text-style-name="P4" draw:layer="layout" svg:width="0.124cm" svg:height="0.28cm" svg:x="15.631cm" svg:y="5.429cm" svg:viewBox="0 0 125 281" svg:d="M90 281c-32 0-60-17-60-57v-138h-30v-18h30v-68h21v68h74v18h-74v136c0 30 18 40 43 40 10 0 19-2 30-7v19c-10 5-21 7-34 7z">
          <text:p/>
        </draw:path>
        <draw:polygon draw:style-name="gr4" draw:text-style-name="P4" draw:layer="layout" svg:width="0.181cm" svg:height="0.21cm" svg:x="15.801cm" svg:y="5.496cm" svg:viewBox="0 0 182 211" draw:points="0,211 0,199 152,18 5,18 5,0 182,0 182,11 30,193 182,193 182,211">
          <text:p/>
        </draw:polygon>
        <draw:path draw:style-name="gr4" draw:text-style-name="P4" draw:layer="layout" svg:width="0.196cm" svg:height="0.22cm" svg:x="16.022cm" svg:y="5.491cm" svg:viewBox="0 0 197 221" svg:d="M175 101c-3-43-27-83-75-83-42 0-75 35-78 83zM105 202c32 0 55-15 72-33l14 12c-21 23-47 40-87 40-56 0-104-44-104-110v-1c0-62 43-110 101-110 59 0 96 48 96 111v1c0 2 0 4 0 7h-175c3 52 41 83 83 83z">
          <text:p/>
        </draw:path>
        <draw:path draw:style-name="gr4" draw:text-style-name="P4" draw:layer="layout" svg:width="0.18cm" svg:height="0.215cm" svg:x="16.277cm" svg:y="5.491cm" svg:viewBox="0 0 181 216" svg:d="M161 216v-126c0-43-25-72-68-72-41 0-73 32-73 75v123h-20v-211h20v39c14-25 38-44 76-44 54 0 85 36 85 86v130z">
          <text:p/>
        </draw:path>
        <draw:polygon draw:style-name="gr4" draw:text-style-name="P4" draw:layer="layout" svg:width="0.027cm" svg:height="0.035cm" svg:x="16.525cm" svg:y="5.671cm" svg:viewBox="0 0 28 36" draw:points="0,0 28,0 28,36 0,36">
          <text:p/>
        </draw:polygon>
        <draw:frame draw:style-name="gr5" draw:text-style-name="P5" draw:layer="layout" svg:width="0.485cm" svg:height="0.485cm" svg:x="11.241cm" svg:y="7.18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853cm" svg:y="7.331cm" svg:viewBox="0 0 153 209" draw:points="61,22 0,22 4,0 153,0 148,22 87,22 51,209 26,209">
          <text:p/>
        </draw:polygon>
        <draw:path draw:style-name="gr6" draw:text-style-name="P6" draw:layer="layout" svg:width="0.158cm" svg:height="0.217cm" svg:x="11.956cm" svg:y="7.39cm" svg:viewBox="0 0 159 218" svg:d="M54 0l16 80c3 18 5 29 7 41h1c3-10 7-21 15-38l39-83h27l-56 114c-17 32-32 58-53 79-17 17-35 24-43 25l-7-22c7-2 18-6 28-14s21-20 30-34c1-3 1-4 0-7l-31-141z">
          <text:p/>
        </draw:path>
        <draw:path draw:style-name="gr6" draw:text-style-name="P6" draw:layer="layout" svg:width="0.224cm" svg:height="0.153cm" svg:x="12.114cm" svg:y="7.386cm" svg:viewBox="0 0 225 154" svg:d="M0 154l19-107c3-16 5-31 7-43h23l-4 28h1c13-21 33-32 53-32 23 0 34 15 35 34 13-22 33-33 55-34 17 0 36 11 36 39 0 7-1 17-2 26l-17 89h-25l16-87c1-6 2-13 2-19 0-16-6-27-23-27-18 0-40 22-46 56l-15 77h-25l18-89c1-6 2-12 2-18 0-13-4-26-24-26-18 0-42 25-48 57l-14 76z">
          <text:p/>
        </draw:path>
        <draw:path draw:style-name="gr6" draw:text-style-name="P6" draw:layer="layout" svg:width="0.141cm" svg:height="0.157cm" svg:x="12.365cm" svg:y="7.386cm" svg:viewBox="0 0 142 158" svg:d="M26 95c0 25 14 42 36 42 30 0 53-39 53-74 0-17-8-42-36-42-32 0-53 40-53 74zM142 63c0 47-34 95-84 95-37 0-58-28-58-62 0-49 34-96 82-96 42 0 60 32 60 63z">
          <text:p/>
        </draw:path>
        <draw:path draw:style-name="gr6" draw:text-style-name="P6" draw:layer="layout" svg:width="0.111cm" svg:height="0.223cm" svg:x="12.527cm" svg:y="7.316cm" svg:viewBox="0 0 112 224" svg:d="M0 224l25-130h-20l3-20h21l1-8c4-21 11-40 24-52 10-9 24-14 37-14 10 0 17 2 21 5l-6 20c-4-2-9-3-15-3-20 0-31 20-36 45l-1 7h34l-4 20h-34l-24 130z">
          <text:p/>
        </draw:path>
        <draw:path draw:style-name="gr6" draw:text-style-name="P6" draw:layer="layout" svg:width="0.125cm" svg:height="0.157cm" svg:x="12.613cm" svg:y="7.386cm" svg:viewBox="0 0 126 158" svg:d="M78 20c-25 0-43 25-50 48 41 1 74-4 74-28 0-12-10-20-24-20zM107 146c-11 6-29 12-51 12-39 0-56-28-56-61 0-45 33-97 82-97 28 0 44 17 44 40 0 39-45 49-101 48-1 7 0 21 4 29 6 13 17 20 33 20 18 0 32-6 41-10z">
          <text:p/>
        </draw:path>
        <draw:path draw:style-name="gr6" draw:text-style-name="P6" draw:layer="layout" svg:width="0.157cm" svg:height="0.217cm" svg:x="12.73cm" svg:y="7.39cm" svg:viewBox="0 0 158 218" svg:d="M53 0l16 80c4 18 6 29 7 41h1c4-10 8-21 16-38l38-83h27l-56 114c-16 32-31 58-52 79-17 17-35 24-44 25l-6-22c6-2 17-6 27-14 11-8 22-20 29-34 1-3 1-4 1-7l-30-141z">
          <text:p/>
        </draw:path>
        <draw:path draw:style-name="gr6" draw:text-style-name="P6" draw:layer="layout" svg:width="0.154cm" svg:height="0.208cm" svg:x="12.961cm" svg:y="7.331cm" svg:viewBox="0 0 155 209" svg:d="M23 209l16-87-39-122h27l20 68c5 19 7 27 9 35 6-8 13-20 22-36l47-67h30l-90 122-17 87z">
          <text:p/>
        </draw:path>
        <draw:path draw:style-name="gr6" draw:text-style-name="P6" draw:layer="layout" svg:width="0.125cm" svg:height="0.157cm" svg:x="13.083cm" svg:y="7.386cm" svg:viewBox="0 0 126 158" svg:d="M77 20c-24 0-42 25-48 48 40 1 72-4 72-28 0-12-10-20-24-20zM107 146c-12 6-31 12-50 12-40 0-57-28-57-61 0-45 33-97 81-97 30 0 45 17 45 40 0 39-45 49-100 48-1 7-1 21 3 29 6 13 17 20 33 20 18 0 31-6 40-10z">
          <text:p/>
        </draw:path>
        <draw:path draw:style-name="gr6" draw:text-style-name="P6" draw:layer="layout" svg:width="0.135cm" svg:height="0.149cm" svg:x="13.228cm" svg:y="7.39cm" svg:viewBox="0 0 136 150" svg:d="M26 0l13 85c3 17 5 28 5 37h1c4-8 7-18 16-35l47-87h28l-85 150h-25l-26-150z">
          <text:p/>
        </draw:path>
        <draw:path draw:style-name="gr6" draw:text-style-name="P6" draw:layer="layout" svg:width="0.15cm" svg:height="0.218cm" svg:x="13.35cm" svg:y="7.386cm" svg:viewBox="0 0 151 219" svg:d="M122 26c-5-2-14-5-24-5-38 0-64 39-64 76 0 17 6 37 29 37 22 0 44-28 50-58zM8 188c9 6 23 10 39 10 25 0 45-13 54-53l5-23h-1c-13 22-31 32-52 32-30 0-45-25-45-52 0-52 37-102 94-102 17 0 38 5 49 11l-24 124c-6 32-14 54-30 67-14 13-35 17-52 17-18 0-35-5-45-11z">
          <text:p/>
        </draw:path>
        <draw:path draw:style-name="gr6" draw:text-style-name="P6" draw:layer="layout" svg:width="0.098cm" svg:height="0.153cm" svg:x="13.518cm" svg:y="7.386cm" svg:viewBox="0 0 99 154" svg:d="M0 154l18-97c3-20 6-39 8-53h22c-1 10-3 21-4 32h1c10-20 27-36 47-36 2 0 5 1 7 1l-5 25c-2 0-4 0-7 0-22 0-43 26-49 61l-13 67z">
          <text:p/>
        </draw:path>
        <draw:path draw:style-name="gr6" draw:text-style-name="P6" draw:layer="layout" svg:width="0.144cm" svg:height="0.157cm" svg:x="13.612cm" svg:y="7.386cm" svg:viewBox="0 0 145 158" svg:d="M116 23c-4-2-9-2-17-2-40 0-72 41-72 82 0 17 6 34 26 34 21 0 47-28 54-68zM99 154c0-9 2-23 3-39-16 32-37 43-59 43-27 0-43-21-43-50 0-52 38-108 104-108 15 0 30 3 41 6l-15 79c-5 26-7 52-7 69z">
          <text:p/>
        </draw:path>
        <draw:path draw:style-name="gr6" draw:text-style-name="P6" draw:layer="layout" svg:width="0.105cm" svg:height="0.156cm" svg:x="13.766cm" svg:y="7.386cm" svg:viewBox="0 0 106 157" svg:d="M8 127c8 4 21 10 33 10 17 0 28-12 28-25 0-12-5-19-21-28-17-9-27-22-27-38 0-26 22-46 54-46 14 0 26 4 31 8l-6 19c-6-3-15-7-27-7-15 0-26 10-26 23 0 11 7 18 21 25 16 9 28 23 28 39 0 33-26 50-57 50-16 0-32-5-39-10z">
          <text:p/>
        </draw:path>
        <draw:path draw:style-name="gr6" draw:text-style-name="P6" draw:layer="layout" svg:width="0.14cm" svg:height="0.219cm" svg:x="13.887cm" svg:y="7.32cm" svg:viewBox="0 0 141 220" svg:d="M0 220l42-220h26l-19 97c13-18 31-30 55-30 17 0 37 10 37 40 0 8-1 18-3 25l-16 88h-26l17-87c1-4 2-12 2-20 0-13-7-25-23-25-21 0-46 24-52 57l-14 75z">
          <text:p/>
        </draw:path>
        <draw:path draw:style-name="gr6" draw:text-style-name="P6" draw:layer="layout" svg:width="0.157cm" svg:height="0.217cm" svg:x="14.029cm" svg:y="7.39cm" svg:viewBox="0 0 158 218" svg:d="M55 0l15 80c3 18 5 29 7 41 4-10 9-21 16-38l38-83h27l-56 114c-15 32-31 58-51 79-17 17-36 24-44 25l-7-22c7-2 18-6 28-14 11-8 22-20 29-34 2-3 2-4 1-7l-30-141z">
          <text:p/>
        </draw:path>
        <draw:path draw:style-name="gr6" draw:text-style-name="P6" draw:layer="layout" svg:width="0.141cm" svg:height="0.153cm" svg:x="14.186cm" svg:y="7.386cm" svg:viewBox="0 0 142 154" svg:d="M0 154l21-107c2-16 6-31 7-43h24l-4 29c13-21 34-33 55-33 18 0 39 10 39 42 0 7-2 16-3 24l-17 88h-25l16-88c1-5 2-12 2-18 0-15-6-27-24-27s-44 23-51 60l-13 73z">
          <text:p/>
        </draw:path>
        <draw:path draw:style-name="gr6" draw:text-style-name="P6" draw:layer="layout" svg:width="0.061cm" svg:height="0.077cm" svg:x="14.329cm" svg:y="7.5cm" svg:viewBox="0 0 62 78" svg:d="M0 78c9-18 24-51 31-75l31-3c-11 28-31 62-42 76z">
          <text:p/>
        </draw:path>
        <draw:path draw:style-name="gr6" draw:text-style-name="P6" draw:layer="layout" svg:width="0.146cm" svg:height="0.204cm" svg:x="14.463cm" svg:y="7.335cm" svg:viewBox="0 0 147 205" svg:d="M0 205l4-17 29-25c54-45 87-78 87-110 0-15-8-31-32-31-18 0-32 8-42 15l-6-19c14-11 35-18 53-18 39 0 54 25 54 49 0 43-40 81-89 120l-16 13v1h85l-4 22z">
          <text:p/>
        </draw:path>
        <draw:path draw:style-name="gr6" draw:text-style-name="P6" draw:layer="layout" svg:width="0.137cm" svg:height="0.208cm" svg:x="14.629cm" svg:y="7.335cm" svg:viewBox="0 0 138 209" svg:d="M25 141c0 21 4 47 28 47 38 0 59-82 59-122 0-16-2-44-28-44-35 0-59 70-59 119zM138 64c0 66-31 145-88 145-37 0-50-31-50-69 0-67 35-140 87-140 40 0 51 33 51 64z">
          <text:p/>
        </draw:path>
        <draw:polygon draw:style-name="gr6" draw:text-style-name="P6" draw:layer="layout" svg:width="0.067cm" svg:height="0.2cm" svg:x="14.819cm" svg:y="7.339cm" svg:viewBox="0 0 68 201" draw:points="39,25 38,25 3,43 0,22 46,0 68,0 30,201 5,201">
          <text:p/>
        </draw:polygon>
        <draw:path draw:style-name="gr6" draw:text-style-name="P6" draw:layer="layout" svg:width="0.138cm" svg:height="0.208cm" svg:x="14.932cm" svg:y="7.335cm" svg:viewBox="0 0 139 209" svg:d="M26 141c0 21 4 47 28 47 39 0 59-82 59-122 0-16-2-44-27-44-35 0-60 70-60 119zM139 64c0 66-31 145-88 145-37 0-51-31-51-69 0-67 35-140 89-140 38 0 50 33 50 64z">
          <text:p/>
        </draw:path>
        <draw:frame draw:style-name="gr5" draw:text-style-name="P5" draw:layer="layout" svg:width="0.485cm" svg:height="0.485cm" svg:x="11.188cm" svg:y="13.93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8cm" svg:y="14.081cm" svg:viewBox="0 0 153 209" draw:points="62,22 0,22 4,0 153,0 148,22 87,22 51,209 25,209">
          <text:p/>
        </draw:polygon>
        <draw:path draw:style-name="gr6" draw:text-style-name="P6" draw:layer="layout" svg:width="0.157cm" svg:height="0.218cm" svg:x="11.904cm" svg:y="14.139cm" svg:viewBox="0 0 158 219" svg:d="M53 0l15 81c4 18 5 29 7 40 4-10 9-20 17-37l39-84h27l-57 115c-16 32-31 58-52 78-16 17-35 24-43 26l-6-22c6-2 17-6 27-14 11-8 21-20 29-35 1-3 1-4 1-6l-30-142z">
          <text:p/>
        </draw:path>
        <draw:path draw:style-name="gr6" draw:text-style-name="P6" draw:layer="layout" svg:width="0.224cm" svg:height="0.153cm" svg:x="12.061cm" svg:y="14.136cm" svg:viewBox="0 0 225 154" svg:d="M0 154l20-107c3-17 5-31 7-44h22l-4 28h1c14-20 32-31 53-31 22 0 33 15 34 33 15-21 33-33 56-33 17 0 36 11 36 39 0 7 0 17-2 25l-17 90h-25l16-87c1-6 2-14 2-20 0-16-5-26-22-26-18 0-42 22-48 56l-14 77h-25l16-89c2-7 2-13 2-18 0-13-3-26-22-26-18 0-42 25-47 58l-14 75z">
          <text:p/>
        </draw:path>
        <draw:path draw:style-name="gr6" draw:text-style-name="P6" draw:layer="layout" svg:width="0.141cm" svg:height="0.156cm" svg:x="12.312cm" svg:y="14.136cm" svg:viewBox="0 0 142 157" svg:d="M27 94c0 24 13 42 35 42 31 0 54-39 54-74 0-17-8-42-35-42-33 0-54 39-54 74zM142 62c0 46-32 95-83 95-38 0-59-29-59-62 0-50 35-95 84-95 41 0 58 30 58 62z">
          <text:p/>
        </draw:path>
        <draw:path draw:style-name="gr6" draw:text-style-name="P6" draw:layer="layout" svg:width="0.111cm" svg:height="0.223cm" svg:x="12.474cm" svg:y="14.066cm" svg:viewBox="0 0 112 224" svg:d="M0 224l26-130h-21l4-20h21l1-8c4-20 11-40 25-53 9-8 22-13 36-13 9 0 16 2 20 4l-6 21c-4-2-9-3-14-3-21 0-31 20-35 45l-1 7h33l-4 20h-33l-25 130z">
          <text:p/>
        </draw:path>
        <draw:path draw:style-name="gr6" draw:text-style-name="P6" draw:layer="layout" svg:width="0.126cm" svg:height="0.156cm" svg:x="12.56cm" svg:y="14.136cm" svg:viewBox="0 0 127 157" svg:d="M79 20c-25 0-43 24-49 47 40 1 71-5 71-28 0-12-8-19-22-19zM107 145c-11 6-29 12-49 12-40 0-58-28-58-61 0-45 35-96 82-96 29 0 45 17 45 39 0 39-45 49-100 48-1 6 0 21 3 28 6 14 18 21 34 21 17 0 30-6 39-11z">
          <text:p/>
        </draw:path>
        <draw:path draw:style-name="gr6" draw:text-style-name="P6" draw:layer="layout" svg:width="0.158cm" svg:height="0.218cm" svg:x="12.677cm" svg:y="14.139cm" svg:viewBox="0 0 159 219" svg:d="M54 0l15 81c3 18 5 29 6 40h1c4-10 8-20 16-37l40-84h27l-57 115c-17 32-31 58-52 78-17 17-35 24-43 26l-7-22c7-2 17-6 28-14 10-8 20-20 29-35 1-3 1-4 0-6l-30-142z">
          <text:p/>
        </draw:path>
        <draw:path draw:style-name="gr6" draw:text-style-name="P6" draw:layer="layout" svg:width="0.155cm" svg:height="0.208cm" svg:x="12.907cm" svg:y="14.081cm" svg:viewBox="0 0 156 209" svg:d="M25 209l16-87-41-122h29l19 67c6 18 8 27 9 36h1c4-10 12-22 22-37l45-66h31l-90 122-16 87z">
          <text:p/>
        </draw:path>
        <draw:path draw:style-name="gr6" draw:text-style-name="P6" draw:layer="layout" svg:width="0.125cm" svg:height="0.156cm" svg:x="13.03cm" svg:y="14.136cm" svg:viewBox="0 0 126 157" svg:d="M79 20c-24 0-43 24-50 47 41 1 73-5 73-28 0-12-9-19-23-19zM107 145c-11 6-29 12-49 12-41 0-58-28-58-61 0-45 34-96 83-96 28 0 43 17 43 39 0 39-44 49-100 48-1 6 0 21 4 28 6 14 18 21 33 21 18 0 31-6 40-11z">
          <text:p/>
        </draw:path>
        <draw:path draw:style-name="gr6" draw:text-style-name="P6" draw:layer="layout" svg:width="0.134cm" svg:height="0.149cm" svg:x="13.176cm" svg:y="14.139cm" svg:viewBox="0 0 135 150" svg:d="M26 0l13 85c2 19 4 30 4 38h1c3-8 8-17 17-36l45-87h29l-84 150h-25l-26-150z">
          <text:p/>
        </draw:path>
        <draw:path draw:style-name="gr6" draw:text-style-name="P6" draw:layer="layout" svg:width="0.15cm" svg:height="0.217cm" svg:x="13.298cm" svg:y="14.136cm" svg:viewBox="0 0 151 218" svg:d="M123 25c-5-2-15-5-25-5-37 0-64 40-64 78 0 16 7 35 29 35s44-27 50-57zM7 188c8 6 24 10 40 10 26 0 45-13 54-53l5-23h-1c-13 22-31 32-52 32-31 0-46-26-46-52 0-52 37-102 96-102 17 0 36 5 48 11l-23 124c-6 32-15 53-30 67-16 12-35 16-53 16-19 0-36-4-45-11z">
          <text:p/>
        </draw:path>
        <draw:path draw:style-name="gr6" draw:text-style-name="P6" draw:layer="layout" svg:width="0.098cm" svg:height="0.153cm" svg:x="13.465cm" svg:y="14.136cm" svg:viewBox="0 0 99 154" svg:d="M0 154l20-98c3-19 6-39 7-53h22c-1 11-2 21-4 33h1c10-21 26-36 46-36 2 0 5 0 7 0l-5 26c-1-1-4-1-6-1-23 0-43 27-49 63l-12 66z">
          <text:p/>
        </draw:path>
        <draw:path draw:style-name="gr6" draw:text-style-name="P6" draw:layer="layout" svg:width="0.144cm" svg:height="0.156cm" svg:x="13.559cm" svg:y="14.136cm" svg:viewBox="0 0 145 157" svg:d="M116 22c-3-1-9-2-18-2-38 0-71 40-71 82 0 17 5 33 27 33 21 0 46-27 53-67zM99 153c0-8 2-23 4-39h-1c-16 32-37 43-59 43-26 0-43-22-43-50 0-53 38-107 105-107 15 0 30 2 40 5l-16 78c-4 27-6 53-5 70z">
          <text:p/>
        </draw:path>
        <draw:path draw:style-name="gr6" draw:text-style-name="P6" draw:layer="layout" svg:width="0.106cm" svg:height="0.156cm" svg:x="13.713cm" svg:y="14.136cm" svg:viewBox="0 0 107 157" svg:d="M8 128c7 4 20 9 32 9 18 0 28-11 28-24 0-12-5-19-20-28-18-9-27-23-27-39 0-26 22-46 54-46 14 0 26 4 32 7l-8 20c-6-3-15-7-26-7-15 0-27 9-27 23 0 11 8 18 21 26 17 9 29 22 29 39 0 31-27 49-58 49-16-1-31-5-38-11z">
          <text:p/>
        </draw:path>
        <draw:path draw:style-name="gr6" draw:text-style-name="P6" draw:layer="layout" svg:width="0.139cm" svg:height="0.219cm" svg:x="13.835cm" svg:y="14.07cm" svg:viewBox="0 0 140 220" svg:d="M0 220l41-220h25l-18 95h1c13-18 31-29 53-29 18 0 38 10 38 40 0 8-1 18-2 25l-17 89h-26l16-88c1-5 2-12 2-20 0-14-6-25-23-25-20 0-45 23-51 57l-14 76z">
          <text:p/>
        </draw:path>
        <draw:path draw:style-name="gr6" draw:text-style-name="P6" draw:layer="layout" svg:width="0.158cm" svg:height="0.218cm" svg:x="13.976cm" svg:y="14.139cm" svg:viewBox="0 0 159 219" svg:d="M54 0l15 81c4 18 6 29 8 40h1c3-10 7-20 15-37l39-84h27l-56 115c-17 32-32 58-53 78-16 17-35 24-43 26l-7-22c7-2 18-6 28-14s21-20 29-35c1-3 1-4 0-6l-29-142z">
          <text:p/>
        </draw:path>
        <draw:path draw:style-name="gr6" draw:text-style-name="P6" draw:layer="layout" svg:width="0.139cm" svg:height="0.153cm" svg:x="14.134cm" svg:y="14.136cm" svg:viewBox="0 0 140 154" svg:d="M0 154l19-107c4-17 6-31 8-44h22l-3 30c14-21 34-33 56-33 19 0 38 10 38 41 0 7-1 16-2 24l-17 89h-26l16-88c1-6 2-13 2-19 0-15-6-26-23-26-18 0-45 22-51 60l-14 73z">
          <text:p/>
        </draw:path>
        <draw:path draw:style-name="gr6" draw:text-style-name="P6" draw:layer="layout" svg:width="0.061cm" svg:height="0.078cm" svg:x="14.276cm" svg:y="14.249cm" svg:viewBox="0 0 62 79" svg:d="M0 79c10-18 25-52 30-75l32-4c-11 27-31 62-42 77z">
          <text:p/>
        </draw:path>
        <draw:path draw:style-name="gr6" draw:text-style-name="P6" draw:layer="layout" svg:width="0.144cm" svg:height="0.204cm" svg:x="14.411cm" svg:y="14.085cm" svg:viewBox="0 0 145 205" svg:d="M0 205l3-17 30-25c54-46 86-77 86-110 0-14-8-32-31-32-18 0-33 10-42 16l-7-20c14-10 36-17 55-17 37 0 51 26 51 50 0 42-38 80-87 119l-17 13v1h85l-4 22z">
          <text:p/>
        </draw:path>
        <draw:path draw:style-name="gr6" draw:text-style-name="P6" draw:layer="layout" svg:width="0.137cm" svg:height="0.207cm" svg:x="14.576cm" svg:y="14.085cm" svg:viewBox="0 0 138 208" svg:d="M26 140c0 22 4 48 29 48 38 0 58-83 58-124 0-16-3-44-27-44-35 0-60 71-60 120zM138 63c0 67-31 145-87 145-38 0-51-30-51-69 0-68 35-139 89-139 38 0 49 32 49 63z">
          <text:p/>
        </draw:path>
        <draw:polygon draw:style-name="gr6" draw:text-style-name="P6" draw:layer="layout" svg:width="0.067cm" svg:height="0.2cm" svg:x="14.766cm" svg:y="14.088cm" svg:viewBox="0 0 68 201" draw:points="37,27 2,44 0,24 46,0 68,0 30,201 4,201">
          <text:p/>
        </draw:polygon>
        <draw:path draw:style-name="gr6" draw:text-style-name="P6" draw:layer="layout" svg:width="0.137cm" svg:height="0.207cm" svg:x="14.88cm" svg:y="14.085cm" svg:viewBox="0 0 138 208" svg:d="M26 140c0 22 4 48 28 48 38 0 58-83 58-124 0-16-2-44-27-44-35 0-59 71-59 120zM138 63c0 67-31 145-87 145-37 0-51-30-51-69 0-68 36-139 88-139 39 0 50 32 50 63z">
          <text:p/>
        </draw:path>
        <draw:frame draw:style-name="gr5" draw:text-style-name="P5" draw:layer="layout" svg:width="0.485cm" svg:height="0.485cm" svg:x="11.206cm" svg:y="20.88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818cm" svg:y="21.031cm" svg:viewBox="0 0 153 209" draw:points="62,22 0,22 4,0 153,0 148,22 87,22 52,209 26,209">
          <text:p/>
        </draw:polygon>
        <draw:path draw:style-name="gr6" draw:text-style-name="P6" draw:layer="layout" svg:width="0.158cm" svg:height="0.218cm" svg:x="11.921cm" svg:y="21.09cm" svg:viewBox="0 0 159 219" svg:d="M54 0l15 81c3 17 5 28 7 39 5-9 9-19 17-36l39-84h27l-56 114c-17 32-33 58-53 79-17 17-35 24-43 26l-7-22c7-2 18-7 28-15s21-19 28-34c2-3 2-5 1-8l-30-140z">
          <text:p/>
        </draw:path>
        <draw:path draw:style-name="gr6" draw:text-style-name="P6" draw:layer="layout" svg:width="0.224cm" svg:height="0.153cm" svg:x="12.079cm" svg:y="21.086cm" svg:viewBox="0 0 225 154" svg:d="M0 154l20-107c2-16 4-31 6-43h23l-4 28h1c13-21 33-32 52-32 23 0 35 15 36 34 13-22 33-33 55-34 17 0 36 12 36 40 0 6-1 16-2 25l-17 89h-25l16-87c1-6 2-14 2-20 0-15-6-26-22-26-19 0-41 23-47 56l-15 77h-25l17-88c1-7 2-13 2-19 0-12-4-26-23-26-18 0-42 25-48 57l-14 76z">
          <text:p/>
        </draw:path>
        <draw:path draw:style-name="gr6" draw:text-style-name="P6" draw:layer="layout" svg:width="0.141cm" svg:height="0.157cm" svg:x="12.33cm" svg:y="21.086cm" svg:viewBox="0 0 142 158" svg:d="M27 95c0 24 14 42 36 42 30 0 52-39 52-74 0-18-7-43-34-43-32 0-54 41-54 75zM142 63c0 46-32 95-83 95-37 0-59-28-59-62 0-51 35-96 83-96 41 0 59 31 59 63z">
          <text:p/>
        </draw:path>
        <draw:path draw:style-name="gr6" draw:text-style-name="P6" draw:layer="layout" svg:width="0.111cm" svg:height="0.223cm" svg:x="12.492cm" svg:y="21.016cm" svg:viewBox="0 0 112 224" svg:d="M0 224l25-130h-20l4-20h20l1-8c4-21 11-41 24-52 10-9 23-14 36-14 11 0 18 2 22 4l-6 21c-4-2-10-2-16-2-20 0-30 19-35 43l-1 8h33l-4 20h-33l-24 130z">
          <text:p/>
        </draw:path>
        <draw:path draw:style-name="gr6" draw:text-style-name="P6" draw:layer="layout" svg:width="0.125cm" svg:height="0.156cm" svg:x="12.578cm" svg:y="21.086cm" svg:viewBox="0 0 126 157" svg:d="M78 20c-25 0-43 24-50 49 41 0 73-5 73-30 0-12-10-19-23-19zM106 145c-11 7-29 12-50 12-39 0-56-26-56-60 0-46 33-97 81-97 30 0 45 17 45 39 0 40-45 50-101 49-1 7 0 20 4 29 6 14 18 20 33 20 18 0 31-5 40-10z">
          <text:p/>
        </draw:path>
        <draw:path draw:style-name="gr6" draw:text-style-name="P6" draw:layer="layout" svg:width="0.157cm" svg:height="0.218cm" svg:x="12.695cm" svg:y="21.09cm" svg:viewBox="0 0 158 219" svg:d="M54 0l14 81c4 17 6 28 7 39h1c4-9 9-19 16-36l39-84h27l-56 114c-17 32-32 58-52 79-17 17-35 24-44 26l-6-22c6-2 17-7 27-15 11-8 22-19 30-34 1-3 1-5 0-8l-30-140z">
          <text:p/>
        </draw:path>
        <draw:path draw:style-name="gr6" draw:text-style-name="P6" draw:layer="layout" svg:width="0.154cm" svg:height="0.208cm" svg:x="12.926cm" svg:y="21.031cm" svg:viewBox="0 0 155 209" svg:d="M24 209l17-87-41-122h28l20 68c5 18 7 26 9 34 6-8 13-20 22-35l46-67h30l-89 121-17 88z">
          <text:p/>
        </draw:path>
        <draw:path draw:style-name="gr6" draw:text-style-name="P6" draw:layer="layout" svg:width="0.125cm" svg:height="0.156cm" svg:x="13.048cm" svg:y="21.086cm" svg:viewBox="0 0 126 157" svg:d="M79 20c-25 0-43 24-49 49 40 0 72-5 72-30 0-12-10-19-23-19zM107 145c-11 7-29 12-49 12-40 0-58-26-58-60 0-46 34-97 82-97 29 0 44 17 44 39 0 40-44 50-99 49-2 7-1 20 3 29 6 14 17 20 33 20 18 0 31-5 41-10z">
          <text:p/>
        </draw:path>
        <draw:path draw:style-name="gr6" draw:text-style-name="P6" draw:layer="layout" svg:width="0.135cm" svg:height="0.149cm" svg:x="13.193cm" svg:y="21.09cm" svg:viewBox="0 0 136 150" svg:d="M27 0l13 85c3 17 5 28 5 37h1c4-9 8-19 16-35l46-87h28l-83 150h-26l-27-150z">
          <text:p/>
        </draw:path>
        <draw:path draw:style-name="gr6" draw:text-style-name="P6" draw:layer="layout" svg:width="0.15cm" svg:height="0.218cm" svg:x="13.315cm" svg:y="21.086cm" svg:viewBox="0 0 151 219" svg:d="M123 26c-4-2-15-5-25-5-38 0-64 39-64 77 0 16 6 36 29 36 22 0 44-28 51-57zM8 188c9 6 23 10 39 10 25 0 45-13 54-54l5-22h-1c-13 21-31 32-51 32-31 0-46-25-46-52 0-52 37-102 94-102 19 0 38 5 49 11l-23 125c-6 31-14 53-31 66-14 13-35 17-52 17-18 0-35-5-45-11z">
          <text:p/>
        </draw:path>
        <draw:path draw:style-name="gr6" draw:text-style-name="P6" draw:layer="layout" svg:width="0.098cm" svg:height="0.153cm" svg:x="13.483cm" svg:y="21.086cm" svg:viewBox="0 0 99 154" svg:d="M0 154l18-97c3-19 6-40 8-53h22c-1 11-3 20-4 32h1c10-20 26-36 47-36 2 0 5 1 7 1l-5 25c-2 0-5-1-8-1-22 0-42 27-48 62l-13 67z">
          <text:p/>
        </draw:path>
        <draw:path draw:style-name="gr6" draw:text-style-name="P6" draw:layer="layout" svg:width="0.144cm" svg:height="0.157cm" svg:x="13.577cm" svg:y="21.086cm" svg:viewBox="0 0 145 158" svg:d="M116 23c-4-2-9-3-17-3-41 0-72 42-72 84 0 16 6 33 25 33 22 0 48-29 55-68zM100 154c0-9 1-23 3-39h-1c-16 31-38 43-59 43-27 0-43-21-43-50 0-52 39-108 105-108 14 0 30 3 40 6l-15 79c-5 26-7 53-7 69z">
          <text:p/>
        </draw:path>
        <draw:path draw:style-name="gr6" draw:text-style-name="P6" draw:layer="layout" svg:width="0.106cm" svg:height="0.156cm" svg:x="13.731cm" svg:y="21.086cm" svg:viewBox="0 0 107 157" svg:d="M8 128c7 5 20 10 32 10 17 0 29-12 29-25 0-12-6-19-22-28-17-9-27-23-27-39 0-26 23-46 54-46 15 0 27 4 33 8l-7 19c-6-3-15-7-27-7-16 0-27 10-27 23 0 10 7 17 21 25 17 10 29 23 29 40 0 32-26 49-58 49-17 0-31-5-38-10z">
          <text:p/>
        </draw:path>
        <draw:path draw:style-name="gr6" draw:text-style-name="P6" draw:layer="layout" svg:width="0.14cm" svg:height="0.219cm" svg:x="13.852cm" svg:y="21.02cm" svg:viewBox="0 0 141 220" svg:d="M0 220l42-220h26l-19 96c13-18 31-30 54-30 18 0 38 11 38 41 0 8-1 18-2 26l-17 87h-27l17-86c1-6 2-13 2-23 0-13-6-24-23-24-20 0-45 24-51 58l-14 75z">
          <text:p/>
        </draw:path>
        <draw:path draw:style-name="gr6" draw:text-style-name="P6" draw:layer="layout" svg:width="0.157cm" svg:height="0.218cm" svg:x="13.994cm" svg:y="21.09cm" svg:viewBox="0 0 158 219" svg:d="M54 0l16 81c3 17 5 28 7 39 4-9 9-19 16-36l38-84h27l-56 114c-15 32-31 58-52 79-17 17-35 24-43 26l-7-22c7-2 18-7 28-15s21-19 29-34c2-3 2-5 2-8l-31-140z">
          <text:p/>
        </draw:path>
        <draw:path draw:style-name="gr6" draw:text-style-name="P6" draw:layer="layout" svg:width="0.141cm" svg:height="0.153cm" svg:x="14.151cm" svg:y="21.086cm" svg:viewBox="0 0 142 154" svg:d="M0 154l21-107c3-16 5-31 6-43h24l-4 29c14-21 35-33 56-33 18 0 39 11 39 42 0 6-2 16-3 24l-17 88h-25l16-87c1-6 2-13 2-20 0-14-6-26-24-26s-45 23-52 59l-13 74z">
          <text:p/>
        </draw:path>
        <draw:path draw:style-name="gr6" draw:text-style-name="P6" draw:layer="layout" svg:width="0.061cm" svg:height="0.078cm" svg:x="14.294cm" svg:y="21.2cm" svg:viewBox="0 0 62 79" svg:d="M0 79c10-20 25-52 32-76l30-3c-11 27-30 61-41 76z">
          <text:p/>
        </draw:path>
        <draw:path draw:style-name="gr6" draw:text-style-name="P6" draw:layer="layout" svg:width="0.146cm" svg:height="0.204cm" svg:x="14.428cm" svg:y="21.035cm" svg:viewBox="0 0 147 205" svg:d="M0 205l4-17 29-26c55-45 86-76 86-109 0-15-8-31-31-31-18 0-32 8-42 14l-6-18c14-11 35-18 53-18 38 0 54 25 54 49 0 43-40 80-88 119l-17 15h84l-4 22z">
          <text:p/>
        </draw:path>
        <draw:path draw:style-name="gr6" draw:text-style-name="P6" draw:layer="layout" svg:width="0.138cm" svg:height="0.208cm" svg:x="14.594cm" svg:y="21.035cm" svg:viewBox="0 0 139 209" svg:d="M25 140c0 21 4 48 28 48 38 0 58-83 58-123 0-16-1-44-27-44-34 0-59 70-59 119zM139 63c0 66-32 146-89 146-37 0-50-32-50-71 0-66 35-138 87-138 39 0 52 32 52 63z">
          <text:p/>
        </draw:path>
        <draw:polygon draw:style-name="gr6" draw:text-style-name="P6" draw:layer="layout" svg:width="0.067cm" svg:height="0.2cm" svg:x="14.784cm" svg:y="21.039cm" svg:viewBox="0 0 68 201" draw:points="38,26 37,26 3,43 0,22 45,0 68,0 29,201 5,201">
          <text:p/>
        </draw:polygon>
        <draw:path draw:style-name="gr6" draw:text-style-name="P6" draw:layer="layout" svg:width="0.138cm" svg:height="0.208cm" svg:x="14.897cm" svg:y="21.035cm" svg:viewBox="0 0 139 209" svg:d="M26 140c0 21 4 48 28 48 38 0 59-83 59-123 0-16-2-44-27-44-35 0-60 70-60 119zM139 63c0 66-31 146-88 146-37 0-51-32-51-71 0-66 35-138 88-138 39 0 51 32 51 63z">
          <text:p/>
        </draw:path>
        <draw:frame draw:style-name="gr5" draw:text-style-name="P5" draw:layer="layout" svg:width="0.485cm" svg:height="0.485cm" svg:x="11.243cm" svg:y="27.723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855cm" svg:y="27.869cm" svg:viewBox="0 0 153 209" draw:points="61,22 0,22 4,0 153,0 149,22 88,22 52,209 26,209">
          <text:p/>
        </draw:polygon>
        <draw:path draw:style-name="gr6" draw:text-style-name="P6" draw:layer="layout" svg:width="0.157cm" svg:height="0.218cm" svg:x="11.959cm" svg:y="27.927cm" svg:viewBox="0 0 158 219" svg:d="M54 0l15 81c4 17 6 28 7 39h1c4-9 8-20 16-36l38-84h27l-56 114c-16 33-31 59-53 79-16 18-34 24-43 26l-6-22c6-2 17-6 27-14 11-7 21-21 30-35 1-3 1-4 1-7l-31-141z">
          <text:p/>
        </draw:path>
        <draw:path draw:style-name="gr6" draw:text-style-name="P6" draw:layer="layout" svg:width="0.225cm" svg:height="0.153cm" svg:x="12.116cm" svg:y="27.924cm" svg:viewBox="0 0 226 154" svg:d="M0 154l20-107c3-17 5-31 7-44h22l-3 28c14-20 33-31 54-31 22 0 34 15 35 33 13-21 32-33 54-33 17 0 37 11 37 39 0 7-1 18-3 25l-17 90h-25l17-87c1-6 2-13 2-20 0-16-6-25-23-25-18 0-40 21-47 54l-14 78h-26l18-89c1-6 2-12 2-18 0-13-3-25-24-25-18 0-41 24-47 56l-14 76z">
          <text:p/>
        </draw:path>
        <draw:path draw:style-name="gr6" draw:text-style-name="P6" draw:layer="layout" svg:width="0.141cm" svg:height="0.156cm" svg:x="12.367cm" svg:y="27.924cm" svg:viewBox="0 0 142 157" svg:d="M28 95c0 25 14 42 35 42 30 0 53-39 53-75 0-17-8-41-35-41-32 0-53 39-53 74zM142 62c0 48-32 95-82 95-39 0-60-28-60-61 0-50 36-96 84-96 41 0 58 30 58 62z">
          <text:p/>
        </draw:path>
        <draw:path draw:style-name="gr6" draw:text-style-name="P6" draw:layer="layout" svg:width="0.11cm" svg:height="0.222cm" svg:x="12.53cm" svg:y="27.855cm" svg:viewBox="0 0 111 223" svg:d="M0 223l24-130h-20l4-21h20l2-7c4-21 10-40 24-53 10-7 23-12 37-12 10 0 16 2 20 4l-6 20c-4-2-8-3-14-3-21 0-31 19-36 45l-1 6h34l-4 21h-34l-25 130z">
          <text:p/>
        </draw:path>
        <draw:path draw:style-name="gr6" draw:text-style-name="P6" draw:layer="layout" svg:width="0.126cm" svg:height="0.156cm" svg:x="12.615cm" svg:y="27.924cm" svg:viewBox="0 0 127 157" svg:d="M79 20c-26 0-43 24-50 47 41 1 73-5 73-28 0-12-9-19-23-19zM107 146c-11 6-29 11-50 11-40 0-57-27-57-60 0-46 34-97 82-97 29 0 45 17 45 39 0 40-45 51-101 50-1 5 0 20 3 28 6 13 18 20 34 20 18 0 31-6 41-11z">
          <text:p/>
        </draw:path>
        <draw:path draw:style-name="gr6" draw:text-style-name="P6" draw:layer="layout" svg:width="0.158cm" svg:height="0.218cm" svg:x="12.732cm" svg:y="27.927cm" svg:viewBox="0 0 159 219" svg:d="M54 0l16 81c3 17 5 28 7 39h1c4-9 7-20 15-36l39-84h27l-56 114c-17 33-31 59-53 79-17 18-34 24-43 26l-7-22c7-2 18-6 28-14 10-7 21-21 29-35 1-3 1-4 0-7l-30-141z">
          <text:p/>
        </draw:path>
        <draw:path draw:style-name="gr6" draw:text-style-name="P6" draw:layer="layout" svg:width="0.154cm" svg:height="0.208cm" svg:x="12.963cm" svg:y="27.869cm" svg:viewBox="0 0 155 209" svg:d="M24 209l16-88-40-121h28l19 67c6 18 8 27 9 35h1c5-9 12-20 22-36l46-66h30l-89 121-17 88z">
          <text:p/>
        </draw:path>
        <draw:path draw:style-name="gr6" draw:text-style-name="P6" draw:layer="layout" svg:width="0.125cm" svg:height="0.156cm" svg:x="13.086cm" svg:y="27.924cm" svg:viewBox="0 0 126 157" svg:d="M77 20c-24 0-42 24-49 47 41 1 72-5 72-28 0-12-9-19-23-19zM106 146c-11 6-30 11-50 11-39 0-56-27-56-60 0-46 33-97 81-97 29 0 45 17 45 39 0 40-46 51-101 50-1 5 0 20 4 28 6 13 17 20 33 20 17 0 31-6 41-11z">
          <text:p/>
        </draw:path>
        <draw:path draw:style-name="gr6" draw:text-style-name="P6" draw:layer="layout" svg:width="0.134cm" svg:height="0.15cm" svg:x="13.231cm" svg:y="27.927cm" svg:viewBox="0 0 135 151" svg:d="M26 0l13 87c2 17 5 28 5 36h1c3-7 7-17 15-35l47-88h28l-84 151h-25l-26-151z">
          <text:p/>
        </draw:path>
        <draw:path draw:style-name="gr6" draw:text-style-name="P6" draw:layer="layout" svg:width="0.15cm" svg:height="0.217cm" svg:x="13.353cm" svg:y="27.924cm" svg:viewBox="0 0 151 218" svg:d="M122 26c-5-2-14-5-25-5-37 0-63 39-63 76 0 17 6 36 28 36s45-28 50-57zM7 188c9 6 24 10 40 10 25 0 45-13 53-54l5-22c-14 21-32 31-53 31-30 0-45-26-45-52 0-50 37-101 95-101 17 0 38 5 49 11l-24 123c-6 32-15 54-30 68-15 13-35 16-52 16-19 0-36-3-45-10z">
          <text:p/>
        </draw:path>
        <draw:path draw:style-name="gr6" draw:text-style-name="P6" draw:layer="layout" svg:width="0.098cm" svg:height="0.153cm" svg:x="13.521cm" svg:y="27.924cm" svg:viewBox="0 0 99 154" svg:d="M0 154l18-97c3-20 6-39 7-54h23c-2 11-3 22-5 33h1c11-20 27-36 47-36 3 0 6 0 8 0l-5 26c-2 0-5 0-7 0-22 0-44 27-50 62l-12 66z">
          <text:p/>
        </draw:path>
        <draw:path draw:style-name="gr6" draw:text-style-name="P6" draw:layer="layout" svg:width="0.143cm" svg:height="0.156cm" svg:x="13.615cm" svg:y="27.924cm" svg:viewBox="0 0 144 157" svg:d="M115 23c-3-1-9-2-17-2-39 0-72 40-72 82 0 17 6 33 27 33s46-27 54-68zM99 154c0-9 1-23 3-38h-1c-16 31-36 41-58 41-27 0-43-21-43-49 0-53 37-108 104-108 15 0 30 2 40 6l-15 79c-5 26-7 52-6 69z">
          <text:p/>
        </draw:path>
        <draw:path draw:style-name="gr6" draw:text-style-name="P6" draw:layer="layout" svg:width="0.105cm" svg:height="0.156cm" svg:x="13.769cm" svg:y="27.924cm" svg:viewBox="0 0 106 157" svg:d="M7 128c8 4 21 9 33 9 18 0 29-11 29-24 0-12-5-19-21-27-17-10-27-24-27-40 0-26 22-46 54-46 14 0 25 4 31 7l-7 20c-5-3-15-7-26-7-15 0-27 9-27 23 0 12 8 18 21 26 17 9 28 22 28 39 0 31-26 49-57 49-16-1-32-5-38-10z">
          <text:p/>
        </draw:path>
        <draw:path draw:style-name="gr6" draw:text-style-name="P6" draw:layer="layout" svg:width="0.139cm" svg:height="0.219cm" svg:x="13.89cm" svg:y="27.858cm" svg:viewBox="0 0 140 220" svg:d="M0 220l41-220h26l-19 95h1c13-17 32-29 54-29 18 0 37 10 37 40 0 8-1 18-2 25l-16 89h-26l16-88c1-5 2-11 2-20 0-14-6-24-23-24-21 0-46 23-52 56l-14 76z">
          <text:p/>
        </draw:path>
        <draw:path draw:style-name="gr6" draw:text-style-name="P6" draw:layer="layout" svg:width="0.157cm" svg:height="0.218cm" svg:x="14.032cm" svg:y="27.927cm" svg:viewBox="0 0 158 219" svg:d="M54 0l15 81c4 17 6 28 7 39h1c4-9 8-20 16-36l38-84h27l-56 114c-16 33-31 59-51 79-17 18-36 24-45 26l-6-22c6-2 17-6 28-14 10-7 22-21 29-35 1-3 1-4 1-7l-30-141z">
          <text:p/>
        </draw:path>
        <draw:path draw:style-name="gr6" draw:text-style-name="P6" draw:layer="layout" svg:width="0.14cm" svg:height="0.153cm" svg:x="14.189cm" svg:y="27.924cm" svg:viewBox="0 0 141 154" svg:d="M0 154l20-107c4-17 6-31 8-44h23l-4 30h1c13-21 33-33 55-33 18 0 38 10 38 41 0 7-1 17-3 24l-17 89h-25l17-88c1-5 1-12 1-19 0-15-5-25-23-25s-44 21-51 59l-14 73z">
          <text:p/>
        </draw:path>
        <draw:path draw:style-name="gr6" draw:text-style-name="P6" draw:layer="layout" svg:width="0.061cm" svg:height="0.077cm" svg:x="14.332cm" svg:y="28.038cm" svg:viewBox="0 0 62 78" svg:d="M0 78c9-18 24-52 30-75l32-3c-12 26-31 62-42 76z">
          <text:p/>
        </draw:path>
        <draw:path draw:style-name="gr6" draw:text-style-name="P6" draw:layer="layout" svg:width="0.145cm" svg:height="0.204cm" svg:x="14.466cm" svg:y="27.873cm" svg:viewBox="0 0 146 205" svg:d="M0 205l3-17 30-25c54-46 86-77 86-110 0-15-7-31-32-31-18 0-32 8-41 14l-7-18c14-10 35-18 54-18 38 0 53 25 53 50 0 42-40 80-88 119l-17 13v1h85l-4 22z">
          <text:p/>
        </draw:path>
        <draw:path draw:style-name="gr6" draw:text-style-name="P6" draw:layer="layout" svg:width="0.137cm" svg:height="0.207cm" svg:x="14.631cm" svg:y="27.873cm" svg:viewBox="0 0 138 208" svg:d="M26 140c0 21 4 48 28 48 38 0 58-83 58-124 0-15-2-44-27-44-35 0-59 71-59 120zM138 63c0 66-31 145-88 145-37 0-50-30-50-69 0-67 35-139 88-139 39 0 50 32 50 63z">
          <text:p/>
        </draw:path>
        <draw:polygon draw:style-name="gr6" draw:text-style-name="P6" draw:layer="layout" svg:width="0.067cm" svg:height="0.201cm" svg:x="14.822cm" svg:y="27.876cm" svg:viewBox="0 0 68 202" draw:points="38,27 2,45 0,23 46,0 68,0 30,202 4,202">
          <text:p/>
        </draw:polygon>
        <draw:path draw:style-name="gr6" draw:text-style-name="P6" draw:layer="layout" svg:width="0.138cm" svg:height="0.207cm" svg:x="14.935cm" svg:y="27.873cm" svg:viewBox="0 0 139 208" svg:d="M25 140c0 21 4 48 28 48 39 0 60-83 60-124 0-15-2-44-28-44-35 0-60 71-60 120zM139 63c0 66-31 145-89 145-37 0-50-30-50-69 0-67 35-139 88-139 39 0 51 32 51 63z">
          <text:p/>
        </draw:path>
        <draw:frame draw:style-name="gr8" draw:text-style-name="P9" draw:layer="layout" svg:width="0.921cm" svg:height="0.971cm" svg:x="1.7cm" svg:y="1.906cm">
          <draw:text-box>
            <text:p text:style-name="P8"><text:span text:style-name="T1">#9</text:span></text:p>
          </draw:text-box>
        </draw:frame>
      </draw:page>
      <draw:page draw:name="page3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107cm" svg:height="6.706cm" svg:x="0.25cm" svg:y="0.948cm" svg:viewBox="0 0 10108 6707" draw:points="10108,6707 0,6707 0,0 10108,0">
          <text:p/>
        </draw:polygon>
        <draw:polygon draw:style-name="gr7" draw:text-style-name="P7" draw:layer="layout" svg:width="10.107cm" svg:height="2.26cm" svg:x="0.25cm" svg:y="0.948cm" svg:viewBox="0 0 10108 2261" draw:points="10108,2261 0,2261 0,0 10108,0">
          <text:p/>
        </draw:polygon>
        <draw:path draw:style-name="gr2" draw:text-style-name="P2" draw:layer="layout" svg:width="1.574cm" svg:height="1.574cm" svg:x="1.112cm" svg:y="1.444cm" svg:viewBox="0 0 1575 1575" svg:d="M786 1467c-375 0-679-304-679-680 0-375 304-679 679-679 376 0 681 304 681 679 0 376-305 680-681 680zM786 0c-434 0-786 352-786 787 0 436 352 788 786 788 435 0 789-352 789-788 0-435-354-787-789-787z">
          <text:p/>
        </draw:path>
        <draw:path draw:style-name="gr2" draw:text-style-name="P2" draw:layer="layout" svg:width="0.204cm" svg:height="0.203cm" svg:x="1.525cm" svg:y="1.986cm" svg:viewBox="0 0 205 204" svg:d="M102 0c-56 0-102 45-102 101 0 57 46 103 102 103s103-46 103-103c0-56-47-101-103-101z">
          <text:p/>
        </draw:path>
        <draw:path draw:style-name="gr2" draw:text-style-name="P2" draw:layer="layout" svg:width="0.202cm" svg:height="0.203cm" svg:x="2.069cm" svg:y="1.986cm" svg:viewBox="0 0 203 204" svg:d="M102 0c-57 0-102 45-102 101 0 57 45 103 102 103s101-46 101-103c0-56-44-101-101-101z">
          <text:p/>
        </draw:path>
        <draw:path draw:style-name="gr2" draw:text-style-name="P2" draw:layer="layout" svg:width="0.777cm" svg:height="0.37cm" svg:x="1.51cm" svg:y="2.338cm" svg:viewBox="0 0 778 371" svg:d="M725 0c-10 178-157 318-337 318-179 0-325-140-335-318h-53c9 207 180 371 388 371 210 0 380-164 390-371z">
          <text:p/>
        </draw:path>
        <draw:frame draw:style-name="gr9" draw:text-style-name="P10" draw:layer="layout" svg:width="4.671cm" svg:height="1.741cm" svg:x="5.589cm" svg:y="1.907cm">
          <draw:text-box>
            <text:p text:style-name="P8"><text:span text:style-name="T2">EVENT</text:span></text:p>
          </draw:text-box>
        </draw:frame>
        <draw:frame draw:style-name="gr10" draw:text-style-name="P11" draw:layer="layout" svg:width="3.376cm" svg:height="0.674cm" svg:x="1.729cm" svg:y="3.854cm">
          <draw:text-box>
            <text:p text:style-name="P8"><text:span text:style-name="T3">DOING WELL</text:span></text:p>
          </draw:text-box>
        </draw:frame>
        <draw:frame draw:style-name="gr11" draw:text-style-name="P12" draw:layer="layout" svg:width="3.228cm" svg:height="0.56cm" svg:x="1.729cm" svg:y="4.602cm">
          <draw:text-box>
            <text:p text:style-name="P8"><text:span text:style-name="T4">Things are going </text:span></text:p>
          </draw:text-box>
        </draw:frame>
        <draw:frame draw:style-name="gr12" draw:text-style-name="P12" draw:layer="layout" svg:width="2.83cm" svg:height="0.56cm" svg:x="1.729cm" svg:y="5.096cm">
          <draw:text-box>
            <text:p text:style-name="P8"><text:span text:style-name="T4">incredibly well. </text:span></text:p>
          </draw:text-box>
        </draw:frame>
        <draw:polygon draw:style-name="gr2" draw:text-style-name="P2" draw:layer="layout" svg:width="10.107cm" svg:height="6.706cm" svg:x="0.261cm" svg:y="7.781cm" svg:viewBox="0 0 10108 6707" draw:points="10108,6707 0,6707 0,0 10108,0">
          <text:p/>
        </draw:polygon>
        <draw:polygon draw:style-name="gr7" draw:text-style-name="P7" draw:layer="layout" svg:width="10.107cm" svg:height="2.26cm" svg:x="0.261cm" svg:y="7.781cm" svg:viewBox="0 0 10108 2261" draw:points="10108,2261 0,2261 0,0 10108,0">
          <text:p/>
        </draw:polygon>
        <draw:frame draw:style-name="gr13" draw:text-style-name="P12" draw:layer="layout" svg:width="3.795cm" svg:height="0.56cm" svg:x="1.729cm" svg:y="5.59cm">
          <draw:text-box>
            <text:p text:style-name="P8"><text:span text:style-name="T4">Add 4 to the last roll.</text:span></text:p>
          </draw:text-box>
        </draw:frame>
        <draw:path draw:style-name="gr2" draw:text-style-name="P2" draw:layer="layout" svg:width="1.574cm" svg:height="1.574cm" svg:x="1.122cm" svg:y="8.277cm" svg:viewBox="0 0 1575 1575" svg:d="M787 1468c-375 0-679-305-679-680s304-680 679-680c376 0 680 305 680 680s-304 680-680 680zM787 0c-434 0-787 352-787 788 0 435 353 787 787 787 435 0 788-352 788-787 0-436-353-788-788-788z">
          <text:p/>
        </draw:path>
        <draw:path draw:style-name="gr2" draw:text-style-name="P2" draw:layer="layout" svg:width="0.203cm" svg:height="0.203cm" svg:x="1.536cm" svg:y="8.819cm" svg:viewBox="0 0 204 204" svg:d="M102 0c-57 0-102 46-102 102s45 102 102 102c56 0 102-46 102-102s-46-102-102-102z">
          <text:p/>
        </draw:path>
        <draw:path draw:style-name="gr2" draw:text-style-name="P2" draw:layer="layout" svg:width="0.203cm" svg:height="0.203cm" svg:x="2.079cm" svg:y="8.819cm" svg:viewBox="0 0 204 204" svg:d="M102 0c-56 0-102 46-102 102s46 102 102 102 102-46 102-102-46-102-102-102z">
          <text:p/>
        </draw:path>
        <draw:path draw:style-name="gr2" draw:text-style-name="P2" draw:layer="layout" svg:width="0.777cm" svg:height="0.37cm" svg:x="1.52cm" svg:y="9.171cm" svg:viewBox="0 0 778 371" svg:d="M725 371c-10-177-156-318-336-318-179 0-326 141-335 318h-54c10-207 181-371 389-371 209 0 380 164 389 371z">
          <text:p/>
        </draw:path>
        <draw:frame draw:style-name="gr9" draw:text-style-name="P10" draw:layer="layout" svg:width="4.671cm" svg:height="1.741cm" svg:x="5.599cm" svg:y="8.74cm">
          <draw:text-box>
            <text:p text:style-name="P8"><text:span text:style-name="T2">EVENT</text:span></text:p>
          </draw:text-box>
        </draw:frame>
        <draw:frame draw:style-name="gr14" draw:text-style-name="P11" draw:layer="layout" svg:width="2.796cm" svg:height="0.674cm" svg:x="1.74cm" svg:y="10.687cm">
          <draw:text-box>
            <text:p text:style-name="P8"><text:span text:style-name="T3">BIRTHDAY</text:span></text:p>
          </draw:text-box>
        </draw:frame>
        <draw:frame draw:style-name="gr15" draw:text-style-name="P12" draw:layer="layout" svg:width="6.432cm" svg:height="0.56cm" svg:x="1.74cm" svg:y="11.435cm">
          <draw:text-box>
            <text:p text:style-name="P8"><text:span text:style-name="T4">It’s your birthday today. Subtract 1 </text:span></text:p>
          </draw:text-box>
        </draw:frame>
        <draw:polygon draw:style-name="gr2" draw:text-style-name="P2" draw:layer="layout" svg:width="10.107cm" svg:height="6.706cm" svg:x="0.25cm" svg:y="21.625cm" svg:viewBox="0 0 10108 6707" draw:points="10108,6707 0,6707 0,0 10108,0">
          <text:p/>
        </draw:polygon>
        <draw:polygon draw:style-name="gr7" draw:text-style-name="P7" draw:layer="layout" svg:width="10.107cm" svg:height="2.26cm" svg:x="0.25cm" svg:y="21.625cm" svg:viewBox="0 0 10108 2261" draw:points="10108,2261 0,2261 0,0 10108,0">
          <text:p/>
        </draw:polygon>
        <draw:frame draw:style-name="gr16" draw:text-style-name="P12" draw:layer="layout" svg:width="5.56cm" svg:height="0.56cm" svg:x="1.74cm" svg:y="11.929cm">
          <draw:text-box>
            <text:p text:style-name="P8"><text:span text:style-name="T4">point from everybody’s result. </text:span></text:p>
          </draw:text-box>
        </draw:frame>
        <draw:path draw:style-name="gr2" draw:text-style-name="P2" draw:layer="layout" svg:width="1.574cm" svg:height="1.573cm" svg:x="1.112cm" svg:y="22.121cm" svg:viewBox="0 0 1575 1574" svg:d="M786 1467c-375 0-679-304-679-679 0-376 304-680 679-680 376 0 681 304 681 680 0 375-305 679-681 679zM786 0c-434 0-786 352-786 788 0 435 352 786 786 786 435 0 789-351 789-786 0-436-354-788-789-788z">
          <text:p/>
        </draw:path>
        <draw:path draw:style-name="gr2" draw:text-style-name="P2" draw:layer="layout" svg:width="0.204cm" svg:height="0.202cm" svg:x="1.525cm" svg:y="22.663cm" svg:viewBox="0 0 205 203" svg:d="M102 0c-56 0-102 45-102 102 0 56 46 101 102 101s103-45 103-101c0-57-47-102-103-102z">
          <text:p/>
        </draw:path>
        <draw:path draw:style-name="gr2" draw:text-style-name="P2" draw:layer="layout" svg:width="0.202cm" svg:height="0.202cm" svg:x="2.069cm" svg:y="22.663cm" svg:viewBox="0 0 203 203" svg:d="M102 0c-57 0-102 45-102 102 0 56 45 101 102 101s101-45 101-101c0-57-44-102-101-102z">
          <text:p/>
        </draw:path>
        <draw:path draw:style-name="gr2" draw:text-style-name="P2" draw:layer="layout" svg:width="0.777cm" svg:height="0.37cm" svg:x="1.51cm" svg:y="23.015cm" svg:viewBox="0 0 778 371" svg:d="M725 371c-10-177-157-318-337-318-179 0-325 141-335 318h-53c9-206 180-371 388-371 210 0 380 165 390 371z">
          <text:p/>
        </draw:path>
        <draw:frame draw:style-name="gr9" draw:text-style-name="P10" draw:layer="layout" svg:width="4.671cm" svg:height="1.741cm" svg:x="5.589cm" svg:y="22.583cm">
          <draw:text-box>
            <text:p text:style-name="P8"><text:span text:style-name="T2">EVENT</text:span></text:p>
          </draw:text-box>
        </draw:frame>
        <draw:frame draw:style-name="gr17" draw:text-style-name="P11" draw:layer="layout" svg:width="4.951cm" svg:height="0.674cm" svg:x="1.729cm" svg:y="24.531cm">
          <draw:text-box>
            <text:p text:style-name="P8"><text:span text:style-name="T3">EMERGENCY CALL</text:span></text:p>
          </draw:text-box>
        </draw:frame>
        <draw:frame draw:style-name="gr18" draw:text-style-name="P12" draw:layer="layout" svg:width="3.66cm" svg:height="0.56cm" svg:x="1.729cm" svg:y="25.279cm">
          <draw:text-box>
            <text:p text:style-name="P8"><text:span text:style-name="T4">An emergency call. </text:span></text:p>
          </draw:text-box>
        </draw:frame>
        <draw:polygon draw:style-name="gr2" draw:text-style-name="P2" draw:layer="layout" svg:width="10.107cm" svg:height="6.706cm" svg:x="0.272cm" svg:y="14.746cm" svg:viewBox="0 0 10108 6707" draw:points="10108,6707 0,6707 0,0 10108,0">
          <text:p/>
        </draw:polygon>
        <draw:polygon draw:style-name="gr7" draw:text-style-name="P7" draw:layer="layout" svg:width="10.107cm" svg:height="2.26cm" svg:x="0.272cm" svg:y="14.746cm" svg:viewBox="0 0 10108 2261" draw:points="10108,2261 0,2261 0,0 10108,0">
          <text:p/>
        </draw:polygon>
        <draw:frame draw:style-name="gr19" draw:text-style-name="P12" draw:layer="layout" svg:width="4.676cm" svg:height="0.56cm" svg:x="1.729cm" svg:y="25.773cm">
          <draw:text-box>
            <text:p text:style-name="P8"><text:span text:style-name="T4">Everyone skips next turn.</text:span></text:p>
          </draw:text-box>
        </draw:frame>
        <draw:frame draw:style-name="gr9" draw:text-style-name="P10" draw:layer="layout" svg:width="4.671cm" svg:height="1.741cm" svg:x="5.609cm" svg:y="15.704cm">
          <draw:text-box>
            <text:p text:style-name="P8"><text:span text:style-name="T2">EVENT</text:span></text:p>
          </draw:text-box>
        </draw:frame>
        <draw:frame draw:style-name="gr20" draw:text-style-name="P11" draw:layer="layout" svg:width="2.826cm" svg:height="0.674cm" svg:x="1.75cm" svg:y="17.652cm">
          <draw:text-box>
            <text:p text:style-name="P8"><text:span text:style-name="T3">OVERTIME</text:span></text:p>
          </draw:text-box>
        </draw:frame>
        <draw:frame draw:style-name="gr21" draw:text-style-name="P12" draw:layer="layout" svg:width="4.146cm" svg:height="0.56cm" svg:x="1.75cm" svg:y="18.4cm">
          <draw:text-box>
            <text:p text:style-name="P8"><text:span text:style-name="T4">You worked overtime. </text:span></text:p>
          </draw:text-box>
        </draw:frame>
        <draw:frame draw:style-name="gr22" draw:text-style-name="P12" draw:layer="layout" svg:width="4.362cm" svg:height="0.56cm" svg:x="1.75cm" svg:y="18.894cm">
          <draw:text-box>
            <text:p text:style-name="P8"><text:span text:style-name="T4">Draw another card and </text:span></text:p>
          </draw:text-box>
        </draw:frame>
        <draw:path draw:style-name="gr2" draw:text-style-name="P2" draw:layer="layout" svg:width="1.573cm" svg:height="1.574cm" svg:x="1.133cm" svg:y="15.242cm" svg:viewBox="0 0 1574 1575" svg:d="M787 1468c-376 0-680-306-680-681s304-679 680-679c375 0 680 304 680 679s-305 681-680 681zM787 0c-435 0-787 353-787 787 0 435 352 788 787 788 434 0 787-353 787-788 0-434-353-787-787-787z">
          <text:p/>
        </draw:path>
        <draw:path draw:style-name="gr2" draw:text-style-name="P2" draw:layer="layout" svg:width="0.202cm" svg:height="0.203cm" svg:x="1.547cm" svg:y="15.784cm" svg:viewBox="0 0 203 204" svg:d="M101 0c-56 0-101 45-101 102 0 56 45 102 101 102s102-46 102-102c0-57-46-102-102-102z">
          <text:p/>
        </draw:path>
        <draw:path draw:style-name="gr2" draw:text-style-name="P2" draw:layer="layout" svg:width="0.204cm" svg:height="0.203cm" svg:x="2.089cm" svg:y="15.784cm" svg:viewBox="0 0 205 204" svg:d="M103 0c-56 0-103 45-103 102 0 56 47 102 103 102s102-46 102-102c0-57-46-102-102-102z">
          <text:p/>
        </draw:path>
        <draw:polygon draw:style-name="gr2" draw:text-style-name="P2" draw:layer="layout" svg:width="0.682cm" svg:height="0.06cm" svg:x="1.578cm" svg:y="16.334cm" svg:viewBox="0 0 683 61" draw:points="683,61 0,61 0,0 683,0">
          <text:p/>
        </draw:polygon>
        <draw:frame draw:style-name="gr5" draw:text-style-name="P5" draw:layer="layout" svg:width="0.485cm" svg:height="0.485cm" svg:x="0.677cm" svg:y="7.01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289cm" svg:y="7.164cm" svg:viewBox="0 0 152 209" draw:points="60,23 0,23 4,0 152,0 148,23 86,23 50,209 25,209">
          <text:p/>
        </draw:polygon>
        <draw:path draw:style-name="gr6" draw:text-style-name="P6" draw:layer="layout" svg:width="0.158cm" svg:height="0.218cm" svg:x="1.392cm" svg:y="7.222cm" svg:viewBox="0 0 159 219" svg:d="M54 0l14 82c4 17 6 28 7 39h1c4-10 8-20 16-37l39-84h28l-57 115c-17 32-32 58-52 78-17 17-35 24-44 26l-6-22c6-2 17-6 28-14 9-8 21-20 29-35 1-2 1-4 0-7l-29-141z">
          <text:p/>
        </draw:path>
        <draw:path draw:style-name="gr6" draw:text-style-name="P6" draw:layer="layout" svg:width="0.225cm" svg:height="0.154cm" svg:x="1.549cm" svg:y="7.219cm" svg:viewBox="0 0 226 155" svg:d="M0 155l20-107c4-17 6-31 7-44h23l-4 28c15-21 33-32 53-32 23 0 34 16 36 34 13-21 32-34 54-34 18 0 37 12 37 40 0 7-1 17-3 25l-16 90h-25l16-87c1-6 2-14 2-20 0-16-6-26-22-26-19 0-41 22-49 55l-13 78h-25l16-89c1-7 2-12 2-18 0-13-3-26-22-26s-42 25-48 57l-13 76z">
          <text:p/>
        </draw:path>
        <draw:path draw:style-name="gr6" draw:text-style-name="P6" draw:layer="layout" svg:width="0.142cm" svg:height="0.156cm" svg:x="1.8cm" svg:y="7.219cm" svg:viewBox="0 0 143 157" svg:d="M27 95c0 24 14 42 35 42 30 0 55-39 55-74 0-17-9-43-36-43-32 0-54 41-54 75zM143 63c0 46-33 94-84 94-37 0-59-28-59-61 0-50 35-96 84-96 41 0 59 31 59 63z">
          <text:p/>
        </draw:path>
        <draw:path draw:style-name="gr6" draw:text-style-name="P6" draw:layer="layout" svg:width="0.11cm" svg:height="0.223cm" svg:x="1.963cm" svg:y="7.149cm" svg:viewBox="0 0 111 224" svg:d="M0 224l24-130h-19l4-20h19l2-9c3-20 11-40 24-52 10-8 24-13 37-13 10 0 17 2 20 4l-5 20c-4-1-9-2-15-2-22 0-32 19-36 45l-1 7h34l-4 20h-34l-25 130z">
          <text:p/>
        </draw:path>
        <draw:path draw:style-name="gr6" draw:text-style-name="P6" draw:layer="layout" svg:width="0.125cm" svg:height="0.156cm" svg:x="2.048cm" svg:y="7.219cm" svg:viewBox="0 0 126 157" svg:d="M79 20c-24 0-43 24-49 47 40 1 72-5 72-28 0-12-10-19-23-19zM108 145c-12 7-30 12-49 12-40 0-59-28-59-61 0-45 34-96 83-96 28 0 43 17 43 38 0 40-43 50-99 49-1 6 0 20 3 28 6 14 18 21 33 21 18 0 31-6 41-11z">
          <text:p/>
        </draw:path>
        <draw:path draw:style-name="gr6" draw:text-style-name="P6" draw:layer="layout" svg:width="0.157cm" svg:height="0.218cm" svg:x="2.166cm" svg:y="7.222cm" svg:viewBox="0 0 158 219" svg:d="M53 0l15 82c3 17 5 28 7 39 5-10 9-20 17-37l39-84h27l-56 115c-17 32-33 58-53 78-17 17-35 24-43 26l-6-22c6-2 17-6 27-14s21-20 29-35c2-2 2-4 1-7l-30-141z">
          <text:p/>
        </draw:path>
        <draw:path draw:style-name="gr6" draw:text-style-name="P6" draw:layer="layout" svg:width="0.154cm" svg:height="0.208cm" svg:x="2.396cm" svg:y="7.164cm" svg:viewBox="0 0 155 209" svg:d="M24 209l16-87-40-122h27l21 68c5 19 6 27 8 35h1c5-9 12-20 22-36l45-67h31l-89 122-17 87z">
          <text:p/>
        </draw:path>
        <draw:path draw:style-name="gr6" draw:text-style-name="P6" draw:layer="layout" svg:width="0.126cm" svg:height="0.156cm" svg:x="2.518cm" svg:y="7.219cm" svg:viewBox="0 0 127 157" svg:d="M80 20c-25 0-44 24-51 47 42 1 73-5 73-28 0-12-9-19-22-19zM108 145c-11 7-29 12-50 12-40 0-58-28-58-61 0-45 34-96 83-96 29 0 44 17 44 38 0 40-44 50-101 49-1 6 0 20 3 28 6 14 20 21 35 21 18 0 31-6 40-11z">
          <text:p/>
        </draw:path>
        <draw:path draw:style-name="gr6" draw:text-style-name="P6" draw:layer="layout" svg:width="0.133cm" svg:height="0.15cm" svg:x="2.665cm" svg:y="7.222cm" svg:viewBox="0 0 134 151" svg:d="M25 0l13 87c2 17 4 28 5 36h1c3-8 7-18 16-34l46-89h28l-84 151h-25l-25-151z">
          <text:p/>
        </draw:path>
        <draw:path draw:style-name="gr6" draw:text-style-name="P6" draw:layer="layout" svg:width="0.149cm" svg:height="0.217cm" svg:x="2.787cm" svg:y="7.219cm" svg:viewBox="0 0 150 218" svg:d="M122 26c-6-3-15-5-26-5-37 0-63 40-63 76-1 17 6 36 29 36 22 0 44-27 50-56zM6 188c9 5 24 10 40 10 25 0 45-13 53-54l5-22c-13 21-32 32-52 32-30 0-46-26-46-52 0-52 37-102 95-102 19 0 37 5 49 10l-23 125c-6 32-15 53-31 67-15 13-35 16-52 16-18 0-36-4-44-10z">
          <text:p/>
        </draw:path>
        <draw:path draw:style-name="gr6" draw:text-style-name="P6" draw:layer="layout" svg:width="0.098cm" svg:height="0.154cm" svg:x="2.954cm" svg:y="7.219cm" svg:viewBox="0 0 99 155" svg:d="M0 155l18-98c3-19 6-39 7-53h24c-1 11-2 21-4 33h1c9-21 25-37 45-37 3 0 6 0 8 0l-5 27c-2 0-5-1-7-1-23 0-42 27-49 62l-13 67z">
          <text:p/>
        </draw:path>
        <draw:path draw:style-name="gr6" draw:text-style-name="P6" draw:layer="layout" svg:width="0.143cm" svg:height="0.156cm" svg:x="3.048cm" svg:y="7.219cm" svg:viewBox="0 0 144 157" svg:d="M115 22c-2-1-8-2-17-2-39 0-72 42-72 83 0 17 7 33 27 33 21 0 47-28 54-68zM99 154c0-9 2-24 3-39-17 31-37 42-58 42-28 0-44-21-44-49 0-52 39-108 104-108 14 0 30 2 40 5l-15 80c-5 25-7 52-6 69z">
          <text:p/>
        </draw:path>
        <draw:path draw:style-name="gr6" draw:text-style-name="P6" draw:layer="layout" svg:width="0.107cm" svg:height="0.156cm" svg:x="3.202cm" svg:y="7.219cm" svg:viewBox="0 0 108 157" svg:d="M9 127c7 4 19 9 32 9 17 0 28-11 28-24 0-12-5-19-21-28-17-9-26-23-26-38 0-26 22-46 53-46 13 0 26 4 33 7l-9 20c-5-3-15-7-26-7-15 0-26 10-26 23 0 10 6 17 20 24 17 10 28 23 28 40 0 31-25 50-57 50-16-1-30-5-38-10z">
          <text:p/>
        </draw:path>
        <draw:path draw:style-name="gr6" draw:text-style-name="P6" draw:layer="layout" svg:width="0.14cm" svg:height="0.219cm" svg:x="3.323cm" svg:y="7.153cm" svg:viewBox="0 0 141 220" svg:d="M0 220l42-220h25l-18 96h1c12-19 31-30 53-30 17 0 38 10 38 40 0 8-1 18-2 25l-18 89h-26l18-88c1-5 2-12 2-20 0-14-7-25-25-25-19 0-44 24-50 57l-14 76z">
          <text:p/>
        </draw:path>
        <draw:path draw:style-name="gr6" draw:text-style-name="P6" draw:layer="layout" svg:width="0.158cm" svg:height="0.218cm" svg:x="3.465cm" svg:y="7.222cm" svg:viewBox="0 0 159 219" svg:d="M54 0l15 82c4 17 5 28 7 39h1c4-10 8-20 16-37l38-84h28l-57 115c-16 32-31 58-52 78-17 17-35 24-44 26l-6-22c6-2 17-6 28-14 9-8 20-20 29-35 1-2 1-4 0-7l-30-141z">
          <text:p/>
        </draw:path>
        <draw:path draw:style-name="gr6" draw:text-style-name="P6" draw:layer="layout" svg:width="0.139cm" svg:height="0.154cm" svg:x="3.623cm" svg:y="7.219cm" svg:viewBox="0 0 140 155" svg:d="M0 155l19-107c4-17 6-31 7-44h23l-4 29h1c13-20 35-33 56-33 18 0 38 11 38 42 0 7-1 16-3 24l-16 89h-25l16-88c1-5 2-12 2-19 0-15-6-26-24-26s-45 22-52 59l-13 74z">
          <text:p/>
        </draw:path>
        <draw:path draw:style-name="gr6" draw:text-style-name="P6" draw:layer="layout" svg:width="0.061cm" svg:height="0.077cm" svg:x="3.765cm" svg:y="7.333cm" svg:viewBox="0 0 62 78" svg:d="M0 78c10-19 23-52 30-75l32-3c-12 27-32 61-43 76z">
          <text:p/>
        </draw:path>
        <draw:path draw:style-name="gr6" draw:text-style-name="P6" draw:layer="layout" svg:width="0.144cm" svg:height="0.204cm" svg:x="3.9cm" svg:y="7.168cm" svg:viewBox="0 0 145 205" svg:d="M0 205l3-17 30-25c54-46 86-77 86-111 0-15-9-31-31-31-18 0-34 9-43 15l-7-18c15-11 36-18 55-18 38 0 52 25 52 49 0 43-39 80-87 120l-18 13v1h86l-4 22z">
          <text:p/>
        </draw:path>
        <draw:path draw:style-name="gr6" draw:text-style-name="P6" draw:layer="layout" svg:width="0.138cm" svg:height="0.207cm" svg:x="4.064cm" svg:y="7.168cm" svg:viewBox="0 0 139 208" svg:d="M27 140c0 21 3 48 27 48 38 0 58-83 58-124 0-15-2-44-26-44-35 0-59 70-59 120zM139 63c0 65-32 145-88 145-37 0-51-31-51-70 0-66 35-138 89-138 38 0 50 32 50 63z">
          <text:p/>
        </draw:path>
        <draw:polygon draw:style-name="gr6" draw:text-style-name="P6" draw:layer="layout" svg:width="0.069cm" svg:height="0.201cm" svg:x="4.254cm" svg:y="7.171cm" svg:viewBox="0 0 70 202" draw:points="39,26 4,43 0,23 47,0 70,0 31,202 6,202">
          <text:p/>
        </draw:polygon>
        <draw:path draw:style-name="gr6" draw:text-style-name="P6" draw:layer="layout" svg:width="0.137cm" svg:height="0.207cm" svg:x="4.368cm" svg:y="7.168cm" svg:viewBox="0 0 138 208" svg:d="M26 140c0 21 4 48 28 48 39 0 59-83 59-124 0-15-2-44-27-44-36 0-60 70-60 120zM138 63c0 65-31 145-88 145-37 0-50-31-50-70 0-66 35-138 89-138 38 0 49 32 49 63z">
          <text:p/>
        </draw:path>
        <draw:frame draw:style-name="gr5" draw:text-style-name="P5" draw:layer="layout" svg:width="0.485cm" svg:height="0.485cm" svg:x="0.624cm" svg:y="13.76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236cm" svg:y="13.913cm" svg:viewBox="0 0 153 209" draw:points="62,22 0,22 4,0 153,0 148,22 87,22 52,209 26,209">
          <text:p/>
        </draw:polygon>
        <draw:path draw:style-name="gr6" draw:text-style-name="P6" draw:layer="layout" svg:width="0.158cm" svg:height="0.218cm" svg:x="1.339cm" svg:y="13.972cm" svg:viewBox="0 0 159 219" svg:d="M54 0l15 81c3 18 5 28 7 40h1c4-10 8-20 15-37l39-84h28l-57 114c-16 32-32 58-52 79-17 17-35 24-43 26l-7-22c7-2 18-6 27-15 11-8 22-19 29-34 2-3 2-4 1-7l-30-141z">
          <text:p/>
        </draw:path>
        <draw:path draw:style-name="gr6" draw:text-style-name="P6" draw:layer="layout" svg:width="0.224cm" svg:height="0.153cm" svg:x="1.497cm" svg:y="13.968cm" svg:viewBox="0 0 225 154" svg:d="M0 154l19-106c3-17 5-32 7-44h23l-4 28h1c13-21 33-32 52-32 23 0 34 15 35 34 13-22 33-33 56-34 17 0 36 12 36 40 0 7-1 16-2 25l-17 89h-26l17-87c1-6 2-13 2-19 0-16-6-26-23-26-19 0-41 22-47 55l-14 77h-25l17-88c1-7 2-13 2-18 0-13-4-26-23-26-18 0-42 25-48 57l-14 75z">
          <text:p/>
        </draw:path>
        <draw:path draw:style-name="gr6" draw:text-style-name="P6" draw:layer="layout" svg:width="0.141cm" svg:height="0.157cm" svg:x="1.748cm" svg:y="13.968cm" svg:viewBox="0 0 142 158" svg:d="M27 94c0 25 14 43 36 43 30 0 52-39 52-74 0-18-7-42-35-42-31 0-53 39-53 73zM142 63c0 46-32 95-83 95-37 0-59-29-59-63 0-49 35-95 83-95 41 0 59 31 59 63z">
          <text:p/>
        </draw:path>
        <draw:path draw:style-name="gr6" draw:text-style-name="P6" draw:layer="layout" svg:width="0.11cm" svg:height="0.222cm" svg:x="1.91cm" svg:y="13.899cm" svg:viewBox="0 0 111 223" svg:d="M0 223l26-130h-21l4-20h21l1-8c4-21 11-40 24-52 10-9 23-13 36-13 10 0 17 1 20 4l-5 20c-4-2-9-3-15-3-20 0-30 20-35 45l-1 7h33l-4 20h-33l-24 130z">
          <text:p/>
        </draw:path>
        <draw:path draw:style-name="gr6" draw:text-style-name="P6" draw:layer="layout" svg:width="0.125cm" svg:height="0.157cm" svg:x="1.996cm" svg:y="13.968cm" svg:viewBox="0 0 126 158" svg:d="M78 20c-25 0-43 25-50 48 42 1 73-5 73-28 0-13-9-20-23-20zM107 145c-11 7-29 13-51 13-39 0-56-28-56-61 0-46 33-97 82-97 29 0 44 18 44 39 0 40-45 49-101 48-1 7 0 21 4 29 6 14 18 20 33 20 18 0 32-5 41-10z">
          <text:p/>
        </draw:path>
        <draw:path draw:style-name="gr6" draw:text-style-name="P6" draw:layer="layout" svg:width="0.157cm" svg:height="0.218cm" svg:x="2.113cm" svg:y="13.972cm" svg:viewBox="0 0 158 219" svg:d="M55 0l14 81c4 18 6 28 7 40h1c4-10 8-20 16-37l38-84h27l-56 114c-16 32-31 58-51 79-17 17-35 24-45 26l-6-22c6-2 18-6 28-15 10-8 22-19 29-34 2-3 2-4 1-7l-30-141z">
          <text:p/>
        </draw:path>
        <draw:path draw:style-name="gr6" draw:text-style-name="P6" draw:layer="layout" svg:width="0.154cm" svg:height="0.208cm" svg:x="2.344cm" svg:y="13.913cm" svg:viewBox="0 0 155 209" svg:d="M23 209l18-86-41-123h27l21 69c5 18 7 27 9 35 6-9 13-21 22-36l46-68h30l-89 123-17 86z">
          <text:p/>
        </draw:path>
        <draw:path draw:style-name="gr6" draw:text-style-name="P6" draw:layer="layout" svg:width="0.125cm" svg:height="0.157cm" svg:x="2.466cm" svg:y="13.968cm" svg:viewBox="0 0 126 158" svg:d="M78 20c-25 0-43 25-49 48 40 1 73-5 73-28 0-13-11-20-24-20zM107 145c-12 7-30 13-50 13-40 0-57-28-57-61 0-46 33-97 81-97 30 0 45 18 45 39 0 40-45 49-100 48-2 7-1 21 3 29 6 14 17 20 33 20 18 0 31-5 42-10z">
          <text:p/>
        </draw:path>
        <draw:path draw:style-name="gr6" draw:text-style-name="P6" draw:layer="layout" svg:width="0.135cm" svg:height="0.149cm" svg:x="2.611cm" svg:y="13.972cm" svg:viewBox="0 0 136 150" svg:d="M27 0l13 85c3 17 5 29 5 38h1c4-8 8-19 16-36l46-87h28l-83 150h-26l-27-150z">
          <text:p/>
        </draw:path>
        <draw:path draw:style-name="gr6" draw:text-style-name="P6" draw:layer="layout" svg:width="0.15cm" svg:height="0.218cm" svg:x="2.733cm" svg:y="13.968cm" svg:viewBox="0 0 151 219" svg:d="M123 26c-4-2-14-5-24-5-38 0-64 40-64 77 0 16 6 36 29 36 22 0 44-28 50-57zM8 188c9 6 24 10 40 10 25 0 45-13 54-53l5-23h-1c-13 21-31 32-51 32-32 0-47-25-47-51 0-51 38-103 95-103 17 0 37 6 48 11l-23 125c-6 32-14 53-30 67-14 12-35 16-52 16-18 0-36-5-46-11z">
          <text:p/>
        </draw:path>
        <draw:path draw:style-name="gr6" draw:text-style-name="P6" draw:layer="layout" svg:width="0.098cm" svg:height="0.153cm" svg:x="2.901cm" svg:y="13.968cm" svg:viewBox="0 0 99 154" svg:d="M0 154l18-97c3-19 6-39 8-53h22c-1 11-3 21-4 32h1c10-20 26-36 47-36 2 0 5 1 7 1l-5 25c-2 0-4 0-8 0-22 0-42 27-48 61l-13 67z">
          <text:p/>
        </draw:path>
        <draw:path draw:style-name="gr6" draw:text-style-name="P6" draw:layer="layout" svg:width="0.144cm" svg:height="0.157cm" svg:x="2.995cm" svg:y="13.968cm" svg:viewBox="0 0 145 158" svg:d="M116 23c-4-1-9-2-17-2-41 0-72 40-72 82 0 16 6 33 25 33 21 0 48-28 55-68zM100 154c0-10 1-24 3-40h-1c-16 32-38 44-59 44-27 0-43-22-43-50 0-53 39-108 105-108 14 0 29 3 40 6l-15 78c-5 26-7 53-7 70z">
          <text:p/>
        </draw:path>
        <draw:path draw:style-name="gr6" draw:text-style-name="P6" draw:layer="layout" svg:width="0.105cm" svg:height="0.156cm" svg:x="3.149cm" svg:y="13.968cm" svg:viewBox="0 0 106 157" svg:d="M8 128c7 5 21 10 33 10 17 0 29-12 29-25 0-11-6-19-22-27-17-10-28-23-28-39 0-27 24-47 55-47 14 0 26 4 31 8l-6 19c-6-3-15-7-26-7-16 0-27 10-27 23 0 11 7 19 21 26 16 10 28 22 28 40 0 31-25 48-57 48-18 0-32-5-39-10z">
          <text:p/>
        </draw:path>
        <draw:path draw:style-name="gr6" draw:text-style-name="P6" draw:layer="layout" svg:width="0.14cm" svg:height="0.219cm" svg:x="3.27cm" svg:y="13.902cm" svg:viewBox="0 0 141 220" svg:d="M0 220l42-220h26l-19 97c13-18 31-30 54-30 17 0 38 11 38 41 0 7-1 17-2 25l-18 87h-26l17-86c1-5 2-13 2-21 0-13-7-24-23-24-20 0-45 23-51 57l-14 74z">
          <text:p/>
        </draw:path>
        <draw:path draw:style-name="gr6" draw:text-style-name="P6" draw:layer="layout" svg:width="0.157cm" svg:height="0.218cm" svg:x="3.412cm" svg:y="13.972cm" svg:viewBox="0 0 158 219" svg:d="M54 0l15 81c3 18 5 28 7 40 4-10 9-20 16-37l39-84h27l-57 114c-15 32-31 58-51 79-17 17-35 24-43 26l-7-22c7-2 18-6 27-15 11-8 22-19 30-34 1-3 1-4 1-7l-31-141z">
          <text:p/>
        </draw:path>
        <draw:path draw:style-name="gr6" draw:text-style-name="P6" draw:layer="layout" svg:width="0.142cm" svg:height="0.153cm" svg:x="3.569cm" svg:y="13.968cm" svg:viewBox="0 0 143 154" svg:d="M0 154l22-106c3-17 5-32 6-44h24l-4 29c13-21 34-33 55-33 18 0 40 11 40 42 0 7-3 16-4 24l-17 88h-26l17-87c1-6 2-13 2-19 0-15-6-26-24-26s-44 22-51 59l-13 73z">
          <text:p/>
        </draw:path>
        <draw:path draw:style-name="gr6" draw:text-style-name="P6" draw:layer="layout" svg:width="0.061cm" svg:height="0.078cm" svg:x="3.712cm" svg:y="14.082cm" svg:viewBox="0 0 62 79" svg:d="M0 79c10-19 24-53 31-76l31-3c-11 27-31 62-42 76z">
          <text:p/>
        </draw:path>
        <draw:path draw:style-name="gr6" draw:text-style-name="P6" draw:layer="layout" svg:width="0.146cm" svg:height="0.204cm" svg:x="3.846cm" svg:y="13.917cm" svg:viewBox="0 0 147 205" svg:d="M0 205l4-17 29-26c54-45 86-76 86-109 0-15-8-31-31-31-18 0-32 8-42 15l-6-19c14-10 34-18 53-18 38 0 54 25 54 49 0 43-40 80-88 119l-17 14v1h84l-4 22z">
          <text:p/>
        </draw:path>
        <draw:path draw:style-name="gr6" draw:text-style-name="P6" draw:layer="layout" svg:width="0.138cm" svg:height="0.208cm" svg:x="4.012cm" svg:y="13.917cm" svg:viewBox="0 0 139 209" svg:d="M25 141c0 21 4 47 29 47 38 0 58-82 58-122 0-17-2-45-27-45-35 0-60 71-60 120zM139 64c0 66-31 145-88 145-38 0-51-31-51-69 0-67 36-140 88-140 39 0 51 32 51 64z">
          <text:p/>
        </draw:path>
        <draw:polygon draw:style-name="gr6" draw:text-style-name="P6" draw:layer="layout" svg:width="0.067cm" svg:height="0.2cm" svg:x="4.202cm" svg:y="13.921cm" svg:viewBox="0 0 68 201" draw:points="38,26 37,26 3,43 0,23 45,0 68,0 29,201 5,201">
          <text:p/>
        </draw:polygon>
        <draw:path draw:style-name="gr6" draw:text-style-name="P6" draw:layer="layout" svg:width="0.139cm" svg:height="0.208cm" svg:x="4.315cm" svg:y="13.917cm" svg:viewBox="0 0 140 209" svg:d="M27 141c0 21 4 47 28 47 37 0 58-82 58-122 0-17-2-45-26-45-35 0-60 71-60 120zM140 64c0 66-32 145-88 145-37 0-52-31-52-69 0-67 36-140 89-140 38 0 51 32 51 64z">
          <text:p/>
        </draw:path>
        <draw:frame draw:style-name="gr5" draw:text-style-name="P5" draw:layer="layout" svg:width="0.485cm" svg:height="0.485cm" svg:x="0.642cm" svg:y="20.71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254cm" svg:y="20.864cm" svg:viewBox="0 0 152 209" draw:points="61,22 0,22 4,0 152,0 148,22 87,22 51,209 25,209">
          <text:p/>
        </draw:polygon>
        <draw:path draw:style-name="gr6" draw:text-style-name="P6" draw:layer="layout" svg:width="0.158cm" svg:height="0.218cm" svg:x="1.357cm" svg:y="20.922cm" svg:viewBox="0 0 159 219" svg:d="M54 0l15 81c3 18 5 29 6 40h1c4-10 8-20 16-37l38-84h29l-58 115c-16 32-31 58-51 79-17 16-35 24-43 25l-7-22c7-2 17-6 28-14 9-8 21-20 29-35 1-2 1-4 0-7l-29-141z">
          <text:p/>
        </draw:path>
        <draw:path draw:style-name="gr6" draw:text-style-name="P6" draw:layer="layout" svg:width="0.224cm" svg:height="0.153cm" svg:x="1.515cm" svg:y="20.919cm" svg:viewBox="0 0 225 154" svg:d="M0 154l19-108c3-16 6-31 7-43h23l-4 28c15-20 33-31 53-31 23 0 33 14 35 33 13-21 33-33 55-33 18 0 37 11 37 39 0 7-1 17-3 26l-16 89h-25l16-87c1-6 2-14 2-20 0-16-6-26-22-26-20 0-42 21-49 55l-14 78h-24l16-89c1-7 2-13 2-19 0-12-3-25-22-25s-42 25-48 56l-13 77z">
          <text:p/>
        </draw:path>
        <draw:path draw:style-name="gr6" draw:text-style-name="P6" draw:layer="layout" svg:width="0.142cm" svg:height="0.156cm" svg:x="1.765cm" svg:y="20.919cm" svg:viewBox="0 0 143 157" svg:d="M28 95c0 24 13 42 34 42 31 0 54-39 54-75 0-18-9-42-35-42-32 0-53 39-53 75zM143 62c0 47-34 95-84 95-37 0-59-27-59-61 0-51 35-96 84-96 40 0 59 31 59 62z">
          <text:p/>
        </draw:path>
        <draw:path draw:style-name="gr6" draw:text-style-name="P6" draw:layer="layout" svg:width="0.111cm" svg:height="0.223cm" svg:x="1.928cm" svg:y="20.849cm" svg:viewBox="0 0 112 224" svg:d="M0 224l24-131h-19l4-20h19l2-8c3-20 11-40 25-51 9-9 22-14 35-14 10 0 18 2 22 4l-7 20c-4-2-9-3-15-3-21 0-31 21-35 45l-1 7h33l-4 20h-33l-25 131z">
          <text:p/>
        </draw:path>
        <draw:path draw:style-name="gr6" draw:text-style-name="P6" draw:layer="layout" svg:width="0.125cm" svg:height="0.156cm" svg:x="2.013cm" svg:y="20.919cm" svg:viewBox="0 0 126 157" svg:d="M79 20c-24 0-44 23-49 48 40 1 72-6 72-29 0-12-9-19-23-19zM108 145c-12 7-30 12-49 12-41 0-59-27-59-60 0-46 34-97 83-97 28 0 43 17 43 39 0 39-43 50-99 49-2 7-1 20 3 28 5 14 17 21 33 21 19 0 32-6 41-11z">
          <text:p/>
        </draw:path>
        <draw:path draw:style-name="gr6" draw:text-style-name="P6" draw:layer="layout" svg:width="0.157cm" svg:height="0.218cm" svg:x="2.131cm" svg:y="20.922cm" svg:viewBox="0 0 158 219" svg:d="M53 0l15 81c3 18 5 29 7 40 5-10 9-20 17-37l38-84h28l-57 115c-16 32-32 58-52 79-16 16-35 24-43 25l-6-22c6-2 17-6 27-14 11-8 21-20 29-35 2-2 2-4 1-7l-30-141z">
          <text:p/>
        </draw:path>
        <draw:path draw:style-name="gr6" draw:text-style-name="P6" draw:layer="layout" svg:width="0.154cm" svg:height="0.208cm" svg:x="2.361cm" svg:y="20.864cm" svg:viewBox="0 0 155 209" svg:d="M25 209l16-88-41-121h28l21 67c5 19 7 27 8 34h1c5-8 12-20 22-35l45-66h30l-88 121-16 88z">
          <text:p/>
        </draw:path>
        <draw:path draw:style-name="gr6" draw:text-style-name="P6" draw:layer="layout" svg:width="0.126cm" svg:height="0.156cm" svg:x="2.483cm" svg:y="20.919cm" svg:viewBox="0 0 127 157" svg:d="M79 20c-25 0-43 23-50 48 41 1 73-6 73-29 0-12-9-19-23-19zM108 145c-11 7-30 12-50 12-40 0-58-27-58-60 0-46 34-97 84-97 28 0 43 17 43 39 0 39-44 50-101 49-1 7 0 20 3 28 6 14 19 21 34 21 19 0 32-6 41-11z">
          <text:p/>
        </draw:path>
        <draw:path draw:style-name="gr6" draw:text-style-name="P6" draw:layer="layout" svg:width="0.133cm" svg:height="0.15cm" svg:x="2.63cm" svg:y="20.922cm" svg:viewBox="0 0 134 151" svg:d="M25 0l13 86c2 17 4 29 5 37h1c3-8 7-18 16-35l46-88h28l-84 151h-25l-25-151z">
          <text:p/>
        </draw:path>
        <draw:path draw:style-name="gr6" draw:text-style-name="P6" draw:layer="layout" svg:width="0.149cm" svg:height="0.217cm" svg:x="2.752cm" svg:y="20.919cm" svg:viewBox="0 0 150 218" svg:d="M122 26c-5-2-14-6-24-6-38 0-63 41-63 78-1 16 5 36 28 36 22 0 44-29 50-58zM7 188c9 6 25 10 40 10 25 0 45-13 54-54l4-22c-13 21-32 32-52 32-30 0-46-25-46-52 0-51 37-102 95-102 18 0 36 5 48 11l-23 124c-6 32-14 53-29 66-16 13-36 17-53 17-18 0-36-4-45-10z">
          <text:p/>
        </draw:path>
        <draw:path draw:style-name="gr6" draw:text-style-name="P6" draw:layer="layout" svg:width="0.098cm" svg:height="0.153cm" svg:x="2.919cm" svg:y="20.919cm" svg:viewBox="0 0 99 154" svg:d="M0 154l18-98c4-19 6-39 7-53h23c-1 10-2 21-4 33h1c10-21 25-36 46-36 3 0 6 0 8 1l-5 25c-2-1-5-1-7-1-24 0-43 27-50 62l-12 67z">
          <text:p/>
        </draw:path>
        <draw:path draw:style-name="gr6" draw:text-style-name="P6" draw:layer="layout" svg:width="0.144cm" svg:height="0.156cm" svg:x="3.013cm" svg:y="20.919cm" svg:viewBox="0 0 145 157" svg:d="M116 22c-3-1-9-2-18-2-40 0-72 40-72 83 0 17 6 33 26 33 21 0 48-28 55-67zM99 154c0-10 2-23 3-39-16 31-38 42-59 42-26 0-43-21-43-50 0-53 38-107 104-107 14 0 30 2 41 6l-16 78c-5 26-7 53-6 70z">
          <text:p/>
        </draw:path>
        <draw:path draw:style-name="gr6" draw:text-style-name="P6" draw:layer="layout" svg:width="0.106cm" svg:height="0.156cm" svg:x="3.167cm" svg:y="20.919cm" svg:viewBox="0 0 107 157" svg:d="M8 128c7 4 19 9 33 9 17 0 28-11 28-25 0-11-5-18-21-27-18-10-27-24-27-40 0-25 23-45 54-45 13 0 26 4 32 8l-8 19c-5-3-14-7-26-7-15 0-26 10-26 22 0 11 7 18 20 26 17 8 28 23 28 39 0 32-25 50-57 50-16 0-31-5-38-11z">
          <text:p/>
        </draw:path>
        <draw:path draw:style-name="gr6" draw:text-style-name="P6" draw:layer="layout" svg:width="0.14cm" svg:height="0.22cm" svg:x="3.288cm" svg:y="20.852cm" svg:viewBox="0 0 141 221" svg:d="M0 221l43-221h25l-18 98h1c12-18 31-30 53-30 17 0 37 10 37 40 0 7-1 18-2 25l-17 88h-26l17-87c1-5 2-12 2-21 0-13-7-24-24-24-19 0-44 23-50 56l-14 76z">
          <text:p/>
        </draw:path>
        <draw:path draw:style-name="gr6" draw:text-style-name="P6" draw:layer="layout" svg:width="0.158cm" svg:height="0.218cm" svg:x="3.43cm" svg:y="20.922cm" svg:viewBox="0 0 159 219" svg:d="M54 0l15 81c3 18 4 29 6 40h1c4-10 8-20 16-37l40-84h27l-57 115c-17 32-32 58-52 79-17 16-35 24-43 25l-7-22c7-2 17-6 28-14 10-8 20-20 29-35 1-2 1-4 0-7l-30-141z">
          <text:p/>
        </draw:path>
        <draw:path draw:style-name="gr6" draw:text-style-name="P6" draw:layer="layout" svg:width="0.139cm" svg:height="0.153cm" svg:x="3.588cm" svg:y="20.919cm" svg:viewBox="0 0 140 154" svg:d="M0 154l19-108c4-16 6-31 7-43h23l-4 30h1c13-21 34-33 56-33 18 0 38 10 38 41 0 7-1 16-3 25l-16 88h-26l17-88c1-6 2-13 2-19 0-15-6-26-25-26-18 0-44 22-51 59l-13 74z">
          <text:p/>
        </draw:path>
        <draw:path draw:style-name="gr6" draw:text-style-name="P6" draw:layer="layout" svg:width="0.061cm" svg:height="0.077cm" svg:x="3.73cm" svg:y="21.033cm" svg:viewBox="0 0 62 78" svg:d="M0 78c10-19 24-53 31-75l31-3c-11 26-31 61-43 76z">
          <text:p/>
        </draw:path>
        <draw:path draw:style-name="gr6" draw:text-style-name="P6" draw:layer="layout" svg:width="0.144cm" svg:height="0.204cm" svg:x="3.865cm" svg:y="20.868cm" svg:viewBox="0 0 145 205" svg:d="M0 205l3-17 30-26c53-45 86-77 86-110 0-15-9-30-32-30-18 0-33 8-42 14l-6-18c14-11 34-18 53-18 39 0 53 25 53 49 0 43-39 79-87 120l-17 13v1h85l-4 22z">
          <text:p/>
        </draw:path>
        <draw:path draw:style-name="gr6" draw:text-style-name="P6" draw:layer="layout" svg:width="0.137cm" svg:height="0.207cm" svg:x="4.03cm" svg:y="20.868cm" svg:viewBox="0 0 138 208" svg:d="M27 139c0 22 3 49 28 49 37 0 57-84 57-124 0-16-2-44-26-44-35 0-59 71-59 119zM138 63c0 65-31 145-87 145-37 0-51-30-51-70 0-67 35-138 89-138 37 0 49 31 49 63z">
          <text:p/>
        </draw:path>
        <draw:polygon draw:style-name="gr6" draw:text-style-name="P6" draw:layer="layout" svg:width="0.068cm" svg:height="0.201cm" svg:x="4.219cm" svg:y="20.871cm" svg:viewBox="0 0 69 202" draw:points="39,26 3,43 0,23 47,0 69,0 30,202 5,202">
          <text:p/>
        </draw:polygon>
        <draw:path draw:style-name="gr6" draw:text-style-name="P6" draw:layer="layout" svg:width="0.136cm" svg:height="0.207cm" svg:x="4.334cm" svg:y="20.868cm" svg:viewBox="0 0 137 208" svg:d="M25 139c0 22 4 49 28 49 39 0 59-84 59-124 0-16-2-44-28-44-35 0-59 71-59 119zM137 63c0 65-31 145-88 145-37 0-49-30-49-70 0-67 34-138 88-138 38 0 49 31 49 63z">
          <text:p/>
        </draw:path>
        <draw:frame draw:style-name="gr5" draw:text-style-name="P5" draw:layer="layout" svg:width="0.485cm" svg:height="0.485cm" svg:x="0.68cm" svg:y="27.55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291cm" svg:y="27.701cm" svg:viewBox="0 0 153 209" draw:points="61,22 0,22 5,0 153,0 148,22 86,22 51,209 26,209">
          <text:p/>
        </draw:polygon>
        <draw:path draw:style-name="gr6" draw:text-style-name="P6" draw:layer="layout" svg:width="0.158cm" svg:height="0.218cm" svg:x="1.394cm" svg:y="27.76cm" svg:viewBox="0 0 159 219" svg:d="M55 0l14 81c3 17 5 28 7 39h1c4-9 8-20 16-36l39-84h27l-56 114c-17 33-33 59-53 79-17 17-35 24-43 26l-7-22c7-2 18-6 28-15 10-7 21-19 29-34 1-2 1-4 1-6l-30-142z">
          <text:p/>
        </draw:path>
        <draw:path draw:style-name="gr6" draw:text-style-name="P6" draw:layer="layout" svg:width="0.224cm" svg:height="0.153cm" svg:x="1.552cm" svg:y="27.756cm" svg:viewBox="0 0 225 154" svg:d="M0 154l20-106c3-17 5-31 6-44h23l-4 28h1c14-21 33-32 52-32 23 0 35 15 36 34 14-21 33-33 55-34 17 0 36 12 36 40 0 7-1 17-2 25l-17 89h-24l15-87c2-6 2-12 2-19 0-16-6-26-22-26-19 0-41 22-47 55l-15 77h-25l17-88c1-7 2-12 2-18 0-13-4-26-22-26-19 0-42 25-49 57l-13 75z">
          <text:p/>
        </draw:path>
        <draw:path draw:style-name="gr6" draw:text-style-name="P6" draw:layer="layout" svg:width="0.142cm" svg:height="0.157cm" svg:x="1.803cm" svg:y="27.756cm" svg:viewBox="0 0 143 158" svg:d="M26 95c0 25 14 43 36 43 30 0 54-39 54-75 0-17-8-42-36-42-32 0-54 39-54 74zM143 63c0 47-33 95-85 95-37 0-58-28-58-62 0-50 34-96 83-96 41 0 60 31 60 63z">
          <text:p/>
        </draw:path>
        <draw:path draw:style-name="gr6" draw:text-style-name="P6" draw:layer="layout" svg:width="0.111cm" svg:height="0.222cm" svg:x="1.965cm" svg:y="27.687cm" svg:viewBox="0 0 112 223" svg:d="M0 223l25-128h-20l4-21h20l1-8c4-22 12-40 25-53 9-9 24-13 36-13 11 0 17 2 21 4l-5 21c-4-2-10-3-16-3-20 0-31 19-36 45l-1 7h34l-4 21h-34l-24 128z">
          <text:p/>
        </draw:path>
        <draw:path draw:style-name="gr6" draw:text-style-name="P6" draw:layer="layout" svg:width="0.125cm" svg:height="0.157cm" svg:x="2.051cm" svg:y="27.756cm" svg:viewBox="0 0 126 158" svg:d="M79 21c-24 0-43 24-50 47 41 1 73-5 73-28 0-13-10-19-23-19zM107 147c-11 5-29 11-49 11-40 0-58-27-58-60 0-46 34-98 83-98 28 0 43 18 43 39 0 40-44 49-100 49-1 7 0 21 4 30 6 13 18 19 33 19 18 0 31-5 40-10z">
          <text:p/>
        </draw:path>
        <draw:path draw:style-name="gr6" draw:text-style-name="P6" draw:layer="layout" svg:width="0.156cm" svg:height="0.218cm" svg:x="2.169cm" svg:y="27.76cm" svg:viewBox="0 0 157 219" svg:d="M53 0l14 81c4 17 6 28 7 39h1c4-9 9-20 16-36l39-84h27l-56 114c-16 33-32 59-52 79-17 17-35 24-44 26l-5-22c5-2 16-6 27-15 10-7 21-19 29-34 1-2 1-4 1-6l-30-142z">
          <text:p/>
        </draw:path>
        <draw:path draw:style-name="gr6" draw:text-style-name="P6" draw:layer="layout" svg:width="0.154cm" svg:height="0.208cm" svg:x="2.399cm" svg:y="27.701cm" svg:viewBox="0 0 155 209" svg:d="M23 209l17-87-40-122h27l20 68c5 18 7 27 9 35 6-9 13-21 23-36l45-67h31l-90 122-17 87z">
          <text:p/>
        </draw:path>
        <draw:path draw:style-name="gr6" draw:text-style-name="P6" draw:layer="layout" svg:width="0.125cm" svg:height="0.157cm" svg:x="2.521cm" svg:y="27.756cm" svg:viewBox="0 0 126 158" svg:d="M79 21c-25 0-44 24-50 47 41 1 73-5 73-28 0-13-10-19-23-19zM108 147c-12 5-30 11-50 11-40 0-58-27-58-60 0-46 33-98 83-98 28 0 43 18 43 39 0 40-43 49-100 49-1 7 0 21 3 30 6 13 19 19 34 19 19 0 31-5 41-10z">
          <text:p/>
        </draw:path>
        <draw:path draw:style-name="gr6" draw:text-style-name="P6" draw:layer="layout" svg:width="0.134cm" svg:height="0.149cm" svg:x="2.667cm" svg:y="27.76cm" svg:viewBox="0 0 135 150" svg:d="M26 0l12 86c3 17 5 29 5 37h1c4-7 8-18 17-35l46-88h28l-84 150h-25l-26-150z">
          <text:p/>
        </draw:path>
        <draw:path draw:style-name="gr6" draw:text-style-name="P6" draw:layer="layout" svg:width="0.15cm" svg:height="0.218cm" svg:x="2.789cm" svg:y="27.756cm" svg:viewBox="0 0 151 219" svg:d="M123 26c-5-1-16-4-26-4-37 0-64 38-64 75 0 17 6 37 29 37 22 0 44-29 50-57zM7 188c9 6 23 10 39 10 25 0 45-13 54-52l5-25h-1c-13 23-31 33-51 33-31 0-46-26-46-52 0-51 37-102 94-102 19 0 38 6 50 11l-24 125c-5 32-15 53-31 67-14 12-34 16-52 16-17 0-35-5-44-10z">
          <text:p/>
        </draw:path>
        <draw:path draw:style-name="gr6" draw:text-style-name="P6" draw:layer="layout" svg:width="0.098cm" svg:height="0.153cm" svg:x="2.956cm" svg:y="27.756cm" svg:viewBox="0 0 99 154" svg:d="M0 154l19-96c3-20 5-40 7-54h23c-1 11-2 21-3 32h1c9-20 25-36 45-36 2 0 5 1 7 1l-5 25c-2 0-4 0-7 0-22 0-41 27-48 62l-14 66z">
          <text:p/>
        </draw:path>
        <draw:path draw:style-name="gr6" draw:text-style-name="P6" draw:layer="layout" svg:width="0.144cm" svg:height="0.157cm" svg:x="3.05cm" svg:y="27.756cm" svg:viewBox="0 0 145 158" svg:d="M116 24c-3-2-8-3-17-3-40 0-71 40-71 83 0 17 6 33 25 33 22 0 47-28 55-69zM100 154c0-8 1-23 3-38h-1c-16 31-36 42-57 42-28 0-45-21-45-49 0-53 40-109 105-109 14 0 30 3 40 6l-15 79c-5 27-7 53-7 69z">
          <text:p/>
        </draw:path>
        <draw:path draw:style-name="gr6" draw:text-style-name="P6" draw:layer="layout" svg:width="0.105cm" svg:height="0.156cm" svg:x="3.205cm" svg:y="27.756cm" svg:viewBox="0 0 106 157" svg:d="M7 128c7 5 20 10 32 10 17 0 29-11 29-24 0-12-6-20-21-28-18-9-27-24-27-39 0-26 22-47 54-47 13 0 25 4 32 8l-8 19c-6-2-15-6-26-6-16 0-26 9-26 22 0 12 6 18 20 26 16 10 28 23 28 40 0 31-25 48-57 48-16 0-30-5-37-9z">
          <text:p/>
        </draw:path>
        <draw:path draw:style-name="gr6" draw:text-style-name="P6" draw:layer="layout" svg:width="0.141cm" svg:height="0.219cm" svg:x="3.325cm" svg:y="27.69cm" svg:viewBox="0 0 142 220" svg:d="M0 220l42-220h26l-18 96c12-18 31-30 53-30 18 0 39 11 39 42 0 8-1 17-3 25l-17 87h-27l18-86c1-5 2-12 2-20 0-15-6-26-24-26-20 0-44 24-51 58l-14 74z">
          <text:p/>
        </draw:path>
        <draw:path draw:style-name="gr6" draw:text-style-name="P6" draw:layer="layout" svg:width="0.157cm" svg:height="0.218cm" svg:x="3.468cm" svg:y="27.76cm" svg:viewBox="0 0 158 219" svg:d="M54 0l15 81c3 17 5 28 7 39 4-9 9-20 17-36l38-84h27l-57 114c-15 33-31 59-51 79-18 17-36 24-44 26l-6-22c6-2 17-6 27-15 10-7 22-19 30-34 1-2 1-4 1-6l-31-142z">
          <text:p/>
        </draw:path>
        <draw:path draw:style-name="gr6" draw:text-style-name="P6" draw:layer="layout" svg:width="0.14cm" svg:height="0.153cm" svg:x="3.625cm" svg:y="27.756cm" svg:viewBox="0 0 141 154" svg:d="M0 154l20-106c3-17 5-31 7-44h23l-4 29c15-20 35-33 56-33 19 0 39 11 39 42 0 7-2 16-3 24l-16 88h-26l16-87c1-6 2-12 2-19 0-15-6-26-23-26-19 0-46 22-52 59l-14 73z">
          <text:p/>
        </draw:path>
        <draw:path draw:style-name="gr6" draw:text-style-name="P6" draw:layer="layout" svg:width="0.061cm" svg:height="0.077cm" svg:x="3.767cm" svg:y="27.871cm" svg:viewBox="0 0 62 78" svg:d="M0 78c10-19 24-53 31-75l31-3c-11 26-31 61-42 75z">
          <text:p/>
        </draw:path>
        <draw:path draw:style-name="gr6" draw:text-style-name="P6" draw:layer="layout" svg:width="0.145cm" svg:height="0.203cm" svg:x="3.902cm" svg:y="27.706cm" svg:viewBox="0 0 146 204" svg:d="M0 204l3-16 30-25c55-46 86-77 86-110 0-14-8-31-31-31-18 0-33 8-43 15l-6-19c14-10 36-18 55-18 37 0 52 25 52 49 0 43-39 80-87 120l-18 13v1h86l-4 21z">
          <text:p/>
        </draw:path>
        <draw:path draw:style-name="gr6" draw:text-style-name="P6" draw:layer="layout" svg:width="0.138cm" svg:height="0.207cm" svg:x="4.067cm" svg:y="27.706cm" svg:viewBox="0 0 139 208" svg:d="M26 140c0 22 3 47 28 47 37 0 59-82 59-123 0-16-3-44-28-44-35 0-59 70-59 120zM139 63c0 65-32 145-88 145-38 0-51-31-51-69 0-67 35-139 88-139 39 0 51 31 51 63z">
          <text:p/>
        </draw:path>
        <draw:polygon draw:style-name="gr6" draw:text-style-name="P6" draw:layer="layout" svg:width="0.067cm" svg:height="0.2cm" svg:x="4.257cm" svg:y="27.709cm" svg:viewBox="0 0 68 201" draw:points="38,26 37,26 3,43 0,23 46,0 68,0 29,201 5,201">
          <text:p/>
        </draw:polygon>
        <draw:path draw:style-name="gr6" draw:text-style-name="P6" draw:layer="layout" svg:width="0.138cm" svg:height="0.207cm" svg:x="4.37cm" svg:y="27.706cm" svg:viewBox="0 0 139 208" svg:d="M27 140c0 22 4 47 28 47 38 0 58-82 58-123 0-16-2-44-26-44-36 0-60 70-60 120zM139 63c0 65-31 145-88 145-37 0-51-31-51-69 0-67 35-139 90-139 37 0 49 31 49 63z">
          <text:p/>
        </draw:path>
        <draw:polygon draw:style-name="gr2" draw:text-style-name="P2" draw:layer="layout" svg:width="10.107cm" svg:height="6.706cm" svg:x="10.553cm" svg:y="0.936cm" svg:viewBox="0 0 10108 6707" draw:points="10108,6707 0,6707 0,0 10108,0">
          <text:p/>
        </draw:polygon>
        <draw:polygon draw:style-name="gr7" draw:text-style-name="P7" draw:layer="layout" svg:width="10.107cm" svg:height="2.26cm" svg:x="10.553cm" svg:y="0.936cm" svg:viewBox="0 0 10108 2261" draw:points="10108,2261 0,2261 0,0 10108,0">
          <text:p/>
        </draw:polygon>
        <draw:frame draw:style-name="gr23" draw:text-style-name="P12" draw:layer="layout" svg:width="3.935cm" svg:height="0.56cm" svg:x="1.75cm" svg:y="19.388cm">
          <draw:text-box>
            <text:p text:style-name="P8"><text:span text:style-name="T4">follow its instructions.</text:span></text:p>
          </draw:text-box>
        </draw:frame>
        <draw:path draw:style-name="gr2" draw:text-style-name="P2" draw:layer="layout" svg:width="1.574cm" svg:height="1.575cm" svg:x="11.414cm" svg:y="1.432cm" svg:viewBox="0 0 1575 1576" svg:d="M788 1468c-376 0-681-304-681-681 0-375 305-679 681-679 375 0 679 304 679 679 0 377-304 681-679 681zM788 0c-436 0-788 353-788 787 0 436 352 789 788 789 434 0 787-353 787-789 0-434-353-787-787-787z">
          <text:p/>
        </draw:path>
        <draw:path draw:style-name="gr2" draw:text-style-name="P2" draw:layer="layout" svg:width="0.203cm" svg:height="0.203cm" svg:x="11.828cm" svg:y="1.974cm" svg:viewBox="0 0 204 204" svg:d="M102 0c-57 0-102 45-102 102s45 102 102 102c56 0 102-45 102-102s-46-102-102-102z">
          <text:p/>
        </draw:path>
        <draw:path draw:style-name="gr2" draw:text-style-name="P2" draw:layer="layout" svg:width="0.203cm" svg:height="0.203cm" svg:x="12.371cm" svg:y="1.974cm" svg:viewBox="0 0 204 204" svg:d="M103 0c-58 0-103 45-103 102s45 102 103 102c56 0 101-45 101-102s-45-102-101-102z">
          <text:p/>
        </draw:path>
        <draw:path draw:style-name="gr2" draw:text-style-name="P2" draw:layer="layout" svg:width="0.778cm" svg:height="0.371cm" svg:x="11.812cm" svg:y="2.326cm" svg:viewBox="0 0 779 372" svg:d="M725 0c-9 178-155 318-335 318s-326-140-337-318h-53c11 208 180 372 390 372 209 0 379-164 389-372z">
          <text:p/>
        </draw:path>
        <draw:frame draw:style-name="gr9" draw:text-style-name="P10" draw:layer="layout" svg:width="4.671cm" svg:height="1.741cm" svg:x="15.891cm" svg:y="1.895cm">
          <draw:text-box>
            <text:p text:style-name="P8"><text:span text:style-name="T2">EVENT</text:span></text:p>
          </draw:text-box>
        </draw:frame>
        <draw:frame draw:style-name="gr24" draw:text-style-name="P11" draw:layer="layout" svg:width="3.406cm" svg:height="0.674cm" svg:x="12.031cm" svg:y="3.843cm">
          <draw:text-box>
            <text:p text:style-name="P8"><text:span text:style-name="T3">HOME WORK</text:span></text:p>
          </draw:text-box>
        </draw:frame>
        <draw:frame draw:style-name="gr25" draw:text-style-name="P12" draw:layer="layout" svg:width="6.047cm" svg:height="0.56cm" svg:x="12.031cm" svg:y="4.59cm">
          <draw:text-box>
            <text:p text:style-name="P8"><text:span text:style-name="T4">You worked well at home, add 2 </text:span></text:p>
          </draw:text-box>
        </draw:frame>
        <draw:polygon draw:style-name="gr2" draw:text-style-name="P2" draw:layer="layout" svg:width="10.107cm" svg:height="6.706cm" svg:x="10.553cm" svg:y="7.814cm" svg:viewBox="0 0 10108 6707" draw:points="10108,6707 0,6707 0,0 10108,0">
          <text:p/>
        </draw:polygon>
        <draw:polygon draw:style-name="gr7" draw:text-style-name="P7" draw:layer="layout" svg:width="10.107cm" svg:height="2.261cm" svg:x="10.553cm" svg:y="7.814cm" svg:viewBox="0 0 10108 2262" draw:points="10108,2262 0,2262 0,0 10108,0">
          <text:p/>
        </draw:polygon>
        <draw:frame draw:style-name="gr23" draw:text-style-name="P12" draw:layer="layout" svg:width="3.935cm" svg:height="0.56cm" svg:x="12.031cm" svg:y="5.084cm">
          <draw:text-box>
            <text:p text:style-name="P8"><text:span text:style-name="T4">points to the last roll. </text:span></text:p>
          </draw:text-box>
        </draw:frame>
        <draw:path draw:style-name="gr2" draw:text-style-name="P2" draw:layer="layout" svg:width="1.574cm" svg:height="1.574cm" svg:x="11.414cm" svg:y="8.31cm" svg:viewBox="0 0 1575 1575" svg:d="M788 1467c-376 0-681-304-681-679s305-680 681-680c375 0 679 305 679 680s-304 679-679 679zM788 0c-436 0-788 353-788 788s352 787 788 787c434 0 787-352 787-787s-353-788-787-788z">
          <text:p/>
        </draw:path>
        <draw:path draw:style-name="gr2" draw:text-style-name="P2" draw:layer="layout" svg:width="0.203cm" svg:height="0.202cm" svg:x="11.828cm" svg:y="8.852cm" svg:viewBox="0 0 204 203" svg:d="M102 0c-57 0-102 46-102 102 0 57 45 101 102 101 56 0 102-44 102-101 0-56-46-102-102-102z">
          <text:p/>
        </draw:path>
        <draw:path draw:style-name="gr2" draw:text-style-name="P2" draw:layer="layout" svg:width="0.203cm" svg:height="0.202cm" svg:x="12.371cm" svg:y="8.852cm" svg:viewBox="0 0 204 203" svg:d="M103 0c-58 0-103 46-103 102 0 57 45 101 103 101 56 0 101-44 101-101 0-56-45-102-101-102z">
          <text:p/>
        </draw:path>
        <draw:path draw:style-name="gr2" draw:text-style-name="P2" draw:layer="layout" svg:width="0.778cm" svg:height="0.37cm" svg:x="11.812cm" svg:y="9.205cm" svg:viewBox="0 0 779 371" svg:d="M725 0c-9 176-155 317-335 317s-326-141-337-317h-53c11 205 180 371 390 371 209 0 379-166 389-371z">
          <text:p/>
        </draw:path>
        <draw:frame draw:style-name="gr9" draw:text-style-name="P10" draw:layer="layout" svg:width="4.671cm" svg:height="1.741cm" svg:x="15.891cm" svg:y="8.773cm">
          <draw:text-box>
            <text:p text:style-name="P8"><text:span text:style-name="T2">EVENT</text:span></text:p>
          </draw:text-box>
        </draw:frame>
        <draw:frame draw:style-name="gr26" draw:text-style-name="P11" draw:layer="layout" svg:width="2.555cm" svg:height="0.674cm" svg:x="12.031cm" svg:y="10.72cm">
          <draw:text-box>
            <text:p text:style-name="P8"><text:span text:style-name="T3">BROWNIE</text:span></text:p>
          </draw:text-box>
        </draw:frame>
        <draw:frame draw:style-name="gr27" draw:text-style-name="P12" draw:layer="layout" svg:width="4.244cm" svg:height="0.56cm" svg:x="12.031cm" svg:y="11.469cm">
          <draw:text-box>
            <text:p text:style-name="P8"><text:span text:style-name="T4">A brownie helped you. </text:span></text:p>
          </draw:text-box>
        </draw:frame>
        <draw:frame draw:style-name="gr28" draw:text-style-name="P12" draw:layer="layout" svg:width="5.556cm" svg:height="0.56cm" svg:x="12.031cm" svg:y="11.962cm">
          <draw:text-box>
            <text:p text:style-name="P8"><text:span text:style-name="T4">A card in progress is instantly </text:span></text:p>
          </draw:text-box>
        </draw:frame>
        <draw:frame draw:style-name="gr5" draw:text-style-name="P5" draw:layer="layout" svg:width="0.485cm" svg:height="0.485cm" svg:x="10.974cm" svg:y="6.9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85cm" svg:y="7.126cm" svg:viewBox="0 0 153 209" draw:points="61,23 0,23 4,0 153,0 148,23 86,23 52,209 25,209">
          <text:p/>
        </draw:polygon>
        <draw:path draw:style-name="gr6" draw:text-style-name="P6" draw:layer="layout" svg:width="0.157cm" svg:height="0.218cm" svg:x="11.689cm" svg:y="7.185cm" svg:viewBox="0 0 158 219" svg:d="M54 0l16 80c3 19 5 29 6 41 5-10 9-20 17-38l38-83h27l-56 114c-16 32-31 58-52 79-16 17-35 24-43 26l-7-23c7-2 18-5 28-14 11-8 21-19 29-34 2-3 2-4 1-7l-30-141z">
          <text:p/>
        </draw:path>
        <draw:path draw:style-name="gr6" draw:text-style-name="P6" draw:layer="layout" svg:width="0.225cm" svg:height="0.153cm" svg:x="11.846cm" svg:y="7.181cm" svg:viewBox="0 0 226 154" svg:d="M0 154l20-106c3-17 5-32 7-44h22l-4 28h1c14-21 33-32 53-32 23 0 33 14 34 34 15-22 34-33 56-34 17 0 37 11 37 41 0 6-1 16-3 25l-17 88h-25l16-86c1-6 2-13 2-20 0-16-5-27-22-27-18 0-42 24-47 56l-15 77h-25l17-87c1-7 2-13 2-19 0-13-4-27-22-27-19 0-43 26-48 58l-14 75z">
          <text:p/>
        </draw:path>
        <draw:path draw:style-name="gr6" draw:text-style-name="P6" draw:layer="layout" svg:width="0.141cm" svg:height="0.157cm" svg:x="12.098cm" svg:y="7.181cm" svg:viewBox="0 0 142 158" svg:d="M27 95c0 25 13 42 35 42 31 0 53-39 53-75 0-17-8-42-35-42-32 0-53 40-53 75zM142 62c0 47-33 96-83 96-38 0-59-28-59-62 0-51 35-96 83-96 41 0 59 31 59 62z">
          <text:p/>
        </draw:path>
        <draw:path draw:style-name="gr6" draw:text-style-name="P6" draw:layer="layout" svg:width="0.111cm" svg:height="0.223cm" svg:x="12.259cm" svg:y="7.111cm" svg:viewBox="0 0 112 224" svg:d="M0 224l27-130h-22l5-20h20l1-8c4-21 12-40 25-52 9-9 23-14 36-14 9 0 16 2 20 5l-5 20c-5-2-10-3-15-3-21 0-31 20-35 45l-1 7h33l-4 20h-33l-24 130z">
          <text:p/>
        </draw:path>
        <draw:path draw:style-name="gr6" draw:text-style-name="P6" draw:layer="layout" svg:width="0.126cm" svg:height="0.157cm" svg:x="12.345cm" svg:y="7.181cm" svg:viewBox="0 0 127 158" svg:d="M78 20c-24 0-42 24-49 48 40 1 73-5 73-28 0-13-10-20-24-20zM107 146c-10 6-30 12-50 12-40 0-57-27-57-60 0-47 34-98 82-98 29 0 45 17 45 39 0 40-46 50-101 49-1 7 0 20 3 29 6 14 18 20 34 20 17 0 32-5 40-10z">
          <text:p/>
        </draw:path>
        <draw:path draw:style-name="gr6" draw:text-style-name="P6" draw:layer="layout" svg:width="0.158cm" svg:height="0.218cm" svg:x="12.462cm" svg:y="7.185cm" svg:viewBox="0 0 159 219" svg:d="M55 0l15 80c4 19 5 29 6 41h1c4-10 8-20 16-38l39-83h27l-56 114c-17 32-31 58-52 79-16 17-36 24-44 26l-7-23c7-2 17-5 29-14 10-8 21-19 29-34 1-3 1-4 0-7l-29-141z">
          <text:p/>
        </draw:path>
        <draw:path draw:style-name="gr6" draw:text-style-name="P6" draw:layer="layout" svg:width="0.154cm" svg:height="0.208cm" svg:x="12.693cm" svg:y="7.126cm" svg:viewBox="0 0 155 209" svg:d="M25 209l16-86-41-123h29l19 68c6 19 8 28 9 35h1c5-8 12-20 22-36l45-67h30l-89 123-16 86z">
          <text:p/>
        </draw:path>
        <draw:path draw:style-name="gr6" draw:text-style-name="P6" draw:layer="layout" svg:width="0.126cm" svg:height="0.157cm" svg:x="12.815cm" svg:y="7.181cm" svg:viewBox="0 0 127 158" svg:d="M78 20c-24 0-43 24-49 48 40 1 72-5 72-28 0-13-9-20-23-20zM106 146c-11 6-29 12-49 12-39 0-57-27-57-60 0-47 33-98 82-98 28 0 45 17 45 39 0 40-45 50-100 49-2 7-1 20 3 29 5 14 17 20 33 20 17 0 31-5 40-10z">
          <text:p/>
        </draw:path>
        <draw:path draw:style-name="gr6" draw:text-style-name="P6" draw:layer="layout" svg:width="0.134cm" svg:height="0.149cm" svg:x="12.961cm" svg:y="7.185cm" svg:viewBox="0 0 135 150" svg:d="M27 0l13 86c2 17 4 28 4 37h1c4-8 8-19 17-35l45-88h28l-83 150h-25l-27-150z">
          <text:p/>
        </draw:path>
        <draw:path draw:style-name="gr6" draw:text-style-name="P6" draw:layer="layout" svg:width="0.15cm" svg:height="0.218cm" svg:x="13.083cm" svg:y="7.181cm" svg:viewBox="0 0 151 219" svg:d="M123 26c-5-2-15-5-26-5-37 0-63 39-63 77 0 16 6 36 29 36 21 0 44-28 50-58zM7 188c9 6 24 10 39 10 26 0 46-13 55-53l5-23c-15 21-33 32-54 32-30 0-45-25-45-51 0-53 37-103 95-103 18 0 37 6 49 11l-23 125c-6 31-15 53-31 66s-35 17-53 17-35-5-44-11z">
          <text:p/>
        </draw:path>
        <draw:path draw:style-name="gr6" draw:text-style-name="P6" draw:layer="layout" svg:width="0.098cm" svg:height="0.153cm" svg:x="13.25cm" svg:y="7.181cm" svg:viewBox="0 0 99 154" svg:d="M0 154l19-96c3-20 6-41 7-54h23c-2 10-3 21-4 32 10-21 26-36 47-36 2 0 5 1 7 1l-5 25c-1 0-3 0-7 0-23 0-42 27-49 62l-12 66z">
          <text:p/>
        </draw:path>
        <draw:path draw:style-name="gr6" draw:text-style-name="P6" draw:layer="layout" svg:width="0.145cm" svg:height="0.157cm" svg:x="13.344cm" svg:y="7.181cm" svg:viewBox="0 0 146 158" svg:d="M116 23c-4-2-10-2-19-2-38 0-70 40-70 83 0 16 6 32 26 32 21 0 46-28 54-68zM98 154c0-9 2-23 4-39h-1c-15 32-37 43-58 43-26 0-43-22-43-50 0-53 39-108 104-108 15 0 31 3 42 6l-16 79c-5 26-7 52-6 69z">
          <text:p/>
        </draw:path>
        <draw:path draw:style-name="gr6" draw:text-style-name="P6" draw:layer="layout" svg:width="0.105cm" svg:height="0.156cm" svg:x="13.499cm" svg:y="7.181cm" svg:viewBox="0 0 106 157" svg:d="M7 128c7 5 20 9 32 9 18 0 28-11 28-24 0-11-5-19-20-28-18-9-27-22-27-38 0-27 22-47 54-47 14 0 26 4 32 8l-8 20c-6-4-15-8-26-8-15 0-27 11-27 24 0 11 8 18 21 25 17 9 28 22 28 39 0 31-26 49-57 49-16 0-31-5-37-10z">
          <text:p/>
        </draw:path>
        <draw:path draw:style-name="gr6" draw:text-style-name="P6" draw:layer="layout" svg:width="0.139cm" svg:height="0.219cm" svg:x="13.62cm" svg:y="7.115cm" svg:viewBox="0 0 140 220" svg:d="M0 220l41-220h26l-18 97c13-18 32-30 54-30 18 0 37 11 37 41 0 7 0 17-2 25l-16 87h-26l16-86c1-5 2-13 2-21 0-13-6-25-22-25-22 0-47 23-53 57l-13 75z">
          <text:p/>
        </draw:path>
        <draw:path draw:style-name="gr6" draw:text-style-name="P6" draw:layer="layout" svg:width="0.157cm" svg:height="0.218cm" svg:x="13.762cm" svg:y="7.185cm" svg:viewBox="0 0 158 219" svg:d="M53 0l15 80c4 19 6 29 7 41h1c3-10 8-20 16-38l38-83h28l-57 114c-16 32-31 58-52 79-16 17-35 24-43 26l-6-23c6-2 17-5 27-14 11-8 21-19 29-34 1-3 1-4 1-7l-30-141z">
          <text:p/>
        </draw:path>
        <draw:path draw:style-name="gr6" draw:text-style-name="P6" draw:layer="layout" svg:width="0.14cm" svg:height="0.153cm" svg:x="13.919cm" svg:y="7.181cm" svg:viewBox="0 0 141 154" svg:d="M0 154l20-106c3-17 5-32 7-44h22l-3 29c15-21 35-33 57-33 18 0 38 11 38 43 0 6-2 16-3 24l-17 87h-25l16-86c1-6 2-13 2-20 0-15-6-27-23-27-18 0-46 24-52 60l-14 73z">
          <text:p/>
        </draw:path>
        <draw:path draw:style-name="gr6" draw:text-style-name="P6" draw:layer="layout" svg:width="0.061cm" svg:height="0.078cm" svg:x="14.061cm" svg:y="7.295cm" svg:viewBox="0 0 62 79" svg:d="M0 79c11-19 26-54 32-76l30-3c-10 26-30 62-40 76z">
          <text:p/>
        </draw:path>
        <draw:path draw:style-name="gr6" draw:text-style-name="P6" draw:layer="layout" svg:width="0.145cm" svg:height="0.204cm" svg:x="14.196cm" svg:y="7.13cm" svg:viewBox="0 0 146 205" svg:d="M0 205l3-17 30-25c54-45 85-77 85-110 0-15-8-31-31-31-17 0-32 8-41 14l-6-18c13-11 34-18 53-18 38 0 53 25 53 49 0 43-40 80-88 120l-17 14v1h85l-5 21z">
          <text:p/>
        </draw:path>
        <draw:path draw:style-name="gr6" draw:text-style-name="P6" draw:layer="layout" svg:width="0.137cm" svg:height="0.208cm" svg:x="14.361cm" svg:y="7.13cm" svg:viewBox="0 0 138 209" svg:d="M26 141c0 21 4 47 28 47 38 0 58-82 58-123 0-15-2-43-27-43-35 0-59 70-59 119zM138 64c0 65-31 145-87 145-38 0-51-31-51-69 0-67 35-140 88-140 40 0 50 33 50 64z">
          <text:p/>
        </draw:path>
        <draw:polygon draw:style-name="gr6" draw:text-style-name="P6" draw:layer="layout" svg:width="0.067cm" svg:height="0.201cm" svg:x="14.551cm" svg:y="7.133cm" svg:viewBox="0 0 68 202" draw:points="39,28 38,28 4,45 0,25 47,0 68,0 31,202 6,202">
          <text:p/>
        </draw:polygon>
        <draw:path draw:style-name="gr6" draw:text-style-name="P6" draw:layer="layout" svg:width="0.137cm" svg:height="0.208cm" svg:x="14.665cm" svg:y="7.13cm" svg:viewBox="0 0 138 209" svg:d="M25 141c0 21 5 47 28 47 39 0 59-82 59-123 0-15-2-43-26-43-36 0-61 70-61 119zM138 64c0 65-31 145-88 145-37 0-50-31-50-69 0-67 35-140 88-140 39 0 50 33 50 64z">
          <text:p/>
        </draw:path>
        <draw:frame draw:style-name="gr5" draw:text-style-name="P5" draw:layer="layout" svg:width="0.485cm" svg:height="0.485cm" svg:x="10.94cm" svg:y="13.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52cm" svg:y="13.947cm" svg:viewBox="0 0 153 209" draw:points="61,22 0,22 4,0 153,0 148,22 86,22 52,209 25,209">
          <text:p/>
        </draw:polygon>
        <draw:path draw:style-name="gr6" draw:text-style-name="P6" draw:layer="layout" svg:width="0.157cm" svg:height="0.218cm" svg:x="11.656cm" svg:y="14.005cm" svg:viewBox="0 0 158 219" svg:d="M54 0l15 80c4 18 6 29 7 40 4-10 9-20 17-37l38-83h27l-56 114c-16 32-31 58-52 79-17 17-36 24-44 26l-6-24c6-1 17-5 27-13 11-8 22-20 30-35 1-2 1-4 1-7l-31-140z">
          <text:p/>
        </draw:path>
        <draw:path draw:style-name="gr6" draw:text-style-name="P6" draw:layer="layout" svg:width="0.225cm" svg:height="0.153cm" svg:x="11.813cm" svg:y="14.002cm" svg:viewBox="0 0 226 154" svg:d="M0 154l20-107c3-17 5-32 7-44h22l-4 28h1c14-21 32-31 53-31 22 0 34 14 35 33 13-22 32-33 55-33 17 0 37 11 37 39 0 7-1 17-3 27l-17 88h-25l16-86c2-6 2-15 2-21 0-16-5-26-22-26-19 0-42 22-48 56l-14 77h-25l17-88c1-7 1-14 1-19 0-13-3-26-22-26-18 0-42 25-47 57l-14 76z">
          <text:p/>
        </draw:path>
        <draw:path draw:style-name="gr6" draw:text-style-name="P6" draw:layer="layout" svg:width="0.141cm" svg:height="0.156cm" svg:x="12.064cm" svg:y="14.002cm" svg:viewBox="0 0 142 157" svg:d="M27 94c0 25 13 42 36 42 30 0 53-39 53-74 0-17-8-42-35-42-32 0-54 39-54 74zM142 62c0 46-32 95-82 95-39 0-60-28-60-62 0-50 35-95 84-95 41 0 58 30 58 62z">
          <text:p/>
        </draw:path>
        <draw:path draw:style-name="gr6" draw:text-style-name="P6" draw:layer="layout" svg:width="0.11cm" svg:height="0.223cm" svg:x="12.227cm" svg:y="13.932cm" svg:viewBox="0 0 111 224" svg:d="M0 224l24-131h-20l4-20h20l2-8c3-20 11-40 25-51 9-9 22-14 36-14 9 0 16 2 20 4l-6 20c-4-2-9-3-14-3-21 0-31 21-35 45l-1 7h33l-4 20h-33l-26 131z">
          <text:p/>
        </draw:path>
        <draw:path draw:style-name="gr6" draw:text-style-name="P6" draw:layer="layout" svg:width="0.127cm" svg:height="0.156cm" svg:x="12.312cm" svg:y="14.002cm" svg:viewBox="0 0 128 157" svg:d="M79 20c-25 0-42 24-49 47 40 1 72-5 72-28 0-12-9-19-23-19zM107 145c-11 6-29 12-49 12-40 0-58-27-58-61 0-45 35-96 82-96 29 0 46 17 46 39 0 38-46 49-101 48-1 7 0 20 3 28 6 15 18 21 34 21 17 0 30-5 39-10z">
          <text:p/>
        </draw:path>
        <draw:path draw:style-name="gr6" draw:text-style-name="P6" draw:layer="layout" svg:width="0.158cm" svg:height="0.218cm" svg:x="12.429cm" svg:y="14.005cm" svg:viewBox="0 0 159 219" svg:d="M55 0l15 80c3 18 5 29 7 40 4-10 8-20 16-37l39-83h27l-56 114c-17 32-31 58-53 79-17 17-35 24-43 26l-7-24c7-1 17-5 28-13 10-8 20-20 30-35 1-2 1-4 0-7l-31-140z">
          <text:p/>
        </draw:path>
        <draw:path draw:style-name="gr6" draw:text-style-name="P6" draw:layer="layout" svg:width="0.154cm" svg:height="0.208cm" svg:x="12.66cm" svg:y="13.947cm" svg:viewBox="0 0 155 209" svg:d="M24 209l16-87-40-122h28l20 68c6 18 8 27 9 35h1c5-9 12-21 22-36l45-67h30l-89 122-16 87z">
          <text:p/>
        </draw:path>
        <draw:path draw:style-name="gr6" draw:text-style-name="P6" draw:layer="layout" svg:width="0.125cm" svg:height="0.156cm" svg:x="12.783cm" svg:y="14.002cm" svg:viewBox="0 0 126 157" svg:d="M78 20c-24 0-43 24-50 47 41 1 73-5 73-28 0-12-9-19-23-19zM106 145c-11 6-29 12-49 12-40 0-57-27-57-61 0-45 34-96 82-96 28 0 44 17 44 39 0 38-45 49-101 48-1 7 0 20 4 28 6 15 18 21 34 21 17 0 31-5 39-10z">
          <text:p/>
        </draw:path>
        <draw:path draw:style-name="gr6" draw:text-style-name="P6" draw:layer="layout" svg:width="0.134cm" svg:height="0.15cm" svg:x="12.928cm" svg:y="14.005cm" svg:viewBox="0 0 135 151" svg:d="M27 0l13 86c2 18 4 29 4 37h1c3-8 8-18 16-35l45-88h29l-83 151h-25l-27-151z">
          <text:p/>
        </draw:path>
        <draw:path draw:style-name="gr6" draw:text-style-name="P6" draw:layer="layout" svg:width="0.15cm" svg:height="0.217cm" svg:x="13.05cm" svg:y="14.002cm" svg:viewBox="0 0 151 218" svg:d="M122 25c-5-2-15-5-25-5-37 0-63 40-63 77 0 16 6 36 28 36s45-28 50-58zM7 187c9 6 24 9 39 9 26 0 45-12 54-53l5-22c-14 21-32 32-53 32-30 0-45-25-45-52 0-51 37-101 95-101 17 0 37 5 49 10l-24 124c-6 32-15 53-30 66-16 14-35 18-53 18s-35-4-44-12z">
          <text:p/>
        </draw:path>
        <draw:path draw:style-name="gr6" draw:text-style-name="P6" draw:layer="layout" svg:width="0.098cm" svg:height="0.153cm" svg:x="13.217cm" svg:y="14.002cm" svg:viewBox="0 0 99 154" svg:d="M0 154l19-98c3-19 7-39 8-53h22c-1 10-2 21-4 33h1c10-21 26-36 46-36 3 0 5 0 7 1l-4 25c-2-1-5-1-7-1-23 0-43 27-49 63l-12 66z">
          <text:p/>
        </draw:path>
        <draw:path draw:style-name="gr6" draw:text-style-name="P6" draw:layer="layout" svg:width="0.144cm" svg:height="0.156cm" svg:x="13.311cm" svg:y="14.002cm" svg:viewBox="0 0 145 157" svg:d="M116 22c-3-1-9-2-18-2-39 0-71 40-71 82 0 18 5 34 26 34 22 0 47-29 55-68zM99 154c0-10 2-23 4-40h-1c-16 32-37 43-59 43-26 0-43-21-43-50 0-53 38-107 105-107 15 0 30 2 40 6l-16 77c-4 26-6 54-5 71z">
          <text:p/>
        </draw:path>
        <draw:path draw:style-name="gr6" draw:text-style-name="P6" draw:layer="layout" svg:width="0.105cm" svg:height="0.156cm" svg:x="13.466cm" svg:y="14.002cm" svg:viewBox="0 0 106 157" svg:d="M7 128c7 4 21 9 33 9 18 0 28-11 28-25 0-11-5-18-20-27-17-10-28-23-28-38 0-27 23-47 55-47 14 0 25 4 31 8l-7 20c-5-4-15-8-26-8-15 0-27 11-27 24 0 10 8 17 21 25 17 8 28 22 28 39 0 31-26 49-57 49-17 0-32-5-38-11z">
          <text:p/>
        </draw:path>
        <draw:path draw:style-name="gr6" draw:text-style-name="P6" draw:layer="layout" svg:width="0.139cm" svg:height="0.22cm" svg:x="13.587cm" svg:y="13.935cm" svg:viewBox="0 0 140 221" svg:d="M0 221l41-221h26l-19 97h1c13-19 31-30 53-30 19 0 38 10 38 40 0 7-1 18-2 25l-16 89h-27l17-88c1-5 2-12 2-21 0-13-6-24-24-24-20 0-45 24-51 56l-14 77z">
          <text:p/>
        </draw:path>
        <draw:path draw:style-name="gr6" draw:text-style-name="P6" draw:layer="layout" svg:width="0.157cm" svg:height="0.218cm" svg:x="13.729cm" svg:y="14.005cm" svg:viewBox="0 0 158 219" svg:d="M54 0l15 80c4 18 6 29 7 40h1c3-10 7-20 15-37l39-83h27l-56 114c-17 32-31 58-52 79-16 17-34 24-44 26l-6-24c6-1 18-5 28-13s21-20 29-35c1-2 1-4 0-7l-29-140z">
          <text:p/>
        </draw:path>
        <draw:path draw:style-name="gr6" draw:text-style-name="P6" draw:layer="layout" svg:width="0.139cm" svg:height="0.153cm" svg:x="13.886cm" svg:y="14.002cm" svg:viewBox="0 0 140 154" svg:d="M0 154l19-107c4-17 6-32 8-44h22l-3 30c14-22 34-33 57-33 18 0 37 10 37 42 0 6 0 15-2 24l-17 88h-25l16-87c1-6 2-14 2-20 0-15-6-26-23-26-19 0-45 23-52 60l-14 73z">
          <text:p/>
        </draw:path>
        <draw:path draw:style-name="gr6" draw:text-style-name="P6" draw:layer="layout" svg:width="0.061cm" svg:height="0.077cm" svg:x="14.028cm" svg:y="14.116cm" svg:viewBox="0 0 62 78" svg:d="M0 78c10-19 25-52 30-75l32-3c-11 27-31 61-42 76z">
          <text:p/>
        </draw:path>
        <draw:path draw:style-name="gr6" draw:text-style-name="P6" draw:layer="layout" svg:width="0.144cm" svg:height="0.204cm" svg:x="14.163cm" svg:y="13.951cm" svg:viewBox="0 0 145 205" svg:d="M0 205l3-18 31-25c53-45 85-76 85-109 0-15-8-31-31-31-18 0-32 9-41 15l-7-19c14-11 35-18 54-18 37 0 51 26 51 50 0 43-38 79-86 119l-17 13v1h84l-4 22z">
          <text:p/>
        </draw:path>
        <draw:path draw:style-name="gr6" draw:text-style-name="P6" draw:layer="layout" svg:width="0.137cm" svg:height="0.207cm" svg:x="14.328cm" svg:y="13.951cm" svg:viewBox="0 0 138 208" svg:d="M27 140c0 21 4 47 28 47 38 0 58-82 58-122 0-16-2-45-27-45-35 0-59 72-59 120zM138 63c0 66-31 145-87 145-38 0-51-30-51-69 0-67 36-139 89-139 38 0 49 33 49 63z">
          <text:p/>
        </draw:path>
        <draw:polygon draw:style-name="gr6" draw:text-style-name="P6" draw:layer="layout" svg:width="0.066cm" svg:height="0.201cm" svg:x="14.519cm" svg:y="13.954cm" svg:viewBox="0 0 67 202" draw:points="37,27 2,44 0,24 46,0 67,0 29,202 3,202">
          <text:p/>
        </draw:polygon>
        <draw:path draw:style-name="gr6" draw:text-style-name="P6" draw:layer="layout" svg:width="0.137cm" svg:height="0.207cm" svg:x="14.632cm" svg:y="13.951cm" svg:viewBox="0 0 138 208" svg:d="M25 140c0 21 4 47 28 47 38 0 59-82 59-122 0-16-2-45-28-45-35 0-59 72-59 120zM138 63c0 66-31 145-88 145-37 0-50-30-50-69 0-67 35-139 87-139 40 0 51 33 51 63z">
          <text:p/>
        </draw:path>
        <draw:polygon draw:style-name="gr2" draw:text-style-name="P2" draw:layer="layout" svg:width="10.107cm" svg:height="6.706cm" svg:x="10.551cm" svg:y="14.756cm" svg:viewBox="0 0 10108 6707" draw:points="10108,6707 0,6707 0,0 10108,0">
          <text:p/>
        </draw:polygon>
        <draw:polygon draw:style-name="gr7" draw:text-style-name="P7" draw:layer="layout" svg:width="10.107cm" svg:height="2.26cm" svg:x="10.551cm" svg:y="14.756cm" svg:viewBox="0 0 10108 2261" draw:points="10108,2261 0,2261 0,0 10108,0">
          <text:p/>
        </draw:polygon>
        <draw:frame draw:style-name="gr29" draw:text-style-name="P12" draw:layer="layout" svg:width="1.556cm" svg:height="0.56cm" svg:x="12.031cm" svg:y="12.456cm">
          <draw:text-box>
            <text:p text:style-name="P8"><text:span text:style-name="T4">finished.</text:span></text:p>
          </draw:text-box>
        </draw:frame>
        <draw:path draw:style-name="gr2" draw:text-style-name="P2" draw:layer="layout" svg:width="1.574cm" svg:height="1.573cm" svg:x="11.413cm" svg:y="15.252cm" svg:viewBox="0 0 1575 1574" svg:d="M787 1467c-375 0-680-305-680-680s305-679 680-679c376 0 680 304 680 679s-304 680-680 680zM787 0c-435 0-787 352-787 787s352 787 787 787 788-352 788-787-353-787-788-787z">
          <text:p/>
        </draw:path>
        <draw:path draw:style-name="gr2" draw:text-style-name="P2" draw:layer="layout" svg:width="0.204cm" svg:height="0.202cm" svg:x="11.826cm" svg:y="15.794cm" svg:viewBox="0 0 205 203" svg:d="M103 0c-57 0-103 45-103 102 0 56 46 101 103 101 56 0 102-45 102-101 0-57-46-102-102-102z">
          <text:p/>
        </draw:path>
        <draw:path draw:style-name="gr2" draw:text-style-name="P2" draw:layer="layout" svg:width="0.203cm" svg:height="0.202cm" svg:x="12.37cm" svg:y="15.794cm" svg:viewBox="0 0 204 203" svg:d="M102 0c-57 0-102 45-102 102 0 56 45 101 102 101s102-45 102-101c0-57-45-102-102-102z">
          <text:p/>
        </draw:path>
        <draw:path draw:style-name="gr2" draw:text-style-name="P2" draw:layer="layout" svg:width="0.778cm" svg:height="0.371cm" svg:x="11.811cm" svg:y="16.145cm" svg:viewBox="0 0 779 372" svg:d="M725 372c-9-178-156-318-335-318-181 0-327 140-337 318h-53c10-207 180-372 390-372 208 0 378 165 389 372z">
          <text:p/>
        </draw:path>
        <draw:frame draw:style-name="gr9" draw:text-style-name="P10" draw:layer="layout" svg:width="4.671cm" svg:height="1.741cm" svg:x="15.89cm" svg:y="15.714cm">
          <draw:text-box>
            <text:p text:style-name="P8"><text:span text:style-name="T2">EVENT</text:span></text:p>
          </draw:text-box>
        </draw:frame>
        <draw:frame draw:style-name="gr30" draw:text-style-name="P11" draw:layer="layout" svg:width="6.763cm" svg:height="0.674cm" svg:x="12.03cm" svg:y="17.662cm">
          <draw:text-box>
            <text:p text:style-name="P8"><text:span text:style-name="T3">REQUIREMENTS CHANGE</text:span></text:p>
          </draw:text-box>
        </draw:frame>
        <draw:frame draw:style-name="gr31" draw:text-style-name="P12" draw:layer="layout" svg:width="6.043cm" svg:height="0.56cm" svg:x="12.03cm" svg:y="18.41cm">
          <draw:text-box>
            <text:p text:style-name="P8"><text:span text:style-name="T4">PO decided to make changes to </text:span></text:p>
          </draw:text-box>
        </draw:frame>
        <draw:frame draw:style-name="gr32" draw:text-style-name="P12" draw:layer="layout" svg:width="6.454cm" svg:height="0.56cm" svg:x="12.03cm" svg:y="18.904cm">
          <draw:text-box>
            <text:p text:style-name="P8"><text:span text:style-name="T4">the project, so this story will take 4 </text:span></text:p>
          </draw:text-box>
        </draw:frame>
        <draw:polygon draw:style-name="gr2" draw:text-style-name="P2" draw:layer="layout" svg:width="10.107cm" svg:height="6.705cm" svg:x="10.551cm" svg:y="21.634cm" svg:viewBox="0 0 10108 6706" draw:points="10108,6706 0,6706 0,0 10108,0">
          <text:p/>
        </draw:polygon>
        <draw:polygon draw:style-name="gr7" draw:text-style-name="P7" draw:layer="layout" svg:width="10.107cm" svg:height="2.259cm" svg:x="10.551cm" svg:y="21.634cm" svg:viewBox="0 0 10108 2260" draw:points="10108,2260 0,2260 0,0 10108,0">
          <text:p/>
        </draw:polygon>
        <draw:frame draw:style-name="gr33" draw:text-style-name="P12" draw:layer="layout" svg:width="2.229cm" svg:height="0.56cm" svg:x="12.03cm" svg:y="19.398cm">
          <draw:text-box>
            <text:p text:style-name="P8"><text:span text:style-name="T4">hours more.</text:span></text:p>
          </draw:text-box>
        </draw:frame>
        <draw:path draw:style-name="gr2" draw:text-style-name="P2" draw:layer="layout" svg:width="1.574cm" svg:height="1.574cm" svg:x="11.413cm" svg:y="22.13cm" svg:viewBox="0 0 1575 1575" svg:d="M787 1467c-375 0-680-304-680-679 0-377 305-681 680-681 376 0 680 304 680 681 0 375-304 679-680 679zM787 0c-435 0-787 352-787 788 0 434 352 787 787 787s788-353 788-787c0-436-353-788-788-788z">
          <text:p/>
        </draw:path>
        <draw:path draw:style-name="gr2" draw:text-style-name="P2" draw:layer="layout" svg:width="0.204cm" svg:height="0.202cm" svg:x="11.826cm" svg:y="22.672cm" svg:viewBox="0 0 205 203" svg:d="M103 0c-57 0-103 45-103 102 0 56 46 101 103 101 56 0 102-45 102-101 0-57-46-102-102-102z">
          <text:p/>
        </draw:path>
        <draw:path draw:style-name="gr2" draw:text-style-name="P2" draw:layer="layout" svg:width="0.203cm" svg:height="0.202cm" svg:x="12.37cm" svg:y="22.672cm" svg:viewBox="0 0 204 203" svg:d="M102 0c-57 0-102 45-102 102 0 56 45 101 102 101s102-45 102-101c0-57-45-102-102-102z">
          <text:p/>
        </draw:path>
        <draw:path draw:style-name="gr2" draw:text-style-name="P2" draw:layer="layout" svg:width="0.778cm" svg:height="0.371cm" svg:x="11.811cm" svg:y="23.023cm" svg:viewBox="0 0 779 372" svg:d="M725 372c-9-177-156-318-335-318-181 0-327 141-337 318h-53c10-206 180-372 390-372 208 0 378 166 389 372z">
          <text:p/>
        </draw:path>
        <draw:frame draw:style-name="gr9" draw:text-style-name="P10" draw:layer="layout" svg:width="4.671cm" svg:height="1.741cm" svg:x="15.89cm" svg:y="22.592cm">
          <draw:text-box>
            <text:p text:style-name="P8"><text:span text:style-name="T2">EVENT</text:span></text:p>
          </draw:text-box>
        </draw:frame>
        <draw:frame draw:style-name="gr34" draw:text-style-name="P11" draw:layer="layout" svg:width="6.073cm" svg:height="0.674cm" svg:x="12.03cm" svg:y="24.54cm">
          <draw:text-box>
            <text:p text:style-name="P8"><text:span text:style-name="T3">HARD DRIVE CRASHED</text:span></text:p>
          </draw:text-box>
        </draw:frame>
        <draw:frame draw:style-name="gr35" draw:text-style-name="P12" draw:layer="layout" svg:width="3.757cm" svg:height="0.56cm" svg:x="12.03cm" svg:y="25.288cm">
          <draw:text-box>
            <text:p text:style-name="P8"><text:span text:style-name="T4">Hard drive crashed. </text:span></text:p>
          </draw:text-box>
        </draw:frame>
        <draw:frame draw:style-name="gr36" draw:text-style-name="P12" draw:layer="layout" svg:width="3.943cm" svg:height="0.56cm" svg:x="12.03cm" svg:y="25.782cm">
          <draw:text-box>
            <text:p text:style-name="P8"><text:span text:style-name="T4">Remove all progress </text:span></text:p>
          </draw:text-box>
        </draw:frame>
        <draw:frame draw:style-name="gr5" draw:text-style-name="P5" draw:layer="layout" svg:width="0.485cm" svg:height="0.485cm" svg:x="10.956cm" svg:y="20.6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68cm" svg:y="20.817cm" svg:viewBox="0 0 153 209" draw:points="62,22 0,22 4,0 153,0 149,22 88,22 51,209 26,209">
          <text:p/>
        </draw:polygon>
        <draw:path draw:style-name="gr6" draw:text-style-name="P6" draw:layer="layout" svg:width="0.158cm" svg:height="0.218cm" svg:x="11.671cm" svg:y="20.875cm" svg:viewBox="0 0 159 219" svg:d="M56 0l14 81c4 18 6 29 7 40h1c4-10 8-20 15-37l39-84h27l-56 115c-17 32-31 58-51 78-17 17-36 25-45 26l-7-22c7-3 18-6 29-14 10-8 21-20 29-35 1-2 1-4 1-7l-30-141z">
          <text:p/>
        </draw:path>
        <draw:path draw:style-name="gr6" draw:text-style-name="P6" draw:layer="layout" svg:width="0.225cm" svg:height="0.153cm" svg:x="11.829cm" svg:y="20.872cm" svg:viewBox="0 0 226 154" svg:d="M0 154l20-107c3-16 5-32 6-44h23l-3 29c14-22 33-32 53-32 22 0 33 14 35 34 13-23 33-34 55-34 18 0 37 11 37 40 0 7-1 17-3 26l-16 88h-26l17-86c1-6 2-14 2-20 0-16-6-27-23-27-19 0-42 22-48 56l-15 77h-24l17-88c1-7 2-13 2-19 0-12-3-26-23-26-18 0-41 26-47 57l-14 76z">
          <text:p/>
        </draw:path>
        <draw:path draw:style-name="gr6" draw:text-style-name="P6" draw:layer="layout" svg:width="0.142cm" svg:height="0.156cm" svg:x="12.08cm" svg:y="20.872cm" svg:viewBox="0 0 143 157" svg:d="M27 94c0 25 14 42 35 42 30 0 53-39 53-74 0-18-8-42-35-42-32 0-53 39-53 74zM143 62c0 46-34 95-85 95-37 0-58-27-58-62 0-50 35-95 83-95 41 0 60 31 60 62z">
          <text:p/>
        </draw:path>
        <draw:path draw:style-name="gr6" draw:text-style-name="P6" draw:layer="layout" svg:width="0.11cm" svg:height="0.223cm" svg:x="12.243cm" svg:y="20.802cm" svg:viewBox="0 0 111 224" svg:d="M0 224l25-131h-21l4-20h21l2-8c3-20 11-40 24-51 10-9 22-14 35-14 11 0 17 2 21 4l-6 20c-3-2-9-3-15-3-20 0-30 21-34 45l-2 7h34l-4 20h-34l-24 131z">
          <text:p/>
        </draw:path>
        <draw:path draw:style-name="gr6" draw:text-style-name="P6" draw:layer="layout" svg:width="0.125cm" svg:height="0.156cm" svg:x="12.328cm" svg:y="20.872cm" svg:viewBox="0 0 126 157" svg:d="M78 20c-25 0-43 23-49 47 40 1 72-5 72-28 0-12-10-19-23-19zM106 145c-11 7-29 12-49 12-39 0-57-27-57-61 0-45 33-96 81-96 30 0 45 17 45 39 0 38-45 49-100 48-2 7-1 20 3 29 6 14 18 20 33 20 18 0 31-5 41-10z">
          <text:p/>
        </draw:path>
        <draw:path draw:style-name="gr6" draw:text-style-name="P6" draw:layer="layout" svg:width="0.157cm" svg:height="0.218cm" svg:x="12.445cm" svg:y="20.875cm" svg:viewBox="0 0 158 219" svg:d="M55 0l15 81c3 18 5 29 7 40 4-10 9-20 16-37l38-84h27l-56 115c-15 32-31 58-51 78-18 17-36 25-44 26l-7-22c7-3 18-6 28-14 11-8 22-20 29-35 2-2 2-4 1-7l-31-141z">
          <text:p/>
        </draw:path>
        <draw:path draw:style-name="gr6" draw:text-style-name="P6" draw:layer="layout" svg:width="0.154cm" svg:height="0.208cm" svg:x="12.676cm" svg:y="20.817cm" svg:viewBox="0 0 155 209" svg:d="M23 209l17-88-40-121h27l20 66c5 20 7 28 9 35h1c5-8 12-20 21-35l47-66h30l-90 121-16 88z">
          <text:p/>
        </draw:path>
        <draw:path draw:style-name="gr6" draw:text-style-name="P6" draw:layer="layout" svg:width="0.126cm" svg:height="0.156cm" svg:x="12.798cm" svg:y="20.872cm" svg:viewBox="0 0 127 157" svg:d="M79 20c-25 0-42 23-49 47 41 1 72-5 72-28 0-12-9-19-23-19zM107 145c-11 7-29 12-49 12-40 0-58-27-58-61 0-45 35-96 82-96 29 0 45 17 45 39 0 38-45 49-100 48-1 7 0 20 3 29 6 14 18 20 34 20 17 0 31-5 40-10z">
          <text:p/>
        </draw:path>
        <draw:path draw:style-name="gr6" draw:text-style-name="P6" draw:layer="layout" svg:width="0.134cm" svg:height="0.15cm" svg:x="12.944cm" svg:y="20.875cm" svg:viewBox="0 0 135 151" svg:d="M25 0l14 86c2 17 4 29 5 37 4-8 8-18 16-35l46-88h29l-84 151h-26l-25-151z">
          <text:p/>
        </draw:path>
        <draw:path draw:style-name="gr6" draw:text-style-name="P6" draw:layer="layout" svg:width="0.15cm" svg:height="0.217cm" svg:x="13.066cm" svg:y="20.872cm" svg:viewBox="0 0 151 218" svg:d="M122 25c-5-2-13-5-24-5-39 0-64 40-64 78-1 16 6 35 29 35s45-28 50-57zM7 188c9 6 24 9 40 9 26 0 45-12 54-53l5-22h-1c-13 21-31 32-52 32-30 0-46-25-46-52 0-52 37-102 96-102 17 0 36 5 48 10l-24 124c-6 32-14 54-29 67s-36 17-53 17c-19 0-36-4-45-10z">
          <text:p/>
        </draw:path>
        <draw:path draw:style-name="gr6" draw:text-style-name="P6" draw:layer="layout" svg:width="0.099cm" svg:height="0.153cm" svg:x="13.233cm" svg:y="20.872cm" svg:viewBox="0 0 100 154" svg:d="M0 154l18-97c4-19 6-40 8-54h23c-1 10-3 21-5 34h1c11-22 27-37 47-37 3 0 5 0 8 1l-5 25c-2-1-5-1-8-1-22 0-43 28-49 63l-12 66z">
          <text:p/>
        </draw:path>
        <draw:path draw:style-name="gr6" draw:text-style-name="P6" draw:layer="layout" svg:width="0.143cm" svg:height="0.156cm" svg:x="13.328cm" svg:y="20.872cm" svg:viewBox="0 0 144 157" svg:d="M115 22c-3-1-9-2-17-2-39 0-72 40-72 82 0 18 6 34 26 34 22 0 47-29 54-68zM99 154c0-9 1-23 3-39h-1c-16 31-36 42-59 42-26 0-42-21-42-51 0-52 38-106 103-106 15 0 31 3 41 6l-15 77c-5 26-7 54-6 71z">
          <text:p/>
        </draw:path>
        <draw:path draw:style-name="gr6" draw:text-style-name="P6" draw:layer="layout" svg:width="0.105cm" svg:height="0.156cm" svg:x="13.482cm" svg:y="20.872cm" svg:viewBox="0 0 106 157" svg:d="M7 127c8 5 21 10 34 10 16 0 28-12 28-26 0-11-5-18-22-27-17-10-26-23-26-39 0-25 22-45 53-45 14 0 27 4 32 8l-7 19c-5-3-15-7-26-7-16 0-27 10-27 22 0 11 7 18 21 26 17 8 28 22 28 38 0 33-25 51-57 51-16 0-31-5-38-11z">
          <text:p/>
        </draw:path>
        <draw:path draw:style-name="gr6" draw:text-style-name="P6" draw:layer="layout" svg:width="0.139cm" svg:height="0.219cm" svg:x="13.603cm" svg:y="20.806cm" svg:viewBox="0 0 140 220" svg:d="M0 220l42-220h25l-19 96h1c13-19 31-30 55-30 16 0 36 10 36 40 0 8-1 19-2 26l-17 88h-25l16-87c1-5 2-12 2-21 0-14-6-25-23-25-20 0-46 24-52 57l-14 76z">
          <text:p/>
        </draw:path>
        <draw:path draw:style-name="gr6" draw:text-style-name="P6" draw:layer="layout" svg:width="0.158cm" svg:height="0.218cm" svg:x="13.744cm" svg:y="20.875cm" svg:viewBox="0 0 159 219" svg:d="M55 0l14 81c3 18 5 29 7 40h1c4-10 8-20 15-37l39-84h28l-57 115c-16 32-32 58-52 78-17 17-35 25-43 26l-7-22c7-3 18-6 28-14s21-20 29-35c1-2 1-4 1-7l-30-141z">
          <text:p/>
        </draw:path>
        <draw:path draw:style-name="gr6" draw:text-style-name="P6" draw:layer="layout" svg:width="0.14cm" svg:height="0.153cm" svg:x="13.902cm" svg:y="20.872cm" svg:viewBox="0 0 141 154" svg:d="M0 154l20-107c3-16 5-32 6-44h25l-4 31h1c12-23 33-34 55-34 18 0 38 10 38 42 0 7-1 16-3 25l-17 87h-25l17-87c1-6 2-13 2-19 0-15-7-27-25-27-17 0-43 23-50 60l-15 73z">
          <text:p/>
        </draw:path>
        <draw:path draw:style-name="gr6" draw:text-style-name="P6" draw:layer="layout" svg:width="0.061cm" svg:height="0.077cm" svg:x="14.045cm" svg:y="20.986cm" svg:viewBox="0 0 62 78" svg:d="M0 78c9-20 23-53 31-75l31-3c-12 26-31 60-43 76z">
          <text:p/>
        </draw:path>
        <draw:path draw:style-name="gr6" draw:text-style-name="P6" draw:layer="layout" svg:width="0.145cm" svg:height="0.205cm" svg:x="14.179cm" svg:y="20.82cm" svg:viewBox="0 0 146 206" svg:d="M0 206l3-18 30-25c54-44 86-77 86-110 0-15-8-30-32-30-18 0-32 7-41 14l-7-18c14-11 35-19 53-19 39 0 54 26 54 50 0 43-39 80-88 120l-17 13v1h85l-4 22z">
          <text:p/>
        </draw:path>
        <draw:path draw:style-name="gr6" draw:text-style-name="P6" draw:layer="layout" svg:width="0.138cm" svg:height="0.208cm" svg:x="14.344cm" svg:y="20.82cm" svg:viewBox="0 0 139 209" svg:d="M26 141c0 21 4 47 28 47 37 0 59-82 59-123 0-16-2-44-28-44-35 0-59 72-59 120zM139 63c0 67-32 146-89 146-36 0-50-30-50-69 0-68 35-140 88-140 39 0 51 32 51 63z">
          <text:p/>
        </draw:path>
        <draw:polygon draw:style-name="gr6" draw:text-style-name="P6" draw:layer="layout" svg:width="0.068cm" svg:height="0.201cm" svg:x="14.534cm" svg:y="20.824cm" svg:viewBox="0 0 69 202" draw:points="38,26 37,26 3,43 0,23 47,0 69,0 30,202 5,202">
          <text:p/>
        </draw:polygon>
        <draw:path draw:style-name="gr6" draw:text-style-name="P6" draw:layer="layout" svg:width="0.137cm" svg:height="0.208cm" svg:x="14.648cm" svg:y="20.82cm" svg:viewBox="0 0 138 209" svg:d="M25 141c0 21 4 47 29 47 38 0 59-82 59-123 0-16-2-44-28-44-35 0-60 72-60 120zM138 63c0 67-31 146-88 146-37 0-50-30-50-69 0-68 34-140 88-140 38 0 50 32 50 63z">
          <text:p/>
        </draw:path>
        <draw:frame draw:style-name="gr5" draw:text-style-name="P5" draw:layer="layout" svg:width="0.485cm" svg:height="0.485cm" svg:x="10.923cm" svg:y="27.49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35cm" svg:y="27.637cm" svg:viewBox="0 0 153 209" draw:points="62,22 0,22 5,0 153,0 149,22 87,22 52,209 27,209">
          <text:p/>
        </draw:polygon>
        <draw:path draw:style-name="gr6" draw:text-style-name="P6" draw:layer="layout" svg:width="0.158cm" svg:height="0.218cm" svg:x="11.638cm" svg:y="27.696cm" svg:viewBox="0 0 159 219" svg:d="M54 0l16 80c4 18 5 28 7 40h1c4-10 8-20 15-37l39-83h27l-56 113c-16 32-31 58-52 79-18 18-35 25-44 27l-7-23c7-2 18-6 28-15 10-8 21-19 29-34 1-3 1-4 0-7l-29-140z">
          <text:p/>
        </draw:path>
        <draw:path draw:style-name="gr6" draw:text-style-name="P6" draw:layer="layout" svg:width="0.224cm" svg:height="0.152cm" svg:x="11.796cm" svg:y="27.693cm" svg:viewBox="0 0 225 153" svg:d="M0 153l20-107c2-16 5-31 6-43h23l-3 28c14-22 33-31 52-31 23 0 34 14 35 33 13-22 33-33 56-33 17 0 36 10 36 39 0 6-1 18-2 26l-17 88h-26l17-86c2-6 3-13 3-21 0-15-6-25-24-25-19 0-41 21-47 55l-14 77h-25l17-87c1-7 2-13 2-20 0-12-4-25-23-25-18 0-41 24-47 57l-14 75z">
          <text:p/>
        </draw:path>
        <draw:path draw:style-name="gr6" draw:text-style-name="P6" draw:layer="layout" svg:width="0.141cm" svg:height="0.156cm" svg:x="12.047cm" svg:y="27.693cm" svg:viewBox="0 0 142 157" svg:d="M27 93c0 25 14 42 36 42 30 0 53-38 53-73 0-18-8-42-35-42-32 0-54 39-54 73zM142 62c0 45-32 95-83 95-37 0-59-29-59-63 0-50 35-94 83-94 41 0 59 30 59 62z">
          <text:p/>
        </draw:path>
        <draw:path draw:style-name="gr6" draw:text-style-name="P6" draw:layer="layout" svg:width="0.11cm" svg:height="0.222cm" svg:x="12.21cm" svg:y="27.623cm" svg:viewBox="0 0 111 223" svg:d="M0 223l24-129h-20l4-20h20l1-8c4-21 11-40 25-53 10-9 23-13 36-13 11 0 17 1 21 4l-6 21c-3-2-9-3-15-3-20 0-30 20-34 45l-3 7h34l-3 20h-35l-24 129z">
          <text:p/>
        </draw:path>
        <draw:path draw:style-name="gr6" draw:text-style-name="P6" draw:layer="layout" svg:width="0.125cm" svg:height="0.157cm" svg:x="12.295cm" svg:y="27.692cm" svg:viewBox="0 0 126 158" svg:d="M79 20c-25 0-43 24-50 48 41 1 73-5 73-28 0-13-10-20-23-20zM107 145c-11 6-29 13-50 13-40 0-57-28-57-61 0-46 34-97 82-97 29 0 44 17 44 39 0 39-44 49-99 48-2 7-1 20 3 29 6 14 18 19 33 19 18 0 31-4 40-9z">
          <text:p/>
        </draw:path>
        <draw:path draw:style-name="gr6" draw:text-style-name="P6" draw:layer="layout" svg:width="0.157cm" svg:height="0.218cm" svg:x="12.412cm" svg:y="27.696cm" svg:viewBox="0 0 158 219" svg:d="M54 0l14 80c5 18 7 28 8 40h1c4-10 9-20 16-37l38-83h27l-56 113c-16 32-31 58-52 79-17 18-35 25-44 27l-6-23c6-2 18-6 27-15 11-8 22-19 30-34 1-3 1-4 1-7l-31-140z">
          <text:p/>
        </draw:path>
        <draw:path draw:style-name="gr6" draw:text-style-name="P6" draw:layer="layout" svg:width="0.154cm" svg:height="0.208cm" svg:x="12.643cm" svg:y="27.637cm" svg:viewBox="0 0 155 209" svg:d="M23 209l17-87-40-122h27l20 67c5 19 7 28 9 35 6-8 13-20 22-36l46-66h31l-90 122-17 87z">
          <text:p/>
        </draw:path>
        <draw:path draw:style-name="gr6" draw:text-style-name="P6" draw:layer="layout" svg:width="0.125cm" svg:height="0.157cm" svg:x="12.765cm" svg:y="27.692cm" svg:viewBox="0 0 126 158" svg:d="M79 20c-25 0-44 24-50 48 41 1 73-5 73-28 0-13-10-20-23-20zM107 145c-11 6-29 13-49 13-41 0-58-28-58-61 0-46 34-97 82-97 29 0 44 17 44 39 0 39-44 49-100 48-1 7 0 20 3 29 6 14 18 19 34 19 18 0 31-4 41-9z">
          <text:p/>
        </draw:path>
        <draw:path draw:style-name="gr6" draw:text-style-name="P6" draw:layer="layout" svg:width="0.134cm" svg:height="0.149cm" svg:x="12.911cm" svg:y="27.696cm" svg:viewBox="0 0 135 150" svg:d="M26 0l14 85c2 18 4 29 4 38h1c4-8 8-19 16-36l46-87h28l-83 150h-26l-26-150z">
          <text:p/>
        </draw:path>
        <draw:path draw:style-name="gr6" draw:text-style-name="P6" draw:layer="layout" svg:width="0.15cm" svg:height="0.218cm" svg:x="13.032cm" svg:y="27.692cm" svg:viewBox="0 0 151 219" svg:d="M123 26c-4-2-14-5-24-5-39 0-65 39-65 76 0 16 6 36 29 36 22 0 46-28 51-57zM8 187c9 7 23 11 39 11 26 0 45-14 55-54l5-23h-1c-14 21-32 32-52 32-31 0-46-25-46-51 0-51 37-102 95-102 18 0 37 6 48 10l-23 124c-5 32-14 54-30 68-15 13-36 17-53 17-18 0-35-5-45-11z">
          <text:p/>
        </draw:path>
        <draw:path draw:style-name="gr6" draw:text-style-name="P6" draw:layer="layout" svg:width="0.099cm" svg:height="0.152cm" svg:x="13.2cm" svg:y="27.693cm" svg:viewBox="0 0 100 153" svg:d="M0 153l18-96c4-20 6-41 8-54h22c-1 10-3 21-4 32h1c10-20 26-35 47-35 2 0 5 0 8 0l-6 25c-1 0-4 0-7 0-23 0-43 27-49 62l-13 66z">
          <text:p/>
        </draw:path>
        <draw:path draw:style-name="gr6" draw:text-style-name="P6" draw:layer="layout" svg:width="0.144cm" svg:height="0.157cm" svg:x="13.294cm" svg:y="27.692cm" svg:viewBox="0 0 145 158" svg:d="M116 23c-4-1-9-2-17-2-40 0-72 40-72 82 0 16 6 32 25 32 22 0 48-28 56-67zM100 153c0-9 1-23 3-39-17 32-38 44-59 44-28 0-44-23-44-51 0-52 39-107 105-107 14 0 30 3 40 6l-15 78c-5 26-7 52-6 69z">
          <text:p/>
        </draw:path>
        <draw:path draw:style-name="gr6" draw:text-style-name="P6" draw:layer="layout" svg:width="0.105cm" svg:height="0.156cm" svg:x="13.449cm" svg:y="27.692cm" svg:viewBox="0 0 106 157" svg:d="M7 127c7 6 20 10 32 10 18 0 30-11 30-25 0-11-6-19-22-27-18-10-28-23-28-39 0-26 23-46 56-46 13 0 26 4 31 8l-7 19c-5-3-15-7-26-7-16 0-27 10-27 23 0 11 7 18 21 25 16 9 28 23 28 39 0 32-25 50-58 50-16 0-30-5-37-10z">
          <text:p/>
        </draw:path>
        <draw:path draw:style-name="gr6" draw:text-style-name="P6" draw:layer="layout" svg:width="0.141cm" svg:height="0.219cm" svg:x="13.569cm" svg:y="27.626cm" svg:viewBox="0 0 142 220" svg:d="M0 220l42-220h26l-19 97h1c13-20 32-30 55-30 16 0 37 9 37 41 0 7-1 17-3 25l-17 87h-25l16-86c1-5 2-13 2-21 0-13-6-24-23-24-21 0-46 22-52 56l-14 75z">
          <text:p/>
        </draw:path>
        <draw:path draw:style-name="gr6" draw:text-style-name="P6" draw:layer="layout" svg:width="0.158cm" svg:height="0.218cm" svg:x="13.711cm" svg:y="27.696cm" svg:viewBox="0 0 159 219" svg:d="M55 0l15 80c3 18 5 28 7 40 5-10 9-20 16-37l38-83h28l-56 113c-16 32-32 58-52 79-17 18-36 25-44 27l-7-23c7-2 18-6 29-15 10-8 21-19 29-34 1-3 1-4 1-7l-30-140z">
          <text:p/>
        </draw:path>
        <draw:path draw:style-name="gr6" draw:text-style-name="P6" draw:layer="layout" svg:width="0.141cm" svg:height="0.152cm" svg:x="13.868cm" svg:y="27.693cm" svg:viewBox="0 0 142 153" svg:d="M0 153l21-107c3-16 5-31 7-43h23l-4 29h1c12-21 34-32 56-32 17 0 38 9 38 41 0 7-1 17-3 25l-17 87h-25l16-86c1-6 2-13 2-21 0-14-6-25-23-25-19 0-45 21-52 59l-14 73z">
          <text:p/>
        </draw:path>
        <draw:path draw:style-name="gr6" draw:text-style-name="P6" draw:layer="layout" svg:width="0.06cm" svg:height="0.078cm" svg:x="14.012cm" svg:y="27.806cm" svg:viewBox="0 0 61 79" svg:d="M0 79c9-19 23-53 30-76l31-3c-12 26-31 62-42 76z">
          <text:p/>
        </draw:path>
        <draw:path draw:style-name="gr6" draw:text-style-name="P6" draw:layer="layout" svg:width="0.145cm" svg:height="0.204cm" svg:x="14.146cm" svg:y="27.641cm" svg:viewBox="0 0 146 205" svg:d="M0 205l3-17 30-25c54-45 85-76 85-109 0-15-8-31-31-31-18 0-32 8-41 14l-7-18c14-11 35-19 53-19 38 0 54 26 54 50 0 43-40 80-88 119l-17 14h84l-3 22z">
          <text:p/>
        </draw:path>
        <draw:path draw:style-name="gr6" draw:text-style-name="P6" draw:layer="layout" svg:width="0.138cm" svg:height="0.208cm" svg:x="14.311cm" svg:y="27.641cm" svg:viewBox="0 0 139 209" svg:d="M26 141c0 21 4 46 28 46 38 0 58-82 58-123 0-15-1-43-26-43-35 0-60 70-60 120zM139 63c0 67-31 146-88 146-36 0-51-31-51-69 0-68 36-140 88-140 39 0 51 32 51 63z">
          <text:p/>
        </draw:path>
        <draw:polygon draw:style-name="gr6" draw:text-style-name="P6" draw:layer="layout" svg:width="0.068cm" svg:height="0.201cm" svg:x="14.501cm" svg:y="27.644cm" svg:viewBox="0 0 69 202" draw:points="39,27 38,27 3,44 0,24 47,0 69,0 30,202 6,202">
          <text:p/>
        </draw:polygon>
        <draw:path draw:style-name="gr6" draw:text-style-name="P6" draw:layer="layout" svg:width="0.138cm" svg:height="0.208cm" svg:x="14.614cm" svg:y="27.641cm" svg:viewBox="0 0 139 209" svg:d="M26 141c0 21 4 46 28 46 38 0 59-82 59-123 0-15-3-43-27-43-35 0-60 70-60 120zM139 63c0 67-32 146-88 146-37 0-51-31-51-69 0-68 35-140 88-140 39 0 51 32 51 63z">
          <text:p/>
        </draw:path>
        <draw:polygon draw:style-name="gr1" draw:text-style-name="P1" draw:layer="layout" svg:width="21.505cm" svg:height="30.054cm" svg:x="-0.247cm" svg:y="-0.27cm" svg:viewBox="0 0 21506 30055" draw:points="21506,30055 0,30055 0,0 21506,0">
          <text:p/>
        </draw:polygon>
        <draw:polygon draw:style-name="gr2" draw:text-style-name="P2" draw:layer="layout" svg:width="10.107cm" svg:height="6.706cm" svg:x="0.25cm" svg:y="0.948cm" svg:viewBox="0 0 10108 6707" draw:points="10108,6707 0,6707 0,0 10108,0">
          <text:p/>
        </draw:polygon>
        <draw:polygon draw:style-name="gr7" draw:text-style-name="P7" draw:layer="layout" svg:width="10.107cm" svg:height="2.26cm" svg:x="0.25cm" svg:y="0.948cm" svg:viewBox="0 0 10108 2261" draw:points="10108,2261 0,2261 0,0 10108,0">
          <text:p/>
        </draw:polygon>
        <draw:polygon draw:style-name="gr2" draw:text-style-name="P2" draw:layer="layout" svg:width="0.658cm" svg:height="0.864cm" svg:x="5.692cm" svg:y="2.362cm" svg:viewBox="0 0 659 865" draw:points="0,865 0,0 652,0 652,169 189,169 189,344 597,344 597,513 189,513 189,695 659,695 659,865">
          <text:p/>
        </draw:polygon>
        <draw:polygon draw:style-name="gr2" draw:text-style-name="P2" draw:layer="layout" svg:width="0.866cm" svg:height="0.87cm" svg:x="6.445cm" svg:y="2.362cm" svg:viewBox="0 0 867 871" draw:points="518,871 350,871 0,0 211,0 436,608 662,0 867,0">
          <text:p/>
        </draw:polygon>
        <draw:polygon draw:style-name="gr2" draw:text-style-name="P2" draw:layer="layout" svg:width="0.658cm" svg:height="0.864cm" svg:x="7.444cm" svg:y="2.362cm" svg:viewBox="0 0 659 865" draw:points="0,865 0,0 653,0 653,169 190,169 190,344 598,344 598,513 190,513 190,695 659,695 659,865">
          <text:p/>
        </draw:polygon>
        <draw:polygon draw:style-name="gr2" draw:text-style-name="P2" draw:layer="layout" svg:width="0.767cm" svg:height="0.864cm" svg:x="8.272cm" svg:y="2.362cm" svg:viewBox="0 0 768 865" draw:points="607,865 187,314 187,865 0,865 0,0 175,0 581,531 581,0 768,0 768,865">
          <text:p/>
        </draw:polygon>
        <draw:polygon draw:style-name="gr2" draw:text-style-name="P2" draw:layer="layout" svg:width="0.716cm" svg:height="0.865cm" svg:x="9.185cm" svg:y="2.361cm" svg:viewBox="0 0 717 866" draw:points="453,176 453,866 263,866 263,176 0,176 0,0 717,0 717,176">
          <text:p/>
        </draw:polygon>
        <draw:path draw:style-name="gr2" draw:text-style-name="P2" draw:layer="layout" svg:width="1.574cm" svg:height="1.574cm" svg:x="1.112cm" svg:y="1.444cm" svg:viewBox="0 0 1575 1575" svg:d="M786 1467c-375 0-679-304-679-680 0-375 304-679 679-679 376 0 681 304 681 679 0 376-305 680-681 680zM786 0c-434 0-786 352-786 787 0 436 352 788 786 788 435 0 789-352 789-788 0-435-354-787-789-787z">
          <text:p/>
        </draw:path>
        <draw:path draw:style-name="gr2" draw:text-style-name="P2" draw:layer="layout" svg:width="0.204cm" svg:height="0.203cm" svg:x="1.525cm" svg:y="1.986cm" svg:viewBox="0 0 205 204" svg:d="M102 0c-56 0-102 45-102 101 0 57 46 103 102 103s103-46 103-103c0-56-47-101-103-101z">
          <text:p/>
        </draw:path>
        <draw:path draw:style-name="gr2" draw:text-style-name="P2" draw:layer="layout" svg:width="0.202cm" svg:height="0.203cm" svg:x="2.069cm" svg:y="1.986cm" svg:viewBox="0 0 203 204" svg:d="M102 0c-57 0-102 45-102 101 0 57 45 103 102 103s101-46 101-103c0-56-44-101-101-101z">
          <text:p/>
        </draw:path>
        <draw:path draw:style-name="gr2" draw:text-style-name="P2" draw:layer="layout" svg:width="0.777cm" svg:height="0.37cm" svg:x="1.51cm" svg:y="2.338cm" svg:viewBox="0 0 778 371" svg:d="M725 0c-10 178-157 318-337 318-179 0-325-140-335-318h-53c9 207 180 371 388 371 210 0 380-164 390-371z">
          <text:p/>
        </draw:path>
        <draw:polygon draw:style-name="gr4" draw:text-style-name="P4" draw:layer="layout" svg:width="0.207cm" svg:height="0.288cm" svg:x="1.771cm" svg:y="4.754cm" svg:viewBox="0 0 208 289" draw:points="0,289 0,0 206,0 206,20 22,20 22,133 188,133 188,152 22,152 22,268 208,268 208,289">
          <text:p/>
        </draw:polygon>
        <draw:path draw:style-name="gr4" draw:text-style-name="P4" draw:layer="layout" svg:width="0.025cm" svg:height="0.292cm" svg:x="2.035cm" svg:y="4.75cm" svg:viewBox="0 0 26 293" svg:d="M2 83h21v210h-21zM0 0h26v27h-26z">
          <text:p/>
        </draw:path>
        <draw:path draw:style-name="gr4" draw:text-style-name="P4" draw:layer="layout" svg:width="0.179cm" svg:height="0.215cm" svg:x="2.129cm" svg:y="4.827cm" svg:viewBox="0 0 180 216" svg:d="M160 216v-126c0-43-24-71-67-71-42 0-73 31-73 75v122h-20v-211h20v39c14-25 37-44 75-44 54 0 85 36 85 86v130z">
          <text:p/>
        </draw:path>
        <draw:path draw:style-name="gr4" draw:text-style-name="P4" draw:layer="layout" svg:width="0.257cm" svg:height="0.298cm" svg:x="2.48cm" svg:y="4.749cm" svg:viewBox="0 0 258 299" svg:d="M144 299c-91 0-144-67-144-149v-1c0-78 56-149 142-149 47 0 76 14 106 38l-14 16c-23-20-50-35-93-35-70 0-119 60-119 129v1c0 75 46 131 123 131 37 0 71-15 93-33v-83h-97v-20h117v112c-25 23-67 43-114 43z">
          <text:p/>
        </draw:path>
        <draw:path draw:style-name="gr4" draw:text-style-name="P4" draw:layer="layout" svg:width="0.18cm" svg:height="0.215cm" svg:x="2.798cm" svg:y="4.832cm" svg:viewBox="0 0 181 216" svg:d="M161 211v-40c-15 24-39 45-77 45-53 0-84-37-84-88v-128h20v125c0 43 24 71 67 71 41 0 74-31 74-75v-121h20v211z">
          <text:p/>
        </draw:path>
        <draw:path draw:style-name="gr4" draw:text-style-name="P4" draw:layer="layout" svg:width="0.113cm" svg:height="0.213cm" svg:x="3.046cm" svg:y="4.829cm" svg:viewBox="0 0 114 214" svg:d="M112 22c-48 0-92 37-92 105v87h-20v-211h20v60c17-38 53-65 94-63v22z">
          <text:p/>
        </draw:path>
        <draw:path draw:style-name="gr4" draw:text-style-name="P4" draw:layer="layout" svg:width="0.18cm" svg:height="0.215cm" svg:x="3.198cm" svg:y="4.832cm" svg:viewBox="0 0 181 216" svg:d="M161 211v-40c-14 24-38 45-77 45-53 0-84-37-84-88v-128h20v125c0 43 25 71 67 71s74-31 74-75v-121h20v211z">
          <text:p/>
        </draw:path>
        <draw:polygon draw:style-name="gr4" draw:text-style-name="P4" draw:layer="layout" svg:width="0.313cm" svg:height="0.212cm" svg:x="3.544cm" svg:y="4.831cm" svg:viewBox="0 0 314 213" draw:points="237,213 220,213 158,33 95,213 77,213 0,1 22,1 87,186 150,0 166,0 229,186 293,1 314,1">
          <text:p/>
        </draw:polygon>
        <draw:path draw:style-name="gr4" draw:text-style-name="P4" draw:layer="layout" svg:width="0.181cm" svg:height="0.218cm" svg:x="3.89cm" svg:y="4.829cm" svg:viewBox="0 0 182 219" svg:d="M163 111c-19-4-42-9-72-9-45 0-69 20-69 49v1c0 30 29 48 61 48 42 0 80-26 80-65zM163 214v-35c-16 20-42 40-82 40-39 0-81-22-81-66v-1c0-43 38-68 92-68 29 0 49 4 71 9v-9c0-43-27-65-70-65-26 0-47 7-66 17l-8-18c23-11 46-18 75-18 54 0 88 28 88 83v131z">
          <text:p/>
        </draw:path>
        <draw:path draw:style-name="gr4" draw:text-style-name="P4" draw:layer="layout" svg:width="0.113cm" svg:height="0.213cm" svg:x="4.136cm" svg:y="4.829cm" svg:viewBox="0 0 114 214" svg:d="M112 22c-50 0-92 37-92 105v87h-20v-211h20v60c16-38 51-65 94-63v22z">
          <text:p/>
        </draw:path>
        <draw:polygon draw:style-name="gr4" draw:text-style-name="P4" draw:layer="layout" svg:width="0.181cm" svg:height="0.21cm" svg:x="4.393cm" svg:y="4.832cm" svg:viewBox="0 0 182 211" draw:points="0,211 0,199 152,18 6,18 6,0 182,0 182,12 30,193 182,193 182,211">
          <text:p/>
        </draw:polygon>
        <draw:path draw:style-name="gr4" draw:text-style-name="P4" draw:layer="layout" svg:width="0.179cm" svg:height="0.215cm" svg:x="4.623cm" svg:y="4.832cm" svg:viewBox="0 0 180 216" svg:d="M160 211v-40c-14 24-37 45-76 45-53 0-84-37-84-88v-128h20v125c0 43 24 71 67 71 42 0 73-31 73-75v-121h20v211z">
          <text:p/>
        </draw:path>
        <draw:path draw:style-name="gr4" draw:text-style-name="P4" draw:layer="layout" svg:width="0.228cm" svg:height="0.288cm" svg:x="4.991cm" svg:y="4.754cm" svg:viewBox="0 0 229 289" svg:d="M207 208c0-35-31-56-89-56h-97v116h104c51 0 82-23 82-59zM191 73c0-32-26-53-73-53h-97v113h95c44 0 75-21 75-59zM125 289h-125v-289h118c57 0 95 27 95 71 0 40-26 59-49 69 34 9 65 29 65 68v1c0 48-41 80-104 80z">
          <text:p/>
        </draw:path>
        <draw:path draw:style-name="gr4" draw:text-style-name="P4" draw:layer="layout" svg:width="0.196cm" svg:height="0.22cm" svg:x="5.26cm" svg:y="4.827cm" svg:viewBox="0 0 197 221" svg:d="M175 100c-2-42-27-81-76-81-41 0-73 35-77 81zM105 202c33 0 55-15 72-33l14 12c-21 23-46 40-87 40-56 0-104-44-104-110 0-62 43-111 100-111 60 0 97 48 97 111v1c0 3 0 4 0 7h-175c4 52 41 83 83 83z">
          <text:p/>
        </draw:path>
        <draw:path draw:style-name="gr4" draw:text-style-name="P4" draw:layer="layout" svg:width="0.158cm" svg:height="0.218cm" svg:x="5.489cm" svg:y="4.828cm" svg:viewBox="0 0 159 219" svg:d="M86 219c-31 0-64-12-86-31l12-16c23 18 48 28 75 28 28 0 52-16 52-40v-1c0-24-28-33-57-42-34-10-72-20-72-57v-1c0-35 29-59 69-59 25 0 55 9 76 23l-11 17c-19-13-43-21-66-21-28 0-47 16-47 38 0 24 28 32 58 41 35 9 70 22 70 59v1c0 37-32 61-73 61z">
          <text:p/>
        </draw:path>
        <draw:path draw:style-name="gr4" draw:text-style-name="P4" draw:layer="layout" svg:width="0.18cm" svg:height="0.215cm" svg:x="5.699cm" svg:y="4.832cm" svg:viewBox="0 0 181 216" svg:d="M161 211v-40c-14 24-38 45-77 45-53 0-84-37-84-88v-128h20v125c0 43 25 71 67 71s74-31 74-75v-121h20v211z">
          <text:p/>
        </draw:path>
        <draw:path draw:style-name="gr4" draw:text-style-name="P4" draw:layer="layout" svg:width="0.192cm" svg:height="0.22cm" svg:x="5.933cm" svg:y="4.827cm" svg:viewBox="0 0 193 221" svg:d="M107 221c-61 0-107-50-107-109v-1c0-60 47-111 107-111 40 0 65 18 85 39l-15 15c-18-19-38-35-71-35-47 0-84 40-84 91v1c0 51 38 91 86 91 31 0 54-15 71-35l14 12c-21 24-47 42-86 42z">
          <text:p/>
        </draw:path>
        <draw:path draw:style-name="gr4" draw:text-style-name="P4" draw:layer="layout" svg:width="0.18cm" svg:height="0.3cm" svg:x="6.174cm" svg:y="4.742cm" svg:viewBox="0 0 181 301" svg:d="M160 301v-126c0-43-24-71-66-71-41 0-73 31-73 75v122h-21v-301h21v129c14-25 37-44 76-44 53 0 84 36 84 86v130z">
          <text:p/>
        </draw:path>
        <draw:path draw:style-name="gr4" draw:text-style-name="P4" draw:layer="layout" svg:width="0.025cm" svg:height="0.292cm" svg:x="6.534cm" svg:y="4.75cm" svg:viewBox="0 0 26 293" svg:d="M2 83h21v210h-21zM0 0h26v27h-26z">
          <text:p/>
        </draw:path>
        <draw:path draw:style-name="gr4" draw:text-style-name="P4" draw:layer="layout" svg:width="0.317cm" svg:height="0.215cm" svg:x="6.627cm" svg:y="4.827cm" svg:viewBox="0 0 318 216" svg:d="M298 216v-126c0-45-23-71-62-71-35 0-67 27-67 74v123h-20v-127c0-44-24-70-62-70-37 0-67 33-67 75v122h-20v-211h20v37c14-21 33-42 70-42s60 21 71 45c14-23 37-45 77-45 50 0 80 35 80 88v128z">
          <text:p/>
        </draw:path>
        <draw:path draw:style-name="gr4" draw:text-style-name="P4" draw:layer="layout" svg:width="0.228cm" svg:height="0.288cm" svg:x="7.13cm" svg:y="4.754cm" svg:viewBox="0 0 229 289" svg:d="M208 208c0-35-31-56-88-56h-99v116h106c49 0 81-23 81-59zM191 73c0-32-25-53-71-53h-99v113h96c44 0 74-21 74-59zM126 289h-126v-289h120c56 0 93 27 93 71 0 40-25 59-49 69 35 9 65 29 65 68v1c0 48-41 80-103 80z">
          <text:p/>
        </draw:path>
        <draw:path draw:style-name="gr4" draw:text-style-name="P4" draw:layer="layout" svg:width="0.18cm" svg:height="0.283cm" svg:x="7.41cm" svg:y="4.764cm" svg:viewBox="0 0 181 284" svg:d="M113 0h28v33h-28zM46 0h28v33h-28zM161 279v-39c-14 24-38 44-76 44-53 0-85-36-85-87v-129h21v126c0 43 25 71 67 71 41 0 73-31 73-75v-122h20v211z">
          <text:p/>
        </draw:path>
        <draw:path draw:style-name="gr4" draw:text-style-name="P4" draw:layer="layout" svg:width="0.113cm" svg:height="0.213cm" svg:x="7.658cm" svg:y="4.829cm" svg:viewBox="0 0 114 214" svg:d="M112 22c-49 0-92 37-92 105v87h-20v-211h20v60c17-38 52-65 94-63v22z">
          <text:p/>
        </draw:path>
        <draw:path draw:style-name="gr4" draw:text-style-name="P4" draw:layer="layout" svg:width="0.216cm" svg:height="0.22cm" svg:x="7.8cm" svg:y="4.827cm" svg:viewBox="0 0 217 221" svg:d="M195 111c0-52-38-92-86-92-50 0-87 41-87 91v1c0 51 39 91 87 91 50 0 86-41 86-90zM109 221c-63 0-109-50-109-109v-1c0-60 46-111 109-111s108 50 108 110v1c0 59-46 110-108 110z">
          <text:p/>
        </draw:path>
        <draw:polygon draw:style-name="gr4" draw:text-style-name="P4" draw:layer="layout" svg:width="0.027cm" svg:height="0.035cm" svg:x="8.065cm" svg:y="5.007cm" svg:viewBox="0 0 28 36" draw:points="0,0 28,0 28,36 0,36">
          <text:p/>
        </draw:polygon>
        <draw:polygon draw:style-name="gr4" draw:text-style-name="P4" draw:layer="layout" svg:width="0.023cm" svg:height="0.288cm" svg:x="1.774cm" svg:y="5.248cm" svg:viewBox="0 0 24 289" draw:points="0,0 24,0 24,289 0,289">
          <text:p/>
        </draw:polygon>
        <draw:path draw:style-name="gr4" draw:text-style-name="P4" draw:layer="layout" svg:width="0.18cm" svg:height="0.301cm" svg:x="1.871cm" svg:y="5.235cm" svg:viewBox="0 0 181 302" svg:d="M161 302v-125c0-43-24-72-67-72-41 0-72 32-72 75v122h-22v-302h22v131c14-25 37-44 75-44 53 0 84 36 84 86v129z">
          <text:p/>
        </draw:path>
        <draw:path draw:style-name="gr4" draw:text-style-name="P4" draw:layer="layout" svg:width="0.113cm" svg:height="0.214cm" svg:x="2.115cm" svg:y="5.322cm" svg:viewBox="0 0 114 215" svg:d="M112 23c-49 0-91 36-91 106v86h-21v-211h21v59c16-37 51-64 93-63v23z">
          <text:p/>
        </draw:path>
        <draw:path draw:style-name="gr4" draw:text-style-name="P4" draw:layer="layout" svg:width="0.209cm" svg:height="0.305cm" svg:x="2.373cm" svg:y="5.235cm" svg:viewBox="0 0 210 306" svg:d="M191 196c0-54-42-90-86-90-45 0-82 34-82 90v1c0 55 38 90 82 90s86-36 86-90zM190 302v-47c-18 27-45 51-87 51-50 0-103-40-103-109s53-111 103-111c42 0 69 25 87 51v-137h20v302z">
          <text:p/>
        </draw:path>
        <draw:path draw:style-name="gr4" draw:text-style-name="P4" draw:layer="layout" svg:width="0.18cm" svg:height="0.282cm" svg:x="2.646cm" svg:y="5.258cm" svg:viewBox="0 0 181 283" svg:d="M112 0h29v33h-29zM45 0h28v33h-28zM161 279v-41c-14 26-39 45-77 45-53 0-84-36-84-87v-128h20v124c0 44 25 73 67 73 41 0 74-32 74-76v-121h20v211z">
          <text:p/>
        </draw:path>
        <draw:path draw:style-name="gr4" draw:text-style-name="P4" draw:layer="layout" svg:width="0.113cm" svg:height="0.214cm" svg:x="2.894cm" svg:y="5.322cm" svg:viewBox="0 0 114 215" svg:d="M112 23c-49 0-92 36-92 106v86h-20v-211h20v59c17-37 52-64 94-63v23z">
          <text:p/>
        </draw:path>
        <draw:path draw:style-name="gr4" draw:text-style-name="P4" draw:layer="layout" svg:width="0.125cm" svg:height="0.302cm" svg:x="3.032cm" svg:y="5.234cm" svg:viewBox="0 0 126 303" svg:d="M94 19c-28 0-42 18-42 54v20h73v18h-73v192h-20v-192h-32v-18h32v-21c0-46 23-72 62-72 13 0 22 2 32 5v19c-12-4-21-5-32-5z">
          <text:p/>
        </draw:path>
        <draw:path draw:style-name="gr4" draw:text-style-name="P4" draw:layer="layout" svg:width="0.124cm" svg:height="0.28cm" svg:x="3.172cm" svg:y="5.259cm" svg:viewBox="0 0 125 281" svg:d="M89 281c-32 0-59-17-59-57v-139h-30v-18h30v-67h21v67h74v18h-74v137c0 30 17 40 41 40 11 0 19-2 32-7v19c-11 5-22 7-35 7z">
          <text:p/>
        </draw:path>
        <draw:path draw:style-name="gr4" draw:text-style-name="P4" draw:layer="layout" svg:width="0.158cm" svg:height="0.218cm" svg:x="3.445cm" svg:y="5.322cm" svg:viewBox="0 0 159 219" svg:d="M86 219c-31 0-64-14-86-32l12-16c23 18 48 28 75 28 29 0 52-16 52-40v-1c0-25-27-34-57-42-34-10-72-20-72-57v-1c0-34 28-58 69-58 25 0 55 9 76 23l-11 17c-19-13-43-21-66-21-29 0-47 15-47 36v1c0 23 28 32 58 41 35 9 70 22 70 59 0 38-32 63-73 63z">
          <text:p/>
        </draw:path>
        <draw:path draw:style-name="gr4" draw:text-style-name="P4" draw:layer="layout" svg:width="0.215cm" svg:height="0.219cm" svg:x="3.645cm" svg:y="5.321cm" svg:viewBox="0 0 216 220" svg:d="M194 111c0-51-37-92-87-92s-85 42-85 91v1c0 50 37 91 86 91 51 0 86-41 86-91zM107 220c-62 0-107-50-107-109s45-111 108-111 108 51 108 110v1c0 58-45 109-109 109z">
          <text:p/>
        </draw:path>
        <draw:path draw:style-name="gr4" draw:text-style-name="P4" draw:layer="layout" svg:width="0.124cm" svg:height="0.302cm" svg:x="3.896cm" svg:y="5.234cm" svg:viewBox="0 0 125 303" svg:d="M94 19c-29 0-42 18-42 54v20h73v18h-73v192h-20v-192h-32v-18h32v-21c0-46 23-72 62-72 13 0 22 2 31 5v19c-12-4-20-5-31-5z">
          <text:p/>
        </draw:path>
        <draw:path draw:style-name="gr4" draw:text-style-name="P4" draw:layer="layout" svg:width="0.215cm" svg:height="0.219cm" svg:x="4.041cm" svg:y="5.321cm" svg:viewBox="0 0 216 220" svg:d="M194 111c0-51-38-92-87-92-50 0-86 42-86 91v1c0 50 38 91 87 91 50 0 86-41 86-91zM107 220c-62 0-107-50-107-109s45-111 108-111 108 51 108 110v1c0 58-46 109-109 109z">
          <text:p/>
        </draw:path>
        <draw:path draw:style-name="gr4" draw:text-style-name="P4" draw:layer="layout" svg:width="0.113cm" svg:height="0.214cm" svg:x="4.31cm" svg:y="5.322cm" svg:viewBox="0 0 114 215" svg:d="M112 23c-49 0-92 36-92 106v86h-20v-211h20v59c17-37 53-64 94-63v23z">
          <text:p/>
        </draw:path>
        <draw:path draw:style-name="gr4" draw:text-style-name="P4" draw:layer="layout" svg:width="0.124cm" svg:height="0.28cm" svg:x="4.447cm" svg:y="5.259cm" svg:viewBox="0 0 125 281" svg:d="M90 281c-33 0-60-17-60-57v-139h-30v-18h30v-67h21v67h74v18h-74v137c0 30 17 40 43 40 10 0 18-2 30-7v19c-10 5-21 7-34 7z">
          <text:p/>
        </draw:path>
        <draw:path draw:style-name="gr4" draw:text-style-name="P4" draw:layer="layout" svg:width="0.196cm" svg:height="0.219cm" svg:x="4.723cm" svg:y="5.321cm" svg:viewBox="0 0 197 220" svg:d="M175 101c-2-43-27-83-75-83-41 0-74 36-78 83zM105 202c33 0 55-15 72-33l14 12c-21 23-46 39-87 39-56 0-104-44-104-109v-1c0-61 43-110 101-110 59 0 96 49 96 111v1c0 2 0 4 0 7h-175c4 52 42 83 83 83z">
          <text:p/>
        </draw:path>
        <draw:path draw:style-name="gr4" draw:text-style-name="P4" draw:layer="layout" svg:width="0.025cm" svg:height="0.292cm" svg:x="4.97cm" svg:y="5.244cm" svg:viewBox="0 0 26 293" svg:d="M3 82h21v211h-21zM0 0h26v27h-26z">
          <text:p/>
        </draw:path>
        <draw:path draw:style-name="gr4" draw:text-style-name="P4" draw:layer="layout" svg:width="0.18cm" svg:height="0.215cm" svg:x="5.064cm" svg:y="5.321cm" svg:viewBox="0 0 181 216" svg:d="M161 216v-126c0-43-25-72-67-72-41 0-74 32-74 75v123h-20v-211h20v39c14-25 39-44 77-44 53 0 84 36 84 86v130z">
          <text:p/>
        </draw:path>
        <draw:path draw:style-name="gr4" draw:text-style-name="P4" draw:layer="layout" svg:width="0.196cm" svg:height="0.219cm" svg:x="5.294cm" svg:y="5.321cm" svg:viewBox="0 0 197 220" svg:d="M175 101c-3-43-27-83-76-83-42 0-74 36-78 83zM104 202c33 0 55-15 72-33l14 12c-21 23-46 39-86 39-57 0-104-44-104-109v-1c0-61 43-110 100-110 59 0 97 49 97 111v1c0 2 0 4-1 7h-175c4 52 41 83 83 83z">
          <text:p/>
        </draw:path>
        <draw:path draw:style-name="gr4" draw:text-style-name="P4" draw:layer="layout" svg:width="0.211cm" svg:height="0.288cm" svg:x="5.66cm" svg:y="5.248cm" svg:viewBox="0 0 212 289" svg:d="M191 90c0-47-35-71-88-71h-82v142h79c55 0 91-28 91-70zM99 181h-78v108h-21v-289h104c65 0 108 32 108 89 0 61-52 92-113 92z">
          <text:p/>
        </draw:path>
        <draw:path draw:style-name="gr4" draw:text-style-name="P4" draw:layer="layout" svg:width="0.113cm" svg:height="0.214cm" svg:x="5.922cm" svg:y="5.322cm" svg:viewBox="0 0 114 215" svg:d="M112 23c-48 0-91 36-91 106v86h-21v-211h21v59c17-37 52-64 93-63v23z">
          <text:p/>
        </draw:path>
        <draw:path draw:style-name="gr4" draw:text-style-name="P4" draw:layer="layout" svg:width="0.215cm" svg:height="0.219cm" svg:x="6.064cm" svg:y="5.321cm" svg:viewBox="0 0 216 220" svg:d="M195 111c0-51-38-92-87-92-50 0-86 42-86 91v1c0 50 38 91 87 91 50 0 86-41 86-91zM108 220c-63 0-108-50-108-109s46-111 109-111c62 0 107 51 107 110v1c0 58-45 109-108 109z">
          <text:p/>
        </draw:path>
        <draw:path draw:style-name="gr4" draw:text-style-name="P4" draw:layer="layout" svg:width="0.209cm" svg:height="0.305cm" svg:x="6.333cm" svg:y="5.235cm" svg:viewBox="0 0 210 306" svg:d="M188 197c0-55-38-91-82-91s-86 37-86 90v1c0 54 42 90 86 90 46 0 82-33 82-90zM108 306c-42 0-69-23-86-50v46h-22v-302h22v139c18-28 44-53 86-53 51 0 102 42 102 110v1c0 68-51 109-102 109z">
          <text:p/>
        </draw:path>
        <draw:polygon draw:style-name="gr4" draw:text-style-name="P4" draw:layer="layout" svg:width="0.02cm" svg:height="0.301cm" svg:x="6.6cm" svg:y="5.235cm" svg:viewBox="0 0 21 302" draw:points="0,0 21,0 21,302 0,302">
          <text:p/>
        </draw:polygon>
        <draw:path draw:style-name="gr4" draw:text-style-name="P4" draw:layer="layout" svg:width="0.195cm" svg:height="0.219cm" svg:x="6.677cm" svg:y="5.321cm" svg:viewBox="0 0 196 220" svg:d="M175 101c-3-43-28-83-76-83-41 0-74 36-78 83zM104 202c33 0 55-15 72-33l14 12c-21 23-46 39-87 39-56 0-103-44-103-109v-1c0-61 42-110 100-110 59 0 96 49 96 111v1c0 2 0 4 0 7h-175c4 52 42 83 83 83z">
          <text:p/>
        </draw:path>
        <draw:path draw:style-name="gr4" draw:text-style-name="P4" draw:layer="layout" svg:width="0.317cm" svg:height="0.215cm" svg:x="6.923cm" svg:y="5.321cm" svg:viewBox="0 0 318 216" svg:d="M298 216v-126c0-45-23-72-62-72-37 0-67 28-67 74v124h-20v-127c0-44-24-71-62-71-37 0-67 33-67 76v122h-20v-211h20v37c14-22 33-42 70-42s59 21 71 45c13-23 36-45 77-45 49 0 80 35 80 87v129z">
          <text:p/>
        </draw:path>
        <draw:polygon draw:style-name="gr4" draw:text-style-name="P4" draw:layer="layout" svg:width="0.18cm" svg:height="0.301cm" svg:x="7.306cm" svg:y="5.235cm" svg:viewBox="0 0 181 302" draw:points="155,302 71,199 20,251 20,302 0,302 0,0 20,0 20,226 151,92 178,92 85,185 181,302">
          <text:p/>
        </draw:polygon>
        <draw:path draw:style-name="gr4" draw:text-style-name="P4" draw:layer="layout" svg:width="0.181cm" svg:height="0.218cm" svg:x="7.511cm" svg:y="5.322cm" svg:viewBox="0 0 182 219" svg:d="M163 111c-18-4-42-9-71-9-45 0-70 19-70 49 0 31 29 49 61 49 43 0 80-27 80-65zM162 215v-36c-14 20-40 40-80 40-39 0-82-23-82-66v-1c0-44 38-68 93-68 29 0 49 3 69 9v-9c0-43-26-65-69-65-25 0-46 7-66 17l-7-17c23-11 46-19 74-19 54 0 88 28 88 83v132z">
          <text:p/>
        </draw:path>
        <draw:path draw:style-name="gr4" draw:text-style-name="P4" draw:layer="layout" svg:width="0.113cm" svg:height="0.214cm" svg:x="7.756cm" svg:y="5.322cm" svg:viewBox="0 0 114 215" svg:d="M112 23c-49 0-92 36-92 106v86h-20v-211h20v59c17-37 52-64 94-63v23z">
          <text:p/>
        </draw:path>
        <draw:path draw:style-name="gr4" draw:text-style-name="P4" draw:layer="layout" svg:width="0.124cm" svg:height="0.28cm" svg:x="7.893cm" svg:y="5.259cm" svg:viewBox="0 0 125 281" svg:d="M90 281c-33 0-59-17-59-57v-139h-31v-18h31v-67h20v67h74v18h-74v137c0 30 18 40 42 40 10 0 20-2 32-7v19c-11 5-22 7-35 7z">
          <text:p/>
        </draw:path>
        <draw:path draw:style-name="gr4" draw:text-style-name="P4" draw:layer="layout" svg:width="0.195cm" svg:height="0.219cm" svg:x="8.055cm" svg:y="5.321cm" svg:viewBox="0 0 196 220" svg:d="M175 101c-3-43-28-83-76-83-41 0-74 36-78 83zM104 202c33 0 55-15 72-33l14 12c-21 23-46 39-87 39-55 0-103-44-103-109v-1c0-61 43-110 100-110 59 0 96 49 96 111v1c0 2 0 4 0 7h-175c4 52 42 83 83 83z">
          <text:p/>
        </draw:path>
        <draw:polygon draw:style-name="gr4" draw:text-style-name="P4" draw:layer="layout" svg:width="0.314cm" svg:height="0.212cm" svg:x="1.749cm" svg:y="5.819cm" svg:viewBox="0 0 315 213" draw:points="237,213 219,213 157,33 94,213 77,213 0,1 22,1 86,186 149,0 165,0 228,186 293,1 315,1">
          <text:p/>
        </draw:polygon>
        <draw:path draw:style-name="gr4" draw:text-style-name="P4" draw:layer="layout" svg:width="0.195cm" svg:height="0.219cm" svg:x="2.099cm" svg:y="5.815cm" svg:viewBox="0 0 196 220" svg:d="M175 100c-3-43-28-82-77-82-41 0-73 35-77 82zM103 200c33 0 56-14 73-33l14 13c-21 23-47 40-88 40-55 0-102-45-102-110v-1c0-61 42-109 99-109 60 0 97 47 97 109v1c0 3 0 4 0 8h-175c4 52 41 82 82 82z">
          <text:p/>
        </draw:path>
        <draw:path draw:style-name="gr4" draw:text-style-name="P4" draw:layer="layout" svg:width="0.209cm" svg:height="0.281cm" svg:x="2.331cm" svg:y="5.815cm" svg:viewBox="0 0 210 282" svg:d="M191 99c0-49-43-80-87-80-45 0-82 30-82 79v1c0 47 38 80 82 80s87-32 87-79zM107 282c-35 0-68-11-97-32l12-17c25 20 55 30 86 30 48 0 82-28 82-82v-31c-18 26-46 49-88 49-51 0-102-39-102-99v-1c0-60 51-99 102-99 42 0 71 22 88 46v-41h20v177c0 65-43 100-103 100z">
          <text:p/>
        </draw:path>
        <draw:polygon draw:style-name="gr4" draw:text-style-name="P4" draw:layer="layout" svg:width="0.02cm" svg:height="0.3cm" svg:x="2.611cm" svg:y="5.729cm" svg:viewBox="0 0 21 301" draw:points="0,0 21,0 21,301 0,301">
          <text:p/>
        </draw:polygon>
        <draw:path draw:style-name="gr4" draw:text-style-name="P4" draw:layer="layout" svg:width="0.196cm" svg:height="0.219cm" svg:x="2.688cm" svg:y="5.815cm" svg:viewBox="0 0 197 220" svg:d="M175 100c-3-43-27-82-76-82-42 0-74 35-77 82zM104 200c32 0 56-14 73-33l14 13c-22 23-47 40-88 40-55 0-103-45-103-110v-1c0-61 43-109 100-109 60 0 97 47 97 109v1c0 3 0 4 0 8h-175c3 52 41 82 82 82z">
          <text:p/>
        </draw:path>
        <draw:path draw:style-name="gr4" draw:text-style-name="P4" draw:layer="layout" svg:width="0.209cm" svg:height="0.281cm" svg:x="2.921cm" svg:y="5.815cm" svg:viewBox="0 0 210 282" svg:d="M191 99c0-49-44-80-87-80-45 0-82 30-82 79v1c0 47 38 80 82 80 43 0 87-32 87-79zM107 282c-36 0-69-11-97-32l11-17c26 20 54 30 86 30 48 0 82-28 82-82v-31c-18 26-46 49-87 49-52 0-102-39-102-99v-1c0-60 50-99 102-99 42 0 70 22 87 46v-41h21v177c0 65-44 100-103 100z">
          <text:p/>
        </draw:path>
        <draw:path draw:style-name="gr4" draw:text-style-name="P4" draw:layer="layout" svg:width="0.195cm" svg:height="0.219cm" svg:x="3.184cm" svg:y="5.815cm" svg:viewBox="0 0 196 220" svg:d="M175 100c-3-43-28-82-76-82-41 0-74 35-78 82zM104 200c33 0 55-14 72-33l14 13c-21 23-46 40-87 40-55 0-103-45-103-110v-1c0-61 43-109 100-109 59 0 96 47 96 109v1c0 3 0 4 0 8h-175c4 52 42 82 83 82z">
          <text:p/>
        </draw:path>
        <draw:path draw:style-name="gr4" draw:text-style-name="P4" draw:layer="layout" svg:width="0.18cm" svg:height="0.214cm" svg:x="3.43cm" svg:y="5.815cm" svg:viewBox="0 0 181 215" svg:d="M161 215v-124c0-45-25-73-67-73s-74 31-74 76v121h-20v-210h20v39c14-25 38-44 77-44 53 0 84 36 84 87v128z">
          <text:p/>
        </draw:path>
        <draw:polygon draw:style-name="gr4" draw:text-style-name="P4" draw:layer="layout" svg:width="0.028cm" svg:height="0.035cm" svg:x="3.669cm" svg:y="5.994cm" svg:viewBox="0 0 29 36" draw:points="0,0 29,0 29,36 0,36">
          <text:p/>
        </draw:polygon>
        <draw:polygon draw:style-name="gr2" draw:text-style-name="P2" draw:layer="layout" svg:width="10.107cm" svg:height="6.706cm" svg:x="0.261cm" svg:y="7.781cm" svg:viewBox="0 0 10108 6707" draw:points="10108,6707 0,6707 0,0 10108,0">
          <text:p/>
        </draw:polygon>
        <draw:polygon draw:style-name="gr7" draw:text-style-name="P7" draw:layer="layout" svg:width="10.107cm" svg:height="2.26cm" svg:x="0.261cm" svg:y="7.781cm" svg:viewBox="0 0 10108 2261" draw:points="10108,2261 0,2261 0,0 10108,0">
          <text:p/>
        </draw:polygon>
        <draw:polygon draw:style-name="gr2" draw:text-style-name="P2" draw:layer="layout" svg:width="0.658cm" svg:height="0.864cm" svg:x="5.702cm" svg:y="9.195cm" svg:viewBox="0 0 659 865" draw:points="0,865 0,0 653,0 653,169 189,169 189,344 597,344 597,513 189,513 189,694 659,694 659,865">
          <text:p/>
        </draw:polygon>
        <draw:polygon draw:style-name="gr2" draw:text-style-name="P2" draw:layer="layout" svg:width="0.867cm" svg:height="0.87cm" svg:x="6.455cm" svg:y="9.195cm" svg:viewBox="0 0 868 871" draw:points="518,871 350,871 0,0 211,0 437,608 663,0 868,0">
          <text:p/>
        </draw:polygon>
        <draw:polygon draw:style-name="gr2" draw:text-style-name="P2" draw:layer="layout" svg:width="0.658cm" svg:height="0.864cm" svg:x="7.455cm" svg:y="9.195cm" svg:viewBox="0 0 659 865" draw:points="0,865 0,0 653,0 653,169 190,169 190,344 597,344 597,513 190,513 190,694 659,694 659,865">
          <text:p/>
        </draw:polygon>
        <draw:polygon draw:style-name="gr2" draw:text-style-name="P2" draw:layer="layout" svg:width="0.768cm" svg:height="0.864cm" svg:x="8.282cm" svg:y="9.195cm" svg:viewBox="0 0 769 865" draw:points="607,865 188,314 188,865 0,865 0,0 175,0 581,532 581,0 769,0 769,865">
          <text:p/>
        </draw:polygon>
        <draw:polygon draw:style-name="gr2" draw:text-style-name="P2" draw:layer="layout" svg:width="0.716cm" svg:height="0.865cm" svg:x="9.195cm" svg:y="9.194cm" svg:viewBox="0 0 717 866" draw:points="453,176 453,866 263,866 263,176 0,176 0,0 717,0 717,176">
          <text:p/>
        </draw:polygon>
        <draw:path draw:style-name="gr2" draw:text-style-name="P2" draw:layer="layout" svg:width="1.574cm" svg:height="1.574cm" svg:x="1.122cm" svg:y="8.277cm" svg:viewBox="0 0 1575 1575" svg:d="M787 1468c-375 0-679-305-679-680s304-680 679-680c376 0 680 305 680 680s-304 680-680 680zM787 0c-434 0-787 352-787 788 0 435 353 787 787 787 435 0 788-352 788-787 0-436-353-788-788-788z">
          <text:p/>
        </draw:path>
        <draw:path draw:style-name="gr2" draw:text-style-name="P2" draw:layer="layout" svg:width="0.203cm" svg:height="0.203cm" svg:x="1.536cm" svg:y="8.819cm" svg:viewBox="0 0 204 204" svg:d="M102 0c-57 0-102 46-102 102s45 102 102 102c56 0 102-46 102-102s-46-102-102-102z">
          <text:p/>
        </draw:path>
        <draw:path draw:style-name="gr2" draw:text-style-name="P2" draw:layer="layout" svg:width="0.203cm" svg:height="0.203cm" svg:x="2.079cm" svg:y="8.819cm" svg:viewBox="0 0 204 204" svg:d="M102 0c-56 0-102 46-102 102s46 102 102 102 102-46 102-102-46-102-102-102z">
          <text:p/>
        </draw:path>
        <draw:path draw:style-name="gr2" draw:text-style-name="P2" draw:layer="layout" svg:width="0.777cm" svg:height="0.37cm" svg:x="1.52cm" svg:y="9.171cm" svg:viewBox="0 0 778 371" svg:d="M725 371c-10-177-156-318-336-318-179 0-326 141-335 318h-54c10-207 181-371 389-371 209 0 380 164 389 371z">
          <text:p/>
        </draw:path>
        <draw:path draw:style-name="gr4" draw:text-style-name="P4" draw:layer="layout" svg:width="0.249cm" svg:height="0.288cm" svg:x="1.782cm" svg:y="11.587cm" svg:viewBox="0 0 250 289" svg:d="M228 145c0-68-51-125-131-125h-76v249h76c80 0 131-55 131-123zM97 289h-97v-289h97c90 0 153 63 153 144v1c0 81-63 144-153 144z">
          <text:p/>
        </draw:path>
        <draw:path draw:style-name="gr4" draw:text-style-name="P4" draw:layer="layout" svg:width="0.18cm" svg:height="0.215cm" svg:x="2.095cm" svg:y="11.665cm" svg:viewBox="0 0 181 216" svg:d="M161 210v-39c-14 24-39 45-77 45-53 0-84-37-84-88v-128h20v125c0 43 24 71 67 71 41 0 74-31 74-75v-121h20v210z">
          <text:p/>
        </draw:path>
        <draw:path draw:style-name="gr4" draw:text-style-name="P4" draw:layer="layout" svg:width="0.179cm" svg:height="0.3cm" svg:x="2.475cm" svg:y="11.575cm" svg:viewBox="0 0 180 301" svg:d="M160 301v-126c0-43-24-71-67-71-41 0-73 31-73 75v122h-20v-301h20v129c14-25 37-44 76-44 54 0 84 36 84 86v130z">
          <text:p/>
        </draw:path>
        <draw:path draw:style-name="gr4" draw:text-style-name="P4" draw:layer="layout" svg:width="0.181cm" svg:height="0.218cm" svg:x="2.71cm" svg:y="11.662cm" svg:viewBox="0 0 182 219" svg:d="M162 110c-17-4-41-9-71-9-45 0-70 20-70 49v1c0 31 29 49 62 49 43 0 79-26 79-66zM162 214v-35c-14 20-40 40-80 40s-82-22-82-67v-1c0-43 37-68 92-68 30 0 50 4 70 9v-9c0-42-26-64-69-64-27 0-48 7-67 17l-7-18c23-11 45-18 75-18 54 0 88 28 88 82v132z">
          <text:p/>
        </draw:path>
        <draw:path draw:style-name="gr4" draw:text-style-name="P4" draw:layer="layout" svg:width="0.158cm" svg:height="0.218cm" svg:x="2.945cm" svg:y="11.661cm" svg:viewBox="0 0 159 219" svg:d="M86 219c-30 0-64-12-86-31l12-16c23 18 49 28 75 28 29 0 52-16 52-41v-1c0-24-27-33-57-42-34-10-72-20-72-57v-1c0-34 29-58 69-58 25 0 54 9 76 23l-11 17c-20-13-43-21-65-21-29 0-48 16-48 37 0 24 28 32 58 41 34 9 70 22 70 59v1c0 38-33 62-73 62z">
          <text:p/>
        </draw:path>
        <draw:path draw:style-name="gr4" draw:text-style-name="P4" draw:layer="layout" svg:width="0.125cm" svg:height="0.281cm" svg:x="3.148cm" svg:y="11.598cm" svg:viewBox="0 0 126 282" svg:d="M91 282c-33 0-59-18-59-58v-137h-32v-19h32v-68h20v68h74v19h-74v135c0 30 18 41 42 41 10 0 19-2 31-8v19c-11 5-21 8-34 8z">
          <text:p/>
        </draw:path>
        <draw:path draw:style-name="gr4" draw:text-style-name="P4" draw:layer="layout" svg:width="0.179cm" svg:height="0.3cm" svg:x="3.456cm" svg:y="11.575cm" svg:viewBox="0 0 180 301" svg:d="M160 301v-126c0-43-24-71-66-71s-74 31-74 75v122h-20v-301h20v129c14-25 38-44 76-44 54 0 84 36 84 86v130z">
          <text:p/>
        </draw:path>
        <draw:path draw:style-name="gr4" draw:text-style-name="P4" draw:layer="layout" svg:width="0.196cm" svg:height="0.22cm" svg:x="3.693cm" svg:y="11.66cm" svg:viewBox="0 0 197 221" svg:d="M175 101c-2-42-27-82-76-82-41 0-73 35-77 82zM104 202c34 0 56-15 73-33l14 12c-21 23-46 40-88 40-55 0-103-44-103-110 0-62 43-111 100-111 60 0 97 48 97 111v1c0 3 0 4 0 7h-175c4 52 41 83 82 83z">
          <text:p/>
        </draw:path>
        <draw:path draw:style-name="gr4" draw:text-style-name="P4" draw:layer="layout" svg:width="0.18cm" svg:height="0.215cm" svg:x="3.944cm" svg:y="11.665cm" svg:viewBox="0 0 181 216" svg:d="M161 210v-39c-14 24-38 45-76 45-54 0-85-37-85-88v-128h20v125c0 43 24 71 68 71 41 0 73-31 73-75v-121h20v210z">
          <text:p/>
        </draw:path>
        <draw:path draw:style-name="gr4" draw:text-style-name="P4" draw:layer="layout" svg:width="0.124cm" svg:height="0.281cm" svg:x="4.181cm" svg:y="11.598cm" svg:viewBox="0 0 125 282" svg:d="M89 282c-32 0-59-18-59-58v-137h-30v-19h30v-68h21v68h74v19h-74v135c0 30 17 41 42 41 11 0 20-2 31-8v19c-10 5-21 8-35 8z">
          <text:p/>
        </draw:path>
        <draw:path draw:style-name="gr4" draw:text-style-name="P4" draw:layer="layout" svg:width="0.195cm" svg:height="0.22cm" svg:x="4.351cm" svg:y="11.66cm" svg:viewBox="0 0 196 221" svg:d="M175 101c-3-42-28-82-76-82-41 0-74 35-78 82zM104 202c33 0 55-15 72-33l14 12c-21 23-46 40-87 40-55 0-103-44-103-110 0-62 43-111 100-111 59 0 96 48 96 111v1c0 3 0 4 0 7h-175c4 52 42 83 83 83z">
          <text:p/>
        </draw:path>
        <draw:path draw:style-name="gr4" draw:text-style-name="P4" draw:layer="layout" svg:width="0.258cm" svg:height="0.298cm" svg:x="4.72cm" svg:y="11.582cm" svg:viewBox="0 0 259 299" svg:d="M146 299c-91 0-146-67-146-148v-2c0-78 58-149 144-149 47 0 76 14 105 38l-14 16c-23-20-49-35-92-35-70 0-120 60-120 129v1c0 75 47 131 124 131 37 0 71-15 92-33v-83h-96v-20h116v112c-26 23-66 43-113 43z">
          <text:p/>
        </draw:path>
        <draw:path draw:style-name="gr4" draw:text-style-name="P4" draw:layer="layout" svg:width="0.196cm" svg:height="0.22cm" svg:x="5.037cm" svg:y="11.66cm" svg:viewBox="0 0 197 221" svg:d="M175 101c-3-42-27-82-76-82-42 0-74 35-78 82zM104 202c33 0 55-15 72-33l14 12c-21 23-46 40-87 40-55 0-103-44-103-110 0-62 43-111 99-111 60 0 98 48 98 111v1c0 3 0 4-1 7h-175c4 52 41 83 83 83z">
          <text:p/>
        </draw:path>
        <draw:path draw:style-name="gr4" draw:text-style-name="P4" draw:layer="layout" svg:width="0.208cm" svg:height="0.305cm" svg:x="5.292cm" svg:y="11.575cm" svg:viewBox="0 0 209 306" svg:d="M187 196c0-56-38-92-82-92s-86 37-86 92c0 54 42 90 86 90 46 0 82-33 82-89zM107 306c-42 0-69-24-86-50v45h-21v-301h21v137c18-28 45-52 86-52 51 0 102 41 102 110v1c0 68-51 110-102 110z">
          <text:p/>
        </draw:path>
        <draw:path draw:style-name="gr4" draw:text-style-name="P4" draw:layer="layout" svg:width="0.18cm" svg:height="0.215cm" svg:x="5.559cm" svg:y="11.665cm" svg:viewBox="0 0 181 216" svg:d="M161 210v-39c-14 24-38 45-76 45-54 0-85-37-85-88v-128h20v125c0 43 24 71 68 71 41 0 73-31 73-75v-121h20v210z">
          <text:p/>
        </draw:path>
        <draw:path draw:style-name="gr4" draw:text-style-name="P4" draw:layer="layout" svg:width="0.113cm" svg:height="0.213cm" svg:x="5.815cm" svg:y="11.662cm" svg:viewBox="0 0 114 214" svg:d="M112 22c-48 0-91 37-91 105v87h-21v-211h21v60c17-38 52-65 93-63v22z">
          <text:p/>
        </draw:path>
        <draw:path draw:style-name="gr4" draw:text-style-name="P4" draw:layer="layout" svg:width="0.124cm" svg:height="0.281cm" svg:x="5.961cm" svg:y="11.598cm" svg:viewBox="0 0 125 282" svg:d="M90 282c-33 0-60-18-60-58v-137h-30v-19h30v-68h20v68h75v19h-75v135c0 30 19 41 43 41 10 0 19-2 31-8v19c-11 5-21 8-34 8z">
          <text:p/>
        </draw:path>
        <draw:path draw:style-name="gr4" draw:text-style-name="P4" draw:layer="layout" svg:width="0.159cm" svg:height="0.218cm" svg:x="6.126cm" svg:y="11.661cm" svg:viewBox="0 0 160 219" svg:d="M86 219c-30 0-63-12-86-31l12-16c23 18 49 28 76 28 29 0 51-16 51-41v-1c0-24-27-33-56-42-35-10-72-20-72-57v-1c0-34 28-58 69-58 25 0 54 9 75 23l-11 17c-19-13-43-21-65-21-29 0-48 16-48 37 0 24 29 32 59 41 34 9 70 22 70 59v1c0 38-32 62-74 62z">
          <text:p/>
        </draw:path>
        <draw:path draw:style-name="gr4" draw:text-style-name="P4" draw:layer="layout" svg:width="0.124cm" svg:height="0.281cm" svg:x="6.33cm" svg:y="11.598cm" svg:viewBox="0 0 125 282" svg:d="M90 282c-34 0-60-18-60-58v-137h-30v-19h30v-68h20v68h75v19h-75v135c0 30 19 41 43 41 10 0 19-2 31-8v19c-11 5-21 8-34 8z">
          <text:p/>
        </draw:path>
        <draw:path draw:style-name="gr4" draw:text-style-name="P4" draw:layer="layout" svg:width="0.181cm" svg:height="0.218cm" svg:x="6.496cm" svg:y="11.662cm" svg:viewBox="0 0 182 219" svg:d="M163 110c-18-4-41-9-71-9-46 0-70 20-70 49v1c0 31 28 49 61 49 43 0 80-26 80-66zM162 214v-35c-14 20-40 40-80 40s-82-22-82-67v-1c0-43 38-68 93-68 29 0 49 4 69 9v-9c0-42-25-64-69-64-26 0-47 7-66 17l-8-18c23-11 46-18 76-18 53 0 87 28 87 82v132z">
          <text:p/>
        </draw:path>
        <draw:path draw:style-name="gr4" draw:text-style-name="P4" draw:layer="layout" svg:width="0.209cm" svg:height="0.281cm" svg:x="6.736cm" svg:y="11.66cm" svg:viewBox="0 0 210 282" svg:d="M191 100c0-48-43-80-87-80s-82 31-82 80v1c0 47 39 80 82 80 44 0 87-32 87-80zM107 282c-35 0-68-10-97-32l12-16c26 19 54 30 85 30 48 0 82-28 82-82v-30c-18 26-46 48-87 48-51 0-102-38-102-99s51-101 102-101c42 0 70 23 87 48v-42h21v177c0 64-44 99-103 99z">
          <text:p/>
        </draw:path>
        <draw:path draw:style-name="gr4" draw:text-style-name="P4" draw:layer="layout" svg:width="0.179cm" svg:height="0.215cm" svg:x="7.141cm" svg:y="11.665cm" svg:viewBox="0 0 180 216" svg:d="M160 210v-39c-14 24-37 45-77 45-53 0-83-37-83-88v-128h20v125c0 43 24 71 66 71s74-31 74-75v-121h20v210z">
          <text:p/>
        </draw:path>
        <draw:path draw:style-name="gr4" draw:text-style-name="P4" draw:layer="layout" svg:width="0.179cm" svg:height="0.215cm" svg:x="7.397cm" svg:y="11.66cm" svg:viewBox="0 0 180 216" svg:d="M160 216v-125c0-43-24-71-66-71-41 0-74 31-74 75v121h-20v-210h20v39c15-25 38-45 77-45 53 0 83 37 83 87v129z">
          <text:p/>
        </draw:path>
        <draw:path draw:style-name="gr4" draw:text-style-name="P4" draw:layer="layout" svg:width="0.209cm" svg:height="0.305cm" svg:x="7.635cm" svg:y="11.575cm" svg:viewBox="0 0 210 306" svg:d="M191 196c0-55-43-92-87-92-45 0-82 34-82 91v1c0 55 38 90 82 90s87-36 87-90zM190 301v-47c-18 27-46 52-88 52-50 0-102-41-102-109v-1c0-69 52-111 102-111 42 0 71 24 88 50v-135h20v301z">
          <text:p/>
        </draw:path>
        <draw:path draw:style-name="gr4" draw:text-style-name="P4" draw:layer="layout" svg:width="0.18cm" svg:height="0.3cm" svg:x="8.044cm" svg:y="11.575cm" svg:viewBox="0 0 181 301" svg:d="M161 301v-126c0-43-25-71-68-71-41 0-73 31-73 75v122h-20v-301h20v129c14-25 38-44 76-44 54 0 85 36 85 86v130z">
          <text:p/>
        </draw:path>
        <draw:path draw:style-name="gr4" draw:text-style-name="P4" draw:layer="layout" svg:width="0.181cm" svg:height="0.218cm" svg:x="8.279cm" svg:y="11.662cm" svg:viewBox="0 0 182 219" svg:d="M162 110c-17-4-42-9-72-9-44 0-69 20-69 49v1c0 31 29 49 61 49 43 0 80-26 80-66zM162 214v-35c-14 20-41 40-81 40-39 0-81-22-81-67v-1c0-43 37-68 92-68 29 0 50 4 70 9v-9c0-42-27-64-70-64-26 0-46 7-66 17l-7-18c23-11 45-18 74-18 55 0 89 28 89 82v132z">
          <text:p/>
        </draw:path>
        <draw:path draw:style-name="gr4" draw:text-style-name="P4" draw:layer="layout" svg:width="0.159cm" svg:height="0.218cm" svg:x="8.514cm" svg:y="11.661cm" svg:viewBox="0 0 160 219" svg:d="M86 219c-30 0-64-12-86-31l12-16c23 18 49 28 75 28 30 0 52-16 52-41v-1c0-24-26-33-57-42-34-10-71-20-71-57v-1c0-34 28-58 69-58 26 0 54 9 75 23l-11 17c-19-13-42-21-65-21-29 0-48 16-48 37 0 24 28 32 58 41 35 9 71 22 71 59v1c0 38-32 62-74 62z">
          <text:p/>
        </draw:path>
        <draw:path draw:style-name="gr4" draw:text-style-name="P4" draw:layer="layout" svg:width="0.124cm" svg:height="0.281cm" svg:x="8.718cm" svg:y="11.598cm" svg:viewBox="0 0 125 282" svg:d="M90 282c-33 0-59-18-59-58v-137h-31v-19h31v-68h20v68h74v19h-74v135c0 30 18 41 42 41 10 0 19-2 31-8v19c-11 5-21 8-34 8z">
          <text:p/>
        </draw:path>
        <draw:polygon draw:style-name="gr4" draw:text-style-name="P4" draw:layer="layout" svg:width="0.239cm" svg:height="0.288cm" svg:x="1.782cm" svg:y="12.081cm" svg:viewBox="0 0 240 289" draw:points="212,289 94,143 22,215 22,289 0,289 0,0 22,0 22,190 206,0 235,0 109,128 240,289">
          <text:p/>
        </draw:polygon>
        <draw:path draw:style-name="gr4" draw:text-style-name="P4" draw:layer="layout" svg:width="0.18cm" svg:height="0.214cm" svg:x="2.067cm" svg:y="12.159cm" svg:viewBox="0 0 181 215" svg:d="M160 211v-40c-14 25-37 44-76 44-53 0-84-36-84-87v-128h21v124c0 45 24 73 66 73 41 0 73-31 73-76v-121h21v211z">
          <text:p/>
        </draw:path>
        <draw:path draw:style-name="gr4" draw:text-style-name="P4" draw:layer="layout" svg:width="0.193cm" svg:height="0.219cm" svg:x="2.309cm" svg:y="12.154cm" svg:viewBox="0 0 194 220" svg:d="M108 220c-61 0-108-50-108-109s47-111 108-111c40 0 64 19 84 40l-14 14c-18-18-39-34-70-34-49 0-86 40-86 90v1c0 50 38 91 88 91 29 0 52-16 70-35l14 12c-22 24-47 41-86 41z">
          <text:p/>
        </draw:path>
        <draw:path draw:style-name="gr4" draw:text-style-name="P4" draw:layer="layout" svg:width="0.179cm" svg:height="0.301cm" svg:x="2.559cm" svg:y="12.068cm" svg:viewBox="0 0 180 302" svg:d="M160 302v-125c0-43-24-72-66-72s-74 32-74 75v122h-20v-302h20v131c14-25 38-44 77-44 53 0 83 36 83 86v129z">
          <text:p/>
        </draw:path>
        <draw:path draw:style-name="gr4" draw:text-style-name="P4" draw:layer="layout" svg:width="0.196cm" svg:height="0.219cm" svg:x="2.796cm" svg:y="12.154cm" svg:viewBox="0 0 197 220" svg:d="M175 101c-2-43-27-82-75-82-41 0-74 35-78 82zM105 202c33 0 55-15 72-33l14 12c-21 23-46 39-87 39-55 0-104-44-104-109v-1c0-61 44-110 101-110 59 0 96 49 96 111v1c0 2 0 4 0 7h-175c4 52 42 83 83 83z">
          <text:p/>
        </draw:path>
        <draw:path draw:style-name="gr4" draw:text-style-name="P4" draw:layer="layout" svg:width="0.18cm" svg:height="0.215cm" svg:x="3.051cm" svg:y="12.154cm" svg:viewBox="0 0 181 216" svg:d="M161 216v-126c0-43-24-72-67-72-42 0-74 32-74 75v123h-20v-211h20v39c14-25 38-44 77-44 53 0 84 36 84 86v130z">
          <text:p/>
        </draw:path>
        <draw:path draw:style-name="gr4" draw:text-style-name="P4" draw:layer="layout" svg:width="0.317cm" svg:height="0.215cm" svg:x="3.427cm" svg:y="12.154cm" svg:viewBox="0 0 318 216" svg:d="M298 216v-126c0-45-24-72-62-72-37 0-68 28-68 74v124h-20v-127c0-44-24-71-61-71s-67 33-67 76v122h-20v-211h20v37c14-22 32-42 70-42 37 0 59 21 71 45 13-23 36-45 76-45 50 0 81 35 81 87v129z">
          <text:p/>
        </draw:path>
        <draw:path draw:style-name="gr4" draw:text-style-name="P4" draw:layer="layout" svg:width="0.025cm" svg:height="0.292cm" svg:x="3.819cm" svg:y="12.077cm" svg:viewBox="0 0 26 293" svg:d="M2 82h21v211h-21zM0 0h26v27h-26z">
          <text:p/>
        </draw:path>
        <draw:path draw:style-name="gr4" draw:text-style-name="P4" draw:layer="layout" svg:width="0.124cm" svg:height="0.28cm" svg:x="3.901cm" svg:y="12.092cm" svg:viewBox="0 0 125 281" svg:d="M91 281c-33 0-59-17-59-57v-139h-32v-18h32v-67h20v67h73v18h-73v137c0 30 18 40 42 40 10 0 19-2 31-7v19c-11 5-21 7-34 7z">
          <text:p/>
        </draw:path>
        <draw:path draw:style-name="gr4" draw:text-style-name="P4" draw:layer="layout" svg:width="0.208cm" svg:height="0.281cm" svg:x="4.072cm" svg:y="12.154cm" svg:viewBox="0 0 209 282" svg:d="M189 100c0-50-43-81-87-81s-81 31-81 81c0 48 38 81 81 81 44 0 87-33 87-80zM105 282c-35 0-67-11-96-32l12-16c25 19 54 29 85 29 48 0 82-27 82-81v-31c-18 26-46 49-88 49-50 0-100-39-100-99v-1c0-61 50-100 100-100 42 0 71 22 88 47v-42h21v178c0 64-44 99-104 99z">
          <text:p/>
        </draw:path>
        <draw:path draw:style-name="gr4" draw:text-style-name="P4" draw:layer="layout" svg:width="0.196cm" svg:height="0.219cm" svg:x="4.342cm" svg:y="12.154cm" svg:viewBox="0 0 197 220" svg:d="M175 101c-3-43-27-82-75-82-42 0-75 35-78 82zM105 202c32 0 55-15 72-33l14 12c-21 23-47 39-87 39-55 0-104-44-104-109v-1c0-61 43-110 101-110 59 0 96 49 96 111v1c0 2 0 4 0 7h-175c3 52 42 83 83 83z">
          <text:p/>
        </draw:path>
        <draw:path draw:style-name="gr4" draw:text-style-name="P4" draw:layer="layout" svg:width="0.209cm" svg:height="0.305cm" svg:x="4.597cm" svg:y="12.068cm" svg:viewBox="0 0 210 306" svg:d="M188 196c0-55-39-91-83-91s-86 37-86 90v1c0 54 42 91 86 91 46 0 83-34 83-91zM108 306c-43 0-71-24-88-51v47h-20v-302h20v138c18-28 45-52 88-52 50 0 102 41 102 109v1c0 68-52 110-102 110z">
          <text:p/>
        </draw:path>
        <draw:path draw:style-name="gr4" draw:text-style-name="P4" draw:layer="layout" svg:width="0.113cm" svg:height="0.214cm" svg:x="4.869cm" svg:y="12.155cm" svg:viewBox="0 0 114 215" svg:d="M112 23c-49 0-92 36-92 106v86h-20v-211h20v59c16-37 52-64 94-63v23z">
          <text:p/>
        </draw:path>
        <draw:path draw:style-name="gr4" draw:text-style-name="P4" draw:layer="layout" svg:width="0.181cm" svg:height="0.218cm" svg:x="5.016cm" svg:y="12.155cm" svg:viewBox="0 0 182 219" svg:d="M162 112c-17-4-41-10-72-10-44 0-69 20-69 50 0 31 29 49 61 49 44 0 80-27 80-65zM162 215v-35c-14 20-40 39-81 39-39 0-81-22-81-65v-1c0-44 37-69 92-69 30 0 50 3 70 9v-9c0-43-26-65-70-65-25 0-46 7-66 17l-7-17c23-11 45-19 74-19 55 0 89 28 89 83v132z">
          <text:p/>
        </draw:path>
        <draw:path draw:style-name="gr4" draw:text-style-name="P4" draw:layer="layout" svg:width="0.192cm" svg:height="0.219cm" svg:x="5.255cm" svg:y="12.154cm" svg:viewBox="0 0 193 220" svg:d="M108 220c-61 0-108-50-108-109s48-111 108-111c39 0 64 19 84 40l-15 14c-18-18-38-34-70-34-47 0-85 40-85 90v1c0 50 39 91 87 91 30 0 53-16 70-35l14 12c-21 24-47 41-85 41z">
          <text:p/>
        </draw:path>
        <draw:path draw:style-name="gr4" draw:text-style-name="P4" draw:layer="layout" svg:width="0.18cm" svg:height="0.301cm" svg:x="5.504cm" svg:y="12.068cm" svg:viewBox="0 0 181 302" svg:d="M161 302v-125c0-43-24-72-68-72-41 0-73 32-73 75v122h-20v-302h20v131c14-25 38-44 76-44 54 0 85 36 85 86v129z">
          <text:p/>
        </draw:path>
        <draw:path draw:style-name="gr4" draw:text-style-name="P4" draw:layer="layout" svg:width="0.124cm" svg:height="0.28cm" svg:x="5.737cm" svg:y="12.092cm" svg:viewBox="0 0 125 281" svg:d="M90 281c-32 0-58-17-58-57v-139h-32v-18h32v-67h20v67h73v18h-73v137c0 30 17 40 42 40 10 0 19-2 30-7v19c-10 5-20 7-34 7z">
          <text:p/>
        </draw:path>
        <draw:polygon draw:style-name="gr4" draw:text-style-name="P4" draw:layer="layout" svg:width="0.027cm" svg:height="0.035cm" svg:x="5.917cm" svg:y="12.334cm" svg:viewBox="0 0 28 36" draw:points="0,0 28,0 28,36 0,36">
          <text:p/>
        </draw:polygon>
        <draw:polygon draw:style-name="gr4" draw:text-style-name="P4" draw:layer="layout" svg:width="0.227cm" svg:height="0.288cm" svg:x="6.129cm" svg:y="12.081cm" svg:viewBox="0 0 228 289" draw:points="0,289 0,277 198,19 7,19 7,0 228,0 228,12 30,269 228,269 228,289">
          <text:p/>
        </draw:polygon>
        <draw:path draw:style-name="gr4" draw:text-style-name="P4" draw:layer="layout" svg:width="0.025cm" svg:height="0.292cm" svg:x="6.423cm" svg:y="12.077cm" svg:viewBox="0 0 26 293" svg:d="M2 82h21v211h-21zM0 0h26v27h-26z">
          <text:p/>
        </draw:path>
        <draw:path draw:style-name="gr4" draw:text-style-name="P4" draw:layer="layout" svg:width="0.196cm" svg:height="0.219cm" svg:x="6.51cm" svg:y="12.154cm" svg:viewBox="0 0 197 220" svg:d="M175 101c-3-43-27-82-75-82-42 0-74 35-78 82zM105 202c32 0 55-15 72-33l14 12c-22 23-47 39-87 39-55 0-104-44-104-109v-1c0-61 44-110 101-110 59 0 96 49 96 111v1c0 2 0 4 0 7h-175c4 52 42 83 83 83z">
          <text:p/>
        </draw:path>
        <draw:path draw:style-name="gr4" draw:text-style-name="P4" draw:layer="layout" svg:width="0.18cm" svg:height="0.301cm" svg:x="6.765cm" svg:y="12.068cm" svg:viewBox="0 0 181 302" svg:d="M160 302v-125c0-43-24-72-67-72-41 0-73 32-73 75v122h-20v-302h20v131c14-25 37-44 76-44 54 0 85 36 85 86v129z">
          <text:p/>
        </draw:path>
        <draw:path draw:style-name="gr4" draw:text-style-name="P4" draw:layer="layout" svg:width="0.124cm" svg:height="0.28cm" svg:x="6.998cm" svg:y="12.092cm" svg:viewBox="0 0 125 281" svg:d="M90 281c-32 0-59-17-59-57v-139h-31v-18h31v-67h20v67h74v18h-74v137c0 30 18 40 42 40 11 0 19-2 31-7v19c-11 5-21 7-34 7z">
          <text:p/>
        </draw:path>
        <draw:path draw:style-name="gr4" draw:text-style-name="P4" draw:layer="layout" svg:width="0.195cm" svg:height="0.219cm" svg:x="7.291cm" svg:y="12.154cm" svg:viewBox="0 0 196 220" svg:d="M175 101c-3-43-27-82-76-82-41 0-73 35-78 82zM104 202c33 0 55-15 72-33l14 12c-21 23-46 39-87 39-55 0-103-44-103-109v-1c0-61 43-110 100-110 59 0 96 49 96 111v1c0 2 0 4 0 7h-175c5 52 42 83 83 83z">
          <text:p/>
        </draw:path>
        <draw:path draw:style-name="gr4" draw:text-style-name="P4" draw:layer="layout" svg:width="0.025cm" svg:height="0.292cm" svg:x="7.546cm" svg:y="12.077cm" svg:viewBox="0 0 26 293" svg:d="M2 82h21v211h-21zM0 0h26v27h-26z">
          <text:p/>
        </draw:path>
        <draw:path draw:style-name="gr4" draw:text-style-name="P4" draw:layer="layout" svg:width="0.18cm" svg:height="0.215cm" svg:x="7.648cm" svg:y="12.154cm" svg:viewBox="0 0 181 216" svg:d="M160 216v-126c0-43-25-72-67-72-41 0-73 32-73 75v123h-20v-211h20v39c14-25 37-44 76-44 54 0 85 36 85 86v130z">
          <text:p/>
        </draw:path>
        <draw:path draw:style-name="gr4" draw:text-style-name="P4" draw:layer="layout" svg:width="0.195cm" svg:height="0.219cm" svg:x="7.886cm" svg:y="12.154cm" svg:viewBox="0 0 196 220" svg:d="M175 101c-3-43-28-82-76-82-41 0-73 35-77 82zM104 202c33 0 55-15 72-33l14 12c-21 23-46 39-87 39-55 0-103-44-103-109v-1c0-61 43-110 100-110 59 0 96 49 96 111v1c0 2 0 4 0 7h-174c4 52 41 83 82 83z">
          <text:p/>
        </draw:path>
        <draw:path draw:style-name="gr4" draw:text-style-name="P4" draw:layer="layout" svg:width="0.18cm" svg:height="0.215cm" svg:x="8.14cm" svg:y="12.154cm" svg:viewBox="0 0 181 216" svg:d="M161 216v-126c0-43-24-72-67-72-41 0-73 32-73 75v123h-21v-211h21v39c14-25 38-44 76-44 53 0 84 36 84 86v130z">
          <text:p/>
        </draw:path>
        <draw:path draw:style-name="gr4" draw:text-style-name="P4" draw:layer="layout" svg:width="0.211cm" svg:height="0.288cm" svg:x="1.782cm" svg:y="12.574cm" svg:viewBox="0 0 212 289" svg:d="M191 90c0-46-35-70-87-70h-82v141h79c54 0 90-28 90-71zM100 181h-78v108h-22v-289h105c64 0 107 33 107 88v1c0 61-52 92-112 92z">
          <text:p/>
        </draw:path>
        <draw:path draw:style-name="gr4" draw:text-style-name="P4" draw:layer="layout" svg:width="0.18cm" svg:height="0.214cm" svg:x="2.048cm" svg:y="12.653cm" svg:viewBox="0 0 181 215" svg:d="M161 210v-39c-14 25-38 44-76 44-53 0-85-36-85-86v-129h21v125c0 43 25 72 67 72 41 0 73-32 73-75v-122h20v210z">
          <text:p/>
        </draw:path>
        <draw:path draw:style-name="gr4" draw:text-style-name="P4" draw:layer="layout" svg:width="0.18cm" svg:height="0.214cm" svg:x="2.304cm" svg:y="12.648cm" svg:viewBox="0 0 181 215" svg:d="M161 215v-124c0-45-24-73-68-73-41 0-72 31-72 76v121h-21v-210h21v39c14-25 37-44 75-44 54 0 85 36 85 87v128z">
          <text:p/>
        </draw:path>
        <draw:polygon draw:style-name="gr4" draw:text-style-name="P4" draw:layer="layout" svg:width="0.179cm" svg:height="0.3cm" svg:x="2.557cm" svg:y="12.562cm" svg:viewBox="0 0 180 301" draw:points="155,301 72,199 20,250 20,301 0,301 0,0 20,0 20,226 151,91 178,91 86,183 180,301">
          <text:p/>
        </draw:polygon>
        <draw:path draw:style-name="gr4" draw:text-style-name="P4" draw:layer="layout" svg:width="0.124cm" svg:height="0.28cm" svg:x="2.768cm" svg:y="12.586cm" svg:viewBox="0 0 125 281" svg:d="M90 281c-33 0-59-18-59-58v-138h-31v-18h31v-67h20v67h74v18h-74v136c0 30 18 41 42 41 11 0 19-2 31-7v19c-11 5-21 7-34 7z">
          <text:p/>
        </draw:path>
        <draw:polygon draw:style-name="gr4" draw:text-style-name="P4" draw:layer="layout" svg:width="0.205cm" svg:height="0.211cm" svg:x="3.054cm" svg:y="12.653cm" svg:viewBox="0 0 206 212" draw:points="111,212 94,212 0,0 23,0 103,188 184,0 206,0">
          <text:p/>
        </draw:polygon>
        <draw:path draw:style-name="gr4" draw:text-style-name="P4" draw:layer="layout" svg:width="0.216cm" svg:height="0.219cm" svg:x="3.3cm" svg:y="12.648cm" svg:viewBox="0 0 217 220" svg:d="M195 109c0-50-38-90-87-90s-86 40-86 90c0 51 39 92 87 92 50 0 86-41 86-91zM108 220c-62 0-108-50-108-110v-1c0-58 47-109 109-109s108 50 108 109c0 60-46 111-109 111z">
          <text:p/>
        </draw:path>
        <draw:path draw:style-name="gr4" draw:text-style-name="P4" draw:layer="layout" svg:width="0.18cm" svg:height="0.214cm" svg:x="3.578cm" svg:y="12.648cm" svg:viewBox="0 0 181 215" svg:d="M160 215v-124c0-45-24-73-66-73s-74 31-74 76v121h-20v-210h20v39c14-25 37-44 77-44 53 0 84 36 84 87v128z">
          <text:p/>
        </draw:path>
        <draw:path draw:style-name="gr4" draw:text-style-name="P4" draw:layer="layout" svg:width="0.064cm" svg:height="0.359cm" svg:x="3.915cm" svg:y="12.57cm" svg:viewBox="0 0 65 360" svg:d="M40 0h25v28h-25zM17 360c-6 0-11 0-17-1v-18c5 1 12 1 16 1 16 0 26-9 26-29v-230h21v229c0 33-18 48-46 48z">
          <text:p/>
        </draw:path>
        <draw:path draw:style-name="gr4" draw:text-style-name="P4" draw:layer="layout" svg:width="0.195cm" svg:height="0.219cm" svg:x="4.042cm" svg:y="12.648cm" svg:viewBox="0 0 196 220" svg:d="M175 100c-3-43-29-82-77-82-41 0-73 35-77 82zM103 201c33 0 56-14 73-33l14 13c-21 23-47 39-88 39-55 0-102-44-102-110v-1c0-61 42-109 99-109 60 0 97 47 97 109v1c0 3 0 4 0 8h-175c4 53 41 83 82 83z">
          <text:p/>
        </draw:path>
        <draw:path draw:style-name="gr4" draw:text-style-name="P4" draw:layer="layout" svg:width="0.208cm" svg:height="0.305cm" svg:x="4.283cm" svg:y="12.562cm" svg:viewBox="0 0 209 306" svg:d="M190 196c0-54-43-90-86-90-46 0-83 33-83 90 0 56 39 91 83 91 43 0 86-37 86-90zM188 301v-47c-18 28-45 52-86 52-51 0-102-40-102-109v-1c0-68 51-110 102-110 42 0 69 24 86 51v-137h21v301z">
          <text:p/>
        </draw:path>
        <draw:path draw:style-name="gr4" draw:text-style-name="P4" draw:layer="layout" svg:width="0.196cm" svg:height="0.219cm" svg:x="4.553cm" svg:y="12.648cm" svg:viewBox="0 0 197 220" svg:d="M175 100c-3-43-27-82-75-82-41 0-74 35-78 82zM105 201c33 0 55-14 72-33l14 13c-21 23-46 39-87 39-55 0-104-44-104-110v-1c0-61 44-109 101-109 59 0 96 47 96 109v1c0 3 0 4 0 8h-175c4 53 42 83 83 83z">
          <text:p/>
        </draw:path>
        <draw:path draw:style-name="gr4" draw:text-style-name="P4" draw:layer="layout" svg:width="0.317cm" svg:height="0.214cm" svg:x="4.808cm" svg:y="12.648cm" svg:viewBox="0 0 318 215" svg:d="M298 215v-124c0-47-23-73-62-73-35 0-66 27-66 75v122h-20v-126c0-44-24-71-63-71-37 0-67 33-67 76v121h-20v-210h20v37c14-22 33-42 70-42 38 0 60 21 72 45 13-24 36-45 76-45 49 0 80 35 80 88v127z">
          <text:p/>
        </draw:path>
        <draw:polygon draw:style-name="gr4" draw:text-style-name="P4" draw:layer="layout" svg:width="0.412cm" svg:height="0.29cm" svg:x="5.305cm" svg:y="12.574cm" svg:viewBox="0 0 413 291" draw:points="309,291 292,291 206,40 122,291 105,291 0,0 24,0 114,258 199,0 215,0 301,258 391,0 413,0">
          <text:p/>
        </draw:polygon>
        <draw:path draw:style-name="gr4" draw:text-style-name="P4" draw:layer="layout" svg:width="0.18cm" svg:height="0.214cm" svg:x="5.772cm" svg:y="12.653cm" svg:viewBox="0 0 181 215" svg:d="M161 210v-39c-14 25-38 44-76 44-54 0-85-36-85-86v-129h20v125c0 43 25 72 68 72 41 0 73-32 73-75v-122h20v210z">
          <text:p/>
        </draw:path>
        <draw:path draw:style-name="gr4" draw:text-style-name="P4" draw:layer="layout" svg:width="0.114cm" svg:height="0.213cm" svg:x="6.028cm" svg:y="12.649cm" svg:viewBox="0 0 115 214" svg:d="M112 22c-48 0-90 38-90 106v86h-22v-210h22v60c16-37 51-65 93-64v22z">
          <text:p/>
        </draw:path>
        <draw:path draw:style-name="gr4" draw:text-style-name="P4" draw:layer="layout" svg:width="0.124cm" svg:height="0.301cm" svg:x="6.175cm" svg:y="12.561cm" svg:viewBox="0 0 125 302" svg:d="M94 18c-30 0-43 18-43 53v21h74v18h-74v192h-21v-192h-30v-18h30v-21c0-45 23-71 64-71 13 0 22 1 31 5v19c-12-4-20-6-31-6z">
          <text:p/>
        </draw:path>
        <draw:path draw:style-name="gr4" draw:text-style-name="P4" draw:layer="layout" svg:width="0.208cm" svg:height="0.305cm" svg:x="6.452cm" svg:y="12.562cm" svg:viewBox="0 0 209 306" svg:d="M190 196c0-54-42-90-85-90-47 0-83 33-83 90 0 56 38 91 83 91 43 0 85-37 85-90zM189 301v-47c-18 28-45 52-86 52-52 0-103-40-103-109v-1c0-68 51-110 103-110 42 0 69 24 86 51v-137h20v301z">
          <text:p/>
        </draw:path>
        <draw:path draw:style-name="gr4" draw:text-style-name="P4" draw:layer="layout" svg:width="0.195cm" svg:height="0.219cm" svg:x="6.723cm" svg:y="12.648cm" svg:viewBox="0 0 196 220" svg:d="M175 100c-3-43-28-82-76-82-41 0-73 35-77 82zM104 201c33 0 55-14 72-33l14 13c-21 23-46 39-87 39-55 0-103-44-103-110v-1c0-61 43-109 100-109 59 0 96 47 96 109v1c0 3 0 4 0 8h-174c4 53 41 83 82 83z">
          <text:p/>
        </draw:path>
        <draw:path draw:style-name="gr4" draw:text-style-name="P4" draw:layer="layout" svg:width="0.158cm" svg:height="0.218cm" svg:x="6.959cm" svg:y="12.648cm" svg:viewBox="0 0 159 219" svg:d="M87 219c-31 0-65-12-87-30l12-16c23 18 49 27 76 27 29 0 51-15 51-39v-1c0-25-26-34-56-42-35-10-73-20-73-58v-1c0-34 29-59 70-59 26 0 54 9 75 23l-11 17c-19-12-42-21-64-21-30 0-49 16-49 38v1c0 23 28 32 59 40 34 10 69 22 69 59v1c0 38-32 61-72 61z">
          <text:p/>
        </draw:path>
        <draw:polygon draw:style-name="gr4" draw:text-style-name="P4" draw:layer="layout" svg:width="0.222cm" svg:height="0.288cm" svg:x="7.289cm" svg:y="12.574cm" svg:viewBox="0 0 223 289" draw:points="122,20 122,289 100,289 100,20 0,20 0,0 223,0 223,20">
          <text:p/>
        </draw:polygon>
        <draw:path draw:style-name="gr4" draw:text-style-name="P4" draw:layer="layout" svg:width="0.196cm" svg:height="0.219cm" svg:x="7.557cm" svg:y="12.648cm" svg:viewBox="0 0 197 220" svg:d="M175 100c-3-43-27-82-76-82-42 0-74 35-77 82zM104 201c32 0 56-14 73-33l14 13c-22 23-48 39-88 39-55 0-103-44-103-110v-1c0-61 43-109 100-109 60 0 97 47 97 109v1c0 3 0 4 0 8h-175c3 53 41 83 82 83z">
          <text:p/>
        </draw:path>
        <draw:path draw:style-name="gr4" draw:text-style-name="P4" draw:layer="layout" svg:width="0.181cm" svg:height="0.218cm" svg:x="7.795cm" svg:y="12.649cm" svg:viewBox="0 0 182 219" svg:d="M162 112c-17-5-41-10-71-10-45 0-70 20-70 49v1c0 31 29 48 62 48 43 0 79-26 79-64zM162 214v-35c-15 20-40 40-80 40s-82-22-82-66 37-69 92-69c30 0 50 4 70 9v-9c0-43-26-65-69-65-27 0-48 7-67 17l-7-18c23-10 45-18 75-18 54 0 88 28 88 83v131z">
          <text:p/>
        </draw:path>
        <draw:path draw:style-name="gr4" draw:text-style-name="P4" draw:layer="layout" svg:width="0.317cm" svg:height="0.214cm" svg:x="8.048cm" svg:y="12.648cm" svg:viewBox="0 0 318 215" svg:d="M298 215v-124c0-47-23-73-62-73-35 0-66 27-66 75v122h-20v-126c0-44-24-71-62-71-37 0-68 33-68 76v121h-20v-210h20v37c14-22 34-42 71-42s59 21 71 45c14-24 36-45 76-45 49 0 80 35 80 88v127z">
          <text:p/>
        </draw:path>
        <draw:path draw:style-name="gr4" draw:text-style-name="P4" draw:layer="layout" svg:width="0.159cm" svg:height="0.218cm" svg:x="8.421cm" svg:y="12.648cm" svg:viewBox="0 0 160 219" svg:d="M87 219c-30 0-64-12-87-30l12-16c24 18 50 27 77 27 28 0 50-15 50-39v-1c0-25-26-34-55-42-35-10-73-20-73-58v-1c0-34 29-59 70-59 25 0 53 9 74 23l-11 17c-19-12-42-21-64-21-29 0-49 16-49 38v1c0 23 30 32 60 40 33 10 69 22 69 59v1c0 38-32 61-73 61z">
          <text:p/>
        </draw:path>
        <draw:path draw:style-name="gr4" draw:text-style-name="P4" draw:layer="layout" svg:width="0.181cm" svg:height="0.218cm" svg:x="8.75cm" svg:y="12.649cm" svg:viewBox="0 0 182 219" svg:d="M163 112c-18-5-41-10-71-10-45 0-71 20-71 49v1c0 31 30 48 62 48 43 0 80-26 80-64zM162 214v-35c-14 20-40 40-80 40-39 0-82-22-82-66s39-69 93-69c29 0 49 4 69 9v-9c0-43-26-65-69-65-25 0-46 7-67 17l-7-18c24-10 47-18 75-18 54 0 88 28 88 83v131z">
          <text:p/>
        </draw:path>
        <draw:path draw:style-name="gr4" draw:text-style-name="P4" draw:layer="layout" svg:width="0.208cm" svg:height="0.305cm" svg:x="9.004cm" svg:y="12.562cm" svg:viewBox="0 0 209 306" svg:d="M187 196c0-55-38-90-82-90s-87 37-87 90v1c0 54 43 90 87 90 46 0 82-33 82-90zM107 306c-42 0-70-24-87-50v45h-20v-301h20v138c18-27 46-52 87-52 51 0 102 41 102 110s-51 110-102 110z">
          <text:p/>
        </draw:path>
        <draw:polygon draw:style-name="gr4" draw:text-style-name="P4" draw:layer="layout" svg:width="0.027cm" svg:height="0.035cm" svg:x="9.271cm" svg:y="12.827cm" svg:viewBox="0 0 28 36" draw:points="0,0 28,0 28,36 0,36">
          <text:p/>
        </draw:polygon>
        <draw:polygon draw:style-name="gr2" draw:text-style-name="P2" draw:layer="layout" svg:width="10.107cm" svg:height="6.706cm" svg:x="0.25cm" svg:y="21.625cm" svg:viewBox="0 0 10108 6707" draw:points="10108,6707 0,6707 0,0 10108,0">
          <text:p/>
        </draw:polygon>
        <draw:polygon draw:style-name="gr7" draw:text-style-name="P7" draw:layer="layout" svg:width="10.107cm" svg:height="2.26cm" svg:x="0.25cm" svg:y="21.625cm" svg:viewBox="0 0 10108 2261" draw:points="10108,2261 0,2261 0,0 10108,0">
          <text:p/>
        </draw:polygon>
        <draw:polygon draw:style-name="gr2" draw:text-style-name="P2" draw:layer="layout" svg:width="0.658cm" svg:height="0.864cm" svg:x="5.692cm" svg:y="23.038cm" svg:viewBox="0 0 659 865" draw:points="0,865 0,0 652,0 652,169 189,169 189,344 597,344 597,514 189,514 189,695 659,695 659,865">
          <text:p/>
        </draw:polygon>
        <draw:polygon draw:style-name="gr2" draw:text-style-name="P2" draw:layer="layout" svg:width="0.866cm" svg:height="0.87cm" svg:x="6.445cm" svg:y="23.038cm" svg:viewBox="0 0 867 871" draw:points="518,871 350,871 0,0 211,0 436,610 662,0 867,0">
          <text:p/>
        </draw:polygon>
        <draw:polygon draw:style-name="gr2" draw:text-style-name="P2" draw:layer="layout" svg:width="0.658cm" svg:height="0.864cm" svg:x="7.444cm" svg:y="23.038cm" svg:viewBox="0 0 659 865" draw:points="0,865 0,0 653,0 653,169 190,169 190,344 598,344 598,514 190,514 190,695 659,695 659,865">
          <text:p/>
        </draw:polygon>
        <draw:polygon draw:style-name="gr2" draw:text-style-name="P2" draw:layer="layout" svg:width="0.767cm" svg:height="0.864cm" svg:x="8.272cm" svg:y="23.038cm" svg:viewBox="0 0 768 865" draw:points="607,865 187,315 187,865 0,865 0,0 175,0 581,532 581,0 768,0 768,865">
          <text:p/>
        </draw:polygon>
        <draw:polygon draw:style-name="gr2" draw:text-style-name="P2" draw:layer="layout" svg:width="0.716cm" svg:height="0.864cm" svg:x="9.185cm" svg:y="23.038cm" svg:viewBox="0 0 717 865" draw:points="453,175 453,865 263,865 263,175 0,175 0,0 717,0 717,175">
          <text:p/>
        </draw:polygon>
        <draw:path draw:style-name="gr2" draw:text-style-name="P2" draw:layer="layout" svg:width="1.574cm" svg:height="1.573cm" svg:x="1.112cm" svg:y="22.121cm" svg:viewBox="0 0 1575 1574" svg:d="M786 1467c-375 0-679-304-679-679 0-376 304-680 679-680 376 0 681 304 681 680 0 375-305 679-681 679zM786 0c-434 0-786 352-786 788 0 435 352 786 786 786 435 0 789-351 789-786 0-436-354-788-789-788z">
          <text:p/>
        </draw:path>
        <draw:path draw:style-name="gr2" draw:text-style-name="P2" draw:layer="layout" svg:width="0.204cm" svg:height="0.202cm" svg:x="1.525cm" svg:y="22.663cm" svg:viewBox="0 0 205 203" svg:d="M102 0c-56 0-102 45-102 102 0 56 46 101 102 101s103-45 103-101c0-57-47-102-103-102z">
          <text:p/>
        </draw:path>
        <draw:path draw:style-name="gr2" draw:text-style-name="P2" draw:layer="layout" svg:width="0.202cm" svg:height="0.202cm" svg:x="2.069cm" svg:y="22.663cm" svg:viewBox="0 0 203 203" svg:d="M102 0c-57 0-102 45-102 102 0 56 45 101 102 101s101-45 101-101c0-57-44-102-101-102z">
          <text:p/>
        </draw:path>
        <draw:path draw:style-name="gr2" draw:text-style-name="P2" draw:layer="layout" svg:width="0.777cm" svg:height="0.37cm" svg:x="1.51cm" svg:y="23.015cm" svg:viewBox="0 0 778 371" svg:d="M725 371c-10-177-157-318-337-318-179 0-325 141-335 318h-53c9-206 180-371 388-371 210 0 380 165 390 371z">
          <text:p/>
        </draw:path>
        <draw:polygon draw:style-name="gr4" draw:text-style-name="P4" draw:layer="layout" svg:width="0.227cm" svg:height="0.288cm" svg:x="1.757cm" svg:y="25.43cm" svg:viewBox="0 0 228 289" draw:points="0,289 0,277 198,20 7,20 7,0 228,0 228,12 30,270 228,270 228,289">
          <text:p/>
        </draw:polygon>
        <draw:polygon draw:style-name="gr4" draw:text-style-name="P4" draw:layer="layout" svg:width="0.314cm" svg:height="0.212cm" svg:x="2.032cm" svg:y="25.508cm" svg:viewBox="0 0 315 213" draw:points="238,213 221,213 158,32 95,213 78,213 0,1 24,1 87,186 150,0 166,0 230,186 293,1 315,1">
          <text:p/>
        </draw:polygon>
        <draw:path draw:style-name="gr4" draw:text-style-name="P4" draw:layer="layout" svg:width="0.025cm" svg:height="0.292cm" svg:x="2.405cm" svg:y="25.426cm" svg:viewBox="0 0 26 293" svg:d="M2 84h21v209h-21zM0 0h26v28h-26z">
          <text:p/>
        </draw:path>
        <draw:path draw:style-name="gr4" draw:text-style-name="P4" draw:layer="layout" svg:width="0.158cm" svg:height="0.218cm" svg:x="2.489cm" svg:y="25.504cm" svg:viewBox="0 0 159 219" svg:d="M86 219c-31 0-64-13-86-31l12-16c23 18 48 28 75 28 28 0 51-16 51-40v-1c0-25-27-34-56-42-34-10-72-20-72-58v-1c0-33 28-58 69-58 25 0 54 10 75 24l-10 16c-20-12-44-21-66-21-29 0-48 16-48 37v1c0 23 29 32 59 41 35 9 70 21 70 58v1c0 38-32 62-73 62z">
          <text:p/>
        </draw:path>
        <draw:path draw:style-name="gr4" draw:text-style-name="P4" draw:layer="layout" svg:width="0.192cm" svg:height="0.219cm" svg:x="2.697cm" svg:y="25.504cm" svg:viewBox="0 0 193 220" svg:d="M108 220c-62 0-108-50-108-109v-1c0-58 47-110 108-110 39 0 64 19 84 39l-15 15c-18-18-38-34-70-34-48 0-85 39-85 90s38 91 87 91c30 0 53-15 70-35l14 13c-21 24-47 41-85 41z">
          <text:p/>
        </draw:path>
        <draw:path draw:style-name="gr4" draw:text-style-name="P4" draw:layer="layout" svg:width="0.18cm" svg:height="0.3cm" svg:x="2.946cm" svg:y="25.418cm" svg:viewBox="0 0 181 301" svg:d="M161 301v-125c0-43-25-72-67-72-41 0-73 31-73 75v122h-21v-301h21v130c14-25 38-44 76-44 53 0 84 36 84 86v129z">
          <text:p/>
        </draw:path>
        <draw:path draw:style-name="gr4" draw:text-style-name="P4" draw:layer="layout" svg:width="0.196cm" svg:height="0.219cm" svg:x="3.184cm" svg:y="25.504cm" svg:viewBox="0 0 197 220" svg:d="M175 101c-3-43-27-82-75-82-42 0-75 35-79 82zM105 201c32 0 54-14 72-33l14 13c-22 23-47 39-87 39-55 0-104-44-104-109v-1c0-61 44-110 100-110 59 0 97 48 97 110v1c0 3 0 4-1 8h-175c4 52 42 82 84 82z">
          <text:p/>
        </draw:path>
        <draw:path draw:style-name="gr4" draw:text-style-name="P4" draw:layer="layout" svg:width="0.179cm" svg:height="0.214cm" svg:x="3.439cm" svg:y="25.504cm" svg:viewBox="0 0 180 215" svg:d="M160 215v-124c0-44-24-73-66-73-43 0-74 31-74 76v121h-20v-210h20v39c14-25 38-44 76-44 54 0 84 36 84 87v128z">
          <text:p/>
        </draw:path>
        <draw:path draw:style-name="gr4" draw:text-style-name="P4" draw:layer="layout" svg:width="0.124cm" svg:height="0.301cm" svg:x="3.673cm" svg:y="25.417cm" svg:viewBox="0 0 125 302" svg:d="M93 19c-29 0-43 18-43 53v21h75v18h-75v191h-20v-191h-30v-18h30v-21c0-45 23-72 63-72 12 0 23 1 32 5v20c-12-4-22-6-32-6z">
          <text:p/>
        </draw:path>
        <draw:path draw:style-name="gr4" draw:text-style-name="P4" draw:layer="layout" svg:width="0.18cm" svg:height="0.218cm" svg:x="3.823cm" svg:y="25.505cm" svg:viewBox="0 0 181 219" svg:d="M162 111c-18-5-41-10-71-10-45 0-70 20-70 49v1c0 31 30 48 62 48 43 0 79-26 79-64zM162 214v-36c-15 20-41 41-80 41-41 0-82-23-82-67s37-69 92-69c29 0 50 4 70 9v-9c0-42-26-64-69-64-26 0-48 7-67 17l-8-18c23-10 47-18 76-18 54 0 87 28 87 83v131z">
          <text:p/>
        </draw:path>
        <draw:polygon draw:style-name="gr4" draw:text-style-name="P4" draw:layer="layout" svg:width="0.02cm" svg:height="0.3cm" svg:x="4.079cm" svg:y="25.418cm" svg:viewBox="0 0 21 301" draw:points="0,0 21,0 21,301 0,301">
          <text:p/>
        </draw:polygon>
        <draw:polygon draw:style-name="gr4" draw:text-style-name="P4" draw:layer="layout" svg:width="0.02cm" svg:height="0.3cm" svg:x="4.181cm" svg:y="25.418cm" svg:viewBox="0 0 21 301" draw:points="0,0 21,0 21,301 0,301">
          <text:p/>
        </draw:polygon>
        <draw:path draw:style-name="gr4" draw:text-style-name="P4" draw:layer="layout" svg:width="0.025cm" svg:height="0.292cm" svg:x="4.405cm" svg:y="25.426cm" svg:viewBox="0 0 26 293" svg:d="M2 84h21v209h-21zM0 0h26v28h-26z">
          <text:p/>
        </draw:path>
        <draw:path draw:style-name="gr4" draw:text-style-name="P4" draw:layer="layout" svg:width="0.317cm" svg:height="0.214cm" svg:x="4.507cm" svg:y="25.504cm" svg:viewBox="0 0 318 215" svg:d="M298 215v-124c0-47-24-73-62-73-36 0-67 27-67 75v122h-20v-126c0-44-24-71-62-71-37 0-67 33-67 76v121h-20v-210h20v37c13-22 32-42 71-42 36 0 59 21 71 45 13-24 36-45 75-45 50 0 81 35 81 88v127z">
          <text:p/>
        </draw:path>
        <draw:path draw:style-name="gr4" draw:text-style-name="P4" draw:layer="layout" svg:width="0.228cm" svg:height="0.288cm" svg:x="5.026cm" svg:y="25.43cm" svg:viewBox="0 0 229 289" svg:d="M207 209c0-35-30-56-87-56h-99v117h106c49 0 80-24 80-60zM191 73c0-31-25-53-72-53h-98v113h96c44 0 74-21 74-59zM126 289h-126v-289h120c56 0 93 28 93 71v1c0 39-25 59-49 68 35 9 65 29 65 69v1c0 49-41 79-103 79z">
          <text:p/>
        </draw:path>
        <draw:path draw:style-name="gr4" draw:text-style-name="P4" draw:layer="layout" svg:width="0.196cm" svg:height="0.219cm" svg:x="5.304cm" svg:y="25.504cm" svg:viewBox="0 0 197 220" svg:d="M175 101c-3-43-27-82-75-82-43 0-75 35-78 82zM105 201c32 0 55-14 72-33l14 13c-22 23-47 39-87 39-56 0-104-44-104-109v-1c0-61 43-110 101-110 59 0 96 48 96 110v1c0 3 0 4 0 8h-175c3 52 42 82 83 82z">
          <text:p/>
        </draw:path>
        <draw:path draw:style-name="gr4" draw:text-style-name="P4" draw:layer="layout" svg:width="0.124cm" svg:height="0.28cm" svg:x="5.54cm" svg:y="25.442cm" svg:viewBox="0 0 125 281" svg:d="M89 281c-33 0-59-18-59-58v-138h-30v-18h30v-67h20v67h75v18h-75v136c0 30 18 41 42 41 11 0 20-2 32-7v19c-11 5-21 7-35 7z">
          <text:p/>
        </draw:path>
        <draw:path draw:style-name="gr4" draw:text-style-name="P4" draw:layer="layout" svg:width="0.114cm" svg:height="0.213cm" svg:x="5.723cm" svg:y="25.505cm" svg:viewBox="0 0 115 214" svg:d="M112 22c-49 0-91 37-91 105v87h-21v-210h21v59c16-37 51-64 94-63v22z">
          <text:p/>
        </draw:path>
        <draw:path draw:style-name="gr4" draw:text-style-name="P4" draw:layer="layout" svg:width="0.026cm" svg:height="0.292cm" svg:x="5.888cm" svg:y="25.426cm" svg:viewBox="0 0 27 293" svg:d="M3 84h20v209h-20zM0 0h27v28h-27z">
          <text:p/>
        </draw:path>
        <draw:path draw:style-name="gr4" draw:text-style-name="P4" draw:layer="layout" svg:width="0.196cm" svg:height="0.219cm" svg:x="5.976cm" svg:y="25.504cm" svg:viewBox="0 0 197 220" svg:d="M175 101c-3-43-28-82-76-82-42 0-74 35-78 82zM104 201c32 0 54-14 73-33l14 13c-22 23-48 39-88 39-55 0-103-44-103-109v-1c0-61 43-110 100-110 58 0 97 48 97 110v1c0 3 0 4-1 8h-175c4 52 42 82 83 82z">
          <text:p/>
        </draw:path>
        <draw:path draw:style-name="gr4" draw:text-style-name="P4" draw:layer="layout" svg:width="0.208cm" svg:height="0.305cm" svg:x="6.231cm" svg:y="25.418cm" svg:viewBox="0 0 209 306" svg:d="M187 196c0-55-38-90-83-90-43 0-85 37-85 90v1c0 54 42 90 85 90 47 0 83-33 83-90zM106 306c-42 0-69-24-86-50v45h-20v-301h20v138c18-27 45-51 86-51 52 0 103 40 103 109s-51 110-103 110z">
          <text:p/>
        </draw:path>
        <draw:polygon draw:style-name="gr4" draw:text-style-name="P4" draw:layer="layout" svg:width="0.027cm" svg:height="0.035cm" svg:x="6.498cm" svg:y="25.683cm" svg:viewBox="0 0 28 36" draw:points="0,0 28,0 28,36 0,36">
          <text:p/>
        </draw:polygon>
        <draw:path draw:style-name="gr4" draw:text-style-name="P4" draw:layer="layout" svg:width="0.249cm" svg:height="0.288cm" svg:x="1.771cm" svg:y="25.924cm" svg:viewBox="0 0 250 289" svg:d="M228 145c0-68-51-125-131-125h-75v249h75c80 0 131-54 131-123zM97 289h-97v-289h97c91 0 153 63 153 144v1c0 81-62 144-153 144z">
          <text:p/>
        </draw:path>
        <draw:path draw:style-name="gr4" draw:text-style-name="P4" draw:layer="layout" svg:width="0.181cm" svg:height="0.218cm" svg:x="2.071cm" svg:y="25.999cm" svg:viewBox="0 0 182 219" svg:d="M162 111c-18-5-41-10-71-10-45 0-69 20-69 50v1c0 30 29 48 61 48 42 0 79-26 79-66zM162 214v-35c-15 20-41 40-81 40-39 0-81-22-81-66v-1c0-44 38-69 92-69 29 0 49 4 70 9v-9c0-42-26-64-70-64-25 0-46 7-65 17l-8-18c23-11 46-18 75-18 54 0 88 28 88 82v132z">
          <text:p/>
        </draw:path>
        <draw:path draw:style-name="gr4" draw:text-style-name="P4" draw:layer="layout" svg:width="0.158cm" svg:height="0.218cm" svg:x="2.307cm" svg:y="25.998cm" svg:viewBox="0 0 159 219" svg:d="M86 219c-31 0-64-12-86-30l12-16c23 17 48 27 75 27 28 0 50-15 50-40 0-26-26-35-55-43-34-10-72-21-72-58v-1c0-34 28-58 69-58 25 0 54 9 76 23l-11 17c-21-13-44-21-66-21-29 0-47 16-47 37v1c0 23 28 32 58 40 34 10 70 22 70 60v1c0 37-33 61-73 61z">
          <text:p/>
        </draw:path>
        <draw:path draw:style-name="gr4" draw:text-style-name="P4" draw:layer="layout" svg:width="0.209cm" svg:height="0.282cm" svg:x="2.639cm" svg:y="25.997cm" svg:viewBox="0 0 210 283" svg:d="M191 99c0-48-44-79-88-79s-81 30-81 79v1c0 47 38 80 81 80 44 0 88-32 88-80zM106 283c-35 0-68-12-96-33l12-17c25 19 53 30 84 30 48 0 84-28 84-82v-30c-19 26-48 48-89 48-51 0-101-38-101-98v-1c0-61 50-100 101-100 42 0 71 23 89 47v-42h20v178c0 63-45 100-104 100z">
          <text:p/>
        </draw:path>
        <draw:path draw:style-name="gr4" draw:text-style-name="P4" draw:layer="layout" svg:width="0.181cm" svg:height="0.218cm" svg:x="2.907cm" svg:y="25.999cm" svg:viewBox="0 0 182 219" svg:d="M163 111c-18-5-41-10-72-10-45 0-70 20-70 50v1c0 30 29 48 62 48 43 0 80-26 80-66zM162 214v-35c-14 20-40 40-80 40s-82-22-82-66v-1c0-44 37-69 93-69 29 0 49 4 69 9v-9c0-42-26-64-69-64-25 0-47 7-67 17l-7-18c23-11 47-18 75-18 54 0 88 28 88 82v132z">
          <text:p/>
        </draw:path>
        <draw:path draw:style-name="gr4" draw:text-style-name="P4" draw:layer="layout" svg:width="0.18cm" svg:height="0.215cm" svg:x="3.16cm" svg:y="25.997cm" svg:viewBox="0 0 181 216" svg:d="M161 216v-125c0-43-25-71-68-71-41 0-72 31-72 75v121h-21v-210h21v39c14-24 37-45 75-45 53 0 85 38 85 88v128z">
          <text:p/>
        </draw:path>
        <draw:polygon draw:style-name="gr4" draw:text-style-name="P4" draw:layer="layout" svg:width="0.182cm" svg:height="0.21cm" svg:x="3.398cm" svg:y="26.002cm" svg:viewBox="0 0 183 211" draw:points="0,211 0,200 153,18 6,18 6,0 183,0 183,12 30,193 183,193 183,211">
          <text:p/>
        </draw:polygon>
        <draw:path draw:style-name="gr4" draw:text-style-name="P4" draw:layer="layout" svg:width="0.196cm" svg:height="0.22cm" svg:x="3.626cm" svg:y="25.997cm" svg:viewBox="0 0 197 221" svg:d="M174 100c-3-42-27-81-75-81-42 0-74 35-77 81zM104 202c32 0 55-14 72-34l15 14c-23 23-48 39-88 39-55 0-103-44-103-110v-1c0-61 43-110 100-110 59 0 97 48 97 110v1c0 3 0 4 0 7h-175c3 53 41 84 82 84z">
          <text:p/>
        </draw:path>
        <draw:polygon draw:style-name="gr4" draw:text-style-name="P4" draw:layer="layout" svg:width="0.222cm" svg:height="0.288cm" svg:x="3.988cm" svg:y="25.924cm" svg:viewBox="0 0 223 289" draw:points="123,20 123,289 101,289 101,20 0,20 0,0 223,0 223,20">
          <text:p/>
        </draw:polygon>
        <draw:path draw:style-name="gr4" draw:text-style-name="P4" draw:layer="layout" svg:width="0.195cm" svg:height="0.22cm" svg:x="4.257cm" svg:y="25.997cm" svg:viewBox="0 0 196 221" svg:d="M175 100c-3-42-28-81-77-81-41 0-73 35-77 81zM103 202c34 0 56-14 73-34l14 14c-21 23-46 39-88 39-55 0-102-44-102-110v-1c0-61 42-110 99-110 60 0 97 48 97 110v1c0 3 0 4 0 7h-175c4 53 41 84 82 84z">
          <text:p/>
        </draw:path>
        <draw:path draw:style-name="gr4" draw:text-style-name="P4" draw:layer="layout" svg:width="0.181cm" svg:height="0.218cm" svg:x="4.494cm" svg:y="25.999cm" svg:viewBox="0 0 182 219" svg:d="M163 111c-18-5-42-10-73-10-44 0-69 20-69 50v1c0 30 29 48 61 48 44 0 81-26 81-66zM162 214v-35c-14 20-40 40-81 40-39 0-81-22-81-66v-1c0-44 37-69 92-69 30 0 50 4 70 9v-9c0-42-26-64-70-64-25 0-46 7-66 17l-7-18c23-11 46-18 74-18 55 0 89 28 89 82v132z">
          <text:p/>
        </draw:path>
        <draw:path draw:style-name="gr4" draw:text-style-name="P4" draw:layer="layout" svg:width="0.317cm" svg:height="0.215cm" svg:x="4.747cm" svg:y="25.997cm" svg:viewBox="0 0 318 216" svg:d="M298 216v-125c0-45-23-71-62-71-35 0-66 27-66 74v122h-21v-126c0-43-24-70-61-70-38 0-67 33-67 75v121h-21v-210h21v38c13-22 32-44 69-44s60 22 71 47c15-24 37-47 77-47 50 0 80 36 80 89v127z">
          <text:p/>
        </draw:path>
        <draw:path draw:style-name="gr4" draw:text-style-name="P4" draw:layer="layout" svg:width="0.317cm" svg:height="0.215cm" svg:x="5.262cm" svg:y="25.997cm" svg:viewBox="0 0 318 216" svg:d="M298 216v-125c0-45-24-71-63-71-35 0-66 27-66 74v122h-20v-126c0-43-24-70-62-70-37 0-67 33-67 75v121h-20v-210h20v38c14-22 33-44 70-44s59 22 71 47c14-24 36-47 76-47 50 0 81 36 81 89v127z">
          <text:p/>
        </draw:path>
        <draw:path draw:style-name="gr4" draw:text-style-name="P4" draw:layer="layout" svg:width="0.18cm" svg:height="0.215cm" svg:x="5.649cm" svg:y="26.002cm" svg:viewBox="0 0 181 216" svg:d="M160 210v-39c-14 25-38 45-76 45-53 0-84-37-84-87v-129h20v125c0 43 25 71 67 71 41 0 73-31 73-74v-122h21v210z">
          <text:p/>
        </draw:path>
        <draw:path draw:style-name="gr4" draw:text-style-name="P4" draw:layer="layout" svg:width="0.158cm" svg:height="0.218cm" svg:x="5.888cm" svg:y="25.998cm" svg:viewBox="0 0 159 219" svg:d="M87 219c-31 0-65-12-87-30l11-16c24 17 50 27 77 27 28 0 50-15 50-40 0-26-26-35-55-43-34-10-73-21-73-58v-1c0-34 29-58 70-58 25 0 53 9 74 23l-10 17c-20-13-43-21-65-21-29 0-49 16-49 37v1c0 23 30 32 60 40 34 10 69 22 69 60v1c0 37-32 61-72 61z">
          <text:p/>
        </draw:path>
        <draw:path draw:style-name="gr4" draw:text-style-name="P4" draw:layer="layout" svg:width="0.158cm" svg:height="0.218cm" svg:x="6.092cm" svg:y="25.998cm" svg:viewBox="0 0 159 219" svg:d="M86 219c-30 0-64-12-86-30l12-16c23 17 48 27 75 27 29 0 51-15 51-40 0-26-26-35-56-43-34-10-72-21-72-58v-1c0-34 29-58 69-58 25 0 54 9 76 23l-12 17c-19-13-42-21-64-21-29 0-48 16-48 37v1c0 23 28 32 58 40 34 10 70 22 70 60v1c0 37-33 61-73 61z">
          <text:p/>
        </draw:path>
        <draw:path draw:style-name="gr4" draw:text-style-name="P4" draw:layer="layout" svg:width="0.195cm" svg:height="0.22cm" svg:x="6.424cm" svg:y="25.997cm" svg:viewBox="0 0 196 221" svg:d="M175 100c-3-42-28-81-77-81-41 0-73 35-77 81zM103 202c34 0 56-14 73-34l14 14c-21 23-46 39-88 39-55 0-102-44-102-110v-1c0-61 42-110 99-110 60 0 97 48 97 110v1c0 3 0 4 0 7h-175c4 53 41 84 82 84z">
          <text:p/>
        </draw:path>
        <draw:path draw:style-name="gr4" draw:text-style-name="P4" draw:layer="layout" svg:width="0.025cm" svg:height="0.292cm" svg:x="6.679cm" svg:y="25.92cm" svg:viewBox="0 0 26 293" svg:d="M2 82h21v211h-21zM0 0h26v28h-26z">
          <text:p/>
        </draw:path>
        <draw:path draw:style-name="gr4" draw:text-style-name="P4" draw:layer="layout" svg:width="0.18cm" svg:height="0.215cm" svg:x="6.781cm" svg:y="25.997cm" svg:viewBox="0 0 181 216" svg:d="M160 216v-125c0-43-24-71-67-71-41 0-73 31-73 75v121h-20v-210h20v39c14-24 37-45 76-45 54 0 85 38 85 88v128z">
          <text:p/>
        </draw:path>
        <draw:path draw:style-name="gr4" draw:text-style-name="P4" draw:layer="layout" svg:width="0.195cm" svg:height="0.22cm" svg:x="7.019cm" svg:y="25.997cm" svg:viewBox="0 0 196 221" svg:d="M175 100c-3-42-28-81-77-81-41 0-73 35-77 81zM104 202c33 0 55-14 72-34l14 14c-21 23-46 39-87 39-56 0-103-44-103-110v-1c0-61 42-110 100-110 59 0 96 48 96 110v1c0 3 0 4 0 7h-175c4 53 41 84 83 84z">
          <text:p/>
        </draw:path>
        <draw:path draw:style-name="gr4" draw:text-style-name="P4" draw:layer="layout" svg:width="0.235cm" svg:height="0.288cm" svg:x="7.401cm" svg:y="25.924cm" svg:viewBox="0 0 236 289" svg:d="M203 84c0-40-31-64-83-64h-98v130h97c48 0 84-24 84-65zM208 289l-92-119h-94v119h-22v-289h121c62 0 104 34 104 83v1c0 48-37 76-85 82l96 123z">
          <text:p/>
        </draw:path>
        <draw:path draw:style-name="gr4" draw:text-style-name="P4" draw:layer="layout" svg:width="0.18cm" svg:height="0.215cm" svg:x="7.69cm" svg:y="26.002cm" svg:viewBox="0 0 181 216" svg:d="M161 210v-39c-14 25-38 45-77 45-53 0-84-37-84-87v-129h20v125c0 43 24 71 67 71 42 0 74-31 74-74v-122h20v210z">
          <text:p/>
        </draw:path>
        <draw:path draw:style-name="gr4" draw:text-style-name="P4" draw:layer="layout" svg:width="0.18cm" svg:height="0.215cm" svg:x="7.946cm" svg:y="25.997cm" svg:viewBox="0 0 181 216" svg:d="M161 216v-125c0-43-24-71-67-71-41 0-73 31-73 75v121h-21v-210h21v39c14-24 38-45 76-45 53 0 84 38 84 88v128z">
          <text:p/>
        </draw:path>
        <draw:path draw:style-name="gr4" draw:text-style-name="P4" draw:layer="layout" svg:width="0.208cm" svg:height="0.305cm" svg:x="8.185cm" svg:y="25.912cm" svg:viewBox="0 0 209 306" svg:d="M191 196c0-55-42-91-86-91-46 0-83 33-83 90v1c0 55 39 91 83 91s86-37 86-90zM189 301v-47c-18 28-45 52-86 52-51 0-103-41-103-109v-1c0-69 52-111 103-111 42 0 69 24 86 51v-136h20v301z">
          <text:p/>
        </draw:path>
        <draw:path draw:style-name="gr4" draw:text-style-name="P4" draw:layer="layout" svg:width="0.195cm" svg:height="0.22cm" svg:x="8.456cm" svg:y="25.997cm" svg:viewBox="0 0 196 221" svg:d="M175 100c-3-42-28-81-76-81-41 0-74 35-78 81zM104 202c33 0 55-14 72-34l14 14c-21 23-46 39-87 39-55 0-103-44-103-110v-1c0-61 43-110 100-110 59 0 96 48 96 110v1c0 3 0 4 0 7h-175c4 53 42 84 83 84z">
          <text:p/>
        </draw:path>
        <draw:path draw:style-name="gr4" draw:text-style-name="P4" draw:layer="layout" svg:width="0.181cm" svg:height="0.218cm" svg:x="1.75cm" svg:y="26.493cm" svg:viewBox="0 0 182 219" svg:d="M162 111c-17-4-42-9-72-9-44 0-69 20-69 49v1c0 30 29 48 61 48 43 0 80-27 80-65zM162 214v-35c-15 20-41 40-81 40-39 0-81-23-81-66v-1c0-43 37-69 91-69 30 0 51 4 71 10v-10c0-43-27-64-70-64-26 0-47 7-66 17l-7-18c23-11 45-18 74-18 55 0 89 28 89 82v132z">
          <text:p/>
        </draw:path>
        <draw:path draw:style-name="gr4" draw:text-style-name="P4" draw:layer="layout" svg:width="0.18cm" svg:height="0.215cm" svg:x="1.999cm" svg:y="26.496cm" svg:viewBox="0 0 181 216" svg:d="M161 211v-39c-14 24-38 44-76 44-54 0-85-36-85-88v-128h20v125c0 44 24 72 68 72 41 0 73-31 73-76v-121h20v211z">
          <text:p/>
        </draw:path>
        <draw:path draw:style-name="gr4" draw:text-style-name="P4" draw:layer="layout" svg:width="0.159cm" svg:height="0.218cm" svg:x="2.237cm" svg:y="26.492cm" svg:viewBox="0 0 160 219" svg:d="M87 219c-30 0-65-12-87-31l12-16c23 18 50 28 76 28 29 0 51-16 51-40v-1c0-24-26-33-56-42-35-10-73-20-73-58v-1c0-34 29-58 71-58 25 0 53 9 74 23l-11 17c-19-13-42-21-64-21-30 0-49 15-49 36v1c0 24 29 32 59 42 34 9 70 22 70 59v1c0 37-33 61-73 61z">
          <text:p/>
        </draw:path>
        <draw:path draw:style-name="gr4" draw:text-style-name="P4" draw:layer="layout" svg:width="0.158cm" svg:height="0.218cm" svg:x="2.442cm" svg:y="26.492cm" svg:viewBox="0 0 159 219" svg:d="M87 219c-31 0-64-12-87-31l13-16c23 18 48 28 75 28 28 0 50-16 50-40v-1c0-24-26-33-55-42-34-10-72-20-72-58v-1c0-34 28-58 69-58 25 0 54 9 75 23l-11 17c-20-13-43-21-65-21-29 0-47 15-47 36v1c0 24 28 32 58 42 34 9 69 22 69 59v1c0 37-32 61-72 61z">
          <text:p/>
        </draw:path>
        <draw:path draw:style-name="gr4" draw:text-style-name="P4" draw:layer="layout" svg:width="0.196cm" svg:height="0.22cm" svg:x="2.65cm" svg:y="26.491cm" svg:viewBox="0 0 197 221" svg:d="M174 100c-3-42-27-81-75-81-42 0-74 35-78 81zM104 202c32 0 54-15 72-33l14 12c-22 23-47 40-87 40-55 0-103-44-103-111 0-61 43-110 99-110 59 0 98 48 98 110v1c0 3 0 4-1 8h-175c4 52 41 83 83 83z">
          <text:p/>
        </draw:path>
        <draw:path draw:style-name="gr4" draw:text-style-name="P4" draw:layer="layout" svg:width="0.124cm" svg:height="0.28cm" svg:x="2.885cm" svg:y="26.429cm" svg:viewBox="0 0 125 281" svg:d="M91 281c-33 0-59-17-59-57v-137h-32v-19h32v-68h20v68h73v19h-73v135c0 30 18 41 42 41 10 0 19-3 31-8v19c-11 5-21 7-34 7z">
          <text:p/>
        </draw:path>
        <draw:polygon draw:style-name="gr4" draw:text-style-name="P4" draw:layer="layout" svg:width="0.181cm" svg:height="0.21cm" svg:x="3.055cm" svg:y="26.496cm" svg:viewBox="0 0 182 211" draw:points="0,211 0,199 152,18 6,18 6,0 182,0 182,12 30,193 182,193 182,211">
          <text:p/>
        </draw:polygon>
        <draw:path draw:style-name="gr4" draw:text-style-name="P4" draw:layer="layout" svg:width="0.195cm" svg:height="0.22cm" svg:x="3.283cm" svg:y="26.491cm" svg:viewBox="0 0 196 221" svg:d="M175 100c-3-42-28-81-77-81-41 0-73 35-77 81zM103 202c34 0 56-15 73-33l14 12c-21 23-46 40-88 40-55 0-102-44-102-111 0-61 42-110 99-110 60 0 97 48 97 110v1c0 3 0 4 0 8h-175c4 52 41 83 82 83z">
          <text:p/>
        </draw:path>
        <draw:path draw:style-name="gr4" draw:text-style-name="P4" draw:layer="layout" svg:width="0.18cm" svg:height="0.215cm" svg:x="3.537cm" svg:y="26.491cm" svg:viewBox="0 0 181 216" svg:d="M161 216v-126c0-43-24-71-68-71-41 0-72 31-72 74v123h-21v-211h21v39c14-25 37-44 75-44 54 0 85 36 85 86v130z">
          <text:p/>
        </draw:path>
        <draw:polygon draw:style-name="gr4" draw:text-style-name="P4" draw:layer="layout" svg:width="0.027cm" svg:height="0.035cm" svg:x="3.785cm" svg:y="26.671cm" svg:viewBox="0 0 28 36" draw:points="0,0 28,0 28,36 0,36">
          <text:p/>
        </draw:polygon>
        <draw:polygon draw:style-name="gr2" draw:text-style-name="P2" draw:layer="layout" svg:width="10.107cm" svg:height="6.706cm" svg:x="0.272cm" svg:y="14.746cm" svg:viewBox="0 0 10108 6707" draw:points="10108,6707 0,6707 0,0 10108,0">
          <text:p/>
        </draw:polygon>
        <draw:polygon draw:style-name="gr7" draw:text-style-name="P7" draw:layer="layout" svg:width="10.107cm" svg:height="2.26cm" svg:x="0.272cm" svg:y="14.746cm" svg:viewBox="0 0 10108 2261" draw:points="10108,2261 0,2261 0,0 10108,0">
          <text:p/>
        </draw:polygon>
        <draw:polygon draw:style-name="gr2" draw:text-style-name="P2" draw:layer="layout" svg:width="0.658cm" svg:height="0.864cm" svg:x="5.713cm" svg:y="16.159cm" svg:viewBox="0 0 659 865" draw:points="0,865 0,0 652,0 652,169 188,169 188,345 597,345 597,514 188,514 188,696 659,696 659,865">
          <text:p/>
        </draw:polygon>
        <draw:polygon draw:style-name="gr2" draw:text-style-name="P2" draw:layer="layout" svg:width="0.866cm" svg:height="0.87cm" svg:x="6.466cm" svg:y="16.159cm" svg:viewBox="0 0 867 871" draw:points="518,871 350,871 0,0 210,0 436,609 662,0 867,0">
          <text:p/>
        </draw:polygon>
        <draw:polygon draw:style-name="gr2" draw:text-style-name="P2" draw:layer="layout" svg:width="0.658cm" svg:height="0.864cm" svg:x="7.465cm" svg:y="16.159cm" svg:viewBox="0 0 659 865" draw:points="0,865 0,0 653,0 653,169 190,169 190,345 597,345 597,514 190,514 190,696 659,696 659,865">
          <text:p/>
        </draw:polygon>
        <draw:polygon draw:style-name="gr2" draw:text-style-name="P2" draw:layer="layout" svg:width="0.768cm" svg:height="0.864cm" svg:x="8.292cm" svg:y="16.159cm" svg:viewBox="0 0 769 865" draw:points="607,865 188,315 188,865 0,865 0,0 176,0 581,532 581,0 769,0 769,865">
          <text:p/>
        </draw:polygon>
        <draw:polygon draw:style-name="gr2" draw:text-style-name="P2" draw:layer="layout" svg:width="0.716cm" svg:height="0.864cm" svg:x="9.206cm" svg:y="16.159cm" svg:viewBox="0 0 717 865" draw:points="454,176 454,865 263,865 263,176 0,176 0,0 717,0 717,176">
          <text:p/>
        </draw:polygon>
        <draw:path draw:style-name="gr4" draw:text-style-name="P4" draw:layer="layout" svg:width="0.249cm" svg:height="0.288cm" svg:x="1.698cm" svg:y="18.316cm" svg:viewBox="0 0 250 289" svg:d="M228 144c0-68-51-124-132-124h-74v250h74c81 0 132-55 132-125zM96 289h-96v-289h96c92 0 154 62 154 143v1c0 82-62 145-154 145z">
          <text:p/>
        </draw:path>
        <draw:path draw:style-name="gr4" draw:text-style-name="P4" draw:layer="layout" svg:width="0.18cm" svg:height="0.214cm" svg:x="2.011cm" svg:y="18.395cm" svg:viewBox="0 0 181 215" svg:d="M161 210v-39c-14 25-38 44-76 44-54 0-85-36-85-86v-129h21v125c0 43 24 72 67 72 41 0 73-32 73-75v-122h20v210z">
          <text:p/>
        </draw:path>
        <draw:polygon draw:style-name="gr4" draw:text-style-name="P4" draw:layer="layout" svg:width="0.02cm" svg:height="0.3cm" svg:x="2.394cm" svg:y="18.304cm" svg:viewBox="0 0 21 301" draw:points="0,0 21,0 21,301 0,301">
          <text:p/>
        </draw:polygon>
        <draw:path draw:style-name="gr4" draw:text-style-name="P4" draw:layer="layout" svg:width="0.196cm" svg:height="0.219cm" svg:x="2.479cm" svg:y="18.39cm" svg:viewBox="0 0 197 220" svg:d="M175 99c-3-42-28-81-76-81-42 0-74 35-77 81zM104 201c32 0 56-14 73-33l14 13c-22 23-48 39-88 39-55 0-103-44-103-110v-1c0-61 43-109 100-109 60 0 97 47 97 109v1c0 3 0 4 0 9h-175c3 52 41 82 82 82z">
          <text:p/>
        </draw:path>
        <draw:path draw:style-name="gr4" draw:text-style-name="P4" draw:layer="layout" svg:width="0.025cm" svg:height="0.292cm" svg:x="2.734cm" svg:y="18.312cm" svg:viewBox="0 0 26 293" svg:d="M3 82h21v211h-21zM0 0h26v28h-26z">
          <text:p/>
        </draw:path>
        <draw:path draw:style-name="gr4" draw:text-style-name="P4" draw:layer="layout" svg:width="0.159cm" svg:height="0.218cm" svg:x="2.818cm" svg:y="18.39cm" svg:viewBox="0 0 160 219" svg:d="M86 219c-30 0-64-12-86-30l12-16c23 18 49 27 75 27 30 0 52-15 52-40v-1c0-25-26-34-57-42-34-10-72-20-72-58v-1c0-33 29-58 70-58 26 0 54 9 75 23l-11 17c-19-12-43-21-65-21-29 0-48 16-48 37v1c0 23 28 32 58 40 35 10 71 22 71 59v1c0 38-32 62-74 62z">
          <text:p/>
        </draw:path>
        <draw:path draw:style-name="gr4" draw:text-style-name="P4" draw:layer="layout" svg:width="0.124cm" svg:height="0.281cm" svg:x="3.022cm" svg:y="18.327cm" svg:viewBox="0 0 125 282" svg:d="M90 282c-33 0-59-18-59-58v-137h-31v-19h31v-68h20v68h74v19h-74v135c0 30 18 41 42 41 10 0 19-2 31-7v19c-11 4-21 7-34 7z">
          <text:p/>
        </draw:path>
        <draw:path draw:style-name="gr4" draw:text-style-name="P4" draw:layer="layout" svg:width="0.196cm" svg:height="0.219cm" svg:x="3.191cm" svg:y="18.39cm" svg:viewBox="0 0 197 220" svg:d="M175 99c-3-42-27-81-75-81-42 0-75 35-79 81zM105 201c32 0 54-14 72-33l14 13c-22 23-47 39-87 39-55 0-104-44-104-110v-1c0-61 44-109 101-109 58 0 96 47 96 109v1c0 3 0 4-1 9h-175c4 52 43 82 84 82z">
          <text:p/>
        </draw:path>
        <draw:path draw:style-name="gr4" draw:text-style-name="P4" draw:layer="layout" svg:width="0.158cm" svg:height="0.218cm" svg:x="3.428cm" svg:y="18.39cm" svg:viewBox="0 0 159 219" svg:d="M86 219c-31 0-64-12-86-30l12-16c23 18 48 27 75 27 28 0 51-15 51-40v-1c0-25-27-34-56-42-34-10-72-20-72-58v-1c0-33 28-58 69-58 25 0 54 9 75 23l-10 17c-21-12-44-21-66-21-29 0-48 16-48 37v1c0 23 29 32 59 40 34 10 70 22 70 59v1c0 38-33 62-73 62z">
          <text:p/>
        </draw:path>
        <draw:path draw:style-name="gr4" draw:text-style-name="P4" draw:layer="layout" svg:width="0.124cm" svg:height="0.281cm" svg:x="3.631cm" svg:y="18.327cm" svg:viewBox="0 0 125 282" svg:d="M90 282c-32 0-59-18-59-58v-137h-31v-19h31v-68h20v68h74v19h-74v135c0 30 18 41 42 41 11 0 19-2 31-7v19c-10 4-21 7-34 7z">
          <text:p/>
        </draw:path>
        <draw:path draw:style-name="gr4" draw:text-style-name="P4" draw:layer="layout" svg:width="0.236cm" svg:height="0.35cm" svg:x="3.938cm" svg:y="18.259cm" svg:viewBox="0 0 237 351" svg:d="M138 0h28v33h-28zM71 0h28v33h-28zM118 351c-69 0-118-44-118-124v-170h22v167c0 68 36 107 97 107 58 0 97-35 97-104v-170h21v167c0 83-49 127-119 127z">
          <text:p/>
        </draw:path>
        <draw:path draw:style-name="gr4" draw:text-style-name="P4" draw:layer="layout" svg:width="0.208cm" svg:height="0.305cm" svg:x="4.251cm" svg:y="18.304cm" svg:viewBox="0 0 209 306" svg:d="M188 196c0-56-39-91-83-91-43 0-85 36-85 91v1c0 54 42 90 85 90 46 0 83-33 83-90zM107 306c-42 0-69-24-86-50v45h-21v-301h21v137c18-27 45-51 86-51 51 0 102 40 102 110 0 69-51 110-102 110z">
          <text:p/>
        </draw:path>
        <draw:path draw:style-name="gr4" draw:text-style-name="P4" draw:layer="layout" svg:width="0.196cm" svg:height="0.219cm" svg:x="4.508cm" svg:y="18.39cm" svg:viewBox="0 0 197 220" svg:d="M175 99c-3-42-27-81-75-81-43 0-75 35-79 81zM105 201c32 0 54-14 72-33l14 13c-22 23-47 39-87 39-56 0-104-44-104-110v-1c0-61 43-109 101-109s96 47 96 109v1c0 3 0 4-1 9h-175c4 52 42 82 84 82z">
          <text:p/>
        </draw:path>
        <draw:path draw:style-name="gr4" draw:text-style-name="P4" draw:layer="layout" svg:width="0.113cm" svg:height="0.213cm" svg:x="4.763cm" svg:y="18.391cm" svg:viewBox="0 0 114 214" svg:d="M112 22c-49 0-92 38-92 106v86h-20v-210h20v60c16-38 52-65 94-64v22z">
          <text:p/>
        </draw:path>
        <draw:path draw:style-name="gr4" draw:text-style-name="P4" draw:layer="layout" svg:width="0.159cm" svg:height="0.218cm" svg:x="4.909cm" svg:y="18.39cm" svg:viewBox="0 0 160 219" svg:d="M87 219c-31 0-65-12-87-30l12-16c23 18 49 27 76 27 29 0 51-15 51-40v-1c0-25-26-34-56-42-35-10-73-20-73-58v-1c0-33 29-58 71-58 25 0 53 9 74 23l-11 17c-19-12-42-21-64-21-30 0-49 16-49 37v1c0 23 28 32 59 40 34 10 70 22 70 59v1c0 38-32 62-73 62z">
          <text:p/>
        </draw:path>
        <draw:path draw:style-name="gr4" draw:text-style-name="P4" draw:layer="layout" svg:width="0.124cm" svg:height="0.281cm" svg:x="5.113cm" svg:y="18.327cm" svg:viewBox="0 0 125 282" svg:d="M90 282c-33 0-60-18-60-58v-137h-30v-19h30v-68h21v68h74v19h-74v135c0 30 18 41 42 41 10 0 19-2 31-7v19c-11 4-21 7-34 7z">
          <text:p/>
        </draw:path>
        <draw:path draw:style-name="gr4" draw:text-style-name="P4" draw:layer="layout" svg:width="0.18cm" svg:height="0.214cm" svg:x="5.292cm" svg:y="18.395cm" svg:viewBox="0 0 181 215" svg:d="M160 210v-39c-14 25-38 44-76 44-53 0-84-36-84-86v-129h20v125c0 43 25 72 67 72 41 0 73-32 73-75v-122h21v210z">
          <text:p/>
        </draw:path>
        <draw:path draw:style-name="gr4" draw:text-style-name="P4" draw:layer="layout" svg:width="0.179cm" svg:height="0.214cm" svg:x="5.549cm" svg:y="18.39cm" svg:viewBox="0 0 180 215" svg:d="M160 215v-125c0-44-24-72-66-72-43 0-74 31-74 75v122h-20v-210h20v39c14-25 37-44 76-44 54 0 84 36 84 86v129z">
          <text:p/>
        </draw:path>
        <draw:path draw:style-name="gr4" draw:text-style-name="P4" draw:layer="layout" svg:width="0.209cm" svg:height="0.305cm" svg:x="5.787cm" svg:y="18.304cm" svg:viewBox="0 0 210 306" svg:d="M191 196c0-55-42-91-87-91s-82 33-82 91c0 55 38 91 82 91 45 0 87-37 87-90zM190 301v-47c-18 28-45 52-88 52-50 0-102-41-102-109v-1c0-69 52-110 102-110 43 0 70 23 88 50v-136h20v301z">
          <text:p/>
        </draw:path>
        <draw:path draw:style-name="gr4" draw:text-style-name="P4" draw:layer="layout" svg:width="0.196cm" svg:height="0.219cm" svg:x="6.058cm" svg:y="18.39cm" svg:viewBox="0 0 197 220" svg:d="M175 99c-3-42-27-81-75-81-43 0-75 35-79 81zM105 201c32 0 54-14 72-33l14 13c-22 23-47 39-87 39-56 0-104-44-104-110v-1c0-61 43-109 101-109s96 47 96 109v1c0 3 0 4-1 9h-175c4 52 42 82 84 82z">
          <text:p/>
        </draw:path>
        <draw:path draw:style-name="gr4" draw:text-style-name="P4" draw:layer="layout" svg:width="0.179cm" svg:height="0.214cm" svg:x="6.313cm" svg:y="18.39cm" svg:viewBox="0 0 180 215" svg:d="M160 215v-125c0-44-24-72-66-72s-74 31-74 75v122h-20v-210h20v39c14-25 38-44 77-44 53 0 83 36 83 86v129z">
          <text:p/>
        </draw:path>
        <draw:polygon draw:style-name="gr4" draw:text-style-name="P4" draw:layer="layout" svg:width="0.028cm" svg:height="0.035cm" svg:x="6.56cm" svg:y="18.569cm" svg:viewBox="0 0 29 36" draw:points="0,0 29,0 29,36 0,36">
          <text:p/>
        </draw:polygon>
        <draw:polygon draw:style-name="gr4" draw:text-style-name="P4" draw:layer="layout" svg:width="0.227cm" svg:height="0.288cm" svg:x="6.773cm" svg:y="18.316cm" svg:viewBox="0 0 228 289" draw:points="0,289 0,277 198,20 7,20 7,0 228,0 228,12 30,270 228,270 228,289">
          <text:p/>
        </draw:polygon>
        <draw:path draw:style-name="gr4" draw:text-style-name="P4" draw:layer="layout" svg:width="0.025cm" svg:height="0.292cm" svg:x="7.066cm" svg:y="18.312cm" svg:viewBox="0 0 26 293" svg:d="M3 82h21v211h-21zM0 0h26v28h-26z">
          <text:p/>
        </draw:path>
        <draw:path draw:style-name="gr4" draw:text-style-name="P4" draw:layer="layout" svg:width="0.196cm" svg:height="0.219cm" svg:x="7.154cm" svg:y="18.39cm" svg:viewBox="0 0 197 220" svg:d="M175 99c-3-42-28-81-76-81-42 0-74 35-78 81zM104 201c32 0 54-14 73-33l14 13c-22 23-48 39-88 39-55 0-103-44-103-110v-1c0-61 43-109 100-109 58 0 97 47 97 109v1c0 3 0 4-1 9h-175c4 52 41 82 83 82z">
          <text:p/>
        </draw:path>
        <draw:path draw:style-name="gr4" draw:text-style-name="P4" draw:layer="layout" svg:width="0.179cm" svg:height="0.3cm" svg:x="7.409cm" svg:y="18.304cm" svg:viewBox="0 0 180 301" svg:d="M160 301v-124c0-45-24-73-66-73s-73 31-73 76v121h-21v-301h21v130c14-25 37-44 75-44 54 0 84 36 84 87v128z">
          <text:p/>
        </draw:path>
        <draw:path draw:style-name="gr4" draw:text-style-name="P4" draw:layer="layout" svg:width="0.196cm" svg:height="0.219cm" svg:x="7.646cm" svg:y="18.39cm" svg:viewBox="0 0 197 220" svg:d="M175 99c-2-42-27-81-75-81-41 0-74 35-78 81zM105 201c33 0 55-14 72-33l14 13c-21 23-46 39-87 39-56 0-104-44-104-110v-1c0-61 43-109 101-109 59 0 96 47 96 109v1c0 3 0 4 0 9h-175c4 52 42 82 83 82z">
          <text:p/>
        </draw:path>
        <draw:path draw:style-name="gr4" draw:text-style-name="P4" draw:layer="layout" svg:width="0.179cm" svg:height="0.214cm" svg:x="8.025cm" svg:y="18.39cm" svg:viewBox="0 0 180 215" svg:d="M160 215v-125c0-44-24-72-68-72-41 0-72 31-72 75v122h-20v-210h20v39c14-25 37-44 75-44 54 0 85 36 85 86v129z">
          <text:p/>
        </draw:path>
        <draw:path draw:style-name="gr4" draw:text-style-name="P4" draw:layer="layout" svg:width="0.216cm" svg:height="0.219cm" svg:x="8.262cm" svg:y="18.39cm" svg:viewBox="0 0 217 220" svg:d="M195 109c0-50-38-91-86-91-50 0-86 41-86 91 0 52 38 92 86 92 50 0 86-40 86-91zM109 220c-62 0-109-50-109-110v-1c0-58 47-109 109-109 63 0 108 50 108 109 0 60-46 111-108 111z">
          <text:p/>
        </draw:path>
        <draw:path draw:style-name="gr4" draw:text-style-name="P4" draw:layer="layout" svg:width="0.192cm" svg:height="0.219cm" svg:x="8.526cm" svg:y="18.39cm" svg:viewBox="0 0 193 220" svg:d="M108 220c-61 0-108-50-108-110v-1c0-58 48-109 108-109 39 0 64 18 83 38l-14 15c-18-18-39-35-70-35-48 0-85 40-85 91 0 52 39 92 87 92 29 0 52-15 70-35l14 13c-21 24-47 41-85 41z">
          <text:p/>
        </draw:path>
        <draw:path draw:style-name="gr4" draw:text-style-name="P4" draw:layer="layout" svg:width="0.18cm" svg:height="0.3cm" svg:x="8.775cm" svg:y="18.304cm" svg:viewBox="0 0 181 301" svg:d="M161 301v-124c0-45-25-73-67-73s-74 31-74 76v121h-20v-301h20v130c14-25 38-44 77-44 53 0 84 36 84 87v128z">
          <text:p/>
        </draw:path>
        <draw:path draw:style-name="gr4" draw:text-style-name="P4" draw:layer="layout" svg:width="0.196cm" svg:height="0.22cm" svg:x="1.679cm" svg:y="18.883cm" svg:viewBox="0 0 197 221" svg:d="M175 101c-4-43-28-82-76-82-41 0-74 35-77 82zM104 202c32 0 55-14 73-33l14 12c-22 23-48 40-88 40-55 0-103-44-103-110 0-62 43-111 100-111 59 0 97 48 97 111v1c0 3 0 4 0 7h-175c3 53 41 83 82 83z">
          <text:p/>
        </draw:path>
        <draw:path draw:style-name="gr4" draw:text-style-name="P4" draw:layer="layout" svg:width="0.026cm" svg:height="0.292cm" svg:x="1.934cm" svg:y="18.806cm" svg:viewBox="0 0 27 293" svg:d="M3 82h21v211h-21zM0 0h27v28h-27z">
          <text:p/>
        </draw:path>
        <draw:path draw:style-name="gr4" draw:text-style-name="P4" draw:layer="layout" svg:width="0.18cm" svg:height="0.215cm" svg:x="2.036cm" svg:y="18.883cm" svg:viewBox="0 0 181 216" svg:d="M161 216v-125c0-44-24-72-67-72-41 0-73 31-73 76v121h-21v-211h21v39c15-24 38-44 76-44 53 0 84 36 84 88v128z">
          <text:p/>
        </draw:path>
        <draw:path draw:style-name="gr4" draw:text-style-name="P4" draw:layer="layout" svg:width="0.196cm" svg:height="0.22cm" svg:x="2.274cm" svg:y="18.883cm" svg:viewBox="0 0 197 221" svg:d="M175 101c-3-43-28-82-76-82-42 0-74 35-77 82zM104 202c32 0 55-14 73-33l14 12c-21 23-48 40-88 40-55 0-103-44-103-110 0-62 43-111 100-111 59 0 97 48 97 111v1c0 3 0 4 0 7h-175c3 53 41 83 82 83z">
          <text:p/>
        </draw:path>
        <draw:polygon draw:style-name="gr4" draw:text-style-name="P4" draw:layer="layout" svg:width="0.239cm" svg:height="0.288cm" svg:x="2.657cm" svg:y="18.81cm" svg:viewBox="0 0 240 289" draw:points="212,289 94,142 21,215 21,289 0,289 0,0 21,0 21,189 206,0 235,0 109,127 240,289">
          <text:p/>
        </draw:polygon>
        <draw:path draw:style-name="gr4" draw:text-style-name="P4" draw:layer="layout" svg:width="0.181cm" svg:height="0.218cm" svg:x="2.929cm" svg:y="18.885cm" svg:viewBox="0 0 182 219" svg:d="M163 112c-18-5-41-11-71-11-45 0-70 21-70 50v1c0 30 30 48 62 48 42 0 79-26 79-65zM163 214v-35c-15 20-41 40-81 40-39 0-82-22-82-66v-1c0-43 38-69 93-69 29 0 49 4 70 9v-9c0-42-26-64-70-64-25 0-46 7-66 17l-8-18c24-11 47-18 76-18 54 0 87 28 87 82v132z">
          <text:p/>
        </draw:path>
        <draw:path draw:style-name="gr4" draw:text-style-name="P4" draw:layer="layout" svg:width="0.113cm" svg:height="0.213cm" svg:x="3.183cm" svg:y="18.885cm" svg:viewBox="0 0 114 214" svg:d="M112 22c-49 0-92 37-92 105v87h-20v-211h20v60c16-38 52-65 94-63v22z">
          <text:p/>
        </draw:path>
        <draw:path draw:style-name="gr4" draw:text-style-name="P4" draw:layer="layout" svg:width="0.124cm" svg:height="0.281cm" svg:x="3.328cm" svg:y="18.821cm" svg:viewBox="0 0 125 282" svg:d="M90 282c-33 0-60-18-60-58v-137h-30v-20h30v-67h21v67h74v20h-74v135c0 30 17 41 43 41 10 0 18-2 30-8v19c-10 5-21 8-34 8z">
          <text:p/>
        </draw:path>
        <draw:path draw:style-name="gr4" draw:text-style-name="P4" draw:layer="layout" svg:width="0.196cm" svg:height="0.22cm" svg:x="3.497cm" svg:y="18.883cm" svg:viewBox="0 0 197 221" svg:d="M175 101c-2-43-27-82-76-82-41 0-73 35-77 82zM104 202c34 0 56-14 73-33l14 12c-21 23-46 40-88 40-55 0-103-44-103-110 0-62 43-111 100-111 60 0 97 48 97 111v1c0 3 0 4 0 7h-175c4 53 41 83 82 83z">
          <text:p/>
        </draw:path>
        <draw:path draw:style-name="gr4" draw:text-style-name="P4" draw:layer="layout" svg:width="0.179cm" svg:height="0.215cm" svg:x="3.872cm" svg:y="18.888cm" svg:viewBox="0 0 180 216" svg:d="M160 211v-39c-15 25-38 44-77 44-53 0-83-36-83-86v-130h20v126c0 43 24 71 66 71 41 0 74-31 74-74v-123h20v211z">
          <text:p/>
        </draw:path>
        <draw:path draw:style-name="gr4" draw:text-style-name="P4" draw:layer="layout" svg:width="0.18cm" svg:height="0.215cm" svg:x="4.128cm" svg:y="18.883cm" svg:viewBox="0 0 181 216" svg:d="M160 216v-125c0-44-24-72-66-72s-74 31-74 76v121h-20v-211h20v39c14-24 37-44 77-44 53 0 84 36 84 88v128z">
          <text:p/>
        </draw:path>
        <draw:path draw:style-name="gr4" draw:text-style-name="P4" draw:layer="layout" svg:width="0.208cm" svg:height="0.305cm" svg:x="4.367cm" svg:y="18.798cm" svg:viewBox="0 0 209 306" svg:d="M190 195c0-54-42-90-86-90-46 0-83 33-83 89v1c0 55 39 92 83 92s86-38 86-92zM189 301v-48c-18 29-45 53-87 53-51 0-102-42-102-110v-1c0-68 51-110 102-110 42 0 70 24 87 50v-135h20v301z">
          <text:p/>
        </draw:path>
        <draw:path draw:style-name="gr4" draw:text-style-name="P4" draw:layer="layout" svg:width="0.209cm" svg:height="0.305cm" svg:x="4.775cm" svg:y="18.798cm" svg:viewBox="0 0 210 306" svg:d="M188 195c0-55-38-90-83-90-44 0-86 36-86 90v1c0 53 42 91 86 91 46 0 83-35 83-91zM107 306c-42 0-69-24-87-51v46h-20v-301h20v137c18-27 45-52 87-52 51 0 103 41 103 109v1c0 68-52 111-103 111z">
          <text:p/>
        </draw:path>
        <draw:path draw:style-name="gr4" draw:text-style-name="P4" draw:layer="layout" svg:width="0.196cm" svg:height="0.22cm" svg:x="5.032cm" svg:y="18.883cm" svg:viewBox="0 0 197 221" svg:d="M175 101c-3-43-27-82-76-82-42 0-74 35-77 82zM104 202c33 0 56-14 73-33l14 12c-22 23-47 40-88 40-55 0-103-44-103-110 0-62 43-111 100-111 60 0 97 48 97 111v1c0 3 0 4 0 7h-175c3 53 41 83 82 83z">
          <text:p/>
        </draw:path>
        <draw:path draw:style-name="gr4" draw:text-style-name="P4" draw:layer="layout" svg:width="0.124cm" svg:height="0.301cm" svg:x="5.269cm" svg:y="18.797cm" svg:viewBox="0 0 125 302" svg:d="M94 19c-29 0-43 17-43 53v20h74v19h-74v191h-20v-191h-31v-19h31v-20c0-46 23-72 63-72 12 0 22 1 31 4v20c-12-3-21-5-31-5z">
          <text:p/>
        </draw:path>
        <draw:path draw:style-name="gr4" draw:text-style-name="P4" draw:layer="layout" svg:width="0.216cm" svg:height="0.22cm" svg:x="5.421cm" svg:y="18.883cm" svg:viewBox="0 0 217 221" svg:d="M195 111c0-52-38-92-86-92-51 0-87 41-87 91v1c0 51 38 91 88 91 49 0 85-41 85-90zM109 221c-63 0-109-50-109-109v-1c0-60 46-111 110-111 62 0 107 50 107 110v1c0 59-46 110-108 110z">
          <text:p/>
        </draw:path>
        <draw:polygon draw:style-name="gr4" draw:text-style-name="P4" draw:layer="layout" svg:width="0.02cm" svg:height="0.3cm" svg:x="5.702cm" svg:y="18.798cm" svg:viewBox="0 0 21 301" draw:points="0,0 21,0 21,301 0,301">
          <text:p/>
        </draw:polygon>
        <draw:path draw:style-name="gr4" draw:text-style-name="P4" draw:layer="layout" svg:width="0.209cm" svg:height="0.282cm" svg:x="5.788cm" svg:y="18.883cm" svg:viewBox="0 0 210 283" svg:d="M191 100c0-49-44-80-88-80s-81 30-81 80v1c0 47 38 80 81 80 44 0 88-32 88-80zM106 283c-35 0-68-11-96-32l11-17c25 19 54 30 85 30 49 0 83-28 83-82v-30c-18 26-46 48-88 48-51 0-101-38-101-98v-1c0-62 50-101 101-101 43 0 71 22 88 47v-42h21v178c0 64-44 100-104 100z">
          <text:p/>
        </draw:path>
        <draw:path draw:style-name="gr4" draw:text-style-name="P4" draw:layer="layout" svg:width="0.196cm" svg:height="0.22cm" svg:x="6.059cm" svg:y="18.883cm" svg:viewBox="0 0 197 221" svg:d="M175 101c-3-43-27-82-76-82-42 0-74 35-78 82zM104 202c33 0 55-14 72-33l14 12c-21 23-46 40-86 40-57 0-104-44-104-110 0-62 43-111 100-111 59 0 97 48 97 111v1c0 3 0 4-1 7h-175c4 53 41 83 83 83z">
          <text:p/>
        </draw:path>
        <draw:path draw:style-name="gr4" draw:text-style-name="P4" draw:layer="layout" svg:width="0.209cm" svg:height="0.305cm" svg:x="6.423cm" svg:y="18.798cm" svg:viewBox="0 0 210 306" svg:d="M191 195c0-54-42-90-87-90s-82 33-82 89v1c0 55 38 92 82 92 45 0 87-38 87-92zM190 301v-48c-18 29-45 53-88 53-50 0-102-42-102-110v-1c0-68 52-110 102-110 43 0 70 24 88 50v-135h20v301z">
          <text:p/>
        </draw:path>
        <draw:path draw:style-name="gr4" draw:text-style-name="P4" draw:layer="layout" svg:width="0.025cm" svg:height="0.292cm" svg:x="6.709cm" svg:y="18.806cm" svg:viewBox="0 0 26 293" svg:d="M2 82h21v211h-21zM0 0h26v28h-26z">
          <text:p/>
        </draw:path>
        <draw:path draw:style-name="gr4" draw:text-style-name="P4" draw:layer="layout" svg:width="0.196cm" svg:height="0.22cm" svg:x="6.796cm" svg:y="18.883cm" svg:viewBox="0 0 197 221" svg:d="M175 101c-2-43-27-82-76-82-41 0-73 35-77 82zM104 202c34 0 56-14 73-33l14 12c-21 23-46 40-88 40-55 0-103-44-103-110 0-62 43-111 100-111 60 0 97 48 97 111v1c0 3 0 4 0 7h-175c4 53 41 83 82 83z">
          <text:p/>
        </draw:path>
        <draw:path draw:style-name="gr4" draw:text-style-name="P4" draw:layer="layout" svg:width="0.288cm" svg:height="0.29cm" svg:x="1.674cm" svg:y="19.302cm" svg:viewBox="0 0 289 291" svg:d="M144 23l-77 167h153zM266 291l-37-81h-171l-36 81h-22l134-291h20l135 291z">
          <text:p/>
        </draw:path>
        <draw:path draw:style-name="gr4" draw:text-style-name="P4" draw:layer="layout" svg:width="0.179cm" svg:height="0.215cm" svg:x="2.019cm" svg:y="19.377cm" svg:viewBox="0 0 180 216" svg:d="M160 216v-126c0-43-24-71-66-71-41 0-74 31-74 74v123h-20v-211h20v39c14-25 38-44 77-44 53 0 83 36 83 86v130z">
          <text:p/>
        </draw:path>
        <draw:polygon draw:style-name="gr4" draw:text-style-name="P4" draw:layer="layout" svg:width="0.314cm" svg:height="0.212cm" svg:x="2.253cm" svg:y="19.381cm" svg:viewBox="0 0 315 213" draw:points="238,213 221,213 158,34 94,213 77,213 0,1 23,1 86,186 150,0 166,0 230,186 293,1 315,1">
          <text:p/>
        </draw:polygon>
        <draw:path draw:style-name="gr4" draw:text-style-name="P4" draw:layer="layout" svg:width="0.196cm" svg:height="0.22cm" svg:x="2.611cm" svg:y="19.377cm" svg:viewBox="0 0 197 221" svg:d="M175 101c-3-42-27-81-75-81-42 0-74 34-79 81zM105 202c32 0 54-15 71-33l14 12c-21 23-46 40-86 40-55 0-104-44-104-110v-1c0-60 44-110 100-110 59 0 97 49 97 111v1c0 3 0 4-1 7h-175c5 52 42 83 84 83z">
          <text:p/>
        </draw:path>
        <draw:path draw:style-name="gr4" draw:text-style-name="P4" draw:layer="layout" svg:width="0.025cm" svg:height="0.292cm" svg:x="2.866cm" svg:y="19.3cm" svg:viewBox="0 0 26 293" svg:d="M2 83h22v210h-22zM0 0h26v27h-26z">
          <text:p/>
        </draw:path>
        <draw:path draw:style-name="gr4" draw:text-style-name="P4" draw:layer="layout" svg:width="0.158cm" svg:height="0.218cm" svg:x="2.95cm" svg:y="19.378cm" svg:viewBox="0 0 159 219" svg:d="M86 219c-31 0-64-13-86-31l12-16c23 18 48 28 75 28 28 0 52-16 52-40v-1c0-25-28-34-57-42-34-10-72-20-72-57v-1c0-35 29-59 69-59 25 0 55 9 76 23l-11 17c-20-13-43-21-66-21-28 0-47 15-47 37v1c0 24 28 32 58 41 34 9 70 22 70 59v1c0 37-33 61-73 61z">
          <text:p/>
        </draw:path>
        <draw:path draw:style-name="gr4" draw:text-style-name="P4" draw:layer="layout" svg:width="0.18cm" svg:height="0.215cm" svg:x="3.168cm" svg:y="19.382cm" svg:viewBox="0 0 181 216" svg:d="M161 211v-40c-14 24-38 45-77 45-53 0-84-38-84-88v-128h21v125c0 43 24 71 66 71 41 0 74-31 74-75v-121h20v211z">
          <text:p/>
        </draw:path>
        <draw:path draw:style-name="gr4" draw:text-style-name="P4" draw:layer="layout" svg:width="0.179cm" svg:height="0.215cm" svg:x="3.425cm" svg:y="19.377cm" svg:viewBox="0 0 180 216" svg:d="M160 216v-126c0-43-24-71-66-71s-74 31-74 74v123h-20v-211h20v39c14-25 37-44 77-44 53 0 83 36 83 86v130z">
          <text:p/>
        </draw:path>
        <draw:path draw:style-name="gr4" draw:text-style-name="P4" draw:layer="layout" svg:width="0.209cm" svg:height="0.281cm" svg:x="3.663cm" svg:y="19.377cm" svg:viewBox="0 0 210 282" svg:d="M191 99c0-48-44-80-88-80s-81 31-81 80v1c0 47 38 81 81 81 44 0 88-33 88-81zM106 282c-35 0-67-10-96-32l12-16c25 19 54 29 84 29 49 0 84-27 84-81v-31c-19 26-47 49-89 49-50 0-101-39-101-100s51-100 101-100c42 0 70 22 89 47v-42h20v178c0 64-44 99-104 99z">
          <text:p/>
        </draw:path>
        <draw:path draw:style-name="gr4" draw:text-style-name="P4" draw:layer="layout" svg:width="0.196cm" svg:height="0.22cm" svg:x="3.934cm" svg:y="19.377cm" svg:viewBox="0 0 197 221" svg:d="M175 101c-3-42-27-81-75-81-43 0-75 34-79 81zM105 202c32 0 54-15 72-33l14 12c-22 23-47 40-87 40-56 0-104-44-104-110v-1c0-60 43-110 101-110s96 49 96 111v1c0 3 0 4-1 7h-175c4 52 42 83 84 83z">
          <text:p/>
        </draw:path>
        <draw:path draw:style-name="gr4" draw:text-style-name="P4" draw:layer="layout" svg:width="0.179cm" svg:height="0.215cm" svg:x="4.189cm" svg:y="19.377cm" svg:viewBox="0 0 180 216" svg:d="M160 216v-126c0-43-24-71-66-71-41 0-73 31-73 74v123h-21v-211h21v39c14-25 37-44 76-44 53 0 83 36 83 86v130z">
          <text:p/>
        </draw:path>
        <draw:polygon draw:style-name="gr4" draw:text-style-name="P4" draw:layer="layout" svg:width="0.028cm" svg:height="0.035cm" svg:x="4.436cm" svg:y="19.557cm" svg:viewBox="0 0 29 36" draw:points="0,0 29,0 29,36 0,36">
          <text:p/>
        </draw:polygon>
        <draw:path draw:style-name="gr2" draw:text-style-name="P2" draw:layer="layout" svg:width="1.573cm" svg:height="1.574cm" svg:x="1.133cm" svg:y="15.242cm" svg:viewBox="0 0 1574 1575" svg:d="M787 1468c-376 0-680-306-680-681s304-679 680-679c375 0 680 304 680 679s-305 681-680 681zM787 0c-435 0-787 353-787 787 0 435 352 788 787 788 434 0 787-353 787-788 0-434-353-787-787-787z">
          <text:p/>
        </draw:path>
        <draw:path draw:style-name="gr2" draw:text-style-name="P2" draw:layer="layout" svg:width="0.202cm" svg:height="0.203cm" svg:x="1.547cm" svg:y="15.784cm" svg:viewBox="0 0 203 204" svg:d="M101 0c-56 0-101 45-101 102 0 56 45 102 101 102s102-46 102-102c0-57-46-102-102-102z">
          <text:p/>
        </draw:path>
        <draw:path draw:style-name="gr2" draw:text-style-name="P2" draw:layer="layout" svg:width="0.204cm" svg:height="0.203cm" svg:x="2.089cm" svg:y="15.784cm" svg:viewBox="0 0 205 204" svg:d="M103 0c-56 0-103 45-103 102 0 56 47 102 103 102s102-46 102-102c0-57-46-102-102-102z">
          <text:p/>
        </draw:path>
        <draw:polygon draw:style-name="gr2" draw:text-style-name="P2" draw:layer="layout" svg:width="0.682cm" svg:height="0.06cm" svg:x="1.578cm" svg:y="16.334cm" svg:viewBox="0 0 683 61" draw:points="683,61 0,61 0,0 683,0">
          <text:p/>
        </draw:polygon>
        <draw:frame draw:style-name="gr5" draw:text-style-name="P5" draw:layer="layout" svg:width="0.486cm" svg:height="0.486cm" svg:x="0.677cm" svg:y="7.017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1cm" svg:height="0.208cm" svg:x="1.289cm" svg:y="7.164cm" svg:viewBox="0 0 152 209" draw:points="60,23 0,23 4,0 152,0 148,23 86,23 50,209 25,209">
          <text:p/>
        </draw:polygon>
        <draw:path draw:style-name="gr6" draw:text-style-name="P6" draw:layer="layout" svg:width="0.158cm" svg:height="0.218cm" svg:x="1.392cm" svg:y="7.222cm" svg:viewBox="0 0 159 219" svg:d="M54 0l14 82c4 17 6 28 7 39h1c4-10 8-20 16-37l39-84h28l-57 115c-17 32-32 58-52 78-17 17-35 24-44 26l-6-22c6-2 17-6 28-14 9-8 21-20 29-35v-7l-29-141z">
          <text:p/>
        </draw:path>
        <draw:path draw:style-name="gr6" draw:text-style-name="P6" draw:layer="layout" svg:width="0.225cm" svg:height="0.154cm" svg:x="1.549cm" svg:y="7.219cm" svg:viewBox="0 0 226 155" svg:d="M0 155l20-107c4-17 6-31 7-44h23l-4 28c15-21 33-32 53-32 23 0 34 16 36 34 13-21 32-34 54-34 18 0 37 12 37 40 0 7-1 17-3 25l-16 90h-25l16-87c1-6 2-14 2-20 0-16-6-26-22-26-19 0-41 22-49 55l-13 78h-25l16-89c1-7 2-12 2-18 0-13-3-26-22-26s-42 25-48 57l-13 76z">
          <text:p/>
        </draw:path>
        <draw:path draw:style-name="gr6" draw:text-style-name="P6" draw:layer="layout" svg:width="0.142cm" svg:height="0.156cm" svg:x="1.8cm" svg:y="7.219cm" svg:viewBox="0 0 143 157" svg:d="M27 95c0 24 14 42 35 42 30 0 55-39 55-74 0-17-9-43-36-43-32 0-54 41-54 75zM143 63c0 46-33 94-84 94-37 0-59-28-59-61 0-50 35-96 84-96 41 0 59 31 59 63z">
          <text:p/>
        </draw:path>
        <draw:path draw:style-name="gr6" draw:text-style-name="P6" draw:layer="layout" svg:width="0.11cm" svg:height="0.223cm" svg:x="1.963cm" svg:y="7.149cm" svg:viewBox="0 0 111 224" svg:d="M0 224l24-130h-19l4-20h19l2-9c3-20 11-40 24-52 10-8 24-13 37-13 10 0 17 2 20 4l-5 20c-4-1-9-2-15-2-22 0-32 19-36 45l-1 7h34l-4 20h-34l-25 130z">
          <text:p/>
        </draw:path>
        <draw:path draw:style-name="gr6" draw:text-style-name="P6" draw:layer="layout" svg:width="0.125cm" svg:height="0.156cm" svg:x="2.048cm" svg:y="7.219cm" svg:viewBox="0 0 126 157" svg:d="M79 20c-24 0-43 24-49 47 40 1 72-5 72-28 0-12-10-19-23-19zM108 145c-12 7-30 12-49 12-40 0-59-28-59-61 0-45 34-96 83-96 28 0 43 17 43 38 0 40-43 50-99 49-1 6 0 20 3 28 6 14 18 21 33 21 18 0 31-6 41-11z">
          <text:p/>
        </draw:path>
        <draw:path draw:style-name="gr6" draw:text-style-name="P6" draw:layer="layout" svg:width="0.157cm" svg:height="0.218cm" svg:x="2.166cm" svg:y="7.222cm" svg:viewBox="0 0 158 219" svg:d="M53 0l15 82c3 17 5 28 7 39 5-10 9-20 17-37l39-84h27l-56 115c-17 32-33 58-53 78-17 17-35 24-43 26l-6-22c6-2 17-6 27-14s21-20 29-35l1-7-30-141z">
          <text:p/>
        </draw:path>
        <draw:path draw:style-name="gr6" draw:text-style-name="P6" draw:layer="layout" svg:width="0.154cm" svg:height="0.208cm" svg:x="2.396cm" svg:y="7.164cm" svg:viewBox="0 0 155 209" svg:d="M24 209l16-87-40-122h27l21 68c5 19 6 27 8 35h1c5-9 12-20 22-36l45-67h31l-89 122-17 87z">
          <text:p/>
        </draw:path>
        <draw:path draw:style-name="gr6" draw:text-style-name="P6" draw:layer="layout" svg:width="0.126cm" svg:height="0.156cm" svg:x="2.518cm" svg:y="7.219cm" svg:viewBox="0 0 127 157" svg:d="M80 20c-25 0-44 24-51 47 42 1 73-5 73-28 0-12-9-19-22-19zM108 145c-11 7-29 12-50 12-40 0-58-28-58-61 0-45 34-96 83-96 29 0 44 17 44 38 0 40-44 50-101 49-1 6 0 20 3 28 6 14 20 21 35 21 18 0 31-6 40-11z">
          <text:p/>
        </draw:path>
        <draw:path draw:style-name="gr6" draw:text-style-name="P6" draw:layer="layout" svg:width="0.133cm" svg:height="0.15cm" svg:x="2.665cm" svg:y="7.222cm" svg:viewBox="0 0 134 151" svg:d="M25 0l13 87c2 17 4 28 5 36h1c3-8 7-18 16-34l46-89h28l-84 151h-25l-25-151z">
          <text:p/>
        </draw:path>
        <draw:path draw:style-name="gr6" draw:text-style-name="P6" draw:layer="layout" svg:width="0.149cm" svg:height="0.217cm" svg:x="2.787cm" svg:y="7.219cm" svg:viewBox="0 0 150 218" svg:d="M122 26c-6-3-15-5-26-5-37 0-63 40-63 76-1 17 6 36 29 36 22 0 44-27 50-56zM6 188c9 5 24 10 40 10 25 0 45-13 53-54l5-22c-13 21-32 32-52 32-30 0-46-26-46-52 0-52 37-102 95-102 19 0 37 5 49 10l-23 125c-6 32-15 53-31 67-15 13-35 16-52 16-18 0-36-4-44-10z">
          <text:p/>
        </draw:path>
        <draw:path draw:style-name="gr6" draw:text-style-name="P6" draw:layer="layout" svg:width="0.098cm" svg:height="0.154cm" svg:x="2.954cm" svg:y="7.219cm" svg:viewBox="0 0 99 155" svg:d="M0 155l18-98c3-19 6-39 7-53h24c-1 11-2 21-4 33h1c9-21 25-37 45-37h8l-5 27-7-1c-23 0-42 27-49 62l-13 67z">
          <text:p/>
        </draw:path>
        <draw:path draw:style-name="gr6" draw:text-style-name="P6" draw:layer="layout" svg:width="0.143cm" svg:height="0.156cm" svg:x="3.048cm" svg:y="7.219cm" svg:viewBox="0 0 144 157" svg:d="M115 22c-2-1-8-2-17-2-39 0-72 42-72 83 0 17 7 33 27 33 21 0 47-28 54-68zM99 154c0-9 2-24 3-39-17 31-37 42-58 42-28 0-44-21-44-49 0-52 39-108 104-108 14 0 30 2 40 5l-15 80c-5 25-7 52-6 69z">
          <text:p/>
        </draw:path>
        <draw:path draw:style-name="gr6" draw:text-style-name="P6" draw:layer="layout" svg:width="0.107cm" svg:height="0.156cm" svg:x="3.202cm" svg:y="7.219cm" svg:viewBox="0 0 108 157" svg:d="M9 127c7 4 19 9 32 9 17 0 28-11 28-24 0-12-5-19-21-28-17-9-26-23-26-38 0-26 22-46 53-46 13 0 26 4 33 7l-9 20c-5-3-15-7-26-7-15 0-26 10-26 23 0 10 6 17 20 24 17 10 28 23 28 40 0 31-25 50-57 50-16-1-30-5-38-10z">
          <text:p/>
        </draw:path>
        <draw:path draw:style-name="gr6" draw:text-style-name="P6" draw:layer="layout" svg:width="0.14cm" svg:height="0.219cm" svg:x="3.323cm" svg:y="7.153cm" svg:viewBox="0 0 141 220" svg:d="M0 220l42-220h25l-18 96h1c12-19 31-30 53-30 17 0 38 10 38 40 0 8-1 18-2 25l-18 89h-26l18-88c1-5 2-12 2-20 0-14-7-25-25-25-19 0-44 24-50 57l-14 76z">
          <text:p/>
        </draw:path>
        <draw:path draw:style-name="gr6" draw:text-style-name="P6" draw:layer="layout" svg:width="0.158cm" svg:height="0.218cm" svg:x="3.465cm" svg:y="7.222cm" svg:viewBox="0 0 159 219" svg:d="M54 0l15 82c4 17 5 28 7 39h1c4-10 8-20 16-37l38-84h28l-57 115c-16 32-31 58-52 78-17 17-35 24-44 26l-6-22c6-2 17-6 28-14 9-8 20-20 29-35v-7l-30-141z">
          <text:p/>
        </draw:path>
        <draw:path draw:style-name="gr6" draw:text-style-name="P6" draw:layer="layout" svg:width="0.139cm" svg:height="0.154cm" svg:x="3.623cm" svg:y="7.219cm" svg:viewBox="0 0 140 155" svg:d="M0 155l19-107c4-17 6-31 7-44h23l-4 29h1c13-20 35-33 56-33 18 0 38 11 38 42 0 7-1 16-3 24l-16 89h-25l16-88c1-5 2-12 2-19 0-15-6-26-24-26s-45 22-52 59l-13 74z">
          <text:p/>
        </draw:path>
        <draw:path draw:style-name="gr6" draw:text-style-name="P6" draw:layer="layout" svg:width="0.061cm" svg:height="0.077cm" svg:x="3.765cm" svg:y="7.333cm" svg:viewBox="0 0 62 78" svg:d="M0 78c10-19 23-52 30-75l32-3c-12 27-32 61-43 76z">
          <text:p/>
        </draw:path>
        <draw:path draw:style-name="gr6" draw:text-style-name="P6" draw:layer="layout" svg:width="0.144cm" svg:height="0.204cm" svg:x="3.9cm" svg:y="7.168cm" svg:viewBox="0 0 145 205" svg:d="M0 205l3-17 30-25c54-46 86-77 86-111 0-15-9-31-31-31-18 0-34 9-43 15l-7-18c15-11 36-18 55-18 38 0 52 25 52 49 0 43-39 80-87 120l-18 13v1h86l-4 22z">
          <text:p/>
        </draw:path>
        <draw:path draw:style-name="gr6" draw:text-style-name="P6" draw:layer="layout" svg:width="0.138cm" svg:height="0.207cm" svg:x="4.064cm" svg:y="7.168cm" svg:viewBox="0 0 139 208" svg:d="M27 140c0 21 3 48 27 48 38 0 58-83 58-124 0-15-2-44-26-44-35 0-59 70-59 120zM139 63c0 65-32 145-88 145-37 0-51-31-51-70 0-66 35-138 89-138 38 0 50 32 50 63z">
          <text:p/>
        </draw:path>
        <draw:polygon draw:style-name="gr6" draw:text-style-name="P6" draw:layer="layout" svg:width="0.069cm" svg:height="0.201cm" svg:x="4.254cm" svg:y="7.171cm" svg:viewBox="0 0 70 202" draw:points="39,26 4,43 0,23 47,0 70,0 31,202 6,202">
          <text:p/>
        </draw:polygon>
        <draw:path draw:style-name="gr6" draw:text-style-name="P6" draw:layer="layout" svg:width="0.137cm" svg:height="0.207cm" svg:x="4.368cm" svg:y="7.168cm" svg:viewBox="0 0 138 208" svg:d="M26 140c0 21 4 48 28 48 39 0 59-83 59-124 0-15-2-44-27-44-36 0-60 70-60 120zM138 63c0 65-31 145-88 145-37 0-50-31-50-70 0-66 35-138 89-138 38 0 49 32 49 63z">
          <text:p/>
        </draw:path>
        <draw:frame draw:style-name="gr5" draw:text-style-name="P5" draw:layer="layout" svg:width="0.486cm" svg:height="0.486cm" svg:x="0.623cm" svg:y="13.767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.236cm" svg:y="13.913cm" svg:viewBox="0 0 153 209" draw:points="62,22 0,22 4,0 153,0 148,22 87,22 52,209 26,209">
          <text:p/>
        </draw:polygon>
        <draw:path draw:style-name="gr6" draw:text-style-name="P6" draw:layer="layout" svg:width="0.158cm" svg:height="0.218cm" svg:x="1.339cm" svg:y="13.972cm" svg:viewBox="0 0 159 219" svg:d="M54 0l15 81c3 18 5 28 7 40h1c4-10 8-20 15-37l39-84h28l-57 114c-16 32-32 58-52 79-17 17-35 24-43 26l-7-22c7-2 18-6 27-15 11-8 22-19 29-34l1-7-30-141z">
          <text:p/>
        </draw:path>
        <draw:path draw:style-name="gr6" draw:text-style-name="P6" draw:layer="layout" svg:width="0.224cm" svg:height="0.153cm" svg:x="1.497cm" svg:y="13.968cm" svg:viewBox="0 0 225 154" svg:d="M0 154l19-106c3-17 5-32 7-44h23l-4 28h1c13-21 33-32 52-32 23 0 34 15 35 34 13-22 33-33 56-34 17 0 36 12 36 40 0 7-1 16-2 25l-17 89h-26l17-87c1-6 2-13 2-19 0-16-6-26-23-26-19 0-41 22-47 55l-14 77h-25l17-88c1-7 2-13 2-18 0-13-4-26-23-26-18 0-42 25-48 57l-14 75z">
          <text:p/>
        </draw:path>
        <draw:path draw:style-name="gr6" draw:text-style-name="P6" draw:layer="layout" svg:width="0.141cm" svg:height="0.157cm" svg:x="1.748cm" svg:y="13.968cm" svg:viewBox="0 0 142 158" svg:d="M27 94c0 25 14 43 36 43 30 0 52-39 52-74 0-18-7-42-35-42-31 0-53 39-53 73zM142 63c0 46-32 95-83 95-37 0-59-29-59-63 0-49 35-95 83-95 41 0 59 31 59 63z">
          <text:p/>
        </draw:path>
        <draw:path draw:style-name="gr6" draw:text-style-name="P6" draw:layer="layout" svg:width="0.11cm" svg:height="0.222cm" svg:x="1.91cm" svg:y="13.899cm" svg:viewBox="0 0 111 223" svg:d="M0 223l26-130h-21l4-20h21l1-8c4-21 11-40 24-52 10-9 23-13 36-13 10 0 17 1 20 4l-5 20c-4-2-9-3-15-3-20 0-30 20-35 45l-1 7h33l-4 20h-33l-24 130z">
          <text:p/>
        </draw:path>
        <draw:path draw:style-name="gr6" draw:text-style-name="P6" draw:layer="layout" svg:width="0.125cm" svg:height="0.157cm" svg:x="1.996cm" svg:y="13.968cm" svg:viewBox="0 0 126 158" svg:d="M78 20c-25 0-43 25-50 48 42 1 73-5 73-28 0-13-9-20-23-20zM107 145c-11 7-29 13-51 13-39 0-56-28-56-61 0-46 33-97 82-97 29 0 44 18 44 39 0 40-45 49-101 48-1 7 0 21 4 29 6 14 18 20 33 20 18 0 32-5 41-10z">
          <text:p/>
        </draw:path>
        <draw:path draw:style-name="gr6" draw:text-style-name="P6" draw:layer="layout" svg:width="0.157cm" svg:height="0.218cm" svg:x="2.113cm" svg:y="13.972cm" svg:viewBox="0 0 158 219" svg:d="M55 0l14 81c4 18 6 28 7 40h1c4-10 8-20 16-37l38-84h27l-56 114c-16 32-31 58-51 79-17 17-35 24-45 26l-6-22c6-2 18-6 28-15 10-8 22-19 29-34l1-7-30-141z">
          <text:p/>
        </draw:path>
        <draw:path draw:style-name="gr6" draw:text-style-name="P6" draw:layer="layout" svg:width="0.154cm" svg:height="0.208cm" svg:x="2.344cm" svg:y="13.913cm" svg:viewBox="0 0 155 209" svg:d="M23 209l18-86-41-123h27l21 69c5 18 7 27 9 35 6-9 13-21 22-36l46-68h30l-89 123-17 86z">
          <text:p/>
        </draw:path>
        <draw:path draw:style-name="gr6" draw:text-style-name="P6" draw:layer="layout" svg:width="0.125cm" svg:height="0.157cm" svg:x="2.466cm" svg:y="13.968cm" svg:viewBox="0 0 126 158" svg:d="M78 20c-25 0-43 25-49 48 40 1 73-5 73-28 0-13-11-20-24-20zM107 145c-12 7-30 13-50 13-40 0-57-28-57-61 0-46 33-97 81-97 30 0 45 18 45 39 0 40-45 49-100 48-2 7-1 21 3 29 6 14 17 20 33 20 18 0 31-5 42-10z">
          <text:p/>
        </draw:path>
        <draw:path draw:style-name="gr6" draw:text-style-name="P6" draw:layer="layout" svg:width="0.135cm" svg:height="0.149cm" svg:x="2.611cm" svg:y="13.972cm" svg:viewBox="0 0 136 150" svg:d="M27 0l13 85c3 17 5 29 5 38h1c4-8 8-19 16-36l46-87h28l-83 150h-26l-27-150z">
          <text:p/>
        </draw:path>
        <draw:path draw:style-name="gr6" draw:text-style-name="P6" draw:layer="layout" svg:width="0.15cm" svg:height="0.218cm" svg:x="2.733cm" svg:y="13.968cm" svg:viewBox="0 0 151 219" svg:d="M123 26c-4-2-14-5-24-5-38 0-64 40-64 77 0 16 6 36 29 36 22 0 44-28 50-57zM8 188c9 6 24 10 40 10 25 0 45-13 54-53l5-23h-1c-13 21-31 32-51 32-32 0-47-25-47-51 0-51 38-103 95-103 17 0 37 6 48 11l-23 125c-6 32-14 53-30 67-14 12-35 16-52 16-18 0-36-5-46-11z">
          <text:p/>
        </draw:path>
        <draw:path draw:style-name="gr6" draw:text-style-name="P6" draw:layer="layout" svg:width="0.098cm" svg:height="0.153cm" svg:x="2.901cm" svg:y="13.968cm" svg:viewBox="0 0 99 154" svg:d="M0 154l18-97c3-19 6-39 8-53h22c-1 11-3 21-4 32h1c10-20 26-36 47-36l7 1-5 25h-8c-22 0-42 27-48 61l-13 67z">
          <text:p/>
        </draw:path>
        <draw:path draw:style-name="gr6" draw:text-style-name="P6" draw:layer="layout" svg:width="0.144cm" svg:height="0.157cm" svg:x="2.995cm" svg:y="13.968cm" svg:viewBox="0 0 145 158" svg:d="M116 23c-4-1-9-2-17-2-41 0-72 40-72 82 0 16 6 33 25 33 21 0 48-28 55-68zM100 154c0-10 1-24 3-40h-1c-16 32-38 44-59 44-27 0-43-22-43-50 0-53 39-108 105-108 14 0 29 3 40 6l-15 78c-5 26-7 53-7 70z">
          <text:p/>
        </draw:path>
        <draw:path draw:style-name="gr6" draw:text-style-name="P6" draw:layer="layout" svg:width="0.105cm" svg:height="0.156cm" svg:x="3.149cm" svg:y="13.968cm" svg:viewBox="0 0 106 157" svg:d="M8 128c7 5 21 10 33 10 17 0 29-12 29-25 0-11-6-19-22-27-17-10-28-23-28-39 0-27 24-47 55-47 14 0 26 4 31 8l-6 19c-6-3-15-7-26-7-16 0-27 10-27 23 0 11 7 19 21 26 16 10 28 22 28 40 0 31-25 48-57 48-18 0-32-5-39-10z">
          <text:p/>
        </draw:path>
        <draw:path draw:style-name="gr6" draw:text-style-name="P6" draw:layer="layout" svg:width="0.14cm" svg:height="0.219cm" svg:x="3.27cm" svg:y="13.902cm" svg:viewBox="0 0 141 220" svg:d="M0 220l42-220h26l-19 97c13-18 31-30 54-30 17 0 38 11 38 41 0 7-1 17-2 25l-18 87h-26l17-86c1-5 2-13 2-21 0-13-7-24-23-24-20 0-45 23-51 57l-14 74z">
          <text:p/>
        </draw:path>
        <draw:path draw:style-name="gr6" draw:text-style-name="P6" draw:layer="layout" svg:width="0.157cm" svg:height="0.218cm" svg:x="3.412cm" svg:y="13.972cm" svg:viewBox="0 0 158 219" svg:d="M54 0l15 81c3 18 5 28 7 40 4-10 9-20 16-37l39-84h27l-57 114c-15 32-31 58-51 79-17 17-35 24-43 26l-7-22c7-2 18-6 27-15 11-8 22-19 30-34l1-7-31-141z">
          <text:p/>
        </draw:path>
        <draw:path draw:style-name="gr6" draw:text-style-name="P6" draw:layer="layout" svg:width="0.142cm" svg:height="0.153cm" svg:x="3.569cm" svg:y="13.968cm" svg:viewBox="0 0 143 154" svg:d="M0 154l22-106c3-17 5-32 6-44h24l-4 29c13-21 34-33 55-33 18 0 40 11 40 42 0 7-3 16-4 24l-17 88h-26l17-87c1-6 2-13 2-19 0-15-6-26-24-26s-44 22-51 59l-13 73z">
          <text:p/>
        </draw:path>
        <draw:path draw:style-name="gr6" draw:text-style-name="P6" draw:layer="layout" svg:width="0.061cm" svg:height="0.078cm" svg:x="3.712cm" svg:y="14.082cm" svg:viewBox="0 0 62 79" svg:d="M0 79c10-19 24-53 31-76l31-3c-11 27-31 62-42 76z">
          <text:p/>
        </draw:path>
        <draw:path draw:style-name="gr6" draw:text-style-name="P6" draw:layer="layout" svg:width="0.146cm" svg:height="0.204cm" svg:x="3.846cm" svg:y="13.917cm" svg:viewBox="0 0 147 205" svg:d="M0 205l4-17 29-26c54-45 86-76 86-109 0-15-8-31-31-31-18 0-32 8-42 15l-6-19c14-10 34-18 53-18 38 0 54 25 54 49 0 43-40 80-88 119l-17 14v1h84l-4 22z">
          <text:p/>
        </draw:path>
        <draw:path draw:style-name="gr6" draw:text-style-name="P6" draw:layer="layout" svg:width="0.138cm" svg:height="0.208cm" svg:x="4.012cm" svg:y="13.917cm" svg:viewBox="0 0 139 209" svg:d="M25 141c0 21 4 47 29 47 38 0 58-82 58-122 0-17-2-45-27-45-35 0-60 71-60 120zM139 64c0 66-31 145-88 145-38 0-51-31-51-69 0-67 36-140 88-140 39 0 51 32 51 64z">
          <text:p/>
        </draw:path>
        <draw:polygon draw:style-name="gr6" draw:text-style-name="P6" draw:layer="layout" svg:width="0.067cm" svg:height="0.2cm" svg:x="4.202cm" svg:y="13.921cm" svg:viewBox="0 0 68 201" draw:points="38,26 37,26 3,43 0,23 45,0 68,0 29,201 5,201">
          <text:p/>
        </draw:polygon>
        <draw:path draw:style-name="gr6" draw:text-style-name="P6" draw:layer="layout" svg:width="0.139cm" svg:height="0.208cm" svg:x="4.315cm" svg:y="13.917cm" svg:viewBox="0 0 140 209" svg:d="M27 141c0 21 4 47 28 47 37 0 58-82 58-122 0-17-2-45-26-45-35 0-60 71-60 120zM140 64c0 66-32 145-88 145-37 0-52-31-52-69 0-67 36-140 89-140 38 0 51 32 51 64z">
          <text:p/>
        </draw:path>
        <draw:frame draw:style-name="gr5" draw:text-style-name="P5" draw:layer="layout" svg:width="0.486cm" svg:height="0.486cm" svg:x="0.642cm" svg:y="20.717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1cm" svg:height="0.208cm" svg:x="1.254cm" svg:y="20.864cm" svg:viewBox="0 0 152 209" draw:points="61,22 0,22 4,0 152,0 148,22 87,22 51,209 25,209">
          <text:p/>
        </draw:polygon>
        <draw:path draw:style-name="gr6" draw:text-style-name="P6" draw:layer="layout" svg:width="0.158cm" svg:height="0.218cm" svg:x="1.357cm" svg:y="20.922cm" svg:viewBox="0 0 159 219" svg:d="M54 0l15 81c3 18 5 29 6 40h1c4-10 8-20 16-37l38-84h29l-58 115c-16 32-31 58-51 79-17 16-35 24-43 25l-7-22c7-2 17-6 28-14 9-8 21-20 29-35v-7l-29-141z">
          <text:p/>
        </draw:path>
        <draw:path draw:style-name="gr6" draw:text-style-name="P6" draw:layer="layout" svg:width="0.224cm" svg:height="0.153cm" svg:x="1.515cm" svg:y="20.919cm" svg:viewBox="0 0 225 154" svg:d="M0 154l19-108c3-16 6-31 7-43h23l-4 28c15-20 33-31 53-31 23 0 33 14 35 33 13-21 33-33 55-33 18 0 37 11 37 39 0 7-1 17-3 26l-16 89h-25l16-87c1-6 2-14 2-20 0-16-6-26-22-26-20 0-42 21-49 55l-14 78h-24l16-89c1-7 2-13 2-19 0-12-3-25-22-25s-42 25-48 56l-13 77z">
          <text:p/>
        </draw:path>
        <draw:path draw:style-name="gr6" draw:text-style-name="P6" draw:layer="layout" svg:width="0.142cm" svg:height="0.156cm" svg:x="1.765cm" svg:y="20.919cm" svg:viewBox="0 0 143 157" svg:d="M28 95c0 24 13 42 34 42 31 0 54-39 54-75 0-18-9-42-35-42-32 0-53 39-53 75zM143 62c0 47-34 95-84 95-37 0-59-27-59-61 0-51 35-96 84-96 40 0 59 31 59 62z">
          <text:p/>
        </draw:path>
        <draw:path draw:style-name="gr6" draw:text-style-name="P6" draw:layer="layout" svg:width="0.111cm" svg:height="0.223cm" svg:x="1.928cm" svg:y="20.849cm" svg:viewBox="0 0 112 224" svg:d="M0 224l24-131h-19l4-20h19l2-8c3-20 11-40 25-51 9-9 22-14 35-14 10 0 18 2 22 4l-7 20c-4-2-9-3-15-3-21 0-31 21-35 45l-1 7h33l-4 20h-33l-25 131z">
          <text:p/>
        </draw:path>
        <draw:path draw:style-name="gr6" draw:text-style-name="P6" draw:layer="layout" svg:width="0.125cm" svg:height="0.156cm" svg:x="2.013cm" svg:y="20.919cm" svg:viewBox="0 0 126 157" svg:d="M79 20c-24 0-44 23-49 48 40 1 72-6 72-29 0-12-9-19-23-19zM108 145c-12 7-30 12-49 12-41 0-59-27-59-60 0-46 34-97 83-97 28 0 43 17 43 39 0 39-43 50-99 49-2 7-1 20 3 28 5 14 17 21 33 21 19 0 32-6 41-11z">
          <text:p/>
        </draw:path>
        <draw:path draw:style-name="gr6" draw:text-style-name="P6" draw:layer="layout" svg:width="0.157cm" svg:height="0.218cm" svg:x="2.131cm" svg:y="20.922cm" svg:viewBox="0 0 158 219" svg:d="M53 0l15 81c3 18 5 29 7 40 5-10 9-20 17-37l38-84h28l-57 115c-16 32-32 58-52 79-16 16-35 24-43 25l-6-22c6-2 17-6 27-14 11-8 21-20 29-35l1-7-30-141z">
          <text:p/>
        </draw:path>
        <draw:path draw:style-name="gr6" draw:text-style-name="P6" draw:layer="layout" svg:width="0.154cm" svg:height="0.208cm" svg:x="2.361cm" svg:y="20.864cm" svg:viewBox="0 0 155 209" svg:d="M25 209l16-88-41-121h28l21 67c5 19 7 27 8 34h1c5-8 12-20 22-35l45-66h30l-88 121-16 88z">
          <text:p/>
        </draw:path>
        <draw:path draw:style-name="gr6" draw:text-style-name="P6" draw:layer="layout" svg:width="0.126cm" svg:height="0.156cm" svg:x="2.483cm" svg:y="20.919cm" svg:viewBox="0 0 127 157" svg:d="M79 20c-25 0-43 23-50 48 41 1 73-6 73-29 0-12-9-19-23-19zM108 145c-11 7-30 12-50 12-40 0-58-27-58-60 0-46 34-97 84-97 28 0 43 17 43 39 0 39-44 50-101 49-1 7 0 20 3 28 6 14 19 21 34 21 19 0 32-6 41-11z">
          <text:p/>
        </draw:path>
        <draw:path draw:style-name="gr6" draw:text-style-name="P6" draw:layer="layout" svg:width="0.133cm" svg:height="0.15cm" svg:x="2.63cm" svg:y="20.922cm" svg:viewBox="0 0 134 151" svg:d="M25 0l13 86c2 17 4 29 5 37h1c3-8 7-18 16-35l46-88h28l-84 151h-25l-25-151z">
          <text:p/>
        </draw:path>
        <draw:path draw:style-name="gr6" draw:text-style-name="P6" draw:layer="layout" svg:width="0.149cm" svg:height="0.217cm" svg:x="2.752cm" svg:y="20.919cm" svg:viewBox="0 0 150 218" svg:d="M122 26c-5-2-14-6-24-6-38 0-63 41-63 78-1 16 5 36 28 36 22 0 44-29 50-58zM7 188c9 6 25 10 40 10 25 0 45-13 54-54l4-22c-13 21-32 32-52 32-30 0-46-25-46-52 0-51 37-102 95-102 18 0 36 5 48 11l-23 124c-6 32-14 53-29 66-16 13-36 17-53 17-18 0-36-4-45-10z">
          <text:p/>
        </draw:path>
        <draw:path draw:style-name="gr6" draw:text-style-name="P6" draw:layer="layout" svg:width="0.098cm" svg:height="0.153cm" svg:x="2.919cm" svg:y="20.919cm" svg:viewBox="0 0 99 154" svg:d="M0 154l18-98c4-19 6-39 7-53h23c-1 10-2 21-4 33h1c10-21 25-36 46-36l8 1-5 25-7-1c-24 0-43 27-50 62l-12 67z">
          <text:p/>
        </draw:path>
        <draw:path draw:style-name="gr6" draw:text-style-name="P6" draw:layer="layout" svg:width="0.144cm" svg:height="0.156cm" svg:x="3.013cm" svg:y="20.919cm" svg:viewBox="0 0 145 157" svg:d="M116 22c-3-1-9-2-18-2-40 0-72 40-72 83 0 17 6 33 26 33 21 0 48-28 55-67zM99 154c0-10 2-23 3-39-16 31-38 42-59 42-26 0-43-21-43-50 0-53 38-107 104-107 14 0 30 2 41 6l-16 78c-5 26-7 53-6 70z">
          <text:p/>
        </draw:path>
        <draw:path draw:style-name="gr6" draw:text-style-name="P6" draw:layer="layout" svg:width="0.106cm" svg:height="0.156cm" svg:x="3.167cm" svg:y="20.919cm" svg:viewBox="0 0 107 157" svg:d="M8 128c7 4 19 9 33 9 17 0 28-11 28-25 0-11-5-18-21-27-18-10-27-24-27-40 0-25 23-45 54-45 13 0 26 4 32 8l-8 19c-5-3-14-7-26-7-15 0-26 10-26 22 0 11 7 18 20 26 17 8 28 23 28 39 0 32-25 50-57 50-16 0-31-5-38-11z">
          <text:p/>
        </draw:path>
        <draw:path draw:style-name="gr6" draw:text-style-name="P6" draw:layer="layout" svg:width="0.14cm" svg:height="0.22cm" svg:x="3.288cm" svg:y="20.852cm" svg:viewBox="0 0 141 221" svg:d="M0 221l43-221h25l-18 98h1c12-18 31-30 53-30 17 0 37 10 37 40 0 7-1 18-2 25l-17 88h-26l17-87c1-5 2-12 2-21 0-13-7-24-24-24-19 0-44 23-50 56l-14 76z">
          <text:p/>
        </draw:path>
        <draw:path draw:style-name="gr6" draw:text-style-name="P6" draw:layer="layout" svg:width="0.158cm" svg:height="0.218cm" svg:x="3.43cm" svg:y="20.922cm" svg:viewBox="0 0 159 219" svg:d="M54 0l15 81c3 18 4 29 6 40h1c4-10 8-20 16-37l40-84h27l-57 115c-17 32-32 58-52 79-17 16-35 24-43 25l-7-22c7-2 17-6 28-14 10-8 20-20 29-35v-7l-30-141z">
          <text:p/>
        </draw:path>
        <draw:path draw:style-name="gr6" draw:text-style-name="P6" draw:layer="layout" svg:width="0.139cm" svg:height="0.153cm" svg:x="3.588cm" svg:y="20.919cm" svg:viewBox="0 0 140 154" svg:d="M0 154l19-108c4-16 6-31 7-43h23l-4 30h1c13-21 34-33 56-33 18 0 38 10 38 41 0 7-1 16-3 25l-16 88h-26l17-88c1-6 2-13 2-19 0-15-6-26-25-26-18 0-44 22-51 59l-13 74z">
          <text:p/>
        </draw:path>
        <draw:path draw:style-name="gr6" draw:text-style-name="P6" draw:layer="layout" svg:width="0.061cm" svg:height="0.077cm" svg:x="3.73cm" svg:y="21.033cm" svg:viewBox="0 0 62 78" svg:d="M0 78c10-19 24-53 31-75l31-3c-11 26-31 61-43 76z">
          <text:p/>
        </draw:path>
        <draw:path draw:style-name="gr6" draw:text-style-name="P6" draw:layer="layout" svg:width="0.144cm" svg:height="0.204cm" svg:x="3.865cm" svg:y="20.868cm" svg:viewBox="0 0 145 205" svg:d="M0 205l3-17 30-26c53-45 86-77 86-110 0-15-9-30-32-30-18 0-33 8-42 14l-6-18c14-11 34-18 53-18 39 0 53 25 53 49 0 43-39 79-87 120l-17 13v1h85l-4 22z">
          <text:p/>
        </draw:path>
        <draw:path draw:style-name="gr6" draw:text-style-name="P6" draw:layer="layout" svg:width="0.137cm" svg:height="0.207cm" svg:x="4.03cm" svg:y="20.868cm" svg:viewBox="0 0 138 208" svg:d="M27 139c0 22 3 49 28 49 37 0 57-84 57-124 0-16-2-44-26-44-35 0-59 71-59 119zM138 63c0 65-31 145-87 145-37 0-51-30-51-70 0-67 35-138 89-138 37 0 49 31 49 63z">
          <text:p/>
        </draw:path>
        <draw:polygon draw:style-name="gr6" draw:text-style-name="P6" draw:layer="layout" svg:width="0.068cm" svg:height="0.201cm" svg:x="4.219cm" svg:y="20.871cm" svg:viewBox="0 0 69 202" draw:points="39,26 3,43 0,23 47,0 69,0 30,202 5,202">
          <text:p/>
        </draw:polygon>
        <draw:path draw:style-name="gr6" draw:text-style-name="P6" draw:layer="layout" svg:width="0.136cm" svg:height="0.207cm" svg:x="4.334cm" svg:y="20.868cm" svg:viewBox="0 0 137 208" svg:d="M25 139c0 22 4 49 28 49 39 0 59-84 59-124 0-16-2-44-28-44-35 0-59 71-59 119zM137 63c0 65-31 145-88 145-37 0-49-30-49-70 0-67 34-138 88-138 38 0 49 31 49 63z">
          <text:p/>
        </draw:path>
        <draw:frame draw:style-name="gr5" draw:text-style-name="P5" draw:layer="layout" svg:width="0.486cm" svg:height="0.486cm" svg:x="0.679cm" svg:y="27.555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.291cm" svg:y="27.701cm" svg:viewBox="0 0 153 209" draw:points="61,22 0,22 5,0 153,0 148,22 86,22 51,209 26,209">
          <text:p/>
        </draw:polygon>
        <draw:path draw:style-name="gr6" draw:text-style-name="P6" draw:layer="layout" svg:width="0.158cm" svg:height="0.218cm" svg:x="1.394cm" svg:y="27.76cm" svg:viewBox="0 0 159 219" svg:d="M55 0l14 81c3 17 5 28 7 39h1c4-9 8-20 16-36l39-84h27l-56 114c-17 33-33 59-53 79-17 17-35 24-43 26l-7-22c7-2 18-6 28-15 10-7 21-19 29-34l1-6-30-142z">
          <text:p/>
        </draw:path>
        <draw:path draw:style-name="gr6" draw:text-style-name="P6" draw:layer="layout" svg:width="0.224cm" svg:height="0.153cm" svg:x="1.552cm" svg:y="27.756cm" svg:viewBox="0 0 225 154" svg:d="M0 154l20-106c3-17 5-31 6-44h23l-4 28h1c14-21 33-32 52-32 23 0 35 15 36 34 14-21 33-33 55-34 17 0 36 12 36 40 0 7-1 17-2 25l-17 89h-24l15-87c2-6 2-12 2-19 0-16-6-26-22-26-19 0-41 22-47 55l-15 77h-25l17-88c1-7 2-12 2-18 0-13-4-26-22-26-19 0-42 25-49 57l-13 75z">
          <text:p/>
        </draw:path>
        <draw:path draw:style-name="gr6" draw:text-style-name="P6" draw:layer="layout" svg:width="0.142cm" svg:height="0.157cm" svg:x="1.803cm" svg:y="27.756cm" svg:viewBox="0 0 143 158" svg:d="M26 95c0 25 14 43 36 43 30 0 54-39 54-75 0-17-8-42-36-42-32 0-54 39-54 74zM143 63c0 47-33 95-85 95-37 0-58-28-58-62 0-50 34-96 83-96 41 0 60 31 60 63z">
          <text:p/>
        </draw:path>
        <draw:path draw:style-name="gr6" draw:text-style-name="P6" draw:layer="layout" svg:width="0.111cm" svg:height="0.222cm" svg:x="1.965cm" svg:y="27.687cm" svg:viewBox="0 0 112 223" svg:d="M0 223l25-128h-20l4-21h20l1-8c4-22 12-40 25-53 9-9 24-13 36-13 11 0 17 2 21 4l-5 21c-4-2-10-3-16-3-20 0-31 19-36 45l-1 7h34l-4 21h-34l-24 128z">
          <text:p/>
        </draw:path>
        <draw:path draw:style-name="gr6" draw:text-style-name="P6" draw:layer="layout" svg:width="0.125cm" svg:height="0.157cm" svg:x="2.051cm" svg:y="27.756cm" svg:viewBox="0 0 126 158" svg:d="M79 21c-24 0-43 24-50 47 41 1 73-5 73-28 0-13-10-19-23-19zM107 147c-11 5-29 11-49 11-40 0-58-27-58-60 0-46 34-98 83-98 28 0 43 18 43 39 0 40-44 49-100 49-1 7 0 21 4 30 6 13 18 19 33 19 18 0 31-5 40-10z">
          <text:p/>
        </draw:path>
        <draw:path draw:style-name="gr6" draw:text-style-name="P6" draw:layer="layout" svg:width="0.156cm" svg:height="0.218cm" svg:x="2.169cm" svg:y="27.76cm" svg:viewBox="0 0 157 219" svg:d="M53 0l14 81c4 17 6 28 7 39h1c4-9 9-20 16-36l39-84h27l-56 114c-16 33-32 59-52 79-17 17-35 24-44 26l-5-22c5-2 16-6 27-15 10-7 21-19 29-34l1-6-30-142z">
          <text:p/>
        </draw:path>
        <draw:path draw:style-name="gr6" draw:text-style-name="P6" draw:layer="layout" svg:width="0.154cm" svg:height="0.208cm" svg:x="2.399cm" svg:y="27.701cm" svg:viewBox="0 0 155 209" svg:d="M23 209l17-87-40-122h27l20 68c5 18 7 27 9 35 6-9 13-21 23-36l45-67h31l-90 122-17 87z">
          <text:p/>
        </draw:path>
        <draw:path draw:style-name="gr6" draw:text-style-name="P6" draw:layer="layout" svg:width="0.125cm" svg:height="0.157cm" svg:x="2.521cm" svg:y="27.756cm" svg:viewBox="0 0 126 158" svg:d="M79 21c-25 0-44 24-50 47 41 1 73-5 73-28 0-13-10-19-23-19zM108 147c-12 5-30 11-50 11-40 0-58-27-58-60 0-46 33-98 83-98 28 0 43 18 43 39 0 40-43 49-100 49-1 7 0 21 3 30 6 13 19 19 34 19 19 0 31-5 41-10z">
          <text:p/>
        </draw:path>
        <draw:path draw:style-name="gr6" draw:text-style-name="P6" draw:layer="layout" svg:width="0.134cm" svg:height="0.149cm" svg:x="2.667cm" svg:y="27.76cm" svg:viewBox="0 0 135 150" svg:d="M26 0l12 86c3 17 5 29 5 37h1c4-7 8-18 17-35l46-88h28l-84 150h-25l-26-150z">
          <text:p/>
        </draw:path>
        <draw:path draw:style-name="gr6" draw:text-style-name="P6" draw:layer="layout" svg:width="0.15cm" svg:height="0.218cm" svg:x="2.789cm" svg:y="27.756cm" svg:viewBox="0 0 151 219" svg:d="M123 26c-5-1-16-4-26-4-37 0-64 38-64 75 0 17 6 37 29 37 22 0 44-29 50-57zM7 188c9 6 23 10 39 10 25 0 45-13 54-52l5-25h-1c-13 23-31 33-51 33-31 0-46-26-46-52 0-51 37-102 94-102 19 0 38 6 50 11l-24 125c-5 32-15 53-31 67-14 12-34 16-52 16-17 0-35-5-44-10z">
          <text:p/>
        </draw:path>
        <draw:path draw:style-name="gr6" draw:text-style-name="P6" draw:layer="layout" svg:width="0.098cm" svg:height="0.153cm" svg:x="2.956cm" svg:y="27.756cm" svg:viewBox="0 0 99 154" svg:d="M0 154l19-96c3-20 5-40 7-54h23c-1 11-2 21-3 32h1c9-20 25-36 45-36l7 1-5 25h-7c-22 0-41 27-48 62l-14 66z">
          <text:p/>
        </draw:path>
        <draw:path draw:style-name="gr6" draw:text-style-name="P6" draw:layer="layout" svg:width="0.144cm" svg:height="0.157cm" svg:x="3.05cm" svg:y="27.756cm" svg:viewBox="0 0 145 158" svg:d="M116 24c-3-2-8-3-17-3-40 0-71 40-71 83 0 17 6 33 25 33 22 0 47-28 55-69zM100 154c0-8 1-23 3-38h-1c-16 31-36 42-57 42-28 0-45-21-45-49 0-53 40-109 105-109 14 0 30 3 40 6l-15 79c-5 27-7 53-7 69z">
          <text:p/>
        </draw:path>
        <draw:path draw:style-name="gr6" draw:text-style-name="P6" draw:layer="layout" svg:width="0.105cm" svg:height="0.156cm" svg:x="3.205cm" svg:y="27.756cm" svg:viewBox="0 0 106 157" svg:d="M7 128c7 5 20 10 32 10 17 0 29-11 29-24 0-12-6-20-21-28-18-9-27-24-27-39 0-26 22-47 54-47 13 0 25 4 32 8l-8 19c-6-2-15-6-26-6-16 0-26 9-26 22 0 12 6 18 20 26 16 10 28 23 28 40 0 31-25 48-57 48-16 0-30-5-37-9z">
          <text:p/>
        </draw:path>
        <draw:path draw:style-name="gr6" draw:text-style-name="P6" draw:layer="layout" svg:width="0.141cm" svg:height="0.219cm" svg:x="3.325cm" svg:y="27.69cm" svg:viewBox="0 0 142 220" svg:d="M0 220l42-220h26l-18 96c12-18 31-30 53-30 18 0 39 11 39 42 0 8-1 17-3 25l-17 87h-27l18-86c1-5 2-12 2-20 0-15-6-26-24-26-20 0-44 24-51 58l-14 74z">
          <text:p/>
        </draw:path>
        <draw:path draw:style-name="gr6" draw:text-style-name="P6" draw:layer="layout" svg:width="0.157cm" svg:height="0.218cm" svg:x="3.468cm" svg:y="27.76cm" svg:viewBox="0 0 158 219" svg:d="M54 0l15 81c3 17 5 28 7 39 4-9 9-20 17-36l38-84h27l-57 114c-15 33-31 59-51 79-18 17-36 24-44 26l-6-22c6-2 17-6 27-15 10-7 22-19 30-34l1-6-31-142z">
          <text:p/>
        </draw:path>
        <draw:path draw:style-name="gr6" draw:text-style-name="P6" draw:layer="layout" svg:width="0.14cm" svg:height="0.153cm" svg:x="3.625cm" svg:y="27.756cm" svg:viewBox="0 0 141 154" svg:d="M0 154l20-106c3-17 5-31 7-44h23l-4 29c15-20 35-33 56-33 19 0 39 11 39 42 0 7-2 16-3 24l-16 88h-26l16-87c1-6 2-12 2-19 0-15-6-26-23-26-19 0-46 22-52 59l-14 73z">
          <text:p/>
        </draw:path>
        <draw:path draw:style-name="gr6" draw:text-style-name="P6" draw:layer="layout" svg:width="0.061cm" svg:height="0.077cm" svg:x="3.767cm" svg:y="27.871cm" svg:viewBox="0 0 62 78" svg:d="M0 78c10-19 24-53 31-75l31-3c-11 26-31 61-42 75z">
          <text:p/>
        </draw:path>
        <draw:path draw:style-name="gr6" draw:text-style-name="P6" draw:layer="layout" svg:width="0.145cm" svg:height="0.203cm" svg:x="3.902cm" svg:y="27.706cm" svg:viewBox="0 0 146 204" svg:d="M0 204l3-16 30-25c55-46 86-77 86-110 0-14-8-31-31-31-18 0-33 8-43 15l-6-19c14-10 36-18 55-18 37 0 52 25 52 49 0 43-39 80-87 120l-18 13v1h86l-4 21z">
          <text:p/>
        </draw:path>
        <draw:path draw:style-name="gr6" draw:text-style-name="P6" draw:layer="layout" svg:width="0.138cm" svg:height="0.207cm" svg:x="4.067cm" svg:y="27.706cm" svg:viewBox="0 0 139 208" svg:d="M26 140c0 22 3 47 28 47 37 0 59-82 59-123 0-16-3-44-28-44-35 0-59 70-59 120zM139 63c0 65-32 145-88 145-38 0-51-31-51-69 0-67 35-139 88-139 39 0 51 31 51 63z">
          <text:p/>
        </draw:path>
        <draw:polygon draw:style-name="gr6" draw:text-style-name="P6" draw:layer="layout" svg:width="0.067cm" svg:height="0.2cm" svg:x="4.257cm" svg:y="27.709cm" svg:viewBox="0 0 68 201" draw:points="38,26 37,26 3,43 0,23 46,0 68,0 29,201 5,201">
          <text:p/>
        </draw:polygon>
        <draw:path draw:style-name="gr6" draw:text-style-name="P6" draw:layer="layout" svg:width="0.138cm" svg:height="0.207cm" svg:x="4.37cm" svg:y="27.706cm" svg:viewBox="0 0 139 208" svg:d="M27 140c0 22 4 47 28 47 38 0 58-82 58-123 0-16-2-44-26-44-36 0-60 70-60 120zM139 63c0 65-31 145-88 145-37 0-51-31-51-69 0-67 35-139 90-139 37 0 49 31 49 63z">
          <text:p/>
        </draw:path>
        <draw:polygon draw:style-name="gr2" draw:text-style-name="P2" draw:layer="layout" svg:width="10.107cm" svg:height="6.706cm" svg:x="10.553cm" svg:y="0.936cm" svg:viewBox="0 0 10108 6707" draw:points="10108,6707 0,6707 0,0 10108,0">
          <text:p/>
        </draw:polygon>
        <draw:polygon draw:style-name="gr7" draw:text-style-name="P7" draw:layer="layout" svg:width="10.107cm" svg:height="2.26cm" svg:x="10.553cm" svg:y="0.936cm" svg:viewBox="0 0 10108 2261" draw:points="10108,2261 0,2261 0,0 10108,0">
          <text:p/>
        </draw:polygon>
        <draw:polygon draw:style-name="gr2" draw:text-style-name="P2" draw:layer="layout" svg:width="0.658cm" svg:height="0.864cm" svg:x="15.994cm" svg:y="2.35cm" svg:viewBox="0 0 659 865" draw:points="0,865 0,0 653,0 653,169 190,169 190,344 597,344 597,513 190,513 190,696 659,696 659,865">
          <text:p/>
        </draw:polygon>
        <draw:polygon draw:style-name="gr2" draw:text-style-name="P2" draw:layer="layout" svg:width="0.867cm" svg:height="0.87cm" svg:x="16.747cm" svg:y="2.35cm" svg:viewBox="0 0 868 871" draw:points="518,871 350,871 0,0 211,0 437,608 663,0 868,0">
          <text:p/>
        </draw:polygon>
        <draw:polygon draw:style-name="gr2" draw:text-style-name="P2" draw:layer="layout" svg:width="0.658cm" svg:height="0.864cm" svg:x="17.747cm" svg:y="2.35cm" svg:viewBox="0 0 659 865" draw:points="0,865 0,0 653,0 653,169 189,169 189,344 597,344 597,513 189,513 189,696 659,696 659,865">
          <text:p/>
        </draw:polygon>
        <draw:polygon draw:style-name="gr2" draw:text-style-name="P2" draw:layer="layout" svg:width="0.768cm" svg:height="0.864cm" svg:x="18.574cm" svg:y="2.35cm" svg:viewBox="0 0 769 865" draw:points="607,865 187,314 187,865 0,865 0,0 175,0 581,532 581,0 769,0 769,865">
          <text:p/>
        </draw:polygon>
        <draw:polygon draw:style-name="gr2" draw:text-style-name="P2" draw:layer="layout" svg:width="0.716cm" svg:height="0.864cm" svg:x="19.487cm" svg:y="2.35cm" svg:viewBox="0 0 717 865" draw:points="454,175 454,865 264,865 264,175 0,175 0,0 717,0 717,175">
          <text:p/>
        </draw:polygon>
        <draw:path draw:style-name="gr2" draw:text-style-name="P2" draw:layer="layout" svg:width="1.574cm" svg:height="1.575cm" svg:x="11.414cm" svg:y="1.432cm" svg:viewBox="0 0 1575 1576" svg:d="M788 1468c-376 0-681-304-681-681 0-375 305-679 681-679 375 0 679 304 679 679 0 377-304 681-679 681zM788 0c-436 0-788 353-788 787 0 436 352 789 788 789 434 0 787-353 787-789 0-434-353-787-787-787z">
          <text:p/>
        </draw:path>
        <draw:path draw:style-name="gr2" draw:text-style-name="P2" draw:layer="layout" svg:width="0.203cm" svg:height="0.203cm" svg:x="11.828cm" svg:y="1.974cm" svg:viewBox="0 0 204 204" svg:d="M102 0c-57 0-102 45-102 102s45 102 102 102c56 0 102-45 102-102s-46-102-102-102z">
          <text:p/>
        </draw:path>
        <draw:path draw:style-name="gr2" draw:text-style-name="P2" draw:layer="layout" svg:width="0.203cm" svg:height="0.203cm" svg:x="12.371cm" svg:y="1.974cm" svg:viewBox="0 0 204 204" svg:d="M103 0c-58 0-103 45-103 102s45 102 103 102c56 0 101-45 101-102s-45-102-101-102z">
          <text:p/>
        </draw:path>
        <draw:path draw:style-name="gr2" draw:text-style-name="P2" draw:layer="layout" svg:width="0.778cm" svg:height="0.371cm" svg:x="11.812cm" svg:y="2.326cm" svg:viewBox="0 0 779 372" svg:d="M725 0c-9 178-155 318-335 318s-326-140-337-318h-53c11 208 180 372 390 372 209 0 379-164 389-372z">
          <text:p/>
        </draw:path>
        <draw:path draw:style-name="gr4" draw:text-style-name="P4" draw:layer="layout" svg:width="0.249cm" svg:height="0.288cm" svg:x="11.98cm" svg:y="4.53cm" svg:viewBox="0 0 250 289" svg:d="M227 144c0-68-50-124-130-124h-76v249h76c80 0 130-54 130-124zM97 289h-97v-289h97c90 0 153 62 153 143v1c0 82-63 145-153 145z">
          <text:p/>
        </draw:path>
        <draw:path draw:style-name="gr4" draw:text-style-name="P4" draw:layer="layout" svg:width="0.18cm" svg:height="0.215cm" svg:x="12.293cm" svg:y="4.608cm" svg:viewBox="0 0 181 216" svg:d="M160 211v-40c-15 25-38 45-76 45-53 0-84-37-84-87v-129h20v125c0 43 24 71 67 71 41 0 73-31 73-74v-122h21v211z">
          <text:p/>
        </draw:path>
        <draw:path draw:style-name="gr4" draw:text-style-name="P4" draw:layer="layout" svg:width="0.208cm" svg:height="0.305cm" svg:x="12.673cm" svg:y="4.518cm" svg:viewBox="0 0 209 306" svg:d="M187 195c0-55-38-90-83-90-44 0-86 36-86 90v1c0 54 42 91 86 91 47 0 83-34 83-91zM106 306c-42 0-69-24-86-50v45h-20v-301h20v137c18-27 45-52 86-52 52 0 103 41 103 109v1c0 69-51 111-103 111z">
          <text:p/>
        </draw:path>
        <draw:path draw:style-name="gr4" draw:text-style-name="P4" draw:layer="layout" svg:width="0.025cm" svg:height="0.292cm" svg:x="12.945cm" svg:y="4.526cm" svg:viewBox="0 0 26 293" svg:d="M2 82h21v211h-21zM0 0h26v28h-26z">
          <text:p/>
        </draw:path>
        <draw:path draw:style-name="gr4" draw:text-style-name="P4" draw:layer="layout" svg:width="0.159cm" svg:height="0.218cm" svg:x="13.028cm" svg:y="4.604cm" svg:viewBox="0 0 160 219" svg:d="M87 219c-30 0-63-12-87-30l13-16c23 17 49 27 76 27 28 0 50-15 50-40s-26-34-55-42c-34-10-72-21-72-59v-1c0-34 28-58 69-58 25 0 53 9 74 23l-10 17c-20-13-43-21-65-21-29 0-48 16-48 37v1c0 24 29 33 59 41 33 10 69 22 69 59v1c0 37-32 61-73 61z">
          <text:p/>
        </draw:path>
        <draw:path draw:style-name="gr4" draw:text-style-name="P4" draw:layer="layout" svg:width="0.124cm" svg:height="0.281cm" svg:x="13.232cm" svg:y="4.541cm" svg:viewBox="0 0 125 282" svg:d="M89 282c-33 0-59-18-59-58v-137h-30v-20h30v-67h20v67h75v20h-75v135c0 30 18 41 42 41 12 0 20-2 32-8v19c-11 5-21 8-35 8z">
          <text:p/>
        </draw:path>
        <draw:path draw:style-name="gr4" draw:text-style-name="P4" draw:layer="layout" svg:width="0.026cm" svg:height="0.292cm" svg:x="13.539cm" svg:y="4.526cm" svg:viewBox="0 0 27 293" svg:d="M3 82h20v211h-20zM0 0h27v28h-27z">
          <text:p/>
        </draw:path>
        <draw:path draw:style-name="gr4" draw:text-style-name="P4" draw:layer="layout" svg:width="0.317cm" svg:height="0.215cm" svg:x="13.642cm" svg:y="4.603cm" svg:viewBox="0 0 318 216" svg:d="M297 216v-126c0-45-23-71-62-71-35 0-66 27-66 74v123h-20v-127c0-43-25-70-62-70-38 0-67 33-67 75v122h-20v-211h20v38c13-22 32-43 70-43 36 0 60 21 71 46 14-24 37-46 76-46 50 0 81 35 81 88v128z">
          <text:p/>
        </draw:path>
        <draw:polygon draw:style-name="gr4" draw:text-style-name="P4" draw:layer="layout" svg:width="0.203cm" svg:height="0.288cm" svg:x="14.161cm" svg:y="4.53cm" svg:viewBox="0 0 204 289" draw:points="21,20 21,138 185,138 185,158 21,158 21,289 0,289 0,0 204,0 204,20">
          <text:p/>
        </draw:polygon>
        <draw:polygon draw:style-name="gr4" draw:text-style-name="P4" draw:layer="layout" svg:width="0.02cm" svg:height="0.3cm" svg:x="14.429cm" svg:y="4.518cm" svg:viewBox="0 0 21 301" draw:points="0,0 21,0 21,301 0,301">
          <text:p/>
        </draw:polygon>
        <draw:path draw:style-name="gr4" draw:text-style-name="P4" draw:layer="layout" svg:width="0.216cm" svg:height="0.22cm" svg:x="14.514cm" svg:y="4.603cm" svg:viewBox="0 0 217 221" svg:d="M194 111c0-51-38-92-86-92-50 0-86 41-86 91v1c0 51 38 91 86 91 50 0 86-41 86-90zM108 221c-63 0-108-50-108-109v-1c0-60 46-111 108-111s109 51 109 110v1c0 59-47 110-109 110z">
          <text:p/>
        </draw:path>
        <draw:polygon draw:style-name="gr4" draw:text-style-name="P4" draw:layer="layout" svg:width="0.314cm" svg:height="0.213cm" svg:x="14.774cm" svg:y="4.607cm" svg:viewBox="0 0 315 214" draw:points="238,214 220,214 158,33 95,214 77,214 0,1 22,1 86,187 150,0 166,0 229,187 293,1 315,1">
          <text:p/>
        </draw:polygon>
        <draw:polygon draw:style-name="gr4" draw:text-style-name="P4" draw:layer="layout" svg:width="0.027cm" svg:height="0.035cm" svg:x="15.142cm" svg:y="4.783cm" svg:viewBox="0 0 28 36" draw:points="0,0 28,0 28,36 0,36">
          <text:p/>
        </draw:polygon>
        <draw:polygon draw:style-name="gr4" draw:text-style-name="P4" draw:layer="layout" svg:width="0.227cm" svg:height="0.288cm" svg:x="11.965cm" svg:y="5.024cm" svg:viewBox="0 0 228 289" draw:points="0,289 0,276 198,19 7,19 7,0 228,0 228,12 30,268 228,268 228,289">
          <text:p/>
        </draw:polygon>
        <draw:path draw:style-name="gr4" draw:text-style-name="P4" draw:layer="layout" svg:width="0.181cm" svg:height="0.283cm" svg:x="12.241cm" svg:y="5.034cm" svg:viewBox="0 0 182 284" svg:d="M119 0h28v33h-28zM51 0h28v33h-28zM163 175c-18-4-42-9-72-9-45 0-70 21-70 50v1c0 30 29 48 61 48 44 0 81-27 81-65zM162 279v-35c-14 20-40 40-81 40-39 0-81-23-81-66v-1c0-45 37-69 93-69 29 0 49 4 69 9v-9c0-43-26-64-69-64-26 0-47 7-67 17l-7-18c23-11 46-18 75-18 54 0 88 28 88 82v132z">
          <text:p/>
        </draw:path>
        <draw:path draw:style-name="gr4" draw:text-style-name="P4" draw:layer="layout" svg:width="0.18cm" svg:height="0.3cm" svg:x="12.494cm" svg:y="5.012cm" svg:viewBox="0 0 181 301" svg:d="M161 301v-126c0-43-24-71-68-71-41 0-72 31-72 74v123h-21v-301h21v129c14-25 37-44 75-44 54 0 85 36 85 86v130z">
          <text:p/>
        </draw:path>
        <draw:polygon draw:style-name="gr4" draw:text-style-name="P4" draw:layer="layout" svg:width="0.02cm" svg:height="0.3cm" svg:x="12.75cm" svg:y="5.012cm" svg:viewBox="0 0 21 301" draw:points="0,0 21,0 21,301 0,301">
          <text:p/>
        </draw:polygon>
        <draw:path draw:style-name="gr4" draw:text-style-name="P4" draw:layer="layout" svg:width="0.124cm" svg:height="0.28cm" svg:x="12.83cm" svg:y="5.035cm" svg:viewBox="0 0 125 281" svg:d="M90 281c-33 0-59-17-59-57v-138h-31v-19h31v-67h20v67h74v19h-74v136c0 30 18 41 42 41 11 0 19-3 31-8v19c-11 5-21 7-34 7z">
          <text:p/>
        </draw:path>
        <draw:path draw:style-name="gr4" draw:text-style-name="P4" draw:layer="layout" svg:width="0.23cm" svg:height="0.29cm" svg:x="13.119cm" svg:y="5.022cm" svg:viewBox="0 0 231 291" svg:d="M164 31l-139 171h139zM184 0v202h47v18h-47v71h-20v-71h-157l-7-16 165-204z">
          <text:p/>
        </draw:path>
        <draw:polygon draw:style-name="gr4" draw:text-style-name="P4" draw:layer="layout" svg:width="0.182cm" svg:height="0.21cm" svg:x="13.519cm" svg:y="5.102cm" svg:viewBox="0 0 183 211" draw:points="0,211 0,199 153,18 6,18 6,0 183,0 183,12 30,193 183,193 183,211">
          <text:p/>
        </draw:polygon>
        <draw:path draw:style-name="gr4" draw:text-style-name="P4" draw:layer="layout" svg:width="0.179cm" svg:height="0.215cm" svg:x="13.758cm" svg:y="5.102cm" svg:viewBox="0 0 180 216" svg:d="M160 211v-39c-14 24-37 44-77 44-53 0-83-37-83-88v-128h20v125c0 44 24 72 66 72s74-31 74-76v-121h20v211z">
          <text:p/>
        </draw:path>
        <draw:path draw:style-name="gr4" draw:text-style-name="P4" draw:layer="layout" svg:width="0.317cm" svg:height="0.215cm" svg:x="14.014cm" svg:y="5.097cm" svg:viewBox="0 0 318 216" svg:d="M298 216v-126c0-45-24-71-62-71-36 0-66 27-66 74v123h-21v-127c0-44-24-70-62-70-37 0-67 32-67 75v122h-20v-211h20v37c14-21 33-42 70-42 38 0 60 21 72 45 13-23 36-45 75-45 50 0 81 35 81 88v128z">
          <text:p/>
        </draw:path>
        <draw:polygon draw:style-name="gr4" draw:text-style-name="P4" draw:layer="layout" svg:width="0.02cm" svg:height="0.3cm" svg:x="14.532cm" svg:y="5.012cm" svg:viewBox="0 0 21 301" draw:points="0,0 21,0 21,301 0,301">
          <text:p/>
        </draw:polygon>
        <draw:path draw:style-name="gr4" draw:text-style-name="P4" draw:layer="layout" svg:width="0.195cm" svg:height="0.22cm" svg:x="14.617cm" svg:y="5.097cm" svg:viewBox="0 0 196 221" svg:d="M175 101c-3-42-28-82-77-82-41 0-73 36-77 82zM103 202c34 0 56-15 73-33l14 12c-21 23-46 40-88 40-55 0-102-44-102-110v-1c0-61 42-110 99-110 60 0 97 48 97 111v1c0 3 0 4 0 7h-175c4 52 41 83 82 83z">
          <text:p/>
        </draw:path>
        <draw:path draw:style-name="gr4" draw:text-style-name="P4" draw:layer="layout" svg:width="0.124cm" svg:height="0.28cm" svg:x="14.852cm" svg:y="5.035cm" svg:viewBox="0 0 125 281" svg:d="M89 281c-32 0-59-17-59-57v-138h-30v-19h30v-67h21v67h74v19h-74v136c0 30 17 41 43 41 10 0 18-3 30-8v19c-10 5-21 7-35 7z">
          <text:p/>
        </draw:path>
        <draw:polygon draw:style-name="gr4" draw:text-style-name="P4" draw:layer="layout" svg:width="0.181cm" svg:height="0.21cm" svg:x="15.022cm" svg:y="5.102cm" svg:viewBox="0 0 182 211" draw:points="0,211 0,199 152,18 5,18 5,0 182,0 182,12 30,193 182,193 182,211">
          <text:p/>
        </draw:polygon>
        <draw:path draw:style-name="gr4" draw:text-style-name="P4" draw:layer="layout" svg:width="0.124cm" svg:height="0.28cm" svg:x="15.245cm" svg:y="5.035cm" svg:viewBox="0 0 125 281" svg:d="M90 281c-34 0-60-17-60-57v-138h-30v-19h30v-67h20v67h75v19h-75v136c0 30 18 41 43 41 10 0 19-3 31-8v19c-11 5-21 7-34 7z">
          <text:p/>
        </draw:path>
        <draw:path draw:style-name="gr4" draw:text-style-name="P4" draw:layer="layout" svg:width="0.196cm" svg:height="0.22cm" svg:x="15.414cm" svg:y="5.097cm" svg:viewBox="0 0 197 221" svg:d="M175 101c-3-42-27-82-75-82-43 0-75 36-79 82zM105 202c32 0 54-15 72-33l14 12c-22 23-47 40-87 40-56 0-104-44-104-110v-1c0-61 43-110 101-110s96 48 96 111v1c0 3 0 4-1 7h-175c4 52 42 83 84 83z">
          <text:p/>
        </draw:path>
        <draw:path draw:style-name="gr4" draw:text-style-name="P4" draw:layer="layout" svg:width="0.179cm" svg:height="0.215cm" svg:x="15.669cm" svg:y="5.097cm" svg:viewBox="0 0 180 216" svg:d="M159 216v-126c0-43-24-71-66-71-41 0-73 31-73 74v123h-20v-211h20v39c14-25 37-44 76-44 53 0 84 36 84 86v130z">
          <text:p/>
        </draw:path>
        <draw:polygon draw:style-name="gr4" draw:text-style-name="P4" draw:layer="layout" svg:width="0.412cm" svg:height="0.291cm" svg:x="16.027cm" svg:y="5.023cm" svg:viewBox="0 0 413 292" draw:points="308,292 291,292 206,41 121,292 104,292 0,1 24,1 114,258 198,0 215,0 300,258 391,1 413,1">
          <text:p/>
        </draw:polygon>
        <draw:path draw:style-name="gr4" draw:text-style-name="P4" draw:layer="layout" svg:width="0.179cm" svg:height="0.215cm" svg:x="16.494cm" svg:y="5.102cm" svg:viewBox="0 0 180 216" svg:d="M160 211v-39c-14 24-37 44-75 44-54 0-85-37-85-88v-128h20v125c0 44 24 72 67 72 42 0 73-31 73-76v-121h20v211z">
          <text:p/>
        </draw:path>
        <draw:path draw:style-name="gr4" draw:text-style-name="P4" draw:layer="layout" svg:width="0.113cm" svg:height="0.213cm" svg:x="16.75cm" svg:y="5.099cm" svg:viewBox="0 0 114 214" svg:d="M112 22c-48 0-92 37-92 106v86h-20v-211h20v60c18-38 53-65 94-63v22z">
          <text:p/>
        </draw:path>
        <draw:path draw:style-name="gr4" draw:text-style-name="P4" draw:layer="layout" svg:width="0.125cm" svg:height="0.302cm" svg:x="16.896cm" svg:y="5.01cm" svg:viewBox="0 0 126 303" svg:d="M94 19c-28 0-42 17-42 53v20h73v19h-73v192h-20v-192h-32v-19h32v-21c0-45 23-71 62-71 13 0 22 2 32 5v19c-12-4-21-5-32-5z">
          <text:p/>
        </draw:path>
        <draw:path draw:style-name="gr4" draw:text-style-name="P4" draw:layer="layout" svg:width="0.18cm" svg:height="0.3cm" svg:x="17.187cm" svg:y="5.012cm" svg:viewBox="0 0 181 301" svg:d="M161 301v-126c0-43-25-71-67-71s-74 31-74 74v123h-20v-301h20v129c14-25 37-44 77-44 53 0 84 36 84 86v130z">
          <text:p/>
        </draw:path>
        <draw:path draw:style-name="gr4" draw:text-style-name="P4" draw:layer="layout" svg:width="0.025cm" svg:height="0.292cm" svg:x="17.44cm" svg:y="5.02cm" svg:viewBox="0 0 26 293" svg:d="M2 83h20v210h-20zM0 0h26v27h-26z">
          <text:p/>
        </draw:path>
        <draw:path draw:style-name="gr4" draw:text-style-name="P4" draw:layer="layout" svg:width="0.179cm" svg:height="0.215cm" svg:x="17.542cm" svg:y="5.097cm" svg:viewBox="0 0 180 216" svg:d="M160 216v-126c0-43-24-71-66-71-43 0-74 31-74 74v123h-20v-211h20v39c14-25 37-44 76-44 54 0 84 36 84 86v130z">
          <text:p/>
        </draw:path>
        <draw:polygon draw:style-name="gr4" draw:text-style-name="P4" draw:layer="layout" svg:width="0.182cm" svg:height="0.21cm" svg:x="17.779cm" svg:y="5.102cm" svg:viewBox="0 0 183 211" draw:points="0,211 0,199 153,18 6,18 6,0 183,0 183,12 30,193 183,193 183,211">
          <text:p/>
        </draw:polygon>
        <draw:path draw:style-name="gr4" draw:text-style-name="P4" draw:layer="layout" svg:width="0.179cm" svg:height="0.215cm" svg:x="18.018cm" svg:y="5.102cm" svg:viewBox="0 0 180 216" svg:d="M160 211v-39c-15 24-38 44-76 44-53 0-84-37-84-88v-128h20v125c0 44 24 72 66 72s74-31 74-76v-121h20v211z">
          <text:p/>
        </draw:path>
        <draw:polygon draw:style-name="gr4" draw:text-style-name="P4" draw:layer="layout" svg:width="0.028cm" svg:height="0.035cm" svg:x="18.269cm" svg:y="5.277cm" svg:viewBox="0 0 29 36" draw:points="0,0 29,0 29,36 0,36">
          <text:p/>
        </draw:polygon>
        <draw:polygon draw:style-name="gr2" draw:text-style-name="P2" draw:layer="layout" svg:width="10.107cm" svg:height="6.706cm" svg:x="10.553cm" svg:y="7.814cm" svg:viewBox="0 0 10108 6707" draw:points="10108,6707 0,6707 0,0 10108,0">
          <text:p/>
        </draw:polygon>
        <draw:polygon draw:style-name="gr7" draw:text-style-name="P7" draw:layer="layout" svg:width="10.107cm" svg:height="2.261cm" svg:x="10.553cm" svg:y="7.814cm" svg:viewBox="0 0 10108 2262" draw:points="10108,2262 0,2262 0,0 10108,0">
          <text:p/>
        </draw:polygon>
        <draw:polygon draw:style-name="gr2" draw:text-style-name="P2" draw:layer="layout" svg:width="0.658cm" svg:height="0.864cm" svg:x="15.994cm" svg:y="9.228cm" svg:viewBox="0 0 659 865" draw:points="0,865 0,0 653,0 653,169 190,169 190,344 597,344 597,513 190,513 190,695 659,695 659,865">
          <text:p/>
        </draw:polygon>
        <draw:polygon draw:style-name="gr2" draw:text-style-name="P2" draw:layer="layout" svg:width="0.867cm" svg:height="0.87cm" svg:x="16.747cm" svg:y="9.228cm" svg:viewBox="0 0 868 871" draw:points="518,871 350,871 0,0 211,0 437,608 663,0 868,0">
          <text:p/>
        </draw:polygon>
        <draw:polygon draw:style-name="gr2" draw:text-style-name="P2" draw:layer="layout" svg:width="0.658cm" svg:height="0.864cm" svg:x="17.747cm" svg:y="9.228cm" svg:viewBox="0 0 659 865" draw:points="0,865 0,0 653,0 653,169 189,169 189,344 597,344 597,513 189,513 189,695 659,695 659,865">
          <text:p/>
        </draw:polygon>
        <draw:polygon draw:style-name="gr2" draw:text-style-name="P2" draw:layer="layout" svg:width="0.768cm" svg:height="0.864cm" svg:x="18.574cm" svg:y="9.228cm" svg:viewBox="0 0 769 865" draw:points="607,865 187,314 187,865 0,865 0,0 175,0 581,532 581,0 769,0 769,865">
          <text:p/>
        </draw:polygon>
        <draw:polygon draw:style-name="gr2" draw:text-style-name="P2" draw:layer="layout" svg:width="0.716cm" svg:height="0.864cm" svg:x="19.487cm" svg:y="9.228cm" svg:viewBox="0 0 717 865" draw:points="454,175 454,865 264,865 264,175 0,175 0,0 717,0 717,175">
          <text:p/>
        </draw:polygon>
        <draw:path draw:style-name="gr2" draw:text-style-name="P2" draw:layer="layout" svg:width="1.574cm" svg:height="1.574cm" svg:x="11.414cm" svg:y="8.31cm" svg:viewBox="0 0 1575 1575" svg:d="M788 1467c-376 0-681-304-681-679s305-680 681-680c375 0 679 305 679 680s-304 679-679 679zM788 0c-436 0-788 353-788 788s352 787 788 787c434 0 787-352 787-787s-353-788-787-788z">
          <text:p/>
        </draw:path>
        <draw:path draw:style-name="gr2" draw:text-style-name="P2" draw:layer="layout" svg:width="0.203cm" svg:height="0.202cm" svg:x="11.828cm" svg:y="8.852cm" svg:viewBox="0 0 204 203" svg:d="M102 0c-57 0-102 46-102 102 0 57 45 101 102 101 56 0 102-44 102-101 0-56-46-102-102-102z">
          <text:p/>
        </draw:path>
        <draw:path draw:style-name="gr2" draw:text-style-name="P2" draw:layer="layout" svg:width="0.203cm" svg:height="0.202cm" svg:x="12.371cm" svg:y="8.852cm" svg:viewBox="0 0 204 203" svg:d="M103 0c-58 0-103 46-103 102 0 57 45 101 103 101 56 0 101-44 101-101 0-56-45-102-101-102z">
          <text:p/>
        </draw:path>
        <draw:path draw:style-name="gr2" draw:text-style-name="P2" draw:layer="layout" svg:width="0.778cm" svg:height="0.37cm" svg:x="11.812cm" svg:y="9.205cm" svg:viewBox="0 0 779 371" svg:d="M725 0c-9 176-155 317-335 317s-326-141-337-317h-53c11 205 180 371 390 371 209 0 379-166 389-371z">
          <text:p/>
        </draw:path>
        <draw:path draw:style-name="gr4" draw:text-style-name="P4" draw:layer="layout" svg:width="0.249cm" svg:height="0.287cm" svg:x="12.121cm" svg:y="11.644cm" svg:viewBox="0 0 250 288" svg:d="M227 143c0-68-50-124-131-124h-75v250h75c81 0 131-56 131-125zM96 288h-96v-288h96c91 0 154 62 154 143 0 82-63 145-154 145z">
          <text:p/>
        </draw:path>
        <draw:path draw:style-name="gr4" draw:text-style-name="P4" draw:layer="layout" svg:width="0.195cm" svg:height="0.219cm" svg:x="12.424cm" svg:y="11.717cm" svg:viewBox="0 0 196 220" svg:d="M175 100c-3-43-29-82-77-82-41 0-73 35-77 82zM103 200c33 0 56-14 73-32l14 12c-21 23-47 40-88 40-55 0-102-45-102-110v-1c0-61 42-109 99-109 60 0 97 47 97 110 0 3 0 4 0 8h-175c4 52 41 82 82 82z">
          <text:p/>
        </draw:path>
        <draw:path draw:style-name="gr4" draw:text-style-name="P4" draw:layer="layout" svg:width="0.113cm" svg:height="0.213cm" svg:x="12.678cm" svg:y="11.718cm" svg:viewBox="0 0 114 214" svg:d="M112 23c-48 0-92 36-92 105v86h-20v-210h20v59c18-37 53-64 94-63v23z">
          <text:p/>
        </draw:path>
        <draw:path draw:style-name="gr4" draw:text-style-name="P4" draw:layer="layout" svg:width="0.257cm" svg:height="0.297cm" svg:x="12.958cm" svg:y="11.639cm" svg:viewBox="0 0 258 298" svg:d="M144 298c-82 0-144-65-144-148v-1c0-82 62-149 145-149 51 0 82 19 112 46l-15 15c-25-24-54-42-97-42-69 0-122 56-122 130 0 73 53 130 122 130 42 0 70-16 99-45l14 14c-30 30-63 50-114 50z">
          <text:p/>
        </draw:path>
        <draw:path draw:style-name="gr4" draw:text-style-name="P4" draw:layer="layout" svg:width="0.18cm" svg:height="0.3cm" svg:x="13.27cm" svg:y="11.631cm" svg:viewBox="0 0 181 301" svg:d="M161 301v-125c0-43-25-72-67-72s-74 32-74 75v122h-20v-301h20v130c14-25 37-44 77-44 53 0 84 36 84 86v129z">
          <text:p/>
        </draw:path>
        <draw:path draw:style-name="gr4" draw:text-style-name="P4" draw:layer="layout" svg:width="0.196cm" svg:height="0.219cm" svg:x="13.508cm" svg:y="11.717cm" svg:viewBox="0 0 197 220" svg:d="M175 100c-3-43-27-82-76-82-41 0-74 35-78 82zM104 200c33 0 55-14 72-32l14 12c-21 23-46 40-86 40-56 0-104-45-104-110v-1c0-61 43-109 100-109 59 0 97 47 97 110 0 3 0 4-1 8h-175c4 52 42 82 83 82z">
          <text:p/>
        </draw:path>
        <draw:path draw:style-name="gr4" draw:text-style-name="P4" draw:layer="layout" svg:width="0.125cm" svg:height="0.301cm" svg:x="13.744cm" svg:y="11.63cm" svg:viewBox="0 0 126 302" svg:d="M94 18c-29 0-43 18-43 54v20h74v18h-74v192h-20v-192h-31v-18h31v-21c0-45 23-71 63-71 13 0 22 2 32 5v19c-12-4-21-6-32-6z">
          <text:p/>
        </draw:path>
        <draw:polygon draw:style-name="gr4" draw:text-style-name="P4" draw:layer="layout" svg:width="0.18cm" svg:height="0.3cm" svg:x="14.035cm" svg:y="11.631cm" svg:viewBox="0 0 181 301" draw:points="155,301 72,198 21,250 21,301 0,301 0,0 21,0 21,226 151,91 178,91 86,184 181,301">
          <text:p/>
        </draw:polygon>
        <draw:path draw:style-name="gr4" draw:text-style-name="P4" draw:layer="layout" svg:width="0.215cm" svg:height="0.219cm" svg:x="14.251cm" svg:y="11.717cm" svg:viewBox="0 0 216 220" svg:d="M195 110c0-51-38-91-87-91-50 0-86 40-86 90v1c0 50 38 90 87 90 50 0 86-40 86-90zM108 220c-63 0-108-51-108-110s45-110 109-110c62 0 107 50 107 109v1c0 58-45 110-108 110z">
          <text:p/>
        </draw:path>
        <draw:path draw:style-name="gr4" draw:text-style-name="P4" draw:layer="layout" svg:width="0.317cm" svg:height="0.214cm" svg:x="14.529cm" svg:y="11.717cm" svg:viewBox="0 0 318 215" svg:d="M297 215v-125c0-45-23-72-62-72-36 0-67 27-67 74v123h-20v-126c0-44-24-71-61-71-38 0-67 33-67 75v122h-20v-210h20v37c13-22 32-42 70-42 36 0 59 21 70 45 14-23 37-45 77-45 50 0 81 35 81 87v128z">
          <text:p/>
        </draw:path>
        <draw:path draw:style-name="gr4" draw:text-style-name="P4" draw:layer="layout" svg:width="0.317cm" svg:height="0.214cm" svg:x="14.92cm" svg:y="11.717cm" svg:viewBox="0 0 318 215" svg:d="M298 215v-125c0-45-24-72-62-72-36 0-67 27-67 74v123h-20v-126c0-44-25-71-62-71s-67 33-67 75v122h-20v-210h20v37c14-22 32-42 70-42 37 0 60 21 72 45 13-23 36-45 75-45 50 0 81 35 81 87v128z">
          <text:p/>
        </draw:path>
        <draw:path draw:style-name="gr4" draw:text-style-name="P4" draw:layer="layout" svg:width="0.124cm" svg:height="0.28cm" svg:x="15.292cm" svg:y="11.655cm" svg:viewBox="0 0 125 281" svg:d="M90 281c-32 0-59-18-59-58v-138h-31v-18h31v-67h20v67h74v18h-74v135c0 32 18 42 42 42 11 0 19-2 31-7v19c-11 5-21 7-34 7z">
          <text:p/>
        </draw:path>
        <draw:polygon draw:style-name="gr4" draw:text-style-name="P4" draw:layer="layout" svg:width="0.205cm" svg:height="0.211cm" svg:x="15.578cm" svg:y="11.722cm" svg:viewBox="0 0 206 212" draw:points="112,212 94,212 0,0 23,0 103,187 184,0 206,0">
          <text:p/>
        </draw:polygon>
        <draw:path draw:style-name="gr4" draw:text-style-name="P4" draw:layer="layout" svg:width="0.216cm" svg:height="0.219cm" svg:x="15.824cm" svg:y="11.717cm" svg:viewBox="0 0 217 220" svg:d="M195 110c0-51-39-91-87-91-50 0-86 40-86 90v1c0 50 38 90 86 90 50 0 87-40 87-90zM108 220c-63 0-108-51-108-110s46-110 108-110 109 50 109 109v1c0 58-47 110-109 110z">
          <text:p/>
        </draw:path>
        <draw:path draw:style-name="gr4" draw:text-style-name="P4" draw:layer="layout" svg:width="0.113cm" svg:height="0.213cm" svg:x="16.102cm" svg:y="11.718cm" svg:viewBox="0 0 114 214" svg:d="M112 23c-49 0-91 36-91 105v86h-21v-210h21v59c17-37 51-64 93-63v23z">
          <text:p/>
        </draw:path>
        <draw:path draw:style-name="gr4" draw:text-style-name="P4" draw:layer="layout" svg:width="0.209cm" svg:height="0.305cm" svg:x="16.266cm" svg:y="11.631cm" svg:viewBox="0 0 210 306" svg:d="M188 197c0-56-38-92-82-92-45 0-87 38-87 91v1c0 54 42 90 87 90 46 0 82-33 82-90zM108 306c-42 0-70-23-87-50v45h-21v-301h21v139c18-29 45-53 87-53 51 0 102 41 102 110v1c0 68-51 109-102 109z">
          <text:p/>
        </draw:path>
        <draw:path draw:style-name="gr4" draw:text-style-name="P4" draw:layer="layout" svg:width="0.195cm" svg:height="0.219cm" svg:x="16.524cm" svg:y="11.717cm" svg:viewBox="0 0 196 220" svg:d="M175 100c-3-43-29-82-77-82-41 0-73 35-77 82zM103 200c33 0 56-14 73-32l14 12c-21 23-47 40-88 40-55 0-102-45-102-110v-1c0-61 42-109 99-109 60 0 97 47 97 110 0 3 0 4 0 8h-175c4 52 41 82 82 82z">
          <text:p/>
        </draw:path>
        <draw:path draw:style-name="gr4" draw:text-style-name="P4" draw:layer="layout" svg:width="0.025cm" svg:height="0.292cm" svg:x="16.779cm" svg:y="11.639cm" svg:viewBox="0 0 26 293" svg:d="M2 83h21v210h-21zM0 0h26v28h-26z">
          <text:p/>
        </draw:path>
        <draw:path draw:style-name="gr4" draw:text-style-name="P4" draw:layer="layout" svg:width="0.18cm" svg:height="0.214cm" svg:x="17cm" svg:y="11.722cm" svg:viewBox="0 0 181 215" svg:d="M161 210v-39c-14 25-38 44-77 44-53 0-84-36-84-87v-128h20v124c0 44 25 73 67 73s74-31 74-76v-121h20v210z">
          <text:p/>
        </draw:path>
        <draw:path draw:style-name="gr4" draw:text-style-name="P4" draw:layer="layout" svg:width="0.18cm" svg:height="0.214cm" svg:x="17.256cm" svg:y="11.717cm" svg:viewBox="0 0 181 215" svg:d="M161 215v-125c0-43-24-72-67-72-41 0-72 32-72 75v122h-22v-210h22v39c14-25 37-44 75-44 53 0 84 36 84 86v129z">
          <text:p/>
        </draw:path>
        <draw:path draw:style-name="gr4" draw:text-style-name="P4" draw:layer="layout" svg:width="0.209cm" svg:height="0.305cm" svg:x="17.495cm" svg:y="11.631cm" svg:viewBox="0 0 210 306" svg:d="M191 196c0-54-42-91-86-91-47 0-83 34-83 91v1c0 55 38 90 83 90 44 0 86-37 86-90zM189 301v-46c-18 27-44 51-86 51-52 0-103-40-103-109s51-111 103-111c42 0 69 24 86 51v-137h21v301z">
          <text:p/>
        </draw:path>
        <draw:path draw:style-name="gr4" draw:text-style-name="P4" draw:layer="layout" svg:width="0.209cm" svg:height="0.305cm" svg:x="12.116cm" svg:y="12.125cm" svg:viewBox="0 0 210 306" svg:d="M188 195c0-55-38-90-82-90s-87 36-87 90v1c0 55 43 91 87 91 45 0 82-34 82-91zM108 306c-42 0-70-24-88-50v45h-20v-301h20v137c18-27 46-52 88-52 50 0 102 41 102 109v1c0 70-52 111-102 111z">
          <text:p/>
        </draw:path>
        <draw:path draw:style-name="gr4" draw:text-style-name="P4" draw:layer="layout" svg:width="0.196cm" svg:height="0.22cm" svg:x="12.373cm" svg:y="12.21cm" svg:viewBox="0 0 197 221" svg:d="M175 100c-3-42-27-81-75-81-41 0-74 35-77 81zM105 202c33 0 55-14 72-33l14 13c-21 23-46 39-87 39-55 0-104-44-104-110v-1c0-61 44-110 101-110 59 0 96 48 96 110v1c0 3 0 4 0 8h-174c3 53 41 83 82 83z">
          <text:p/>
        </draw:path>
        <draw:polygon draw:style-name="gr4" draw:text-style-name="P4" draw:layer="layout" svg:width="0.314cm" svg:height="0.212cm" svg:x="12.61cm" svg:y="12.215cm" svg:viewBox="0 0 315 213" draw:points="238,213 221,213 158,32 95,213 78,213 0,0 23,0 87,185 150,0 166,0 230,185 293,0 315,0">
          <text:p/>
        </draw:polygon>
        <draw:path draw:style-name="gr4" draw:text-style-name="P4" draw:layer="layout" svg:width="0.18cm" svg:height="0.215cm" svg:x="12.978cm" svg:y="12.215cm" svg:viewBox="0 0 181 216" svg:d="M160 211v-39c-14 25-38 44-76 44-53 0-84-36-84-86v-130h20v126c0 43 25 72 67 72 41 0 73-32 73-75v-123h21v211z">
          <text:p/>
        </draw:path>
        <draw:path draw:style-name="gr4" draw:text-style-name="P4" draw:layer="layout" svg:width="0.179cm" svg:height="0.215cm" svg:x="13.235cm" svg:y="12.21cm" svg:viewBox="0 0 180 216" svg:d="M160 216v-125c0-44-24-72-68-72-41 0-72 31-72 75v122h-20v-211h20v40c14-25 37-45 75-45 54 0 85 37 85 87v129z">
          <text:p/>
        </draw:path>
        <draw:path draw:style-name="gr4" draw:text-style-name="P4" draw:layer="layout" svg:width="0.209cm" svg:height="0.305cm" svg:x="13.473cm" svg:y="12.125cm" svg:viewBox="0 0 210 306" svg:d="M191 195c0-54-43-90-87-90-45 0-82 33-82 89v1c0 56 38 92 82 92s87-37 87-91zM190 301v-47c-19 28-46 52-88 52-50 0-102-41-102-110v-1c0-68 52-110 102-110 42 0 70 24 88 51v-136h20v301z">
          <text:p/>
        </draw:path>
        <draw:path draw:style-name="gr4" draw:text-style-name="P4" draw:layer="layout" svg:width="0.196cm" svg:height="0.22cm" svg:x="13.744cm" svg:y="12.21cm" svg:viewBox="0 0 197 221" svg:d="M175 100c-3-42-27-81-75-81-42 0-74 35-78 81zM105 202c32 0 54-14 72-33l14 13c-22 23-47 39-87 39-55 0-104-44-104-110v-1c0-61 44-110 100-110 59 0 97 48 97 110v1c0 3 0 4-1 8h-174c4 53 41 83 83 83z">
          <text:p/>
        </draw:path>
        <draw:path draw:style-name="gr4" draw:text-style-name="P4" draw:layer="layout" svg:width="0.113cm" svg:height="0.213cm" svg:x="13.999cm" svg:y="12.212cm" svg:viewBox="0 0 114 214" svg:d="M112 22c-50 0-92 38-92 106v86h-20v-211h20v61c16-38 52-66 94-64v22z">
          <text:p/>
        </draw:path>
        <draw:path draw:style-name="gr4" draw:text-style-name="P4" draw:layer="layout" svg:width="0.124cm" svg:height="0.281cm" svg:x="14.144cm" svg:y="12.148cm" svg:viewBox="0 0 125 282" svg:d="M90 282c-32 0-60-18-60-58v-137h-30v-19h30v-68h20v68h75v19h-75v135c0 30 19 41 43 41 11 0 19-2 31-7v18c-10 5-21 8-34 8z">
          <text:p/>
        </draw:path>
        <draw:polygon draw:style-name="gr4" draw:text-style-name="P4" draw:layer="layout" svg:width="0.207cm" svg:height="0.288cm" svg:x="14.456cm" svg:y="12.137cm" svg:viewBox="0 0 208 289" draw:points="0,289 0,0 206,0 206,20 21,20 21,134 187,134 187,154 21,154 21,269 208,269 208,289">
          <text:p/>
        </draw:polygon>
        <draw:path draw:style-name="gr4" draw:text-style-name="P4" draw:layer="layout" svg:width="0.179cm" svg:height="0.215cm" svg:x="14.723cm" svg:y="12.215cm" svg:viewBox="0 0 180 216" svg:d="M160 211v-39c-14 25-37 44-75 44-54 0-85-36-85-86v-130h20v126c0 43 24 72 68 72 41 0 72-32 72-75v-123h20v211z">
          <text:p/>
        </draw:path>
        <draw:path draw:style-name="gr4" draw:text-style-name="P4" draw:layer="layout" svg:width="0.113cm" svg:height="0.213cm" svg:x="14.979cm" svg:y="12.212cm" svg:viewBox="0 0 114 214" svg:d="M112 22c-49 0-92 38-92 106v86h-20v-211h20v61c17-38 52-66 94-64v22z">
          <text:p/>
        </draw:path>
        <draw:path draw:style-name="gr4" draw:text-style-name="P4" draw:layer="layout" svg:width="0.196cm" svg:height="0.22cm" svg:x="15.129cm" svg:y="12.21cm" svg:viewBox="0 0 197 221" svg:d="M174 100c-3-42-27-81-75-81-42 0-74 35-77 81zM104 202c32 0 55-14 72-33l15 13c-23 23-48 39-88 39-55 0-103-44-103-110v-1c0-61 43-110 100-110 59 0 97 48 97 110v1c0 3 0 4 0 8h-175c3 53 41 83 82 83z">
          <text:p/>
        </draw:path>
        <draw:path draw:style-name="gr4" draw:text-style-name="P4" draw:layer="layout" svg:width="0.289cm" svg:height="0.29cm" svg:x="15.487cm" svg:y="12.135cm" svg:viewBox="0 0 290 291" svg:d="M144 24l-76 167h153zM266 291l-36-80h-171l-37 80h-22l134-291h21l135 291z">
          <text:p/>
        </draw:path>
        <draw:path draw:style-name="gr4" draw:text-style-name="P4" draw:layer="layout" svg:width="0.114cm" svg:height="0.213cm" svg:x="15.832cm" svg:y="12.212cm" svg:viewBox="0 0 115 214" svg:d="M112 22c-48 0-91 38-91 106v86h-21v-211h21v61c16-38 52-66 94-64v22z">
          <text:p/>
        </draw:path>
        <draw:path draw:style-name="gr4" draw:text-style-name="P4" draw:layer="layout" svg:width="0.209cm" svg:height="0.305cm" svg:x="15.997cm" svg:y="12.125cm" svg:viewBox="0 0 210 306" svg:d="M188 195c0-55-39-90-84-90-43 0-85 36-85 90v1c0 55 42 91 85 91 47 0 84-34 84-91zM107 306c-42 0-70-24-87-50v45h-20v-301h20v137c18-27 45-52 87-52 51 0 103 41 103 109v1c0 70-52 111-103 111z">
          <text:p/>
        </draw:path>
        <draw:path draw:style-name="gr4" draw:text-style-name="P4" draw:layer="layout" svg:width="0.196cm" svg:height="0.22cm" svg:x="16.254cm" svg:y="12.21cm" svg:viewBox="0 0 197 221" svg:d="M175 100c-3-42-27-81-75-81-42 0-75 35-78 81zM105 202c32 0 55-14 72-33l14 13c-22 23-47 39-87 39-55 0-104-44-104-110v-1c0-61 44-110 101-110 59 0 96 48 96 110v1c0 3 0 4 0 8h-175c3 53 42 83 83 83z">
          <text:p/>
        </draw:path>
        <draw:path draw:style-name="gr4" draw:text-style-name="P4" draw:layer="layout" svg:width="0.025cm" svg:height="0.292cm" svg:x="16.509cm" svg:y="12.133cm" svg:viewBox="0 0 26 293" svg:d="M3 82h21v211h-21zM0 0h26v28h-26z">
          <text:p/>
        </draw:path>
        <draw:path draw:style-name="gr4" draw:text-style-name="P4" draw:layer="layout" svg:width="0.124cm" svg:height="0.281cm" svg:x="16.592cm" svg:y="12.148cm" svg:viewBox="0 0 125 282" svg:d="M90 282c-33 0-60-18-60-58v-137h-30v-19h30v-68h21v68h74v19h-74v135c0 30 17 41 43 41 10 0 18-2 30-7v18c-10 5-21 8-34 8z">
          <text:p/>
        </draw:path>
        <draw:polygon draw:style-name="gr4" draw:text-style-name="P4" draw:layer="layout" svg:width="0.028cm" svg:height="0.035cm" svg:x="16.771cm" svg:y="12.39cm" svg:viewBox="0 0 29 36" draw:points="0,0 29,0 29,36 0,36">
          <text:p/>
        </draw:polygon>
        <draw:polygon draw:style-name="gr4" draw:text-style-name="P4" draw:layer="layout" svg:width="0.227cm" svg:height="0.288cm" svg:x="16.984cm" svg:y="12.137cm" svg:viewBox="0 0 228 289" draw:points="0,289 0,277 198,20 7,20 7,0 228,0 228,12 30,270 228,270 228,289">
          <text:p/>
        </draw:polygon>
        <draw:path draw:style-name="gr4" draw:text-style-name="P4" draw:layer="layout" svg:width="0.181cm" svg:height="0.282cm" svg:x="17.26cm" svg:y="12.148cm" svg:viewBox="0 0 182 283" svg:d="M118 0h29v32h-29zM50 0h29v32h-29zM162 176c-17-5-41-10-72-10-44 0-69 20-69 49v1c0 31 29 48 61 48 44 0 80-26 80-64zM162 278v-35c-14 20-40 40-81 40-39 0-81-22-81-66v-1c0-43 37-68 91-68 31 0 51 4 71 9v-9c0-43-26-65-70-65-26 0-47 7-66 17l-7-18c23-10 45-18 74-18 55 0 89 28 89 83v131z">
          <text:p/>
        </draw:path>
        <draw:path draw:style-name="gr4" draw:text-style-name="P4" draw:layer="layout" svg:width="0.18cm" svg:height="0.3cm" svg:x="17.513cm" svg:y="12.125cm" svg:viewBox="0 0 181 301" svg:d="M161 301v-124c0-44-25-72-68-72-41 0-73 31-73 75v121h-20v-301h20v131c14-25 38-45 76-45 54 0 85 37 85 87v128z">
          <text:p/>
        </draw:path>
        <draw:polygon draw:style-name="gr4" draw:text-style-name="P4" draw:layer="layout" svg:width="0.02cm" svg:height="0.3cm" svg:x="17.768cm" svg:y="12.125cm" svg:viewBox="0 0 21 301" draw:points="0,0 21,0 21,301 0,301">
          <text:p/>
        </draw:polygon>
        <draw:path draw:style-name="gr4" draw:text-style-name="P4" draw:layer="layout" svg:width="0.124cm" svg:height="0.281cm" svg:x="17.849cm" svg:y="12.148cm" svg:viewBox="0 0 125 282" svg:d="M90 282c-34 0-60-18-60-58v-137h-30v-19h30v-68h20v68h75v19h-75v135c0 30 18 41 43 41 10 0 19-2 31-7v18c-11 5-21 8-34 8z">
          <text:p/>
        </draw:path>
        <draw:path draw:style-name="gr4" draw:text-style-name="P4" draw:layer="layout" svg:width="0.2cm" svg:height="0.293cm" svg:x="12.1cm" svg:y="12.631cm" svg:viewBox="0 0 201 294" svg:d="M15 20v-20h181v15l-98 113c55 3 103 28 103 82 0 50-44 84-95 84-47 0-82-22-106-52l17-14c23 30 51 47 89 47 40 0 72-26 72-65 0-40-37-63-90-63h-16l-5-12 100-115z">
          <text:p/>
        </draw:path>
        <draw:path draw:style-name="gr4" draw:text-style-name="P4" draw:layer="layout" svg:width="0.212cm" svg:height="0.288cm" svg:x="12.495cm" svg:y="12.631cm" svg:viewBox="0 0 213 289" svg:d="M191 89c0-45-35-69-87-69h-82v142h80c53 0 89-29 89-72zM100 182h-78v107h-22v-289h106c63 0 107 33 107 88v1c0 61-53 93-113 93z">
          <text:p/>
        </draw:path>
        <draw:path draw:style-name="gr4" draw:text-style-name="P4" draw:layer="layout" svg:width="0.18cm" svg:height="0.215cm" svg:x="12.761cm" svg:y="12.709cm" svg:viewBox="0 0 181 216" svg:d="M161 211v-39c-14 25-37 44-76 44-54 0-85-36-85-87v-129h21v126c0 43 25 71 67 71 41 0 73-31 73-75v-122h20v211z">
          <text:p/>
        </draw:path>
        <draw:path draw:style-name="gr4" draw:text-style-name="P4" draw:layer="layout" svg:width="0.179cm" svg:height="0.215cm" svg:x="13.018cm" svg:y="12.704cm" svg:viewBox="0 0 180 216" svg:d="M160 216v-125c0-43-25-72-67-72-41 0-73 32-73 76v121h-20v-211h20v40c14-25 37-45 76-45 54 0 84 37 84 88v128z">
          <text:p/>
        </draw:path>
        <draw:polygon draw:style-name="gr4" draw:text-style-name="P4" draw:layer="layout" svg:width="0.18cm" svg:height="0.3cm" svg:x="13.27cm" svg:y="12.619cm" svg:viewBox="0 0 181 301" draw:points="155,301 72,198 20,250 20,301 0,301 0,0 20,0 20,226 151,90 178,90 86,184 181,301">
          <text:p/>
        </draw:polygon>
        <draw:path draw:style-name="gr4" draw:text-style-name="P4" draw:layer="layout" svg:width="0.124cm" svg:height="0.281cm" svg:x="13.481cm" svg:y="12.642cm" svg:viewBox="0 0 125 282" svg:d="M89 282c-32 0-59-18-59-58v-138h-30v-19h30v-67h21v67h74v19h-74v136c0 30 17 41 42 41 11 0 19-2 31-8v19c-10 5-21 8-35 8z">
          <text:p/>
        </draw:path>
        <draw:path draw:style-name="gr4" draw:text-style-name="P4" draw:layer="layout" svg:width="0.195cm" svg:height="0.22cm" svg:x="13.651cm" svg:y="12.704cm" svg:viewBox="0 0 196 221" svg:d="M174 100c-2-42-27-81-75-81-42 0-74 35-78 81zM104 202c33 0 55-14 72-33l14 12c-21 23-46 40-87 40-56 0-103-44-103-110 0-62 42-111 100-111 59 0 96 48 96 111v1c0 3 0 4 0 7h-175c4 52 41 83 83 83z">
          <text:p/>
        </draw:path>
        <draw:polygon draw:style-name="gr4" draw:text-style-name="P4" draw:layer="layout" svg:width="0.182cm" svg:height="0.21cm" svg:x="14.014cm" svg:y="12.709cm" svg:viewBox="0 0 183 211" draw:points="0,211 0,199 153,18 6,18 6,0 183,0 183,12 31,193 183,193 183,211">
          <text:p/>
        </draw:polygon>
        <draw:path draw:style-name="gr4" draw:text-style-name="P4" draw:layer="layout" svg:width="0.18cm" svg:height="0.215cm" svg:x="14.252cm" svg:y="12.709cm" svg:viewBox="0 0 181 216" svg:d="M161 211v-39c-15 25-38 44-77 44-53 0-84-36-84-87v-129h21v126c0 43 24 71 66 71 41 0 74-31 74-75v-122h20v211z">
          <text:p/>
        </draw:path>
        <draw:path draw:style-name="gr4" draw:text-style-name="P4" draw:layer="layout" svg:width="0.317cm" svg:height="0.215cm" svg:x="14.509cm" svg:y="12.704cm" svg:viewBox="0 0 318 216" svg:d="M298 216v-125c0-45-24-72-62-72-37 0-68 28-68 75v122h-20v-126c0-44-24-71-61-71s-67 34-67 76v121h-20v-211h20v39c14-23 32-44 70-44 36 0 59 21 71 46 13-24 36-46 76-46 50 0 81 36 81 89v127z">
          <text:p/>
        </draw:path>
        <draw:polygon draw:style-name="gr4" draw:text-style-name="P4" draw:layer="layout" svg:width="0.021cm" svg:height="0.3cm" svg:x="15.026cm" svg:y="12.619cm" svg:viewBox="0 0 22 301" draw:points="0,0 22,0 22,301 0,301">
          <text:p/>
        </draw:polygon>
        <draw:path draw:style-name="gr4" draw:text-style-name="P4" draw:layer="layout" svg:width="0.195cm" svg:height="0.22cm" svg:x="15.112cm" svg:y="12.704cm" svg:viewBox="0 0 196 221" svg:d="M175 100c-3-42-28-81-76-81-41 0-73 35-77 81zM104 202c33 0 55-14 72-33l14 12c-21 23-46 40-87 40-55 0-103-44-103-110 0-62 43-111 100-111 59 0 96 48 96 111v1c0 3 0 4 0 7h-174c4 52 41 83 82 83z">
          <text:p/>
        </draw:path>
        <draw:path draw:style-name="gr4" draw:text-style-name="P4" draw:layer="layout" svg:width="0.124cm" svg:height="0.281cm" svg:x="15.347cm" svg:y="12.642cm" svg:viewBox="0 0 125 282" svg:d="M89 282c-32 0-59-18-59-58v-138h-30v-19h30v-67h21v67h74v19h-74v136c0 30 17 41 42 41 11 0 19-2 31-8v19c-10 5-21 8-35 8z">
          <text:p/>
        </draw:path>
        <draw:polygon draw:style-name="gr4" draw:text-style-name="P4" draw:layer="layout" svg:width="0.182cm" svg:height="0.21cm" svg:x="15.516cm" svg:y="12.709cm" svg:viewBox="0 0 183 211" draw:points="0,211 0,199 153,18 6,18 6,0 183,0 183,12 31,193 183,193 183,211">
          <text:p/>
        </draw:polygon>
        <draw:path draw:style-name="gr4" draw:text-style-name="P4" draw:layer="layout" svg:width="0.125cm" svg:height="0.281cm" svg:x="15.739cm" svg:y="12.642cm" svg:viewBox="0 0 126 282" svg:d="M91 282c-34 0-60-18-60-58v-138h-31v-19h31v-67h20v67h75v19h-75v136c0 30 18 41 43 41 10 0 19-2 31-8v19c-11 5-21 8-34 8z">
          <text:p/>
        </draw:path>
        <draw:path draw:style-name="gr4" draw:text-style-name="P4" draw:layer="layout" svg:width="0.196cm" svg:height="0.22cm" svg:x="15.909cm" svg:y="12.704cm" svg:viewBox="0 0 197 221" svg:d="M174 100c-3-42-27-81-75-81-42 0-74 35-78 81zM104 202c32 0 54-14 72-33l15 12c-23 23-48 40-88 40-55 0-103-44-103-110 0-62 43-111 99-111 59 0 98 48 98 111v1c0 3 0 4-1 7h-175c4 52 41 83 83 83z">
          <text:p/>
        </draw:path>
        <draw:path draw:style-name="gr4" draw:text-style-name="P4" draw:layer="layout" svg:width="0.179cm" svg:height="0.215cm" svg:x="16.164cm" svg:y="12.704cm" svg:viewBox="0 0 180 216" svg:d="M160 216v-125c0-43-24-72-66-72s-74 32-74 76v121h-20v-211h20v40c14-25 38-45 76-45 54 0 84 37 84 88v128z">
          <text:p/>
        </draw:path>
        <draw:polygon draw:style-name="gr4" draw:text-style-name="P4" draw:layer="layout" svg:width="0.412cm" svg:height="0.291cm" svg:x="16.522cm" svg:y="12.63cm" svg:viewBox="0 0 413 292" draw:points="308,292 291,292 207,41 121,292 104,292 0,1 23,1 114,257 199,0 216,0 300,257 391,1 413,1">
          <text:p/>
        </draw:polygon>
        <draw:path draw:style-name="gr4" draw:text-style-name="P4" draw:layer="layout" svg:width="0.179cm" svg:height="0.215cm" svg:x="16.989cm" svg:y="12.709cm" svg:viewBox="0 0 180 216" svg:d="M160 211v-39c-14 25-37 44-77 44-53 0-83-36-83-87v-129h20v126c0 43 24 71 66 71 43 0 74-31 74-75v-122h20v211z">
          <text:p/>
        </draw:path>
        <draw:path draw:style-name="gr4" draw:text-style-name="P4" draw:layer="layout" svg:width="0.113cm" svg:height="0.213cm" svg:x="17.245cm" svg:y="12.706cm" svg:viewBox="0 0 114 214" svg:d="M112 22c-50 0-92 37-92 105v87h-20v-211h20v60c17-38 51-65 94-63v22z">
          <text:p/>
        </draw:path>
        <draw:path draw:style-name="gr4" draw:text-style-name="P4" draw:layer="layout" svg:width="0.125cm" svg:height="0.302cm" svg:x="17.391cm" svg:y="12.617cm" svg:viewBox="0 0 126 303" svg:d="M94 19c-28 0-42 17-42 53v20h73v19h-73v192h-20v-192h-32v-19h32v-20c0-46 23-72 62-72 13 0 22 2 32 5v19c-12-3-21-5-32-5z">
          <text:p/>
        </draw:path>
        <draw:path draw:style-name="gr4" draw:text-style-name="P4" draw:layer="layout" svg:width="0.18cm" svg:height="0.3cm" svg:x="17.682cm" svg:y="12.619cm" svg:viewBox="0 0 181 301" svg:d="M160 301v-125c0-43-24-72-67-72-41 0-73 32-73 76v121h-20v-301h20v129c14-24 37-44 76-44 54 0 85 36 85 88v128z">
          <text:p/>
        </draw:path>
        <draw:path draw:style-name="gr4" draw:text-style-name="P4" draw:layer="layout" svg:width="0.025cm" svg:height="0.292cm" svg:x="17.935cm" svg:y="12.627cm" svg:viewBox="0 0 26 293" svg:d="M2 83h21v210h-21zM0 0h26v27h-26z">
          <text:p/>
        </draw:path>
        <draw:path draw:style-name="gr4" draw:text-style-name="P4" draw:layer="layout" svg:width="0.179cm" svg:height="0.215cm" svg:x="18.037cm" svg:y="12.704cm" svg:viewBox="0 0 180 216" svg:d="M160 216v-125c0-43-24-72-68-72-41 0-72 32-72 76v121h-20v-211h20v40c14-25 37-45 75-45 54 0 85 37 85 88v128z">
          <text:p/>
        </draw:path>
        <draw:polygon draw:style-name="gr4" draw:text-style-name="P4" draw:layer="layout" svg:width="0.182cm" svg:height="0.21cm" svg:x="18.274cm" svg:y="12.709cm" svg:viewBox="0 0 183 211" draw:points="0,211 0,199 153,18 6,18 6,0 183,0 183,12 30,193 183,193 183,211">
          <text:p/>
        </draw:polygon>
        <draw:path draw:style-name="gr4" draw:text-style-name="P4" draw:layer="layout" svg:width="0.179cm" svg:height="0.215cm" svg:x="18.513cm" svg:y="12.709cm" svg:viewBox="0 0 180 216" svg:d="M160 211v-39c-14 25-37 44-76 44-53 0-84-36-84-87v-129h21v126c0 43 24 71 66 71 41 0 73-31 73-75v-122h20v211z">
          <text:p/>
        </draw:path>
        <draw:polygon draw:style-name="gr4" draw:text-style-name="P4" draw:layer="layout" svg:width="0.028cm" svg:height="0.035cm" svg:x="18.764cm" svg:y="12.884cm" svg:viewBox="0 0 29 36" draw:points="0,0 29,0 29,36 0,36">
          <text:p/>
        </draw:polygon>
        <draw:frame draw:style-name="gr5" draw:text-style-name="P5" draw:layer="layout" svg:width="0.486cm" svg:height="0.486cm" svg:x="10.973cm" svg:y="6.979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1.585cm" svg:y="7.126cm" svg:viewBox="0 0 153 209" draw:points="61,23 0,23 4,0 153,0 148,23 86,23 52,209 25,209">
          <text:p/>
        </draw:polygon>
        <draw:path draw:style-name="gr6" draw:text-style-name="P6" draw:layer="layout" svg:width="0.157cm" svg:height="0.218cm" svg:x="11.689cm" svg:y="7.185cm" svg:viewBox="0 0 158 219" svg:d="M54 0l16 80c3 19 5 29 6 41 5-10 9-20 17-38l38-83h27l-56 114c-16 32-31 58-52 79-16 17-35 24-43 26l-7-23c7-2 18-5 28-14 11-8 21-19 29-34l1-7-30-141z">
          <text:p/>
        </draw:path>
        <draw:path draw:style-name="gr6" draw:text-style-name="P6" draw:layer="layout" svg:width="0.225cm" svg:height="0.153cm" svg:x="11.846cm" svg:y="7.181cm" svg:viewBox="0 0 226 154" svg:d="M0 154l20-106c3-17 5-32 7-44h22l-4 28h1c14-21 33-32 53-32 23 0 33 14 34 34 15-22 34-33 56-34 17 0 37 11 37 41 0 6-1 16-3 25l-17 88h-25l16-86c1-6 2-13 2-20 0-16-5-27-22-27-18 0-42 24-47 56l-15 77h-25l17-87c1-7 2-13 2-19 0-13-4-27-22-27-19 0-43 26-48 58l-14 75z">
          <text:p/>
        </draw:path>
        <draw:path draw:style-name="gr6" draw:text-style-name="P6" draw:layer="layout" svg:width="0.141cm" svg:height="0.157cm" svg:x="12.098cm" svg:y="7.181cm" svg:viewBox="0 0 142 158" svg:d="M27 95c0 25 13 42 35 42 31 0 53-39 53-75 0-17-8-42-35-42-32 0-53 40-53 75zM142 62c0 47-33 96-83 96-38 0-59-28-59-62 0-51 35-96 83-96 41 0 59 31 59 62z">
          <text:p/>
        </draw:path>
        <draw:path draw:style-name="gr6" draw:text-style-name="P6" draw:layer="layout" svg:width="0.111cm" svg:height="0.223cm" svg:x="12.259cm" svg:y="7.111cm" svg:viewBox="0 0 112 224" svg:d="M0 224l27-130h-22l5-20h20l1-8c4-21 12-40 25-52 9-9 23-14 36-14 9 0 16 2 20 5l-5 20c-5-2-10-3-15-3-21 0-31 20-35 45l-1 7h33l-4 20h-33l-24 130z">
          <text:p/>
        </draw:path>
        <draw:path draw:style-name="gr6" draw:text-style-name="P6" draw:layer="layout" svg:width="0.126cm" svg:height="0.157cm" svg:x="12.345cm" svg:y="7.181cm" svg:viewBox="0 0 127 158" svg:d="M78 20c-24 0-42 24-49 48 40 1 73-5 73-28 0-13-10-20-24-20zM107 146c-10 6-30 12-50 12-40 0-57-27-57-60 0-47 34-98 82-98 29 0 45 17 45 39 0 40-46 50-101 49-1 7 0 20 3 29 6 14 18 20 34 20 17 0 32-5 40-10z">
          <text:p/>
        </draw:path>
        <draw:path draw:style-name="gr6" draw:text-style-name="P6" draw:layer="layout" svg:width="0.158cm" svg:height="0.218cm" svg:x="12.462cm" svg:y="7.185cm" svg:viewBox="0 0 159 219" svg:d="M55 0l15 80c4 19 5 29 6 41h1c4-10 8-20 16-38l39-83h27l-56 114c-17 32-31 58-52 79-16 17-36 24-44 26l-7-23c7-2 17-5 29-14 10-8 21-19 29-34v-7l-29-141z">
          <text:p/>
        </draw:path>
        <draw:path draw:style-name="gr6" draw:text-style-name="P6" draw:layer="layout" svg:width="0.154cm" svg:height="0.208cm" svg:x="12.693cm" svg:y="7.126cm" svg:viewBox="0 0 155 209" svg:d="M25 209l16-86-41-123h29l19 68c6 19 8 28 9 35h1c5-8 12-20 22-36l45-67h30l-89 123-16 86z">
          <text:p/>
        </draw:path>
        <draw:path draw:style-name="gr6" draw:text-style-name="P6" draw:layer="layout" svg:width="0.126cm" svg:height="0.157cm" svg:x="12.815cm" svg:y="7.181cm" svg:viewBox="0 0 127 158" svg:d="M78 20c-24 0-43 24-49 48 40 1 72-5 72-28 0-13-9-20-23-20zM106 146c-11 6-29 12-49 12-39 0-57-27-57-60 0-47 33-98 82-98 28 0 45 17 45 39 0 40-45 50-100 49-2 7-1 20 3 29 5 14 17 20 33 20 17 0 31-5 40-10z">
          <text:p/>
        </draw:path>
        <draw:path draw:style-name="gr6" draw:text-style-name="P6" draw:layer="layout" svg:width="0.134cm" svg:height="0.149cm" svg:x="12.961cm" svg:y="7.185cm" svg:viewBox="0 0 135 150" svg:d="M27 0l13 86c2 17 4 28 4 37h1c4-8 8-19 17-35l45-88h28l-83 150h-25l-27-150z">
          <text:p/>
        </draw:path>
        <draw:path draw:style-name="gr6" draw:text-style-name="P6" draw:layer="layout" svg:width="0.15cm" svg:height="0.218cm" svg:x="13.083cm" svg:y="7.181cm" svg:viewBox="0 0 151 219" svg:d="M123 26c-5-2-15-5-26-5-37 0-63 39-63 77 0 16 6 36 29 36 21 0 44-28 50-58zM7 188c9 6 24 10 39 10 26 0 46-13 55-53l5-23c-15 21-33 32-54 32-30 0-45-25-45-51 0-53 37-103 95-103 18 0 37 6 49 11l-23 125c-6 31-15 53-31 66s-35 17-53 17-35-5-44-11z">
          <text:p/>
        </draw:path>
        <draw:path draw:style-name="gr6" draw:text-style-name="P6" draw:layer="layout" svg:width="0.098cm" svg:height="0.153cm" svg:x="13.25cm" svg:y="7.181cm" svg:viewBox="0 0 99 154" svg:d="M0 154l19-96c3-20 6-41 7-54h23c-2 10-3 21-4 32 10-21 26-36 47-36l7 1-5 25h-7c-23 0-42 27-49 62l-12 66z">
          <text:p/>
        </draw:path>
        <draw:path draw:style-name="gr6" draw:text-style-name="P6" draw:layer="layout" svg:width="0.145cm" svg:height="0.157cm" svg:x="13.344cm" svg:y="7.181cm" svg:viewBox="0 0 146 158" svg:d="M116 23c-4-2-10-2-19-2-38 0-70 40-70 83 0 16 6 32 26 32 21 0 46-28 54-68zM98 154c0-9 2-23 4-39h-1c-15 32-37 43-58 43-26 0-43-22-43-50 0-53 39-108 104-108 15 0 31 3 42 6l-16 79c-5 26-7 52-6 69z">
          <text:p/>
        </draw:path>
        <draw:path draw:style-name="gr6" draw:text-style-name="P6" draw:layer="layout" svg:width="0.105cm" svg:height="0.156cm" svg:x="13.499cm" svg:y="7.181cm" svg:viewBox="0 0 106 157" svg:d="M7 128c7 5 20 9 32 9 18 0 28-11 28-24 0-11-5-19-20-28-18-9-27-22-27-38 0-27 22-47 54-47 14 0 26 4 32 8l-8 20c-6-4-15-8-26-8-15 0-27 11-27 24 0 11 8 18 21 25 17 9 28 22 28 39 0 31-26 49-57 49-16 0-31-5-37-10z">
          <text:p/>
        </draw:path>
        <draw:path draw:style-name="gr6" draw:text-style-name="P6" draw:layer="layout" svg:width="0.139cm" svg:height="0.219cm" svg:x="13.62cm" svg:y="7.115cm" svg:viewBox="0 0 140 220" svg:d="M0 220l41-220h26l-18 97c13-18 32-30 54-30 18 0 37 11 37 41 0 7 0 17-2 25l-16 87h-26l16-86c1-5 2-13 2-21 0-13-6-25-22-25-22 0-47 23-53 57l-13 75z">
          <text:p/>
        </draw:path>
        <draw:path draw:style-name="gr6" draw:text-style-name="P6" draw:layer="layout" svg:width="0.157cm" svg:height="0.218cm" svg:x="13.762cm" svg:y="7.185cm" svg:viewBox="0 0 158 219" svg:d="M53 0l15 80c4 19 6 29 7 41h1c3-10 8-20 16-38l38-83h28l-57 114c-16 32-31 58-52 79-16 17-35 24-43 26l-6-23c6-2 17-5 27-14 11-8 21-19 29-34l1-7-30-141z">
          <text:p/>
        </draw:path>
        <draw:path draw:style-name="gr6" draw:text-style-name="P6" draw:layer="layout" svg:width="0.14cm" svg:height="0.153cm" svg:x="13.919cm" svg:y="7.181cm" svg:viewBox="0 0 141 154" svg:d="M0 154l20-106c3-17 5-32 7-44h22l-3 29c15-21 35-33 57-33 18 0 38 11 38 43 0 6-2 16-3 24l-17 87h-25l16-86c1-6 2-13 2-20 0-15-6-27-23-27-18 0-46 24-52 60l-14 73z">
          <text:p/>
        </draw:path>
        <draw:path draw:style-name="gr6" draw:text-style-name="P6" draw:layer="layout" svg:width="0.061cm" svg:height="0.078cm" svg:x="14.061cm" svg:y="7.295cm" svg:viewBox="0 0 62 79" svg:d="M0 79c11-19 26-54 32-76l30-3c-10 26-30 62-40 76z">
          <text:p/>
        </draw:path>
        <draw:path draw:style-name="gr6" draw:text-style-name="P6" draw:layer="layout" svg:width="0.145cm" svg:height="0.204cm" svg:x="14.196cm" svg:y="7.13cm" svg:viewBox="0 0 146 205" svg:d="M0 205l3-17 30-25c54-45 85-77 85-110 0-15-8-31-31-31-17 0-32 8-41 14l-6-18c13-11 34-18 53-18 38 0 53 25 53 49 0 43-40 80-88 120l-17 14v1h85l-5 21z">
          <text:p/>
        </draw:path>
        <draw:path draw:style-name="gr6" draw:text-style-name="P6" draw:layer="layout" svg:width="0.137cm" svg:height="0.208cm" svg:x="14.361cm" svg:y="7.13cm" svg:viewBox="0 0 138 209" svg:d="M26 141c0 21 4 47 28 47 38 0 58-82 58-123 0-15-2-43-27-43-35 0-59 70-59 119zM138 64c0 65-31 145-87 145-38 0-51-31-51-69 0-67 35-140 88-140 40 0 50 33 50 64z">
          <text:p/>
        </draw:path>
        <draw:polygon draw:style-name="gr6" draw:text-style-name="P6" draw:layer="layout" svg:width="0.067cm" svg:height="0.201cm" svg:x="14.551cm" svg:y="7.133cm" svg:viewBox="0 0 68 202" draw:points="39,28 38,28 4,45 0,25 47,0 68,0 31,202 6,202">
          <text:p/>
        </draw:polygon>
        <draw:path draw:style-name="gr6" draw:text-style-name="P6" draw:layer="layout" svg:width="0.137cm" svg:height="0.208cm" svg:x="14.665cm" svg:y="7.13cm" svg:viewBox="0 0 138 209" svg:d="M25 141c0 21 5 47 28 47 39 0 59-82 59-123 0-15-2-43-26-43-36 0-61 70-61 119zM138 64c0 65-31 145-88 145-37 0-50-31-50-69 0-67 35-140 88-140 39 0 50 33 50 64z">
          <text:p/>
        </draw:path>
        <draw:frame draw:style-name="gr5" draw:text-style-name="P5" draw:layer="layout" svg:width="0.486cm" svg:height="0.486cm" svg:x="10.94cm" svg:y="13.8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1.552cm" svg:y="13.947cm" svg:viewBox="0 0 153 209" draw:points="61,22 0,22 4,0 153,0 148,22 86,22 52,209 25,209">
          <text:p/>
        </draw:polygon>
        <draw:path draw:style-name="gr6" draw:text-style-name="P6" draw:layer="layout" svg:width="0.157cm" svg:height="0.218cm" svg:x="11.656cm" svg:y="14.005cm" svg:viewBox="0 0 158 219" svg:d="M54 0l15 80c4 18 6 29 7 40 4-10 9-20 17-37l38-83h27l-56 114c-16 32-31 58-52 79-17 17-36 24-44 26l-6-24c6-1 17-5 27-13 11-8 22-20 30-35l1-7-31-140z">
          <text:p/>
        </draw:path>
        <draw:path draw:style-name="gr6" draw:text-style-name="P6" draw:layer="layout" svg:width="0.225cm" svg:height="0.153cm" svg:x="11.813cm" svg:y="14.002cm" svg:viewBox="0 0 226 154" svg:d="M0 154l20-107c3-17 5-32 7-44h22l-4 28h1c14-21 32-31 53-31 22 0 34 14 35 33 13-22 32-33 55-33 17 0 37 11 37 39 0 7-1 17-3 27l-17 88h-25l16-86c2-6 2-15 2-21 0-16-5-26-22-26-19 0-42 22-48 56l-14 77h-25l17-88c1-7 1-14 1-19 0-13-3-26-22-26-18 0-42 25-47 57l-14 76z">
          <text:p/>
        </draw:path>
        <draw:path draw:style-name="gr6" draw:text-style-name="P6" draw:layer="layout" svg:width="0.141cm" svg:height="0.156cm" svg:x="12.064cm" svg:y="14.002cm" svg:viewBox="0 0 142 157" svg:d="M27 94c0 25 13 42 36 42 30 0 53-39 53-74 0-17-8-42-35-42-32 0-54 39-54 74zM142 62c0 46-32 95-82 95-39 0-60-28-60-62 0-50 35-95 84-95 41 0 58 30 58 62z">
          <text:p/>
        </draw:path>
        <draw:path draw:style-name="gr6" draw:text-style-name="P6" draw:layer="layout" svg:width="0.11cm" svg:height="0.223cm" svg:x="12.227cm" svg:y="13.932cm" svg:viewBox="0 0 111 224" svg:d="M0 224l24-131h-20l4-20h20l2-8c3-20 11-40 25-51 9-9 22-14 36-14 9 0 16 2 20 4l-6 20c-4-2-9-3-14-3-21 0-31 21-35 45l-1 7h33l-4 20h-33l-26 131z">
          <text:p/>
        </draw:path>
        <draw:path draw:style-name="gr6" draw:text-style-name="P6" draw:layer="layout" svg:width="0.127cm" svg:height="0.156cm" svg:x="12.312cm" svg:y="14.002cm" svg:viewBox="0 0 128 157" svg:d="M79 20c-25 0-42 24-49 47 40 1 72-5 72-28 0-12-9-19-23-19zM107 145c-11 6-29 12-49 12-40 0-58-27-58-61 0-45 35-96 82-96 29 0 46 17 46 39 0 38-46 49-101 48-1 7 0 20 3 28 6 15 18 21 34 21 17 0 30-5 39-10z">
          <text:p/>
        </draw:path>
        <draw:path draw:style-name="gr6" draw:text-style-name="P6" draw:layer="layout" svg:width="0.158cm" svg:height="0.218cm" svg:x="12.429cm" svg:y="14.005cm" svg:viewBox="0 0 159 219" svg:d="M55 0l15 80c3 18 5 29 7 40 4-10 8-20 16-37l39-83h27l-56 114c-17 32-31 58-53 79-17 17-35 24-43 26l-7-24c7-1 17-5 28-13 10-8 20-20 30-35v-7l-31-140z">
          <text:p/>
        </draw:path>
        <draw:path draw:style-name="gr6" draw:text-style-name="P6" draw:layer="layout" svg:width="0.154cm" svg:height="0.208cm" svg:x="12.66cm" svg:y="13.947cm" svg:viewBox="0 0 155 209" svg:d="M24 209l16-87-40-122h28l20 68c6 18 8 27 9 35h1c5-9 12-21 22-36l45-67h30l-89 122-16 87z">
          <text:p/>
        </draw:path>
        <draw:path draw:style-name="gr6" draw:text-style-name="P6" draw:layer="layout" svg:width="0.125cm" svg:height="0.156cm" svg:x="12.783cm" svg:y="14.002cm" svg:viewBox="0 0 126 157" svg:d="M78 20c-24 0-43 24-50 47 41 1 73-5 73-28 0-12-9-19-23-19zM106 145c-11 6-29 12-49 12-40 0-57-27-57-61 0-45 34-96 82-96 28 0 44 17 44 39 0 38-45 49-101 48-1 7 0 20 4 28 6 15 18 21 34 21 17 0 31-5 39-10z">
          <text:p/>
        </draw:path>
        <draw:path draw:style-name="gr6" draw:text-style-name="P6" draw:layer="layout" svg:width="0.134cm" svg:height="0.15cm" svg:x="12.928cm" svg:y="14.005cm" svg:viewBox="0 0 135 151" svg:d="M27 0l13 86c2 18 4 29 4 37h1c3-8 8-18 16-35l45-88h29l-83 151h-25l-27-151z">
          <text:p/>
        </draw:path>
        <draw:path draw:style-name="gr6" draw:text-style-name="P6" draw:layer="layout" svg:width="0.15cm" svg:height="0.217cm" svg:x="13.05cm" svg:y="14.002cm" svg:viewBox="0 0 151 218" svg:d="M122 25c-5-2-15-5-25-5-37 0-63 40-63 77 0 16 6 36 28 36s45-28 50-58zM7 187c9 6 24 9 39 9 26 0 45-12 54-53l5-22c-14 21-32 32-53 32-30 0-45-25-45-52 0-51 37-101 95-101 17 0 37 5 49 10l-24 124c-6 32-15 53-30 66-16 14-35 18-53 18s-35-4-44-12z">
          <text:p/>
        </draw:path>
        <draw:path draw:style-name="gr6" draw:text-style-name="P6" draw:layer="layout" svg:width="0.098cm" svg:height="0.153cm" svg:x="13.217cm" svg:y="14.002cm" svg:viewBox="0 0 99 154" svg:d="M0 154l19-98c3-19 7-39 8-53h22c-1 10-2 21-4 33h1c10-21 26-36 46-36l7 1-4 25-7-1c-23 0-43 27-49 63l-12 66z">
          <text:p/>
        </draw:path>
        <draw:path draw:style-name="gr6" draw:text-style-name="P6" draw:layer="layout" svg:width="0.144cm" svg:height="0.156cm" svg:x="13.311cm" svg:y="14.002cm" svg:viewBox="0 0 145 157" svg:d="M116 22c-3-1-9-2-18-2-39 0-71 40-71 82 0 18 5 34 26 34 22 0 47-29 55-68zM99 154c0-10 2-23 4-40h-1c-16 32-37 43-59 43-26 0-43-21-43-50 0-53 38-107 105-107 15 0 30 2 40 6l-16 77c-4 26-6 54-5 71z">
          <text:p/>
        </draw:path>
        <draw:path draw:style-name="gr6" draw:text-style-name="P6" draw:layer="layout" svg:width="0.105cm" svg:height="0.156cm" svg:x="13.466cm" svg:y="14.002cm" svg:viewBox="0 0 106 157" svg:d="M7 128c7 4 21 9 33 9 18 0 28-11 28-25 0-11-5-18-20-27-17-10-28-23-28-38 0-27 23-47 55-47 14 0 25 4 31 8l-7 20c-5-4-15-8-26-8-15 0-27 11-27 24 0 10 8 17 21 25 17 8 28 22 28 39 0 31-26 49-57 49-17 0-32-5-38-11z">
          <text:p/>
        </draw:path>
        <draw:path draw:style-name="gr6" draw:text-style-name="P6" draw:layer="layout" svg:width="0.139cm" svg:height="0.22cm" svg:x="13.587cm" svg:y="13.935cm" svg:viewBox="0 0 140 221" svg:d="M0 221l41-221h26l-19 97h1c13-19 31-30 53-30 19 0 38 10 38 40 0 7-1 18-2 25l-16 89h-27l17-88c1-5 2-12 2-21 0-13-6-24-24-24-20 0-45 24-51 56l-14 77z">
          <text:p/>
        </draw:path>
        <draw:path draw:style-name="gr6" draw:text-style-name="P6" draw:layer="layout" svg:width="0.157cm" svg:height="0.218cm" svg:x="13.729cm" svg:y="14.005cm" svg:viewBox="0 0 158 219" svg:d="M54 0l15 80c4 18 6 29 7 40h1c3-10 7-20 15-37l39-83h27l-56 114c-17 32-31 58-52 79-16 17-34 24-44 26l-6-24c6-1 18-5 28-13s21-20 29-35v-7l-29-140z">
          <text:p/>
        </draw:path>
        <draw:path draw:style-name="gr6" draw:text-style-name="P6" draw:layer="layout" svg:width="0.139cm" svg:height="0.153cm" svg:x="13.886cm" svg:y="14.002cm" svg:viewBox="0 0 140 154" svg:d="M0 154l19-107c4-17 6-32 8-44h22l-3 30c14-22 34-33 57-33 18 0 37 10 37 42 0 6 0 15-2 24l-17 88h-25l16-87c1-6 2-14 2-20 0-15-6-26-23-26-19 0-45 23-52 60l-14 73z">
          <text:p/>
        </draw:path>
        <draw:path draw:style-name="gr6" draw:text-style-name="P6" draw:layer="layout" svg:width="0.061cm" svg:height="0.077cm" svg:x="14.028cm" svg:y="14.116cm" svg:viewBox="0 0 62 78" svg:d="M0 78c10-19 25-52 30-75l32-3c-11 27-31 61-42 76z">
          <text:p/>
        </draw:path>
        <draw:path draw:style-name="gr6" draw:text-style-name="P6" draw:layer="layout" svg:width="0.144cm" svg:height="0.204cm" svg:x="14.163cm" svg:y="13.951cm" svg:viewBox="0 0 145 205" svg:d="M0 205l3-18 31-25c53-45 85-76 85-109 0-15-8-31-31-31-18 0-32 9-41 15l-7-19c14-11 35-18 54-18 37 0 51 26 51 50 0 43-38 79-86 119l-17 13v1h84l-4 22z">
          <text:p/>
        </draw:path>
        <draw:path draw:style-name="gr6" draw:text-style-name="P6" draw:layer="layout" svg:width="0.137cm" svg:height="0.207cm" svg:x="14.328cm" svg:y="13.951cm" svg:viewBox="0 0 138 208" svg:d="M27 140c0 21 4 47 28 47 38 0 58-82 58-122 0-16-2-45-27-45-35 0-59 72-59 120zM138 63c0 66-31 145-87 145-38 0-51-30-51-69 0-67 36-139 89-139 38 0 49 33 49 63z">
          <text:p/>
        </draw:path>
        <draw:polygon draw:style-name="gr6" draw:text-style-name="P6" draw:layer="layout" svg:width="0.066cm" svg:height="0.201cm" svg:x="14.519cm" svg:y="13.954cm" svg:viewBox="0 0 67 202" draw:points="37,27 2,44 0,24 46,0 67,0 29,202 3,202">
          <text:p/>
        </draw:polygon>
        <draw:path draw:style-name="gr6" draw:text-style-name="P6" draw:layer="layout" svg:width="0.137cm" svg:height="0.207cm" svg:x="14.632cm" svg:y="13.951cm" svg:viewBox="0 0 138 208" svg:d="M25 140c0 21 4 47 28 47 38 0 59-82 59-122 0-16-2-45-28-45-35 0-59 72-59 120zM138 63c0 66-31 145-88 145-37 0-50-30-50-69 0-67 35-139 87-139 40 0 51 33 51 63z">
          <text:p/>
        </draw:path>
        <draw:polygon draw:style-name="gr2" draw:text-style-name="P2" draw:layer="layout" svg:width="10.107cm" svg:height="6.706cm" svg:x="10.551cm" svg:y="14.756cm" svg:viewBox="0 0 10108 6707" draw:points="10108,6707 0,6707 0,0 10108,0">
          <text:p/>
        </draw:polygon>
        <draw:polygon draw:style-name="gr7" draw:text-style-name="P7" draw:layer="layout" svg:width="10.107cm" svg:height="2.26cm" svg:x="10.551cm" svg:y="14.756cm" svg:viewBox="0 0 10108 2261" draw:points="10108,2261 0,2261 0,0 10108,0">
          <text:p/>
        </draw:polygon>
        <draw:polygon draw:style-name="gr2" draw:text-style-name="P2" draw:layer="layout" svg:width="0.658cm" svg:height="0.864cm" svg:x="15.993cm" svg:y="16.169cm" svg:viewBox="0 0 659 865" draw:points="0,865 0,0 653,0 653,169 190,169 190,344 597,344 597,514 190,514 190,696 659,696 659,865">
          <text:p/>
        </draw:polygon>
        <draw:polygon draw:style-name="gr2" draw:text-style-name="P2" draw:layer="layout" svg:width="0.866cm" svg:height="0.87cm" svg:x="16.746cm" svg:y="16.169cm" svg:viewBox="0 0 867 871" draw:points="518,871 350,871 0,0 211,0 436,609 662,0 867,0">
          <text:p/>
        </draw:polygon>
        <draw:polygon draw:style-name="gr2" draw:text-style-name="P2" draw:layer="layout" svg:width="0.657cm" svg:height="0.864cm" svg:x="17.746cm" svg:y="16.169cm" svg:viewBox="0 0 658 865" draw:points="0,865 0,0 652,0 652,169 188,169 188,344 597,344 597,514 188,514 188,696 658,696 658,865">
          <text:p/>
        </draw:polygon>
        <draw:polygon draw:style-name="gr2" draw:text-style-name="P2" draw:layer="layout" svg:width="0.767cm" svg:height="0.864cm" svg:x="18.573cm" svg:y="16.169cm" svg:viewBox="0 0 768 865" draw:points="607,865 187,315 187,865 0,865 0,0 175,0 581,532 581,0 768,0 768,865">
          <text:p/>
        </draw:polygon>
        <draw:polygon draw:style-name="gr2" draw:text-style-name="P2" draw:layer="layout" svg:width="0.716cm" svg:height="0.864cm" svg:x="19.486cm" svg:y="16.169cm" svg:viewBox="0 0 717 865" draw:points="454,175 454,865 264,865 264,175 0,175 0,0 717,0 717,175">
          <text:p/>
        </draw:polygon>
        <draw:path draw:style-name="gr2" draw:text-style-name="P2" draw:layer="layout" svg:width="1.574cm" svg:height="1.573cm" svg:x="11.413cm" svg:y="15.252cm" svg:viewBox="0 0 1575 1574" svg:d="M787 1467c-375 0-680-305-680-680s305-679 680-679c376 0 680 304 680 679s-304 680-680 680zM787 0c-435 0-787 352-787 787s352 787 787 787 788-352 788-787-353-787-788-787z">
          <text:p/>
        </draw:path>
        <draw:path draw:style-name="gr2" draw:text-style-name="P2" draw:layer="layout" svg:width="0.204cm" svg:height="0.202cm" svg:x="11.826cm" svg:y="15.794cm" svg:viewBox="0 0 205 203" svg:d="M103 0c-57 0-103 45-103 102 0 56 46 101 103 101 56 0 102-45 102-101 0-57-46-102-102-102z">
          <text:p/>
        </draw:path>
        <draw:path draw:style-name="gr2" draw:text-style-name="P2" draw:layer="layout" svg:width="0.203cm" svg:height="0.202cm" svg:x="12.37cm" svg:y="15.794cm" svg:viewBox="0 0 204 203" svg:d="M102 0c-57 0-102 45-102 102 0 56 45 101 102 101s102-45 102-101c0-57-45-102-102-102z">
          <text:p/>
        </draw:path>
        <draw:path draw:style-name="gr2" draw:text-style-name="P2" draw:layer="layout" svg:width="0.778cm" svg:height="0.371cm" svg:x="11.811cm" svg:y="16.145cm" svg:viewBox="0 0 779 372" svg:d="M725 372c-9-178-156-318-335-318-181 0-327 140-337 318h-53c10-207 180-372 390-372 208 0 378 165 389 372z">
          <text:p/>
        </draw:path>
        <draw:polygon draw:style-name="gr4" draw:text-style-name="P4" draw:layer="layout" svg:width="0.203cm" svg:height="0.288cm" svg:x="12.002cm" svg:y="18.256cm" svg:viewBox="0 0 204 289" draw:points="22,20 22,138 185,138 185,157 22,157 22,289 0,289 0,0 204,0 204,20">
          <text:p/>
        </draw:polygon>
        <draw:path draw:style-name="gr4" draw:text-style-name="P4" draw:layer="layout" svg:width="0.196cm" svg:height="0.22cm" svg:x="12.253cm" svg:y="18.329cm" svg:viewBox="0 0 197 221" svg:d="M175 100c-3-42-27-82-76-82-42 0-74 35-78 82zM104 202c33 0 55-15 73-34l14 13c-22 23-47 40-88 40-55 0-103-45-103-111v-1c0-60 43-109 99-109 60 0 98 48 98 110v1c0 2 0 4-1 7h-175c4 52 41 84 83 84z">
          <text:p/>
        </draw:path>
        <draw:path draw:style-name="gr4" draw:text-style-name="P4" draw:layer="layout" svg:width="0.158cm" svg:height="0.218cm" svg:x="12.49cm" svg:y="18.33cm" svg:viewBox="0 0 159 219" svg:d="M87 219c-32 0-65-13-87-31l11-16c24 18 49 28 77 28s50-16 50-40v-1c0-25-26-34-55-42-35-10-73-20-73-57v-1c0-34 28-59 70-59 25 0 53 10 74 24l-10 17c-20-13-43-21-65-21-30 0-49 15-49 36v1c0 24 29 32 60 41 34 9 69 22 69 59v1c0 37-32 61-72 61z">
          <text:p/>
        </draw:path>
        <draw:path draw:style-name="gr4" draw:text-style-name="P4" draw:layer="layout" svg:width="0.124cm" svg:height="0.28cm" svg:x="12.693cm" svg:y="18.267cm" svg:viewBox="0 0 125 281" svg:d="M90 281c-32 0-59-17-59-57v-138h-31v-19h31v-67h20v67h74v19h-74v136c0 30 18 40 42 40 11 0 19-2 31-7v19c-10 5-21 7-34 7z">
          <text:p/>
        </draw:path>
        <draw:path draw:style-name="gr4" draw:text-style-name="P4" draw:layer="layout" svg:width="0.208cm" svg:height="0.28cm" svg:x="12.877cm" svg:y="18.329cm" svg:viewBox="0 0 209 281" svg:d="M187 111c0-55-38-91-83-91-43 0-85 37-85 90v1c0 54 42 90 85 90 47 0 83-33 83-89zM106 221c-42 0-69-24-86-51v111h-20v-276h20v48c18-28 45-53 86-53 52 0 103 42 103 110v1c0 68-51 110-103 110z">
          <text:p/>
        </draw:path>
        <draw:polygon draw:style-name="gr4" draw:text-style-name="P4" draw:layer="layout" svg:width="0.02cm" svg:height="0.301cm" svg:x="13.151cm" svg:y="18.243cm" svg:viewBox="0 0 21 302" draw:points="0,0 21,0 21,302 0,302">
          <text:p/>
        </draw:polygon>
        <draw:path draw:style-name="gr4" draw:text-style-name="P4" draw:layer="layout" svg:width="0.181cm" svg:height="0.218cm" svg:x="13.233cm" svg:y="18.331cm" svg:viewBox="0 0 182 219" svg:d="M162 111c-18-4-41-9-71-9-44 0-69 20-69 49v1c0 30 29 48 61 48 42 0 79-27 79-65zM162 214v-35c-15 20-41 40-81 40-39 0-81-23-81-66v-1c0-44 38-68 92-68 29 0 49 3 70 9v-9c0-43-26-64-69-64-26 0-47 7-66 16l-8-17c23-11 46-19 75-19 54 0 88 29 88 83v131z">
          <text:p/>
        </draw:path>
        <draw:path draw:style-name="gr4" draw:text-style-name="P4" draw:layer="layout" svg:width="0.124cm" svg:height="0.28cm" svg:x="13.468cm" svg:y="18.267cm" svg:viewBox="0 0 125 281" svg:d="M89 281c-33 0-59-17-59-57v-138h-30v-19h30v-67h20v67h75v19h-75v136c0 30 18 40 42 40 10 0 20-2 32-7v19c-11 5-22 7-35 7z">
          <text:p/>
        </draw:path>
        <draw:path draw:style-name="gr4" draw:text-style-name="P4" draw:layer="layout" svg:width="0.124cm" svg:height="0.28cm" svg:x="13.632cm" svg:y="18.267cm" svg:viewBox="0 0 125 281" svg:d="M90 281c-33 0-59-17-59-57v-138h-31v-19h31v-67h20v67h74v19h-74v136c0 30 17 40 43 40 10 0 19-2 30-7v19c-10 5-20 7-34 7z">
          <text:p/>
        </draw:path>
        <draw:path draw:style-name="gr4" draw:text-style-name="P4" draw:layer="layout" svg:width="0.195cm" svg:height="0.22cm" svg:x="13.802cm" svg:y="18.329cm" svg:viewBox="0 0 196 221" svg:d="M175 100c-3-42-28-82-77-82-41 0-73 35-77 82zM103 202c33 0 56-15 73-34l14 13c-21 23-46 40-88 40-55 0-102-45-102-111v-1c0-60 42-109 99-109 60 0 97 48 97 110v1c0 2 0 4 0 7h-175c4 52 41 84 82 84z">
          <text:p/>
        </draw:path>
        <draw:path draw:style-name="gr4" draw:text-style-name="P4" draw:layer="layout" svg:width="0.18cm" svg:height="0.215cm" svg:x="14.056cm" svg:y="18.329cm" svg:viewBox="0 0 181 216" svg:d="M160 216v-126c0-43-24-72-67-72-41 0-73 32-73 75v123h-20v-211h20v39c14-25 38-44 76-44 53 0 85 36 85 86v130z">
          <text:p/>
        </draw:path>
        <draw:path draw:style-name="gr4" draw:text-style-name="P4" draw:layer="layout" svg:width="0.193cm" svg:height="0.22cm" svg:x="14.294cm" svg:y="18.329cm" svg:viewBox="0 0 194 221" svg:d="M108 221c-60 0-108-52-108-110v-1c0-59 48-110 108-110 40 0 64 18 84 39l-14 14c-19-18-39-34-70-34-48 0-85 40-85 90v1c0 50 38 92 86 92 30 0 53-16 71-36l14 13c-22 24-47 42-86 42z">
          <text:p/>
        </draw:path>
        <draw:path draw:style-name="gr4" draw:text-style-name="P4" draw:layer="layout" svg:width="0.18cm" svg:height="0.301cm" svg:x="14.543cm" svg:y="18.243cm" svg:viewBox="0 0 181 302" svg:d="M161 302v-126c0-43-24-72-67-72-41 0-73 32-73 75v123h-21v-302h21v130c14-25 38-44 76-44 53 0 84 36 84 86v130z">
          <text:p/>
        </draw:path>
        <draw:path draw:style-name="gr4" draw:text-style-name="P4" draw:layer="layout" svg:width="0.113cm" svg:height="0.213cm" svg:x="14.796cm" svg:y="18.331cm" svg:viewBox="0 0 114 214" svg:d="M112 22c-50 0-92 36-92 106v86h-20v-211h20v60c16-38 52-65 94-63v22z">
          <text:p/>
        </draw:path>
        <draw:path draw:style-name="gr4" draw:text-style-name="P4" draw:layer="layout" svg:width="0.181cm" svg:height="0.218cm" svg:x="14.943cm" svg:y="18.331cm" svg:viewBox="0 0 182 219" svg:d="M163 111c-18-4-42-9-72-9-45 0-70 20-70 49v1c0 30 29 48 61 48 44 0 81-27 81-65zM162 214v-35c-14 20-40 40-81 40-39 0-81-23-81-66v-1c0-44 37-68 93-68 29 0 49 3 69 9v-9c0-43-26-64-69-64-26 0-47 7-67 16l-7-17c23-11 46-19 75-19 54 0 88 29 88 83v131z">
          <text:p/>
        </draw:path>
        <draw:path draw:style-name="gr4" draw:text-style-name="P4" draw:layer="layout" svg:width="0.159cm" svg:height="0.218cm" svg:x="15.178cm" svg:y="18.33cm" svg:viewBox="0 0 160 219" svg:d="M87 219c-31 0-64-13-87-31l12-16c23 18 49 28 77 28s50-16 50-40v-1c0-25-26-34-55-42-36-10-73-20-73-57v-1c0-34 28-59 70-59 25 0 53 10 74 24l-11 17c-19-13-42-21-64-21-30 0-49 15-49 36v1c0 24 29 32 60 41 33 9 69 22 69 59v1c0 37-32 61-73 61z">
          <text:p/>
        </draw:path>
        <draw:path draw:style-name="gr4" draw:text-style-name="P4" draw:layer="layout" svg:width="0.18cm" svg:height="0.301cm" svg:x="15.401cm" svg:y="18.243cm" svg:viewBox="0 0 181 302" svg:d="M160 302v-126c0-43-24-72-66-72s-74 32-74 75v123h-20v-302h20v130c14-25 37-44 77-44 53 0 84 36 84 86v130z">
          <text:p/>
        </draw:path>
        <draw:path draw:style-name="gr4" draw:text-style-name="P4" draw:layer="layout" svg:width="0.027cm" svg:height="0.288cm" svg:x="15.653cm" svg:y="18.256cm" svg:viewBox="0 0 28 289" svg:d="M27 0v29l-8 183h-11l-6-183v-29zM0 253h28v36h-28z">
          <text:p/>
        </draw:path>
        <draw:path draw:style-name="gr4" draw:text-style-name="P4" draw:layer="layout" svg:width="0.212cm" svg:height="0.297cm" svg:x="11.983cm" svg:y="18.745cm" svg:viewBox="0 0 213 298" svg:d="M116 298c-46 0-81-16-116-47l14-16c32 30 61 43 104 43 44 0 73-24 73-57v-1c0-30-16-48-82-61-69-14-97-37-97-81v-1c0-44 39-77 93-77 41 0 70 12 99 35l-13 18c-27-24-56-33-87-33-43 0-71 24-71 55v1c0 30 16 49 84 63 68 13 96 37 96 79v1c0 46-40 79-97 79z">
          <text:p/>
        </draw:path>
        <draw:path draw:style-name="gr4" draw:text-style-name="P4" draw:layer="layout" svg:width="0.181cm" svg:height="0.282cm" svg:x="12.243cm" svg:y="18.76cm" svg:viewBox="0 0 182 283" svg:d="M119 0h29v33h-29zM51 0h28v33h-28zM163 175c-18-5-41-9-71-9-45 0-70 19-70 48v1c0 31 29 48 61 48 44 0 80-26 80-64zM163 278v-36c-15 21-41 41-81 41s-82-23-82-66v-1c0-44 38-69 93-69 29 0 50 4 70 10v-10c0-42-26-64-69-64-27 0-48 7-67 17l-8-18c23-10 46-18 76-18 54 0 87 28 87 83v131z">
          <text:p/>
        </draw:path>
        <draw:path draw:style-name="gr4" draw:text-style-name="P4" draw:layer="layout" svg:width="0.317cm" svg:height="0.214cm" svg:x="12.497cm" svg:y="18.823cm" svg:viewBox="0 0 318 215" svg:d="M298 215v-125c0-45-24-72-62-72-36 0-66 27-66 74v123h-21v-126c0-44-23-71-61-71-37 0-68 33-68 75v122h-20v-210h20v37c15-22 34-42 71-42s59 21 71 45c13-23 36-45 75-45 50 0 81 35 81 87v128z">
          <text:p/>
        </draw:path>
        <draw:path draw:style-name="gr4" draw:text-style-name="P4" draw:layer="layout" svg:width="0.124cm" svg:height="0.28cm" svg:x="12.869cm" svg:y="18.761cm" svg:viewBox="0 0 125 281" svg:d="M90 281c-33 0-60-18-60-57v-139h-30v-18h30v-67h20v67h75v18h-75v136c0 31 18 41 43 41 11 0 19-2 31-7v19c-10 5-21 7-34 7z">
          <text:p/>
        </draw:path>
        <draw:polygon draw:style-name="gr4" draw:text-style-name="P4" draw:layer="layout" svg:width="0.02cm" svg:height="0.3cm" svg:x="13.056cm" svg:y="18.737cm" svg:viewBox="0 0 21 301" draw:points="0,0 21,0 21,301 0,301">
          <text:p/>
        </draw:polygon>
        <draw:path draw:style-name="gr4" draw:text-style-name="P4" draw:layer="layout" svg:width="0.025cm" svg:height="0.292cm" svg:x="13.156cm" svg:y="18.745cm" svg:viewBox="0 0 26 293" svg:d="M2 84h21v209h-21zM0 0h26v29h-26z">
          <text:p/>
        </draw:path>
        <draw:path draw:style-name="gr4" draw:text-style-name="P4" draw:layer="layout" svg:width="0.193cm" svg:height="0.219cm" svg:x="13.243cm" svg:y="18.823cm" svg:viewBox="0 0 194 220" svg:d="M108 220c-61 0-108-50-108-110 0-59 47-110 108-110 40 0 64 18 84 38l-14 15c-18-18-39-34-70-34-49 0-86 40-86 90v1c0 51 38 91 87 91 30 0 53-15 71-35l14 13c-22 24-47 41-86 41z">
          <text:p/>
        </draw:path>
        <draw:path draw:style-name="gr4" draw:text-style-name="P4" draw:layer="layout" svg:width="0.179cm" svg:height="0.3cm" svg:x="13.493cm" svg:y="18.737cm" svg:viewBox="0 0 180 301" svg:d="M160 301v-124c0-43-24-72-66-72s-74 31-74 75v121h-20v-301h20v131c15-25 38-44 76-44 54 0 84 36 84 86v128z">
          <text:p/>
        </draw:path>
        <draw:path draw:style-name="gr4" draw:text-style-name="P4" draw:layer="layout" svg:width="0.196cm" svg:height="0.219cm" svg:x="13.73cm" svg:y="18.823cm" svg:viewBox="0 0 197 220" svg:d="M175 100c-2-43-27-82-75-82-41 0-73 35-77 82zM105 201c33 0 55-14 72-32l14 12c-21 23-46 39-87 39-55 0-104-44-104-110v-1c0-61 44-109 101-109 59 0 96 47 96 110 0 3 0 4 0 8h-174c4 53 41 83 82 83z">
          <text:p/>
        </draw:path>
        <draw:path draw:style-name="gr4" draw:text-style-name="P4" draw:layer="layout" svg:width="0.113cm" svg:height="0.213cm" svg:x="13.985cm" svg:y="18.824cm" svg:viewBox="0 0 114 214" svg:d="M112 23c-49 0-92 37-92 105v86h-20v-210h20v60c17-38 52-65 94-64v23z">
          <text:p/>
        </draw:path>
        <draw:polygon draw:style-name="gr4" draw:text-style-name="P4" draw:layer="layout" svg:width="0.202cm" svg:height="0.288cm" svg:x="14.278cm" svg:y="18.749cm" svg:viewBox="0 0 203 289" draw:points="21,20 21,139 185,139 185,159 21,159 21,289 0,289 0,0 203,0 203,20">
          <text:p/>
        </draw:polygon>
        <draw:path draw:style-name="gr4" draw:text-style-name="P4" draw:layer="layout" svg:width="0.215cm" svg:height="0.219cm" svg:x="14.529cm" svg:y="18.823cm" svg:viewBox="0 0 216 220" svg:d="M193 110c0-51-37-91-86-91-50 0-86 40-86 90v1c0 51 38 91 87 91 50 0 85-40 85-91zM107 220c-62 0-107-50-107-110 0-59 45-110 108-110 62 0 108 50 108 109v1c0 59-46 110-109 110z">
          <text:p/>
        </draw:path>
        <draw:path draw:style-name="gr4" draw:text-style-name="P4" draw:layer="layout" svg:width="0.113cm" svg:height="0.213cm" svg:x="14.806cm" svg:y="18.824cm" svg:viewBox="0 0 114 214" svg:d="M112 23c-48 0-91 37-91 105v86h-21v-210h21v60c16-38 52-65 93-64v23z">
          <text:p/>
        </draw:path>
        <draw:path draw:style-name="gr4" draw:text-style-name="P4" draw:layer="layout" svg:width="0.124cm" svg:height="0.28cm" svg:x="14.952cm" svg:y="18.761cm" svg:viewBox="0 0 125 281" svg:d="M89 281c-33 0-59-18-59-57v-139h-30v-18h30v-67h20v67h75v18h-75v136c0 31 18 41 42 41 10 0 19-2 32-7v19c-12 5-22 7-35 7z">
          <text:p/>
        </draw:path>
        <draw:path draw:style-name="gr4" draw:text-style-name="P4" draw:layer="layout" svg:width="0.159cm" svg:height="0.218cm" svg:x="15.117cm" svg:y="18.824cm" svg:viewBox="0 0 160 219" svg:d="M86 219c-30 0-63-13-86-31l12-16c23 18 49 28 76 28 28 0 51-16 51-41v-1c0-25-27-34-56-42-34-10-72-20-72-58 0-34 28-58 69-58 25 0 54 9 75 23l-10 16c-21-12-44-21-66-21-29 0-48 16-48 37v1c0 23 29 32 59 41 33 9 70 21 70 58v1c0 39-33 63-74 63z">
          <text:p/>
        </draw:path>
        <draw:path draw:style-name="gr4" draw:text-style-name="P4" draw:layer="layout" svg:width="0.192cm" svg:height="0.219cm" svg:x="15.326cm" svg:y="18.823cm" svg:viewBox="0 0 193 220" svg:d="M107 220c-61 0-107-50-107-110 0-59 46-110 107-110 40 0 65 18 84 38l-14 15c-18-18-39-34-71-34-48 0-85 40-85 90v1c0 51 39 91 87 91 30 0 53-15 71-35l14 13c-21 24-47 41-86 41z">
          <text:p/>
        </draw:path>
        <draw:path draw:style-name="gr4" draw:text-style-name="P4" draw:layer="layout" svg:width="0.18cm" svg:height="0.3cm" svg:x="15.575cm" svg:y="18.737cm" svg:viewBox="0 0 181 301" svg:d="M160 301v-124c0-43-24-72-66-72s-74 31-74 75v121h-20v-301h20v131c14-25 37-44 77-44 53 0 84 36 84 86v128z">
          <text:p/>
        </draw:path>
        <draw:path draw:style-name="gr4" draw:text-style-name="P4" draw:layer="layout" svg:width="0.113cm" svg:height="0.213cm" svg:x="15.827cm" svg:y="18.824cm" svg:viewBox="0 0 114 214" svg:d="M112 23c-48 0-92 37-92 105v86h-20v-210h20v60c17-38 53-65 94-64v23z">
          <text:p/>
        </draw:path>
        <draw:path draw:style-name="gr4" draw:text-style-name="P4" draw:layer="layout" svg:width="0.025cm" svg:height="0.292cm" svg:x="15.992cm" svg:y="18.745cm" svg:viewBox="0 0 26 293" svg:d="M3 84h21v209h-21zM0 0h26v29h-26z">
          <text:p/>
        </draw:path>
        <draw:path draw:style-name="gr4" draw:text-style-name="P4" draw:layer="layout" svg:width="0.124cm" svg:height="0.28cm" svg:x="16.075cm" svg:y="18.761cm" svg:viewBox="0 0 125 281" svg:d="M89 281c-32 0-59-18-59-57v-139h-30v-18h30v-67h20v67h75v18h-75v136c0 31 18 41 42 41 11 0 20-2 32-7v19c-10 5-22 7-35 7z">
          <text:p/>
        </draw:path>
        <draw:path draw:style-name="gr4" draw:text-style-name="P4" draw:layer="layout" svg:width="0.125cm" svg:height="0.28cm" svg:x="16.239cm" svg:y="18.761cm" svg:viewBox="0 0 126 281" svg:d="M91 281c-34 0-60-18-60-57v-139h-31v-18h31v-67h20v67h75v18h-75v136c0 31 19 41 43 41 10 0 19-2 31-7v19c-11 5-21 7-34 7z">
          <text:p/>
        </draw:path>
        <draw:path draw:style-name="gr4" draw:text-style-name="P4" draw:layer="layout" svg:width="0.208cm" svg:height="0.305cm" svg:x="16.547cm" svg:y="18.737cm" svg:viewBox="0 0 209 306" svg:d="M186 197c0-56-38-91-82-91-43 0-85 37-85 90v1c0 54 42 90 85 90 46 0 82-33 82-90zM106 306c-42 0-69-24-86-50v45h-20v-301h20v139c18-28 45-52 86-52 51 0 103 40 103 109v1c0 68-52 109-103 109z">
          <text:p/>
        </draw:path>
        <draw:path draw:style-name="gr4" draw:text-style-name="P4" draw:layer="layout" svg:width="0.196cm" svg:height="0.219cm" svg:x="16.804cm" svg:y="18.823cm" svg:viewBox="0 0 197 220" svg:d="M175 100c-3-43-27-82-75-82-43 0-75 35-79 82zM105 201c32 0 54-14 71-32l14 12c-21 23-46 39-86 39-56 0-104-44-104-110v-1c0-61 43-109 100-109 59 0 97 47 97 110 0 3 0 4-1 8h-175c4 53 41 83 84 83z">
          <text:p/>
        </draw:path>
        <draw:path draw:style-name="gr4" draw:text-style-name="P4" draw:layer="layout" svg:width="0.025cm" svg:height="0.292cm" svg:x="17.059cm" svg:y="18.745cm" svg:viewBox="0 0 26 293" svg:d="M2 84h22v209h-22zM0 0h26v29h-26z">
          <text:p/>
        </draw:path>
        <draw:path draw:style-name="gr4" draw:text-style-name="P4" draw:layer="layout" svg:width="0.208cm" svg:height="0.305cm" svg:x="17.271cm" svg:y="18.737cm" svg:viewBox="0 0 209 306" svg:d="M190 196c0-54-41-90-85-90-47 0-83 33-83 90v1c0 55 38 90 83 90 44 0 85-37 85-90zM189 301v-46c-18 27-45 51-86 51-52 0-103-40-103-109s51-110 103-110c42 0 69 24 86 50v-137h20v301z">
          <text:p/>
        </draw:path>
        <draw:path draw:style-name="gr4" draw:text-style-name="P4" draw:layer="layout" svg:width="0.195cm" svg:height="0.219cm" svg:x="17.542cm" svg:y="18.823cm" svg:viewBox="0 0 196 220" svg:d="M175 100c-3-43-28-82-77-82-41 0-73 35-77 82zM103 201c34 0 56-14 73-32l14 12c-21 23-46 39-88 39-55 0-102-44-102-110v-1c0-61 42-109 99-109 60 0 97 47 97 110 0 3 0 4 0 8h-175c4 53 41 83 82 83z">
          <text:p/>
        </draw:path>
        <draw:path draw:style-name="gr4" draw:text-style-name="P4" draw:layer="layout" svg:width="0.113cm" svg:height="0.213cm" svg:x="17.796cm" svg:y="18.824cm" svg:viewBox="0 0 114 214" svg:d="M112 23c-48 0-91 37-91 105v86h-21v-210h21v60c17-38 52-65 93-64v23z">
          <text:p/>
        </draw:path>
        <draw:path draw:style-name="gr4" draw:text-style-name="P4" draw:layer="layout" svg:width="0.181cm" svg:height="0.218cm" svg:x="18.067cm" svg:y="18.824cm" svg:viewBox="0 0 182 219" svg:d="M163 111c-18-5-43-9-73-9-44 0-69 19-69 48v1c0 32 29 49 61 49 44 0 81-26 81-65zM162 214v-35c-14 21-41 40-81 40-39 0-81-22-81-66v-1c0-44 37-69 92-69 29 0 50 4 70 10v-10c0-42-26-64-70-64-25 0-46 7-66 17l-7-18c23-10 46-18 74-18 55 0 89 28 89 83v131z">
          <text:p/>
        </draw:path>
        <draw:polygon draw:style-name="gr4" draw:text-style-name="P4" draw:layer="layout" svg:width="0.18cm" svg:height="0.3cm" svg:x="18.32cm" svg:y="18.737cm" svg:viewBox="0 0 181 301" draw:points="156,301 73,199 21,250 21,301 0,301 0,0 21,0 21,226 152,92 178,92 87,185 181,301">
          <text:p/>
        </draw:polygon>
        <draw:path draw:style-name="gr4" draw:text-style-name="P4" draw:layer="layout" svg:width="0.124cm" svg:height="0.28cm" svg:x="18.532cm" svg:y="18.761cm" svg:viewBox="0 0 125 281" svg:d="M90 281c-33 0-59-18-59-57v-139h-31v-18h31v-67h20v67h74v18h-74v136c0 31 18 41 42 41 10 0 19-2 31-7v19c-11 5-21 7-34 7z">
          <text:p/>
        </draw:path>
        <draw:path draw:style-name="gr4" draw:text-style-name="P4" draw:layer="layout" svg:width="0.18cm" svg:height="0.214cm" svg:x="18.711cm" svg:y="18.828cm" svg:viewBox="0 0 181 215" svg:d="M160 210v-39c-14 25-38 44-76 44-53 0-84-36-84-86v-129h21v125c0 43 24 72 66 72 41 0 73-31 73-75v-122h21v210z">
          <text:p/>
        </draw:path>
        <draw:path draw:style-name="gr4" draw:text-style-name="P4" draw:layer="layout" svg:width="0.196cm" svg:height="0.219cm" svg:x="18.953cm" svg:y="18.823cm" svg:viewBox="0 0 197 220" svg:d="M175 100c-3-43-27-82-75-82-43 0-75 35-78 82zM105 201c32 0 55-14 72-32l14 12c-22 23-47 39-87 39-56 0-104-44-104-110v-1c0-61 43-109 101-109 59 0 96 47 96 110 0 3 0 4 0 8h-175c3 53 42 83 83 83z">
          <text:p/>
        </draw:path>
        <draw:polygon draw:style-name="gr4" draw:text-style-name="P4" draw:layer="layout" svg:width="0.02cm" svg:height="0.3cm" svg:x="19.211cm" svg:y="18.737cm" svg:viewBox="0 0 21 301" draw:points="0,0 21,0 21,301 0,301">
          <text:p/>
        </draw:polygon>
        <draw:polygon draw:style-name="gr4" draw:text-style-name="P4" draw:layer="layout" svg:width="0.02cm" svg:height="0.3cm" svg:x="19.313cm" svg:y="18.737cm" svg:viewBox="0 0 21 301" draw:points="0,0 21,0 21,301 0,301">
          <text:p/>
        </draw:polygon>
        <draw:path draw:style-name="gr4" draw:text-style-name="P4" draw:layer="layout" svg:width="0.196cm" svg:height="0.219cm" svg:x="19.398cm" svg:y="18.823cm" svg:viewBox="0 0 197 220" svg:d="M175 100c-2-43-27-82-75-82-41 0-74 35-77 82zM105 201c33 0 55-14 72-32l14 12c-21 23-46 39-87 39-55 0-104-44-104-110v-1c0-61 44-109 101-109 59 0 96 47 96 110 0 3 0 4 0 8h-174c3 53 41 83 82 83z">
          <text:p/>
        </draw:path>
        <draw:path draw:style-name="gr4" draw:text-style-name="P4" draw:layer="layout" svg:width="0.18cm" svg:height="0.214cm" svg:x="19.653cm" svg:y="18.823cm" svg:viewBox="0 0 181 215" svg:d="M161 215v-125c0-43-25-72-68-72-41 0-73 31-73 75v122h-20v-210h20v39c14-25 38-44 76-44 54 0 85 36 85 86v129z">
          <text:p/>
        </draw:path>
        <draw:path draw:style-name="gr4" draw:text-style-name="P4" draw:layer="layout" svg:width="0.212cm" svg:height="0.296cm" svg:x="11.983cm" svg:y="19.239cm" svg:viewBox="0 0 213 297" svg:d="M116 297c-46 0-81-15-116-46l14-16c32 29 61 43 104 43 44 0 73-24 73-57v-1c0-31-16-48-82-61-69-15-97-39-97-82v-1c0-43 39-76 93-76 41 0 70 12 99 35l-13 17c-27-23-56-33-87-33-43 0-71 25-71 55v1c0 30 16 49 84 62 68 15 96 39 96 81v1c0 46-40 78-97 78z">
          <text:p/>
        </draw:path>
        <draw:path draw:style-name="gr4" draw:text-style-name="P4" draw:layer="layout" svg:width="0.125cm" svg:height="0.281cm" svg:x="12.241cm" svg:y="19.254cm" svg:viewBox="0 0 126 282" svg:d="M90 282c-33 0-59-18-59-58v-138h-31v-19h31v-67h20v67h75v19h-75v136c0 30 18 41 42 41 11 0 20-2 32-7v18c-11 5-21 8-35 8z">
          <text:p/>
        </draw:path>
        <draw:path draw:style-name="gr4" draw:text-style-name="P4" draw:layer="layout" svg:width="0.215cm" svg:height="0.22cm" svg:x="12.411cm" svg:y="19.316cm" svg:viewBox="0 0 216 221" svg:d="M195 111c0-51-39-92-88-92s-85 41-85 91v1c0 51 38 91 86 91 50 0 87-41 87-90zM107 221c-62 0-107-50-107-109v-1c0-60 46-111 108-111 63 0 108 51 108 110v1c0 59-45 110-109 110z">
          <text:p/>
        </draw:path>
        <draw:path draw:style-name="gr4" draw:text-style-name="P4" draw:layer="layout" svg:width="0.113cm" svg:height="0.213cm" svg:x="12.689cm" svg:y="19.318cm" svg:viewBox="0 0 114 214" svg:d="M112 22c-49 0-92 37-92 105v87h-20v-211h20v60c17-37 52-65 94-63v22z">
          <text:p/>
        </draw:path>
        <draw:path draw:style-name="gr4" draw:text-style-name="P4" draw:layer="layout" svg:width="0.209cm" svg:height="0.277cm" svg:x="12.831cm" svg:y="19.321cm" svg:viewBox="0 0 210 278" svg:d="M118 219c-19 44-40 59-70 59-16 0-28-3-42-9l7-18c11 6 20 8 36 8 22 0 36-12 52-49l-101-210h23l88 189 76-189h23z">
          <text:p/>
        </draw:path>
        <draw:path draw:style-name="gr4" draw:text-style-name="P4" draw:layer="layout" svg:width="0.209cm" svg:height="0.282cm" svg:x="13.205cm" svg:y="19.316cm" svg:viewBox="0 0 210 283" svg:d="M191 100c0-49-44-80-87-80-44 0-81 30-81 79v1c0 47 38 80 81 80s87-32 87-80zM107 283c-35 0-68-11-97-32l12-17c25 20 54 30 85 30 48 0 82-28 82-83v-30c-18 26-46 48-87 48-51 0-102-38-102-98v-1c0-60 51-100 102-100 42 0 70 23 87 47v-42h21v178c0 64-44 100-103 100z">
          <text:p/>
        </draw:path>
        <draw:path draw:style-name="gr4" draw:text-style-name="P4" draw:layer="layout" svg:width="0.195cm" svg:height="0.22cm" svg:x="13.476cm" svg:y="19.316cm" svg:viewBox="0 0 196 221" svg:d="M175 101c-3-43-27-82-76-82-42 0-74 35-78 82zM104 202c33 0 55-14 72-33l14 13c-21 23-46 39-86 39-57 0-104-44-104-109v-1c0-62 42-111 100-111 59 0 96 48 96 111v1c0 3 0 4 0 8h-175c4 52 41 82 83 82z">
          <text:p/>
        </draw:path>
        <draw:path draw:style-name="gr4" draw:text-style-name="P4" draw:layer="layout" svg:width="0.18cm" svg:height="0.3cm" svg:x="13.73cm" svg:y="19.231cm" svg:viewBox="0 0 181 301" svg:d="M161 301v-124c0-44-25-73-68-73-41 0-72 32-72 76v121h-21v-301h21v130c14-25 37-45 75-45 54 0 85 38 85 88v128z">
          <text:p/>
        </draw:path>
        <draw:path draw:style-name="gr4" draw:text-style-name="P4" draw:layer="layout" svg:width="0.124cm" svg:height="0.281cm" svg:x="13.963cm" svg:y="19.254cm" svg:viewBox="0 0 125 282" svg:d="M90 282c-33 0-59-18-59-58v-138h-31v-19h31v-67h20v67h74v19h-74v136c0 30 18 41 42 41 10 0 20-2 32-7v18c-11 5-22 8-35 8z">
          <text:p/>
        </draw:path>
        <draw:polygon draw:style-name="gr4" draw:text-style-name="P4" draw:layer="layout" svg:width="0.206cm" svg:height="0.212cm" svg:x="14.249cm" svg:y="19.321cm" svg:viewBox="0 0 207 213" draw:points="112,213 94,213 0,0 24,0 103,188 183,0 207,0">
          <text:p/>
        </draw:polygon>
        <draw:path draw:style-name="gr4" draw:text-style-name="P4" draw:layer="layout" svg:width="0.195cm" svg:height="0.22cm" svg:x="14.496cm" svg:y="19.316cm" svg:viewBox="0 0 196 221" svg:d="M175 101c-3-43-27-82-76-82-41 0-74 35-78 82zM104 202c33 0 55-14 72-33l14 13c-21 23-46 39-86 39-56 0-104-44-104-109v-1c0-62 43-111 100-111 59 0 96 48 96 111v1c0 3 0 4 0 8h-175c4 52 42 82 83 82z">
          <text:p/>
        </draw:path>
        <draw:path draw:style-name="gr4" draw:text-style-name="P4" draw:layer="layout" svg:width="0.114cm" svg:height="0.213cm" svg:x="14.75cm" svg:y="19.318cm" svg:viewBox="0 0 115 214" svg:d="M112 22c-49 0-91 37-91 105v87h-21v-211h21v60c16-37 51-65 94-63v22z">
          <text:p/>
        </draw:path>
        <draw:polygon draw:style-name="gr4" draw:text-style-name="P4" draw:layer="layout" svg:width="0.02cm" svg:height="0.3cm" svg:x="14.918cm" svg:y="19.231cm" svg:viewBox="0 0 21 301" draw:points="0,0 21,0 21,301 0,301">
          <text:p/>
        </draw:polygon>
        <draw:path draw:style-name="gr4" draw:text-style-name="P4" draw:layer="layout" svg:width="0.216cm" svg:height="0.22cm" svg:x="15.003cm" svg:y="19.316cm" svg:viewBox="0 0 217 221" svg:d="M195 111c0-51-38-92-88-92-49 0-85 41-85 91v1c0 51 38 91 86 91 51 0 87-41 87-90zM107 221c-62 0-107-50-107-109v-1c0-60 46-111 108-111 63 0 109 51 109 110v1c0 59-46 110-110 110z">
          <text:p/>
        </draw:path>
        <draw:path draw:style-name="gr4" draw:text-style-name="P4" draw:layer="layout" svg:width="0.113cm" svg:height="0.213cm" svg:x="15.281cm" svg:y="19.318cm" svg:viewBox="0 0 114 214" svg:d="M112 22c-49 0-92 37-92 105v87h-20v-211h20v60c17-37 52-65 94-63v22z">
          <text:p/>
        </draw:path>
        <draw:path draw:style-name="gr4" draw:text-style-name="P4" draw:layer="layout" svg:width="0.196cm" svg:height="0.22cm" svg:x="15.431cm" svg:y="19.316cm" svg:viewBox="0 0 197 221" svg:d="M175 101c-3-43-27-82-75-82-43 0-75 35-79 82zM105 202c32 0 54-14 72-33l14 13c-22 23-47 39-87 39-56 0-104-44-104-109v-1c0-62 43-111 100-111 59 0 97 48 97 111v1c0 3 0 4-1 8h-175c4 52 41 82 84 82z">
          <text:p/>
        </draw:path>
        <draw:path draw:style-name="gr4" draw:text-style-name="P4" draw:layer="layout" svg:width="0.179cm" svg:height="0.215cm" svg:x="15.686cm" svg:y="19.316cm" svg:viewBox="0 0 180 216" svg:d="M160 216v-124c0-45-25-73-67-73s-73 31-73 76v121h-20v-211h20v39c14-24 37-44 75-44 53 0 85 37 85 88v128z">
          <text:p/>
        </draw:path>
        <draw:polygon draw:style-name="gr4" draw:text-style-name="P4" draw:layer="layout" svg:width="0.027cm" svg:height="0.035cm" svg:x="15.933cm" svg:y="19.496cm" svg:viewBox="0 0 28 36" draw:points="0,0 28,0 28,36 0,36">
          <text:p/>
        </draw:polygon>
        <draw:polygon draw:style-name="gr2" draw:text-style-name="P2" draw:layer="layout" svg:width="10.107cm" svg:height="6.705cm" svg:x="10.551cm" svg:y="21.634cm" svg:viewBox="0 0 10108 6706" draw:points="10108,6706 0,6706 0,0 10108,0">
          <text:p/>
        </draw:polygon>
        <draw:polygon draw:style-name="gr7" draw:text-style-name="P7" draw:layer="layout" svg:width="10.107cm" svg:height="2.259cm" svg:x="10.551cm" svg:y="21.634cm" svg:viewBox="0 0 10108 2260" draw:points="10108,2260 0,2260 0,0 10108,0">
          <text:p/>
        </draw:polygon>
        <draw:polygon draw:style-name="gr2" draw:text-style-name="P2" draw:layer="layout" svg:width="0.658cm" svg:height="0.864cm" svg:x="15.993cm" svg:y="23.047cm" svg:viewBox="0 0 659 865" draw:points="0,865 0,0 653,0 653,169 190,169 190,344 597,344 597,514 190,514 190,695 659,695 659,865">
          <text:p/>
        </draw:polygon>
        <draw:polygon draw:style-name="gr2" draw:text-style-name="P2" draw:layer="layout" svg:width="0.866cm" svg:height="0.87cm" svg:x="16.746cm" svg:y="23.047cm" svg:viewBox="0 0 867 871" draw:points="518,871 350,871 0,0 211,0 436,610 662,0 867,0">
          <text:p/>
        </draw:polygon>
        <draw:polygon draw:style-name="gr2" draw:text-style-name="P2" draw:layer="layout" svg:width="0.657cm" svg:height="0.864cm" svg:x="17.746cm" svg:y="23.047cm" svg:viewBox="0 0 658 865" draw:points="0,865 0,0 652,0 652,169 188,169 188,344 597,344 597,514 188,514 188,695 658,695 658,865">
          <text:p/>
        </draw:polygon>
        <draw:polygon draw:style-name="gr2" draw:text-style-name="P2" draw:layer="layout" svg:width="0.767cm" svg:height="0.864cm" svg:x="18.573cm" svg:y="23.047cm" svg:viewBox="0 0 768 865" draw:points="607,865 187,315 187,865 0,865 0,0 175,0 581,532 581,0 768,0 768,865">
          <text:p/>
        </draw:polygon>
        <draw:polygon draw:style-name="gr2" draw:text-style-name="P2" draw:layer="layout" svg:width="0.716cm" svg:height="0.864cm" svg:x="19.486cm" svg:y="23.047cm" svg:viewBox="0 0 717 865" draw:points="454,175 454,865 264,865 264,175 0,175 0,0 717,0 717,175">
          <text:p/>
        </draw:polygon>
        <draw:path draw:style-name="gr2" draw:text-style-name="P2" draw:layer="layout" svg:width="1.574cm" svg:height="1.574cm" svg:x="11.413cm" svg:y="22.13cm" svg:viewBox="0 0 1575 1575" svg:d="M787 1467c-375 0-680-304-680-679 0-377 305-681 680-681 376 0 680 304 680 681 0 375-304 679-680 679zM787 0c-435 0-787 352-787 788 0 434 352 787 787 787s788-353 788-787c0-436-353-788-788-788z">
          <text:p/>
        </draw:path>
        <draw:path draw:style-name="gr2" draw:text-style-name="P2" draw:layer="layout" svg:width="0.204cm" svg:height="0.202cm" svg:x="11.826cm" svg:y="22.672cm" svg:viewBox="0 0 205 203" svg:d="M103 0c-57 0-103 45-103 102 0 56 46 101 103 101 56 0 102-45 102-101 0-57-46-102-102-102z">
          <text:p/>
        </draw:path>
        <draw:path draw:style-name="gr2" draw:text-style-name="P2" draw:layer="layout" svg:width="0.203cm" svg:height="0.202cm" svg:x="12.37cm" svg:y="22.672cm" svg:viewBox="0 0 204 203" svg:d="M102 0c-57 0-102 45-102 102 0 56 45 101 102 101s102-45 102-101c0-57-45-102-102-102z">
          <text:p/>
        </draw:path>
        <draw:path draw:style-name="gr2" draw:text-style-name="P2" draw:layer="layout" svg:width="0.778cm" svg:height="0.371cm" svg:x="11.811cm" svg:y="23.023cm" svg:viewBox="0 0 779 372" svg:d="M725 372c-9-177-156-318-335-318-181 0-327 141-337 318h-53c10-206 180-372 390-372 208 0 378 166 389 372z">
          <text:p/>
        </draw:path>
        <draw:path draw:style-name="gr4" draw:text-style-name="P4" draw:layer="layout" svg:width="0.248cm" svg:height="0.288cm" svg:x="12.073cm" svg:y="25.439cm" svg:viewBox="0 0 249 289" svg:d="M227 144c0-68-51-124-132-124h-74v250h74c81 0 132-56 132-125zM95 289h-95v-289h95c91 0 154 63 154 144s-63 145-154 145z">
          <text:p/>
        </draw:path>
        <draw:path draw:style-name="gr4" draw:text-style-name="P4" draw:layer="layout" svg:width="0.179cm" svg:height="0.214cm" svg:x="12.386cm" svg:y="25.518cm" svg:viewBox="0 0 180 215" svg:d="M160 210v-39c-14 25-37 44-75 44-54 0-85-36-85-86v-129h20v125c0 43 24 72 67 72 42 0 73-31 73-75v-122h20v210z">
          <text:p/>
        </draw:path>
        <draw:path draw:style-name="gr4" draw:text-style-name="P4" draw:layer="layout" svg:width="0.208cm" svg:height="0.281cm" svg:x="12.752cm" svg:y="25.513cm" svg:viewBox="0 0 209 282" svg:d="M190 99c0-49-43-80-86-80-44 0-82 30-82 79v1c0 47 38 80 82 80 43 0 86-32 86-79zM107 282c-35 0-69-11-98-32l12-17c26 20 55 30 86 30 48 0 82-27 82-82v-31c-18 26-46 50-87 50-51 0-102-40-102-100v-1c0-60 51-99 102-99 42 0 70 22 87 47v-42h20v177c0 65-43 100-102 100z">
          <text:p/>
        </draw:path>
        <draw:path draw:style-name="gr4" draw:text-style-name="P4" draw:layer="layout" svg:width="0.195cm" svg:height="0.219cm" svg:x="13.023cm" svg:y="25.513cm" svg:viewBox="0 0 196 220" svg:d="M175 101c-3-43-28-82-77-82-41 0-73 35-77 82zM103 201c33 0 56-14 73-33l14 13c-21 23-46 39-88 39-55 0-102-44-102-109v-1c0-61 42-110 99-110 60 0 97 48 97 110v1c0 3 0 4 0 8h-175c4 52 41 82 82 82z">
          <text:p/>
        </draw:path>
        <draw:path draw:style-name="gr4" draw:text-style-name="P4" draw:layer="layout" svg:width="0.18cm" svg:height="0.3cm" svg:x="13.277cm" svg:y="25.427cm" svg:viewBox="0 0 181 301" svg:d="M161 301v-125c0-43-24-72-67-72-42 0-74 31-74 75v122h-20v-301h20v130c14-25 38-44 77-44 53 0 84 36 84 86v129z">
          <text:p/>
        </draw:path>
        <draw:path draw:style-name="gr4" draw:text-style-name="P4" draw:layer="layout" svg:width="0.159cm" svg:height="0.217cm" svg:x="13.511cm" svg:y="25.514cm" svg:viewBox="0 0 160 218" svg:d="M86 218c-30 0-63-12-86-31l12-16c23 18 49 28 76 28 28 0 50-16 50-40v-1c0-25-26-34-55-42-34-10-72-20-72-58v-1c0-33 28-57 69-57 25 0 53 9 74 23l-11 16c-19-12-42-21-64-21-29 0-48 16-48 37v1c0 23 29 32 59 41 33 9 70 21 70 58v1c0 38-33 62-74 62z">
          <text:p/>
        </draw:path>
        <draw:path draw:style-name="gr4" draw:text-style-name="P4" draw:layer="layout" svg:width="0.124cm" svg:height="0.28cm" svg:x="13.715cm" svg:y="25.451cm" svg:viewBox="0 0 125 281" svg:d="M89 281c-33 0-59-18-59-58v-138h-30v-18h30v-67h20v67h75v18h-75v136c0 30 18 41 42 41 10 0 19-2 32-7v19c-11 5-22 7-35 7z">
          <text:p/>
        </draw:path>
        <draw:path draw:style-name="gr4" draw:text-style-name="P4" draw:layer="layout" svg:width="0.181cm" svg:height="0.218cm" svg:x="14.005cm" svg:y="25.514cm" svg:viewBox="0 0 182 219" svg:d="M162 111c-17-5-42-10-72-10-44 0-69 20-69 49v1c0 31 29 48 61 48 44 0 80-26 80-64zM162 214v-36c-14 21-41 41-81 41-39 0-81-23-81-67s37-69 91-69c30 0 51 4 71 9v-9c0-42-26-64-70-64-26 0-47 7-66 17l-7-18c23-10 45-18 74-18 55 0 89 28 89 83v131z">
          <text:p/>
        </draw:path>
        <draw:path draw:style-name="gr4" draw:text-style-name="P4" draw:layer="layout" svg:width="0.18cm" svg:height="0.214cm" svg:x="14.254cm" svg:y="25.518cm" svg:viewBox="0 0 181 215" svg:d="M161 210v-39c-15 25-39 44-77 44-53 0-84-36-84-86v-129h20v125c0 43 24 72 67 72 41 0 74-31 74-75v-122h20v210z">
          <text:p/>
        </draw:path>
        <draw:path draw:style-name="gr4" draw:text-style-name="P4" draw:layer="layout" svg:width="0.124cm" svg:height="0.301cm" svg:x="14.492cm" svg:y="25.426cm" svg:viewBox="0 0 125 302" svg:d="M94 19c-30 0-43 18-43 53v21h74v18h-74v191h-20v-191h-31v-18h31v-21c0-45 23-72 63-72 13 0 22 2 31 5v20c-11-4-20-6-31-6z">
          <text:p/>
        </draw:path>
        <draw:path draw:style-name="gr4" draw:text-style-name="P4" draw:layer="layout" svg:width="0.258cm" svg:height="0.297cm" svg:x="14.774cm" svg:y="25.435cm" svg:viewBox="0 0 259 298" svg:d="M146 298c-91 0-146-68-146-149v-1c0-77 58-148 144-148 47 0 76 14 105 37l-14 16c-23-19-49-34-92-34-70 0-119 59-119 129 0 75 46 131 123 131 37 0 71-15 92-34v-82h-96v-20h116v111c-26 24-66 44-113 44z">
          <text:p/>
        </draw:path>
        <draw:path draw:style-name="gr4" draw:text-style-name="P4" draw:layer="layout" svg:width="0.196cm" svg:height="0.219cm" svg:x="15.091cm" svg:y="25.513cm" svg:viewBox="0 0 197 220" svg:d="M175 101c-3-43-27-82-75-82-42 0-74 35-79 82zM105 201c32 0 54-14 72-33l13 13c-21 23-46 39-86 39-55 0-104-44-104-109v-1c0-61 44-110 100-110 59 0 97 48 97 110v1c0 3 0 4-1 8h-175c5 52 42 82 84 82z">
          <text:p/>
        </draw:path>
        <draw:path draw:style-name="gr4" draw:text-style-name="P4" draw:layer="layout" svg:width="0.159cm" svg:height="0.217cm" svg:x="15.327cm" svg:y="25.514cm" svg:viewBox="0 0 160 218" svg:d="M87 218c-31 0-64-12-87-31l12-16c23 18 49 28 77 28s50-16 50-40v-1c0-25-26-34-55-42-35-10-73-20-73-58v-1c0-33 28-57 70-57 25 0 53 9 74 23l-10 16c-20-12-43-21-65-21-30 0-49 16-49 37v1c0 23 29 32 60 41 33 9 69 21 69 58v1c0 38-32 62-73 62z">
          <text:p/>
        </draw:path>
        <draw:path draw:style-name="gr4" draw:text-style-name="P4" draw:layer="layout" svg:width="0.192cm" svg:height="0.219cm" svg:x="15.536cm" svg:y="25.513cm" svg:viewBox="0 0 193 220" svg:d="M107 220c-61 0-107-50-107-109v-1c0-58 47-110 107-110 40 0 65 19 85 39l-15 15c-18-18-39-34-71-34-48 0-85 39-85 90s39 91 87 91c30 0 53-15 71-35l14 13c-21 24-47 41-86 41z">
          <text:p/>
        </draw:path>
        <draw:path draw:style-name="gr4" draw:text-style-name="P4" draw:layer="layout" svg:width="0.18cm" svg:height="0.3cm" svg:x="15.785cm" svg:y="25.427cm" svg:viewBox="0 0 181 301" svg:d="M161 301v-125c0-43-25-72-67-72s-74 31-74 75v122h-20v-301h20v130c14-25 39-44 77-44 53 0 84 36 84 86v129z">
          <text:p/>
        </draw:path>
        <draw:path draw:style-name="gr4" draw:text-style-name="P4" draw:layer="layout" svg:width="0.181cm" svg:height="0.282cm" svg:x="16.02cm" svg:y="25.45cm" svg:viewBox="0 0 182 283" svg:d="M119 0h28v33h-28zM51 0h28v33h-28zM163 176c-18-5-42-10-72-10-45 0-70 20-70 49v1c0 31 29 48 61 48 44 0 81-26 81-64zM162 278v-35c-14 21-40 40-81 40-39 0-81-22-81-66s37-69 93-69c29 0 49 4 69 9v-9c0-42-26-64-69-64-26 0-47 7-67 17l-7-18c23-10 46-19 75-19 54 0 88 29 88 84v130z">
          <text:p/>
        </draw:path>
        <draw:path draw:style-name="gr4" draw:text-style-name="P4" draw:layer="layout" svg:width="0.124cm" svg:height="0.301cm" svg:x="16.255cm" svg:y="25.426cm" svg:viewBox="0 0 125 302" svg:d="M94 19c-29 0-42 18-42 53v21h73v18h-73v191h-21v-191h-31v-18h31v-21c0-45 24-72 63-72 13 0 22 2 31 5v20c-11-4-20-6-31-6z">
          <text:p/>
        </draw:path>
        <draw:path draw:style-name="gr4" draw:text-style-name="P4" draw:layer="layout" svg:width="0.124cm" svg:height="0.28cm" svg:x="16.403cm" svg:y="25.451cm" svg:viewBox="0 0 125 281" svg:d="M90 281c-32 0-59-18-59-58v-138h-31v-18h31v-67h21v67h73v18h-73v136c0 30 17 41 42 41 10 0 18-2 30-7v19c-10 5-21 7-34 7z">
          <text:p/>
        </draw:path>
        <draw:path draw:style-name="gr4" draw:text-style-name="P4" draw:layer="layout" svg:width="0.158cm" svg:height="0.217cm" svg:x="16.569cm" svg:y="25.514cm" svg:viewBox="0 0 159 218" svg:d="M86 218c-31 0-64-12-86-31l12-16c23 18 48 28 75 28 29 0 52-16 52-40v-1c0-25-27-34-57-42-34-10-72-20-72-58v-1c0-33 28-57 69-57 26 0 55 9 76 23l-11 16c-19-12-42-21-66-21-28 0-47 16-47 37v1c0 23 28 32 58 41 35 9 70 21 70 58v1c0 38-32 62-73 62z">
          <text:p/>
        </draw:path>
        <draw:path draw:style-name="gr4" draw:text-style-name="P4" draw:layer="layout" svg:width="0.113cm" svg:height="0.213cm" svg:x="16.791cm" svg:y="25.514cm" svg:viewBox="0 0 114 214" svg:d="M112 23c-49 0-91 36-91 104v87h-21v-210h21v59c16-37 51-64 93-63v23z">
          <text:p/>
        </draw:path>
        <draw:path draw:style-name="gr4" draw:text-style-name="P4" draw:layer="layout" svg:width="0.195cm" svg:height="0.219cm" svg:x="16.942cm" svg:y="25.513cm" svg:viewBox="0 0 196 220" svg:d="M174 101c-2-43-27-82-76-82-41 0-73 35-77 82zM103 201c34 0 56-14 73-33l14 13c-21 23-46 39-88 39-55 0-102-44-102-109v-1c0-61 42-110 99-110 60 0 97 48 97 110v1c0 3 0 4 0 8h-175c4 52 41 82 82 82z">
          <text:p/>
        </draw:path>
        <draw:path draw:style-name="gr4" draw:text-style-name="P4" draw:layer="layout" svg:width="0.025cm" svg:height="0.292cm" svg:x="17.197cm" svg:y="25.435cm" svg:viewBox="0 0 26 293" svg:d="M2 84h21v209h-21zM0 0h26v29h-26z">
          <text:p/>
        </draw:path>
        <draw:path draw:style-name="gr4" draw:text-style-name="P4" draw:layer="layout" svg:width="0.158cm" svg:height="0.217cm" svg:x="17.281cm" svg:y="25.514cm" svg:viewBox="0 0 159 218" svg:d="M87 218c-31 0-64-12-87-31l12-16c24 18 49 28 76 28 28 0 50-16 50-40v-1c0-25-26-34-55-42-34-10-73-20-73-58v-1c0-33 29-57 70-57 25 0 53 9 74 23l-10 16c-20-12-43-21-65-21-29 0-48 16-48 37v1c0 23 29 32 59 41 34 9 69 21 69 58v1c0 38-32 62-72 62z">
          <text:p/>
        </draw:path>
        <draw:path draw:style-name="gr4" draw:text-style-name="P4" draw:layer="layout" svg:width="0.196cm" svg:height="0.219cm" svg:x="17.489cm" svg:y="25.513cm" svg:viewBox="0 0 197 220" svg:d="M175 101c-3-43-28-82-76-82-42 0-74 35-78 82zM103 201c33 0 55-14 73-33l14 13c-21 23-47 39-87 39-55 0-103-44-103-109v-1c0-61 43-110 99-110 59 0 98 48 98 110v1c0 3 0 4-1 8h-175c4 52 41 82 82 82z">
          <text:p/>
        </draw:path>
        <draw:path draw:style-name="gr4" draw:text-style-name="P4" draw:layer="layout" svg:width="0.039cm" svg:height="0.079cm" svg:x="17.727cm" svg:y="25.692cm" svg:viewBox="0 0 40 80" svg:d="M23 36h-11v-36h28v32c0 25-10 39-35 48l-5-10c18-9 24-18 23-34z">
          <text:p/>
        </draw:path>
        <draw:path draw:style-name="gr4" draw:text-style-name="P4" draw:layer="layout" svg:width="0.208cm" svg:height="0.305cm" svg:x="17.948cm" svg:y="25.427cm" svg:viewBox="0 0 209 306" svg:d="M191 196c0-54-42-90-86-90-46 0-83 33-83 90 0 56 39 91 83 91s86-37 86-90zM189 301v-47c-18 28-45 52-86 52-51 0-103-40-103-109v-1c0-68 52-109 103-109 42 0 69 24 86 50v-137h20v301z">
          <text:p/>
        </draw:path>
        <draw:path draw:style-name="gr4" draw:text-style-name="P4" draw:layer="layout" svg:width="0.18cm" svg:height="0.214cm" svg:x="18.229cm" svg:y="25.518cm" svg:viewBox="0 0 181 215" svg:d="M160 210v-39c-14 25-37 44-76 44-53 0-84-36-84-86v-129h20v125c0 43 24 72 67 72 42 0 73-31 73-75v-122h21v210z">
          <text:p/>
        </draw:path>
        <draw:path draw:style-name="gr4" draw:text-style-name="P4" draw:layer="layout" svg:width="0.317cm" svg:height="0.214cm" svg:x="18.609cm" svg:y="25.513cm" svg:viewBox="0 0 318 215" svg:d="M298 215v-124c0-46-24-73-64-73-35 0-66 27-66 75v122h-20v-125c0-45-24-72-61-72-38 0-67 33-67 76v121h-20v-210h20v37c13-22 32-42 70-42 36 0 59 21 70 45 14-24 37-45 76-45 51 0 82 35 82 88v127z">
          <text:p/>
        </draw:path>
        <draw:path draw:style-name="gr4" draw:text-style-name="P4" draw:layer="layout" svg:width="0.18cm" svg:height="0.214cm" svg:x="18.996cm" svg:y="25.518cm" svg:viewBox="0 0 181 215" svg:d="M160 210v-39c-14 25-37 44-75 44-54 0-85-36-85-86v-129h20v125c0 43 24 72 68 72 41 0 72-31 72-75v-122h21v210z">
          <text:p/>
        </draw:path>
        <draw:path draw:style-name="gr4" draw:text-style-name="P4" draw:layer="layout" svg:width="0.158cm" svg:height="0.217cm" svg:x="19.234cm" svg:y="25.514cm" svg:viewBox="0 0 159 218" svg:d="M86 218c-31 0-64-12-86-31l12-16c23 18 48 28 75 28 29 0 52-16 52-40v-1c0-25-28-34-57-42-34-10-72-20-72-58v-1c0-33 29-57 69-57 25 0 55 9 76 23l-11 16c-19-12-43-21-65-21-29 0-48 16-48 37v1c0 23 28 32 58 41 35 9 70 21 70 58v1c0 38-32 62-73 62z">
          <text:p/>
        </draw:path>
        <draw:path draw:style-name="gr4" draw:text-style-name="P4" draw:layer="layout" svg:width="0.159cm" svg:height="0.217cm" svg:x="19.438cm" svg:y="25.514cm" svg:viewBox="0 0 160 218" svg:d="M87 218c-31 0-64-12-87-31l12-16c23 18 49 28 77 28s50-16 50-40v-1c0-25-26-34-55-42-35-10-73-20-73-58v-1c0-33 28-57 70-57 25 0 53 9 74 23l-10 16c-20-12-43-21-65-21-30 0-49 16-49 37v1c0 23 29 32 60 41 33 9 69 21 69 58v1c0 38-32 62-73 62z">
          <text:p/>
        </draw:path>
        <draw:path draw:style-name="gr4" draw:text-style-name="P4" draw:layer="layout" svg:width="0.124cm" svg:height="0.28cm" svg:x="19.642cm" svg:y="25.451cm" svg:viewBox="0 0 125 281" svg:d="M90 281c-33 0-59-18-59-58v-138h-31v-18h31v-67h20v67h74v18h-74v136c0 30 18 41 42 41 11 0 19-2 31-7v19c-11 5-21 7-34 7z">
          <text:p/>
        </draw:path>
        <draw:path draw:style-name="gr4" draw:text-style-name="P4" draw:layer="layout" svg:width="0.195cm" svg:height="0.22cm" svg:x="12.054cm" svg:y="26.006cm" svg:viewBox="0 0 196 221" svg:d="M175 100c-3-42-28-81-77-81-41 0-73 35-77 81zM103 202c34 0 56-14 73-33l14 13c-21 23-46 39-88 39-55 0-102-44-102-110v-1c0-61 42-110 99-110 60 0 97 48 97 110v1c0 3 0 4 0 7h-175c4 54 41 84 82 84z">
          <text:p/>
        </draw:path>
        <draw:path draw:style-name="gr4" draw:text-style-name="P4" draw:layer="layout" svg:width="0.025cm" svg:height="0.292cm" svg:x="12.309cm" svg:y="25.929cm" svg:viewBox="0 0 26 293" svg:d="M2 82h21v211h-21zM0 0h26v28h-26z">
          <text:p/>
        </draw:path>
        <draw:path draw:style-name="gr4" draw:text-style-name="P4" draw:layer="layout" svg:width="0.179cm" svg:height="0.215cm" svg:x="12.411cm" svg:y="26.006cm" svg:viewBox="0 0 180 216" svg:d="M160 216v-126c0-43-24-71-66-71-41 0-74 31-74 75v122h-20v-211h20v39c15-24 38-44 77-44 53 0 83 37 83 87v129z">
          <text:p/>
        </draw:path>
        <draw:path draw:style-name="gr4" draw:text-style-name="P4" draw:layer="layout" svg:width="0.195cm" svg:height="0.22cm" svg:x="12.649cm" svg:y="26.006cm" svg:viewBox="0 0 196 221" svg:d="M175 100c-3-42-28-81-77-81-41 0-73 35-77 81zM103 202c34 0 56-14 73-33l14 13c-21 23-46 39-88 39-55 0-102-44-102-110v-1c0-61 42-110 99-110 60 0 97 48 97 110v1c0 3 0 4 0 7h-175c4 54 41 84 82 84z">
          <text:p/>
        </draw:path>
        <draw:path draw:style-name="gr4" draw:text-style-name="P4" draw:layer="layout" svg:width="0.18cm" svg:height="0.215cm" svg:x="12.903cm" svg:y="26.006cm" svg:viewBox="0 0 181 216" svg:d="M161 216v-126c0-43-24-71-67-71-42 0-74 31-74 75v122h-20v-211h20v39c14-24 38-44 77-44 53 0 84 37 84 87v129z">
          <text:p/>
        </draw:path>
        <draw:polygon draw:style-name="gr4" draw:text-style-name="P4" draw:layer="layout" svg:width="0.222cm" svg:height="0.288cm" svg:x="13.263cm" svg:y="25.933cm" svg:viewBox="0 0 223 289" draw:points="122,20 122,289 100,289 100,20 0,20 0,0 223,0 223,20">
          <text:p/>
        </draw:polygon>
        <draw:path draw:style-name="gr4" draw:text-style-name="P4" draw:layer="layout" svg:width="0.181cm" svg:height="0.218cm" svg:x="13.528cm" svg:y="26.008cm" svg:viewBox="0 0 182 219" svg:d="M163 111c-18-5-41-10-71-10-46 0-70 20-70 50v1c0 30 28 48 62 48 42 0 79-26 79-65zM162 214v-35c-14 20-40 40-80 40s-82-22-82-66v-1c0-44 38-69 93-69 29 0 49 4 69 9v-9c0-42-25-64-69-64-25 0-47 7-66 17l-8-18c23-11 47-18 76-18 54 0 87 28 87 82v132z">
          <text:p/>
        </draw:path>
        <draw:path draw:style-name="gr4" draw:text-style-name="P4" draw:layer="layout" svg:width="0.209cm" svg:height="0.282cm" svg:x="13.768cm" svg:y="26.006cm" svg:viewBox="0 0 210 283" svg:d="M191 100c0-49-43-80-87-80-45 0-82 30-82 79v1c0 47 38 80 82 80s87-32 87-80zM107 283c-35 0-69-11-97-33l12-17c25 20 54 30 85 30 48 0 83-28 83-82v-30c-19 26-47 48-88 48-52 0-102-38-102-98v-1c0-61 50-100 102-100 42 0 70 23 88 47v-42h20v178c0 63-44 100-103 100z">
          <text:p/>
        </draw:path>
        <draw:path draw:style-name="gr4" draw:text-style-name="P4" draw:layer="layout" svg:width="0.181cm" svg:height="0.218cm" svg:x="14.159cm" svg:y="26.008cm" svg:viewBox="0 0 182 219" svg:d="M163 111c-19-5-42-10-72-10-44 0-69 20-69 50v1c0 30 29 48 61 48 42 0 80-26 80-65zM163 214v-35c-16 20-42 40-82 40-39 0-81-22-81-66v-1c0-44 38-69 92-69 29 0 49 4 71 9v-9c0-42-27-64-70-64-26 0-47 7-66 17l-8-18c23-11 46-18 75-18 54 0 88 28 88 82v132z">
          <text:p/>
        </draw:path>
        <draw:path draw:style-name="gr4" draw:text-style-name="P4" draw:layer="layout" svg:width="0.179cm" svg:height="0.215cm" svg:x="14.409cm" svg:y="26.011cm" svg:viewBox="0 0 180 216" svg:d="M160 211v-40c-14 25-37 45-75 45-53 0-85-37-85-87v-129h21v125c0 43 24 71 67 71 41 0 72-31 72-74v-122h20v211z">
          <text:p/>
        </draw:path>
        <draw:path draw:style-name="gr4" draw:text-style-name="P4" draw:layer="layout" svg:width="0.158cm" svg:height="0.218cm" svg:x="14.647cm" svg:y="26.007cm" svg:viewBox="0 0 159 219" svg:d="M86 219c-31 0-64-12-86-30l12-16c23 17 48 27 75 27 29 0 52-15 52-40 0-26-28-35-57-43-34-10-72-21-72-58v-1c0-34 29-58 69-58 25 0 55 9 76 23l-11 17c-20-13-43-21-65-21-29 0-48 16-48 37v1c0 23 28 32 58 40 34 10 70 22 70 60v1c0 37-32 61-73 61z">
          <text:p/>
        </draw:path>
        <draw:path draw:style-name="gr4" draw:text-style-name="P4" draw:layer="layout" svg:width="0.159cm" svg:height="0.218cm" svg:x="14.851cm" svg:y="26.007cm" svg:viewBox="0 0 160 219" svg:d="M87 219c-31 0-64-12-87-30l12-16c23 17 49 27 77 27s50-15 50-40c0-26-26-35-55-43-35-10-73-21-73-58v-1c0-34 28-58 70-58 25 0 53 9 74 23l-10 17c-20-13-43-21-66-21-29 0-48 16-48 37v1c0 23 29 32 60 40 33 10 69 22 69 60v1c0 37-32 61-73 61z">
          <text:p/>
        </draw:path>
        <draw:path draw:style-name="gr4" draw:text-style-name="P4" draw:layer="layout" svg:width="0.195cm" svg:height="0.22cm" svg:x="15.06cm" svg:y="26.006cm" svg:viewBox="0 0 196 221" svg:d="M175 100c-3-42-28-81-76-81-41 0-74 35-78 81zM104 202c33 0 55-14 72-33l14 13c-21 23-46 39-87 39-56 0-103-44-103-110v-1c0-61 42-110 100-110 59 0 96 48 96 110v1c0 3 0 4 0 7h-175c4 54 42 84 83 84z">
          <text:p/>
        </draw:path>
        <draw:path draw:style-name="gr4" draw:text-style-name="P4" draw:layer="layout" svg:width="0.124cm" svg:height="0.281cm" svg:x="15.295cm" svg:y="25.944cm" svg:viewBox="0 0 125 282" svg:d="M90 282c-32 0-59-18-59-59v-137h-31v-19h31v-67h21v67h73v19h-73v135c0 31 17 42 42 42 10 0 18-2 30-8v19c-10 5-21 8-34 8z">
          <text:p/>
        </draw:path>
        <draw:polygon draw:style-name="gr4" draw:text-style-name="P4" draw:layer="layout" svg:width="0.181cm" svg:height="0.21cm" svg:x="15.465cm" svg:y="26.011cm" svg:viewBox="0 0 182 211" draw:points="0,211 0,200 152,19 5,19 5,0 182,0 182,13 31,193 182,193 182,211">
          <text:p/>
        </draw:polygon>
        <draw:path draw:style-name="gr4" draw:text-style-name="P4" draw:layer="layout" svg:width="0.196cm" svg:height="0.22cm" svg:x="15.692cm" svg:y="26.006cm" svg:viewBox="0 0 197 221" svg:d="M175 100c-2-42-27-81-75-81-41 0-73 35-77 81zM105 202c33 0 55-14 72-33l14 13c-21 23-46 39-87 39-55 0-104-44-104-110v-1c0-61 44-110 101-110 59 0 96 48 96 110v1c0 3 0 4 0 7h-174c4 54 41 84 82 84z">
          <text:p/>
        </draw:path>
        <draw:path draw:style-name="gr4" draw:text-style-name="P4" draw:layer="layout" svg:width="0.18cm" svg:height="0.215cm" svg:x="15.947cm" svg:y="26.006cm" svg:viewBox="0 0 181 216" svg:d="M161 216v-126c0-43-25-71-67-71s-74 31-74 75v122h-20v-211h20v39c14-24 38-44 77-44 53 0 84 37 84 87v129z">
          <text:p/>
        </draw:path>
        <draw:polygon draw:style-name="gr4" draw:text-style-name="P4" draw:layer="layout" svg:width="0.027cm" svg:height="0.035cm" svg:x="16.195cm" svg:y="26.186cm" svg:viewBox="0 0 28 36" draw:points="0,0 28,0 28,36 0,36">
          <text:p/>
        </draw:polygon>
        <draw:frame draw:style-name="gr5" draw:text-style-name="P5" draw:layer="layout" svg:width="0.486cm" svg:height="0.486cm" svg:x="10.956cm" svg:y="20.67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1.568cm" svg:y="20.817cm" svg:viewBox="0 0 153 209" draw:points="62,22 0,22 4,0 153,0 149,22 88,22 51,209 26,209">
          <text:p/>
        </draw:polygon>
        <draw:path draw:style-name="gr6" draw:text-style-name="P6" draw:layer="layout" svg:width="0.158cm" svg:height="0.218cm" svg:x="11.671cm" svg:y="20.875cm" svg:viewBox="0 0 159 219" svg:d="M56 0l14 81c4 18 6 29 7 40h1c4-10 8-20 15-37l39-84h27l-56 115c-17 32-31 58-51 78-17 17-36 25-45 26l-7-22c7-3 18-6 29-14 10-8 21-20 29-35l1-7-30-141z">
          <text:p/>
        </draw:path>
        <draw:path draw:style-name="gr6" draw:text-style-name="P6" draw:layer="layout" svg:width="0.225cm" svg:height="0.153cm" svg:x="11.829cm" svg:y="20.872cm" svg:viewBox="0 0 226 154" svg:d="M0 154l20-107c3-16 5-32 6-44h23l-3 29c14-22 33-32 53-32 22 0 33 14 35 34 13-23 33-34 55-34 18 0 37 11 37 40 0 7-1 17-3 26l-16 88h-26l17-86c1-6 2-14 2-20 0-16-6-27-23-27-19 0-42 22-48 56l-15 77h-24l17-88c1-7 2-13 2-19 0-12-3-26-23-26-18 0-41 26-47 57l-14 76z">
          <text:p/>
        </draw:path>
        <draw:path draw:style-name="gr6" draw:text-style-name="P6" draw:layer="layout" svg:width="0.142cm" svg:height="0.156cm" svg:x="12.08cm" svg:y="20.872cm" svg:viewBox="0 0 143 157" svg:d="M27 94c0 25 14 42 35 42 30 0 53-39 53-74 0-18-8-42-35-42-32 0-53 39-53 74zM143 62c0 46-34 95-85 95-37 0-58-27-58-62 0-50 35-95 83-95 41 0 60 31 60 62z">
          <text:p/>
        </draw:path>
        <draw:path draw:style-name="gr6" draw:text-style-name="P6" draw:layer="layout" svg:width="0.11cm" svg:height="0.223cm" svg:x="12.243cm" svg:y="20.802cm" svg:viewBox="0 0 111 224" svg:d="M0 224l25-131h-21l4-20h21l2-8c3-20 11-40 24-51 10-9 22-14 35-14 11 0 17 2 21 4l-6 20c-3-2-9-3-15-3-20 0-30 21-34 45l-2 7h34l-4 20h-34l-24 131z">
          <text:p/>
        </draw:path>
        <draw:path draw:style-name="gr6" draw:text-style-name="P6" draw:layer="layout" svg:width="0.125cm" svg:height="0.156cm" svg:x="12.328cm" svg:y="20.872cm" svg:viewBox="0 0 126 157" svg:d="M78 20c-25 0-43 23-49 47 40 1 72-5 72-28 0-12-10-19-23-19zM106 145c-11 7-29 12-49 12-39 0-57-27-57-61 0-45 33-96 81-96 30 0 45 17 45 39 0 38-45 49-100 48-2 7-1 20 3 29 6 14 18 20 33 20 18 0 31-5 41-10z">
          <text:p/>
        </draw:path>
        <draw:path draw:style-name="gr6" draw:text-style-name="P6" draw:layer="layout" svg:width="0.157cm" svg:height="0.218cm" svg:x="12.445cm" svg:y="20.875cm" svg:viewBox="0 0 158 219" svg:d="M55 0l15 81c3 18 5 29 7 40 4-10 9-20 16-37l38-84h27l-56 115c-15 32-31 58-51 78-18 17-36 25-44 26l-7-22c7-3 18-6 28-14 11-8 22-20 29-35l1-7-31-141z">
          <text:p/>
        </draw:path>
        <draw:path draw:style-name="gr6" draw:text-style-name="P6" draw:layer="layout" svg:width="0.154cm" svg:height="0.208cm" svg:x="12.676cm" svg:y="20.817cm" svg:viewBox="0 0 155 209" svg:d="M23 209l17-88-40-121h27l20 66c5 20 7 28 9 35h1c5-8 12-20 21-35l47-66h30l-90 121-16 88z">
          <text:p/>
        </draw:path>
        <draw:path draw:style-name="gr6" draw:text-style-name="P6" draw:layer="layout" svg:width="0.126cm" svg:height="0.156cm" svg:x="12.798cm" svg:y="20.872cm" svg:viewBox="0 0 127 157" svg:d="M79 20c-25 0-42 23-49 47 41 1 72-5 72-28 0-12-9-19-23-19zM107 145c-11 7-29 12-49 12-40 0-58-27-58-61 0-45 35-96 82-96 29 0 45 17 45 39 0 38-45 49-100 48-1 7 0 20 3 29 6 14 18 20 34 20 17 0 31-5 40-10z">
          <text:p/>
        </draw:path>
        <draw:path draw:style-name="gr6" draw:text-style-name="P6" draw:layer="layout" svg:width="0.134cm" svg:height="0.15cm" svg:x="12.944cm" svg:y="20.875cm" svg:viewBox="0 0 135 151" svg:d="M25 0l14 86c2 17 4 29 5 37 4-8 8-18 16-35l46-88h29l-84 151h-26l-25-151z">
          <text:p/>
        </draw:path>
        <draw:path draw:style-name="gr6" draw:text-style-name="P6" draw:layer="layout" svg:width="0.15cm" svg:height="0.217cm" svg:x="13.066cm" svg:y="20.872cm" svg:viewBox="0 0 151 218" svg:d="M122 25c-5-2-13-5-24-5-39 0-64 40-64 78-1 16 6 35 29 35s45-28 50-57zM7 188c9 6 24 9 40 9 26 0 45-12 54-53l5-22h-1c-13 21-31 32-52 32-30 0-46-25-46-52 0-52 37-102 96-102 17 0 36 5 48 10l-24 124c-6 32-14 54-29 67s-36 17-53 17c-19 0-36-4-45-10z">
          <text:p/>
        </draw:path>
        <draw:path draw:style-name="gr6" draw:text-style-name="P6" draw:layer="layout" svg:width="0.099cm" svg:height="0.153cm" svg:x="13.233cm" svg:y="20.872cm" svg:viewBox="0 0 100 154" svg:d="M0 154l18-97c4-19 6-40 8-54h23c-1 10-3 21-5 34h1c11-22 27-37 47-37l8 1-5 25-8-1c-22 0-43 28-49 63l-12 66z">
          <text:p/>
        </draw:path>
        <draw:path draw:style-name="gr6" draw:text-style-name="P6" draw:layer="layout" svg:width="0.143cm" svg:height="0.156cm" svg:x="13.328cm" svg:y="20.872cm" svg:viewBox="0 0 144 157" svg:d="M115 22c-3-1-9-2-17-2-39 0-72 40-72 82 0 18 6 34 26 34 22 0 47-29 54-68zM99 154c0-9 1-23 3-39h-1c-16 31-36 42-59 42-26 0-42-21-42-51 0-52 38-106 103-106 15 0 31 3 41 6l-15 77c-5 26-7 54-6 71z">
          <text:p/>
        </draw:path>
        <draw:path draw:style-name="gr6" draw:text-style-name="P6" draw:layer="layout" svg:width="0.105cm" svg:height="0.156cm" svg:x="13.482cm" svg:y="20.872cm" svg:viewBox="0 0 106 157" svg:d="M7 127c8 5 21 10 34 10 16 0 28-12 28-26 0-11-5-18-22-27-17-10-26-23-26-39 0-25 22-45 53-45 14 0 27 4 32 8l-7 19c-5-3-15-7-26-7-16 0-27 10-27 22 0 11 7 18 21 26 17 8 28 22 28 38 0 33-25 51-57 51-16 0-31-5-38-11z">
          <text:p/>
        </draw:path>
        <draw:path draw:style-name="gr6" draw:text-style-name="P6" draw:layer="layout" svg:width="0.139cm" svg:height="0.219cm" svg:x="13.603cm" svg:y="20.806cm" svg:viewBox="0 0 140 220" svg:d="M0 220l42-220h25l-19 96h1c13-19 31-30 55-30 16 0 36 10 36 40 0 8-1 19-2 26l-17 88h-25l16-87c1-5 2-12 2-21 0-14-6-25-23-25-20 0-46 24-52 57l-14 76z">
          <text:p/>
        </draw:path>
        <draw:path draw:style-name="gr6" draw:text-style-name="P6" draw:layer="layout" svg:width="0.158cm" svg:height="0.218cm" svg:x="13.744cm" svg:y="20.875cm" svg:viewBox="0 0 159 219" svg:d="M55 0l14 81c3 18 5 29 7 40h1c4-10 8-20 15-37l39-84h28l-57 115c-16 32-32 58-52 78-17 17-35 25-43 26l-7-22c7-3 18-6 28-14s21-20 29-35l1-7-30-141z">
          <text:p/>
        </draw:path>
        <draw:path draw:style-name="gr6" draw:text-style-name="P6" draw:layer="layout" svg:width="0.14cm" svg:height="0.153cm" svg:x="13.902cm" svg:y="20.872cm" svg:viewBox="0 0 141 154" svg:d="M0 154l20-107c3-16 5-32 6-44h25l-4 31h1c12-23 33-34 55-34 18 0 38 10 38 42 0 7-1 16-3 25l-17 87h-25l17-87c1-6 2-13 2-19 0-15-7-27-25-27-17 0-43 23-50 60l-15 73z">
          <text:p/>
        </draw:path>
        <draw:path draw:style-name="gr6" draw:text-style-name="P6" draw:layer="layout" svg:width="0.061cm" svg:height="0.077cm" svg:x="14.045cm" svg:y="20.986cm" svg:viewBox="0 0 62 78" svg:d="M0 78c9-20 23-53 31-75l31-3c-12 26-31 60-43 76z">
          <text:p/>
        </draw:path>
        <draw:path draw:style-name="gr6" draw:text-style-name="P6" draw:layer="layout" svg:width="0.145cm" svg:height="0.205cm" svg:x="14.179cm" svg:y="20.82cm" svg:viewBox="0 0 146 206" svg:d="M0 206l3-18 30-25c54-44 86-77 86-110 0-15-8-30-32-30-18 0-32 7-41 14l-7-18c14-11 35-19 53-19 39 0 54 26 54 50 0 43-39 80-88 120l-17 13v1h85l-4 22z">
          <text:p/>
        </draw:path>
        <draw:path draw:style-name="gr6" draw:text-style-name="P6" draw:layer="layout" svg:width="0.138cm" svg:height="0.208cm" svg:x="14.344cm" svg:y="20.82cm" svg:viewBox="0 0 139 209" svg:d="M26 141c0 21 4 47 28 47 37 0 59-82 59-123 0-16-2-44-28-44-35 0-59 72-59 120zM139 63c0 67-32 146-89 146-36 0-50-30-50-69 0-68 35-140 88-140 39 0 51 32 51 63z">
          <text:p/>
        </draw:path>
        <draw:polygon draw:style-name="gr6" draw:text-style-name="P6" draw:layer="layout" svg:width="0.068cm" svg:height="0.201cm" svg:x="14.534cm" svg:y="20.824cm" svg:viewBox="0 0 69 202" draw:points="38,26 37,26 3,43 0,23 47,0 69,0 30,202 5,202">
          <text:p/>
        </draw:polygon>
        <draw:path draw:style-name="gr6" draw:text-style-name="P6" draw:layer="layout" svg:width="0.137cm" svg:height="0.208cm" svg:x="14.648cm" svg:y="20.82cm" svg:viewBox="0 0 138 209" svg:d="M25 141c0 21 4 47 29 47 38 0 59-82 59-123 0-16-2-44-28-44-35 0-60 72-60 120zM138 63c0 67-31 146-88 146-37 0-50-30-50-69 0-68 34-140 88-140 38 0 50 32 50 63z">
          <text:p/>
        </draw:path>
        <draw:frame draw:style-name="gr5" draw:text-style-name="P5" draw:layer="layout" svg:width="0.486cm" svg:height="0.486cm" svg:x="10.923cm" svg:y="27.49cm">
          <draw:image xlink:href="Pictures/10000000000007D4000007D4AC93B8E7607E6F1F.png" xlink:type="simple" xlink:show="embed" xlink:actuate="onLoad">
            <text:p/>
          </draw:image>
        </draw:frame>
        <draw:polygon draw:style-name="gr6" draw:text-style-name="P6" draw:layer="layout" svg:width="0.152cm" svg:height="0.208cm" svg:x="11.535cm" svg:y="27.637cm" svg:viewBox="0 0 153 209" draw:points="62,22 0,22 5,0 153,0 149,22 87,22 52,209 27,209">
          <text:p/>
        </draw:polygon>
        <draw:path draw:style-name="gr6" draw:text-style-name="P6" draw:layer="layout" svg:width="0.158cm" svg:height="0.218cm" svg:x="11.638cm" svg:y="27.696cm" svg:viewBox="0 0 159 219" svg:d="M54 0l16 80c4 18 5 28 7 40h1c4-10 8-20 15-37l39-83h27l-56 113c-16 32-31 58-52 79-18 18-35 25-44 27l-7-23c7-2 18-6 28-15 10-8 21-19 29-34v-7l-29-140z">
          <text:p/>
        </draw:path>
        <draw:path draw:style-name="gr6" draw:text-style-name="P6" draw:layer="layout" svg:width="0.224cm" svg:height="0.152cm" svg:x="11.796cm" svg:y="27.693cm" svg:viewBox="0 0 225 153" svg:d="M0 153l20-107c2-16 5-31 6-43h23l-3 28c14-22 33-31 52-31 23 0 34 14 35 33 13-22 33-33 56-33 17 0 36 10 36 39 0 6-1 18-2 26l-17 88h-26l17-86c2-6 3-13 3-21 0-15-6-25-24-25-19 0-41 21-47 55l-14 77h-25l17-87c1-7 2-13 2-20 0-12-4-25-23-25-18 0-41 24-47 57l-14 75z">
          <text:p/>
        </draw:path>
        <draw:path draw:style-name="gr6" draw:text-style-name="P6" draw:layer="layout" svg:width="0.141cm" svg:height="0.156cm" svg:x="12.047cm" svg:y="27.693cm" svg:viewBox="0 0 142 157" svg:d="M27 93c0 25 14 42 36 42 30 0 53-38 53-73 0-18-8-42-35-42-32 0-54 39-54 73zM142 62c0 45-32 95-83 95-37 0-59-29-59-63 0-50 35-94 83-94 41 0 59 30 59 62z">
          <text:p/>
        </draw:path>
        <draw:path draw:style-name="gr6" draw:text-style-name="P6" draw:layer="layout" svg:width="0.11cm" svg:height="0.222cm" svg:x="12.21cm" svg:y="27.623cm" svg:viewBox="0 0 111 223" svg:d="M0 223l24-129h-20l4-20h20l1-8c4-21 11-40 25-53 10-9 23-13 36-13 11 0 17 1 21 4l-6 21c-3-2-9-3-15-3-20 0-30 20-34 45l-3 7h34l-3 20h-35l-24 129z">
          <text:p/>
        </draw:path>
        <draw:path draw:style-name="gr6" draw:text-style-name="P6" draw:layer="layout" svg:width="0.125cm" svg:height="0.157cm" svg:x="12.295cm" svg:y="27.692cm" svg:viewBox="0 0 126 158" svg:d="M79 20c-25 0-43 24-50 48 41 1 73-5 73-28 0-13-10-20-23-20zM107 145c-11 6-29 13-50 13-40 0-57-28-57-61 0-46 34-97 82-97 29 0 44 17 44 39 0 39-44 49-99 48-2 7-1 20 3 29 6 14 18 19 33 19 18 0 31-4 40-9z">
          <text:p/>
        </draw:path>
        <draw:path draw:style-name="gr6" draw:text-style-name="P6" draw:layer="layout" svg:width="0.157cm" svg:height="0.218cm" svg:x="12.412cm" svg:y="27.696cm" svg:viewBox="0 0 158 219" svg:d="M54 0l14 80c5 18 7 28 8 40h1c4-10 9-20 16-37l38-83h27l-56 113c-16 32-31 58-52 79-17 18-35 25-44 27l-6-23c6-2 18-6 27-15 11-8 22-19 30-34l1-7-31-140z">
          <text:p/>
        </draw:path>
        <draw:path draw:style-name="gr6" draw:text-style-name="P6" draw:layer="layout" svg:width="0.154cm" svg:height="0.208cm" svg:x="12.643cm" svg:y="27.637cm" svg:viewBox="0 0 155 209" svg:d="M23 209l17-87-40-122h27l20 67c5 19 7 28 9 35 6-8 13-20 22-36l46-66h31l-90 122-17 87z">
          <text:p/>
        </draw:path>
        <draw:path draw:style-name="gr6" draw:text-style-name="P6" draw:layer="layout" svg:width="0.125cm" svg:height="0.157cm" svg:x="12.765cm" svg:y="27.692cm" svg:viewBox="0 0 126 158" svg:d="M79 20c-25 0-44 24-50 48 41 1 73-5 73-28 0-13-10-20-23-20zM107 145c-11 6-29 13-49 13-41 0-58-28-58-61 0-46 34-97 82-97 29 0 44 17 44 39 0 39-44 49-100 48-1 7 0 20 3 29 6 14 18 19 34 19 18 0 31-4 41-9z">
          <text:p/>
        </draw:path>
        <draw:path draw:style-name="gr6" draw:text-style-name="P6" draw:layer="layout" svg:width="0.134cm" svg:height="0.149cm" svg:x="12.911cm" svg:y="27.696cm" svg:viewBox="0 0 135 150" svg:d="M26 0l14 85c2 18 4 29 4 38h1c4-8 8-19 16-36l46-87h28l-83 150h-26l-26-150z">
          <text:p/>
        </draw:path>
        <draw:path draw:style-name="gr6" draw:text-style-name="P6" draw:layer="layout" svg:width="0.15cm" svg:height="0.218cm" svg:x="13.032cm" svg:y="27.692cm" svg:viewBox="0 0 151 219" svg:d="M123 26c-4-2-14-5-24-5-39 0-65 39-65 76 0 16 6 36 29 36 22 0 46-28 51-57zM8 187c9 7 23 11 39 11 26 0 45-14 55-54l5-23h-1c-14 21-32 32-52 32-31 0-46-25-46-51 0-51 37-102 95-102 18 0 37 6 48 10l-23 124c-5 32-14 54-30 68-15 13-36 17-53 17-18 0-35-5-45-11z">
          <text:p/>
        </draw:path>
        <draw:path draw:style-name="gr6" draw:text-style-name="P6" draw:layer="layout" svg:width="0.099cm" svg:height="0.152cm" svg:x="13.2cm" svg:y="27.693cm" svg:viewBox="0 0 100 153" svg:d="M0 153l18-96c4-20 6-41 8-54h22c-1 10-3 21-4 32h1c10-20 26-35 47-35h8l-6 25h-7c-23 0-43 27-49 62l-13 66z">
          <text:p/>
        </draw:path>
        <draw:path draw:style-name="gr6" draw:text-style-name="P6" draw:layer="layout" svg:width="0.144cm" svg:height="0.157cm" svg:x="13.294cm" svg:y="27.692cm" svg:viewBox="0 0 145 158" svg:d="M116 23c-4-1-9-2-17-2-40 0-72 40-72 82 0 16 6 32 25 32 22 0 48-28 56-67zM100 153c0-9 1-23 3-39-17 32-38 44-59 44-28 0-44-23-44-51 0-52 39-107 105-107 14 0 30 3 40 6l-15 78c-5 26-7 52-6 69z">
          <text:p/>
        </draw:path>
        <draw:path draw:style-name="gr6" draw:text-style-name="P6" draw:layer="layout" svg:width="0.105cm" svg:height="0.156cm" svg:x="13.449cm" svg:y="27.692cm" svg:viewBox="0 0 106 157" svg:d="M7 127c7 6 20 10 32 10 18 0 30-11 30-25 0-11-6-19-22-27-18-10-28-23-28-39 0-26 23-46 56-46 13 0 26 4 31 8l-7 19c-5-3-15-7-26-7-16 0-27 10-27 23 0 11 7 18 21 25 16 9 28 23 28 39 0 32-25 50-58 50-16 0-30-5-37-10z">
          <text:p/>
        </draw:path>
        <draw:path draw:style-name="gr6" draw:text-style-name="P6" draw:layer="layout" svg:width="0.141cm" svg:height="0.219cm" svg:x="13.569cm" svg:y="27.626cm" svg:viewBox="0 0 142 220" svg:d="M0 220l42-220h26l-19 97h1c13-20 32-30 55-30 16 0 37 9 37 41 0 7-1 17-3 25l-17 87h-25l16-86c1-5 2-13 2-21 0-13-6-24-23-24-21 0-46 22-52 56l-14 75z">
          <text:p/>
        </draw:path>
        <draw:path draw:style-name="gr6" draw:text-style-name="P6" draw:layer="layout" svg:width="0.158cm" svg:height="0.218cm" svg:x="13.711cm" svg:y="27.696cm" svg:viewBox="0 0 159 219" svg:d="M55 0l15 80c3 18 5 28 7 40 5-10 9-20 16-37l38-83h28l-56 113c-16 32-32 58-52 79-17 18-36 25-44 27l-7-23c7-2 18-6 29-15 10-8 21-19 29-34l1-7-30-140z">
          <text:p/>
        </draw:path>
        <draw:path draw:style-name="gr6" draw:text-style-name="P6" draw:layer="layout" svg:width="0.141cm" svg:height="0.152cm" svg:x="13.868cm" svg:y="27.693cm" svg:viewBox="0 0 142 153" svg:d="M0 153l21-107c3-16 5-31 7-43h23l-4 29h1c12-21 34-32 56-32 17 0 38 9 38 41 0 7-1 17-3 25l-17 87h-25l16-86c1-6 2-13 2-21 0-14-6-25-23-25-19 0-45 21-52 59l-14 73z">
          <text:p/>
        </draw:path>
        <draw:path draw:style-name="gr6" draw:text-style-name="P6" draw:layer="layout" svg:width="0.06cm" svg:height="0.078cm" svg:x="14.012cm" svg:y="27.806cm" svg:viewBox="0 0 61 79" svg:d="M0 79c9-19 23-53 30-76l31-3c-12 26-31 62-42 76z">
          <text:p/>
        </draw:path>
        <draw:path draw:style-name="gr6" draw:text-style-name="P6" draw:layer="layout" svg:width="0.145cm" svg:height="0.204cm" svg:x="14.146cm" svg:y="27.641cm" svg:viewBox="0 0 146 205" svg:d="M0 205l3-17 30-25c54-45 85-76 85-109 0-15-8-31-31-31-18 0-32 8-41 14l-7-18c14-11 35-19 53-19 38 0 54 26 54 50 0 43-40 80-88 119l-17 14h84l-3 22z">
          <text:p/>
        </draw:path>
        <draw:path draw:style-name="gr6" draw:text-style-name="P6" draw:layer="layout" svg:width="0.138cm" svg:height="0.208cm" svg:x="14.311cm" svg:y="27.641cm" svg:viewBox="0 0 139 209" svg:d="M26 141c0 21 4 46 28 46 38 0 58-82 58-123 0-15-1-43-26-43-35 0-60 70-60 120zM139 63c0 67-31 146-88 146-36 0-51-31-51-69 0-68 36-140 88-140 39 0 51 32 51 63z">
          <text:p/>
        </draw:path>
        <draw:polygon draw:style-name="gr6" draw:text-style-name="P6" draw:layer="layout" svg:width="0.068cm" svg:height="0.201cm" svg:x="14.501cm" svg:y="27.644cm" svg:viewBox="0 0 69 202" draw:points="39,27 38,27 3,44 0,24 47,0 69,0 30,202 6,202">
          <text:p/>
        </draw:polygon>
        <draw:path draw:style-name="gr6" draw:text-style-name="P6" draw:layer="layout" svg:width="0.138cm" svg:height="0.208cm" svg:x="14.614cm" svg:y="27.641cm" svg:viewBox="0 0 139 209" svg:d="M26 141c0 21 4 46 28 46 38 0 59-82 59-123 0-15-3-43-27-43-35 0-60 70-60 120zM139 63c0 67-32 146-88 146-37 0-51-31-51-69 0-68 35-140 88-140 39 0 51 32 51 63z">
          <text:p/>
        </draw:path>
      </draw:page>
      <draw:page draw:name="page4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09cm" svg:height="6.695cm" svg:x="0.311cm" svg:y="14.703cm" svg:viewBox="0 0 10091 6696" draw:points="10091,6696 0,6696 0,0 10091,0">
          <text:p/>
        </draw:polygon>
        <draw:polygon draw:style-name="gr2" draw:text-style-name="P2" draw:layer="layout" svg:width="10.09cm" svg:height="6.695cm" svg:x="0.311cm" svg:y="0.91cm" svg:viewBox="0 0 10091 6696" draw:points="10091,6696 0,6696 0,0 10091,0">
          <text:p/>
        </draw:polygon>
        <draw:polygon draw:style-name="gr7" draw:text-style-name="P7" draw:layer="layout" svg:width="10.09cm" svg:height="2.256cm" svg:x="0.311cm" svg:y="0.91cm" svg:viewBox="0 0 10091 2257" draw:points="10091,2257 0,2257 0,0 10091,0">
          <text:p/>
        </draw:polygon>
        <draw:polygon draw:style-name="gr2" draw:text-style-name="P2" draw:layer="layout" svg:width="0.656cm" svg:height="0.863cm" svg:x="5.744cm" svg:y="2.321cm" svg:viewBox="0 0 657 864" draw:points="0,864 0,0 651,0 651,169 188,169 188,344 596,344 596,513 188,513 188,694 657,694 657,864">
          <text:p/>
        </draw:polygon>
        <draw:polygon draw:style-name="gr2" draw:text-style-name="P2" draw:layer="layout" svg:width="0.865cm" svg:height="0.869cm" svg:x="6.495cm" svg:y="2.321cm" svg:viewBox="0 0 866 870" draw:points="517,870 349,870 0,0 210,0 435,608 661,0 866,0">
          <text:p/>
        </draw:polygon>
        <draw:polygon draw:style-name="gr2" draw:text-style-name="P2" draw:layer="layout" svg:width="0.657cm" svg:height="0.863cm" svg:x="7.493cm" svg:y="2.321cm" svg:viewBox="0 0 658 864" draw:points="0,864 0,0 652,0 652,169 190,169 190,344 597,344 597,513 190,513 190,694 658,694 658,864">
          <text:p/>
        </draw:polygon>
        <draw:polygon draw:style-name="gr2" draw:text-style-name="P2" draw:layer="layout" svg:width="0.766cm" svg:height="0.863cm" svg:x="8.319cm" svg:y="2.321cm" svg:viewBox="0 0 767 864" draw:points="606,864 187,314 187,864 0,864 0,0 175,0 580,531 580,0 767,0 767,864">
          <text:p/>
        </draw:polygon>
        <draw:polygon draw:style-name="gr2" draw:text-style-name="P2" draw:layer="layout" svg:width="0.714cm" svg:height="0.863cm" svg:x="9.231cm" svg:y="2.321cm" svg:viewBox="0 0 715 864" draw:points="453,175 453,864 262,864 262,175 0,175 0,0 715,0 715,175">
          <text:p/>
        </draw:polygon>
        <draw:path draw:style-name="gr2" draw:text-style-name="P2" draw:layer="layout" svg:width="1.571cm" svg:height="1.572cm" svg:x="1.171cm" svg:y="1.405cm" svg:viewBox="0 0 1572 1573" svg:d="M786 1465c-375 0-679-303-679-679 0-375 304-678 679-678 374 0 679 303 679 678 0 376-305 679-679 679zM786 0c-434 0-786 352-786 786 0 435 352 787 786 787 435 0 786-352 786-787 0-434-351-786-786-786z">
          <text:p/>
        </draw:path>
        <draw:path draw:style-name="gr2" draw:text-style-name="P2" draw:layer="layout" svg:width="0.203cm" svg:height="0.203cm" svg:x="1.584cm" svg:y="1.946cm" svg:viewBox="0 0 204 204" svg:d="M102 0c-56 0-102 46-102 101 0 57 46 103 102 103 57 0 102-46 102-103 0-55-45-101-102-101z">
          <text:p/>
        </draw:path>
        <draw:path draw:style-name="gr2" draw:text-style-name="P2" draw:layer="layout" svg:width="0.202cm" svg:height="0.203cm" svg:x="2.127cm" svg:y="1.946cm" svg:viewBox="0 0 203 204" svg:d="M101 0c-56 0-101 46-101 101 0 57 45 103 101 103s102-46 102-103c0-55-46-101-102-101z">
          <text:p/>
        </draw:path>
        <draw:path draw:style-name="gr2" draw:text-style-name="P2" draw:layer="layout" svg:width="0.776cm" svg:height="0.369cm" svg:x="1.569cm" svg:y="2.298cm" svg:viewBox="0 0 777 370" svg:d="M724 370c-10-176-156-317-335-317-180 0-326 141-336 317h-53c10-205 180-370 389-370 208 0 378 165 388 370z">
          <text:p/>
        </draw:path>
        <draw:path draw:style-name="gr4" draw:text-style-name="P4" draw:layer="layout" svg:width="0.248cm" svg:height="0.288cm" svg:x="1.783cm" svg:y="4.145cm" svg:viewBox="0 0 249 289" svg:d="M227 145c0-68-51-124-131-124h-75v248h75c80 0 131-55 131-123zM96 289h-96v-289h96c91 0 153 63 153 144v1c0 81-62 144-153 144z">
          <text:p/>
        </draw:path>
        <draw:path draw:style-name="gr4" draw:text-style-name="P4" draw:layer="layout" svg:width="0.195cm" svg:height="0.219cm" svg:x="2.085cm" svg:y="4.218cm" svg:viewBox="0 0 196 220" svg:d="M175 101c-3-42-28-82-76-82-42 0-74 36-78 82zM103 202c33 0 56-15 73-33l14 12c-21 23-47 39-87 39-55 0-103-43-103-109v-1c0-61 43-110 99-110 60 0 97 48 97 111v1c0 2 0 4 0 7h-175c4 52 41 83 82 83z">
          <text:p/>
        </draw:path>
        <draw:path draw:style-name="gr4" draw:text-style-name="P4" draw:layer="layout" svg:width="0.113cm" svg:height="0.213cm" svg:x="2.339cm" svg:y="4.22cm" svg:viewBox="0 0 114 214" svg:d="M112 22c-49 0-92 36-92 106v86h-20v-211h20v60c17-38 53-65 94-63v22z">
          <text:p/>
        </draw:path>
        <draw:path draw:style-name="gr4" draw:text-style-name="P4" draw:layer="layout" svg:width="0.211cm" svg:height="0.288cm" svg:x="2.631cm" svg:y="4.145cm" svg:viewBox="0 0 212 289" svg:d="M191 90c0-45-35-69-87-69h-81v141h78c54 0 90-28 90-71zM100 181h-77v108h-23v-289h106c63 0 106 34 106 89v1c0 60-52 91-112 91z">
          <text:p/>
        </draw:path>
        <draw:path draw:style-name="gr4" draw:text-style-name="P4" draw:layer="layout" svg:width="0.289cm" svg:height="0.297cm" svg:x="2.893cm" svg:y="4.14cm" svg:viewBox="0 0 290 298" svg:d="M268 149c0-71-52-130-123-130-72 0-123 58-123 129v1c0 72 52 130 124 130 71 0 122-57 122-129zM145 298c-88 0-145-69-145-148v-1c0-79 58-149 146-149 87 0 144 69 144 148v1c0 79-58 149-145 149z">
          <text:p/>
        </draw:path>
        <draw:path draw:style-name="gr4" draw:text-style-name="P4" draw:layer="layout" svg:width="0.181cm" svg:height="0.282cm" svg:x="3.356cm" svg:y="4.155cm" svg:viewBox="0 0 182 283" svg:d="M118 0h28v33h-28zM51 0h28v33h-28zM163 175c-19-4-43-9-73-9-44 0-69 20-69 49v2c0 30 29 48 61 48 43 0 81-27 81-66zM162 279v-35c-15 20-41 39-81 39-39 0-81-22-81-65v-1c0-45 38-69 92-69 29 0 49 3 70 9v-9c0-43-27-64-70-64-25 0-46 7-66 17l-7-18c23-11 46-18 74-18 54 0 89 28 89 82v132z">
          <text:p/>
        </draw:path>
        <draw:path draw:style-name="gr4" draw:text-style-name="P4" draw:layer="layout" svg:width="0.18cm" svg:height="0.215cm" svg:x="3.609cm" svg:y="4.218cm" svg:viewBox="0 0 181 216" svg:d="M160 216v-126c0-43-24-71-66-71s-74 31-74 74v123h-20v-211h20v39c14-25 38-44 77-44 53 0 84 36 84 86v130z">
          <text:p/>
        </draw:path>
        <draw:path draw:style-name="gr4" draw:text-style-name="P4" draw:layer="layout" svg:width="0.21cm" svg:height="0.304cm" svg:x="3.847cm" svg:y="4.133cm" svg:viewBox="0 0 211 305" svg:d="M191 194c0-53-42-90-86-90-45 0-82 34-82 90v1c0 55 38 91 82 91s86-37 86-91zM189 301v-48c-18 28-44 52-86 52-50 0-103-41-103-109v-1c0-68 53-110 103-110 42 0 69 24 86 50v-135h22v301z">
          <text:p/>
        </draw:path>
        <draw:path draw:style-name="gr4" draw:text-style-name="P4" draw:layer="layout" svg:width="0.195cm" svg:height="0.219cm" svg:x="4.118cm" svg:y="4.218cm" svg:viewBox="0 0 196 220" svg:d="M174 101c-3-42-27-82-75-82-42 0-74 36-78 82zM104 202c33 0 55-15 72-33l14 12c-21 23-47 39-87 39-56 0-103-43-103-109v-1c0-61 42-110 100-110 59 0 96 48 96 111v1c0 2 0 4 0 7h-175c4 52 41 83 83 83z">
          <text:p/>
        </draw:path>
        <draw:path draw:style-name="gr4" draw:text-style-name="P4" draw:layer="layout" svg:width="0.113cm" svg:height="0.213cm" svg:x="4.372cm" svg:y="4.22cm" svg:viewBox="0 0 114 214" svg:d="M112 22c-49 0-92 36-92 106v86h-20v-211h20v60c16-38 52-65 94-63v22z">
          <text:p/>
        </draw:path>
        <draw:path draw:style-name="gr4" draw:text-style-name="P4" draw:layer="layout" svg:width="0.124cm" svg:height="0.28cm" svg:x="4.517cm" svg:y="4.156cm" svg:viewBox="0 0 125 281" svg:d="M90 281c-33 0-59-17-59-57v-138h-31v-19h31v-67h20v67h74v19h-74v136c0 30 18 40 42 40 10 0 19-2 31-7v19c-11 5-21 7-34 7z">
          <text:p/>
        </draw:path>
        <draw:path draw:style-name="gr4" draw:text-style-name="P4" draw:layer="layout" svg:width="0.179cm" svg:height="0.215cm" svg:x="4.824cm" svg:y="4.218cm" svg:viewBox="0 0 180 216" svg:d="M160 216v-126c0-43-24-71-68-71-41 0-72 31-72 74v123h-20v-211h20v39c14-25 37-44 75-44 54 0 85 36 85 86v130z">
          <text:p/>
        </draw:path>
        <draw:path draw:style-name="gr4" draw:text-style-name="P4" draw:layer="layout" svg:width="0.181cm" svg:height="0.217cm" svg:x="5.058cm" svg:y="4.22cm" svg:viewBox="0 0 182 218" svg:d="M163 111c-18-4-42-9-72-9-45 0-70 20-70 49v1c0 30 29 48 62 48 43 0 80-27 80-65zM162 214v-35c-14 20-40 39-80 39s-82-22-82-65v-1c0-44 37-68 93-68 29 0 49 3 69 9v-9c0-43-26-64-69-64-26 0-47 7-67 17l-7-18c23-12 46-19 75-19 54 0 88 29 88 83v131z">
          <text:p/>
        </draw:path>
        <draw:path draw:style-name="gr4" draw:text-style-name="P4" draw:layer="layout" svg:width="0.192cm" svg:height="0.219cm" svg:x="5.297cm" svg:y="4.218cm" svg:viewBox="0 0 193 220" svg:d="M106 220c-60 0-106-50-106-108v-1c0-60 47-111 106-111 40 0 65 18 85 39l-14 16c-19-20-40-36-71-36-48 0-85 41-85 91v1c0 50 39 91 87 91 29 0 52-16 71-35l14 12c-22 24-48 41-87 41z">
          <text:p/>
        </draw:path>
        <draw:path draw:style-name="gr4" draw:text-style-name="P4" draw:layer="layout" svg:width="0.179cm" svg:height="0.3cm" svg:x="5.546cm" svg:y="4.133cm" svg:viewBox="0 0 180 301" svg:d="M160 301v-126c0-43-24-71-68-71-41 0-72 31-72 74v123h-20v-301h20v129c14-25 37-44 76-44 53 0 84 36 84 86v130z">
          <text:p/>
        </draw:path>
        <draw:path draw:style-name="gr4" draw:text-style-name="P4" draw:layer="layout" svg:width="0.228cm" svg:height="0.288cm" svg:x="5.925cm" svg:y="4.145cm" svg:viewBox="0 0 229 289" svg:d="M207 209c0-35-31-56-87-56h-99v116h106c49 0 80-23 80-59zM191 74c0-32-26-53-72-53h-98v113h96c43 0 74-21 74-59zM126 289h-126v-289h120c56 0 93 29 93 72 0 39-25 59-49 69 35 9 65 28 65 68v1c0 48-41 79-103 79z">
          <text:p/>
        </draw:path>
        <draw:path draw:style-name="gr4" draw:text-style-name="P4" draw:layer="layout" svg:width="0.195cm" svg:height="0.219cm" svg:x="6.203cm" svg:y="4.218cm" svg:viewBox="0 0 196 220" svg:d="M174 101c-2-42-27-82-76-82-41 0-73 36-77 82zM103 202c34 0 56-15 73-33l14 12c-21 23-46 39-88 39-55 0-102-43-102-109v-1c0-61 42-110 99-110 60 0 97 48 97 111v1c0 2 0 4 0 7h-175c4 52 41 83 82 83z">
          <text:p/>
        </draw:path>
        <draw:path draw:style-name="gr4" draw:text-style-name="P4" draw:layer="layout" svg:width="0.209cm" svg:height="0.281cm" svg:x="6.443cm" svg:y="4.218cm" svg:viewBox="0 0 210 282" svg:d="M191 99c0-48-43-80-88-80-44 0-81 31-81 80v1c0 48 38 81 81 81 45 0 88-32 88-81zM106 282c-35 0-67-11-96-32l12-16c25 19 54 29 84 29 49 0 84-27 84-81v-31c-19 26-46 49-89 49-50 0-101-39-101-100s51-100 101-100c43 0 71 22 89 47v-42h20v178c0 64-43 99-104 99z">
          <text:p/>
        </draw:path>
        <draw:path draw:style-name="gr4" draw:text-style-name="P4" draw:layer="layout" svg:width="0.179cm" svg:height="0.214cm" svg:x="6.724cm" svg:y="4.223cm" svg:viewBox="0 0 180 215" svg:d="M159 211v-39c-14 24-37 43-75 43-53 0-84-36-84-87v-128h20v125c0 44 24 72 67 72 41 0 72-31 72-76v-121h21v211z">
          <text:p/>
        </draw:path>
        <draw:path draw:style-name="gr4" draw:text-style-name="P4" draw:layer="layout" svg:width="0.124cm" svg:height="0.28cm" svg:x="6.961cm" svg:y="4.156cm" svg:viewBox="0 0 125 281" svg:d="M90 281c-33 0-60-17-60-57v-138h-30v-19h30v-67h21v67h74v19h-74v136c0 30 18 40 42 40 10 0 19-2 31-7v19c-11 5-21 7-34 7z">
          <text:p/>
        </draw:path>
        <draw:path draw:style-name="gr4" draw:text-style-name="P4" draw:layer="layout" svg:width="0.181cm" svg:height="0.217cm" svg:x="7.127cm" svg:y="4.22cm" svg:viewBox="0 0 182 218" svg:d="M161 111c-17-4-41-9-71-9-44 0-69 20-69 49v1c0 30 29 48 61 48 43 0 79-27 79-65zM161 214v-35c-15 20-40 39-80 39-39 0-81-22-81-65v-1c0-44 37-68 91-68 30 0 50 3 70 9v-9c0-43-26-64-69-64-26 0-47 7-66 17l-7-18c23-12 45-19 74-19 54 0 89 29 89 83v131z">
          <text:p/>
        </draw:path>
        <draw:path draw:style-name="gr4" draw:text-style-name="P4" draw:layer="layout" svg:width="0.193cm" svg:height="0.219cm" svg:x="7.365cm" svg:y="4.218cm" svg:viewBox="0 0 194 220" svg:d="M108 220c-60 0-108-50-108-108v-1c0-60 48-111 108-111 40 0 64 18 84 39l-14 16c-18-20-39-36-70-36-48 0-86 41-86 91v1c0 50 39 91 87 91 30 0 53-16 71-35l14 12c-22 24-47 41-86 41z">
          <text:p/>
        </draw:path>
        <draw:path draw:style-name="gr4" draw:text-style-name="P4" draw:layer="layout" svg:width="0.18cm" svg:height="0.3cm" svg:x="7.614cm" svg:y="4.133cm" svg:viewBox="0 0 181 301" svg:d="M160 301v-126c0-43-24-71-67-71-41 0-73 31-73 74v123h-20v-301h20v129c14-25 38-44 76-44 53 0 85 36 85 86v130z">
          <text:p/>
        </draw:path>
        <draw:path draw:style-name="gr4" draw:text-style-name="P4" draw:layer="layout" svg:width="0.124cm" svg:height="0.28cm" svg:x="7.847cm" svg:y="4.156cm" svg:viewBox="0 0 125 281" svg:d="M90 281c-32 0-59-17-59-57v-138h-31v-19h31v-67h20v67h74v19h-74v136c0 30 18 40 42 40 11 0 19-2 31-7v19c-11 5-21 7-34 7z">
          <text:p/>
        </draw:path>
        <draw:path draw:style-name="gr4" draw:text-style-name="P4" draw:layer="layout" svg:width="0.18cm" svg:height="0.214cm" svg:x="8.026cm" svg:y="4.223cm" svg:viewBox="0 0 181 215" svg:d="M161 211v-39c-14 24-38 43-77 43-53 0-84-36-84-87v-128h20v125c0 44 25 72 67 72s74-31 74-76v-121h20v211z">
          <text:p/>
        </draw:path>
        <draw:path draw:style-name="gr4" draw:text-style-name="P4" draw:layer="layout" svg:width="0.18cm" svg:height="0.215cm" svg:x="8.282cm" svg:y="4.218cm" svg:viewBox="0 0 181 216" svg:d="M161 216v-126c0-43-25-71-67-71-41 0-74 31-74 74v123h-20v-211h20v39c14-25 39-44 77-44 53 0 84 36 84 86v130z">
          <text:p/>
        </draw:path>
        <draw:path draw:style-name="gr4" draw:text-style-name="P4" draw:layer="layout" svg:width="0.209cm" svg:height="0.281cm" svg:x="8.52cm" svg:y="4.218cm" svg:viewBox="0 0 210 282" svg:d="M191 99c0-48-43-80-88-80-44 0-81 31-81 80v1c0 48 38 81 81 81 45 0 88-32 88-81zM106 282c-35 0-67-11-96-32l12-16c25 19 54 29 84 29 49 0 84-27 84-81v-31c-19 26-46 49-89 49-50 0-101-39-101-100s51-100 101-100c43 0 71 22 89 47v-42h20v178c0 64-43 99-104 99z">
          <text:p/>
        </draw:path>
        <draw:path draw:style-name="gr4" draw:text-style-name="P4" draw:layer="layout" svg:width="0.208cm" svg:height="0.304cm" svg:x="1.765cm" svg:y="4.626cm" svg:viewBox="0 0 209 305" svg:d="M190 195c0-54-42-90-86-90-45 0-82 34-82 90v1c0 55 39 90 82 90 44 0 86-37 86-90zM189 300v-46c-18 27-45 51-87 51-50 0-102-40-102-109s52-111 102-111c42 0 69 25 87 51v-136h20v300z">
          <text:p/>
        </draw:path>
        <draw:path draw:style-name="gr4" draw:text-style-name="P4" draw:layer="layout" svg:width="0.025cm" svg:height="0.291cm" svg:x="2.05cm" svg:y="4.634cm" svg:viewBox="0 0 26 292" svg:d="M2 82h21v210h-21zM0 0h26v27h-26z">
          <text:p/>
        </draw:path>
        <draw:path draw:style-name="gr4" draw:text-style-name="P4" draw:layer="layout" svg:width="0.196cm" svg:height="0.219cm" svg:x="2.137cm" svg:y="4.711cm" svg:viewBox="0 0 197 220" svg:d="M175 100c-3-43-27-82-76-82-42 0-74 35-78 82zM104 200c33 0 55-14 72-32l14 12c-21 23-46 40-87 40-55 0-103-45-103-110v-1c0-61 43-109 100-109 59 0 97 48 97 110 0 3 0 5-1 8h-175c4 52 42 82 83 82z">
          <text:p/>
        </draw:path>
        <draw:path draw:style-name="gr4" draw:text-style-name="P4" draw:layer="layout" svg:width="0.181cm" svg:height="0.217cm" svg:x="2.497cm" svg:y="4.713cm" svg:viewBox="0 0 182 218" svg:d="M163 110c-18-4-41-9-72-9-45 0-69 19-69 49 0 32 28 49 60 49 44 0 81-26 81-65zM162 213v-35c-14 21-40 40-81 40-39 0-81-22-81-66v-1c0-44 38-68 92-68 30 0 50 3 70 9v-9c0-43-26-64-70-64-25 0-46 7-65 16l-8-17c23-11 46-18 75-18 54 0 88 28 88 82v131z">
          <text:p/>
        </draw:path>
        <draw:polygon draw:style-name="gr4" draw:text-style-name="P4" draw:layer="layout" svg:width="0.18cm" svg:height="0.299cm" svg:x="2.75cm" svg:y="4.626cm" svg:viewBox="0 0 181 300" draw:points="155,300 72,198 20,249 20,300 0,300 0,0 20,0 20,225 151,91 178,91 86,184 181,300">
          <text:p/>
        </draw:polygon>
        <draw:path draw:style-name="gr4" draw:text-style-name="P4" draw:layer="layout" svg:width="0.124cm" svg:height="0.28cm" svg:x="2.957cm" svg:y="4.649cm" svg:viewBox="0 0 125 281" svg:d="M90 281c-33 0-60-18-60-58v-138h-30v-18h30v-67h20v67h75v18h-75v136c0 31 18 41 43 41 11 0 19-2 31-7v19c-11 5-21 7-34 7z">
          <text:p/>
        </draw:path>
        <draw:path draw:style-name="gr4" draw:text-style-name="P4" draw:layer="layout" svg:width="0.18cm" svg:height="0.214cm" svg:x="3.136cm" svg:y="4.716cm" svg:viewBox="0 0 181 215" svg:d="M160 210v-39c-14 25-38 44-76 44-53 0-84-36-84-86v-129h20v125c0 43 25 72 67 72 41 0 73-31 73-75v-122h21v210z">
          <text:p/>
        </draw:path>
        <draw:path draw:style-name="gr4" draw:text-style-name="P4" draw:layer="layout" svg:width="0.195cm" svg:height="0.219cm" svg:x="3.378cm" svg:y="4.711cm" svg:viewBox="0 0 196 220" svg:d="M175 100c-3-43-28-82-76-82-41 0-74 35-78 82zM104 200c33 0 55-14 72-32l14 12c-21 23-46 40-86 40-55 0-104-45-104-110v-1c0-61 44-109 100-109 59 0 96 48 96 110 0 3 0 5 0 8h-175c4 52 42 82 83 82z">
          <text:p/>
        </draw:path>
        <draw:polygon draw:style-name="gr4" draw:text-style-name="P4" draw:layer="layout" svg:width="0.02cm" svg:height="0.299cm" svg:x="3.635cm" svg:y="4.626cm" svg:viewBox="0 0 21 300" draw:points="0,0 21,0 21,300 0,300">
          <text:p/>
        </draw:polygon>
        <draw:polygon draw:style-name="gr4" draw:text-style-name="P4" draw:layer="layout" svg:width="0.02cm" svg:height="0.299cm" svg:x="3.737cm" svg:y="4.626cm" svg:viewBox="0 0 21 300" draw:points="0,0 21,0 21,300 0,300">
          <text:p/>
        </draw:polygon>
        <draw:path draw:style-name="gr4" draw:text-style-name="P4" draw:layer="layout" svg:width="0.196cm" svg:height="0.219cm" svg:x="3.822cm" svg:y="4.711cm" svg:viewBox="0 0 197 220" svg:d="M174 100c-3-43-27-82-75-82-42 0-74 35-77 82zM104 200c32 0 54-14 73-32l14 12c-23 23-48 40-88 40-55 0-103-45-103-110v-1c0-61 43-109 100-109 58 0 97 48 97 110 0 3 0 5-1 8h-174c3 52 41 82 82 82z">
          <text:p/>
        </draw:path>
        <draw:path draw:style-name="gr4" draw:text-style-name="P4" draw:layer="layout" svg:width="0.211cm" svg:height="0.295cm" svg:x="4.186cm" svg:y="4.634cm" svg:viewBox="0 0 212 296" svg:d="M116 296c-46 0-82-15-116-46l14-17c31 31 60 44 103 44 44 0 74-24 74-58v-1c0-30-16-48-83-61-69-14-97-37-97-81v-1c0-42 39-75 93-75 43 0 70 11 99 35l-13 17c-27-24-56-33-87-33-42 0-70 24-70 54v1c0 31 15 49 83 63s96 37 96 79v1c0 47-40 79-96 79z">
          <text:p/>
        </draw:path>
        <draw:path draw:style-name="gr4" draw:text-style-name="P4" draw:layer="layout" svg:width="0.124cm" svg:height="0.28cm" svg:x="4.441cm" svg:y="4.649cm" svg:viewBox="0 0 125 281" svg:d="M90 281c-33 0-59-18-59-58v-138h-31v-18h31v-67h20v67h74v18h-74v136c0 31 17 41 43 41 10 0 19-2 30-7v19c-10 5-20 7-34 7z">
          <text:p/>
        </draw:path>
        <draw:path draw:style-name="gr4" draw:text-style-name="P4" draw:layer="layout" svg:width="0.215cm" svg:height="0.219cm" svg:x="4.604cm" svg:y="4.711cm" svg:viewBox="0 0 216 220" svg:d="M195 110c0-51-38-91-87-91s-85 41-85 90v1c0 50 38 90 86 90 50 0 86-40 86-90zM108 220c-62 0-108-51-108-110s47-110 109-110 107 50 107 109v1c0 58-45 110-108 110z">
          <text:p/>
        </draw:path>
        <draw:path draw:style-name="gr4" draw:text-style-name="P4" draw:layer="layout" svg:width="0.113cm" svg:height="0.212cm" svg:x="4.881cm" svg:y="4.713cm" svg:viewBox="0 0 114 213" svg:d="M112 22c-49 0-91 37-91 106v85h-21v-210h21v60c16-38 51-65 93-63v22z">
          <text:p/>
        </draw:path>
        <draw:path draw:style-name="gr4" draw:text-style-name="P4" draw:layer="layout" svg:width="0.208cm" svg:height="0.276cm" svg:x="5.024cm" svg:y="4.716cm" svg:viewBox="0 0 209 277" svg:d="M118 218c-18 44-40 59-71 59-16 0-27-3-41-9l7-17c11 5 20 7 35 7 22 0 38-12 53-49l-101-209h23l88 188 76-188h22z">
          <text:p/>
        </draw:path>
        <draw:path draw:style-name="gr4" draw:text-style-name="P4" draw:layer="layout" svg:width="0.025cm" svg:height="0.291cm" svg:x="5.411cm" svg:y="4.634cm" svg:viewBox="0 0 26 292" svg:d="M3 82h21v210h-21zM0 0h26v27h-26z">
          <text:p/>
        </draw:path>
        <draw:path draw:style-name="gr4" draw:text-style-name="P4" draw:layer="layout" svg:width="0.316cm" svg:height="0.214cm" svg:x="5.513cm" svg:y="4.711cm" svg:viewBox="0 0 317 215" svg:d="M297 215v-125c0-45-23-72-62-72-35 0-66 28-66 74v123h-20v-126c0-44-24-71-61-71-38 0-67 33-67 76v121h-21v-210h21v37c13-21 32-42 70-42 36 0 59 21 70 45 14-23 37-45 76-45 50 0 80 35 80 87v128z">
          <text:p/>
        </draw:path>
        <draw:polygon draw:style-name="gr4" draw:text-style-name="P4" draw:layer="layout" svg:width="0.022cm" svg:height="0.299cm" svg:x="6.029cm" svg:y="4.626cm" svg:viewBox="0 0 23 300" draw:points="0,0 23,0 23,300 0,300">
          <text:p/>
        </draw:polygon>
        <draw:path draw:style-name="gr4" draw:text-style-name="P4" draw:layer="layout" svg:width="0.18cm" svg:height="0.217cm" svg:x="6.112cm" svg:y="4.713cm" svg:viewBox="0 0 181 218" svg:d="M162 110c-18-4-41-9-72-9-44 0-69 19-69 49 0 32 29 49 61 49 43 0 80-26 80-65zM162 213v-35c-15 21-41 40-82 40-39 0-80-22-80-66v-1c0-44 37-68 91-68 30 0 50 3 71 9v-9c0-43-26-64-70-64-26 0-47 7-66 16l-8-17c23-11 46-18 75-18 55 0 88 28 88 82v131z">
          <text:p/>
        </draw:path>
        <draw:path draw:style-name="gr4" draw:text-style-name="P4" draw:layer="layout" svg:width="0.18cm" svg:height="0.214cm" svg:x="6.36cm" svg:y="4.716cm" svg:viewBox="0 0 181 215" svg:d="M160 210v-39c-14 25-38 44-76 44-53 0-84-36-84-86v-129h21v125c0 43 24 72 66 72 41 0 73-31 73-75v-122h21v210z">
          <text:p/>
        </draw:path>
        <draw:path draw:style-name="gr4" draw:text-style-name="P4" draw:layer="layout" svg:width="0.124cm" svg:height="0.301cm" svg:x="6.598cm" svg:y="4.624cm" svg:viewBox="0 0 125 302" svg:d="M94 19c-29 0-42 17-42 54v20h73v18h-73v191h-21v-191h-31v-18h31v-21c0-46 24-72 63-72 13 0 22 2 31 5v19c-12-4-20-5-31-5z">
          <text:p/>
        </draw:path>
        <draw:path draw:style-name="gr4" draw:text-style-name="P4" draw:layer="layout" svg:width="0.195cm" svg:height="0.219cm" svg:x="6.747cm" svg:y="4.711cm" svg:viewBox="0 0 196 220" svg:d="M173 100c-3-43-27-82-75-82-41 0-73 35-77 82zM103 200c33 0 55-14 72-32l15 12c-22 23-48 40-88 40-55 0-102-45-102-110v-1c0-61 42-109 99-109 59 0 97 48 97 110 0 3 0 5 0 8h-175c4 52 41 82 82 82z">
          <text:p/>
        </draw:path>
        <draw:path draw:style-name="gr4" draw:text-style-name="P4" draw:layer="layout" svg:width="0.179cm" svg:height="0.214cm" svg:x="7.001cm" svg:y="4.711cm" svg:viewBox="0 0 180 215" svg:d="M160 215v-125c0-43-24-72-66-72s-74 32-74 75v122h-20v-210h20v39c14-25 37-44 76-44 53 0 84 36 84 86v129z">
          <text:p/>
        </draw:path>
        <draw:path draw:style-name="gr4" draw:text-style-name="P4" draw:layer="layout" svg:width="0.208cm" svg:height="0.304cm" svg:x="7.239cm" svg:y="4.626cm" svg:viewBox="0 0 209 305" svg:d="M190 195c0-54-42-90-86-90-46 0-82 34-82 90v1c0 55 38 90 82 90s86-37 86-90zM189 300v-46c-18 27-46 51-87 51-51 0-102-40-102-109s51-111 102-111c42 0 70 25 87 51v-136h20v300z">
          <text:p/>
        </draw:path>
        <draw:path draw:style-name="gr4" draw:text-style-name="P4" draw:layer="layout" svg:width="0.196cm" svg:height="0.219cm" svg:x="7.509cm" svg:y="4.711cm" svg:viewBox="0 0 197 220" svg:d="M174 100c-3-43-27-82-75-82-42 0-74 35-77 82zM104 200c32 0 54-14 72-32l14 12c-22 23-47 40-87 40-55 0-103-45-103-110v-1c0-61 43-109 100-109 58 0 97 48 97 110 0 3 0 5-1 8h-174c3 52 41 82 82 82z">
          <text:p/>
        </draw:path>
        <draw:path draw:style-name="gr4" draw:text-style-name="P4" draw:layer="layout" svg:width="0.18cm" svg:height="0.214cm" svg:x="7.763cm" svg:y="4.711cm" svg:viewBox="0 0 181 215" svg:d="M161 215v-125c0-43-24-72-67-72-41 0-73 32-73 75v122h-21v-210h21v39c15-25 38-44 76-44 53 0 84 36 84 86v129z">
          <text:p/>
        </draw:path>
        <draw:path draw:style-name="gr4" draw:text-style-name="P4" draw:layer="layout" svg:width="0.211cm" svg:height="0.295cm" svg:x="1.764cm" svg:y="5.127cm" svg:viewBox="0 0 212 296" svg:d="M117 296c-46 0-81-15-117-46l14-16c33 29 62 43 104 43 43 0 73-24 73-57v-1c0-30-16-48-81-61-69-14-98-37-98-81v-1c0-44 40-76 93-76 42 0 70 11 99 35l-14 17c-27-24-54-33-86-33-42 0-70 25-70 55v1c0 30 16 49 84 63 66 13 94 37 94 79v1c0 46-40 78-95 78z">
          <text:p/>
        </draw:path>
        <draw:path draw:style-name="gr4" draw:text-style-name="P4" draw:layer="layout" svg:width="0.208cm" svg:height="0.28cm" svg:x="2.041cm" svg:y="5.204cm" svg:viewBox="0 0 209 281" svg:d="M187 110c0-56-38-91-83-91-43 0-85 37-85 90v1c0 54 42 90 85 90 47 0 83-33 83-90zM106 219c-42 0-69-24-86-50v112h-20v-276h20v47c18-28 45-52 86-52 52 0 103 41 103 109v1c0 68-51 109-103 109z">
          <text:p/>
        </draw:path>
        <draw:path draw:style-name="gr4" draw:text-style-name="P4" draw:layer="layout" svg:width="0.113cm" svg:height="0.213cm" svg:x="2.312cm" svg:y="5.205cm" svg:viewBox="0 0 114 214" svg:d="M112 23c-50 0-92 36-92 104v87h-20v-210h20v59c17-37 52-64 94-63v23z">
          <text:p/>
        </draw:path>
        <draw:path draw:style-name="gr4" draw:text-style-name="P4" draw:layer="layout" svg:width="0.025cm" svg:height="0.291cm" svg:x="2.477cm" svg:y="5.127cm" svg:viewBox="0 0 26 292" svg:d="M2 82h21v210h-21zM0 0h26v27h-26z">
          <text:p/>
        </draw:path>
        <draw:path draw:style-name="gr4" draw:text-style-name="P4" draw:layer="layout" svg:width="0.179cm" svg:height="0.214cm" svg:x="2.579cm" svg:y="5.204cm" svg:viewBox="0 0 180 215" svg:d="M160 215v-124c0-43-24-73-67-73-41 0-72 33-72 76v121h-21v-210h21v40c14-26 37-45 75-45 53 0 84 36 84 87v128z">
          <text:p/>
        </draw:path>
        <draw:path draw:style-name="gr4" draw:text-style-name="P4" draw:layer="layout" svg:width="0.124cm" svg:height="0.28cm" svg:x="2.811cm" svg:y="5.142cm" svg:viewBox="0 0 125 281" svg:d="M89 281c-32 0-59-18-59-58v-137h-30v-18h30v-68h21v68h74v18h-74v135c0 30 17 41 41 41 12 0 20-2 32-7v19c-10 4-22 7-35 7z">
          <text:p/>
        </draw:path>
        <draw:polygon draw:style-name="gr4" draw:text-style-name="P4" draw:layer="layout" svg:width="0.027cm" svg:height="0.035cm" svg:x="2.99cm" svg:y="5.383cm" svg:viewBox="0 0 28 36" draw:points="0,0 28,0 28,36 0,36">
          <text:p/>
        </draw:polygon>
        <draw:path draw:style-name="gr4" draw:text-style-name="P4" draw:layer="layout" svg:width="0.248cm" svg:height="0.287cm" svg:x="3.217cm" svg:y="5.131cm" svg:viewBox="0 0 249 288" svg:d="M227 143c0-68-50-124-131-124h-75v250h75c81 0 131-55 131-125zM96 288h-96v-288h96c91 0 153 62 153 143 0 82-62 145-153 145z">
          <text:p/>
        </draw:path>
        <draw:path draw:style-name="gr4" draw:text-style-name="P4" draw:layer="layout" svg:width="0.025cm" svg:height="0.291cm" svg:x="3.534cm" svg:y="5.127cm" svg:viewBox="0 0 26 292" svg:d="M2 82h22v210h-22zM0 0h26v27h-26z">
          <text:p/>
        </draw:path>
        <draw:path draw:style-name="gr4" draw:text-style-name="P4" draw:layer="layout" svg:width="0.196cm" svg:height="0.219cm" svg:x="3.621cm" svg:y="5.204cm" svg:viewBox="0 0 197 220" svg:d="M174 100c-3-43-27-82-75-82-42 0-74 35-77 82zM104 201c32 0 55-14 72-33l15 13c-23 23-48 39-88 39-55 0-103-44-103-110v-1c0-61 43-109 100-109 59 0 97 47 97 109v1c0 3 0 4-1 8h-174c3 53 41 83 82 83z">
          <text:p/>
        </draw:path>
        <draw:polygon draw:style-name="gr4" draw:text-style-name="P4" draw:layer="layout" svg:width="0.203cm" svg:height="0.287cm" svg:x="4.003cm" svg:y="5.131cm" svg:viewBox="0 0 204 288" draw:points="22,19 22,137 185,137 185,157 22,157 22,288 0,288 0,0 204,0 204,19">
          <text:p/>
        </draw:polygon>
        <draw:path draw:style-name="gr4" draw:text-style-name="P4" draw:layer="layout" svg:width="0.195cm" svg:height="0.219cm" svg:x="4.248cm" svg:y="5.204cm" svg:viewBox="0 0 196 220" svg:d="M174 100c-2-43-27-82-76-82-41 0-73 35-77 82zM103 201c33 0 56-14 73-33l14 13c-21 23-46 39-88 39-55 0-102-44-102-110v-1c0-61 42-109 99-109 60 0 97 47 97 109v1c0 3 0 4 0 8h-175c4 53 41 83 82 83z">
          <text:p/>
        </draw:path>
        <draw:path draw:style-name="gr4" draw:text-style-name="P4" draw:layer="layout" svg:width="0.113cm" svg:height="0.213cm" svg:x="4.502cm" svg:y="5.205cm" svg:viewBox="0 0 114 214" svg:d="M112 23c-49 0-92 36-92 104v87h-20v-210h20v59c18-37 52-64 94-63v23z">
          <text:p/>
        </draw:path>
        <draw:path draw:style-name="gr4" draw:text-style-name="P4" draw:layer="layout" svg:width="0.124cm" svg:height="0.28cm" svg:x="4.647cm" svg:y="5.142cm" svg:viewBox="0 0 125 281" svg:d="M90 281c-32 0-59-18-59-58v-137h-31v-18h31v-68h20v68h74v18h-74v135c0 30 18 41 42 41 11 0 19-2 31-7v19c-10 4-21 7-34 7z">
          <text:p/>
        </draw:path>
        <draw:path draw:style-name="gr4" draw:text-style-name="P4" draw:layer="layout" svg:width="0.025cm" svg:height="0.291cm" svg:x="4.831cm" svg:y="5.127cm" svg:viewBox="0 0 26 292" svg:d="M2 82h22v210h-22zM0 0h26v27h-26z">
          <text:p/>
        </draw:path>
        <draw:path draw:style-name="gr4" draw:text-style-name="P4" draw:layer="layout" svg:width="0.208cm" svg:height="0.281cm" svg:x="4.919cm" svg:y="5.204cm" svg:viewBox="0 0 209 282" svg:d="M191 99c0-49-45-80-88-80-44 0-81 31-81 79v1c0 47 38 80 81 80s88-32 88-79zM106 282c-35 0-68-11-96-33l12-17c25 20 53 31 84 31 48 0 83-29 83-82v-31c-19 26-47 49-88 49-51 0-101-39-101-99v-1c0-60 50-99 101-99 42 0 70 22 88 47v-42h20v177c0 63-44 100-103 100z">
          <text:p/>
        </draw:path>
        <draw:path draw:style-name="gr4" draw:text-style-name="P4" draw:layer="layout" svg:width="0.158cm" svg:height="0.217cm" svg:x="5.186cm" svg:y="5.205cm" svg:viewBox="0 0 159 218" svg:d="M86 218c-31 0-64-12-86-30l12-16c23 18 48 27 75 27 29 0 51-15 51-39v-1c0-25-26-34-56-42-34-11-72-21-72-59 0-34 28-58 69-58 25 0 54 9 75 23l-10 16c-20-12-44-20-66-20-29 0-47 15-47 36v1c0 23 28 32 58 41 35 9 70 22 70 59v1c0 38-32 61-73 61z">
          <text:p/>
        </draw:path>
        <draw:path draw:style-name="gr4" draw:text-style-name="P4" draw:layer="layout" svg:width="0.124cm" svg:height="0.28cm" svg:x="5.385cm" svg:y="5.142cm" svg:viewBox="0 0 125 281" svg:d="M90 281c-33 0-59-18-59-58v-137h-31v-18h31v-68h20v68h74v18h-74v135c0 30 18 41 42 41 10 0 19-2 31-7v19c-11 4-21 7-34 7z">
          <text:p/>
        </draw:path>
        <draw:path draw:style-name="gr4" draw:text-style-name="P4" draw:layer="layout" svg:width="0.195cm" svg:height="0.219cm" svg:x="5.548cm" svg:y="5.204cm" svg:viewBox="0 0 196 220" svg:d="M174 100c-3-43-27-82-75-82-41 0-73 35-77 82zM104 201c33 0 55-14 72-33l14 13c-21 23-46 39-87 39-55 0-103-44-103-110v-1c0-61 43-109 100-109 59 0 96 47 96 109v1c0 3 0 4 0 8h-174c4 53 41 83 82 83z">
          <text:p/>
        </draw:path>
        <draw:polygon draw:style-name="gr4" draw:text-style-name="P4" draw:layer="layout" svg:width="0.02cm" svg:height="0.3cm" svg:x="5.805cm" svg:y="5.118cm" svg:viewBox="0 0 21 301" draw:points="0,0 21,0 21,301 0,301">
          <text:p/>
        </draw:polygon>
        <draw:polygon draw:style-name="gr4" draw:text-style-name="P4" draw:layer="layout" svg:width="0.02cm" svg:height="0.3cm" svg:x="5.907cm" svg:y="5.118cm" svg:viewBox="0 0 21 301" draw:points="0,0 21,0 21,301 0,301">
          <text:p/>
        </draw:polygon>
        <draw:path draw:style-name="gr4" draw:text-style-name="P4" draw:layer="layout" svg:width="0.18cm" svg:height="0.214cm" svg:x="6.002cm" svg:y="5.209cm" svg:viewBox="0 0 181 215" svg:d="M160 210v-39c-14 25-38 44-76 44-53 0-84-36-84-86v-129h20v125c0 43 25 72 67 72 41 0 73-32 73-75v-122h21v210z">
          <text:p/>
        </draw:path>
        <draw:path draw:style-name="gr4" draw:text-style-name="P4" draw:layer="layout" svg:width="0.18cm" svg:height="0.214cm" svg:x="6.258cm" svg:y="5.204cm" svg:viewBox="0 0 181 215" svg:d="M161 215v-124c0-43-25-73-68-73-41 0-73 33-73 76v121h-20v-210h20v40c14-26 38-45 76-45 54 0 85 36 85 87v128z">
          <text:p/>
        </draw:path>
        <draw:path draw:style-name="gr4" draw:text-style-name="P4" draw:layer="layout" svg:width="0.209cm" svg:height="0.281cm" svg:x="6.496cm" svg:y="5.204cm" svg:viewBox="0 0 210 282" svg:d="M191 99c0-49-43-80-87-80s-82 31-82 79v1c0 47 39 80 82 80 44 0 87-32 87-79zM107 282c-35 0-68-11-97-33l12-17c25 20 55 31 85 31 48 0 83-29 83-82v-31c-19 26-46 49-88 49-51 0-102-39-102-99v-1c0-60 51-99 102-99 42 0 70 22 88 47v-42h20v177c0 63-43 100-103 100z">
          <text:p/>
        </draw:path>
        <draw:path draw:style-name="gr4" draw:text-style-name="P4" draw:layer="layout" svg:width="0.208cm" svg:height="0.305cm" svg:x="6.891cm" svg:y="5.118cm" svg:viewBox="0 0 209 306" svg:d="M190 195c0-54-42-90-85-90-47 0-84 33-84 90v1c0 56 39 91 84 91 43 0 85-37 85-91zM189 301v-47c-18 28-45 52-86 52-52 0-103-40-103-110 0-69 51-110 103-110 41 0 69 24 86 50v-136h20v301z">
          <text:p/>
        </draw:path>
        <draw:path draw:style-name="gr4" draw:text-style-name="P4" draw:layer="layout" svg:width="0.195cm" svg:height="0.219cm" svg:x="7.161cm" svg:y="5.204cm" svg:viewBox="0 0 196 220" svg:d="M175 100c-3-43-28-82-77-82-41 0-73 35-77 82zM103 201c33 0 56-14 73-33l14 13c-21 23-47 39-87 39-55 0-103-44-103-110v-1c0-61 43-109 99-109 60 0 97 47 97 109v1c0 3 0 4 0 8h-175c4 53 41 83 82 83z">
          <text:p/>
        </draw:path>
        <draw:path draw:style-name="gr4" draw:text-style-name="P4" draw:layer="layout" svg:width="0.113cm" svg:height="0.213cm" svg:x="7.415cm" svg:y="5.205cm" svg:viewBox="0 0 114 214" svg:d="M112 23c-48 0-92 36-92 104v87h-20v-210h20v59c18-37 53-64 94-63v23z">
          <text:p/>
        </draw:path>
        <draw:path draw:style-name="gr4" draw:text-style-name="P4" draw:layer="layout" svg:width="0.211cm" svg:height="0.295cm" svg:x="7.689cm" svg:y="5.127cm" svg:viewBox="0 0 212 296" svg:d="M117 296c-46 0-82-15-117-46l15-16c31 29 60 43 103 43s72-24 72-57v-1c0-30-16-48-81-61-69-14-98-37-98-81v-1c0-44 40-76 94-76 42 0 69 11 98 35l-13 17c-27-24-55-33-86-33-43 0-70 25-70 55v1c0 30 15 49 83 63 67 13 95 37 95 79v1c0 46-40 78-95 78z">
          <text:p/>
        </draw:path>
        <draw:path draw:style-name="gr4" draw:text-style-name="P4" draw:layer="layout" svg:width="0.124cm" svg:height="0.28cm" svg:x="7.944cm" svg:y="5.142cm" svg:viewBox="0 0 125 281" svg:d="M90 281c-32 0-59-18-59-58v-137h-31v-18h31v-68h20v68h74v18h-74v135c0 30 18 41 43 41 10 0 18-2 30-7v19c-10 4-21 7-34 7z">
          <text:p/>
        </draw:path>
        <draw:path draw:style-name="gr4" draw:text-style-name="P4" draw:layer="layout" svg:width="0.215cm" svg:height="0.219cm" svg:x="8.107cm" svg:y="5.204cm" svg:viewBox="0 0 216 220" svg:d="M195 110c0-51-39-91-88-91s-85 40-85 90v1c0 50 38 91 86 91 50 0 87-41 87-91zM107 220c-62 0-107-50-107-110 0-59 46-110 108-110s108 50 108 109v1c0 59-46 110-109 110z">
          <text:p/>
        </draw:path>
        <draw:path draw:style-name="gr4" draw:text-style-name="P4" draw:layer="layout" svg:width="0.113cm" svg:height="0.213cm" svg:x="8.384cm" svg:y="5.205cm" svg:viewBox="0 0 114 214" svg:d="M112 23c-49 0-91 36-91 104v87h-21v-210h21v59c16-37 52-64 93-63v23z">
          <text:p/>
        </draw:path>
        <draw:path draw:style-name="gr4" draw:text-style-name="P4" draw:layer="layout" svg:width="0.208cm" svg:height="0.276cm" svg:x="8.527cm" svg:y="5.209cm" svg:viewBox="0 0 209 277" svg:d="M118 218c-19 44-41 59-71 59-16 0-27-3-41-9l7-18c11 6 20 8 35 8 22 0 37-12 52-49l-100-209h23l88 188 76-188h22z">
          <text:p/>
        </draw:path>
        <draw:polygon draw:style-name="gr4" draw:text-style-name="P4" draw:layer="layout" svg:width="0.181cm" svg:height="0.209cm" svg:x="1.764cm" svg:y="5.702cm" svg:viewBox="0 0 182 210" draw:points="0,210 0,199 152,18 6,18 6,0 182,0 182,11 30,192 182,192 182,210">
          <text:p/>
        </draw:polygon>
        <draw:path draw:style-name="gr4" draw:text-style-name="P4" draw:layer="layout" svg:width="0.025cm" svg:height="0.292cm" svg:x="2.006cm" svg:y="5.619cm" svg:viewBox="0 0 26 293" svg:d="M3 84h21v209h-21zM0 0h26v28h-26z">
          <text:p/>
        </draw:path>
        <draw:path draw:style-name="gr4" draw:text-style-name="P4" draw:layer="layout" svg:width="0.195cm" svg:height="0.219cm" svg:x="2.094cm" svg:y="5.697cm" svg:viewBox="0 0 196 220" svg:d="M174 100c-3-43-28-82-76-82-41 0-73 35-77 82zM103 201c33 0 56-14 73-33l14 13c-21 23-47 39-88 39-55 0-102-44-102-109v-1c0-62 42-110 99-110 60 0 97 47 97 110v1c0 3 0 4 0 8h-175c4 52 41 82 82 82z">
          <text:p/>
        </draw:path>
        <draw:path draw:style-name="gr4" draw:text-style-name="P4" draw:layer="layout" svg:width="0.179cm" svg:height="0.3cm" svg:x="2.348cm" svg:y="5.611cm" svg:viewBox="0 0 180 301" svg:d="M160 301v-125c0-43-24-72-66-72s-74 31-74 75v122h-20v-301h20v130c14-25 37-44 76-44 53 0 84 36 84 86v129z">
          <text:p/>
        </draw:path>
        <draw:path draw:style-name="gr4" draw:text-style-name="P4" draw:layer="layout" svg:width="0.124cm" svg:height="0.28cm" svg:x="2.58cm" svg:y="5.635cm" svg:viewBox="0 0 125 281" svg:d="M90 281c-33 0-59-18-59-58v-138h-31v-18h31v-67h20v67h74v18h-74v136c0 30 17 41 43 41 10 0 19-2 30-8v19c-10 5-20 8-34 8z">
          <text:p/>
        </draw:path>
        <draw:path draw:style-name="gr4" draw:text-style-name="P4" draw:layer="layout" svg:width="0.158cm" svg:height="0.217cm" svg:x="2.869cm" svg:y="5.698cm" svg:viewBox="0 0 159 218" svg:d="M87 218c-31 0-65-12-87-30l12-16c23 17 49 27 76 27 28 0 51-15 51-40s-27-34-56-42c-35-10-73-20-73-58v-1c0-34 29-58 70-58 25 0 54 9 75 22l-11 17c-19-12-42-21-65-21-29 0-48 16-48 38v1c0 23 29 32 59 40 34 10 69 22 69 59v1c0 37-32 61-72 61z">
          <text:p/>
        </draw:path>
        <draw:path draw:style-name="gr4" draw:text-style-name="P4" draw:layer="layout" svg:width="0.025cm" svg:height="0.292cm" svg:x="3.092cm" svg:y="5.619cm" svg:viewBox="0 0 26 293" svg:d="M2 84h21v209h-21zM0 0h26v28h-26z">
          <text:p/>
        </draw:path>
        <draw:path draw:style-name="gr4" draw:text-style-name="P4" draw:layer="layout" svg:width="0.192cm" svg:height="0.219cm" svg:x="3.179cm" svg:y="5.697cm" svg:viewBox="0 0 193 220" svg:d="M107 220c-60 0-107-50-107-109v-1c0-59 47-110 107-110 39 0 64 18 85 38l-16 15c-18-18-38-34-70-34-47 0-84 39-84 91 0 51 38 91 86 91 30 0 53-15 70-35l15 13c-22 24-48 41-86 41z">
          <text:p/>
        </draw:path>
        <draw:path draw:style-name="gr4" draw:text-style-name="P4" draw:layer="layout" svg:width="0.179cm" svg:height="0.3cm" svg:x="3.428cm" svg:y="5.611cm" svg:viewBox="0 0 180 301" svg:d="M160 301v-125c0-43-24-72-66-72s-74 31-74 75v122h-20v-301h20v130c14-25 37-44 77-44 53 0 83 36 83 86v129z">
          <text:p/>
        </draw:path>
        <draw:path draw:style-name="gr4" draw:text-style-name="P4" draw:layer="layout" svg:width="0.231cm" svg:height="0.289cm" svg:x="3.784cm" svg:y="5.622cm" svg:viewBox="0 0 232 290" svg:d="M165 31l-138 170h138zM185 0v201h47v19h-47v70h-20v-70h-157l-8-16 166-204z">
          <text:p/>
        </draw:path>
        <draw:path draw:style-name="gr4" draw:text-style-name="P4" draw:layer="layout" svg:width="0.211cm" svg:height="0.296cm" svg:x="4.185cm" svg:y="5.619cm" svg:viewBox="0 0 212 297" svg:d="M116 297c-46 0-82-15-116-46l14-16c32 29 61 43 103 43 44 0 74-24 74-57v-1c0-30-16-48-83-61-69-14-97-39-97-82v-1c0-43 39-76 93-76 43 0 70 12 99 35l-13 17c-27-23-55-32-87-32-42 0-70 24-70 54v1c0 30 15 49 84 64 67 13 95 37 95 79v1c0 46-40 78-96 78z">
          <text:p/>
        </draw:path>
        <draw:path draw:style-name="gr4" draw:text-style-name="P4" draw:layer="layout" svg:width="0.124cm" svg:height="0.28cm" svg:x="4.44cm" svg:y="5.635cm" svg:viewBox="0 0 125 281" svg:d="M91 281c-34 0-60-18-60-58v-138h-31v-18h31v-67h20v67h74v18h-74v136c0 30 18 41 43 41 10 0 19-2 31-8v19c-11 5-21 8-34 8z">
          <text:p/>
        </draw:path>
        <draw:path draw:style-name="gr4" draw:text-style-name="P4" draw:layer="layout" svg:width="0.179cm" svg:height="0.214cm" svg:x="4.62cm" svg:y="5.702cm" svg:viewBox="0 0 180 215" svg:d="M160 210v-40c-14 26-38 45-76 45-53 0-84-37-84-87v-128h20v124c0 43 24 73 67 73 42 0 73-33 73-76v-121h20v210z">
          <text:p/>
        </draw:path>
        <draw:path draw:style-name="gr4" draw:text-style-name="P4" draw:layer="layout" svg:width="0.179cm" svg:height="0.214cm" svg:x="4.876cm" svg:y="5.697cm" svg:viewBox="0 0 180 215" svg:d="M160 215v-125c0-43-24-72-66-72-41 0-74 31-74 75v122h-20v-210h20v39c14-25 38-44 76-44 53 0 84 36 84 86v129z">
          <text:p/>
        </draw:path>
        <draw:path draw:style-name="gr4" draw:text-style-name="P4" draw:layer="layout" svg:width="0.208cm" svg:height="0.305cm" svg:x="5.114cm" svg:y="5.611cm" svg:viewBox="0 0 209 306" svg:d="M189 196c0-54-42-90-85-90-46 0-82 33-82 90 0 55 38 91 82 91 43 0 85-37 85-90zM188 301v-47c-18 28-45 52-86 52-51 0-102-41-102-109v-1c0-68 51-109 102-109 42 0 69 24 86 50v-137h21v301z">
          <text:p/>
        </draw:path>
        <draw:path draw:style-name="gr4" draw:text-style-name="P4" draw:layer="layout" svg:width="0.196cm" svg:height="0.219cm" svg:x="5.384cm" svg:y="5.697cm" svg:viewBox="0 0 197 220" svg:d="M175 100c-4-43-28-82-76-82-42 0-74 35-77 82zM104 201c32 0 54-14 73-33l14 13c-23 23-48 39-88 39-55 0-103-44-103-109v-1c0-62 43-110 100-110 58 0 97 47 97 110v1c0 3 0 4-1 8h-174c3 52 41 82 82 82z">
          <text:p/>
        </draw:path>
        <draw:path draw:style-name="gr4" draw:text-style-name="P4" draw:layer="layout" svg:width="0.181cm" svg:height="0.214cm" svg:x="5.638cm" svg:y="5.697cm" svg:viewBox="0 0 182 215" svg:d="M161 215v-125c0-43-24-72-67-72-41 0-72 31-72 75v122h-22v-210h22v39c14-25 37-44 75-44 53 0 85 36 85 86v129z">
          <text:p/>
        </draw:path>
        <draw:polygon draw:style-name="gr4" draw:text-style-name="P4" draw:layer="layout" svg:width="0.02cm" svg:height="0.3cm" svg:x="6.016cm" svg:y="5.611cm" svg:viewBox="0 0 21 301" draw:points="0,0 21,0 21,301 0,301">
          <text:p/>
        </draw:polygon>
        <draw:path draw:style-name="gr4" draw:text-style-name="P4" draw:layer="layout" svg:width="0.181cm" svg:height="0.282cm" svg:x="6.098cm" svg:y="5.634cm" svg:viewBox="0 0 182 283" svg:d="M119 0h28v33h-28zM51 0h28v33h-28zM163 176c-18-5-41-10-72-10-45 0-69 20-69 49v1c0 30 29 48 61 48 43 0 80-26 80-64zM162 278v-35c-14 20-40 40-81 40-39 0-81-22-81-66s38-69 92-69c30 0 50 4 70 9v-9c0-43-25-65-70-65-25 0-46 7-65 17l-8-18c23-10 46-18 75-18 54 0 88 28 88 82v132z">
          <text:p/>
        </draw:path>
        <draw:path draw:style-name="gr4" draw:text-style-name="P4" draw:layer="layout" svg:width="0.18cm" svg:height="0.214cm" svg:x="6.351cm" svg:y="5.697cm" svg:viewBox="0 0 181 215" svg:d="M161 215v-125c0-43-24-72-67-72-41 0-72 31-72 75v122h-22v-210h22v39c14-25 37-44 75-44 53 0 84 36 84 86v129z">
          <text:p/>
        </draw:path>
        <draw:path draw:style-name="gr4" draw:text-style-name="P4" draw:layer="layout" svg:width="0.208cm" svg:height="0.281cm" svg:x="6.59cm" svg:y="5.697cm" svg:viewBox="0 0 209 282" svg:d="M190 100c0-49-44-81-88-81s-81 31-81 80v1c0 47 38 80 81 80 44 0 88-32 88-80zM105 282c-35 0-67-11-96-32l12-17c25 19 54 30 85 30 48 0 83-28 83-82v-30c-18 26-47 48-89 48-50 0-100-38-100-98v-1c0-61 50-100 100-100 42 0 72 22 89 48v-43h20v178c0 63-44 99-104 99z">
          <text:p/>
        </draw:path>
        <draw:path draw:style-name="gr4" draw:text-style-name="P4" draw:layer="layout" svg:width="0.195cm" svg:height="0.219cm" svg:x="6.86cm" svg:y="5.697cm" svg:viewBox="0 0 196 220" svg:d="M175 100c-3-43-27-82-76-82-42 0-74 35-78 82zM104 201c33 0 55-14 72-33l14 13c-21 23-46 39-86 39-56 0-104-44-104-109v-1c0-62 43-110 100-110 59 0 96 47 96 110v1c0 3 0 4 0 8h-175c4 52 41 82 83 82z">
          <text:p/>
        </draw:path>
        <draw:path draw:style-name="gr4" draw:text-style-name="P4" draw:layer="layout" svg:width="0.113cm" svg:height="0.213cm" svg:x="7.114cm" svg:y="5.698cm" svg:viewBox="0 0 114 214" svg:d="M112 23c-49 0-92 36-92 104v87h-20v-210h20v59c17-37 52-64 94-63v23z">
          <text:p/>
        </draw:path>
        <draw:path draw:style-name="gr4" draw:text-style-name="P4" draw:layer="layout" svg:width="0.179cm" svg:height="0.3cm" svg:x="7.402cm" svg:y="5.611cm" svg:viewBox="0 0 180 301" svg:d="M160 301v-125c0-43-24-72-67-72-41 0-73 31-73 75v122h-20v-301h20v130c15-25 38-44 76-44 53 0 84 36 84 86v129z">
          <text:p/>
        </draw:path>
        <draw:path draw:style-name="gr4" draw:text-style-name="P4" draw:layer="layout" svg:width="0.025cm" svg:height="0.292cm" svg:x="7.654cm" svg:y="5.619cm" svg:viewBox="0 0 26 293" svg:d="M2 84h21v209h-21zM0 0h26v28h-26z">
          <text:p/>
        </draw:path>
        <draw:path draw:style-name="gr4" draw:text-style-name="P4" draw:layer="layout" svg:width="0.179cm" svg:height="0.214cm" svg:x="7.756cm" svg:y="5.697cm" svg:viewBox="0 0 180 215" svg:d="M160 215v-125c0-43-24-72-66-72s-74 31-74 75v122h-20v-210h20v39c15-25 38-44 76-44 53 0 84 36 84 86v129z">
          <text:p/>
        </draw:path>
        <draw:path draw:style-name="gr4" draw:text-style-name="P4" draw:layer="layout" svg:width="0.181cm" svg:height="0.218cm" svg:x="8.113cm" svg:y="5.698cm" svg:viewBox="0 0 182 219" svg:d="M163 112c-18-5-41-10-71-10-46 0-70 20-70 49v1c0 30 29 48 62 48 42 0 79-26 79-64zM162 214v-35c-14 20-40 40-80 40s-82-22-82-66v-1c0-43 38-68 93-68 29 0 49 4 69 9v-9c0-43-25-65-69-65-26 0-47 7-66 17l-8-18c23-10 46-18 76-18 53 0 87 28 87 83v131z">
          <text:p/>
        </draw:path>
        <draw:polygon draw:style-name="gr4" draw:text-style-name="P4" draw:layer="layout" svg:width="0.02cm" svg:height="0.3cm" svg:x="8.369cm" svg:y="5.611cm" svg:viewBox="0 0 21 301" draw:points="0,0 21,0 21,301 0,301">
          <text:p/>
        </draw:polygon>
        <draw:path draw:style-name="gr4" draw:text-style-name="P4" draw:layer="layout" svg:width="0.158cm" svg:height="0.217cm" svg:x="8.451cm" svg:y="5.698cm" svg:viewBox="0 0 159 218" svg:d="M86 218c-30 0-63-12-86-30l13-16c23 17 48 27 75 27 28 0 50-15 50-40s-26-34-55-42c-34-10-72-20-72-58v-1c0-34 28-58 69-58 25 0 53 9 74 22l-10 17c-20-12-43-21-65-21-29 0-48 16-48 38v1c0 23 29 32 59 40 33 10 69 22 69 59v1c0 37-32 61-73 61z">
          <text:p/>
        </draw:path>
        <draw:path draw:style-name="gr4" draw:text-style-name="P4" draw:layer="layout" svg:width="0.208cm" svg:height="0.28cm" svg:x="1.765cm" svg:y="6.19cm" svg:viewBox="0 0 209 281" svg:d="M190 99c0-49-43-80-87-80s-81 30-81 79v1c0 48 38 81 81 81 44 0 87-32 87-81zM106 281c-35 0-67-10-96-32l12-16c25 19 54 30 85 30 48 0 82-28 82-82v-30c-18 26-46 48-88 48-50 0-101-38-101-99v-1c0-60 51-99 101-99 42 0 70 22 88 46v-41h20v178c0 63-43 98-103 98z">
          <text:p/>
        </draw:path>
        <draw:path draw:style-name="gr4" draw:text-style-name="P4" draw:layer="layout" svg:width="0.195cm" svg:height="0.219cm" svg:x="2.035cm" svg:y="6.19cm" svg:viewBox="0 0 196 220" svg:d="M175 100c-3-42-28-82-76-82-41 0-73 36-77 82zM104 201c33 0 55-14 72-33l14 13c-21 22-46 39-86 39-56 0-104-44-104-109v-1c0-62 44-110 100-110 59 0 96 47 96 110v1c0 3 0 4 0 7h-174c4 53 41 83 82 83z">
          <text:p/>
        </draw:path>
        <draw:path draw:style-name="gr4" draw:text-style-name="P4" draw:layer="layout" svg:width="0.208cm" svg:height="0.28cm" svg:x="2.289cm" svg:y="6.19cm" svg:viewBox="0 0 209 281" svg:d="M188 109c0-55-39-90-83-90s-86 36-86 90v2c0 53 42 90 86 90 46 0 83-34 83-90zM107 220c-42 0-70-24-87-50v111h-20v-276h20v46c18-27 45-51 87-51 51 0 102 40 102 108v1c0 69-51 111-102 111z">
          <text:p/>
        </draw:path>
        <draw:polygon draw:style-name="gr4" draw:text-style-name="P4" draw:layer="layout" svg:width="0.02cm" svg:height="0.3cm" svg:x="2.563cm" svg:y="6.104cm" svg:viewBox="0 0 21 301" draw:points="0,0 21,0 21,301 0,301">
          <text:p/>
        </draw:polygon>
        <draw:path draw:style-name="gr4" draw:text-style-name="P4" draw:layer="layout" svg:width="0.181cm" svg:height="0.218cm" svg:x="2.645cm" svg:y="6.191cm" svg:viewBox="0 0 182 219" svg:d="M163 111c-19-5-43-10-72-10-45 0-69 20-69 49v1c0 30 28 48 60 48 43 0 81-26 81-64zM162 214v-36c-14 20-41 41-81 41-39 0-81-23-81-67v-1c0-43 38-68 92-68 29 0 49 4 70 9v-9c0-42-27-64-70-64-25 0-46 7-66 17l-7-18c23-10 46-18 74-18 55 0 89 28 89 82v132z">
          <text:p/>
        </draw:path>
        <draw:path draw:style-name="gr4" draw:text-style-name="P4" draw:layer="layout" svg:width="0.18cm" svg:height="0.214cm" svg:x="2.898cm" svg:y="6.19cm" svg:viewBox="0 0 181 215" svg:d="M161 215v-125c0-44-25-72-67-72s-74 31-74 75v122h-20v-210h20v39c14-25 39-44 77-44 53 0 84 36 84 86v129z">
          <text:p/>
        </draw:path>
        <draw:path draw:style-name="gr4" draw:text-style-name="P4" draw:layer="layout" svg:width="0.124cm" svg:height="0.28cm" svg:x="3.131cm" svg:y="6.128cm" svg:viewBox="0 0 125 281" svg:d="M90 281c-33 0-60-18-60-58v-138h-30v-18h30v-67h21v67h74v18h-74v136c0 30 18 41 42 41 10 0 19-2 31-8v19c-11 5-21 8-34 8z">
          <text:p/>
        </draw:path>
        <draw:polygon draw:style-name="gr4" draw:text-style-name="P4" draw:layer="layout" svg:width="0.027cm" svg:height="0.035cm" svg:x="3.31cm" svg:y="6.369cm" svg:viewBox="0 0 28 36" draw:points="0,0 28,0 28,36 0,36">
          <text:p/>
        </draw:polygon>
        <draw:polygon draw:style-name="gr2" draw:text-style-name="P2" draw:layer="layout" svg:width="10.09cm" svg:height="6.694cm" svg:x="0.322cm" svg:y="7.732cm" svg:viewBox="0 0 10091 6695" draw:points="10091,6695 0,6695 0,0 10091,0">
          <text:p/>
        </draw:polygon>
        <draw:polygon draw:style-name="gr7" draw:text-style-name="P7" draw:layer="layout" svg:width="10.09cm" svg:height="2.256cm" svg:x="0.322cm" svg:y="7.732cm" svg:viewBox="0 0 10091 2257" draw:points="10091,2257 0,2257 0,0 10091,0">
          <text:p/>
        </draw:polygon>
        <draw:polygon draw:style-name="gr2" draw:text-style-name="P2" draw:layer="layout" svg:width="0.657cm" svg:height="0.862cm" svg:x="5.754cm" svg:y="9.143cm" svg:viewBox="0 0 658 863" draw:points="0,863 0,0 652,0 652,168 189,168 189,343 596,343 596,512 189,512 189,693 658,693 658,863">
          <text:p/>
        </draw:polygon>
        <draw:polygon draw:style-name="gr2" draw:text-style-name="P2" draw:layer="layout" svg:width="0.865cm" svg:height="0.868cm" svg:x="6.506cm" svg:y="9.143cm" svg:viewBox="0 0 866 869" draw:points="516,869 348,869 0,0 209,0 435,607 660,0 866,0">
          <text:p/>
        </draw:polygon>
        <draw:polygon draw:style-name="gr2" draw:text-style-name="P2" draw:layer="layout" svg:width="0.657cm" svg:height="0.862cm" svg:x="7.504cm" svg:y="9.143cm" svg:viewBox="0 0 658 863" draw:points="0,863 0,0 651,0 651,168 189,168 189,343 596,343 596,512 189,512 189,693 658,693 658,863">
          <text:p/>
        </draw:polygon>
        <draw:polygon draw:style-name="gr2" draw:text-style-name="P2" draw:layer="layout" svg:width="0.767cm" svg:height="0.862cm" svg:x="8.329cm" svg:y="9.143cm" svg:viewBox="0 0 768 863" draw:points="606,863 188,314 188,863 0,863 0,0 175,0 580,531 580,0 768,0 768,863">
          <text:p/>
        </draw:polygon>
        <draw:polygon draw:style-name="gr2" draw:text-style-name="P2" draw:layer="layout" svg:width="0.715cm" svg:height="0.862cm" svg:x="9.241cm" svg:y="9.143cm" svg:viewBox="0 0 716 863" draw:points="453,175 453,863 263,863 263,175 0,175 0,0 716,0 716,175">
          <text:p/>
        </draw:polygon>
        <draw:path draw:style-name="gr2" draw:text-style-name="P2" draw:layer="layout" svg:width="1.571cm" svg:height="1.571cm" svg:x="1.182cm" svg:y="8.227cm" svg:viewBox="0 0 1572 1572" svg:d="M785 1465c-375 0-678-304-678-679s303-679 678-679 679 304 679 679-304 679-679 679zM785 0c-434 0-785 352-785 786s351 786 785 786c435 0 787-352 787-786s-352-786-787-786z">
          <text:p/>
        </draw:path>
        <draw:path draw:style-name="gr2" draw:text-style-name="P2" draw:layer="layout" svg:width="0.202cm" svg:height="0.202cm" svg:x="1.595cm" svg:y="8.768cm" svg:viewBox="0 0 203 203" svg:d="M101 0c-56 0-101 46-101 102s45 101 101 101c57 0 102-45 102-101s-45-102-102-102z">
          <text:p/>
        </draw:path>
        <draw:path draw:style-name="gr2" draw:text-style-name="P2" draw:layer="layout" svg:width="0.203cm" svg:height="0.202cm" svg:x="2.137cm" svg:y="8.768cm" svg:viewBox="0 0 204 203" svg:d="M101 0c-56 0-101 46-101 102s45 101 101 101 103-45 103-101-47-102-103-102z">
          <text:p/>
        </draw:path>
        <draw:path draw:style-name="gr2" draw:text-style-name="P2" draw:layer="layout" svg:width="0.776cm" svg:height="0.37cm" svg:x="1.579cm" svg:y="9.119cm" svg:viewBox="0 0 777 371" svg:d="M724 371c-10-178-156-318-335-318-180 0-326 140-336 318h-53c10-207 180-371 389-371 208 0 378 164 388 371z">
          <text:p/>
        </draw:path>
        <draw:path draw:style-name="gr4" draw:text-style-name="P4" draw:layer="layout" svg:width="0.249cm" svg:height="0.287cm" svg:x="1.84cm" svg:y="11.531cm" svg:viewBox="0 0 250 288" svg:d="M227 145c0-70-50-125-130-125h-75v249h75c80 0 130-55 130-124zM97 288h-97v-288h97c90 0 153 62 153 144v1c0 81-63 143-153 143z">
          <text:p/>
        </draw:path>
        <draw:path draw:style-name="gr4" draw:text-style-name="P4" draw:layer="layout" svg:width="0.025cm" svg:height="0.291cm" svg:x="2.157cm" svg:y="11.527cm" svg:viewBox="0 0 26 292" svg:d="M3 82h21v210h-21zM0 0h26v27h-26z">
          <text:p/>
        </draw:path>
        <draw:path draw:style-name="gr4" draw:text-style-name="P4" draw:layer="layout" svg:width="0.195cm" svg:height="0.219cm" svg:x="2.245cm" svg:y="11.604cm" svg:viewBox="0 0 196 220" svg:d="M173 100c-3-42-27-82-75-82-41 0-73 35-77 82zM103 201c33 0 55-14 72-32l14 12c-21 23-46 39-87 39-55 0-102-44-102-110v-1c0-61 42-109 99-109 59 0 97 48 97 110 0 4 0 6 0 9h-175c4 52 41 82 82 82z">
          <text:p/>
        </draw:path>
        <draw:path draw:style-name="gr4" draw:text-style-name="P4" draw:layer="layout" svg:width="0.288cm" svg:height="0.289cm" svg:x="2.602cm" svg:y="11.529cm" svg:viewBox="0 0 289 290" svg:d="M145 23l-77 168h152zM266 290l-37-80h-170l-37 80h-22l135-290h20l134 290z">
          <text:p/>
        </draw:path>
        <draw:path draw:style-name="gr4" draw:text-style-name="P4" draw:layer="layout" svg:width="0.18cm" svg:height="0.214cm" svg:x="2.938cm" svg:y="11.609cm" svg:viewBox="0 0 181 215" svg:d="M161 210v-39c-14 25-38 44-76 44-53 0-85-36-85-86v-129h21v125c0 43 25 72 67 72 41 0 73-31 73-75v-122h20v210z">
          <text:p/>
        </draw:path>
        <draw:path draw:style-name="gr4" draw:text-style-name="P4" draw:layer="layout" svg:width="0.124cm" svg:height="0.301cm" svg:x="3.176cm" svg:y="11.517cm" svg:viewBox="0 0 125 302" svg:d="M93 19c-29 0-42 17-42 54v20h74v18h-74v191h-20v-191h-31v-18h31v-22c0-45 23-71 62-71 13 0 23 2 32 5v19c-12-4-21-5-32-5z">
          <text:p/>
        </draw:path>
        <draw:path draw:style-name="gr4" draw:text-style-name="P4" draw:layer="layout" svg:width="0.208cm" svg:height="0.281cm" svg:x="3.325cm" svg:y="11.604cm" svg:viewBox="0 0 209 282" svg:d="M191 100c0-48-44-80-88-80s-81 31-81 80c0 48 38 80 81 80 44 0 88-32 88-79zM106 282c-35 0-68-11-96-32l12-17c25 20 53 30 84 30 49 0 83-27 83-81v-31c-18 26-46 49-88 49-51 0-101-39-101-99v-1c0-60 50-100 101-100 43 0 71 23 88 48v-43h20v178c0 64-43 99-103 99z">
          <text:p/>
        </draw:path>
        <draw:path draw:style-name="gr4" draw:text-style-name="P4" draw:layer="layout" svg:width="0.18cm" svg:height="0.217cm" svg:x="3.593cm" svg:y="11.606cm" svg:viewBox="0 0 181 218" svg:d="M162 111c-18-4-41-9-72-9-44 0-69 19-69 49 0 31 29 48 61 48 43 0 80-26 80-64zM162 213v-35c-15 21-41 40-81 40-39 0-81-22-81-65v-1c0-44 37-68 91-68 30 0 50 3 71 9v-9c0-43-26-64-70-64-26 0-47 7-66 16l-7-17c23-11 45-19 74-19 55 0 88 29 88 83v130z">
          <text:p/>
        </draw:path>
        <draw:path draw:style-name="gr4" draw:text-style-name="P4" draw:layer="layout" svg:width="0.208cm" svg:height="0.304cm" svg:x="3.846cm" svg:y="11.519cm" svg:viewBox="0 0 209 305" svg:d="M187 196c0-56-38-92-82-92s-85 37-85 91v1c0 54 41 90 85 90 46 0 82-33 82-90zM107 305c-42 0-69-23-86-50v45h-21v-300h21v137c18-28 45-52 86-52 51 0 102 41 102 110v1c0 68-51 109-102 109z">
          <text:p/>
        </draw:path>
        <draw:path draw:style-name="gr4" draw:text-style-name="P4" draw:layer="layout" svg:width="0.196cm" svg:height="0.219cm" svg:x="4.102cm" svg:y="11.604cm" svg:viewBox="0 0 197 220" svg:d="M175 100c-3-42-27-82-75-82-43 0-75 35-78 82zM105 201c32 0 54-14 72-32l14 12c-22 23-47 39-87 39-56 0-104-44-104-110v-1c0-61 43-109 101-109s96 48 96 110c0 4 0 6-1 9h-174c3 52 41 82 83 82z">
          <text:p/>
        </draw:path>
        <draw:path draw:style-name="gr4" draw:text-style-name="P4" draw:layer="layout" svg:width="0.025cm" svg:height="0.291cm" svg:x="4.48cm" svg:y="11.527cm" svg:viewBox="0 0 26 292" svg:d="M3 82h21v210h-21zM0 0h26v27h-26z">
          <text:p/>
        </draw:path>
        <draw:path draw:style-name="gr4" draw:text-style-name="P4" draw:layer="layout" svg:width="0.158cm" svg:height="0.217cm" svg:x="4.564cm" svg:y="11.605cm" svg:viewBox="0 0 159 218" svg:d="M86 218c-31 0-64-12-86-30l12-16c23 18 48 28 75 28 29 0 52-16 52-40v-1c0-25-27-34-57-42-34-10-72-20-72-57v-1c0-34 29-59 69-59 26 0 55 10 76 24l-11 17c-19-13-42-21-66-21-28 0-47 15-47 36v1c0 23 28 32 58 41 35 9 70 22 70 58v1c0 38-32 61-73 61z">
          <text:p/>
        </draw:path>
        <draw:path draw:style-name="gr4" draw:text-style-name="P4" draw:layer="layout" svg:width="0.124cm" svg:height="0.28cm" svg:x="4.763cm" svg:y="11.542cm" svg:viewBox="0 0 125 281" svg:d="M90 281c-33 0-59-18-59-57v-138h-31v-19h31v-67h20v67h74v19h-74v136c0 30 18 40 42 40 10 0 19-2 31-7v19c-11 5-21 7-34 7z">
          <text:p/>
        </draw:path>
        <draw:polygon draw:style-name="gr4" draw:text-style-name="P4" draw:layer="layout" svg:width="0.179cm" svg:height="0.299cm" svg:x="5.07cm" svg:y="11.519cm" svg:viewBox="0 0 180 300" draw:points="155,300 72,197 20,248 20,300 0,300 0,0 20,0 20,224 150,90 177,90 86,183 180,300">
          <text:p/>
        </draw:polygon>
        <draw:path draw:style-name="gr4" draw:text-style-name="P4" draw:layer="layout" svg:width="0.215cm" svg:height="0.219cm" svg:x="5.275cm" svg:y="11.604cm" svg:viewBox="0 0 216 220" svg:d="M193 110c0-51-37-91-86-91-50 0-85 41-85 90v1c0 51 37 91 86 91 50 0 85-40 85-91zM107 220c-62 0-107-50-107-110 0-59 45-110 108-110 62 0 108 50 108 109v1c0 59-46 110-109 110z">
          <text:p/>
        </draw:path>
        <draw:path draw:style-name="gr4" draw:text-style-name="P4" draw:layer="layout" svg:width="0.317cm" svg:height="0.214cm" svg:x="5.552cm" svg:y="11.604cm" svg:viewBox="0 0 318 215" svg:d="M298 215v-124c0-46-25-73-63-73-36 0-66 28-66 75v122h-21v-125c0-45-23-72-61-72-37 0-67 33-67 77v120h-20v-210h20v37c14-21 33-42 70-42s59 21 71 45c13-23 36-45 75-45 50 0 82 35 82 88v127z">
          <text:p/>
        </draw:path>
        <draw:path draw:style-name="gr4" draw:text-style-name="P4" draw:layer="layout" svg:width="0.208cm" svg:height="0.28cm" svg:x="5.943cm" svg:y="11.604cm" svg:viewBox="0 0 209 281" svg:d="M186 111c0-55-38-91-82-91s-85 37-85 90v1c0 54 41 90 85 90 46 0 82-33 82-90zM106 220c-42 0-69-23-86-50v111h-20v-276h20v48c18-28 45-53 86-53 51 0 103 42 103 110v1c0 68-52 109-103 109z">
          <text:p/>
        </draw:path>
        <draw:polygon draw:style-name="gr4" draw:text-style-name="P4" draw:layer="layout" svg:width="0.02cm" svg:height="0.299cm" svg:x="6.217cm" svg:y="11.519cm" svg:viewBox="0 0 21 300" draw:points="0,0 21,0 21,300 0,300">
          <text:p/>
        </draw:polygon>
        <draw:path draw:style-name="gr4" draw:text-style-name="P4" draw:layer="layout" svg:width="0.195cm" svg:height="0.219cm" svg:x="6.302cm" svg:y="11.604cm" svg:viewBox="0 0 196 220" svg:d="M174 100c-2-42-27-82-75-82-41 0-74 35-78 82zM104 201c33 0 55-14 72-32l14 12c-21 23-46 39-87 39-55 0-103-44-103-110v-1c0-61 43-109 100-109 59 0 96 48 96 110 0 4 0 6 0 9h-175c4 52 42 82 83 82z">
          <text:p/>
        </draw:path>
        <draw:polygon draw:style-name="gr4" draw:text-style-name="P4" draw:layer="layout" svg:width="0.197cm" svg:height="0.209cm" svg:x="6.524cm" svg:y="11.609cm" svg:viewBox="0 0 198 210" draw:points="173,210 99,116 24,210 0,210 87,103 3,0 28,0 100,89 171,0 195,0 112,102 198,210">
          <text:p/>
        </draw:polygon>
        <draw:path draw:style-name="gr4" draw:text-style-name="P4" draw:layer="layout" svg:width="0.195cm" svg:height="0.219cm" svg:x="6.749cm" svg:y="11.604cm" svg:viewBox="0 0 196 220" svg:d="M175 100c-4-42-28-82-76-82-42 0-74 35-78 82zM103 201c33 0 55-14 73-32l14 12c-22 23-47 39-87 39-55 0-103-44-103-110v-1c0-61 43-109 99-109 59 0 97 48 97 110 0 4 0 6 0 9h-175c4 52 41 82 82 82z">
          <text:p/>
        </draw:path>
        <draw:path draw:style-name="gr4" draw:text-style-name="P4" draw:layer="layout" svg:width="0.113cm" svg:height="0.212cm" svg:x="7.003cm" svg:y="11.606cm" svg:viewBox="0 0 114 213" svg:d="M112 22c-49 0-92 36-92 105v86h-20v-210h20v59c17-37 52-64 94-62v22z">
          <text:p/>
        </draw:path>
        <draw:path draw:style-name="gr4" draw:text-style-name="P4" draw:layer="layout" svg:width="0.181cm" svg:height="0.217cm" svg:x="7.273cm" svg:y="11.606cm" svg:viewBox="0 0 182 218" svg:d="M163 111c-18-4-41-9-71-9-45 0-69 19-69 49 0 31 29 48 61 48 42 0 79-26 79-64zM162 213v-35c-14 21-40 40-80 40-39 0-82-22-82-65v-1c0-44 39-68 93-68 29 0 49 3 69 9v-9c0-43-25-64-69-64-25 0-46 7-65 16l-8-17c23-11 46-19 75-19 53 0 87 29 87 83v130z">
          <text:p/>
        </draw:path>
        <draw:polygon draw:style-name="gr4" draw:text-style-name="P4" draw:layer="layout" svg:width="0.02cm" svg:height="0.299cm" svg:x="7.529cm" svg:y="11.519cm" svg:viewBox="0 0 21 300" draw:points="0,0 21,0 21,300 0,300">
          <text:p/>
        </draw:polygon>
        <draw:path draw:style-name="gr4" draw:text-style-name="P4" draw:layer="layout" svg:width="0.158cm" svg:height="0.217cm" svg:x="7.611cm" svg:y="11.605cm" svg:viewBox="0 0 159 218" svg:d="M86 218c-30 0-64-12-86-30l12-16c23 18 49 28 76 28 28 0 50-16 50-40v-1c0-25-26-34-55-42-35-10-73-20-73-57v-1c0-34 28-59 70-59 25 0 53 10 74 24l-10 17c-20-13-43-21-65-21-30 0-49 15-49 36v1c0 23 30 32 60 41 33 9 69 22 69 58v1c0 38-32 61-73 61z">
          <text:p/>
        </draw:path>
        <draw:path draw:style-name="gr4" draw:text-style-name="P4" draw:layer="layout" svg:width="0.208cm" svg:height="0.281cm" svg:x="1.822cm" svg:y="12.097cm" svg:viewBox="0 0 209 282" svg:d="M190 100c0-50-44-81-87-81-44 0-81 31-81 80v1c0 47 38 80 81 80s87-32 87-79zM106 282c-35 0-68-11-97-32l12-17c25 20 54 30 85 30 49 0 83-28 83-81v-31c-18 26-47 49-88 49-51 0-101-39-101-99v-1c0-61 50-100 101-100 42 0 71 22 88 47v-42h20v178c0 63-43 99-103 99z">
          <text:p/>
        </draw:path>
        <draw:path draw:style-name="gr4" draw:text-style-name="P4" draw:layer="layout" svg:width="0.196cm" svg:height="0.219cm" svg:x="2.092cm" svg:y="12.097cm" svg:viewBox="0 0 197 220" svg:d="M175 101c-3-44-28-83-76-83-42 0-74 35-77 83zM104 201c32 0 55-14 73-33l14 13c-22 23-48 39-88 39-55 0-103-44-103-109v-1c0-62 43-110 100-110 59 0 97 47 97 111 0 3 0 4-1 8h-174c3 52 41 82 82 82z">
          <text:p/>
        </draw:path>
        <draw:path draw:style-name="gr4" draw:text-style-name="P4" draw:layer="layout" svg:width="0.208cm" svg:height="0.305cm" svg:x="2.333cm" svg:y="12.011cm" svg:viewBox="0 0 209 306" svg:d="M190 195c0-54-42-90-85-90-47 0-83 33-83 90v1c0 55 39 90 83 90 43 0 85-37 85-90zM189 300v-47c-18 28-45 53-86 53-52 0-103-41-103-110s51-110 103-110c42 0 69 24 86 50v-136h20v300z">
          <text:p/>
        </draw:path>
        <draw:path draw:style-name="gr4" draw:text-style-name="P4" draw:layer="layout" svg:width="0.181cm" svg:height="0.218cm" svg:x="2.6cm" svg:y="12.098cm" svg:viewBox="0 0 182 219" svg:d="M163 111c-18-5-41-9-71-9-45 0-69 19-69 48v1c0 32 28 49 60 49 43 0 80-26 80-65zM162 214v-35c-14 20-40 40-80 40-39 0-82-22-82-67 0-44 39-69 93-69 29 0 49 4 69 10v-10c0-42-26-64-69-64-25 0-46 7-65 17l-8-17c23-11 46-19 75-19 53 0 87 28 87 83v131z">
          <text:p/>
        </draw:path>
        <draw:path draw:style-name="gr4" draw:text-style-name="P4" draw:layer="layout" svg:width="0.192cm" svg:height="0.219cm" svg:x="2.839cm" svg:y="12.097cm" svg:viewBox="0 0 193 220" svg:d="M107 220c-61 0-107-50-107-109 0-60 47-111 107-111 40 0 65 18 85 38l-15 15c-18-18-38-34-71-34-47 0-84 41-84 91v1c0 50 38 90 86 90 31 0 54-15 71-35l14 13c-21 24-47 41-86 41z">
          <text:p/>
        </draw:path>
        <draw:path draw:style-name="gr4" draw:text-style-name="P4" draw:layer="layout" svg:width="0.179cm" svg:height="0.3cm" svg:x="3.088cm" svg:y="12.011cm" svg:viewBox="0 0 180 301" svg:d="M160 301v-124c0-43-24-72-66-72-41 0-74 32-74 75v121h-20v-301h20v131c14-25 38-45 77-45 53 0 83 37 83 87v128z">
          <text:p/>
        </draw:path>
        <draw:path draw:style-name="gr4" draw:text-style-name="P4" draw:layer="layout" svg:width="0.124cm" svg:height="0.28cm" svg:x="3.32cm" svg:y="12.035cm" svg:viewBox="0 0 125 281" svg:d="M89 281c-32 0-58-18-58-58v-138h-31v-18h31v-67h20v67h74v18h-74v136c0 30 18 41 43 41 10 0 19-2 31-7v19c-11 5-21 7-36 7z">
          <text:p/>
        </draw:path>
        <draw:polygon draw:style-name="gr4" draw:text-style-name="P4" draw:layer="layout" svg:width="0.028cm" svg:height="0.035cm" svg:x="3.499cm" svg:y="12.276cm" svg:viewBox="0 0 29 36" draw:points="0,0 29,0 29,36 0,36">
          <text:p/>
        </draw:polygon>
        <draw:polygon draw:style-name="gr4" draw:text-style-name="P4" draw:layer="layout" svg:width="0.227cm" svg:height="0.287cm" svg:x="3.711cm" svg:y="12.024cm" svg:viewBox="0 0 228 288" draw:points="0,288 0,276 198,19 7,19 7,0 228,0 228,12 31,269 228,269 228,288">
          <text:p/>
        </draw:polygon>
        <draw:path draw:style-name="gr4" draw:text-style-name="P4" draw:layer="layout" svg:width="0.181cm" svg:height="0.282cm" svg:x="3.987cm" svg:y="12.034cm" svg:viewBox="0 0 182 283" svg:d="M118 0h29v33h-29zM50 0h30v33h-30zM162 175c-17-5-41-9-71-9-45 0-70 19-70 48v1c0 32 29 49 62 49 43 0 79-26 79-65zM162 278v-35c-14 20-40 40-80 40s-82-22-82-67c0-44 37-69 92-69 30 0 50 4 70 10v-10c0-42-26-64-69-64-26 0-48 7-67 17l-7-17c23-11 46-19 75-19 54 0 88 28 88 83v131z">
          <text:p/>
        </draw:path>
        <draw:path draw:style-name="gr4" draw:text-style-name="P4" draw:layer="layout" svg:width="0.179cm" svg:height="0.3cm" svg:x="4.24cm" svg:y="12.011cm" svg:viewBox="0 0 180 301" svg:d="M160 301v-124c0-43-25-72-67-72-41 0-73 32-73 75v121h-20v-301h20v131c14-25 37-45 76-45 54 0 84 37 84 87v128z">
          <text:p/>
        </draw:path>
        <draw:polygon draw:style-name="gr4" draw:text-style-name="P4" draw:layer="layout" svg:width="0.02cm" svg:height="0.3cm" svg:x="4.495cm" svg:y="12.011cm" svg:viewBox="0 0 21 301" draw:points="0,0 21,0 21,301 0,301">
          <text:p/>
        </draw:polygon>
        <draw:path draw:style-name="gr4" draw:text-style-name="P4" draw:layer="layout" svg:width="0.124cm" svg:height="0.28cm" svg:x="4.575cm" svg:y="12.035cm" svg:viewBox="0 0 125 281" svg:d="M90 281c-34 0-60-18-60-58v-138h-30v-18h30v-67h20v67h75v18h-75v136c0 30 18 41 43 41 10 0 19-2 31-7v19c-11 5-21 7-34 7z">
          <text:p/>
        </draw:path>
        <draw:path draw:style-name="gr4" draw:text-style-name="P4" draw:layer="layout" svg:width="0.21cm" svg:height="0.297cm" svg:x="4.87cm" svg:y="12.019cm" svg:viewBox="0 0 211 298" svg:d="M111 135c-49 0-81 35-81 71 0 42 34 73 82 73 46 0 77-34 77-75 0-40-33-69-78-69zM187 51c-22-20-44-31-71-31-59 0-97 61-95 149 16-28 43-53 91-53 53 0 99 36 99 87 0 55-44 95-101 95-29 0-57-11-74-29-24-23-36-52-36-112 0-87 45-157 118-157 32 0 57 14 83 34z">
          <text:p/>
        </draw:path>
        <draw:path draw:style-name="gr4" draw:text-style-name="P4" draw:layer="layout" svg:width="0.211cm" svg:height="0.295cm" svg:x="5.254cm" svg:y="12.02cm" svg:viewBox="0 0 212 296" svg:d="M116 296c-46 0-81-15-116-46l14-16c32 29 61 43 103 43 45 0 74-24 74-58v-1c0-30-16-48-82-61-69-14-97-37-97-81v-1c0-43 39-75 92-75 43 0 71 11 100 35l-14 16c-27-23-54-32-87-32-42 0-70 24-70 54v1c0 30 16 49 84 63 68 13 95 37 95 79v1c0 47-39 79-96 79z">
          <text:p/>
        </draw:path>
        <draw:path draw:style-name="gr4" draw:text-style-name="P4" draw:layer="layout" svg:width="0.124cm" svg:height="0.28cm" svg:x="5.51cm" svg:y="12.035cm" svg:viewBox="0 0 125 281" svg:d="M90 281c-32 0-59-18-59-58v-138h-31v-18h31v-67h20v67h74v18h-74v136c0 30 18 41 42 41 11 0 19-2 31-7v19c-11 5-21 7-34 7z">
          <text:p/>
        </draw:path>
        <draw:path draw:style-name="gr4" draw:text-style-name="P4" draw:layer="layout" svg:width="0.18cm" svg:height="0.214cm" svg:x="5.689cm" svg:y="12.102cm" svg:viewBox="0 0 181 215" svg:d="M161 210v-40c-14 25-39 45-77 45-53 0-84-37-84-87v-128h20v124c0 43 25 72 67 72 41 0 74-32 74-75v-121h20v210z">
          <text:p/>
        </draw:path>
        <draw:path draw:style-name="gr4" draw:text-style-name="P4" draw:layer="layout" svg:width="0.18cm" svg:height="0.214cm" svg:x="5.945cm" svg:y="12.097cm" svg:viewBox="0 0 181 215" svg:d="M161 215v-125c0-43-25-72-67-72-41 0-74 32-74 75v122h-20v-210h20v39c14-25 39-44 77-44 53 0 84 36 84 86v129z">
          <text:p/>
        </draw:path>
        <draw:path draw:style-name="gr4" draw:text-style-name="P4" draw:layer="layout" svg:width="0.209cm" svg:height="0.305cm" svg:x="6.183cm" svg:y="12.011cm" svg:viewBox="0 0 210 306" svg:d="M191 195c0-54-43-90-87-90-45 0-82 33-82 90v1c0 55 38 90 82 90s87-37 87-90zM190 300v-47c-19 28-46 53-88 53-50 0-102-41-102-110s52-110 102-110c42 0 70 24 88 50v-136h20v300z">
          <text:p/>
        </draw:path>
        <draw:path draw:style-name="gr4" draw:text-style-name="P4" draw:layer="layout" svg:width="0.195cm" svg:height="0.219cm" svg:x="6.454cm" svg:y="12.097cm" svg:viewBox="0 0 196 220" svg:d="M174 101c-3-44-27-83-75-83-42 0-74 35-78 83zM104 201c33 0 55-14 72-33l14 13c-21 23-46 39-87 39-56 0-103-44-103-109v-1c0-62 42-110 100-110 59 0 96 47 96 111 0 3 0 4 0 8h-175c4 52 41 82 83 82z">
          <text:p/>
        </draw:path>
        <draw:path draw:style-name="gr4" draw:text-style-name="P4" draw:layer="layout" svg:width="0.179cm" svg:height="0.214cm" svg:x="6.708cm" svg:y="12.097cm" svg:viewBox="0 0 180 215" svg:d="M160 215v-125c0-43-24-72-66-72-41 0-73 32-73 75v122h-21v-210h21v39c14-25 37-44 76-44 53 0 83 36 83 86v129z">
          <text:p/>
        </draw:path>
        <draw:path draw:style-name="gr4" draw:text-style-name="P4" draw:layer="layout" svg:width="0.288cm" svg:height="0.289cm" svg:x="7.063cm" svg:y="12.022cm" svg:viewBox="0 0 289 290" svg:d="M143 23l-76 166h152zM265 290l-37-81h-170l-36 81h-22l134-290h20l135 290z">
          <text:p/>
        </draw:path>
        <draw:path draw:style-name="gr4" draw:text-style-name="P4" draw:layer="layout" svg:width="0.18cm" svg:height="0.214cm" svg:x="7.399cm" svg:y="12.102cm" svg:viewBox="0 0 181 215" svg:d="M160 210v-40c-14 25-37 45-75 45-53 0-85-37-85-87v-128h20v124c0 43 25 72 68 72 41 0 72-32 72-75v-121h21v210z">
          <text:p/>
        </draw:path>
        <draw:path draw:style-name="gr4" draw:text-style-name="P4" draw:layer="layout" svg:width="0.124cm" svg:height="0.301cm" svg:x="7.637cm" svg:y="12.01cm" svg:viewBox="0 0 125 302" svg:d="M93 19c-29 0-43 17-43 53v20h75v18h-75v192h-20v-192h-30v-18h30v-21c0-45 23-71 63-71 12 0 23 2 32 5v19c-13-4-22-5-32-5z">
          <text:p/>
        </draw:path>
        <draw:polygon draw:style-name="gr4" draw:text-style-name="P4" draw:layer="layout" svg:width="0.313cm" svg:height="0.212cm" svg:x="7.786cm" svg:y="12.101cm" svg:viewBox="0 0 314 213" draw:points="237,213 220,213 157,33 94,213 76,213 0,1 22,1 85,186 149,0 165,0 229,186 292,1 314,1">
          <text:p/>
        </draw:polygon>
        <draw:path draw:style-name="gr4" draw:text-style-name="P4" draw:layer="layout" svg:width="0.181cm" svg:height="0.218cm" svg:x="8.132cm" svg:y="12.098cm" svg:viewBox="0 0 182 219" svg:d="M162 111c-17-5-41-9-71-9-45 0-70 19-70 48v1c0 32 29 49 62 49 43 0 79-26 79-65zM162 214v-35c-15 20-40 40-80 40s-82-22-82-67c0-44 37-69 92-69 30 0 50 4 70 10v-10c0-42-26-64-69-64-26 0-48 7-67 17l-7-17c23-11 46-19 75-19 54 0 88 28 88 83v131z">
          <text:p/>
        </draw:path>
        <draw:path draw:style-name="gr4" draw:text-style-name="P4" draw:layer="layout" svg:width="0.179cm" svg:height="0.214cm" svg:x="8.385cm" svg:y="12.097cm" svg:viewBox="0 0 180 215" svg:d="M160 215v-125c0-43-24-72-67-72-41 0-73 32-73 75v122h-20v-210h20v39c14-25 37-44 76-44 53 0 84 36 84 86v129z">
          <text:p/>
        </draw:path>
        <draw:path draw:style-name="gr4" draw:text-style-name="P4" draw:layer="layout" svg:width="0.208cm" svg:height="0.305cm" svg:x="8.623cm" svg:y="12.011cm" svg:viewBox="0 0 209 306" svg:d="M190 195c0-54-42-90-85-90-46 0-82 33-82 90v1c0 55 38 90 82 90 43 0 85-37 85-90zM189 300v-47c-18 28-45 53-86 53-51 0-103-41-103-110s52-110 103-110c42 0 69 24 86 50v-136h20v300z">
          <text:p/>
        </draw:path>
        <draw:polygon draw:style-name="gr4" draw:text-style-name="P4" draw:layer="layout" svg:width="0.181cm" svg:height="0.209cm" svg:x="1.821cm" svg:y="12.595cm" svg:viewBox="0 0 182 210" draw:points="0,210 0,199 152,18 6,18 6,0 182,0 182,11 30,192 182,192 182,210">
          <text:p/>
        </draw:polygon>
        <draw:path draw:style-name="gr4" draw:text-style-name="P4" draw:layer="layout" svg:width="0.179cm" svg:height="0.214cm" svg:x="2.059cm" svg:y="12.595cm" svg:viewBox="0 0 180 215" svg:d="M159 210v-39c-14 25-37 44-75 44-53 0-84-36-84-87v-128h20v124c0 44 24 73 67 73 41 0 72-32 72-76v-121h21v210z">
          <text:p/>
        </draw:path>
        <draw:path draw:style-name="gr4" draw:text-style-name="P4" draw:layer="layout" svg:width="0.113cm" svg:height="0.213cm" svg:x="2.315cm" svg:y="12.591cm" svg:viewBox="0 0 114 214" svg:d="M112 24c-50 0-92 36-92 104v86h-20v-210h20v60c16-37 51-65 94-64v24z">
          <text:p/>
        </draw:path>
        <draw:path draw:style-name="gr4" draw:text-style-name="P4" draw:layer="layout" svg:width="0.181cm" svg:height="0.218cm" svg:x="2.585cm" svg:y="12.591cm" svg:viewBox="0 0 182 219" svg:d="M163 112c-18-5-42-11-72-11-44 0-70 21-70 50v1c0 30 30 48 62 48 43 0 80-26 80-64zM162 214v-35c-14 20-40 40-80 40-39 0-82-22-82-66v-1c0-43 38-69 93-69 29 0 49 4 69 9v-9c0-42-26-64-69-64-25 0-46 7-66 17l-8-18c24-10 47-18 75-18 54 0 88 28 88 82v132z">
          <text:p/>
        </draw:path>
        <draw:polygon draw:style-name="gr4" draw:text-style-name="P4" draw:layer="layout" svg:width="0.18cm" svg:height="0.3cm" svg:x="2.838cm" svg:y="12.504cm" svg:viewBox="0 0 181 301" draw:points="155,301 71,198 20,250 20,301 0,301 0,0 20,0 20,226 151,91 178,91 85,183 181,301">
          <text:p/>
        </draw:polygon>
        <draw:path draw:style-name="gr4" draw:text-style-name="P4" draw:layer="layout" svg:width="0.124cm" svg:height="0.28cm" svg:x="3.045cm" svg:y="12.528cm" svg:viewBox="0 0 125 281" svg:d="M89 281c-33 0-59-18-59-58v-138h-30v-18h30v-67h20v67h75v18h-75v136c0 30 18 41 42 41 10 0 19-2 32-7v18c-12 5-22 8-35 8z">
          <text:p/>
        </draw:path>
        <draw:path draw:style-name="gr4" draw:text-style-name="P4" draw:layer="layout" svg:width="0.18cm" svg:height="0.214cm" svg:x="3.224cm" svg:y="12.595cm" svg:viewBox="0 0 181 215" svg:d="M161 210v-39c-14 25-38 44-77 44-53 0-84-36-84-87v-128h20v124c0 44 25 73 67 73s74-32 74-76v-121h20v210z">
          <text:p/>
        </draw:path>
        <draw:path draw:style-name="gr4" draw:text-style-name="P4" draw:layer="layout" svg:width="0.195cm" svg:height="0.219cm" svg:x="3.466cm" svg:y="12.59cm" svg:viewBox="0 0 196 220" svg:d="M174 101c-2-43-27-82-76-82-41 0-73 35-77 82zM103 201c33 0 56-14 73-33l14 13c-21 23-46 39-88 39-55 0-102-44-102-109v-1c0-61 42-110 99-110 60 0 97 48 97 110v1c0 3 0 4 0 8h-175c4 52 41 82 82 82z">
          <text:p/>
        </draw:path>
        <draw:polygon draw:style-name="gr4" draw:text-style-name="P4" draw:layer="layout" svg:width="0.02cm" svg:height="0.3cm" svg:x="3.723cm" svg:y="12.504cm" svg:viewBox="0 0 21 301" draw:points="0,0 21,0 21,301 0,301">
          <text:p/>
        </draw:polygon>
        <draw:polygon draw:style-name="gr4" draw:text-style-name="P4" draw:layer="layout" svg:width="0.02cm" svg:height="0.3cm" svg:x="3.825cm" svg:y="12.504cm" svg:viewBox="0 0 21 301" draw:points="0,0 21,0 21,301 0,301">
          <text:p/>
        </draw:polygon>
        <draw:path draw:style-name="gr4" draw:text-style-name="P4" draw:layer="layout" svg:width="0.196cm" svg:height="0.219cm" svg:x="3.91cm" svg:y="12.59cm" svg:viewBox="0 0 197 220" svg:d="M175 101c-3-43-27-82-75-82-43 0-75 35-79 82zM105 201c32 0 54-14 71-33l14 13c-21 23-46 39-86 39-56 0-104-44-104-109v-1c0-61 43-110 100-110 59 0 97 48 97 110v1c0 3 0 4-1 8h-175c4 52 42 82 84 82z">
          <text:p/>
        </draw:path>
        <draw:path draw:style-name="gr4" draw:text-style-name="P4" draw:layer="layout" svg:width="0.18cm" svg:height="0.214cm" svg:x="4.164cm" svg:y="12.59cm" svg:viewBox="0 0 181 215" svg:d="M161 215v-125c0-43-25-72-67-72-41 0-74 31-74 75v122h-20v-210h20v39c14-25 39-44 77-44 53 0 84 36 84 86v129z">
          <text:p/>
        </draw:path>
        <draw:path draw:style-name="gr4" draw:text-style-name="P4" draw:layer="layout" svg:width="0.288cm" svg:height="0.289cm" svg:x="4.519cm" svg:y="12.515cm" svg:viewBox="0 0 289 290" svg:d="M144 23l-76 167h152zM266 290l-37-80h-170l-37 80h-22l134-290h21l134 290z">
          <text:p/>
        </draw:path>
        <draw:path draw:style-name="gr4" draw:text-style-name="P4" draw:layer="layout" svg:width="0.179cm" svg:height="0.214cm" svg:x="4.856cm" svg:y="12.595cm" svg:viewBox="0 0 180 215" svg:d="M160 210v-39c-14 25-37 44-76 44-54 0-84-36-84-87v-128h20v124c0 44 24 73 67 73 41 0 73-32 73-76v-121h20v210z">
          <text:p/>
        </draw:path>
        <draw:path draw:style-name="gr4" draw:text-style-name="P4" draw:layer="layout" svg:width="0.124cm" svg:height="0.301cm" svg:x="5.093cm" svg:y="12.503cm" svg:viewBox="0 0 125 302" svg:d="M94 19c-29 0-43 17-43 53v20h74v18h-74v192h-20v-192h-31v-18h31v-21c0-45 24-71 63-71 13 0 22 2 31 5v19c-12-4-20-5-31-5z">
          <text:p/>
        </draw:path>
        <draw:path draw:style-name="gr4" draw:text-style-name="P4" draw:layer="layout" svg:width="0.209cm" svg:height="0.281cm" svg:x="5.242cm" svg:y="12.59cm" svg:viewBox="0 0 210 282" svg:d="M191 99c0-49-43-80-87-80-45 0-82 30-82 79v1c0 47 38 81 82 81s87-33 87-80zM107 282c-35 0-68-11-97-32l12-17c25 19 55 30 85 30 48 0 83-28 83-82v-30c-19 26-46 48-88 48-51 0-102-38-102-99v-1c0-60 51-99 102-99 42 0 70 22 88 47v-42h20v178c0 63-43 99-103 99z">
          <text:p/>
        </draw:path>
        <draw:path draw:style-name="gr4" draw:text-style-name="P4" draw:layer="layout" svg:width="0.181cm" svg:height="0.218cm" svg:x="5.51cm" svg:y="12.591cm" svg:viewBox="0 0 182 219" svg:d="M162 112c-18-5-42-11-72-11-44 0-69 21-69 50v1c0 30 29 48 61 48 43 0 80-26 80-64zM162 214v-35c-16 20-41 40-81 40-39 0-81-22-81-66v-1c0-43 37-69 91-69 30 0 50 4 71 9v-9c0-42-27-64-70-64-26 0-47 7-66 17l-7-18c23-10 45-18 74-18 54 0 89 28 89 82v132z">
          <text:p/>
        </draw:path>
        <draw:path draw:style-name="gr4" draw:text-style-name="P4" draw:layer="layout" svg:width="0.208cm" svg:height="0.305cm" svg:x="5.763cm" svg:y="12.504cm" svg:viewBox="0 0 209 306" svg:d="M187 196c0-55-39-91-83-91-43 0-85 38-85 91v1c0 54 42 90 85 90 46 0 83-34 83-90zM106 306c-42 0-69-24-86-50v45h-20v-301h20v138c18-28 45-52 86-52 51 0 103 41 103 110s-52 110-103 110z">
          <text:p/>
        </draw:path>
        <draw:path draw:style-name="gr4" draw:text-style-name="P4" draw:layer="layout" svg:width="0.196cm" svg:height="0.219cm" svg:x="6.019cm" svg:y="12.59cm" svg:viewBox="0 0 197 220" svg:d="M175 101c-3-43-27-82-76-82-41 0-73 35-77 82zM104 201c33 0 56-14 73-33l14 13c-22 23-47 39-88 39-55 0-103-44-103-109v-1c0-61 43-110 100-110 60 0 97 48 97 110v1c0 3 0 4 0 8h-175c4 52 41 82 82 82z">
          <text:p/>
        </draw:path>
        <draw:path draw:style-name="gr4" draw:text-style-name="P4" draw:layer="layout" svg:width="0.179cm" svg:height="0.3cm" svg:x="6.397cm" svg:y="12.504cm" svg:viewBox="0 0 180 301" svg:d="M160 301v-125c0-43-25-72-67-72-41 0-73 31-73 75v122h-20v-301h20v130c14-25 37-44 76-44 54 0 84 36 84 86v129z">
          <text:p/>
        </draw:path>
        <draw:path draw:style-name="gr4" draw:text-style-name="P4" draw:layer="layout" svg:width="0.025cm" svg:height="0.292cm" svg:x="6.649cm" svg:y="12.512cm" svg:viewBox="0 0 26 293" svg:d="M3 83h21v210h-21zM0 0h26v28h-26z">
          <text:p/>
        </draw:path>
        <draw:path draw:style-name="gr4" draw:text-style-name="P4" draw:layer="layout" svg:width="0.179cm" svg:height="0.214cm" svg:x="6.751cm" svg:y="12.59cm" svg:viewBox="0 0 180 215" svg:d="M160 215v-125c0-43-25-72-67-72-41 0-73 31-73 75v122h-20v-210h20v39c14-25 37-44 76-44 54 0 84 36 84 86v129z">
          <text:p/>
        </draw:path>
        <draw:polygon draw:style-name="gr4" draw:text-style-name="P4" draw:layer="layout" svg:width="0.181cm" svg:height="0.209cm" svg:x="6.988cm" svg:y="12.595cm" svg:viewBox="0 0 182 210" draw:points="0,210 0,199 152,18 6,18 6,0 182,0 182,11 30,192 182,192 182,210">
          <text:p/>
        </draw:polygon>
        <draw:path draw:style-name="gr4" draw:text-style-name="P4" draw:layer="layout" svg:width="0.18cm" svg:height="0.214cm" svg:x="7.226cm" svg:y="12.595cm" svg:viewBox="0 0 181 215" svg:d="M161 210v-39c-14 25-38 44-76 44-53 0-85-36-85-87v-128h20v124c0 44 26 73 68 73 41 0 73-32 73-76v-121h20v210z">
          <text:p/>
        </draw:path>
        <draw:polygon draw:style-name="gr4" draw:text-style-name="P4" draw:layer="layout" svg:width="0.027cm" svg:height="0.035cm" svg:x="7.478cm" svg:y="12.769cm" svg:viewBox="0 0 28 36" draw:points="0,0 28,0 28,36 0,36">
          <text:p/>
        </draw:polygon>
        <draw:polygon draw:style-name="gr37" draw:text-style-name="P13" draw:layer="layout" svg:width="10.09cm" svg:height="2.256cm" svg:x="0.311cm" svg:y="14.703cm" svg:viewBox="0 0 10091 2257" draw:points="10091,2257 0,2257 0,0 10091,0">
          <text:p/>
        </draw:polygon>
        <draw:path draw:style-name="gr2" draw:text-style-name="P2" draw:layer="layout" svg:width="0.683cm" svg:height="0.863cm" svg:x="3.782cm" svg:y="16.114cm" svg:viewBox="0 0 684 864" svg:d="M491 302c0-85-60-131-154-131h-147v264h150c95 0 151-57 151-131zM334 604h-144v260h-190v-864h353c205 0 331 122 331 298v3c0 199-156 303-350 303z">
          <text:p/>
        </draw:path>
        <draw:path draw:style-name="gr2" draw:text-style-name="P2" draw:layer="layout" svg:width="0.746cm" svg:height="0.863cm" svg:x="4.605cm" svg:y="16.114cm" svg:viewBox="0 0 747 864" svg:d="M529 295c0-82-57-124-149-124h-190v248h193c93 0 146-49 146-122zM525 864l-185-277h-150v277h-190v-864h396c203 0 325 107 325 285v2c0 139-75 227-185 268l211 309z">
          <text:p/>
        </draw:path>
        <draw:path draw:style-name="gr2" draw:text-style-name="P2" draw:layer="layout" svg:width="0.917cm" svg:height="0.892cm" svg:x="5.458cm" svg:y="16.099cm" svg:viewBox="0 0 918 893" svg:d="M719 447c0-149-108-272-262-272-153 0-259 121-259 270v2c0 148 109 271 262 271s259-120 259-268zM457 893c-266 0-457-198-457-443v-3c0-246 193-447 460-447s458 199 458 445v2c0 245-194 446-461 446z">
          <text:p/>
        </draw:path>
        <draw:path draw:style-name="gr2" draw:text-style-name="P2" draw:layer="layout" svg:width="0.734cm" svg:height="0.863cm" svg:x="6.543cm" svg:y="16.114cm" svg:viewBox="0 0 735 864" svg:d="M546 600c0-58-43-94-141-94h-220v191h226c85 0 135-30 135-94zM498 255c0-57-44-89-125-89h-188v183h175c85 0 138-27 138-91zM411 864h-411v-864h401c177 0 286 88 286 223v3c0 97-52 151-114 186 100 38 162 96 162 212v2c0 159-129 238-324 238z">
          <text:p/>
        </draw:path>
        <draw:polygon draw:style-name="gr2" draw:text-style-name="P2" draw:layer="layout" svg:width="0.62cm" svg:height="0.863cm" svg:x="7.433cm" svg:y="16.114cm" svg:viewBox="0 0 621 864" draw:points="0,864 0,0 190,0 190,690 621,690 621,864">
          <text:p/>
        </draw:polygon>
        <draw:polygon draw:style-name="gr2" draw:text-style-name="P2" draw:layer="layout" svg:width="0.656cm" svg:height="0.863cm" svg:x="8.196cm" svg:y="16.114cm" svg:viewBox="0 0 657 864" draw:points="0,864 0,0 651,0 651,169 189,169 189,344 596,344 596,513 189,513 189,694 657,694 657,864">
          <text:p/>
        </draw:polygon>
        <draw:polygon draw:style-name="gr2" draw:text-style-name="P2" draw:layer="layout" svg:width="0.863cm" svg:height="0.863cm" svg:x="9.021cm" svg:y="16.114cm" svg:viewBox="0 0 864 864" draw:points="675,864 675,299 433,668 428,668 187,303 187,864 0,864 0,0 206,0 433,365 659,0 864,0 864,864">
          <text:p/>
        </draw:polygon>
        <draw:path draw:style-name="gr4" draw:text-style-name="P4" draw:layer="layout" svg:width="0.248cm" svg:height="0.288cm" svg:x="1.83cm" svg:y="18.502cm" svg:viewBox="0 0 249 289" svg:d="M227 145c0-68-51-124-131-124h-75v248h75c80 0 131-54 131-123zM96 289h-96v-289h96c91 0 153 63 153 144v1c0 81-62 144-153 144z">
          <text:p/>
        </draw:path>
        <draw:path draw:style-name="gr4" draw:text-style-name="P4" draw:layer="layout" svg:width="0.025cm" svg:height="0.292cm" svg:x="2.147cm" svg:y="18.498cm" svg:viewBox="0 0 26 293" svg:d="M2 82h21v211h-21zM0 0h26v28h-26z">
          <text:p/>
        </draw:path>
        <draw:path draw:style-name="gr4" draw:text-style-name="P4" draw:layer="layout" svg:width="0.196cm" svg:height="0.22cm" svg:x="2.234cm" svg:y="18.575cm" svg:viewBox="0 0 197 221" svg:d="M175 100c-3-42-27-81-75-81-42 0-74 35-77 81zM105 202c32 0 54-15 72-33l14 12c-22 23-47 40-87 40-55 0-104-44-104-110v-1c0-61 44-110 101-110 58 0 96 48 96 110v1c0 3 0 4-1 7h-173c3 53 41 84 82 84z">
          <text:p/>
        </draw:path>
        <draw:path draw:style-name="gr4" draw:text-style-name="P4" draw:layer="layout" svg:width="0.288cm" svg:height="0.29cm" svg:x="2.592cm" svg:y="18.5cm" svg:viewBox="0 0 289 291" svg:d="M143 24l-76 167h153zM266 291l-37-81h-171l-36 81h-22l133-291h22l134 291z">
          <text:p/>
        </draw:path>
        <draw:path draw:style-name="gr4" draw:text-style-name="P4" draw:layer="layout" svg:width="0.18cm" svg:height="0.215cm" svg:x="2.936cm" svg:y="18.575cm" svg:viewBox="0 0 181 216" svg:d="M161 216v-126c0-43-25-71-67-71-41 0-73 31-73 75v122h-21v-211h21v39c14-24 38-44 76-44 53 0 84 37 84 87v129z">
          <text:p/>
        </draw:path>
        <draw:path draw:style-name="gr4" draw:text-style-name="P4" draw:layer="layout" svg:width="0.124cm" svg:height="0.301cm" svg:x="3.17cm" svg:y="18.489cm" svg:viewBox="0 0 125 302" svg:d="M93 18c-29 0-43 19-43 54v20h74v19h-74v191h-20v-191h-30v-19h30v-20c0-45 23-72 63-72 12 0 21 1 32 5v20c-13-5-22-7-32-7z">
          <text:p/>
        </draw:path>
        <draw:path draw:style-name="gr4" draw:text-style-name="P4" draw:layer="layout" svg:width="0.215cm" svg:height="0.22cm" svg:x="3.318cm" svg:y="18.575cm" svg:viewBox="0 0 216 221" svg:d="M195 110c0-50-38-91-87-91s-85 41-85 90v1c0 52 38 92 86 92 50 0 86-41 86-91zM108 221c-62 0-108-50-108-110v-1c0-59 47-110 109-110s107 51 107 109v1c0 60-45 111-108 111z">
          <text:p/>
        </draw:path>
        <draw:path draw:style-name="gr4" draw:text-style-name="P4" draw:layer="layout" svg:width="0.113cm" svg:height="0.213cm" svg:x="3.595cm" svg:y="18.577cm" svg:viewBox="0 0 114 214" svg:d="M112 22c-48 0-92 37-92 105v87h-20v-211h20v60c17-37 53-65 94-63v22z">
          <text:p/>
        </draw:path>
        <draw:path draw:style-name="gr4" draw:text-style-name="P4" draw:layer="layout" svg:width="0.208cm" svg:height="0.305cm" svg:x="3.736cm" svg:y="18.49cm" svg:viewBox="0 0 209 306" svg:d="M190 195c0-54-42-90-86-90-46 0-82 33-82 89v1c0 56 38 91 82 91s86-36 86-90zM189 301v-47c-18 28-45 52-87 52-51 0-102-41-102-110v-1c0-68 51-110 102-110 43 0 70 24 87 51v-136h20v301z">
          <text:p/>
        </draw:path>
        <draw:path draw:style-name="gr4" draw:text-style-name="P4" draw:layer="layout" svg:width="0.196cm" svg:height="0.22cm" svg:x="4.006cm" svg:y="18.575cm" svg:viewBox="0 0 197 221" svg:d="M174 100c-3-42-27-81-75-81-42 0-74 35-78 81zM104 202c32 0 54-15 71-33l15 12c-22 23-47 40-87 40-55 0-103-44-103-110v-1c0-61 43-110 100-110 58 0 97 48 97 110v1c0 3 0 4-1 7h-175c4 53 42 84 83 84z">
          <text:p/>
        </draw:path>
        <draw:path draw:style-name="gr4" draw:text-style-name="P4" draw:layer="layout" svg:width="0.113cm" svg:height="0.213cm" svg:x="4.26cm" svg:y="18.577cm" svg:viewBox="0 0 114 214" svg:d="M112 22c-48 0-92 37-92 105v87h-20v-211h20v60c17-37 53-65 94-63v22z">
          <text:p/>
        </draw:path>
        <draw:path draw:style-name="gr4" draw:text-style-name="P4" draw:layer="layout" svg:width="0.179cm" svg:height="0.215cm" svg:x="4.421cm" svg:y="18.58cm" svg:viewBox="0 0 180 216" svg:d="M160 211v-39c-14 24-39 44-77 44-53 0-83-36-83-87v-129h20v125c0 44 24 72 66 72 41 0 74-31 74-75v-122h20v211z">
          <text:p/>
        </draw:path>
        <draw:path draw:style-name="gr4" draw:text-style-name="P4" draw:layer="layout" svg:width="0.18cm" svg:height="0.215cm" svg:x="4.676cm" svg:y="18.575cm" svg:viewBox="0 0 181 216" svg:d="M161 216v-126c0-43-24-71-67-71-42 0-74 31-74 75v122h-20v-211h20v39c14-24 38-44 77-44 53 0 84 37 84 87v129z">
          <text:p/>
        </draw:path>
        <draw:path draw:style-name="gr4" draw:text-style-name="P4" draw:layer="layout" svg:width="0.208cm" svg:height="0.281cm" svg:x="4.915cm" svg:y="18.575cm" svg:viewBox="0 0 209 282" svg:d="M190 100c0-48-44-80-88-80s-81 31-81 80v1c0 47 38 80 81 80 44 0 88-32 88-80zM105 282c-35 0-67-10-96-32l12-16c25 19 54 29 85 29 48 0 83-27 83-81v-30c-19 26-47 48-89 48-50 0-100-38-100-98v-1c0-62 50-101 100-101 42 0 70 23 89 48v-43h20v178c0 64-44 99-104 99z">
          <text:p/>
        </draw:path>
        <draw:path draw:style-name="gr4" draw:text-style-name="P4" draw:layer="layout" svg:width="0.195cm" svg:height="0.22cm" svg:x="5.185cm" svg:y="18.575cm" svg:viewBox="0 0 196 221" svg:d="M174 100c-3-42-28-81-76-81-41 0-73 35-77 81zM103 202c33 0 55-15 72-33l15 12c-22 23-47 40-87 40-56 0-103-44-103-110v-1c0-61 43-110 99-110 59 0 97 48 97 110v1c0 3 0 4 0 7h-175c4 53 41 84 82 84z">
          <text:p/>
        </draw:path>
        <draw:path draw:style-name="gr4" draw:text-style-name="P4" draw:layer="layout" svg:width="0.18cm" svg:height="0.215cm" svg:x="5.439cm" svg:y="18.575cm" svg:viewBox="0 0 181 216" svg:d="M160 216v-126c0-43-24-71-66-71-41 0-74 31-74 75v122h-20v-211h20v39c15-24 39-44 77-44 53 0 84 37 84 87v129z">
          <text:p/>
        </draw:path>
        <draw:path draw:style-name="gr4" draw:text-style-name="P4" draw:layer="layout" svg:width="0.208cm" svg:height="0.305cm" svg:x="5.801cm" svg:y="18.49cm" svg:viewBox="0 0 209 306" svg:d="M190 195c0-54-42-90-87-90s-82 33-82 89v1c0 56 38 91 82 91 45 0 87-36 87-90zM189 301v-47c-18 28-45 52-88 52-50 0-101-41-101-110v-1c0-68 51-110 101-110 43 0 70 24 88 51v-136h20v301z">
          <text:p/>
        </draw:path>
        <draw:path draw:style-name="gr4" draw:text-style-name="P4" draw:layer="layout" svg:width="0.195cm" svg:height="0.22cm" svg:x="6.071cm" svg:y="18.575cm" svg:viewBox="0 0 196 221" svg:d="M174 100c-2-42-27-81-75-81-42 0-74 35-78 81zM104 202c33 0 55-15 72-33l14 12c-21 23-46 40-87 40-56 0-103-44-103-110v-1c0-61 42-110 100-110 59 0 96 48 96 110v1c0 3 0 4 0 7h-175c4 53 41 84 83 84z">
          <text:p/>
        </draw:path>
        <draw:path draw:style-name="gr4" draw:text-style-name="P4" draw:layer="layout" svg:width="0.113cm" svg:height="0.213cm" svg:x="6.325cm" svg:y="18.577cm" svg:viewBox="0 0 114 214" svg:d="M112 22c-49 0-91 37-91 105v87h-21v-211h21v60c17-37 51-65 93-63v22z">
          <text:p/>
        </draw:path>
        <draw:path draw:style-name="gr4" draw:text-style-name="P4" draw:layer="layout" svg:width="0.181cm" svg:height="0.218cm" svg:x="6.595cm" svg:y="18.577cm" svg:viewBox="0 0 182 219" svg:d="M163 111c-19-5-42-10-72-10-45 0-69 20-69 49v1c0 30 28 49 60 49 43 0 81-27 81-66zM162 214v-36c-15 21-41 41-81 41-39 0-81-22-81-67v-1c0-43 38-68 92-68 29 0 49 4 70 9v-9c0-42-27-64-70-64-25 0-46 7-66 17l-7-18c23-11 46-18 74-18 54 0 89 28 89 82v132z">
          <text:p/>
        </draw:path>
        <draw:polygon draw:style-name="gr4" draw:text-style-name="P4" draw:layer="layout" svg:width="0.18cm" svg:height="0.3cm" svg:x="6.848cm" svg:y="18.49cm" svg:viewBox="0 0 181 301" draw:points="155,301 72,199 20,250 20,301 0,301 0,0 20,0 20,226 151,90 178,90 86,183 181,301">
          <text:p/>
        </draw:polygon>
        <draw:path draw:style-name="gr4" draw:text-style-name="P4" draw:layer="layout" svg:width="0.124cm" svg:height="0.281cm" svg:x="7.055cm" svg:y="18.513cm" svg:viewBox="0 0 125 282" svg:d="M90 282c-34 0-60-18-60-58v-138h-30v-19h30v-67h20v67h75v19h-75v136c0 30 18 41 43 41 10 0 19-2 31-8v19c-11 5-21 8-34 8z">
          <text:p/>
        </draw:path>
        <draw:path draw:style-name="gr4" draw:text-style-name="P4" draw:layer="layout" svg:width="0.18cm" svg:height="0.215cm" svg:x="7.234cm" svg:y="18.58cm" svg:viewBox="0 0 181 216" svg:d="M161 211v-39c-14 24-38 44-76 44-53 0-85-36-85-87v-129h21v125c0 44 25 72 67 72 41 0 73-31 73-75v-122h20v211z">
          <text:p/>
        </draw:path>
        <draw:path draw:style-name="gr4" draw:text-style-name="P4" draw:layer="layout" svg:width="0.195cm" svg:height="0.22cm" svg:x="7.476cm" svg:y="18.575cm" svg:viewBox="0 0 196 221" svg:d="M175 100c-3-42-28-81-76-81-41 0-74 35-78 81zM104 202c33 0 55-15 72-33l14 12c-21 23-46 40-87 40-55 0-103-44-103-110v-1c0-61 43-110 100-110 59 0 96 48 96 110v1c0 3 0 4 0 7h-175c4 53 42 84 83 84z">
          <text:p/>
        </draw:path>
        <draw:polygon draw:style-name="gr4" draw:text-style-name="P4" draw:layer="layout" svg:width="0.02cm" svg:height="0.3cm" svg:x="7.733cm" svg:y="18.49cm" svg:viewBox="0 0 21 301" draw:points="0,0 21,0 21,301 0,301">
          <text:p/>
        </draw:polygon>
        <draw:polygon draw:style-name="gr4" draw:text-style-name="P4" draw:layer="layout" svg:width="0.02cm" svg:height="0.3cm" svg:x="7.835cm" svg:y="18.49cm" svg:viewBox="0 0 21 301" draw:points="0,0 21,0 21,301 0,301">
          <text:p/>
        </draw:polygon>
        <draw:path draw:style-name="gr4" draw:text-style-name="P4" draw:layer="layout" svg:width="0.196cm" svg:height="0.22cm" svg:x="7.92cm" svg:y="18.575cm" svg:viewBox="0 0 197 221" svg:d="M175 100c-4-42-28-81-76-81-42 0-74 35-77 81zM104 202c32 0 54-15 73-33l14 12c-23 23-48 40-88 40-55 0-103-44-103-110v-1c0-61 43-110 100-110 58 0 97 48 97 110v1c0 3 0 4-1 7h-174c3 53 41 84 82 84z">
          <text:p/>
        </draw:path>
        <draw:path draw:style-name="gr4" draw:text-style-name="P4" draw:layer="layout" svg:width="0.18cm" svg:height="0.215cm" svg:x="8.174cm" svg:y="18.575cm" svg:viewBox="0 0 181 216" svg:d="M161 216v-126c0-43-25-71-68-71-41 0-72 31-72 75v122h-21v-211h21v39c14-24 37-44 75-44 53 0 85 37 85 87v129z">
          <text:p/>
        </draw:path>
        <draw:path draw:style-name="gr4" draw:text-style-name="P4" draw:layer="layout" svg:width="0.211cm" svg:height="0.296cm" svg:x="1.811cm" svg:y="18.991cm" svg:viewBox="0 0 212 297" svg:d="M116 297c-46 0-81-15-116-46l14-16c32 29 61 43 103 43 43 0 73-25 73-58 0-31-16-48-81-62-69-14-97-37-97-81s39-77 92-77c42 0 70 12 100 35l-15 18c-27-25-54-34-86-34-42 0-70 26-70 56 0 31 16 49 84 63 66 14 95 38 95 80 0 47-40 79-96 79z">
          <text:p/>
        </draw:path>
        <draw:path draw:style-name="gr4" draw:text-style-name="P4" draw:layer="layout" svg:width="0.124cm" svg:height="0.28cm" svg:x="2.067cm" svg:y="19.006cm" svg:viewBox="0 0 125 281" svg:d="M89 281c-33 0-59-17-59-57v-138h-30v-19h30v-67h20v67h75v19h-75v136c0 30 18 41 42 41 10 0 20-3 32-8v19c-11 5-22 7-35 7z">
          <text:p/>
        </draw:path>
        <draw:path draw:style-name="gr4" draw:text-style-name="P4" draw:layer="layout" svg:width="0.215cm" svg:height="0.22cm" svg:x="2.23cm" svg:y="19.068cm" svg:viewBox="0 0 216 221" svg:d="M194 111c0-52-38-92-86-92-50 0-86 41-86 91v1c0 50 38 91 87 91s85-41 85-90zM108 221c-62 0-108-50-108-109v-1c0-60 46-111 109-111 62 0 107 50 107 110v1c0 59-46 110-108 110z">
          <text:p/>
        </draw:path>
        <draw:path draw:style-name="gr4" draw:text-style-name="P4" draw:layer="layout" svg:width="0.113cm" svg:height="0.213cm" svg:x="2.507cm" svg:y="19.07cm" svg:viewBox="0 0 114 214" svg:d="M112 22c-49 0-91 37-91 106v86h-21v-211h21v60c17-38 51-65 93-63v22z">
          <text:p/>
        </draw:path>
        <draw:path draw:style-name="gr4" draw:text-style-name="P4" draw:layer="layout" svg:width="0.208cm" svg:height="0.277cm" svg:x="2.649cm" svg:y="19.073cm" svg:viewBox="0 0 209 278" svg:d="M118 218c-19 44-40 60-70 60-16 0-28-3-42-9l7-18c11 5 20 8 36 8 22 0 36-13 52-50l-101-209h23l88 189 76-189h22z">
          <text:p/>
        </draw:path>
        <draw:path draw:style-name="gr4" draw:text-style-name="P4" draw:layer="layout" svg:width="0.158cm" svg:height="0.218cm" svg:x="3.018cm" svg:y="19.069cm" svg:viewBox="0 0 159 219" svg:d="M87 219c-32 0-65-13-87-31l12-16c23 18 48 28 76 28s50-16 50-40v-1c0-25-26-34-55-43-35-9-73-20-73-57v-1c0-34 28-58 70-58 25 0 54 9 75 23l-11 17c-19-13-42-21-65-21-29 0-48 16-48 37 0 24 28 32 59 41 34 10 69 22 69 60v1c0 37-32 61-72 61z">
          <text:p/>
        </draw:path>
        <draw:path draw:style-name="gr4" draw:text-style-name="P4" draw:layer="layout" svg:width="0.025cm" svg:height="0.292cm" svg:x="3.241cm" svg:y="18.991cm" svg:viewBox="0 0 26 293" svg:d="M2 83h21v210h-21zM0 0h26v28h-26z">
          <text:p/>
        </draw:path>
        <draw:path draw:style-name="gr4" draw:text-style-name="P4" draw:layer="layout" svg:width="0.18cm" svg:height="0.215cm" svg:x="3.342cm" svg:y="19.068cm" svg:viewBox="0 0 181 216" svg:d="M161 216v-125c0-44-26-72-68-72-41 0-73 31-73 76v121h-20v-211h20v39c14-24 38-44 76-44 54 0 85 36 85 88v128z">
          <text:p/>
        </draw:path>
        <draw:path draw:style-name="gr4" draw:text-style-name="P4" draw:layer="layout" svg:width="0.208cm" svg:height="0.305cm" svg:x="3.581cm" svg:y="18.983cm" svg:viewBox="0 0 209 306" svg:d="M190 196c0-54-42-90-86-90-46 0-83 33-83 89v1c0 55 40 90 83 90 44 0 86-36 86-90zM189 301v-47c-18 27-45 52-87 52-51 0-102-41-102-109v-1c0-68 51-110 102-110 42 0 69 24 87 50v-136h20v301z">
          <text:p/>
        </draw:path>
        <draw:path draw:style-name="gr4" draw:text-style-name="P4" draw:layer="layout" svg:width="0.18cm" svg:height="0.215cm" svg:x="3.984cm" svg:y="19.073cm" svg:viewBox="0 0 181 216" svg:d="M161 211v-39c-14 24-38 44-76 44-54 0-85-37-85-87v-129h20v126c0 43 26 71 68 71 41 0 73-31 73-75v-122h20v211z">
          <text:p/>
        </draw:path>
        <draw:path draw:style-name="gr4" draw:text-style-name="P4" draw:layer="layout" svg:width="0.18cm" svg:height="0.215cm" svg:x="4.24cm" svg:y="19.068cm" svg:viewBox="0 0 181 216" svg:d="M161 216v-125c0-44-26-72-68-72-41 0-73 31-73 76v121h-20v-211h20v39c14-24 38-44 76-44 54 0 85 36 85 88v128z">
          <text:p/>
        </draw:path>
        <draw:polygon draw:style-name="gr4" draw:text-style-name="P4" draw:layer="layout" svg:width="0.179cm" svg:height="0.3cm" svg:x="4.492cm" svg:y="18.983cm" svg:viewBox="0 0 180 301" draw:points="155,301 71,198 20,250 20,301 0,301 0,0 20,0 20,226 151,91 178,91 86,184 180,301">
          <text:p/>
        </draw:polygon>
        <draw:polygon draw:style-name="gr4" draw:text-style-name="P4" draw:layer="layout" svg:width="0.02cm" svg:height="0.3cm" svg:x="4.725cm" svg:y="18.983cm" svg:viewBox="0 0 21 301" draw:points="0,0 21,0 21,301 0,301">
          <text:p/>
        </draw:polygon>
        <draw:path draw:style-name="gr4" draw:text-style-name="P4" draw:layer="layout" svg:width="0.181cm" svg:height="0.218cm" svg:x="4.807cm" svg:y="19.07cm" svg:viewBox="0 0 182 219" svg:d="M162 110c-17-4-42-9-72-9-44 0-69 20-69 50v1c0 30 29 48 61 48 43 0 80-27 80-66zM162 214v-35c-14 20-41 40-81 40-39 0-81-23-81-66v-1c0-44 37-69 92-69 29 0 49 4 70 9v-9c0-42-27-64-70-64-26 0-46 7-66 17l-7-18c23-11 45-18 74-18 55 0 89 28 89 82v132z">
          <text:p/>
        </draw:path>
        <draw:path draw:style-name="gr4" draw:text-style-name="P4" draw:layer="layout" svg:width="0.113cm" svg:height="0.213cm" svg:x="5.06cm" svg:y="19.07cm" svg:viewBox="0 0 114 214" svg:d="M112 22c-49 0-92 37-92 106v86h-20v-211h20v60c18-38 52-65 94-63v22z">
          <text:p/>
        </draw:path>
        <draw:polygon draw:style-name="gr4" draw:text-style-name="P4" draw:layer="layout" svg:width="0.027cm" svg:height="0.035cm" svg:x="5.183cm" svg:y="19.248cm" svg:viewBox="0 0 28 36" draw:points="0,0 28,0 28,36 0,36">
          <text:p/>
        </draw:polygon>
        <draw:path draw:style-name="gr2" draw:text-style-name="P2" draw:layer="layout" svg:width="1.022cm" svg:height="0.885cm" svg:x="1.484cm" svg:y="15.619cm" svg:viewBox="0 0 1023 886" svg:d="M589 243l-17 343c-2 28-13 40-25 51-7 7-19 16-35 16-15 0-28-9-35-16-12-11-22-23-24-51l-18-343c-1-26 7-44 17-54 12-14 32-21 60-21 29 0 49 7 61 21 10 10 18 28 16 54zM512 842c-39 0-70-31-70-70 0-40 31-72 70-72s71 32 71 72c0 39-32 70-71 70zM0 886h1023l-511-886z">
          <text:p/>
        </draw:path>
        <draw:path draw:style-name="gr2" draw:text-style-name="P2" draw:layer="layout" svg:width="1.597cm" svg:height="1.42cm" svg:x="1.197cm" svg:y="15.309cm" svg:viewBox="0 0 1598 1421" svg:d="M1534 1325c-16 27-44 43-75 43h-1321c-30 0-59-16-74-43-15-26-15-59 0-86l660-1144c15-26 44-43 74-43 31 0 59 17 75 43l661 1144c15 27 15 60 0 86zM1579 1213l-661-1144c-24-43-70-69-120-69-49 0-95 26-120 69l-659 1144c-25 43-25 96 0 139 24 42 70 69 119 69h1321c50 0 96-27 120-69 25-43 25-96 0-139z">
          <text:p/>
        </draw:path>
        <draw:polygon draw:style-name="gr2" draw:text-style-name="P2" draw:layer="layout" svg:width="10.09cm" svg:height="6.694cm" svg:x="0.311cm" svg:y="21.552cm" svg:viewBox="0 0 10091 6695" draw:points="10091,6695 0,6695 0,0 10091,0">
          <text:p/>
        </draw:polygon>
        <draw:polygon draw:style-name="gr37" draw:text-style-name="P13" draw:layer="layout" svg:width="10.09cm" svg:height="2.256cm" svg:x="0.311cm" svg:y="21.552cm" svg:viewBox="0 0 10091 2257" draw:points="10091,2257 0,2257 0,0 10091,0">
          <text:p/>
        </draw:polygon>
        <draw:path draw:style-name="gr2" draw:text-style-name="P2" draw:layer="layout" svg:width="0.683cm" svg:height="0.862cm" svg:x="3.782cm" svg:y="22.963cm" svg:viewBox="0 0 684 863" svg:d="M491 302c0-85-60-131-154-131h-147v264h150c95 0 151-57 151-131zM334 604h-144v259h-190v-863h353c205 0 331 122 331 298v3c0 199-156 303-350 303z">
          <text:p/>
        </draw:path>
        <draw:path draw:style-name="gr2" draw:text-style-name="P2" draw:layer="layout" svg:width="0.746cm" svg:height="0.862cm" svg:x="4.605cm" svg:y="22.963cm" svg:viewBox="0 0 747 863" svg:d="M529 294c0-81-57-123-149-123h-190v248h193c93 0 146-49 146-122zM525 863l-185-277h-150v277h-190v-863h396c203 0 325 107 325 285v2c0 139-75 227-185 267l211 309z">
          <text:p/>
        </draw:path>
        <draw:path draw:style-name="gr2" draw:text-style-name="P2" draw:layer="layout" svg:width="0.917cm" svg:height="0.892cm" svg:x="5.458cm" svg:y="22.948cm" svg:viewBox="0 0 918 893" svg:d="M719 446c0-148-108-271-262-271-153 0-259 121-259 269v2c0 148 109 272 262 272s259-122 259-269zM457 893c-266 0-457-198-457-444v-3c0-245 193-446 460-446s458 198 458 444v2c0 246-194 447-461 447z">
          <text:p/>
        </draw:path>
        <draw:path draw:style-name="gr2" draw:text-style-name="P2" draw:layer="layout" svg:width="0.734cm" svg:height="0.862cm" svg:x="6.543cm" svg:y="22.963cm" svg:viewBox="0 0 735 863" svg:d="M546 600c0-58-43-94-141-94h-220v190h226c85 0 135-29 135-94zM498 255c0-57-44-89-125-89h-188v183h175c85 0 138-28 138-92zM411 863h-411v-863h401c177 0 286 87 286 223v2c0 98-52 152-114 186 100 39 162 97 162 212v3c0 159-129 237-324 237z">
          <text:p/>
        </draw:path>
        <draw:polygon draw:style-name="gr2" draw:text-style-name="P2" draw:layer="layout" svg:width="0.62cm" svg:height="0.862cm" svg:x="7.433cm" svg:y="22.963cm" svg:viewBox="0 0 621 863" draw:points="0,863 0,0 190,0 190,690 621,690 621,863">
          <text:p/>
        </draw:polygon>
        <draw:polygon draw:style-name="gr2" draw:text-style-name="P2" draw:layer="layout" svg:width="0.656cm" svg:height="0.862cm" svg:x="8.196cm" svg:y="22.963cm" svg:viewBox="0 0 657 863" draw:points="0,863 0,0 651,0 651,169 189,169 189,344 596,344 596,512 189,512 189,694 657,694 657,863">
          <text:p/>
        </draw:polygon>
        <draw:polygon draw:style-name="gr2" draw:text-style-name="P2" draw:layer="layout" svg:width="0.863cm" svg:height="0.862cm" svg:x="9.021cm" svg:y="22.963cm" svg:viewBox="0 0 864 863" draw:points="675,863 675,299 433,668 428,668 187,303 187,863 0,863 0,0 206,0 433,365 659,0 864,0 864,863">
          <text:p/>
        </draw:polygon>
        <draw:polygon draw:style-name="gr4" draw:text-style-name="P4" draw:layer="layout" svg:width="0.021cm" svg:height="0.288cm" svg:x="1.833cm" svg:y="25.104cm" svg:viewBox="0 0 22 289" draw:points="0,0 22,0 22,289 0,289">
          <text:p/>
        </draw:polygon>
        <draw:path draw:style-name="gr4" draw:text-style-name="P4" draw:layer="layout" svg:width="0.179cm" svg:height="0.3cm" svg:x="1.938cm" svg:y="25.092cm" svg:viewBox="0 0 180 301" svg:d="M160 301v-125c0-44-24-72-67-72-42 0-73 31-73 76v121h-20v-301h20v129c14-24 37-44 75-44 54 0 85 36 85 87v129z">
          <text:p/>
        </draw:path>
        <draw:path draw:style-name="gr4" draw:text-style-name="P4" draw:layer="layout" svg:width="0.113cm" svg:height="0.213cm" svg:x="2.189cm" svg:y="25.179cm" svg:viewBox="0 0 114 214" svg:d="M112 22c-49 0-91 37-91 105v87h-21v-211h21v60c16-38 51-65 93-63v22z">
          <text:p/>
        </draw:path>
        <draw:path draw:style-name="gr4" draw:text-style-name="P4" draw:layer="layout" svg:width="0.158cm" svg:height="0.218cm" svg:x="2.459cm" svg:y="25.178cm" svg:viewBox="0 0 159 219" svg:d="M86 219c-31 0-64-12-86-31l12-16c23 18 48 28 75 28 28 0 51-16 51-40v-1c0-24-27-33-56-42-34-9-72-21-72-58v-1c0-34 29-58 69-58 25 0 54 9 76 23l-12 17c-19-13-42-21-65-21-28 0-47 16-47 37 0 24 28 32 58 41 34 11 70 23 70 60v1c0 37-33 61-73 61z">
          <text:p/>
        </draw:path>
        <draw:path draw:style-name="gr4" draw:text-style-name="P4" draw:layer="layout" svg:width="0.124cm" svg:height="0.28cm" svg:x="2.658cm" svg:y="25.115cm" svg:viewBox="0 0 125 281" svg:d="M90 281c-33 0-59-17-59-58v-137h-31v-19h31v-67h20v67h74v19h-74v135c0 31 18 42 42 42 10 0 19-3 31-8v19c-11 5-21 7-34 7z">
          <text:p/>
        </draw:path>
        <draw:path draw:style-name="gr4" draw:text-style-name="P4" draw:layer="layout" svg:width="0.195cm" svg:height="0.22cm" svg:x="2.821cm" svg:y="25.177cm" svg:viewBox="0 0 196 221" svg:d="M174 100c-2-42-27-81-75-81-41 0-73 35-77 81zM104 202c33 0 55-15 72-33l14 12c-21 23-46 40-87 40-55 0-103-44-103-111 0-61 43-110 100-110 59 0 96 48 96 110v1c0 3 0 4 0 8h-174c4 52 41 83 82 83z">
          <text:p/>
        </draw:path>
        <draw:polygon draw:style-name="gr4" draw:text-style-name="P4" draw:layer="layout" svg:width="0.02cm" svg:height="0.3cm" svg:x="3.078cm" svg:y="25.092cm" svg:viewBox="0 0 21 301" draw:points="0,0 21,0 21,301 0,301">
          <text:p/>
        </draw:polygon>
        <draw:polygon draw:style-name="gr4" draw:text-style-name="P4" draw:layer="layout" svg:width="0.02cm" svg:height="0.3cm" svg:x="3.18cm" svg:y="25.092cm" svg:viewBox="0 0 21 301" draw:points="0,0 21,0 21,301 0,301">
          <text:p/>
        </draw:polygon>
        <draw:path draw:style-name="gr4" draw:text-style-name="P4" draw:layer="layout" svg:width="0.124cm" svg:height="0.28cm" svg:x="3.26cm" svg:y="25.115cm" svg:viewBox="0 0 125 281" svg:d="M90 281c-32 0-58-17-58-58v-137h-32v-19h32v-67h20v67h73v19h-73v135c0 31 17 42 42 42 10 0 18-3 30-8v19c-10 5-21 7-34 7z">
          <text:p/>
        </draw:path>
        <draw:path draw:style-name="gr4" draw:text-style-name="P4" draw:layer="layout" svg:width="0.124cm" svg:height="0.301cm" svg:x="3.549cm" svg:y="25.091cm" svg:viewBox="0 0 125 302" svg:d="M93 18c-29 0-43 17-43 54v20h75v19h-75v191h-20v-191h-30v-19h30v-20c0-46 23-72 63-72 12 0 23 1 32 5v18c-12-3-22-5-32-5z">
          <text:p/>
        </draw:path>
        <draw:path draw:style-name="gr4" draw:text-style-name="P4" draw:layer="layout" svg:width="0.196cm" svg:height="0.22cm" svg:x="3.697cm" svg:y="25.177cm" svg:viewBox="0 0 197 221" svg:d="M175 100c-3-42-27-81-76-81-42 0-74 35-77 81zM104 202c33 0 55-15 73-33l14 12c-22 23-47 40-88 40-55 0-103-44-103-111 0-61 43-110 100-110 59 0 97 48 97 110v1c0 3 0 4-1 8h-174c3 52 41 83 82 83z">
          <text:p/>
        </draw:path>
        <draw:path draw:style-name="gr4" draw:text-style-name="P4" draw:layer="layout" svg:width="0.159cm" svg:height="0.218cm" svg:x="3.933cm" svg:y="25.178cm" svg:viewBox="0 0 160 219" svg:d="M86 219c-30 0-63-12-86-31l12-16c23 18 49 28 75 28 30 0 52-16 52-40v-1c0-24-26-33-56-42-35-9-72-21-72-58v-1c0-34 28-58 69-58 26 0 54 9 75 23l-11 17c-19-13-42-21-65-21-29 0-48 16-48 37 0 24 29 32 59 41 34 11 70 23 70 60v1c0 37-33 61-74 61z">
          <text:p/>
        </draw:path>
        <draw:path draw:style-name="gr4" draw:text-style-name="P4" draw:layer="layout" svg:width="0.124cm" svg:height="0.28cm" svg:x="4.132cm" svg:y="25.115cm" svg:viewBox="0 0 125 281" svg:d="M90 281c-32 0-58-17-58-58v-137h-32v-19h32v-67h20v67h73v19h-73v135c0 31 17 42 42 42 10 0 18-3 30-8v19c-10 5-21 7-34 7z">
          <text:p/>
        </draw:path>
        <draw:path draw:style-name="gr4" draw:text-style-name="P4" draw:layer="layout" svg:width="0.039cm" svg:height="0.079cm" svg:x="4.299cm" svg:y="25.357cm" svg:viewBox="0 0 40 80" svg:d="M24 36h-11v-36h27v30c0 27-9 40-35 50l-5-11c19-9 26-18 24-33z">
          <text:p/>
        </draw:path>
        <draw:path draw:style-name="gr4" draw:text-style-name="P4" draw:layer="layout" svg:width="0.208cm" svg:height="0.305cm" svg:x="4.52cm" svg:y="25.092cm" svg:viewBox="0 0 209 306" svg:d="M190 195c0-54-43-90-86-90-46 0-82 33-82 89v1c0 55 38 90 82 90 43 0 86-36 86-90zM189 301v-48c-18 27-46 53-87 53-51 0-102-42-102-110v-1c0-68 51-110 102-110 42 0 70 24 87 50v-135h20v301z">
          <text:p/>
        </draw:path>
        <draw:path draw:style-name="gr4" draw:text-style-name="P4" draw:layer="layout" svg:width="0.181cm" svg:height="0.218cm" svg:x="4.787cm" svg:y="25.179cm" svg:viewBox="0 0 182 219" svg:d="M162 111c-18-4-41-10-71-10-45 0-69 21-69 50v1c0 30 28 48 60 48 43 0 80-27 80-65zM161 214v-35c-14 20-40 40-80 40-39 0-81-23-81-66v-1c0-43 38-69 92-69 29 0 49 4 69 9v-9c0-42-26-64-69-64-25 0-46 7-65 17l-8-18c23-11 46-18 74-18 54 0 89 28 89 82v132z">
          <text:p/>
        </draw:path>
        <draw:path draw:style-name="gr4" draw:text-style-name="P4" draw:layer="layout" svg:width="0.158cm" svg:height="0.218cm" svg:x="5.022cm" svg:y="25.178cm" svg:viewBox="0 0 159 219" svg:d="M86 219c-30 0-64-12-86-31l12-16c23 18 49 28 75 28 30 0 52-16 52-40v-1c0-24-28-33-57-42-34-9-72-21-72-58v-1c0-34 29-58 69-58 25 0 55 9 76 23l-11 17c-19-13-43-21-65-21-29 0-48 16-48 37 0 24 28 32 58 41 35 11 70 23 70 60v1c0 37-32 61-73 61z">
          <text:p/>
        </draw:path>
        <draw:path draw:style-name="gr4" draw:text-style-name="P4" draw:layer="layout" svg:width="0.158cm" svg:height="0.218cm" svg:x="5.222cm" svg:y="25.178cm" svg:viewBox="0 0 159 219" svg:d="M87 219c-31 0-65-12-87-31l12-16c23 18 49 28 76 28 29 0 51-16 51-40v-1c0-24-26-33-56-42-35-9-73-21-73-58v-1c0-34 29-58 70-58 26 0 54 9 75 23l-11 17c-19-13-42-21-64-21-30 0-49 16-49 37 0 24 28 32 59 41 34 11 69 23 69 60v1c0 37-32 61-72 61z">
          <text:p/>
        </draw:path>
        <draw:polygon draw:style-name="gr4" draw:text-style-name="P4" draw:layer="layout" svg:width="0.021cm" svg:height="0.288cm" svg:x="5.575cm" svg:y="25.104cm" svg:viewBox="0 0 22 289" draw:points="0,0 22,0 22,289 0,289">
          <text:p/>
        </draw:polygon>
        <draw:path draw:style-name="gr4" draw:text-style-name="P4" draw:layer="layout" svg:width="0.18cm" svg:height="0.3cm" svg:x="5.68cm" svg:y="25.092cm" svg:viewBox="0 0 181 301" svg:d="M160 301v-125c0-44-25-72-67-72-41 0-73 31-73 76v121h-20v-301h20v129c14-24 38-44 76-44 54 0 85 36 85 87v129z">
          <text:p/>
        </draw:path>
        <draw:path draw:style-name="gr4" draw:text-style-name="P4" draw:layer="layout" svg:width="0.113cm" svg:height="0.213cm" svg:x="5.932cm" svg:y="25.179cm" svg:viewBox="0 0 114 214" svg:d="M112 22c-49 0-92 37-92 105v87h-20v-211h20v60c16-38 52-65 94-63v22z">
          <text:p/>
        </draw:path>
        <draw:path draw:style-name="gr4" draw:text-style-name="P4" draw:layer="layout" svg:width="0.181cm" svg:height="0.218cm" svg:x="6.202cm" svg:y="25.179cm" svg:viewBox="0 0 182 219" svg:d="M163 111c-18-4-42-10-71-10-45 0-69 21-69 50v1c0 30 28 48 60 48 43 0 80-27 80-65zM162 214v-35c-14 20-40 40-80 40-39 0-82-23-82-66v-1c0-43 39-69 93-69 29 0 49 4 69 9v-9c0-42-26-64-69-64-25 0-46 7-66 17l-7-18c23-11 46-18 74-18 54 0 88 28 88 82v132z">
          <text:p/>
        </draw:path>
        <draw:path draw:style-name="gr4" draw:text-style-name="P4" draw:layer="layout" svg:width="0.18cm" svg:height="0.215cm" svg:x="6.455cm" svg:y="25.177cm" svg:viewBox="0 0 181 216" svg:d="M160 216v-126c0-43-24-71-66-71s-74 31-74 75v122h-20v-211h20v39c14-24 38-44 77-44 53 0 84 36 84 87v129z">
          <text:p/>
        </draw:path>
        <draw:path draw:style-name="gr4" draw:text-style-name="P4" draw:layer="layout" svg:width="0.208cm" svg:height="0.305cm" svg:x="6.817cm" svg:y="25.092cm" svg:viewBox="0 0 209 306" svg:d="M190 195c0-54-43-90-87-90-45 0-82 33-82 89v1c0 55 39 90 82 90 44 0 87-36 87-90zM189 301v-48c-18 27-46 53-88 53-50 0-101-42-101-110v-1c0-68 51-110 101-110 42 0 70 24 88 50v-135h20v301z">
          <text:p/>
        </draw:path>
        <draw:path draw:style-name="gr4" draw:text-style-name="P4" draw:layer="layout" svg:width="0.195cm" svg:height="0.22cm" svg:x="7.087cm" svg:y="25.177cm" svg:viewBox="0 0 196 221" svg:d="M175 100c-3-42-28-81-76-81-41 0-74 35-78 81zM104 202c33 0 55-15 72-33l14 12c-21 23-46 40-86 40-56 0-104-44-104-111 0-61 44-110 100-110 59 0 96 48 96 110v1c0 3 0 4 0 8h-175c4 52 42 83 83 83z">
          <text:p/>
        </draw:path>
        <draw:path draw:style-name="gr4" draw:text-style-name="P4" draw:layer="layout" svg:width="0.113cm" svg:height="0.213cm" svg:x="7.341cm" svg:y="25.179cm" svg:viewBox="0 0 114 214" svg:d="M112 22c-50 0-92 37-92 105v87h-20v-211h20v60c17-38 52-65 94-63v22z">
          <text:p/>
        </draw:path>
        <draw:path draw:style-name="gr4" draw:text-style-name="P4" draw:layer="layout" svg:width="0.211cm" svg:height="0.296cm" svg:x="7.615cm" svg:y="25.1cm" svg:viewBox="0 0 212 297" svg:d="M116 297c-47 0-82-15-116-46l14-16c31 29 60 43 104 43 43 0 72-25 72-58 0-31-16-48-81-62-70-14-98-38-98-81v-1c0-43 39-76 93-76 42 0 70 12 99 35l-13 17c-28-24-55-33-86-33-44 0-72 25-72 55 0 31 16 50 85 64 67 14 95 38 95 80 0 47-40 79-96 79z">
          <text:p/>
        </draw:path>
        <draw:path draw:style-name="gr4" draw:text-style-name="P4" draw:layer="layout" svg:width="0.124cm" svg:height="0.28cm" svg:x="7.87cm" svg:y="25.115cm" svg:viewBox="0 0 125 281" svg:d="M90 281c-32 0-59-17-59-58v-137h-31v-19h31v-67h21v67h73v19h-73v135c0 31 17 42 41 42 11 0 19-3 31-8v19c-10 5-21 7-34 7z">
          <text:p/>
        </draw:path>
        <draw:path draw:style-name="gr4" draw:text-style-name="P4" draw:layer="layout" svg:width="0.215cm" svg:height="0.22cm" svg:x="8.033cm" svg:y="25.177cm" svg:viewBox="0 0 216 221" svg:d="M195 110c0-51-38-91-87-91s-86 41-86 90v1c0 52 39 92 87 92 50 0 86-41 86-91zM108 221c-62 0-108-50-108-110v-1c0-59 47-110 109-110s107 50 107 109v1c0 60-45 111-108 111z">
          <text:p/>
        </draw:path>
        <draw:path draw:style-name="gr4" draw:text-style-name="P4" draw:layer="layout" svg:width="0.113cm" svg:height="0.213cm" svg:x="8.31cm" svg:y="25.179cm" svg:viewBox="0 0 114 214" svg:d="M112 22c-48 0-92 37-92 105v87h-20v-211h20v60c18-38 53-65 94-63v22z">
          <text:p/>
        </draw:path>
        <draw:path draw:style-name="gr4" draw:text-style-name="P4" draw:layer="layout" svg:width="0.209cm" svg:height="0.277cm" svg:x="8.452cm" svg:y="25.182cm" svg:viewBox="0 0 210 278" svg:d="M118 218c-19 44-40 60-70 60-16 0-27-3-41-9l7-18c11 5 20 8 35 8 22 0 36-13 52-50l-101-209h24l87 189 76-189h23z">
          <text:p/>
        </draw:path>
        <draw:path draw:style-name="gr4" draw:text-style-name="P4" draw:layer="layout" svg:width="0.18cm" svg:height="0.215cm" svg:x="1.825cm" svg:y="25.67cm" svg:viewBox="0 0 181 216" svg:d="M161 216v-126c0-43-25-71-67-71s-74 31-74 74v123h-20v-211h20v39c14-25 39-44 77-44 53 0 84 36 84 86v130z">
          <text:p/>
        </draw:path>
        <draw:path draw:style-name="gr4" draw:text-style-name="P4" draw:layer="layout" svg:width="0.025cm" svg:height="0.292cm" svg:x="2.077cm" svg:y="25.593cm" svg:viewBox="0 0 26 293" svg:d="M3 82h21v211h-21zM0 0h26v27h-26z">
          <text:p/>
        </draw:path>
        <draw:path draw:style-name="gr4" draw:text-style-name="P4" draw:layer="layout" svg:width="0.192cm" svg:height="0.22cm" svg:x="2.165cm" svg:y="25.67cm" svg:viewBox="0 0 193 221" svg:d="M108 221c-61 0-108-51-108-109v-1c0-60 48-111 108-111 39 0 64 18 83 39l-14 15c-18-19-39-35-70-35-47 0-85 40-85 91v1c0 50 39 91 87 91 29 0 52-16 70-35l14 12c-21 24-47 42-85 42z">
          <text:p/>
        </draw:path>
        <draw:path draw:style-name="gr4" draw:text-style-name="P4" draw:layer="layout" svg:width="0.179cm" svg:height="0.3cm" svg:x="2.414cm" svg:y="25.585cm" svg:viewBox="0 0 180 301" svg:d="M160 301v-126c0-43-24-71-66-71-41 0-73 31-73 74v123h-21v-301h21v129c14-25 37-44 75-44 53 0 84 36 84 86v130z">
          <text:p/>
        </draw:path>
        <draw:path draw:style-name="gr4" draw:text-style-name="P4" draw:layer="layout" svg:width="0.124cm" svg:height="0.28cm" svg:x="2.646cm" svg:y="25.608cm" svg:viewBox="0 0 125 281" svg:d="M90 281c-32 0-58-17-58-57v-137h-32v-19h32v-68h20v68h73v19h-73v135c0 30 17 40 42 40 10 0 18-2 30-7v19c-10 5-21 7-34 7z">
          <text:p/>
        </draw:path>
        <draw:polygon draw:style-name="gr4" draw:text-style-name="P4" draw:layer="layout" svg:width="0.313cm" svg:height="0.212cm" svg:x="2.935cm" svg:y="25.674cm" svg:viewBox="0 0 314 213" draw:points="238,213 220,213 158,33 95,213 78,213 0,1 23,1 87,186 150,0 166,0 229,186 293,1 314,1">
          <text:p/>
        </draw:polygon>
        <draw:path draw:style-name="gr4" draw:text-style-name="P4" draw:layer="layout" svg:width="0.195cm" svg:height="0.22cm" svg:x="3.282cm" svg:y="25.67cm" svg:viewBox="0 0 196 221" svg:d="M175 101c-3-43-27-82-76-82-42 0-74 35-78 82zM103 202c34 0 56-15 73-33l14 12c-21 23-46 40-87 40-55 0-103-44-103-110v-1c0-61 43-110 99-110 60 0 97 48 97 111v1c0 3 0 4 0 7h-175c4 52 41 83 82 83z">
          <text:p/>
        </draw:path>
        <draw:path draw:style-name="gr4" draw:text-style-name="P4" draw:layer="layout" svg:width="0.025cm" svg:height="0.292cm" svg:x="3.537cm" svg:y="25.593cm" svg:viewBox="0 0 26 293" svg:d="M3 82h20v211h-20zM0 0h26v27h-26z">
          <text:p/>
        </draw:path>
        <draw:path draw:style-name="gr4" draw:text-style-name="P4" draw:layer="layout" svg:width="0.124cm" svg:height="0.28cm" svg:x="3.619cm" svg:y="25.608cm" svg:viewBox="0 0 125 281" svg:d="M90 281c-32 0-59-17-59-57v-137h-31v-19h31v-68h21v68h73v19h-73v135c0 30 17 40 42 40 10 0 18-2 30-7v19c-10 5-21 7-34 7z">
          <text:p/>
        </draw:path>
        <draw:path draw:style-name="gr4" draw:text-style-name="P4" draw:layer="layout" svg:width="0.196cm" svg:height="0.22cm" svg:x="3.782cm" svg:y="25.67cm" svg:viewBox="0 0 197 221" svg:d="M175 101c-3-43-27-82-75-82-42 0-74 35-77 82zM105 202c32 0 54-15 72-33l14 12c-22 23-47 40-87 40-55 0-104-44-104-110v-1c0-61 44-110 101-110 58 0 96 48 96 111v1c0 3 0 4-1 7h-173c3 52 41 83 82 83z">
          <text:p/>
        </draw:path>
        <draw:path draw:style-name="gr4" draw:text-style-name="P4" draw:layer="layout" svg:width="0.113cm" svg:height="0.213cm" svg:x="4.036cm" svg:y="25.672cm" svg:viewBox="0 0 114 214" svg:d="M112 22c-48 0-91 37-91 106v86h-21v-211h21v60c16-38 52-65 93-63v22z">
          <text:p/>
        </draw:path>
        <draw:path draw:style-name="gr4" draw:text-style-name="P4" draw:layer="layout" svg:width="0.181cm" svg:height="0.218cm" svg:x="4.173cm" svg:y="25.672cm" svg:viewBox="0 0 182 219" svg:d="M163 111c-18-4-41-9-71-9-46 0-70 20-70 49v1c0 30 28 48 61 48 43 0 80-27 80-65zM162 214v-35c-14 20-40 40-80 40s-82-23-82-66v-1c0-44 38-68 93-68 29 0 49 3 69 9v-9c0-44-26-65-69-65-25 0-47 7-66 17l-8-18c23-11 47-18 75-18 54 0 88 28 88 83v131z">
          <text:p/>
        </draw:path>
        <draw:path draw:style-name="gr4" draw:text-style-name="P4" draw:layer="layout" svg:width="0.113cm" svg:height="0.213cm" svg:x="4.426cm" svg:y="25.672cm" svg:viewBox="0 0 114 214" svg:d="M112 22c-49 0-92 37-92 106v86h-20v-211h20v60c17-38 52-65 94-63v22z">
          <text:p/>
        </draw:path>
        <draw:path draw:style-name="gr4" draw:text-style-name="P4" draw:layer="layout" svg:width="0.208cm" svg:height="0.304cm" svg:x="4.591cm" svg:y="25.585cm" svg:viewBox="0 0 209 305" svg:d="M187 196c0-55-38-91-82-91-45 0-87 37-87 90v1c0 54 42 90 87 90s82-33 82-89zM107 305c-43 0-70-23-87-50v46h-20v-301h20v138c18-28 44-53 87-53 50 0 102 42 102 110v1c0 68-52 109-102 109z">
          <text:p/>
        </draw:path>
        <draw:path draw:style-name="gr4" draw:text-style-name="P4" draw:layer="layout" svg:width="0.196cm" svg:height="0.22cm" svg:x="4.847cm" svg:y="25.67cm" svg:viewBox="0 0 197 221" svg:d="M175 101c-3-43-27-82-76-82-42 0-74 35-77 82zM104 202c33 0 55-15 73-33l14 12c-22 23-47 40-88 40-55 0-103-44-103-110v-1c0-61 43-110 100-110 59 0 97 48 97 111v1c0 3 0 4-1 7h-174c3 52 41 83 82 83z">
          <text:p/>
        </draw:path>
        <draw:path draw:style-name="gr4" draw:text-style-name="P4" draw:layer="layout" svg:width="0.025cm" svg:height="0.292cm" svg:x="5.102cm" svg:y="25.593cm" svg:viewBox="0 0 26 293" svg:d="M2 82h21v211h-21zM0 0h26v27h-26z">
          <text:p/>
        </draw:path>
        <draw:path draw:style-name="gr4" draw:text-style-name="P4" draw:layer="layout" svg:width="0.124cm" svg:height="0.28cm" svg:x="5.184cm" svg:y="25.608cm" svg:viewBox="0 0 125 281" svg:d="M91 281c-34 0-60-17-60-57v-137h-31v-19h31v-68h20v68h74v19h-74v135c0 30 18 40 43 40 10 0 19-2 31-7v19c-11 5-21 7-34 7z">
          <text:p/>
        </draw:path>
        <draw:path draw:style-name="gr4" draw:text-style-name="P4" draw:layer="layout" svg:width="0.196cm" svg:height="0.22cm" svg:x="5.347cm" svg:y="25.67cm" svg:viewBox="0 0 197 221" svg:d="M175 101c-3-43-27-82-75-82-41 0-73 35-77 82zM105 202c32 0 55-15 72-33l14 12c-22 23-47 40-87 40-55 0-104-44-104-110v-1c0-61 44-110 101-110 59 0 96 48 96 111v1c0 3 0 4 0 7h-174c4 52 41 83 82 83z">
          <text:p/>
        </draw:path>
        <draw:path draw:style-name="gr4" draw:text-style-name="P4" draw:layer="layout" svg:width="0.179cm" svg:height="0.215cm" svg:x="5.602cm" svg:y="25.67cm" svg:viewBox="0 0 180 216" svg:d="M160 216v-126c0-43-24-71-66-71s-74 31-74 74v123h-20v-211h20v39c14-25 38-44 76-44 53 0 84 36 84 86v130z">
          <text:p/>
        </draw:path>
        <draw:polygon draw:style-name="gr4" draw:text-style-name="P4" draw:layer="layout" svg:width="0.179cm" svg:height="0.3cm" svg:x="5.977cm" svg:y="25.585cm" svg:viewBox="0 0 180 301" draw:points="155,301 72,197 21,249 21,301 0,301 0,0 21,0 21,224 151,90 177,90 86,183 180,301">
          <text:p/>
        </draw:polygon>
        <draw:path draw:style-name="gr4" draw:text-style-name="P4" draw:layer="layout" svg:width="0.216cm" svg:height="0.283cm" svg:x="6.192cm" svg:y="25.607cm" svg:viewBox="0 0 217 284" svg:d="M127 0h30v33h-30zM60 0h29v33h-29zM195 173c0-51-38-91-87-91-50 0-86 41-86 90v1c0 51 38 92 86 92 51 0 87-41 87-91zM108 284c-63 0-108-51-108-110v-1c0-59 46-110 108-110 63 0 109 50 109 109v1c0 60-46 111-109 111z">
          <text:p/>
        </draw:path>
        <draw:path draw:style-name="gr4" draw:text-style-name="P4" draw:layer="layout" svg:width="0.179cm" svg:height="0.215cm" svg:x="6.47cm" svg:y="25.67cm" svg:viewBox="0 0 180 216" svg:d="M160 216v-126c0-43-24-71-67-71-42 0-73 31-73 74v123h-20v-211h20v39c14-25 37-44 76-44 53 0 84 36 84 86v130z">
          <text:p/>
        </draw:path>
        <draw:path draw:style-name="gr4" draw:text-style-name="P4" draw:layer="layout" svg:width="0.18cm" svg:height="0.215cm" svg:x="6.721cm" svg:y="25.67cm" svg:viewBox="0 0 181 216" svg:d="M160 216v-126c0-43-25-71-67-71-41 0-73 31-73 74v123h-20v-211h20v39c14-25 38-44 76-44 53 0 85 36 85 86v130z">
          <text:p/>
        </draw:path>
        <draw:path draw:style-name="gr4" draw:text-style-name="P4" draw:layer="layout" svg:width="0.124cm" svg:height="0.28cm" svg:x="6.954cm" svg:y="25.608cm" svg:viewBox="0 0 125 281" svg:d="M90 281c-33 0-60-17-60-57v-137h-30v-19h30v-68h20v68h75v19h-75v135c0 30 19 40 43 40 10 0 19-2 31-7v19c-11 5-21 7-34 7z">
          <text:p/>
        </draw:path>
        <draw:path draw:style-name="gr4" draw:text-style-name="P4" draw:layer="layout" svg:width="0.039cm" svg:height="0.079cm" svg:x="7.121cm" svg:y="25.85cm" svg:viewBox="0 0 40 80" svg:d="M23 36h-11v-36h28v31c0 26-11 39-35 49l-5-11c18-9 24-18 23-33z">
          <text:p/>
        </draw:path>
        <draw:polygon draw:style-name="gr4" draw:text-style-name="P4" draw:layer="layout" svg:width="0.313cm" svg:height="0.212cm" svg:x="7.337cm" svg:y="25.674cm" svg:viewBox="0 0 314 213" draw:points="238,213 220,213 158,33 95,213 78,213 0,1 24,1 87,186 150,0 166,0 229,186 293,1 314,1">
          <text:p/>
        </draw:polygon>
        <draw:path draw:style-name="gr4" draw:text-style-name="P4" draw:layer="layout" svg:width="0.196cm" svg:height="0.22cm" svg:x="7.684cm" svg:y="25.67cm" svg:viewBox="0 0 197 221" svg:d="M175 101c-3-43-27-82-75-82-42 0-74 35-78 82zM105 202c32 0 54-15 71-33l14 12c-21 23-46 40-86 40-55 0-104-44-104-110v-1c0-61 44-110 100-110 59 0 97 48 97 111v1c0 3 0 4-1 7h-174c4 52 41 83 83 83z">
          <text:p/>
        </draw:path>
        <draw:path draw:style-name="gr4" draw:text-style-name="P4" draw:layer="layout" svg:width="0.025cm" svg:height="0.292cm" svg:x="7.939cm" svg:y="25.593cm" svg:viewBox="0 0 26 293" svg:d="M2 82h20v211h-20zM0 0h26v27h-26z">
          <text:p/>
        </draw:path>
        <draw:polygon draw:style-name="gr4" draw:text-style-name="P4" draw:layer="layout" svg:width="0.021cm" svg:height="0.3cm" svg:x="8.043cm" svg:y="25.585cm" svg:viewBox="0 0 22 301" draw:points="0,0 22,0 22,301 0,301">
          <text:p/>
        </draw:polygon>
        <draw:polygon draw:style-name="gr4" draw:text-style-name="P4" draw:layer="layout" svg:width="0.206cm" svg:height="0.287cm" svg:x="1.83cm" svg:y="26.09cm" svg:viewBox="0 0 207 288" draw:points="0,288 0,0 205,0 205,20 21,20 21,133 187,133 187,152 21,152 21,269 207,269 207,288">
          <text:p/>
        </draw:polygon>
        <draw:path draw:style-name="gr4" draw:text-style-name="P4" draw:layer="layout" svg:width="0.18cm" svg:height="0.214cm" svg:x="2.096cm" svg:y="26.168cm" svg:viewBox="0 0 181 215" svg:d="M161 210v-39c-14 25-39 44-77 44-53 0-84-36-84-86v-129h20v125c0 44 25 72 67 72 41 0 74-31 74-75v-122h20v210z">
          <text:p/>
        </draw:path>
        <draw:path draw:style-name="gr4" draw:text-style-name="P4" draw:layer="layout" svg:width="0.192cm" svg:height="0.219cm" svg:x="2.338cm" svg:y="26.163cm" svg:viewBox="0 0 193 220" svg:d="M108 220c-62 0-108-50-108-108v-1c0-59 47-111 108-111 39 0 64 19 83 40l-14 14c-18-18-39-34-70-34-49 0-85 40-85 90v1c0 50 38 90 87 90 29 0 52-15 70-34l14 12c-21 24-47 41-85 41z">
          <text:p/>
        </draw:path>
        <draw:path draw:style-name="gr4" draw:text-style-name="P4" draw:layer="layout" svg:width="0.179cm" svg:height="0.299cm" svg:x="2.587cm" svg:y="26.078cm" svg:viewBox="0 0 180 300" svg:d="M160 300v-124c0-43-24-71-67-71-41 0-72 31-72 74v121h-21v-300h21v130c14-25 37-44 75-44 53 0 84 36 84 86v128z">
          <text:p/>
        </draw:path>
        <draw:polygon draw:style-name="gr4" draw:text-style-name="P4" draw:layer="layout" svg:width="0.313cm" svg:height="0.212cm" svg:x="2.944cm" svg:y="26.167cm" svg:viewBox="0 0 314 213" draw:points="237,213 220,213 157,33 95,213 77,213 0,1 22,1 86,186 150,0 166,0 229,186 292,1 314,1">
          <text:p/>
        </draw:polygon>
        <draw:path draw:style-name="gr4" draw:text-style-name="P4" draw:layer="layout" svg:width="0.025cm" svg:height="0.291cm" svg:x="3.316cm" svg:y="26.086cm" svg:viewBox="0 0 26 292" svg:d="M2 82h21v210h-21zM0 0h26v27h-26z">
          <text:p/>
        </draw:path>
        <draw:path draw:style-name="gr4" draw:text-style-name="P4" draw:layer="layout" svg:width="0.192cm" svg:height="0.219cm" svg:x="3.403cm" svg:y="26.163cm" svg:viewBox="0 0 193 220" svg:d="M107 220c-60 0-107-50-107-108v-1c0-59 47-111 107-111 39 0 65 19 85 40l-15 14c-18-18-39-34-70-34-48 0-85 40-85 90v1c0 50 38 90 86 90 30 0 54-15 71-34l14 12c-21 24-47 41-86 41z">
          <text:p/>
        </draw:path>
        <draw:path draw:style-name="gr4" draw:text-style-name="P4" draw:layer="layout" svg:width="0.18cm" svg:height="0.299cm" svg:x="3.652cm" svg:y="26.078cm" svg:viewBox="0 0 181 300" svg:d="M160 300v-124c0-43-24-71-66-71-41 0-73 31-73 74v121h-21v-300h21v130c14-25 38-44 76-44 53 0 84 36 84 86v128z">
          <text:p/>
        </draw:path>
        <draw:path draw:style-name="gr4" draw:text-style-name="P4" draw:layer="layout" svg:width="0.124cm" svg:height="0.28cm" svg:x="3.885cm" svg:y="26.101cm" svg:viewBox="0 0 125 281" svg:d="M90 281c-33 0-59-18-59-57v-138h-31v-19h31v-67h20v67h74v19h-74v136c0 30 18 40 42 40 10 0 19-2 31-7v19c-11 5-21 7-34 7z">
          <text:p/>
        </draw:path>
        <draw:path draw:style-name="gr4" draw:text-style-name="P4" draw:layer="layout" svg:width="0.025cm" svg:height="0.291cm" svg:x="4.069cm" svg:y="26.086cm" svg:viewBox="0 0 26 292" svg:d="M2 82h21v210h-21zM0 0h26v27h-26z">
          <text:p/>
        </draw:path>
        <draw:path draw:style-name="gr4" draw:text-style-name="P4" draw:layer="layout" svg:width="0.208cm" svg:height="0.281cm" svg:x="4.157cm" svg:y="26.163cm" svg:viewBox="0 0 209 282" svg:d="M190 100c0-48-43-80-88-80-43 0-80 31-80 80 0 48 37 81 80 81 45 0 88-33 88-80zM105 282c-35 0-67-11-96-32l12-16c25 19 54 29 85 29 49 0 83-27 83-81v-31c-18 26-46 49-89 49-50 0-100-39-100-99v-1c0-60 50-100 100-100 43 0 72 23 89 48v-43h20v178c0 64-43 99-104 99z">
          <text:p/>
        </draw:path>
        <draw:path draw:style-name="gr4" draw:text-style-name="P4" draw:layer="layout" svg:width="0.196cm" svg:height="0.219cm" svg:x="4.427cm" svg:y="26.163cm" svg:viewBox="0 0 197 220" svg:d="M175 101c-3-42-28-81-76-81-42 0-74 34-78 81zM104 202c32 0 55-15 72-33l14 12c-21 23-47 39-87 39-55 0-103-44-103-109v-1c0-60 43-110 99-110 60 0 98 49 98 111v1c0 2 0 4-1 7h-175c4 52 41 83 83 83z">
          <text:p/>
        </draw:path>
        <draw:polygon draw:style-name="gr4" draw:text-style-name="P4" draw:layer="layout" svg:width="0.021cm" svg:height="0.287cm" svg:x="4.812cm" svg:y="26.09cm" svg:viewBox="0 0 22 288" draw:points="0,0 22,0 22,288 0,288">
          <text:p/>
        </draw:polygon>
        <draw:path draw:style-name="gr4" draw:text-style-name="P4" draw:layer="layout" svg:width="0.18cm" svg:height="0.214cm" svg:x="4.917cm" svg:y="26.163cm" svg:viewBox="0 0 181 215" svg:d="M160 215v-124c0-44-24-72-66-72-41 0-73 31-73 75v121h-21v-210h21v39c14-25 38-44 76-44 53 0 84 36 84 87v128z">
          <text:p/>
        </draw:path>
        <draw:path draw:style-name="gr4" draw:text-style-name="P4" draw:layer="layout" svg:width="0.124cm" svg:height="0.301cm" svg:x="5.151cm" svg:y="26.076cm" svg:viewBox="0 0 125 302" svg:d="M93 19c-29 0-43 17-43 53v20h74v18h-74v192h-20v-192h-30v-18h30v-21c0-45 23-71 63-71 12 0 21 2 32 5v19c-13-4-22-5-32-5z">
          <text:p/>
        </draw:path>
        <draw:path draw:style-name="gr4" draw:text-style-name="P4" draw:layer="layout" svg:width="0.215cm" svg:height="0.219cm" svg:x="5.299cm" svg:y="26.163cm" svg:viewBox="0 0 216 220" svg:d="M194 111c0-51-38-91-87-91-50 0-85 41-85 90v1c0 50 38 90 86 90 50 0 86-40 86-89zM107 220c-62 0-107-50-107-108v-1c0-59 46-111 108-111s108 51 108 110v1c0 58-46 109-109 109z">
          <text:p/>
        </draw:path>
        <draw:path draw:style-name="gr4" draw:text-style-name="P4" draw:layer="layout" svg:width="0.113cm" svg:height="0.212cm" svg:x="5.576cm" svg:y="26.165cm" svg:viewBox="0 0 114 213" svg:d="M112 23c-49 0-92 36-92 105v85h-20v-210h20v61c17-38 52-66 94-64v23z">
          <text:p/>
        </draw:path>
        <draw:path draw:style-name="gr4" draw:text-style-name="P4" draw:layer="layout" svg:width="0.316cm" svg:height="0.214cm" svg:x="5.741cm" svg:y="26.163cm" svg:viewBox="0 0 317 215" svg:d="M297 215v-124c0-46-23-72-62-72-35 0-66 27-66 74v122h-20v-125c0-45-24-71-62-71s-67 32-67 76v120h-20v-210h20v37c13-21 32-42 69-42 38 0 61 21 72 45 14-23 36-45 76-45 49 0 80 35 80 89v126z">
          <text:p/>
        </draw:path>
        <draw:path draw:style-name="gr4" draw:text-style-name="P4" draw:layer="layout" svg:width="0.181cm" svg:height="0.217cm" svg:x="6.114cm" svg:y="26.165cm" svg:viewBox="0 0 182 218" svg:d="M162 110c-17-4-41-9-72-9-44 0-69 19-69 49 0 31 29 48 61 48 44 0 80-26 80-64zM162 213v-35c-15 20-40 40-81 40-39 0-81-23-81-66v-1c0-44 37-68 91-68 31 0 51 3 71 9v-9c0-43-26-64-70-64-26 0-47 7-66 16l-7-17c23-11 45-18 74-18 55 0 89 28 89 82v131z">
          <text:p/>
        </draw:path>
        <draw:path draw:style-name="gr4" draw:text-style-name="P4" draw:layer="layout" svg:width="0.124cm" svg:height="0.28cm" svg:x="6.346cm" svg:y="26.101cm" svg:viewBox="0 0 125 281" svg:d="M90 281c-33 0-60-18-60-57v-138h-30v-19h30v-67h21v67h74v19h-74v136c0 30 18 40 42 40 10 0 19-2 31-7v19c-11 5-21 7-34 7z">
          <text:p/>
        </draw:path>
        <draw:path draw:style-name="gr4" draw:text-style-name="P4" draw:layer="layout" svg:width="0.026cm" svg:height="0.291cm" svg:x="6.529cm" svg:y="26.086cm" svg:viewBox="0 0 27 292" svg:d="M3 82h21v210h-21zM0 0h27v27h-27z">
          <text:p/>
        </draw:path>
        <draw:path draw:style-name="gr4" draw:text-style-name="P4" draw:layer="layout" svg:width="0.215cm" svg:height="0.219cm" svg:x="6.617cm" svg:y="26.163cm" svg:viewBox="0 0 216 220" svg:d="M194 111c0-51-37-91-87-91s-85 41-85 90v1c0 50 38 90 86 90 51 0 86-40 86-89zM107 220c-62 0-107-50-107-108v-1c0-59 46-111 108-111 63 0 108 51 108 110v1c0 58-45 109-109 109z">
          <text:p/>
        </draw:path>
        <draw:path draw:style-name="gr4" draw:text-style-name="P4" draw:layer="layout" svg:width="0.18cm" svg:height="0.214cm" svg:x="6.894cm" svg:y="26.163cm" svg:viewBox="0 0 181 215" svg:d="M160 215v-124c0-44-25-72-67-72-41 0-73 31-73 75v121h-20v-210h20v39c14-25 38-44 76-44 53 0 85 36 85 87v128z">
          <text:p/>
        </draw:path>
        <draw:path draw:style-name="gr4" draw:text-style-name="P4" draw:layer="layout" svg:width="0.195cm" svg:height="0.219cm" svg:x="7.132cm" svg:y="26.163cm" svg:viewBox="0 0 196 220" svg:d="M173 101c-3-42-27-81-75-81-41 0-73 34-77 81zM103 202c33 0 55-15 72-33l15 12c-22 23-47 39-88 39-55 0-102-44-102-109v-1c0-60 42-110 99-110 59 0 97 49 97 111v1c0 2 0 4 0 7h-175c4 52 41 83 82 83z">
          <text:p/>
        </draw:path>
        <draw:path draw:style-name="gr4" draw:text-style-name="P4" draw:layer="layout" svg:width="0.179cm" svg:height="0.214cm" svg:x="7.386cm" svg:y="26.163cm" svg:viewBox="0 0 180 215" svg:d="M160 215v-124c0-44-24-72-66-72-41 0-74 31-74 75v121h-20v-210h20v39c14-25 38-44 77-44 53 0 83 36 83 87v128z">
          <text:p/>
        </draw:path>
        <draw:path draw:style-name="gr4" draw:text-style-name="P4" draw:layer="layout" svg:width="0.124cm" svg:height="0.301cm" svg:x="1.807cm" svg:y="26.569cm" svg:viewBox="0 0 125 302" svg:d="M93 19c-29 0-42 17-42 54v20h74v18h-74v191h-21v-191h-30v-18h30v-21c0-46 23-72 63-72 13 0 23 2 32 5v19c-13-4-21-5-32-5z">
          <text:p/>
        </draw:path>
        <draw:path draw:style-name="gr4" draw:text-style-name="P4" draw:layer="layout" svg:width="0.196cm" svg:height="0.219cm" svg:x="1.955cm" svg:y="26.656cm" svg:viewBox="0 0 197 220" svg:d="M175 100c-3-43-27-82-75-82-43 0-75 35-78 82zM105 201c32 0 55-14 72-34l14 14c-22 23-47 39-87 39-56 0-104-44-104-110v-1c0-61 43-109 101-109 59 0 96 48 96 110 0 3 0 4-1 8h-174c3 52 41 83 83 83z">
          <text:p/>
        </draw:path>
        <draw:path draw:style-name="gr4" draw:text-style-name="P4" draw:layer="layout" svg:width="0.179cm" svg:height="0.3cm" svg:x="2.21cm" svg:y="26.57cm" svg:viewBox="0 0 180 301" svg:d="M160 301v-125c0-43-24-72-67-72-41 0-73 32-73 75v122h-20v-301h20v130c15-25 38-44 76-44 53 0 84 36 84 86v129z">
          <text:p/>
        </draw:path>
        <draw:polygon draw:style-name="gr4" draw:text-style-name="P4" draw:layer="layout" svg:width="0.02cm" svg:height="0.3cm" svg:x="2.464cm" svg:y="26.57cm" svg:viewBox="0 0 21 301" draw:points="0,0 21,0 21,301 0,301">
          <text:p/>
        </draw:polygon>
        <draw:path draw:style-name="gr4" draw:text-style-name="P4" draw:layer="layout" svg:width="0.196cm" svg:height="0.219cm" svg:x="2.549cm" svg:y="26.656cm" svg:viewBox="0 0 197 220" svg:d="M175 100c-3-43-27-82-75-82-43 0-75 35-78 82zM105 201c32 0 54-14 72-34l14 14c-22 23-47 39-87 39-56 0-104-44-104-110v-1c0-61 43-109 101-109s96 48 96 110c0 3 0 4-1 8h-174c3 52 41 83 83 83z">
          <text:p/>
        </draw:path>
        <draw:path draw:style-name="gr4" draw:text-style-name="P4" draw:layer="layout" svg:width="0.179cm" svg:height="0.214cm" svg:x="2.804cm" svg:y="26.656cm" svg:viewBox="0 0 180 215" svg:d="M160 215v-125c0-43-25-72-68-72-41 0-72 32-72 75v122h-20v-210h20v39c14-25 37-44 75-44 53 0 85 36 85 86v129z">
          <text:p/>
        </draw:path>
        <draw:polygon draw:style-name="gr4" draw:text-style-name="P4" draw:layer="layout" svg:width="0.027cm" svg:height="0.035cm" svg:x="3.051cm" svg:y="26.835cm" svg:viewBox="0 0 28 36" draw:points="0,0 28,0 28,36 0,36">
          <text:p/>
        </draw:polygon>
        <draw:path draw:style-name="gr2" draw:text-style-name="P2" draw:layer="layout" svg:width="1.022cm" svg:height="0.885cm" svg:x="1.484cm" svg:y="22.468cm" svg:viewBox="0 0 1023 886" svg:d="M589 243l-17 344c-2 28-13 39-25 51-7 7-19 15-35 15-15 0-28-8-35-15-12-12-22-23-24-51l-18-344c-1-25 7-43 17-53 12-14 32-21 60-21 29 0 49 7 61 21 10 10 18 28 16 53zM512 842c-39 0-70-32-70-70 0-40 31-71 70-71s71 31 71 71c0 38-32 70-71 70zM0 886h1023l-511-886z">
          <text:p/>
        </draw:path>
        <draw:path draw:style-name="gr2" draw:text-style-name="P2" draw:layer="layout" svg:width="1.597cm" svg:height="1.42cm" svg:x="1.197cm" svg:y="22.158cm" svg:viewBox="0 0 1598 1421" svg:d="M1534 1325c-16 27-44 43-75 43h-1321c-30 0-59-16-74-43-15-26-15-59 0-87l660-1143c15-26 44-43 74-43 31 0 59 17 75 43l661 1143c15 28 15 61 0 87zM1579 1212l-661-1143c-24-43-70-69-120-69-49 0-95 26-120 69l-659 1143c-25 43-25 97 0 139 24 43 70 70 119 70h1321c50 0 96-27 120-70 25-42 25-96 0-139z">
          <text:p/>
        </draw:path>
        <draw:frame draw:style-name="gr5" draw:text-style-name="P5" draw:layer="layout" svg:width="0.484cm" svg:height="0.484cm" svg:x="0.754cm" svg:y="6.972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65cm" svg:y="7.118cm" svg:viewBox="0 0 152 209" draw:points="60,22 0,22 4,0 152,0 148,22 87,22 51,209 25,209">
          <text:p/>
        </draw:polygon>
        <draw:path draw:style-name="gr6" draw:text-style-name="P6" draw:layer="layout" svg:width="0.157cm" svg:height="0.217cm" svg:x="1.468cm" svg:y="7.177cm" svg:viewBox="0 0 158 218" svg:d="M55 0l15 80c3 18 5 29 6 40h1c4-9 8-20 16-37l38-83h27l-56 114c-16 32-31 58-51 78-17 17-36 24-44 26l-7-22c7-2 17-6 29-14 10-8 21-20 29-35 1-2 1-4 0-6l-30-141z">
          <text:p/>
        </draw:path>
        <draw:path draw:style-name="gr6" draw:text-style-name="P6" draw:layer="layout" svg:width="0.224cm" svg:height="0.153cm" svg:x="1.625cm" svg:y="7.173cm" svg:viewBox="0 0 225 154" svg:d="M0 154l20-106c3-18 5-32 7-44h22l-3 28c15-21 34-32 53-32 23 0 34 15 35 33 14-21 33-32 55-33 17 0 36 11 36 39 0 7-1 18-2 27l-17 88h-25l16-86c1-6 2-13 2-20 0-16-6-27-22-27-19 0-41 22-47 56l-14 77h-25l17-88c1-7 2-12 2-18 0-14-4-27-23-27-18 0-42 25-48 58l-14 75z">
          <text:p/>
        </draw:path>
        <draw:path draw:style-name="gr6" draw:text-style-name="P6" draw:layer="layout" svg:width="0.141cm" svg:height="0.156cm" svg:x="1.876cm" svg:y="7.173cm" svg:viewBox="0 0 142 157" svg:d="M26 95c0 24 15 42 37 42 30 0 53-39 53-74 0-17-8-42-35-42-32 0-55 40-55 74zM142 63c0 46-33 94-83 94-38 0-59-28-59-61 0-49 35-96 84-96 40 0 58 31 58 63z">
          <text:p/>
        </draw:path>
        <draw:path draw:style-name="gr6" draw:text-style-name="P6" draw:layer="layout" svg:width="0.11cm" svg:height="0.222cm" svg:x="2.038cm" svg:y="7.104cm" svg:viewBox="0 0 111 223" svg:d="M0 223l25-130h-20l4-20h19l2-8c4-21 11-40 24-52 10-9 23-13 36-13 10 0 18 1 21 4l-6 20c-4-2-9-3-15-3-21 0-31 20-35 45l-1 7h33l-4 20h-33l-24 130z">
          <text:p/>
        </draw:path>
        <draw:path draw:style-name="gr6" draw:text-style-name="P6" draw:layer="layout" svg:width="0.125cm" svg:height="0.156cm" svg:x="2.123cm" svg:y="7.173cm" svg:viewBox="0 0 126 157" svg:d="M79 20c-25 0-44 25-50 48 41 1 73-5 73-28 0-13-10-20-23-20zM107 145c-11 7-29 12-50 12-39 0-57-27-57-60 0-45 34-97 83-97 28 0 43 17 43 40 0 39-44 49-100 48-1 7 0 21 3 28 6 14 18 21 33 21 19 0 32-6 42-11z">
          <text:p/>
        </draw:path>
        <draw:path draw:style-name="gr6" draw:text-style-name="P6" draw:layer="layout" svg:width="0.158cm" svg:height="0.217cm" svg:x="2.24cm" svg:y="7.177cm" svg:viewBox="0 0 159 218" svg:d="M55 0l15 80c3 18 5 29 7 40 4-9 8-20 16-37l38-83h28l-57 114c-16 32-31 58-51 78-18 17-36 24-44 26l-7-22c7-2 18-6 28-14 11-8 22-20 30-35 1-2 1-4 0-6l-30-141z">
          <text:p/>
        </draw:path>
        <draw:path draw:style-name="gr6" draw:text-style-name="P6" draw:layer="layout" svg:width="0.154cm" svg:height="0.208cm" svg:x="2.47cm" svg:y="7.118cm" svg:viewBox="0 0 155 209" svg:d="M24 209l17-87-41-122h28l20 68c5 19 8 27 10 35 5-9 12-20 22-36l45-67h30l-88 122-18 87z">
          <text:p/>
        </draw:path>
        <draw:path draw:style-name="gr6" draw:text-style-name="P6" draw:layer="layout" svg:width="0.125cm" svg:height="0.156cm" svg:x="2.593cm" svg:y="7.173cm" svg:viewBox="0 0 126 157" svg:d="M77 20c-24 0-42 25-49 48 41 1 73-5 73-28 0-13-10-20-24-20zM107 145c-11 7-31 12-51 12-39 0-56-27-56-60 0-45 33-97 81-97 29 0 45 17 45 40 0 39-45 49-100 48-2 7-1 21 3 28 6 14 18 21 33 21 18 0 31-6 41-11z">
          <text:p/>
        </draw:path>
        <draw:path draw:style-name="gr6" draw:text-style-name="P6" draw:layer="layout" svg:width="0.134cm" svg:height="0.149cm" svg:x="2.738cm" svg:y="7.177cm" svg:viewBox="0 0 135 150" svg:d="M26 0l13 86c2 17 4 28 5 36 4-8 8-17 17-34l45-88h29l-84 150h-25l-26-150z">
          <text:p/>
        </draw:path>
        <draw:path draw:style-name="gr6" draw:text-style-name="P6" draw:layer="layout" svg:width="0.15cm" svg:height="0.217cm" svg:x="2.86cm" svg:y="7.173cm" svg:viewBox="0 0 151 218" svg:d="M123 26c-5-2-15-5-25-5-37 0-64 39-64 77-1 16 6 35 29 35 22 0 44-27 50-56zM7 188c9 6 24 10 40 10 26 0 45-13 54-53l5-23h-1c-13 21-31 32-51 32-32 0-47-25-47-52 0-52 37-102 96-102 17 0 36 5 48 11l-24 124c-5 32-14 53-29 67-16 12-36 16-54 16s-35-4-44-10z">
          <text:p/>
        </draw:path>
        <draw:path draw:style-name="gr6" draw:text-style-name="P6" draw:layer="layout" svg:width="0.098cm" svg:height="0.153cm" svg:x="3.027cm" svg:y="7.173cm" svg:viewBox="0 0 99 154" svg:d="M0 154l18-96c4-21 6-40 8-54h22c-1 10-2 21-4 32h1c10-20 27-36 47-36 2 0 5 1 7 1l-5 25c-2 0-4 0-7 0-22 0-43 27-49 62l-13 66z">
          <text:p/>
        </draw:path>
        <draw:path draw:style-name="gr6" draw:text-style-name="P6" draw:layer="layout" svg:width="0.144cm" svg:height="0.156cm" svg:x="3.121cm" svg:y="7.173cm" svg:viewBox="0 0 145 157" svg:d="M116 23c-4-2-9-2-18-2-40 0-71 41-71 82 0 17 5 33 25 33 21 0 48-27 55-67zM99 154c0-9 2-23 3-39-17 31-38 42-59 42-27 0-43-21-43-49 0-52 38-108 104-108 15 0 30 3 41 6l-16 79c-5 26-7 52-6 69z">
          <text:p/>
        </draw:path>
        <draw:path draw:style-name="gr6" draw:text-style-name="P6" draw:layer="layout" svg:width="0.105cm" svg:height="0.156cm" svg:x="3.275cm" svg:y="7.173cm" svg:viewBox="0 0 106 157" svg:d="M7 128c8 4 20 9 33 9 18 0 29-11 29-24 0-12-5-19-21-28-18-9-28-22-28-38 0-27 24-47 55-47 14 0 26 4 31 8l-7 19c-5-3-15-7-26-7-15 0-26 10-26 24 0 11 7 17 20 25 17 9 28 22 28 39 0 31-25 49-57 49-17 0-31-5-38-10z">
          <text:p/>
        </draw:path>
        <draw:path draw:style-name="gr6" draw:text-style-name="P6" draw:layer="layout" svg:width="0.139cm" svg:height="0.219cm" svg:x="3.396cm" svg:y="7.107cm" svg:viewBox="0 0 140 220" svg:d="M0 220l42-220h26l-19 96h1c13-18 31-30 53-30 17 0 37 10 37 40 0 8-1 18-2 25l-17 89h-25l16-88c1-5 2-12 2-20 0-14-6-25-23-25-20 0-45 24-51 57l-14 76z">
          <text:p/>
        </draw:path>
        <draw:path draw:style-name="gr6" draw:text-style-name="P6" draw:layer="layout" svg:width="0.158cm" svg:height="0.217cm" svg:x="3.537cm" svg:y="7.177cm" svg:viewBox="0 0 159 218" svg:d="M54 0l15 80c3 18 5 29 7 40 4-9 9-20 16-37l38-83h29l-57 114c-16 32-32 58-52 78-17 17-35 24-43 26l-7-22c7-2 18-6 28-14s21-20 29-35c1-2 1-4 1-6l-30-141z">
          <text:p/>
        </draw:path>
        <draw:path draw:style-name="gr6" draw:text-style-name="P6" draw:layer="layout" svg:width="0.139cm" svg:height="0.153cm" svg:x="3.695cm" svg:y="7.173cm" svg:viewBox="0 0 140 154" svg:d="M0 154l19-106c4-18 6-32 7-44h23l-3 29c13-21 34-33 55-33 18 0 39 10 39 42 0 7-1 17-3 25l-17 87h-26l17-87c1-5 2-12 2-19 0-15-6-27-24-27s-44 22-51 60l-13 73z">
          <text:p/>
        </draw:path>
        <draw:path draw:style-name="gr6" draw:text-style-name="P6" draw:layer="layout" svg:width="0.061cm" svg:height="0.077cm" svg:x="3.837cm" svg:y="7.287cm" svg:viewBox="0 0 62 78" svg:d="M0 78c9-19 24-52 30-75l32-3c-12 26-32 60-42 76z">
          <text:p/>
        </draw:path>
        <draw:path draw:style-name="gr6" draw:text-style-name="P6" draw:layer="layout" svg:width="0.145cm" svg:height="0.204cm" svg:x="3.971cm" svg:y="7.122cm" svg:viewBox="0 0 146 205" svg:d="M0 205l3-17 30-25c54-45 85-77 85-110 0-15-8-31-31-31-18 0-32 8-41 14l-7-18c14-11 35-18 54-18 37 0 53 25 53 49 0 44-40 81-88 120l-17 13v1h84l-4 22z">
          <text:p/>
        </draw:path>
        <draw:path draw:style-name="gr6" draw:text-style-name="P6" draw:layer="layout" svg:width="0.137cm" svg:height="0.207cm" svg:x="4.136cm" svg:y="7.122cm" svg:viewBox="0 0 138 208" svg:d="M26 141c0 21 4 47 29 47 37 0 58-82 58-123 0-15-3-43-27-43-35 0-60 70-60 119zM138 64c0 66-31 144-87 144-38 0-51-30-51-69 0-66 35-139 89-139 38 0 49 33 49 64z">
          <text:p/>
        </draw:path>
        <draw:polygon draw:style-name="gr6" draw:text-style-name="P6" draw:layer="layout" svg:width="0.067cm" svg:height="0.2cm" svg:x="4.326cm" svg:y="7.126cm" svg:viewBox="0 0 68 201" draw:points="37,25 3,43 0,22 45,0 68,0 29,201 4,201">
          <text:p/>
        </draw:polygon>
        <draw:path draw:style-name="gr6" draw:text-style-name="P6" draw:layer="layout" svg:width="0.137cm" svg:height="0.207cm" svg:x="4.439cm" svg:y="7.122cm" svg:viewBox="0 0 138 208" svg:d="M27 141c0 21 4 47 28 47 37 0 58-82 58-123 0-15-2-43-27-43-35 0-59 70-59 119zM138 64c0 66-31 144-87 144-38 0-51-30-51-69 0-66 36-139 89-139 38 0 49 33 49 64z">
          <text:p/>
        </draw:path>
        <draw:frame draw:style-name="gr5" draw:text-style-name="P5" draw:layer="layout" svg:width="0.484cm" svg:height="0.484cm" svg:x="0.701cm" svg:y="13.71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12cm" svg:y="13.856cm" svg:viewBox="0 0 153 209" draw:points="61,22 0,22 4,0 153,0 148,22 86,22 51,209 26,209">
          <text:p/>
        </draw:polygon>
        <draw:path draw:style-name="gr6" draw:text-style-name="P6" draw:layer="layout" svg:width="0.158cm" svg:height="0.217cm" svg:x="1.415cm" svg:y="13.915cm" svg:viewBox="0 0 159 218" svg:d="M54 0l15 80c3 18 5 29 7 40 5-9 10-20 17-36l39-84h27l-56 114c-16 32-33 58-53 79-17 16-35 24-43 25l-7-22c7-2 18-6 28-14s21-20 29-35c1-2 1-3 1-6l-30-141z">
          <text:p/>
        </draw:path>
        <draw:path draw:style-name="gr6" draw:text-style-name="P6" draw:layer="layout" svg:width="0.224cm" svg:height="0.153cm" svg:x="1.573cm" svg:y="13.911cm" svg:viewBox="0 0 225 154" svg:d="M0 154l19-107c3-16 6-31 7-43h23l-4 28h1c13-21 32-32 52-32 24 0 35 15 36 34 13-22 32-33 54-34 17 0 37 12 37 40 0 6-1 17-3 25l-17 89h-24l16-87c1-6 2-13 2-19 0-16-6-26-23-26-18 0-40 21-47 55l-14 77h-25l16-89c2-6 3-12 3-18 0-12-4-25-23-25s-42 24-48 56l-13 76z">
          <text:p/>
        </draw:path>
        <draw:path draw:style-name="gr6" draw:text-style-name="P6" draw:layer="layout" svg:width="0.141cm" svg:height="0.156cm" svg:x="1.823cm" svg:y="13.911cm" svg:viewBox="0 0 142 157" svg:d="M27 94c0 25 13 43 35 43 31 0 54-40 54-75 0-17-8-41-36-41-32 0-53 39-53 73zM142 62c0 47-32 95-83 95-38 0-59-27-59-62 0-49 35-95 84-95 40 0 58 31 58 62z">
          <text:p/>
        </draw:path>
        <draw:path draw:style-name="gr6" draw:text-style-name="P6" draw:layer="layout" svg:width="0.111cm" svg:height="0.222cm" svg:x="1.985cm" svg:y="13.842cm" svg:viewBox="0 0 112 223" svg:d="M0 223l25-129h-20l4-20h20l1-8c4-21 11-41 26-53 9-9 22-13 35-13 10 0 17 2 21 4l-6 20c-4-2-9-3-15-3-20 0-30 21-34 46l-2 7h33l-3 20h-34l-25 129z">
          <text:p/>
        </draw:path>
        <draw:path draw:style-name="gr6" draw:text-style-name="P6" draw:layer="layout" svg:width="0.125cm" svg:height="0.156cm" svg:x="2.071cm" svg:y="13.911cm" svg:viewBox="0 0 126 157" svg:d="M77 20c-24 0-42 24-49 48 41 0 72-5 72-29 0-12-9-19-23-19zM106 146c-11 6-30 11-50 11-39 0-56-27-56-61 0-45 33-96 81-96 28 0 45 17 45 39 0 39-45 49-100 48-2 7-1 21 3 29 6 14 18 21 33 21 18 0 31-6 40-10z">
          <text:p/>
        </draw:path>
        <draw:path draw:style-name="gr6" draw:text-style-name="P6" draw:layer="layout" svg:width="0.157cm" svg:height="0.217cm" svg:x="2.188cm" svg:y="13.915cm" svg:viewBox="0 0 158 218" svg:d="M53 0l15 80c4 18 5 29 7 40h1c4-9 8-20 17-36l38-84h27l-56 114c-17 32-32 58-53 79-16 16-34 24-43 25l-6-22c6-2 17-6 27-14s21-20 29-35c1-2 1-3 1-6l-30-141z">
          <text:p/>
        </draw:path>
        <draw:path draw:style-name="gr6" draw:text-style-name="P6" draw:layer="layout" svg:width="0.154cm" svg:height="0.208cm" svg:x="2.418cm" svg:y="13.856cm" svg:viewBox="0 0 155 209" svg:d="M24 209l16-86-40-123h27l20 68c6 18 7 26 9 34h1c5-8 12-20 22-35l46-67h30l-90 122-16 87z">
          <text:p/>
        </draw:path>
        <draw:path draw:style-name="gr6" draw:text-style-name="P6" draw:layer="layout" svg:width="0.125cm" svg:height="0.156cm" svg:x="2.54cm" svg:y="13.911cm" svg:viewBox="0 0 126 157" svg:d="M79 20c-25 0-43 24-49 48 40 0 72-5 72-29 0-12-10-19-23-19zM107 146c-11 6-29 11-49 11-41 0-58-27-58-61 0-45 34-96 83-96 28 0 43 17 43 39 0 39-44 49-99 48-1 7 0 21 3 29 6 14 18 21 33 21 18 0 31-6 40-10z">
          <text:p/>
        </draw:path>
        <draw:path draw:style-name="gr6" draw:text-style-name="P6" draw:layer="layout" svg:width="0.133cm" svg:height="0.149cm" svg:x="2.686cm" svg:y="13.915cm" svg:viewBox="0 0 134 150" svg:d="M25 0l13 86c4 17 6 28 6 37h1c3-8 7-18 16-35l45-88h28l-83 150h-26l-25-150z">
          <text:p/>
        </draw:path>
        <draw:path draw:style-name="gr6" draw:text-style-name="P6" draw:layer="layout" svg:width="0.15cm" svg:height="0.217cm" svg:x="2.807cm" svg:y="13.911cm" svg:viewBox="0 0 151 218" svg:d="M123 27c-5-2-14-6-26-6-37 0-63 40-63 77 0 17 6 36 29 36 22 0 45-28 50-57zM7 188c9 6 24 10 40 10 25 0 45-13 54-53l5-23c-15 22-33 32-53 32-30 0-46-25-46-52 0-50 37-102 96-102 17 0 36 5 48 11l-23 124c-6 32-15 53-31 67-15 13-35 16-52 16-18 0-36-4-45-10z">
          <text:p/>
        </draw:path>
        <draw:path draw:style-name="gr6" draw:text-style-name="P6" draw:layer="layout" svg:width="0.097cm" svg:height="0.153cm" svg:x="2.975cm" svg:y="13.911cm" svg:viewBox="0 0 98 154" svg:d="M0 154l18-97c3-20 6-39 7-53h23c-2 10-3 21-4 32 10-20 26-36 47-36 3 0 5 1 7 1l-4 25c-2 0-5 0-8 0-23 0-42 27-49 61l-12 67z">
          <text:p/>
        </draw:path>
        <draw:path draw:style-name="gr6" draw:text-style-name="P6" draw:layer="layout" svg:width="0.144cm" svg:height="0.156cm" svg:x="3.068cm" svg:y="13.911cm" svg:viewBox="0 0 145 157" svg:d="M116 23c-3-1-9-2-18-2-38 0-70 40-70 81 0 18 6 34 25 34 22 0 47-28 54-68zM99 154c0-9 2-23 4-40h-1c-16 33-37 43-58 43-26 0-44-21-44-50 0-52 40-107 105-107 14 0 30 3 40 6l-15 78c-5 26-7 53-7 70z">
          <text:p/>
        </draw:path>
        <draw:path draw:style-name="gr6" draw:text-style-name="P6" draw:layer="layout" svg:width="0.106cm" svg:height="0.156cm" svg:x="3.222cm" svg:y="13.911cm" svg:viewBox="0 0 107 157" svg:d="M8 128c7 4 20 9 32 9 17 0 28-11 28-25 0-12-5-19-21-27-17-10-27-23-27-39 0-26 23-46 54-46 15 0 27 4 33 8l-8 19c-5-3-15-7-26-7-16 0-27 10-27 23 0 11 7 18 21 25 16 9 28 22 28 39 0 32-26 50-57 50-16 0-31-5-38-10z">
          <text:p/>
        </draw:path>
        <draw:path draw:style-name="gr6" draw:text-style-name="P6" draw:layer="layout" svg:width="0.14cm" svg:height="0.219cm" svg:x="3.343cm" svg:y="13.845cm" svg:viewBox="0 0 141 220" svg:d="M0 220l42-220h26l-19 96c13-18 32-30 55-30 17 0 37 11 37 41 0 7-1 17-3 24l-16 89h-26l17-87c1-6 2-13 2-21 0-13-7-24-24-24-19 0-45 23-51 56l-14 76z">
          <text:p/>
        </draw:path>
        <draw:path draw:style-name="gr6" draw:text-style-name="P6" draw:layer="layout" svg:width="0.157cm" svg:height="0.217cm" svg:x="3.485cm" svg:y="13.915cm" svg:viewBox="0 0 158 218" svg:d="M54 0l15 80c4 18 6 29 7 40h1c4-9 8-20 16-36l38-84h27l-56 114c-16 32-31 58-52 79-17 16-35 24-44 25l-6-22c6-2 17-6 27-14s22-20 30-35c1-2 1-3 1-6l-31-141z">
          <text:p/>
        </draw:path>
        <draw:path draw:style-name="gr6" draw:text-style-name="P6" draw:layer="layout" svg:width="0.14cm" svg:height="0.153cm" svg:x="3.642cm" svg:y="13.911cm" svg:viewBox="0 0 141 154" svg:d="M0 154l20-107c3-16 5-31 7-43h24l-4 29c14-21 34-33 56-33 18 0 38 11 38 42 0 6-2 16-3 24l-17 88h-25l16-87c1-6 2-13 2-19 0-15-6-26-23-26-19 0-44 22-52 59l-14 73z">
          <text:p/>
        </draw:path>
        <draw:path draw:style-name="gr6" draw:text-style-name="P6" draw:layer="layout" svg:width="0.061cm" svg:height="0.077cm" svg:x="3.784cm" svg:y="14.025cm" svg:viewBox="0 0 62 78" svg:d="M0 78c10-18 24-52 31-75l31-3c-11 26-30 62-42 76z">
          <text:p/>
        </draw:path>
        <draw:path draw:style-name="gr6" draw:text-style-name="P6" draw:layer="layout" svg:width="0.144cm" svg:height="0.204cm" svg:x="3.919cm" svg:y="13.86cm" svg:viewBox="0 0 145 205" svg:d="M0 205l3-17 30-25c54-45 86-76 86-109 0-16-8-32-32-32-17 0-32 8-41 15l-7-19c15-10 35-18 54-18 38 0 52 25 52 50 0 43-39 80-86 119l-17 13v1h84l-4 22z">
          <text:p/>
        </draw:path>
        <draw:path draw:style-name="gr6" draw:text-style-name="P6" draw:layer="layout" svg:width="0.138cm" svg:height="0.207cm" svg:x="4.083cm" svg:y="13.86cm" svg:viewBox="0 0 139 208" svg:d="M26 141c0 21 4 47 28 47 38 0 59-83 59-123 0-16-2-44-28-44-35 0-59 70-59 120zM139 63c0 67-31 145-88 145-37 0-51-30-51-68 0-68 35-140 88-140 39 0 51 32 51 63z">
          <text:p/>
        </draw:path>
        <draw:polygon draw:style-name="gr6" draw:text-style-name="P6" draw:layer="layout" svg:width="0.067cm" svg:height="0.2cm" svg:x="4.273cm" svg:y="13.864cm" svg:viewBox="0 0 68 201" draw:points="38,26 37,26 3,44 0,23 46,0 68,0 29,201 5,201">
          <text:p/>
        </draw:polygon>
        <draw:path draw:style-name="gr6" draw:text-style-name="P6" draw:layer="layout" svg:width="0.137cm" svg:height="0.207cm" svg:x="4.387cm" svg:y="13.86cm" svg:viewBox="0 0 138 208" svg:d="M25 141c0 21 4 47 28 47 39 0 59-83 59-123 0-16-2-44-27-44-36 0-60 70-60 120zM138 63c0 67-31 145-88 145-37 0-50-30-50-68 0-68 34-140 88-140 38 0 50 32 50 63z">
          <text:p/>
        </draw:path>
        <draw:frame draw:style-name="gr5" draw:text-style-name="P5" draw:layer="layout" svg:width="0.484cm" svg:height="0.484cm" svg:x="0.719cm" svg:y="20.64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3cm" svg:y="20.795cm" svg:viewBox="0 0 152 209" draw:points="61,23 0,23 4,0 152,0 148,23 86,23 51,209 25,209">
          <text:p/>
        </draw:polygon>
        <draw:path draw:style-name="gr6" draw:text-style-name="P6" draw:layer="layout" svg:width="0.157cm" svg:height="0.218cm" svg:x="1.433cm" svg:y="20.853cm" svg:viewBox="0 0 158 219" svg:d="M54 0l16 81c3 18 5 29 6 40h1c4-10 8-20 16-38l38-83h27l-56 115c-16 32-31 58-52 78-17 17-35 24-43 26l-7-22c7-2 18-6 28-14s21-20 29-35c1-2 1-4 0-7l-30-141z">
          <text:p/>
        </draw:path>
        <draw:path draw:style-name="gr6" draw:text-style-name="P6" draw:layer="layout" svg:width="0.224cm" svg:height="0.153cm" svg:x="1.59cm" svg:y="20.85cm" svg:viewBox="0 0 225 154" svg:d="M0 154l20-107c3-17 5-31 7-44h22l-3 28c14-20 33-31 54-31 23 0 33 15 34 33 14-21 33-33 55-33 17 0 36 11 36 39 0 7-1 18-2 26l-17 89h-25l16-86c2-6 2-14 2-21 0-16-5-26-22-26-18 0-41 22-47 56l-14 77h-25l17-88c1-7 2-12 2-19 0-13-4-26-23-26s-42 25-48 58l-14 75z">
          <text:p/>
        </draw:path>
        <draw:path draw:style-name="gr6" draw:text-style-name="P6" draw:layer="layout" svg:width="0.141cm" svg:height="0.156cm" svg:x="1.841cm" svg:y="20.85cm" svg:viewBox="0 0 142 157" svg:d="M27 94c0 24 13 42 35 42 31 0 54-39 54-74 0-17-8-42-35-42-33 0-54 40-54 74zM142 62c0 46-32 95-84 95-37 0-58-29-58-62 0-50 34-95 84-95 40 0 58 31 58 62z">
          <text:p/>
        </draw:path>
        <draw:path draw:style-name="gr6" draw:text-style-name="P6" draw:layer="layout" svg:width="0.11cm" svg:height="0.223cm" svg:x="2.003cm" svg:y="20.78cm" svg:viewBox="0 0 111 224" svg:d="M0 224l25-131h-20l4-20h20l1-8c5-20 12-39 25-51 10-9 23-14 36-14 10 0 17 2 20 4l-5 21c-4-2-9-3-15-3-20 0-30 20-35 44l-1 7h33l-4 20h-33l-25 131z">
          <text:p/>
        </draw:path>
        <draw:path draw:style-name="gr6" draw:text-style-name="P6" draw:layer="layout" svg:width="0.126cm" svg:height="0.156cm" svg:x="2.088cm" svg:y="20.85cm" svg:viewBox="0 0 127 157" svg:d="M78 20c-24 0-42 24-49 47 40 1 73-5 73-28 0-12-10-19-24-19zM107 144c-12 6-30 13-50 13-39 0-57-28-57-61 0-45 34-96 82-96 29 0 45 17 45 39 0 39-45 49-101 48-1 6 0 20 3 28 6 14 18 20 34 20 17 0 31-5 41-10z">
          <text:p/>
        </draw:path>
        <draw:path draw:style-name="gr6" draw:text-style-name="P6" draw:layer="layout" svg:width="0.157cm" svg:height="0.218cm" svg:x="2.206cm" svg:y="20.853cm" svg:viewBox="0 0 158 219" svg:d="M53 0l15 81c4 18 6 29 8 40 4-10 9-20 16-38l39-83h27l-56 115c-16 32-33 58-53 78-17 17-35 24-43 26l-6-22c6-2 17-6 27-14s21-20 29-35c1-2 1-4 1-7l-30-141z">
          <text:p/>
        </draw:path>
        <draw:path draw:style-name="gr6" draw:text-style-name="P6" draw:layer="layout" svg:width="0.153cm" svg:height="0.208cm" svg:x="2.436cm" svg:y="20.795cm" svg:viewBox="0 0 154 209" svg:d="M23 209l17-87-40-122h27l20 68c5 19 7 27 9 35 6-9 13-20 23-36l45-67h30l-89 122-16 87z">
          <text:p/>
        </draw:path>
        <draw:path draw:style-name="gr6" draw:text-style-name="P6" draw:layer="layout" svg:width="0.125cm" svg:height="0.156cm" svg:x="2.558cm" svg:y="20.85cm" svg:viewBox="0 0 126 157" svg:d="M79 20c-25 0-43 24-49 47 40 1 71-5 71-28 0-12-9-19-22-19zM107 144c-11 6-29 13-49 13-40 0-58-28-58-61 0-45 34-96 82-96 29 0 44 17 44 39 0 39-44 49-99 48-1 6-1 20 3 28 6 14 18 20 33 20 18 0 31-5 40-10z">
          <text:p/>
        </draw:path>
        <draw:path draw:style-name="gr6" draw:text-style-name="P6" draw:layer="layout" svg:width="0.134cm" svg:height="0.15cm" svg:x="2.703cm" svg:y="20.853cm" svg:viewBox="0 0 135 151" svg:d="M27 0l13 86c2 17 4 29 5 37h1c3-8 7-18 16-35l45-88h28l-83 151h-25l-27-151z">
          <text:p/>
        </draw:path>
        <draw:path draw:style-name="gr6" draw:text-style-name="P6" draw:layer="layout" svg:width="0.15cm" svg:height="0.217cm" svg:x="2.825cm" svg:y="20.85cm" svg:viewBox="0 0 151 218" svg:d="M123 26c-5-3-15-5-25-5-38 0-64 39-64 76 0 16 6 35 29 35 22 0 45-27 50-56zM7 187c9 5 24 9 40 9 25 0 46-12 54-53l5-22h-1c-13 21-32 32-52 32-31 0-46-26-46-52 0-51 37-101 96-101 17 0 36 5 48 11l-23 123c-6 32-15 53-30 67-15 13-36 17-53 17-19 0-36-4-45-11z">
          <text:p/>
        </draw:path>
        <draw:path draw:style-name="gr6" draw:text-style-name="P6" draw:layer="layout" svg:width="0.098cm" svg:height="0.153cm" svg:x="2.992cm" svg:y="20.85cm" svg:viewBox="0 0 99 154" svg:d="M0 154l18-97c4-20 6-40 8-54h22c-1 11-2 21-4 33h1c10-20 27-36 47-36 2 0 5 0 7 1l-5 25c-2 0-4-1-7-1-22 0-43 28-49 63l-12 66z">
          <text:p/>
        </draw:path>
        <draw:path draw:style-name="gr6" draw:text-style-name="P6" draw:layer="layout" svg:width="0.144cm" svg:height="0.156cm" svg:x="3.086cm" svg:y="20.85cm" svg:viewBox="0 0 145 157" svg:d="M115 23c-4-2-9-3-18-3-39 0-70 40-70 82 0 17 6 33 25 33 22 0 47-28 54-67zM98 154c0-10 2-25 4-40h-1c-16 31-37 43-58 43-26 0-43-22-43-50 0-52 38-107 103-107 15 0 31 3 42 6l-17 78c-5 26-6 52-6 70z">
          <text:p/>
        </draw:path>
        <draw:path draw:style-name="gr6" draw:text-style-name="P6" draw:layer="layout" svg:width="0.105cm" svg:height="0.156cm" svg:x="3.24cm" svg:y="20.85cm" svg:viewBox="0 0 106 157" svg:d="M8 127c7 4 19 9 32 9 17 0 29-11 29-24 0-12-6-19-22-28-17-9-27-23-27-38 0-26 23-46 55-46 14 0 26 4 31 7l-7 20c-5-3-15-7-26-7-16 0-27 10-27 23 0 10 7 17 20 25 18 9 29 22 29 39 0 31-25 50-57 50-16-1-31-6-38-11z">
          <text:p/>
        </draw:path>
        <draw:path draw:style-name="gr6" draw:text-style-name="P6" draw:layer="layout" svg:width="0.14cm" svg:height="0.219cm" svg:x="3.361cm" svg:y="20.784cm" svg:viewBox="0 0 141 220" svg:d="M0 220l42-220h26l-18 97c13-19 31-30 54-30 17 0 37 10 37 40 0 8-1 18-3 25l-17 88h-25l17-87c0-5 1-12 1-20 0-14-6-25-23-25-19 0-44 23-52 57l-13 75z">
          <text:p/>
        </draw:path>
        <draw:path draw:style-name="gr6" draw:text-style-name="P6" draw:layer="layout" svg:width="0.157cm" svg:height="0.218cm" svg:x="3.503cm" svg:y="20.853cm" svg:viewBox="0 0 158 219" svg:d="M54 0l15 81c3 18 5 29 7 40 4-10 9-20 16-38l39-83h27l-56 115c-16 32-31 58-52 78-16 17-36 24-44 26l-6-22c6-2 17-6 27-14 11-8 22-20 30-35 1-2 1-4 1-7l-31-141z">
          <text:p/>
        </draw:path>
        <draw:path draw:style-name="gr6" draw:text-style-name="P6" draw:layer="layout" svg:width="0.139cm" svg:height="0.153cm" svg:x="3.66cm" svg:y="20.85cm" svg:viewBox="0 0 140 154" svg:d="M0 154l19-107c4-17 7-31 9-44h22l-3 30c14-21 34-33 55-33 18 0 38 10 38 41 0 7-1 17-2 25l-17 88h-25l16-87c1-6 2-12 2-20 0-15-6-26-24-26s-44 22-50 60l-14 73z">
          <text:p/>
        </draw:path>
        <draw:path draw:style-name="gr6" draw:text-style-name="P6" draw:layer="layout" svg:width="0.061cm" svg:height="0.077cm" svg:x="3.802cm" svg:y="20.964cm" svg:viewBox="0 0 62 78" svg:d="M0 78c11-19 25-52 31-75l31-3c-11 27-30 61-41 76z">
          <text:p/>
        </draw:path>
        <draw:path draw:style-name="gr6" draw:text-style-name="P6" draw:layer="layout" svg:width="0.145cm" svg:height="0.204cm" svg:x="3.936cm" svg:y="20.799cm" svg:viewBox="0 0 146 205" svg:d="M0 205l3-17 31-25c54-46 85-77 85-110 0-14-8-30-31-30-18 0-32 8-41 14l-6-18c13-12 34-19 53-19 37 0 52 26 52 50 0 42-39 79-87 119l-17 13v1h85l-4 22z">
          <text:p/>
        </draw:path>
        <draw:path draw:style-name="gr6" draw:text-style-name="P6" draw:layer="layout" svg:width="0.137cm" svg:height="0.207cm" svg:x="4.101cm" svg:y="20.799cm" svg:viewBox="0 0 138 208" svg:d="M26 140c0 22 4 47 28 47 38 0 59-81 59-122 0-15-2-43-27-43-36 0-60 70-60 118zM138 64c0 65-30 144-88 144-37 0-50-30-50-69 0-66 35-139 89-139 38 0 49 33 49 64z">
          <text:p/>
        </draw:path>
        <draw:polygon draw:style-name="gr6" draw:text-style-name="P6" draw:layer="layout" svg:width="0.067cm" svg:height="0.201cm" svg:x="4.291cm" svg:y="20.802cm" svg:viewBox="0 0 68 202" draw:points="39,26 38,26 3,43 0,23 47,0 68,0 29,202 5,202">
          <text:p/>
        </draw:polygon>
        <draw:path draw:style-name="gr6" draw:text-style-name="P6" draw:layer="layout" svg:width="0.137cm" svg:height="0.207cm" svg:x="4.404cm" svg:y="20.799cm" svg:viewBox="0 0 138 208" svg:d="M26 140c0 22 4 47 29 47 38 0 58-81 58-122 0-15-2-43-27-43-35 0-60 70-60 118zM138 64c0 65-30 144-86 144-38 0-52-30-52-69 0-66 35-139 89-139 38 0 49 33 49 64z">
          <text:p/>
        </draw:path>
        <draw:frame draw:style-name="gr5" draw:text-style-name="P5" draw:layer="layout" svg:width="0.484cm" svg:height="0.484cm" svg:x="0.757cm" svg:y="27.47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67cm" svg:y="27.621cm" svg:viewBox="0 0 153 209" draw:points="61,23 0,23 4,0 153,0 148,23 87,23 51,209 26,209">
          <text:p/>
        </draw:polygon>
        <draw:path draw:style-name="gr6" draw:text-style-name="P6" draw:layer="layout" svg:width="0.157cm" svg:height="0.217cm" svg:x="1.471cm" svg:y="27.68cm" svg:viewBox="0 0 158 218" svg:d="M54 0l15 80c3 17 5 28 7 39 4-9 9-20 17-36l38-83h27l-56 113c-16 32-31 58-52 79-16 17-36 25-44 26l-6-23c6-2 17-6 28-14 10-8 21-20 29-34 1-3 1-5 1-7l-30-140z">
          <text:p/>
        </draw:path>
        <draw:path draw:style-name="gr6" draw:text-style-name="P6" draw:layer="layout" svg:width="0.224cm" svg:height="0.153cm" svg:x="1.628cm" svg:y="27.676cm" svg:viewBox="0 0 225 154" svg:d="M0 154l19-107c4-16 6-31 7-43h23l-4 28h1c14-21 33-32 53-32 23 0 34 15 35 34 13-22 32-33 54-34 18 0 37 12 37 40 0 6-1 17-3 26l-16 88h-25l16-86c1-7 2-14 2-20 0-16-6-26-23-26-18 0-40 21-46 56l-15 76h-24l16-87c2-8 2-14 2-20 0-12-3-25-22-25-18 0-43 24-49 57l-13 75z">
          <text:p/>
        </draw:path>
        <draw:path draw:style-name="gr6" draw:text-style-name="P6" draw:layer="layout" svg:width="0.142cm" svg:height="0.156cm" svg:x="1.878cm" svg:y="27.676cm" svg:viewBox="0 0 143 157" svg:d="M28 94c0 24 14 42 35 42 30 0 53-39 53-74 0-17-8-41-35-41-32 0-53 39-53 73zM143 62c0 47-33 95-83 95-39 0-60-28-60-62 0-49 36-95 84-95 40 0 59 31 59 62z">
          <text:p/>
        </draw:path>
        <draw:path draw:style-name="gr6" draw:text-style-name="P6" draw:layer="layout" svg:width="0.11cm" svg:height="0.222cm" svg:x="2.041cm" svg:y="27.607cm" svg:viewBox="0 0 111 223" svg:d="M0 223l24-129h-20l4-20h20l1-8c4-21 12-41 25-53 9-9 22-13 35-13 10 0 18 2 22 4l-6 20c-5-2-10-3-16-3-20 0-30 21-34 46l-2 7h33l-3 20h-34l-24 129z">
          <text:p/>
        </draw:path>
        <draw:path draw:style-name="gr6" draw:text-style-name="P6" draw:layer="layout" svg:width="0.125cm" svg:height="0.156cm" svg:x="2.126cm" svg:y="27.676cm" svg:viewBox="0 0 126 157" svg:d="M79 20c-26 0-44 24-51 48 42 0 73-5 73-29 0-12-9-19-22-19zM107 145c-11 7-29 12-50 12-40 0-57-28-57-61 0-45 33-96 82-96 29 0 44 17 44 39 0 39-44 49-100 48-1 7-1 21 3 29 6 13 18 20 34 20 18 0 31-5 40-10z">
          <text:p/>
        </draw:path>
        <draw:path draw:style-name="gr6" draw:text-style-name="P6" draw:layer="layout" svg:width="0.157cm" svg:height="0.217cm" svg:x="2.243cm" svg:y="27.68cm" svg:viewBox="0 0 158 218" svg:d="M55 0l14 80c4 17 6 28 7 39h1c4-9 8-20 16-36l38-83h27l-56 113c-16 32-31 58-51 79-18 17-36 25-45 26l-6-23c6-2 17-6 27-14 11-8 22-20 30-34 2-3 2-5 1-7l-31-140z">
          <text:p/>
        </draw:path>
        <draw:path draw:style-name="gr6" draw:text-style-name="P6" draw:layer="layout" svg:width="0.154cm" svg:height="0.208cm" svg:x="2.473cm" svg:y="27.621cm" svg:viewBox="0 0 155 209" svg:d="M24 209l16-86-40-123h27l20 68c7 19 9 27 10 35h1c5-8 12-20 22-35l45-68h30l-89 122-17 87z">
          <text:p/>
        </draw:path>
        <draw:path draw:style-name="gr6" draw:text-style-name="P6" draw:layer="layout" svg:width="0.125cm" svg:height="0.156cm" svg:x="2.595cm" svg:y="27.676cm" svg:viewBox="0 0 126 157" svg:d="M78 20c-24 0-43 24-49 48 40 0 73-5 73-29 0-12-10-19-24-19zM107 145c-11 7-30 12-50 12-39 0-57-28-57-61 0-45 34-96 82-96 29 0 44 17 44 39 0 39-45 49-100 48-1 7 0 21 3 29 6 13 18 20 34 20 17 0 31-5 41-10z">
          <text:p/>
        </draw:path>
        <draw:path draw:style-name="gr6" draw:text-style-name="P6" draw:layer="layout" svg:width="0.133cm" svg:height="0.149cm" svg:x="2.741cm" svg:y="27.68cm" svg:viewBox="0 0 134 150" svg:d="M26 0l12 85c3 17 5 29 5 38h1c3-8 7-19 16-36l45-87h29l-83 150h-25l-26-150z">
          <text:p/>
        </draw:path>
        <draw:path draw:style-name="gr6" draw:text-style-name="P6" draw:layer="layout" svg:width="0.15cm" svg:height="0.217cm" svg:x="2.862cm" svg:y="27.676cm" svg:viewBox="0 0 151 218" svg:d="M123 26c-5-2-14-5-25-5-37 0-64 39-64 77 0 16 6 36 30 36 22 0 44-28 50-58zM7 188c9 6 24 10 41 10 25 0 45-13 54-53l4-23c-13 22-32 32-52 32-31 0-47-25-47-52 0-51 38-102 96-102 17 0 36 5 48 11l-23 124c-6 32-14 53-30 67-15 13-35 16-52 16-19 0-36-4-46-10z">
          <text:p/>
        </draw:path>
        <draw:path draw:style-name="gr6" draw:text-style-name="P6" draw:layer="layout" svg:width="0.098cm" svg:height="0.153cm" svg:x="3.03cm" svg:y="27.676cm" svg:viewBox="0 0 99 154" svg:d="M0 154l18-97c3-20 6-39 7-53h23c-2 10-3 21-4 32h1c9-20 26-36 46-36 3 0 5 1 8 1l-5 25c-2 0-5 0-7 0-23 0-43 26-50 62l-12 66z">
          <text:p/>
        </draw:path>
        <draw:path draw:style-name="gr6" draw:text-style-name="P6" draw:layer="layout" svg:width="0.143cm" svg:height="0.156cm" svg:x="3.124cm" svg:y="27.676cm" svg:viewBox="0 0 144 157" svg:d="M115 23c-3-1-9-2-17-2-40 0-72 40-72 81 0 17 6 33 26 33 21 0 47-27 55-67zM99 154c0-10 1-24 3-40h-1c-17 32-37 43-59 43-26 0-42-22-42-50 0-52 38-107 104-107 14 0 30 3 40 6l-15 78c-5 26-7 52-6 70z">
          <text:p/>
        </draw:path>
        <draw:path draw:style-name="gr6" draw:text-style-name="P6" draw:layer="layout" svg:width="0.105cm" svg:height="0.156cm" svg:x="3.278cm" svg:y="27.676cm" svg:viewBox="0 0 106 157" svg:d="M7 127c7 4 20 9 33 9 17 0 28-11 28-24 0-12-5-19-21-27-18-10-27-23-27-39 0-25 23-46 55-46 13 0 25 4 31 8l-7 19c-6-3-15-6-26-6-16 0-27 9-27 22 0 11 7 18 21 25 16 9 28 22 28 39 0 31-26 50-57 50-17 0-32-5-38-11z">
          <text:p/>
        </draw:path>
        <draw:path draw:style-name="gr6" draw:text-style-name="P6" draw:layer="layout" svg:width="0.14cm" svg:height="0.219cm" svg:x="3.398cm" svg:y="27.61cm" svg:viewBox="0 0 141 220" svg:d="M0 220l43-220h25l-18 96h1c12-18 30-30 53-30 17 0 37 11 37 41 0 7-1 17-3 25l-16 88h-26l17-87c1-6 2-13 2-21 0-14-7-24-23-24-20 0-45 23-51 56l-14 76z">
          <text:p/>
        </draw:path>
        <draw:path draw:style-name="gr6" draw:text-style-name="P6" draw:layer="layout" svg:width="0.157cm" svg:height="0.217cm" svg:x="3.54cm" svg:y="27.68cm" svg:viewBox="0 0 158 218" svg:d="M54 0l14 80c4 17 6 28 7 39h1c4-9 8-20 16-36l38-83h28l-57 113c-16 32-31 58-51 79-17 17-35 25-44 26l-6-23c6-2 17-6 27-14 11-8 21-20 29-34 2-3 2-5 1-7l-30-140z">
          <text:p/>
        </draw:path>
        <draw:path draw:style-name="gr6" draw:text-style-name="P6" draw:layer="layout" svg:width="0.14cm" svg:height="0.153cm" svg:x="3.697cm" svg:y="27.676cm" svg:viewBox="0 0 141 154" svg:d="M0 154l20-107c3-16 5-31 7-43h23l-4 29h1c13-21 33-33 55-33 18 0 39 11 39 42 0 7-1 16-3 25l-18 87h-25l16-86c1-7 2-14 2-20 0-15-6-26-23-26-18 0-44 22-51 60l-14 72z">
          <text:p/>
        </draw:path>
        <draw:path draw:style-name="gr6" draw:text-style-name="P6" draw:layer="layout" svg:width="0.061cm" svg:height="0.077cm" svg:x="3.839cm" svg:y="27.79cm" svg:viewBox="0 0 62 78" svg:d="M0 78c10-18 24-52 31-75l31-3c-11 26-30 62-42 76z">
          <text:p/>
        </draw:path>
        <draw:path draw:style-name="gr6" draw:text-style-name="P6" draw:layer="layout" svg:width="0.144cm" svg:height="0.204cm" svg:x="3.974cm" svg:y="27.625cm" svg:viewBox="0 0 145 205" svg:d="M0 205l3-17 30-25c53-45 85-76 85-110 0-15-8-31-31-31-18 0-32 8-42 15l-6-19c14-10 34-18 53-18 39 0 53 25 53 49 0 44-40 81-87 120l-17 14h84l-4 22z">
          <text:p/>
        </draw:path>
        <draw:path draw:style-name="gr6" draw:text-style-name="P6" draw:layer="layout" svg:width="0.137cm" svg:height="0.207cm" svg:x="4.139cm" svg:y="27.625cm" svg:viewBox="0 0 138 208" svg:d="M25 141c0 21 4 47 29 47 38 0 58-82 58-122 0-16-2-44-27-44-35 0-60 70-60 119zM138 64c0 66-31 144-87 144-38 0-51-30-51-68 0-67 34-140 88-140 38 0 50 33 50 64z">
          <text:p/>
        </draw:path>
        <draw:polygon draw:style-name="gr6" draw:text-style-name="P6" draw:layer="layout" svg:width="0.067cm" svg:height="0.2cm" svg:x="4.328cm" svg:y="27.629cm" svg:viewBox="0 0 68 201" draw:points="38,26 37,26 3,43 0,22 46,0 68,0 30,201 5,201">
          <text:p/>
        </draw:polygon>
        <draw:path draw:style-name="gr6" draw:text-style-name="P6" draw:layer="layout" svg:width="0.137cm" svg:height="0.207cm" svg:x="4.442cm" svg:y="27.625cm" svg:viewBox="0 0 138 208" svg:d="M26 141c0 21 4 47 28 47 38 0 58-82 58-122 0-16-2-44-27-44-34 0-59 70-59 119zM138 64c0 66-31 144-87 144-37 0-51-30-51-68 0-67 35-140 88-140 38 0 50 33 50 64z">
          <text:p/>
        </draw:path>
        <draw:polygon draw:style-name="gr2" draw:text-style-name="P2" draw:layer="layout" svg:width="10.091cm" svg:height="6.695cm" svg:x="10.606cm" svg:y="0.915cm" svg:viewBox="0 0 10092 6696" draw:points="10092,6696 0,6696 0,0 10092,0">
          <text:p/>
        </draw:polygon>
        <draw:polygon draw:style-name="gr37" draw:text-style-name="P13" draw:layer="layout" svg:width="10.091cm" svg:height="2.257cm" svg:x="10.606cm" svg:y="0.915cm" svg:viewBox="0 0 10092 2258" draw:points="10092,2258 0,2258 0,0 10092,0">
          <text:p/>
        </draw:polygon>
        <draw:path draw:style-name="gr2" draw:text-style-name="P2" draw:layer="layout" svg:width="0.683cm" svg:height="0.863cm" svg:x="14.077cm" svg:y="2.326cm" svg:viewBox="0 0 684 864" svg:d="M491 302c0-85-60-131-154-131h-147v264h150c95 0 151-57 151-130zM334 604h-144v260h-190v-864h353c205 0 331 122 331 298v3c0 199-156 303-350 303z">
          <text:p/>
        </draw:path>
        <draw:path draw:style-name="gr2" draw:text-style-name="P2" draw:layer="layout" svg:width="0.746cm" svg:height="0.863cm" svg:x="14.9cm" svg:y="2.326cm" svg:viewBox="0 0 747 864" svg:d="M529 295c0-82-57-124-149-124h-190v248h193c93 0 146-49 146-122zM525 864l-186-277h-149v277h-190v-864h396c203 0 325 107 325 285v2c0 140-75 227-185 268l211 309z">
          <text:p/>
        </draw:path>
        <draw:path draw:style-name="gr2" draw:text-style-name="P2" draw:layer="layout" svg:width="0.917cm" svg:height="0.893cm" svg:x="15.753cm" svg:y="2.311cm" svg:viewBox="0 0 918 894" svg:d="M720 446c0-147-109-271-262-271-152 0-259 121-259 269v2c0 148 109 272 262 272s259-121 259-269zM458 894c-267 0-458-200-458-445v-3c0-245 194-446 461-446 266 0 457 199 457 444v2c0 246-194 448-460 448z">
          <text:p/>
        </draw:path>
        <draw:path draw:style-name="gr2" draw:text-style-name="P2" draw:layer="layout" svg:width="0.733cm" svg:height="0.863cm" svg:x="16.839cm" svg:y="2.326cm" svg:viewBox="0 0 734 864" svg:d="M545 600c0-58-43-93-140-93h-220v190h226c84 0 134-30 134-94zM497 255c0-56-44-88-125-88h-187v182h175c84 0 137-27 137-91zM411 864h-411v-864h401c176 0 285 88 285 223v3c0 97-52 151-113 186 99 38 161 96 161 212v2c0 159-128 238-323 238z">
          <text:p/>
        </draw:path>
        <draw:polygon draw:style-name="gr2" draw:text-style-name="P2" draw:layer="layout" svg:width="0.62cm" svg:height="0.863cm" svg:x="17.728cm" svg:y="2.326cm" svg:viewBox="0 0 621 864" draw:points="0,864 0,0 190,0 190,690 621,690 621,864">
          <text:p/>
        </draw:polygon>
        <draw:polygon draw:style-name="gr2" draw:text-style-name="P2" draw:layer="layout" svg:width="0.657cm" svg:height="0.863cm" svg:x="18.491cm" svg:y="2.326cm" svg:viewBox="0 0 658 864" draw:points="0,864 0,0 652,0 652,169 189,169 189,344 596,344 596,513 189,513 189,695 658,695 658,864">
          <text:p/>
        </draw:polygon>
        <draw:polygon draw:style-name="gr2" draw:text-style-name="P2" draw:layer="layout" svg:width="0.862cm" svg:height="0.863cm" svg:x="19.317cm" svg:y="2.326cm" svg:viewBox="0 0 863 864" draw:points="675,864 675,300 432,668 427,668 187,303 187,864 0,864 0,0 205,0 432,365 659,0 863,0 863,864">
          <text:p/>
        </draw:polygon>
        <draw:polygon draw:style-name="gr4" draw:text-style-name="P4" draw:layer="layout" svg:width="0.206cm" svg:height="0.287cm" svg:x="12.125cm" svg:y="4.715cm" svg:viewBox="0 0 207 288" draw:points="0,288 0,0 205,0 205,19 21,19 21,133 187,133 187,153 21,153 21,268 207,268 207,288">
          <text:p/>
        </draw:polygon>
        <draw:path draw:style-name="gr4" draw:text-style-name="P4" draw:layer="layout" svg:width="0.025cm" svg:height="0.291cm" svg:x="12.396cm" svg:y="4.711cm" svg:viewBox="0 0 26 292" svg:d="M2 82h21v210h-21zM0 0h26v27h-26z">
          <text:p/>
        </draw:path>
        <draw:path draw:style-name="gr4" draw:text-style-name="P4" draw:layer="layout" svg:width="0.179cm" svg:height="0.214cm" svg:x="12.498cm" svg:y="4.788cm" svg:viewBox="0 0 180 215" svg:d="M160 215v-124c0-43-24-73-68-73-41 0-72 32-72 76v121h-20v-210h20v40c14-26 37-45 75-45 54 0 85 37 85 87v128z">
          <text:p/>
        </draw:path>
        <draw:path draw:style-name="gr4" draw:text-style-name="P4" draw:layer="layout" svg:width="0.124cm" svg:height="0.28cm" svg:x="12.853cm" svg:y="4.726cm" svg:viewBox="0 0 125 281" svg:d="M89 281c-32 0-58-18-58-58v-138h-31v-18h31v-67h20v67h74v18h-74v136c0 30 17 41 42 41 10 0 20-2 31-7v19c-10 4-21 7-35 7z">
          <text:p/>
        </draw:path>
        <draw:path draw:style-name="gr4" draw:text-style-name="P4" draw:layer="layout" svg:width="0.196cm" svg:height="0.219cm" svg:x="13.016cm" svg:y="4.788cm" svg:viewBox="0 0 197 220" svg:d="M175 100c-3-43-27-82-76-82-42 0-74 35-77 82zM104 201c32 0 55-14 73-33l14 13c-22 23-48 39-88 39-55 0-103-44-103-110v-1c0-61 43-109 100-109 59 0 97 47 97 109v1c0 3 0 4-1 8h-174c3 53 41 83 82 83z">
          <text:p/>
        </draw:path>
        <draw:path draw:style-name="gr4" draw:text-style-name="P4" draw:layer="layout" svg:width="0.192cm" svg:height="0.219cm" svg:x="13.256cm" svg:y="4.788cm" svg:viewBox="0 0 193 220" svg:d="M108 220c-61 0-108-50-108-110v-1c0-58 47-109 108-109 39 0 64 18 84 38l-15 15c-18-18-38-34-69-34-49 0-86 40-86 90 0 52 38 92 87 92 30 0 53-15 70-35l14 13c-21 24-46 41-85 41z">
          <text:p/>
        </draw:path>
        <draw:path draw:style-name="gr4" draw:text-style-name="P4" draw:layer="layout" svg:width="0.18cm" svg:height="0.3cm" svg:x="13.505cm" svg:y="4.702cm" svg:viewBox="0 0 181 301" svg:d="M160 301v-125c0-43-24-72-66-72-41 0-73 31-73 75v122h-21v-301h21v130c14-25 38-44 76-44 53 0 84 36 84 86v129z">
          <text:p/>
        </draw:path>
        <draw:path draw:style-name="gr4" draw:text-style-name="P4" draw:layer="layout" svg:width="0.179cm" svg:height="0.214cm" svg:x="13.757cm" svg:y="4.788cm" svg:viewBox="0 0 180 215" svg:d="M160 215v-124c0-43-24-73-67-73-41 0-73 32-73 76v121h-20v-210h20v40c14-26 37-45 76-45 54 0 84 37 84 87v128z">
          <text:p/>
        </draw:path>
        <draw:path draw:style-name="gr4" draw:text-style-name="P4" draw:layer="layout" svg:width="0.025cm" svg:height="0.291cm" svg:x="14.009cm" svg:y="4.711cm" svg:viewBox="0 0 26 292" svg:d="M3 82h21v210h-21zM0 0h26v27h-26z">
          <text:p/>
        </draw:path>
        <draw:path draw:style-name="gr4" draw:text-style-name="P4" draw:layer="layout" svg:width="0.158cm" svg:height="0.217cm" svg:x="14.093cm" svg:y="4.789cm" svg:viewBox="0 0 159 218" svg:d="M87 218c-31 0-65-12-87-30l12-16c23 18 49 27 76 27 28 0 51-15 51-39v-1c0-25-27-34-56-42-34-10-73-20-73-59 0-34 29-58 70-58 25 0 54 9 75 23l-11 16c-19-12-42-20-65-20-28 0-48 15-48 36v1c0 23 29 32 59 42 34 9 69 21 69 58v1c0 37-32 61-72 61z">
          <text:p/>
        </draw:path>
        <draw:path draw:style-name="gr4" draw:text-style-name="P4" draw:layer="layout" svg:width="0.192cm" svg:height="0.219cm" svg:x="14.301cm" svg:y="4.788cm" svg:viewBox="0 0 193 220" svg:d="M108 220c-61 0-108-50-108-110v-1c0-58 48-109 108-109 39 0 64 18 83 38l-14 15c-18-18-39-34-70-34-47 0-84 40-84 90 0 52 38 92 86 92 29 0 52-15 70-35l14 13c-21 24-47 41-85 41z">
          <text:p/>
        </draw:path>
        <draw:path draw:style-name="gr4" draw:text-style-name="P4" draw:layer="layout" svg:width="0.179cm" svg:height="0.3cm" svg:x="14.55cm" svg:y="4.702cm" svg:viewBox="0 0 180 301" svg:d="M160 301v-125c0-43-24-72-66-72s-74 31-74 75v122h-20v-301h20v130c14-25 38-44 76-44 53 0 84 36 84 86v129z">
          <text:p/>
        </draw:path>
        <draw:path draw:style-name="gr4" draw:text-style-name="P4" draw:layer="layout" svg:width="0.196cm" svg:height="0.219cm" svg:x="14.787cm" svg:y="4.788cm" svg:viewBox="0 0 197 220" svg:d="M175 100c-3-43-27-82-76-82-42 0-74 35-78 82zM104 201c33 0 55-14 73-33l13 13c-21 23-46 39-87 39-55 0-103-44-103-110v-1c0-61 43-109 100-109 59 0 97 47 97 109v1c0 3 0 4-1 8h-175c4 53 42 83 83 83z">
          <text:p/>
        </draw:path>
        <draw:path draw:style-name="gr4" draw:text-style-name="P4" draw:layer="layout" svg:width="0.158cm" svg:height="0.217cm" svg:x="15.023cm" svg:y="4.789cm" svg:viewBox="0 0 159 218" svg:d="M87 218c-31 0-65-12-87-30l12-16c23 18 49 27 76 27 29 0 51-15 51-39v-1c0-25-26-34-55-42-36-10-73-20-73-59 0-34 28-58 70-58 25 0 53 9 74 23l-11 16c-19-12-42-20-64-20-30 0-49 15-49 36v1c0 23 28 32 59 42 34 9 69 21 69 58v1c0 37-32 61-72 61z">
          <text:p/>
        </draw:path>
        <draw:path draw:style-name="gr4" draw:text-style-name="P4" draw:layer="layout" svg:width="0.211cm" svg:height="0.287cm" svg:x="15.373cm" svg:y="4.715cm" svg:viewBox="0 0 212 288" svg:d="M191 90c0-46-35-71-88-71h-81v142h79c54 0 90-28 90-70zM99 181h-77v107h-22v-288h105c64 0 107 33 107 89 0 61-52 92-113 92z">
          <text:p/>
        </draw:path>
        <draw:path draw:style-name="gr4" draw:text-style-name="P4" draw:layer="layout" svg:width="0.113cm" svg:height="0.213cm" svg:x="15.643cm" svg:y="4.789cm" svg:viewBox="0 0 114 214" svg:d="M112 23c-49 0-92 36-92 104v87h-20v-210h20v59c17-37 52-64 94-63v23z">
          <text:p/>
        </draw:path>
        <draw:path draw:style-name="gr4" draw:text-style-name="P4" draw:layer="layout" svg:width="0.215cm" svg:height="0.219cm" svg:x="15.783cm" svg:y="4.788cm" svg:viewBox="0 0 216 220" svg:d="M194 109c0-50-37-90-86-90-50 0-85 40-85 90 0 52 37 92 86 92 50 0 85-40 85-91zM108 220c-62 0-108-50-108-110v-1c0-58 46-109 109-109 62 0 107 50 107 109 0 60-46 111-108 111z">
          <text:p/>
        </draw:path>
        <draw:path draw:style-name="gr4" draw:text-style-name="P4" draw:layer="layout" svg:width="0.208cm" svg:height="0.305cm" svg:x="16.06cm" svg:y="4.702cm" svg:viewBox="0 0 209 306" svg:d="M188 196c0-55-39-90-83-90-43 0-86 37-86 90v1c0 54 43 90 86 90 46 0 83-33 83-90zM107 306c-41 0-70-24-87-50v45h-20v-301h20v139c18-28 46-52 87-52 51 0 102 40 102 109s-51 110-102 110z">
          <text:p/>
        </draw:path>
        <draw:polygon draw:style-name="gr4" draw:text-style-name="P4" draw:layer="layout" svg:width="0.02cm" svg:height="0.3cm" svg:x="16.334cm" svg:y="4.702cm" svg:viewBox="0 0 21 301" draw:points="0,0 21,0 21,301 0,301">
          <text:p/>
        </draw:polygon>
        <draw:path draw:style-name="gr4" draw:text-style-name="P4" draw:layer="layout" svg:width="0.196cm" svg:height="0.219cm" svg:x="16.419cm" svg:y="4.788cm" svg:viewBox="0 0 197 220" svg:d="M175 100c-3-43-27-82-75-82-43 0-75 35-79 82zM105 201c32 0 54-14 71-33l14 13c-21 23-46 39-86 39-56 0-104-44-104-110v-1c0-61 43-109 101-109s96 47 96 109v1c0 3 0 4-1 8h-175c4 53 43 83 84 83z">
          <text:p/>
        </draw:path>
        <draw:path draw:style-name="gr4" draw:text-style-name="P4" draw:layer="layout" svg:width="0.317cm" svg:height="0.214cm" svg:x="16.673cm" svg:y="4.788cm" svg:viewBox="0 0 318 215" svg:d="M298 215v-124c0-45-23-73-62-73-36 0-67 28-67 75v122h-20v-125c0-44-24-72-62-72-37 0-66 34-66 76v121h-21v-210h21v38c13-23 32-43 69-43s59 21 71 46c14-24 36-46 77-46 49 0 80 36 80 88v127z">
          <text:p/>
        </draw:path>
        <draw:polygon draw:style-name="gr4" draw:text-style-name="P4" draw:layer="layout" svg:width="0.205cm" svg:height="0.211cm" svg:x="17.166cm" svg:y="4.793cm" svg:viewBox="0 0 206 212" draw:points="111,212 94,212 0,0 23,0 103,188 184,0 206,0">
          <text:p/>
        </draw:polygon>
        <draw:path draw:style-name="gr4" draw:text-style-name="P4" draw:layer="layout" svg:width="0.195cm" svg:height="0.219cm" svg:x="17.4cm" svg:y="4.788cm" svg:viewBox="0 0 196 220" svg:d="M174 100c-3-43-27-82-75-82-41 0-74 35-78 82zM104 201c33 0 55-14 72-33l14 13c-21 23-46 39-87 39-56 0-103-44-103-110v-1c0-61 42-109 100-109 59 0 96 47 96 109v1c0 3 0 4 0 8h-175c4 53 42 83 83 83z">
          <text:p/>
        </draw:path>
        <draw:path draw:style-name="gr4" draw:text-style-name="P4" draw:layer="layout" svg:width="0.113cm" svg:height="0.213cm" svg:x="17.654cm" svg:y="4.789cm" svg:viewBox="0 0 114 214" svg:d="M112 23c-50 0-92 36-92 104v87h-20v-210h20v59c16-37 51-64 94-63v23z">
          <text:p/>
        </draw:path>
        <draw:path draw:style-name="gr4" draw:text-style-name="P4" draw:layer="layout" svg:width="0.18cm" svg:height="0.3cm" svg:x="17.818cm" svg:y="4.702cm" svg:viewBox="0 0 181 301" svg:d="M159 301v-125c0-43-24-72-66-72-41 0-73 31-73 75v122h-20v-301h20v130c14-25 38-44 76-44 53 0 85 36 85 86v129z">
          <text:p/>
        </draw:path>
        <draw:path draw:style-name="gr4" draw:text-style-name="P4" draw:layer="layout" svg:width="0.025cm" svg:height="0.291cm" svg:x="18.07cm" svg:y="4.711cm" svg:viewBox="0 0 26 292" svg:d="M3 82h21v210h-21zM0 0h26v27h-26z">
          <text:p/>
        </draw:path>
        <draw:path draw:style-name="gr4" draw:text-style-name="P4" draw:layer="layout" svg:width="0.18cm" svg:height="0.214cm" svg:x="18.172cm" svg:y="4.788cm" svg:viewBox="0 0 181 215" svg:d="M160 215v-124c0-43-25-73-67-73-41 0-73 32-73 76v121h-20v-210h20v40c14-26 38-45 76-45 53 0 85 37 85 87v128z">
          <text:p/>
        </draw:path>
        <draw:path draw:style-name="gr4" draw:text-style-name="P4" draw:layer="layout" svg:width="0.209cm" svg:height="0.305cm" svg:x="18.41cm" svg:y="4.702cm" svg:viewBox="0 0 210 306" svg:d="M190 196c0-54-42-90-86-90-45 0-82 33-82 90 0 55 38 91 82 91s86-37 86-90zM189 301v-47c-18 28-45 52-87 52-50 0-102-41-102-109v-1c0-68 52-109 102-109 42 0 69 24 87 50v-137h21v301z">
          <text:p/>
        </draw:path>
        <draw:path draw:style-name="gr4" draw:text-style-name="P4" draw:layer="layout" svg:width="0.195cm" svg:height="0.219cm" svg:x="18.681cm" svg:y="4.788cm" svg:viewBox="0 0 196 220" svg:d="M174 100c-2-43-27-82-76-82-41 0-73 35-77 82zM103 201c33 0 56-14 73-33l14 13c-21 23-46 39-88 39-55 0-102-44-102-110v-1c0-61 42-109 99-109 60 0 97 47 97 109v1c0 3 0 4 0 8h-175c4 53 41 83 82 83z">
          <text:p/>
        </draw:path>
        <draw:path draw:style-name="gr4" draw:text-style-name="P4" draw:layer="layout" svg:width="0.113cm" svg:height="0.213cm" svg:x="18.935cm" svg:y="4.789cm" svg:viewBox="0 0 114 214" svg:d="M112 23c-49 0-92 36-92 104v87h-20v-210h20v59c17-37 52-64 94-63v23z">
          <text:p/>
        </draw:path>
        <draw:path draw:style-name="gr4" draw:text-style-name="P4" draw:layer="layout" svg:width="0.124cm" svg:height="0.28cm" svg:x="19.08cm" svg:y="4.726cm" svg:viewBox="0 0 125 281" svg:d="M90 281c-33 0-60-18-60-58v-138h-30v-18h30v-67h21v67h74v18h-74v136c0 30 17 41 42 41 11 0 19-2 31-7v19c-10 4-21 7-34 7z">
          <text:p/>
        </draw:path>
        <draw:path draw:style-name="gr4" draw:text-style-name="P4" draw:layer="layout" svg:width="0.208cm" svg:height="0.305cm" svg:x="12.107cm" svg:y="5.195cm" svg:viewBox="0 0 209 306" svg:d="M190 196c0-54-42-91-86-91-46 0-83 34-83 91 0 55 38 91 83 91 44 0 86-37 86-90zM189 301v-47c-18 28-45 52-87 52-51 0-102-41-102-109v-1c0-68 51-110 102-110 42 0 69 24 87 51v-137h20v301z">
          <text:p/>
        </draw:path>
        <draw:path draw:style-name="gr4" draw:text-style-name="P4" draw:layer="layout" svg:width="0.181cm" svg:height="0.218cm" svg:x="12.374cm" svg:y="5.282cm" svg:viewBox="0 0 182 219" svg:d="M162 112c-17-5-42-10-72-10-44 0-69 20-69 49v1c0 30 29 48 61 48 43 0 80-26 80-64zM162 214v-35c-14 20-41 40-81 40-39 0-81-22-81-66v-1c0-43 37-68 91-68 30 0 51 4 71 9v-9c0-42-27-65-70-65-26 0-47 7-66 18l-7-19c23-10 45-18 74-18 55 0 89 28 89 83v131z">
          <text:p/>
        </draw:path>
        <draw:path draw:style-name="gr4" draw:text-style-name="P4" draw:layer="layout" svg:width="0.158cm" svg:height="0.217cm" svg:x="12.609cm" svg:y="5.282cm" svg:viewBox="0 0 159 218" svg:d="M86 218c-31 0-64-12-86-30l12-16c23 17 48 27 75 27 29 0 51-15 51-40s-26-34-56-42c-34-10-72-20-72-58v-1c0-34 28-58 69-58 25 0 55 9 75 22l-10 18c-20-13-44-22-66-22-28 0-47 16-47 38v1c0 23 28 32 58 40 35 10 70 22 70 59v1c0 37-32 61-73 61z">
          <text:p/>
        </draw:path>
        <draw:polygon draw:style-name="gr4" draw:text-style-name="P4" draw:layer="layout" svg:width="0.411cm" svg:height="0.29cm" svg:x="12.937cm" svg:y="5.207cm" svg:viewBox="0 0 412 291" draw:points="308,291 291,291 206,40 122,291 105,291 0,1 25,1 115,257 199,0 215,0 300,257 390,1 412,1">
          <text:p/>
        </draw:polygon>
        <draw:path draw:style-name="gr4" draw:text-style-name="P4" draw:layer="layout" svg:width="0.195cm" svg:height="0.219cm" svg:x="13.366cm" svg:y="5.281cm" svg:viewBox="0 0 196 220" svg:d="M174 101c-3-44-27-83-76-83-41 0-73 35-77 83zM103 201c33 0 55-14 72-33l15 13c-22 23-47 39-87 39-55 0-103-44-103-109v-1c0-62 43-110 99-110 59 0 97 47 97 110v1c0 3 0 4 0 8h-175c4 52 41 82 82 82z">
          <text:p/>
        </draw:path>
        <draw:path draw:style-name="gr4" draw:text-style-name="P4" draw:layer="layout" svg:width="0.025cm" svg:height="0.292cm" svg:x="13.621cm" svg:y="5.203cm" svg:viewBox="0 0 26 293" svg:d="M2 83h21v210h-21zM0 0h26v28h-26z">
          <text:p/>
        </draw:path>
        <draw:path draw:style-name="gr4" draw:text-style-name="P4" draw:layer="layout" svg:width="0.124cm" svg:height="0.28cm" svg:x="13.703cm" svg:y="5.219cm" svg:viewBox="0 0 125 281" svg:d="M89 281c-32 0-58-18-58-59v-137h-31v-18h31v-67h20v67h74v18h-74v135c0 31 17 42 42 42 10 0 18-2 31-8v19c-11 5-22 8-35 8z">
          <text:p/>
        </draw:path>
        <draw:path draw:style-name="gr4" draw:text-style-name="P4" draw:layer="layout" svg:width="0.196cm" svg:height="0.219cm" svg:x="13.866cm" svg:y="5.281cm" svg:viewBox="0 0 197 220" svg:d="M175 101c-3-44-27-83-75-83-43 0-75 35-78 83zM105 201c32 0 54-14 72-33l14 13c-22 23-47 39-87 39-56 0-104-44-104-109v-1c0-62 43-110 101-110s96 47 96 110v1c0 3 0 4-1 8h-174c3 52 41 82 83 82z">
          <text:p/>
        </draw:path>
        <draw:path draw:style-name="gr4" draw:text-style-name="P4" draw:layer="layout" svg:width="0.113cm" svg:height="0.213cm" svg:x="14.12cm" svg:y="5.282cm" svg:viewBox="0 0 114 214" svg:d="M112 23c-48 0-91 36-91 105v86h-21v-210h21v59c16-37 52-64 93-63v23z">
          <text:p/>
        </draw:path>
        <draw:path draw:style-name="gr4" draw:text-style-name="P4" draw:layer="layout" svg:width="0.181cm" svg:height="0.218cm" svg:x="14.257cm" svg:y="5.282cm" svg:viewBox="0 0 182 219" svg:d="M163 112c-18-5-41-10-71-10-46 0-70 20-70 49v1c0 30 28 48 61 48 43 0 80-26 80-64zM162 214v-35c-14 20-40 40-80 40s-82-22-82-66v-1c0-43 38-68 93-68 29 0 49 4 69 9v-9c0-42-26-65-69-65-25 0-47 7-66 18l-8-19c23-10 47-18 75-18 54 0 88 28 88 83v131z">
          <text:p/>
        </draw:path>
        <draw:path draw:style-name="gr4" draw:text-style-name="P4" draw:layer="layout" svg:width="0.113cm" svg:height="0.213cm" svg:x="14.51cm" svg:y="5.282cm" svg:viewBox="0 0 114 214" svg:d="M112 23c-49 0-92 36-92 105v86h-20v-210h20v59c17-37 52-64 94-63v23z">
          <text:p/>
        </draw:path>
        <draw:path draw:style-name="gr4" draw:text-style-name="P4" draw:layer="layout" svg:width="0.208cm" svg:height="0.305cm" svg:x="14.675cm" svg:y="5.195cm" svg:viewBox="0 0 209 306" svg:d="M186 196c0-55-38-91-82-91s-86 38-86 91v1c0 54 42 90 86 90 45 0 82-34 82-90zM106 306c-42 0-69-24-86-50v45h-20v-301h20v138c18-28 44-52 86-52 50 0 103 41 103 110s-53 110-103 110z">
          <text:p/>
        </draw:path>
        <draw:path draw:style-name="gr4" draw:text-style-name="P4" draw:layer="layout" svg:width="0.196cm" svg:height="0.219cm" svg:x="14.931cm" svg:y="5.281cm" svg:viewBox="0 0 197 220" svg:d="M174 101c-3-44-27-83-75-83-42 0-74 35-77 83zM104 201c32 0 54-14 72-33l15 13c-23 23-48 39-88 39-55 0-103-44-103-109v-1c0-62 43-110 100-110 58 0 97 47 97 110v1c0 3 0 4-1 8h-174c3 52 41 82 82 82z">
          <text:p/>
        </draw:path>
        <draw:path draw:style-name="gr4" draw:text-style-name="P4" draw:layer="layout" svg:width="0.025cm" svg:height="0.292cm" svg:x="15.186cm" svg:y="5.203cm" svg:viewBox="0 0 26 293" svg:d="M3 83h21v210h-21zM0 0h26v28h-26z">
          <text:p/>
        </draw:path>
        <draw:path draw:style-name="gr4" draw:text-style-name="P4" draw:layer="layout" svg:width="0.124cm" svg:height="0.28cm" svg:x="15.269cm" svg:y="5.219cm" svg:viewBox="0 0 125 281" svg:d="M90 281c-33 0-60-18-60-59v-137h-30v-18h30v-67h21v67h74v18h-74v135c0 31 18 42 42 42 10 0 19-2 31-8v19c-11 5-21 8-34 8z">
          <text:p/>
        </draw:path>
        <draw:path draw:style-name="gr4" draw:text-style-name="P4" draw:layer="layout" svg:width="0.195cm" svg:height="0.219cm" svg:x="15.432cm" svg:y="5.281cm" svg:viewBox="0 0 196 220" svg:d="M174 101c-3-44-27-83-75-83-42 0-74 35-78 83zM104 201c33 0 55-14 72-33l14 13c-21 23-46 39-87 39-56 0-103-44-103-109v-1c0-62 42-110 100-110 59 0 96 47 96 110v1c0 3 0 4 0 8h-175c4 52 41 82 83 82z">
          <text:p/>
        </draw:path>
        <draw:path draw:style-name="gr4" draw:text-style-name="P4" draw:layer="layout" svg:width="0.179cm" svg:height="0.214cm" svg:x="15.686cm" svg:y="5.281cm" svg:viewBox="0 0 180 215" svg:d="M160 215v-125c0-43-25-72-67-72-41 0-73 31-73 75v122h-20v-210h20v39c14-25 37-44 76-44 52 0 84 36 84 86v129z">
          <text:p/>
        </draw:path>
        <draw:polygon draw:style-name="gr4" draw:text-style-name="P4" draw:layer="layout" svg:width="0.027cm" svg:height="0.035cm" svg:x="15.933cm" svg:y="5.46cm" svg:viewBox="0 0 28 36" draw:points="0,0 28,0 28,36 0,36">
          <text:p/>
        </draw:polygon>
        <draw:path draw:style-name="gr2" draw:text-style-name="P2" draw:layer="layout" svg:width="1.022cm" svg:height="0.886cm" svg:x="11.779cm" svg:y="1.831cm" svg:viewBox="0 0 1023 887" svg:d="M588 243l-17 344c-2 28-13 40-25 51-7 7-19 16-35 16-15 0-28-9-35-16-12-11-22-23-24-51l-18-344c-1-26 7-43 17-54 12-14 32-21 60-21s49 7 61 21c10 11 18 28 16 54zM511 842c-39 0-70-31-70-70s31-71 70-71 71 32 71 71-32 70-71 70zM0 887h1023l-512-887z">
          <text:p/>
        </draw:path>
        <draw:path draw:style-name="gr2" draw:text-style-name="P2" draw:layer="layout" svg:width="1.597cm" svg:height="1.42cm" svg:x="11.492cm" svg:y="1.521cm" svg:viewBox="0 0 1598 1421" svg:d="M1534 1325c-16 27-44 44-75 44h-1321c-30 0-59-17-74-44-16-26-16-59 0-86l661-1144c15-26 44-43 74-43 31 0 59 17 75 43l660 1144c15 27 15 60 0 86zM1579 1213l-660-1144c-24-43-70-69-120-69-49 0-95 26-120 69l-661 1144c-24 43-24 96 0 139 25 43 71 69 120 69h1321c49 0 96-26 120-69 25-43 25-96 0-139z">
          <text:p/>
        </draw:path>
        <draw:polygon draw:style-name="gr2" draw:text-style-name="P2" draw:layer="layout" svg:width="10.091cm" svg:height="6.695cm" svg:x="10.606cm" svg:y="7.749cm" svg:viewBox="0 0 10092 6696" draw:points="10092,6696 0,6696 0,0 10092,0">
          <text:p/>
        </draw:polygon>
        <draw:polygon draw:style-name="gr37" draw:text-style-name="P13" draw:layer="layout" svg:width="10.091cm" svg:height="2.256cm" svg:x="10.606cm" svg:y="7.749cm" svg:viewBox="0 0 10092 2257" draw:points="10092,2257 0,2257 0,0 10092,0">
          <text:p/>
        </draw:polygon>
        <draw:path draw:style-name="gr2" draw:text-style-name="P2" draw:layer="layout" svg:width="0.683cm" svg:height="0.862cm" svg:x="14.077cm" svg:y="9.16cm" svg:viewBox="0 0 684 863" svg:d="M491 302c0-85-60-131-154-131h-147v264h150c95 0 151-57 151-131zM334 604h-144v259h-190v-863h353c205 0 331 122 331 298v2c0 200-156 304-350 304z">
          <text:p/>
        </draw:path>
        <draw:path draw:style-name="gr2" draw:text-style-name="P2" draw:layer="layout" svg:width="0.746cm" svg:height="0.862cm" svg:x="14.9cm" svg:y="9.16cm" svg:viewBox="0 0 747 863" svg:d="M529 294c0-81-57-123-149-123h-190v248h193c93 0 146-50 146-122zM525 863l-186-277h-149v277h-190v-863h396c203 0 325 107 325 284v3c0 139-75 227-185 267l211 309z">
          <text:p/>
        </draw:path>
        <draw:path draw:style-name="gr2" draw:text-style-name="P2" draw:layer="layout" svg:width="0.917cm" svg:height="0.892cm" svg:x="15.753cm" svg:y="9.145cm" svg:viewBox="0 0 918 893" svg:d="M720 447c0-148-109-272-262-272-152 0-259 122-259 270v2c0 148 109 271 262 271s259-121 259-269zM458 893c-267 0-458-198-458-444v-2c0-246 194-447 461-447 266 0 457 198 457 445v2c0 245-194 446-460 446z">
          <text:p/>
        </draw:path>
        <draw:path draw:style-name="gr2" draw:text-style-name="P2" draw:layer="layout" svg:width="0.733cm" svg:height="0.862cm" svg:x="16.839cm" svg:y="9.16cm" svg:viewBox="0 0 734 863" svg:d="M545 600c0-58-43-94-140-94h-220v190h226c84 0 134-30 134-94zM497 255c0-57-44-89-125-89h-187v182h175c84 0 137-27 137-91zM411 863h-411v-863h401c176 0 285 87 285 223v2c0 98-52 152-113 186 99 38 161 96 161 212v3c0 158-128 237-323 237z">
          <text:p/>
        </draw:path>
        <draw:polygon draw:style-name="gr2" draw:text-style-name="P2" draw:layer="layout" svg:width="0.62cm" svg:height="0.862cm" svg:x="17.728cm" svg:y="9.16cm" svg:viewBox="0 0 621 863" draw:points="0,863 0,0 190,0 190,690 621,690 621,863">
          <text:p/>
        </draw:polygon>
        <draw:polygon draw:style-name="gr2" draw:text-style-name="P2" draw:layer="layout" svg:width="0.657cm" svg:height="0.862cm" svg:x="18.491cm" svg:y="9.16cm" svg:viewBox="0 0 658 863" draw:points="0,863 0,0 652,0 652,169 189,169 189,344 596,344 596,512 189,512 189,693 658,693 658,863">
          <text:p/>
        </draw:polygon>
        <draw:polygon draw:style-name="gr2" draw:text-style-name="P2" draw:layer="layout" svg:width="0.862cm" svg:height="0.862cm" svg:x="19.317cm" svg:y="9.16cm" svg:viewBox="0 0 863 863" draw:points="675,863 675,299 432,668 427,668 187,303 187,863 0,863 0,0 205,0 432,364 659,0 863,0 863,863">
          <text:p/>
        </draw:polygon>
        <draw:path draw:style-name="gr4" draw:text-style-name="P4" draw:layer="layout" svg:width="0.248cm" svg:height="0.288cm" svg:x="12.125cm" svg:y="11.548cm" svg:viewBox="0 0 249 289" svg:d="M227 145c0-68-51-125-132-125h-74v249h74c81 0 132-55 132-123zM95 289h-95v-289h95c92 0 154 62 154 144v1c0 81-62 144-154 144z">
          <text:p/>
        </draw:path>
        <draw:path draw:style-name="gr4" draw:text-style-name="P4" draw:layer="layout" svg:width="0.025cm" svg:height="0.292cm" svg:x="12.442cm" svg:y="11.544cm" svg:viewBox="0 0 26 293" svg:d="M2 82h21v211h-21zM0 0h26v28h-26z">
          <text:p/>
        </draw:path>
        <draw:path draw:style-name="gr4" draw:text-style-name="P4" draw:layer="layout" svg:width="0.196cm" svg:height="0.22cm" svg:x="12.529cm" svg:y="11.621cm" svg:viewBox="0 0 197 221" svg:d="M175 101c-3-43-27-82-75-82-42 0-75 35-78 82zM105 202c32 0 54-15 72-33l14 12c-22 23-47 40-87 40-56 0-104-44-104-110 0-62 43-111 101-111s96 48 96 111v1c0 3 0 4-1 7h-174c3 52 42 83 83 83z">
          <text:p/>
        </draw:path>
        <draw:path draw:style-name="gr4" draw:text-style-name="P4" draw:layer="layout" svg:width="0.258cm" svg:height="0.298cm" svg:x="12.898cm" svg:y="11.543cm" svg:viewBox="0 0 259 299" svg:d="M144 299c-83 0-144-66-144-149v-1c0-81 61-149 145-149 52 0 82 19 112 46l-15 16c-25-24-54-42-97-42-70 0-122 56-122 128v1c0 74 53 130 122 130 42 0 70-16 99-44l15 14c-31 30-64 50-115 50z">
          <text:p/>
        </draw:path>
        <draw:path draw:style-name="gr4" draw:text-style-name="P4" draw:layer="layout" svg:width="0.216cm" svg:height="0.22cm" svg:x="13.191cm" svg:y="11.621cm" svg:viewBox="0 0 217 221" svg:d="M195 111c0-52-38-92-86-92-50 0-87 41-87 91v1c0 50 39 91 87 91 50 0 86-41 86-90zM109 221c-62 0-109-50-109-109v-1c0-60 47-111 109-111s108 50 108 110v1c0 59-46 110-108 110z">
          <text:p/>
        </draw:path>
        <draw:path draw:style-name="gr4" draw:text-style-name="P4" draw:layer="layout" svg:width="0.208cm" svg:height="0.305cm" svg:x="13.455cm" svg:y="11.536cm" svg:viewBox="0 0 209 306" svg:d="M190 196c0-55-43-91-86-91-46 0-82 33-82 90v1c0 55 38 90 82 90 43 0 86-36 86-90zM189 301v-47c-18 27-46 52-87 52-51 0-102-41-102-109v-1c0-69 51-111 102-111 42 0 70 24 87 50v-135h20v301z">
          <text:p/>
        </draw:path>
        <draw:path draw:style-name="gr4" draw:text-style-name="P4" draw:layer="layout" svg:width="0.196cm" svg:height="0.22cm" svg:x="13.725cm" svg:y="11.621cm" svg:viewBox="0 0 197 221" svg:d="M175 101c-3-43-27-82-75-82-42 0-74 35-78 82zM105 202c32 0 54-15 72-33l14 12c-22 23-47 40-87 40-55 0-104-44-104-110 0-62 44-111 101-111 58 0 96 48 96 111v1c0 3 0 4-1 7h-174c4 52 42 83 83 83z">
          <text:p/>
        </draw:path>
        <draw:path draw:style-name="gr4" draw:text-style-name="P4" draw:layer="layout" svg:width="0.208cm" svg:height="0.28cm" svg:x="13.966cm" svg:y="11.621cm" svg:viewBox="0 0 209 281" svg:d="M190 110c0-54-42-90-85-90-47 0-83 33-83 89v1c0 55 38 90 83 90 43 0 85-36 85-90zM189 281v-113c-18 27-45 52-86 52-52 0-103-41-103-109v-1c0-68 51-110 103-110 42 0 69 24 86 50v-45h20v276z">
          <text:p/>
        </draw:path>
        <draw:path draw:style-name="gr4" draw:text-style-name="P4" draw:layer="layout" svg:width="0.179cm" svg:height="0.215cm" svg:x="14.247cm" svg:y="11.626cm" svg:viewBox="0 0 180 216" svg:d="M159 211v-39c-14 24-37 44-76 44-53 0-83-37-83-87v-129h20v126c0 43 24 71 66 71 41 0 73-31 73-75v-122h21v211z">
          <text:p/>
        </draw:path>
        <draw:path draw:style-name="gr4" draw:text-style-name="P4" draw:layer="layout" svg:width="0.181cm" svg:height="0.218cm" svg:x="14.485cm" svg:y="11.623cm" svg:viewBox="0 0 182 219" svg:d="M163 110c-18-4-41-9-71-9-45 0-69 20-69 49v1c0 30 28 48 60 48 43 0 80-27 80-65zM162 214v-36c-14 20-40 41-80 41-39 0-82-24-82-67v-1c0-43 39-68 93-68 29 0 49 4 69 9v-9c0-42-26-64-69-64-25 0-46 7-65 17l-8-18c23-11 46-18 74-18 54 0 88 28 88 82v132z">
          <text:p/>
        </draw:path>
        <draw:polygon draw:style-name="gr4" draw:text-style-name="P4" draw:layer="layout" svg:width="0.02cm" svg:height="0.3cm" svg:x="14.741cm" svg:y="11.536cm" svg:viewBox="0 0 21 301" draw:points="0,0 21,0 21,301 0,301">
          <text:p/>
        </draw:polygon>
        <draw:path draw:style-name="gr4" draw:text-style-name="P4" draw:layer="layout" svg:width="0.025cm" svg:height="0.292cm" svg:x="14.841cm" svg:y="11.544cm" svg:viewBox="0 0 26 293" svg:d="M2 82h22v211h-22zM0 0h26v28h-26z">
          <text:p/>
        </draw:path>
        <draw:path draw:style-name="gr4" draw:text-style-name="P4" draw:layer="layout" svg:width="0.124cm" svg:height="0.28cm" svg:x="14.924cm" svg:y="11.559cm" svg:viewBox="0 0 125 281" svg:d="M90 281c-33 0-59-17-59-57v-137h-31v-19h31v-68h20v68h74v19h-74v135c0 30 18 41 42 41 10 0 19-3 31-8v19c-11 5-21 7-34 7z">
          <text:p/>
        </draw:path>
        <draw:path draw:style-name="gr4" draw:text-style-name="P4" draw:layer="layout" svg:width="0.181cm" svg:height="0.283cm" svg:x="15.09cm" svg:y="11.558cm" svg:viewBox="0 0 182 284" svg:d="M117 0h30v33h-30zM50 0h29v33h-29zM162 176c-17-4-41-9-72-9-44 0-69 20-69 49v1c0 30 29 48 61 48 44 0 80-27 80-65zM162 279v-35c-14 20-40 40-81 40-39 0-81-23-81-66v-1c0-43 37-68 91-68 31 0 51 4 71 9v-9c0-43-26-65-70-65-26 0-47 7-66 17l-7-18c23-11 45-18 74-18 55 0 89 28 89 83v131z">
          <text:p/>
        </draw:path>
        <draw:path draw:style-name="gr4" draw:text-style-name="P4" draw:layer="layout" svg:width="0.124cm" svg:height="0.28cm" svg:x="15.324cm" svg:y="11.559cm" svg:viewBox="0 0 125 281" svg:d="M89 281c-33 0-59-17-59-57v-137h-30v-19h30v-68h20v68h75v19h-75v135c0 30 18 41 42 41 10 0 19-3 32-8v19c-12 5-22 7-35 7z">
          <text:p/>
        </draw:path>
        <draw:path draw:style-name="gr4" draw:text-style-name="P4" draw:layer="layout" svg:width="0.025cm" svg:height="0.292cm" svg:x="15.631cm" svg:y="11.544cm" svg:viewBox="0 0 26 293" svg:d="M2 82h21v211h-21zM0 0h26v28h-26z">
          <text:p/>
        </draw:path>
        <draw:path draw:style-name="gr4" draw:text-style-name="P4" draw:layer="layout" svg:width="0.158cm" svg:height="0.218cm" svg:x="15.715cm" svg:y="11.622cm" svg:viewBox="0 0 159 219" svg:d="M86 219c-30 0-63-13-86-32l13-16c23 18 48 28 75 28 28 0 50-16 50-40v-1c0-24-26-33-55-42-34-10-72-20-72-57v-1c0-34 28-58 69-58 25 0 53 9 74 23l-10 17c-20-13-43-21-65-21-29 0-48 16-48 37 0 24 29 32 59 41 33 9 69 22 69 59v1c0 37-32 62-73 62z">
          <text:p/>
        </draw:path>
        <draw:path draw:style-name="gr4" draw:text-style-name="P4" draw:layer="layout" svg:width="0.125cm" svg:height="0.28cm" svg:x="15.913cm" svg:y="11.559cm" svg:viewBox="0 0 126 281" svg:d="M91 281c-33 0-59-17-59-57v-137h-32v-19h32v-68h20v68h74v19h-74v135c0 30 18 41 42 41 10 0 19-3 31-8v19c-11 5-21 7-34 7z">
          <text:p/>
        </draw:path>
        <draw:path draw:style-name="gr4" draw:text-style-name="P4" draw:layer="layout" svg:width="0.158cm" svg:height="0.218cm" svg:x="16.202cm" svg:y="11.622cm" svg:viewBox="0 0 159 219" svg:d="M86 219c-30 0-64-13-86-32l12-16c23 18 49 28 75 28 29 0 51-16 51-40v-1c0-24-26-33-56-42-34-10-72-20-72-57v-1c0-34 29-58 69-58 26 0 54 9 76 23l-12 17c-19-13-42-21-64-21-29 0-48 16-48 37 0 24 28 32 58 41 34 9 70 22 70 59v1c0 37-33 62-73 62z">
          <text:p/>
        </draw:path>
        <draw:path draw:style-name="gr4" draw:text-style-name="P4" draw:layer="layout" svg:width="0.192cm" svg:height="0.22cm" svg:x="16.41cm" svg:y="11.621cm" svg:viewBox="0 0 193 221" svg:d="M108 221c-60 0-108-50-108-109v-1c0-60 48-111 108-111 39 0 64 18 84 39l-15 15c-18-19-38-35-70-35-47 0-84 40-84 91v1c0 50 38 91 86 91 30 0 53-15 70-35l14 12c-21 24-46 42-85 42z">
          <text:p/>
        </draw:path>
        <draw:path draw:style-name="gr4" draw:text-style-name="P4" draw:layer="layout" svg:width="0.179cm" svg:height="0.3cm" svg:x="16.659cm" svg:y="11.536cm" svg:viewBox="0 0 180 301" svg:d="M160 301v-126c0-43-24-71-66-71s-74 31-74 75v122h-20v-301h20v129c14-24 38-44 77-44 53 0 83 36 83 87v129z">
          <text:p/>
        </draw:path>
        <draw:polygon draw:style-name="gr4" draw:text-style-name="P4" draw:layer="layout" svg:width="0.02cm" svg:height="0.3cm" svg:x="16.914cm" svg:y="11.536cm" svg:viewBox="0 0 21 301" draw:points="0,0 21,0 21,301 0,301">
          <text:p/>
        </draw:polygon>
        <draw:path draw:style-name="gr4" draw:text-style-name="P4" draw:layer="layout" svg:width="0.195cm" svg:height="0.22cm" svg:x="16.999cm" svg:y="11.621cm" svg:viewBox="0 0 196 221" svg:d="M174 101c-2-43-27-82-75-82-42 0-74 35-78 82zM104 202c33 0 55-15 72-33l14 12c-21 23-46 40-87 40-56 0-103-44-103-110 0-62 42-111 100-111 59 0 96 48 96 111v1c0 3 0 4 0 7h-175c4 52 41 83 83 83z">
          <text:p/>
        </draw:path>
        <draw:path draw:style-name="gr4" draw:text-style-name="P4" draw:layer="layout" svg:width="0.192cm" svg:height="0.22cm" svg:x="17.239cm" svg:y="11.621cm" svg:viewBox="0 0 193 221" svg:d="M106 221c-60 0-106-50-106-109v-1c0-60 46-111 106-111 41 0 65 18 85 39l-14 15c-18-19-40-35-71-35-48 0-85 40-85 91v1c0 50 39 91 87 91 30 0 53-15 71-35l14 12c-22 24-47 42-87 42z">
          <text:p/>
        </draw:path>
        <draw:path draw:style-name="gr4" draw:text-style-name="P4" draw:layer="layout" svg:width="0.179cm" svg:height="0.3cm" svg:x="17.488cm" svg:y="11.536cm" svg:viewBox="0 0 180 301" svg:d="M160 301v-126c0-43-25-71-68-71-41 0-72 31-72 75v122h-20v-301h20v129c14-24 37-44 75-44 54 0 85 36 85 87v129z">
          <text:p/>
        </draw:path>
        <draw:path draw:style-name="gr4" draw:text-style-name="P4" draw:layer="layout" svg:width="0.124cm" svg:height="0.28cm" svg:x="17.72cm" svg:y="11.559cm" svg:viewBox="0 0 125 281" svg:d="M90 281c-33 0-60-17-60-57v-137h-30v-19h30v-68h21v68h74v19h-74v135c0 30 17 41 42 41 11 0 19-3 31-8v19c-10 5-21 7-34 7z">
          <text:p/>
        </draw:path>
        <draw:path draw:style-name="gr4" draw:text-style-name="P4" draw:layer="layout" svg:width="0.039cm" svg:height="0.079cm" svg:x="17.887cm" svg:y="11.801cm" svg:viewBox="0 0 40 80" svg:d="M23 36h-11v-36h28v31c0 26-9 39-35 49l-5-11c18-9 24-18 23-33z">
          <text:p/>
        </draw:path>
        <draw:path draw:style-name="gr4" draw:text-style-name="P4" draw:layer="layout" svg:width="0.195cm" svg:height="0.22cm" svg:x="18.107cm" svg:y="11.621cm" svg:viewBox="0 0 196 221" svg:d="M175 101c-3-43-27-82-76-82-42 0-74 35-78 82zM103 202c34 0 56-15 73-33l14 12c-21 23-46 40-87 40-55 0-103-44-103-110 0-62 43-111 99-111 60 0 97 48 97 111v1c0 3 0 4 0 7h-175c4 52 41 83 82 83z">
          <text:p/>
        </draw:path>
        <draw:path draw:style-name="gr4" draw:text-style-name="P4" draw:layer="layout" svg:width="0.158cm" svg:height="0.218cm" svg:x="18.343cm" svg:y="11.622cm" svg:viewBox="0 0 159 219" svg:d="M87 219c-31 0-65-13-87-32l12-16c23 18 49 28 76 28 29 0 51-16 51-40v-1c0-24-27-33-56-42-35-10-73-20-73-57v-1c0-34 29-58 70-58 25 0 54 9 75 23l-11 17c-19-13-42-21-64-21-30 0-49 16-49 37 0 24 28 32 59 41 34 9 69 22 69 59v1c0 37-32 62-72 62z">
          <text:p/>
        </draw:path>
        <draw:path draw:style-name="gr4" draw:text-style-name="P4" draw:layer="layout" svg:width="0.208cm" svg:height="0.281cm" svg:x="12.107cm" svg:y="12.114cm" svg:viewBox="0 0 209 282" svg:d="M190 100c0-49-43-81-87-81-45 0-82 31-82 81v1c0 47 38 80 82 80s87-32 87-80zM106 282c-35 0-68-11-97-32l12-16c25 19 55 29 85 29 49 0 83-27 83-81v-31c-18 26-46 49-88 49-51 0-101-39-101-99 0-62 50-101 101-101 42 0 70 22 88 47v-42h20v178c0 64-43 99-103 99z">
          <text:p/>
        </draw:path>
        <draw:path draw:style-name="gr4" draw:text-style-name="P4" draw:layer="layout" svg:width="0.195cm" svg:height="0.22cm" svg:x="12.377cm" svg:y="12.114cm" svg:viewBox="0 0 196 221" svg:d="M175 101c-3-42-28-82-76-82-41 0-73 36-77 82zM104 202c33 0 55-15 72-33l14 12c-21 23-46 40-87 40-55 0-103-44-103-110v-1c0-60 43-110 100-110 59 0 96 49 96 111v1c0 3 0 4 0 7h-174c4 52 41 83 82 83z">
          <text:p/>
        </draw:path>
        <draw:path draw:style-name="gr4" draw:text-style-name="P4" draw:layer="layout" svg:width="0.18cm" svg:height="0.3cm" svg:x="12.631cm" svg:y="12.029cm" svg:viewBox="0 0 181 301" svg:d="M159 301v-125c0-43-24-71-66-71-41 0-73 31-73 74v122h-20v-301h20v130c14-25 38-44 76-44 53 0 85 36 85 86v129z">
          <text:p/>
        </draw:path>
        <draw:path draw:style-name="gr4" draw:text-style-name="P4" draw:layer="layout" svg:width="0.124cm" svg:height="0.28cm" svg:x="12.864cm" svg:y="12.052cm" svg:viewBox="0 0 125 281" svg:d="M89 281c-33 0-59-17-59-57v-138h-30v-19h30v-67h20v67h75v19h-75v136c0 30 18 40 42 40 11 0 20-2 32-7v19c-11 5-21 7-35 7z">
          <text:p/>
        </draw:path>
        <draw:path draw:style-name="gr4" draw:text-style-name="P4" draw:layer="layout" svg:width="0.18cm" svg:height="0.215cm" svg:x="13.17cm" svg:y="12.114cm" svg:viewBox="0 0 181 216" svg:d="M160 216v-126c0-43-25-71-67-71-41 0-72 31-72 74v123h-21v-211h21v39c13-25 37-44 75-44 53 0 85 36 85 86v130z">
          <text:p/>
        </draw:path>
        <draw:path draw:style-name="gr4" draw:text-style-name="P4" draw:layer="layout" svg:width="0.025cm" svg:height="0.292cm" svg:x="13.423cm" svg:y="12.037cm" svg:viewBox="0 0 26 293" svg:d="M2 83h21v210h-21zM0 0h26v27h-26z">
          <text:p/>
        </draw:path>
        <draw:path draw:style-name="gr4" draw:text-style-name="P4" draw:layer="layout" svg:width="0.192cm" svg:height="0.22cm" svg:x="13.51cm" svg:y="12.114cm" svg:viewBox="0 0 193 221" svg:d="M108 221c-61 0-108-51-108-109v-1c0-59 48-111 108-111 39 0 64 18 84 39l-15 16c-18-20-38-36-70-36-47 0-85 41-85 91v1c0 50 39 91 87 91 30 0 53-16 70-35l14 12c-21 24-47 42-85 42z">
          <text:p/>
        </draw:path>
        <draw:path draw:style-name="gr4" draw:text-style-name="P4" draw:layer="layout" svg:width="0.179cm" svg:height="0.3cm" svg:x="13.759cm" svg:y="12.029cm" svg:viewBox="0 0 180 301" svg:d="M160 301v-125c0-43-24-71-67-71-41 0-73 31-73 74v122h-20v-301h20v130c14-25 37-44 76-44 54 0 84 36 84 86v129z">
          <text:p/>
        </draw:path>
        <draw:path draw:style-name="gr4" draw:text-style-name="P4" draw:layer="layout" svg:width="0.125cm" svg:height="0.28cm" svg:x="13.991cm" svg:y="12.052cm" svg:viewBox="0 0 126 281" svg:d="M91 281c-34 0-60-17-60-57v-138h-31v-19h31v-67h20v67h75v19h-75v136c0 30 18 40 43 40 10 0 19-2 31-7v19c-11 5-21 7-34 7z">
          <text:p/>
        </draw:path>
        <draw:polygon draw:style-name="gr4" draw:text-style-name="P4" draw:layer="layout" svg:width="0.314cm" svg:height="0.212cm" svg:x="14.28cm" svg:y="12.118cm" svg:viewBox="0 0 315 213" draw:points="237,213 220,213 157,34 94,213 77,213 0,1 23,1 86,186 149,0 165,0 229,186 293,1 315,1">
          <text:p/>
        </draw:polygon>
        <draw:path draw:style-name="gr4" draw:text-style-name="P4" draw:layer="layout" svg:width="0.196cm" svg:height="0.22cm" svg:x="14.627cm" svg:y="12.114cm" svg:viewBox="0 0 197 221" svg:d="M175 101c-3-42-27-82-75-82-43 0-75 36-78 82zM105 202c32 0 54-15 72-33l14 12c-22 23-47 40-87 40-56 0-104-44-104-110v-1c0-60 43-110 101-110s96 49 96 111v1c0 3 0 4-1 7h-174c3 52 41 83 83 83z">
          <text:p/>
        </draw:path>
        <draw:path draw:style-name="gr4" draw:text-style-name="P4" draw:layer="layout" svg:width="0.025cm" svg:height="0.292cm" svg:x="14.882cm" svg:y="12.037cm" svg:viewBox="0 0 26 293" svg:d="M2 83h22v210h-22zM0 0h26v27h-26z">
          <text:p/>
        </draw:path>
        <draw:path draw:style-name="gr4" draw:text-style-name="P4" draw:layer="layout" svg:width="0.124cm" svg:height="0.28cm" svg:x="14.965cm" svg:y="12.052cm" svg:viewBox="0 0 125 281" svg:d="M89 281c-33 0-59-17-59-57v-138h-30v-19h30v-67h20v67h75v19h-75v136c0 30 18 40 42 40 11 0 20-2 32-7v19c-11 5-21 7-35 7z">
          <text:p/>
        </draw:path>
        <draw:path draw:style-name="gr4" draw:text-style-name="P4" draw:layer="layout" svg:width="0.195cm" svg:height="0.22cm" svg:x="15.128cm" svg:y="12.114cm" svg:viewBox="0 0 196 221" svg:d="M173 101c-2-42-27-82-75-82-41 0-73 36-77 82zM103 202c33 0 55-15 72-33l15 12c-22 23-47 40-88 40-55 0-102-44-102-110v-1c0-60 42-110 99-110 59 0 97 49 97 111v1c0 3 0 4 0 7h-175c4 52 41 83 82 83z">
          <text:p/>
        </draw:path>
        <draw:path draw:style-name="gr4" draw:text-style-name="P4" draw:layer="layout" svg:width="0.113cm" svg:height="0.213cm" svg:x="15.382cm" svg:y="12.116cm" svg:viewBox="0 0 114 214" svg:d="M112 22c-49 0-91 37-91 106v86h-21v-211h21v60c16-38 51-65 93-63v22z">
          <text:p/>
        </draw:path>
        <draw:polygon draw:style-name="gr4" draw:text-style-name="P4" draw:layer="layout" svg:width="0.027cm" svg:height="0.035cm" svg:x="15.505cm" svg:y="12.294cm" svg:viewBox="0 0 28 36" draw:points="0,0 28,0 28,36 0,36">
          <text:p/>
        </draw:polygon>
        <draw:path draw:style-name="gr2" draw:text-style-name="P2" draw:layer="layout" svg:width="1.022cm" svg:height="0.885cm" svg:x="11.779cm" svg:y="8.665cm" svg:viewBox="0 0 1023 886" svg:d="M588 242l-17 344c-2 28-13 39-25 52-7 6-19 15-35 15-15 0-28-9-35-15-12-13-22-24-24-52l-18-344c-1-25 7-43 17-53 12-14 32-22 60-22s49 8 61 22c10 10 18 28 16 53zM511 842c-39 0-70-32-70-71s31-70 70-70 71 31 71 70-32 71-71 71zM0 886h1023l-512-886z">
          <text:p/>
        </draw:path>
        <draw:path draw:style-name="gr2" draw:text-style-name="P2" draw:layer="layout" svg:width="1.597cm" svg:height="1.421cm" svg:x="11.492cm" svg:y="8.354cm" svg:viewBox="0 0 1598 1422" svg:d="M1534 1326c-16 27-44 43-75 43h-1321c-30 0-59-16-74-43-16-27-16-59 0-86l661-1144c15-27 44-43 74-43 31 0 59 16 75 43l660 1144c15 27 15 59 0 86zM1579 1214l-660-1144c-24-43-70-70-120-70-49 0-95 27-120 70l-661 1144c-24 42-24 96 0 138 25 43 71 70 120 70h1321c49 0 96-27 120-70 25-42 25-96 0-138z">
          <text:p/>
        </draw:path>
        <draw:polygon draw:style-name="gr2" draw:text-style-name="P2" draw:layer="layout" svg:width="10.091cm" svg:height="6.695cm" svg:x="10.606cm" svg:y="14.721cm" svg:viewBox="0 0 10092 6696" draw:points="10092,6696 0,6696 0,0 10092,0">
          <text:p/>
        </draw:polygon>
        <draw:polygon draw:style-name="gr37" draw:text-style-name="P13" draw:layer="layout" svg:width="10.091cm" svg:height="2.256cm" svg:x="10.606cm" svg:y="14.721cm" svg:viewBox="0 0 10092 2257" draw:points="10092,2257 0,2257 0,0 10092,0">
          <text:p/>
        </draw:polygon>
        <draw:path draw:style-name="gr2" draw:text-style-name="P2" draw:layer="layout" svg:width="0.683cm" svg:height="0.862cm" svg:x="14.077cm" svg:y="16.132cm" svg:viewBox="0 0 684 863" svg:d="M491 302c0-85-60-131-154-131h-147v264h150c95 0 151-57 151-131zM334 604h-144v259h-190v-863h353c205 0 331 122 331 298v3c0 199-156 303-350 303z">
          <text:p/>
        </draw:path>
        <draw:path draw:style-name="gr2" draw:text-style-name="P2" draw:layer="layout" svg:width="0.746cm" svg:height="0.862cm" svg:x="14.9cm" svg:y="16.132cm" svg:viewBox="0 0 747 863" svg:d="M529 294c0-81-57-123-149-123h-190v248h193c93 0 146-49 146-122zM525 863l-186-277h-149v277h-190v-863h396c203 0 325 107 325 285v2c0 139-75 227-185 267l211 309z">
          <text:p/>
        </draw:path>
        <draw:path draw:style-name="gr2" draw:text-style-name="P2" draw:layer="layout" svg:width="0.917cm" svg:height="0.892cm" svg:x="15.753cm" svg:y="16.117cm" svg:viewBox="0 0 918 893" svg:d="M720 447c0-149-109-272-262-272-152 0-259 121-259 270v2c0 148 109 271 262 271s259-121 259-268zM458 893c-267 0-458-198-458-443v-3c0-246 194-447 461-447 266 0 457 198 457 445v2c0 245-194 446-460 446z">
          <text:p/>
        </draw:path>
        <draw:path draw:style-name="gr2" draw:text-style-name="P2" draw:layer="layout" svg:width="0.733cm" svg:height="0.862cm" svg:x="16.839cm" svg:y="16.132cm" svg:viewBox="0 0 734 863" svg:d="M545 600c0-58-43-94-140-94h-220v191h226c84 0 134-31 134-95zM497 255c0-57-44-89-125-89h-187v183h175c84 0 137-28 137-92zM411 863h-411v-863h401c176 0 285 87 285 223v2c0 98-52 152-113 186 99 39 161 97 161 212v3c0 159-128 237-323 237z">
          <text:p/>
        </draw:path>
        <draw:polygon draw:style-name="gr2" draw:text-style-name="P2" draw:layer="layout" svg:width="0.62cm" svg:height="0.862cm" svg:x="17.728cm" svg:y="16.132cm" svg:viewBox="0 0 621 863" draw:points="0,863 0,0 190,0 190,691 621,691 621,863">
          <text:p/>
        </draw:polygon>
        <draw:polygon draw:style-name="gr2" draw:text-style-name="P2" draw:layer="layout" svg:width="0.657cm" svg:height="0.862cm" svg:x="18.491cm" svg:y="16.132cm" svg:viewBox="0 0 658 863" draw:points="0,863 0,0 652,0 652,169 189,169 189,344 596,344 596,512 189,512 189,695 658,695 658,863">
          <text:p/>
        </draw:polygon>
        <draw:polygon draw:style-name="gr2" draw:text-style-name="P2" draw:layer="layout" svg:width="0.862cm" svg:height="0.862cm" svg:x="19.317cm" svg:y="16.132cm" svg:viewBox="0 0 863 863" draw:points="675,863 675,299 432,668 427,668 187,303 187,863 0,863 0,0 205,0 432,365 659,0 863,0 863,863">
          <text:p/>
        </draw:polygon>
        <draw:polygon draw:style-name="gr4" draw:text-style-name="P4" draw:layer="layout" svg:width="0.023cm" svg:height="0.288cm" svg:x="12.127cm" svg:y="18.52cm" svg:viewBox="0 0 24 289" draw:points="0,0 24,0 24,289 0,289">
          <text:p/>
        </draw:polygon>
        <draw:path draw:style-name="gr4" draw:text-style-name="P4" draw:layer="layout" svg:width="0.179cm" svg:height="0.3cm" svg:x="12.233cm" svg:y="18.508cm" svg:viewBox="0 0 180 301" svg:d="M160 301v-126c0-43-24-71-67-71-41 0-73 31-73 75v122h-20v-301h20v129c15-24 38-44 76-44 53 0 84 37 84 87v129z">
          <text:p/>
        </draw:path>
        <draw:path draw:style-name="gr4" draw:text-style-name="P4" draw:layer="layout" svg:width="0.113cm" svg:height="0.213cm" svg:x="12.484cm" svg:y="18.595cm" svg:viewBox="0 0 114 214" svg:d="M112 22c-48 0-90 37-90 105v87h-22v-211h22v60c16-37 51-65 92-63v22z">
          <text:p/>
        </draw:path>
        <draw:path draw:style-name="gr4" draw:text-style-name="P4" draw:layer="layout" svg:width="0.195cm" svg:height="0.22cm" svg:x="12.758cm" svg:y="18.593cm" svg:viewBox="0 0 196 221" svg:d="M174 100c-3-42-27-81-75-81-41 0-73 35-77 81zM104 202c33 0 55-14 72-33l14 12c-21 23-47 40-87 40-55 0-103-44-103-110v-1c0-61 43-110 100-110 59 0 96 48 96 110v1c0 3 0 4 0 7h-174c4 53 41 84 82 84z">
          <text:p/>
        </draw:path>
        <draw:path draw:style-name="gr4" draw:text-style-name="P4" draw:layer="layout" svg:width="0.113cm" svg:height="0.213cm" svg:x="13.012cm" svg:y="18.595cm" svg:viewBox="0 0 114 214" svg:d="M112 22c-49 0-92 37-92 105v87h-20v-211h20v60c17-37 52-65 94-63v22z">
          <text:p/>
        </draw:path>
        <draw:path draw:style-name="gr4" draw:text-style-name="P4" draw:layer="layout" svg:width="0.124cm" svg:height="0.301cm" svg:x="13.158cm" svg:y="18.507cm" svg:viewBox="0 0 125 302" svg:d="M94 19c-29 0-42 18-42 53v20h73v19h-73v191h-22v-191h-30v-19h30v-20c0-45 24-72 64-72 13 0 22 1 31 6v19c-12-4-20-6-31-6z">
          <text:p/>
        </draw:path>
        <draw:path draw:style-name="gr4" draw:text-style-name="P4" draw:layer="layout" svg:width="0.181cm" svg:height="0.218cm" svg:x="13.301cm" svg:y="18.595cm" svg:viewBox="0 0 182 219" svg:d="M163 111c-18-5-41-10-72-10-45 0-69 20-69 49v1c0 31 28 49 61 49 43 0 80-27 80-66zM162 214v-35c-14 20-40 40-81 40-39 0-81-22-81-67v-1c0-43 38-68 92-68 30 0 50 4 70 9v-9c0-42-25-64-70-64-25 0-46 7-65 17l-8-18c23-10 46-18 75-18 54 0 88 28 88 82v132z">
          <text:p/>
        </draw:path>
        <draw:path draw:style-name="gr4" draw:text-style-name="P4" draw:layer="layout" svg:width="0.18cm" svg:height="0.3cm" svg:x="13.554cm" svg:y="18.508cm" svg:viewBox="0 0 181 301" svg:d="M161 301v-126c0-43-25-71-68-71-41 0-72 31-72 75v122h-21v-301h21v129c14-24 37-44 75-44 54 0 85 37 85 87v129z">
          <text:p/>
        </draw:path>
        <draw:path draw:style-name="gr4" draw:text-style-name="P4" draw:layer="layout" svg:width="0.113cm" svg:height="0.213cm" svg:x="13.806cm" svg:y="18.595cm" svg:viewBox="0 0 114 214" svg:d="M112 22c-48 0-92 37-92 105v87h-20v-211h20v60c18-37 53-65 94-63v22z">
          <text:p/>
        </draw:path>
        <draw:path draw:style-name="gr4" draw:text-style-name="P4" draw:layer="layout" svg:width="0.124cm" svg:height="0.281cm" svg:x="13.951cm" svg:y="18.531cm" svg:viewBox="0 0 125 282" svg:d="M89 282c-32 0-58-18-58-58v-138h-31v-19h31v-67h20v67h74v19h-74v136c0 30 17 41 42 41 10 0 19-2 31-8v19c-11 5-22 8-35 8z">
          <text:p/>
        </draw:path>
        <draw:path draw:style-name="gr4" draw:text-style-name="P4" draw:layer="layout" svg:width="0.039cm" svg:height="0.079cm" svg:x="14.118cm" svg:y="18.773cm" svg:viewBox="0 0 40 80" svg:d="M23 35h-11v-35h28v30c0 26-10 40-35 50l-5-10c18-11 25-20 23-35z">
          <text:p/>
        </draw:path>
        <draw:path draw:style-name="gr4" draw:text-style-name="P4" draw:layer="layout" svg:width="0.208cm" svg:height="0.305cm" svg:x="14.339cm" svg:y="18.508cm" svg:viewBox="0 0 209 306" svg:d="M190 196c0-55-42-91-86-91-46 0-82 33-82 90v1c0 55 38 90 82 90s86-36 86-89zM189 301v-47c-18 28-45 52-87 52-51 0-102-41-102-109v-1c0-69 51-111 102-111 43 0 70 24 87 51v-136h20v301z">
          <text:p/>
        </draw:path>
        <draw:path draw:style-name="gr4" draw:text-style-name="P4" draw:layer="layout" svg:width="0.181cm" svg:height="0.218cm" svg:x="14.606cm" svg:y="18.595cm" svg:viewBox="0 0 182 219" svg:d="M163 111c-18-5-41-10-71-10-46 0-70 20-70 49v1c0 31 28 49 61 49 43 0 80-27 80-66zM162 214v-35c-14 20-40 40-80 40s-82-22-82-67v-1c0-43 38-68 93-68 29 0 49 4 69 9v-9c0-42-26-64-69-64-25 0-47 7-66 17l-8-18c23-10 47-18 76-18 53 0 87 28 87 82v132z">
          <text:p/>
        </draw:path>
        <draw:path draw:style-name="gr4" draw:text-style-name="P4" draw:layer="layout" svg:width="0.158cm" svg:height="0.218cm" svg:x="14.841cm" svg:y="18.594cm" svg:viewBox="0 0 159 219" svg:d="M86 219c-30 0-64-12-86-30l12-17c23 18 49 28 75 28 30 0 52-16 52-41v-1c0-24-26-33-57-41-34-10-71-21-71-58v-1c0-33 28-58 69-58 26 0 54 9 75 23l-11 17c-19-13-42-21-65-21-29 0-48 16-48 37v1c0 23 28 32 58 40 35 10 70 22 70 59v1c0 38-32 62-73 62z">
          <text:p/>
        </draw:path>
        <draw:path draw:style-name="gr4" draw:text-style-name="P4" draw:layer="layout" svg:width="0.159cm" svg:height="0.218cm" svg:x="15.041cm" svg:y="18.594cm" svg:viewBox="0 0 160 219" svg:d="M87 219c-30 0-64-12-87-30l12-17c23 18 50 28 76 28 29 0 51-16 51-41v-1c0-24-26-33-55-41-35-10-73-21-73-58v-1c0-33 28-58 70-58 25 0 53 9 74 23l-11 17c-19-13-42-21-64-21-29 0-49 16-49 37v1c0 23 30 32 60 40 33 10 69 22 69 59v1c0 38-33 62-73 62z">
          <text:p/>
        </draw:path>
        <draw:path draw:style-name="gr4" draw:text-style-name="P4" draw:layer="layout" svg:width="0.209cm" svg:height="0.305cm" svg:x="15.373cm" svg:y="18.508cm" svg:viewBox="0 0 210 306" svg:d="M191 196c0-55-42-91-87-91s-82 33-82 90v1c0 55 38 90 82 90 45 0 87-36 87-89zM189 301v-47c-18 28-44 52-87 52-50 0-102-41-102-109v-1c0-69 52-111 102-111 43 0 70 24 87 51v-136h21v301z">
          <text:p/>
        </draw:path>
        <draw:path draw:style-name="gr4" draw:text-style-name="P4" draw:layer="layout" svg:width="0.025cm" svg:height="0.292cm" svg:x="15.658cm" svg:y="18.516cm" svg:viewBox="0 0 26 293" svg:d="M3 82h21v211h-21zM0 0h26v28h-26z">
          <text:p/>
        </draw:path>
        <draw:path draw:style-name="gr4" draw:text-style-name="P4" draw:layer="layout" svg:width="0.195cm" svg:height="0.22cm" svg:x="15.746cm" svg:y="18.593cm" svg:viewBox="0 0 196 221" svg:d="M175 100c-3-42-29-81-77-81-41 0-73 35-77 81zM103 202c33 0 56-14 73-33l14 12c-21 23-47 40-87 40-56 0-103-44-103-110v-1c0-61 43-110 99-110 60 0 97 48 97 110v1c0 3 0 4 0 7h-175c4 53 41 84 82 84z">
          <text:p/>
        </draw:path>
        <draw:polygon draw:style-name="gr4" draw:text-style-name="P4" draw:layer="layout" svg:width="0.239cm" svg:height="0.288cm" svg:x="16.128cm" svg:y="18.52cm" svg:viewBox="0 0 240 289" draw:points="212,289 94,142 22,215 22,289 0,289 0,0 22,0 22,189 205,0 235,0 109,127 240,289">
          <text:p/>
        </draw:polygon>
        <draw:path draw:style-name="gr4" draw:text-style-name="P4" draw:layer="layout" svg:width="0.179cm" svg:height="0.215cm" svg:x="16.405cm" svg:y="18.598cm" svg:viewBox="0 0 180 216" svg:d="M160 211v-39c-15 25-38 44-76 44-53 0-84-36-84-86v-130h20v125c0 44 24 72 66 72 41 0 74-31 74-75v-122h20v211z">
          <text:p/>
        </draw:path>
        <draw:path draw:style-name="gr4" draw:text-style-name="P4" draw:layer="layout" svg:width="0.179cm" svg:height="0.215cm" svg:x="16.661cm" svg:y="18.593cm" svg:viewBox="0 0 180 216" svg:d="M160 216v-126c0-43-24-71-67-71-42 0-73 31-73 75v122h-20v-211h20v39c14-24 37-44 76-44 53 0 84 37 84 87v129z">
          <text:p/>
        </draw:path>
        <draw:path draw:style-name="gr4" draw:text-style-name="P4" draw:layer="layout" svg:width="0.208cm" svg:height="0.305cm" svg:x="16.899cm" svg:y="18.508cm" svg:viewBox="0 0 209 306" svg:d="M190 196c0-55-42-91-85-91-46 0-83 33-83 90v1c0 55 39 90 83 90 43 0 85-36 85-89zM189 301v-47c-18 28-45 52-86 52-52 0-103-41-103-109v-1c0-69 51-111 103-111 42 0 69 24 86 51v-136h20v301z">
          <text:p/>
        </draw:path>
        <draw:path draw:style-name="gr4" draw:text-style-name="P4" draw:layer="layout" svg:width="0.196cm" svg:height="0.22cm" svg:x="17.169cm" svg:y="18.593cm" svg:viewBox="0 0 197 221" svg:d="M175 100c-3-42-27-81-75-81-43 0-75 35-78 81zM105 202c32 0 54-14 72-33l13 12c-21 23-46 40-86 40-56 0-104-44-104-110v-1c0-61 43-110 101-110s96 48 96 110v1c0 3 0 4-1 7h-174c3 53 41 84 83 84z">
          <text:p/>
        </draw:path>
        <draw:path draw:style-name="gr4" draw:text-style-name="P4" draw:layer="layout" svg:width="0.18cm" svg:height="0.215cm" svg:x="17.423cm" svg:y="18.593cm" svg:viewBox="0 0 181 216" svg:d="M161 216v-126c0-43-24-71-67-71-41 0-73 31-73 75v122h-21v-211h21v39c14-24 38-44 76-44 53 0 84 37 84 87v129z">
          <text:p/>
        </draw:path>
        <draw:path draw:style-name="gr4" draw:text-style-name="P4" draw:layer="layout" svg:width="0.317cm" svg:height="0.215cm" svg:x="17.798cm" svg:y="18.593cm" svg:viewBox="0 0 318 216" svg:d="M298 216v-126c0-45-23-71-62-71-35 0-66 27-66 74v123h-20v-127c0-43-24-70-62-70s-67 33-67 75v122h-21v-211h21v38c13-22 32-43 70-43 37 0 60 21 71 46 14-24 36-46 76-46 49 0 80 35 80 88v128z">
          <text:p/>
        </draw:path>
        <draw:path draw:style-name="gr4" draw:text-style-name="P4" draw:layer="layout" svg:width="0.026cm" svg:height="0.292cm" svg:x="18.189cm" svg:y="18.516cm" svg:viewBox="0 0 27 293" svg:d="M3 82h20v211h-20zM0 0h27v28h-27z">
          <text:p/>
        </draw:path>
        <draw:path draw:style-name="gr4" draw:text-style-name="P4" draw:layer="layout" svg:width="0.124cm" svg:height="0.281cm" svg:x="18.272cm" svg:y="18.531cm" svg:viewBox="0 0 125 282" svg:d="M90 282c-32 0-59-18-59-58v-138h-31v-19h31v-67h21v67h73v19h-73v136c0 30 17 41 41 41 11 0 19-2 31-8v19c-10 5-21 8-34 8z">
          <text:p/>
        </draw:path>
        <draw:path draw:style-name="gr4" draw:text-style-name="P4" draw:layer="layout" svg:width="0.209cm" svg:height="0.305cm" svg:x="18.565cm" svg:y="18.508cm" svg:viewBox="0 0 210 306" svg:d="M191 196c0-55-42-91-86-91-45 0-83 33-83 90v1c0 55 39 90 83 90s86-36 86-89zM189 301v-47c-18 28-44 52-86 52-50 0-103-41-103-109v-1c0-69 53-111 103-111 42 0 69 24 86 51v-136h21v301z">
          <text:p/>
        </draw:path>
        <draw:path draw:style-name="gr4" draw:text-style-name="P4" draw:layer="layout" svg:width="0.195cm" svg:height="0.22cm" svg:x="18.836cm" svg:y="18.593cm" svg:viewBox="0 0 196 221" svg:d="M173 100c-3-42-27-81-75-81-41 0-73 35-77 81zM103 202c33 0 55-14 72-33l15 12c-22 23-47 40-88 40-55 0-102-44-102-110v-1c0-61 42-110 99-110 59 0 97 48 97 110v1c0 3 0 4 0 7h-175c4 53 41 84 82 84z">
          <text:p/>
        </draw:path>
        <draw:path draw:style-name="gr4" draw:text-style-name="P4" draw:layer="layout" svg:width="0.113cm" svg:height="0.213cm" svg:x="19.09cm" svg:y="18.595cm" svg:viewBox="0 0 114 214" svg:d="M112 22c-49 0-91 37-91 105v87h-21v-211h21v60c16-37 51-65 93-63v22z">
          <text:p/>
        </draw:path>
        <draw:path draw:style-name="gr4" draw:text-style-name="P4" draw:layer="layout" svg:width="0.181cm" svg:height="0.218cm" svg:x="12.103cm" svg:y="19.088cm" svg:viewBox="0 0 182 219" svg:d="M162 110c-17-4-41-9-71-9-45 0-70 21-70 50v1c0 30 30 48 62 48 43 0 79-26 79-65zM162 214v-35c-15 20-40 40-80 40s-82-23-82-66v-1c0-44 37-69 92-69 30 0 50 4 70 9v-9c0-42-26-64-69-64-26 0-48 7-67 17l-7-18c23-11 46-18 75-18 54 0 88 28 88 82v132z">
          <text:p/>
        </draw:path>
        <draw:polygon draw:style-name="gr4" draw:text-style-name="P4" draw:layer="layout" svg:width="0.179cm" svg:height="0.3cm" svg:x="12.356cm" svg:y="19.001cm" svg:viewBox="0 0 180 301" draw:points="155,301 71,197 20,249 20,301 0,301 0,0 20,0 20,225 151,90 177,90 86,183 180,301">
          <text:p/>
        </draw:polygon>
        <draw:path draw:style-name="gr4" draw:text-style-name="P4" draw:layer="layout" svg:width="0.125cm" svg:height="0.28cm" svg:x="12.562cm" svg:y="19.024cm" svg:viewBox="0 0 126 281" svg:d="M91 281c-33 0-59-17-59-57v-138h-32v-19h32v-67h20v67h74v19h-74v136c0 30 18 41 42 41 10 0 19-3 31-8v19c-11 5-21 7-34 7z">
          <text:p/>
        </draw:path>
        <draw:path draw:style-name="gr4" draw:text-style-name="P4" draw:layer="layout" svg:width="0.179cm" svg:height="0.215cm" svg:x="12.742cm" svg:y="19.091cm" svg:viewBox="0 0 180 216" svg:d="M160 211v-39c-14 24-37 44-75 44-54 0-85-36-85-87v-129h20v126c0 43 24 71 68 71 41 0 72-31 72-75v-122h20v211z">
          <text:p/>
        </draw:path>
        <draw:path draw:style-name="gr4" draw:text-style-name="P4" draw:layer="layout" svg:width="0.196cm" svg:height="0.22cm" svg:x="12.983cm" svg:y="19.086cm" svg:viewBox="0 0 197 221" svg:d="M174 101c-3-43-27-82-75-82-41 0-73 35-77 82zM104 202c32 0 55-15 72-33l15 12c-22 23-48 40-88 40-55 0-103-44-103-110 0-62 43-111 100-111 59 0 97 48 97 111v1c0 3 0 4 0 7h-175c4 52 41 83 82 83z">
          <text:p/>
        </draw:path>
        <draw:polygon draw:style-name="gr4" draw:text-style-name="P4" draw:layer="layout" svg:width="0.02cm" svg:height="0.3cm" svg:x="13.241cm" svg:y="19.001cm" svg:viewBox="0 0 21 301" draw:points="0,0 21,0 21,301 0,301">
          <text:p/>
        </draw:polygon>
        <draw:polygon draw:style-name="gr4" draw:text-style-name="P4" draw:layer="layout" svg:width="0.02cm" svg:height="0.3cm" svg:x="13.343cm" svg:y="19.001cm" svg:viewBox="0 0 21 301" draw:points="0,0 21,0 21,301 0,301">
          <text:p/>
        </draw:polygon>
        <draw:path draw:style-name="gr4" draw:text-style-name="P4" draw:layer="layout" svg:width="0.195cm" svg:height="0.22cm" svg:x="13.428cm" svg:y="19.086cm" svg:viewBox="0 0 196 221" svg:d="M175 101c-3-43-27-82-76-82-42 0-74 35-78 82zM103 202c34 0 56-15 73-33l14 12c-21 23-46 40-87 40-55 0-103-44-103-110 0-62 43-111 99-111 60 0 97 48 97 111v1c0 3 0 4 0 7h-175c4 52 41 83 82 83z">
          <text:p/>
        </draw:path>
        <draw:path draw:style-name="gr4" draw:text-style-name="P4" draw:layer="layout" svg:width="0.18cm" svg:height="0.215cm" svg:x="13.682cm" svg:y="19.086cm" svg:viewBox="0 0 181 216" svg:d="M161 216v-125c0-44-25-72-67-72-41 0-73 31-73 76v121h-21v-211h21v39c14-24 38-44 76-44 53 0 84 37 84 88v128z">
          <text:p/>
        </draw:path>
        <draw:polygon draw:style-name="gr4" draw:text-style-name="P4" draw:layer="layout" svg:width="0.19cm" svg:height="0.288cm" svg:x="14.062cm" svg:y="19.013cm" svg:viewBox="0 0 191 289" draw:points="0,289 0,0 21,0 21,269 191,269 191,289">
          <text:p/>
        </draw:polygon>
        <draw:path draw:style-name="gr4" draw:text-style-name="P4" draw:layer="layout" svg:width="0.215cm" svg:height="0.282cm" svg:x="14.297cm" svg:y="19.024cm" svg:viewBox="0 0 216 283" svg:d="M128 0h28v33h-28zM61 0h28v33h-28zM195 173c0-50-38-91-87-91s-85 41-85 90v1c0 51 38 91 86 91 50 0 86-41 86-90zM108 283c-62 0-108-50-108-109v-1c0-59 47-110 109-110s107 50 107 109v1c0 59-45 110-108 110z">
          <text:p/>
        </draw:path>
        <draw:path draw:style-name="gr4" draw:text-style-name="P4" draw:layer="layout" svg:width="0.158cm" svg:height="0.218cm" svg:x="14.556cm" svg:y="19.087cm" svg:viewBox="0 0 159 219" svg:d="M87 219c-31 0-65-12-87-31l12-16c23 18 50 28 76 28 29 0 51-16 51-40v-1c0-24-26-33-56-43-35-9-72-20-72-57v-1c0-34 28-58 70-58 25 0 53 9 74 23l-11 17c-19-13-42-21-64-21-30 0-49 16-49 37 0 24 29 32 59 41 34 10 69 23 69 60v1c0 37-32 61-72 61z">
          <text:p/>
        </draw:path>
        <draw:path draw:style-name="gr4" draw:text-style-name="P4" draw:layer="layout" svg:width="0.18cm" svg:height="0.215cm" svg:x="14.774cm" svg:y="19.091cm" svg:viewBox="0 0 181 216" svg:d="M160 211v-39c-14 24-38 44-76 44-53 0-84-36-84-87v-129h21v126c0 43 24 71 66 71 41 0 73-31 73-75v-122h21v211z">
          <text:p/>
        </draw:path>
        <draw:path draw:style-name="gr4" draw:text-style-name="P4" draw:layer="layout" svg:width="0.18cm" svg:height="0.215cm" svg:x="15.03cm" svg:y="19.086cm" svg:viewBox="0 0 181 216" svg:d="M161 216v-125c0-44-25-72-68-72-41 0-73 31-73 76v121h-20v-211h20v39c14-24 38-44 77-44 53 0 84 37 84 88v128z">
          <text:p/>
        </draw:path>
        <draw:path draw:style-name="gr4" draw:text-style-name="P4" draw:layer="layout" svg:width="0.208cm" svg:height="0.281cm" svg:x="15.269cm" svg:y="19.086cm" svg:viewBox="0 0 209 282" svg:d="M190 100c0-49-43-80-87-80s-81 30-81 80v1c0 47 38 80 81 80 44 0 87-32 87-80zM106 282c-35 0-67-10-97-32l13-16c25 19 54 29 85 29 48 0 82-27 82-81v-30c-18 26-46 48-88 48-50 0-101-38-101-98v-1c0-62 51-101 101-101 42 0 70 23 88 47v-42h20v178c0 64-43 99-103 99z">
          <text:p/>
        </draw:path>
        <draw:path draw:style-name="gr4" draw:text-style-name="P4" draw:layer="layout" svg:width="0.159cm" svg:height="0.218cm" svg:x="15.658cm" svg:y="19.087cm" svg:viewBox="0 0 160 219" svg:d="M87 219c-31 0-64-12-87-31l12-16c23 18 49 28 76 28 29 0 51-16 51-40v-1c0-24-26-33-55-43-36-9-73-20-73-57v-1c0-34 28-58 70-58 25 0 53 9 74 23l-11 17c-19-13-42-21-64-21-30 0-49 16-49 37 0 24 29 32 60 41 33 10 69 23 69 60v1c0 37-33 61-73 61z">
          <text:p/>
        </draw:path>
        <draw:path draw:style-name="gr4" draw:text-style-name="P4" draw:layer="layout" svg:width="0.025cm" svg:height="0.292cm" svg:x="15.881cm" svg:y="19.009cm" svg:viewBox="0 0 26 293" svg:d="M2 83h22v210h-22zM0 0h26v28h-26z">
          <text:p/>
        </draw:path>
        <draw:path draw:style-name="gr4" draw:text-style-name="P4" draw:layer="layout" svg:width="0.179cm" svg:height="0.215cm" svg:x="15.983cm" svg:y="19.086cm" svg:viewBox="0 0 180 216" svg:d="M160 216v-125c0-44-24-72-66-72-41 0-74 31-74 76v121h-20v-211h20v39c14-24 38-44 77-44 53 0 83 37 83 88v128z">
          <text:p/>
        </draw:path>
        <draw:path draw:style-name="gr4" draw:text-style-name="P4" draw:layer="layout" svg:width="0.208cm" svg:height="0.305cm" svg:x="16.221cm" svg:y="19.001cm" svg:viewBox="0 0 209 306" svg:d="M190 195c0-54-41-90-86-90-46 0-82 33-82 89v1c0 55 38 90 82 90 45 0 86-36 86-90zM189 300v-47c-18 27-45 53-87 53-50 0-102-42-102-110v-1c0-68 52-110 102-110 43 0 70 24 87 50v-135h20v300z">
          <text:p/>
        </draw:path>
        <draw:path draw:style-name="gr4" draw:text-style-name="P4" draw:layer="layout" svg:width="0.18cm" svg:height="0.215cm" svg:x="16.629cm" svg:y="19.086cm" svg:viewBox="0 0 181 216" svg:d="M160 216v-125c0-44-24-72-67-72-41 0-73 31-73 76v121h-20v-211h20v39c14-24 38-44 76-44 54 0 85 37 85 88v128z">
          <text:p/>
        </draw:path>
        <draw:path draw:style-name="gr4" draw:text-style-name="P4" draw:layer="layout" svg:width="0.025cm" svg:height="0.292cm" svg:x="16.881cm" svg:y="19.009cm" svg:viewBox="0 0 26 293" svg:d="M3 83h21v210h-21zM0 0h26v28h-26z">
          <text:p/>
        </draw:path>
        <draw:path draw:style-name="gr4" draw:text-style-name="P4" draw:layer="layout" svg:width="0.192cm" svg:height="0.22cm" svg:x="16.969cm" svg:y="19.086cm" svg:viewBox="0 0 193 221" svg:d="M108 221c-61 0-108-50-108-109v-1c0-60 48-111 108-111 39 0 64 18 83 39l-14 15c-18-19-39-35-70-35-48 0-85 40-85 91v1c0 51 39 91 87 91 29 0 52-15 70-35l14 12c-21 24-47 42-85 42z">
          <text:p/>
        </draw:path>
        <draw:path draw:style-name="gr4" draw:text-style-name="P4" draw:layer="layout" svg:width="0.179cm" svg:height="0.3cm" svg:x="17.218cm" svg:y="19.001cm" svg:viewBox="0 0 180 301" svg:d="M160 301v-126c0-43-24-71-67-71-42 0-73 31-73 75v122h-20v-301h20v129c14-24 38-44 76-44 53 0 84 37 84 87v129z">
          <text:p/>
        </draw:path>
        <draw:path draw:style-name="gr4" draw:text-style-name="P4" draw:layer="layout" svg:width="0.124cm" svg:height="0.28cm" svg:x="17.45cm" svg:y="19.024cm" svg:viewBox="0 0 125 281" svg:d="M89 281c-32 0-58-17-58-57v-138h-31v-19h31v-67h20v67h74v19h-74v136c0 30 17 41 42 41 11 0 19-3 31-8v19c-10 5-21 7-35 7z">
          <text:p/>
        </draw:path>
        <draw:polygon draw:style-name="gr4" draw:text-style-name="P4" draw:layer="layout" svg:width="0.181cm" svg:height="0.21cm" svg:x="12.106cm" svg:y="19.584cm" svg:viewBox="0 0 182 211" draw:points="0,211 0,199 152,18 5,18 5,0 182,0 182,12 30,193 182,193 182,211">
          <text:p/>
        </draw:polygon>
        <draw:path draw:style-name="gr4" draw:text-style-name="P4" draw:layer="layout" svg:width="0.179cm" svg:height="0.215cm" svg:x="12.344cm" svg:y="19.584cm" svg:viewBox="0 0 180 216" svg:d="M160 210v-39c-14 24-38 45-77 45-53 0-83-38-83-88v-128h20v125c0 43 24 71 66 71s74-31 74-75v-121h20v210z">
          <text:p/>
        </draw:path>
        <draw:path draw:style-name="gr4" draw:text-style-name="P4" draw:layer="layout" svg:width="0.124cm" svg:height="0.301cm" svg:x="12.581cm" svg:y="19.493cm" svg:viewBox="0 0 125 302" svg:d="M94 18c-29 0-42 17-42 53v20h73v19h-73v192h-20v-192h-32v-19h32v-20c0-46 23-71 62-71 13 0 22 1 31 5v18c-12-3-20-5-31-5z">
          <text:p/>
        </draw:path>
        <draw:path draw:style-name="gr4" draw:text-style-name="P4" draw:layer="layout" svg:width="0.113cm" svg:height="0.213cm" svg:x="12.748cm" svg:y="19.581cm" svg:viewBox="0 0 114 214" svg:d="M112 22c-49 0-92 38-92 106v86h-20v-211h20v61c17-39 52-66 94-64v22z">
          <text:p/>
        </draw:path>
        <draw:path draw:style-name="gr4" draw:text-style-name="P4" draw:layer="layout" svg:width="0.025cm" svg:height="0.292cm" svg:x="12.913cm" svg:y="19.502cm" svg:viewBox="0 0 26 293" svg:d="M2 82h20v211h-20zM0 0h26v28h-26z">
          <text:p/>
        </draw:path>
        <draw:path draw:style-name="gr4" draw:text-style-name="P4" draw:layer="layout" svg:width="0.196cm" svg:height="0.22cm" svg:x="13cm" svg:y="19.579cm" svg:viewBox="0 0 197 221" svg:d="M175 101c-3-42-28-82-76-82-42 0-74 36-77 82zM104 202c32 0 54-15 73-33l14 12c-22 23-48 40-88 40-55 0-103-44-103-110 0-61 43-111 100-111 58 0 97 49 97 111v1c0 3 0 4-1 7h-174c3 52 41 83 82 83z">
          <text:p/>
        </draw:path>
        <draw:path draw:style-name="gr4" draw:text-style-name="P4" draw:layer="layout" svg:width="0.208cm" svg:height="0.305cm" svg:x="13.241cm" svg:y="19.494cm" svg:viewBox="0 0 209 306" svg:d="M190 196c0-54-43-91-86-91-46 0-82 34-82 90v1c0 55 38 90 82 90 43 0 86-36 86-90zM189 301v-47c-19 27-46 52-87 52-51 0-102-41-102-109v-1c0-68 51-111 102-111 42 0 69 24 87 51v-136h20v301z">
          <text:p/>
        </draw:path>
        <draw:path draw:style-name="gr4" draw:text-style-name="P4" draw:layer="layout" svg:width="0.196cm" svg:height="0.22cm" svg:x="13.511cm" svg:y="19.579cm" svg:viewBox="0 0 197 221" svg:d="M175 101c-3-42-27-82-75-82-42 0-75 36-78 82zM105 202c32 0 54-15 72-33l14 12c-22 23-47 40-87 40-55 0-104-44-104-110 0-61 44-111 101-111 58 0 96 49 96 111v1c0 3 0 4-1 7h-174c3 52 42 83 83 83z">
          <text:p/>
        </draw:path>
        <draw:path draw:style-name="gr4" draw:text-style-name="P4" draw:layer="layout" svg:width="0.179cm" svg:height="0.215cm" svg:x="13.766cm" svg:y="19.579cm" svg:viewBox="0 0 180 216" svg:d="M160 216v-125c0-43-24-71-68-71-41 0-72 31-72 75v121h-20v-210h20v39c14-24 37-45 75-45 54 0 85 37 85 88v128z">
          <text:p/>
        </draw:path>
        <draw:polygon draw:style-name="gr4" draw:text-style-name="P4" draw:layer="layout" svg:width="0.027cm" svg:height="0.035cm" svg:x="14.013cm" svg:y="19.759cm" svg:viewBox="0 0 28 36" draw:points="0,0 28,0 28,36 0,36">
          <text:p/>
        </draw:polygon>
        <draw:path draw:style-name="gr2" draw:text-style-name="P2" draw:layer="layout" svg:width="1.022cm" svg:height="0.885cm" svg:x="11.779cm" svg:y="15.637cm" svg:viewBox="0 0 1023 886" svg:d="M588 242l-17 344c-2 28-13 39-25 51-7 6-19 15-35 15-15 0-28-9-35-15-12-12-22-23-24-51l-18-344c-1-25 7-43 17-53 12-14 32-22 60-22s49 8 61 22c10 10 18 28 16 53zM511 842c-39 0-70-32-70-71 0-40 31-71 70-71s71 31 71 71c0 39-32 71-71 71zM0 886h1023l-512-886z">
          <text:p/>
        </draw:path>
        <draw:path draw:style-name="gr2" draw:text-style-name="P2" draw:layer="layout" svg:width="1.597cm" svg:height="1.42cm" svg:x="11.492cm" svg:y="15.327cm" svg:viewBox="0 0 1598 1421" svg:d="M1534 1325c-16 27-44 43-75 43h-1321c-30 0-59-16-74-43-16-26-16-59 0-86l661-1144c15-27 44-43 74-43 31 0 59 16 75 43l660 1144c15 27 15 60 0 86zM1579 1213l-660-1144c-24-43-70-69-120-69-49 0-95 26-120 69l-661 1144c-24 43-24 96 0 139 25 42 71 69 120 69h1321c49 0 96-27 120-69 25-43 25-96 0-139z">
          <text:p/>
        </draw:path>
        <draw:polygon draw:style-name="gr2" draw:text-style-name="P2" draw:layer="layout" svg:width="10.091cm" svg:height="6.695cm" svg:x="10.606cm" svg:y="21.57cm" svg:viewBox="0 0 10092 6696" draw:points="10092,6696 0,6696 0,0 10092,0">
          <text:p/>
        </draw:polygon>
        <draw:polygon draw:style-name="gr37" draw:text-style-name="P13" draw:layer="layout" svg:width="10.091cm" svg:height="2.257cm" svg:x="10.606cm" svg:y="21.57cm" svg:viewBox="0 0 10092 2258" draw:points="10092,2258 0,2258 0,0 10092,0">
          <text:p/>
        </draw:polygon>
        <draw:path draw:style-name="gr2" draw:text-style-name="P2" draw:layer="layout" svg:width="0.683cm" svg:height="0.863cm" svg:x="14.077cm" svg:y="22.981cm" svg:viewBox="0 0 684 864" svg:d="M491 302c0-85-60-130-154-130h-147v263h150c95 0 151-56 151-130zM334 604h-144v260h-190v-864h353c205 0 331 122 331 299v2c0 200-156 303-350 303z">
          <text:p/>
        </draw:path>
        <draw:path draw:style-name="gr2" draw:text-style-name="P2" draw:layer="layout" svg:width="0.746cm" svg:height="0.863cm" svg:x="14.9cm" svg:y="22.981cm" svg:viewBox="0 0 747 864" svg:d="M529 295c0-81-57-123-149-123h-190v247h193c93 0 146-49 146-122zM525 864l-186-277h-149v277h-190v-864h396c203 0 325 108 325 285v2c0 140-75 227-185 268l211 309z">
          <text:p/>
        </draw:path>
        <draw:path draw:style-name="gr2" draw:text-style-name="P2" draw:layer="layout" svg:width="0.917cm" svg:height="0.892cm" svg:x="15.753cm" svg:y="22.967cm" svg:viewBox="0 0 918 893" svg:d="M720 446c0-148-109-271-262-271-152 0-259 120-259 268v3c0 148 109 272 262 272s259-122 259-270zM458 893c-267 0-458-199-458-445v-2c0-246 194-446 461-446 266 0 457 198 457 443v3c0 246-194 447-460 447z">
          <text:p/>
        </draw:path>
        <draw:path draw:style-name="gr2" draw:text-style-name="P2" draw:layer="layout" svg:width="0.733cm" svg:height="0.863cm" svg:x="16.839cm" svg:y="22.981cm" svg:viewBox="0 0 734 864" svg:d="M545 600c0-57-43-93-140-93h-220v190h226c84 0 134-30 134-94zM497 255c0-56-44-88-125-88h-187v182h175c84 0 137-27 137-91zM411 864h-411v-864h401c176 0 285 88 285 223v3c0 97-52 151-113 186 99 38 161 96 161 212v2c0 159-128 238-323 238z">
          <text:p/>
        </draw:path>
        <draw:polygon draw:style-name="gr2" draw:text-style-name="P2" draw:layer="layout" svg:width="0.62cm" svg:height="0.863cm" svg:x="17.728cm" svg:y="22.981cm" svg:viewBox="0 0 621 864" draw:points="0,864 0,0 190,0 190,690 621,690 621,864">
          <text:p/>
        </draw:polygon>
        <draw:polygon draw:style-name="gr2" draw:text-style-name="P2" draw:layer="layout" svg:width="0.657cm" svg:height="0.863cm" svg:x="18.491cm" svg:y="22.981cm" svg:viewBox="0 0 658 864" draw:points="0,864 0,0 652,0 652,169 189,169 189,344 596,344 596,513 189,513 189,694 658,694 658,864">
          <text:p/>
        </draw:polygon>
        <draw:polygon draw:style-name="gr2" draw:text-style-name="P2" draw:layer="layout" svg:width="0.862cm" svg:height="0.863cm" svg:x="19.317cm" svg:y="22.981cm" svg:viewBox="0 0 863 864" draw:points="675,864 675,300 432,668 427,668 187,304 187,864 0,864 0,0 205,0 432,365 659,0 863,0 863,864">
          <text:p/>
        </draw:polygon>
        <draw:polygon draw:style-name="gr4" draw:text-style-name="P4" draw:layer="layout" svg:width="0.023cm" svg:height="0.287cm" svg:x="12.127cm" svg:y="25.37cm" svg:viewBox="0 0 24 288" draw:points="0,0 24,0 24,288 0,288">
          <text:p/>
        </draw:polygon>
        <draw:path draw:style-name="gr4" draw:text-style-name="P4" draw:layer="layout" svg:width="0.113cm" svg:height="0.212cm" svg:x="12.233cm" svg:y="25.445cm" svg:viewBox="0 0 114 213" svg:d="M112 22c-49 0-92 36-92 106v85h-20v-210h20v60c17-38 52-65 94-63v22z">
          <text:p/>
        </draw:path>
        <draw:path draw:style-name="gr4" draw:text-style-name="P4" draw:layer="layout" svg:width="0.208cm" svg:height="0.281cm" svg:x="12.373cm" svg:y="25.443cm" svg:viewBox="0 0 209 282" svg:d="M190 99c0-48-43-80-86-80-44 0-81 31-81 80 0 48 38 82 81 82s86-34 86-81zM107 282c-35 0-68-11-96-32l11-17c25 20 54 30 85 30 48 0 82-27 82-81v-32c-18 26-46 50-87 50-51 0-102-40-102-100v-1c0-60 51-99 102-99 42 0 70 22 87 47v-42h20v178c0 64-43 99-102 99z">
          <text:p/>
        </draw:path>
        <draw:path draw:style-name="gr4" draw:text-style-name="P4" draw:layer="layout" svg:width="0.196cm" svg:height="0.219cm" svg:x="12.643cm" svg:y="25.443cm" svg:viewBox="0 0 197 220" svg:d="M175 101c-3-43-27-83-76-83-42 0-74 35-77 83zM104 201c33 0 55-14 73-32l14 12c-22 23-47 39-88 39-55 0-103-44-103-109v-1c0-61 43-110 100-110 59 0 97 48 97 111v1c0 2 0 4-1 7h-174c3 52 41 82 82 82z">
          <text:p/>
        </draw:path>
        <draw:path draw:style-name="gr4" draw:text-style-name="P4" draw:layer="layout" svg:width="0.179cm" svg:height="0.214cm" svg:x="12.898cm" svg:y="25.443cm" svg:viewBox="0 0 180 215" svg:d="M160 215v-125c0-43-24-72-67-72-42 0-73 32-73 75v122h-20v-210h20v39c14-25 37-44 76-44 53 0 84 36 84 86v129z">
          <text:p/>
        </draw:path>
        <draw:path draw:style-name="gr4" draw:text-style-name="P4" draw:layer="layout" svg:width="0.208cm" svg:height="0.304cm" svg:x="13.136cm" svg:y="25.358cm" svg:viewBox="0 0 209 305" svg:d="M190 195c0-54-42-90-85-90-47 0-83 34-83 90v1c0 55 38 90 83 90 43 0 85-37 85-90zM189 300v-46c-18 27-45 51-86 51-52 0-103-40-103-108v-1c0-69 51-110 103-110 42 0 69 24 86 50v-136h20v300z">
          <text:p/>
        </draw:path>
        <draw:polygon draw:style-name="gr4" draw:text-style-name="P4" draw:layer="layout" svg:width="0.314cm" svg:height="0.212cm" svg:x="13.402cm" svg:y="25.447cm" svg:viewBox="0 0 315 213" draw:points="238,213 221,213 157,33 94,213 77,213 0,1 23,1 86,185 150,0 166,0 230,185 293,1 315,1">
          <text:p/>
        </draw:polygon>
        <draw:path draw:style-name="gr4" draw:text-style-name="P4" draw:layer="layout" svg:width="0.025cm" svg:height="0.291cm" svg:x="13.775cm" svg:y="25.366cm" svg:viewBox="0 0 26 292" svg:d="M2 82h21v210h-21zM0 0h26v27h-26z">
          <text:p/>
        </draw:path>
        <draw:path draw:style-name="gr4" draw:text-style-name="P4" draw:layer="layout" svg:width="0.196cm" svg:height="0.219cm" svg:x="13.862cm" svg:y="25.443cm" svg:viewBox="0 0 197 220" svg:d="M175 101c-3-43-27-83-75-83-43 0-75 35-79 83zM105 201c32 0 54-14 71-32l14 12c-21 23-46 39-86 39-56 0-104-44-104-109v-1c0-61 43-110 101-110s96 48 96 111v1c0 2 0 4-1 7h-175c4 52 42 82 84 82z">
          <text:p/>
        </draw:path>
        <draw:polygon draw:style-name="gr4" draw:text-style-name="P4" draw:layer="layout" svg:width="0.179cm" svg:height="0.299cm" svg:x="14.24cm" svg:y="25.358cm" svg:viewBox="0 0 180 300" draw:points="154,300 71,197 20,250 20,300 0,300 0,0 20,0 20,225 149,90 177,90 85,183 180,300">
          <text:p/>
        </draw:polygon>
        <draw:path draw:style-name="gr4" draw:text-style-name="P4" draw:layer="layout" svg:width="0.181cm" svg:height="0.217cm" svg:x="14.448cm" svg:y="25.445cm" svg:viewBox="0 0 182 218" svg:d="M163 111c-18-4-41-9-71-9-45 0-70 19-70 49 0 31 29 48 61 48 43 0 80-26 80-64zM162 213v-34c-14 20-40 39-80 39-39 0-82-22-82-65v-1c0-44 38-68 93-68 29 0 49 3 69 9v-9c0-44-26-65-69-65-25 0-46 7-66 16l-8-17c24-11 47-18 75-18 54 0 88 28 88 83v130z">
          <text:p/>
        </draw:path>
        <draw:path draw:style-name="gr4" draw:text-style-name="P4" draw:layer="layout" svg:width="0.18cm" svg:height="0.214cm" svg:x="14.701cm" svg:y="25.443cm" svg:viewBox="0 0 181 215" svg:d="M161 215v-125c0-43-25-72-67-72s-74 32-74 75v122h-20v-210h20v39c14-25 38-44 77-44 53 0 84 36 84 86v129z">
          <text:p/>
        </draw:path>
        <draw:path draw:style-name="gr4" draw:text-style-name="P4" draw:layer="layout" svg:width="0.18cm" svg:height="0.214cm" svg:x="14.953cm" svg:y="25.443cm" svg:viewBox="0 0 181 215" svg:d="M159 215v-125c0-43-24-72-66-72-41 0-73 32-73 75v122h-20v-210h20v39c14-25 38-44 76-44 53 0 85 36 85 86v129z">
          <text:p/>
        </draw:path>
        <draw:path draw:style-name="gr4" draw:text-style-name="P4" draw:layer="layout" svg:width="0.158cm" svg:height="0.218cm" svg:x="15.187cm" svg:y="25.444cm" svg:viewBox="0 0 159 219" svg:d="M87 219c-32 0-65-13-87-31l12-16c23 18 49 28 76 28 28 0 50-16 50-40v-1c0-25-26-34-55-42-35-10-73-20-73-57v-1c0-35 28-59 70-59 25 0 53 9 74 23l-10 17c-20-13-43-21-65-21-29 0-48 15-48 37v1c0 24 28 32 59 41 34 9 69 22 69 58v1c0 38-32 62-72 62z">
          <text:p/>
        </draw:path>
        <draw:path draw:style-name="gr4" draw:text-style-name="P4" draw:layer="layout" svg:width="0.124cm" svg:height="0.28cm" svg:x="15.386cm" svg:y="25.381cm" svg:viewBox="0 0 125 281" svg:d="M90 281c-33 0-60-18-60-58v-138h-30v-18h30v-67h20v67h75v18h-75v136c0 31 19 41 43 41 10 0 19-2 31-7v19c-11 5-21 7-34 7z">
          <text:p/>
        </draw:path>
        <draw:path draw:style-name="gr4" draw:text-style-name="P4" draw:layer="layout" svg:width="0.249cm" svg:height="0.287cm" svg:x="15.697cm" svg:y="25.37cm" svg:viewBox="0 0 250 288" svg:d="M227 145c0-69-50-125-130-125h-76v249h76c80 0 130-55 130-124zM97 288h-97v-288h97c90 0 153 63 153 144v1c0 81-63 143-153 143z">
          <text:p/>
        </draw:path>
        <draw:path draw:style-name="gr4" draw:text-style-name="P4" draw:layer="layout" svg:width="0.179cm" svg:height="0.214cm" svg:x="16.01cm" svg:y="25.448cm" svg:viewBox="0 0 180 215" svg:d="M160 210v-39c-14 25-37 44-76 44-53 0-84-36-84-86v-129h21v124c0 45 24 73 66 73 41 0 73-31 73-76v-121h20v210z">
          <text:p/>
        </draw:path>
        <draw:path draw:style-name="gr4" draw:text-style-name="P4" draw:layer="layout" svg:width="0.208cm" svg:height="0.304cm" svg:x="16.375cm" svg:y="25.358cm" svg:viewBox="0 0 209 305" svg:d="M191 195c0-54-43-90-87-90-46 0-82 34-82 90v1c0 55 38 90 82 90s87-37 87-90zM189 300v-46c-18 27-45 51-87 51-50 0-102-40-102-108v-1c0-69 52-110 102-110 42 0 70 24 87 50v-136h20v300z">
          <text:p/>
        </draw:path>
        <draw:path draw:style-name="gr4" draw:text-style-name="P4" draw:layer="layout" svg:width="0.18cm" svg:height="0.217cm" svg:x="16.643cm" svg:y="25.445cm" svg:viewBox="0 0 181 218" svg:d="M162 111c-18-4-41-9-71-9-44 0-69 19-69 49 0 31 29 48 61 48 42 0 79-26 79-64zM162 213v-34c-15 20-41 39-80 39-40 0-82-22-82-65v-1c0-44 38-68 92-68 29 0 49 3 70 9v-9c0-44-26-65-69-65-26 0-47 7-66 16l-8-17c23-11 46-18 75-18 54 0 87 28 87 83v130z">
          <text:p/>
        </draw:path>
        <draw:path draw:style-name="gr4" draw:text-style-name="P4" draw:layer="layout" svg:width="0.158cm" svg:height="0.218cm" svg:x="16.878cm" svg:y="25.444cm" svg:viewBox="0 0 159 219" svg:d="M85 219c-30 0-63-13-85-31l11-16c23 18 49 28 76 28 29 0 51-16 51-40v-1c0-25-26-34-56-42-34-10-72-20-72-57v-1c0-35 28-59 69-59 25 0 54 9 75 23l-11 17c-19-13-43-21-65-21-29 0-48 15-48 37v1c0 24 29 32 59 41 34 9 70 22 70 58v1c0 38-32 62-74 62z">
          <text:p/>
        </draw:path>
        <draw:path draw:style-name="gr4" draw:text-style-name="P4" draw:layer="layout" svg:width="0.18cm" svg:height="0.217cm" svg:x="17.206cm" svg:y="25.445cm" svg:viewBox="0 0 181 218" svg:d="M161 111c-17-4-41-9-71-9-44 0-69 19-69 49 0 31 29 48 61 48 43 0 79-26 79-64zM161 213v-34c-15 20-40 39-80 39-39 0-81-22-81-65v-1c0-44 37-68 91-68 30 0 50 3 70 9v-9c0-44-26-65-69-65-26 0-47 7-66 16l-7-17c23-11 45-18 74-18 54 0 88 28 88 83v130z">
          <text:p/>
        </draw:path>
        <draw:polygon draw:style-name="gr4" draw:text-style-name="P4" draw:layer="layout" svg:width="0.179cm" svg:height="0.299cm" svg:x="17.459cm" svg:y="25.358cm" svg:viewBox="0 0 180 300" draw:points="154,300 71,197 20,250 20,300 0,300 0,0 20,0 20,225 150,90 177,90 85,183 180,300">
          <text:p/>
        </draw:polygon>
        <draw:path draw:style-name="gr4" draw:text-style-name="P4" draw:layer="layout" svg:width="0.124cm" svg:height="0.28cm" svg:x="17.665cm" svg:y="25.381cm" svg:viewBox="0 0 125 281" svg:d="M90 281c-32 0-58-18-58-58v-138h-32v-18h32v-67h20v67h73v18h-73v136c0 31 18 41 42 41 10 0 19-2 31-7v19c-11 5-21 7-35 7z">
          <text:p/>
        </draw:path>
        <draw:path draw:style-name="gr4" draw:text-style-name="P4" draw:layer="layout" svg:width="0.179cm" svg:height="0.214cm" svg:x="17.845cm" svg:y="25.448cm" svg:viewBox="0 0 180 215" svg:d="M160 210v-39c-14 25-38 44-76 44-53 0-84-36-84-86v-129h20v124c0 45 24 73 67 73 41 0 73-31 73-76v-121h20v210z">
          <text:p/>
        </draw:path>
        <draw:path draw:style-name="gr4" draw:text-style-name="P4" draw:layer="layout" svg:width="0.196cm" svg:height="0.219cm" svg:x="18.086cm" svg:y="25.443cm" svg:viewBox="0 0 197 220" svg:d="M175 101c-3-43-27-83-76-83-42 0-74 35-77 83zM104 201c32 0 56-14 73-32l14 12c-22 23-48 39-88 39-55 0-103-44-103-109v-1c0-61 43-110 100-110 60 0 97 48 97 111v1c0 2 0 4-1 7h-174c3 52 41 82 82 82z">
          <text:p/>
        </draw:path>
        <draw:polygon draw:style-name="gr4" draw:text-style-name="P4" draw:layer="layout" svg:width="0.02cm" svg:height="0.299cm" svg:x="18.344cm" svg:y="25.358cm" svg:viewBox="0 0 21 300" draw:points="0,0 21,0 21,300 0,300">
          <text:p/>
        </draw:polygon>
        <draw:polygon draw:style-name="gr4" draw:text-style-name="P4" draw:layer="layout" svg:width="0.02cm" svg:height="0.299cm" svg:x="18.446cm" svg:y="25.358cm" svg:viewBox="0 0 21 300" draw:points="0,0 21,0 21,300 0,300">
          <text:p/>
        </draw:polygon>
        <draw:path draw:style-name="gr4" draw:text-style-name="P4" draw:layer="layout" svg:width="0.195cm" svg:height="0.219cm" svg:x="18.531cm" svg:y="25.443cm" svg:viewBox="0 0 196 220" svg:d="M175 101c-3-43-28-83-76-83-42 0-74 35-78 83zM104 201c33 0 55-14 72-32l14 12c-21 23-46 39-86 39-57 0-104-44-104-109v-1c0-61 43-110 100-110 59 0 96 48 96 111v1c0 2 0 4 0 7h-175c4 52 41 82 83 82z">
          <text:p/>
        </draw:path>
        <draw:path draw:style-name="gr4" draw:text-style-name="P4" draw:layer="layout" svg:width="0.211cm" svg:height="0.287cm" svg:x="12.125cm" svg:y="25.863cm" svg:viewBox="0 0 212 288" svg:d="M190 89c0-46-35-69-87-69h-81v141h79c53 0 89-28 89-71zM100 181h-78v107h-22v-288h105c63 0 107 32 107 88v1c0 61-52 92-112 92z">
          <text:p/>
        </draw:path>
        <draw:path draw:style-name="gr4" draw:text-style-name="P4" draw:layer="layout" svg:width="0.113cm" svg:height="0.212cm" svg:x="12.394cm" svg:y="25.938cm" svg:viewBox="0 0 114 213" svg:d="M112 22c-49 0-91 37-91 105v86h-21v-210h21v60c16-38 51-65 93-63v22z">
          <text:p/>
        </draw:path>
        <draw:path draw:style-name="gr4" draw:text-style-name="P4" draw:layer="layout" svg:width="0.215cm" svg:height="0.219cm" svg:x="12.534cm" svg:y="25.936cm" svg:viewBox="0 0 216 220" svg:d="M195 111c0-51-38-91-87-91s-86 40-86 90v1c0 50 39 90 87 90 50 0 86-40 86-90zM108 220c-62 0-108-50-108-109s47-111 109-111 107 51 107 110v1c0 58-45 109-108 109z">
          <text:p/>
        </draw:path>
        <draw:path draw:style-name="gr4" draw:text-style-name="P4" draw:layer="layout" svg:width="0.209cm" svg:height="0.305cm" svg:x="12.811cm" svg:y="25.85cm" svg:viewBox="0 0 210 306" svg:d="M187 197c0-56-38-92-82-92s-86 38-86 91v1c0 54 42 90 86 90 45 0 82-33 82-90zM107 306c-42 0-69-24-86-50v45h-21v-301h21v138c18-28 44-52 86-52 50 0 103 41 103 110v1c0 68-53 109-103 109z">
          <text:p/>
        </draw:path>
        <draw:polygon draw:style-name="gr4" draw:text-style-name="P4" draw:layer="layout" svg:width="0.02cm" svg:height="0.3cm" svg:x="13.085cm" svg:y="25.85cm" svg:viewBox="0 0 21 301" draw:points="0,0 21,0 21,301 0,301">
          <text:p/>
        </draw:polygon>
        <draw:path draw:style-name="gr4" draw:text-style-name="P4" draw:layer="layout" svg:width="0.196cm" svg:height="0.219cm" svg:x="13.17cm" svg:y="25.936cm" svg:viewBox="0 0 197 220" svg:d="M174 101c-3-43-27-82-75-82-42 0-74 35-77 82zM104 201c32 0 55-14 72-33l15 13c-23 23-48 39-88 39-55 0-103-44-103-109v-1c0-61 43-110 100-110 59 0 97 49 97 111 0 3 0 4-1 8h-174c3 52 41 82 82 82z">
          <text:p/>
        </draw:path>
        <draw:path draw:style-name="gr4" draw:text-style-name="P4" draw:layer="layout" svg:width="0.316cm" svg:height="0.214cm" svg:x="13.425cm" svg:y="25.936cm" svg:viewBox="0 0 317 215" svg:d="M297 215v-124c0-46-23-73-62-73-35 0-66 27-66 75v122h-20v-125c0-45-24-72-61-72-38 0-67 33-67 77v120h-21v-210h21v37c13-22 32-42 70-42 36 0 59 21 70 45 14-23 36-45 76-45 49 0 80 35 80 88v127z">
          <text:p/>
        </draw:path>
        <draw:path draw:style-name="gr4" draw:text-style-name="P4" draw:layer="layout" svg:width="0.179cm" svg:height="0.214cm" svg:x="13.939cm" svg:y="25.936cm" svg:viewBox="0 0 180 215" svg:d="M160 215v-124c0-44-24-73-68-73-41 0-72 32-72 76v121h-20v-210h20v39c14-25 37-44 75-44 54 0 85 36 85 87v128z">
          <text:p/>
        </draw:path>
        <draw:path draw:style-name="gr4" draw:text-style-name="P4" draw:layer="layout" svg:width="0.025cm" svg:height="0.291cm" svg:x="14.191cm" svg:y="25.859cm" svg:viewBox="0 0 26 292" svg:d="M2 82h21v210h-21zM0 0h26v27h-26z">
          <text:p/>
        </draw:path>
        <draw:path draw:style-name="gr4" draw:text-style-name="P4" draw:layer="layout" svg:width="0.192cm" svg:height="0.219cm" svg:x="14.278cm" svg:y="25.936cm" svg:viewBox="0 0 193 220" svg:d="M108 220c-60 0-108-50-108-109s48-111 108-111c39 0 64 19 84 39l-15 15c-18-18-38-34-69-34-48 0-86 40-86 90v1c0 50 39 90 87 90 30 0 53-15 70-35l14 13c-21 24-46 41-85 41z">
          <text:p/>
        </draw:path>
        <draw:path draw:style-name="gr4" draw:text-style-name="P4" draw:layer="layout" svg:width="0.18cm" svg:height="0.3cm" svg:x="14.527cm" svg:y="25.85cm" svg:viewBox="0 0 181 301" svg:d="M160 301v-124c0-43-24-72-66-72s-74 32-74 75v121h-20v-301h20v131c14-25 38-44 77-44 53 0 84 36 84 86v128z">
          <text:p/>
        </draw:path>
        <draw:path draw:style-name="gr4" draw:text-style-name="P4" draw:layer="layout" svg:width="0.124cm" svg:height="0.28cm" svg:x="14.76cm" svg:y="25.874cm" svg:viewBox="0 0 125 281" svg:d="M90 281c-34 0-60-18-60-58v-137h-30v-18h30v-68h20v68h75v18h-75v135c0 30 19 41 43 41 10 0 19-2 31-7v19c-11 5-21 7-34 7z">
          <text:p/>
        </draw:path>
        <draw:path draw:style-name="gr4" draw:text-style-name="P4" draw:layer="layout" svg:width="0.124cm" svg:height="0.301cm" svg:x="15.048cm" svg:y="25.849cm" svg:viewBox="0 0 125 302" svg:d="M94 19c-29 0-42 17-42 53v20h73v18h-73v192h-20v-192h-32v-18h32v-21c0-45 23-71 62-71 13 0 22 2 31 5v19c-11-4-20-5-31-5z">
          <text:p/>
        </draw:path>
        <draw:path draw:style-name="gr4" draw:text-style-name="P4" draw:layer="layout" svg:width="0.18cm" svg:height="0.282cm" svg:x="15.211cm" svg:y="25.873cm" svg:viewBox="0 0 181 283" svg:d="M113 0h28v33h-28zM45 0h28v33h-28zM160 278v-39c-14 25-37 44-76 44-53 0-84-36-84-87v-128h20v124c0 44 24 73 67 73 42 0 73-31 73-76v-121h21v210z">
          <text:p/>
        </draw:path>
        <draw:path draw:style-name="gr4" draw:text-style-name="P4" draw:layer="layout" svg:width="0.113cm" svg:height="0.212cm" svg:x="15.467cm" svg:y="25.938cm" svg:viewBox="0 0 114 213" svg:d="M112 22c-49 0-92 37-92 105v86h-20v-210h20v60c17-38 52-65 94-63v22z">
          <text:p/>
        </draw:path>
        <draw:path draw:style-name="gr4" draw:text-style-name="P4" draw:layer="layout" svg:width="0.208cm" svg:height="0.305cm" svg:x="15.741cm" svg:y="25.85cm" svg:viewBox="0 0 209 306" svg:d="M190 196c0-55-43-91-86-91-46 0-82 34-82 91v1c0 55 38 90 82 90 43 0 86-37 86-90zM189 301v-47c-19 28-46 52-87 52-51 0-102-40-102-109 0-70 51-111 102-111 42 0 70 24 87 50v-136h20v301z">
          <text:p/>
        </draw:path>
        <draw:path draw:style-name="gr4" draw:text-style-name="P4" draw:layer="layout" svg:width="0.025cm" svg:height="0.291cm" svg:x="16.026cm" svg:y="25.859cm" svg:viewBox="0 0 26 292" svg:d="M2 82h22v210h-22zM0 0h26v27h-26z">
          <text:p/>
        </draw:path>
        <draw:path draw:style-name="gr4" draw:text-style-name="P4" draw:layer="layout" svg:width="0.196cm" svg:height="0.219cm" svg:x="16.113cm" svg:y="25.936cm" svg:viewBox="0 0 197 220" svg:d="M175 101c-3-43-28-82-76-82-41 0-73 35-77 82zM104 201c32 0 55-14 73-33l14 13c-22 23-48 39-88 39-55 0-103-44-103-109v-1c0-61 43-110 100-110 59 0 97 49 97 111 0 3 0 4 0 8h-175c4 52 41 82 82 82z">
          <text:p/>
        </draw:path>
        <draw:polygon draw:style-name="gr4" draw:text-style-name="P4" draw:layer="layout" svg:width="0.239cm" svg:height="0.287cm" svg:x="16.496cm" svg:y="25.863cm" svg:viewBox="0 0 240 288" draw:points="212,288 92,143 21,215 21,288 0,288 0,0 21,0 21,190 205,0 234,0 108,128 240,288">
          <text:p/>
        </draw:polygon>
        <draw:path draw:style-name="gr4" draw:text-style-name="P4" draw:layer="layout" svg:width="0.215cm" svg:height="0.219cm" svg:x="16.758cm" svg:y="25.936cm" svg:viewBox="0 0 216 220" svg:d="M194 111c0-51-37-91-87-91s-85 40-85 90v1c0 50 38 90 86 90 51 0 86-40 86-90zM107 220c-62 0-107-50-107-109s46-111 108-111c63 0 108 51 108 110v1c0 58-45 109-109 109z">
          <text:p/>
        </draw:path>
        <draw:polygon draw:style-name="gr4" draw:text-style-name="P4" draw:layer="layout" svg:width="0.02cm" svg:height="0.3cm" svg:x="17.038cm" svg:y="25.85cm" svg:viewBox="0 0 21 301" draw:points="0,0 21,0 21,301 0,301">
          <text:p/>
        </draw:polygon>
        <draw:polygon draw:style-name="gr4" draw:text-style-name="P4" draw:layer="layout" svg:width="0.021cm" svg:height="0.3cm" svg:x="17.14cm" svg:y="25.85cm" svg:viewBox="0 0 22 301" draw:points="0,0 22,0 22,301 0,301">
          <text:p/>
        </draw:polygon>
        <draw:path draw:style-name="gr4" draw:text-style-name="P4" draw:layer="layout" svg:width="0.196cm" svg:height="0.219cm" svg:x="17.225cm" svg:y="25.936cm" svg:viewBox="0 0 197 220" svg:d="M175 101c-3-43-27-82-75-82-41 0-74 35-78 82zM105 201c32 0 55-14 72-33l14 13c-22 23-47 39-87 39-55 0-104-44-104-109v-1c0-61 44-110 101-110 59 0 96 49 96 111 0 3 0 4 0 8h-175c4 52 42 82 83 82z">
          <text:p/>
        </draw:path>
        <draw:path draw:style-name="gr4" draw:text-style-name="P4" draw:layer="layout" svg:width="0.208cm" svg:height="0.281cm" svg:x="17.466cm" svg:y="25.936cm" svg:viewBox="0 0 209 282" svg:d="M190 99c0-49-43-80-87-80s-81 31-81 79v1c0 48 38 80 81 80 44 0 87-32 87-79zM106 282c-35 0-68-11-96-32l11-18c26 21 54 31 85 31 49 0 83-29 83-82v-31c-18 26-46 49-88 49-51 0-101-39-101-99v-1c0-60 50-99 101-99 43 0 71 22 88 47v-42h20v177c0 65-43 100-103 100z">
          <text:p/>
        </draw:path>
        <draw:path draw:style-name="gr4" draw:text-style-name="P4" draw:layer="layout" svg:width="0.196cm" svg:height="0.219cm" svg:x="17.736cm" svg:y="25.936cm" svg:viewBox="0 0 197 220" svg:d="M175 101c-3-43-27-82-76-82-41 0-74 35-77 82zM104 201c33 0 56-14 73-33l14 13c-22 23-47 39-88 39-55 0-103-44-103-109v-1c0-61 43-110 100-110 60 0 97 49 97 111 0 3 0 4-1 8h-174c3 52 41 82 82 82z">
          <text:p/>
        </draw:path>
        <draw:path draw:style-name="gr4" draw:text-style-name="P4" draw:layer="layout" svg:width="0.179cm" svg:height="0.214cm" svg:x="17.991cm" svg:y="25.936cm" svg:viewBox="0 0 180 215" svg:d="M159 215v-124c0-44-24-73-67-73-41 0-72 32-72 76v121h-20v-210h20v39c14-25 37-44 75-44 53 0 85 36 85 87v128z">
          <text:p/>
        </draw:path>
        <draw:path draw:style-name="gr4" draw:text-style-name="P4" draw:layer="layout" svg:width="0.025cm" svg:height="0.291cm" svg:x="18.366cm" svg:y="25.859cm" svg:viewBox="0 0 26 292" svg:d="M3 82h21v210h-21zM0 0h26v27h-26z">
          <text:p/>
        </draw:path>
        <draw:path draw:style-name="gr4" draw:text-style-name="P4" draw:layer="layout" svg:width="0.317cm" svg:height="0.214cm" svg:x="18.468cm" svg:y="25.936cm" svg:viewBox="0 0 318 215" svg:d="M298 215v-124c0-46-24-73-62-73-36 0-67 27-67 75v122h-20v-125c0-45-24-72-61-72s-67 33-67 77v120h-21v-210h21v37c14-22 33-42 70-42s59 21 71 45c13-23 36-45 75-45 50 0 81 35 81 88v127z">
          <text:p/>
        </draw:path>
        <draw:polygon draw:style-name="gr4" draw:text-style-name="P4" draw:layer="layout" svg:width="0.222cm" svg:height="0.287cm" svg:x="12.104cm" svg:y="26.356cm" svg:viewBox="0 0 223 288" draw:points="122,19 122,288 100,288 100,19 0,19 0,0 223,0 223,19">
          <text:p/>
        </draw:polygon>
        <draw:path draw:style-name="gr4" draw:text-style-name="P4" draw:layer="layout" svg:width="0.196cm" svg:height="0.219cm" svg:x="12.316cm" svg:y="26.429cm" svg:viewBox="0 0 197 220" svg:d="M175 100c-3-43-27-82-75-82-43 0-75 35-78 82zM105 201c32 0 55-14 72-34l14 14c-22 23-47 39-87 39-56 0-104-45-104-110v-1c0-61 43-109 101-109 59 0 96 47 96 109v1c0 3 0 4-1 8h-174c3 52 41 83 83 83z">
          <text:p/>
        </draw:path>
        <draw:path draw:style-name="gr4" draw:text-style-name="P4" draw:layer="layout" svg:width="0.181cm" svg:height="0.218cm" svg:x="12.553cm" svg:y="26.43cm" svg:viewBox="0 0 182 219" svg:d="M163 111c-18-5-42-10-72-10-45 0-69 20-69 49v1c0 32 28 49 61 49 42 0 80-26 80-65zM162 214v-35c-14 20-41 40-81 40-39 0-81-22-81-67 0-44 38-69 92-69 29 0 50 4 70 9v-9c0-42-26-64-70-64-25 0-46 7-65 17l-8-17c23-11 46-19 75-19 54 0 88 28 88 83v131z">
          <text:p/>
        </draw:path>
        <draw:path draw:style-name="gr4" draw:text-style-name="P4" draw:layer="layout" svg:width="0.317cm" svg:height="0.214cm" svg:x="12.806cm" svg:y="26.429cm" svg:viewBox="0 0 318 215" svg:d="M297 215v-125c0-45-23-72-62-72-35 0-66 27-66 74v123h-20v-126c0-44-24-71-62-71-37 0-66 33-66 75v122h-21v-210h21v37c13-22 32-42 69-42s59 21 71 45c14-23 36-45 76-45 49 0 81 35 81 87v128z">
          <text:p/>
        </draw:path>
        <draw:polygon draw:style-name="gr4" draw:text-style-name="P4" draw:layer="layout" svg:width="0.205cm" svg:height="0.211cm" svg:x="13.299cm" svg:y="26.434cm" svg:viewBox="0 0 206 212" draw:points="111,212 94,212 0,0 23,0 103,188 184,0 206,0">
          <text:p/>
        </draw:polygon>
        <draw:path draw:style-name="gr4" draw:text-style-name="P4" draw:layer="layout" svg:width="0.195cm" svg:height="0.219cm" svg:x="13.533cm" svg:y="26.429cm" svg:viewBox="0 0 196 220" svg:d="M174 100c-2-43-27-82-75-82-41 0-73 35-77 82zM104 201c33 0 55-14 72-34l14 14c-21 23-46 39-87 39-55 0-103-45-103-110v-1c0-61 43-109 100-109 59 0 96 47 96 109v1c0 3 0 4 0 8h-174c4 52 41 83 82 83z">
          <text:p/>
        </draw:path>
        <draw:path draw:style-name="gr4" draw:text-style-name="P4" draw:layer="layout" svg:width="0.113cm" svg:height="0.213cm" svg:x="13.787cm" svg:y="26.43cm" svg:viewBox="0 0 114 214" svg:d="M112 23c-49 0-92 36-92 104v87h-20v-210h20v59c17-37 52-64 94-63v23z">
          <text:p/>
        </draw:path>
        <draw:path draw:style-name="gr4" draw:text-style-name="P4" draw:layer="layout" svg:width="0.158cm" svg:height="0.217cm" svg:x="13.933cm" svg:y="26.43cm" svg:viewBox="0 0 159 218" svg:d="M87 218c-30 0-65-12-87-30l12-16c23 18 50 27 76 27 29 0 51-15 51-39v-1c0-26-27-35-56-43-35-10-73-20-73-58 0-34 29-58 70-58 25 0 54 9 75 23l-11 16c-19-12-42-20-64-20-29 0-49 15-49 36v1c0 23 29 32 59 41 34 9 69 21 69 59v1c0 38-32 61-72 61z">
          <text:p/>
        </draw:path>
        <draw:path draw:style-name="gr4" draw:text-style-name="P4" draw:layer="layout" svg:width="0.124cm" svg:height="0.28cm" svg:x="14.132cm" svg:y="26.367cm" svg:viewBox="0 0 125 281" svg:d="M90 281c-33 0-60-18-60-58v-138h-30v-18h30v-67h21v67h74v18h-74v136c0 30 18 41 42 41 11 0 19-2 31-7v19c-10 4-21 7-34 7z">
          <text:p/>
        </draw:path>
        <draw:path draw:style-name="gr4" draw:text-style-name="P4" draw:layer="layout" svg:width="0.181cm" svg:height="0.282cm" svg:x="14.298cm" svg:y="26.366cm" svg:viewBox="0 0 182 283" svg:d="M119 0h28v34h-28zM52 0h28v34h-28zM163 176c-18-5-41-10-71-10-45 0-69 20-69 49v1c0 31 28 48 60 48 43 0 80-26 80-64zM162 278v-35c-14 20-40 40-80 40-39 0-82-22-82-66s39-69 93-69c29 0 49 4 69 9v-9c0-42-26-64-69-64-25 0-46 7-65 17l-8-17c23-11 46-19 75-19 53 0 87 28 87 83v130z">
          <text:p/>
        </draw:path>
        <draw:path draw:style-name="gr4" draw:text-style-name="P4" draw:layer="layout" svg:width="0.18cm" svg:height="0.214cm" svg:x="14.551cm" svg:y="26.429cm" svg:viewBox="0 0 181 215" svg:d="M161 215v-125c0-43-25-72-67-72-41 0-73 32-73 75v122h-21v-210h21v39c13-25 38-44 76-44 53 0 84 36 84 86v129z">
          <text:p/>
        </draw:path>
        <draw:path draw:style-name="gr4" draw:text-style-name="P4" draw:layer="layout" svg:width="0.208cm" svg:height="0.305cm" svg:x="14.79cm" svg:y="26.343cm" svg:viewBox="0 0 209 306" svg:d="M190 195c0-54-42-90-85-90-47 0-84 33-84 90v1c0 55 39 91 84 91 43 0 85-38 85-91zM189 301v-48c-18 29-45 53-87 53-51 0-102-40-102-110 0-69 51-110 102-110 42 0 69 24 87 50v-136h20v301z">
          <text:p/>
        </draw:path>
        <draw:polygon draw:style-name="gr4" draw:text-style-name="P4" draw:layer="layout" svg:width="0.02cm" svg:height="0.3cm" svg:x="15.077cm" svg:y="26.343cm" svg:viewBox="0 0 21 301" draw:points="0,0 21,0 21,301 0,301">
          <text:p/>
        </draw:polygon>
        <draw:path draw:style-name="gr4" draw:text-style-name="P4" draw:layer="layout" svg:width="0.025cm" svg:height="0.291cm" svg:x="15.177cm" svg:y="26.352cm" svg:viewBox="0 0 26 292" svg:d="M2 82h22v210h-22zM0 0h26v27h-26z">
          <text:p/>
        </draw:path>
        <draw:path draw:style-name="gr4" draw:text-style-name="P4" draw:layer="layout" svg:width="0.194cm" svg:height="0.219cm" svg:x="15.264cm" svg:y="26.429cm" svg:viewBox="0 0 195 220" svg:d="M108 220c-60 0-108-51-108-110s48-110 108-110c40 0 64 18 84 38l-14 15c-18-18-39-34-70-34-48 0-85 40-85 90v1c0 50 38 91 86 91 30 0 53-15 71-36l15 13c-23 25-48 42-87 42z">
          <text:p/>
        </draw:path>
        <draw:path draw:style-name="gr4" draw:text-style-name="P4" draw:layer="layout" svg:width="0.18cm" svg:height="0.3cm" svg:x="15.513cm" svg:y="26.343cm" svg:viewBox="0 0 181 301" svg:d="M161 301v-124c0-43-26-73-68-73-41 0-72 33-72 76v121h-21v-301h21v131c13-26 37-45 75-45 53 0 85 37 85 87v128z">
          <text:p/>
        </draw:path>
        <draw:path draw:style-name="gr4" draw:text-style-name="P4" draw:layer="layout" svg:width="0.196cm" svg:height="0.219cm" svg:x="15.874cm" svg:y="26.429cm" svg:viewBox="0 0 197 220" svg:d="M175 100c-3-43-27-82-75-82-42 0-74 35-78 82zM105 201c32 0 54-14 71-34l14 14c-21 23-46 39-86 39-55 0-104-45-104-110v-1c0-61 44-109 100-109 59 0 97 47 97 109v1c0 3 0 4-1 8h-174c4 52 41 83 83 83z">
          <text:p/>
        </draw:path>
        <draw:path draw:style-name="gr4" draw:text-style-name="P4" draw:layer="layout" svg:width="0.113cm" svg:height="0.213cm" svg:x="16.128cm" svg:y="26.43cm" svg:viewBox="0 0 114 214" svg:d="M112 23c-48 0-92 36-92 104v87h-20v-210h20v59c17-37 53-64 94-63v23z">
          <text:p/>
        </draw:path>
        <draw:polygon draw:style-name="gr4" draw:text-style-name="P4" draw:layer="layout" svg:width="0.179cm" svg:height="0.3cm" svg:x="16.293cm" svg:y="26.343cm" svg:viewBox="0 0 180 301" draw:points="155,301 71,199 20,250 20,301 0,301 0,0 20,0 20,226 151,91 177,91 85,185 180,301">
          <text:p/>
        </draw:polygon>
        <draw:polygon draw:style-name="gr4" draw:text-style-name="P4" draw:layer="layout" svg:width="0.021cm" svg:height="0.3cm" svg:x="16.525cm" svg:y="26.343cm" svg:viewBox="0 0 22 301" draw:points="0,0 22,0 22,301 0,301">
          <text:p/>
        </draw:polygon>
        <draw:path draw:style-name="gr4" draw:text-style-name="P4" draw:layer="layout" svg:width="0.18cm" svg:height="0.282cm" svg:x="16.608cm" svg:y="26.366cm" svg:viewBox="0 0 181 283" svg:d="M118 0h28v34h-28zM51 0h29v34h-29zM162 176c-18-5-41-10-71-10-44 0-70 20-70 49v1c0 31 30 48 62 48 42 0 79-26 79-64zM162 278v-35c-15 20-41 40-80 40s-82-22-82-66 37-69 92-69c29 0 50 4 70 9v-9c0-42-26-64-69-64-26 0-47 7-67 17l-7-17c24-11 46-19 75-19 54 0 87 28 87 83v130z">
          <text:p/>
        </draw:path>
        <draw:path draw:style-name="gr4" draw:text-style-name="P4" draw:layer="layout" svg:width="0.113cm" svg:height="0.213cm" svg:x="16.861cm" svg:y="26.43cm" svg:viewBox="0 0 114 214" svg:d="M112 23c-50 0-92 36-92 104v87h-20v-210h20v59c16-37 51-64 94-63v23z">
          <text:p/>
        </draw:path>
        <draw:path draw:style-name="gr4" draw:text-style-name="P4" draw:layer="layout" svg:width="0.196cm" svg:height="0.219cm" svg:x="17cm" svg:y="26.429cm" svg:viewBox="0 0 197 220" svg:d="M175 100c-3-43-27-82-75-82-43 0-75 35-78 82zM105 201c32 0 54-14 72-34l14 14c-22 23-47 39-87 39-56 0-104-45-104-110v-1c0-61 43-109 101-109s96 47 96 109v1c0 3 0 4-1 8h-174c3 52 42 83 83 83z">
          <text:p/>
        </draw:path>
        <draw:path draw:style-name="gr4" draw:text-style-name="P4" draw:layer="layout" svg:width="0.179cm" svg:height="0.214cm" svg:x="17.255cm" svg:y="26.429cm" svg:viewBox="0 0 180 215" svg:d="M160 215v-125c0-43-24-72-67-72-41 0-72 32-72 75v122h-21v-210h21v39c14-25 37-44 75-44 53 0 84 36 84 86v129z">
          <text:p/>
        </draw:path>
        <draw:polygon draw:style-name="gr4" draw:text-style-name="P4" draw:layer="layout" svg:width="0.027cm" svg:height="0.035cm" svg:x="17.502cm" svg:y="26.608cm" svg:viewBox="0 0 28 36" draw:points="0,0 28,0 28,36 0,36">
          <text:p/>
        </draw:polygon>
        <draw:path draw:style-name="gr2" draw:text-style-name="P2" draw:layer="layout" svg:width="1.022cm" svg:height="0.885cm" svg:x="11.779cm" svg:y="22.487cm" svg:viewBox="0 0 1023 886" svg:d="M588 243l-17 343c-2 28-13 40-25 51-7 7-19 16-35 16-15 0-28-9-35-16-12-11-22-23-24-51l-18-343c-1-25 7-43 17-54 12-13 32-21 60-21s49 8 61 21c10 11 18 29 16 54zM511 842c-39 0-70-32-70-71s31-71 70-71 71 32 71 71-32 71-71 71zM0 886h1023l-512-886z">
          <text:p/>
        </draw:path>
        <draw:path draw:style-name="gr2" draw:text-style-name="P2" draw:layer="layout" svg:width="1.597cm" svg:height="1.42cm" svg:x="11.492cm" svg:y="22.176cm" svg:viewBox="0 0 1598 1421" svg:d="M1534 1326c-16 26-44 43-75 43h-1321c-30 0-59-17-74-43-16-27-16-60 0-87l661-1143c15-27 44-43 74-43 31 0 59 16 75 43l660 1143c15 27 15 60 0 87zM1579 1212l-660-1143c-24-42-70-69-120-69-49 0-95 27-120 69l-661 1143c-24 44-24 97 0 140 25 43 71 69 120 69h1321c49 0 96-26 120-69 25-43 25-96 0-140z">
          <text:p/>
        </draw:path>
        <draw:frame draw:style-name="gr5" draw:text-style-name="P5" draw:layer="layout" svg:width="0.484cm" svg:height="0.484cm" svg:x="10.97cm" svg:y="6.96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7cm" svg:x="11.581cm" svg:y="7.112cm" svg:viewBox="0 0 152 208" draw:points="61,22 0,22 4,0 152,0 148,22 86,22 51,208 25,208">
          <text:p/>
        </draw:polygon>
        <draw:path draw:style-name="gr6" draw:text-style-name="P6" draw:layer="layout" svg:width="0.157cm" svg:height="0.218cm" svg:x="11.684cm" svg:y="7.17cm" svg:viewBox="0 0 158 219" svg:d="M55 0l15 80c3 18 5 30 6 41h1c4-10 8-20 16-38l38-83h27l-56 115c-16 32-31 58-51 78-17 17-35 24-44 26l-7-22c7-3 19-7 29-15 10-7 21-19 29-34 1-3 1-4 0-7l-30-141z">
          <text:p/>
        </draw:path>
        <draw:path draw:style-name="gr6" draw:text-style-name="P6" draw:layer="layout" svg:width="0.224cm" svg:height="0.152cm" svg:x="11.841cm" svg:y="7.167cm" svg:viewBox="0 0 225 153" svg:d="M0 153l20-106c3-17 5-31 7-44h22l-3 28c14-21 33-31 53-31 23 0 33 14 35 33 14-22 33-33 55-33 17 0 36 11 36 39 0 7-1 18-2 26l-17 88h-25l16-86c2-5 3-13 3-20 0-16-6-26-23-26-18 0-42 22-48 56l-14 76h-25l17-87c1-7 2-14 2-19 0-13-4-26-22-26-19 0-42 25-48 57l-14 75z">
          <text:p/>
        </draw:path>
        <draw:path draw:style-name="gr6" draw:text-style-name="P6" draw:layer="layout" svg:width="0.141cm" svg:height="0.156cm" svg:x="12.092cm" svg:y="7.167cm" svg:viewBox="0 0 142 157" svg:d="M27 94c0 25 13 42 35 42 30 0 54-38 54-73 0-18-8-43-36-43-32 0-53 40-53 74zM142 63c0 46-32 94-84 94-37 0-58-28-58-62 0-49 34-95 83-95 41 0 59 30 59 63z">
          <text:p/>
        </draw:path>
        <draw:path draw:style-name="gr6" draw:text-style-name="P6" draw:layer="layout" svg:width="0.111cm" svg:height="0.222cm" svg:x="12.254cm" svg:y="7.097cm" svg:viewBox="0 0 112 223" svg:d="M0 223l26-130h-21l4-20h21l1-8c4-20 11-40 24-52 10-8 23-13 36-13 10 0 17 2 21 4l-6 20c-4-1-9-2-15-2-20 0-30 19-35 44l-1 7h33l-4 20h-33l-24 130z">
          <text:p/>
        </draw:path>
        <draw:path draw:style-name="gr6" draw:text-style-name="P6" draw:layer="layout" svg:width="0.125cm" svg:height="0.156cm" svg:x="12.34cm" svg:y="7.167cm" svg:viewBox="0 0 126 157" svg:d="M77 20c-24 0-42 25-49 48 41 1 73-5 73-29 0-12-10-19-24-19zM107 145c-13 6-31 12-51 12-39 0-56-27-56-60 0-45 33-97 81-97 29 0 45 17 45 38 0 40-45 51-101 50-1 6 0 20 4 28 5 14 17 20 33 20 17 0 31-5 41-10z">
          <text:p/>
        </draw:path>
        <draw:path draw:style-name="gr6" draw:text-style-name="P6" draw:layer="layout" svg:width="0.157cm" svg:height="0.218cm" svg:x="12.457cm" svg:y="7.17cm" svg:viewBox="0 0 158 219" svg:d="M54 0l15 80c3 18 5 30 7 41 4-10 9-20 16-38l39-83h27l-56 115c-16 32-31 58-52 78-16 17-36 24-44 26l-6-22c6-3 17-7 28-15 10-7 21-19 29-34 1-3 1-4 1-7l-30-141z">
          <text:p/>
        </draw:path>
        <draw:path draw:style-name="gr6" draw:text-style-name="P6" draw:layer="layout" svg:width="0.154cm" svg:height="0.207cm" svg:x="12.687cm" svg:y="7.112cm" svg:viewBox="0 0 155 208" svg:d="M23 208l17-86-40-122h27l20 68c5 18 7 27 9 35 6-9 13-21 23-36l46-67h30l-90 122-16 86z">
          <text:p/>
        </draw:path>
        <draw:path draw:style-name="gr6" draw:text-style-name="P6" draw:layer="layout" svg:width="0.125cm" svg:height="0.156cm" svg:x="12.809cm" svg:y="7.167cm" svg:viewBox="0 0 126 157" svg:d="M79 20c-25 0-43 25-49 48 40 1 72-5 72-29 0-12-10-19-23-19zM107 145c-11 6-29 12-49 12-40 0-58-27-58-60 0-45 34-97 82-97 29 0 44 17 44 38 0 40-44 51-99 50-1 6 0 20 3 28 6 14 18 20 33 20 18 0 31-5 40-10z">
          <text:p/>
        </draw:path>
        <draw:path draw:style-name="gr6" draw:text-style-name="P6" draw:layer="layout" svg:width="0.134cm" svg:height="0.149cm" svg:x="12.954cm" svg:y="7.17cm" svg:viewBox="0 0 135 150" svg:d="M27 0l13 86c2 17 5 29 5 37h1c3-8 7-18 16-35l45-88h28l-83 150h-25l-27-150z">
          <text:p/>
        </draw:path>
        <draw:path draw:style-name="gr6" draw:text-style-name="P6" draw:layer="layout" svg:width="0.15cm" svg:height="0.217cm" svg:x="13.076cm" svg:y="7.167cm" svg:viewBox="0 0 151 218" svg:d="M123 25c-5-2-15-5-26-5-37 0-63 40-63 77 0 17 6 36 29 36 22 0 44-28 50-57zM7 187c9 6 24 10 40 10 25 0 45-13 53-53l5-22c-14 21-32 31-52 31-30 0-46-25-46-51 0-52 37-102 95-102 18 0 37 5 49 10l-23 124c-6 32-15 54-31 67-15 13-35 17-52 17-18 0-36-5-45-11z">
          <text:p/>
        </draw:path>
        <draw:path draw:style-name="gr6" draw:text-style-name="P6" draw:layer="layout" svg:width="0.098cm" svg:height="0.152cm" svg:x="13.243cm" svg:y="7.167cm" svg:viewBox="0 0 99 153" svg:d="M0 153l19-96c3-20 5-40 7-54h23c-1 11-2 21-4 32h1c10-20 26-35 46-35 3 0 5 0 7 0l-4 26c-2-1-5-1-8-1-22 0-42 27-48 63l-13 65z">
          <text:p/>
        </draw:path>
        <draw:path draw:style-name="gr6" draw:text-style-name="P6" draw:layer="layout" svg:width="0.144cm" svg:height="0.156cm" svg:x="13.337cm" svg:y="7.167cm" svg:viewBox="0 0 145 157" svg:d="M116 22c-3-1-9-2-18-2-38 0-71 41-71 83 0 16 6 33 26 33 22 0 47-28 54-68zM99 153c0-9 2-23 4-38h-1c-16 31-37 42-58 42-27 0-44-21-44-50 0-52 40-107 105-107 14 0 29 2 40 5l-15 79c-5 26-7 53-7 69z">
          <text:p/>
        </draw:path>
        <draw:path draw:style-name="gr6" draw:text-style-name="P6" draw:layer="layout" svg:width="0.106cm" svg:height="0.155cm" svg:x="13.491cm" svg:y="7.167cm" svg:viewBox="0 0 107 156" svg:d="M9 127c7 5 20 10 32 10 17 0 28-11 28-25 0-11-5-19-21-27-17-10-27-23-27-38 0-27 23-47 54-47 14 0 26 3 32 7l-8 20c-5-4-14-7-26-7-15 0-26 9-26 23 0 11 7 18 21 25 16 9 27 23 27 39 0 32-25 49-56 49-16 0-31-5-39-10z">
          <text:p/>
        </draw:path>
        <draw:path draw:style-name="gr6" draw:text-style-name="P6" draw:layer="layout" svg:width="0.14cm" svg:height="0.219cm" svg:x="13.612cm" svg:y="7.1cm" svg:viewBox="0 0 141 220" svg:d="M0 220l42-220h25l-18 96c13-18 32-29 55-29 17 0 37 10 37 40 0 7-1 17-3 25l-16 88h-26l17-87c1-5 2-12 2-21 0-13-7-24-24-24-20 0-45 23-51 56l-14 76z">
          <text:p/>
        </draw:path>
        <draw:path draw:style-name="gr6" draw:text-style-name="P6" draw:layer="layout" svg:width="0.157cm" svg:height="0.218cm" svg:x="13.754cm" svg:y="7.17cm" svg:viewBox="0 0 158 219" svg:d="M53 0l15 80c4 18 6 30 7 41h1c4-10 8-20 16-38l38-83h28l-57 115c-16 32-31 58-52 78-16 17-34 24-43 26l-6-22c6-3 17-7 27-15 10-7 21-19 29-34 1-3 1-4 1-7l-30-141z">
          <text:p/>
        </draw:path>
        <draw:path draw:style-name="gr6" draw:text-style-name="P6" draw:layer="layout" svg:width="0.14cm" svg:height="0.152cm" svg:x="13.911cm" svg:y="7.167cm" svg:viewBox="0 0 141 153" svg:d="M0 153l20-106c3-17 5-31 7-44h23l-4 29c15-21 35-32 57-32 18 0 38 10 38 41 0 7-2 17-3 25l-17 87h-25l16-86c1-6 2-13 2-20 0-15-6-26-23-26-19 0-45 22-52 60l-14 72z">
          <text:p/>
        </draw:path>
        <draw:path draw:style-name="gr6" draw:text-style-name="P6" draw:layer="layout" svg:width="0.061cm" svg:height="0.078cm" svg:x="14.053cm" svg:y="7.28cm" svg:viewBox="0 0 62 79" svg:d="M0 79c10-20 25-53 31-75l31-4c-11 27-30 61-41 76z">
          <text:p/>
        </draw:path>
        <draw:path draw:style-name="gr6" draw:text-style-name="P6" draw:layer="layout" svg:width="0.144cm" svg:height="0.203cm" svg:x="14.188cm" svg:y="7.116cm" svg:viewBox="0 0 145 204" svg:d="M0 204l3-17 30-25c53-45 85-77 85-110 0-15-8-30-31-30-18 0-32 7-42 14l-6-19c14-10 34-17 53-17 38 0 53 25 53 49 0 43-40 80-87 120l-17 13h84l-4 22z">
          <text:p/>
        </draw:path>
        <draw:path draw:style-name="gr6" draw:text-style-name="P6" draw:layer="layout" svg:width="0.138cm" svg:height="0.207cm" svg:x="14.352cm" svg:y="7.116cm" svg:viewBox="0 0 139 208" svg:d="M26 140c0 21 4 47 28 47 38 0 59-82 59-122 0-16-2-45-28-45-35 0-59 71-59 120zM139 63c0 66-31 145-88 145-37 0-51-31-51-69 0-67 35-139 88-139 39 0 51 32 51 63z">
          <text:p/>
        </draw:path>
        <draw:polygon draw:style-name="gr6" draw:text-style-name="P6" draw:layer="layout" svg:width="0.067cm" svg:height="0.2cm" svg:x="14.542cm" svg:y="7.119cm" svg:viewBox="0 0 68 201" draw:points="39,26 38,26 3,43 0,23 47,0 68,0 30,201 5,201">
          <text:p/>
        </draw:polygon>
        <draw:path draw:style-name="gr6" draw:text-style-name="P6" draw:layer="layout" svg:width="0.137cm" svg:height="0.207cm" svg:x="14.656cm" svg:y="7.116cm" svg:viewBox="0 0 138 208" svg:d="M25 140c0 21 4 47 28 47 39 0 59-82 59-122 0-16-2-45-27-45-36 0-60 71-60 120zM138 63c0 66-31 145-88 145-37 0-50-31-50-69 0-67 34-139 88-139 38 0 50 32 50 63z">
          <text:p/>
        </draw:path>
        <draw:frame draw:style-name="gr5" draw:text-style-name="P5" draw:layer="layout" svg:width="0.484cm" svg:height="0.484cm" svg:x="10.917cm" svg:y="13.70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28cm" svg:y="13.85cm" svg:viewBox="0 0 153 209" draw:points="62,23 0,23 4,0 153,0 148,23 88,23 52,209 27,209">
          <text:p/>
        </draw:polygon>
        <draw:path draw:style-name="gr6" draw:text-style-name="P6" draw:layer="layout" svg:width="0.157cm" svg:height="0.218cm" svg:x="11.632cm" svg:y="13.909cm" svg:viewBox="0 0 158 219" svg:d="M53 0l16 80c3 18 5 30 7 41 4-10 9-20 17-38l38-83h27l-56 114c-16 33-31 59-53 79-16 17-35 24-43 26l-6-23c6-2 17-6 27-14 10-7 21-20 29-34 1-3 1-4 1-7l-30-141z">
          <text:p/>
        </draw:path>
        <draw:path draw:style-name="gr6" draw:text-style-name="P6" draw:layer="layout" svg:width="0.224cm" svg:height="0.152cm" svg:x="11.789cm" svg:y="13.906cm" svg:viewBox="0 0 225 153" svg:d="M0 153l20-106c3-16 5-31 6-43h23l-4 28h1c14-21 32-32 52-32 23 0 34 15 35 34 13-22 32-34 54-34 19 0 38 12 38 40 0 7-1 17-3 25l-16 88h-26l17-86c1-6 2-13 2-19 0-16-7-26-24-26-18 0-40 21-46 55l-15 76h-24l16-87c2-7 2-13 2-19 0-12-3-25-22-25-18 0-42 25-48 56l-13 75z">
          <text:p/>
        </draw:path>
        <draw:path draw:style-name="gr6" draw:text-style-name="P6" draw:layer="layout" svg:width="0.141cm" svg:height="0.156cm" svg:x="12.04cm" svg:y="13.906cm" svg:viewBox="0 0 142 157" svg:d="M27 93c0 25 14 43 35 43 30 0 53-40 53-74 0-18-8-42-35-42-32 0-53 39-53 73zM142 62c0 46-33 95-83 95-37 0-59-28-59-63 0-49 35-94 83-94 40 0 59 30 59 62z">
          <text:p/>
        </draw:path>
        <draw:path draw:style-name="gr6" draw:text-style-name="P6" draw:layer="layout" svg:width="0.11cm" svg:height="0.222cm" svg:x="12.202cm" svg:y="13.836cm" svg:viewBox="0 0 111 223" svg:d="M0 223l24-129h-20l4-20h20l1-8c4-21 12-41 25-53 9-8 23-13 36-13 10 0 17 2 21 4l-6 20c-4-1-9-2-15-2-20 0-31 20-35 45l-1 7h34l-4 20h-34l-25 129z">
          <text:p/>
        </draw:path>
        <draw:path draw:style-name="gr6" draw:text-style-name="P6" draw:layer="layout" svg:width="0.125cm" svg:height="0.156cm" svg:x="12.287cm" svg:y="13.906cm" svg:viewBox="0 0 126 157" svg:d="M79 20c-25 0-43 23-49 47 40 0 71-5 71-29 0-12-9-18-22-18zM107 145c-11 6-29 12-49 12-41 0-58-28-58-62 0-44 34-95 82-95 29 0 44 17 44 38 0 39-44 49-99 49-2 6-2 20 3 28 6 14 18 21 33 21 18 0 31-5 40-10z">
          <text:p/>
        </draw:path>
        <draw:path draw:style-name="gr6" draw:text-style-name="P6" draw:layer="layout" svg:width="0.157cm" svg:height="0.218cm" svg:x="12.404cm" svg:y="13.909cm" svg:viewBox="0 0 158 219" svg:d="M54 0l14 80c4 18 6 30 7 41h1c5-10 9-20 17-38l38-83h27l-56 114c-16 33-32 59-52 79-17 17-35 24-44 26l-6-23c6-2 17-6 27-14 11-7 21-20 29-34 2-3 2-4 1-7l-30-141z">
          <text:p/>
        </draw:path>
        <draw:path draw:style-name="gr6" draw:text-style-name="P6" draw:layer="layout" svg:width="0.154cm" svg:height="0.208cm" svg:x="12.634cm" svg:y="13.85cm" svg:viewBox="0 0 155 209" svg:d="M24 209l16-87-40-122h28l20 68c5 18 7 26 8 34h1c5-8 12-20 22-35l45-67h31l-90 122-16 87z">
          <text:p/>
        </draw:path>
        <draw:path draw:style-name="gr6" draw:text-style-name="P6" draw:layer="layout" svg:width="0.126cm" svg:height="0.156cm" svg:x="12.756cm" svg:y="13.906cm" svg:viewBox="0 0 127 157" svg:d="M79 20c-25 0-43 23-50 47 41 0 73-5 73-29 0-12-9-18-23-18zM107 145c-11 6-29 12-49 12-40 0-58-28-58-62 0-44 34-95 83-95 28 0 44 17 44 38 0 39-45 49-101 49-1 6 0 20 3 28 6 14 18 21 35 21s31-5 40-10z">
          <text:p/>
        </draw:path>
        <draw:path draw:style-name="gr6" draw:text-style-name="P6" draw:layer="layout" svg:width="0.134cm" svg:height="0.149cm" svg:x="12.902cm" svg:y="13.909cm" svg:viewBox="0 0 135 150" svg:d="M26 0l13 86c2 17 4 28 4 37h1c4-8 8-18 16-35l47-88h28l-84 150h-25l-26-150z">
          <text:p/>
        </draw:path>
        <draw:path draw:style-name="gr6" draw:text-style-name="P6" draw:layer="layout" svg:width="0.149cm" svg:height="0.217cm" svg:x="13.024cm" svg:y="13.906cm" svg:viewBox="0 0 150 218" svg:d="M122 25c-5-2-14-5-24-5-38 0-64 40-64 77 0 17 6 36 29 36 22 0 44-28 50-57zM7 187c10 6 25 10 40 10 25 0 45-13 54-53l5-23h-1c-13 22-31 32-52 32-30 0-46-25-46-52 0-50 38-101 95-101 17 0 37 5 48 10l-23 124c-6 32-14 54-30 67-15 13-35 17-52 17-18 0-36-5-45-11z">
          <text:p/>
        </draw:path>
        <draw:path draw:style-name="gr6" draw:text-style-name="P6" draw:layer="layout" svg:width="0.098cm" svg:height="0.152cm" svg:x="13.191cm" svg:y="13.906cm" svg:viewBox="0 0 99 153" svg:d="M0 153l18-96c3-19 6-39 7-53h23c-1 11-3 21-4 32h1c9-20 25-36 46-36 3 0 6 0 8 0l-5 27c-2-1-4-1-8-1-22 0-42 27-49 62l-12 65z">
          <text:p/>
        </draw:path>
        <draw:path draw:style-name="gr6" draw:text-style-name="P6" draw:layer="layout" svg:width="0.143cm" svg:height="0.156cm" svg:x="13.285cm" svg:y="13.906cm" svg:viewBox="0 0 144 157" svg:d="M115 22c-3-1-9-2-17-2-40 0-72 40-72 82 0 16 6 34 26 34 21 0 47-29 55-69zM99 153c0-9 1-23 3-39-18 32-38 43-59 43-27 0-43-21-43-51 0-52 38-106 104-106 14 0 30 2 40 5l-15 78c-5 26-7 54-6 70z">
          <text:p/>
        </draw:path>
        <draw:path draw:style-name="gr6" draw:text-style-name="P6" draw:layer="layout" svg:width="0.105cm" svg:height="0.155cm" svg:x="13.439cm" svg:y="13.906cm" svg:viewBox="0 0 106 156" svg:d="M7 127c7 5 20 10 32 10 18 0 30-12 30-26 0-12-6-19-22-27-18-10-27-23-27-38 0-26 22-46 55-46 13 0 25 3 31 7l-7 19c-5-3-15-6-26-6-16 0-28 9-28 22 0 11 7 18 22 25 17 9 28 23 28 39 0 33-26 50-58 50-16 0-30-5-37-10z">
          <text:p/>
        </draw:path>
        <draw:path draw:style-name="gr6" draw:text-style-name="P6" draw:layer="layout" svg:width="0.139cm" svg:height="0.219cm" svg:x="13.56cm" svg:y="13.839cm" svg:viewBox="0 0 140 220" svg:d="M0 220l41-220h26l-19 97h1c12-18 31-29 53-29 17 0 38 10 38 40 0 7-1 17-2 25l-18 87h-26l17-86c1-5 2-12 2-21 0-13-7-24-23-24-20 0-45 23-51 56l-14 75z">
          <text:p/>
        </draw:path>
        <draw:path draw:style-name="gr6" draw:text-style-name="P6" draw:layer="layout" svg:width="0.157cm" svg:height="0.218cm" svg:x="13.701cm" svg:y="13.909cm" svg:viewBox="0 0 158 219" svg:d="M55 0l15 80c3 18 5 30 6 41h1c4-10 8-20 16-38l38-83h27l-56 114c-16 33-31 59-51 79-18 17-36 24-44 26l-7-23c7-2 17-6 28-14 11-7 22-20 30-34 1-3 1-4 0-7l-31-141z">
          <text:p/>
        </draw:path>
        <draw:path draw:style-name="gr6" draw:text-style-name="P6" draw:layer="layout" svg:width="0.14cm" svg:height="0.152cm" svg:x="13.858cm" svg:y="13.906cm" svg:viewBox="0 0 141 153" svg:d="M0 153l20-106c3-16 6-31 7-43h23l-4 29h1c13-21 33-33 55-33 19 0 39 11 39 42 0 7-1 16-3 24l-16 87h-27l18-86c1-6 1-13 1-19 0-15-6-26-24-26s-44 22-51 59l-13 72z">
          <text:p/>
        </draw:path>
        <draw:path draw:style-name="gr6" draw:text-style-name="P6" draw:layer="layout" svg:width="0.06cm" svg:height="0.077cm" svg:x="14.001cm" svg:y="14.019cm" svg:viewBox="0 0 61 78" svg:d="M0 78c9-18 24-52 31-75l30-3c-11 27-30 62-41 76z">
          <text:p/>
        </draw:path>
        <draw:path draw:style-name="gr6" draw:text-style-name="P6" draw:layer="layout" svg:width="0.144cm" svg:height="0.204cm" svg:x="14.135cm" svg:y="13.854cm" svg:viewBox="0 0 145 205" svg:d="M0 205l3-17 30-25c55-45 86-76 86-109 0-16-8-32-31-32-18 0-32 8-42 15l-7-19c15-10 36-18 54-18 38 0 52 26 52 49 0 44-38 81-86 120l-18 14h85l-4 22z">
          <text:p/>
        </draw:path>
        <draw:path draw:style-name="gr6" draw:text-style-name="P6" draw:layer="layout" svg:width="0.137cm" svg:height="0.208cm" svg:x="14.3cm" svg:y="13.854cm" svg:viewBox="0 0 138 209" svg:d="M26 141c0 21 4 47 28 47 38 0 58-83 58-123 0-16-2-44-26-44-35 0-60 70-60 120zM138 63c0 67-31 146-87 146-38 0-51-31-51-69 0-68 36-140 88-140 39 0 50 32 50 63z">
          <text:p/>
        </draw:path>
        <draw:polygon draw:style-name="gr6" draw:text-style-name="P6" draw:layer="layout" svg:width="0.067cm" svg:height="0.2cm" svg:x="14.49cm" svg:y="13.858cm" svg:viewBox="0 0 68 201" draw:points="38,26 2,44 0,23 46,0 68,0 30,201 4,201">
          <text:p/>
        </draw:polygon>
        <draw:path draw:style-name="gr6" draw:text-style-name="P6" draw:layer="layout" svg:width="0.137cm" svg:height="0.208cm" svg:x="14.603cm" svg:y="13.854cm" svg:viewBox="0 0 138 209" svg:d="M26 141c0 21 4 47 28 47 37 0 58-83 58-123 0-16-3-44-27-44-35 0-59 70-59 120zM138 63c0 67-32 146-88 146-37 0-50-31-50-69 0-68 35-140 88-140 39 0 50 32 50 63z">
          <text:p/>
        </draw:path>
        <draw:frame draw:style-name="gr5" draw:text-style-name="P5" draw:layer="layout" svg:width="0.484cm" svg:height="0.484cm" svg:x="10.935cm" svg:y="20.644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7cm" svg:x="11.546cm" svg:y="20.79cm" svg:viewBox="0 0 153 208" draw:points="62,23 0,23 4,0 153,0 148,23 87,23 52,208 27,208">
          <text:p/>
        </draw:polygon>
        <draw:path draw:style-name="gr6" draw:text-style-name="P6" draw:layer="layout" svg:width="0.158cm" svg:height="0.218cm" svg:x="11.649cm" svg:y="20.848cm" svg:viewBox="0 0 159 219" svg:d="M55 0l15 81c3 18 5 29 7 40 4-10 9-20 16-38l38-83h28l-56 115c-16 32-32 58-52 78-18 17-36 24-44 26l-7-22c7-2 18-6 28-14s22-20 30-35c1-2 1-4 0-7l-30-141z">
          <text:p/>
        </draw:path>
        <draw:path draw:style-name="gr6" draw:text-style-name="P6" draw:layer="layout" svg:width="0.224cm" svg:height="0.152cm" svg:x="11.807cm" svg:y="20.845cm" svg:viewBox="0 0 225 153" svg:d="M0 153l19-106c3-17 6-31 7-44h23l-4 28c14-21 33-31 53-31 23 0 33 14 35 33 13-21 32-33 55-33 18 0 37 11 37 39 0 7-1 18-3 26l-16 88h-25l16-85c1-6 2-15 2-21 0-16-6-26-24-26s-40 22-47 56l-14 76h-24l16-87c1-7 2-13 2-19 0-13-3-26-22-26s-42 25-48 58l-13 74z">
          <text:p/>
        </draw:path>
        <draw:path draw:style-name="gr6" draw:text-style-name="P6" draw:layer="layout" svg:width="0.141cm" svg:height="0.156cm" svg:x="12.057cm" svg:y="20.845cm" svg:viewBox="0 0 142 157" svg:d="M27 95c0 24 13 42 35 42 30 0 53-39 53-74 0-17-8-42-35-42-32 0-53 39-53 74zM142 63c0 46-33 94-83 94-38 0-59-28-59-61 0-50 35-96 83-96 40 0 59 32 59 63z">
          <text:p/>
        </draw:path>
        <draw:path draw:style-name="gr6" draw:text-style-name="P6" draw:layer="layout" svg:width="0.111cm" svg:height="0.222cm" svg:x="12.219cm" svg:y="20.775cm" svg:viewBox="0 0 112 223" svg:d="M0 223l25-130h-20l4-20h20l1-8c4-20 11-39 26-51 9-9 22-14 35-14 10 0 17 2 21 4l-6 21c-4-2-9-3-15-3-20 0-30 20-34 44l-2 7h33l-3 20h-34l-25 130z">
          <text:p/>
        </draw:path>
        <draw:path draw:style-name="gr6" draw:text-style-name="P6" draw:layer="layout" svg:width="0.125cm" svg:height="0.156cm" svg:x="12.305cm" svg:y="20.845cm" svg:viewBox="0 0 126 157" svg:d="M78 21c-24 0-42 24-49 47 41 1 72-5 72-28 0-12-9-19-23-19zM107 145c-11 6-30 12-50 12-39 0-57-27-57-60 0-45 34-97 82-97 28 0 44 18 44 39 0 40-44 50-99 49-2 6-1 20 3 28 6 14 18 20 33 20 18 0 31-5 40-10z">
          <text:p/>
        </draw:path>
        <draw:path draw:style-name="gr6" draw:text-style-name="P6" draw:layer="layout" svg:width="0.157cm" svg:height="0.218cm" svg:x="12.422cm" svg:y="20.848cm" svg:viewBox="0 0 158 219" svg:d="M53 0l16 81c4 18 5 29 7 40h1c4-10 8-20 16-38l38-83h27l-56 115c-16 32-31 58-53 78-16 17-34 24-43 26l-6-22c6-2 17-6 27-14s21-20 29-35c1-2 1-4 1-7l-30-141z">
          <text:p/>
        </draw:path>
        <draw:path draw:style-name="gr6" draw:text-style-name="P6" draw:layer="layout" svg:width="0.154cm" svg:height="0.207cm" svg:x="12.652cm" svg:y="20.79cm" svg:viewBox="0 0 155 208" svg:d="M24 208l16-86-40-122h27l20 68c6 19 7 27 9 35h1c5-9 12-21 22-36l46-67h30l-90 122-16 86z">
          <text:p/>
        </draw:path>
        <draw:path draw:style-name="gr6" draw:text-style-name="P6" draw:layer="layout" svg:width="0.125cm" svg:height="0.156cm" svg:x="12.774cm" svg:y="20.845cm" svg:viewBox="0 0 126 157" svg:d="M79 21c-25 0-44 24-50 47 41 1 73-5 73-28 0-12-10-19-23-19zM107 145c-11 6-29 12-49 12-41 0-58-27-58-60 0-45 33-97 83-97 28 0 43 18 43 39 0 40-44 50-100 49-1 6 0 20 3 28 6 14 19 20 34 20 18 0 31-5 40-10z">
          <text:p/>
        </draw:path>
        <draw:path draw:style-name="gr6" draw:text-style-name="P6" draw:layer="layout" svg:width="0.133cm" svg:height="0.149cm" svg:x="12.92cm" svg:y="20.848cm" svg:viewBox="0 0 134 150" svg:d="M25 0l13 85c3 18 5 30 5 38h1c3-8 8-18 17-35l45-88h28l-83 150h-26l-25-150z">
          <text:p/>
        </draw:path>
        <draw:path draw:style-name="gr6" draw:text-style-name="P6" draw:layer="layout" svg:width="0.15cm" svg:height="0.217cm" svg:x="13.041cm" svg:y="20.845cm" svg:viewBox="0 0 151 218" svg:d="M122 26c-5-3-14-5-25-5-37 0-63 39-63 75 0 17 6 36 29 36 22 0 44-28 49-57zM7 186c9 6 24 10 40 10 25 0 45-12 53-53l5-22c-13 21-32 31-52 31-30 0-46-25-46-51 0-51 37-101 95-101 17 0 36 5 49 10l-24 124c-6 32-15 53-30 67-15 12-35 17-52 17-18 0-35-5-45-12z">
          <text:p/>
        </draw:path>
        <draw:path draw:style-name="gr6" draw:text-style-name="P6" draw:layer="layout" svg:width="0.098cm" svg:height="0.152cm" svg:x="13.209cm" svg:y="20.845cm" svg:viewBox="0 0 99 153" svg:d="M0 153l18-96c3-20 6-40 7-54h23c-2 11-3 21-4 33h1c9-21 25-36 46-36 3 0 5 0 8 1l-5 25c-2 0-5-1-7-1-24 0-43 27-50 63l-12 65z">
          <text:p/>
        </draw:path>
        <draw:path draw:style-name="gr6" draw:text-style-name="P6" draw:layer="layout" svg:width="0.143cm" svg:height="0.156cm" svg:x="13.303cm" svg:y="20.845cm" svg:viewBox="0 0 144 157" svg:d="M115 23c-3-1-9-2-17-2-40 0-72 40-72 82 0 17 6 33 26 33 22 0 47-28 55-68zM98 153c0-8 2-23 4-38h-1c-16 31-37 42-59 42-26 0-42-21-42-49 0-53 38-108 104-108 14 0 30 2 40 7l-15 78c-5 25-7 52-6 68z">
          <text:p/>
        </draw:path>
        <draw:path draw:style-name="gr6" draw:text-style-name="P6" draw:layer="layout" svg:width="0.105cm" svg:height="0.156cm" svg:x="13.457cm" svg:y="20.845cm" svg:viewBox="0 0 106 157" svg:d="M7 128c7 4 20 9 33 9 17 0 28-11 28-24 0-12-5-19-21-28-18-9-27-23-27-38 0-26 23-47 55-47 13 0 25 5 31 8l-7 20c-6-3-15-7-26-7-16 0-27 10-27 23 0 10 7 17 21 24 16 10 28 23 28 40 0 31-26 49-57 49-17-1-32-5-38-11z">
          <text:p/>
        </draw:path>
        <draw:path draw:style-name="gr6" draw:text-style-name="P6" draw:layer="layout" svg:width="0.14cm" svg:height="0.218cm" svg:x="13.577cm" svg:y="20.779cm" svg:viewBox="0 0 141 219" svg:d="M0 219l42-219h25l-18 97h1c12-19 30-30 53-30 18 0 38 10 38 40 0 8-1 18-2 25l-17 87h-27l17-86c1-5 2-12 2-20 0-14-7-25-23-25-20 0-45 23-51 57l-14 74z">
          <text:p/>
        </draw:path>
        <draw:path draw:style-name="gr6" draw:text-style-name="P6" draw:layer="layout" svg:width="0.157cm" svg:height="0.218cm" svg:x="13.719cm" svg:y="20.848cm" svg:viewBox="0 0 158 219" svg:d="M55 0l14 81c4 18 6 29 7 40h1c4-10 8-20 16-38l38-83h27l-56 115c-16 32-31 58-51 78-17 17-36 24-45 26l-6-22c6-2 17-6 28-14s21-20 29-35c2-2 2-4 1-7l-30-141z">
          <text:p/>
        </draw:path>
        <draw:path draw:style-name="gr6" draw:text-style-name="P6" draw:layer="layout" svg:width="0.14cm" svg:height="0.152cm" svg:x="13.876cm" svg:y="20.845cm" svg:viewBox="0 0 141 153" svg:d="M0 153l20-106c3-17 5-31 7-44h23l-4 30h1c13-21 33-33 56-33 18 0 38 10 38 41 0 7-1 17-3 25l-17 87h-25l16-86c1-6 2-13 2-20 0-15-6-26-24-26s-44 22-51 60l-14 72z">
          <text:p/>
        </draw:path>
        <draw:path draw:style-name="gr6" draw:text-style-name="P6" draw:layer="layout" svg:width="0.061cm" svg:height="0.077cm" svg:x="14.018cm" svg:y="20.959cm" svg:viewBox="0 0 62 78" svg:d="M0 78c10-19 24-52 31-75l31-3c-12 27-31 61-42 76z">
          <text:p/>
        </draw:path>
        <draw:path draw:style-name="gr6" draw:text-style-name="P6" draw:layer="layout" svg:width="0.144cm" svg:height="0.203cm" svg:x="14.153cm" svg:y="20.794cm" svg:viewBox="0 0 145 204" svg:d="M0 204l3-16 31-25c53-46 85-77 85-110 0-14-8-30-31-30-18 0-32 8-42 14l-6-18c14-12 34-19 53-19 38 0 52 26 52 50 0 42-39 79-86 119l-17 13v1h84l-4 21z">
          <text:p/>
        </draw:path>
        <draw:path draw:style-name="gr6" draw:text-style-name="P6" draw:layer="layout" svg:width="0.137cm" svg:height="0.207cm" svg:x="14.318cm" svg:y="20.794cm" svg:viewBox="0 0 138 208" svg:d="M25 140c0 22 4 47 28 47 38 0 58-81 58-122 0-15-2-44-27-44-35 0-59 70-59 119zM138 64c0 65-32 144-88 144-37 0-50-30-50-69 0-66 34-139 87-139 38 0 51 33 51 64z">
          <text:p/>
        </draw:path>
        <draw:polygon draw:style-name="gr6" draw:text-style-name="P6" draw:layer="layout" svg:width="0.068cm" svg:height="0.2cm" svg:x="14.507cm" svg:y="20.797cm" svg:viewBox="0 0 69 201" draw:points="38,26 37,26 3,43 0,23 46,0 69,0 30,201 5,201">
          <text:p/>
        </draw:polygon>
        <draw:path draw:style-name="gr6" draw:text-style-name="P6" draw:layer="layout" svg:width="0.137cm" svg:height="0.207cm" svg:x="14.621cm" svg:y="20.794cm" svg:viewBox="0 0 138 208" svg:d="M25 140c0 22 4 47 28 47 38 0 59-81 59-122 0-15-2-44-28-44-34 0-59 70-59 119zM138 64c0 65-32 144-88 144-37 0-50-30-50-69 0-66 35-139 87-139 39 0 51 33 51 64z">
          <text:p/>
        </draw:path>
        <draw:frame draw:style-name="gr5" draw:text-style-name="P5" draw:layer="layout" svg:width="0.484cm" svg:height="0.484cm" svg:x="10.973cm" svg:y="27.47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583cm" svg:y="27.617cm" svg:viewBox="0 0 153 209" draw:points="61,23 0,23 5,0 153,0 149,23 87,23 51,209 26,209">
          <text:p/>
        </draw:polygon>
        <draw:path draw:style-name="gr6" draw:text-style-name="P6" draw:layer="layout" svg:width="0.157cm" svg:height="0.218cm" svg:x="11.687cm" svg:y="27.675cm" svg:viewBox="0 0 158 219" svg:d="M54 0l15 81c4 17 5 28 7 39h1c4-10 8-20 16-37l38-83h27l-56 114c-16 32-31 58-52 78-16 17-34 25-44 27l-6-23c6-2 18-6 28-14s21-20 29-35c1-2 1-4 1-7l-30-140z">
          <text:p/>
        </draw:path>
        <draw:path draw:style-name="gr6" draw:text-style-name="P6" draw:layer="layout" svg:width="0.224cm" svg:height="0.153cm" svg:x="11.844cm" svg:y="27.672cm" svg:viewBox="0 0 225 154" svg:d="M0 154l20-107c3-17 5-31 6-44h23l-4 28h1c14-20 33-31 52-31 23 0 34 15 35 33 14-21 33-33 56-33 17 0 36 11 36 39 0 7-1 17-3 25l-16 90h-25l16-87c1-6 2-14 2-20 0-16-6-26-22-26-19 0-42 22-48 56l-14 77h-25l17-89c1-7 1-12 1-18 0-13-3-26-22-26-18 0-42 25-48 58l-13 75z">
          <text:p/>
        </draw:path>
        <draw:path draw:style-name="gr6" draw:text-style-name="P6" draw:layer="layout" svg:width="0.141cm" svg:height="0.156cm" svg:x="12.095cm" svg:y="27.672cm" svg:viewBox="0 0 142 157" svg:d="M26 94c0 24 14 42 35 42 31 0 54-39 54-74 0-17-8-42-35-42-32 0-54 40-54 74zM142 62c0 46-33 95-84 95-37 0-58-29-58-62 0-50 34-95 82-95 42 0 60 31 60 62z">
          <text:p/>
        </draw:path>
        <draw:path draw:style-name="gr6" draw:text-style-name="P6" draw:layer="layout" svg:width="0.11cm" svg:height="0.223cm" svg:x="12.257cm" svg:y="27.602cm" svg:viewBox="0 0 111 224" svg:d="M0 224l25-129h-21l5-21h20l2-8c3-20 11-40 24-52 10-9 23-14 35-14 11 0 17 2 21 4l-5 21c-5-2-10-3-16-3-20 0-30 21-34 45l-1 7h33l-4 21h-33l-25 129z">
          <text:p/>
        </draw:path>
        <draw:path draw:style-name="gr6" draw:text-style-name="P6" draw:layer="layout" svg:width="0.125cm" svg:height="0.156cm" svg:x="12.342cm" svg:y="27.672cm" svg:viewBox="0 0 126 157" svg:d="M78 20c-25 0-43 24-49 47 40 1 73-5 73-28 0-12-11-19-24-19zM107 144c-12 6-30 13-50 13-40 0-57-28-57-61 0-45 33-96 81-96 30 0 45 17 45 39 0 39-45 49-100 48-1 6 0 20 3 28 6 14 18 20 33 20 18 0 31-5 41-10z">
          <text:p/>
        </draw:path>
        <draw:path draw:style-name="gr6" draw:text-style-name="P6" draw:layer="layout" svg:width="0.157cm" svg:height="0.218cm" svg:x="12.459cm" svg:y="27.675cm" svg:viewBox="0 0 158 219" svg:d="M55 0l15 81c3 17 5 28 6 39h1c4-10 8-20 16-37l38-83h27l-56 114c-16 32-31 58-51 78-17 17-36 25-44 27l-7-23c7-2 17-6 29-14 10-8 21-20 29-35 1-2 1-4 0-7l-30-140z">
          <text:p/>
        </draw:path>
        <draw:path draw:style-name="gr6" draw:text-style-name="P6" draw:layer="layout" svg:width="0.154cm" svg:height="0.208cm" svg:x="12.689cm" svg:y="27.617cm" svg:viewBox="0 0 155 209" svg:d="M24 209l16-87-40-122h28l20 68c5 19 7 27 8 35h1c5-9 12-20 22-36l46-67h30l-89 122-17 87z">
          <text:p/>
        </draw:path>
        <draw:path draw:style-name="gr6" draw:text-style-name="P6" draw:layer="layout" svg:width="0.125cm" svg:height="0.156cm" svg:x="12.812cm" svg:y="27.672cm" svg:viewBox="0 0 126 157" svg:d="M78 20c-24 0-42 24-49 47 41 1 72-5 72-28 0-12-9-19-23-19zM107 144c-11 6-30 13-50 13-39 0-57-28-57-61 0-45 34-96 82-96 28 0 44 17 44 39 0 39-44 49-100 48-1 6 0 20 4 28 5 14 17 20 33 20 17 0 31-5 40-10z">
          <text:p/>
        </draw:path>
        <draw:path draw:style-name="gr6" draw:text-style-name="P6" draw:layer="layout" svg:width="0.134cm" svg:height="0.15cm" svg:x="12.957cm" svg:y="27.675cm" svg:viewBox="0 0 135 151" svg:d="M27 0l13 86c2 16 4 29 4 37h1c4-8 8-19 16-36l46-87h28l-83 151h-25l-27-151z">
          <text:p/>
        </draw:path>
        <draw:path draw:style-name="gr6" draw:text-style-name="P6" draw:layer="layout" svg:width="0.149cm" svg:height="0.217cm" svg:x="13.079cm" svg:y="27.672cm" svg:viewBox="0 0 150 218" svg:d="M122 26c-5-2-15-5-25-5-38 0-63 39-63 77-1 16 5 35 28 35 22 0 44-27 51-57zM7 187c9 6 24 10 39 10 25 0 45-12 54-53l5-22h-1c-13 21-31 32-52 32-30 0-45-26-45-52 0-52 37-102 94-102 19 0 38 5 49 10l-23 125c-6 32-14 53-31 67-15 12-35 16-52 16-18 0-35-4-44-10z">
          <text:p/>
        </draw:path>
        <draw:path draw:style-name="gr6" draw:text-style-name="P6" draw:layer="layout" svg:width="0.098cm" svg:height="0.153cm" svg:x="13.246cm" svg:y="27.672cm" svg:viewBox="0 0 99 154" svg:d="M0 154l18-98c4-19 6-39 8-53h23c-1 11-2 21-4 33h1c9-21 26-36 46-36 2 0 5 0 7 1l-5 25c-2 0-4-1-7-1-22 0-42 27-49 63l-13 66z">
          <text:p/>
        </draw:path>
        <draw:path draw:style-name="gr6" draw:text-style-name="P6" draw:layer="layout" svg:width="0.143cm" svg:height="0.156cm" svg:x="13.34cm" svg:y="27.672cm" svg:viewBox="0 0 144 157" svg:d="M116 23c-4-2-9-3-18-3-39 0-72 40-72 82 0 17 7 33 27 33 21 0 47-28 54-67zM99 154c0-10 1-25 3-40-16 31-37 43-58 43-28 0-44-22-44-50 0-52 39-107 104-107 15 0 30 3 40 6l-15 78c-5 25-7 52-6 70z">
          <text:p/>
        </draw:path>
        <draw:path draw:style-name="gr6" draw:text-style-name="P6" draw:layer="layout" svg:width="0.105cm" svg:height="0.156cm" svg:x="13.494cm" svg:y="27.672cm" svg:viewBox="0 0 106 157" svg:d="M7 127c7 4 20 9 32 9 18 0 29-11 29-24 0-12-6-19-21-28-17-9-27-23-27-38 0-26 22-46 54-46 13 0 25 4 32 7l-8 20c-5-3-15-7-26-7-15 0-26 10-26 23 0 10 7 17 20 25 17 9 28 22 28 39 0 31-25 50-57 50-16-1-30-5-37-11z">
          <text:p/>
        </draw:path>
        <draw:path draw:style-name="gr6" draw:text-style-name="P6" draw:layer="layout" svg:width="0.139cm" svg:height="0.219cm" svg:x="13.615cm" svg:y="27.606cm" svg:viewBox="0 0 140 220" svg:d="M0 220l41-220h26l-19 96h1c13-19 32-30 54-30 17 0 37 10 37 40 0 8-1 18-2 25l-17 89h-25l16-88c1-5 2-12 2-20 0-14-6-25-23-25-21 0-46 23-52 57l-14 76z">
          <text:p/>
        </draw:path>
        <draw:path draw:style-name="gr6" draw:text-style-name="P6" draw:layer="layout" svg:width="0.158cm" svg:height="0.218cm" svg:x="13.756cm" svg:y="27.675cm" svg:viewBox="0 0 159 219" svg:d="M54 0l15 81c3 17 5 28 7 39 4-10 9-20 16-37l38-83h29l-58 114c-16 32-31 58-51 78-17 17-35 25-43 27l-7-23c7-2 18-6 28-14s21-20 29-35c1-2 1-4 0-7l-29-140z">
          <text:p/>
        </draw:path>
        <draw:path draw:style-name="gr6" draw:text-style-name="P6" draw:layer="layout" svg:width="0.139cm" svg:height="0.153cm" svg:x="13.914cm" svg:y="27.672cm" svg:viewBox="0 0 140 154" svg:d="M0 154l19-107c4-17 6-31 7-44h23l-4 30h1c14-21 35-33 56-33 18 0 38 10 38 41 0 7-1 16-3 24l-16 89h-26l17-88c1-6 2-12 2-19 0-15-6-26-24-26s-45 22-52 60l-13 73z">
          <text:p/>
        </draw:path>
        <draw:path draw:style-name="gr6" draw:text-style-name="P6" draw:layer="layout" svg:width="0.061cm" svg:height="0.077cm" svg:x="14.056cm" svg:y="27.786cm" svg:viewBox="0 0 62 78" svg:d="M0 78c9-19 25-53 31-75l31-3c-12 26-31 61-41 76z">
          <text:p/>
        </draw:path>
        <draw:path draw:style-name="gr6" draw:text-style-name="P6" draw:layer="layout" svg:width="0.145cm" svg:height="0.204cm" svg:x="14.19cm" svg:y="27.621cm" svg:viewBox="0 0 146 205" svg:d="M0 205l3-17 30-25c54-46 85-78 85-111 0-14-8-30-31-30-18 0-32 8-41 14l-7-18c14-11 35-18 54-18 37 0 53 25 53 49 0 43-40 80-88 120l-17 13v1h84l-4 22z">
          <text:p/>
        </draw:path>
        <draw:path draw:style-name="gr6" draw:text-style-name="P6" draw:layer="layout" svg:width="0.137cm" svg:height="0.207cm" svg:x="14.355cm" svg:y="27.621cm" svg:viewBox="0 0 138 208" svg:d="M26 141c0 21 4 46 28 46 37 0 59-81 59-122 0-15-3-43-28-43-35 0-59 69-59 119zM138 64c0 65-31 144-88 144-37 0-50-30-50-69 0-66 35-139 88-139 39 0 50 33 50 64z">
          <text:p/>
        </draw:path>
        <draw:polygon draw:style-name="gr6" draw:text-style-name="P6" draw:layer="layout" svg:width="0.067cm" svg:height="0.201cm" svg:x="14.545cm" svg:y="27.624cm" svg:viewBox="0 0 68 202" draw:points="38,26 3,43 0,23 46,0 68,0 30,202 4,202">
          <text:p/>
        </draw:polygon>
        <draw:path draw:style-name="gr6" draw:text-style-name="P6" draw:layer="layout" svg:width="0.137cm" svg:height="0.207cm" svg:x="14.658cm" svg:y="27.621cm" svg:viewBox="0 0 138 208" svg:d="M26 141c0 21 4 46 28 46 38 0 59-81 59-122 0-15-3-43-27-43-36 0-60 69-60 119zM138 64c0 65-31 144-88 144-37 0-50-30-50-69 0-66 35-139 89-139 38 0 49 33 49 64z">
          <text:p/>
        </draw:path>
      </draw:page>
      <draw:page draw:name="page5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088cm" svg:height="6.693cm" svg:x="0.41cm" svg:y="0.983cm" svg:viewBox="0 0 10089 6694" draw:points="10089,6694 0,6694 0,0 10089,0">
          <text:p/>
        </draw:polygon>
        <draw:polygon draw:style-name="gr37" draw:text-style-name="P13" draw:layer="layout" svg:width="10.088cm" svg:height="2.256cm" svg:x="0.41cm" svg:y="0.983cm" svg:viewBox="0 0 10089 2257" draw:points="10089,2257 0,2257 0,0 10089,0">
          <text:p/>
        </draw:polygon>
        <draw:path draw:style-name="gr2" draw:text-style-name="P2" draw:layer="layout" svg:width="0.682cm" svg:height="0.863cm" svg:x="3.881cm" svg:y="2.393cm" svg:viewBox="0 0 683 864" svg:d="M490 302c0-85-59-130-154-130h-147v263h151c94 0 150-56 150-130zM333 604h-144v260h-189v-864h352c207 0 331 122 331 299v2c0 200-156 303-350 303z">
          <text:p/>
        </draw:path>
        <draw:path draw:style-name="gr2" draw:text-style-name="P2" draw:layer="layout" svg:width="0.746cm" svg:height="0.863cm" svg:x="4.703cm" svg:y="2.393cm" svg:viewBox="0 0 747 864" svg:d="M529 295c0-81-57-123-149-123h-189v247h192c93 0 146-49 146-122zM525 864l-185-277h-149v277h-191v-864h396c203 0 325 108 325 285v3c0 139-75 226-185 267l211 309z">
          <text:p/>
        </draw:path>
        <draw:path draw:style-name="gr2" draw:text-style-name="P2" draw:layer="layout" svg:width="0.917cm" svg:height="0.892cm" svg:x="5.556cm" svg:y="2.379cm" svg:viewBox="0 0 918 893" svg:d="M719 446c0-148-108-271-261-271-154 0-260 120-260 268v3c0 148 109 271 262 271s259-121 259-269zM458 893c-267 0-458-200-458-445v-2c0-245 193-446 460-446s458 198 458 443v3c0 245-194 447-460 447z">
          <text:p/>
        </draw:path>
        <draw:path draw:style-name="gr2" draw:text-style-name="P2" draw:layer="layout" svg:width="0.733cm" svg:height="0.863cm" svg:x="6.641cm" svg:y="2.393cm" svg:viewBox="0 0 734 864" svg:d="M546 601c0-58-43-94-141-94h-220v191h226c84 0 135-30 135-95zM498 256c0-57-45-89-125-89h-188v182h176c84 0 137-27 137-91zM411 864h-411v-864h402c176 0 284 88 284 224v2c0 97-51 152-113 186 100 38 161 96 161 213v2c0 158-128 237-323 237z">
          <text:p/>
        </draw:path>
        <draw:polygon draw:style-name="gr2" draw:text-style-name="P2" draw:layer="layout" svg:width="0.619cm" svg:height="0.862cm" svg:x="7.531cm" svg:y="2.394cm" svg:viewBox="0 0 620 863" draw:points="0,863 0,0 189,0 189,691 620,691 620,863">
          <text:p/>
        </draw:polygon>
        <draw:polygon draw:style-name="gr2" draw:text-style-name="P2" draw:layer="layout" svg:width="0.657cm" svg:height="0.862cm" svg:x="8.293cm" svg:y="2.394cm" svg:viewBox="0 0 658 863" draw:points="0,863 0,0 652,0 652,168 189,168 189,343 596,343 596,512 189,512 189,694 658,694 658,863">
          <text:p/>
        </draw:polygon>
        <draw:polygon draw:style-name="gr2" draw:text-style-name="P2" draw:layer="layout" svg:width="0.862cm" svg:height="0.862cm" svg:x="9.119cm" svg:y="2.394cm" svg:viewBox="0 0 863 863" draw:points="673,863 673,299 431,668 426,668 186,303 186,863 0,863 0,0 204,0 431,364 657,0 863,0 863,863">
          <text:p/>
        </draw:polygon>
        <draw:polygon draw:style-name="gr4" draw:text-style-name="P4" draw:layer="layout" svg:width="0.207cm" svg:height="0.288cm" svg:x="1.928cm" svg:y="4.781cm" svg:viewBox="0 0 208 289" draw:points="0,289 0,0 206,0 206,20 22,20 22,133 187,133 187,153 22,153 22,269 208,269 208,289">
          <text:p/>
        </draw:polygon>
        <draw:path draw:style-name="gr4" draw:text-style-name="P4" draw:layer="layout" svg:width="0.179cm" svg:height="0.215cm" svg:x="2.195cm" svg:y="4.859cm" svg:viewBox="0 0 180 216" svg:d="M160 211v-39c-14 25-37 44-75 44-54 0-85-36-85-87v-129h20v125c0 43 25 72 68 72 41 0 72-32 72-75v-122h20v211z">
          <text:p/>
        </draw:path>
        <draw:path draw:style-name="gr4" draw:text-style-name="P4" draw:layer="layout" svg:width="0.193cm" svg:height="0.219cm" svg:x="2.436cm" svg:y="4.855cm" svg:viewBox="0 0 194 220" svg:d="M107 220c-60 0-107-50-107-109v-1c0-60 47-110 107-110 40 0 65 18 85 38l-14 15c-19-19-40-35-71-35-48 0-85 40-85 91v1c0 51 38 91 86 91 30 0 54-15 72-35l14 12c-22 25-48 42-87 42z">
          <text:p/>
        </draw:path>
        <draw:path draw:style-name="gr4" draw:text-style-name="P4" draw:layer="layout" svg:width="0.18cm" svg:height="0.3cm" svg:x="2.685cm" svg:y="4.769cm" svg:viewBox="0 0 181 301" svg:d="M160 301v-124c0-45-24-73-66-73s-74 31-74 76v121h-20v-301h20v129c14-24 38-43 77-43 53 0 84 36 84 87v128z">
          <text:p/>
        </draw:path>
        <draw:path draw:style-name="gr4" draw:text-style-name="P4" draw:layer="layout" svg:width="0.124cm" svg:height="0.301cm" svg:x="3.042cm" svg:y="4.768cm" svg:viewBox="0 0 125 302" svg:d="M93 18c-29 0-42 18-42 53v20h74v19h-74v192h-21v-192h-30v-19h30v-20c0-45 23-71 63-71 13 0 22 2 32 5v19c-13-4-22-6-32-6z">
          <text:p/>
        </draw:path>
        <draw:path draw:style-name="gr4" draw:text-style-name="P4" draw:layer="layout" svg:width="0.196cm" svg:height="0.219cm" svg:x="3.19cm" svg:y="4.855cm" svg:viewBox="0 0 197 220" svg:d="M175 100c-3-43-27-82-75-82-42 0-75 35-78 82zM105 201c32 0 54-14 72-33l14 12c-22 23-47 40-87 40-55 0-104-44-104-109v-1c0-62 44-110 101-110 58 0 96 47 96 110v1c0 3 0 4-1 7h-174c3 53 42 83 83 83z">
          <text:p/>
        </draw:path>
        <draw:path draw:style-name="gr4" draw:text-style-name="P4" draw:layer="layout" svg:width="0.18cm" svg:height="0.3cm" svg:x="3.444cm" svg:y="4.769cm" svg:viewBox="0 0 181 301" svg:d="M161 301v-124c0-45-24-73-67-73-41 0-73 31-73 76v121h-21v-301h21v129c13-24 38-43 76-43 53 0 84 36 84 87v128z">
          <text:p/>
        </draw:path>
        <draw:polygon draw:style-name="gr4" draw:text-style-name="P4" draw:layer="layout" svg:width="0.02cm" svg:height="0.3cm" svg:x="3.699cm" svg:y="4.769cm" svg:viewBox="0 0 21 301" draw:points="0,0 21,0 21,301 0,301">
          <text:p/>
        </draw:polygon>
        <draw:path draw:style-name="gr4" draw:text-style-name="P4" draw:layer="layout" svg:width="0.124cm" svg:height="0.28cm" svg:x="3.779cm" svg:y="4.793cm" svg:viewBox="0 0 125 281" svg:d="M90 281c-32 0-59-18-59-58v-138h-31v-19h31v-66h21v66h73v19h-73v136c0 30 17 41 41 41 11 0 19-2 31-8v19c-10 5-21 8-34 8z">
          <text:p/>
        </draw:path>
        <draw:path draw:style-name="gr4" draw:text-style-name="P4" draw:layer="layout" svg:width="0.209cm" svg:height="0.305cm" svg:x="4.072cm" svg:y="4.769cm" svg:viewBox="0 0 210 306" svg:d="M190 195c0-54-42-90-86-90-45 0-82 33-82 89v1c0 56 38 92 82 92s86-37 86-91zM188 301v-47c-18 28-44 52-86 52-50 0-102-41-102-110v-1c0-68 52-109 102-109 42 0 69 23 86 50v-136h22v301z">
          <text:p/>
        </draw:path>
        <draw:path draw:style-name="gr4" draw:text-style-name="P4" draw:layer="layout" svg:width="0.025cm" svg:height="0.292cm" svg:x="4.357cm" svg:y="4.777cm" svg:viewBox="0 0 26 293" svg:d="M3 83h21v210h-21zM0 0h26v29h-26z">
          <text:p/>
        </draw:path>
        <draw:path draw:style-name="gr4" draw:text-style-name="P4" draw:layer="layout" svg:width="0.195cm" svg:height="0.219cm" svg:x="4.445cm" svg:y="4.855cm" svg:viewBox="0 0 196 220" svg:d="M174 100c-2-43-27-82-76-82-41 0-73 35-77 82zM103 201c33 0 56-14 73-33l14 12c-21 23-46 40-88 40-55 0-102-44-102-109v-1c0-62 42-110 99-110 60 0 97 47 97 110v1c0 3 0 4 0 7h-175c4 53 41 83 82 83z">
          <text:p/>
        </draw:path>
        <draw:polygon draw:style-name="gr4" draw:text-style-name="P4" draw:layer="layout" svg:width="0.202cm" svg:height="0.288cm" svg:x="4.827cm" svg:y="4.781cm" svg:viewBox="0 0 203 289" draw:points="21,20 21,138 185,138 185,158 21,158 21,289 0,289 0,0 203,0 203,20">
          <text:p/>
        </draw:polygon>
        <draw:path draw:style-name="gr4" draw:text-style-name="P4" draw:layer="layout" svg:width="0.181cm" svg:height="0.282cm" svg:x="5.074cm" svg:y="4.792cm" svg:viewBox="0 0 182 283" svg:d="M119 0h28v33h-28zM51 0h29v33h-29zM163 176c-18-5-41-10-71-10-46 0-70 20-70 49v1c0 30 28 48 61 48 43 0 80-26 80-65zM162 278v-35c-14 20-40 40-80 40s-82-22-82-66v-1c0-43 38-68 93-68 29 0 49 4 69 9v-9c0-43-26-65-69-65-25 0-47 7-66 17l-8-18c23-10 47-18 75-18 54 0 88 28 88 83v131z">
          <text:p/>
        </draw:path>
        <draw:path draw:style-name="gr4" draw:text-style-name="P4" draw:layer="layout" svg:width="0.18cm" svg:height="0.3cm" svg:x="5.327cm" svg:y="4.769cm" svg:viewBox="0 0 181 301" svg:d="M161 301v-124c0-45-25-73-68-73-41 0-73 31-73 76v121h-20v-301h20v129c14-24 38-43 76-43 54 0 85 36 85 87v128z">
          <text:p/>
        </draw:path>
        <draw:path draw:style-name="gr4" draw:text-style-name="P4" draw:layer="layout" svg:width="0.025cm" svg:height="0.292cm" svg:x="5.579cm" svg:y="4.777cm" svg:viewBox="0 0 26 293" svg:d="M3 83h21v210h-21zM0 0h26v29h-26z">
          <text:p/>
        </draw:path>
        <draw:path draw:style-name="gr4" draw:text-style-name="P4" draw:layer="layout" svg:width="0.208cm" svg:height="0.28cm" svg:x="5.668cm" svg:y="4.855cm" svg:viewBox="0 0 209 281" svg:d="M190 100c0-49-43-81-87-81s-82 31-82 80v1c0 47 39 80 82 80 44 0 87-32 87-80zM106 281c-35 0-68-10-97-32l12-16c25 19 55 30 86 30 48 0 82-28 82-82v-30c-18 26-46 48-88 48-51 0-101-38-101-98v-1c0-61 50-100 101-100 42 0 70 22 88 47v-43h20v178c0 64-43 99-103 99z">
          <text:p/>
        </draw:path>
        <draw:polygon draw:style-name="gr4" draw:text-style-name="P4" draw:layer="layout" svg:width="0.18cm" svg:height="0.3cm" svg:x="5.952cm" svg:y="4.769cm" svg:viewBox="0 0 181 301" draw:points="155,301 72,199 20,250 20,301 0,301 0,0 20,0 20,226 151,90 178,90 86,184 181,301">
          <text:p/>
        </draw:polygon>
        <draw:path draw:style-name="gr4" draw:text-style-name="P4" draw:layer="layout" svg:width="0.196cm" svg:height="0.219cm" svg:x="6.157cm" svg:y="4.855cm" svg:viewBox="0 0 197 220" svg:d="M174 100c-3-43-27-82-75-82-41 0-73 35-77 82zM104 201c32 0 55-14 72-33l15 12c-23 23-48 40-88 40-55 0-103-44-103-109v-1c0-62 43-110 100-110 59 0 97 47 97 110v1c0 3 0 4 0 7h-175c4 53 41 83 82 83z">
          <text:p/>
        </draw:path>
        <draw:path draw:style-name="gr4" draw:text-style-name="P4" draw:layer="layout" svg:width="0.025cm" svg:height="0.292cm" svg:x="6.412cm" svg:y="4.777cm" svg:viewBox="0 0 26 293" svg:d="M4 83h20v210h-20zM0 0h26v29h-26z">
          <text:p/>
        </draw:path>
        <draw:path draw:style-name="gr4" draw:text-style-name="P4" draw:layer="layout" svg:width="0.124cm" svg:height="0.28cm" svg:x="6.495cm" svg:y="4.793cm" svg:viewBox="0 0 125 281" svg:d="M90 281c-33 0-59-18-59-58v-138h-31v-19h31v-66h20v66h74v19h-74v136c0 30 18 41 42 41 10 0 19-2 31-8v19c-11 5-21 8-34 8z">
          <text:p/>
        </draw:path>
        <draw:path draw:style-name="gr4" draw:text-style-name="P4" draw:layer="layout" svg:width="0.039cm" svg:height="0.079cm" svg:x="6.662cm" svg:y="5.034cm" svg:viewBox="0 0 40 80" svg:d="M24 35h-11v-35h27v30c0 26-10 39-35 50l-5-11c18-9 25-18 24-34z">
          <text:p/>
        </draw:path>
        <draw:path draw:style-name="gr4" draw:text-style-name="P4" draw:layer="layout" svg:width="0.179cm" svg:height="0.215cm" svg:x="6.892cm" svg:y="4.859cm" svg:viewBox="0 0 180 216" svg:d="M159 211v-39c-14 25-37 44-76 44-52 0-83-36-83-87v-129h20v125c0 43 24 72 66 72 41 0 73-32 73-75v-122h21v211z">
          <text:p/>
        </draw:path>
        <draw:path draw:style-name="gr4" draw:text-style-name="P4" draw:layer="layout" svg:width="0.316cm" svg:height="0.214cm" svg:x="7.148cm" svg:y="4.855cm" svg:viewBox="0 0 317 215" svg:d="M297 215v-125c0-46-24-72-63-72-35 0-66 27-66 74v123h-20v-127c0-43-24-70-61-70-38 0-67 33-67 75v122h-20v-211h20v38c13-22 32-42 69-42s60 21 71 45c14-24 36-45 76-45 50 0 81 34 81 87v128z">
          <text:p/>
        </draw:path>
        <draw:path draw:style-name="gr4" draw:text-style-name="P4" draw:layer="layout" svg:width="0.208cm" svg:height="0.305cm" svg:x="7.648cm" svg:y="4.769cm" svg:viewBox="0 0 209 306" svg:d="M190 195c0-54-43-90-86-90-46 0-83 33-83 89v1c0 56 39 92 83 92 43 0 86-37 86-91zM189 301v-47c-18 28-46 52-87 52-51 0-102-41-102-110v-1c0-68 51-109 102-109 41 0 70 23 87 50v-136h20v301z">
          <text:p/>
        </draw:path>
        <draw:path draw:style-name="gr4" draw:text-style-name="P4" draw:layer="layout" svg:width="0.025cm" svg:height="0.292cm" svg:x="7.933cm" svg:y="4.777cm" svg:viewBox="0 0 26 293" svg:d="M2 83h21v210h-21zM0 0h26v29h-26z">
          <text:p/>
        </draw:path>
        <draw:path draw:style-name="gr4" draw:text-style-name="P4" draw:layer="layout" svg:width="0.196cm" svg:height="0.219cm" svg:x="8.02cm" svg:y="4.855cm" svg:viewBox="0 0 197 220" svg:d="M175 100c-3-43-27-82-75-82-43 0-75 35-79 82zM105 201c32 0 54-14 71-33l14 12c-21 23-46 40-86 40-56 0-104-44-104-109v-1c0-62 43-110 101-110s96 47 96 110v1c0 3 0 4-1 7h-175c4 53 42 83 84 83z">
          <text:p/>
        </draw:path>
        <draw:path draw:style-name="gr4" draw:text-style-name="P4" draw:layer="layout" svg:width="0.158cm" svg:height="0.218cm" svg:x="8.256cm" svg:y="4.855cm" svg:viewBox="0 0 159 219" svg:d="M87 219c-30 0-65-12-87-30l12-16c23 17 50 27 76 27 29 0 51-15 51-40v-1c0-24-26-33-56-41-34-10-73-21-73-58v-1c0-34 30-59 70-59 26 0 54 9 75 23l-11 18c-19-14-42-22-64-22-29 0-49 17-49 38v1c0 23 29 32 59 40 34 10 69 22 69 59v1c0 37-32 61-72 61z">
          <text:p/>
        </draw:path>
        <draw:path draw:style-name="gr4" draw:text-style-name="P4" draw:layer="layout" svg:width="0.195cm" svg:height="0.219cm" svg:x="8.464cm" svg:y="4.855cm" svg:viewBox="0 0 196 220" svg:d="M175 100c-3-43-27-82-75-82-42 0-74 35-78 82zM105 201c32 0 54-14 71-33l14 12c-21 23-46 40-86 40-55 0-104-44-104-109v-1c0-62 44-110 100-110 59 0 96 47 96 110v1c0 3 0 4 0 7h-174c4 53 41 83 83 83z">
          <text:p/>
        </draw:path>
        <draw:polygon draw:style-name="gr4" draw:text-style-name="P4" draw:layer="layout" svg:width="0.227cm" svg:height="0.288cm" svg:x="1.928cm" svg:y="5.274cm" svg:viewBox="0 0 228 289" draw:points="206,289 206,154 22,154 22,289 0,289 0,0 22,0 22,134 206,134 206,0 228,0 228,289">
          <text:p/>
        </draw:polygon>
        <draw:path draw:style-name="gr4" draw:text-style-name="P4" draw:layer="layout" svg:width="0.195cm" svg:height="0.22cm" svg:x="2.222cm" svg:y="5.347cm" svg:viewBox="0 0 196 221" svg:d="M174 101c-3-42-27-81-75-81-41 0-73 35-77 81zM104 202c33 0 55-15 72-33l14 12c-21 23-47 40-87 40-55 0-103-44-103-110 0-61 43-111 100-111 59 0 96 49 96 111v1c0 3 0 4 0 7h-174c4 52 41 83 82 83z">
          <text:p/>
        </draw:path>
        <draw:path draw:style-name="gr4" draw:text-style-name="P4" draw:layer="layout" svg:width="0.113cm" svg:height="0.213cm" svg:x="2.476cm" svg:y="5.349cm" svg:viewBox="0 0 114 214" svg:d="M112 22c-49 0-92 38-92 106v86h-20v-211h20v61c16-39 52-66 94-64v22z">
          <text:p/>
        </draw:path>
        <draw:path draw:style-name="gr4" draw:text-style-name="P4" draw:layer="layout" svg:width="0.18cm" svg:height="0.218cm" svg:x="2.613cm" svg:y="5.349cm" svg:viewBox="0 0 181 219" svg:d="M161 110c-18-4-41-9-71-9-44 0-69 20-69 49v1c0 30 29 49 61 49 42 0 79-28 79-66zM160 214v-36c-14 21-40 41-80 41-39 0-80-23-80-67v-1c0-43 37-68 91-68 29 0 49 4 69 9v-9c0-42-25-64-68-64-26 0-47 7-66 17l-8-18c23-11 46-18 75-18 54 0 88 28 88 82v132z">
          <text:p/>
        </draw:path>
        <draw:path draw:style-name="gr4" draw:text-style-name="P4" draw:layer="layout" svg:width="0.18cm" svg:height="0.215cm" svg:x="2.861cm" svg:y="5.352cm" svg:viewBox="0 0 181 216" svg:d="M161 211v-39c-14 24-38 44-77 44-53 0-84-37-84-87v-129h21v126c0 43 24 71 66 71s74-31 74-75v-122h20v211z">
          <text:p/>
        </draw:path>
        <draw:path draw:style-name="gr4" draw:text-style-name="P4" draw:layer="layout" svg:width="0.158cm" svg:height="0.218cm" svg:x="3.099cm" svg:y="5.348cm" svg:viewBox="0 0 159 219" svg:d="M86 219c-30 0-64-13-86-31l12-17c23 19 48 29 75 29 29 0 51-17 51-41v-1c0-24-27-33-56-42-34-10-72-20-72-57v-1c0-34 29-58 69-58 25 0 54 9 76 23l-11 17c-20-13-43-21-65-21-29 0-48 16-48 37 0 24 28 32 58 41 34 9 70 22 70 59v1c0 38-33 62-73 62z">
          <text:p/>
        </draw:path>
        <draw:path draw:style-name="gr4" draw:text-style-name="P4" draw:layer="layout" svg:width="0.124cm" svg:height="0.301cm" svg:x="3.303cm" svg:y="5.261cm" svg:viewBox="0 0 125 302" svg:d="M93 19c-29 0-42 17-42 53v20h74v19h-74v191h-20v-191h-31v-19h31v-20c0-46 23-72 62-72 13 0 23 1 32 5v19c-12-3-21-5-32-5z">
          <text:p/>
        </draw:path>
        <draw:path draw:style-name="gr4" draw:text-style-name="P4" draw:layer="layout" svg:width="0.216cm" svg:height="0.22cm" svg:x="3.451cm" svg:y="5.347cm" svg:viewBox="0 0 217 221" svg:d="M195 111c0-51-38-91-86-91-51 0-87 41-87 90v1c0 50 38 91 87 91 50 0 86-41 86-90zM109 221c-63 0-109-50-109-109v-1c0-59 46-111 109-111 62 0 108 51 108 110v1c0 59-46 110-108 110z">
          <text:p/>
        </draw:path>
        <draw:path draw:style-name="gr4" draw:text-style-name="P4" draw:layer="layout" svg:width="0.113cm" svg:height="0.213cm" svg:x="3.729cm" svg:y="5.349cm" svg:viewBox="0 0 114 214" svg:d="M112 22c-49 0-92 38-92 106v86h-20v-211h20v61c17-39 52-66 94-64v22z">
          <text:p/>
        </draw:path>
        <draw:path draw:style-name="gr4" draw:text-style-name="P4" draw:layer="layout" svg:width="0.208cm" svg:height="0.305cm" svg:x="3.869cm" svg:y="5.262cm" svg:viewBox="0 0 209 306" svg:d="M190 196c0-54-43-90-86-90-46 0-82 33-82 89v1c0 55 38 90 82 90 43 0 86-36 86-90zM189 301v-47c-19 27-46 52-87 52-51 0-102-41-102-109v-1c0-68 51-110 102-110 42 0 69 24 87 50v-136h20v301z">
          <text:p/>
        </draw:path>
        <draw:path draw:style-name="gr4" draw:text-style-name="P4" draw:layer="layout" svg:width="0.196cm" svg:height="0.22cm" svg:x="4.139cm" svg:y="5.347cm" svg:viewBox="0 0 197 221" svg:d="M175 101c-3-42-27-81-75-81-42 0-75 35-78 81zM105 202c32 0 54-15 72-33l14 12c-22 23-47 40-87 40-56 0-104-44-104-110 0-61 43-111 101-111s96 49 96 111v1c0 3 0 4-1 7h-174c3 52 42 83 83 83z">
          <text:p/>
        </draw:path>
        <draw:path draw:style-name="gr4" draw:text-style-name="P4" draw:layer="layout" svg:width="0.113cm" svg:height="0.213cm" svg:x="4.393cm" svg:y="5.349cm" svg:viewBox="0 0 114 214" svg:d="M112 22c-48 0-91 38-91 106v86h-21v-211h21v61c17-39 52-66 93-64v22z">
          <text:p/>
        </draw:path>
        <draw:path draw:style-name="gr4" draw:text-style-name="P4" draw:layer="layout" svg:width="0.179cm" svg:height="0.215cm" svg:x="4.554cm" svg:y="5.352cm" svg:viewBox="0 0 180 216" svg:d="M160 211v-39c-14 24-37 44-76 44-53 0-84-37-84-87v-129h21v126c0 43 24 71 66 71 41 0 73-31 73-75v-122h20v211z">
          <text:p/>
        </draw:path>
        <draw:path draw:style-name="gr4" draw:text-style-name="P4" draw:layer="layout" svg:width="0.18cm" svg:height="0.215cm" svg:x="4.809cm" svg:y="5.347cm" svg:viewBox="0 0 181 216" svg:d="M161 216v-126c0-43-24-71-68-71-41 0-72 31-72 75v122h-21v-211h21v39c13-24 37-44 75-44 54 0 85 36 85 87v129z">
          <text:p/>
        </draw:path>
        <draw:path draw:style-name="gr4" draw:text-style-name="P4" draw:layer="layout" svg:width="0.208cm" svg:height="0.281cm" svg:x="5.048cm" svg:y="5.347cm" svg:viewBox="0 0 209 282" svg:d="M190 99c0-48-43-79-87-79s-82 30-82 79v1c0 48 39 81 82 81 44 0 87-32 87-81zM106 282c-35 0-68-10-97-32l12-16c25 19 55 29 86 29 48 0 82-27 82-81v-30c-18 25-46 48-88 48-50 0-101-39-101-99v-1c0-61 51-100 101-100 42 0 70 22 88 47v-42h20v178c0 64-43 99-103 99z">
          <text:p/>
        </draw:path>
        <draw:polygon draw:style-name="gr4" draw:text-style-name="P4" draw:layer="layout" svg:width="0.181cm" svg:height="0.21cm" svg:x="5.441cm" svg:y="5.352cm" svg:viewBox="0 0 182 211" draw:points="0,211 0,199 152,18 6,18 6,0 182,0 182,12 30,193 182,193 182,211">
          <text:p/>
        </draw:polygon>
        <draw:path draw:style-name="gr4" draw:text-style-name="P4" draw:layer="layout" svg:width="0.179cm" svg:height="0.215cm" svg:x="5.679cm" svg:y="5.352cm" svg:viewBox="0 0 180 216" svg:d="M160 211v-39c-14 24-38 44-77 44-53 0-83-37-83-87v-129h20v126c0 43 24 71 66 71 41 0 74-31 74-75v-122h20v211z">
          <text:p/>
        </draw:path>
        <draw:polygon draw:style-name="gr4" draw:text-style-name="P4" draw:layer="layout" svg:width="0.02cm" svg:height="0.3cm" svg:x="6.061cm" svg:y="5.262cm" svg:viewBox="0 0 21 301" draw:points="0,0 21,0 21,301 0,301">
          <text:p/>
        </draw:polygon>
        <draw:path draw:style-name="gr4" draw:text-style-name="P4" draw:layer="layout" svg:width="0.215cm" svg:height="0.283cm" svg:x="6.146cm" svg:y="5.284cm" svg:viewBox="0 0 216 284" svg:d="M126 0h29v33h-29zM60 0h28v33h-28zM193 173c0-51-38-91-86-91-50 0-86 41-86 90v1c0 51 38 92 87 92s85-41 85-91zM107 284c-62 0-107-50-107-110v-1c0-59 45-110 108-110 62 0 108 50 108 109v1c0 60-47 111-109 111z">
          <text:p/>
        </draw:path>
        <draw:path draw:style-name="gr4" draw:text-style-name="P4" draw:layer="layout" svg:width="0.158cm" svg:height="0.218cm" svg:x="6.405cm" svg:y="5.348cm" svg:viewBox="0 0 159 219" svg:d="M86 219c-31 0-64-13-86-31l12-17c23 19 48 29 75 29 28 0 50-17 50-41v-1c0-24-26-33-55-42-34-10-72-20-72-57v-1c0-34 28-58 69-58 25 0 53 9 75 23l-11 17c-20-13-43-21-65-21-29 0-48 16-48 37 0 24 29 32 59 41 33 9 70 22 70 59v1c0 38-33 62-73 62z">
          <text:p/>
        </draw:path>
        <draw:path draw:style-name="gr4" draw:text-style-name="P4" draw:layer="layout" svg:width="0.196cm" svg:height="0.22cm" svg:x="6.612cm" svg:y="5.347cm" svg:viewBox="0 0 197 221" svg:d="M175 101c-3-42-27-81-76-81-41 0-73 35-77 81zM104 202c33 0 56-15 73-33l14 12c-22 23-47 40-88 40-55 0-103-44-103-110 0-61 43-111 100-111 60 0 97 49 97 111v1c0 3 0 4 0 7h-175c4 52 41 83 82 83z">
          <text:p/>
        </draw:path>
        <draw:path draw:style-name="gr4" draw:text-style-name="P4" draw:layer="layout" svg:width="0.179cm" svg:height="0.215cm" svg:x="6.867cm" svg:y="5.347cm" svg:viewBox="0 0 180 216" svg:d="M160 216v-126c0-43-24-71-67-71-41 0-73 31-73 75v122h-20v-211h20v39c15-24 38-44 76-44 53 0 84 36 84 87v129z">
          <text:p/>
        </draw:path>
        <draw:polygon draw:style-name="gr4" draw:text-style-name="P4" draw:layer="layout" svg:width="0.027cm" svg:height="0.035cm" svg:x="7.114cm" svg:y="5.527cm" svg:viewBox="0 0 28 36" draw:points="0,0 28,0 28,36 0,36">
          <text:p/>
        </draw:polygon>
        <draw:path draw:style-name="gr2" draw:text-style-name="P2" draw:layer="layout" svg:width="1.022cm" svg:height="0.885cm" svg:x="1.583cm" svg:y="1.899cm" svg:viewBox="0 0 1023 886" svg:d="M588 242l-18 345c-2 28-12 39-24 51-7 6-19 15-35 15s-28-9-35-15c-12-12-22-23-24-51l-18-345c-2-25 7-43 16-53 13-14 33-22 61-22s48 8 61 22c9 10 18 28 16 53zM511 842c-39 0-71-32-71-71s32-70 71-70 70 31 70 70-31 71-70 71zM0 886h1023l-512-886z">
          <text:p/>
        </draw:path>
        <draw:path draw:style-name="gr2" draw:text-style-name="P2" draw:layer="layout" svg:width="1.596cm" svg:height="1.419cm" svg:x="1.296cm" svg:y="1.589cm" svg:viewBox="0 0 1597 1420" svg:d="M1533 1325c-15 26-44 43-74 43h-1321c-31 0-59-17-74-43-16-27-16-59 0-86l659-1144c16-26 44-43 75-43s59 17 74 43l661 1144c16 27 16 59 0 86zM1579 1213l-661-1144c-25-43-71-69-120-69s-95 26-120 69l-660 1144c-24 42-24 95 0 138 25 43 71 69 120 69h1321c49 0 95-26 120-69 24-43 24-96 0-138z">
          <text:p/>
        </draw:path>
        <draw:polygon draw:style-name="gr2" draw:text-style-name="P2" draw:layer="layout" svg:width="10.088cm" svg:height="6.693cm" svg:x="0.421cm" svg:y="7.848cm" svg:viewBox="0 0 10089 6694" draw:points="10089,6694 0,6694 0,0 10089,0">
          <text:p/>
        </draw:polygon>
        <draw:polygon draw:style-name="gr37" draw:text-style-name="P13" draw:layer="layout" svg:width="10.088cm" svg:height="2.256cm" svg:x="0.421cm" svg:y="7.848cm" svg:viewBox="0 0 10089 2257" draw:points="10089,2257 0,2257 0,0 10089,0">
          <text:p/>
        </draw:polygon>
        <draw:path draw:style-name="gr2" draw:text-style-name="P2" draw:layer="layout" svg:width="0.682cm" svg:height="0.863cm" svg:x="3.891cm" svg:y="9.258cm" svg:viewBox="0 0 683 864" svg:d="M490 302c0-85-59-130-154-130h-146v263h150c95 0 150-56 150-130zM334 604h-144v260h-190v-864h352c207 0 331 122 331 299v2c0 200-156 303-349 303z">
          <text:p/>
        </draw:path>
        <draw:path draw:style-name="gr2" draw:text-style-name="P2" draw:layer="layout" svg:width="0.745cm" svg:height="0.863cm" svg:x="4.714cm" svg:y="9.258cm" svg:viewBox="0 0 746 864" svg:d="M528 295c0-81-57-123-149-123h-188v247h192c92 0 145-49 145-122zM524 864l-184-277h-149v277h-191v-864h395c203 0 325 108 325 285v3c0 139-75 226-184 267l210 309z">
          <text:p/>
        </draw:path>
        <draw:path draw:style-name="gr2" draw:text-style-name="P2" draw:layer="layout" svg:width="0.917cm" svg:height="0.892cm" svg:x="5.566cm" svg:y="9.244cm" svg:viewBox="0 0 918 893" svg:d="M720 447c0-148-109-271-262-271s-259 120-259 268v3c0 148 108 271 262 271 153 0 259-121 259-269zM458 893c-267 0-458-199-458-444v-2c0-245 194-447 461-447 266 0 457 199 457 444v3c0 245-193 446-460 446z">
          <text:p/>
        </draw:path>
        <draw:path draw:style-name="gr2" draw:text-style-name="P2" draw:layer="layout" svg:width="0.733cm" svg:height="0.863cm" svg:x="6.652cm" svg:y="9.258cm" svg:viewBox="0 0 734 864" svg:d="M545 601c0-58-43-94-140-94h-221v191h227c84 0 134-30 134-95zM497 256c0-57-44-89-124-89h-189v182h176c84 0 137-27 137-91zM411 864h-411v-864h401c176 0 285 88 285 223v3c0 97-52 152-114 186 100 38 162 96 162 212v2c0 159-128 238-323 238z">
          <text:p/>
        </draw:path>
        <draw:polygon draw:style-name="gr2" draw:text-style-name="P2" draw:layer="layout" svg:width="0.62cm" svg:height="0.863cm" svg:x="7.541cm" svg:y="9.258cm" svg:viewBox="0 0 621 864" draw:points="0,864 0,0 190,0 190,691 621,691 621,864">
          <text:p/>
        </draw:polygon>
        <draw:polygon draw:style-name="gr2" draw:text-style-name="P2" draw:layer="layout" svg:width="0.657cm" svg:height="0.863cm" svg:x="8.303cm" svg:y="9.258cm" svg:viewBox="0 0 658 864" draw:points="0,864 0,0 652,0 652,169 189,169 189,344 597,344 597,513 189,513 189,695 658,695 658,864">
          <text:p/>
        </draw:polygon>
        <draw:polygon draw:style-name="gr2" draw:text-style-name="P2" draw:layer="layout" svg:width="0.862cm" svg:height="0.863cm" svg:x="9.129cm" svg:y="9.258cm" svg:viewBox="0 0 863 864" draw:points="674,864 674,300 431,669 426,669 186,304 186,864 0,864 0,0 204,0 431,365 658,0 863,0 863,864">
          <text:p/>
        </draw:polygon>
        <draw:path draw:style-name="gr4" draw:text-style-name="P4" draw:layer="layout" svg:width="0.248cm" svg:height="0.288cm" svg:x="1.939cm" svg:y="11.646cm" svg:viewBox="0 0 249 289" svg:d="M227 144c0-68-50-124-132-124h-74v249h74c82 0 132-55 132-124zM95 289h-95v-289h95c92 0 154 62 154 143v1c0 81-62 145-154 145z">
          <text:p/>
        </draw:path>
        <draw:path draw:style-name="gr4" draw:text-style-name="P4" draw:layer="layout" svg:width="0.181cm" svg:height="0.218cm" svg:x="2.238cm" svg:y="11.721cm" svg:viewBox="0 0 182 219" svg:d="M163 112c-18-5-42-11-72-11-44 0-69 21-69 50v1c0 30 29 48 61 48 43 0 80-26 80-65zM162 214v-35c-14 20-40 40-80 40-39 0-82-22-82-66v-1c0-43 38-69 93-69 29 0 49 4 69 9v-9c0-42-26-64-69-64-25 0-46 7-66 17l-7-18c23-10 46-18 74-18 54 0 88 28 88 82v132z">
          <text:p/>
        </draw:path>
        <draw:path draw:style-name="gr4" draw:text-style-name="P4" draw:layer="layout" svg:width="0.158cm" svg:height="0.218cm" svg:x="2.473cm" svg:y="11.72cm" svg:viewBox="0 0 159 219" svg:d="M86 219c-31 0-64-12-86-30l12-16c23 17 48 27 75 27 28 0 52-15 52-40v-1c0-24-28-33-57-41-34-10-72-22-72-59v-1c0-33 29-58 69-58 25 0 54 9 76 23l-11 17c-20-13-43-21-66-21-28 0-47 16-47 37v1c0 23 28 32 58 40 34 11 70 23 70 60v1c0 37-33 61-73 61z">
          <text:p/>
        </draw:path>
        <draw:path draw:style-name="gr4" draw:text-style-name="P4" draw:layer="layout" svg:width="0.212cm" svg:height="0.296cm" svg:x="2.804cm" svg:y="11.642cm" svg:viewBox="0 0 213 297" svg:d="M117 297c-46 0-82-15-117-46l14-16c33 29 62 43 104 43 44 0 73-25 73-57v-1c0-31-16-48-81-61-70-14-98-38-98-81v-1c0-43 40-77 93-77 42 0 70 13 99 36l-14 17c-27-23-54-32-85-32-43 0-72 24-72 54v1c0 30 17 48 85 62 67 14 95 38 95 80v1c0 46-40 78-96 78z">
          <text:p/>
        </draw:path>
        <draw:path draw:style-name="gr4" draw:text-style-name="P4" draw:layer="layout" svg:width="0.208cm" svg:height="0.277cm" svg:x="3.053cm" svg:y="11.724cm" svg:viewBox="0 0 209 278" svg:d="M117 218c-18 44-40 60-70 60-16 0-27-3-41-9l7-18c11 5 20 8 36 8 21 0 36-13 51-49l-100-210h23l87 189 77-189h22z">
          <text:p/>
        </draw:path>
        <draw:path draw:style-name="gr4" draw:text-style-name="P4" draw:layer="layout" svg:width="0.158cm" svg:height="0.218cm" svg:x="3.29cm" svg:y="11.72cm" svg:viewBox="0 0 159 219" svg:d="M86 219c-30 0-64-12-86-30l12-16c23 17 49 27 75 27 30 0 52-15 52-40v-1c0-24-26-33-57-41-34-10-72-22-72-59v-1c0-33 29-58 69-58 25 0 55 9 76 23l-11 17c-19-13-43-21-65-21-29 0-48 16-48 37v1c0 23 28 32 58 40 35 11 70 23 70 60v1c0 37-32 61-73 61z">
          <text:p/>
        </draw:path>
        <draw:path draw:style-name="gr4" draw:text-style-name="P4" draw:layer="layout" svg:width="0.124cm" svg:height="0.28cm" svg:x="3.489cm" svg:y="11.658cm" svg:viewBox="0 0 125 281" svg:d="M90 281c-32 0-60-18-60-59v-137h-30v-19h30v-66h21v66h74v19h-74v135c0 31 18 42 42 42 11 0 19-2 31-8v19c-11 5-21 8-34 8z">
          <text:p/>
        </draw:path>
        <draw:path draw:style-name="gr4" draw:text-style-name="P4" draw:layer="layout" svg:width="0.195cm" svg:height="0.219cm" svg:x="3.652cm" svg:y="11.72cm" svg:viewBox="0 0 196 220" svg:d="M175 99c-3-42-28-81-76-81-42 0-74 35-78 81zM103 200c33 0 56-14 73-33l14 12c-21 23-47 41-87 41-55 0-103-45-103-110v-1c0-61 43-109 99-109 60 0 97 47 97 109v1c0 3 0 4 0 7h-175c4 53 41 83 82 83z">
          <text:p/>
        </draw:path>
        <draw:path draw:style-name="gr4" draw:text-style-name="P4" draw:layer="layout" svg:width="0.317cm" svg:height="0.214cm" svg:x="3.906cm" svg:y="11.72cm" svg:viewBox="0 0 318 215" svg:d="M298 215v-126c0-45-24-71-62-71-36 0-66 27-66 74v123h-21v-127c0-43-23-70-61-70-37 0-68 33-68 75v122h-20v-211h20v38c14-22 34-42 71-42s59 20 71 45c13-24 36-45 75-45 50 0 81 34 81 87v128z">
          <text:p/>
        </draw:path>
        <draw:path draw:style-name="gr4" draw:text-style-name="P4" draw:layer="layout" svg:width="0.158cm" svg:height="0.218cm" svg:x="4.402cm" svg:y="11.72cm" svg:viewBox="0 0 159 219" svg:d="M86 219c-31 0-64-12-86-30l12-16c23 17 48 27 75 27 29 0 51-15 51-40v-1c0-24-26-33-56-41-34-10-72-22-72-59v-1c0-33 28-58 69-58 26 0 54 9 75 23l-10 17c-20-13-44-21-66-21-28 0-47 16-47 37v1c0 23 28 32 58 40 35 11 70 23 70 60v1c0 37-32 61-73 61z">
          <text:p/>
        </draw:path>
        <draw:path draw:style-name="gr4" draw:text-style-name="P4" draw:layer="layout" svg:width="0.124cm" svg:height="0.28cm" svg:x="4.601cm" svg:y="11.658cm" svg:viewBox="0 0 125 281" svg:d="M90 281c-33 0-60-18-60-59v-137h-30v-19h30v-66h21v66h74v19h-74v135c0 31 18 42 42 42 10 0 19-2 31-8v19c-11 5-21 8-34 8z">
          <text:p/>
        </draw:path>
        <draw:path draw:style-name="gr4" draw:text-style-name="P4" draw:layer="layout" svg:width="0.179cm" svg:height="0.282cm" svg:x="4.78cm" svg:y="11.657cm" svg:viewBox="0 0 180 283" svg:d="M112 0h28v33h-28zM45 0h28v33h-28zM160 278v-39c-14 25-38 44-76 44-53 0-84-36-84-86v-129h20v125c0 43 24 71 67 71 41 0 73-31 73-74v-122h20v210z">
          <text:p/>
        </draw:path>
        <draw:path draw:style-name="gr4" draw:text-style-name="P4" draw:layer="layout" svg:width="0.113cm" svg:height="0.213cm" svg:x="5.036cm" svg:y="11.721cm" svg:viewBox="0 0 114 214" svg:d="M112 22c-49 0-92 38-92 106v86h-20v-211h20v61c16-38 52-65 94-64v22z">
          <text:p/>
        </draw:path>
        <draw:polygon draw:style-name="gr4" draw:text-style-name="P4" draw:layer="layout" svg:width="0.181cm" svg:height="0.21cm" svg:x="5.182cm" svg:y="11.724cm" svg:viewBox="0 0 182 211" draw:points="0,211 0,199 151,18 5,18 5,0 182,0 182,12 30,193 182,193 182,211">
          <text:p/>
        </draw:polygon>
        <draw:path draw:style-name="gr4" draw:text-style-name="P4" draw:layer="layout" svg:width="0.124cm" svg:height="0.28cm" svg:x="5.404cm" svg:y="11.658cm" svg:viewBox="0 0 125 281" svg:d="M89 281c-32 0-58-18-58-59v-137h-31v-19h31v-66h20v66h74v19h-74v135c0 31 17 42 42 42 10 0 18-2 31-8v19c-11 5-22 8-35 8z">
          <text:p/>
        </draw:path>
        <draw:path draw:style-name="gr4" draw:text-style-name="P4" draw:layer="layout" svg:width="0.209cm" svg:height="0.305cm" svg:x="5.697cm" svg:y="11.634cm" svg:viewBox="0 0 210 306" svg:d="M191 196c0-54-42-90-86-90-45 0-83 33-83 89v1c0 55 39 91 83 91s86-37 86-90zM189 301v-47c-18 28-44 52-86 52-50 0-103-41-103-109v-1c0-68 53-109 103-109 42 0 69 23 86 50v-137h21v301z">
          <text:p/>
        </draw:path>
        <draw:path draw:style-name="gr4" draw:text-style-name="P4" draw:layer="layout" svg:width="0.18cm" svg:height="0.218cm" svg:x="5.965cm" svg:y="11.721cm" svg:viewBox="0 0 181 219" svg:d="M162 112c-18-5-41-11-71-11-45 0-70 21-70 50v1c0 30 29 48 62 48 43 0 79-26 79-65zM162 214v-35c-15 20-41 40-80 40-40 0-82-22-82-66v-1c0-43 37-69 92-69 29 0 50 4 70 9v-9c0-42-26-64-69-64-26 0-48 7-67 17l-7-18c23-10 45-18 75-18 54 0 87 28 87 82v132z">
          <text:p/>
        </draw:path>
        <draw:path draw:style-name="gr4" draw:text-style-name="P4" draw:layer="layout" svg:width="0.179cm" svg:height="0.215cm" svg:x="6.214cm" svg:y="11.724cm" svg:viewBox="0 0 180 216" svg:d="M160 211v-39c-14 25-39 44-77 44-53 0-83-36-83-87v-129h20v125c0 44 24 72 66 72 41 0 74-31 74-75v-122h20v211z">
          <text:p/>
        </draw:path>
        <draw:path draw:style-name="gr4" draw:text-style-name="P4" draw:layer="layout" svg:width="0.195cm" svg:height="0.219cm" svg:x="6.455cm" svg:y="11.72cm" svg:viewBox="0 0 196 220" svg:d="M175 99c-3-42-27-81-75-81-43 0-75 35-79 81zM104 200c33 0 55-14 72-33l14 12c-21 23-46 41-86 41-56 0-104-45-104-110v-1c0-61 43-109 100-109 59 0 96 47 96 109v1c0 3 0 4 0 7h-175c4 53 41 83 83 83z">
          <text:p/>
        </draw:path>
        <draw:path draw:style-name="gr4" draw:text-style-name="P4" draw:layer="layout" svg:width="0.113cm" svg:height="0.213cm" svg:x="6.709cm" svg:y="11.721cm" svg:viewBox="0 0 114 214" svg:d="M112 22c-49 0-92 38-92 106v86h-20v-211h20v61c17-38 53-65 94-64v22z">
          <text:p/>
        </draw:path>
        <draw:path draw:style-name="gr4" draw:text-style-name="P4" draw:layer="layout" svg:width="0.18cm" svg:height="0.214cm" svg:x="6.873cm" svg:y="11.72cm" svg:viewBox="0 0 181 215" svg:d="M161 215v-126c0-43-24-71-67-71-41 0-72 31-72 75v122h-22v-211h22v39c13-24 37-43 75-43 53 0 84 36 84 86v129z">
          <text:p/>
        </draw:path>
        <draw:path draw:style-name="gr4" draw:text-style-name="P4" draw:layer="layout" svg:width="0.208cm" svg:height="0.305cm" svg:x="7.112cm" svg:y="11.634cm" svg:viewBox="0 0 209 306" svg:d="M190 196c0-54-42-90-86-90-46 0-83 33-83 89v1c0 55 39 91 83 91s86-37 86-90zM189 301v-47c-18 28-45 52-87 52-51 0-102-41-102-109v-1c0-68 51-109 102-109 42 0 69 23 87 50v-137h20v301z">
          <text:p/>
        </draw:path>
        <draw:path draw:style-name="gr4" draw:text-style-name="P4" draw:layer="layout" svg:width="0.181cm" svg:height="0.218cm" svg:x="7.502cm" svg:y="11.721cm" svg:viewBox="0 0 182 219" svg:d="M162 112c-18-5-42-11-72-11-44 0-69 21-69 50v1c0 30 29 48 61 48 43 0 80-26 80-65zM162 214v-35c-15 20-41 40-81 40-39 0-81-22-81-66v-1c0-43 37-69 92-69 29 0 49 4 70 9v-9c0-42-27-64-70-64-25 0-46 7-66 17l-7-18c23-10 46-18 74-18 54 0 89 28 89 82v132z">
          <text:p/>
        </draw:path>
        <draw:path draw:style-name="gr4" draw:text-style-name="P4" draw:layer="layout" svg:width="0.208cm" svg:height="0.305cm" svg:x="7.755cm" svg:y="11.634cm" svg:viewBox="0 0 209 306" svg:d="M188 196c0-55-39-90-83-90-43 0-86 36-86 90v1c0 53 43 90 86 90 46 0 83-34 83-90zM107 306c-41 0-70-24-87-50v45h-20v-301h20v138c18-27 46-51 87-51 51 0 102 40 102 108v1c0 68-51 110-102 110z">
          <text:p/>
        </draw:path>
        <draw:polygon draw:style-name="gr4" draw:text-style-name="P4" draw:layer="layout" svg:width="0.028cm" svg:height="0.035cm" svg:x="8.017cm" svg:y="11.899cm" svg:viewBox="0 0 29 36" draw:points="0,0 29,0 29,36 0,36">
          <text:p/>
        </draw:polygon>
        <draw:polygon draw:style-name="gr4" draw:text-style-name="P4" draw:layer="layout" svg:width="0.222cm" svg:height="0.288cm" svg:x="1.918cm" svg:y="12.139cm" svg:viewBox="0 0 223 289" draw:points="122,20 122,289 100,289 100,20 0,20 0,0 223,0 223,20">
          <text:p/>
        </draw:polygon>
        <draw:path draw:style-name="gr4" draw:text-style-name="P4" draw:layer="layout" svg:width="0.195cm" svg:height="0.22cm" svg:x="2.131cm" svg:y="12.212cm" svg:viewBox="0 0 196 221" svg:d="M174 100c-3-42-27-81-76-81-41 0-73 35-77 81zM103 202c34 0 56-15 73-33l14 12c-21 23-47 40-88 40-55 0-102-44-102-111 0-61 42-110 99-110 60 0 97 48 97 110v1c0 3 0 4 0 7h-175c4 53 41 84 82 84z">
          <text:p/>
        </draw:path>
        <draw:path draw:style-name="gr4" draw:text-style-name="P4" draw:layer="layout" svg:width="0.158cm" svg:height="0.218cm" svg:x="2.367cm" svg:y="12.213cm" svg:viewBox="0 0 159 219" svg:d="M87 219c-32 0-65-13-87-31l12-16c23 18 48 28 76 28s50-16 50-40v-1c0-24-26-33-55-42-35-10-73-20-73-57v-1c0-35 28-59 69-59 26 0 54 9 75 23l-10 17c-20-13-43-21-66-21-29 0-48 16-48 38 0 24 29 32 60 41 33 9 69 22 69 59v1c0 37-32 61-72 61z">
          <text:p/>
        </draw:path>
        <draw:path draw:style-name="gr4" draw:text-style-name="P4" draw:layer="layout" svg:width="0.124cm" svg:height="0.28cm" svg:x="2.565cm" svg:y="12.15cm" svg:viewBox="0 0 125 281" svg:d="M90 281c-33 0-59-17-59-57v-137h-31v-19h31v-68h20v68h74v19h-74v135c0 30 18 40 42 40 11 0 20-2 32-7v19c-11 5-21 7-35 7z">
          <text:p/>
        </draw:path>
        <draw:path draw:style-name="gr4" draw:text-style-name="P4" draw:layer="layout" svg:width="0.158cm" svg:height="0.218cm" svg:x="2.731cm" svg:y="12.213cm" svg:viewBox="0 0 159 219" svg:d="M87 219c-31 0-65-13-87-31l12-16c24 18 49 28 76 28 28 0 51-16 51-40v-1c0-24-27-33-56-42-34-10-73-20-73-57v-1c0-35 30-59 70-59 25 0 54 9 75 23l-11 17c-19-13-42-21-65-21-28 0-48 16-48 38 0 24 29 32 59 41 34 9 69 22 69 59v1c0 37-32 61-72 61z">
          <text:p/>
        </draw:path>
        <draw:path draw:style-name="gr4" draw:text-style-name="P4" draw:layer="layout" svg:width="0.158cm" svg:height="0.218cm" svg:x="3.058cm" svg:y="12.213cm" svg:viewBox="0 0 159 219" svg:d="M87 219c-30 0-65-13-87-31l12-16c24 18 50 28 76 28 29 0 51-16 51-40v-1c0-24-26-33-56-42-34-10-73-20-73-57v-1c0-35 30-59 70-59 25 0 54 9 75 23l-11 17c-19-13-42-21-64-21-29 0-48 16-48 38 0 24 28 32 58 41 34 9 69 22 69 59v1c0 37-32 61-72 61z">
          <text:p/>
        </draw:path>
        <draw:path draw:style-name="gr4" draw:text-style-name="P4" draw:layer="layout" svg:width="0.025cm" svg:height="0.292cm" svg:x="3.281cm" svg:y="12.135cm" svg:viewBox="0 0 26 293" svg:d="M2 82h21v211h-21zM0 0h26v28h-26z">
          <text:p/>
        </draw:path>
        <draw:path draw:style-name="gr4" draw:text-style-name="P4" draw:layer="layout" svg:width="0.179cm" svg:height="0.215cm" svg:x="3.383cm" svg:y="12.212cm" svg:viewBox="0 0 180 216" svg:d="M160 216v-126c0-43-24-71-68-71-41 0-72 31-72 75v122h-20v-211h20v39c14-24 37-44 75-44 54 0 85 36 85 86v130z">
          <text:p/>
        </draw:path>
        <draw:path draw:style-name="gr4" draw:text-style-name="P4" draw:layer="layout" svg:width="0.208cm" svg:height="0.305cm" svg:x="3.621cm" svg:y="12.127cm" svg:viewBox="0 0 209 306" svg:d="M190 196c0-55-42-91-85-91-46 0-82 33-82 90v1c0 55 38 90 82 90 43 0 85-36 85-90zM189 301v-47c-18 27-45 52-86 52-51 0-103-41-103-109v-1c0-69 52-111 103-111 42 0 69 24 86 50v-135h20v301z">
          <text:p/>
        </draw:path>
        <draw:path draw:style-name="gr4" draw:text-style-name="P4" draw:layer="layout" svg:width="0.179cm" svg:height="0.215cm" svg:x="4.029cm" svg:y="12.212cm" svg:viewBox="0 0 180 216" svg:d="M159 216v-126c0-43-24-71-67-71-41 0-72 31-72 75v122h-20v-211h20v39c14-24 37-44 75-44 53 0 85 36 85 86v130z">
          <text:p/>
        </draw:path>
        <draw:path draw:style-name="gr4" draw:text-style-name="P4" draw:layer="layout" svg:width="0.18cm" svg:height="0.215cm" svg:x="4.276cm" svg:y="12.217cm" svg:viewBox="0 0 181 216" svg:d="M160 211v-39c-13 24-37 44-76 44-53 0-84-37-84-87v-129h20v126c0 43 24 71 67 71 42 0 73-31 73-75v-122h21v211z">
          <text:p/>
        </draw:path>
        <draw:path draw:style-name="gr4" draw:text-style-name="P4" draw:layer="layout" svg:width="0.113cm" svg:height="0.213cm" svg:x="4.532cm" svg:y="12.214cm" svg:viewBox="0 0 114 214" svg:d="M112 22c-49 0-91 37-91 105v87h-21v-211h21v60c17-38 51-65 93-63v22z">
          <text:p/>
        </draw:path>
        <draw:path draw:style-name="gr4" draw:text-style-name="P4" draw:layer="layout" svg:width="0.18cm" svg:height="0.215cm" svg:x="4.815cm" svg:y="12.217cm" svg:viewBox="0 0 181 216" svg:d="M161 211v-39c-14 24-38 44-77 44-53 0-84-37-84-87v-129h20v126c0 43 25 71 67 71s74-31 74-75v-122h20v211z">
          <text:p/>
        </draw:path>
        <draw:path draw:style-name="gr4" draw:text-style-name="P4" draw:layer="layout" svg:width="0.18cm" svg:height="0.215cm" svg:x="5.071cm" svg:y="12.212cm" svg:viewBox="0 0 181 216" svg:d="M160 216v-126c0-43-24-71-66-71-41 0-74 31-74 75v122h-20v-211h20v39c15-24 39-44 77-44 53 0 84 36 84 86v130z">
          <text:p/>
        </draw:path>
        <draw:polygon draw:style-name="gr4" draw:text-style-name="P4" draw:layer="layout" svg:width="0.182cm" svg:height="0.21cm" svg:x="5.308cm" svg:y="12.217cm" svg:viewBox="0 0 183 211" draw:points="0,211 0,199 153,19 6,19 6,0 183,0 183,13 30,193 183,193 183,211">
          <text:p/>
        </draw:polygon>
        <draw:path draw:style-name="gr4" draw:text-style-name="P4" draw:layer="layout" svg:width="0.18cm" svg:height="0.215cm" svg:x="5.546cm" svg:y="12.217cm" svg:viewBox="0 0 181 216" svg:d="M161 211v-39c-14 24-38 44-77 44-53 0-84-37-84-87v-129h20v126c0 43 25 71 67 71s74-31 74-75v-122h20v211z">
          <text:p/>
        </draw:path>
        <draw:path draw:style-name="gr4" draw:text-style-name="P4" draw:layer="layout" svg:width="0.113cm" svg:height="0.213cm" svg:x="5.802cm" svg:y="12.214cm" svg:viewBox="0 0 114 214" svg:d="M112 22c-50 0-92 37-92 105v87h-20v-211h20v60c17-38 51-65 94-63v22z">
          <text:p/>
        </draw:path>
        <draw:path draw:style-name="gr4" draw:text-style-name="P4" draw:layer="layout" svg:width="0.195cm" svg:height="0.22cm" svg:x="5.942cm" svg:y="12.212cm" svg:viewBox="0 0 196 221" svg:d="M174 100c-3-42-27-81-75-81-41 0-73 35-77 81zM104 202c33 0 55-15 72-33l14 12c-21 23-46 40-87 40-55 0-103-44-103-111 0-61 43-110 100-110 59 0 96 48 96 110v1c0 3 0 4 0 7h-174c4 53 41 84 82 84z">
          <text:p/>
        </draw:path>
        <draw:path draw:style-name="gr4" draw:text-style-name="P4" draw:layer="layout" svg:width="0.025cm" svg:height="0.292cm" svg:x="6.196cm" svg:y="12.135cm" svg:viewBox="0 0 26 293" svg:d="M3 82h21v211h-21zM0 0h26v28h-26z">
          <text:p/>
        </draw:path>
        <draw:path draw:style-name="gr4" draw:text-style-name="P4" draw:layer="layout" svg:width="0.192cm" svg:height="0.22cm" svg:x="6.284cm" svg:y="12.212cm" svg:viewBox="0 0 193 221" svg:d="M106 221c-60 0-106-51-106-110v-1c0-59 46-110 106-110 40 0 65 18 85 39l-14 15c-18-19-40-35-71-35-48 0-85 40-85 90v1c0 50 39 92 87 92 29 0 53-15 71-35l14 12c-22 24-48 42-87 42z">
          <text:p/>
        </draw:path>
        <draw:path draw:style-name="gr4" draw:text-style-name="P4" draw:layer="layout" svg:width="0.18cm" svg:height="0.3cm" svg:x="6.532cm" svg:y="12.127cm" svg:viewBox="0 0 181 301" svg:d="M161 301v-126c0-43-24-71-67-71-41 0-72 31-72 74v123h-22v-301h22v129c14-24 37-44 75-44 53 0 84 36 84 86v130z">
          <text:p/>
        </draw:path>
        <draw:path draw:style-name="gr4" draw:text-style-name="P4" draw:layer="layout" svg:width="0.195cm" svg:height="0.22cm" svg:x="6.77cm" svg:y="12.212cm" svg:viewBox="0 0 196 221" svg:d="M175 100c-3-42-29-81-77-81-41 0-73 35-77 81zM103 202c33 0 56-15 73-33l14 12c-21 23-47 40-88 40-55 0-102-44-102-111 0-61 43-110 99-110 60 0 97 48 97 110v1c0 3 0 4 0 7h-175c4 53 41 84 82 84z">
          <text:p/>
        </draw:path>
        <draw:path draw:style-name="gr4" draw:text-style-name="P4" draw:layer="layout" svg:width="0.179cm" svg:height="0.215cm" svg:x="7.024cm" svg:y="12.212cm" svg:viewBox="0 0 180 216" svg:d="M160 216v-126c0-43-24-71-66-71-41 0-74 31-74 75v122h-20v-211h20v39c14-24 39-44 77-44 53 0 83 36 83 86v130z">
          <text:p/>
        </draw:path>
        <draw:path draw:style-name="gr4" draw:text-style-name="P4" draw:layer="layout" svg:width="0.208cm" svg:height="0.305cm" svg:x="7.262cm" svg:y="12.127cm" svg:viewBox="0 0 209 306" svg:d="M190 196c0-55-41-91-86-91-46 0-82 33-82 90v1c0 55 38 90 82 90 45 0 86-36 86-90zM189 301v-47c-18 27-45 52-87 52-50 0-102-41-102-109v-1c0-69 52-111 102-111 43 0 70 24 87 50v-135h20v301z">
          <text:p/>
        </draw:path>
        <draw:path draw:style-name="gr4" draw:text-style-name="P4" draw:layer="layout" svg:width="0.317cm" svg:height="0.214cm" svg:x="1.934cm" svg:y="12.705cm" svg:viewBox="0 0 318 215" svg:d="M298 215v-124c0-45-24-72-62-72-36 0-66 28-66 74v122h-20v-125c0-44-24-71-63-71-37 0-67 33-67 76v120h-20v-210h20v38c14-22 33-43 70-43 38 0 60 21 72 46 13-24 36-46 75-46 50 0 81 36 81 89v126z">
          <text:p/>
        </draw:path>
        <draw:path draw:style-name="gr4" draw:text-style-name="P4" draw:layer="layout" svg:width="0.216cm" svg:height="0.282cm" svg:x="2.31cm" svg:y="12.642cm" svg:viewBox="0 0 217 283" svg:d="M127 0h29v33h-29zM60 0h29v33h-29zM195 173c0-51-39-91-87-91-50 0-86 41-86 90v1c0 51 38 91 86 91 50 0 87-40 87-90zM108 283c-62 0-108-50-108-109v-1c0-59 46-110 108-110 63 0 109 50 109 109v1c0 59-46 110-109 110z">
          <text:p/>
        </draw:path>
        <draw:path draw:style-name="gr4" draw:text-style-name="P4" draw:layer="layout" svg:width="0.208cm" svg:height="0.281cm" svg:x="2.574cm" svg:y="12.705cm" svg:viewBox="0 0 209 282" svg:d="M190 100c0-48-43-81-86-81-44 0-82 32-82 81 0 48 39 81 82 81s86-32 86-80zM107 282c-35 0-68-11-98-32l12-16c26 19 55 29 86 29 48 0 82-27 82-81v-31c-18 26-46 49-87 49-51 0-102-39-102-99v-1c0-60 51-100 102-100 42 0 70 22 87 48v-43h20v178c0 64-43 99-102 99z">
          <text:p/>
        </draw:path>
        <draw:polygon draw:style-name="gr4" draw:text-style-name="P4" draw:layer="layout" svg:width="0.021cm" svg:height="0.299cm" svg:x="2.861cm" svg:y="12.62cm" svg:viewBox="0 0 22 300" draw:points="0,0 22,0 22,300 0,300">
          <text:p/>
        </draw:polygon>
        <draw:path draw:style-name="gr4" draw:text-style-name="P4" draw:layer="layout" svg:width="0.025cm" svg:height="0.291cm" svg:x="2.961cm" svg:y="12.628cm" svg:viewBox="0 0 26 292" svg:d="M4 83h20v209h-20zM0 0h26v27h-26z">
          <text:p/>
        </draw:path>
        <draw:path draw:style-name="gr4" draw:text-style-name="P4" draw:layer="layout" svg:width="0.192cm" svg:height="0.219cm" svg:x="3.049cm" svg:y="12.705cm" svg:viewBox="0 0 193 220" svg:d="M106 220c-60 0-106-50-106-108v-1c0-60 47-111 106-111 41 0 66 18 85 39l-14 14c-18-18-39-34-71-34-48 0-85 40-85 91v1c0 50 39 91 87 91 30 0 53-16 71-35l14 12c-21 24-47 41-87 41z">
          <text:p/>
        </draw:path>
        <draw:path draw:style-name="gr4" draw:text-style-name="P4" draw:layer="layout" svg:width="0.179cm" svg:height="0.299cm" svg:x="3.298cm" svg:y="12.62cm" svg:viewBox="0 0 180 300" svg:d="M160 300v-124c0-43-24-71-67-71-41 0-72 31-72 74v121h-21v-300h21v130c14-25 37-45 75-45 53 0 84 37 84 87v128z">
          <text:p/>
        </draw:path>
        <draw:polygon draw:style-name="gr4" draw:text-style-name="P4" draw:layer="layout" svg:width="0.027cm" svg:height="0.034cm" svg:x="3.545cm" svg:y="12.885cm" svg:viewBox="0 0 28 35" draw:points="0,0 28,0 28,35 0,35">
          <text:p/>
        </draw:polygon>
        <draw:path draw:style-name="gr2" draw:text-style-name="P2" draw:layer="layout" svg:width="1.022cm" svg:height="0.885cm" svg:x="1.593cm" svg:y="8.764cm" svg:viewBox="0 0 1023 886" svg:d="M588 242l-17 345c-2 28-13 39-25 51-7 6-19 15-35 15-15 0-28-9-35-15-12-12-22-23-24-51l-18-345c-1-25 7-43 17-53 12-14 32-22 60-22 29 0 49 8 61 22 10 10 18 28 16 53zM511 842c-39 0-70-32-70-71s31-70 70-70 71 31 71 70-32 71-71 71zM0 886h1023l-512-886z">
          <text:p/>
        </draw:path>
        <draw:path draw:style-name="gr2" draw:text-style-name="P2" draw:layer="layout" svg:width="1.597cm" svg:height="1.419cm" svg:x="1.306cm" svg:y="8.454cm" svg:viewBox="0 0 1598 1420" svg:d="M1534 1325c-16 26-44 43-75 43h-1320c-31 0-59-17-75-43-15-27-15-60 0-86l660-1144c15-26 44-43 74-43 31 0 59 17 75 43l661 1144c15 26 15 59 0 86zM1579 1213l-661-1144c-24-43-70-69-120-69-49 0-95 26-120 69l-659 1144c-25 42-25 95 0 138 24 43 70 69 120 69h1320c49 0 95-26 120-69s25-96 0-138z">
          <text:p/>
        </draw:path>
        <draw:frame draw:style-name="gr5" draw:text-style-name="P5" draw:layer="layout" svg:width="0.484cm" svg:height="0.484cm" svg:x="0.831cm" svg:y="6.8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442cm" svg:y="7.035cm" svg:viewBox="0 0 153 209" draw:points="61,22 0,22 4,0 153,0 148,22 86,22 51,209 25,209">
          <text:p/>
        </draw:polygon>
        <draw:path draw:style-name="gr6" draw:text-style-name="P6" draw:layer="layout" svg:width="0.158cm" svg:height="0.217cm" svg:x="1.545cm" svg:y="7.094cm" svg:viewBox="0 0 159 218" svg:d="M54 0l15 80c3 17 5 28 7 39 4-9 8-20 16-36l39-83h28l-58 113c-16 32-31 58-51 79-17 17-35 24-43 26l-7-22c7-2 18-6 28-14 10-9 21-21 29-36 1-2 1-4 0-6l-29-140z">
          <text:p/>
        </draw:path>
        <draw:path draw:style-name="gr6" draw:text-style-name="P6" draw:layer="layout" svg:width="0.224cm" svg:height="0.153cm" svg:x="1.702cm" svg:y="7.09cm" svg:viewBox="0 0 225 154" svg:d="M0 154l20-107c3-16 5-31 7-43h22l-3 28c14-21 33-32 53-32 23 0 33 15 35 34 13-22 32-33 54-34 18 0 37 11 37 40 0 6-1 16-2 25l-17 89h-26l17-87c2-6 3-13 3-19 0-16-7-26-24-26-18 0-41 21-47 55l-14 77h-25l17-89c1-6 2-12 2-18 0-12-3-25-22-25s-42 24-48 56l-14 76z">
          <text:p/>
        </draw:path>
        <draw:path draw:style-name="gr6" draw:text-style-name="P6" draw:layer="layout" svg:width="0.141cm" svg:height="0.156cm" svg:x="1.953cm" svg:y="7.09cm" svg:viewBox="0 0 142 157" svg:d="M27 94c0 25 13 43 35 43 31 0 54-40 54-75 0-17-8-41-36-41-32 0-53 39-53 73zM142 62c0 47-32 95-84 95-37 0-58-27-58-62 0-49 34-95 83-95 41 0 59 31 59 62z">
          <text:p/>
        </draw:path>
        <draw:path draw:style-name="gr6" draw:text-style-name="P6" draw:layer="layout" svg:width="0.11cm" svg:height="0.222cm" svg:x="2.115cm" svg:y="7.021cm" svg:viewBox="0 0 111 223" svg:d="M0 223l25-130h-20l4-20h19l3-8c4-21 11-40 24-52 10-9 23-13 36-13 10 0 17 2 20 4l-5 20c-4-2-9-3-15-3-21 0-30 20-35 45l-1 7h33l-4 20h-33l-25 130z">
          <text:p/>
        </draw:path>
        <draw:path draw:style-name="gr6" draw:text-style-name="P6" draw:layer="layout" svg:width="0.125cm" svg:height="0.156cm" svg:x="2.2cm" svg:y="7.09cm" svg:viewBox="0 0 126 157" svg:d="M78 20c-24 0-42 24-49 48 40 0 72-5 72-29 0-12-9-19-23-19zM106 146c-11 6-29 11-49 11-39 0-57-27-57-61 0-45 34-96 82-96 28 0 44 17 44 39 0 39-45 49-100 48-1 7 0 21 3 29 6 14 18 21 34 21 17 0 31-6 40-10z">
          <text:p/>
        </draw:path>
        <draw:path draw:style-name="gr6" draw:text-style-name="P6" draw:layer="layout" svg:width="0.158cm" svg:height="0.217cm" svg:x="2.317cm" svg:y="7.094cm" svg:viewBox="0 0 159 218" svg:d="M54 0l15 80c3 17 5 28 7 39 4-9 9-20 16-36l39-83h28l-57 113c-16 32-32 58-52 79-17 17-35 24-43 26l-7-22c7-2 18-6 28-14 10-9 21-21 29-36 1-2 1-4 0-6l-29-140z">
          <text:p/>
        </draw:path>
        <draw:path draw:style-name="gr6" draw:text-style-name="P6" draw:layer="layout" svg:width="0.154cm" svg:height="0.208cm" svg:x="2.547cm" svg:y="7.035cm" svg:viewBox="0 0 155 209" svg:d="M24 209l17-86-41-123h28l20 67c5 19 7 27 9 35 5-8 13-20 22-36l45-66h31l-89 122-17 87z">
          <text:p/>
        </draw:path>
        <draw:path draw:style-name="gr6" draw:text-style-name="P6" draw:layer="layout" svg:width="0.125cm" svg:height="0.156cm" svg:x="2.67cm" svg:y="7.09cm" svg:viewBox="0 0 126 157" svg:d="M78 20c-24 0-42 24-49 48 41 0 72-5 72-29 0-12-9-19-23-19zM107 146c-11 6-30 11-50 11-40 0-57-27-57-61 0-45 34-96 82-96 28 0 44 17 44 39 0 39-44 49-99 48-2 7-1 21 3 29 6 14 18 21 33 21 18 0 31-6 40-10z">
          <text:p/>
        </draw:path>
        <draw:path draw:style-name="gr6" draw:text-style-name="P6" draw:layer="layout" svg:width="0.134cm" svg:height="0.149cm" svg:x="2.815cm" svg:y="7.094cm" svg:viewBox="0 0 135 150" svg:d="M26 0l13 85c2 17 4 28 5 36 5-8 9-17 18-34l45-87h28l-83 150h-26l-26-150z">
          <text:p/>
        </draw:path>
        <draw:path draw:style-name="gr6" draw:text-style-name="P6" draw:layer="layout" svg:width="0.15cm" svg:height="0.217cm" svg:x="2.937cm" svg:y="7.09cm" svg:viewBox="0 0 151 218" svg:d="M122 26c-5-2-15-5-25-5-37 0-63 39-63 76-1 16 6 36 28 36s44-28 50-57zM7 188c9 6 24 10 39 10 26 0 45-13 54-54l5-23h-1c-13 21-31 33-52 33-30 0-45-26-45-53 0-50 37-101 95-101 18 0 37 5 49 11l-24 123c-5 33-15 54-30 68-16 13-36 16-53 16-18 0-35-4-44-10z">
          <text:p/>
        </draw:path>
        <draw:path draw:style-name="gr6" draw:text-style-name="P6" draw:layer="layout" svg:width="0.098cm" svg:height="0.153cm" svg:x="3.104cm" svg:y="7.09cm" svg:viewBox="0 0 99 154" svg:d="M0 154l18-97c4-20 6-39 8-53h22c-1 10-2 21-4 32h1c11-20 27-36 47-36 2 0 5 1 7 1l-5 25c-2 0-4 0-7 0-22 0-43 26-49 61l-13 67z">
          <text:p/>
        </draw:path>
        <draw:path draw:style-name="gr6" draw:text-style-name="P6" draw:layer="layout" svg:width="0.144cm" svg:height="0.156cm" svg:x="3.198cm" svg:y="7.09cm" svg:viewBox="0 0 145 157" svg:d="M116 23c-4-1-9-2-18-2-39 0-71 40-71 81 0 18 6 34 26 34 21 0 47-28 54-68zM99 154c0-9 1-23 3-40-16 33-37 43-58 43-28 0-44-21-44-50 0-52 39-107 104-107 15 0 30 3 41 6l-16 78c-5 26-7 53-6 70z">
          <text:p/>
        </draw:path>
        <draw:path draw:style-name="gr6" draw:text-style-name="P6" draw:layer="layout" svg:width="0.105cm" svg:height="0.156cm" svg:x="3.352cm" svg:y="7.09cm" svg:viewBox="0 0 106 157" svg:d="M7 128c7 4 20 9 32 9 18 0 30-11 30-25 0-12-5-19-22-27-17-10-27-23-27-39 0-26 22-46 55-46 13 0 25 4 31 8l-7 19c-5-3-15-7-26-7-16 0-28 10-28 23 0 11 8 17 22 25 17 9 28 22 28 39 0 32-25 50-58 50-16 0-30-5-37-10z">
          <text:p/>
        </draw:path>
        <draw:path draw:style-name="gr6" draw:text-style-name="P6" draw:layer="layout" svg:width="0.139cm" svg:height="0.219cm" svg:x="3.473cm" svg:y="7.024cm" svg:viewBox="0 0 140 220" svg:d="M0 220l41-220h26l-19 97h1c13-18 32-30 54-30 17 0 37 11 37 40 0 8-1 18-2 25l-17 88h-25l16-86c1-6 2-13 2-21 0-14-6-24-23-24-21 0-46 23-52 56l-14 75z">
          <text:p/>
        </draw:path>
        <draw:path draw:style-name="gr6" draw:text-style-name="P6" draw:layer="layout" svg:width="0.157cm" svg:height="0.217cm" svg:x="3.614cm" svg:y="7.094cm" svg:viewBox="0 0 158 218" svg:d="M54 0l15 80c3 17 5 28 6 39h2c4-9 8-20 16-36l38-83h27l-56 113c-16 32-32 58-52 79-17 17-35 24-43 26l-7-22c7-2 18-6 28-14 10-9 21-21 29-36 1-2 1-4 0-6l-30-140z">
          <text:p/>
        </draw:path>
        <draw:path draw:style-name="gr6" draw:text-style-name="P6" draw:layer="layout" svg:width="0.14cm" svg:height="0.153cm" svg:x="3.771cm" svg:y="7.09cm" svg:viewBox="0 0 141 154" svg:d="M0 154l20-107c4-16 6-31 7-43h23l-4 29h1c14-21 34-33 56-33 18 0 38 11 38 42 0 6-1 16-3 24l-16 88h-26l17-87c1-6 1-13 1-19 0-15-5-26-23-26s-45 22-52 59l-13 73z">
          <text:p/>
        </draw:path>
        <draw:path draw:style-name="gr6" draw:text-style-name="P6" draw:layer="layout" svg:width="0.06cm" svg:height="0.077cm" svg:x="3.914cm" svg:y="7.204cm" svg:viewBox="0 0 61 78" svg:d="M0 78c9-19 24-52 31-75l30-3c-11 26-30 60-41 76z">
          <text:p/>
        </draw:path>
        <draw:path draw:style-name="gr6" draw:text-style-name="P6" draw:layer="layout" svg:width="0.144cm" svg:height="0.204cm" svg:x="4.048cm" svg:y="7.039cm" svg:viewBox="0 0 145 205" svg:d="M0 205l3-17 30-26c55-45 86-76 86-109 0-15-8-31-31-31-18 0-33 8-42 15l-7-19c14-10 36-18 54-18 38 0 52 25 52 49 0 43-38 80-86 120l-18 13v1h85l-4 22z">
          <text:p/>
        </draw:path>
        <draw:path draw:style-name="gr6" draw:text-style-name="P6" draw:layer="layout" svg:width="0.137cm" svg:height="0.207cm" svg:x="4.213cm" svg:y="7.039cm" svg:viewBox="0 0 138 208" svg:d="M25 141c0 21 4 47 28 47 38 0 59-82 59-123 0-16-2-44-28-44-34 0-59 70-59 120zM138 63c0 67-31 145-88 145-37 0-50-30-50-68 0-68 35-140 87-140 39 0 51 32 51 63z">
          <text:p/>
        </draw:path>
        <draw:polygon draw:style-name="gr6" draw:text-style-name="P6" draw:layer="layout" svg:width="0.068cm" svg:height="0.2cm" svg:x="4.402cm" svg:y="7.043cm" svg:viewBox="0 0 69 201" draw:points="38,26 37,26 3,43 0,22 46,0 69,0 30,201 5,201">
          <text:p/>
        </draw:polygon>
        <draw:path draw:style-name="gr6" draw:text-style-name="P6" draw:layer="layout" svg:width="0.137cm" svg:height="0.207cm" svg:x="4.516cm" svg:y="7.039cm" svg:viewBox="0 0 138 208" svg:d="M25 141c0 21 4 47 28 47 39 0 59-82 59-123 0-16-2-44-27-44-35 0-60 70-60 120zM138 63c0 67-31 145-88 145-37 0-50-30-50-68 0-68 35-140 88-140 38 0 50 32 50 63z">
          <text:p/>
        </draw:path>
        <draw:frame draw:style-name="gr5" draw:text-style-name="P5" draw:layer="layout" svg:width="0.484cm" svg:height="0.484cm" svg:x="0.798cm" svg:y="13.697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409cm" svg:y="13.843cm" svg:viewBox="0 0 152 209" draw:points="62,22 0,22 4,0 152,0 148,22 87,22 52,209 25,209">
          <text:p/>
        </draw:polygon>
        <draw:path draw:style-name="gr6" draw:text-style-name="P6" draw:layer="layout" svg:width="0.157cm" svg:height="0.218cm" svg:x="1.512cm" svg:y="13.901cm" svg:viewBox="0 0 158 219" svg:d="M54 0l15 81c3 18 5 29 7 40 4-10 8-20 16-38l38-83h28l-57 115c-16 32-31 58-51 78-17 17-35 24-43 26l-7-22c7-2 18-6 28-14s21-20 29-35c1-2 1-4 0-7l-30-141z">
          <text:p/>
        </draw:path>
        <draw:path draw:style-name="gr6" draw:text-style-name="P6" draw:layer="layout" svg:width="0.224cm" svg:height="0.153cm" svg:x="1.669cm" svg:y="13.898cm" svg:viewBox="0 0 225 154" svg:d="M0 154l21-106c3-17 5-31 7-45h22l-3 29c14-21 33-32 53-32 23 0 33 15 34 34 14-21 33-34 55-34 17 0 36 12 36 40 0 7-1 17-2 25l-17 89h-25l16-86c2-6 2-14 2-20 0-16-5-26-22-26-18 0-41 22-47 55l-14 77h-25l17-88c1-7 2-12 2-18 0-13-4-26-22-26-19 0-42 25-48 57l-14 75z">
          <text:p/>
        </draw:path>
        <draw:path draw:style-name="gr6" draw:text-style-name="P6" draw:layer="layout" svg:width="0.141cm" svg:height="0.156cm" svg:x="1.92cm" svg:y="13.898cm" svg:viewBox="0 0 142 157" svg:d="M27 94c0 24 13 43 35 43 30 0 53-40 53-75 0-17-8-42-35-42-32 0-53 39-53 74zM142 62c0 46-34 95-84 95-37 0-58-29-58-62 0-50 34-95 83-95 40 0 59 31 59 62z">
          <text:p/>
        </draw:path>
        <draw:path draw:style-name="gr6" draw:text-style-name="P6" draw:layer="layout" svg:width="0.11cm" svg:height="0.223cm" svg:x="2.082cm" svg:y="13.828cm" svg:viewBox="0 0 111 224" svg:d="M0 224l25-130h-20l4-20h19l2-8c4-21 11-40 24-52 11-9 24-14 37-14 10 0 17 2 20 4l-5 21c-4-2-9-3-15-3-21 0-31 20-36 45l-1 7h34l-4 20h-34l-24 130z">
          <text:p/>
        </draw:path>
        <draw:path draw:style-name="gr6" draw:text-style-name="P6" draw:layer="layout" svg:width="0.125cm" svg:height="0.156cm" svg:x="2.167cm" svg:y="13.898cm" svg:viewBox="0 0 126 157" svg:d="M79 20c-24 0-43 24-49 47 40 1 72-5 72-28 0-12-9-19-23-19zM107 145c-11 6-29 12-49 12-40 0-58-28-58-61 0-45 35-96 83-96 28 0 43 17 43 38 0 40-44 50-99 49-1 6 0 20 3 28 6 14 18 21 34 21 17 0 30-5 40-11z">
          <text:p/>
        </draw:path>
        <draw:path draw:style-name="gr6" draw:text-style-name="P6" draw:layer="layout" svg:width="0.158cm" svg:height="0.218cm" svg:x="2.284cm" svg:y="13.901cm" svg:viewBox="0 0 159 219" svg:d="M54 0l15 81c3 18 5 29 7 40 4-10 8-20 16-38l38-83h29l-58 115c-16 32-31 58-51 78-17 17-35 24-43 26l-7-22c7-2 18-6 28-14s21-20 29-35c1-2 1-4 0-7l-29-141z">
          <text:p/>
        </draw:path>
        <draw:path draw:style-name="gr6" draw:text-style-name="P6" draw:layer="layout" svg:width="0.154cm" svg:height="0.208cm" svg:x="2.514cm" svg:y="13.843cm" svg:viewBox="0 0 155 209" svg:d="M25 209l17-88-42-121h29l20 67c5 19 7 27 9 35 5-9 12-20 22-36l45-66h30l-88 121-17 88z">
          <text:p/>
        </draw:path>
        <draw:path draw:style-name="gr6" draw:text-style-name="P6" draw:layer="layout" svg:width="0.125cm" svg:height="0.156cm" svg:x="2.637cm" svg:y="13.898cm" svg:viewBox="0 0 126 157" svg:d="M78 20c-24 0-43 24-50 47 42 1 73-5 73-28 0-12-9-19-23-19zM107 145c-11 6-30 12-50 12-40 0-57-28-57-61 0-45 33-96 82-96 28 0 44 17 44 38 0 40-44 50-100 49-2 6-1 20 3 28 6 14 18 21 34 21 18 0 31-5 40-11z">
          <text:p/>
        </draw:path>
        <draw:path draw:style-name="gr6" draw:text-style-name="P6" draw:layer="layout" svg:width="0.134cm" svg:height="0.15cm" svg:x="2.782cm" svg:y="13.901cm" svg:viewBox="0 0 135 151" svg:d="M26 0l13 86c2 17 4 29 5 37 4-8 8-18 17-35l46-88h28l-84 151h-25l-26-151z">
          <text:p/>
        </draw:path>
        <draw:path draw:style-name="gr6" draw:text-style-name="P6" draw:layer="layout" svg:width="0.149cm" svg:height="0.217cm" svg:x="2.904cm" svg:y="13.898cm" svg:viewBox="0 0 150 218" svg:d="M122 26c-4-3-14-5-24-5-37 0-63 40-63 76-1 17 5 36 28 36 22 0 44-28 50-56zM8 187c9 6 24 10 39 10 26 0 45-12 54-53l5-22h-1c-13 21-31 32-52 32-30 0-45-26-45-52 0-51 37-102 94-102 18 0 37 5 48 10l-23 125c-5 31-14 53-30 67-15 12-35 16-52 16-18 0-35-4-45-11z">
          <text:p/>
        </draw:path>
        <draw:path draw:style-name="gr6" draw:text-style-name="P6" draw:layer="layout" svg:width="0.098cm" svg:height="0.153cm" svg:x="3.071cm" svg:y="13.898cm" svg:viewBox="0 0 99 154" svg:d="M0 154l18-97c3-19 6-39 8-54h22c-1 12-2 22-4 34h1c10-21 25-37 47-37 2 0 5 0 7 1l-5 26c-2 0-4-1-7-1-23 0-43 27-49 62l-13 66z">
          <text:p/>
        </draw:path>
        <draw:path draw:style-name="gr6" draw:text-style-name="P6" draw:layer="layout" svg:width="0.143cm" svg:height="0.156cm" svg:x="3.165cm" svg:y="13.898cm" svg:viewBox="0 0 144 157" svg:d="M116 22c-4-1-9-2-18-2-39 0-72 40-72 82 0 17 6 34 26 34 22 0 47-29 55-69zM99 154c0-9 1-25 3-40-16 32-37 43-59 43-27 0-43-21-43-50 0-52 38-107 104-107 15 0 30 2 40 6l-15 77c-5 26-7 54-6 71z">
          <text:p/>
        </draw:path>
        <draw:path draw:style-name="gr6" draw:text-style-name="P6" draw:layer="layout" svg:width="0.105cm" svg:height="0.156cm" svg:x="3.319cm" svg:y="13.898cm" svg:viewBox="0 0 106 157" svg:d="M7 127c7 5 20 10 32 10 18 0 29-12 29-25 0-12-6-19-21-28-18-9-27-23-27-38 0-26 22-46 54-46 13 0 26 4 32 7l-7 20c-6-3-16-7-27-7-15 0-27 10-27 22 0 11 8 18 21 25 17 10 29 23 29 40 0 32-26 50-58 50-16-1-30-5-37-11z">
          <text:p/>
        </draw:path>
        <draw:path draw:style-name="gr6" draw:text-style-name="P6" draw:layer="layout" svg:width="0.139cm" svg:height="0.219cm" svg:x="3.44cm" svg:y="13.832cm" svg:viewBox="0 0 140 220" svg:d="M0 220l41-220h26l-19 97h1c13-19 31-30 53-30 18 0 38 10 38 40 0 8-1 18-2 25l-17 88h-27l18-87c1-5 2-12 2-20 0-14-6-25-24-25-20 0-45 23-51 57l-14 75z">
          <text:p/>
        </draw:path>
        <draw:path draw:style-name="gr6" draw:text-style-name="P6" draw:layer="layout" svg:width="0.157cm" svg:height="0.218cm" svg:x="3.581cm" svg:y="13.901cm" svg:viewBox="0 0 158 219" svg:d="M54 0l15 81c3 18 5 29 6 40h1c4-10 8-20 16-38l39-83h27l-57 115c-16 32-31 58-51 78-17 17-35 24-43 26l-7-22c7-2 18-6 28-14s21-20 29-35c1-2 1-4 0-7l-30-141z">
          <text:p/>
        </draw:path>
        <draw:path draw:style-name="gr6" draw:text-style-name="P6" draw:layer="layout" svg:width="0.14cm" svg:height="0.153cm" svg:x="3.738cm" svg:y="13.898cm" svg:viewBox="0 0 141 154" svg:d="M0 154l20-106c3-17 6-31 7-45h23l-4 31h1c13-21 33-34 56-34 18 0 38 10 38 42 0 7-1 16-3 24l-16 88h-26l17-87c1-6 1-12 1-19 0-15-5-26-23-26-19 0-45 22-52 59l-13 73z">
          <text:p/>
        </draw:path>
        <draw:path draw:style-name="gr6" draw:text-style-name="P6" draw:layer="layout" svg:width="0.06cm" svg:height="0.077cm" svg:x="3.881cm" svg:y="14.012cm" svg:viewBox="0 0 61 78" svg:d="M0 78c9-19 23-53 30-75l31-3c-12 26-31 61-42 75z">
          <text:p/>
        </draw:path>
        <draw:path draw:style-name="gr6" draw:text-style-name="P6" draw:layer="layout" svg:width="0.144cm" svg:height="0.204cm" svg:x="4.015cm" svg:y="13.847cm" svg:viewBox="0 0 145 205" svg:d="M0 205l3-17 30-25c53-46 86-77 86-111 0-14-8-30-32-30-18 0-32 8-42 14l-6-18c14-11 35-18 54-18 38 0 52 25 52 49 0 43-38 80-87 120l-17 13v1h85l-4 22z">
          <text:p/>
        </draw:path>
        <draw:path draw:style-name="gr6" draw:text-style-name="P6" draw:layer="layout" svg:width="0.137cm" svg:height="0.207cm" svg:x="4.18cm" svg:y="13.847cm" svg:viewBox="0 0 138 208" svg:d="M25 140c0 22 4 47 28 47 38 0 58-82 58-123 0-15-2-43-27-43-34 0-59 69-59 119zM138 63c0 66-32 145-88 145-37 0-50-30-50-69 0-67 34-139 87-139 38 0 51 32 51 63z">
          <text:p/>
        </draw:path>
        <draw:polygon draw:style-name="gr6" draw:text-style-name="P6" draw:layer="layout" svg:width="0.068cm" svg:height="0.2cm" svg:x="4.369cm" svg:y="13.85cm" svg:viewBox="0 0 69 201" draw:points="39,26 38,26 3,43 0,23 47,0 69,0 31,201 5,201">
          <text:p/>
        </draw:polygon>
        <draw:path draw:style-name="gr6" draw:text-style-name="P6" draw:layer="layout" svg:width="0.137cm" svg:height="0.207cm" svg:x="4.483cm" svg:y="13.847cm" svg:viewBox="0 0 138 208" svg:d="M25 140c0 22 4 47 28 47 38 0 59-82 59-123 0-15-2-43-28-43-34 0-59 69-59 119zM138 63c0 66-32 145-88 145-37 0-50-30-50-69 0-67 35-139 87-139 39 0 51 32 51 63z">
          <text:p/>
        </draw:path>
        <draw:polygon draw:style-name="gr2" draw:text-style-name="P2" draw:layer="layout" svg:width="10.088cm" svg:height="6.693cm" svg:x="0.4cm" svg:y="14.741cm" svg:viewBox="0 0 10089 6694" draw:points="10089,6694 0,6694 0,0 10089,0">
          <text:p/>
        </draw:polygon>
        <draw:polygon draw:style-name="gr37" draw:text-style-name="P13" draw:layer="layout" svg:width="10.088cm" svg:height="2.256cm" svg:x="0.4cm" svg:y="14.741cm" svg:viewBox="0 0 10089 2257" draw:points="10089,2257 0,2257 0,0 10089,0">
          <text:p/>
        </draw:polygon>
        <draw:path draw:style-name="gr2" draw:text-style-name="P2" draw:layer="layout" svg:width="0.683cm" svg:height="0.863cm" svg:x="3.87cm" svg:y="16.151cm" svg:viewBox="0 0 684 864" svg:d="M491 302c0-85-59-131-154-131h-147v264h150c95 0 151-57 151-130zM334 604h-144v260h-190v-864h353c205 0 331 122 331 298v3c0 199-156 303-350 303z">
          <text:p/>
        </draw:path>
        <draw:path draw:style-name="gr2" draw:text-style-name="P2" draw:layer="layout" svg:width="0.746cm" svg:height="0.863cm" svg:x="4.693cm" svg:y="16.151cm" svg:viewBox="0 0 747 864" svg:d="M529 295c0-82-57-124-150-124h-188v248h192c93 0 146-49 146-122zM525 864l-185-277h-149v277h-191v-864h395c204 0 326 107 326 285v2c0 140-75 227-185 268l211 309z">
          <text:p/>
        </draw:path>
        <draw:path draw:style-name="gr2" draw:text-style-name="P2" draw:layer="layout" svg:width="0.916cm" svg:height="0.892cm" svg:x="5.546cm" svg:y="16.136cm" svg:viewBox="0 0 917 893" svg:d="M719 447c0-148-108-272-261-272-154 0-260 121-260 270v2c0 148 108 272 262 272 153 0 259-121 259-269zM458 893c-267 0-458-198-458-443v-3c0-246 193-447 460-447 266 0 457 199 457 445v2c0 246-193 446-459 446z">
          <text:p/>
        </draw:path>
        <draw:path draw:style-name="gr2" draw:text-style-name="P2" draw:layer="layout" svg:width="0.733cm" svg:height="0.863cm" svg:x="6.631cm" svg:y="16.151cm" svg:viewBox="0 0 734 864" svg:d="M546 600c0-58-44-93-141-93h-220v190h226c84 0 135-29 135-94zM498 255c0-56-45-88-125-88h-188v182h176c84 0 137-27 137-91zM411 864h-411v-864h401c177 0 285 88 285 223v3c0 97-52 151-113 186 99 38 161 96 161 212v2c0 159-128 238-323 238z">
          <text:p/>
        </draw:path>
        <draw:polygon draw:style-name="gr2" draw:text-style-name="P2" draw:layer="layout" svg:width="0.62cm" svg:height="0.863cm" svg:x="7.52cm" svg:y="16.151cm" svg:viewBox="0 0 621 864" draw:points="0,864 0,0 190,0 190,691 621,691 621,864">
          <text:p/>
        </draw:polygon>
        <draw:polygon draw:style-name="gr2" draw:text-style-name="P2" draw:layer="layout" svg:width="0.657cm" svg:height="0.863cm" svg:x="8.283cm" svg:y="16.151cm" svg:viewBox="0 0 658 864" draw:points="0,864 0,0 651,0 651,169 188,169 188,344 596,344 596,513 188,513 188,695 658,695 658,864">
          <text:p/>
        </draw:polygon>
        <draw:polygon draw:style-name="gr2" draw:text-style-name="P2" draw:layer="layout" svg:width="0.863cm" svg:height="0.863cm" svg:x="9.108cm" svg:y="16.151cm" svg:viewBox="0 0 864 864" draw:points="674,864 674,300 432,669 427,669 186,303 186,864 0,864 0,0 205,0 432,365 658,0 864,0 864,864">
          <text:p/>
        </draw:polygon>
        <draw:polygon draw:style-name="gr4" draw:text-style-name="P4" draw:layer="layout" svg:width="0.021cm" svg:height="0.288cm" svg:x="1.921cm" svg:y="18.539cm" svg:viewBox="0 0 22 289" draw:points="0,0 22,0 22,289 0,289">
          <text:p/>
        </draw:polygon>
        <draw:path draw:style-name="gr4" draw:text-style-name="P4" draw:layer="layout" svg:width="0.18cm" svg:height="0.3cm" svg:x="2.026cm" svg:y="18.527cm" svg:viewBox="0 0 181 301" svg:d="M160 301v-125c0-44-24-72-66-72-41 0-74 31-74 75v122h-20v-301h20v129c15-24 39-44 77-44 53 0 84 36 84 87v129z">
          <text:p/>
        </draw:path>
        <draw:path draw:style-name="gr4" draw:text-style-name="P4" draw:layer="layout" svg:width="0.113cm" svg:height="0.213cm" svg:x="2.278cm" svg:y="18.614cm" svg:viewBox="0 0 114 214" svg:d="M112 22c-49 0-91 37-91 105v87h-21v-211h21v60c16-38 51-65 93-63v22z">
          <text:p/>
        </draw:path>
        <draw:path draw:style-name="gr4" draw:text-style-name="P4" draw:layer="layout" svg:width="0.158cm" svg:height="0.218cm" svg:x="2.547cm" svg:y="18.613cm" svg:viewBox="0 0 159 219" svg:d="M87 219c-31 0-65-13-87-31l12-16c23 18 50 28 76 28 29 0 51-16 51-40v-1c0-25-26-35-56-43-35-10-73-20-73-57v-1c0-34 29-58 70-58 26 0 54 9 75 23l-11 17c-19-13-42-21-64-21-30 0-49 16-49 36v1c0 24 28 32 59 41 34 9 69 22 69 59v1c0 38-32 62-72 62z">
          <text:p/>
        </draw:path>
        <draw:path draw:style-name="gr4" draw:text-style-name="P4" draw:layer="layout" svg:width="0.195cm" svg:height="0.22cm" svg:x="2.755cm" svg:y="18.612cm" svg:viewBox="0 0 196 221" svg:d="M175 100c-3-42-27-81-75-81-43 0-75 35-79 81zM105 202c32 0 54-15 71-33l14 12c-21 23-46 40-86 40-56 0-104-44-104-111v-1c0-60 43-109 100-109 59 0 96 48 96 110v1c0 4 0 5 0 8h-175c4 52 41 83 84 83z">
          <text:p/>
        </draw:path>
        <draw:path draw:style-name="gr4" draw:text-style-name="P4" draw:layer="layout" svg:width="0.025cm" svg:height="0.292cm" svg:x="3.01cm" svg:y="18.535cm" svg:viewBox="0 0 26 293" svg:d="M2 82h21v211h-21zM0 0h26v27h-26z">
          <text:p/>
        </draw:path>
        <draw:path draw:style-name="gr4" draw:text-style-name="P4" draw:layer="layout" svg:width="0.208cm" svg:height="0.305cm" svg:x="3.098cm" svg:y="18.527cm" svg:viewBox="0 0 209 306" svg:d="M190 195c0-54-42-90-86-90-46 0-82 33-82 90v1c0 55 38 90 82 90s86-36 86-90zM189 301v-47c-18 27-45 52-87 52-51 0-102-41-102-109v-1c0-69 51-111 102-111 43 0 70 24 87 50v-135h20v301z">
          <text:p/>
        </draw:path>
        <draw:path draw:style-name="gr4" draw:text-style-name="P4" draw:layer="layout" svg:width="0.158cm" svg:height="0.218cm" svg:x="3.488cm" svg:y="18.613cm" svg:viewBox="0 0 159 219" svg:d="M86 219c-31 0-64-13-86-31l12-16c23 18 48 28 76 28s50-16 50-40v-1c0-25-26-35-55-43-35-10-73-20-73-57v-1c0-34 28-58 70-58 25 0 53 9 74 23l-10 17c-20-13-43-21-65-21-30 0-49 16-49 36v1c0 24 29 32 60 41 33 9 69 22 69 59v1c0 38-32 62-73 62z">
          <text:p/>
        </draw:path>
        <draw:path draw:style-name="gr4" draw:text-style-name="P4" draw:layer="layout" svg:width="0.216cm" svg:height="0.22cm" svg:x="3.695cm" svg:y="18.612cm" svg:viewBox="0 0 217 221" svg:d="M195 110c0-51-38-91-86-91-51 0-87 41-87 90v1c0 51 38 92 87 92 50 0 86-41 86-91zM109 221c-63 0-109-51-109-110v-1c0-59 46-110 109-110 62 0 108 50 108 109v1c0 60-46 111-108 111z">
          <text:p/>
        </draw:path>
        <draw:path draw:style-name="gr4" draw:text-style-name="P4" draw:layer="layout" svg:width="0.208cm" svg:height="0.281cm" svg:x="4.082cm" svg:y="18.612cm" svg:viewBox="0 0 209 282" svg:d="M191 100c0-48-45-79-88-79-44 0-81 30-81 79v1c0 47 38 80 81 80s88-32 88-80zM106 282c-35 0-68-11-96-32l12-16c25 19 53 29 84 29 48 0 83-27 83-81v-30c-19 25-47 48-88 48-51 0-101-39-101-99 0-61 50-101 101-101 42 0 70 23 88 48v-43h20v178c0 64-44 99-103 99z">
          <text:p/>
        </draw:path>
        <draw:path draw:style-name="gr4" draw:text-style-name="P4" draw:layer="layout" svg:width="0.196cm" svg:height="0.22cm" svg:x="4.352cm" svg:y="18.612cm" svg:viewBox="0 0 197 221" svg:d="M175 100c-3-42-27-81-75-81-42 0-75 35-78 81zM105 202c32 0 55-15 72-33l14 12c-22 23-47 40-87 40-55 0-104-44-104-111v-1c0-60 44-109 101-109 59 0 96 48 96 110v1c0 4 0 5-1 8h-174c3 52 42 83 83 83z">
          <text:p/>
        </draw:path>
        <draw:path draw:style-name="gr4" draw:text-style-name="P4" draw:layer="layout" svg:width="0.179cm" svg:height="0.215cm" svg:x="4.607cm" svg:y="18.612cm" svg:viewBox="0 0 180 216" svg:d="M160 216v-126c0-43-25-71-68-71-41 0-72 31-72 74v123h-20v-211h20v39c14-24 37-44 75-44 54 0 85 36 85 86v130z">
          <text:p/>
        </draw:path>
        <draw:path draw:style-name="gr4" draw:text-style-name="P4" draw:layer="layout" svg:width="0.195cm" svg:height="0.22cm" svg:x="4.844cm" svg:y="18.612cm" svg:viewBox="0 0 196 221" svg:d="M175 100c-3-42-27-81-77-81-41 0-73 35-77 81zM103 202c34 0 56-15 73-33l14 12c-21 23-46 40-87 40-55 0-103-44-103-111v-1c0-60 43-109 99-109 60 0 97 48 97 110v1c0 4 0 5 0 8h-175c4 52 41 83 82 83z">
          <text:p/>
        </draw:path>
        <draw:path draw:style-name="gr4" draw:text-style-name="P4" draw:layer="layout" svg:width="0.113cm" svg:height="0.213cm" svg:x="5.098cm" svg:y="18.614cm" svg:viewBox="0 0 114 214" svg:d="M112 22c-49 0-92 37-92 105v87h-20v-211h20v60c17-38 52-65 94-63v22z">
          <text:p/>
        </draw:path>
        <draw:polygon draw:style-name="gr4" draw:text-style-name="P4" draw:layer="layout" svg:width="0.205cm" svg:height="0.211cm" svg:x="5.241cm" svg:y="18.617cm" svg:viewBox="0 0 206 212" draw:points="111,212 94,212 0,0 23,0 103,188 183,0 206,0">
          <text:p/>
        </draw:polygon>
        <draw:path draw:style-name="gr4" draw:text-style-name="P4" draw:layer="layout" svg:width="0.124cm" svg:height="0.28cm" svg:x="5.482cm" svg:y="18.55cm" svg:viewBox="0 0 125 281" svg:d="M90 281c-32 0-60-17-60-57v-137h-30v-20h30v-67h22v67h73v20h-73v135c0 30 17 40 41 40 11 0 19-2 31-7v19c-10 5-21 7-34 7z">
          <text:p/>
        </draw:path>
        <draw:path draw:style-name="gr4" draw:text-style-name="P4" draw:layer="layout" svg:width="0.039cm" svg:height="0.079cm" svg:x="5.649cm" svg:y="18.792cm" svg:viewBox="0 0 40 80" svg:d="M23 35h-11v-35h28v30c0 27-10 40-35 50l-5-11c18-9 24-18 23-34z">
          <text:p/>
        </draw:path>
        <draw:path draw:style-name="gr4" draw:text-style-name="P4" draw:layer="layout" svg:width="0.208cm" svg:height="0.305cm" svg:x="5.87cm" svg:y="18.527cm" svg:viewBox="0 0 209 306" svg:d="M190 195c0-54-42-90-85-90-47 0-84 33-84 90v1c0 55 40 90 84 90 43 0 85-36 85-90zM189 301v-47c-18 27-45 52-86 52-52 0-103-41-103-109v-1c0-69 51-111 103-111 41 0 69 24 86 50v-135h20v301z">
          <text:p/>
        </draw:path>
        <draw:path draw:style-name="gr4" draw:text-style-name="P4" draw:layer="layout" svg:width="0.181cm" svg:height="0.218cm" svg:x="6.137cm" svg:y="18.614cm" svg:viewBox="0 0 182 219" svg:d="M162 110c-17-4-41-9-71-9-45 0-70 20-70 49v1c0 31 29 49 62 49 43 0 79-27 79-66zM162 214v-35c-14 20-40 40-80 40s-82-23-82-67v-1c0-44 37-68 93-68 29 0 49 4 69 9v-9c0-42-26-64-69-64-26 0-47 7-67 17l-7-18c23-11 46-18 75-18 54 0 88 28 88 82v132z">
          <text:p/>
        </draw:path>
        <draw:path draw:style-name="gr4" draw:text-style-name="P4" draw:layer="layout" svg:width="0.158cm" svg:height="0.218cm" svg:x="6.372cm" svg:y="18.613cm" svg:viewBox="0 0 159 219" svg:d="M87 219c-31 0-65-13-87-31l12-16c24 18 49 28 76 28 28 0 50-16 50-40v-1c0-25-26-35-55-43-34-10-73-20-73-57v-1c0-34 30-58 70-58 25 0 54 9 75 23l-11 17c-19-13-42-21-65-21-28 0-47 16-47 36v1c0 24 28 32 58 41 34 9 69 22 69 59v1c0 38-32 62-72 62z">
          <text:p/>
        </draw:path>
        <draw:path draw:style-name="gr4" draw:text-style-name="P4" draw:layer="layout" svg:width="0.158cm" svg:height="0.218cm" svg:x="6.572cm" svg:y="18.613cm" svg:viewBox="0 0 159 219" svg:d="M86 219c-31 0-64-13-86-31l12-16c23 18 48 28 75 28 28 0 50-16 50-40v-1c0-25-26-35-55-43-34-10-72-20-72-57v-1c0-34 28-58 69-58 25 0 54 9 76 23l-11 17c-20-13-43-21-66-21-28 0-47 16-47 36v1c0 24 28 32 58 41 34 9 70 22 70 59v1c0 38-33 62-73 62z">
          <text:p/>
        </draw:path>
        <draw:polygon draw:style-name="gr4" draw:text-style-name="P4" draw:layer="layout" svg:width="0.021cm" svg:height="0.288cm" svg:x="6.925cm" svg:y="18.539cm" svg:viewBox="0 0 22 289" draw:points="0,0 22,0 22,289 0,289">
          <text:p/>
        </draw:polygon>
        <draw:path draw:style-name="gr4" draw:text-style-name="P4" draw:layer="layout" svg:width="0.179cm" svg:height="0.3cm" svg:x="7.03cm" svg:y="18.527cm" svg:viewBox="0 0 180 301" svg:d="M160 301v-125c0-44-24-72-66-72-41 0-74 31-74 75v122h-20v-301h20v129c14-24 38-44 76-44 53 0 84 36 84 87v129z">
          <text:p/>
        </draw:path>
        <draw:path draw:style-name="gr4" draw:text-style-name="P4" draw:layer="layout" svg:width="0.113cm" svg:height="0.213cm" svg:x="7.281cm" svg:y="18.614cm" svg:viewBox="0 0 114 214" svg:d="M112 22c-48 0-91 37-91 105v87h-21v-211h21v60c16-38 52-65 93-63v22z">
          <text:p/>
        </draw:path>
        <draw:path draw:style-name="gr4" draw:text-style-name="P4" draw:layer="layout" svg:width="0.179cm" svg:height="0.3cm" svg:x="7.569cm" svg:y="18.527cm" svg:viewBox="0 0 180 301" svg:d="M160 301v-125c0-44-24-72-66-72-41 0-74 31-74 75v122h-20v-301h20v129c14-24 38-44 77-44 53 0 83 36 83 87v129z">
          <text:p/>
        </draw:path>
        <draw:path draw:style-name="gr4" draw:text-style-name="P4" draw:layer="layout" svg:width="0.196cm" svg:height="0.22cm" svg:x="7.806cm" svg:y="18.612cm" svg:viewBox="0 0 197 221" svg:d="M175 100c-3-42-27-81-75-81-43 0-75 35-78 81zM105 202c32 0 54-15 72-33l14 12c-22 23-47 40-87 40-56 0-104-44-104-111v-1c0-60 43-109 101-109s96 48 96 110v1c0 4 0 5-1 8h-174c3 52 41 83 83 83z">
          <text:p/>
        </draw:path>
        <draw:path draw:style-name="gr4" draw:text-style-name="P4" draw:layer="layout" svg:width="0.18cm" svg:height="0.215cm" svg:x="8.056cm" svg:y="18.617cm" svg:viewBox="0 0 181 216" svg:d="M161 211v-39c-14 24-38 44-77 44-53 0-84-37-84-87v-129h20v126c0 43 25 71 67 71s74-31 74-75v-122h20v211z">
          <text:p/>
        </draw:path>
        <draw:path draw:style-name="gr4" draw:text-style-name="P4" draw:layer="layout" svg:width="0.124cm" svg:height="0.28cm" svg:x="8.293cm" svg:y="18.55cm" svg:viewBox="0 0 125 281" svg:d="M90 281c-33 0-60-17-60-57v-137h-30v-20h30v-67h20v67h75v20h-75v135c0 30 18 40 43 40 11 0 19-2 31-7v19c-11 5-21 7-34 7z">
          <text:p/>
        </draw:path>
        <draw:path draw:style-name="gr4" draw:text-style-name="P4" draw:layer="layout" svg:width="0.195cm" svg:height="0.22cm" svg:x="8.456cm" svg:y="18.612cm" svg:viewBox="0 0 196 221" svg:d="M175 100c-3-42-28-81-76-81-41 0-74 35-78 81zM104 202c33 0 55-15 72-33l14 12c-21 23-46 40-86 40-56 0-104-44-104-111v-1c0-60 44-109 100-109 59 0 96 48 96 110v1c0 4 0 5 0 8h-175c4 52 42 83 83 83z">
          <text:p/>
        </draw:path>
        <draw:path draw:style-name="gr4" draw:text-style-name="P4" draw:layer="layout" svg:width="0.179cm" svg:height="0.214cm" svg:x="1.914cm" svg:y="19.105cm" svg:viewBox="0 0 180 215" svg:d="M160 215v-124c0-44-25-73-68-73-41 0-72 33-72 76v121h-20v-210h20v39c14-25 37-44 75-44 54 0 85 36 85 87v128z">
          <text:p/>
        </draw:path>
        <draw:path draw:style-name="gr4" draw:text-style-name="P4" draw:layer="layout" svg:width="0.025cm" svg:height="0.291cm" svg:x="2.166cm" svg:y="19.028cm" svg:viewBox="0 0 26 292" svg:d="M2 83h21v209h-21zM0 0h26v27h-26z">
          <text:p/>
        </draw:path>
        <draw:path draw:style-name="gr4" draw:text-style-name="P4" draw:layer="layout" svg:width="0.192cm" svg:height="0.219cm" svg:x="2.253cm" svg:y="19.105cm" svg:viewBox="0 0 193 220" svg:d="M107 220c-60 0-107-50-107-109 0-60 47-111 107-111 39 0 65 18 85 39l-15 14c-18-18-39-34-70-34-48 0-85 41-85 91v1c0 50 38 90 86 90 30 0 54-15 71-35l14 13c-21 24-47 41-86 41z">
          <text:p/>
        </draw:path>
        <draw:path draw:style-name="gr4" draw:text-style-name="P4" draw:layer="layout" svg:width="0.18cm" svg:height="0.299cm" svg:x="2.502cm" svg:y="19.02cm" svg:viewBox="0 0 181 300" svg:d="M160 300v-125c0-43-24-72-67-72-41 0-73 32-73 75v122h-20v-300h20v129c14-25 38-44 77-44 53 0 84 36 84 86v129z">
          <text:p/>
        </draw:path>
        <draw:path draw:style-name="gr4" draw:text-style-name="P4" draw:layer="layout" svg:width="0.124cm" svg:height="0.28cm" svg:x="2.734cm" svg:y="19.043cm" svg:viewBox="0 0 125 281" svg:d="M91 281c-33 0-60-18-60-57v-139h-31v-18h31v-67h20v67h74v18h-74v137c0 29 19 40 43 40 10 0 19-2 31-7v19c-11 5-21 7-34 7z">
          <text:p/>
        </draw:path>
        <draw:polygon draw:style-name="gr4" draw:text-style-name="P4" draw:layer="layout" svg:width="0.314cm" svg:height="0.212cm" svg:x="3.023cm" svg:y="19.109cm" svg:viewBox="0 0 315 213" draw:points="237,213 219,213 157,33 94,213 77,213 0,1 23,1 86,185 149,0 165,0 229,185 293,1 315,1">
          <text:p/>
        </draw:polygon>
        <draw:path draw:style-name="gr4" draw:text-style-name="P4" draw:layer="layout" svg:width="0.196cm" svg:height="0.219cm" svg:x="3.37cm" svg:y="19.105cm" svg:viewBox="0 0 197 220" svg:d="M175 101c-3-44-27-83-75-83-42 0-75 35-79 83zM105 201c32 0 54-14 71-32l14 12c-21 23-46 39-86 39-55 0-104-44-104-109v-1c0-62 44-110 101-110 58 0 96 48 96 111 0 3 0 5-1 8h-175c4 52 43 82 84 82z">
          <text:p/>
        </draw:path>
        <draw:path draw:style-name="gr4" draw:text-style-name="P4" draw:layer="layout" svg:width="0.025cm" svg:height="0.291cm" svg:x="3.625cm" svg:y="19.028cm" svg:viewBox="0 0 26 292" svg:d="M2 83h21v209h-21zM0 0h26v27h-26z">
          <text:p/>
        </draw:path>
        <draw:path draw:style-name="gr4" draw:text-style-name="P4" draw:layer="layout" svg:width="0.124cm" svg:height="0.28cm" svg:x="3.707cm" svg:y="19.043cm" svg:viewBox="0 0 125 281" svg:d="M90 281c-33 0-59-18-59-57v-139h-31v-18h31v-67h20v67h74v18h-74v137c0 29 17 40 43 40 10 0 19-2 30-7v19c-10 5-20 7-34 7z">
          <text:p/>
        </draw:path>
        <draw:path draw:style-name="gr4" draw:text-style-name="P4" draw:layer="layout" svg:width="0.196cm" svg:height="0.219cm" svg:x="3.87cm" svg:y="19.105cm" svg:viewBox="0 0 197 220" svg:d="M175 101c-3-44-27-83-76-83-42 0-74 35-77 83zM104 201c33 0 55-14 73-32l14 12c-22 23-47 39-88 39-55 0-103-44-103-109v-1c0-62 43-110 100-110 59 0 97 48 97 111 0 3 0 5-1 8h-174c3 52 41 82 82 82z">
          <text:p/>
        </draw:path>
        <draw:path draw:style-name="gr4" draw:text-style-name="P4" draw:layer="layout" svg:width="0.113cm" svg:height="0.212cm" svg:x="4.124cm" svg:y="19.107cm" svg:viewBox="0 0 114 213" svg:d="M112 22c-49 0-91 36-91 106v85h-21v-210h21v59c16-37 51-64 93-62v22z">
          <text:p/>
        </draw:path>
        <draw:path draw:style-name="gr4" draw:text-style-name="P4" draw:layer="layout" svg:width="0.18cm" svg:height="0.217cm" svg:x="4.395cm" svg:y="19.107cm" svg:viewBox="0 0 181 218" svg:d="M162 111c-18-4-41-9-71-9-44 0-69 19-69 49 0 31 29 48 61 48 43 0 79-26 79-64zM162 213v-35c-15 21-41 40-80 40s-82-22-82-65v-1c0-44 38-69 92-69 29 0 50 3 70 9v-9c0-43-26-64-69-64-26 0-47 7-66 16l-7-17c23-11 45-18 74-18 54 0 87 28 87 82v131z">
          <text:p/>
        </draw:path>
        <draw:path draw:style-name="gr4" draw:text-style-name="P4" draw:layer="layout" svg:width="0.179cm" svg:height="0.214cm" svg:x="4.648cm" svg:y="19.105cm" svg:viewBox="0 0 180 215" svg:d="M160 215v-124c0-44-24-73-68-73-41 0-72 33-72 76v121h-20v-210h20v39c14-25 37-44 75-44 54 0 85 36 85 87v128z">
          <text:p/>
        </draw:path>
        <draw:path draw:style-name="gr4" draw:text-style-name="P4" draw:layer="layout" svg:width="0.208cm" svg:height="0.304cm" svg:x="5.009cm" svg:y="19.02cm" svg:viewBox="0 0 209 305" svg:d="M190 194c0-54-42-90-85-90-47 0-83 34-83 90v1c0 55 38 91 83 91 43 0 85-38 85-91zM189 300v-47c-18 27-45 52-86 52-52 0-103-41-103-110s51-110 103-110c42 0 69 24 86 50v-135h20v300z">
          <text:p/>
        </draw:path>
        <draw:path draw:style-name="gr4" draw:text-style-name="P4" draw:layer="layout" svg:width="0.025cm" svg:height="0.291cm" svg:x="5.294cm" svg:y="19.028cm" svg:viewBox="0 0 26 292" svg:d="M2 83h21v209h-21zM0 0h26v27h-26z">
          <text:p/>
        </draw:path>
        <draw:path draw:style-name="gr4" draw:text-style-name="P4" draw:layer="layout" svg:width="0.196cm" svg:height="0.219cm" svg:x="5.381cm" svg:y="19.105cm" svg:viewBox="0 0 197 220" svg:d="M174 101c-3-44-27-83-75-83-41 0-74 35-77 83zM104 201c32 0 55-14 72-32l15 12c-23 23-48 39-88 39-55 0-103-44-103-109v-1c0-62 43-110 100-110 59 0 97 48 97 111 0 3 0 5-1 8h-174c3 52 41 82 82 82z">
          <text:p/>
        </draw:path>
        <draw:path draw:style-name="gr4" draw:text-style-name="P4" draw:layer="layout" svg:width="0.158cm" svg:height="0.217cm" svg:x="5.618cm" svg:y="19.106cm" svg:viewBox="0 0 159 218" svg:d="M85 218c-30 0-63-12-85-30l11-16c23 18 49 28 76 28 28 0 50-16 50-40v-1c0-25-26-34-55-42-34-10-72-21-72-58v-1c0-34 28-58 69-58 25 0 53 9 75 23l-12 17c-19-13-42-21-64-21-29 0-48 15-48 36v1c0 23 29 32 59 41 33 10 70 22 70 59v1c0 38-33 61-74 61z">
          <text:p/>
        </draw:path>
        <draw:path draw:style-name="gr4" draw:text-style-name="P4" draw:layer="layout" svg:width="0.196cm" svg:height="0.219cm" svg:x="5.825cm" svg:y="19.105cm" svg:viewBox="0 0 197 220" svg:d="M175 101c-3-44-27-83-76-83-42 0-74 35-77 83zM104 201c33 0 55-14 73-32l14 12c-22 23-47 39-88 39-55 0-103-44-103-109v-1c0-62 43-110 100-110 59 0 97 48 97 111 0 3 0 5-1 8h-174c3 52 41 82 82 82z">
          <text:p/>
        </draw:path>
        <draw:path draw:style-name="gr4" draw:text-style-name="P4" draw:layer="layout" svg:width="0.113cm" svg:height="0.212cm" svg:x="6.079cm" svg:y="19.107cm" svg:viewBox="0 0 114 213" svg:d="M112 22c-48 0-91 36-91 106v85h-21v-210h21v59c17-37 52-64 93-62v22z">
          <text:p/>
        </draw:path>
        <draw:path draw:style-name="gr4" draw:text-style-name="P4" draw:layer="layout" svg:width="0.211cm" svg:height="0.295cm" svg:x="6.353cm" svg:y="19.028cm" svg:viewBox="0 0 212 296" svg:d="M117 296c-47 0-83-16-117-47l14-16c32 30 61 43 104 43s73-24 73-57v-1c0-30-16-48-82-61-70-14-98-37-98-81v-1c0-42 40-75 94-75 42 0 69 11 98 35l-13 17c-27-24-54-33-86-33-43 0-71 24-71 54v1c0 31 15 49 85 63 66 14 94 37 94 79v1c0 46-40 79-95 79z">
          <text:p/>
        </draw:path>
        <draw:path draw:style-name="gr4" draw:text-style-name="P4" draw:layer="layout" svg:width="0.124cm" svg:height="0.28cm" svg:x="6.608cm" svg:y="19.043cm" svg:viewBox="0 0 125 281" svg:d="M91 281c-33 0-59-18-59-57v-139h-32v-18h32v-67h20v67h73v18h-73v137c0 29 18 40 42 40 10 0 19-2 31-7v19c-11 5-21 7-34 7z">
          <text:p/>
        </draw:path>
        <draw:path draw:style-name="gr4" draw:text-style-name="P4" draw:layer="layout" svg:width="0.216cm" svg:height="0.219cm" svg:x="6.771cm" svg:y="19.105cm" svg:viewBox="0 0 217 220" svg:d="M195 111c0-51-38-92-86-92-50 0-86 42-86 91v1c0 50 38 90 86 90 50 0 86-40 86-90zM109 220c-62 0-109-50-109-109 0-60 47-111 109-111s108 50 108 110v1c0 58-46 109-108 109z">
          <text:p/>
        </draw:path>
        <draw:path draw:style-name="gr4" draw:text-style-name="P4" draw:layer="layout" svg:width="0.113cm" svg:height="0.212cm" svg:x="7.049cm" svg:y="19.107cm" svg:viewBox="0 0 114 213" svg:d="M112 22c-50 0-92 36-92 106v85h-20v-210h20v59c16-37 52-64 94-62v22z">
          <text:p/>
        </draw:path>
        <draw:path draw:style-name="gr4" draw:text-style-name="P4" draw:layer="layout" svg:width="0.208cm" svg:height="0.276cm" svg:x="7.191cm" svg:y="19.11cm" svg:viewBox="0 0 209 277" svg:d="M117 218c-18 44-40 59-70 59-16 0-27-3-41-9l7-17c11 5 20 7 36 7 21 0 36-12 51-49l-100-209h23l87 188 76-188h23z">
          <text:p/>
        </draw:path>
        <draw:path draw:style-name="gr4" draw:text-style-name="P4" draw:layer="layout" svg:width="0.181cm" svg:height="0.217cm" svg:x="7.56cm" svg:y="19.107cm" svg:viewBox="0 0 182 218" svg:d="M163 111c-18-4-41-9-71-9-46 0-70 19-70 49 0 31 28 48 60 48 44 0 81-26 81-64zM162 213v-35c-14 21-40 40-81 40-39 0-81-22-81-65v-1c0-44 38-69 93-69 29 0 49 3 69 9v-9c0-43-26-64-69-64-26 0-47 7-66 16l-8-17c23-11 46-18 75-18 54 0 88 28 88 82v131z">
          <text:p/>
        </draw:path>
        <draw:path draw:style-name="gr4" draw:text-style-name="P4" draw:layer="layout" svg:width="0.113cm" svg:height="0.212cm" svg:x="7.813cm" svg:y="19.107cm" svg:viewBox="0 0 114 213" svg:d="M112 22c-49 0-92 36-92 106v85h-20v-210h20v59c17-37 52-64 94-62v22z">
          <text:p/>
        </draw:path>
        <draw:path draw:style-name="gr4" draw:text-style-name="P4" draw:layer="layout" svg:width="0.208cm" svg:height="0.304cm" svg:x="7.978cm" svg:y="19.02cm" svg:viewBox="0 0 209 305" svg:d="M187 195c0-55-38-91-82-91s-87 37-87 90v1c0 54 43 91 87 91 45 0 82-34 82-91zM107 305c-42 0-69-24-87-51v46h-20v-300h20v137c19-28 45-52 87-52 50 0 102 41 102 109v1c0 68-52 110-102 110z">
          <text:p/>
        </draw:path>
        <draw:path draw:style-name="gr4" draw:text-style-name="P4" draw:layer="layout" svg:width="0.196cm" svg:height="0.219cm" svg:x="8.234cm" svg:y="19.105cm" svg:viewBox="0 0 197 220" svg:d="M175 101c-3-44-27-83-75-83-42 0-75 35-78 83zM105 201c32 0 54-14 72-32l13 12c-21 23-46 39-86 39-56 0-104-44-104-109v-1c0-62 43-110 101-110s96 48 96 111c0 3 0 5-1 8h-174c3 52 42 82 83 82z">
          <text:p/>
        </draw:path>
        <draw:polygon draw:style-name="gr4" draw:text-style-name="P4" draw:layer="layout" svg:width="0.11cm" svg:height="0.023cm" svg:x="8.479cm" svg:y="19.186cm" svg:viewBox="0 0 111 24" draw:points="0,0 111,0 111,24 0,24">
          <text:p/>
        </draw:polygon>
        <draw:path draw:style-name="gr4" draw:text-style-name="P4" draw:layer="layout" svg:width="0.025cm" svg:height="0.291cm" svg:x="1.914cm" svg:y="19.521cm" svg:viewBox="0 0 26 292" svg:d="M2 82h21v210h-21zM0 0h26v27h-26z">
          <text:p/>
        </draw:path>
        <draw:path draw:style-name="gr4" draw:text-style-name="P4" draw:layer="layout" svg:width="0.124cm" svg:height="0.28cm" svg:x="1.997cm" svg:y="19.536cm" svg:viewBox="0 0 125 281" svg:d="M90 281c-33 0-60-18-60-58v-138h-30v-18h30v-67h21v67h74v18h-74v136c0 30 18 41 42 41 10 0 19-2 31-7v18c-11 5-21 8-34 8z">
          <text:p/>
        </draw:path>
        <draw:path draw:style-name="gr4" draw:text-style-name="P4" draw:layer="layout" svg:width="0.195cm" svg:height="0.219cm" svg:x="2.16cm" svg:y="19.598cm" svg:viewBox="0 0 196 220" svg:d="M174 101c-3-43-27-82-75-82-42 0-74 35-78 82zM104 201c33 0 55-14 72-33l14 13c-21 23-46 39-87 39-56 0-103-44-103-109v-1c0-61 42-110 100-110 59 0 96 48 96 110v1c0 3 0 4 0 8h-175c4 52 41 82 83 82z">
          <text:p/>
        </draw:path>
        <draw:path draw:style-name="gr4" draw:text-style-name="P4" draw:layer="layout" svg:width="0.179cm" svg:height="0.214cm" svg:x="2.414cm" svg:y="19.598cm" svg:viewBox="0 0 180 215" svg:d="M160 215v-125c0-43-24-72-66-72-41 0-73 31-73 75v122h-21v-210h21v39c14-25 37-44 75-44 53 0 84 36 84 86v129z">
          <text:p/>
        </draw:path>
        <draw:polygon draw:style-name="gr4" draw:text-style-name="P4" draw:layer="layout" svg:width="0.179cm" svg:height="0.3cm" svg:x="2.789cm" svg:y="19.512cm" svg:viewBox="0 0 180 301" draw:points="154,301 71,199 20,250 20,301 0,301 0,0 20,0 20,226 150,92 177,92 85,184 180,301">
          <text:p/>
        </draw:polygon>
        <draw:path draw:style-name="gr4" draw:text-style-name="P4" draw:layer="layout" svg:width="0.215cm" svg:height="0.282cm" svg:x="3.004cm" svg:y="19.535cm" svg:viewBox="0 0 216 283" svg:d="M128 0h29v33h-29zM60 0h29v33h-29zM195 173c0-50-38-90-88-90-49 0-85 40-85 90 0 51 38 91 86 91 51 0 87-40 87-90zM107 283c-62 0-107-50-107-109v-1c0-58 46-110 108-110 63 0 108 51 108 110s-45 110-109 110z">
          <text:p/>
        </draw:path>
        <draw:path draw:style-name="gr4" draw:text-style-name="P4" draw:layer="layout" svg:width="0.18cm" svg:height="0.214cm" svg:x="3.281cm" svg:y="19.598cm" svg:viewBox="0 0 181 215" svg:d="M161 215v-125c0-43-24-72-67-72-41 0-73 31-73 75v122h-21v-210h21v39c15-25 38-44 76-44 53 0 84 36 84 86v129z">
          <text:p/>
        </draw:path>
        <draw:path draw:style-name="gr4" draw:text-style-name="P4" draw:layer="layout" svg:width="0.18cm" svg:height="0.214cm" svg:x="3.533cm" svg:y="19.598cm" svg:viewBox="0 0 181 215" svg:d="M160 215v-125c0-43-25-72-67-72-41 0-73 31-73 75v122h-20v-210h20v39c14-25 38-44 76-44 54 0 85 36 85 86v129z">
          <text:p/>
        </draw:path>
        <draw:path draw:style-name="gr4" draw:text-style-name="P4" draw:layer="layout" svg:width="0.124cm" svg:height="0.28cm" svg:x="3.766cm" svg:y="19.536cm" svg:viewBox="0 0 125 281" svg:d="M90 281c-33 0-59-18-59-58v-138h-31v-18h31v-67h20v67h74v18h-74v136c0 30 18 41 42 41 10 0 19-2 31-7v18c-11 5-21 8-34 8z">
          <text:p/>
        </draw:path>
        <draw:polygon draw:style-name="gr4" draw:text-style-name="P4" draw:layer="layout" svg:width="0.027cm" svg:height="0.035cm" svg:x="3.945cm" svg:y="19.777cm" svg:viewBox="0 0 28 36" draw:points="0,0 28,0 28,36 0,36">
          <text:p/>
        </draw:polygon>
        <draw:path draw:style-name="gr2" draw:text-style-name="P2" draw:layer="layout" svg:width="1.022cm" svg:height="0.885cm" svg:x="1.573cm" svg:y="15.657cm" svg:viewBox="0 0 1023 886" svg:d="M588 242l-18 343c-2 28-12 40-24 51-7 7-20 16-35 16-16 0-28-9-35-16-12-11-23-23-25-51l-17-343c-2-25 6-43 16-54 12-13 33-21 61-21s48 8 60 21c10 11 18 29 17 54zM511 841c-39 0-71-31-71-70s32-71 71-71 70 32 70 71-31 70-70 70zM0 886h1023l-512-886z">
          <text:p/>
        </draw:path>
        <draw:path draw:style-name="gr2" draw:text-style-name="P2" draw:layer="layout" svg:width="1.597cm" svg:height="1.42cm" svg:x="1.286cm" svg:y="15.346cm" svg:viewBox="0 0 1598 1421" svg:d="M1534 1326c-15 26-44 43-75 43h-1320c-31 0-59-17-74-43-16-27-16-60 0-86l659-1144c16-27 44-43 75-43 30 0 59 16 74 43l661 1144c15 26 15 59 0 86zM1579 1213l-660-1143c-25-43-71-70-120-70-50 0-96 27-120 70l-660 1143c-25 43-25 96 0 139s71 69 120 69h1320c50 0 96-26 120-69 25-43 25-96 0-139z">
          <text:p/>
        </draw:path>
        <draw:polygon draw:style-name="gr2" draw:text-style-name="P2" draw:layer="layout" svg:width="10.088cm" svg:height="6.693cm" svg:x="0.4cm" svg:y="21.606cm" svg:viewBox="0 0 10089 6694" draw:points="10089,6694 0,6694 0,0 10089,0">
          <text:p/>
        </draw:polygon>
        <draw:polygon draw:style-name="gr37" draw:text-style-name="P13" draw:layer="layout" svg:width="10.088cm" svg:height="2.256cm" svg:x="0.4cm" svg:y="21.606cm" svg:viewBox="0 0 10089 2257" draw:points="10089,2257 0,2257 0,0 10089,0">
          <text:p/>
        </draw:polygon>
        <draw:path draw:style-name="gr2" draw:text-style-name="P2" draw:layer="layout" svg:width="0.683cm" svg:height="0.863cm" svg:x="3.87cm" svg:y="23.016cm" svg:viewBox="0 0 684 864" svg:d="M491 302c0-85-59-131-154-131h-147v264h150c95 0 151-57 151-130zM334 604h-144v260h-190v-864h353c205 0 331 122 331 298v3c0 199-156 303-350 303z">
          <text:p/>
        </draw:path>
        <draw:path draw:style-name="gr2" draw:text-style-name="P2" draw:layer="layout" svg:width="0.746cm" svg:height="0.863cm" svg:x="4.693cm" svg:y="23.016cm" svg:viewBox="0 0 747 864" svg:d="M529 295c0-82-57-124-150-124h-188v248h192c93 0 146-49 146-122zM525 864l-185-277h-149v277h-191v-864h395c204 0 326 107 326 285v2c0 140-75 227-185 268l211 309z">
          <text:p/>
        </draw:path>
        <draw:path draw:style-name="gr2" draw:text-style-name="P2" draw:layer="layout" svg:width="0.916cm" svg:height="0.893cm" svg:x="5.546cm" svg:y="23.001cm" svg:viewBox="0 0 917 894" svg:d="M719 446c0-147-108-271-261-271-154 0-260 121-260 269v2c0 148 108 273 262 273 153 0 259-122 259-270zM458 894c-267 0-458-199-458-445v-3c0-245 193-446 460-446 266 0 457 199 457 444v2c0 247-193 448-459 448z">
          <text:p/>
        </draw:path>
        <draw:path draw:style-name="gr2" draw:text-style-name="P2" draw:layer="layout" svg:width="0.733cm" svg:height="0.863cm" svg:x="6.631cm" svg:y="23.016cm" svg:viewBox="0 0 734 864" svg:d="M546 600c0-58-44-93-141-93h-220v190h226c84 0 135-30 135-94zM498 255c0-56-45-88-125-88h-188v182h176c84 0 137-27 137-91zM411 864h-411v-864h401c177 0 285 88 285 223v3c0 97-52 151-113 186 99 38 161 96 161 212v2c0 159-128 238-323 238z">
          <text:p/>
        </draw:path>
        <draw:polygon draw:style-name="gr2" draw:text-style-name="P2" draw:layer="layout" svg:width="0.62cm" svg:height="0.863cm" svg:x="7.52cm" svg:y="23.016cm" svg:viewBox="0 0 621 864" draw:points="0,864 0,0 190,0 190,691 621,691 621,864">
          <text:p/>
        </draw:polygon>
        <draw:polygon draw:style-name="gr2" draw:text-style-name="P2" draw:layer="layout" svg:width="0.657cm" svg:height="0.863cm" svg:x="8.283cm" svg:y="23.016cm" svg:viewBox="0 0 658 864" draw:points="0,864 0,0 651,0 651,169 188,169 188,344 596,344 596,513 188,513 188,695 658,695 658,864">
          <text:p/>
        </draw:polygon>
        <draw:polygon draw:style-name="gr2" draw:text-style-name="P2" draw:layer="layout" svg:width="0.863cm" svg:height="0.863cm" svg:x="9.108cm" svg:y="23.016cm" svg:viewBox="0 0 864 864" draw:points="674,864 674,300 432,668 427,668 186,303 186,864 0,864 0,0 205,0 432,365 658,0 864,0 864,864">
          <text:p/>
        </draw:polygon>
        <draw:polygon draw:style-name="gr4" draw:text-style-name="P4" draw:layer="layout" svg:width="0.207cm" svg:height="0.288cm" svg:x="1.918cm" svg:y="25.404cm" svg:viewBox="0 0 208 289" draw:points="0,289 0,0 206,0 206,20 21,20 21,133 187,133 187,152 21,152 21,268 208,268 208,289">
          <text:p/>
        </draw:polygon>
        <draw:path draw:style-name="gr4" draw:text-style-name="P4" draw:layer="layout" svg:width="0.025cm" svg:height="0.292cm" svg:x="2.189cm" svg:y="25.4cm" svg:viewBox="0 0 26 293" svg:d="M3 83h20v210h-20zM0 0h26v27h-26z">
          <text:p/>
        </draw:path>
        <draw:path draw:style-name="gr4" draw:text-style-name="P4" draw:layer="layout" svg:width="0.179cm" svg:height="0.215cm" svg:x="2.291cm" svg:y="25.477cm" svg:viewBox="0 0 180 216" svg:d="M160 216v-126c0-43-24-71-67-71-41 0-73 31-73 74v123h-20v-211h20v39c14-25 37-44 76-44 54 0 84 36 84 86v130z">
          <text:p/>
        </draw:path>
        <draw:path draw:style-name="gr4" draw:text-style-name="P4" draw:layer="layout" svg:width="0.196cm" svg:height="0.22cm" svg:x="2.528cm" svg:y="25.477cm" svg:viewBox="0 0 197 221" svg:d="M175 101c-3-42-27-82-76-82-42 0-74 36-77 82zM104 202c33 0 55-15 73-33l14 12c-22 23-47 40-88 40-55 0-103-44-103-110v-1c0-60 43-110 100-110 59 0 97 49 97 111v1c0 3 0 4-1 7h-174c3 52 41 83 82 83z">
          <text:p/>
        </draw:path>
        <draw:polygon draw:style-name="gr4" draw:text-style-name="P4" draw:layer="layout" svg:width="0.228cm" svg:height="0.288cm" svg:x="2.895cm" svg:y="25.404cm" svg:viewBox="0 0 229 289" draw:points="0,289 0,276 198,19 7,19 7,0 229,0 229,12 31,268 229,268 229,289">
          <text:p/>
        </draw:polygon>
        <draw:path draw:style-name="gr4" draw:text-style-name="P4" draw:layer="layout" svg:width="0.18cm" svg:height="0.215cm" svg:x="3.184cm" svg:y="25.482cm" svg:viewBox="0 0 181 216" svg:d="M160 211v-39c-14 24-38 44-76 44-53 0-84-37-84-87v-129h20v126c0 43 24 71 67 71 42 0 73-31 73-75v-122h21v211z">
          <text:p/>
        </draw:path>
        <draw:polygon draw:style-name="gr4" draw:text-style-name="P4" draw:layer="layout" svg:width="0.02cm" svg:height="0.3cm" svg:x="3.443cm" svg:y="25.392cm" svg:viewBox="0 0 21 301" draw:points="0,0 21,0 21,301 0,301">
          <text:p/>
        </draw:polygon>
        <draw:path draw:style-name="gr4" draw:text-style-name="P4" draw:layer="layout" svg:width="0.025cm" svg:height="0.292cm" svg:x="3.543cm" svg:y="25.4cm" svg:viewBox="0 0 26 293" svg:d="M2 83h21v210h-21zM0 0h26v27h-26z">
          <text:p/>
        </draw:path>
        <draw:path draw:style-name="gr4" draw:text-style-name="P4" draw:layer="layout" svg:width="0.196cm" svg:height="0.22cm" svg:x="3.63cm" svg:y="25.477cm" svg:viewBox="0 0 197 221" svg:d="M175 101c-4-42-28-82-76-82-42 0-74 36-78 82zM104 202c32 0 54-15 72-33l14 12c-22 23-47 40-87 40-55 0-103-44-103-110v-1c0-60 43-110 99-110 59 0 98 49 98 111v1c0 3 0 4-1 7h-175c4 52 41 83 83 83z">
          <text:p/>
        </draw:path>
        <draw:path draw:style-name="gr4" draw:text-style-name="P4" draw:layer="layout" svg:width="0.124cm" svg:height="0.301cm" svg:x="3.866cm" svg:y="25.391cm" svg:viewBox="0 0 125 302" svg:d="M94 18c-29 0-42 17-42 54v20h73v19h-73v191h-21v-191h-31v-19h31v-20c0-47 24-72 63-72 13 0 22 1 31 4v19c-12-3-20-5-31-5z">
          <text:p/>
        </draw:path>
        <draw:path draw:style-name="gr4" draw:text-style-name="P4" draw:layer="layout" svg:width="0.196cm" svg:height="0.22cm" svg:x="4.014cm" svg:y="25.477cm" svg:viewBox="0 0 197 221" svg:d="M174 101c-3-42-27-82-75-82-42 0-74 36-77 82zM104 202c32 0 55-15 72-33l15 12c-23 23-48 40-88 40-55 0-103-44-103-110v-1c0-60 43-110 100-110 59 0 97 49 97 111v1c0 3 0 4-1 7h-174c3 52 41 83 82 83z">
          <text:p/>
        </draw:path>
        <draw:path draw:style-name="gr4" draw:text-style-name="P4" draw:layer="layout" svg:width="0.113cm" svg:height="0.213cm" svg:x="4.269cm" svg:y="25.479cm" svg:viewBox="0 0 114 214" svg:d="M111 22c-48 0-91 37-91 106v86h-20v-211h20v60c16-38 52-65 94-63v22z">
          <text:p/>
        </draw:path>
        <draw:path draw:style-name="gr4" draw:text-style-name="P4" draw:layer="layout" svg:width="0.179cm" svg:height="0.215cm" svg:x="4.429cm" svg:y="25.482cm" svg:viewBox="0 0 180 216" svg:d="M160 211v-39c-14 24-38 44-76 44-53 0-84-37-84-87v-129h20v126c0 43 24 71 66 71 41 0 74-31 74-75v-122h20v211z">
          <text:p/>
        </draw:path>
        <draw:path draw:style-name="gr4" draw:text-style-name="P4" draw:layer="layout" svg:width="0.179cm" svg:height="0.215cm" svg:x="4.685cm" svg:y="25.477cm" svg:viewBox="0 0 180 216" svg:d="M160 216v-126c0-43-24-71-67-71-42 0-73 31-73 74v123h-20v-211h20v39c14-25 37-44 76-44 53 0 84 36 84 86v130z">
          <text:p/>
        </draw:path>
        <draw:path draw:style-name="gr4" draw:text-style-name="P4" draw:layer="layout" svg:width="0.208cm" svg:height="0.281cm" svg:x="4.923cm" svg:y="25.477cm" svg:viewBox="0 0 209 282" svg:d="M190 99c0-48-44-80-88-80s-81 31-81 80v1c0 48 38 81 81 81 44 0 88-32 88-81zM105 282c-35 0-67-11-96-32l12-16c25 19 54 29 85 29 48 0 83-27 83-81v-30c-19 25-47 48-89 48-50 0-100-39-100-100s50-100 100-100c42 0 71 22 89 47v-42h20v178c0 64-44 99-104 99z">
          <text:p/>
        </draw:path>
        <draw:polygon draw:style-name="gr4" draw:text-style-name="P4" draw:layer="layout" svg:width="0.205cm" svg:height="0.211cm" svg:x="5.309cm" svg:y="25.482cm" svg:viewBox="0 0 206 212" draw:points="111,212 94,212 0,0 24,0 103,188 184,0 206,0">
          <text:p/>
        </draw:polygon>
        <draw:path draw:style-name="gr4" draw:text-style-name="P4" draw:layer="layout" svg:width="0.215cm" svg:height="0.22cm" svg:x="5.543cm" svg:y="25.477cm" svg:viewBox="0 0 216 221" svg:d="M194 111c0-51-38-92-87-92-50 0-85 42-85 91v1c0 50 37 91 86 91 50 0 86-41 86-90zM107 221c-62 0-107-51-107-109v-1c0-59 45-111 108-111s108 51 108 110v1c0 59-46 110-109 110z">
          <text:p/>
        </draw:path>
        <draw:path draw:style-name="gr4" draw:text-style-name="P4" draw:layer="layout" svg:width="0.317cm" svg:height="0.215cm" svg:x="5.82cm" svg:y="25.477cm" svg:viewBox="0 0 318 216" svg:d="M297 216v-126c0-45-23-71-62-71-35 0-66 27-66 74v123h-20v-127c0-44-24-70-61-70s-68 33-68 75v122h-20v-211h20v38c15-22 33-43 71-43 36 0 59 21 70 45 14-23 37-45 76-45 50 0 81 35 81 88v128z">
          <text:p/>
        </draw:path>
        <draw:polygon draw:style-name="gr4" draw:text-style-name="P4" draw:layer="layout" svg:width="0.239cm" svg:height="0.288cm" svg:x="6.338cm" svg:y="25.404cm" svg:viewBox="0 0 240 289" draw:points="211,289 93,142 21,214 21,289 0,289 0,0 21,0 21,189 205,0 234,0 108,127 240,289">
          <text:p/>
        </draw:polygon>
        <draw:path draw:style-name="gr4" draw:text-style-name="P4" draw:layer="layout" svg:width="0.215cm" svg:height="0.22cm" svg:x="6.601cm" svg:y="25.477cm" svg:viewBox="0 0 216 221" svg:d="M194 111c0-51-39-92-87-92-50 0-86 42-86 91v1c0 50 38 91 87 91s86-41 86-90zM107 221c-62 0-107-51-107-109v-1c0-59 45-111 108-111 62 0 108 51 108 110v1c0 59-47 110-109 110z">
          <text:p/>
        </draw:path>
        <draw:polygon draw:style-name="gr4" draw:text-style-name="P4" draw:layer="layout" svg:width="0.02cm" svg:height="0.3cm" svg:x="6.881cm" svg:y="25.392cm" svg:viewBox="0 0 21 301" draw:points="0,0 21,0 21,301 0,301">
          <text:p/>
        </draw:polygon>
        <draw:polygon draw:style-name="gr4" draw:text-style-name="P4" draw:layer="layout" svg:width="0.02cm" svg:height="0.3cm" svg:x="6.983cm" svg:y="25.392cm" svg:viewBox="0 0 21 301" draw:points="0,0 21,0 21,301 0,301">
          <text:p/>
        </draw:polygon>
        <draw:path draw:style-name="gr4" draw:text-style-name="P4" draw:layer="layout" svg:width="0.195cm" svg:height="0.22cm" svg:x="7.068cm" svg:y="25.477cm" svg:viewBox="0 0 196 221" svg:d="M175 101c-3-42-28-82-76-82-41 0-74 36-78 82zM104 202c33 0 55-15 72-33l14 12c-21 23-46 40-87 40-56 0-103-44-103-110v-1c0-60 43-110 100-110 59 0 96 49 96 111v1c0 3 0 4 0 7h-175c4 52 42 83 83 83z">
          <text:p/>
        </draw:path>
        <draw:path draw:style-name="gr4" draw:text-style-name="P4" draw:layer="layout" svg:width="0.209cm" svg:height="0.281cm" svg:x="7.308cm" svg:y="25.477cm" svg:viewBox="0 0 210 282" svg:d="M191 99c0-48-43-80-87-80-45 0-82 31-82 80v1c0 48 38 81 82 81s87-32 87-81zM107 282c-36 0-68-11-97-32l12-16c25 19 55 29 85 29 48 0 83-27 83-81v-30c-19 25-46 48-88 48-51 0-102-39-102-100s51-100 102-100c42 0 70 22 88 47v-42h20v178c0 64-43 99-103 99z">
          <text:p/>
        </draw:path>
        <draw:path draw:style-name="gr4" draw:text-style-name="P4" draw:layer="layout" svg:width="0.195cm" svg:height="0.22cm" svg:x="7.579cm" svg:y="25.477cm" svg:viewBox="0 0 196 221" svg:d="M174 101c-2-42-27-82-76-82-41 0-73 36-77 82zM103 202c34 0 56-15 73-33l14 12c-21 23-46 40-88 40-55 0-102-44-102-110v-1c0-60 42-110 99-110 60 0 97 49 97 111v1c0 3 0 4 0 7h-175c4 52 41 83 82 83z">
          <text:p/>
        </draw:path>
        <draw:path draw:style-name="gr4" draw:text-style-name="P4" draw:layer="layout" svg:width="0.179cm" svg:height="0.215cm" svg:x="7.833cm" svg:y="25.477cm" svg:viewBox="0 0 180 216" svg:d="M160 216v-126c0-43-24-71-67-71-41 0-73 31-73 74v123h-20v-211h20v39c14-25 37-44 76-44 54 0 84 36 84 86v130z">
          <text:p/>
        </draw:path>
        <draw:path draw:style-name="gr4" draw:text-style-name="P4" draw:layer="layout" svg:width="0.025cm" svg:height="0.292cm" svg:x="8.208cm" svg:y="25.4cm" svg:viewBox="0 0 26 293" svg:d="M3 83h21v210h-21zM0 0h26v27h-26z">
          <text:p/>
        </draw:path>
        <draw:path draw:style-name="gr4" draw:text-style-name="P4" draw:layer="layout" svg:width="0.158cm" svg:height="0.218cm" svg:x="8.292cm" svg:y="25.478cm" svg:viewBox="0 0 159 219" svg:d="M87 219c-31 0-64-13-87-31l13-16c23 18 48 28 75 28 28 0 51-16 51-40v-1c0-25-27-34-56-42-34-10-72-20-72-57v-1c0-34 29-59 69-59 25 0 54 9 75 24l-11 17c-19-13-42-22-65-22-28 0-47 17-47 37v1c0 24 28 32 58 41 34 9 69 22 69 59v1c0 37-32 61-72 61z">
          <text:p/>
        </draw:path>
        <draw:path draw:style-name="gr4" draw:text-style-name="P4" draw:layer="layout" svg:width="0.124cm" svg:height="0.28cm" svg:x="8.491cm" svg:y="25.415cm" svg:viewBox="0 0 125 281" svg:d="M90 281c-33 0-59-17-59-57v-138h-31v-19h31v-67h20v67h74v19h-74v136c0 30 18 40 42 40 10 0 19-2 31-7v19c-11 5-21 7-34 7z">
          <text:p/>
        </draw:path>
        <draw:path draw:style-name="gr4" draw:text-style-name="P4" draw:layer="layout" svg:width="0.181cm" svg:height="0.217cm" svg:x="1.896cm" svg:y="25.972cm" svg:viewBox="0 0 182 218" svg:d="M162 110c-18-4-41-9-71-9-45 0-69 19-69 48v1c0 32 28 49 61 49 42 0 79-27 79-65zM161 213v-35c-14 21-40 40-80 40-39 0-81-22-81-66v-1c0-44 38-68 92-68 29 0 49 3 69 9v-9c0-43-26-65-69-65-25 0-46 7-65 17l-8-17c23-11 46-18 75-18 53 0 88 28 88 82v131z">
          <text:p/>
        </draw:path>
        <draw:path draw:style-name="gr4" draw:text-style-name="P4" draw:layer="layout" svg:width="0.18cm" svg:height="0.214cm" svg:x="2.149cm" svg:y="25.97cm" svg:viewBox="0 0 181 215" svg:d="M161 215v-124c0-43-25-73-67-73s-74 33-74 76v121h-20v-210h20v40c14-26 38-45 77-45 53 0 84 37 84 87v128z">
          <text:p/>
        </draw:path>
        <draw:path draw:style-name="gr4" draw:text-style-name="P4" draw:layer="layout" svg:width="0.209cm" svg:height="0.305cm" svg:x="2.387cm" svg:y="25.884cm" svg:viewBox="0 0 210 306" svg:d="M191 196c0-54-42-91-86-91-45 0-82 35-82 91v1c0 55 38 90 82 90s86-37 86-90zM190 301v-46c-18 27-45 51-87 51-50 0-103-40-103-109s53-111 103-111c42 0 69 25 87 51v-137h20v301z">
          <text:p/>
        </draw:path>
        <draw:path draw:style-name="gr4" draw:text-style-name="P4" draw:layer="layout" svg:width="0.195cm" svg:height="0.219cm" svg:x="2.658cm" svg:y="25.97cm" svg:viewBox="0 0 196 220" svg:d="M174 100c-2-43-28-82-76-82-41 0-73 35-77 82zM103 200c33 0 55-14 73-32l14 12c-22 24-47 40-88 40-55 0-102-45-102-110v-1c0-61 42-109 99-109 59 0 97 48 97 110 0 3 0 5 0 8h-175c4 52 41 82 82 82z">
          <text:p/>
        </draw:path>
        <draw:path draw:style-name="gr4" draw:text-style-name="P4" draw:layer="layout" svg:width="0.113cm" svg:height="0.212cm" svg:x="2.912cm" svg:y="25.972cm" svg:viewBox="0 0 114 213" svg:d="M112 22c-49 0-92 36-92 104v87h-20v-210h20v59c16-37 52-64 94-62v22z">
          <text:p/>
        </draw:path>
        <draw:path draw:style-name="gr4" draw:text-style-name="P4" draw:layer="layout" svg:width="0.158cm" svg:height="0.217cm" svg:x="3.058cm" svg:y="25.971cm" svg:viewBox="0 0 159 218" svg:d="M87 218c-30 0-65-12-87-30l12-17c24 19 49 29 76 29 28 0 51-16 51-41v-1c0-25-27-34-56-42-34-10-73-20-73-58 0-34 30-58 70-58 25 0 54 9 75 23l-11 17c-19-13-42-21-65-21-28 0-47 15-47 36v1c0 23 28 32 58 41 34 9 69 21 69 58v1c0 39-32 62-72 62z">
          <text:p/>
        </draw:path>
        <draw:path draw:style-name="gr4" draw:text-style-name="P4" draw:layer="layout" svg:width="0.039cm" svg:height="0.079cm" svg:x="3.264cm" svg:y="26.149cm" svg:viewBox="0 0 40 80" svg:d="M24 36h-12v-36h28v32c0 25-10 39-35 48l-5-10c17-9 25-18 24-34z">
          <text:p/>
        </draw:path>
        <draw:path draw:style-name="gr4" draw:text-style-name="P4" draw:layer="layout" svg:width="0.18cm" svg:height="0.217cm" svg:x="3.481cm" svg:y="25.972cm" svg:viewBox="0 0 181 218" svg:d="M162 110c-18-4-41-9-71-9-44 0-70 19-70 48v1c0 32 30 49 62 49 42 0 79-27 79-65zM162 213v-35c-15 21-41 40-80 40-40 0-82-22-82-66v-1c0-44 38-68 92-68 29 0 49 3 70 9v-9c0-43-26-65-69-65-26 0-47 7-67 17l-8-17c24-11 47-18 76-18 54 0 87 28 87 82v131z">
          <text:p/>
        </draw:path>
        <draw:polygon draw:style-name="gr4" draw:text-style-name="P4" draw:layer="layout" svg:width="0.021cm" svg:height="0.3cm" svg:x="3.736cm" svg:y="25.884cm" svg:viewBox="0 0 22 301" draw:points="0,0 22,0 22,301 0,301">
          <text:p/>
        </draw:polygon>
        <draw:path draw:style-name="gr4" draw:text-style-name="P4" draw:layer="layout" svg:width="0.158cm" svg:height="0.217cm" svg:x="3.818cm" svg:y="25.971cm" svg:viewBox="0 0 159 218" svg:d="M87 218c-31 0-65-12-87-30l12-17c23 19 49 29 76 29 28 0 50-16 50-41v-1c0-25-26-34-55-42-35-10-73-20-73-58 0-34 28-58 70-58 25 0 53 9 74 23l-10 17c-20-13-43-21-65-21-30 0-48 15-48 36v1c0 23 29 32 59 41 34 9 69 21 69 58v1c0 39-32 62-72 62z">
          <text:p/>
        </draw:path>
        <draw:polygon draw:style-name="gr4" draw:text-style-name="P4" draw:layer="layout" svg:width="0.022cm" svg:height="0.287cm" svg:x="4.17cm" svg:y="25.897cm" svg:viewBox="0 0 23 288" draw:points="0,0 23,0 23,288 0,288">
          <text:p/>
        </draw:polygon>
        <draw:path draw:style-name="gr4" draw:text-style-name="P4" draw:layer="layout" svg:width="0.179cm" svg:height="0.299cm" svg:x="4.276cm" svg:y="25.885cm" svg:viewBox="0 0 180 300" svg:d="M160 300v-125c0-43-24-72-68-72-41 0-72 32-72 75v122h-20v-300h20v129c14-25 37-44 75-44 54 0 85 36 85 86v129z">
          <text:p/>
        </draw:path>
        <draw:path draw:style-name="gr4" draw:text-style-name="P4" draw:layer="layout" svg:width="0.113cm" svg:height="0.212cm" svg:x="4.527cm" svg:y="25.972cm" svg:viewBox="0 0 114 213" svg:d="M112 22c-48 0-91 36-91 104v87h-21v-210h21v59c17-37 52-64 93-62v22z">
          <text:p/>
        </draw:path>
        <draw:path draw:style-name="gr4" draw:text-style-name="P4" draw:layer="layout" svg:width="0.196cm" svg:height="0.219cm" svg:x="4.8cm" svg:y="25.97cm" svg:viewBox="0 0 197 220" svg:d="M175 100c-4-43-28-82-76-82-42 0-74 35-77 82zM104 200c32 0 55-14 73-32l14 12c-23 24-48 40-88 40-55 0-103-45-103-110v-1c0-61 43-109 100-109 59 0 97 48 97 110 0 3 0 5-1 8h-174c3 52 41 82 82 82z">
          <text:p/>
        </draw:path>
        <draw:path draw:style-name="gr4" draw:text-style-name="P4" draw:layer="layout" svg:width="0.159cm" svg:height="0.217cm" svg:x="5.036cm" svg:y="25.971cm" svg:viewBox="0 0 160 218" svg:d="M86 218c-30 0-63-12-86-30l12-17c23 19 49 29 76 29 29 0 51-16 51-41v-1c0-25-26-34-56-42-34-10-72-20-72-58 0-34 28-58 69-58 26 0 54 9 75 23l-11 17c-19-13-42-21-65-21-29 0-48 15-48 36v1c0 23 29 32 59 41 34 9 70 21 70 58v1c0 39-32 62-74 62z">
          <text:p/>
        </draw:path>
        <draw:path draw:style-name="gr4" draw:text-style-name="P4" draw:layer="layout" svg:width="0.196cm" svg:height="0.219cm" svg:x="5.367cm" svg:y="25.97cm" svg:viewBox="0 0 197 220" svg:d="M174 100c-3-43-27-82-75-82-41 0-73 35-77 82zM104 200c32 0 55-14 72-32l14 12c-22 24-47 40-87 40-55 0-103-45-103-110v-1c0-61 43-109 100-109 59 0 97 48 97 110 0 3 0 5 0 8h-175c4 52 41 82 82 82z">
          <text:p/>
        </draw:path>
        <draw:path draw:style-name="gr4" draw:text-style-name="P4" draw:layer="layout" svg:width="0.113cm" svg:height="0.212cm" svg:x="5.622cm" svg:y="25.972cm" svg:viewBox="0 0 114 213" svg:d="M112 22c-49 0-92 36-92 104v87h-20v-210h20v59c17-37 52-64 94-62v22z">
          <text:p/>
        </draw:path>
        <draw:polygon draw:style-name="gr4" draw:text-style-name="P4" draw:layer="layout" svg:width="0.313cm" svg:height="0.212cm" svg:x="5.768cm" svg:y="25.974cm" svg:viewBox="0 0 314 213" draw:points="237,213 220,213 158,33 95,213 78,213 0,1 22,1 87,186 150,0 166,0 229,186 293,1 314,1">
          <text:p/>
        </draw:polygon>
        <draw:path draw:style-name="gr4" draw:text-style-name="P4" draw:layer="layout" svg:width="0.181cm" svg:height="0.217cm" svg:x="6.114cm" svg:y="25.972cm" svg:viewBox="0 0 182 218" svg:d="M162 110c-17-4-41-9-72-9-44 0-69 19-69 48v1c0 32 29 49 61 49 44 0 80-27 80-65zM162 213v-35c-14 21-40 40-81 40-39 0-81-22-81-66v-1c0-44 37-68 92-68 30 0 50 3 70 9v-9c0-43-26-65-70-65-25 0-46 7-66 17l-7-17c23-11 46-18 74-18 55 0 89 28 89 82v131z">
          <text:p/>
        </draw:path>
        <draw:path draw:style-name="gr4" draw:text-style-name="P4" draw:layer="layout" svg:width="0.113cm" svg:height="0.212cm" svg:x="6.367cm" svg:y="25.972cm" svg:viewBox="0 0 114 213" svg:d="M112 22c-50 0-92 36-92 104v87h-20v-210h20v59c17-37 51-64 94-62v22z">
          <text:p/>
        </draw:path>
        <draw:path draw:style-name="gr4" draw:text-style-name="P4" draw:layer="layout" svg:width="0.124cm" svg:height="0.28cm" svg:x="6.512cm" svg:y="25.908cm" svg:viewBox="0 0 125 281" svg:d="M89 281c-32 0-59-19-59-58v-138h-30v-18h30v-67h20v67h75v18h-75v135c0 30 18 41 42 41 11 0 19-2 32-7v20c-12 5-22 7-35 7z">
          <text:p/>
        </draw:path>
        <draw:path draw:style-name="gr4" draw:text-style-name="P4" draw:layer="layout" svg:width="0.195cm" svg:height="0.219cm" svg:x="6.675cm" svg:y="25.97cm" svg:viewBox="0 0 196 220" svg:d="M175 100c-3-43-27-82-75-82-42 0-75 35-79 82zM104 200c33 0 55-14 72-32l14 12c-21 24-46 40-86 40-56 0-104-45-104-110v-1c0-61 43-109 100-109 59 0 96 48 96 110 0 3 0 5 0 8h-175c4 52 42 82 83 82z">
          <text:p/>
        </draw:path>
        <draw:path draw:style-name="gr4" draw:text-style-name="P4" draw:layer="layout" svg:width="0.124cm" svg:height="0.28cm" svg:x="6.91cm" svg:y="25.908cm" svg:viewBox="0 0 125 281" svg:d="M89 281c-32 0-59-19-59-58v-138h-30v-18h30v-67h20v67h75v18h-75v135c0 30 18 41 42 41 12 0 20-2 32-7v20c-11 5-21 7-35 7z">
          <text:p/>
        </draw:path>
        <draw:path draw:style-name="gr4" draw:text-style-name="P4" draw:layer="layout" svg:width="0.179cm" svg:height="0.299cm" svg:x="7.217cm" svg:y="25.885cm" svg:viewBox="0 0 180 300" svg:d="M160 300v-125c0-43-24-72-67-72-41 0-73 32-73 75v122h-20v-300h20v129c15-25 38-44 76-44 53 0 84 36 84 86v129z">
          <text:p/>
        </draw:path>
        <draw:path draw:style-name="gr4" draw:text-style-name="P4" draw:layer="layout" svg:width="0.181cm" svg:height="0.217cm" svg:x="7.451cm" svg:y="25.972cm" svg:viewBox="0 0 182 218" svg:d="M162 110c-17-4-41-9-71-9-44 0-69 19-69 48v1c0 32 29 49 61 49 43 0 79-27 79-65zM162 213v-35c-14 21-40 40-80 40-39 0-82-22-82-66v-1c0-44 38-68 93-68 29 0 49 3 69 9v-9c0-43-26-65-69-65-25 0-46 7-66 17l-7-17c23-11 46-18 74-18 54 0 88 28 88 82v131z">
          <text:p/>
        </draw:path>
        <draw:path draw:style-name="gr4" draw:text-style-name="P4" draw:layer="layout" svg:width="0.208cm" svg:height="0.304cm" svg:x="7.704cm" svg:y="25.885cm" svg:viewBox="0 0 209 305" svg:d="M187 196c0-55-38-92-82-92s-86 38-86 91v1c0 54 42 90 86 90 46 0 82-33 82-90zM107 305c-43 0-70-24-87-50v45h-20v-300h20v138c18-28 45-53 87-53 51 0 102 42 102 110v1c0 68-51 109-102 109z">
          <text:p/>
        </draw:path>
        <draw:path draw:style-name="gr4" draw:text-style-name="P4" draw:layer="layout" svg:width="0.124cm" svg:height="0.28cm" svg:x="7.956cm" svg:y="25.908cm" svg:viewBox="0 0 125 281" svg:d="M90 281c-33 0-60-19-60-58v-138h-30v-18h30v-67h21v67h74v18h-74v135c0 30 18 41 42 41 10 0 19-2 31-7v20c-11 5-21 7-34 7z">
          <text:p/>
        </draw:path>
        <draw:polygon draw:style-name="gr4" draw:text-style-name="P4" draw:layer="layout" svg:width="0.027cm" svg:height="0.035cm" svg:x="8.135cm" svg:y="26.149cm" svg:viewBox="0 0 28 36" draw:points="0,0 28,0 28,36 0,36">
          <text:p/>
        </draw:polygon>
        <draw:polygon draw:style-name="gr4" draw:text-style-name="P4" draw:layer="layout" svg:width="0.022cm" svg:height="0.287cm" svg:x="8.364cm" svg:y="25.897cm" svg:viewBox="0 0 23 288" draw:points="0,0 23,0 23,288 0,288">
          <text:p/>
        </draw:polygon>
        <draw:path draw:style-name="gr4" draw:text-style-name="P4" draw:layer="layout" svg:width="0.18cm" svg:height="0.299cm" svg:x="8.469cm" svg:y="25.885cm" svg:viewBox="0 0 181 300" svg:d="M161 300v-125c0-43-24-72-67-72-41 0-73 32-73 75v122h-21v-300h21v129c15-25 38-44 76-44 53 0 84 36 84 86v129z">
          <text:p/>
        </draw:path>
        <draw:path draw:style-name="gr4" draw:text-style-name="P4" draw:layer="layout" svg:width="0.113cm" svg:height="0.212cm" svg:x="8.721cm" svg:y="25.972cm" svg:viewBox="0 0 114 213" svg:d="M112 22c-49 0-92 36-92 104v87h-20v-210h20v59c17-37 53-64 94-62v22z">
          <text:p/>
        </draw:path>
        <draw:polygon draw:style-name="gr4" draw:text-style-name="P4" draw:layer="layout" svg:width="0.179cm" svg:height="0.3cm" svg:x="1.914cm" svg:y="26.377cm" svg:viewBox="0 0 180 301" draw:points="155,301 71,199 20,250 20,301 0,301 0,0 20,0 20,226 151,92 177,92 85,184 180,301">
          <text:p/>
        </draw:polygon>
        <draw:path draw:style-name="gr4" draw:text-style-name="P4" draw:layer="layout" svg:width="0.215cm" svg:height="0.282cm" svg:x="2.129cm" svg:y="26.4cm" svg:viewBox="0 0 216 283" svg:d="M127 0h29v33h-29zM60 0h29v33h-29zM195 172c0-50-38-90-88-90-49 0-85 40-85 90 0 51 38 92 86 92 51 0 87-42 87-91zM107 283c-62 0-107-51-107-110v-1c0-58 46-109 108-109 63 0 108 50 108 109s-45 111-109 111z">
          <text:p/>
        </draw:path>
        <draw:path draw:style-name="gr4" draw:text-style-name="P4" draw:layer="layout" svg:width="0.18cm" svg:height="0.214cm" svg:x="2.406cm" svg:y="26.463cm" svg:viewBox="0 0 181 215" svg:d="M161 215v-125c0-43-25-72-67-72-41 0-72 31-72 75v122h-22v-210h22v39c13-25 37-44 75-44 53 0 84 36 84 86v129z">
          <text:p/>
        </draw:path>
        <draw:path draw:style-name="gr4" draw:text-style-name="P4" draw:layer="layout" svg:width="0.18cm" svg:height="0.214cm" svg:x="2.658cm" svg:y="26.463cm" svg:viewBox="0 0 181 215" svg:d="M160 215v-125c0-43-24-72-67-72-41 0-73 31-73 75v122h-20v-210h20v39c14-25 38-44 76-44 54 0 85 36 85 86v129z">
          <text:p/>
        </draw:path>
        <draw:path draw:style-name="gr4" draw:text-style-name="P4" draw:layer="layout" svg:width="0.125cm" svg:height="0.28cm" svg:x="2.89cm" svg:y="26.401cm" svg:viewBox="0 0 126 281" svg:d="M91 281c-33 0-59-18-59-58v-137h-32v-18h32v-68h20v68h74v18h-74v135c0 30 18 41 42 41 10 0 19-2 31-7v18c-11 5-21 8-34 8z">
          <text:p/>
        </draw:path>
        <draw:path draw:style-name="gr4" draw:text-style-name="P4" draw:layer="layout" svg:width="0.18cm" svg:height="0.214cm" svg:x="3.197cm" svg:y="26.463cm" svg:viewBox="0 0 181 215" svg:d="M161 215v-125c0-43-25-72-68-72-41 0-73 31-73 75v122h-20v-210h20v39c14-25 38-44 76-44 54 0 85 36 85 86v129z">
          <text:p/>
        </draw:path>
        <draw:path draw:style-name="gr4" draw:text-style-name="P4" draw:layer="layout" svg:width="0.025cm" svg:height="0.291cm" svg:x="3.449cm" svg:y="26.386cm" svg:viewBox="0 0 26 292" svg:d="M3 82h21v210h-21zM0 0h26v27h-26z">
          <text:p/>
        </draw:path>
        <draw:path draw:style-name="gr4" draw:text-style-name="P4" draw:layer="layout" svg:width="0.192cm" svg:height="0.219cm" svg:x="3.537cm" svg:y="26.463cm" svg:viewBox="0 0 193 220" svg:d="M108 220c-61 0-108-50-108-110v-1c0-58 48-109 108-109 39 0 64 18 83 38l-14 15c-18-18-39-34-70-34-47 0-84 39-84 90 0 52 38 92 86 92 29 0 52-15 70-35l14 13c-21 24-47 41-85 41z">
          <text:p/>
        </draw:path>
        <draw:path draw:style-name="gr4" draw:text-style-name="P4" draw:layer="layout" svg:width="0.179cm" svg:height="0.3cm" svg:x="3.786cm" svg:y="26.377cm" svg:viewBox="0 0 180 301" svg:d="M160 301v-124c0-43-24-72-67-72-42 0-73 31-73 75v121h-20v-301h20v131c14-25 37-44 76-44 53 0 84 36 84 86v128z">
          <text:p/>
        </draw:path>
        <draw:path draw:style-name="gr4" draw:text-style-name="P4" draw:layer="layout" svg:width="0.124cm" svg:height="0.28cm" svg:x="4.018cm" svg:y="26.401cm" svg:viewBox="0 0 125 281" svg:d="M90 281c-32 0-59-18-59-58v-137h-31v-18h31v-68h21v68h73v18h-73v135c0 30 17 41 41 41 11 0 19-2 31-7v18c-10 5-21 8-34 8z">
          <text:p/>
        </draw:path>
        <draw:polygon draw:style-name="gr4" draw:text-style-name="P4" draw:layer="layout" svg:width="0.313cm" svg:height="0.212cm" svg:x="4.307cm" svg:y="26.467cm" svg:viewBox="0 0 314 213" draw:points="237,213 219,213 157,33 94,213 77,213 0,1 22,1 86,186 149,0 165,0 228,186 292,1 314,1">
          <text:p/>
        </draw:polygon>
        <draw:path draw:style-name="gr4" draw:text-style-name="P4" draw:layer="layout" svg:width="0.195cm" svg:height="0.219cm" svg:x="4.654cm" svg:y="26.463cm" svg:viewBox="0 0 196 220" svg:d="M174 100c-2-43-27-82-76-82-41 0-73 35-77 82zM103 201c34 0 56-14 73-33l14 13c-21 23-46 39-88 39-55 0-102-44-102-110v-1c0-61 42-109 99-109 60 0 97 47 97 109v1c0 3 0 4 0 8h-175c4 53 41 83 82 83z">
          <text:p/>
        </draw:path>
        <draw:path draw:style-name="gr4" draw:text-style-name="P4" draw:layer="layout" svg:width="0.025cm" svg:height="0.291cm" svg:x="4.908cm" svg:y="26.386cm" svg:viewBox="0 0 26 292" svg:d="M3 82h21v210h-21zM0 0h26v27h-26z">
          <text:p/>
        </draw:path>
        <draw:path draw:style-name="gr4" draw:text-style-name="P4" draw:layer="layout" svg:width="0.124cm" svg:height="0.28cm" svg:x="4.991cm" svg:y="26.401cm" svg:viewBox="0 0 125 281" svg:d="M90 281c-32 0-60-18-60-58v-137h-30v-18h30v-68h21v68h74v18h-74v135c0 30 18 41 42 41 11 0 19-2 31-7v18c-11 5-21 8-34 8z">
          <text:p/>
        </draw:path>
        <draw:path draw:style-name="gr4" draw:text-style-name="P4" draw:layer="layout" svg:width="0.195cm" svg:height="0.219cm" svg:x="5.154cm" svg:y="26.463cm" svg:viewBox="0 0 196 220" svg:d="M175 100c-3-43-28-82-76-82-41 0-73 35-77 82zM104 201c33 0 55-14 72-33l14 13c-21 23-46 39-86 39-56 0-104-44-104-110v-1c0-61 44-109 100-109 59 0 96 47 96 109v1c0 3 0 4 0 8h-174c4 53 41 83 82 83z">
          <text:p/>
        </draw:path>
        <draw:path draw:style-name="gr4" draw:text-style-name="P4" draw:layer="layout" svg:width="0.113cm" svg:height="0.213cm" svg:x="5.408cm" svg:y="26.464cm" svg:viewBox="0 0 114 214" svg:d="M112 23c-49 0-92 36-92 104v87h-20v-210h20v59c18-37 53-64 94-63v23z">
          <text:p/>
        </draw:path>
        <draw:path draw:style-name="gr4" draw:text-style-name="P4" draw:layer="layout" svg:width="0.181cm" svg:height="0.218cm" svg:x="5.545cm" svg:y="26.464cm" svg:viewBox="0 0 182 219" svg:d="M162 111c-17-5-42-10-72-10-44 0-69 21-69 50v1c0 31 29 48 61 48 44 0 80-26 80-64zM162 214v-35c-15 20-41 40-81 40-39 0-81-22-81-66 0-45 37-70 91-70 30 0 51 4 71 9v-9c0-42-26-64-70-64-26 0-47 7-66 17l-7-18c23-10 45-18 74-18 55 0 89 28 89 83v131z">
          <text:p/>
        </draw:path>
        <draw:path draw:style-name="gr4" draw:text-style-name="P4" draw:layer="layout" svg:width="0.113cm" svg:height="0.213cm" svg:x="5.798cm" svg:y="26.464cm" svg:viewBox="0 0 114 214" svg:d="M112 23c-50 0-92 36-92 104v87h-20v-210h20v59c16-37 51-64 94-63v23z">
          <text:p/>
        </draw:path>
        <draw:path draw:style-name="gr4" draw:text-style-name="P4" draw:layer="layout" svg:width="0.208cm" svg:height="0.305cm" svg:x="5.962cm" svg:y="26.377cm" svg:viewBox="0 0 209 306" svg:d="M187 195c0-55-39-90-83-90-43 0-85 37-85 90v1c0 55 42 91 85 91 46 0 83-34 83-91zM106 306c-42 0-69-24-86-50v45h-20v-301h20v137c18-27 45-51 86-51 51 0 103 40 103 109 0 70-52 111-103 111z">
          <text:p/>
        </draw:path>
        <draw:path draw:style-name="gr4" draw:text-style-name="P4" draw:layer="layout" svg:width="0.195cm" svg:height="0.219cm" svg:x="6.219cm" svg:y="26.463cm" svg:viewBox="0 0 196 220" svg:d="M174 100c-2-43-27-82-76-82-41 0-73 35-77 82zM103 201c34 0 56-14 73-33l14 13c-21 23-46 39-88 39-55 0-102-44-102-110v-1c0-61 42-109 99-109 60 0 97 47 97 109v1c0 3 0 4 0 8h-175c4 53 41 83 82 83z">
          <text:p/>
        </draw:path>
        <draw:path draw:style-name="gr4" draw:text-style-name="P4" draw:layer="layout" svg:width="0.025cm" svg:height="0.291cm" svg:x="6.473cm" svg:y="26.386cm" svg:viewBox="0 0 26 292" svg:d="M3 82h21v210h-21zM0 0h26v27h-26z">
          <text:p/>
        </draw:path>
        <draw:path draw:style-name="gr4" draw:text-style-name="P4" draw:layer="layout" svg:width="0.124cm" svg:height="0.28cm" svg:x="6.556cm" svg:y="26.401cm" svg:viewBox="0 0 125 281" svg:d="M90 281c-34 0-60-18-60-58v-137h-30v-18h30v-68h20v68h75v18h-75v135c0 30 18 41 43 41 10 0 19-2 31-7v18c-11 5-21 8-34 8z">
          <text:p/>
        </draw:path>
        <draw:path draw:style-name="gr4" draw:text-style-name="P4" draw:layer="layout" svg:width="0.195cm" svg:height="0.219cm" svg:x="6.719cm" svg:y="26.463cm" svg:viewBox="0 0 196 220" svg:d="M175 100c-3-43-28-82-76-82-41 0-73 35-77 82zM104 201c33 0 55-14 72-33l14 13c-21 23-46 39-86 39-55 0-104-44-104-110v-1c0-61 44-109 100-109 59 0 96 47 96 109v1c0 3 0 4 0 8h-174c4 53 41 83 82 83z">
          <text:p/>
        </draw:path>
        <draw:path draw:style-name="gr4" draw:text-style-name="P4" draw:layer="layout" svg:width="0.18cm" svg:height="0.214cm" svg:x="6.973cm" svg:y="26.463cm" svg:viewBox="0 0 181 215" svg:d="M160 215v-125c0-43-24-72-67-72-41 0-73 31-73 75v122h-20v-210h20v39c14-25 38-44 76-44 54 0 85 36 85 86v129z">
          <text:p/>
        </draw:path>
        <draw:polygon draw:style-name="gr4" draw:text-style-name="P4" draw:layer="layout" svg:width="0.027cm" svg:height="0.035cm" svg:x="7.22cm" svg:y="26.642cm" svg:viewBox="0 0 28 36" draw:points="0,0 28,0 28,36 0,36">
          <text:p/>
        </draw:polygon>
        <draw:path draw:style-name="gr2" draw:text-style-name="P2" draw:layer="layout" svg:width="1.022cm" svg:height="0.885cm" svg:x="1.573cm" svg:y="22.522cm" svg:viewBox="0 0 1023 886" svg:d="M588 243l-18 343c-2 28-12 40-24 51-7 7-20 16-35 16-16 0-28-9-35-16-12-11-23-23-25-51l-17-343c-2-25 6-43 16-54 12-13 33-21 61-21s48 8 60 21c10 11 18 29 17 54zM511 841c-39 0-71-31-71-70s32-71 71-71 70 32 70 71-31 70-70 70zM0 886h1023l-512-886z">
          <text:p/>
        </draw:path>
        <draw:path draw:style-name="gr2" draw:text-style-name="P2" draw:layer="layout" svg:width="1.597cm" svg:height="1.42cm" svg:x="1.286cm" svg:y="22.211cm" svg:viewBox="0 0 1598 1421" svg:d="M1534 1326c-15 26-44 43-75 43h-1320c-31 0-59-17-74-43-16-27-16-60 0-86l659-1144c16-27 44-43 75-43 30 0 59 16 74 43l661 1144c15 26 15 59 0 86zM1579 1213l-660-1143c-25-43-71-70-120-70-50 0-96 27-120 70l-660 1143c-25 43-25 96 0 139s71 69 120 69h1320c50 0 96-26 120-69 25-43 25-96 0-139z">
          <text:p/>
        </draw:path>
        <draw:frame draw:style-name="gr5" draw:text-style-name="P5" draw:layer="layout" svg:width="0.484cm" svg:height="0.484cm" svg:x="0.743cm" svg:y="20.624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7cm" svg:x="1.353cm" svg:y="20.77cm" svg:viewBox="0 0 153 208" draw:points="61,22 0,22 4,0 153,0 148,22 87,22 51,208 26,208">
          <text:p/>
        </draw:polygon>
        <draw:path draw:style-name="gr6" draw:text-style-name="P6" draw:layer="layout" svg:width="0.158cm" svg:height="0.218cm" svg:x="1.456cm" svg:y="20.828cm" svg:viewBox="0 0 159 219" svg:d="M55 0l15 80c3 18 5 29 7 41 4-11 9-21 16-38l38-83h28l-56 114c-16 33-32 59-52 79-18 17-36 24-44 26l-7-23c7-2 18-6 28-14 11-7 22-19 30-34 1-3 1-4 1-7l-31-141z">
          <text:p/>
        </draw:path>
        <draw:path draw:style-name="gr6" draw:text-style-name="P6" draw:layer="layout" svg:width="0.224cm" svg:height="0.152cm" svg:x="1.614cm" svg:y="20.825cm" svg:viewBox="0 0 225 153" svg:d="M0 153l19-106c3-17 6-32 7-44h23l-4 28c15-21 34-31 54-31 23 0 33 14 35 33 13-22 32-33 54-33 17 0 37 11 37 39 0 7-1 17-3 25l-17 89h-25l17-87c1-6 2-13 2-19 0-16-6-26-23-26-18 0-41 22-47 56l-14 76h-24l16-88c1-7 2-13 2-18 0-13-3-26-22-26s-43 25-49 57l-13 75z">
          <text:p/>
        </draw:path>
        <draw:path draw:style-name="gr6" draw:text-style-name="P6" draw:layer="layout" svg:width="0.141cm" svg:height="0.156cm" svg:x="1.864cm" svg:y="20.825cm" svg:viewBox="0 0 142 157" svg:d="M27 94c0 25 14 42 36 42 30 0 53-38 53-73 0-18-8-43-35-43-32 0-54 40-54 74zM142 63c0 46-32 94-83 94-38 0-59-28-59-62 0-49 34-95 84-95 40 0 58 31 58 63z">
          <text:p/>
        </draw:path>
        <draw:path draw:style-name="gr6" draw:text-style-name="P6" draw:layer="layout" svg:width="0.111cm" svg:height="0.222cm" svg:x="2.026cm" svg:y="20.755cm" svg:viewBox="0 0 112 223" svg:d="M0 223l26-129h-21l5-20h20l1-8c4-20 11-40 24-52 10-8 23-14 36-14 10 0 17 3 21 5l-6 21c-4-2-9-3-15-3-20 0-30 19-35 44l-1 7h33l-4 20h-33l-24 129z">
          <text:p/>
        </draw:path>
        <draw:path draw:style-name="gr6" draw:text-style-name="P6" draw:layer="layout" svg:width="0.125cm" svg:height="0.156cm" svg:x="2.112cm" svg:y="20.825cm" svg:viewBox="0 0 126 157" svg:d="M78 20c-25 0-43 25-50 48 41 1 73-5 73-28 0-12-9-20-23-20zM107 145c-12 6-30 12-51 12-39 0-56-27-56-60 0-45 33-97 82-97 28 0 44 17 44 39 0 39-44 50-101 49-1 6 0 20 4 28 5 14 17 20 33 20 18 0 32-5 41-10z">
          <text:p/>
        </draw:path>
        <draw:path draw:style-name="gr6" draw:text-style-name="P6" draw:layer="layout" svg:width="0.157cm" svg:height="0.218cm" svg:x="2.229cm" svg:y="20.828cm" svg:viewBox="0 0 158 219" svg:d="M54 0l15 80c3 18 5 29 7 41 4-11 9-21 16-38l39-83h27l-56 114c-16 33-31 59-52 79-17 17-36 24-44 26l-6-23c6-2 17-6 27-14 10-7 22-19 30-34 1-3 1-4 1-7l-31-141z">
          <text:p/>
        </draw:path>
        <draw:path draw:style-name="gr6" draw:text-style-name="P6" draw:layer="layout" svg:width="0.153cm" svg:height="0.207cm" svg:x="2.459cm" svg:y="20.77cm" svg:viewBox="0 0 154 208" svg:d="M23 208l17-86-40-122h27l20 68c5 18 7 27 9 35 6-9 14-21 24-36l45-67h29l-89 122-16 86z">
          <text:p/>
        </draw:path>
        <draw:path draw:style-name="gr6" draw:text-style-name="P6" draw:layer="layout" svg:width="0.125cm" svg:height="0.156cm" svg:x="2.581cm" svg:y="20.825cm" svg:viewBox="0 0 126 157" svg:d="M78 20c-25 0-43 25-49 48 40 1 71-5 71-28 0-12-9-20-22-20zM106 145c-11 6-29 12-49 12-40 0-57-27-57-60 0-45 33-97 81-97 30 0 45 17 45 39 0 39-45 50-100 49-1 6 0 20 3 28 6 14 18 20 33 20 18 0 31-5 40-10z">
          <text:p/>
        </draw:path>
        <draw:path draw:style-name="gr6" draw:text-style-name="P6" draw:layer="layout" svg:width="0.135cm" svg:height="0.149cm" svg:x="2.726cm" svg:y="20.828cm" svg:viewBox="0 0 136 150" svg:d="M27 0l13 85c2 17 4 29 5 38h1c3-8 7-19 16-36l45-87h29l-84 150h-25l-27-150z">
          <text:p/>
        </draw:path>
        <draw:path draw:style-name="gr6" draw:text-style-name="P6" draw:layer="layout" svg:width="0.15cm" svg:height="0.217cm" svg:x="2.848cm" svg:y="20.825cm" svg:viewBox="0 0 151 218" svg:d="M123 26c-5-2-15-5-25-5-37 0-64 40-64 76-1 17 6 36 29 36 22 0 45-28 50-57zM7 187c9 6 24 10 39 10 27 0 46-13 55-53l5-22h-1c-13 21-31 31-52 31-31 0-46-25-46-51 0-51 37-102 96-102 17 0 36 5 48 10l-23 124c-6 32-15 54-30 67s-35 17-53 17c-19 0-36-5-45-11z">
          <text:p/>
        </draw:path>
        <draw:path draw:style-name="gr6" draw:text-style-name="P6" draw:layer="layout" svg:width="0.098cm" svg:height="0.152cm" svg:x="3.015cm" svg:y="20.825cm" svg:viewBox="0 0 99 153" svg:d="M0 153l18-97c4-19 6-39 8-53h23c-1 11-2 21-4 32h1c10-20 26-35 46-35 2 0 5 0 7 0l-5 26c-2-1-4-1-7-1-22 0-42 27-49 63l-13 65z">
          <text:p/>
        </draw:path>
        <draw:path draw:style-name="gr6" draw:text-style-name="P6" draw:layer="layout" svg:width="0.144cm" svg:height="0.156cm" svg:x="3.109cm" svg:y="20.825cm" svg:viewBox="0 0 145 157" svg:d="M116 22c-4-1-10-2-19-2-39 0-70 41-70 83 0 16 5 33 25 33 21 0 47-28 54-68zM98 153c0-9 2-23 3-38-16 31-37 42-58 42-27 0-43-21-43-50 0-52 38-107 103-107 16 0 31 2 42 5l-16 79c-5 26-7 53-6 69z">
          <text:p/>
        </draw:path>
        <draw:path draw:style-name="gr6" draw:text-style-name="P6" draw:layer="layout" svg:width="0.105cm" svg:height="0.155cm" svg:x="3.263cm" svg:y="20.825cm" svg:viewBox="0 0 106 156" svg:d="M7 127c8 5 20 10 32 10 19 0 30-11 30-25 0-11-5-18-21-27-18-10-28-23-28-38 0-27 23-47 55-47 14 0 26 4 31 7l-7 21c-5-4-15-8-26-8-15 0-26 10-26 23 0 11 7 18 20 25 17 9 28 23 28 39 0 32-25 49-58 49-16 0-30-5-37-10z">
          <text:p/>
        </draw:path>
        <draw:path draw:style-name="gr6" draw:text-style-name="P6" draw:layer="layout" svg:width="0.139cm" svg:height="0.219cm" svg:x="3.384cm" svg:y="20.758cm" svg:viewBox="0 0 140 220" svg:d="M0 220l42-220h26l-19 97h1c13-18 31-29 53-29 17 0 37 10 37 40 0 8-1 17-2 25l-17 87h-25l16-86c1-5 2-12 2-21 0-13-6-24-23-24-20 0-45 23-51 56l-14 75z">
          <text:p/>
        </draw:path>
        <draw:path draw:style-name="gr6" draw:text-style-name="P6" draw:layer="layout" svg:width="0.158cm" svg:height="0.218cm" svg:x="3.525cm" svg:y="20.828cm" svg:viewBox="0 0 159 219" svg:d="M55 0l15 80c3 18 5 29 7 41 4-11 9-21 16-38l38-83h28l-56 114c-17 33-32 59-52 79-17 17-35 24-44 26l-7-23c7-2 19-6 29-14 10-7 21-19 29-34 1-3 1-4 0-7l-29-141z">
          <text:p/>
        </draw:path>
        <draw:path draw:style-name="gr6" draw:text-style-name="P6" draw:layer="layout" svg:width="0.139cm" svg:height="0.152cm" svg:x="3.683cm" svg:y="20.825cm" svg:viewBox="0 0 140 153" svg:d="M0 153l20-106c4-17 6-32 7-44h23l-4 29h1c13-21 34-32 55-32 18 0 38 10 38 41 0 7-1 16-3 24l-16 88h-26l17-87c1-6 2-13 2-19 0-15-6-26-24-26s-44 22-51 60l-13 72z">
          <text:p/>
        </draw:path>
        <draw:path draw:style-name="gr6" draw:text-style-name="P6" draw:layer="layout" svg:width="0.06cm" svg:height="0.077cm" svg:x="3.825cm" svg:y="20.938cm" svg:viewBox="0 0 61 78" svg:d="M0 78c9-18 24-52 30-75l31-3c-11 27-31 62-41 76z">
          <text:p/>
        </draw:path>
        <draw:path draw:style-name="gr6" draw:text-style-name="P6" draw:layer="layout" svg:width="0.146cm" svg:height="0.203cm" svg:x="3.959cm" svg:y="20.774cm" svg:viewBox="0 0 147 204" svg:d="M0 204l4-17 30-25c54-45 85-76 85-109 0-14-8-32-31-32-18 0-32 8-41 16l-7-20c14-10 35-17 53-17 38 0 54 25 54 50 0 42-40 79-88 118l-17 14h84l-4 22z">
          <text:p/>
        </draw:path>
        <draw:path draw:style-name="gr6" draw:text-style-name="P6" draw:layer="layout" svg:width="0.137cm" svg:height="0.207cm" svg:x="4.124cm" svg:y="20.774cm" svg:viewBox="0 0 138 208" svg:d="M25 140c0 21 4 47 28 47 39 0 59-82 59-122 0-16-2-45-26-45-36 0-61 71-61 120zM138 63c0 66-31 145-88 145-37 0-50-31-50-69 0-67 35-139 88-139 39 0 50 32 50 63z">
          <text:p/>
        </draw:path>
        <draw:polygon draw:style-name="gr6" draw:text-style-name="P6" draw:layer="layout" svg:width="0.067cm" svg:height="0.2cm" svg:x="4.314cm" svg:y="20.777cm" svg:viewBox="0 0 68 201" draw:points="38,26 2,43 0,23 46,0 68,0 30,201 4,201">
          <text:p/>
        </draw:polygon>
        <draw:path draw:style-name="gr6" draw:text-style-name="P6" draw:layer="layout" svg:width="0.137cm" svg:height="0.207cm" svg:x="4.427cm" svg:y="20.774cm" svg:viewBox="0 0 138 208" svg:d="M25 140c0 21 5 47 30 47 37 0 57-82 57-122 0-16-2-45-26-45-35 0-61 71-61 120zM138 63c0 66-31 145-87 145-38 0-51-31-51-69 0-67 36-139 88-139 39 0 50 32 50 63z">
          <text:p/>
        </draw:path>
        <draw:frame draw:style-name="gr5" draw:text-style-name="P5" draw:layer="layout" svg:width="0.484cm" svg:height="0.484cm" svg:x="0.709cm" svg:y="27.432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2cm" svg:y="27.577cm" svg:viewBox="0 0 153 209" draw:points="61,22 0,22 4,0 153,0 148,22 86,22 51,209 26,209">
          <text:p/>
        </draw:polygon>
        <draw:path draw:style-name="gr6" draw:text-style-name="P6" draw:layer="layout" svg:width="0.158cm" svg:height="0.217cm" svg:x="1.423cm" svg:y="27.636cm" svg:viewBox="0 0 159 218" svg:d="M54 0l16 81c3 17 5 28 7 39 4-9 9-20 16-36l38-84h28l-56 114c-17 32-32 58-53 78-17 17-35 24-43 26l-7-22c7-2 18-6 28-14s21-20 29-35c1-2 1-4 0-6l-29-141z">
          <text:p/>
        </draw:path>
        <draw:path draw:style-name="gr6" draw:text-style-name="P6" draw:layer="layout" svg:width="0.224cm" svg:height="0.153cm" svg:x="1.581cm" svg:y="27.632cm" svg:viewBox="0 0 225 154" svg:d="M0 154l19-107c3-16 5-31 7-43h23l-4 28c14-21 33-32 54-32 23 0 33 15 35 34 13-22 32-33 54-34 17 0 37 11 37 39 0 7-1 17-3 26l-17 89h-25l16-87c2-6 3-13 3-20 0-15-6-25-23-25-18 0-41 21-47 54l-14 78h-26l18-89c1-6 2-12 2-18 0-12-3-25-23-25-19 0-42 24-48 56l-14 76z">
          <text:p/>
        </draw:path>
        <draw:path draw:style-name="gr6" draw:text-style-name="P6" draw:layer="layout" svg:width="0.141cm" svg:height="0.156cm" svg:x="1.831cm" svg:y="27.632cm" svg:viewBox="0 0 142 157" svg:d="M27 95c0 24 13 42 35 42 31 0 54-39 54-74 0-17-8-42-35-42-33 0-54 40-54 74zM142 63c0 46-32 94-84 94-37 0-58-27-58-61 0-49 34-96 84-96 40 0 58 31 58 63z">
          <text:p/>
        </draw:path>
        <draw:path draw:style-name="gr6" draw:text-style-name="P6" draw:layer="layout" svg:width="0.11cm" svg:height="0.222cm" svg:x="1.993cm" svg:y="27.563cm" svg:viewBox="0 0 111 223" svg:d="M0 223l25-129h-20l4-21h20l1-8c4-21 11-40 25-52 10-9 23-13 36-13 10 0 17 2 20 4l-5 20c-4-2-9-3-15-3-20 0-30 20-35 45l-1 7h33l-4 21h-33l-25 129z">
          <text:p/>
        </draw:path>
        <draw:path draw:style-name="gr6" draw:text-style-name="P6" draw:layer="layout" svg:width="0.125cm" svg:height="0.156cm" svg:x="2.079cm" svg:y="27.632cm" svg:viewBox="0 0 126 157" svg:d="M77 20c-24 0-42 25-49 48 41 1 72-4 72-28 0-13-9-20-23-20zM105 146c-11 6-29 11-49 11-39 0-56-27-56-60 0-45 33-97 81-97 29 0 45 17 45 40 0 39-45 49-101 48-1 7 0 21 4 29 5 13 17 20 33 20 17 0 31-6 40-11z">
          <text:p/>
        </draw:path>
        <draw:path draw:style-name="gr6" draw:text-style-name="P6" draw:layer="layout" svg:width="0.157cm" svg:height="0.217cm" svg:x="2.196cm" svg:y="27.636cm" svg:viewBox="0 0 158 218" svg:d="M53 0l15 81c3 17 5 28 7 39 4-9 10-20 17-36l39-84h27l-56 114c-16 32-32 58-53 78-17 17-35 24-43 26l-6-22c6-2 17-6 27-14s21-20 29-35c1-2 1-4 1-6l-30-141z">
          <text:p/>
        </draw:path>
        <draw:path draw:style-name="gr6" draw:text-style-name="P6" draw:layer="layout" svg:width="0.153cm" svg:height="0.208cm" svg:x="2.426cm" svg:y="27.577cm" svg:viewBox="0 0 154 209" svg:d="M23 209l17-86-40-123h27l20 68c5 19 7 27 9 35 6-8 13-20 22-36l46-67h30l-89 122-16 87z">
          <text:p/>
        </draw:path>
        <draw:path draw:style-name="gr6" draw:text-style-name="P6" draw:layer="layout" svg:width="0.125cm" svg:height="0.156cm" svg:x="2.548cm" svg:y="27.632cm" svg:viewBox="0 0 126 157" svg:d="M79 20c-25 0-43 25-49 48 40 1 71-4 71-28 0-13-9-20-22-20zM107 146c-11 6-29 11-49 11-40 0-58-27-58-60 0-45 34-97 82-97 29 0 44 17 44 40 0 39-44 49-99 48-1 7-1 21 3 29 6 13 18 20 33 20 18 0 31-6 40-11z">
          <text:p/>
        </draw:path>
        <draw:path draw:style-name="gr6" draw:text-style-name="P6" draw:layer="layout" svg:width="0.134cm" svg:height="0.149cm" svg:x="2.693cm" svg:y="27.636cm" svg:viewBox="0 0 135 150" svg:d="M26 0l14 86c2 17 4 28 5 36h1c3-8 7-17 16-34l45-88h28l-83 150h-26l-26-150z">
          <text:p/>
        </draw:path>
        <draw:path draw:style-name="gr6" draw:text-style-name="P6" draw:layer="layout" svg:width="0.15cm" svg:height="0.217cm" svg:x="2.815cm" svg:y="27.632cm" svg:viewBox="0 0 151 218" svg:d="M123 26c-5-2-15-5-25-5-38 0-64 39-64 76-1 16 6 37 28 37s45-29 51-58zM7 188c9 6 24 10 39 10 26 0 46-13 55-53l5-24h-1c-13 22-32 33-52 33-31 0-46-25-46-53 0-50 37-101 96-101 17 0 36 5 48 11l-24 124c-5 32-14 53-29 67-17 13-36 16-53 16-19 0-36-4-45-10z">
          <text:p/>
        </draw:path>
        <draw:path draw:style-name="gr6" draw:text-style-name="P6" draw:layer="layout" svg:width="0.098cm" svg:height="0.153cm" svg:x="2.982cm" svg:y="27.632cm" svg:viewBox="0 0 99 154" svg:d="M0 154l18-97c4-20 6-39 8-53h22c-1 10-2 21-4 32h1c10-20 26-36 47-36 2 0 5 1 7 1l-5 25c-2 0-4 0-7 0-23 0-43 26-49 61l-13 67z">
          <text:p/>
        </draw:path>
        <draw:path draw:style-name="gr6" draw:text-style-name="P6" draw:layer="layout" svg:width="0.144cm" svg:height="0.156cm" svg:x="3.076cm" svg:y="27.632cm" svg:viewBox="0 0 145 157" svg:d="M115 23c-4-1-9-2-18-2-39 0-70 41-70 82 0 17 5 33 25 33 21 0 47-27 54-67zM98 154c0-9 2-23 3-39-16 31-37 42-58 42-27 0-43-21-43-49 0-52 38-108 103-108 15 0 30 3 42 6l-17 79c-5 26-7 52-6 69z">
          <text:p/>
        </draw:path>
        <draw:path draw:style-name="gr6" draw:text-style-name="P6" draw:layer="layout" svg:width="0.105cm" svg:height="0.156cm" svg:x="3.23cm" svg:y="27.632cm" svg:viewBox="0 0 106 157" svg:d="M7 128c7 4 20 9 32 9 18 0 29-11 29-24 0-12-5-19-21-28-17-9-27-22-27-38 0-27 23-47 54-47 14 0 27 4 32 8l-7 19c-5-3-15-7-27-7-15 0-26 10-26 24 0 11 7 17 20 25 18 9 29 22 29 39 0 31-26 49-58 49-16 0-30-5-37-10z">
          <text:p/>
        </draw:path>
        <draw:path draw:style-name="gr6" draw:text-style-name="P6" draw:layer="layout" svg:width="0.139cm" svg:height="0.219cm" svg:x="3.351cm" svg:y="27.566cm" svg:viewBox="0 0 140 220" svg:d="M0 220l41-220h27l-20 97h1c14-18 32-30 54-30 17 0 37 11 37 40 0 8-1 18-2 25l-17 88h-25l16-86c1-6 2-13 2-21 0-14-6-24-23-24-20 0-46 23-52 56l-14 75z">
          <text:p/>
        </draw:path>
        <draw:path draw:style-name="gr6" draw:text-style-name="P6" draw:layer="layout" svg:width="0.158cm" svg:height="0.217cm" svg:x="3.492cm" svg:y="27.636cm" svg:viewBox="0 0 159 218" svg:d="M55 0l15 81c3 17 5 28 7 39 4-9 9-20 16-36l38-84h28l-57 114c-16 32-31 58-51 78-18 17-36 24-44 26l-7-22c7-2 18-6 28-14s22-20 30-35c1-2 1-4 0-6l-30-141z">
          <text:p/>
        </draw:path>
        <draw:path draw:style-name="gr6" draw:text-style-name="P6" draw:layer="layout" svg:width="0.14cm" svg:height="0.153cm" svg:x="3.649cm" svg:y="27.632cm" svg:viewBox="0 0 141 154" svg:d="M0 154l20-107c4-16 6-31 7-43h24l-4 29h1c13-21 34-33 55-33 18 0 38 11 38 42 0 6-1 16-3 24l-16 88h-26l17-87c1-6 2-13 2-20 0-14-6-25-24-25s-44 22-51 58l-14 74z">
          <text:p/>
        </draw:path>
        <draw:path draw:style-name="gr6" draw:text-style-name="P6" draw:layer="layout" svg:width="0.06cm" svg:height="0.077cm" svg:x="3.792cm" svg:y="27.746cm" svg:viewBox="0 0 61 78" svg:d="M0 78c9-18 24-51 31-75l30-3c-11 27-30 61-41 76z">
          <text:p/>
        </draw:path>
        <draw:path draw:style-name="gr6" draw:text-style-name="P6" draw:layer="layout" svg:width="0.145cm" svg:height="0.204cm" svg:x="3.926cm" svg:y="27.581cm" svg:viewBox="0 0 146 205" svg:d="M0 205l3-17 30-25c55-46 86-77 86-110 0-15-8-31-31-31-18 0-32 8-41 15l-7-19c14-10 35-18 53-18 38 0 53 25 53 49 0 43-39 81-87 120l-17 13v1h84l-4 22z">
          <text:p/>
        </draw:path>
        <draw:path draw:style-name="gr6" draw:text-style-name="P6" draw:layer="layout" svg:width="0.137cm" svg:height="0.207cm" svg:x="4.091cm" svg:y="27.581cm" svg:viewBox="0 0 138 208" svg:d="M25 141c0 21 4 47 28 47 39 0 59-82 59-122 0-17-2-45-27-45-35 0-60 71-60 120zM138 64c0 66-31 144-88 144-37 0-50-30-50-68 0-67 35-140 87-140 39 0 51 32 51 64z">
          <text:p/>
        </draw:path>
        <draw:polygon draw:style-name="gr6" draw:text-style-name="P6" draw:layer="layout" svg:width="0.067cm" svg:height="0.2cm" svg:x="4.281cm" svg:y="27.585cm" svg:viewBox="0 0 68 201" draw:points="37,25 36,25 2,43 0,22 46,0 68,0 29,201 4,201">
          <text:p/>
        </draw:polygon>
        <draw:path draw:style-name="gr6" draw:text-style-name="P6" draw:layer="layout" svg:width="0.137cm" svg:height="0.207cm" svg:x="4.394cm" svg:y="27.581cm" svg:viewBox="0 0 138 208" svg:d="M25 141c0 21 4 47 28 47 39 0 59-82 59-122 0-17-2-45-26-45-36 0-61 71-61 120zM138 64c0 66-31 144-88 144-37 0-50-30-50-68 0-67 35-140 88-140 39 0 50 32 50 64z">
          <text:p/>
        </draw:path>
        <draw:polygon draw:style-name="gr2" draw:text-style-name="P2" draw:layer="layout" svg:width="10.088cm" svg:height="6.693cm" svg:x="10.645cm" svg:y="0.937cm" svg:viewBox="0 0 10089 6694" draw:points="10089,6694 0,6694 0,0 10089,0">
          <text:p/>
        </draw:polygon>
        <draw:polygon draw:style-name="gr38" draw:text-style-name="P14" draw:layer="layout" svg:width="10.088cm" svg:height="2.256cm" svg:x="10.645cm" svg:y="0.937cm" svg:viewBox="0 0 10089 2257" draw:points="10089,2257 0,2257 0,0 10089,0">
          <text:p/>
        </draw:polygon>
        <draw:path draw:style-name="gr2" draw:text-style-name="P2" draw:layer="layout" svg:width="0.683cm" svg:height="0.887cm" svg:x="13.626cm" svg:y="2.335cm" svg:viewBox="0 0 684 888" svg:d="M367 888c-131 0-263-45-367-139l113-134c77 64 158 105 258 105 78 0 125-31 125-82v-2c0-48-30-73-175-110-174-44-286-92-286-263v-3c0-156 126-260 302-260 126 0 234 40 321 110l-98 143c-77-53-152-85-226-85-72 0-111 33-111 75v2c0 57 37 75 187 114 175 45 274 108 274 258v3c0 172-131 268-317 268z">
          <text:p/>
        </draw:path>
        <draw:path draw:style-name="gr2" draw:text-style-name="P2" draw:layer="layout" svg:width="0.916cm" svg:height="0.892cm" svg:x="14.436cm" svg:y="2.333cm" svg:viewBox="0 0 917 893" svg:d="M719 446c0-148-109-271-262-271s-259 120-259 268v3c0 148 109 271 261 271 153 0 260-121 260-269zM457 893c-266 0-457-200-457-445v-2c0-246 193-446 459-446 268 0 458 198 458 443v3c0 245-193 447-460 447z">
          <text:p/>
        </draw:path>
        <draw:polygon draw:style-name="gr2" draw:text-style-name="P2" draw:layer="layout" svg:width="0.62cm" svg:height="0.863cm" svg:x="15.521cm" svg:y="2.347cm" svg:viewBox="0 0 621 864" draw:points="0,864 0,0 190,0 190,691 621,691 621,864">
          <text:p/>
        </draw:polygon>
        <draw:path draw:style-name="gr2" draw:text-style-name="P2" draw:layer="layout" svg:width="0.752cm" svg:height="0.876cm" svg:x="16.245cm" svg:y="2.347cm" svg:viewBox="0 0 753 877" svg:d="M374 877c-232 0-374-129-374-384v-493h190v488c0 141 70 214 186 214s186-71 186-207v-495h191v487c0 262-148 390-379 390z">
          <text:p/>
        </draw:path>
        <draw:polygon draw:style-name="gr2" draw:text-style-name="P2" draw:layer="layout" svg:width="0.714cm" svg:height="0.863cm" svg:x="17.129cm" svg:y="2.347cm" svg:viewBox="0 0 715 864" draw:points="453,175 453,864 262,864 262,175 0,175 0,0 715,0 715,175">
          <text:p/>
        </draw:polygon>
        <draw:polygon draw:style-name="gr2" draw:text-style-name="P2" draw:layer="layout" svg:width="0.19cm" svg:height="0.863cm" svg:x="17.997cm" svg:y="2.347cm" svg:viewBox="0 0 191 864" draw:points="0,0 191,0 191,864 0,864">
          <text:p/>
        </draw:polygon>
        <draw:path draw:style-name="gr2" draw:text-style-name="P2" draw:layer="layout" svg:width="0.917cm" svg:height="0.892cm" svg:x="18.364cm" svg:y="2.333cm" svg:viewBox="0 0 918 893" svg:d="M720 446c0-148-109-271-262-271s-259 120-259 268v3c0 148 108 271 262 271 153 0 259-121 259-269zM458 893c-267 0-458-200-458-445v-2c0-246 194-446 461-446 266 0 457 198 457 443v3c0 245-193 447-460 447z">
          <text:p/>
        </draw:path>
        <draw:polygon draw:style-name="gr2" draw:text-style-name="P2" draw:layer="layout" svg:width="0.766cm" svg:height="0.863cm" svg:x="19.45cm" svg:y="2.347cm" svg:viewBox="0 0 767 864" draw:points="606,864 188,315 188,864 0,864 0,0 176,0 580,531 580,0 767,0 767,864">
          <text:p/>
        </draw:polygon>
        <draw:polygon draw:style-name="gr4" draw:text-style-name="P4" draw:layer="layout" svg:width="0.271cm" svg:height="0.289cm" svg:x="12.163cm" svg:y="4.734cm" svg:viewBox="0 0 272 290" draw:points="251,290 251,39 136,205 135,205 21,39 21,290 0,290 0,0 20,0 136,171 252,0 272,0 272,290">
          <text:p/>
        </draw:polygon>
        <draw:path draw:style-name="gr4" draw:text-style-name="P4" draw:layer="layout" svg:width="0.181cm" svg:height="0.218cm" svg:x="12.498cm" svg:y="4.805cm" svg:viewBox="0 0 182 219" svg:d="M162 112c-17-5-41-10-71-10-44 0-69 20-69 49v1c0 30 29 48 61 48 43 0 79-26 79-65zM162 214v-35c-14 20-40 40-80 40-39 0-82-22-82-66v-1c0-43 38-68 93-68 29 0 49 4 69 9v-9c0-43-26-65-69-65-25 0-46 7-66 17l-7-18c23-11 46-18 74-18 54 0 88 28 88 83v131z">
          <text:p/>
        </draw:path>
        <draw:path draw:style-name="gr4" draw:text-style-name="P4" draw:layer="layout" svg:width="0.192cm" svg:height="0.22cm" svg:x="12.737cm" svg:y="4.803cm" svg:viewBox="0 0 193 221" svg:d="M107 221c-60 0-107-50-107-110v-1c0-59 47-110 107-110 40 0 64 18 84 39l-14 15c-18-19-39-35-70-35-48 0-86 40-86 90v1c0 52 40 92 88 92 29 0 52-15 70-35l14 12c-22 24-47 42-86 42z">
          <text:p/>
        </draw:path>
        <draw:path draw:style-name="gr4" draw:text-style-name="P4" draw:layer="layout" svg:width="0.18cm" svg:height="0.3cm" svg:x="12.985cm" svg:y="4.723cm" svg:viewBox="0 0 181 301" svg:d="M160 301v-126c0-43-24-71-67-71-41 0-72 31-72 75v122h-21v-301h21v129c14-24 37-44 75-44 53 0 85 37 85 87v129z">
          <text:p/>
        </draw:path>
        <draw:path draw:style-name="gr4" draw:text-style-name="P4" draw:layer="layout" svg:width="0.316cm" svg:height="0.215cm" svg:x="13.625cm" svg:y="4.808cm" svg:viewBox="0 0 317 216" svg:d="M297 216v-125c0-45-23-71-62-71-36 0-67 27-67 74v122h-20v-126c0-43-24-70-61-70-38 0-67 33-67 75v121h-20v-211h20v39c13-22 32-44 70-44 36 0 59 22 70 47 14-24 36-47 77-47 49 0 80 36 80 89v127z">
          <text:p/>
        </draw:path>
        <draw:path draw:style-name="gr4" draw:text-style-name="P4" draw:layer="layout" svg:width="0.181cm" svg:height="0.218cm" svg:x="13.998cm" svg:y="4.805cm" svg:viewBox="0 0 182 219" svg:d="M162 112c-17-5-41-10-71-10-45 0-70 20-70 49v1c0 30 29 48 62 48 43 0 79-26 79-65zM162 214v-35c-15 20-40 40-80 40s-82-22-82-66v-1c0-43 37-68 92-68 30 0 50 4 70 9v-9c0-43-26-65-69-65-26 0-48 7-67 17l-7-18c23-11 46-18 75-18 54 0 88 28 88 83v131z">
          <text:p/>
        </draw:path>
        <draw:polygon draw:style-name="gr4" draw:text-style-name="P4" draw:layer="layout" svg:width="0.02cm" svg:height="0.3cm" svg:x="14.254cm" svg:y="4.723cm" svg:viewBox="0 0 21 301" draw:points="0,0 21,0 21,301 0,301">
          <text:p/>
        </draw:polygon>
        <draw:path draw:style-name="gr4" draw:text-style-name="P4" draw:layer="layout" svg:width="0.211cm" svg:height="0.289cm" svg:x="15.481cm" svg:y="4.734cm" svg:viewBox="0 0 212 290" svg:d="M191 90c0-45-36-69-88-69h-82v141h80c53 0 90-28 90-71zM100 182h-79v108h-21v-290h105c63 0 107 34 107 89v1c0 60-52 92-112 92z">
          <text:p/>
        </draw:path>
        <draw:path draw:style-name="gr4" draw:text-style-name="P4" draw:layer="layout" svg:width="0.181cm" svg:height="0.218cm" svg:x="15.729cm" svg:y="4.805cm" svg:viewBox="0 0 182 219" svg:d="M163 112c-18-5-41-10-71-10-45 0-70 20-70 49v1c0 30 29 48 61 48 43 0 80-26 80-65zM162 214v-35c-14 20-40 40-80 40-39 0-82-22-82-66v-1c0-43 38-68 93-68 29 0 49 4 69 9v-9c0-43-26-65-69-65-25 0-46 7-66 17l-8-18c24-11 47-18 75-18 54 0 88 28 88 83v131z">
          <text:p/>
        </draw:path>
        <draw:path draw:style-name="gr4" draw:text-style-name="P4" draw:layer="layout" svg:width="0.18cm" svg:height="0.215cm" svg:x="15.978cm" svg:y="4.808cm" svg:viewBox="0 0 181 216" svg:d="M160 211v-39c-14 24-37 44-75 44-54 0-85-36-85-87v-129h20v126c0 43 24 71 68 71 41 0 72-31 72-74v-123h21v211z">
          <text:p/>
        </draw:path>
        <draw:path draw:style-name="gr4" draw:text-style-name="P4" draw:layer="layout" svg:width="0.158cm" svg:height="0.218cm" svg:x="16.216cm" svg:y="4.805cm" svg:viewBox="0 0 159 219" svg:d="M86 219c-31 0-64-12-86-30l12-16c23 17 48 27 75 27 28 0 51-16 51-40v-1c0-24-27-33-56-42-34-9-72-20-72-58v-1c0-34 28-58 69-58 25 0 54 9 75 23l-10 17c-21-13-44-21-66-21-28 0-47 16-47 37v1c0 24 28 33 58 41 34 10 70 22 70 59v1c0 37-33 61-73 61z">
          <text:p/>
        </draw:path>
        <draw:path draw:style-name="gr4" draw:text-style-name="P4" draw:layer="layout" svg:width="0.195cm" svg:height="0.22cm" svg:x="16.424cm" svg:y="4.803cm" svg:viewBox="0 0 196 221" svg:d="M173 100c-3-42-27-81-75-81-41 0-73 35-77 81zM103 202c33 0 55-15 72-33l15 12c-22 23-47 40-88 40-55 0-102-44-102-111 0-61 42-110 99-110 59 0 97 48 97 110v1c0 3 0 4 0 7h-175c4 53 41 84 82 84z">
          <text:p/>
        </draw:path>
        <draw:path draw:style-name="gr4" draw:text-style-name="P4" draw:layer="layout" svg:width="0.179cm" svg:height="0.215cm" svg:x="16.797cm" svg:y="4.808cm" svg:viewBox="0 0 180 216" svg:d="M160 211v-39c-14 24-38 44-76 44-53 0-84-36-84-87v-129h20v126c0 43 24 71 67 71 41 0 73-31 73-74v-123h20v211z">
          <text:p/>
        </draw:path>
        <draw:path draw:style-name="gr4" draw:text-style-name="P4" draw:layer="layout" svg:width="0.316cm" svg:height="0.215cm" svg:x="17.053cm" svg:y="4.808cm" svg:viewBox="0 0 317 216" svg:d="M297 216v-125c0-45-23-71-62-71-35 0-66 27-66 74v122h-20v-126c0-43-24-70-61-70-38 0-67 33-67 75v121h-21v-211h21v39c13-22 32-44 70-44 36 0 59 22 70 47 14-24 36-47 76-47 50 0 80 36 80 89v127z">
          <text:p/>
        </draw:path>
        <draw:path draw:style-name="gr4" draw:text-style-name="P4" draw:layer="layout" svg:width="0.181cm" svg:height="0.218cm" svg:x="17.549cm" svg:y="4.805cm" svg:viewBox="0 0 182 219" svg:d="M163 112c-18-5-42-10-72-10-44 0-69 20-69 49v1c0 30 29 48 61 48 43 0 80-26 80-65zM162 214v-35c-14 20-40 40-80 40-39 0-82-22-82-66v-1c0-43 39-68 93-68 29 0 49 4 69 9v-9c0-43-26-65-69-65-25 0-46 7-66 17l-8-18c24-11 47-18 75-18 54 0 88 28 88 83v131z">
          <text:p/>
        </draw:path>
        <draw:path draw:style-name="gr4" draw:text-style-name="P4" draw:layer="layout" svg:width="0.179cm" svg:height="0.215cm" svg:x="17.798cm" svg:y="4.808cm" svg:viewBox="0 0 180 216" svg:d="M160 211v-39c-14 24-37 44-75 44-54 0-85-36-85-87v-129h20v126c0 43 25 71 68 71 41 0 72-31 72-74v-123h20v211z">
          <text:p/>
        </draw:path>
        <draw:path draw:style-name="gr4" draw:text-style-name="P4" draw:layer="layout" svg:width="0.124cm" svg:height="0.301cm" svg:x="18.036cm" svg:y="4.722cm" svg:viewBox="0 0 125 302" svg:d="M93 18c-29 0-43 17-43 53v20h74v19h-74v192h-20v-192h-30v-19h30v-20c0-45 23-71 63-71 12 0 22 1 32 5v19c-13-4-22-6-32-6z">
          <text:p/>
        </draw:path>
        <draw:path draw:style-name="gr4" draw:text-style-name="P4" draw:layer="layout" svg:width="0.179cm" svg:height="0.215cm" svg:x="18.326cm" svg:y="4.808cm" svg:viewBox="0 0 180 216" svg:d="M160 216v-125c0-43-24-71-67-71-41 0-73 31-73 75v121h-20v-211h20v40c14-24 38-45 76-45 53 0 84 38 84 88v128z">
          <text:p/>
        </draw:path>
        <draw:path draw:style-name="gr4" draw:text-style-name="P4" draw:layer="layout" svg:width="0.195cm" svg:height="0.22cm" svg:x="18.563cm" svg:y="4.803cm" svg:viewBox="0 0 196 221" svg:d="M174 100c-3-42-27-81-75-81-42 0-74 35-78 81zM103 202c33 0 55-15 72-33l15 12c-22 23-47 40-87 40-55 0-103-44-103-111 0-61 43-110 99-110 59 0 97 48 97 110v1c0 3 0 4 0 7h-175c4 53 41 84 82 84z">
          <text:p/>
        </draw:path>
        <draw:path draw:style-name="gr4" draw:text-style-name="P4" draw:layer="layout" svg:width="0.18cm" svg:height="0.215cm" svg:x="18.813cm" svg:y="4.808cm" svg:viewBox="0 0 181 216" svg:d="M160 211v-39c-14 24-37 44-76 44-53 0-84-36-84-87v-129h20v126c0 43 24 71 67 71 42 0 73-31 73-74v-123h21v211z">
          <text:p/>
        </draw:path>
        <draw:path draw:style-name="gr4" draw:text-style-name="P4" draw:layer="layout" svg:width="0.196cm" svg:height="0.22cm" svg:x="19.054cm" svg:y="4.803cm" svg:viewBox="0 0 197 221" svg:d="M175 100c-3-42-27-81-75-81-42 0-74 35-78 81zM105 202c32 0 55-15 72-33l14 12c-22 23-47 40-87 40-56 0-104-44-104-111 0-61 43-110 101-110 59 0 96 48 96 110v1c0 3 0 4 0 7h-175c4 53 41 84 83 84z">
          <text:p/>
        </draw:path>
        <draw:path draw:style-name="gr4" draw:text-style-name="P4" draw:layer="layout" svg:width="0.257cm" svg:height="0.297cm" svg:x="12.151cm" svg:y="5.223cm" svg:viewBox="0 0 258 298" svg:d="M145 298c-92 0-145-67-145-148v-1c0-78 56-149 143-149 47 0 76 14 105 38l-14 16c-23-20-49-35-92-35-70 0-120 60-120 129v1c0 74 47 131 124 131 37 0 71-17 92-34v-83h-96v-20h116v111c-26 24-66 44-113 44z">
          <text:p/>
        </draw:path>
        <draw:path draw:style-name="gr4" draw:text-style-name="P4" draw:layer="layout" svg:width="0.196cm" svg:height="0.219cm" svg:x="12.466cm" svg:y="5.301cm" svg:viewBox="0 0 197 220" svg:d="M175 101c-3-43-27-82-76-82-41 0-74 35-77 82zM104 202c33 0 56-15 73-33l14 12c-22 23-47 39-88 39-55 0-103-43-103-109v-1c0-61 43-110 100-110 60 0 97 48 97 111v1c0 3 0 4-1 7h-174c3 52 41 83 82 83z">
          <text:p/>
        </draw:path>
        <draw:path draw:style-name="gr4" draw:text-style-name="P4" draw:layer="layout" svg:width="0.208cm" svg:height="0.304cm" svg:x="12.707cm" svg:y="5.216cm" svg:viewBox="0 0 209 305" svg:d="M190 195c0-53-42-90-85-90-47 0-83 34-83 90v1c0 55 38 90 83 90 43 0 85-36 85-90zM189 301v-47c-18 27-45 51-86 51-52 0-103-40-103-108v-1c0-68 51-111 103-111 42 0 69 25 86 51v-136h20v301z">
          <text:p/>
        </draw:path>
        <draw:path draw:style-name="gr4" draw:text-style-name="P4" draw:layer="layout" svg:width="0.181cm" svg:height="0.217cm" svg:x="12.974cm" svg:y="5.303cm" svg:viewBox="0 0 182 218" svg:d="M163 111c-18-4-41-9-71-9-46 0-70 20-70 49v1c0 30 28 48 62 48 42 0 79-27 79-65zM162 214v-35c-14 20-40 39-80 39s-82-22-82-65v-1c0-44 38-68 93-68 29 0 49 3 69 9v-9c0-43-25-64-69-64-26 0-47 7-66 17l-8-18c23-12 46-19 76-19 53 0 87 29 87 83v131z">
          <text:p/>
        </draw:path>
        <draw:path draw:style-name="gr4" draw:text-style-name="P4" draw:layer="layout" svg:width="0.18cm" svg:height="0.215cm" svg:x="13.227cm" svg:y="5.301cm" svg:viewBox="0 0 181 216" svg:d="M161 216v-126c0-43-25-71-68-71-41 0-73 31-73 74v123h-20v-211h20v39c14-25 38-44 76-44 54 0 85 36 85 86v130z">
          <text:p/>
        </draw:path>
        <draw:polygon draw:style-name="gr4" draw:text-style-name="P4" draw:layer="layout" svg:width="0.18cm" svg:height="0.3cm" svg:x="13.479cm" svg:y="5.216cm" svg:viewBox="0 0 181 301" draw:points="155,301 72,198 20,250 20,301 0,301 0,0 20,0 20,225 151,91 178,91 86,184 181,301">
          <text:p/>
        </draw:polygon>
        <draw:path draw:style-name="gr4" draw:text-style-name="P4" draw:layer="layout" svg:width="0.196cm" svg:height="0.219cm" svg:x="13.684cm" svg:y="5.301cm" svg:viewBox="0 0 197 220" svg:d="M175 101c-3-43-27-82-75-82-43 0-75 35-78 82zM105 202c32 0 54-15 72-33l14 12c-22 23-47 39-87 39-56 0-104-43-104-109v-1c0-61 43-110 101-110s96 48 96 111v1c0 3 0 4-1 7h-174c3 52 41 83 83 83z">
          <text:p/>
        </draw:path>
        <draw:path draw:style-name="gr4" draw:text-style-name="P4" draw:layer="layout" svg:width="0.179cm" svg:height="0.215cm" svg:x="13.939cm" svg:y="5.301cm" svg:viewBox="0 0 180 216" svg:d="M160 216v-126c0-43-24-71-68-71-41 0-72 31-72 74v123h-20v-211h20v39c14-25 37-44 75-44 54 0 85 36 85 86v130z">
          <text:p/>
        </draw:path>
        <draw:polygon draw:style-name="gr4" draw:text-style-name="P4" draw:layer="layout" svg:width="0.181cm" svg:height="0.21cm" svg:x="14.299cm" svg:y="5.306cm" svg:viewBox="0 0 182 211" draw:points="0,211 0,199 152,18 6,18 6,0 182,0 182,12 30,192 182,192 182,211">
          <text:p/>
        </draw:polygon>
        <draw:path draw:style-name="gr4" draw:text-style-name="P4" draw:layer="layout" svg:width="0.179cm" svg:height="0.214cm" svg:x="14.537cm" svg:y="5.306cm" svg:viewBox="0 0 180 215" svg:d="M160 211v-39c-14 24-37 43-75 43-54 0-85-36-85-87v-128h20v125c0 44 24 72 67 72 42 0 73-31 73-76v-121h20v211z">
          <text:p/>
        </draw:path>
        <draw:polygon draw:style-name="gr4" draw:text-style-name="P4" draw:layer="layout" svg:width="0.179cm" svg:height="0.3cm" svg:x="14.916cm" svg:y="5.216cm" svg:viewBox="0 0 180 301" draw:points="155,301 72,198 20,250 20,301 0,301 0,0 20,0 20,225 151,91 177,91 86,184 180,301">
          <text:p/>
        </draw:polygon>
        <draw:path draw:style-name="gr4" draw:text-style-name="P4" draw:layer="layout" svg:width="0.215cm" svg:height="0.219cm" svg:x="15.121cm" svg:y="5.301cm" svg:viewBox="0 0 216 220" svg:d="M195 111c0-52-38-92-87-92s-86 41-86 91v1c0 50 39 91 87 91 50 0 86-41 86-90zM108 220c-62 0-108-50-108-108v-1c0-60 47-111 109-111s107 50 107 110v1c0 59-45 109-108 109z">
          <text:p/>
        </draw:path>
        <draw:path draw:style-name="gr4" draw:text-style-name="P4" draw:layer="layout" svg:width="0.317cm" svg:height="0.215cm" svg:x="15.398cm" svg:y="5.301cm" svg:viewBox="0 0 318 216" svg:d="M298 216v-126c0-45-24-71-63-71-35 0-66 27-66 74v123h-20v-127c0-44-24-70-62-70-37 0-67 33-67 75v122h-20v-211h20v37c14-21 33-42 70-42s59 21 71 45c13-23 36-45 75-45 51 0 82 35 82 88v128z">
          <text:p/>
        </draw:path>
        <draw:path draw:style-name="gr4" draw:text-style-name="P4" draw:layer="layout" svg:width="0.316cm" svg:height="0.215cm" svg:x="15.789cm" svg:y="5.301cm" svg:viewBox="0 0 317 216" svg:d="M297 216v-126c0-45-23-71-62-71-35 0-67 27-67 74v123h-20v-127c0-44-24-70-61-70s-67 33-67 75v122h-20v-211h20v37c13-21 32-42 70-42 36 0 59 21 70 45 15-23 38-45 77-45 50 0 80 35 80 88v128z">
          <text:p/>
        </draw:path>
        <draw:path draw:style-name="gr4" draw:text-style-name="P4" draw:layer="layout" svg:width="0.195cm" svg:height="0.219cm" svg:x="16.165cm" svg:y="5.301cm" svg:viewBox="0 0 196 220" svg:d="M175 101c-3-43-27-82-76-82-42 0-74 35-78 82zM103 202c34 0 56-15 73-33l14 12c-21 23-46 39-87 39-55 0-103-43-103-109v-1c0-61 43-110 99-110 60 0 97 48 97 111v1c0 3 0 4 0 7h-175c4 52 41 83 82 83z">
          <text:p/>
        </draw:path>
        <draw:path draw:style-name="gr4" draw:text-style-name="P4" draw:layer="layout" svg:width="0.18cm" svg:height="0.215cm" svg:x="16.419cm" svg:y="5.301cm" svg:viewBox="0 0 181 216" svg:d="M160 216v-126c0-43-25-71-67-71-41 0-73 31-73 74v123h-20v-211h20v39c14-25 38-44 76-44 54 0 85 36 85 86v130z">
          <text:p/>
        </draw:path>
        <draw:polygon draw:style-name="gr4" draw:text-style-name="P4" draw:layer="layout" svg:width="0.027cm" svg:height="0.035cm" svg:x="16.666cm" svg:y="5.481cm" svg:viewBox="0 0 28 36" draw:points="0,0 28,0 28,36 0,36">
          <text:p/>
        </draw:polygon>
        <draw:path draw:style-name="gr2" draw:text-style-name="P2" draw:layer="layout" svg:width="0.07cm" svg:height="0.223cm" svg:x="12.179cm" svg:y="1.523cm" svg:viewBox="0 0 71 224" svg:d="M35 224c20 0 36-16 36-35v-154c0-20-16-35-36-35s-35 15-35 35v154c0 19 15 35 35 35z">
          <text:p/>
        </draw:path>
        <draw:path draw:style-name="gr2" draw:text-style-name="P2" draw:layer="layout" svg:width="0.223cm" svg:height="0.07cm" svg:x="11.61cm" svg:y="2.152cm" svg:viewBox="0 0 224 71" svg:d="M189 0h-154c-19 0-35 16-35 35 0 20 16 36 35 36h154c20 0 35-16 35-36 0-19-15-35-35-35z">
          <text:p/>
        </draw:path>
        <draw:path draw:style-name="gr2" draw:text-style-name="P2" draw:layer="layout" svg:width="0.203cm" svg:height="0.147cm" svg:x="11.657cm" svg:y="1.841cm" svg:viewBox="0 0 204 148" svg:d="M186 81l-134-76c-17-10-38-4-48 13-9 17-4 38 13 48l133 77c18 10 39 4 49-14 9-17 4-38-13-48z">
          <text:p/>
        </draw:path>
        <draw:path draw:style-name="gr2" draw:text-style-name="P2" draw:layer="layout" svg:width="0.145cm" svg:height="0.204cm" svg:x="11.872cm" svg:y="1.612cm" svg:viewBox="0 0 146 205" svg:d="M128 200c17-9 23-31 14-47l-75-135c-10-17-31-23-48-14-18 10-24 31-14 48l75 135c10 17 31 23 48 13z">
          <text:p/>
        </draw:path>
        <draw:path draw:style-name="gr2" draw:text-style-name="P2" draw:layer="layout" svg:width="0.223cm" svg:height="0.074cm" svg:x="12.595cm" svg:y="2.155cm" svg:viewBox="0 0 224 75" svg:d="M190 4l-154-4c-19-1-36 15-36 35-1 19 15 35 35 36l153 4c19 0 35-15 36-34 0-20-15-37-34-37z">
          <text:p/>
        </draw:path>
        <draw:path draw:style-name="gr2" draw:text-style-name="P2" draw:layer="layout" svg:width="0.205cm" svg:height="0.143cm" svg:x="12.575cm" svg:y="1.847cm" svg:viewBox="0 0 206 144" svg:d="M51 140l136-74c17-9 24-31 14-48-9-17-31-23-48-14l-135 74c-17 9-23 30-14 47s30 24 47 15z">
          <text:p/>
        </draw:path>
        <draw:path draw:style-name="gr2" draw:text-style-name="P2" draw:layer="layout" svg:width="0.148cm" svg:height="0.202cm" svg:x="12.422cm" svg:y="1.612cm" svg:viewBox="0 0 149 203" svg:d="M132 5c-16-10-38-5-49 12l-78 133c-10 16-5 38 12 48s38 4 48-13l79-132c10-17 5-38-12-48z">
          <text:p/>
        </draw:path>
        <draw:polygon draw:style-name="gr2" draw:text-style-name="P2" draw:layer="layout" svg:width="0.374cm" svg:height="0.364cm" svg:x="12.027cm" svg:y="2.608cm" svg:viewBox="0 0 375 365" draw:points="0,230 120,326 120,365 172,365 204,365 256,365 256,326 375,230 375,130 197,219 124,219 124,213 375,75 375,0 0,179">
          <text:p/>
        </draw:polygon>
        <draw:path draw:style-name="gr2" draw:text-style-name="P2" draw:layer="layout" svg:width="0.618cm" svg:height="0.94cm" svg:x="11.905cm" svg:y="1.802cm" svg:viewBox="0 0 619 941" svg:d="M237 169c-62 20-92 87-93 87-4 11-15 17-26 17-4 0-8-1-12-2-14-6-20-23-14-37 1-4 41-91 128-119 15-4 30 4 35 18 5 15-3 31-18 36zM619 314c0-166-130-314-309-314s-310 148-310 314c-3 202 166 341 166 341v57h-44v97l38-17 73 8-111 56v85l375-174v-55h-43v-57c0 0 167-139 165-341z">
          <text:p/>
        </draw:path>
        <draw:polygon draw:style-name="gr2" draw:text-style-name="P2" draw:layer="layout" svg:width="10.088cm" svg:height="6.693cm" svg:x="10.645cm" svg:y="7.768cm" svg:viewBox="0 0 10089 6694" draw:points="10089,6694 0,6694 0,0 10089,0">
          <text:p/>
        </draw:polygon>
        <draw:polygon draw:style-name="gr38" draw:text-style-name="P14" draw:layer="layout" svg:width="10.088cm" svg:height="2.256cm" svg:x="10.645cm" svg:y="7.768cm" svg:viewBox="0 0 10089 2257" draw:points="10089,2257 0,2257 0,0 10089,0">
          <text:p/>
        </draw:polygon>
        <draw:path draw:style-name="gr2" draw:text-style-name="P2" draw:layer="layout" svg:width="0.683cm" svg:height="0.888cm" svg:x="13.626cm" svg:y="9.166cm" svg:viewBox="0 0 684 889" svg:d="M367 889c-131 0-263-46-367-138l113-135c77 64 158 105 258 105 78 0 125-31 125-81v-3c0-48-30-72-175-109-174-45-286-93-286-264v-3c0-157 126-261 302-261 126 0 234 40 321 110l-98 144c-77-53-152-85-226-85-72 0-111 33-111 75v3c0 56 37 75 187 113 175 46 274 108 274 259v2c0 172-131 268-317 268z">
          <text:p/>
        </draw:path>
        <draw:path draw:style-name="gr2" draw:text-style-name="P2" draw:layer="layout" svg:width="0.916cm" svg:height="0.892cm" svg:x="14.436cm" svg:y="9.164cm" svg:viewBox="0 0 917 893" svg:d="M719 447c0-148-109-272-262-272s-259 122-259 270v2c0 148 109 271 261 271 153 0 260-121 260-268zM457 893c-266 0-457-198-457-443v-3c0-246 193-447 459-447 268 0 458 198 458 445v2c0 245-193 446-460 446z">
          <text:p/>
        </draw:path>
        <draw:polygon draw:style-name="gr2" draw:text-style-name="P2" draw:layer="layout" svg:width="0.62cm" svg:height="0.862cm" svg:x="15.521cm" svg:y="9.179cm" svg:viewBox="0 0 621 863" draw:points="0,863 0,0 190,0 190,690 621,690 621,863">
          <text:p/>
        </draw:polygon>
        <draw:path draw:style-name="gr2" draw:text-style-name="P2" draw:layer="layout" svg:width="0.752cm" svg:height="0.876cm" svg:x="16.245cm" svg:y="9.179cm" svg:viewBox="0 0 753 877" svg:d="M374 877c-232 0-374-130-374-383v-494h190v489c0 140 70 213 186 213s186-70 186-207v-495h191v487c0 262-148 390-379 390z">
          <text:p/>
        </draw:path>
        <draw:polygon draw:style-name="gr2" draw:text-style-name="P2" draw:layer="layout" svg:width="0.714cm" svg:height="0.862cm" svg:x="17.129cm" svg:y="9.179cm" svg:viewBox="0 0 715 863" draw:points="453,175 453,863 262,863 262,175 0,175 0,0 715,0 715,175">
          <text:p/>
        </draw:polygon>
        <draw:polygon draw:style-name="gr2" draw:text-style-name="P2" draw:layer="layout" svg:width="0.19cm" svg:height="0.862cm" svg:x="17.997cm" svg:y="9.179cm" svg:viewBox="0 0 191 863" draw:points="0,0 191,0 191,863 0,863">
          <text:p/>
        </draw:polygon>
        <draw:path draw:style-name="gr2" draw:text-style-name="P2" draw:layer="layout" svg:width="0.917cm" svg:height="0.892cm" svg:x="18.364cm" svg:y="9.164cm" svg:viewBox="0 0 918 893" svg:d="M720 447c0-148-109-272-262-272s-259 122-259 270v2c0 148 108 271 262 271 153 0 259-121 259-268zM458 893c-267 0-458-198-458-443v-3c0-246 194-447 461-447 266 0 457 198 457 445v2c0 245-193 446-460 446z">
          <text:p/>
        </draw:path>
        <draw:polygon draw:style-name="gr2" draw:text-style-name="P2" draw:layer="layout" svg:width="0.766cm" svg:height="0.862cm" svg:x="19.45cm" svg:y="9.179cm" svg:viewBox="0 0 767 863" draw:points="606,863 188,314 188,863 0,863 0,0 176,0 580,531 580,0 767,0 767,863">
          <text:p/>
        </draw:polygon>
        <draw:polygon draw:style-name="gr4" draw:text-style-name="P4" draw:layer="layout" svg:width="0.227cm" svg:height="0.287cm" svg:x="12.163cm" svg:y="11.567cm" svg:viewBox="0 0 228 288" draw:points="207,288 207,154 22,154 22,288 0,288 0,0 22,0 22,134 207,134 207,0 228,0 228,288">
          <text:p/>
        </draw:polygon>
        <draw:path draw:style-name="gr4" draw:text-style-name="P4" draw:layer="layout" svg:width="0.215cm" svg:height="0.219cm" svg:x="12.457cm" svg:y="11.64cm" svg:viewBox="0 0 216 220" svg:d="M194 110c0-51-38-91-87-91-50 0-86 40-86 91s38 91 87 91c50 0 86-40 86-90zM107 220c-62 0-107-50-107-109v-1c0-59 45-110 108-110s108 50 108 110c0 59-46 110-109 110z">
          <text:p/>
        </draw:path>
        <draw:polygon draw:style-name="gr4" draw:text-style-name="P4" draw:layer="layout" svg:width="0.02cm" svg:height="0.3cm" svg:x="12.737cm" svg:y="11.554cm" svg:viewBox="0 0 21 301" draw:points="0,0 21,0 21,301 0,301">
          <text:p/>
        </draw:polygon>
        <draw:path draw:style-name="gr4" draw:text-style-name="P4" draw:layer="layout" svg:width="0.124cm" svg:height="0.28cm" svg:x="12.817cm" svg:y="11.578cm" svg:viewBox="0 0 125 281" svg:d="M90 281c-33 0-59-18-59-58v-137h-31v-18h31v-68h20v68h74v18h-74v135c0 30 18 41 42 41 10 0 19-2 31-7v19c-11 4-21 7-34 7z">
          <text:p/>
        </draw:path>
        <draw:polygon draw:style-name="gr4" draw:text-style-name="P4" draw:layer="layout" svg:width="0.207cm" svg:height="0.287cm" svg:x="13.128cm" svg:y="11.567cm" svg:viewBox="0 0 208 288" draw:points="0,288 0,0 206,0 206,19 21,19 21,133 187,133 187,153 21,153 21,269 208,269 208,288">
          <text:p/>
        </draw:polygon>
        <draw:path draw:style-name="gr4" draw:text-style-name="P4" draw:layer="layout" svg:width="0.18cm" svg:height="0.214cm" svg:x="13.394cm" svg:y="11.645cm" svg:viewBox="0 0 181 215" svg:d="M161 210v-39c-14 25-38 44-77 44-53 0-84-36-84-86v-129h21v125c0 43 24 72 66 72s74-32 74-75v-122h20v210z">
          <text:p/>
        </draw:path>
        <draw:path draw:style-name="gr4" draw:text-style-name="P4" draw:layer="layout" svg:width="0.192cm" svg:height="0.219cm" svg:x="13.636cm" svg:y="11.64cm" svg:viewBox="0 0 193 220" svg:d="M108 220c-62 0-108-50-108-109 0-60 47-111 108-111 39 0 64 18 83 38l-14 15c-18-18-39-34-70-34-48 0-85 40-85 91v1c0 50 38 90 87 90 29 0 52-15 70-35l14 13c-21 24-47 41-85 41z">
          <text:p/>
        </draw:path>
        <draw:path draw:style-name="gr4" draw:text-style-name="P4" draw:layer="layout" svg:width="0.179cm" svg:height="0.3cm" svg:x="13.885cm" svg:y="11.554cm" svg:viewBox="0 0 180 301" svg:d="M159 301v-125c0-43-24-72-66-72s-73 32-73 75v122h-20v-301h20v130c14-25 37-44 75-44 53 0 85 36 85 86v129z">
          <text:p/>
        </draw:path>
        <draw:path draw:style-name="gr4" draw:text-style-name="P4" draw:layer="layout" svg:width="0.064cm" svg:height="0.358cm" svg:x="14.221cm" svg:y="11.563cm" svg:viewBox="0 0 65 359" svg:d="M40 0h25v27h-25zM17 359c-6 0-11 0-17-1v-18c5 1 12 1 16 1 16 0 27-9 27-29v-229h20v228c0 33-18 48-46 48z">
          <text:p/>
        </draw:path>
        <draw:path draw:style-name="gr4" draw:text-style-name="P4" draw:layer="layout" svg:width="0.196cm" svg:height="0.219cm" svg:x="14.347cm" svg:y="11.64cm" svg:viewBox="0 0 197 220" svg:d="M174 101c-3-44-27-83-75-83-41 0-73 35-77 83zM104 201c32 0 55-14 72-33l15 13c-22 23-48 39-88 39-55 0-103-44-103-109v-1c0-62 43-110 100-110 59 0 97 47 97 110v1c0 3 0 4 0 8h-175c4 52 41 82 82 82z">
          <text:p/>
        </draw:path>
        <draw:path draw:style-name="gr4" draw:text-style-name="P4" draw:layer="layout" svg:width="0.316cm" svg:height="0.214cm" svg:x="14.602cm" svg:y="11.64cm" svg:viewBox="0 0 317 215" svg:d="M297 215v-124c0-45-23-73-62-73-35 0-66 28-66 75v122h-20v-125c0-44-24-72-62-72s-67 34-67 76v121h-20v-210h20v38c13-23 32-43 70-43 37 0 60 21 71 46 14-24 36-46 76-46 50 0 80 36 80 88v127z">
          <text:p/>
        </draw:path>
        <draw:path draw:style-name="gr4" draw:text-style-name="P4" draw:layer="layout" svg:width="0.181cm" svg:height="0.218cm" svg:x="14.975cm" svg:y="11.641cm" svg:viewBox="0 0 182 219" svg:d="M162 111c-17-5-41-10-71-10-45 0-70 20-70 49v1c0 31 29 49 62 49 43 0 79-27 79-65zM162 214v-36c-14 21-40 41-80 41s-82-22-82-67c0-44 37-69 93-69 29 0 49 4 69 9v-9c0-42-26-64-69-64-26 0-47 7-67 17l-7-17c23-11 46-19 75-19 54 0 88 28 88 83v131z">
          <text:p/>
        </draw:path>
        <draw:path draw:style-name="gr4" draw:text-style-name="P4" draw:layer="layout" svg:width="0.179cm" svg:height="0.214cm" svg:x="15.228cm" svg:y="11.64cm" svg:viewBox="0 0 180 215" svg:d="M160 215v-124c0-43-24-73-66-73s-74 33-74 76v121h-20v-210h20v40c14-26 37-45 77-45 53 0 83 37 83 87v128z">
          <text:p/>
        </draw:path>
        <draw:path draw:style-name="gr4" draw:text-style-name="P4" draw:layer="layout" svg:width="0.208cm" svg:height="0.305cm" svg:x="15.466cm" svg:y="11.554cm" svg:viewBox="0 0 209 306" svg:d="M190 196c0-55-42-91-85-91-46 0-83 33-83 91v1c0 54 39 90 83 90 43 0 85-37 85-90zM189 301v-47c-18 28-45 52-86 52-51 0-103-40-103-109 0-70 52-111 103-111 42 0 69 24 86 50v-136h20v301z">
          <text:p/>
        </draw:path>
        <draw:path draw:style-name="gr4" draw:text-style-name="P4" draw:layer="layout" svg:width="0.196cm" svg:height="0.219cm" svg:x="15.736cm" svg:y="11.64cm" svg:viewBox="0 0 197 220" svg:d="M175 101c-3-44-28-83-76-83-42 0-74 35-77 83zM104 201c32 0 55-14 73-33l14 13c-22 23-48 39-88 39-55 0-103-44-103-109v-1c0-62 43-110 100-110 59 0 97 47 97 110v1c0 3 0 4-1 8h-174c3 52 41 82 82 82z">
          <text:p/>
        </draw:path>
        <draw:path draw:style-name="gr4" draw:text-style-name="P4" draw:layer="layout" svg:width="0.18cm" svg:height="0.214cm" svg:x="15.99cm" svg:y="11.64cm" svg:viewBox="0 0 181 215" svg:d="M161 215v-124c0-43-24-73-67-73-41 0-73 33-73 76v121h-21v-210h21v40c15-26 38-45 76-45 53 0 84 37 84 87v128z">
          <text:p/>
        </draw:path>
        <draw:path draw:style-name="gr4" draw:text-style-name="P4" draw:layer="layout" svg:width="0.195cm" svg:height="0.219cm" svg:x="16.351cm" svg:y="11.64cm" svg:viewBox="0 0 196 220" svg:d="M175 101c-3-44-27-83-76-83-42 0-74 35-78 83zM103 201c34 0 56-14 73-33l14 13c-21 23-46 39-87 39-55 0-103-44-103-109v-1c0-62 43-110 99-110 60 0 97 47 97 110v1c0 3 0 4 0 8h-175c4 52 41 82 82 82z">
          <text:p/>
        </draw:path>
        <draw:path draw:style-name="gr4" draw:text-style-name="P4" draw:layer="layout" svg:width="0.113cm" svg:height="0.213cm" svg:x="16.605cm" svg:y="11.641cm" svg:viewBox="0 0 114 214" svg:d="M112 23c-48 0-92 36-92 105v86h-20v-210h20v59c18-37 53-64 94-63v23z">
          <text:p/>
        </draw:path>
        <draw:path draw:style-name="gr4" draw:text-style-name="P4" draw:layer="layout" svg:width="0.124cm" svg:height="0.301cm" svg:x="16.751cm" svg:y="11.553cm" svg:viewBox="0 0 125 302" svg:d="M94 19c-29 0-42 18-42 54v20h73v18h-73v191h-21v-191h-31v-18h31v-21c0-46 24-72 63-72 13 0 22 2 31 5v19c-12-4-20-5-31-5z">
          <text:p/>
        </draw:path>
        <draw:path draw:style-name="gr4" draw:text-style-name="P4" draw:layer="layout" svg:width="0.18cm" svg:height="0.218cm" svg:x="16.895cm" svg:y="11.641cm" svg:viewBox="0 0 181 219" svg:d="M162 111c-18-5-41-10-72-10-44 0-69 20-69 49v1c0 31 29 49 61 49 44 0 80-27 80-65zM162 214v-36c-15 21-41 41-81 41-39 0-81-22-81-67 0-44 37-69 91-69 30 0 51 4 71 9v-9c0-42-26-64-70-64-26 0-47 7-66 17l-7-17c23-11 45-19 74-19 55 0 88 28 88 83v131z">
          <text:p/>
        </draw:path>
        <draw:path draw:style-name="gr4" draw:text-style-name="P4" draw:layer="layout" svg:width="0.179cm" svg:height="0.3cm" svg:x="17.148cm" svg:y="11.554cm" svg:viewBox="0 0 180 301" svg:d="M160 301v-125c0-43-24-72-68-72-41 0-72 32-72 75v122h-20v-301h20v130c14-25 37-44 75-44 54 0 85 36 85 86v129z">
          <text:p/>
        </draw:path>
        <draw:path draw:style-name="gr4" draw:text-style-name="P4" draw:layer="layout" svg:width="0.113cm" svg:height="0.213cm" svg:x="17.399cm" svg:y="11.641cm" svg:viewBox="0 0 114 214" svg:d="M112 23c-48 0-91 36-91 105v86h-21v-210h21v59c17-37 52-64 93-63v23z">
          <text:p/>
        </draw:path>
        <draw:path draw:style-name="gr4" draw:text-style-name="P4" draw:layer="layout" svg:width="0.195cm" svg:height="0.219cm" svg:x="17.539cm" svg:y="11.64cm" svg:viewBox="0 0 196 220" svg:d="M175 101c-3-44-27-83-76-83-42 0-74 35-78 83zM103 201c34 0 56-14 73-33l14 13c-21 23-46 39-87 39-55 0-103-44-103-109v-1c0-62 43-110 99-110 60 0 97 47 97 110v1c0 3 0 4 0 8h-175c4 52 41 82 82 82z">
          <text:p/>
        </draw:path>
        <draw:path draw:style-name="gr4" draw:text-style-name="P4" draw:layer="layout" svg:width="0.18cm" svg:height="0.214cm" svg:x="17.793cm" svg:y="11.64cm" svg:viewBox="0 0 181 215" svg:d="M160 215v-124c0-43-24-73-66-73-41 0-73 33-73 76v121h-21v-210h21v40c14-26 38-45 76-45 53 0 84 37 84 87v128z">
          <text:p/>
        </draw:path>
        <draw:path draw:style-name="gr4" draw:text-style-name="P4" draw:layer="layout" svg:width="0.196cm" svg:height="0.219cm" svg:x="18.03cm" svg:y="11.64cm" svg:viewBox="0 0 197 220" svg:d="M175 101c-3-44-27-83-75-83-41 0-73 35-77 83zM105 201c32 0 55-14 72-33l14 13c-22 23-47 39-87 39-55 0-104-44-104-109v-1c0-62 44-110 101-110 59 0 96 47 96 110v1c0 3 0 4 0 8h-174c4 52 41 82 82 82z">
          <text:p/>
        </draw:path>
        <draw:path draw:style-name="gr4" draw:text-style-name="P4" draw:layer="layout" svg:width="0.179cm" svg:height="0.214cm" svg:x="18.285cm" svg:y="11.64cm" svg:viewBox="0 0 180 215" svg:d="M160 215v-124c0-43-24-73-67-73-42 0-73 33-73 76v121h-20v-210h20v40c14-26 37-45 76-45 53 0 84 37 84 87v128z">
          <text:p/>
        </draw:path>
        <draw:path draw:style-name="gr4" draw:text-style-name="P4" draw:layer="layout" svg:width="0.18cm" svg:height="0.218cm" svg:x="12.142cm" svg:y="12.134cm" svg:viewBox="0 0 181 219" svg:d="M162 111c-18-5-41-10-71-10-44 0-69 20-69 50v1c0 30 29 48 61 48 42 0 79-26 79-64zM162 214v-35c-15 20-41 40-80 40-40 0-82-22-82-66v-1c0-44 38-69 92-69 29 0 49 4 70 9v-9c0-42-26-64-69-64-26 0-47 7-66 17l-8-18c23-10 46-18 75-18 54 0 87 28 87 82v132z">
          <text:p/>
        </draw:path>
        <draw:path draw:style-name="gr4" draw:text-style-name="P4" draw:layer="layout" svg:width="0.18cm" svg:height="0.215cm" svg:x="12.39cm" svg:y="12.137cm" svg:viewBox="0 0 181 216" svg:d="M161 211v-39c-14 25-38 44-76 44-54 0-85-36-85-87v-129h21v125c0 44 24 72 67 72 41 0 73-32 73-75v-122h20v211z">
          <text:p/>
        </draw:path>
        <draw:path draw:style-name="gr4" draw:text-style-name="P4" draw:layer="layout" svg:width="0.158cm" svg:height="0.218cm" svg:x="12.628cm" svg:y="12.133cm" svg:viewBox="0 0 159 219" svg:d="M86 219c-30 0-64-12-86-30l12-16c23 17 49 27 75 27 30 0 52-15 52-40s-26-35-57-43c-34-10-72-20-72-58v-1c0-33 29-58 69-58 26 0 55 9 76 23l-11 17c-19-12-42-21-65-21-29 0-48 16-48 37v1c0 23 28 32 58 40 35 10 70 22 70 60v1c0 37-32 61-73 61z">
          <text:p/>
        </draw:path>
        <draw:path draw:style-name="gr4" draw:text-style-name="P4" draw:layer="layout" svg:width="0.196cm" svg:height="0.219cm" svg:x="12.959cm" svg:y="12.133cm" svg:viewBox="0 0 197 220" svg:d="M175 100c-3-42-27-82-75-82-42 0-74 36-77 82zM105 201c32 0 54-14 72-33l13 13c-21 22-46 39-86 39-55 0-104-44-104-109v-1c0-61 44-110 101-110 58 0 96 48 96 110v1c0 3 0 4-1 7h-173c3 53 41 83 82 83z">
          <text:p/>
        </draw:path>
        <draw:path draw:style-name="gr4" draw:text-style-name="P4" draw:layer="layout" svg:width="0.025cm" svg:height="0.292cm" svg:x="13.214cm" svg:y="12.055cm" svg:viewBox="0 0 26 293" svg:d="M2 84h20v209h-20zM0 0h26v29h-26z">
          <text:p/>
        </draw:path>
        <draw:path draw:style-name="gr4" draw:text-style-name="P4" draw:layer="layout" svg:width="0.179cm" svg:height="0.214cm" svg:x="13.316cm" svg:y="12.133cm" svg:viewBox="0 0 180 215" svg:d="M160 215v-125c0-44-24-72-67-72-41 0-72 31-72 75v122h-21v-211h21v40c14-25 37-44 75-44 53 0 84 36 84 86v129z">
          <text:p/>
        </draw:path>
        <draw:path draw:style-name="gr4" draw:text-style-name="P4" draw:layer="layout" svg:width="0.195cm" svg:height="0.219cm" svg:x="13.553cm" svg:y="12.133cm" svg:viewBox="0 0 196 220" svg:d="M174 100c-3-42-27-82-75-82-42 0-74 36-78 82zM103 201c33 0 55-14 72-33l14 13c-21 22-46 39-86 39-55 0-103-44-103-109v-1c0-61 43-110 99-110 59 0 97 48 97 110v1c0 3 0 4 0 7h-175c4 53 41 83 82 83z">
          <text:p/>
        </draw:path>
        <draw:path draw:style-name="gr4" draw:text-style-name="P4" draw:layer="layout" svg:width="0.317cm" svg:height="0.214cm" svg:x="13.807cm" svg:y="12.133cm" svg:viewBox="0 0 318 215" svg:d="M298 215v-125c0-46-24-72-63-72-36 0-66 27-66 74v123h-21v-127c0-43-23-70-61-70-37 0-67 33-67 75v122h-20v-211h20v38c14-22 33-42 70-42s59 21 71 45c13-24 36-45 75-45 51 0 82 34 82 87v128z">
          <text:p/>
        </draw:path>
        <draw:path draw:style-name="gr4" draw:text-style-name="P4" draw:layer="layout" svg:width="0.18cm" svg:height="0.218cm" svg:x="14.304cm" svg:y="12.134cm" svg:viewBox="0 0 181 219" svg:d="M162 111c-18-5-41-10-71-10-44 0-69 20-69 50v1c0 30 29 48 61 48 42 0 79-26 79-64zM162 214v-35c-15 20-41 40-80 40-40 0-82-22-82-66v-1c0-44 38-69 92-69 29 0 49 4 70 9v-9c0-42-26-64-69-64-26 0-47 7-66 17l-8-18c23-10 46-18 75-18 54 0 87 28 87 82v132z">
          <text:p/>
        </draw:path>
        <draw:path draw:style-name="gr4" draw:text-style-name="P4" draw:layer="layout" svg:width="0.179cm" svg:height="0.214cm" svg:x="14.557cm" svg:y="12.133cm" svg:viewBox="0 0 180 215" svg:d="M160 215v-125c0-44-24-72-67-72-41 0-73 31-73 75v122h-20v-211h20v40c15-25 38-44 76-44 53 0 84 36 84 86v129z">
          <text:p/>
        </draw:path>
        <draw:path draw:style-name="gr4" draw:text-style-name="P4" draw:layer="layout" svg:width="0.208cm" svg:height="0.305cm" svg:x="14.795cm" svg:y="12.047cm" svg:viewBox="0 0 209 306" svg:d="M190 195c0-54-42-90-85-90-47 0-84 33-84 89v1c0 55 39 92 84 92 43 0 85-38 85-91zM189 301v-48c-18 29-45 53-86 53-52 0-103-42-103-110v-1c0-68 51-109 103-109 41 0 69 23 86 50v-136h20v301z">
          <text:p/>
        </draw:path>
        <draw:path draw:style-name="gr4" draw:text-style-name="P4" draw:layer="layout" svg:width="0.195cm" svg:height="0.219cm" svg:x="15.065cm" svg:y="12.133cm" svg:viewBox="0 0 196 220" svg:d="M175 100c-3-42-27-82-76-82-41 0-74 36-78 82zM104 201c33 0 55-14 72-33l14 13c-21 22-46 39-86 39-55 0-104-44-104-109v-1c0-61 43-110 100-110 59 0 96 48 96 110v1c0 3 0 4 0 7h-175c4 53 42 83 83 83z">
          <text:p/>
        </draw:path>
        <draw:path draw:style-name="gr4" draw:text-style-name="P4" draw:layer="layout" svg:width="0.113cm" svg:height="0.213cm" svg:x="15.319cm" svg:y="12.134cm" svg:viewBox="0 0 114 214" svg:d="M112 22c-49 0-92 38-92 106v86h-20v-210h20v60c17-38 52-65 94-64v22z">
          <text:p/>
        </draw:path>
        <draw:path draw:style-name="gr4" draw:text-style-name="P4" draw:layer="layout" svg:width="0.195cm" svg:height="0.219cm" svg:x="15.459cm" svg:y="12.133cm" svg:viewBox="0 0 196 220" svg:d="M174 100c-2-42-27-82-75-82-41 0-74 36-78 82zM104 201c33 0 55-14 72-33l14 13c-21 22-46 39-87 39-55 0-103-44-103-109v-1c0-61 42-110 100-110 59 0 96 48 96 110v1c0 3 0 4 0 7h-175c4 53 42 83 83 83z">
          <text:p/>
        </draw:path>
        <draw:path draw:style-name="gr4" draw:text-style-name="P4" draw:layer="layout" svg:width="0.179cm" svg:height="0.214cm" svg:x="15.713cm" svg:y="12.133cm" svg:viewBox="0 0 180 215" svg:d="M160 215v-125c0-44-24-72-67-72-41 0-73 31-73 75v122h-20v-211h20v40c14-25 37-44 76-44 54 0 84 36 84 86v129z">
          <text:p/>
        </draw:path>
        <draw:polygon draw:style-name="gr4" draw:text-style-name="P4" draw:layer="layout" svg:width="0.222cm" svg:height="0.288cm" svg:x="16.072cm" svg:y="12.059cm" svg:viewBox="0 0 223 289" draw:points="121,20 121,289 100,289 100,20 0,20 0,0 223,0 223,20">
          <text:p/>
        </draw:polygon>
        <draw:path draw:style-name="gr4" draw:text-style-name="P4" draw:layer="layout" svg:width="0.196cm" svg:height="0.219cm" svg:x="16.284cm" svg:y="12.133cm" svg:viewBox="0 0 197 220" svg:d="M174 100c-3-42-27-82-75-82-42 0-74 36-78 82zM104 201c32 0 54-14 71-33l14 13c-21 22-46 39-86 39-55 0-103-44-103-109v-1c0-61 43-110 99-110 59 0 98 48 98 110v1c0 3 0 4-1 7h-175c4 53 42 83 83 83z">
          <text:p/>
        </draw:path>
        <draw:path draw:style-name="gr4" draw:text-style-name="P4" draw:layer="layout" svg:width="0.181cm" svg:height="0.218cm" svg:x="16.521cm" svg:y="12.134cm" svg:viewBox="0 0 182 219" svg:d="M162 111c-17-5-42-10-72-10-44 0-69 20-69 50v1c0 30 29 48 61 48 43 0 80-26 80-64zM162 214v-35c-14 20-41 40-81 40-39 0-81-22-81-66v-1c0-44 37-69 92-69 29 0 50 4 70 9v-9c0-42-26-64-70-64-25 0-46 7-66 17l-7-18c23-10 46-18 74-18 55 0 89 28 89 82v132z">
          <text:p/>
        </draw:path>
        <draw:path draw:style-name="gr4" draw:text-style-name="P4" draw:layer="layout" svg:width="0.317cm" svg:height="0.214cm" svg:x="16.774cm" svg:y="12.133cm" svg:viewBox="0 0 318 215" svg:d="M297 215v-125c0-46-23-72-62-72-35 0-66 27-66 74v123h-20v-127c0-43-25-70-62-70s-67 33-67 75v122h-20v-211h20v38c14-22 33-42 70-42 36 0 60 21 72 45 13-24 36-45 75-45 50 0 81 34 81 87v128z">
          <text:p/>
        </draw:path>
        <draw:polygon draw:style-name="gr4" draw:text-style-name="P4" draw:layer="layout" svg:width="0.181cm" svg:height="0.21cm" svg:x="17.273cm" svg:y="12.137cm" svg:viewBox="0 0 182 211" draw:points="0,211 0,199 152,19 6,19 6,0 182,0 182,12 31,193 182,193 182,211">
          <text:p/>
        </draw:polygon>
        <draw:path draw:style-name="gr4" draw:text-style-name="P4" draw:layer="layout" svg:width="0.18cm" svg:height="0.215cm" svg:x="17.511cm" svg:y="12.137cm" svg:viewBox="0 0 181 216" svg:d="M160 211v-39c-14 25-37 44-76 44-53 0-84-36-84-87v-129h20v125c0 44 24 72 67 72 42 0 73-32 73-75v-122h21v211z">
          <text:p/>
        </draw:path>
        <draw:path draw:style-name="gr4" draw:text-style-name="P4" draw:layer="layout" svg:width="0.113cm" svg:height="0.213cm" svg:x="17.767cm" svg:y="12.134cm" svg:viewBox="0 0 114 214" svg:d="M112 22c-50 0-92 38-92 106v86h-20v-210h20v60c16-38 51-65 94-64v22z">
          <text:p/>
        </draw:path>
        <draw:path draw:style-name="gr4" draw:text-style-name="P4" draw:layer="layout" svg:width="0.228cm" svg:height="0.288cm" svg:x="18.059cm" svg:y="12.059cm" svg:viewBox="0 0 229 289" svg:d="M206 210c0-36-31-56-87-56h-98v115h105c49 0 80-22 80-58zM190 73c0-31-26-53-72-53h-97v113h95c43 0 74-21 74-59zM125 289h-125v-289h119c55 0 93 28 93 71v1c0 39-26 59-49 69 34 9 66 29 66 69v1c0 48-42 78-104 78z">
          <text:p/>
        </draw:path>
        <draw:path draw:style-name="gr4" draw:text-style-name="P4" draw:layer="layout" svg:width="0.196cm" svg:height="0.219cm" svg:x="18.336cm" svg:y="12.133cm" svg:viewBox="0 0 197 220" svg:d="M175 100c-3-42-27-82-75-82-42 0-75 36-78 82zM105 201c32 0 55-14 72-33l14 13c-22 22-47 39-87 39-56 0-104-44-104-109v-1c0-61 43-110 101-110 59 0 96 48 96 110v1c0 3 0 4-1 7h-174c3 53 41 83 83 83z">
          <text:p/>
        </draw:path>
        <draw:path draw:style-name="gr4" draw:text-style-name="P4" draw:layer="layout" svg:width="0.113cm" svg:height="0.213cm" svg:x="18.591cm" svg:y="12.134cm" svg:viewBox="0 0 114 214" svg:d="M112 22c-49 0-92 38-92 106v86h-20v-210h20v60c16-38 52-65 94-64v22z">
          <text:p/>
        </draw:path>
        <draw:path draw:style-name="gr4" draw:text-style-name="P4" draw:layer="layout" svg:width="0.181cm" svg:height="0.218cm" svg:x="18.727cm" svg:y="12.134cm" svg:viewBox="0 0 182 219" svg:d="M163 111c-18-5-41-10-71-10-46 0-70 20-70 50v1c0 30 28 48 60 48 44 0 81-26 81-64zM162 214v-35c-14 20-40 40-81 40-39 0-81-22-81-66v-1c0-44 38-69 93-69 29 0 49 4 69 9v-9c0-42-26-64-69-64-26 0-47 7-66 17l-8-18c23-10 46-18 76-18 53 0 87 28 87 82v132z">
          <text:p/>
        </draw:path>
        <draw:polygon draw:style-name="gr4" draw:text-style-name="P4" draw:layer="layout" svg:width="0.11cm" svg:height="0.023cm" svg:x="18.971cm" svg:y="12.213cm" svg:viewBox="0 0 111 24" draw:points="0,0 111,0 111,24 0,24">
          <text:p/>
        </draw:polygon>
        <draw:path draw:style-name="gr4" draw:text-style-name="P4" draw:layer="layout" svg:width="0.124cm" svg:height="0.28cm" svg:x="12.14cm" svg:y="12.563cm" svg:viewBox="0 0 125 281" svg:d="M90 281c-34 0-60-17-60-57v-138h-30v-19h30v-67h20v67h75v19h-75v136c0 30 18 41 43 41 10 0 19-3 31-8v19c-11 5-21 7-34 7z">
          <text:p/>
        </draw:path>
        <draw:path draw:style-name="gr4" draw:text-style-name="P4" draw:layer="layout" svg:width="0.179cm" svg:height="0.215cm" svg:x="12.319cm" svg:y="12.63cm" svg:viewBox="0 0 180 216" svg:d="M160 211v-39c-14 24-37 44-76 44-53 0-84-36-84-87v-129h20v126c0 43 24 71 67 71 42 0 73-31 73-75v-122h20v211z">
          <text:p/>
        </draw:path>
        <draw:path draw:style-name="gr4" draw:text-style-name="P4" draw:layer="layout" svg:width="0.179cm" svg:height="0.215cm" svg:x="12.575cm" svg:y="12.625cm" svg:viewBox="0 0 180 216" svg:d="M160 216v-126c0-43-24-71-66-71-41 0-74 31-74 75v122h-20v-211h20v39c14-24 38-44 77-44 52 0 83 37 83 87v129z">
          <text:p/>
        </draw:path>
        <draw:path draw:style-name="gr4" draw:text-style-name="P4" draw:layer="layout" svg:width="0.208cm" svg:height="0.281cm" svg:x="12.813cm" svg:y="12.625cm" svg:viewBox="0 0 209 282" svg:d="M190 99c0-48-44-79-87-79-44 0-81 30-81 79v1c0 48 38 81 81 81s87-32 87-81zM106 282c-35 0-68-10-97-32l12-16c25 19 54 29 85 29 48 0 83-27 83-81v-30c-19 26-47 48-88 48-51 0-101-38-101-99v-1c0-61 50-100 101-100 41 0 70 23 88 47v-42h20v178c0 64-44 99-103 99z">
          <text:p/>
        </draw:path>
        <draw:polygon draw:style-name="gr4" draw:text-style-name="P4" draw:layer="layout" svg:width="0.027cm" svg:height="0.035cm" svg:x="13.093cm" svg:y="12.805cm" svg:viewBox="0 0 28 36" draw:points="0,0 28,0 28,36 0,36">
          <text:p/>
        </draw:polygon>
        <draw:path draw:style-name="gr2" draw:text-style-name="P2" draw:layer="layout" svg:width="0.07cm" svg:height="0.223cm" svg:x="12.179cm" svg:y="8.354cm" svg:viewBox="0 0 71 224" svg:d="M35 224c20 0 36-15 36-35v-153c0-19-16-36-36-36s-35 17-35 36v153c0 20 15 35 35 35z">
          <text:p/>
        </draw:path>
        <draw:path draw:style-name="gr2" draw:text-style-name="P2" draw:layer="layout" svg:width="0.223cm" svg:height="0.07cm" svg:x="11.61cm" svg:y="8.983cm" svg:viewBox="0 0 224 71" svg:d="M189 0h-154c-19 0-35 17-35 36 0 20 16 35 35 35h154c20 0 35-15 35-35 0-19-15-36-35-36z">
          <text:p/>
        </draw:path>
        <draw:path draw:style-name="gr2" draw:text-style-name="P2" draw:layer="layout" svg:width="0.203cm" svg:height="0.146cm" svg:x="11.657cm" svg:y="8.673cm" svg:viewBox="0 0 204 147" svg:d="M186 82l-134-78c-17-9-38-4-48 14-9 17-4 38 13 48l133 76c18 10 39 4 49-12 9-17 4-39-13-48z">
          <text:p/>
        </draw:path>
        <draw:path draw:style-name="gr2" draw:text-style-name="P2" draw:layer="layout" svg:width="0.145cm" svg:height="0.204cm" svg:x="11.872cm" svg:y="8.443cm" svg:viewBox="0 0 146 205" svg:d="M128 201c17-10 23-32 14-49l-75-134c-10-17-31-23-48-13-18 9-24 31-14 48l75 134c10 17 31 23 48 14z">
          <text:p/>
        </draw:path>
        <draw:path draw:style-name="gr2" draw:text-style-name="P2" draw:layer="layout" svg:width="0.223cm" svg:height="0.074cm" svg:x="12.595cm" svg:y="8.986cm" svg:viewBox="0 0 224 75" svg:d="M190 4l-154-4c-19 0-36 16-36 35-1 20 15 36 35 36l153 4c19 1 35-14 36-34 0-19-15-35-34-37z">
          <text:p/>
        </draw:path>
        <draw:path draw:style-name="gr2" draw:text-style-name="P2" draw:layer="layout" svg:width="0.205cm" svg:height="0.143cm" svg:x="12.575cm" svg:y="8.678cm" svg:viewBox="0 0 206 144" svg:d="M51 140l136-73c17-9 24-31 14-48-9-17-31-24-48-14l-135 73c-17 10-23 31-14 48s30 23 47 14z">
          <text:p/>
        </draw:path>
        <draw:path draw:style-name="gr2" draw:text-style-name="P2" draw:layer="layout" svg:width="0.148cm" svg:height="0.202cm" svg:x="12.422cm" svg:y="8.443cm" svg:viewBox="0 0 149 203" svg:d="M132 5c-16-10-38-4-49 12l-78 133c-10 17-5 38 12 48s38 5 48-12l79-133c10-16 5-38-12-48z">
          <text:p/>
        </draw:path>
        <draw:polygon draw:style-name="gr2" draw:text-style-name="P2" draw:layer="layout" svg:width="0.374cm" svg:height="0.365cm" svg:x="12.027cm" svg:y="9.439cm" svg:viewBox="0 0 375 366" draw:points="0,231 120,327 120,366 172,366 204,366 256,366 256,327 375,231 375,129 197,220 124,220 124,214 375,75 375,0 0,178">
          <text:p/>
        </draw:polygon>
        <draw:path draw:style-name="gr2" draw:text-style-name="P2" draw:layer="layout" svg:width="0.618cm" svg:height="0.94cm" svg:x="11.905cm" svg:y="8.633cm" svg:viewBox="0 0 619 941" svg:d="M237 169c-62 20-92 87-93 88-4 10-15 16-26 16-4 0-8 0-12-2-14-6-20-22-14-37 1-3 41-90 128-118 15-5 30 3 35 18s-3 30-18 35zM619 315c0-167-130-315-309-315s-310 148-310 315c-3 202 166 340 166 340v57h-44v97l38-17 73 8-111 57v84l375-174v-55h-43v-57c0 0 167-138 165-340z">
          <text:p/>
        </draw:path>
        <draw:polygon draw:style-name="gr2" draw:text-style-name="P2" draw:layer="layout" svg:width="10.088cm" svg:height="6.693cm" svg:x="10.645cm" svg:y="14.738cm" svg:viewBox="0 0 10089 6694" draw:points="10089,6694 0,6694 0,0 10089,0">
          <text:p/>
        </draw:polygon>
        <draw:polygon draw:style-name="gr38" draw:text-style-name="P14" draw:layer="layout" svg:width="10.088cm" svg:height="2.256cm" svg:x="10.645cm" svg:y="14.738cm" svg:viewBox="0 0 10089 2257" draw:points="10089,2257 0,2257 0,0 10089,0">
          <text:p/>
        </draw:polygon>
        <draw:path draw:style-name="gr2" draw:text-style-name="P2" draw:layer="layout" svg:width="0.683cm" svg:height="0.887cm" svg:x="13.626cm" svg:y="16.137cm" svg:viewBox="0 0 684 888" svg:d="M367 888c-131 0-263-46-367-138l113-135c77 64 158 105 258 105 78 0 125-31 125-81v-3c0-48-30-72-175-109-174-45-286-93-286-265v-2c0-157 126-260 302-260 126 0 234 39 321 109l-98 143c-77-53-152-85-226-85-72 0-111 33-111 75v3c0 57 37 76 187 114 175 46 274 109 274 259v2c0 172-131 268-317 268z">
          <text:p/>
        </draw:path>
        <draw:path draw:style-name="gr2" draw:text-style-name="P2" draw:layer="layout" svg:width="0.916cm" svg:height="0.892cm" svg:x="14.436cm" svg:y="16.134cm" svg:viewBox="0 0 917 893" svg:d="M719 447c0-149-109-272-262-272s-259 121-259 270v2c0 148 109 271 261 271 153 0 260-121 260-268zM457 893c-266 0-457-198-457-443v-3c0-246 193-447 459-447 268 0 458 198 458 445v2c0 245-193 446-460 446z">
          <text:p/>
        </draw:path>
        <draw:polygon draw:style-name="gr2" draw:text-style-name="P2" draw:layer="layout" svg:width="0.62cm" svg:height="0.862cm" svg:x="15.521cm" svg:y="16.149cm" svg:viewBox="0 0 621 863" draw:points="0,863 0,0 190,0 190,691 621,691 621,863">
          <text:p/>
        </draw:polygon>
        <draw:path draw:style-name="gr2" draw:text-style-name="P2" draw:layer="layout" svg:width="0.752cm" svg:height="0.876cm" svg:x="16.245cm" svg:y="16.149cm" svg:viewBox="0 0 753 877" svg:d="M374 877c-232 0-374-129-374-383v-494h190v489c0 140 70 213 186 213s186-70 186-207v-495h191v488c0 261-148 389-379 389z">
          <text:p/>
        </draw:path>
        <draw:polygon draw:style-name="gr2" draw:text-style-name="P2" draw:layer="layout" svg:width="0.714cm" svg:height="0.862cm" svg:x="17.129cm" svg:y="16.149cm" svg:viewBox="0 0 715 863" draw:points="453,175 453,863 262,863 262,175 0,175 0,0 715,0 715,175">
          <text:p/>
        </draw:polygon>
        <draw:polygon draw:style-name="gr2" draw:text-style-name="P2" draw:layer="layout" svg:width="0.19cm" svg:height="0.862cm" svg:x="17.997cm" svg:y="16.149cm" svg:viewBox="0 0 191 863" draw:points="0,0 191,0 191,863 0,863">
          <text:p/>
        </draw:polygon>
        <draw:path draw:style-name="gr2" draw:text-style-name="P2" draw:layer="layout" svg:width="0.917cm" svg:height="0.892cm" svg:x="18.364cm" svg:y="16.134cm" svg:viewBox="0 0 918 893" svg:d="M720 447c0-149-109-272-262-272s-259 121-259 270v2c0 148 108 271 262 271 153 0 259-121 259-268zM458 893c-267 0-458-198-458-443v-3c0-246 194-447 461-447 266 0 457 198 457 445v2c0 245-193 446-460 446z">
          <text:p/>
        </draw:path>
        <draw:polygon draw:style-name="gr2" draw:text-style-name="P2" draw:layer="layout" svg:width="0.766cm" svg:height="0.862cm" svg:x="19.45cm" svg:y="16.149cm" svg:viewBox="0 0 767 863" draw:points="606,863 188,314 188,863 0,863 0,0 176,0 580,531 580,0 767,0 767,863">
          <text:p/>
        </draw:polygon>
        <draw:polygon draw:style-name="gr4" draw:text-style-name="P4" draw:layer="layout" svg:width="0.022cm" svg:height="0.287cm" svg:x="12.166cm" svg:y="18.537cm" svg:viewBox="0 0 23 288" draw:points="0,0 23,0 23,288 0,288">
          <text:p/>
        </draw:polygon>
        <draw:path draw:style-name="gr4" draw:text-style-name="P4" draw:layer="layout" svg:width="0.18cm" svg:height="0.3cm" svg:x="12.271cm" svg:y="18.524cm" svg:viewBox="0 0 181 301" svg:d="M160 301v-124c0-44-25-73-67-73-41 0-72 32-72 76v121h-21v-301h21v130c13-25 37-44 75-44 53 0 85 36 85 87v128z">
          <text:p/>
        </draw:path>
        <draw:path draw:style-name="gr4" draw:text-style-name="P4" draw:layer="layout" svg:width="0.113cm" svg:height="0.213cm" svg:x="12.523cm" svg:y="18.611cm" svg:viewBox="0 0 114 214" svg:d="M112 23c-49 0-92 36-92 104v87h-20v-210h20v59c17-37 52-64 94-63v23z">
          <text:p/>
        </draw:path>
        <draw:path draw:style-name="gr4" draw:text-style-name="P4" draw:layer="layout" svg:width="0.179cm" svg:height="0.3cm" svg:x="12.811cm" svg:y="18.524cm" svg:viewBox="0 0 180 301" svg:d="M159 301v-124c0-44-24-73-67-73-41 0-72 32-72 76v121h-20v-301h20v130c14-25 37-44 75-44 53 0 85 36 85 87v128z">
          <text:p/>
        </draw:path>
        <draw:path draw:style-name="gr4" draw:text-style-name="P4" draw:layer="layout" svg:width="0.215cm" svg:height="0.219cm" svg:x="13.048cm" svg:y="18.61cm" svg:viewBox="0 0 216 220" svg:d="M194 110c0-51-38-91-87-91-50 0-85 40-85 90v1c0 51 37 91 86 91 50 0 86-40 86-91zM107 220c-62 0-107-50-107-110 0-59 45-110 108-110 62 0 108 50 108 109v1c0 59-47 110-109 110z">
          <text:p/>
        </draw:path>
        <draw:polygon draw:style-name="gr4" draw:text-style-name="P4" draw:layer="layout" svg:width="0.02cm" svg:height="0.3cm" svg:x="13.328cm" svg:y="18.524cm" svg:viewBox="0 0 21 301" draw:points="0,0 21,0 21,301 0,301">
          <text:p/>
        </draw:polygon>
        <draw:path draw:style-name="gr4" draw:text-style-name="P4" draw:layer="layout" svg:width="0.124cm" svg:height="0.28cm" svg:x="13.408cm" svg:y="18.548cm" svg:viewBox="0 0 125 281" svg:d="M90 281c-32 0-60-18-60-58v-137h-30v-19h30v-67h21v67h74v19h-74v135c0 30 18 41 42 41 11 0 19-2 31-7v19c-11 4-21 7-34 7z">
          <text:p/>
        </draw:path>
        <draw:path draw:style-name="gr4" draw:text-style-name="P4" draw:layer="layout" svg:width="0.196cm" svg:height="0.219cm" svg:x="13.7cm" svg:y="18.61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4" draw:text-style-name="P4" draw:layer="layout" svg:width="0.025cm" svg:height="0.291cm" svg:x="13.955cm" svg:y="18.533cm" svg:viewBox="0 0 26 292" svg:d="M2 82h22v210h-22zM0 0h26v27h-26z">
          <text:p/>
        </draw:path>
        <draw:path draw:style-name="gr4" draw:text-style-name="P4" draw:layer="layout" svg:width="0.179cm" svg:height="0.214cm" svg:x="14.057cm" svg:y="18.61cm" svg:viewBox="0 0 180 215" svg:d="M159 215v-125c0-43-24-72-66-72-41 0-73 32-73 75v122h-20v-210h20v39c14-25 37-44 75-44 53 0 85 36 85 86v129z">
          <text:p/>
        </draw:path>
        <draw:path draw:style-name="gr4" draw:text-style-name="P4" draw:layer="layout" svg:width="0.196cm" svg:height="0.219cm" svg:x="14.294cm" svg:y="18.61cm" svg:viewBox="0 0 197 220" svg:d="M175 100c-3-43-27-82-75-82-42 0-75 35-79 82zM105 201c32 0 54-14 71-33l14 13c-21 23-46 39-86 39-55 0-104-44-104-110v-1c0-61 44-109 101-109 58 0 96 47 96 109v1c0 3 0 4-1 9h-175c4 52 43 82 84 82z">
          <text:p/>
        </draw:path>
        <draw:path draw:style-name="gr4" draw:text-style-name="P4" draw:layer="layout" svg:width="0.18cm" svg:height="0.214cm" svg:x="14.548cm" svg:y="18.61cm" svg:viewBox="0 0 181 215" svg:d="M161 215v-125c0-43-25-72-67-72-41 0-74 32-74 75v122h-20v-210h20v39c14-25 39-44 77-44 53 0 84 36 84 86v129z">
          <text:p/>
        </draw:path>
        <draw:path draw:style-name="gr4" draw:text-style-name="P4" draw:layer="layout" svg:width="0.18cm" svg:height="0.214cm" svg:x="14.923cm" svg:y="18.61cm" svg:viewBox="0 0 181 215" svg:d="M161 215v-125c0-43-25-72-67-72-41 0-74 32-74 75v122h-20v-210h20v39c15-25 39-44 77-44 53 0 84 36 84 86v129z">
          <text:p/>
        </draw:path>
        <draw:path draw:style-name="gr4" draw:text-style-name="P4" draw:layer="layout" svg:width="0.196cm" svg:height="0.219cm" svg:x="15.16cm" svg:y="18.61cm" svg:viewBox="0 0 197 220" svg:d="M175 100c-3-43-28-82-76-82-41 0-73 35-77 82zM104 201c32 0 56-14 73-33l14 13c-21 23-48 39-88 39-55 0-103-44-103-110v-1c0-61 43-109 100-109 60 0 97 47 97 109v1c0 3 0 4 0 9h-175c4 52 41 82 82 82z">
          <text:p/>
        </draw:path>
        <draw:path draw:style-name="gr4" draw:text-style-name="P4" draw:layer="layout" svg:width="0.179cm" svg:height="0.214cm" svg:x="15.411cm" svg:y="18.615cm" svg:viewBox="0 0 180 215" svg:d="M160 210v-39c-14 25-37 44-76 44-54 0-84-36-84-86v-129h20v125c0 43 24 72 67 72 41 0 73-32 73-75v-122h20v210z">
          <text:p/>
        </draw:path>
        <draw:path draw:style-name="gr4" draw:text-style-name="P4" draw:layer="layout" svg:width="0.196cm" svg:height="0.219cm" svg:x="15.652cm" svg:y="18.61cm" svg:viewBox="0 0 197 220" svg:d="M175 100c-3-43-27-82-75-82-42 0-75 35-79 82zM105 201c32 0 54-14 71-33l14 13c-21 23-46 39-86 39-55 0-104-44-104-110v-1c0-61 43-109 100-109 59 0 97 47 97 109v1c0 3 0 4-1 9h-175c4 52 42 82 84 82z">
          <text:p/>
        </draw:path>
        <draw:path draw:style-name="gr4" draw:text-style-name="P4" draw:layer="layout" svg:width="0.18cm" svg:height="0.214cm" svg:x="15.906cm" svg:y="18.61cm" svg:viewBox="0 0 181 215" svg:d="M161 215v-125c0-43-25-72-68-72-41 0-73 32-73 75v122h-20v-210h20v39c14-25 38-44 76-44 54 0 85 36 85 86v129z">
          <text:p/>
        </draw:path>
        <draw:polygon draw:style-name="gr4" draw:text-style-name="P4" draw:layer="layout" svg:width="0.239cm" svg:height="0.287cm" svg:x="16.286cm" svg:y="18.537cm" svg:viewBox="0 0 240 288" draw:points="212,288 93,142 21,214 21,288 0,288 0,0 21,0 21,189 205,0 234,0 109,127 240,288">
          <text:p/>
        </draw:polygon>
        <draw:path draw:style-name="gr4" draw:text-style-name="P4" draw:layer="layout" svg:width="0.215cm" svg:height="0.219cm" svg:x="16.548cm" svg:y="18.61cm" svg:viewBox="0 0 216 220" svg:d="M194 110c0-51-37-91-87-91s-85 40-85 90v1c0 51 38 91 86 91 51 0 86-40 86-91zM107 220c-62 0-107-50-107-110 0-59 46-110 108-110 63 0 108 50 108 109v1c0 59-45 110-109 110z">
          <text:p/>
        </draw:path>
        <draw:polygon draw:style-name="gr4" draw:text-style-name="P4" draw:layer="layout" svg:width="0.02cm" svg:height="0.3cm" svg:x="16.828cm" svg:y="18.524cm" svg:viewBox="0 0 21 301" draw:points="0,0 21,0 21,301 0,301">
          <text:p/>
        </draw:polygon>
        <draw:polygon draw:style-name="gr4" draw:text-style-name="P4" draw:layer="layout" svg:width="0.02cm" svg:height="0.3cm" svg:x="16.93cm" svg:y="18.524cm" svg:viewBox="0 0 21 301" draw:points="0,0 21,0 21,301 0,301">
          <text:p/>
        </draw:polygon>
        <draw:path draw:style-name="gr4" draw:text-style-name="P4" draw:layer="layout" svg:width="0.196cm" svg:height="0.219cm" svg:x="17.015cm" svg:y="18.61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4" draw:text-style-name="P4" draw:layer="layout" svg:width="0.208cm" svg:height="0.281cm" svg:x="17.256cm" svg:y="18.61cm" svg:viewBox="0 0 209 282" svg:d="M190 100c0-49-43-80-87-80s-81 31-81 79v1c0 47 37 80 81 80s87-32 87-79zM105 282c-34 0-67-11-96-32l12-17c25 20 54 30 85 30 49 0 83-28 83-81v-31c-18 26-46 49-88 49-51 0-101-39-101-99v-1c0-60 50-100 101-100 42 0 71 23 88 48v-43h20v178c0 63-43 99-104 99z">
          <text:p/>
        </draw:path>
        <draw:path draw:style-name="gr4" draw:text-style-name="P4" draw:layer="layout" svg:width="0.196cm" svg:height="0.219cm" svg:x="17.526cm" svg:y="18.61cm" svg:viewBox="0 0 197 220" svg:d="M175 100c-3-43-27-82-76-82-42 0-74 35-78 82zM104 201c33 0 55-14 73-33l13 13c-21 23-46 39-87 39-55 0-103-44-103-110v-1c0-61 43-109 100-109 59 0 97 47 97 109v1c0 3 0 4-1 9h-175c4 52 42 82 83 82z">
          <text:p/>
        </draw:path>
        <draw:path draw:style-name="gr4" draw:text-style-name="P4" draw:layer="layout" svg:width="0.18cm" svg:height="0.214cm" svg:x="17.78cm" svg:y="18.61cm" svg:viewBox="0 0 181 215" svg:d="M161 215v-125c0-43-25-72-67-72-41 0-74 32-74 75v122h-20v-210h20v39c15-25 39-44 77-44 53 0 84 36 84 86v129z">
          <text:p/>
        </draw:path>
        <draw:path draw:style-name="gr4" draw:text-style-name="P4" draw:layer="layout" svg:width="0.025cm" svg:height="0.291cm" svg:x="18.156cm" svg:y="18.533cm" svg:viewBox="0 0 26 292" svg:d="M2 82h21v210h-21zM0 0h26v27h-26z">
          <text:p/>
        </draw:path>
        <draw:path draw:style-name="gr4" draw:text-style-name="P4" draw:layer="layout" svg:width="0.18cm" svg:height="0.214cm" svg:x="18.257cm" svg:y="18.61cm" svg:viewBox="0 0 181 215" svg:d="M161 215v-125c0-43-24-72-67-72-42 0-73 32-73 75v122h-21v-210h21v39c14-25 37-44 76-44 53 0 84 36 84 86v129z">
          <text:p/>
        </draw:path>
        <draw:path draw:style-name="gr4" draw:text-style-name="P4" draw:layer="layout" svg:width="0.158cm" svg:height="0.217cm" svg:x="18.491cm" svg:y="18.611cm" svg:viewBox="0 0 159 218" svg:d="M87 218c-31 0-65-12-87-30l12-16c23 18 48 27 76 27s51-15 51-40v-1c0-25-27-34-56-42-35-10-73-20-73-58 0-34 29-58 70-58 25 0 54 9 75 23l-11 17c-19-13-42-21-64-21-30 0-49 15-49 36v1c0 23 28 32 59 41 34 9 69 21 69 58v1c0 39-32 62-72 62z">
          <text:p/>
        </draw:path>
        <draw:polygon draw:style-name="gr4" draw:text-style-name="P4" draw:layer="layout" svg:width="0.222cm" svg:height="0.288cm" svg:x="12.143cm" svg:y="19.029cm" svg:viewBox="0 0 223 289" draw:points="121,20 121,289 100,289 100,20 0,20 0,0 223,0 223,20">
          <text:p/>
        </draw:polygon>
        <draw:path draw:style-name="gr4" draw:text-style-name="P4" draw:layer="layout" svg:width="0.196cm" svg:height="0.219cm" svg:x="12.355cm" svg:y="19.103cm" svg:viewBox="0 0 197 220" svg:d="M175 100c-3-43-27-82-75-82-42 0-75 35-78 82zM105 201c32 0 54-14 72-33l13 13c-21 22-46 39-86 39-55 0-104-44-104-109v-1c0-62 44-110 101-110 58 0 96 47 96 110v1c0 3 0 4-1 7h-174c3 53 42 83 83 83z">
          <text:p/>
        </draw:path>
        <draw:path draw:style-name="gr4" draw:text-style-name="P4" draw:layer="layout" svg:width="0.181cm" svg:height="0.218cm" svg:x="12.592cm" svg:y="19.104cm" svg:viewBox="0 0 182 219" svg:d="M162 112c-17-5-41-10-72-10-44 0-69 20-69 49v1c0 30 29 48 61 48 44 0 80-26 80-64zM162 214v-35c-14 20-40 40-81 40-39 0-81-22-81-66v-1c0-43 37-69 92-69 30 0 50 4 70 9v-9c0-42-26-64-70-64-25 0-46 7-66 17l-7-18c23-10 46-18 74-18 55 0 89 28 89 82v132z">
          <text:p/>
        </draw:path>
        <draw:path draw:style-name="gr4" draw:text-style-name="P4" draw:layer="layout" svg:width="0.317cm" svg:height="0.214cm" svg:x="12.845cm" svg:y="19.103cm" svg:viewBox="0 0 318 215" svg:d="M298 215v-124c0-47-24-73-63-73-36 0-67 27-67 75v122h-20v-126c0-44-24-71-61-71s-67 34-67 76v121h-20v-210h20v37c14-22 33-42 70-42s59 21 71 45c13-24 36-45 75-45 51 0 82 34 82 88v127z">
          <text:p/>
        </draw:path>
        <draw:polygon draw:style-name="gr4" draw:text-style-name="P4" draw:layer="layout" svg:width="0.027cm" svg:height="0.035cm" svg:x="13.231cm" svg:y="19.282cm" svg:viewBox="0 0 28 36" draw:points="0,0 28,0 28,36 0,36">
          <text:p/>
        </draw:polygon>
        <draw:path draw:style-name="gr2" draw:text-style-name="P2" draw:layer="layout" svg:width="0.07cm" svg:height="0.223cm" svg:x="12.179cm" svg:y="15.324cm" svg:viewBox="0 0 71 224" svg:d="M35 224c20 0 36-15 36-35v-154c0-19-16-35-36-35s-35 16-35 35v154c0 20 15 35 35 35z">
          <text:p/>
        </draw:path>
        <draw:path draw:style-name="gr2" draw:text-style-name="P2" draw:layer="layout" svg:width="0.223cm" svg:height="0.07cm" svg:x="11.61cm" svg:y="15.953cm" svg:viewBox="0 0 224 71" svg:d="M189 0h-154c-19 0-35 16-35 35 0 21 16 36 35 36h154c20 0 35-15 35-36 0-19-15-35-35-35z">
          <text:p/>
        </draw:path>
        <draw:path draw:style-name="gr2" draw:text-style-name="P2" draw:layer="layout" svg:width="0.203cm" svg:height="0.146cm" svg:x="11.657cm" svg:y="15.643cm" svg:viewBox="0 0 204 147" svg:d="M186 82l-134-78c-17-9-38-4-48 13-9 17-4 39 13 49l133 76c18 10 39 4 49-12 9-17 4-39-13-48z">
          <text:p/>
        </draw:path>
        <draw:path draw:style-name="gr2" draw:text-style-name="P2" draw:layer="layout" svg:width="0.145cm" svg:height="0.204cm" svg:x="11.872cm" svg:y="15.413cm" svg:viewBox="0 0 146 205" svg:d="M128 201c17-10 23-31 14-48l-75-135c-10-17-31-23-48-13-18 9-24 31-14 48l75 134c10 17 31 23 48 14z">
          <text:p/>
        </draw:path>
        <draw:path draw:style-name="gr2" draw:text-style-name="P2" draw:layer="layout" svg:width="0.223cm" svg:height="0.074cm" svg:x="12.595cm" svg:y="15.956cm" svg:viewBox="0 0 224 75" svg:d="M190 4l-154-4c-19 0-36 15-36 34-1 20 15 37 35 37l153 4c19 1 35-15 36-35 0-19-15-35-34-36z">
          <text:p/>
        </draw:path>
        <draw:path draw:style-name="gr2" draw:text-style-name="P2" draw:layer="layout" svg:width="0.205cm" svg:height="0.143cm" svg:x="12.575cm" svg:y="15.648cm" svg:viewBox="0 0 206 144" svg:d="M51 140l136-73c17-9 24-31 14-48-9-17-31-24-48-14l-135 73c-17 10-23 31-14 48s30 23 47 14z">
          <text:p/>
        </draw:path>
        <draw:path draw:style-name="gr2" draw:text-style-name="P2" draw:layer="layout" svg:width="0.148cm" svg:height="0.202cm" svg:x="12.422cm" svg:y="15.413cm" svg:viewBox="0 0 149 203" svg:d="M132 5c-16-10-38-4-49 13l-78 131c-10 18-5 39 12 49s38 5 48-12l79-133c10-16 5-38-12-48z">
          <text:p/>
        </draw:path>
        <draw:polygon draw:style-name="gr2" draw:text-style-name="P2" draw:layer="layout" svg:width="0.374cm" svg:height="0.365cm" svg:x="12.027cm" svg:y="16.409cm" svg:viewBox="0 0 375 366" draw:points="0,231 120,327 120,366 172,366 204,366 256,366 256,327 375,231 375,129 197,220 124,220 124,214 375,75 375,0 0,179">
          <text:p/>
        </draw:polygon>
        <draw:path draw:style-name="gr2" draw:text-style-name="P2" draw:layer="layout" svg:width="0.618cm" svg:height="0.94cm" svg:x="11.905cm" svg:y="15.603cm" svg:viewBox="0 0 619 941" svg:d="M237 169c-62 20-92 87-93 88-4 10-15 16-26 16-4 0-8 0-12-2-14-6-20-22-14-36 1-4 41-91 128-119 15-5 30 3 35 18s-3 30-18 35zM619 314c0-166-130-314-309-314s-310 148-310 314c-3 203 166 340 166 340v57h-44v97l38-17 73 8-111 58v84l375-175v-55h-43v-57c0 0 167-137 165-340z">
          <text:p/>
        </draw:path>
        <draw:polygon draw:style-name="gr2" draw:text-style-name="P2" draw:layer="layout" svg:width="10.088cm" svg:height="6.693cm" svg:x="10.645cm" svg:y="21.586cm" svg:viewBox="0 0 10089 6694" draw:points="10089,6694 0,6694 0,0 10089,0">
          <text:p/>
        </draw:polygon>
        <draw:polygon draw:style-name="gr38" draw:text-style-name="P14" draw:layer="layout" svg:width="10.088cm" svg:height="2.256cm" svg:x="10.645cm" svg:y="21.586cm" svg:viewBox="0 0 10089 2257" draw:points="10089,2257 0,2257 0,0 10089,0">
          <text:p/>
        </draw:polygon>
        <draw:path draw:style-name="gr2" draw:text-style-name="P2" draw:layer="layout" svg:width="0.683cm" svg:height="0.887cm" svg:x="13.626cm" svg:y="22.984cm" svg:viewBox="0 0 684 888" svg:d="M367 888c-131 0-263-46-367-138l113-134c77 64 158 104 258 104 78 0 125-30 125-81v-2c0-48-30-73-175-110-174-45-286-93-286-265v-2c0-157 126-260 302-260 126 0 234 39 321 110l-98 142c-77-53-152-84-226-84-72 0-111 33-111 75v2c0 57 37 75 187 113 175 46 274 109 274 260v3c0 171-131 267-317 267z">
          <text:p/>
        </draw:path>
        <draw:path draw:style-name="gr2" draw:text-style-name="P2" draw:layer="layout" svg:width="0.916cm" svg:height="0.893cm" svg:x="14.436cm" svg:y="22.981cm" svg:viewBox="0 0 917 894" svg:d="M719 446c0-147-109-271-262-271s-259 121-259 269v2c0 148 109 273 261 273 153 0 260-122 260-270zM457 894c-266 0-457-199-457-445v-3c0-245 193-446 459-446 268 0 458 199 458 444v2c0 247-193 448-460 448z">
          <text:p/>
        </draw:path>
        <draw:polygon draw:style-name="gr2" draw:text-style-name="P2" draw:layer="layout" svg:width="0.62cm" svg:height="0.863cm" svg:x="15.521cm" svg:y="22.996cm" svg:viewBox="0 0 621 864" draw:points="0,864 0,0 190,0 190,690 621,690 621,864">
          <text:p/>
        </draw:polygon>
        <draw:path draw:style-name="gr2" draw:text-style-name="P2" draw:layer="layout" svg:width="0.752cm" svg:height="0.876cm" svg:x="16.245cm" svg:y="22.996cm" svg:viewBox="0 0 753 877" svg:d="M374 877c-232 0-374-129-374-383v-494h190v489c0 141 70 213 186 213s186-70 186-207v-495h191v488c0 261-148 389-379 389z">
          <text:p/>
        </draw:path>
        <draw:polygon draw:style-name="gr2" draw:text-style-name="P2" draw:layer="layout" svg:width="0.714cm" svg:height="0.863cm" svg:x="17.129cm" svg:y="22.996cm" svg:viewBox="0 0 715 864" draw:points="453,175 453,864 262,864 262,175 0,175 0,0 715,0 715,175">
          <text:p/>
        </draw:polygon>
        <draw:polygon draw:style-name="gr2" draw:text-style-name="P2" draw:layer="layout" svg:width="0.19cm" svg:height="0.863cm" svg:x="17.997cm" svg:y="22.996cm" svg:viewBox="0 0 191 864" draw:points="0,0 191,0 191,864 0,864">
          <text:p/>
        </draw:polygon>
        <draw:path draw:style-name="gr2" draw:text-style-name="P2" draw:layer="layout" svg:width="0.917cm" svg:height="0.893cm" svg:x="18.364cm" svg:y="22.981cm" svg:viewBox="0 0 918 894" svg:d="M720 446c0-147-109-271-262-271s-259 121-259 269v2c0 148 108 273 262 273 153 0 259-122 259-270zM458 894c-267 0-458-199-458-445v-3c0-245 194-446 461-446 266 0 457 199 457 444v2c0 247-193 448-460 448z">
          <text:p/>
        </draw:path>
        <draw:polygon draw:style-name="gr2" draw:text-style-name="P2" draw:layer="layout" svg:width="0.766cm" svg:height="0.863cm" svg:x="19.45cm" svg:y="22.996cm" svg:viewBox="0 0 767 864" draw:points="606,864 188,314 188,864 0,864 0,0 176,0 580,531 580,0 767,0 767,864">
          <text:p/>
        </draw:polygon>
        <draw:polygon draw:style-name="gr4" draw:text-style-name="P4" draw:layer="layout" svg:width="0.022cm" svg:height="0.288cm" svg:x="12.166cm" svg:y="25.384cm" svg:viewBox="0 0 23 289" draw:points="0,0 23,0 23,289 0,289">
          <text:p/>
        </draw:polygon>
        <draw:path draw:style-name="gr4" draw:text-style-name="P4" draw:layer="layout" svg:width="0.18cm" svg:height="0.3cm" svg:x="12.271cm" svg:y="25.372cm" svg:viewBox="0 0 181 301" svg:d="M160 301v-126c0-43-25-71-67-71-41 0-72 31-72 74v123h-21v-301h21v129c13-24 37-44 75-44 53 0 85 36 85 86v130z">
          <text:p/>
        </draw:path>
        <draw:path draw:style-name="gr4" draw:text-style-name="P4" draw:layer="layout" svg:width="0.113cm" svg:height="0.213cm" svg:x="12.523cm" svg:y="25.459cm" svg:viewBox="0 0 114 214" svg:d="M112 22c-49 0-92 37-92 106v86h-20v-211h20v60c17-38 52-65 94-63v22z">
          <text:p/>
        </draw:path>
        <draw:polygon draw:style-name="gr4" draw:text-style-name="P4" draw:layer="layout" svg:width="0.179cm" svg:height="0.3cm" svg:x="12.811cm" svg:y="25.372cm" svg:viewBox="0 0 180 301" draw:points="154,301 71,198 20,250 20,301 0,301 0,0 20,0 20,225 149,90 177,90 85,183 180,301">
          <text:p/>
        </draw:polygon>
        <draw:path draw:style-name="gr4" draw:text-style-name="P4" draw:layer="layout" svg:width="0.215cm" svg:height="0.22cm" svg:x="13.016cm" svg:y="25.457cm" svg:viewBox="0 0 216 221" svg:d="M193 111c0-51-37-92-86-92-50 0-85 42-85 91v1c0 50 37 91 86 91 50 0 85-41 85-90zM107 221c-62 0-107-51-107-109v-1c0-60 45-111 108-111 62 0 108 50 108 110v1c0 59-47 110-109 110z">
          <text:p/>
        </draw:path>
        <draw:path draw:style-name="gr4" draw:text-style-name="P4" draw:layer="layout" svg:width="0.179cm" svg:height="0.215cm" svg:x="13.293cm" svg:y="25.457cm" svg:viewBox="0 0 180 216" svg:d="M160 216v-126c0-43-24-71-66-71-41 0-74 31-74 74v123h-20v-211h20v39c14-24 39-44 77-44 53 0 83 36 83 86v130z">
          <text:p/>
        </draw:path>
        <draw:polygon draw:style-name="gr4" draw:text-style-name="P4" draw:layer="layout" svg:width="0.181cm" svg:height="0.21cm" svg:x="13.53cm" svg:y="25.462cm" svg:viewBox="0 0 182 211" draw:points="0,211 0,199 152,18 6,18 6,0 182,0 182,12 30,193 182,193 182,211">
          <text:p/>
        </draw:polygon>
        <draw:path draw:style-name="gr4" draw:text-style-name="P4" draw:layer="layout" svg:width="0.195cm" svg:height="0.22cm" svg:x="13.752cm" svg:y="25.457cm" svg:viewBox="0 0 196 221" svg:d="M173 101c-2-42-27-82-75-82-41 0-73 35-77 82zM103 202c33 0 55-15 72-33l14 12c-21 23-46 40-87 40-55 0-102-44-102-110 0-62 42-111 99-111 59 0 97 48 97 111v1c0 3 0 4 0 7h-175c4 52 41 83 82 83z">
          <text:p/>
        </draw:path>
        <draw:path draw:style-name="gr4" draw:text-style-name="P4" draw:layer="layout" svg:width="0.179cm" svg:height="0.215cm" svg:x="14.006cm" svg:y="25.457cm" svg:viewBox="0 0 180 216" svg:d="M160 216v-126c0-43-24-71-66-71-41 0-74 31-74 74v123h-20v-211h20v39c14-24 38-44 77-44 52 0 83 36 83 86v130z">
          <text:p/>
        </draw:path>
        <draw:path draw:style-name="gr4" draw:text-style-name="P4" draw:layer="layout" svg:width="0.124cm" svg:height="0.28cm" svg:x="14.238cm" svg:y="25.395cm" svg:viewBox="0 0 125 281" svg:d="M90 281c-33 0-59-17-59-58v-137h-31v-19h31v-67h20v67h74v19h-74v135c0 31 17 41 43 41 10 0 19-2 30-7v19c-10 5-20 7-34 7z">
          <text:p/>
        </draw:path>
        <draw:path draw:style-name="gr4" draw:text-style-name="P4" draw:layer="layout" svg:width="0.113cm" svg:height="0.213cm" svg:x="14.422cm" svg:y="25.459cm" svg:viewBox="0 0 114 214" svg:d="M112 22c-50 0-92 37-92 106v86h-20v-211h20v60c16-38 51-65 94-63v22z">
          <text:p/>
        </draw:path>
        <draw:path draw:style-name="gr4" draw:text-style-name="P4" draw:layer="layout" svg:width="0.026cm" svg:height="0.292cm" svg:x="14.586cm" svg:y="25.38cm" svg:viewBox="0 0 27 293" svg:d="M4 82h20v211h-20zM0 0h27v28h-27z">
          <text:p/>
        </draw:path>
        <draw:path draw:style-name="gr4" draw:text-style-name="P4" draw:layer="layout" svg:width="0.195cm" svg:height="0.22cm" svg:x="14.674cm" svg:y="25.457cm" svg:viewBox="0 0 196 221" svg:d="M175 101c-3-42-27-82-75-82-42 0-75 35-79 82zM104 202c33 0 55-15 72-33l14 12c-21 23-46 40-86 40-56 0-104-44-104-110 0-62 43-111 100-111 59 0 96 48 96 111v1c0 3 0 4 0 7h-175c4 52 42 83 83 83z">
          <text:p/>
        </draw:path>
        <draw:path draw:style-name="gr4" draw:text-style-name="P4" draw:layer="layout" svg:width="0.113cm" svg:height="0.213cm" svg:x="14.928cm" svg:y="25.459cm" svg:viewBox="0 0 114 214" svg:d="M112 22c-48 0-92 37-92 106v86h-20v-211h20v60c18-38 53-65 94-63v22z">
          <text:p/>
        </draw:path>
        <draw:path draw:style-name="gr4" draw:text-style-name="P4" draw:layer="layout" svg:width="0.124cm" svg:height="0.28cm" svg:x="15.073cm" svg:y="25.395cm" svg:viewBox="0 0 125 281" svg:d="M89 281c-32 0-59-17-59-58v-137h-30v-19h30v-67h21v67h74v19h-74v135c0 31 17 41 42 41 10 0 18-2 31-7v19c-11 5-22 7-35 7z">
          <text:p/>
        </draw:path>
        <draw:polygon draw:style-name="gr4" draw:text-style-name="P4" draw:layer="layout" svg:width="0.207cm" svg:height="0.288cm" svg:x="15.384cm" svg:y="25.384cm" svg:viewBox="0 0 208 289" draw:points="0,289 0,0 206,0 206,21 22,21 22,134 187,134 187,154 22,154 22,269 208,269 208,289">
          <text:p/>
        </draw:polygon>
        <draw:path draw:style-name="gr4" draw:text-style-name="P4" draw:layer="layout" svg:width="0.179cm" svg:height="0.215cm" svg:x="15.651cm" svg:y="25.462cm" svg:viewBox="0 0 180 216" svg:d="M160 211v-39c-14 24-37 44-75 44-53 0-85-37-85-87v-129h21v126c0 43 24 71 67 71 41 0 72-31 72-75v-122h20v211z">
          <text:p/>
        </draw:path>
        <draw:path draw:style-name="gr4" draw:text-style-name="P4" draw:layer="layout" svg:width="0.193cm" svg:height="0.22cm" svg:x="15.892cm" svg:y="25.457cm" svg:viewBox="0 0 194 221" svg:d="M107 221c-60 0-107-51-107-109v-1c0-60 47-111 107-111 41 0 65 18 85 39l-14 15c-19-19-40-35-71-35-48 0-85 41-85 91v1c0 50 38 91 86 91 30 0 54-16 72-35l14 12c-22 24-47 42-87 42z">
          <text:p/>
        </draw:path>
        <draw:path draw:style-name="gr4" draw:text-style-name="P4" draw:layer="layout" svg:width="0.18cm" svg:height="0.3cm" svg:x="16.141cm" svg:y="25.372cm" svg:viewBox="0 0 181 301" svg:d="M160 301v-126c0-43-24-71-66-71s-74 31-74 74v123h-20v-301h20v129c14-24 38-44 77-44 53 0 84 36 84 86v130z">
          <text:p/>
        </draw:path>
        <draw:path draw:style-name="gr4" draw:text-style-name="P4" draw:layer="layout" svg:width="0.181cm" svg:height="0.218cm" svg:x="16.499cm" svg:y="25.459cm" svg:viewBox="0 0 182 219" svg:d="M162 111c-18-4-42-9-72-9-44 0-69 20-69 49v1c0 30 29 48 61 48 43 0 80-27 80-65zM162 214v-35c-16 20-41 40-81 40-39 0-81-23-81-66v-1c0-44 37-68 91-68 30 0 50 4 71 9v-9c0-42-27-65-70-65-26 0-47 7-66 17l-7-18c23-11 45-18 74-18 54 0 89 28 89 83v131z">
          <text:p/>
        </draw:path>
        <draw:path draw:style-name="gr4" draw:text-style-name="P4" draw:layer="layout" svg:width="0.179cm" svg:height="0.215cm" svg:x="16.748cm" svg:y="25.462cm" svg:viewBox="0 0 180 216" svg:d="M159 211v-39c-14 24-37 44-76 44-53 0-83-37-83-87v-129h20v126c0 43 24 71 66 71 41 0 73-31 73-75v-122h21v211z">
          <text:p/>
        </draw:path>
        <draw:path draw:style-name="gr4" draw:text-style-name="P4" draw:layer="layout" svg:width="0.124cm" svg:height="0.301cm" svg:x="16.985cm" svg:y="25.371cm" svg:viewBox="0 0 125 302" svg:d="M94 18c-30 0-43 17-43 54v20h74v19h-74v191h-20v-191h-31v-19h31v-20c0-47 23-72 63-72 13 0 22 1 31 4v19c-11-3-20-5-31-5z">
          <text:p/>
        </draw:path>
        <draw:path draw:style-name="gr4" draw:text-style-name="P4" draw:layer="layout" svg:width="0.208cm" svg:height="0.305cm" svg:x="17.262cm" svg:y="25.372cm" svg:viewBox="0 0 209 306" svg:d="M190 195c0-53-42-89-86-89-46 0-82 33-82 89v1c0 55 38 90 82 90s86-36 86-90zM189 301v-47c-18 27-45 52-87 52-51 0-102-41-102-109v-1c0-68 51-110 102-110 42 0 70 24 87 50v-136h20v301z">
          <text:p/>
        </draw:path>
        <draw:path draw:style-name="gr4" draw:text-style-name="P4" draw:layer="layout" svg:width="0.195cm" svg:height="0.22cm" svg:x="17.532cm" svg:y="25.457cm" svg:viewBox="0 0 196 221" svg:d="M175 101c-3-42-27-82-76-82-42 0-74 35-78 82zM103 202c34 0 56-15 73-33l14 12c-21 23-46 40-87 40-55 0-103-44-103-110 0-62 43-111 99-111 60 0 97 48 97 111v1c0 3 0 4 0 7h-175c4 52 41 83 82 83z">
          <text:p/>
        </draw:path>
        <draw:path draw:style-name="gr4" draw:text-style-name="P4" draw:layer="layout" svg:width="0.18cm" svg:height="0.215cm" svg:x="17.786cm" svg:y="25.457cm" svg:viewBox="0 0 181 216" svg:d="M160 216v-126c0-43-24-71-66-71-41 0-74 31-74 74v123h-20v-211h20v39c15-24 39-44 77-44 53 0 84 36 84 86v130z">
          <text:p/>
        </draw:path>
        <draw:path draw:style-name="gr4" draw:text-style-name="P4" draw:layer="layout" svg:width="0.288cm" svg:height="0.29cm" svg:x="18.141cm" svg:y="25.382cm" svg:viewBox="0 0 289 291" svg:d="M144 24l-76 166h152zM266 291l-37-81h-170l-37 81h-22l134-291h21l134 291z">
          <text:p/>
        </draw:path>
        <draw:path draw:style-name="gr4" draw:text-style-name="P4" draw:layer="layout" svg:width="0.18cm" svg:height="0.215cm" svg:x="18.477cm" svg:y="25.462cm" svg:viewBox="0 0 181 216" svg:d="M161 211v-39c-14 24-38 44-76 44-54 0-85-37-85-87v-129h20v126c0 43 25 71 68 71 41 0 73-31 73-75v-122h20v211z">
          <text:p/>
        </draw:path>
        <draw:path draw:style-name="gr4" draw:text-style-name="P4" draw:layer="layout" svg:width="0.158cm" svg:height="0.218cm" svg:x="18.715cm" svg:y="25.458cm" svg:viewBox="0 0 159 219" svg:d="M87 219c-31 0-64-13-87-31l13-16c23 18 48 28 75 28 28 0 51-16 51-40v-1c0-24-27-34-56-42-34-10-72-20-72-57v-1c0-35 29-59 69-59 25 0 54 9 75 23l-11 18c-19-14-42-22-65-22-28 0-47 16-47 37v1c0 24 28 32 58 41 34 9 69 22 69 59v1c0 37-32 61-72 61z">
          <text:p/>
        </draw:path>
        <draw:polygon draw:style-name="gr4" draw:text-style-name="P4" draw:layer="layout" svg:width="0.11cm" svg:height="0.023cm" svg:x="18.928cm" svg:y="25.538cm" svg:viewBox="0 0 111 24" draw:points="0,0 111,0 111,24 0,24">
          <text:p/>
        </draw:polygon>
        <draw:path draw:style-name="gr4" draw:text-style-name="P4" draw:layer="layout" svg:width="0.124cm" svg:height="0.28cm" svg:x="12.14cm" svg:y="25.888cm" svg:viewBox="0 0 125 281" svg:d="M90 281c-34 0-60-18-60-57v-138h-30v-18h30v-68h20v68h75v18h-75v136c0 30 18 40 43 40 10 0 19-2 31-7v19c-11 5-21 7-34 7z">
          <text:p/>
        </draw:path>
        <draw:path draw:style-name="gr4" draw:text-style-name="P4" draw:layer="layout" svg:width="0.181cm" svg:height="0.217cm" svg:x="12.306cm" svg:y="25.952cm" svg:viewBox="0 0 182 218" svg:d="M162 110c-17-4-41-9-71-9-44 0-70 19-70 49 0 31 30 49 62 49 43 0 79-27 79-65zM162 213v-36c-15 22-40 41-80 41-39 0-82-23-82-66v-1c0-44 38-68 92-68 30 0 50 3 70 9v-9c0-43-26-64-69-64-26 0-47 7-66 16l-8-17c24-11 46-18 75-18 54 0 88 28 88 82v131z">
          <text:p/>
        </draw:path>
        <draw:path draw:style-name="gr4" draw:text-style-name="P4" draw:layer="layout" svg:width="0.179cm" svg:height="0.214cm" svg:x="12.555cm" svg:y="25.955cm" svg:viewBox="0 0 180 215" svg:d="M160 210v-39c-14 25-37 44-75 44-54 0-85-36-85-86v-129h20v125c0 43 24 72 67 72 41 0 73-31 73-75v-122h20v210z">
          <text:p/>
        </draw:path>
        <draw:path draw:style-name="gr4" draw:text-style-name="P4" draw:layer="layout" svg:width="0.159cm" svg:height="0.217cm" svg:x="12.792cm" svg:y="25.951cm" svg:viewBox="0 0 160 218" svg:d="M87 218c-31 0-64-12-87-31l12-16c23 18 49 29 77 29s50-17 50-41v-1c0-25-26-34-56-42-34-10-72-20-72-57v-1c0-34 28-58 69-58 26 0 54 9 75 23l-11 17c-19-13-42-21-65-21-29 0-48 15-48 36v1c0 23 29 32 60 41 33 9 69 22 69 58v1c0 38-32 62-73 62z">
          <text:p/>
        </draw:path>
        <draw:path draw:style-name="gr4" draw:text-style-name="P4" draw:layer="layout" svg:width="0.192cm" svg:height="0.219cm" svg:x="13cm" svg:y="25.95cm" svg:viewBox="0 0 193 220" svg:d="M107 220c-60 0-107-50-107-109s47-111 107-111c39 0 65 19 85 40l-15 14c-18-18-39-34-70-34-48 0-85 40-85 90v1c0 50 38 90 86 90 30 0 54-15 71-34l14 12c-21 24-47 41-86 41z">
          <text:p/>
        </draw:path>
        <draw:path draw:style-name="gr4" draw:text-style-name="P4" draw:layer="layout" svg:width="0.18cm" svg:height="0.299cm" svg:x="13.249cm" svg:y="25.865cm" svg:viewBox="0 0 181 300" svg:d="M160 300v-125c0-43-24-72-66-72s-74 32-74 75v122h-20v-300h20v129c14-25 38-44 77-44 53 0 84 36 84 86v129z">
          <text:p/>
        </draw:path>
        <draw:path draw:style-name="gr4" draw:text-style-name="P4" draw:layer="layout" svg:width="0.179cm" svg:height="0.214cm" svg:x="13.62cm" svg:y="25.955cm" svg:viewBox="0 0 180 215" svg:d="M160 210v-39c-14 25-37 44-75 44-54 0-85-36-85-86v-129h20v125c0 43 24 72 68 72 41 0 72-31 72-75v-122h20v210z">
          <text:p/>
        </draw:path>
        <draw:path draw:style-name="gr4" draw:text-style-name="P4" draw:layer="layout" svg:width="0.179cm" svg:height="0.214cm" svg:x="13.876cm" svg:y="25.95cm" svg:viewBox="0 0 180 215" svg:d="M159 215v-124c0-44-24-73-67-73-41 0-72 32-72 76v121h-20v-210h20v39c14-25 37-44 75-44 53 0 85 36 85 87v128z">
          <text:p/>
        </draw:path>
        <draw:path draw:style-name="gr4" draw:text-style-name="P4" draw:layer="layout" svg:width="0.208cm" svg:height="0.304cm" svg:x="14.114cm" svg:y="25.865cm" svg:viewBox="0 0 209 305" svg:d="M190 195c0-54-42-91-86-91-46 0-82 35-82 91v1c0 55 38 90 82 90s86-37 86-90zM189 300v-46c-18 27-45 51-87 51-51 0-102-40-102-109 0-70 51-111 102-111 43 0 70 24 87 51v-136h20v300z">
          <text:p/>
        </draw:path>
        <draw:polygon draw:style-name="gr4" draw:text-style-name="P4" draw:layer="layout" svg:width="0.206cm" svg:height="0.211cm" svg:x="14.5cm" svg:y="25.955cm" svg:viewBox="0 0 207 212" draw:points="112,212 94,212 0,0 24,0 103,188 184,0 207,0">
          <text:p/>
        </draw:polygon>
        <draw:path draw:style-name="gr4" draw:text-style-name="P4" draw:layer="layout" svg:width="0.195cm" svg:height="0.219cm" svg:x="14.734cm" svg:y="25.95cm" svg:viewBox="0 0 196 220" svg:d="M174 101c-3-42-27-82-76-82-41 0-73 35-77 82zM103 201c33 0 55-14 72-32l15 12c-22 23-47 39-87 39-55 0-103-44-103-109v-1c0-61 43-110 99-110 59 0 97 49 97 111 0 3 0 5 0 8h-175c4 52 41 82 82 82z">
          <text:p/>
        </draw:path>
        <draw:path draw:style-name="gr4" draw:text-style-name="P4" draw:layer="layout" svg:width="0.113cm" svg:height="0.212cm" svg:x="14.988cm" svg:y="25.952cm" svg:viewBox="0 0 114 213" svg:d="M112 23c-49 0-92 36-92 105v85h-20v-210h20v60c17-37 52-65 94-63v23z">
          <text:p/>
        </draw:path>
        <draw:path draw:style-name="gr4" draw:text-style-name="P4" draw:layer="layout" svg:width="0.209cm" svg:height="0.304cm" svg:x="15.152cm" svg:y="25.865cm" svg:viewBox="0 0 210 305" svg:d="M188 196c0-55-38-92-83-92-44 0-86 38-86 91v1c0 54 42 90 86 90 46 0 83-33 83-90zM107 305c-42 0-69-23-87-50v45h-20v-300h20v138c19-29 45-53 87-53 51 0 103 41 103 110v1c0 68-52 109-103 109z">
          <text:p/>
        </draw:path>
        <draw:path draw:style-name="gr4" draw:text-style-name="P4" draw:layer="layout" svg:width="0.195cm" svg:height="0.219cm" svg:x="15.409cm" svg:y="25.95cm" svg:viewBox="0 0 196 220" svg:d="M175 101c-3-42-27-82-75-82-43 0-75 35-79 82zM104 201c33 0 55-14 72-32l14 12c-21 23-46 39-86 39-56 0-104-44-104-109v-1c0-61 43-110 100-110 59 0 96 49 96 111 0 3 0 5 0 8h-175c4 52 41 82 83 82z">
          <text:p/>
        </draw:path>
        <draw:path draw:style-name="gr4" draw:text-style-name="P4" draw:layer="layout" svg:width="0.158cm" svg:height="0.217cm" svg:x="15.645cm" svg:y="25.951cm" svg:viewBox="0 0 159 218" svg:d="M87 218c-31 0-65-12-87-31l12-16c23 18 48 29 76 29 29 0 51-17 51-41v-1c0-25-27-34-56-42-35-10-73-20-73-57v-1c0-34 29-58 70-58 25 0 54 9 75 23l-11 17c-19-13-42-21-64-21-30 0-49 15-49 36v1c0 23 28 32 59 41 34 9 69 22 69 58v1c0 38-32 62-72 62z">
          <text:p/>
        </draw:path>
        <draw:path draw:style-name="gr4" draw:text-style-name="P4" draw:layer="layout" svg:width="0.158cm" svg:height="0.217cm" svg:x="15.845cm" svg:y="25.951cm" svg:viewBox="0 0 159 218" svg:d="M87 218c-30 0-65-12-87-31l12-16c24 18 49 29 76 29 28 0 51-17 51-41v-1c0-25-27-34-56-42-34-10-73-20-73-57v-1c0-34 30-58 70-58 25 0 54 9 75 23l-11 17c-19-13-42-21-64-21-29 0-49 15-49 36v1c0 23 29 32 59 41 34 9 69 22 69 58v1c0 38-32 62-72 62z">
          <text:p/>
        </draw:path>
        <draw:path draw:style-name="gr4" draw:text-style-name="P4" draw:layer="layout" svg:width="0.195cm" svg:height="0.219cm" svg:x="16.053cm" svg:y="25.95cm" svg:viewBox="0 0 196 220" svg:d="M175 101c-3-42-28-82-76-82-41 0-74 35-78 82zM104 201c33 0 55-14 72-32l14 12c-21 23-46 39-86 39-55 0-104-44-104-109v-1c0-61 44-110 100-110 59 0 96 49 96 111 0 3 0 5 0 8h-175c4 52 42 82 83 82z">
          <text:p/>
        </draw:path>
        <draw:path draw:style-name="gr4" draw:text-style-name="P4" draw:layer="layout" svg:width="0.113cm" svg:height="0.212cm" svg:x="16.307cm" svg:y="25.952cm" svg:viewBox="0 0 114 213" svg:d="M112 23c-50 0-92 36-92 105v85h-20v-210h20v60c17-37 52-65 94-63v23z">
          <text:p/>
        </draw:path>
        <draw:path draw:style-name="gr4" draw:text-style-name="P4" draw:layer="layout" svg:width="0.124cm" svg:height="0.28cm" svg:x="16.452cm" svg:y="25.888cm" svg:viewBox="0 0 125 281" svg:d="M89 281c-32 0-59-18-59-57v-138h-30v-18h30v-68h21v68h74v18h-74v136c0 30 17 40 41 40 12 0 20-2 32-7v19c-10 5-21 7-35 7z">
          <text:p/>
        </draw:path>
        <draw:polygon draw:style-name="gr4" draw:text-style-name="P4" draw:layer="layout" svg:width="0.207cm" svg:height="0.287cm" svg:x="16.763cm" svg:y="25.877cm" svg:viewBox="0 0 208 288" draw:points="0,288 0,0 206,0 206,20 22,20 22,134 187,134 187,153 22,153 22,269 208,269 208,288">
          <text:p/>
        </draw:polygon>
        <draw:path draw:style-name="gr4" draw:text-style-name="P4" draw:layer="layout" svg:width="0.179cm" svg:height="0.214cm" svg:x="17.03cm" svg:y="25.955cm" svg:viewBox="0 0 180 215" svg:d="M160 210v-39c-14 25-37 44-75 44-54 0-85-36-85-86v-129h20v125c0 43 24 72 67 72 42 0 73-31 73-75v-122h20v210z">
          <text:p/>
        </draw:path>
        <draw:path draw:style-name="gr4" draw:text-style-name="P4" draw:layer="layout" svg:width="0.113cm" svg:height="0.212cm" svg:x="17.286cm" svg:y="25.952cm" svg:viewBox="0 0 114 213" svg:d="M112 23c-49 0-91 36-91 105v85h-21v-210h21v60c16-37 51-65 93-63v23z">
          <text:p/>
        </draw:path>
        <draw:path draw:style-name="gr4" draw:text-style-name="P4" draw:layer="layout" svg:width="0.196cm" svg:height="0.219cm" svg:x="17.425cm" svg:y="25.95cm" svg:viewBox="0 0 197 220" svg:d="M175 101c-3-42-27-82-75-82-42 0-75 35-78 82zM105 201c32 0 54-14 72-32l14 12c-22 23-47 39-87 39-55 0-104-44-104-109v-1c0-61 44-110 101-110 58 0 96 49 96 111 0 3 0 5-1 8h-174c3 52 42 82 83 82z">
          <text:p/>
        </draw:path>
        <draw:polygon draw:style-name="gr4" draw:text-style-name="P4" draw:layer="layout" svg:width="0.239cm" svg:height="0.287cm" svg:x="17.807cm" svg:y="25.877cm" svg:viewBox="0 0 240 288" draw:points="211,288 93,143 21,215 21,288 0,288 0,0 21,0 21,190 205,0 234,0 108,128 240,288">
          <text:p/>
        </draw:polygon>
        <draw:path draw:style-name="gr4" draw:text-style-name="P4" draw:layer="layout" svg:width="0.215cm" svg:height="0.219cm" svg:x="18.07cm" svg:y="25.95cm" svg:viewBox="0 0 216 220" svg:d="M194 111c0-51-38-91-86-91-51 0-87 41-87 90v1c0 50 38 90 88 90 49 0 85-40 85-90zM108 220c-63 0-108-50-108-109s45-111 109-111c62 0 107 51 107 110v1c0 58-46 109-108 109z">
          <text:p/>
        </draw:path>
        <draw:path draw:style-name="gr4" draw:text-style-name="P4" draw:layer="layout" svg:width="0.316cm" svg:height="0.214cm" svg:x="18.347cm" svg:y="25.95cm" svg:viewBox="0 0 317 215" svg:d="M297 215v-124c0-46-23-73-62-73-35 0-66 28-66 75v122h-20v-125c0-45-25-72-62-72-38 0-67 34-67 77v120h-20v-210h20v37c13-21 32-42 70-42 36 0 60 21 71 45 14-23 36-45 76-45 50 0 80 35 80 88v127z">
          <text:p/>
        </draw:path>
        <draw:polygon draw:style-name="gr4" draw:text-style-name="P4" draw:layer="layout" svg:width="0.11cm" svg:height="0.023cm" svg:x="18.728cm" svg:y="26.031cm" svg:viewBox="0 0 111 24" draw:points="0,0 111,0 111,24 0,24">
          <text:p/>
        </draw:polygon>
        <draw:path draw:style-name="gr4" draw:text-style-name="P4" draw:layer="layout" svg:width="0.316cm" svg:height="0.214cm" svg:x="12.159cm" svg:y="26.443cm" svg:viewBox="0 0 317 215" svg:d="M297 215v-125c0-45-23-72-62-72-35 0-66 27-66 74v123h-20v-127c0-43-24-70-61-70s-67 33-67 75v122h-21v-210h21v37c14-22 32-42 70-42 36 0 59 21 70 45 14-23 37-45 76-45 50 0 80 35 80 87v128z">
          <text:p/>
        </draw:path>
        <draw:path draw:style-name="gr4" draw:text-style-name="P4" draw:layer="layout" svg:width="0.18cm" svg:height="0.214cm" svg:x="12.545cm" svg:y="26.448cm" svg:viewBox="0 0 181 215" svg:d="M161 210v-40c-14 26-38 45-76 45-54 0-85-37-85-87v-128h20v124c0 43 25 73 68 73 41 0 73-33 73-76v-121h20v210z">
          <text:p/>
        </draw:path>
        <draw:path draw:style-name="gr4" draw:text-style-name="P4" draw:layer="layout" svg:width="0.18cm" svg:height="0.214cm" svg:x="12.801cm" svg:y="26.443cm" svg:viewBox="0 0 181 215" svg:d="M159 215v-125c0-43-24-72-66-72-41 0-73 31-73 75v122h-20v-210h20v39c14-25 38-44 76-44 53 0 85 36 85 86v129z">
          <text:p/>
        </draw:path>
        <draw:path draw:style-name="gr4" draw:text-style-name="P4" draw:layer="layout" svg:width="0.025cm" svg:height="0.291cm" svg:x="13.053cm" svg:y="26.366cm" svg:viewBox="0 0 26 292" svg:d="M3 82h21v210h-21zM0 0h26v27h-26z">
          <text:p/>
        </draw:path>
        <draw:polygon draw:style-name="gr4" draw:text-style-name="P4" draw:layer="layout" svg:width="0.18cm" svg:height="0.3cm" svg:x="13.155cm" svg:y="26.357cm" svg:viewBox="0 0 181 301" draw:points="155,301 72,199 21,250 21,301 0,301 0,0 21,0 21,226 151,91 178,91 86,185 181,301">
          <text:p/>
        </draw:polygon>
        <draw:path draw:style-name="gr4" draw:text-style-name="P4" draw:layer="layout" svg:width="0.18cm" svg:height="0.218cm" svg:x="13.364cm" svg:y="26.444cm" svg:viewBox="0 0 181 219" svg:d="M162 111c-18-5-41-10-71-10-44 0-70 20-70 50v1c0 31 30 48 62 48 42 0 79-26 79-65zM162 214v-35c-15 20-41 40-80 40-41 0-82-22-82-66 0-45 37-70 92-70 29 0 49 4 70 9v-9c0-42-26-64-69-64-26 0-48 7-67 17l-8-17c23-11 47-19 76-19 54 0 87 28 87 83v131z">
          <text:p/>
        </draw:path>
        <draw:path draw:style-name="gr4" draw:text-style-name="P4" draw:layer="layout" svg:width="0.124cm" svg:height="0.28cm" svg:x="13.595cm" svg:y="26.381cm" svg:viewBox="0 0 125 281" svg:d="M89 281c-32 0-58-18-58-58v-137h-31v-19h31v-67h20v67h74v19h-74v135c0 30 17 41 42 41 10 0 20-2 31-7v18c-10 5-22 8-35 8z">
          <text:p/>
        </draw:path>
        <draw:path draw:style-name="gr4" draw:text-style-name="P4" draw:layer="layout" svg:width="0.025cm" svg:height="0.291cm" svg:x="13.779cm" svg:y="26.366cm" svg:viewBox="0 0 26 292" svg:d="M3 82h21v210h-21zM0 0h26v27h-26z">
          <text:p/>
        </draw:path>
        <draw:path draw:style-name="gr4" draw:text-style-name="P4" draw:layer="layout" svg:width="0.215cm" svg:height="0.219cm" svg:x="13.867cm" svg:y="26.443cm" svg:viewBox="0 0 216 220" svg:d="M194 109c0-50-38-90-86-90-50 0-86 40-86 90 0 51 38 92 87 92s85-41 85-91zM108 220c-62 0-108-50-108-110v-1c0-58 46-109 109-109 62 0 107 50 107 109 0 60-46 111-108 111z">
          <text:p/>
        </draw:path>
        <draw:path draw:style-name="gr4" draw:text-style-name="P4" draw:layer="layout" svg:width="0.179cm" svg:height="0.214cm" svg:x="14.144cm" svg:y="26.443cm" svg:viewBox="0 0 180 215" svg:d="M160 215v-125c0-43-24-72-66-72s-74 31-74 75v122h-20v-210h20v39c14-25 37-44 77-44 52 0 83 36 83 86v129z">
          <text:p/>
        </draw:path>
        <draw:polygon draw:style-name="gr4" draw:text-style-name="P4" draw:layer="layout" svg:width="0.027cm" svg:height="0.035cm" svg:x="14.391cm" svg:y="26.622cm" svg:viewBox="0 0 28 36" draw:points="0,0 28,0 28,36 0,36">
          <text:p/>
        </draw:polygon>
        <draw:path draw:style-name="gr2" draw:text-style-name="P2" draw:layer="layout" svg:width="0.07cm" svg:height="0.224cm" svg:x="12.179cm" svg:y="22.171cm" svg:viewBox="0 0 71 225" svg:d="M35 225c20 0 36-16 36-35v-154c0-20-16-36-36-36s-35 16-35 36v154c0 19 15 35 35 35z">
          <text:p/>
        </draw:path>
        <draw:path draw:style-name="gr2" draw:text-style-name="P2" draw:layer="layout" svg:width="0.223cm" svg:height="0.07cm" svg:x="11.61cm" svg:y="22.801cm" svg:viewBox="0 0 224 71" svg:d="M189 0h-154c-19 0-35 15-35 35s16 36 35 36h154c20 0 35-16 35-36s-15-35-35-35z">
          <text:p/>
        </draw:path>
        <draw:path draw:style-name="gr2" draw:text-style-name="P2" draw:layer="layout" svg:width="0.203cm" svg:height="0.147cm" svg:x="11.657cm" svg:y="22.49cm" svg:viewBox="0 0 204 148" svg:d="M186 82l-134-77c-17-10-38-4-48 13-9 16-4 38 13 48l133 77c18 10 39 4 49-13 9-17 4-38-13-48z">
          <text:p/>
        </draw:path>
        <draw:path draw:style-name="gr2" draw:text-style-name="P2" draw:layer="layout" svg:width="0.145cm" svg:height="0.204cm" svg:x="11.872cm" svg:y="22.261cm" svg:viewBox="0 0 146 205" svg:d="M128 200c17-9 23-32 14-49l-75-133c-10-17-31-23-48-14-18 10-24 31-14 48l75 135c10 17 31 22 48 13z">
          <text:p/>
        </draw:path>
        <draw:path draw:style-name="gr2" draw:text-style-name="P2" draw:layer="layout" svg:width="0.223cm" svg:height="0.074cm" svg:x="12.595cm" svg:y="22.804cm" svg:viewBox="0 0 224 75" svg:d="M190 4l-154-4c-19-1-36 14-36 35-1 19 15 35 35 36l153 4c19 0 35-15 36-34 0-21-15-37-34-37z">
          <text:p/>
        </draw:path>
        <draw:path draw:style-name="gr2" draw:text-style-name="P2" draw:layer="layout" svg:width="0.205cm" svg:height="0.143cm" svg:x="12.575cm" svg:y="22.496cm" svg:viewBox="0 0 206 144" svg:d="M51 139l136-72c17-10 24-31 14-48-9-18-31-24-48-15l-135 74c-17 9-23 30-14 47s30 24 47 14z">
          <text:p/>
        </draw:path>
        <draw:path draw:style-name="gr2" draw:text-style-name="P2" draw:layer="layout" svg:width="0.148cm" svg:height="0.201cm" svg:x="12.422cm" svg:y="22.261cm" svg:viewBox="0 0 149 202" svg:d="M132 5c-16-10-38-5-49 12l-78 131c-10 18-5 40 12 49 17 10 38 5 48-12l79-132c10-17 5-38-12-48z">
          <text:p/>
        </draw:path>
        <draw:polygon draw:style-name="gr2" draw:text-style-name="P2" draw:layer="layout" svg:width="0.374cm" svg:height="0.364cm" svg:x="12.027cm" svg:y="23.257cm" svg:viewBox="0 0 375 365" draw:points="0,230 120,326 120,365 172,365 204,365 256,365 256,326 375,230 375,128 197,218 124,218 124,212 375,74 375,0 0,177">
          <text:p/>
        </draw:polygon>
        <draw:path draw:style-name="gr2" draw:text-style-name="P2" draw:layer="layout" svg:width="0.618cm" svg:height="0.941cm" svg:x="11.905cm" svg:y="22.45cm" svg:viewBox="0 0 619 942" svg:d="M237 170c-62 20-92 87-93 87-4 11-15 17-26 17-4 0-8-1-12-2-14-7-20-23-14-37 1-4 41-91 128-119 15-4 30 4 35 18 5 15-3 31-18 36zM619 315c0-167-130-315-309-315s-310 148-310 315c-3 202 166 340 166 340v58h-44v97l38-17 73 8-111 56v85l375-174v-55h-43v-58c0 0 167-138 165-340z">
          <text:p/>
        </draw:path>
        <draw:frame draw:style-name="gr5" draw:text-style-name="P5" draw:layer="layout" svg:width="0.484cm" svg:height="0.484cm" svg:x="11.047cm" svg:y="6.97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58cm" svg:y="7.124cm" svg:viewBox="0 0 152 209" draw:points="61,24 0,24 4,0 152,0 148,24 87,24 52,209 25,209">
          <text:p/>
        </draw:polygon>
        <draw:path draw:style-name="gr6" draw:text-style-name="P6" draw:layer="layout" svg:width="0.157cm" svg:height="0.217cm" svg:x="11.761cm" svg:y="7.183cm" svg:viewBox="0 0 158 218" svg:d="M54 0l15 80c3 18 5 29 6 41h1c4-10 8-20 16-38l39-83h27l-56 114c-17 32-32 59-52 79-17 17-35 24-43 25l-7-22c7-2 17-6 27-14 11-8 21-20 29-34 2-3 2-4 1-7l-30-141z">
          <text:p/>
        </draw:path>
        <draw:path draw:style-name="gr6" draw:text-style-name="P6" draw:layer="layout" svg:width="0.224cm" svg:height="0.152cm" svg:x="11.918cm" svg:y="7.18cm" svg:viewBox="0 0 225 153" svg:d="M0 153l21-106c3-17 5-32 7-44h22l-4 28h1c14-21 33-31 52-31 23 0 34 14 35 33 13-22 33-33 55-33 17 0 36 11 36 39 0 8-1 18-2 26l-17 88h-25l16-86c1-6 2-13 2-19 0-17-6-27-22-27-19 0-41 22-47 56l-14 76h-25l17-87c1-7 2-13 2-19 0-13-4-26-23-26-18 0-41 26-47 57l-14 75z">
          <text:p/>
        </draw:path>
        <draw:path draw:style-name="gr6" draw:text-style-name="P6" draw:layer="layout" svg:width="0.141cm" svg:height="0.156cm" svg:x="12.169cm" svg:y="7.18cm" svg:viewBox="0 0 142 157" svg:d="M26 94c0 25 15 42 36 42 31 0 53-39 53-73 0-18-8-43-34-43-32 0-55 40-55 74zM142 63c0 46-33 94-83 94-38 0-59-28-59-62 0-49 35-95 83-95 41 0 59 31 59 63z">
          <text:p/>
        </draw:path>
        <draw:path draw:style-name="gr6" draw:text-style-name="P6" draw:layer="layout" svg:width="0.11cm" svg:height="0.222cm" svg:x="12.331cm" svg:y="7.11cm" svg:viewBox="0 0 111 223" svg:d="M0 223l24-130h-20l4-20h20l2-8c3-21 11-40 25-52 10-8 23-13 35-13 11 0 17 2 21 4l-5 20c-4-2-10-2-16-2-20 0-30 19-34 44l-1 7h33l-4 20h-33l-26 130z">
          <text:p/>
        </draw:path>
        <draw:path draw:style-name="gr6" draw:text-style-name="P6" draw:layer="layout" svg:width="0.125cm" svg:height="0.156cm" svg:x="12.416cm" svg:y="7.18cm" svg:viewBox="0 0 126 157" svg:d="M79 20c-25 0-43 24-49 48 40 0 72-5 72-29 0-13-10-19-23-19zM107 145c-11 6-29 12-49 12-41 0-58-28-58-61 0-45 34-96 82-96 29 0 44 17 44 39 0 39-44 49-99 49-1 6 0 20 3 28 6 13 18 20 33 20 18 0 31-5 40-10z">
          <text:p/>
        </draw:path>
        <draw:path draw:style-name="gr6" draw:text-style-name="P6" draw:layer="layout" svg:width="0.157cm" svg:height="0.217cm" svg:x="12.533cm" svg:y="7.183cm" svg:viewBox="0 0 158 218" svg:d="M54 0l15 80c3 18 5 29 6 41h1c4-10 8-20 16-38l39-83h27l-57 114c-16 32-31 59-51 79-17 17-35 24-43 25l-7-22c7-2 17-6 28-14 10-8 21-20 29-34 1-3 1-4 0-7l-30-141z">
          <text:p/>
        </draw:path>
        <draw:path draw:style-name="gr6" draw:text-style-name="P6" draw:layer="layout" svg:width="0.154cm" svg:height="0.208cm" svg:x="12.763cm" svg:y="7.124cm" svg:viewBox="0 0 155 209" svg:d="M25 209l16-86-41-123h29l20 69c5 18 7 26 8 34h1c5-8 12-20 22-35l45-68h30l-88 123-17 86z">
          <text:p/>
        </draw:path>
        <draw:path draw:style-name="gr6" draw:text-style-name="P6" draw:layer="layout" svg:width="0.125cm" svg:height="0.156cm" svg:x="12.886cm" svg:y="7.18cm" svg:viewBox="0 0 126 157" svg:d="M78 20c-24 0-43 24-50 48 41 0 73-5 73-29 0-13-9-19-23-19zM107 145c-12 6-30 12-50 12-40 0-57-28-57-61 0-45 33-96 82-96 28 0 44 17 44 39 0 39-44 49-101 49-1 6 0 20 3 28 6 13 18 20 35 20s31-5 40-10z">
          <text:p/>
        </draw:path>
        <draw:path draw:style-name="gr6" draw:text-style-name="P6" draw:layer="layout" svg:width="0.134cm" svg:height="0.149cm" svg:x="13.031cm" svg:y="7.183cm" svg:viewBox="0 0 135 150" svg:d="M26 0l13 86c2 17 4 28 4 37h1c4-8 8-18 16-35l47-88h28l-84 150h-25l-26-150z">
          <text:p/>
        </draw:path>
        <draw:path draw:style-name="gr6" draw:text-style-name="P6" draw:layer="layout" svg:width="0.149cm" svg:height="0.216cm" svg:x="13.153cm" svg:y="7.18cm" svg:viewBox="0 0 150 217" svg:d="M122 25c-5-2-14-5-24-5-38 0-65 40-65 77 0 17 7 36 30 36 22 0 44-28 50-57zM7 187c9 6 24 10 40 10 25 0 45-13 54-53l5-23h-1c-13 22-32 32-52 32-31 0-46-25-46-52 0-51 38-101 95-101 17 0 37 5 48 10l-23 124c-6 32-14 54-30 67-15 13-35 16-52 16-19 0-36-4-45-10z">
          <text:p/>
        </draw:path>
        <draw:path draw:style-name="gr6" draw:text-style-name="P6" draw:layer="layout" svg:width="0.098cm" svg:height="0.152cm" svg:x="13.32cm" svg:y="7.18cm" svg:viewBox="0 0 99 153" svg:d="M0 153l19-96c3-20 6-40 7-54h23c-1 10-3 21-4 32h1c9-20 25-35 45-35 3 0 6 0 8 0l-5 25c-2 0-4 0-7 0-22 0-42 28-49 63l-12 65z">
          <text:p/>
        </draw:path>
        <draw:path draw:style-name="gr6" draw:text-style-name="P6" draw:layer="layout" svg:width="0.143cm" svg:height="0.156cm" svg:x="13.414cm" svg:y="7.18cm" svg:viewBox="0 0 144 157" svg:d="M115 22c-3-1-9-2-18-2-39 0-71 41-71 83 0 16 6 33 26 33 21 0 46-28 55-68zM98 153c0-9 1-23 4-38h-1c-17 31-37 42-59 42-26 0-42-21-42-50 0-52 38-107 104-107 14 0 30 2 40 5l-15 79c-5 26-7 52-6 69z">
          <text:p/>
        </draw:path>
        <draw:path draw:style-name="gr6" draw:text-style-name="P6" draw:layer="layout" svg:width="0.105cm" svg:height="0.155cm" svg:x="13.568cm" svg:y="7.18cm" svg:viewBox="0 0 106 156" svg:d="M7 127c7 5 20 9 33 9 17 0 28-11 28-24 0-12-5-19-21-27-18-10-27-23-27-38 0-27 23-47 55-47 13 0 25 3 31 7l-7 19c-6-3-15-6-26-6-16 0-27 10-27 23 0 11 7 18 21 25 16 9 28 23 28 39 0 32-26 49-57 49-17 0-32-5-38-10z">
          <text:p/>
        </draw:path>
        <draw:path draw:style-name="gr6" draw:text-style-name="P6" draw:layer="layout" svg:width="0.14cm" svg:height="0.219cm" svg:x="13.688cm" svg:y="7.113cm" svg:viewBox="0 0 141 220" svg:d="M0 220l43-220h26l-19 96h1c12-18 30-29 53-29 17 0 37 10 37 40 0 7-1 17-3 25l-16 88h-26l17-87c1-5 2-12 2-21 0-13-7-24-23-24-20 0-45 23-51 56l-14 76z">
          <text:p/>
        </draw:path>
        <draw:path draw:style-name="gr6" draw:text-style-name="P6" draw:layer="layout" svg:width="0.157cm" svg:height="0.217cm" svg:x="13.83cm" svg:y="7.183cm" svg:viewBox="0 0 158 218" svg:d="M54 0l15 80c4 18 6 29 7 41h1c4-10 8-20 16-38l38-83h27l-56 114c-16 32-31 59-52 79-17 17-35 24-44 25l-6-22c6-2 17-6 27-14 11-8 21-20 29-34 2-3 2-4 1-7l-30-141z">
          <text:p/>
        </draw:path>
        <draw:path draw:style-name="gr6" draw:text-style-name="P6" draw:layer="layout" svg:width="0.14cm" svg:height="0.152cm" svg:x="13.987cm" svg:y="7.18cm" svg:viewBox="0 0 141 153" svg:d="M0 153l20-106c3-17 5-32 7-44h23l-4 29h1c13-21 33-32 55-32 18 0 39 10 39 42 0 7-2 16-3 24l-18 87h-25l16-86c1-6 2-13 2-19 0-16-6-27-23-27-18 0-44 23-51 60l-14 72z">
          <text:p/>
        </draw:path>
        <draw:path draw:style-name="gr6" draw:text-style-name="P6" draw:layer="layout" svg:width="0.062cm" svg:height="0.077cm" svg:x="14.129cm" svg:y="7.293cm" svg:viewBox="0 0 63 78" svg:d="M0 78c11-19 25-52 32-75l31-3c-12 26-31 62-42 76z">
          <text:p/>
        </draw:path>
        <draw:path draw:style-name="gr6" draw:text-style-name="P6" draw:layer="layout" svg:width="0.144cm" svg:height="0.203cm" svg:x="14.264cm" svg:y="7.129cm" svg:viewBox="0 0 145 204" svg:d="M0 204l3-17 30-25c54-45 86-76 86-110 0-15-8-31-31-31-18 0-33 8-43 15l-6-19c14-10 35-17 54-17 38 0 52 24 52 48 0 44-39 81-87 120l-17 14h85l-4 22z">
          <text:p/>
        </draw:path>
        <draw:path draw:style-name="gr6" draw:text-style-name="P6" draw:layer="layout" svg:width="0.138cm" svg:height="0.208cm" svg:x="14.428cm" svg:y="7.128cm" svg:viewBox="0 0 139 209" svg:d="M27 141c0 21 4 47 28 47 38 0 58-82 58-122 0-16-2-44-27-44-35 0-59 70-59 119zM139 64c0 66-31 145-87 145-38 0-52-31-52-69 0-67 36-140 89-140 38 0 50 33 50 64z">
          <text:p/>
        </draw:path>
        <draw:polygon draw:style-name="gr6" draw:text-style-name="P6" draw:layer="layout" svg:width="0.067cm" svg:height="0.2cm" svg:x="14.618cm" svg:y="7.132cm" svg:viewBox="0 0 68 201" draw:points="39,26 38,26 3,43 0,23 47,0 68,0 30,201 5,201">
          <text:p/>
        </draw:polygon>
        <draw:path draw:style-name="gr6" draw:text-style-name="P6" draw:layer="layout" svg:width="0.138cm" svg:height="0.208cm" svg:x="14.731cm" svg:y="7.128cm" svg:viewBox="0 0 139 209" svg:d="M26 141c0 21 4 47 28 47 38 0 58-82 58-122 0-16-2-44-27-44-35 0-59 70-59 119zM139 64c0 66-32 145-88 145-37 0-51-31-51-69 0-67 35-140 88-140 38 0 51 33 51 64z">
          <text:p/>
        </draw:path>
        <draw:frame draw:style-name="gr5" draw:text-style-name="P5" draw:layer="layout" svg:width="0.484cm" svg:height="0.484cm" svg:x="10.995cm" svg:y="13.71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605cm" svg:y="13.861cm" svg:viewBox="0 0 153 209" draw:points="61,22 0,22 4,0 153,0 148,22 86,22 51,209 26,209">
          <text:p/>
        </draw:polygon>
        <draw:path draw:style-name="gr6" draw:text-style-name="P6" draw:layer="layout" svg:width="0.158cm" svg:height="0.217cm" svg:x="11.708cm" svg:y="13.92cm" svg:viewBox="0 0 159 218" svg:d="M54 0l15 81c3 17 5 28 7 39 4-9 9-20 16-36l38-84h29l-57 114c-17 32-32 58-52 78-17 17-35 24-43 26l-7-22c7-2 18-6 28-14s21-20 29-35c1-2 1-4 1-6l-30-141z">
          <text:p/>
        </draw:path>
        <draw:path draw:style-name="gr6" draw:text-style-name="P6" draw:layer="layout" svg:width="0.224cm" svg:height="0.153cm" svg:x="11.866cm" svg:y="13.916cm" svg:viewBox="0 0 225 154" svg:d="M0 154l19-107c3-16 6-31 7-43h23l-4 28c14-21 34-32 54-32 23 0 33 15 35 34 13-22 32-33 54-34 17 0 37 12 37 40 0 6-1 16-3 25l-17 89h-25l17-87c1-6 2-13 2-19 0-16-6-26-23-26-18 0-41 21-47 55l-14 77h-24l16-89c1-6 2-12 2-18 0-12-3-25-22-25s-43 24-49 56l-13 76z">
          <text:p/>
        </draw:path>
        <draw:path draw:style-name="gr6" draw:text-style-name="P6" draw:layer="layout" svg:width="0.141cm" svg:height="0.156cm" svg:x="12.116cm" svg:y="13.916cm" svg:viewBox="0 0 142 157" svg:d="M27 94c0 25 13 43 35 43 31 0 54-40 54-75 0-17-8-41-36-41-32 0-53 39-53 73zM142 62c0 47-32 95-84 95-37 0-58-27-58-62 0-49 34-95 84-95 40 0 58 31 58 62z">
          <text:p/>
        </draw:path>
        <draw:path draw:style-name="gr6" draw:text-style-name="P6" draw:layer="layout" svg:width="0.111cm" svg:height="0.222cm" svg:x="12.278cm" svg:y="13.847cm" svg:viewBox="0 0 112 223" svg:d="M0 223l25-129h-20l4-20h20l1-8c4-21 11-41 24-53 10-9 23-13 36-13 11 0 18 2 22 4l-6 20c-4-2-10-3-16-3-20 0-30 21-35 46l-1 7h33l-4 20h-33l-24 129z">
          <text:p/>
        </draw:path>
        <draw:path draw:style-name="gr6" draw:text-style-name="P6" draw:layer="layout" svg:width="0.125cm" svg:height="0.156cm" svg:x="12.364cm" svg:y="13.916cm" svg:viewBox="0 0 126 157" svg:d="M78 20c-25 0-43 24-50 48 41 0 73-5 73-29 0-12-9-19-23-19zM107 146c-12 6-30 11-51 11-39 0-56-27-56-61 0-45 33-96 82-96 28 0 44 17 44 39 0 39-44 49-101 48-1 7 0 21 4 30 5 13 17 20 33 20 18 0 32-6 41-10z">
          <text:p/>
        </draw:path>
        <draw:path draw:style-name="gr6" draw:text-style-name="P6" draw:layer="layout" svg:width="0.157cm" svg:height="0.217cm" svg:x="12.481cm" svg:y="13.92cm" svg:viewBox="0 0 158 218" svg:d="M54 0l15 81c3 17 5 28 7 39 4-9 9-20 16-36l39-84h27l-56 114c-16 32-31 58-52 78-17 17-35 24-43 26l-7-22c7-2 18-6 28-14s21-20 29-35c1-2 1-4 1-6l-30-141z">
          <text:p/>
        </draw:path>
        <draw:path draw:style-name="gr6" draw:text-style-name="P6" draw:layer="layout" svg:width="0.153cm" svg:height="0.208cm" svg:x="12.711cm" svg:y="13.861cm" svg:viewBox="0 0 154 209" svg:d="M23 209l17-86-40-123h27l20 67c5 19 7 27 9 35 6-8 14-20 24-35l45-67h29l-88 122-17 87z">
          <text:p/>
        </draw:path>
        <draw:path draw:style-name="gr6" draw:text-style-name="P6" draw:layer="layout" svg:width="0.125cm" svg:height="0.156cm" svg:x="12.833cm" svg:y="13.916cm" svg:viewBox="0 0 126 157" svg:d="M78 20c-25 0-43 24-49 48 40 0 71-5 71-29 0-12-9-19-22-19zM107 146c-12 6-30 11-50 11-40 0-57-27-57-61 0-45 33-96 81-96 30 0 45 17 45 39 0 39-45 49-100 48-1 7-1 21 3 30 6 13 18 20 33 20 18 0 31-6 40-10z">
          <text:p/>
        </draw:path>
        <draw:path draw:style-name="gr6" draw:text-style-name="P6" draw:layer="layout" svg:width="0.134cm" svg:height="0.149cm" svg:x="12.978cm" svg:y="13.92cm" svg:viewBox="0 0 135 150" svg:d="M26 0l13 86c2 17 4 28 5 37h1c3-8 7-18 16-35l45-88h29l-84 150h-25l-26-150z">
          <text:p/>
        </draw:path>
        <draw:path draw:style-name="gr6" draw:text-style-name="P6" draw:layer="layout" svg:width="0.15cm" svg:height="0.217cm" svg:x="13.1cm" svg:y="13.916cm" svg:viewBox="0 0 151 218" svg:d="M123 27c-5-2-15-5-25-5-38 0-64 39-64 76-1 16 6 36 28 36s46-28 51-57zM7 188c9 6 24 10 39 10 26 0 46-13 55-53l5-23h-1c-13 21-32 32-52 32-31 0-46-25-46-52 0-50 37-102 96-102 17 0 36 5 48 11l-23 124c-6 32-15 53-30 67-17 13-36 16-53 16-19 0-36-4-45-10z">
          <text:p/>
        </draw:path>
        <draw:path draw:style-name="gr6" draw:text-style-name="P6" draw:layer="layout" svg:width="0.098cm" svg:height="0.153cm" svg:x="13.267cm" svg:y="13.916cm" svg:viewBox="0 0 99 154" svg:d="M0 154l18-97c4-20 6-39 8-53h22c-1 10-2 21-4 32h1c10-20 27-36 47-36 2 0 5 1 7 1l-5 25c-2 0-4 0-7 0-23 0-43 26-49 61l-13 67z">
          <text:p/>
        </draw:path>
        <draw:path draw:style-name="gr6" draw:text-style-name="P6" draw:layer="layout" svg:width="0.144cm" svg:height="0.156cm" svg:x="13.361cm" svg:y="13.916cm" svg:viewBox="0 0 145 157" svg:d="M116 23c-4-1-9-2-18-2-39 0-70 40-70 81 0 18 5 34 25 34 21 0 47-28 54-68zM99 154c0-9 2-23 3-39-16 32-37 42-58 42-27 0-44-21-44-50 0-52 39-107 104-107 15 0 30 3 41 6l-16 78c-5 26-7 53-6 70z">
          <text:p/>
        </draw:path>
        <draw:path draw:style-name="gr6" draw:text-style-name="P6" draw:layer="layout" svg:width="0.105cm" svg:height="0.156cm" svg:x="13.515cm" svg:y="13.916cm" svg:viewBox="0 0 106 157" svg:d="M7 128c8 4 20 9 32 9 18 0 29-11 29-24s-5-20-21-28c-17-10-27-23-27-39 0-26 23-46 54-46 15 0 27 4 32 8l-7 19c-5-3-15-7-27-7-15 0-26 10-26 23 0 11 7 17 20 25 18 9 29 22 29 39 0 32-26 50-58 50-16 0-30-5-37-10z">
          <text:p/>
        </draw:path>
        <draw:path draw:style-name="gr6" draw:text-style-name="P6" draw:layer="layout" svg:width="0.139cm" svg:height="0.219cm" svg:x="13.636cm" svg:y="13.85cm" svg:viewBox="0 0 140 220" svg:d="M0 220l41-220h27l-20 96h1c14-18 32-30 54-30 17 0 37 11 37 40 0 8-1 18-2 25l-17 89h-25l16-87c1-6 2-13 2-21 0-14-6-24-23-24-20 0-46 23-52 56l-14 76z">
          <text:p/>
        </draw:path>
        <draw:path draw:style-name="gr6" draw:text-style-name="P6" draw:layer="layout" svg:width="0.158cm" svg:height="0.217cm" svg:x="13.777cm" svg:y="13.92cm" svg:viewBox="0 0 159 218" svg:d="M54 0l15 81c3 17 5 28 7 39 4-9 9-20 16-36l39-84h28l-58 114c-16 32-31 58-51 78-17 17-35 24-43 26l-7-22c7-2 18-6 28-14s21-20 29-35c1-2 1-4 0-6l-29-141z">
          <text:p/>
        </draw:path>
        <draw:path draw:style-name="gr6" draw:text-style-name="P6" draw:layer="layout" svg:width="0.14cm" svg:height="0.153cm" svg:x="13.934cm" svg:y="13.916cm" svg:viewBox="0 0 141 154" svg:d="M0 154l20-107c4-16 6-31 7-43h24l-4 29h1c13-21 34-33 55-33 18 0 38 11 38 42 0 7-1 16-3 24l-16 88h-26l17-87c1-6 2-13 2-19 0-15-6-26-24-26s-44 22-51 59l-14 73z">
          <text:p/>
        </draw:path>
        <draw:path draw:style-name="gr6" draw:text-style-name="P6" draw:layer="layout" svg:width="0.06cm" svg:height="0.077cm" svg:x="14.077cm" svg:y="14.03cm" svg:viewBox="0 0 61 78" svg:d="M0 78c9-18 23-51 30-75l31-3c-12 27-31 61-41 76z">
          <text:p/>
        </draw:path>
        <draw:path draw:style-name="gr6" draw:text-style-name="P6" draw:layer="layout" svg:width="0.145cm" svg:height="0.204cm" svg:x="14.211cm" svg:y="13.865cm" svg:viewBox="0 0 146 205" svg:d="M0 205l3-17 30-25c54-45 86-76 86-109 0-16-9-32-32-32-18 0-32 8-41 15l-7-19c14-10 35-18 53-18 39 0 54 25 54 50 0 43-40 80-88 119l-17 13v1h85l-4 22z">
          <text:p/>
        </draw:path>
        <draw:path draw:style-name="gr6" draw:text-style-name="P6" draw:layer="layout" svg:width="0.137cm" svg:height="0.207cm" svg:x="14.376cm" svg:y="13.865cm" svg:viewBox="0 0 138 208" svg:d="M25 141c0 21 4 47 28 47 39 0 59-83 59-123 0-16-2-44-26-44-36 0-61 70-61 120zM138 63c0 67-31 145-88 145-37 0-50-30-50-68 0-68 35-140 88-140 38 0 50 32 50 63z">
          <text:p/>
        </draw:path>
        <draw:polygon draw:style-name="gr6" draw:text-style-name="P6" draw:layer="layout" svg:width="0.067cm" svg:height="0.2cm" svg:x="14.566cm" svg:y="13.869cm" svg:viewBox="0 0 68 201" draw:points="38,26 37,26 2,44 0,22 46,0 68,0 30,201 4,201">
          <text:p/>
        </draw:polygon>
        <draw:path draw:style-name="gr6" draw:text-style-name="P6" draw:layer="layout" svg:width="0.137cm" svg:height="0.207cm" svg:x="14.679cm" svg:y="13.865cm" svg:viewBox="0 0 138 208" svg:d="M25 141c0 21 4 47 29 47 38 0 58-83 58-123 0-16-2-44-26-44-35 0-61 70-61 120zM138 63c0 67-31 145-87 145-38 0-51-30-51-68 0-68 35-140 88-140 39 0 50 32 50 63z">
          <text:p/>
        </draw:path>
        <draw:frame draw:style-name="gr5" draw:text-style-name="P5" draw:layer="layout" svg:width="0.484cm" svg:height="0.484cm" svg:x="11.012cm" svg:y="20.653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23cm" svg:y="20.798cm" svg:viewBox="0 0 152 209" draw:points="60,24 0,24 4,0 152,0 148,24 87,24 51,209 25,209">
          <text:p/>
        </draw:polygon>
        <draw:path draw:style-name="gr6" draw:text-style-name="P6" draw:layer="layout" svg:width="0.157cm" svg:height="0.218cm" svg:x="11.726cm" svg:y="20.857cm" svg:viewBox="0 0 158 219" svg:d="M54 0l15 80c3 18 5 29 6 41h1c4-10 8-20 16-38l39-83h27l-57 114c-16 32-31 59-51 79-17 17-35 24-43 26l-7-23c7-2 17-6 28-14 10-8 21-20 29-34 1-3 1-4 0-7l-30-141z">
          <text:p/>
        </draw:path>
        <draw:path draw:style-name="gr6" draw:text-style-name="P6" draw:layer="layout" svg:width="0.224cm" svg:height="0.152cm" svg:x="11.883cm" svg:y="20.854cm" svg:viewBox="0 0 225 153" svg:d="M0 153l20-106c3-17 5-32 7-44h23l-4 28c15-21 34-31 54-31 22 0 33 14 34 33 14-22 33-33 55-33 17 0 36 11 36 39 0 8-1 18-2 26l-17 88h-25l16-86c1-6 2-13 2-19 0-17-5-27-22-27-19 0-41 21-47 56l-14 76h-25l17-87c1-7 2-13 2-19 0-13-4-26-22-26-19 0-43 26-49 57l-14 75z">
          <text:p/>
        </draw:path>
        <draw:path draw:style-name="gr6" draw:text-style-name="P6" draw:layer="layout" svg:width="0.141cm" svg:height="0.156cm" svg:x="12.134cm" svg:y="20.854cm" svg:viewBox="0 0 142 157" svg:d="M27 93c0 25 13 42 35 42 31 0 54-39 54-73 0-18-8-42-35-42-33 0-54 39-54 73zM142 62c0 46-33 95-84 95-37 0-58-29-58-63 0-49 34-94 84-94 40 0 58 30 58 62z">
          <text:p/>
        </draw:path>
        <draw:path draw:style-name="gr6" draw:text-style-name="P6" draw:layer="layout" svg:width="0.11cm" svg:height="0.222cm" svg:x="12.296cm" svg:y="20.784cm" svg:viewBox="0 0 111 223" svg:d="M0 223l25-130h-20l4-20h19l2-8c4-21 11-40 24-52 10-8 23-13 37-13 10 0 17 2 20 4l-5 20c-4-2-9-2-15-2-22 0-32 19-36 44l-1 7h34l-4 20h-34l-24 130z">
          <text:p/>
        </draw:path>
        <draw:path draw:style-name="gr6" draw:text-style-name="P6" draw:layer="layout" svg:width="0.125cm" svg:height="0.156cm" svg:x="12.381cm" svg:y="20.854cm" svg:viewBox="0 0 126 157" svg:d="M79 20c-25 0-44 23-50 47 41 0 73-5 73-29 0-12-9-18-23-18zM107 144c-11 7-29 13-49 13-40 0-58-29-58-62 0-45 34-95 83-95 28 0 43 17 43 38 0 39-44 49-100 49-1 6 0 20 3 28 6 13 18 20 35 20s30-5 40-10z">
          <text:p/>
        </draw:path>
        <draw:path draw:style-name="gr6" draw:text-style-name="P6" draw:layer="layout" svg:width="0.157cm" svg:height="0.218cm" svg:x="12.498cm" svg:y="20.857cm" svg:viewBox="0 0 158 219" svg:d="M54 0l15 80c3 18 5 29 7 41 4-10 8-20 16-38l38-83h28l-57 114c-16 32-31 59-51 79-17 17-35 24-43 26l-7-23c7-2 18-6 28-14s21-20 29-34c1-3 1-4 0-7l-30-141z">
          <text:p/>
        </draw:path>
        <draw:path draw:style-name="gr6" draw:text-style-name="P6" draw:layer="layout" svg:width="0.154cm" svg:height="0.208cm" svg:x="12.728cm" svg:y="20.798cm" svg:viewBox="0 0 155 209" svg:d="M24 209l16-86-40-123h28l21 69c5 18 7 26 8 34h1c5-8 12-20 22-35l45-68h30l-88 123-17 86z">
          <text:p/>
        </draw:path>
        <draw:path draw:style-name="gr6" draw:text-style-name="P6" draw:layer="layout" svg:width="0.125cm" svg:height="0.156cm" svg:x="12.851cm" svg:y="20.854cm" svg:viewBox="0 0 126 157" svg:d="M77 20c-24 0-42 23-49 47 41 0 73-5 73-29 0-12-9-18-24-18zM107 144c-11 7-31 13-51 13-39 0-56-29-56-62 0-45 33-95 81-95 29 0 45 17 45 38 0 39-45 49-100 49-2 6-1 20 3 28 5 13 18 20 33 20 18 0 32-5 41-10z">
          <text:p/>
        </draw:path>
        <draw:path draw:style-name="gr6" draw:text-style-name="P6" draw:layer="layout" svg:width="0.134cm" svg:height="0.149cm" svg:x="12.996cm" svg:y="20.857cm" svg:viewBox="0 0 135 150" svg:d="M26 0l13 86c2 17 4 28 4 37h1c4-8 8-18 16-35l47-88h28l-84 150h-25l-26-150z">
          <text:p/>
        </draw:path>
        <draw:path draw:style-name="gr6" draw:text-style-name="P6" draw:layer="layout" svg:width="0.149cm" svg:height="0.216cm" svg:x="13.118cm" svg:y="20.854cm" svg:viewBox="0 0 150 217" svg:d="M122 25c-5-2-14-5-24-5-39 0-64 39-64 76-1 17 5 36 28 36s45-28 51-57zM7 186c9 6 24 10 39 10 26 0 46-13 55-53l5-23h-1c-13 22-31 32-53 32-30 0-45-25-45-52 0-50 37-100 95-100 18 0 37 5 48 10l-23 123c-6 32-14 54-30 67-15 14-36 17-53 17-18 0-35-4-44-11z">
          <text:p/>
        </draw:path>
        <draw:path draw:style-name="gr6" draw:text-style-name="P6" draw:layer="layout" svg:width="0.098cm" svg:height="0.152cm" svg:x="13.285cm" svg:y="20.854cm" svg:viewBox="0 0 99 153" svg:d="M0 153l18-96c3-20 6-40 8-54h22c-1 11-2 21-4 32h1c10-20 26-35 46-35 3 0 6 0 8 0l-5 26c-2-1-4-1-7-1-22 0-43 28-50 63l-12 65z">
          <text:p/>
        </draw:path>
        <draw:path draw:style-name="gr6" draw:text-style-name="P6" draw:layer="layout" svg:width="0.143cm" svg:height="0.156cm" svg:x="13.379cm" svg:y="20.854cm" svg:viewBox="0 0 144 157" svg:d="M114 22c-3-1-8-2-17-2-39 0-71 40-71 82 0 16 6 33 26 33 21 0 46-28 54-68zM98 153c0-10 1-24 3-39-16 31-37 43-58 43-27 0-43-22-43-51 0-52 38-106 103-106 15 0 30 2 41 5l-16 78c-5 26-7 52-6 70z">
          <text:p/>
        </draw:path>
        <draw:path draw:style-name="gr6" draw:text-style-name="P6" draw:layer="layout" svg:width="0.105cm" svg:height="0.155cm" svg:x="13.533cm" svg:y="20.854cm" svg:viewBox="0 0 106 156" svg:d="M7 126c7 5 20 9 32 9 17 0 30-11 30-24 0-12-7-19-22-27-18-10-27-23-27-38 0-26 22-46 55-46 13 0 25 3 31 7l-7 19c-5-3-15-6-26-6-17 0-28 9-28 22 0 11 8 18 22 25 17 9 28 23 28 39 0 32-26 50-58 50-16 0-30-5-37-11z">
          <text:p/>
        </draw:path>
        <draw:path draw:style-name="gr6" draw:text-style-name="P6" draw:layer="layout" svg:width="0.139cm" svg:height="0.219cm" svg:x="13.654cm" svg:y="20.787cm" svg:viewBox="0 0 140 220" svg:d="M0 220l42-220h26l-19 97h1c12-18 31-29 53-29 17 0 37 10 37 40 0 7-1 17-2 25l-17 87h-26l17-86c1-5 2-12 2-21 0-13-7-24-23-24-20 0-45 23-51 56l-15 75z">
          <text:p/>
        </draw:path>
        <draw:path draw:style-name="gr6" draw:text-style-name="P6" draw:layer="layout" svg:width="0.157cm" svg:height="0.218cm" svg:x="13.795cm" svg:y="20.857cm" svg:viewBox="0 0 158 219" svg:d="M54 0l15 80c3 18 5 29 6 41h1c4-10 8-20 16-38l39-83h27l-56 114c-17 32-32 59-52 79-17 17-35 24-43 26l-7-23c7-2 17-6 28-14 10-8 21-20 29-34 1-3 1-4 0-7l-30-141z">
          <text:p/>
        </draw:path>
        <draw:path draw:style-name="gr6" draw:text-style-name="P6" draw:layer="layout" svg:width="0.14cm" svg:height="0.152cm" svg:x="13.952cm" svg:y="20.854cm" svg:viewBox="0 0 141 153" svg:d="M0 153l21-106c3-17 6-32 7-44h23l-4 29h1c13-21 33-32 55-32 18 0 38 10 38 41 0 8-1 17-3 25l-17 87h-25l16-86c1-6 2-13 2-19 0-16-6-27-23-27-18 0-44 22-51 60l-13 72z">
          <text:p/>
        </draw:path>
        <draw:path draw:style-name="gr6" draw:text-style-name="P6" draw:layer="layout" svg:width="0.06cm" svg:height="0.077cm" svg:x="14.095cm" svg:y="20.967cm" svg:viewBox="0 0 61 78" svg:d="M0 78c9-18 23-51 30-75l31-3c-11 27-31 62-42 76z">
          <text:p/>
        </draw:path>
        <draw:path draw:style-name="gr6" draw:text-style-name="P6" draw:layer="layout" svg:width="0.144cm" svg:height="0.204cm" svg:x="14.229cm" svg:y="20.802cm" svg:viewBox="0 0 145 205" svg:d="M0 205l3-17 30-25c53-45 86-76 86-109 0-15-8-31-32-31-18 0-32 8-42 15l-6-19c14-10 34-19 53-19 39 0 53 26 53 50 0 43-39 80-87 119l-17 14h85l-4 22z">
          <text:p/>
        </draw:path>
        <draw:path draw:style-name="gr6" draw:text-style-name="P6" draw:layer="layout" svg:width="0.137cm" svg:height="0.208cm" svg:x="14.394cm" svg:y="20.802cm" svg:viewBox="0 0 138 209" svg:d="M25 141c0 21 4 47 28 47 39 0 59-82 59-122 0-16-2-44-27-44-36 0-60 70-60 119zM138 64c0 66-31 145-88 145-37 0-50-31-50-69 0-67 34-140 88-140 38 0 50 33 50 64z">
          <text:p/>
        </draw:path>
        <draw:polygon draw:style-name="gr6" draw:text-style-name="P6" draw:layer="layout" svg:width="0.067cm" svg:height="0.2cm" svg:x="14.583cm" svg:y="20.806cm" svg:viewBox="0 0 68 201" draw:points="38,26 37,26 3,43 0,23 46,0 68,0 30,201 5,201">
          <text:p/>
        </draw:polygon>
        <draw:path draw:style-name="gr6" draw:text-style-name="P6" draw:layer="layout" svg:width="0.137cm" svg:height="0.208cm" svg:x="14.697cm" svg:y="20.802cm" svg:viewBox="0 0 138 209" svg:d="M25 141c0 21 4 47 29 47 38 0 58-82 58-122 0-16-2-44-27-44-34 0-60 70-60 119zM138 64c0 66-31 145-87 145-38 0-51-31-51-69 0-67 35-140 88-140 38 0 50 33 50 64z">
          <text:p/>
        </draw:path>
        <draw:frame draw:style-name="gr5" draw:text-style-name="P5" draw:layer="layout" svg:width="0.484cm" svg:height="0.484cm" svg:x="11.05cm" svg:y="27.478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66cm" svg:y="27.623cm" svg:viewBox="0 0 153 209" draw:points="62,24 0,24 4,0 153,0 148,24 87,24 52,209 26,209">
          <text:p/>
        </draw:polygon>
        <draw:path draw:style-name="gr6" draw:text-style-name="P6" draw:layer="layout" svg:width="0.157cm" svg:height="0.217cm" svg:x="11.764cm" svg:y="27.682cm" svg:viewBox="0 0 158 218" svg:d="M53 0l15 80c3 17 5 28 7 40 4-10 9-20 17-37l39-83h27l-56 113c-17 32-32 59-53 79-16 18-35 25-43 26l-6-23c6-2 17-6 27-14s21-20 29-34c1-3 1-4 1-7l-30-140z">
          <text:p/>
        </draw:path>
        <draw:path draw:style-name="gr6" draw:text-style-name="P6" draw:layer="layout" svg:width="0.224cm" svg:height="0.152cm" svg:x="11.921cm" svg:y="27.679cm" svg:viewBox="0 0 225 153" svg:d="M0 153l20-107c3-16 6-31 7-43h23l-4 28h1c14-21 32-31 52-31 23 0 34 14 35 33 13-22 32-33 54-33 18 0 37 11 37 39 0 7-1 17-3 26l-16 88h-25l16-86c1-7 2-14 2-20 0-16-6-26-23-26-18 0-40 21-47 56l-14 76h-24l16-87c2-8 2-14 2-20 0-12-3-25-22-25s-42 25-48 57l-13 75z">
          <text:p/>
        </draw:path>
        <draw:path draw:style-name="gr6" draw:text-style-name="P6" draw:layer="layout" svg:width="0.141cm" svg:height="0.156cm" svg:x="12.171cm" svg:y="27.679cm" svg:viewBox="0 0 142 157" svg:d="M28 93c0 25 13 42 35 42 30 0 53-39 53-73 0-18-8-42-35-42-32 0-53 39-53 73zM142 62c0 46-32 95-82 95-39 0-60-29-60-63 0-49 36-94 84-94 40 0 58 30 58 62z">
          <text:p/>
        </draw:path>
        <draw:path draw:style-name="gr6" draw:text-style-name="P6" draw:layer="layout" svg:width="0.111cm" svg:height="0.222cm" svg:x="12.333cm" svg:y="27.609cm" svg:viewBox="0 0 112 223" svg:d="M0 223l25-129h-20l4-20h20l1-8c4-21 11-41 26-53 9-8 22-13 35-13 10 0 17 2 21 4l-6 20c-4-2-9-2-15-2-20 0-30 20-34 45l-2 7h33l-3 20h-34l-25 129z">
          <text:p/>
        </draw:path>
        <draw:path draw:style-name="gr6" draw:text-style-name="P6" draw:layer="layout" svg:width="0.125cm" svg:height="0.156cm" svg:x="12.419cm" svg:y="27.679cm" svg:viewBox="0 0 126 157" svg:d="M78 20c-24 0-42 23-49 47 41 0 72-5 72-29 0-12-9-18-23-18zM107 145c-11 6-30 12-50 12-40 0-57-29-57-62 0-45 34-95 82-95 28 0 44 17 44 38 0 39-44 49-99 48-2 7-1 21 3 29 5 13 18 20 33 20 17 0 31-5 40-10z">
          <text:p/>
        </draw:path>
        <draw:path draw:style-name="gr6" draw:text-style-name="P6" draw:layer="layout" svg:width="0.157cm" svg:height="0.217cm" svg:x="12.536cm" svg:y="27.682cm" svg:viewBox="0 0 158 218" svg:d="M53 0l15 80c3 17 5 28 7 40 5-10 9-20 17-37l39-83h27l-57 113c-16 32-31 59-52 79-16 18-35 25-43 26l-6-23c6-2 17-6 27-14s21-20 29-34c1-3 1-4 1-7l-30-140z">
          <text:p/>
        </draw:path>
        <draw:path draw:style-name="gr6" draw:text-style-name="P6" draw:layer="layout" svg:width="0.154cm" svg:height="0.208cm" svg:x="12.766cm" svg:y="27.623cm" svg:viewBox="0 0 155 209" svg:d="M24 209l17-86-41-123h28l20 69c5 18 7 26 9 34h1c5-8 12-20 22-35l45-68h30l-89 123-16 86z">
          <text:p/>
        </draw:path>
        <draw:path draw:style-name="gr6" draw:text-style-name="P6" draw:layer="layout" svg:width="0.125cm" svg:height="0.156cm" svg:x="12.888cm" svg:y="27.679cm" svg:viewBox="0 0 126 157" svg:d="M79 20c-25 0-44 23-50 47 41 0 72-5 72-29 0-12-9-18-22-18zM107 145c-11 6-29 12-49 12-41 0-58-29-58-62 0-45 33-95 82-95 29 0 44 17 44 38 0 39-44 49-100 48-1 7 0 21 3 29 6 13 18 20 34 20 18 0 31-5 40-10z">
          <text:p/>
        </draw:path>
        <draw:path draw:style-name="gr6" draw:text-style-name="P6" draw:layer="layout" svg:width="0.134cm" svg:height="0.149cm" svg:x="13.033cm" svg:y="27.682cm" svg:viewBox="0 0 135 150" svg:d="M26 0l13 85c2 17 5 29 5 38h1c3-8 7-19 16-36l46-87h28l-84 150h-25l-26-150z">
          <text:p/>
        </draw:path>
        <draw:path draw:style-name="gr6" draw:text-style-name="P6" draw:layer="layout" svg:width="0.15cm" svg:height="0.216cm" svg:x="13.155cm" svg:y="27.679cm" svg:viewBox="0 0 151 217" svg:d="M123 25c-5-2-14-5-25-5-37 0-63 39-63 77 0 17 6 36 29 36 21 0 44-28 49-58zM7 187c9 6 24 10 41 10 25 0 45-13 53-53l5-23c-14 22-32 32-52 32-31 0-47-25-47-52 0-51 38-101 96-101 17 0 36 5 48 10l-23 124c-6 32-15 54-30 67s-35 16-52 16c-19 0-37-4-46-10z">
          <text:p/>
        </draw:path>
        <draw:path draw:style-name="gr6" draw:text-style-name="P6" draw:layer="layout" svg:width="0.098cm" svg:height="0.152cm" svg:x="13.322cm" svg:y="27.679cm" svg:viewBox="0 0 99 153" svg:d="M0 153l19-97c4-19 6-39 8-53h22c-1 10-2 21-4 32h1c10-20 26-35 46-35 2 0 5 0 7 0l-5 25c-2 0-4 0-7 0-22 0-42 27-48 62l-12 66z">
          <text:p/>
        </draw:path>
        <draw:path draw:style-name="gr6" draw:text-style-name="P6" draw:layer="layout" svg:width="0.144cm" svg:height="0.155cm" svg:x="13.416cm" svg:y="27.679cm" svg:viewBox="0 0 145 156" svg:d="M116 22c-4-1-9-2-19-2-39 0-70 40-70 82 0 16 6 33 25 33 22 0 48-28 55-68zM99 153c0-10 2-24 4-39h-1c-17 32-38 42-59 42-26 0-43-21-43-50 0-52 38-106 104-106 15 0 30 2 41 5l-16 78c-5 26-6 52-6 70z">
          <text:p/>
        </draw:path>
        <draw:path draw:style-name="gr6" draw:text-style-name="P6" draw:layer="layout" svg:width="0.105cm" svg:height="0.155cm" svg:x="13.57cm" svg:y="27.679cm" svg:viewBox="0 0 106 156" svg:d="M8 126c7 4 19 9 33 9 17 0 28-11 28-24 0-12-5-19-21-27-17-10-28-23-28-38 0-26 24-46 55-46 14 0 26 3 31 7l-7 19c-5-3-15-6-26-6-15 0-26 9-26 22 0 11 7 18 20 25 17 9 28 23 28 39 0 32-25 50-57 50-17 0-31-5-38-10z">
          <text:p/>
        </draw:path>
        <draw:path draw:style-name="gr6" draw:text-style-name="P6" draw:layer="layout" svg:width="0.139cm" svg:height="0.219cm" svg:x="13.691cm" svg:y="27.612cm" svg:viewBox="0 0 140 220" svg:d="M0 220l43-220h25l-18 96c13-18 31-29 54-29 16 0 36 10 36 40 0 7 0 17-2 25l-17 88h-25l16-87c1-5 2-12 2-21 0-13-6-24-23-24-20 0-44 23-51 56l-14 76z">
          <text:p/>
        </draw:path>
        <draw:path draw:style-name="gr6" draw:text-style-name="P6" draw:layer="layout" svg:width="0.157cm" svg:height="0.217cm" svg:x="13.833cm" svg:y="27.682cm" svg:viewBox="0 0 158 218" svg:d="M53 0l16 80c3 17 5 28 7 40 4-10 9-20 16-37l39-83h27l-56 113c-16 32-31 59-53 79-17 18-35 25-43 26l-6-23c6-2 17-6 27-14s21-20 29-34c1-3 1-4 1-7l-30-140z">
          <text:p/>
        </draw:path>
        <draw:path draw:style-name="gr6" draw:text-style-name="P6" draw:layer="layout" svg:width="0.139cm" svg:height="0.152cm" svg:x="13.99cm" svg:y="27.679cm" svg:viewBox="0 0 140 153" svg:d="M0 153l19-107c4-16 6-31 7-43h23l-3 29c13-21 34-32 55-32 19 0 39 10 39 41 0 7-1 16-3 25l-16 87h-26l16-86c1-7 2-14 2-20 0-15-6-26-24-26s-44 22-51 60l-13 72z">
          <text:p/>
        </draw:path>
        <draw:path draw:style-name="gr6" draw:text-style-name="P6" draw:layer="layout" svg:width="0.061cm" svg:height="0.077cm" svg:x="14.132cm" svg:y="27.792cm" svg:viewBox="0 0 62 78" svg:d="M0 78c9-18 24-52 30-75l32-3c-12 26-32 62-42 76z">
          <text:p/>
        </draw:path>
        <draw:path draw:style-name="gr6" draw:text-style-name="P6" draw:layer="layout" svg:width="0.145cm" svg:height="0.204cm" svg:x="14.266cm" svg:y="27.627cm" svg:viewBox="0 0 146 205" svg:d="M0 205l3-17 30-25c55-45 86-76 86-110 0-15-8-31-31-31-18 0-33 8-42 15l-7-19c14-10 36-18 55-18 37 0 52 25 52 49 0 44-39 81-88 120l-17 14h85l-4 22z">
          <text:p/>
        </draw:path>
        <draw:path draw:style-name="gr6" draw:text-style-name="P6" draw:layer="layout" svg:width="0.137cm" svg:height="0.208cm" svg:x="14.431cm" svg:y="27.627cm" svg:viewBox="0 0 138 209" svg:d="M27 141c0 21 4 47 28 47 37 0 58-82 58-122 0-16-3-44-27-44-35 0-59 70-59 119zM138 64c0 66-31 145-87 145-38 0-51-31-51-69 0-67 36-140 88-140 39 0 50 33 50 64z">
          <text:p/>
        </draw:path>
        <draw:polygon draw:style-name="gr6" draw:text-style-name="P6" draw:layer="layout" svg:width="0.067cm" svg:height="0.2cm" svg:x="14.621cm" svg:y="27.631cm" svg:viewBox="0 0 68 201" draw:points="38,26 2,43 0,23 46,0 68,0 30,201 4,201">
          <text:p/>
        </draw:polygon>
        <draw:path draw:style-name="gr6" draw:text-style-name="P6" draw:layer="layout" svg:width="0.137cm" svg:height="0.208cm" svg:x="14.734cm" svg:y="27.627cm" svg:viewBox="0 0 138 209" svg:d="M26 141c0 21 4 47 28 47 37 0 58-82 58-122 0-16-3-44-27-44-35 0-59 70-59 119zM138 64c0 66-32 145-88 145-37 0-50-31-50-69 0-67 35-140 88-140 38 0 50 33 50 64z">
          <text:p/>
        </draw:path>
        <draw:path draw:style-name="gr4" draw:text-style-name="P4" draw:layer="layout" svg:width="0.195cm" svg:height="0.22cm" svg:x="13.213cm" svg:y="4.803cm" svg:viewBox="0 0 196 221" svg:d="M173 100c-3-42-27-81-75-81-41 0-73 35-77 81zM103 202c33 0 55-15 72-33l15 12c-22 23-47 40-88 40-55 0-102-44-102-111 0-61 42-110 99-110 59 0 97 48 97 110v1c0 3 0 4 0 7h-175c4 53 41 84 82 84z">
          <text:p/>
        </draw:path>
        <draw:path draw:style-name="gr4" draw:text-style-name="P4" draw:layer="layout" svg:width="0.196cm" svg:height="0.219cm" svg:x="14.501cm" svg:y="4.804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4" draw:text-style-name="P4" draw:layer="layout" svg:width="0.025cm" svg:height="0.291cm" svg:x="14.756cm" svg:y="4.732cm" svg:viewBox="0 0 26 292" svg:d="M2 82h22v210h-22zM0 0h26v27h-26z">
          <text:p/>
        </draw:path>
        <draw:path draw:style-name="gr4" draw:text-style-name="P4" draw:layer="layout" svg:width="0.179cm" svg:height="0.214cm" svg:x="14.858cm" svg:y="4.809cm" svg:viewBox="0 0 180 215" svg:d="M159 215v-125c0-43-24-72-66-72-41 0-73 32-73 75v122h-20v-210h20v39c14-25 37-44 75-44 53 0 85 36 85 86v129z">
          <text:p/>
        </draw:path>
        <draw:path draw:style-name="gr4" draw:text-style-name="P4" draw:layer="layout" svg:width="0.196cm" svg:height="0.219cm" svg:x="15.095cm" svg:y="4.804cm" svg:viewBox="0 0 197 220" svg:d="M175 100c-3-43-27-82-75-82-42 0-75 35-79 82zM105 201c32 0 54-14 71-33l14 13c-21 23-46 39-86 39-55 0-104-44-104-110v-1c0-61 44-109 101-109 58 0 96 47 96 109v1c0 3 0 4-1 9h-175c4 52 43 82 84 82z">
          <text:p/>
        </draw:path>
      </draw:page>
      <draw:page draw:name="page6" draw:style-name="dp1" draw:master-page-name="master-page57">
        <draw:polygon draw:style-name="gr1" draw:text-style-name="P1" draw:layer="layout" svg:width="21cm" svg:height="29.7cm" svg:x="0cm" svg:y="0cm" svg:viewBox="0 0 21001 29701" draw:points="0,29701 21001,29701 21001,0 0,0">
          <text:p/>
        </draw:polygon>
        <draw:polygon draw:style-name="gr2" draw:text-style-name="P2" draw:layer="layout" svg:width="10.088cm" svg:height="6.693cm" svg:x="0.405cm" svg:y="1.007cm" svg:viewBox="0 0 10089 6694" draw:points="10089,6694 0,6694 0,0 10089,0">
          <text:p/>
        </draw:polygon>
        <draw:polygon draw:style-name="gr38" draw:text-style-name="P14" draw:layer="layout" svg:width="10.088cm" svg:height="2.256cm" svg:x="0.405cm" svg:y="1.007cm" svg:viewBox="0 0 10089 2257" draw:points="10089,2257 0,2257 0,0 10089,0">
          <text:p/>
        </draw:polygon>
        <draw:path draw:style-name="gr2" draw:text-style-name="P2" draw:layer="layout" svg:width="0.683cm" svg:height="0.888cm" svg:x="3.386cm" svg:y="2.405cm" svg:viewBox="0 0 684 889" svg:d="M367 889c-131 0-263-46-367-138l112-136c78 64 159 106 259 106 78 0 124-32 124-82v-3c0-48-29-73-174-110-174-44-286-92-286-263v-3c0-156 126-260 302-260 126 0 234 40 321 110l-98 143c-77-53-152-85-226-85-72 0-111 33-111 75v3c0 56 37 75 187 113 175 46 274 108 274 259v2c0 172-131 269-317 269z">
          <text:p/>
        </draw:path>
        <draw:path draw:style-name="gr2" draw:text-style-name="P2" draw:layer="layout" svg:width="0.916cm" svg:height="0.892cm" svg:x="4.196cm" svg:y="2.403cm" svg:viewBox="0 0 917 893" svg:d="M718 446c0-148-108-271-261-271s-259 121-259 268v3c0 148 109 271 261 271 153 0 259-121 259-269zM457 893c-266 0-457-199-457-445v-2c0-245 193-446 459-446s458 198 458 443v3c0 245-194 447-460 447z">
          <text:p/>
        </draw:path>
        <draw:polygon draw:style-name="gr2" draw:text-style-name="P2" draw:layer="layout" svg:width="0.62cm" svg:height="0.862cm" svg:x="5.281cm" svg:y="2.418cm" svg:viewBox="0 0 621 863" draw:points="0,863 0,0 190,0 190,691 621,691 621,863">
          <text:p/>
        </draw:polygon>
        <draw:path draw:style-name="gr2" draw:text-style-name="P2" draw:layer="layout" svg:width="0.752cm" svg:height="0.876cm" svg:x="6.005cm" svg:y="2.418cm" svg:viewBox="0 0 753 877" svg:d="M374 877c-232 0-374-130-374-384v-493h190v488c0 140 70 214 186 214 117 0 187-71 187-208v-494h190v486c0 263-147 391-379 391z">
          <text:p/>
        </draw:path>
        <draw:polygon draw:style-name="gr2" draw:text-style-name="P2" draw:layer="layout" svg:width="0.714cm" svg:height="0.862cm" svg:x="6.889cm" svg:y="2.418cm" svg:viewBox="0 0 715 863" draw:points="452,175 452,863 262,863 262,175 0,175 0,0 715,0 715,175">
          <text:p/>
        </draw:polygon>
        <draw:polygon draw:style-name="gr2" draw:text-style-name="P2" draw:layer="layout" svg:width="0.19cm" svg:height="0.862cm" svg:x="7.757cm" svg:y="2.418cm" svg:viewBox="0 0 191 863" draw:points="0,0 191,0 191,863 0,863">
          <text:p/>
        </draw:polygon>
        <draw:path draw:style-name="gr2" draw:text-style-name="P2" draw:layer="layout" svg:width="0.917cm" svg:height="0.892cm" svg:x="8.124cm" svg:y="2.403cm" svg:viewBox="0 0 918 893" svg:d="M720 446c0-148-109-271-263-271-152 0-258 121-258 268v3c0 148 108 271 261 271 154 0 260-121 260-269zM457 893c-266 0-457-199-457-445v-2c0-245 194-446 460-446 267 0 458 198 458 443v3c0 245-193 447-461 447z">
          <text:p/>
        </draw:path>
        <draw:polygon draw:style-name="gr2" draw:text-style-name="P2" draw:layer="layout" svg:width="0.766cm" svg:height="0.862cm" svg:x="9.21cm" svg:y="2.418cm" svg:viewBox="0 0 767 863" draw:points="605,863 187,314 187,863 0,863 0,0 174,0 580,531 580,0 767,0 767,863">
          <text:p/>
        </draw:polygon>
        <draw:polygon draw:style-name="gr4" draw:text-style-name="P4" draw:layer="layout" svg:width="0.022cm" svg:height="0.287cm" svg:x="1.926cm" svg:y="4.806cm" svg:viewBox="0 0 23 288" draw:points="0,0 23,0 23,288 0,288">
          <text:p/>
        </draw:polygon>
        <draw:path draw:style-name="gr4" draw:text-style-name="P4" draw:layer="layout" svg:width="0.18cm" svg:height="0.3cm" svg:x="2.031cm" svg:y="4.793cm" svg:viewBox="0 0 181 301" svg:d="M161 301v-124c0-44-25-73-67-73-41 0-74 31-74 76v121h-20v-301h20v130c15-25 39-44 77-44 53 0 84 36 84 87v128z">
          <text:p/>
        </draw:path>
        <draw:path draw:style-name="gr4" draw:text-style-name="P4" draw:layer="layout" svg:width="0.113cm" svg:height="0.213cm" svg:x="2.283cm" svg:y="4.88cm" svg:viewBox="0 0 114 214" svg:d="M112 23c-49 0-91 36-91 105v86h-21v-210h21v59c17-37 51-64 93-63v23z">
          <text:p/>
        </draw:path>
        <draw:path draw:style-name="gr4" draw:text-style-name="P4" draw:layer="layout" svg:width="0.158cm" svg:height="0.217cm" svg:x="2.552cm" svg:y="4.88cm" svg:viewBox="0 0 159 218" svg:d="M87 218c-30 0-64-12-87-30l12-16c23 17 50 27 76 27 29 0 51-15 51-40s-26-34-55-42c-36-10-73-20-73-58v-1c0-33 28-58 70-58 25 0 53 10 74 23l-11 17c-19-12-42-21-64-21-30 0-49 16-49 37v1c0 23 30 32 60 40 33 10 68 22 68 59v1c0 37-32 61-72 61z">
          <text:p/>
        </draw:path>
        <draw:path draw:style-name="gr4" draw:text-style-name="P4" draw:layer="layout" svg:width="0.196cm" svg:height="0.219cm" svg:x="2.76cm" svg:y="4.879cm" svg:viewBox="0 0 197 220" svg:d="M175 101c-3-43-27-83-75-83-43 0-75 36-78 83zM105 201c32 0 54-14 72-33l13 13c-21 23-46 39-86 39-56 0-104-44-104-109v-1c0-62 43-110 101-110s96 47 96 110v1c0 3 0 4-1 8h-174c3 52 41 82 83 82z">
          <text:p/>
        </draw:path>
        <draw:path draw:style-name="gr4" draw:text-style-name="P4" draw:layer="layout" svg:width="0.124cm" svg:height="0.28cm" svg:x="2.995cm" svg:y="4.817cm" svg:viewBox="0 0 125 281" svg:d="M90 281c-32 0-60-18-60-58v-137h-30v-19h30v-67h22v67h73v19h-73v135c0 30 17 41 41 41 11 0 19-2 31-8v19c-10 5-21 8-34 8z">
          <text:p/>
        </draw:path>
        <draw:polygon draw:style-name="gr4" draw:text-style-name="P4" draw:layer="layout" svg:width="0.181cm" svg:height="0.209cm" svg:x="3.164cm" svg:y="4.884cm" svg:viewBox="0 0 182 210" draw:points="0,210 0,199 152,18 7,18 7,0 182,0 182,11 31,192 182,192 182,210">
          <text:p/>
        </draw:polygon>
        <draw:path draw:style-name="gr4" draw:text-style-name="P4" draw:layer="layout" svg:width="0.124cm" svg:height="0.28cm" svg:x="3.387cm" svg:y="4.817cm" svg:viewBox="0 0 125 281" svg:d="M90 281c-33 0-59-18-59-58v-137h-31v-19h31v-67h20v67h74v19h-74v135c0 30 18 41 42 41 10 0 19-2 31-8v19c-11 5-21 8-34 8z">
          <text:p/>
        </draw:path>
        <draw:path draw:style-name="gr4" draw:text-style-name="P4" draw:layer="layout" svg:width="0.196cm" svg:height="0.219cm" svg:x="3.679cm" svg:y="4.879cm" svg:viewBox="0 0 197 220" svg:d="M175 101c-3-43-27-83-76-83-42 0-74 36-78 83zM104 201c33 0 55-14 72-33l14 13c-21 23-46 39-87 39-55 0-103-44-103-109v-1c0-62 43-110 100-110 59 0 97 47 97 110v1c0 3 0 4-1 8h-175c4 52 42 82 83 82z">
          <text:p/>
        </draw:path>
        <draw:path draw:style-name="gr4" draw:text-style-name="P4" draw:layer="layout" svg:width="0.18cm" svg:height="0.214cm" svg:x="3.929cm" svg:y="4.884cm" svg:viewBox="0 0 181 215" svg:d="M161 210v-39c-14 25-38 44-77 44-53 0-84-36-84-87v-128h20v124c0 44 25 73 67 73s74-32 74-76v-121h20v210z">
          <text:p/>
        </draw:path>
        <draw:path draw:style-name="gr4" draw:text-style-name="P4" draw:layer="layout" svg:width="0.192cm" svg:height="0.219cm" svg:x="4.171cm" svg:y="4.879cm" svg:viewBox="0 0 193 220" svg:d="M106 220c-60 0-106-50-106-109v-1c0-58 46-110 106-110 40 0 66 18 85 38l-14 16c-18-19-40-35-71-35-48 0-85 40-85 91s39 91 87 91c29 0 53-15 71-35l14 13c-21 24-48 41-87 41z">
          <text:p/>
        </draw:path>
        <draw:path draw:style-name="gr4" draw:text-style-name="P4" draw:layer="layout" svg:width="0.18cm" svg:height="0.3cm" svg:x="4.419cm" svg:y="4.793cm" svg:viewBox="0 0 181 301" svg:d="M161 301v-124c0-44-25-73-68-73-41 0-72 31-72 76v121h-21v-301h21v130c14-25 37-44 75-44 54 0 85 36 85 87v128z">
          <text:p/>
        </draw:path>
        <draw:path draw:style-name="gr4" draw:text-style-name="P4" draw:layer="layout" svg:width="0.317cm" svg:height="0.214cm" svg:x="4.794cm" svg:y="4.879cm" svg:viewBox="0 0 318 215" svg:d="M298 215v-125c0-46-23-72-62-72-35 0-66 27-66 74v123h-20v-127c0-43-24-70-63-70-37 0-66 33-66 75v122h-21v-210h21v37c13-22 32-42 69-42 38 0 60 21 72 45 14-24 36-45 76-45 49 0 80 35 80 87v128z">
          <text:p/>
        </draw:path>
        <draw:path draw:style-name="gr4" draw:text-style-name="P4" draw:layer="layout" svg:width="0.025cm" svg:height="0.293cm" svg:x="5.185cm" svg:y="4.801cm" svg:viewBox="0 0 26 294" svg:d="M4 84h20v210h-20zM0 0h26v29h-26z">
          <text:p/>
        </draw:path>
        <draw:path draw:style-name="gr4" draw:text-style-name="P4" draw:layer="layout" svg:width="0.124cm" svg:height="0.28cm" svg:x="5.268cm" svg:y="4.817cm" svg:viewBox="0 0 125 281" svg:d="M90 281c-32 0-59-18-59-58v-137h-31v-19h31v-67h20v67h74v19h-74v135c0 30 18 41 42 41 11 0 19-2 31-8v19c-11 5-21 8-34 8z">
          <text:p/>
        </draw:path>
        <draw:path draw:style-name="gr4" draw:text-style-name="P4" draw:layer="layout" svg:width="0.196cm" svg:height="0.219cm" svg:x="5.56cm" svg:y="4.879cm" svg:viewBox="0 0 197 220" svg:d="M174 101c-3-43-27-83-75-83-42 0-74 36-77 83zM104 201c32 0 54-14 72-33l14 13c-22 23-47 39-87 39-55 0-103-44-103-109v-1c0-62 43-110 100-110 58 0 97 47 97 110v1c0 3 0 4-1 8h-174c3 52 41 82 82 82z">
          <text:p/>
        </draw:path>
        <draw:path draw:style-name="gr4" draw:text-style-name="P4" draw:layer="layout" svg:width="0.025cm" svg:height="0.293cm" svg:x="5.815cm" svg:y="4.801cm" svg:viewBox="0 0 26 294" svg:d="M2 84h20v210h-20zM0 0h26v29h-26z">
          <text:p/>
        </draw:path>
        <draw:path draw:style-name="gr4" draw:text-style-name="P4" draw:layer="layout" svg:width="0.179cm" svg:height="0.214cm" svg:x="5.917cm" svg:y="4.879cm" svg:viewBox="0 0 180 215" svg:d="M160 215v-125c0-43-24-72-67-72-42 0-73 31-73 75v122h-20v-210h20v39c14-25 37-44 76-44 53 0 84 36 84 86v129z">
          <text:p/>
        </draw:path>
        <draw:path draw:style-name="gr4" draw:text-style-name="P4" draw:layer="layout" svg:width="0.195cm" svg:height="0.219cm" svg:x="6.154cm" svg:y="4.879cm" svg:viewBox="0 0 196 220" svg:d="M174 101c-3-43-27-83-75-83-42 0-74 36-78 83zM103 201c33 0 55-14 72-33l15 13c-22 23-47 39-87 39-55 0-103-44-103-109v-1c0-62 43-110 99-110 59 0 97 47 97 110v1c0 3 0 4 0 8h-175c4 52 41 82 82 82z">
          <text:p/>
        </draw:path>
        <draw:path draw:style-name="gr4" draw:text-style-name="P4" draw:layer="layout" svg:width="0.317cm" svg:height="0.214cm" svg:x="6.408cm" svg:y="4.879cm" svg:viewBox="0 0 318 215" svg:d="M298 215v-125c0-46-24-72-62-72-36 0-66 27-66 74v123h-21v-127c0-43-23-70-61-70s-68 33-68 75v122h-20v-210h20v37c14-22 33-42 71-42 37 0 59 21 71 45 13-24 36-45 75-45 50 0 81 35 81 87v128z">
          <text:p/>
        </draw:path>
        <draw:path draw:style-name="gr4" draw:text-style-name="P4" draw:layer="layout" svg:width="0.211cm" svg:height="0.296cm" svg:x="6.908cm" svg:y="4.801cm" svg:viewBox="0 0 212 297" svg:d="M116 297c-46 0-82-15-116-46l14-16c31 29 61 43 103 43 43 0 74-24 74-57v-1c0-30-16-48-83-61-69-14-97-38-97-81v-1c0-44 39-77 93-77 42 0 70 12 99 35l-13 17c-27-23-55-32-87-32-42 0-70 24-70 55v1c0 30 15 49 83 63 68 13 96 37 96 79v1c0 46-40 78-96 78z">
          <text:p/>
        </draw:path>
        <draw:path draw:style-name="gr4" draw:text-style-name="P4" draw:layer="layout" svg:width="0.208cm" svg:height="0.28cm" svg:x="7.185cm" svg:y="4.879cm" svg:viewBox="0 0 209 281" svg:d="M186 110c0-55-38-91-82-91s-85 38-85 91v1c0 54 41 90 85 90 46 0 82-34 82-90zM106 220c-42 0-69-24-86-50v111h-20v-276h20v47c18-27 45-52 86-52 51 0 103 41 103 110s-52 110-103 110z">
          <text:p/>
        </draw:path>
        <draw:path draw:style-name="gr4" draw:text-style-name="P4" draw:layer="layout" svg:width="0.196cm" svg:height="0.219cm" svg:x="7.441cm" svg:y="4.879cm" svg:viewBox="0 0 197 220" svg:d="M175 101c-3-43-27-83-75-83-43 0-75 36-78 83zM105 201c32 0 54-14 72-33l14 13c-22 23-47 39-87 39-56 0-104-44-104-109v-1c0-62 43-110 101-110s96 47 96 110v1c0 3 0 4-1 8h-174c3 52 41 82 83 82z">
          <text:p/>
        </draw:path>
        <draw:polygon draw:style-name="gr4" draw:text-style-name="P4" draw:layer="layout" svg:width="0.181cm" svg:height="0.209cm" svg:x="7.675cm" svg:y="4.884cm" svg:viewBox="0 0 182 210" draw:points="0,210 0,199 152,18 6,18 6,0 182,0 182,11 31,192 182,192 182,210">
          <text:p/>
        </draw:polygon>
        <draw:path draw:style-name="gr4" draw:text-style-name="P4" draw:layer="layout" svg:width="0.025cm" svg:height="0.293cm" svg:x="7.917cm" svg:y="4.801cm" svg:viewBox="0 0 26 294" svg:d="M3 84h21v210h-21zM0 0h26v29h-26z">
          <text:p/>
        </draw:path>
        <draw:path draw:style-name="gr4" draw:text-style-name="P4" draw:layer="layout" svg:width="0.181cm" svg:height="0.218cm" svg:x="8.002cm" svg:y="4.88cm" svg:viewBox="0 0 182 219" svg:d="M162 112c-17-5-41-10-71-10-44 0-69 20-69 49v1c0 30 29 48 61 48 43 0 79-26 79-64zM162 214v-35c-15 20-40 40-80 40-39 0-82-22-82-66v-1c0-43 38-68 92-68 30 0 50 4 70 9v-9c0-42-26-64-69-64-26 0-47 7-66 17l-7-18c23-10 45-19 74-19 54 0 88 29 88 83v131z">
          <text:p/>
        </draw:path>
        <draw:polygon draw:style-name="gr4" draw:text-style-name="P4" draw:layer="layout" svg:width="0.02cm" svg:height="0.3cm" svg:x="8.258cm" svg:y="4.793cm" svg:viewBox="0 0 21 301" draw:points="0,0 21,0 21,301 0,301">
          <text:p/>
        </draw:polygon>
        <draw:path draw:style-name="gr4" draw:text-style-name="P4" draw:layer="layout" svg:width="0.025cm" svg:height="0.293cm" svg:x="8.357cm" svg:y="4.801cm" svg:viewBox="0 0 26 294" svg:d="M3 84h21v210h-21zM0 0h26v29h-26z">
          <text:p/>
        </draw:path>
        <draw:path draw:style-name="gr4" draw:text-style-name="P4" draw:layer="layout" svg:width="0.158cm" svg:height="0.217cm" svg:x="8.441cm" svg:y="4.88cm" svg:viewBox="0 0 159 218" svg:d="M87 218c-30 0-64-12-87-30l13-16c23 17 49 27 75 27 29 0 51-15 51-40s-27-34-56-42c-34-10-73-20-73-58v-1c0-33 30-58 70-58 25 0 54 10 75 23l-11 17c-19-12-42-21-64-21-29 0-48 16-48 37v1c0 23 28 32 58 40 34 10 69 22 69 59v1c0 37-32 61-72 61z">
          <text:p/>
        </draw:path>
        <draw:polygon draw:style-name="gr4" draw:text-style-name="P4" draw:layer="layout" svg:width="0.11cm" svg:height="0.023cm" svg:x="8.654cm" svg:y="4.96cm" svg:viewBox="0 0 111 24" draw:points="0,0 111,0 111,24 0,24">
          <text:p/>
        </draw:polygon>
        <draw:path draw:style-name="gr4" draw:text-style-name="P4" draw:layer="layout" svg:width="0.124cm" svg:height="0.281cm" svg:x="1.9cm" svg:y="5.309cm" svg:viewBox="0 0 125 282" svg:d="M90 282c-33 0-59-18-59-58v-138h-31v-19h31v-67h20v67h74v19h-74v136c0 30 18 41 42 41 10 0 19-2 31-8v19c-11 5-21 8-34 8z">
          <text:p/>
        </draw:path>
        <draw:path draw:style-name="gr4" draw:text-style-name="P4" draw:layer="layout" svg:width="0.195cm" svg:height="0.22cm" svg:x="2.063cm" svg:y="5.371cm" svg:viewBox="0 0 196 221" svg:d="M173 100c-3-42-27-81-75-81-41 0-73 35-77 81zM103 201c32 0 55-15 72-33l15 12c-22 23-48 41-88 41-55 0-102-45-102-110v-1c0-61 42-110 99-110 59 0 97 48 97 110v1c0 3 0 4 0 7h-175c4 52 41 83 82 83z">
          <text:p/>
        </draw:path>
        <draw:path draw:style-name="gr4" draw:text-style-name="P4" draw:layer="layout" svg:width="0.179cm" svg:height="0.215cm" svg:x="2.317cm" svg:y="5.371cm" svg:viewBox="0 0 180 216" svg:d="M160 216v-125c0-44-24-72-67-72-42 0-73 31-73 76v121h-20v-211h20v39c14-24 37-44 75-44 54 0 85 37 85 88v128z">
          <text:p/>
        </draw:path>
        <draw:polygon draw:style-name="gr4" draw:text-style-name="P4" draw:layer="layout" svg:width="0.181cm" svg:height="0.21cm" svg:x="2.677cm" svg:y="5.376cm" svg:viewBox="0 0 182 211" draw:points="0,211 0,199 152,18 6,18 6,0 182,0 182,12 30,193 182,193 182,211">
          <text:p/>
        </draw:polygon>
        <draw:path draw:style-name="gr4" draw:text-style-name="P4" draw:layer="layout" svg:width="0.179cm" svg:height="0.215cm" svg:x="2.915cm" svg:y="5.376cm" svg:viewBox="0 0 180 216" svg:d="M160 211v-39c-14 24-37 44-75 44-54 0-85-36-85-87v-129h20v126c0 43 25 71 68 71 41 0 72-31 72-74v-123h20v211z">
          <text:p/>
        </draw:path>
        <draw:path draw:style-name="gr4" draw:text-style-name="P4" draw:layer="layout" svg:width="0.158cm" svg:height="0.218cm" svg:x="3.153cm" svg:y="5.372cm" svg:viewBox="0 0 159 219" svg:d="M87 219c-32 0-65-12-87-30l12-16c23 17 48 27 76 27s50-16 50-41v-1c0-24-26-33-56-41-34-10-72-21-72-58v-1c0-33 28-58 69-58 26 0 54 9 75 23l-10 17c-20-13-43-21-66-21-29 0-47 16-47 37v1c0 23 28 32 59 40 34 10 69 22 69 59v1c0 38-32 62-72 62z">
          <text:p/>
        </draw:path>
        <draw:path draw:style-name="gr4" draw:text-style-name="P4" draw:layer="layout" svg:width="0.18cm" svg:height="0.218cm" svg:x="3.358cm" svg:y="5.373cm" svg:viewBox="0 0 181 219" svg:d="M162 111c-19-5-42-10-72-10-44 0-69 20-69 49v1c0 31 29 49 61 49 42 0 80-26 80-66zM162 214v-35c-16 20-42 40-81 40-40 0-81-22-81-67v-1c0-43 37-68 91-68 29 0 50 4 71 9v-9c0-42-27-64-70-64-26 0-47 7-66 17l-7-18c22-11 45-18 74-18 54 0 88 28 88 82v132z">
          <text:p/>
        </draw:path>
        <draw:path draw:style-name="gr4" draw:text-style-name="P4" draw:layer="layout" svg:width="0.316cm" svg:height="0.215cm" svg:x="3.611cm" svg:y="5.371cm" svg:viewBox="0 0 317 216" svg:d="M297 216v-125c0-46-23-72-62-72-35 0-66 27-66 75v122h-20v-126c0-44-24-71-61-71-38 0-68 33-68 76v121h-20v-211h20v38c14-22 33-43 71-43 36 0 59 21 70 46 14-24 36-46 76-46 49 0 80 35 80 89v127z">
          <text:p/>
        </draw:path>
        <draw:path draw:style-name="gr4" draw:text-style-name="P4" draw:layer="layout" svg:width="0.317cm" svg:height="0.215cm" svg:x="4.001cm" svg:y="5.371cm" svg:viewBox="0 0 318 216" svg:d="M298 216v-125c0-46-24-72-63-72-36 0-67 27-67 75v122h-20v-126c0-44-23-71-61-71-37 0-67 33-67 76v121h-20v-211h20v38c14-22 33-43 70-43s59 21 71 46c13-24 36-46 75-46 51 0 82 35 82 89v127z">
          <text:p/>
        </draw:path>
        <draw:path draw:style-name="gr4" draw:text-style-name="P4" draw:layer="layout" svg:width="0.196cm" svg:height="0.22cm" svg:x="4.377cm" svg:y="5.371cm" svg:viewBox="0 0 197 221" svg:d="M175 100c-3-42-27-81-75-81-42 0-74 35-77 81zM105 201c32 0 54-15 72-33l14 12c-22 23-47 41-87 41-55 0-104-45-104-110v-1c0-61 44-110 101-110 58 0 96 48 96 110v1c0 3 0 4-1 7h-173c3 52 41 83 82 83z">
          <text:p/>
        </draw:path>
        <draw:path draw:style-name="gr4" draw:text-style-name="P4" draw:layer="layout" svg:width="0.18cm" svg:height="0.215cm" svg:x="4.631cm" svg:y="5.371cm" svg:viewBox="0 0 181 216" svg:d="M161 216v-125c0-44-25-72-68-72-41 0-72 31-72 76v121h-21v-211h21v39c13-24 37-44 75-44 54 0 85 37 85 88v128z">
          <text:p/>
        </draw:path>
        <draw:polygon draw:style-name="gr4" draw:text-style-name="P4" draw:layer="layout" svg:width="0.027cm" svg:height="0.035cm" svg:x="4.879cm" svg:y="5.551cm" svg:viewBox="0 0 28 36" draw:points="0,0 28,0 28,36 0,36">
          <text:p/>
        </draw:polygon>
        <draw:path draw:style-name="gr2" draw:text-style-name="P2" draw:layer="layout" svg:width="0.07cm" svg:height="0.223cm" svg:x="1.939cm" svg:y="1.593cm" svg:viewBox="0 0 71 224" svg:d="M35 224c19 0 36-16 36-35v-154c0-19-17-35-36-35-20 0-35 16-35 35v154c0 19 15 35 35 35z">
          <text:p/>
        </draw:path>
        <draw:path draw:style-name="gr2" draw:text-style-name="P2" draw:layer="layout" svg:width="0.223cm" svg:height="0.07cm" svg:x="1.37cm" svg:y="2.222cm" svg:viewBox="0 0 224 71" svg:d="M189 0h-154c-19 0-35 16-35 35 0 21 16 36 35 36h154c20 0 35-15 35-36 0-19-15-35-35-35z">
          <text:p/>
        </draw:path>
        <draw:path draw:style-name="gr2" draw:text-style-name="P2" draw:layer="layout" svg:width="0.203cm" svg:height="0.146cm" svg:x="1.417cm" svg:y="1.912cm" svg:viewBox="0 0 204 147" svg:d="M186 82l-134-78c-17-9-38-4-48 13-9 17-4 38 13 49l134 76c17 10 38 4 48-13 9-16 4-38-13-47z">
          <text:p/>
        </draw:path>
        <draw:path draw:style-name="gr2" draw:text-style-name="P2" draw:layer="layout" svg:width="0.145cm" svg:height="0.204cm" svg:x="1.632cm" svg:y="1.682cm" svg:viewBox="0 0 146 205" svg:d="M128 200c17-9 23-30 13-47l-74-135c-10-17-31-23-49-13-17 9-23 30-13 48l75 134c10 17 31 23 48 13z">
          <text:p/>
        </draw:path>
        <draw:path draw:style-name="gr2" draw:text-style-name="P2" draw:layer="layout" svg:width="0.223cm" svg:height="0.074cm" svg:x="2.355cm" svg:y="2.225cm" svg:viewBox="0 0 224 75" svg:d="M189 4l-154-4c-19-1-35 15-35 35-1 19 14 36 33 36l154 4c19 1 36-15 37-34 0-20-16-36-35-37z">
          <text:p/>
        </draw:path>
        <draw:path draw:style-name="gr2" draw:text-style-name="P2" draw:layer="layout" svg:width="0.205cm" svg:height="0.143cm" svg:x="2.335cm" svg:y="1.917cm" svg:viewBox="0 0 206 144" svg:d="M52 139l135-73c17-9 24-30 14-47-9-17-30-25-47-15l-135 73c-18 9-24 31-15 48 10 18 31 24 48 14z">
          <text:p/>
        </draw:path>
        <draw:path draw:style-name="gr2" draw:text-style-name="P2" draw:layer="layout" svg:width="0.148cm" svg:height="0.202cm" svg:x="2.182cm" svg:y="1.682cm" svg:viewBox="0 0 149 203" svg:d="M132 5c-16-10-39-4-49 12l-78 133c-10 16-5 38 12 48s38 4 48-12l79-132c10-16 5-39-12-49z">
          <text:p/>
        </draw:path>
        <draw:polygon draw:style-name="gr2" draw:text-style-name="P2" draw:layer="layout" svg:width="0.374cm" svg:height="0.364cm" svg:x="1.787cm" svg:y="2.678cm" svg:viewBox="0 0 375 365" draw:points="0,230 119,327 119,365 171,365 203,365 255,365 255,327 375,230 375,130 196,219 123,219 123,214 375,76 375,0 0,179">
          <text:p/>
        </draw:polygon>
        <draw:path draw:style-name="gr2" draw:text-style-name="P2" draw:layer="layout" svg:width="0.618cm" svg:height="0.94cm" svg:x="1.665cm" svg:y="1.872cm" svg:viewBox="0 0 619 941" svg:d="M236 169c-63 20-92 87-93 88-4 10-15 16-25 16-4 0-8 0-12-2-14-6-20-23-14-37 1-3 40-90 127-118 15-5 30 3 35 18s-3 30-18 35zM619 314c0-166-131-314-310-314s-309 148-309 314c-3 203 165 341 165 341v57h-43v97l37-17 73 8-110 57v84l375-174v-55h-45v-57c0 0 169-138 167-341z">
          <text:p/>
        </draw:path>
        <draw:polygon draw:style-name="gr2" draw:text-style-name="P2" draw:layer="layout" svg:width="10.088cm" svg:height="6.693cm" svg:x="0.405cm" svg:y="7.839cm" svg:viewBox="0 0 10089 6694" draw:points="10089,6694 0,6694 0,0 10089,0">
          <text:p/>
        </draw:polygon>
        <draw:polygon draw:style-name="gr38" draw:text-style-name="P14" draw:layer="layout" svg:width="10.088cm" svg:height="2.255cm" svg:x="0.405cm" svg:y="7.839cm" svg:viewBox="0 0 10089 2256" draw:points="10089,2256 0,2256 0,0 10089,0">
          <text:p/>
        </draw:polygon>
        <draw:path draw:style-name="gr2" draw:text-style-name="P2" draw:layer="layout" svg:width="0.683cm" svg:height="0.887cm" svg:x="3.386cm" svg:y="9.237cm" svg:viewBox="0 0 684 888" svg:d="M367 888c-131 0-263-46-367-138l112-134c78 64 159 104 259 104 78 0 124-30 124-81v-2c0-48-29-73-174-110-174-44-286-93-286-264v-2c0-157 126-261 302-261 126 0 234 39 321 110l-98 143c-77-53-152-85-226-85-72 0-111 34-111 75v3c0 57 37 75 187 113 175 46 274 109 274 259v3c0 171-131 267-317 267z">
          <text:p/>
        </draw:path>
        <draw:path draw:style-name="gr2" draw:text-style-name="P2" draw:layer="layout" svg:width="0.916cm" svg:height="0.892cm" svg:x="4.196cm" svg:y="9.234cm" svg:viewBox="0 0 917 893" svg:d="M718 447c0-148-108-271-261-271s-259 121-259 269v2c0 148 109 271 261 271 153 0 259-120 259-268zM457 893c-266 0-457-198-457-443v-3c0-245 193-447 459-447s458 200 458 445v2c0 246-194 446-460 446z">
          <text:p/>
        </draw:path>
        <draw:polygon draw:style-name="gr2" draw:text-style-name="P2" draw:layer="layout" svg:width="0.62cm" svg:height="0.863cm" svg:x="5.281cm" svg:y="9.249cm" svg:viewBox="0 0 621 864" draw:points="0,864 0,0 190,0 190,691 621,691 621,864">
          <text:p/>
        </draw:polygon>
        <draw:path draw:style-name="gr2" draw:text-style-name="P2" draw:layer="layout" svg:width="0.752cm" svg:height="0.876cm" svg:x="6.005cm" svg:y="9.249cm" svg:viewBox="0 0 753 877" svg:d="M374 877c-232 0-374-130-374-384v-493h190v488c0 140 70 213 186 213 117 0 187-70 187-207v-494h190v487c0 261-147 390-379 390z">
          <text:p/>
        </draw:path>
        <draw:polygon draw:style-name="gr2" draw:text-style-name="P2" draw:layer="layout" svg:width="0.714cm" svg:height="0.863cm" svg:x="6.889cm" svg:y="9.249cm" svg:viewBox="0 0 715 864" draw:points="452,175 452,864 262,864 262,175 0,175 0,0 715,0 715,175">
          <text:p/>
        </draw:polygon>
        <draw:polygon draw:style-name="gr2" draw:text-style-name="P2" draw:layer="layout" svg:width="0.19cm" svg:height="0.863cm" svg:x="7.757cm" svg:y="9.249cm" svg:viewBox="0 0 191 864" draw:points="0,0 191,0 191,864 0,864">
          <text:p/>
        </draw:polygon>
        <draw:path draw:style-name="gr2" draw:text-style-name="P2" draw:layer="layout" svg:width="0.917cm" svg:height="0.892cm" svg:x="8.124cm" svg:y="9.234cm" svg:viewBox="0 0 918 893" svg:d="M720 447c0-148-109-271-263-271-152 0-258 121-258 269v2c0 148 108 271 261 271 154 0 260-120 260-268zM457 893c-266 0-457-198-457-443v-3c0-245 194-447 460-447 267 0 458 200 458 445v2c0 246-193 446-461 446z">
          <text:p/>
        </draw:path>
        <draw:polygon draw:style-name="gr2" draw:text-style-name="P2" draw:layer="layout" svg:width="0.766cm" svg:height="0.863cm" svg:x="9.21cm" svg:y="9.249cm" svg:viewBox="0 0 767 864" draw:points="605,864 187,314 187,864 0,864 0,0 174,0 580,531 580,0 767,0 767,864">
          <text:p/>
        </draw:polygon>
        <draw:polygon draw:style-name="gr4" draw:text-style-name="P4" draw:layer="layout" svg:width="0.207cm" svg:height="0.288cm" svg:x="1.923cm" svg:y="11.637cm" svg:viewBox="0 0 208 289" draw:points="0,289 0,0 206,0 206,20 22,20 22,133 187,133 187,152 22,152 22,268 208,268 208,289">
          <text:p/>
        </draw:polygon>
        <draw:path draw:style-name="gr4" draw:text-style-name="P4" draw:layer="layout" svg:width="0.179cm" svg:height="0.214cm" svg:x="2.19cm" svg:y="11.715cm" svg:viewBox="0 0 180 215" svg:d="M160 211v-40c-14 25-37 44-75 44-54 0-85-36-85-87v-128h20v124c0 45 24 73 67 73 42 0 73-31 73-76v-121h20v211z">
          <text:p/>
        </draw:path>
        <draw:path draw:style-name="gr4" draw:text-style-name="P4" draw:layer="layout" svg:width="0.196cm" svg:height="0.219cm" svg:x="2.431cm" svg:y="11.71cm" svg:viewBox="0 0 197 220" svg:d="M175 101c-3-42-27-81-75-81-42 0-74 35-77 81zM105 202c32 0 54-15 72-33l14 12c-22 23-47 39-87 39-55 0-104-44-104-109v-1c0-60 44-110 101-110 58 0 96 49 96 111v1c0 2 0 4-1 7h-173c3 52 41 83 82 83z">
          <text:p/>
        </draw:path>
        <draw:path draw:style-name="gr4" draw:text-style-name="P4" draw:layer="layout" svg:width="0.113cm" svg:height="0.212cm" svg:x="2.685cm" svg:y="11.712cm" svg:viewBox="0 0 114 213" svg:d="M112 22c-48 0-91 37-91 106v85h-21v-210h21v61c16-39 52-66 93-64v22z">
          <text:p/>
        </draw:path>
        <draw:polygon draw:style-name="gr4" draw:text-style-name="P4" draw:layer="layout" svg:width="0.222cm" svg:height="0.288cm" svg:x="2.957cm" svg:y="11.637cm" svg:viewBox="0 0 223 289" draw:points="122,20 122,289 101,289 101,20 0,20 0,0 223,0 223,20">
          <text:p/>
        </draw:polygon>
        <draw:path draw:style-name="gr4" draw:text-style-name="P4" draw:layer="layout" svg:width="0.196cm" svg:height="0.219cm" svg:x="3.169cm" svg:y="11.71cm" svg:viewBox="0 0 197 220" svg:d="M175 101c-3-42-27-81-75-81-42 0-75 35-78 81zM105 202c32 0 54-15 72-33l13 12c-21 23-46 39-86 39-56 0-104-44-104-109v-1c0-60 43-110 101-110s96 49 96 111v1c0 2 0 4-1 7h-174c3 52 42 83 83 83z">
          <text:p/>
        </draw:path>
        <draw:path draw:style-name="gr4" draw:text-style-name="P4" draw:layer="layout" svg:width="0.181cm" svg:height="0.217cm" svg:x="3.406cm" svg:y="11.712cm" svg:viewBox="0 0 182 218" svg:d="M163 110c-18-4-42-9-73-9-44 0-69 20-69 50v1c0 30 29 48 61 48 44 0 81-27 81-65zM162 213v-34c-14 20-40 39-81 39-39 0-81-22-81-65v-1c0-45 37-69 92-69 30 0 50 3 70 9v-9c0-43-26-64-70-64-25 0-46 7-66 17l-7-18c23-11 46-18 74-18 55 0 89 28 89 82v131z">
          <text:p/>
        </draw:path>
        <draw:path draw:style-name="gr4" draw:text-style-name="P4" draw:layer="layout" svg:width="0.317cm" svg:height="0.215cm" svg:x="3.659cm" svg:y="11.71cm" svg:viewBox="0 0 318 216" svg:d="M298 216v-126c0-45-25-71-63-71-36 0-67 27-67 74v123h-20v-127c0-44-24-70-61-70s-67 32-67 75v122h-20v-211h20v37c14-21 33-42 70-42s59 21 71 45c13-23 36-45 75-45 50 0 82 35 82 88v128z">
          <text:p/>
        </draw:path>
        <draw:polygon draw:style-name="gr4" draw:text-style-name="P4" draw:layer="layout" svg:width="0.11cm" svg:height="0.023cm" svg:x="4.04cm" svg:y="11.791cm" svg:viewBox="0 0 111 24" draw:points="0,0 111,0 111,24 0,24">
          <text:p/>
        </draw:polygon>
        <draw:polygon draw:style-name="gr4" draw:text-style-name="P4" draw:layer="layout" svg:width="0.19cm" svg:height="0.288cm" svg:x="4.222cm" svg:y="11.637cm" svg:viewBox="0 0 191 289" draw:points="0,289 0,0 21,0 21,268 191,268 191,289">
          <text:p/>
        </draw:polygon>
        <draw:path draw:style-name="gr4" draw:text-style-name="P4" draw:layer="layout" svg:width="0.195cm" svg:height="0.219cm" svg:x="4.453cm" svg:y="11.71cm" svg:viewBox="0 0 196 220" svg:d="M175 101c-3-42-28-81-77-81-41 0-73 35-77 81zM103 202c34 0 56-15 73-33l14 12c-21 23-46 39-88 39-55 0-102-44-102-109v-1c0-60 43-110 99-110 60 0 97 49 97 111v1c0 2 0 4 0 7h-175c4 52 41 83 82 83z">
          <text:p/>
        </draw:path>
        <draw:path draw:style-name="gr4" draw:text-style-name="P4" draw:layer="layout" svg:width="0.18cm" svg:height="0.217cm" svg:x="4.69cm" svg:y="11.712cm" svg:viewBox="0 0 181 218" svg:d="M162 110c-18-4-41-9-71-9-45 0-70 20-70 50v1c0 30 29 48 62 48 43 0 79-27 79-65zM162 213v-34c-15 20-41 39-80 39-40 0-82-22-82-65v-1c0-45 37-69 92-69 29 0 50 3 70 9v-9c0-43-26-64-69-64-27 0-48 7-67 17l-7-18c23-11 45-18 75-18 54 0 87 28 87 82v131z">
          <text:p/>
        </draw:path>
        <draw:path draw:style-name="gr4" draw:text-style-name="P4" draw:layer="layout" svg:width="0.208cm" svg:height="0.304cm" svg:x="4.929cm" svg:y="11.625cm" svg:viewBox="0 0 209 305" svg:d="M190 195c0-53-42-90-86-90-46 0-82 34-82 90v1c0 55 38 90 82 90s86-36 86-90zM189 300v-46c-18 27-46 51-87 51-51 0-102-40-102-108v-1c0-68 51-110 102-110 42 0 70 24 87 50v-136h20v300z">
          <text:p/>
        </draw:path>
        <draw:path draw:style-name="gr4" draw:text-style-name="P4" draw:layer="layout" svg:width="0.179cm" svg:height="0.282cm" svg:x="5.333cm" svg:y="11.647cm" svg:viewBox="0 0 180 283" svg:d="M111 0h30v33h-30zM45 0h28v33h-28zM160 279v-40c-14 25-38 44-76 44-53 0-84-36-84-86v-128h20v124c0 44 24 72 66 72 43 0 74-31 74-75v-121h20v210z">
          <text:p/>
        </draw:path>
        <draw:path draw:style-name="gr4" draw:text-style-name="P4" draw:layer="layout" svg:width="0.208cm" svg:height="0.304cm" svg:x="5.589cm" svg:y="11.625cm" svg:viewBox="0 0 209 305" svg:d="M187 196c0-55-38-91-83-91-44 0-86 37-86 90v1c0 54 42 90 86 90 46 0 83-33 83-89zM106 305c-42 0-69-23-86-50v46h-20v-301h20v138c18-28 44-52 86-52 51 0 103 41 103 109v1c0 68-52 109-103 109z">
          <text:p/>
        </draw:path>
        <draw:path draw:style-name="gr4" draw:text-style-name="P4" draw:layer="layout" svg:width="0.196cm" svg:height="0.219cm" svg:x="5.845cm" svg:y="11.71cm" svg:viewBox="0 0 197 220" svg:d="M175 101c-3-42-27-81-76-81-42 0-74 35-77 81zM105 202c32 0 54-15 72-33l14 12c-22 23-47 39-87 39-56 0-104-44-104-109v-1c0-60 43-110 100-110 59 0 97 49 97 111v1c0 2 0 4-1 7h-174c3 52 41 83 83 83z">
          <text:p/>
        </draw:path>
        <draw:path draw:style-name="gr4" draw:text-style-name="P4" draw:layer="layout" svg:width="0.113cm" svg:height="0.212cm" svg:x="6.099cm" svg:y="11.712cm" svg:viewBox="0 0 114 213" svg:d="M112 22c-48 0-90 37-90 106v85h-22v-210h22v61c16-39 51-66 92-64v22z">
          <text:p/>
        </draw:path>
        <draw:path draw:style-name="gr4" draw:text-style-name="P4" draw:layer="layout" svg:width="0.179cm" svg:height="0.215cm" svg:x="6.264cm" svg:y="11.71cm" svg:viewBox="0 0 180 216" svg:d="M160 216v-126c0-43-24-71-67-71-42 0-73 31-73 74v123h-20v-211h20v39c14-25 37-44 76-44 53 0 84 36 84 86v130z">
          <text:p/>
        </draw:path>
        <draw:path draw:style-name="gr4" draw:text-style-name="P4" draw:layer="layout" svg:width="0.025cm" svg:height="0.292cm" svg:x="6.516cm" svg:y="11.633cm" svg:viewBox="0 0 26 293" svg:d="M2 82h21v211h-21zM0 0h26v27h-26z">
          <text:p/>
        </draw:path>
        <draw:path draw:style-name="gr4" draw:text-style-name="P4" draw:layer="layout" svg:width="0.316cm" svg:height="0.215cm" svg:x="6.618cm" svg:y="11.71cm" svg:viewBox="0 0 317 216" svg:d="M297 216v-126c0-45-23-71-62-71-35 0-67 27-67 74v123h-20v-127c0-44-24-70-61-70-38 0-67 32-67 75v122h-20v-211h20v37c13-21 32-42 70-42 36 0 59 21 70 45 14-23 37-45 77-45 49 0 80 35 80 88v128z">
          <text:p/>
        </draw:path>
        <draw:path draw:style-name="gr4" draw:text-style-name="P4" draw:layer="layout" svg:width="0.317cm" svg:height="0.215cm" svg:x="7.008cm" svg:y="11.71cm" svg:viewBox="0 0 318 216" svg:d="M298 216v-126c0-45-24-71-62-71-36 0-67 27-67 74v123h-20v-127c0-44-23-70-62-70-37 0-67 32-67 75v122h-20v-211h20v37c14-21 33-42 70-42 38 0 60 21 72 45 13-23 36-45 75-45 50 0 81 35 81 88v128z">
          <text:p/>
        </draw:path>
        <draw:path draw:style-name="gr4" draw:text-style-name="P4" draw:layer="layout" svg:width="0.124cm" svg:height="0.28cm" svg:x="7.379cm" svg:y="11.648cm" svg:viewBox="0 0 125 281" svg:d="M89 281c-32 0-58-17-58-58v-138h-31v-18h31v-67h20v67h74v18h-74v136c0 30 17 41 42 41 10 0 19-2 32-7v19c-12 5-22 7-36 7z">
          <text:p/>
        </draw:path>
        <draw:path draw:style-name="gr4" draw:text-style-name="P4" draw:layer="layout" svg:width="0.195cm" svg:height="0.219cm" svg:x="7.672cm" svg:y="11.71cm" svg:viewBox="0 0 196 220" svg:d="M174 101c-2-42-27-81-75-81-41 0-74 35-78 81zM104 202c33 0 55-15 72-33l14 12c-21 23-46 39-87 39-55 0-103-44-103-109v-1c0-60 43-110 100-110 59 0 96 49 96 111v1c0 2 0 4 0 7h-175c4 52 42 83 83 83z">
          <text:p/>
        </draw:path>
        <draw:path draw:style-name="gr4" draw:text-style-name="P4" draw:layer="layout" svg:width="0.025cm" svg:height="0.292cm" svg:x="7.926cm" svg:y="11.633cm" svg:viewBox="0 0 26 293" svg:d="M3 82h21v211h-21zM0 0h26v27h-26z">
          <text:p/>
        </draw:path>
        <draw:path draw:style-name="gr4" draw:text-style-name="P4" draw:layer="layout" svg:width="0.18cm" svg:height="0.215cm" svg:x="8.028cm" svg:y="11.71cm" svg:viewBox="0 0 181 216" svg:d="M160 216v-126c0-43-24-71-67-71-41 0-73 31-73 74v123h-20v-211h20v39c14-25 38-44 76-44 54 0 85 36 85 86v130z">
          <text:p/>
        </draw:path>
        <draw:path draw:style-name="gr4" draw:text-style-name="P4" draw:layer="layout" svg:width="0.196cm" svg:height="0.219cm" svg:x="8.265cm" svg:y="11.71cm" svg:viewBox="0 0 197 220" svg:d="M175 101c-3-42-27-81-75-81-41 0-74 35-78 81zM105 202c32 0 55-15 72-33l14 12c-22 23-47 39-87 39-55 0-104-44-104-109v-1c0-60 44-110 101-110 59 0 96 49 96 111v1c0 2 0 4 0 7h-175c4 52 42 83 83 83z">
          <text:p/>
        </draw:path>
        <draw:path draw:style-name="gr4" draw:text-style-name="P4" draw:layer="layout" svg:width="0.179cm" svg:height="0.215cm" svg:x="8.52cm" svg:y="11.71cm" svg:viewBox="0 0 180 216" svg:d="M159 216v-126c0-43-24-71-67-71-41 0-72 31-72 74v123h-20v-211h20v39c14-25 37-44 75-44 53 0 85 36 85 86v130z">
          <text:p/>
        </draw:path>
        <draw:polygon draw:style-name="gr4" draw:text-style-name="P4" draw:layer="layout" svg:width="0.222cm" svg:height="0.287cm" svg:x="1.903cm" svg:y="12.13cm" svg:viewBox="0 0 223 288" draw:points="121,19 121,288 100,288 100,19 0,19 0,0 223,0 223,19">
          <text:p/>
        </draw:polygon>
        <draw:path draw:style-name="gr4" draw:text-style-name="P4" draw:layer="layout" svg:width="0.196cm" svg:height="0.219cm" svg:x="2.115cm" svg:y="12.203cm" svg:viewBox="0 0 197 220" svg:d="M175 100c-3-43-27-82-76-82-42 0-74 35-78 82zM104 201c33 0 55-14 72-34l14 14c-21 23-46 39-87 39-55 0-103-44-103-110v-1c0-61 43-109 99-109 60 0 98 47 98 110 0 3 0 4-1 8h-175c4 52 42 83 83 83z">
          <text:p/>
        </draw:path>
        <draw:path draw:style-name="gr4" draw:text-style-name="P4" draw:layer="layout" svg:width="0.025cm" svg:height="0.291cm" svg:x="2.37cm" svg:y="12.126cm" svg:viewBox="0 0 26 292" svg:d="M2 82h21v210h-21zM0 0h26v27h-26z">
          <text:p/>
        </draw:path>
        <draw:polygon draw:style-name="gr4" draw:text-style-name="P4" draw:layer="layout" svg:width="0.021cm" svg:height="0.3cm" svg:x="2.474cm" svg:y="12.117cm" svg:viewBox="0 0 22 301" draw:points="0,0 22,0 22,301 0,301">
          <text:p/>
        </draw:polygon>
        <draw:path draw:style-name="gr4" draw:text-style-name="P4" draw:layer="layout" svg:width="0.209cm" svg:height="0.305cm" svg:x="2.683cm" svg:y="12.117cm" svg:viewBox="0 0 210 306" svg:d="M191 196c0-55-42-91-87-91s-82 33-82 91v1c0 55 38 90 82 90 45 0 87-37 87-90zM190 301v-47c-19 28-45 52-88 52-50 0-102-40-102-109 0-70 52-111 102-111 43 0 70 24 88 50v-136h20v301z">
          <text:p/>
        </draw:path>
        <draw:path draw:style-name="gr4" draw:text-style-name="P4" draw:layer="layout" svg:width="0.195cm" svg:height="0.219cm" svg:x="2.954cm" svg:y="12.203cm" svg:viewBox="0 0 196 220" svg:d="M174 100c-3-43-27-82-75-82-42 0-74 35-78 82zM104 201c33 0 55-14 72-34l14 14c-21 23-46 39-87 39-56 0-103-44-103-110v-1c0-61 42-109 100-109 59 0 96 47 96 110 0 3 0 4 0 8h-175c4 52 41 83 83 83z">
          <text:p/>
        </draw:path>
        <draw:path draw:style-name="gr4" draw:text-style-name="P4" draw:layer="layout" svg:width="0.113cm" svg:height="0.213cm" svg:x="3.208cm" svg:y="12.204cm" svg:viewBox="0 0 114 214" svg:d="M112 23c-50 0-92 36-92 104v87h-20v-210h20v59c16-37 51-64 94-63v23z">
          <text:p/>
        </draw:path>
        <draw:path draw:style-name="gr4" draw:text-style-name="P4" draw:layer="layout" svg:width="0.288cm" svg:height="0.289cm" svg:x="3.475cm" svg:y="12.128cm" svg:viewBox="0 0 289 290" svg:d="M145 23l-77 167h152zM266 290l-37-80h-170l-37 80h-22l135-290h21l133 290z">
          <text:p/>
        </draw:path>
        <draw:path draw:style-name="gr4" draw:text-style-name="P4" draw:layer="layout" svg:width="0.113cm" svg:height="0.213cm" svg:x="3.82cm" svg:y="12.204cm" svg:viewBox="0 0 114 214" svg:d="M111 23c-48 0-91 36-91 104v87h-20v-210h20v59c16-37 52-64 94-63v23z">
          <text:p/>
        </draw:path>
        <draw:path draw:style-name="gr4" draw:text-style-name="P4" draw:layer="layout" svg:width="0.208cm" svg:height="0.305cm" svg:x="3.984cm" svg:y="12.117cm" svg:viewBox="0 0 209 306" svg:d="M187 197c0-57-38-92-82-92s-86 37-86 91v1c0 54 42 90 86 90 46 0 82-33 82-90zM107 306c-43 0-70-24-87-50v45h-20v-301h20v138c18-28 45-52 87-52 51 0 102 41 102 110v1c0 68-51 109-102 109z">
          <text:p/>
        </draw:path>
        <draw:path draw:style-name="gr4" draw:text-style-name="P4" draw:layer="layout" svg:width="0.196cm" svg:height="0.219cm" svg:x="4.24cm" svg:y="12.203cm" svg:viewBox="0 0 197 220" svg:d="M175 100c-3-43-28-82-76-82-41 0-73 35-77 82zM104 201c32 0 56-14 73-34l14 14c-22 23-48 39-88 39-55 0-103-44-103-110v-1c0-61 43-109 100-109 60 0 97 47 97 110 0 3 0 4 0 8h-175c4 52 41 83 82 83z">
          <text:p/>
        </draw:path>
        <draw:path draw:style-name="gr4" draw:text-style-name="P4" draw:layer="layout" svg:width="0.025cm" svg:height="0.291cm" svg:x="4.495cm" svg:y="12.126cm" svg:viewBox="0 0 26 292" svg:d="M3 82h21v210h-21zM0 0h26v27h-26z">
          <text:p/>
        </draw:path>
        <draw:path draw:style-name="gr4" draw:text-style-name="P4" draw:layer="layout" svg:width="0.124cm" svg:height="0.28cm" svg:x="4.578cm" svg:y="12.141cm" svg:viewBox="0 0 125 281" svg:d="M90 281c-34 0-60-18-60-58v-137h-30v-18h30v-68h20v68h75v18h-75v135c0 30 18 41 43 41 10 0 19-2 31-7v19c-11 5-21 7-34 7z">
          <text:p/>
        </draw:path>
        <draw:path draw:style-name="gr4" draw:text-style-name="P4" draw:layer="layout" svg:width="0.195cm" svg:height="0.219cm" svg:x="4.741cm" svg:y="12.203cm" svg:viewBox="0 0 196 220" svg:d="M174 100c-3-43-27-82-75-82-41 0-74 35-78 82zM104 201c33 0 55-14 72-34l14 14c-21 23-46 39-87 39-55 0-103-44-103-110v-1c0-61 43-109 100-109 59 0 96 47 96 110 0 3 0 4 0 8h-175c4 52 42 83 83 83z">
          <text:p/>
        </draw:path>
        <draw:path draw:style-name="gr4" draw:text-style-name="P4" draw:layer="layout" svg:width="0.179cm" svg:height="0.214cm" svg:x="4.995cm" svg:y="12.203cm" svg:viewBox="0 0 180 215" svg:d="M160 215v-125c0-43-24-72-67-72-41 0-73 32-73 75v122h-20v-210h20v39c14-25 37-44 75-44 54 0 85 36 85 86v129z">
          <text:p/>
        </draw:path>
        <draw:polygon draw:style-name="gr4" draw:text-style-name="P4" draw:layer="layout" svg:width="0.027cm" svg:height="0.035cm" svg:x="5.242cm" svg:y="12.382cm" svg:viewBox="0 0 28 36" draw:points="0,0 28,0 28,36 0,36">
          <text:p/>
        </draw:polygon>
        <draw:path draw:style-name="gr2" draw:text-style-name="P2" draw:layer="layout" svg:width="0.07cm" svg:height="0.223cm" svg:x="1.939cm" svg:y="8.424cm" svg:viewBox="0 0 71 224" svg:d="M35 224c19 0 36-15 36-35v-154c0-19-17-35-36-35-20 0-35 16-35 35v154c0 20 15 35 35 35z">
          <text:p/>
        </draw:path>
        <draw:path draw:style-name="gr2" draw:text-style-name="P2" draw:layer="layout" svg:width="0.223cm" svg:height="0.07cm" svg:x="1.37cm" svg:y="9.054cm" svg:viewBox="0 0 224 71" svg:d="M189 0h-154c-19 0-35 16-35 36 0 19 16 35 35 35h154c20 0 35-16 35-35 0-20-15-36-35-36z">
          <text:p/>
        </draw:path>
        <draw:path draw:style-name="gr2" draw:text-style-name="P2" draw:layer="layout" svg:width="0.203cm" svg:height="0.146cm" svg:x="1.417cm" svg:y="8.743cm" svg:viewBox="0 0 204 147" svg:d="M186 81l-134-76c-17-10-38-4-48 12-9 17-4 39 13 48l134 78c17 9 38 4 48-13 9-17 4-38-13-49z">
          <text:p/>
        </draw:path>
        <draw:path draw:style-name="gr2" draw:text-style-name="P2" draw:layer="layout" svg:width="0.145cm" svg:height="0.203cm" svg:x="1.632cm" svg:y="8.514cm" svg:viewBox="0 0 146 204" svg:d="M128 200c17-10 23-31 13-48l-74-134c-10-17-31-23-49-14-17 10-23 31-13 48l75 134c10 17 31 23 48 14z">
          <text:p/>
        </draw:path>
        <draw:path draw:style-name="gr2" draw:text-style-name="P2" draw:layer="layout" svg:width="0.223cm" svg:height="0.075cm" svg:x="2.355cm" svg:y="9.056cm" svg:viewBox="0 0 224 76" svg:d="M189 5l-154-5c-19 0-35 16-35 36-1 19 14 35 33 36l154 4c19 0 36-15 37-34 0-20-16-37-35-37z">
          <text:p/>
        </draw:path>
        <draw:path draw:style-name="gr2" draw:text-style-name="P2" draw:layer="layout" svg:width="0.205cm" svg:height="0.143cm" svg:x="2.335cm" svg:y="8.749cm" svg:viewBox="0 0 206 144" svg:d="M52 139l135-73c17-10 24-31 14-48-9-17-30-23-47-14l-135 73c-18 9-24 30-15 47 10 18 31 25 48 15z">
          <text:p/>
        </draw:path>
        <draw:path draw:style-name="gr2" draw:text-style-name="P2" draw:layer="layout" svg:width="0.148cm" svg:height="0.201cm" svg:x="2.182cm" svg:y="8.514cm" svg:viewBox="0 0 149 202" svg:d="M132 5c-16-10-39-5-49 12l-78 132c-10 17-5 38 12 48s38 5 48-12l79-131c10-17 5-40-12-49z">
          <text:p/>
        </draw:path>
        <draw:polygon draw:style-name="gr2" draw:text-style-name="P2" draw:layer="layout" svg:width="0.374cm" svg:height="0.364cm" svg:x="1.787cm" svg:y="9.51cm" svg:viewBox="0 0 375 365" draw:points="0,230 119,326 119,365 171,365 203,365 255,365 255,326 375,230 375,128 196,219 123,219 123,213 375,74 375,0 0,178">
          <text:p/>
        </draw:polygon>
        <draw:path draw:style-name="gr2" draw:text-style-name="P2" draw:layer="layout" svg:width="0.618cm" svg:height="0.941cm" svg:x="1.665cm" svg:y="8.703cm" svg:viewBox="0 0 619 942" svg:d="M236 169c-63 20-92 88-93 89-4 10-15 17-25 17-4 0-8-1-12-3-14-6-20-22-14-36 1-4 40-92 127-120 15-5 30 3 35 18s-3 31-18 35zM619 315c0-167-131-315-310-315s-309 148-309 315c-3 203 165 340 165 340v57h-43v98l37-17 73 7-110 57v85l375-174v-56h-45v-57c0 0 169-137 167-340z">
          <text:p/>
        </draw:path>
        <draw:polygon draw:style-name="gr2" draw:text-style-name="P2" draw:layer="layout" svg:width="10.088cm" svg:height="6.693cm" svg:x="0.405cm" svg:y="14.809cm" svg:viewBox="0 0 10089 6694" draw:points="10089,6694 0,6694 0,0 10089,0">
          <text:p/>
        </draw:polygon>
        <draw:polygon draw:style-name="gr38" draw:text-style-name="P14" draw:layer="layout" svg:width="10.088cm" svg:height="2.255cm" svg:x="0.405cm" svg:y="14.809cm" svg:viewBox="0 0 10089 2256" draw:points="10089,2256 0,2256 0,0 10089,0">
          <text:p/>
        </draw:polygon>
        <draw:path draw:style-name="gr2" draw:text-style-name="P2" draw:layer="layout" svg:width="0.683cm" svg:height="0.887cm" svg:x="3.386cm" svg:y="16.207cm" svg:viewBox="0 0 684 888" svg:d="M367 888c-131 0-263-46-367-138l112-134c78 64 159 104 259 104 78 0 124-30 124-81v-2c0-48-29-73-174-110-174-44-286-93-286-264v-2c0-158 126-261 302-261 126 0 234 39 321 109l-98 144c-77-54-152-86-226-86-72 0-111 34-111 76v3c0 57 37 75 187 113 175 46 274 109 274 259v3c0 171-131 267-317 267z">
          <text:p/>
        </draw:path>
        <draw:path draw:style-name="gr2" draw:text-style-name="P2" draw:layer="layout" svg:width="0.916cm" svg:height="0.892cm" svg:x="4.196cm" svg:y="16.204cm" svg:viewBox="0 0 917 893" svg:d="M718 447c0-148-108-272-261-272s-259 121-259 270v2c0 148 109 271 261 271 153 0 259-120 259-268zM457 893c-266 0-457-198-457-443v-3c0-246 193-447 459-447s458 199 458 445v2c0 246-194 446-460 446z">
          <text:p/>
        </draw:path>
        <draw:polygon draw:style-name="gr2" draw:text-style-name="P2" draw:layer="layout" svg:width="0.62cm" svg:height="0.863cm" svg:x="5.281cm" svg:y="16.219cm" svg:viewBox="0 0 621 864" draw:points="0,864 0,0 190,0 190,691 621,691 621,864">
          <text:p/>
        </draw:polygon>
        <draw:path draw:style-name="gr2" draw:text-style-name="P2" draw:layer="layout" svg:width="0.752cm" svg:height="0.876cm" svg:x="6.005cm" svg:y="16.219cm" svg:viewBox="0 0 753 877" svg:d="M374 877c-232 0-374-130-374-384v-493h190v488c0 140 70 213 186 213 117 0 187-70 187-207v-494h190v487c0 261-147 390-379 390z">
          <text:p/>
        </draw:path>
        <draw:polygon draw:style-name="gr2" draw:text-style-name="P2" draw:layer="layout" svg:width="0.714cm" svg:height="0.863cm" svg:x="6.889cm" svg:y="16.219cm" svg:viewBox="0 0 715 864" draw:points="452,175 452,864 262,864 262,175 0,175 0,0 715,0 715,175">
          <text:p/>
        </draw:polygon>
        <draw:polygon draw:style-name="gr2" draw:text-style-name="P2" draw:layer="layout" svg:width="0.19cm" svg:height="0.863cm" svg:x="7.757cm" svg:y="16.219cm" svg:viewBox="0 0 191 864" draw:points="0,0 191,0 191,864 0,864">
          <text:p/>
        </draw:polygon>
        <draw:path draw:style-name="gr2" draw:text-style-name="P2" draw:layer="layout" svg:width="0.917cm" svg:height="0.892cm" svg:x="8.124cm" svg:y="16.204cm" svg:viewBox="0 0 918 893" svg:d="M720 447c0-148-109-272-263-272-152 0-258 121-258 270v2c0 148 108 271 261 271 154 0 260-120 260-268zM457 893c-266 0-457-198-457-443v-3c0-246 194-447 460-447 267 0 458 199 458 445v2c0 246-193 446-461 446z">
          <text:p/>
        </draw:path>
        <draw:polygon draw:style-name="gr2" draw:text-style-name="P2" draw:layer="layout" svg:width="0.766cm" svg:height="0.863cm" svg:x="9.21cm" svg:y="16.219cm" svg:viewBox="0 0 767 864" draw:points="605,864 187,314 187,864 0,864 0,0 174,0 580,531 580,0 767,0 767,864">
          <text:p/>
        </draw:polygon>
        <draw:polygon draw:style-name="gr4" draw:text-style-name="P4" draw:layer="layout" svg:width="0.022cm" svg:height="0.287cm" svg:x="1.926cm" svg:y="18.607cm" svg:viewBox="0 0 23 288" draw:points="0,0 23,0 23,288 0,288">
          <text:p/>
        </draw:polygon>
        <draw:path draw:style-name="gr4" draw:text-style-name="P4" draw:layer="layout" svg:width="0.18cm" svg:height="0.3cm" svg:x="2.031cm" svg:y="18.595cm" svg:viewBox="0 0 181 301" svg:d="M161 301v-125c0-43-25-71-67-71-41 0-74 31-74 74v122h-20v-301h20v130c15-25 39-45 77-45 53 0 84 37 84 87v129z">
          <text:p/>
        </draw:path>
        <draw:path draw:style-name="gr4" draw:text-style-name="P4" draw:layer="layout" svg:width="0.113cm" svg:height="0.213cm" svg:x="2.283cm" svg:y="18.682cm" svg:viewBox="0 0 114 214" svg:d="M112 22c-49 0-91 36-91 106v86h-21v-211h21v60c17-38 51-65 93-63v22z">
          <text:p/>
        </draw:path>
        <draw:polygon draw:style-name="gr4" draw:text-style-name="P4" draw:layer="layout" svg:width="0.314cm" svg:height="0.212cm" svg:x="2.552cm" svg:y="18.684cm" svg:viewBox="0 0 315 213" draw:points="238,213 221,213 158,33 94,213 77,213 0,1 23,1 86,185 150,0 167,0 230,185 293,1 315,1">
          <text:p/>
        </draw:polygon>
        <draw:path draw:style-name="gr4" draw:text-style-name="P4" draw:layer="layout" svg:width="0.196cm" svg:height="0.219cm" svg:x="2.899cm" svg:y="18.68cm" svg:viewBox="0 0 197 220" svg:d="M175 101c-3-42-27-82-76-82-42 0-74 36-77 82zM104 202c33 0 55-15 73-33l14 12c-22 23-47 39-88 39-55 0-103-44-103-109v-1c0-60 43-110 100-110 59 0 97 49 97 111v1c0 2 0 4-1 7h-174c3 52 41 83 82 83z">
          <text:p/>
        </draw:path>
        <draw:path draw:style-name="gr4" draw:text-style-name="P4" draw:layer="layout" svg:width="0.179cm" svg:height="0.215cm" svg:x="3.154cm" svg:y="18.68cm" svg:viewBox="0 0 180 216" svg:d="M160 216v-125c0-43-25-72-68-72-41 0-72 32-72 75v122h-20v-211h20v39c14-25 37-44 75-44 53 0 85 36 85 87v129z">
          <text:p/>
        </draw:path>
        <draw:path draw:style-name="gr4" draw:text-style-name="P4" draw:layer="layout" svg:width="0.208cm" svg:height="0.304cm" svg:x="3.392cm" svg:y="18.595cm" svg:viewBox="0 0 209 305" svg:d="M190 195c0-53-42-90-85-90-46 0-84 34-84 90v1c0 55 40 90 84 90 43 0 85-36 85-90zM189 301v-47c-18 27-45 51-86 51-51 0-103-40-103-108v-1c0-68 52-111 103-111 41 0 69 25 86 51v-136h20v301z">
          <text:p/>
        </draw:path>
        <draw:path draw:style-name="gr4" draw:text-style-name="P4" draw:layer="layout" svg:width="0.195cm" svg:height="0.219cm" svg:x="3.662cm" svg:y="18.68cm" svg:viewBox="0 0 196 220" svg:d="M175 101c-3-42-28-82-77-82-41 0-73 36-77 82zM103 202c33 0 56-15 73-33l14 12c-21 23-46 39-87 39-55 0-103-44-103-109v-1c0-60 43-110 99-110 60 0 97 49 97 111v1c0 2 0 4 0 7h-175c4 52 41 83 82 83z">
          <text:p/>
        </draw:path>
        <draw:path draw:style-name="gr4" draw:text-style-name="P4" draw:layer="layout" svg:width="0.124cm" svg:height="0.28cm" svg:x="3.897cm" svg:y="18.618cm" svg:viewBox="0 0 125 281" svg:d="M90 281c-33 0-59-17-59-57v-137h-31v-19h31v-68h20v68h74v19h-74v135c0 30 18 40 42 40 10 0 19-2 31-7v19c-11 5-21 7-34 7z">
          <text:p/>
        </draw:path>
        <draw:polygon draw:style-name="gr4" draw:text-style-name="P4" draw:layer="layout" svg:width="0.207cm" svg:height="0.288cm" svg:x="4.208cm" svg:y="18.607cm" svg:viewBox="0 0 208 289" draw:points="0,289 0,0 206,0 206,20 22,20 22,133 187,133 187,152 22,152 22,269 208,269 208,289">
          <text:p/>
        </draw:polygon>
        <draw:path draw:style-name="gr4" draw:text-style-name="P4" draw:layer="layout" svg:width="0.113cm" svg:height="0.213cm" svg:x="4.479cm" svg:y="18.682cm" svg:viewBox="0 0 114 214" svg:d="M112 22c-49 0-92 36-92 106v86h-20v-211h20v60c16-38 52-65 94-63v22z">
          <text:p/>
        </draw:path>
        <draw:polygon draw:style-name="gr4" draw:text-style-name="P4" draw:layer="layout" svg:width="0.179cm" svg:height="0.3cm" svg:x="4.643cm" svg:y="18.595cm" svg:viewBox="0 0 180 301" draw:points="155,301 71,198 20,250 20,301 0,301 0,0 20,0 20,225 151,90 178,90 85,184 180,301">
          <text:p/>
        </draw:polygon>
        <draw:path draw:style-name="gr4" draw:text-style-name="P4" draw:layer="layout" svg:width="0.196cm" svg:height="0.219cm" svg:x="4.848cm" svg:y="18.68cm" svg:viewBox="0 0 197 220" svg:d="M175 101c-3-42-27-82-76-82-42 0-74 36-77 82zM104 202c33 0 55-15 73-33l14 12c-22 23-47 39-88 39-55 0-103-44-103-109v-1c0-60 43-110 100-110 59 0 97 49 97 111v1c0 2 0 4-1 7h-174c3 52 41 83 82 83z">
          <text:p/>
        </draw:path>
        <draw:path draw:style-name="gr4" draw:text-style-name="P4" draw:layer="layout" svg:width="0.18cm" svg:height="0.215cm" svg:x="5.102cm" svg:y="18.68cm" svg:viewBox="0 0 181 216" svg:d="M160 216v-125c0-43-24-72-67-72-41 0-72 32-72 75v122h-21v-211h21v39c13-25 37-44 75-44 53 0 85 36 85 87v129z">
          <text:p/>
        </draw:path>
        <draw:path draw:style-name="gr4" draw:text-style-name="P4" draw:layer="layout" svg:width="0.18cm" svg:height="0.215cm" svg:x="5.354cm" svg:y="18.68cm" svg:viewBox="0 0 181 216" svg:d="M160 216v-125c0-43-24-72-67-72-41 0-73 32-73 75v122h-20v-211h20v39c14-25 38-44 76-44 54 0 85 36 85 87v129z">
          <text:p/>
        </draw:path>
        <draw:path draw:style-name="gr4" draw:text-style-name="P4" draw:layer="layout" svg:width="0.124cm" svg:height="0.28cm" svg:x="5.587cm" svg:y="18.618cm" svg:viewBox="0 0 125 281" svg:d="M90 281c-33 0-60-17-60-57v-137h-30v-19h30v-68h20v68h75v19h-75v135c0 30 19 40 43 40 10 0 19-2 31-7v19c-11 5-21 7-34 7z">
          <text:p/>
        </draw:path>
        <draw:path draw:style-name="gr4" draw:text-style-name="P4" draw:layer="layout" svg:width="0.18cm" svg:height="0.215cm" svg:x="5.77cm" svg:y="18.68cm" svg:viewBox="0 0 181 216" svg:d="M160 216v-125c0-43-24-72-66-72-41 0-74 32-74 75v122h-20v-211h20v39c14-25 39-44 77-44 53 0 84 36 84 87v129z">
          <text:p/>
        </draw:path>
        <draw:path draw:style-name="gr4" draw:text-style-name="P4" draw:layer="layout" svg:width="0.025cm" svg:height="0.292cm" svg:x="6.022cm" svg:y="18.603cm" svg:viewBox="0 0 26 293" svg:d="M3 82h21v211h-21zM0 0h26v27h-26z">
          <text:p/>
        </draw:path>
        <draw:path draw:style-name="gr4" draw:text-style-name="P4" draw:layer="layout" svg:width="0.158cm" svg:height="0.218cm" svg:x="6.106cm" svg:y="18.681cm" svg:viewBox="0 0 159 219" svg:d="M86 219c-31 0-64-13-86-31l12-16c23 18 48 28 75 28 28 0 52-16 52-40v-1c0-25-28-34-57-42-34-10-72-20-72-58v-1c0-34 29-58 69-58 25 0 54 9 76 23l-11 17c-20-13-43-21-66-21-28 0-47 15-47 36v1c0 24 28 32 58 42 34 9 70 22 70 59 0 38-33 62-73 62z">
          <text:p/>
        </draw:path>
        <draw:path draw:style-name="gr4" draw:text-style-name="P4" draw:layer="layout" svg:width="0.158cm" svg:height="0.218cm" svg:x="6.306cm" svg:y="18.681cm" svg:viewBox="0 0 159 219" svg:d="M86 219c-31 0-64-13-86-31l12-16c23 18 48 28 75 28 29 0 52-16 52-40v-1c0-25-27-34-57-42-34-10-72-20-72-58v-1c0-34 29-58 69-58 26 0 55 9 76 23l-11 17c-19-13-42-21-66-21-28 0-47 15-47 36v1c0 24 28 32 58 42 35 9 70 22 70 59 0 38-32 62-73 62z">
          <text:p/>
        </draw:path>
        <draw:path draw:style-name="gr4" draw:text-style-name="P4" draw:layer="layout" svg:width="0.195cm" svg:height="0.219cm" svg:x="6.514cm" svg:y="18.68cm" svg:viewBox="0 0 196 220" svg:d="M174 101c-2-42-27-82-75-82-41 0-73 36-77 82zM104 202c33 0 55-15 72-33l14 12c-21 23-46 39-87 39-55 0-103-44-103-109v-1c0-60 43-110 100-110 59 0 96 49 96 111v1c0 2 0 4 0 7h-174c4 52 41 83 82 83z">
          <text:p/>
        </draw:path>
        <draw:path draw:style-name="gr4" draw:text-style-name="P4" draw:layer="layout" svg:width="0.181cm" svg:height="0.217cm" svg:x="6.874cm" svg:y="18.682cm" svg:viewBox="0 0 182 218" svg:d="M162 111c-17-4-41-9-71-9-45 0-70 20-70 49v1c0 30 29 48 62 48 43 0 79-27 79-65zM162 214v-35c-15 20-40 39-80 39s-82-22-82-65v-1c0-44 37-69 92-69 30 0 50 3 70 10v-10c0-43-26-64-69-64-26 0-48 7-67 17l-7-18c23-11 46-18 75-18 54 0 88 28 88 82v132z">
          <text:p/>
        </draw:path>
        <draw:path draw:style-name="gr4" draw:text-style-name="P4" draw:layer="layout" svg:width="0.179cm" svg:height="0.214cm" svg:x="7.123cm" svg:y="18.685cm" svg:viewBox="0 0 180 215" svg:d="M160 211v-39c-14 24-38 43-77 43-53 0-83-36-83-86v-129h20v125c0 44 24 72 66 72s74-31 74-75v-122h20v211z">
          <text:p/>
        </draw:path>
        <draw:path draw:style-name="gr4" draw:text-style-name="P4" draw:layer="layout" svg:width="0.159cm" svg:height="0.218cm" svg:x="7.36cm" svg:y="18.681cm" svg:viewBox="0 0 160 219" svg:d="M86 219c-30 0-63-13-86-31l12-16c23 18 49 28 75 28 29 0 51-16 51-40v-1c0-25-26-34-55-42-35-10-72-20-72-58v-1c0-34 28-58 69-58 25 0 53 9 75 23l-12 17c-19-13-42-21-64-21-29 0-48 15-48 36v1c0 24 29 32 59 42 33 9 70 22 70 59 0 38-33 62-74 62z">
          <text:p/>
        </draw:path>
        <draw:path draw:style-name="gr4" draw:text-style-name="P4" draw:layer="layout" svg:width="0.208cm" svg:height="0.304cm" svg:x="7.692cm" svg:y="18.595cm" svg:viewBox="0 0 209 305" svg:d="M191 195c0-53-42-90-87-90s-82 34-82 90v1c0 55 38 90 82 90 45 0 87-36 87-90zM189 301v-47c-18 27-44 51-87 51-50 0-102-40-102-108v-1c0-68 52-111 102-111 43 0 70 25 87 51v-136h20v301z">
          <text:p/>
        </draw:path>
        <draw:path draw:style-name="gr4" draw:text-style-name="P4" draw:layer="layout" svg:width="0.196cm" svg:height="0.219cm" svg:x="7.962cm" svg:y="18.68cm" svg:viewBox="0 0 197 220" svg:d="M175 101c-3-42-27-82-76-82-42 0-74 36-77 82zM104 202c33 0 56-15 73-33l14 12c-22 23-47 39-88 39-55 0-103-44-103-109v-1c0-60 43-110 100-110 60 0 97 49 97 111v1c0 2 0 4 0 7h-175c3 52 41 83 82 83z">
          <text:p/>
        </draw:path>
        <draw:path draw:style-name="gr4" draw:text-style-name="P4" draw:layer="layout" svg:width="0.113cm" svg:height="0.213cm" svg:x="8.217cm" svg:y="18.682cm" svg:viewBox="0 0 114 214" svg:d="M112 22c-49 0-91 36-91 106v86h-21v-211h21v60c16-38 51-65 93-63v22z">
          <text:p/>
        </draw:path>
        <draw:path draw:style-name="gr4" draw:text-style-name="P4" draw:layer="layout" svg:width="0.234cm" svg:height="0.287cm" svg:x="1.923cm" svg:y="19.1cm" svg:viewBox="0 0 235 288" svg:d="M203 82c0-38-30-63-82-63h-99v130h98c48 0 83-24 83-66zM208 288l-91-120h-95v120h-22v-288h122c62 0 103 33 103 82 0 48-36 76-84 82l94 124z">
          <text:p/>
        </draw:path>
        <draw:path draw:style-name="gr4" draw:text-style-name="P4" draw:layer="layout" svg:width="0.196cm" svg:height="0.219cm" svg:x="2.197cm" svg:y="19.173cm" svg:viewBox="0 0 197 220" svg:d="M175 100c-3-43-27-82-75-82-42 0-75 35-78 82zM105 200c32 0 54-14 72-33l14 13c-22 23-47 40-87 40-55 0-104-45-104-110v-1c0-61 43-109 101-109s96 48 96 110c0 3 0 4-1 8h-174c3 52 42 82 83 82z">
          <text:p/>
        </draw:path>
        <draw:path draw:style-name="gr4" draw:text-style-name="P4" draw:layer="layout" svg:width="0.124cm" svg:height="0.28cm" svg:x="2.432cm" svg:y="19.111cm" svg:viewBox="0 0 125 281" svg:d="M89 281c-32 0-58-18-58-58v-137h-31v-19h31v-67h20v67h74v19h-74v135c0 30 17 41 42 41 10 0 19-2 31-7v19c-10 5-22 7-35 7z">
          <text:p/>
        </draw:path>
        <draw:path draw:style-name="gr4" draw:text-style-name="P4" draw:layer="layout" svg:width="0.113cm" svg:height="0.213cm" svg:x="2.616cm" svg:y="19.174cm" svg:viewBox="0 0 114 214" svg:d="M112 24c-49 0-91 36-91 104v86h-21v-210h21v60c16-37 51-65 93-64v24z">
          <text:p/>
        </draw:path>
        <draw:path draw:style-name="gr4" draw:text-style-name="P4" draw:layer="layout" svg:width="0.215cm" svg:height="0.219cm" svg:x="2.755cm" svg:y="19.173cm" svg:viewBox="0 0 216 220" svg:d="M195 110c0-51-38-91-88-91-49 0-85 40-85 90v1c0 50 38 90 86 90 51 0 87-40 87-90zM107 220c-62 0-107-51-107-110s46-110 108-110c63 0 108 50 108 109v1c0 58-45 110-109 110z">
          <text:p/>
        </draw:path>
        <draw:path draw:style-name="gr4" draw:text-style-name="P4" draw:layer="layout" svg:width="0.158cm" svg:height="0.217cm" svg:x="3.014cm" svg:y="19.174cm" svg:viewBox="0 0 159 218" svg:d="M87 218c-31 0-64-12-87-30l12-16c23 18 49 27 76 27 29 0 51-15 51-39v-1c0-25-26-34-55-42-36-10-73-20-73-58 0-35 28-59 70-59 25 0 53 9 74 23l-11 18c-19-14-42-22-64-22-30 0-49 16-49 37v1c0 23 29 32 60 41 33 9 68 21 68 58v1c0 38-32 61-72 61z">
          <text:p/>
        </draw:path>
        <draw:path draw:style-name="gr4" draw:text-style-name="P4" draw:layer="layout" svg:width="0.208cm" svg:height="0.28cm" svg:x="3.237cm" svg:y="19.173cm" svg:viewBox="0 0 209 281" svg:d="M186 111c0-56-38-91-82-91s-86 37-86 90v1c0 54 42 90 86 90 45 0 82-33 82-90zM106 220c-42 0-69-24-86-50v111h-20v-276h20v48c18-28 44-53 86-53 50 0 103 42 103 110v1c0 68-53 109-103 109z">
          <text:p/>
        </draw:path>
        <draw:path draw:style-name="gr4" draw:text-style-name="P4" draw:layer="layout" svg:width="0.196cm" svg:height="0.219cm" svg:x="3.493cm" svg:y="19.173cm" svg:viewBox="0 0 197 220" svg:d="M175 100c-3-43-27-82-76-82-42 0-74 35-77 82zM104 200c33 0 55-14 73-33l13 13c-21 23-46 40-87 40-55 0-103-45-103-110v-1c0-61 43-109 100-109 59 0 97 48 97 110 0 3 0 4-1 8h-174c3 52 41 82 82 82z">
          <text:p/>
        </draw:path>
        <draw:polygon draw:style-name="gr4" draw:text-style-name="P4" draw:layer="layout" svg:width="0.18cm" svg:height="0.3cm" svg:x="3.747cm" svg:y="19.087cm" svg:viewBox="0 0 181 301" draw:points="155,301 71,198 20,250 20,301 0,301 0,0 20,0 20,226 151,91 178,91 85,184 181,301">
          <text:p/>
        </draw:polygon>
        <draw:path draw:style-name="gr4" draw:text-style-name="P4" draw:layer="layout" svg:width="0.124cm" svg:height="0.28cm" svg:x="3.954cm" svg:y="19.111cm" svg:viewBox="0 0 125 281" svg:d="M90 281c-33 0-60-18-60-58v-137h-30v-19h30v-67h20v67h75v19h-75v135c0 30 18 41 43 41 11 0 19-2 31-7v19c-11 5-21 7-34 7z">
          <text:p/>
        </draw:path>
        <draw:path draw:style-name="gr4" draw:text-style-name="P4" draw:layer="layout" svg:width="0.025cm" svg:height="0.291cm" svg:x="4.138cm" svg:y="19.096cm" svg:viewBox="0 0 26 292" svg:d="M2 82h20v210h-20zM0 0h26v27h-26z">
          <text:p/>
        </draw:path>
        <draw:polygon draw:style-name="gr4" draw:text-style-name="P4" draw:layer="layout" svg:width="0.206cm" svg:height="0.211cm" svg:x="4.218cm" svg:y="19.178cm" svg:viewBox="0 0 207 212" draw:points="112,212 94,212 0,0 24,0 103,188 183,0 207,0">
          <text:p/>
        </draw:polygon>
        <draw:path draw:style-name="gr4" draw:text-style-name="P4" draw:layer="layout" svg:width="0.195cm" svg:height="0.219cm" svg:x="4.452cm" svg:y="19.173cm" svg:viewBox="0 0 196 220" svg:d="M175 100c-3-43-27-82-76-82-42 0-74 35-78 82zM103 200c34 0 56-14 73-33l14 13c-21 23-46 40-87 40-55 0-103-45-103-110v-1c0-61 43-109 99-109 60 0 97 48 97 110 0 3 0 4 0 8h-175c4 52 41 82 82 82z">
          <text:p/>
        </draw:path>
        <draw:path draw:style-name="gr4" draw:text-style-name="P4" draw:layer="layout" svg:width="0.181cm" svg:height="0.218cm" svg:x="4.812cm" svg:y="19.174cm" svg:viewBox="0 0 182 219" svg:d="M162 112c-17-5-42-9-72-9-44 0-69 19-69 48v1c0 31 29 48 61 48 43 0 80-26 80-64zM162 214v-35c-14 20-41 40-81 40-39 0-81-22-81-65v-1c0-44 37-68 92-68 29 0 50 3 70 9v-9c0-43-27-66-70-66-25 0-46 7-66 18l-7-18c23-11 46-19 74-19 55 0 89 28 89 84v130z">
          <text:p/>
        </draw:path>
        <draw:path draw:style-name="gr4" draw:text-style-name="P4" draw:layer="layout" svg:width="0.18cm" svg:height="0.214cm" svg:x="5.065cm" svg:y="19.173cm" svg:viewBox="0 0 181 215" svg:d="M160 215v-125c0-43-24-72-66-72-41 0-74 32-74 75v122h-20v-210h20v39c14-25 39-44 77-44 53 0 84 36 84 86v129z">
          <text:p/>
        </draw:path>
        <draw:polygon draw:style-name="gr4" draw:text-style-name="P4" draw:layer="layout" svg:width="0.027cm" svg:height="0.035cm" svg:x="5.312cm" svg:y="19.352cm" svg:viewBox="0 0 28 36" draw:points="0,0 28,0 28,36 0,36">
          <text:p/>
        </draw:polygon>
        <draw:path draw:style-name="gr2" draw:text-style-name="P2" draw:layer="layout" svg:width="0.07cm" svg:height="0.224cm" svg:x="1.939cm" svg:y="15.394cm" svg:viewBox="0 0 71 225" svg:d="M35 225c19 0 36-16 36-36v-154c0-19-17-35-36-35-20 0-35 16-35 35v154c0 20 15 36 35 36z">
          <text:p/>
        </draw:path>
        <draw:path draw:style-name="gr2" draw:text-style-name="P2" draw:layer="layout" svg:width="0.223cm" svg:height="0.07cm" svg:x="1.37cm" svg:y="16.024cm" svg:viewBox="0 0 224 71" svg:d="M189 0h-154c-19 0-35 15-35 35s16 36 35 36h154c20 0 35-16 35-36s-15-35-35-35z">
          <text:p/>
        </draw:path>
        <draw:path draw:style-name="gr2" draw:text-style-name="P2" draw:layer="layout" svg:width="0.203cm" svg:height="0.146cm" svg:x="1.417cm" svg:y="15.713cm" svg:viewBox="0 0 204 147" svg:d="M186 81l-134-76c-17-10-38-4-48 13-9 16-4 38 13 47l134 78c17 9 38 4 48-13 9-18 4-39-13-49z">
          <text:p/>
        </draw:path>
        <draw:path draw:style-name="gr2" draw:text-style-name="P2" draw:layer="layout" svg:width="0.145cm" svg:height="0.203cm" svg:x="1.632cm" svg:y="15.484cm" svg:viewBox="0 0 146 204" svg:d="M128 200c17-10 23-31 13-48l-74-134c-10-17-31-23-49-14-17 10-23 31-13 49l75 133c10 17 31 23 48 14z">
          <text:p/>
        </draw:path>
        <draw:path draw:style-name="gr2" draw:text-style-name="P2" draw:layer="layout" svg:width="0.223cm" svg:height="0.075cm" svg:x="2.355cm" svg:y="16.026cm" svg:viewBox="0 0 224 76" svg:d="M189 5l-154-5c-19 0-35 15-35 35-1 19 14 36 33 37l154 4c19 0 36-16 37-35 0-20-16-36-35-36z">
          <text:p/>
        </draw:path>
        <draw:path draw:style-name="gr2" draw:text-style-name="P2" draw:layer="layout" svg:width="0.205cm" svg:height="0.143cm" svg:x="2.335cm" svg:y="15.719cm" svg:viewBox="0 0 206 144" svg:d="M52 139l135-73c17-10 24-31 14-48-9-17-30-23-47-14l-135 73c-18 9-24 30-15 48 10 17 31 24 48 14z">
          <text:p/>
        </draw:path>
        <draw:path draw:style-name="gr2" draw:text-style-name="P2" draw:layer="layout" svg:width="0.148cm" svg:height="0.201cm" svg:x="2.182cm" svg:y="15.484cm" svg:viewBox="0 0 149 202" svg:d="M132 5c-16-10-39-5-49 12l-78 132c-10 17-5 39 12 48 17 10 38 5 48-12l79-132c10-17 5-39-12-48z">
          <text:p/>
        </draw:path>
        <draw:polygon draw:style-name="gr2" draw:text-style-name="P2" draw:layer="layout" svg:width="0.374cm" svg:height="0.364cm" svg:x="1.787cm" svg:y="16.48cm" svg:viewBox="0 0 375 365" draw:points="0,230 119,326 119,365 171,365 203,365 255,365 255,326 375,230 375,129 196,219 123,219 123,213 375,74 375,0 0,178">
          <text:p/>
        </draw:polygon>
        <draw:path draw:style-name="gr2" draw:text-style-name="P2" draw:layer="layout" svg:width="0.618cm" svg:height="0.941cm" svg:x="1.665cm" svg:y="15.673cm" svg:viewBox="0 0 619 942" svg:d="M236 169c-63 21-92 87-93 88-4 10-15 17-25 17-4 0-8-1-12-3-14-6-20-22-14-36 1-4 40-91 127-119 15-5 30 3 35 18s-3 31-18 35zM619 314c0-166-131-314-310-314s-309 148-309 314c-3 203 165 340 165 340v57h-43v99l37-17 73 8-110 56v85l375-175v-56h-45v-57c0 0 169-137 167-340z">
          <text:p/>
        </draw:path>
        <draw:polygon draw:style-name="gr2" draw:text-style-name="P2" draw:layer="layout" svg:width="10.088cm" svg:height="6.693cm" svg:x="0.416cm" svg:y="21.656cm" svg:viewBox="0 0 10089 6694" draw:points="10089,6694 0,6694 0,0 10089,0">
          <text:p/>
        </draw:polygon>
        <draw:polygon draw:style-name="gr38" draw:text-style-name="P14" draw:layer="layout" svg:width="10.088cm" svg:height="2.256cm" svg:x="0.416cm" svg:y="21.656cm" svg:viewBox="0 0 10089 2257" draw:points="10089,2257 0,2257 0,0 10089,0">
          <text:p/>
        </draw:polygon>
        <draw:path draw:style-name="gr2" draw:text-style-name="P2" draw:layer="layout" svg:width="0.682cm" svg:height="0.887cm" svg:x="3.397cm" svg:y="23.054cm" svg:viewBox="0 0 683 888" svg:d="M367 888c-132 0-264-45-367-138l112-134c78 64 159 105 258 105 78 0 125-31 125-82v-2c0-48-30-73-175-110-174-44-286-93-286-264v-3c0-156 126-260 302-260 127 0 234 40 322 110l-99 143c-76-53-152-85-225-85s-111 33-111 75v2c0 57 37 76 187 114 175 45 273 109 273 260v2c0 171-130 267-316 267z">
          <text:p/>
        </draw:path>
        <draw:path draw:style-name="gr2" draw:text-style-name="P2" draw:layer="layout" svg:width="0.917cm" svg:height="0.892cm" svg:x="4.206cm" svg:y="23.052cm" svg:viewBox="0 0 918 893" svg:d="M719 446c0-148-109-271-262-271s-258 120-258 268v3c0 149 108 272 261 272s259-121 259-270zM457 893c-266 0-457-199-457-445v-2c0-245 194-446 460-446s458 198 458 443v3c0 246-195 447-461 447z">
          <text:p/>
        </draw:path>
        <draw:polygon draw:style-name="gr2" draw:text-style-name="P2" draw:layer="layout" svg:width="0.62cm" svg:height="0.862cm" svg:x="5.291cm" svg:y="23.067cm" svg:viewBox="0 0 621 863" draw:points="0,863 0,0 190,0 190,691 621,691 621,863">
          <text:p/>
        </draw:polygon>
        <draw:path draw:style-name="gr2" draw:text-style-name="P2" draw:layer="layout" svg:width="0.751cm" svg:height="0.877cm" svg:x="6.016cm" svg:y="23.066cm" svg:viewBox="0 0 752 878" svg:d="M374 878c-232 0-374-130-374-384v-494h190v489c0 141 70 214 187 214 115 0 186-71 186-207v-496h189v488c0 261-146 390-378 390z">
          <text:p/>
        </draw:path>
        <draw:polygon draw:style-name="gr2" draw:text-style-name="P2" draw:layer="layout" svg:width="0.715cm" svg:height="0.863cm" svg:x="6.899cm" svg:y="23.066cm" svg:viewBox="0 0 716 864" draw:points="452,175 452,864 262,864 262,175 0,175 0,0 716,0 716,175">
          <text:p/>
        </draw:polygon>
        <draw:polygon draw:style-name="gr2" draw:text-style-name="P2" draw:layer="layout" svg:width="0.189cm" svg:height="0.862cm" svg:x="7.768cm" svg:y="23.067cm" svg:viewBox="0 0 190 863" draw:points="0,0 190,0 190,863 0,863">
          <text:p/>
        </draw:polygon>
        <draw:path draw:style-name="gr2" draw:text-style-name="P2" draw:layer="layout" svg:width="0.916cm" svg:height="0.892cm" svg:x="8.135cm" svg:y="23.052cm" svg:viewBox="0 0 917 893" svg:d="M719 446c0-148-108-271-262-271-153 0-259 120-259 268v3c0 149 108 272 261 272 154 0 260-121 260-270zM457 893c-266 0-457-199-457-445v-2c0-245 193-446 459-446 267 0 458 198 458 443v3c0 246-193 447-460 447z">
          <text:p/>
        </draw:path>
        <draw:polygon draw:style-name="gr2" draw:text-style-name="P2" draw:layer="layout" svg:width="0.766cm" svg:height="0.862cm" svg:x="9.22cm" svg:y="23.067cm" svg:viewBox="0 0 767 863" draw:points="606,863 187,314 187,863 0,863 0,0 175,0 580,531 580,0 767,0 767,863">
          <text:p/>
        </draw:polygon>
        <draw:polygon draw:style-name="gr4" draw:text-style-name="P4" draw:layer="layout" svg:width="0.021cm" svg:height="0.288cm" svg:x="1.937cm" svg:y="25.454cm" svg:viewBox="0 0 22 289" draw:points="0,0 22,0 22,289 0,289">
          <text:p/>
        </draw:polygon>
        <draw:path draw:style-name="gr4" draw:text-style-name="P4" draw:layer="layout" svg:width="0.179cm" svg:height="0.3cm" svg:x="2.042cm" svg:y="25.442cm" svg:viewBox="0 0 180 301" svg:d="M160 301v-125c0-43-24-72-66-72s-73 32-73 76v121h-21v-301h21v130c14-25 37-44 75-44 53 0 84 36 84 87v128z">
          <text:p/>
        </draw:path>
        <draw:path draw:style-name="gr4" draw:text-style-name="P4" draw:layer="layout" svg:width="0.113cm" svg:height="0.213cm" svg:x="2.293cm" svg:y="25.529cm" svg:viewBox="0 0 114 214" svg:d="M112 23c-48 0-90 37-90 105v86h-22v-211h22v61c16-37 51-65 92-64v23z">
          <text:p/>
        </draw:path>
        <draw:polygon draw:style-name="gr4" draw:text-style-name="P4" draw:layer="layout" svg:width="0.313cm" svg:height="0.212cm" svg:x="2.563cm" svg:y="25.532cm" svg:viewBox="0 0 314 213" draw:points="237,213 220,213 158,32 94,213 77,213 0,0 22,0 86,185 150,0 166,0 229,185 292,0 314,0">
          <text:p/>
        </draw:polygon>
        <draw:path draw:style-name="gr4" draw:text-style-name="P4" draw:layer="layout" svg:width="0.195cm" svg:height="0.219cm" svg:x="2.91cm" svg:y="25.528cm" svg:viewBox="0 0 196 220" svg:d="M175 99c-3-42-28-81-77-81-41 0-73 35-77 81zM103 200c34 0 56-14 73-33l14 12c-21 23-46 41-88 41-55 0-102-45-102-110v-1c0-61 43-109 99-109 60 0 97 47 97 109v1c0 3 0 4 0 7h-175c4 53 41 83 82 83z">
          <text:p/>
        </draw:path>
        <draw:path draw:style-name="gr4" draw:text-style-name="P4" draw:layer="layout" svg:width="0.179cm" svg:height="0.214cm" svg:x="3.164cm" svg:y="25.528cm" svg:viewBox="0 0 180 215" svg:d="M160 215v-125c0-43-25-72-67-72-41 0-73 32-73 76v121h-20v-211h20v39c14-24 37-43 76-43 54 0 84 36 84 87v128z">
          <text:p/>
        </draw:path>
        <draw:path draw:style-name="gr4" draw:text-style-name="P4" draw:layer="layout" svg:width="0.208cm" svg:height="0.305cm" svg:x="3.402cm" svg:y="25.442cm" svg:viewBox="0 0 209 306" svg:d="M190 195c0-54-41-90-85-90-46 0-83 33-83 89v1c0 56 39 92 83 92s85-37 85-91zM189 301v-47c-18 28-45 52-86 52-51 0-103-41-103-110v-1c0-68 52-109 103-109 42 0 69 23 86 50v-136h20v301z">
          <text:p/>
        </draw:path>
        <draw:path draw:style-name="gr4" draw:text-style-name="P4" draw:layer="layout" svg:width="0.196cm" svg:height="0.219cm" svg:x="3.672cm" svg:y="25.528cm" svg:viewBox="0 0 197 220" svg:d="M175 99c-3-42-27-81-76-81-42 0-74 35-77 81zM104 200c33 0 55-14 73-33l14 12c-22 23-47 41-88 41-55 0-103-45-103-110v-1c0-61 43-109 100-109 59 0 97 47 97 109v1c0 3 0 4-1 7h-174c3 53 41 83 82 83z">
          <text:p/>
        </draw:path>
        <draw:path draw:style-name="gr4" draw:text-style-name="P4" draw:layer="layout" svg:width="0.124cm" svg:height="0.28cm" svg:x="3.907cm" svg:y="25.466cm" svg:viewBox="0 0 125 281" svg:d="M89 281c-32 0-58-18-58-58v-138h-31v-19h31v-66h20v66h74v19h-74v136c0 30 17 41 42 41 10 0 19-2 31-8v19c-11 5-22 8-35 8z">
          <text:p/>
        </draw:path>
        <draw:path draw:style-name="gr4" draw:text-style-name="P4" draw:layer="layout" svg:width="0.212cm" svg:height="0.288cm" svg:x="4.218cm" svg:y="25.454cm" svg:viewBox="0 0 213 289" svg:d="M191 90c0-46-35-70-88-70h-81v141h79c54 0 90-28 90-71zM99 181h-77v108h-22v-289h105c64 0 108 33 108 88v1c0 60-53 92-114 92z">
          <text:p/>
        </draw:path>
        <draw:path draw:style-name="gr4" draw:text-style-name="P4" draw:layer="layout" svg:width="0.181cm" svg:height="0.218cm" svg:x="4.467cm" svg:y="25.529cm" svg:viewBox="0 0 182 219" svg:d="M162 111c-17-5-42-10-72-10-44 0-69 20-69 49v1c0 30 29 49 61 49 44 0 80-27 80-66zM162 214v-36c-14 21-41 41-81 41-39 0-81-22-81-67v-1c0-43 37-68 91-68 30 0 51 4 71 9v-9c0-42-26-64-70-64-26 0-47 7-66 17l-7-18c23-10 45-18 74-18 55 0 89 28 89 82v132z">
          <text:p/>
        </draw:path>
        <draw:path draw:style-name="gr4" draw:text-style-name="P4" draw:layer="layout" svg:width="0.025cm" svg:height="0.292cm" svg:x="4.72cm" svg:y="25.45cm" svg:viewBox="0 0 26 293" svg:d="M3 83h21v210h-21zM0 0h26v29h-26z">
          <text:p/>
        </draw:path>
        <draw:path draw:style-name="gr4" draw:text-style-name="P4" draw:layer="layout" svg:width="0.113cm" svg:height="0.213cm" svg:x="4.822cm" svg:y="25.529cm" svg:viewBox="0 0 114 214" svg:d="M112 23c-48 0-92 37-92 105v86h-20v-211h20v61c17-37 53-65 94-64v23z">
          <text:p/>
        </draw:path>
        <draw:path draw:style-name="gr4" draw:text-style-name="P4" draw:layer="layout" svg:width="0.211cm" svg:height="0.288cm" svg:x="5.114cm" svg:y="25.454cm" svg:viewBox="0 0 212 289" svg:d="M191 90c0-46-36-70-87-70h-83v141h80c54 0 90-28 90-71zM100 181h-79v108h-21v-289h105c64 0 107 33 107 88v1c0 60-52 92-112 92z">
          <text:p/>
        </draw:path>
        <draw:path draw:style-name="gr4" draw:text-style-name="P4" draw:layer="layout" svg:width="0.113cm" svg:height="0.213cm" svg:x="5.384cm" svg:y="25.529cm" svg:viewBox="0 0 114 214" svg:d="M112 23c-49 0-92 37-92 105v86h-20v-211h20v61c16-37 52-65 94-64v23z">
          <text:p/>
        </draw:path>
        <draw:path draw:style-name="gr4" draw:text-style-name="P4" draw:layer="layout" svg:width="0.216cm" svg:height="0.219cm" svg:x="5.523cm" svg:y="25.528cm" svg:viewBox="0 0 217 220" svg:d="M195 109c0-50-39-91-87-91-50 0-86 41-86 90v1c0 51 38 91 86 91 50 0 87-41 87-90zM108 220c-62 0-108-51-108-110v-1c0-59 46-109 108-109s109 50 109 108v1c0 59-47 111-109 111z">
          <text:p/>
        </draw:path>
        <draw:path draw:style-name="gr4" draw:text-style-name="P4" draw:layer="layout" svg:width="0.208cm" svg:height="0.28cm" svg:x="5.787cm" svg:y="25.528cm" svg:viewBox="0 0 209 281" svg:d="M190 100c0-50-43-81-87-81s-81 30-81 80v1c0 47 38 80 81 80 44 0 87-32 87-80zM106 281c-35 0-68-10-97-32l12-16c25 19 54 30 85 30 49 0 83-28 83-82v-30c-18 26-46 48-88 48-51 0-101-38-101-98v-1c0-61 50-100 101-100 43 0 71 22 88 46v-42h20v178c0 64-43 99-103 99z">
          <text:p/>
        </draw:path>
        <draw:path draw:style-name="gr4" draw:text-style-name="P4" draw:layer="layout" svg:width="0.113cm" svg:height="0.213cm" svg:x="6.072cm" svg:y="25.529cm" svg:viewBox="0 0 114 214" svg:d="M112 23c-49 0-92 37-92 105v86h-20v-211h20v61c17-37 52-65 94-64v23z">
          <text:p/>
        </draw:path>
        <draw:path draw:style-name="gr4" draw:text-style-name="P4" draw:layer="layout" svg:width="0.181cm" svg:height="0.218cm" svg:x="6.208cm" svg:y="25.529cm" svg:viewBox="0 0 182 219" svg:d="M163 111c-18-5-41-10-71-10-45 0-69 20-69 49v1c0 30 28 49 60 49 43 0 80-27 80-66zM162 214v-36c-14 21-40 41-80 41-39 0-82-22-82-67v-1c0-43 39-68 93-68 29 0 49 4 69 9v-9c0-42-26-64-69-64-25 0-46 7-65 17l-8-18c23-10 46-18 75-18 53 0 87 28 87 82v132z">
          <text:p/>
        </draw:path>
        <draw:path draw:style-name="gr4" draw:text-style-name="P4" draw:layer="layout" svg:width="0.317cm" svg:height="0.214cm" svg:x="6.461cm" svg:y="25.528cm" svg:viewBox="0 0 318 215" svg:d="M298 215v-125c0-46-24-72-62-72-36 0-66 28-66 75v122h-20v-126c0-43-24-71-62-71-37 0-67 34-67 76v121h-21v-211h21v38c14-22 33-42 70-42s59 20 71 46c13-25 36-46 75-46 50 0 81 34 81 88v127z">
          <text:p/>
        </draw:path>
        <draw:path draw:style-name="gr4" draw:text-style-name="P4" draw:layer="layout" svg:width="0.316cm" svg:height="0.214cm" svg:x="6.852cm" svg:y="25.528cm" svg:viewBox="0 0 317 215" svg:d="M297 215v-125c0-46-23-72-63-72-35 0-66 28-66 75v122h-20v-126c0-43-24-71-61-71s-67 34-67 76v121h-20v-211h20v38c13-22 32-42 70-42 36 0 59 20 70 46 14-25 37-46 76-46 51 0 81 34 81 88v127z">
          <text:p/>
        </draw:path>
        <draw:path draw:style-name="gr4" draw:text-style-name="P4" draw:layer="layout" svg:width="0.025cm" svg:height="0.292cm" svg:x="7.243cm" svg:y="25.45cm" svg:viewBox="0 0 26 293" svg:d="M2 83h21v210h-21zM0 0h26v29h-26z">
          <text:p/>
        </draw:path>
        <draw:path draw:style-name="gr4" draw:text-style-name="P4" draw:layer="layout" svg:width="0.179cm" svg:height="0.214cm" svg:x="7.345cm" svg:y="25.528cm" svg:viewBox="0 0 180 215" svg:d="M160 215v-125c0-43-24-72-67-72-42 0-73 32-73 76v121h-20v-211h20v39c14-24 37-43 76-43 53 0 84 36 84 87v128z">
          <text:p/>
        </draw:path>
        <draw:path draw:style-name="gr4" draw:text-style-name="P4" draw:layer="layout" svg:width="0.208cm" svg:height="0.28cm" svg:x="7.583cm" svg:y="25.528cm" svg:viewBox="0 0 209 281" svg:d="M190 100c0-50-43-81-87-81s-81 30-81 80v1c0 47 38 80 81 80 44 0 87-32 87-80zM106 281c-35 0-67-10-96-32l12-16c25 19 54 30 85 30 48 0 82-28 82-82v-30c-18 26-46 48-88 48-50 0-101-38-101-98v-1c0-61 51-100 101-100 42 0 71 22 88 46v-42h20v178c0 64-43 99-103 99z">
          <text:p/>
        </draw:path>
        <draw:path draw:style-name="gr4" draw:text-style-name="P4" draw:layer="layout" svg:width="0.181cm" svg:height="0.218cm" svg:x="7.973cm" svg:y="25.529cm" svg:viewBox="0 0 182 219" svg:d="M163 111c-18-5-41-10-71-10-45 0-70 20-70 49v1c0 30 29 49 61 49 43 0 80-27 80-66zM162 214v-36c-14 21-40 41-80 41-39 0-82-22-82-67v-1c0-43 39-68 93-68 29 0 49 4 69 9v-9c0-42-26-64-69-64-25 0-46 7-67 17l-7-18c24-10 47-18 75-18 54 0 88 28 88 82v132z">
          <text:p/>
        </draw:path>
        <draw:path draw:style-name="gr4" draw:text-style-name="P4" draw:layer="layout" svg:width="0.18cm" svg:height="0.214cm" svg:x="8.226cm" svg:y="25.528cm" svg:viewBox="0 0 181 215" svg:d="M161 215v-125c0-43-25-72-68-72-41 0-73 32-73 76v121h-20v-211h20v39c14-24 38-43 76-43 54 0 85 36 85 87v128z">
          <text:p/>
        </draw:path>
        <draw:polygon draw:style-name="gr4" draw:text-style-name="P4" draw:layer="layout" svg:width="0.027cm" svg:height="0.035cm" svg:x="8.473cm" svg:y="25.707cm" svg:viewBox="0 0 28 36" draw:points="0,0 28,0 28,36 0,36">
          <text:p/>
        </draw:polygon>
        <draw:path draw:style-name="gr2" draw:text-style-name="P2" draw:layer="layout" svg:width="0.07cm" svg:height="0.223cm" svg:x="1.949cm" svg:y="22.242cm" svg:viewBox="0 0 71 224" svg:d="M35 224c21 0 36-16 36-35v-154c0-20-15-35-36-35-19 0-35 15-35 35v154c0 19 16 35 35 35z">
          <text:p/>
        </draw:path>
        <draw:path draw:style-name="gr2" draw:text-style-name="P2" draw:layer="layout" svg:width="0.224cm" svg:height="0.07cm" svg:x="1.38cm" svg:y="22.871cm" svg:viewBox="0 0 225 71" svg:d="M190 0h-155c-19 0-35 16-35 35 0 20 16 36 35 36h155c19 0 35-16 35-36 0-19-16-35-35-35z">
          <text:p/>
        </draw:path>
        <draw:path draw:style-name="gr2" draw:text-style-name="P2" draw:layer="layout" svg:width="0.203cm" svg:height="0.147cm" svg:x="1.427cm" svg:y="22.56cm" svg:viewBox="0 0 204 148" svg:d="M186 81l-134-76c-16-11-38-4-47 13-10 17-4 38 12 48l134 76c17 11 38 5 48-13 10-17 4-38-13-48z">
          <text:p/>
        </draw:path>
        <draw:path draw:style-name="gr2" draw:text-style-name="P2" draw:layer="layout" svg:width="0.145cm" svg:height="0.204cm" svg:x="1.642cm" svg:y="22.331cm" svg:viewBox="0 0 146 205" svg:d="M128 200c17-9 23-30 14-47l-75-135c-9-17-31-23-48-13-17 9-24 30-14 47l76 135c9 17 31 23 47 13z">
          <text:p/>
        </draw:path>
        <draw:path draw:style-name="gr2" draw:text-style-name="P2" draw:layer="layout" svg:width="0.223cm" svg:height="0.074cm" svg:x="2.365cm" svg:y="22.874cm" svg:viewBox="0 0 224 75" svg:d="M189 4l-153-4c-19-1-36 15-36 35-1 19 15 35 34 36l153 4c20 1 37-15 37-34 1-20-15-36-35-37z">
          <text:p/>
        </draw:path>
        <draw:path draw:style-name="gr2" draw:text-style-name="P2" draw:layer="layout" svg:width="0.205cm" svg:height="0.143cm" svg:x="2.345cm" svg:y="22.566cm" svg:viewBox="0 0 206 144" svg:d="M52 140l135-74c17-9 24-30 14-48-9-17-31-23-48-14l-134 73c-17 10-25 32-15 49s31 23 48 14z">
          <text:p/>
        </draw:path>
        <draw:path draw:style-name="gr2" draw:text-style-name="P2" draw:layer="layout" svg:width="0.149cm" svg:height="0.202cm" svg:x="2.192cm" svg:y="22.331cm" svg:viewBox="0 0 150 203" svg:d="M133 5c-17-10-40-5-49 12l-79 133c-10 16-4 38 13 48 16 10 37 4 47-12l80-133c10-17 4-38-12-48z">
          <text:p/>
        </draw:path>
        <draw:polygon draw:style-name="gr2" draw:text-style-name="P2" draw:layer="layout" svg:width="0.374cm" svg:height="0.364cm" svg:x="1.797cm" svg:y="23.327cm" svg:viewBox="0 0 375 365" draw:points="0,230 120,326 120,365 171,365 204,365 256,365 256,326 375,230 375,129 197,219 123,219 123,214 375,75 375,0 0,179">
          <text:p/>
        </draw:polygon>
        <draw:path draw:style-name="gr2" draw:text-style-name="P2" draw:layer="layout" svg:width="0.618cm" svg:height="0.94cm" svg:x="1.675cm" svg:y="22.521cm" svg:viewBox="0 0 619 941" svg:d="M236 169c-62 20-92 87-92 87-5 11-15 17-26 17-4 0-8-1-11-2-14-6-21-23-15-37 2-4 40-90 127-118 15-5 31 3 35 18 5 14-3 30-18 35zM619 314c0-166-130-314-310-314-178 0-309 148-309 314-2 203 166 341 166 341v57h-44v97l37-17 74 8-111 57v84l375-174v-55h-44v-57c0 0 169-138 166-341z">
          <text:p/>
        </draw:path>
        <draw:frame draw:style-name="gr5" draw:text-style-name="P5" draw:layer="layout" svg:width="0.484cm" svg:height="0.484cm" svg:x="0.758cm" svg:y="7.072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68cm" svg:y="7.217cm" svg:viewBox="0 0 153 209" draw:points="61,23 0,23 5,0 153,0 148,23 88,23 51,209 26,209">
          <text:p/>
        </draw:polygon>
        <draw:path draw:style-name="gr6" draw:text-style-name="P6" draw:layer="layout" svg:width="0.157cm" svg:height="0.217cm" svg:x="1.472cm" svg:y="7.276cm" svg:viewBox="0 0 158 218" svg:d="M54 0l15 80c3 17 5 28 7 40 4-10 9-20 17-37l38-83h27l-56 113c-16 32-31 59-52 79-16 17-36 25-44 26l-6-23c6-2 17-6 28-14 10-8 21-20 29-34 1-3 1-4 1-7l-30-140z">
          <text:p/>
        </draw:path>
        <draw:path draw:style-name="gr6" draw:text-style-name="P6" draw:layer="layout" svg:width="0.224cm" svg:height="0.152cm" svg:x="1.629cm" svg:y="7.273cm" svg:viewBox="0 0 225 153" svg:d="M0 153l19-107c4-16 6-31 7-43h23l-4 28h1c15-21 33-31 53-31 23 0 34 14 35 33 13-22 32-33 54-33 18 0 37 11 37 39 0 7-1 17-3 25l-16 89h-25l16-87c1-6 2-13 2-19 0-16-6-26-23-26-18 0-40 21-46 55l-15 77h-24l16-88c2-7 2-13 2-19 0-12-3-25-22-25-18 0-43 25-49 56l-13 76z">
          <text:p/>
        </draw:path>
        <draw:path draw:style-name="gr6" draw:text-style-name="P6" draw:layer="layout" svg:width="0.142cm" svg:height="0.156cm" svg:x="1.879cm" svg:y="7.273cm" svg:viewBox="0 0 143 157" svg:d="M28 94c0 25 13 42 35 42 30 0 53-39 53-74 0-18-8-42-35-42-32 0-53 39-53 74zM143 62c0 47-33 95-83 95-39 0-60-28-60-62 0-50 36-95 84-95 40 0 59 30 59 62z">
          <text:p/>
        </draw:path>
        <draw:path draw:style-name="gr6" draw:text-style-name="P6" draw:layer="layout" svg:width="0.111cm" svg:height="0.222cm" svg:x="2.041cm" svg:y="7.203cm" svg:viewBox="0 0 112 223" svg:d="M0 223l25-129h-20l4-20h20l1-8c4-21 11-40 25-52 9-9 22-14 35-14 10 0 18 2 22 4l-6 21c-5-2-10-2-16-2-20 0-30 19-34 44l-2 7h33l-3 20h-34l-24 129z">
          <text:p/>
        </draw:path>
        <draw:path draw:style-name="gr6" draw:text-style-name="P6" draw:layer="layout" svg:width="0.125cm" svg:height="0.156cm" svg:x="2.127cm" svg:y="7.273cm" svg:viewBox="0 0 126 157" svg:d="M78 20c-25 0-43 23-50 47 42 0 73-5 73-29 0-12-9-18-23-18zM107 145c-11 6-30 12-51 12-39 0-56-28-56-61 0-46 33-96 82-96 28 0 44 17 44 38 0 39-44 49-100 48-2 8-1 22 3 30 6 13 18 20 34 20 18 0 31-5 40-10z">
          <text:p/>
        </draw:path>
        <draw:path draw:style-name="gr6" draw:text-style-name="P6" draw:layer="layout" svg:width="0.157cm" svg:height="0.217cm" svg:x="2.244cm" svg:y="7.276cm" svg:viewBox="0 0 158 218" svg:d="M54 0l15 80c4 17 5 28 7 40h1c4-10 8-20 16-37l38-83h27l-56 113c-16 32-31 59-52 79-16 17-35 25-44 26l-6-23c6-2 17-6 27-14 11-8 22-20 30-34 1-3 1-4 1-7l-31-140z">
          <text:p/>
        </draw:path>
        <draw:path draw:style-name="gr6" draw:text-style-name="P6" draw:layer="layout" svg:width="0.154cm" svg:height="0.208cm" svg:x="2.474cm" svg:y="7.217cm" svg:viewBox="0 0 155 209" svg:d="M24 209l16-87-40-122h27l20 68c7 18 8 26 10 34h1c5-8 12-20 22-35l45-67h30l-89 122-17 87z">
          <text:p/>
        </draw:path>
        <draw:path draw:style-name="gr6" draw:text-style-name="P6" draw:layer="layout" svg:width="0.125cm" svg:height="0.156cm" svg:x="2.596cm" svg:y="7.273cm" svg:viewBox="0 0 126 157" svg:d="M78 20c-25 0-43 23-49 47 40 0 73-5 73-29 0-12-11-18-24-18zM107 145c-11 6-30 12-50 12-40 0-57-28-57-61 0-46 33-96 81-96 30 0 45 17 45 38 0 39-45 49-100 48-1 8 0 22 3 30 6 13 18 20 33 20 18 0 32-5 41-10z">
          <text:p/>
        </draw:path>
        <draw:path draw:style-name="gr6" draw:text-style-name="P6" draw:layer="layout" svg:width="0.133cm" svg:height="0.149cm" svg:x="2.742cm" svg:y="7.276cm" svg:viewBox="0 0 134 150" svg:d="M25 0l13 85c2 18 5 29 5 38h1c3-8 7-18 16-36l45-87h29l-84 150h-25l-25-150z">
          <text:p/>
        </draw:path>
        <draw:path draw:style-name="gr6" draw:text-style-name="P6" draw:layer="layout" svg:width="0.15cm" svg:height="0.216cm" svg:x="2.863cm" svg:y="7.273cm" svg:viewBox="0 0 151 217" svg:d="M123 25c-5-2-14-5-25-5-37 0-64 39-64 76 0 17 6 36 30 36 21 0 44-28 49-57zM7 187c9 6 24 10 41 10 25 0 45-13 53-54l5-23c-14 22-32 32-52 32-31 0-47-25-47-52 0-50 38-100 96-100 17 0 36 5 48 10l-23 123c-6 32-15 55-30 68s-35 16-52 16c-19 0-37-4-46-10z">
          <text:p/>
        </draw:path>
        <draw:path draw:style-name="gr6" draw:text-style-name="P6" draw:layer="layout" svg:width="0.098cm" svg:height="0.152cm" svg:x="3.03cm" svg:y="7.273cm" svg:viewBox="0 0 99 153" svg:d="M0 153l19-97c3-19 5-39 8-53h22c-1 10-2 21-4 32h1c10-20 26-35 46-35 2 0 5 0 7 0l-5 25c-2 0-4 0-7 0-22 0-42 27-48 61l-12 67z">
          <text:p/>
        </draw:path>
        <draw:path draw:style-name="gr6" draw:text-style-name="P6" draw:layer="layout" svg:width="0.144cm" svg:height="0.156cm" svg:x="3.124cm" svg:y="7.273cm" svg:viewBox="0 0 145 157" svg:d="M116 22c-4-1-9-2-18-2-39 0-71 40-71 83 0 16 6 33 25 33 22 0 48-28 55-69zM99 153c0-9 2-23 4-38h-1c-17 31-38 42-59 42-26 0-43-21-43-50 0-53 38-107 105-107 14 0 29 2 40 5l-16 78c-5 27-6 53-6 70z">
          <text:p/>
        </draw:path>
        <draw:path draw:style-name="gr6" draw:text-style-name="P6" draw:layer="layout" svg:width="0.105cm" svg:height="0.155cm" svg:x="3.278cm" svg:y="7.273cm" svg:viewBox="0 0 106 156" svg:d="M8 127c7 5 19 9 33 9 17 0 28-11 28-24 0-12-5-19-21-28-17-10-28-23-28-38 0-26 24-46 55-46 14 0 26 3 31 7l-7 19c-5-3-15-6-26-6-15 0-26 9-26 22 0 11 7 18 20 25 17 9 28 24 28 40 0 32-25 49-56 49-18 0-32-5-39-10z">
          <text:p/>
        </draw:path>
        <draw:path draw:style-name="gr6" draw:text-style-name="P6" draw:layer="layout" svg:width="0.14cm" svg:height="0.219cm" svg:x="3.399cm" svg:y="7.206cm" svg:viewBox="0 0 141 220" svg:d="M0 220l43-220h25l-18 96c13-18 31-29 54-29 17 0 37 10 37 41 0 7-1 17-3 25l-17 87h-25l16-86c1-5 2-12 2-21 0-13-6-25-23-25-19 0-44 24-51 57l-13 75z">
          <text:p/>
        </draw:path>
        <draw:path draw:style-name="gr6" draw:text-style-name="P6" draw:layer="layout" svg:width="0.157cm" svg:height="0.217cm" svg:x="3.541cm" svg:y="7.276cm" svg:viewBox="0 0 158 218" svg:d="M53 0l15 80c3 17 5 28 7 40 4-10 9-20 16-37l39-83h28l-57 113c-16 32-31 59-52 79-16 17-35 25-43 26l-6-23c6-2 17-6 27-14s21-20 29-34c1-3 1-4 1-7l-30-140z">
          <text:p/>
        </draw:path>
        <draw:path draw:style-name="gr6" draw:text-style-name="P6" draw:layer="layout" svg:width="0.139cm" svg:height="0.152cm" svg:x="3.698cm" svg:y="7.273cm" svg:viewBox="0 0 140 153" svg:d="M0 153l19-107c4-16 6-31 7-43h23l-3 29c14-21 34-32 55-32 18 0 39 10 39 41 0 7-1 16-3 24l-17 88h-25l16-87c1-6 2-13 2-19 0-15-6-26-24-26s-44 22-50 59l-14 73z">
          <text:p/>
        </draw:path>
        <draw:path draw:style-name="gr6" draw:text-style-name="P6" draw:layer="layout" svg:width="0.061cm" svg:height="0.077cm" svg:x="3.84cm" svg:y="7.386cm" svg:viewBox="0 0 62 78" svg:d="M0 78c10-18 24-52 30-75l32-3c-11 26-32 62-42 76z">
          <text:p/>
        </draw:path>
        <draw:path draw:style-name="gr6" draw:text-style-name="P6" draw:layer="layout" svg:width="0.145cm" svg:height="0.204cm" svg:x="3.974cm" svg:y="7.221cm" svg:viewBox="0 0 146 205" svg:d="M0 205l3-18 30-25c54-45 85-76 85-109 0-15-8-31-31-31-18 0-32 8-41 15l-7-19c14-10 35-18 54-18 38 0 53 25 53 49 0 43-40 80-88 119l-17 14h84l-4 23z">
          <text:p/>
        </draw:path>
        <draw:path draw:style-name="gr6" draw:text-style-name="P6" draw:layer="layout" svg:width="0.137cm" svg:height="0.208cm" svg:x="4.139cm" svg:y="7.221cm" svg:viewBox="0 0 138 209" svg:d="M26 141c0 21 4 47 29 47 37 0 58-83 58-123 0-16-3-44-27-44-35 0-60 70-60 120zM138 63c0 67-31 146-87 146-38 0-51-31-51-69 0-68 35-140 89-140 38 0 49 32 49 63z">
          <text:p/>
        </draw:path>
        <draw:polygon draw:style-name="gr6" draw:text-style-name="P6" draw:layer="layout" svg:width="0.067cm" svg:height="0.2cm" svg:x="4.329cm" svg:y="7.225cm" svg:viewBox="0 0 68 201" draw:points="37,26 3,43 0,23 45,0 68,0 29,201 4,201">
          <text:p/>
        </draw:polygon>
        <draw:path draw:style-name="gr6" draw:text-style-name="P6" draw:layer="layout" svg:width="0.137cm" svg:height="0.208cm" svg:x="4.442cm" svg:y="7.221cm" svg:viewBox="0 0 138 209" svg:d="M27 141c0 21 4 47 28 47 37 0 58-83 58-123 0-16-3-44-27-44-35 0-59 70-59 120zM138 63c0 67-31 146-87 146-37 0-51-31-51-69 0-68 36-140 89-140 38 0 49 32 49 63z">
          <text:p/>
        </draw:path>
        <draw:frame draw:style-name="gr5" draw:text-style-name="P5" draw:layer="layout" svg:width="0.484cm" svg:height="0.484cm" svg:x="0.705cm" svg:y="13.80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16cm" svg:y="13.954cm" svg:viewBox="0 0 152 209" draw:points="60,23 0,23 4,0 152,0 148,23 86,23 51,209 25,209">
          <text:p/>
        </draw:polygon>
        <draw:path draw:style-name="gr6" draw:text-style-name="P6" draw:layer="layout" svg:width="0.157cm" svg:height="0.217cm" svg:x="1.419cm" svg:y="14.013cm" svg:viewBox="0 0 158 218" svg:d="M54 0l15 80c3 17 6 28 7 39h1c4-9 8-20 16-36l38-83h27l-56 113c-16 32-32 58-52 78-17 18-35 25-43 27l-7-23c7-2 17-6 27-14 11-8 22-20 29-35 2-2 2-4 1-6l-30-140z">
          <text:p/>
        </draw:path>
        <draw:path draw:style-name="gr6" draw:text-style-name="P6" draw:layer="layout" svg:width="0.224cm" svg:height="0.153cm" svg:x="1.576cm" svg:y="14.009cm" svg:viewBox="0 0 225 154" svg:d="M0 154l20-107c3-16 5-31 7-43h22l-4 28h1c14-21 33-32 53-32 23 0 34 15 35 34 13-22 33-33 55-34 17 0 36 11 36 40 0 6-1 18-2 26l-17 88h-25l16-86c1-6 2-13 2-20 0-16-6-26-22-26-19 0-41 21-47 56l-14 76h-26l18-88c1-6 2-12 2-19 0-12-4-25-24-25-18 0-41 24-47 57l-14 75z">
          <text:p/>
        </draw:path>
        <draw:path draw:style-name="gr6" draw:text-style-name="P6" draw:layer="layout" svg:width="0.141cm" svg:height="0.156cm" svg:x="1.827cm" svg:y="14.009cm" svg:viewBox="0 0 142 157" svg:d="M26 95c0 24 14 42 35 42 32 0 54-39 54-74 0-17-8-41-34-41-33 0-55 39-55 73zM142 63c0 47-33 94-84 94-37 0-58-27-58-61 0-49 34-96 83-96 41 0 59 32 59 63z">
          <text:p/>
        </draw:path>
        <draw:path draw:style-name="gr6" draw:text-style-name="P6" draw:layer="layout" svg:width="0.11cm" svg:height="0.222cm" svg:x="1.989cm" svg:y="13.94cm" svg:viewBox="0 0 111 223" svg:d="M0 223l24-130h-20l4-20h20l2-8c3-21 11-40 25-52 10-9 23-13 35-13 11 0 17 2 21 4l-5 20c-4-2-10-3-16-3-20 0-30 20-34 45l-1 7h33l-4 20h-33l-26 130z">
          <text:p/>
        </draw:path>
        <draw:path draw:style-name="gr6" draw:text-style-name="P6" draw:layer="layout" svg:width="0.125cm" svg:height="0.156cm" svg:x="2.074cm" svg:y="14.009cm" svg:viewBox="0 0 126 157" svg:d="M78 21c-25 0-43 24-49 48 40 0 72-5 72-29 0-12-10-19-23-19zM106 146c-11 6-29 11-49 11-40 0-57-27-57-60 0-45 33-97 81-97 29 0 45 17 45 40 0 39-45 49-100 48-1 7 0 21 3 29 6 13 18 20 33 20 18 0 31-6 40-10z">
          <text:p/>
        </draw:path>
        <draw:path draw:style-name="gr6" draw:text-style-name="P6" draw:layer="layout" svg:width="0.157cm" svg:height="0.217cm" svg:x="2.191cm" svg:y="14.013cm" svg:viewBox="0 0 158 218" svg:d="M54 0l15 80c3 17 5 28 6 39h1c4-9 8-20 17-36l38-83h27l-56 113c-17 32-32 58-52 78-17 18-35 25-43 27l-7-23c7-2 17-6 28-14 10-8 21-20 29-35 1-2 1-4 0-6l-30-140z">
          <text:p/>
        </draw:path>
        <draw:path draw:style-name="gr6" draw:text-style-name="P6" draw:layer="layout" svg:width="0.154cm" svg:height="0.208cm" svg:x="2.421cm" svg:y="13.954cm" svg:viewBox="0 0 155 209" svg:d="M24 209l16-86-40-123h28l20 68c5 19 7 27 8 35h1c5-8 12-20 22-36l46-67h30l-89 122-17 87z">
          <text:p/>
        </draw:path>
        <draw:path draw:style-name="gr6" draw:text-style-name="P6" draw:layer="layout" svg:width="0.125cm" svg:height="0.156cm" svg:x="2.544cm" svg:y="14.009cm" svg:viewBox="0 0 126 157" svg:d="M78 21c-24 0-42 24-49 48 41 0 72-5 72-29 0-12-9-19-23-19zM107 146c-12 6-30 11-50 11-40 0-57-27-57-60 0-45 34-97 82-97 28 0 44 17 44 40 0 39-45 49-100 48-1 7 0 21 3 29 6 13 18 20 34 20 17 0 31-6 40-10z">
          <text:p/>
        </draw:path>
        <draw:path draw:style-name="gr6" draw:text-style-name="P6" draw:layer="layout" svg:width="0.134cm" svg:height="0.149cm" svg:x="2.689cm" svg:y="14.013cm" svg:viewBox="0 0 135 150" svg:d="M26 0l14 86c2 17 4 28 4 37h1c4-8 8-18 16-35l46-88h28l-83 150h-26l-26-150z">
          <text:p/>
        </draw:path>
        <draw:path draw:style-name="gr6" draw:text-style-name="P6" draw:layer="layout" svg:width="0.149cm" svg:height="0.217cm" svg:x="2.811cm" svg:y="14.009cm" svg:viewBox="0 0 150 218" svg:d="M122 26c-5-2-14-5-24-5-39 0-65 39-65 76 0 16 6 36 29 36 22 0 45-28 51-57zM7 188c9 6 24 10 39 10 25 0 45-13 55-53l5-24h-1c-14 22-33 33-53 33-30 0-45-26-45-53 0-50 37-101 95-101 17 0 37 5 48 11l-23 123c-6 33-14 54-30 68-16 13-36 16-53 16-18 0-35-4-44-10z">
          <text:p/>
        </draw:path>
        <draw:path draw:style-name="gr6" draw:text-style-name="P6" draw:layer="layout" svg:width="0.098cm" svg:height="0.153cm" svg:x="2.978cm" svg:y="14.009cm" svg:viewBox="0 0 99 154" svg:d="M0 154l18-96c3-21 6-40 7-54h23c-1 10-3 21-4 32h1c9-20 25-36 46-36 3 0 6 1 8 1l-5 25c-2 0-4 0-7 0-24 0-43 27-50 62l-12 66z">
          <text:p/>
        </draw:path>
        <draw:path draw:style-name="gr6" draw:text-style-name="P6" draw:layer="layout" svg:width="0.143cm" svg:height="0.156cm" svg:x="3.072cm" svg:y="14.009cm" svg:viewBox="0 0 144 157" svg:d="M115 24c-3-1-9-2-17-2-39 0-71 40-71 81 0 17 6 33 26 33 21 0 46-27 54-67zM99 154c0-9 1-23 3-39h-1c-16 32-36 42-58 42-26 0-43-21-43-49 0-52 39-108 104-108 14 0 30 3 40 6l-15 79c-5 26-7 52-6 69z">
          <text:p/>
        </draw:path>
        <draw:path draw:style-name="gr6" draw:text-style-name="P6" draw:layer="layout" svg:width="0.105cm" svg:height="0.156cm" svg:x="3.226cm" svg:y="14.009cm" svg:viewBox="0 0 106 157" svg:d="M7 128c7 4 20 9 32 9 17 0 28-11 28-24 0-12-5-19-21-27-17-10-26-23-26-39 0-26 22-47 54-47 14 0 26 4 32 8l-7 20c-6-3-15-7-27-7-16 0-27 10-27 23 0 11 7 17 21 25 17 9 29 22 29 39 0 31-27 49-58 49-16 0-31-5-37-10z">
          <text:p/>
        </draw:path>
        <draw:path draw:style-name="gr6" draw:text-style-name="P6" draw:layer="layout" svg:width="0.14cm" svg:height="0.219cm" svg:x="3.346cm" svg:y="13.943cm" svg:viewBox="0 0 141 220" svg:d="M0 220l42-220h27l-20 96h1c13-18 31-30 54-30 17 0 37 11 37 40 0 8-1 19-2 26l-17 88h-26l17-86c1-6 2-13 2-22 0-14-7-24-23-24-20 0-46 23-52 57l-14 75z">
          <text:p/>
        </draw:path>
        <draw:path draw:style-name="gr6" draw:text-style-name="P6" draw:layer="layout" svg:width="0.157cm" svg:height="0.217cm" svg:x="3.488cm" svg:y="14.013cm" svg:viewBox="0 0 158 218" svg:d="M55 0l14 80c4 17 6 28 7 39h1c4-9 8-20 16-36l38-83h27l-56 113c-16 32-31 58-51 78-18 18-36 25-44 27l-7-23c7-2 17-6 27-14 11-8 22-20 30-35 2-2 2-4 1-6l-31-140z">
          <text:p/>
        </draw:path>
        <draw:path draw:style-name="gr6" draw:text-style-name="P6" draw:layer="layout" svg:width="0.14cm" svg:height="0.153cm" svg:x="3.645cm" svg:y="14.009cm" svg:viewBox="0 0 141 154" svg:d="M0 154l20-107c3-16 5-31 7-43h24l-4 29h1c13-21 33-33 55-33 18 0 38 11 38 42 0 7-2 17-3 25l-17 87h-25l16-86c1-6 2-13 2-20 0-15-6-26-23-26-18 0-44 22-51 60l-15 72z">
          <text:p/>
        </draw:path>
        <draw:path draw:style-name="gr6" draw:text-style-name="P6" draw:layer="layout" svg:width="0.061cm" svg:height="0.077cm" svg:x="3.787cm" svg:y="14.123cm" svg:viewBox="0 0 62 78" svg:d="M0 78c10-18 25-51 32-75l30-3c-11 27-30 62-42 76z">
          <text:p/>
        </draw:path>
        <draw:path draw:style-name="gr6" draw:text-style-name="P6" draw:layer="layout" svg:width="0.144cm" svg:height="0.204cm" svg:x="3.922cm" svg:y="13.958cm" svg:viewBox="0 0 145 205" svg:d="M0 205l3-17 30-25c54-46 86-77 86-110 0-15-8-31-31-31-18 0-32 8-42 15l-6-19c14-10 34-18 53-18 38 0 52 25 52 49 0 43-39 80-86 120l-17 13v1h84l-4 22z">
          <text:p/>
        </draw:path>
        <draw:path draw:style-name="gr6" draw:text-style-name="P6" draw:layer="layout" svg:width="0.138cm" svg:height="0.207cm" svg:x="4.086cm" svg:y="13.958cm" svg:viewBox="0 0 139 208" svg:d="M26 141c0 21 4 47 28 47 38 0 59-82 59-122 0-16-2-44-28-44-35 0-59 70-59 119zM139 64c0 66-31 144-88 144-37 0-51-30-51-68 0-67 35-140 88-140 39 0 51 33 51 64z">
          <text:p/>
        </draw:path>
        <draw:polygon draw:style-name="gr6" draw:text-style-name="P6" draw:layer="layout" svg:width="0.067cm" svg:height="0.2cm" svg:x="4.276cm" svg:y="13.962cm" svg:viewBox="0 0 68 201" draw:points="38,26 37,26 3,43 0,22 47,0 68,0 29,201 5,201">
          <text:p/>
        </draw:polygon>
        <draw:path draw:style-name="gr6" draw:text-style-name="P6" draw:layer="layout" svg:width="0.138cm" svg:height="0.207cm" svg:x="4.389cm" svg:y="13.958cm" svg:viewBox="0 0 139 208" svg:d="M26 141c0 21 4 47 28 47 39 0 59-82 59-122 0-16-2-44-27-44-36 0-60 70-60 119zM139 64c0 66-31 144-88 144-37 0-51-30-51-68 0-67 35-140 89-140 38 0 50 33 50 64z">
          <text:p/>
        </draw:path>
        <draw:frame draw:style-name="gr5" draw:text-style-name="P5" draw:layer="layout" svg:width="0.484cm" svg:height="0.484cm" svg:x="0.723cm" svg:y="20.746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.333cm" svg:y="20.891cm" svg:viewBox="0 0 153 209" draw:points="61,23 0,23 5,0 153,0 149,23 87,23 52,209 26,209">
          <text:p/>
        </draw:polygon>
        <draw:path draw:style-name="gr6" draw:text-style-name="P6" draw:layer="layout" svg:width="0.157cm" svg:height="0.217cm" svg:x="1.437cm" svg:y="20.95cm" svg:viewBox="0 0 158 218" svg:d="M53 0l16 80c4 17 5 28 7 40h1c4-10 8-20 16-37l38-83h27l-56 113c-16 32-31 59-53 79-16 18-34 25-43 26l-6-23c6-2 17-6 27-14s21-20 30-34c1-3 1-4 1-7l-31-140z">
          <text:p/>
        </draw:path>
        <draw:path draw:style-name="gr6" draw:text-style-name="P6" draw:layer="layout" svg:width="0.224cm" svg:height="0.152cm" svg:x="1.594cm" svg:y="20.947cm" svg:viewBox="0 0 225 153" svg:d="M0 153l20-107c3-16 5-31 6-43h23l-4 28h1c14-21 34-31 53-31 23 0 34 14 35 33 13-22 32-33 55-33 17 0 36 11 36 39 0 7-1 17-3 25l-16 89h-25l16-87c1-6 2-13 2-19 0-16-6-26-22-26-19 0-41 21-47 55l-14 77h-25l16-88c2-7 2-13 2-19 0-12-3-25-22-25s-43 25-49 56l-13 76z">
          <text:p/>
        </draw:path>
        <draw:path draw:style-name="gr6" draw:text-style-name="P6" draw:layer="layout" svg:width="0.141cm" svg:height="0.156cm" svg:x="1.845cm" svg:y="20.947cm" svg:viewBox="0 0 142 157" svg:d="M26 94c0 25 14 42 36 42 30 0 53-39 53-73 0-19-8-43-35-43-33 0-54 40-54 74zM142 63c0 46-33 94-84 94-37 0-58-28-58-62 0-50 34-95 83-95 40 0 59 30 59 63z">
          <text:p/>
        </draw:path>
        <draw:path draw:style-name="gr6" draw:text-style-name="P6" draw:layer="layout" svg:width="0.11cm" svg:height="0.222cm" svg:x="2.007cm" svg:y="20.877cm" svg:viewBox="0 0 111 223" svg:d="M0 223l24-130h-20l4-20h21l1-8c4-21 12-40 25-52 9-8 22-13 35-13 10 0 17 2 21 4l-6 20c-4-1-9-2-15-2-20 0-30 19-34 44l-1 7h33l-4 20h-33l-26 130z">
          <text:p/>
        </draw:path>
        <draw:path draw:style-name="gr6" draw:text-style-name="P6" draw:layer="layout" svg:width="0.125cm" svg:height="0.156cm" svg:x="2.092cm" svg:y="20.947cm" svg:viewBox="0 0 126 157" svg:d="M78 20c-25 0-43 23-49 48 40 0 72-5 72-30 0-12-10-18-23-18zM107 145c-12 6-30 12-50 12-40 0-57-28-57-61 0-46 33-96 81-96 30 0 45 17 45 38 0 40-45 50-100 49-1 7-1 21 3 29 6 13 18 20 33 20 18 0 31-5 41-10z">
          <text:p/>
        </draw:path>
        <draw:path draw:style-name="gr6" draw:text-style-name="P6" draw:layer="layout" svg:width="0.157cm" svg:height="0.217cm" svg:x="2.209cm" svg:y="20.95cm" svg:viewBox="0 0 158 218" svg:d="M54 0l15 80c4 17 6 28 7 40h1c4-10 8-20 16-37l38-83h27l-56 113c-16 32-31 59-52 79-17 18-35 25-44 26l-6-23c6-2 17-6 27-14 11-8 21-20 29-34 2-3 2-4 1-7l-30-140z">
          <text:p/>
        </draw:path>
        <draw:path draw:style-name="gr6" draw:text-style-name="P6" draw:layer="layout" svg:width="0.154cm" svg:height="0.208cm" svg:x="2.439cm" svg:y="20.891cm" svg:viewBox="0 0 155 209" svg:d="M24 209l16-86-40-123h27l20 68c6 18 8 26 9 34h1c5-8 12-20 22-35l46-67h30l-90 123-16 86z">
          <text:p/>
        </draw:path>
        <draw:path draw:style-name="gr6" draw:text-style-name="P6" draw:layer="layout" svg:width="0.125cm" svg:height="0.156cm" svg:x="2.561cm" svg:y="20.947cm" svg:viewBox="0 0 126 157" svg:d="M79 20c-24 0-43 23-49 48 40 0 72-5 72-30 0-12-10-18-23-18zM107 145c-11 6-29 12-49 12-39 0-58-28-58-61 0-46 35-96 83-96 28 0 43 17 43 38 0 40-44 50-99 49-1 7 0 21 3 29 6 13 18 20 34 20 17 0 30-5 40-10z">
          <text:p/>
        </draw:path>
        <draw:path draw:style-name="gr6" draw:text-style-name="P6" draw:layer="layout" svg:width="0.133cm" svg:height="0.149cm" svg:x="2.707cm" svg:y="20.95cm" svg:viewBox="0 0 134 150" svg:d="M27 0l12 85c3 17 5 28 5 37h1c3-8 7-18 16-35l45-87h28l-83 150h-24l-27-150z">
          <text:p/>
        </draw:path>
        <draw:path draw:style-name="gr6" draw:text-style-name="P6" draw:layer="layout" svg:width="0.15cm" svg:height="0.216cm" svg:x="2.828cm" svg:y="20.947cm" svg:viewBox="0 0 151 217" svg:d="M123 25c-5-2-14-5-25-5-38 0-64 39-64 76 0 18 6 37 29 37s45-29 50-58zM7 187c9 6 24 10 40 10 25 0 46-13 54-53l5-23c-14 22-33 32-53 32-30 0-46-25-46-53 0-50 37-100 96-100 17 0 36 5 48 10l-23 124c-6 32-15 54-30 67s-36 16-53 16c-18 0-35-4-45-10z">
          <text:p/>
        </draw:path>
        <draw:path draw:style-name="gr6" draw:text-style-name="P6" draw:layer="layout" svg:width="0.097cm" svg:height="0.152cm" svg:x="2.996cm" svg:y="20.947cm" svg:viewBox="0 0 98 153" svg:d="M0 153l18-97c3-19 6-39 7-53h23c-2 10-3 21-4 32 10-20 27-35 47-35 3 0 5 0 7 0l-4 25c-2 0-5 0-8 0-22 0-42 27-49 61l-12 67z">
          <text:p/>
        </draw:path>
        <draw:path draw:style-name="gr6" draw:text-style-name="P6" draw:layer="layout" svg:width="0.144cm" svg:height="0.156cm" svg:x="3.089cm" svg:y="20.947cm" svg:viewBox="0 0 145 157" svg:d="M115 22c-3-1-9-2-18-2-38 0-70 41-70 83 0 16 6 33 25 33 22 0 47-28 54-68zM98 153c0-9 2-23 4-38h-1c-16 31-36 42-58 42-26 0-43-21-43-50 0-53 39-107 104-107 14 0 31 2 41 5l-15 79c-6 26-8 52-8 69z">
          <text:p/>
        </draw:path>
        <draw:path draw:style-name="gr6" draw:text-style-name="P6" draw:layer="layout" svg:width="0.105cm" svg:height="0.155cm" svg:x="3.243cm" svg:y="20.947cm" svg:viewBox="0 0 106 156" svg:d="M8 127c7 5 20 9 32 9 17 0 29-11 29-24 0-12-6-19-22-27-17-10-27-23-27-39 0-26 23-46 55-46 14 0 26 3 31 7l-7 19c-5-3-14-6-25-6-17 0-28 9-28 22 0 11 7 19 22 26 16 9 27 23 27 39 0 32-25 49-57 49-16 0-31-5-38-10z">
          <text:p/>
        </draw:path>
        <draw:path draw:style-name="gr6" draw:text-style-name="P6" draw:layer="layout" svg:width="0.14cm" svg:height="0.219cm" svg:x="3.364cm" svg:y="20.88cm" svg:viewBox="0 0 141 220" svg:d="M0 220l43-220h25l-18 96c13-18 31-29 54-29 17 0 37 10 37 40 0 7-1 17-3 25l-16 88h-26l17-87c1-5 2-12 2-21 0-13-7-24-24-24-19 0-44 23-51 56l-14 76z">
          <text:p/>
        </draw:path>
        <draw:path draw:style-name="gr6" draw:text-style-name="P6" draw:layer="layout" svg:width="0.157cm" svg:height="0.217cm" svg:x="3.506cm" svg:y="20.95cm" svg:viewBox="0 0 158 218" svg:d="M54 0l15 80c4 17 5 28 7 40h1c4-10 8-20 16-37l38-83h27l-56 113c-16 32-31 59-52 79-16 18-35 25-44 26l-6-23c6-2 17-6 28-14 10-8 21-20 29-34 1-3 1-4 1-7l-30-140z">
          <text:p/>
        </draw:path>
        <draw:path draw:style-name="gr6" draw:text-style-name="P6" draw:layer="layout" svg:width="0.139cm" svg:height="0.152cm" svg:x="3.663cm" svg:y="20.947cm" svg:viewBox="0 0 140 153" svg:d="M0 153l20-107c4-16 6-31 8-43h22l-3 29c14-21 34-32 56-32 17 0 37 10 37 41 0 7-1 16-2 24l-17 88h-25l16-87c1-6 2-13 2-19 0-15-6-26-23-26-19 0-45 22-51 59l-14 73z">
          <text:p/>
        </draw:path>
        <draw:path draw:style-name="gr6" draw:text-style-name="P6" draw:layer="layout" svg:width="0.061cm" svg:height="0.077cm" svg:x="3.805cm" svg:y="21.06cm" svg:viewBox="0 0 62 78" svg:d="M0 78c11-19 25-52 31-75l31-3c-11 27-30 61-41 75z">
          <text:p/>
        </draw:path>
        <draw:path draw:style-name="gr6" draw:text-style-name="P6" draw:layer="layout" svg:width="0.145cm" svg:height="0.204cm" svg:x="3.939cm" svg:y="20.895cm" svg:viewBox="0 0 146 205" svg:d="M0 205l4-17 30-25c54-45 85-77 85-110 0-15-8-31-31-31-18 0-32 8-41 15l-6-19c13-10 34-18 53-18 38 0 52 25 52 49 0 43-39 81-87 120l-17 14h85l-4 22z">
          <text:p/>
        </draw:path>
        <draw:path draw:style-name="gr6" draw:text-style-name="P6" draw:layer="layout" svg:width="0.137cm" svg:height="0.208cm" svg:x="4.104cm" svg:y="20.895cm" svg:viewBox="0 0 138 209" svg:d="M26 141c0 21 4 47 28 47 38 0 59-83 59-123 0-16-2-44-27-44-36 0-60 70-60 120zM138 63c0 67-30 146-88 146-37 0-50-31-50-69 0-68 35-140 89-140 38 0 49 32 49 63z">
          <text:p/>
        </draw:path>
        <draw:polygon draw:style-name="gr6" draw:text-style-name="P6" draw:layer="layout" svg:width="0.067cm" svg:height="0.2cm" svg:x="4.294cm" svg:y="20.899cm" svg:viewBox="0 0 68 201" draw:points="38,27 3,44 0,24 47,0 68,0 30,201 5,201">
          <text:p/>
        </draw:polygon>
        <draw:path draw:style-name="gr6" draw:text-style-name="P6" draw:layer="layout" svg:width="0.137cm" svg:height="0.208cm" svg:x="4.407cm" svg:y="20.895cm" svg:viewBox="0 0 138 209" svg:d="M26 141c0 21 4 47 29 47 37 0 58-83 58-123 0-16-2-44-27-44-35 0-60 70-60 120zM138 63c0 67-30 146-87 146-38 0-51-31-51-69 0-68 35-140 89-140 38 0 49 32 49 63z">
          <text:p/>
        </draw:path>
        <draw:frame draw:style-name="gr5" draw:text-style-name="P5" draw:layer="layout" svg:width="0.484cm" svg:height="0.484cm" svg:x="0.76cm" svg:y="27.57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.371cm" svg:y="27.716cm" svg:viewBox="0 0 152 209" draw:points="60,23 0,23 4,0 152,0 148,23 87,23 51,209 25,209">
          <text:p/>
        </draw:polygon>
        <draw:path draw:style-name="gr6" draw:text-style-name="P6" draw:layer="layout" svg:width="0.157cm" svg:height="0.217cm" svg:x="1.474cm" svg:y="27.775cm" svg:viewBox="0 0 158 218" svg:d="M55 0l15 80c3 17 5 28 6 41h1c4-10 8-22 16-38l38-83h27l-56 114c-16 32-31 59-51 79-17 17-36 24-44 25l-7-22c7-2 17-6 29-14 10-8 21-20 29-34 1-3 1-4 0-7l-30-141z">
          <text:p/>
        </draw:path>
        <draw:path draw:style-name="gr6" draw:text-style-name="P6" draw:layer="layout" svg:width="0.224cm" svg:height="0.152cm" svg:x="1.631cm" svg:y="27.772cm" svg:viewBox="0 0 225 153" svg:d="M0 153l20-107c3-16 5-31 7-43h23l-3 28c14-21 33-31 53-31 22 0 33 14 34 33 14-22 33-33 55-33 17 0 36 11 36 39 0 7-1 17-2 25l-17 89h-25l16-87c1-6 2-13 2-19 0-16-5-26-22-26-19 0-41 21-47 55l-14 77h-25l17-88c1-7 2-13 2-19 0-12-4-25-22-25-19 0-42 25-49 56l-14 76z">
          <text:p/>
        </draw:path>
        <draw:path draw:style-name="gr6" draw:text-style-name="P6" draw:layer="layout" svg:width="0.141cm" svg:height="0.156cm" svg:x="1.882cm" svg:y="27.772cm" svg:viewBox="0 0 142 157" svg:d="M28 94c0 25 13 42 35 42 30 0 53-39 53-73 0-19-8-43-35-43-32 0-53 40-53 74zM142 63c0 46-33 94-83 94-38 0-59-28-59-62 0-50 35-95 84-95 40 0 58 30 58 63z">
          <text:p/>
        </draw:path>
        <draw:path draw:style-name="gr6" draw:text-style-name="P6" draw:layer="layout" svg:width="0.11cm" svg:height="0.222cm" svg:x="2.044cm" svg:y="27.702cm" svg:viewBox="0 0 111 223" svg:d="M0 223l25-130h-20l4-20h19l2-8c4-21 11-40 24-52 10-8 23-13 36-13 10 0 18 2 21 4l-5 20c-4-2-11-3-16-3-21 0-31 20-35 45l-1 7h33l-4 20h-33l-24 130z">
          <text:p/>
        </draw:path>
        <draw:path draw:style-name="gr6" draw:text-style-name="P6" draw:layer="layout" svg:width="0.125cm" svg:height="0.156cm" svg:x="2.129cm" svg:y="27.772cm" svg:viewBox="0 0 126 157" svg:d="M79 20c-25 0-44 23-50 48 41 0 73-5 73-30 0-12-9-18-23-18zM107 145c-11 6-29 12-50 12-39 0-57-28-57-61 0-46 34-96 83-96 28 0 43 17 43 38 0 40-44 50-100 49-1 7 0 21 3 29 6 13 18 20 34 20 18 0 31-5 41-10z">
          <text:p/>
        </draw:path>
        <draw:path draw:style-name="gr6" draw:text-style-name="P6" draw:layer="layout" svg:width="0.157cm" svg:height="0.217cm" svg:x="2.246cm" svg:y="27.775cm" svg:viewBox="0 0 158 218" svg:d="M55 0l15 80c3 17 5 28 6 41h1c4-10 8-22 16-38l38-83h27l-56 114c-16 32-31 59-51 79-17 17-36 24-44 25l-7-22c7-2 18-6 28-14 11-8 22-20 30-34 1-3 1-4 0-7l-31-141z">
          <text:p/>
        </draw:path>
        <draw:path draw:style-name="gr6" draw:text-style-name="P6" draw:layer="layout" svg:width="0.154cm" svg:height="0.208cm" svg:x="2.476cm" svg:y="27.716cm" svg:viewBox="0 0 155 209" svg:d="M24 209l16-87-40-122h28l20 68c6 18 8 26 9 34h1c5-8 12-20 22-35l45-67h30l-88 122-17 87z">
          <text:p/>
        </draw:path>
        <draw:path draw:style-name="gr6" draw:text-style-name="P6" draw:layer="layout" svg:width="0.125cm" svg:height="0.156cm" svg:x="2.599cm" svg:y="27.772cm" svg:viewBox="0 0 126 157" svg:d="M77 20c-24 0-42 23-49 48 41 0 73-5 73-30 0-12-9-18-24-18zM107 145c-11 6-31 12-51 12-39 0-56-28-56-61 0-46 33-96 81-96 29 0 45 17 45 38 0 40-45 50-101 49-1 7 0 21 4 29 5 13 18 20 33 20 17 0 32-5 41-10z">
          <text:p/>
        </draw:path>
        <draw:path draw:style-name="gr6" draw:text-style-name="P6" draw:layer="layout" svg:width="0.134cm" svg:height="0.149cm" svg:x="2.744cm" svg:y="27.775cm" svg:viewBox="0 0 135 150" svg:d="M26 0l13 86c2 17 4 28 4 37h1c4-8 8-18 16-35l46-88h29l-84 150h-25l-26-150z">
          <text:p/>
        </draw:path>
        <draw:path draw:style-name="gr6" draw:text-style-name="P6" draw:layer="layout" svg:width="0.149cm" svg:height="0.216cm" svg:x="2.866cm" svg:y="27.772cm" svg:viewBox="0 0 150 217" svg:d="M122 25c-5-2-14-5-24-5-38 0-64 39-64 76-1 17 5 36 29 36 22 0 44-28 50-57zM7 186c9 6 24 10 40 10 25 0 45-13 54-53l5-23h-1c-13 22-31 32-52 32-31 0-46-25-46-52 0-50 38-100 95-100 18 0 37 5 48 10l-23 123c-6 32-14 54-30 67-15 14-35 17-52 17-19 0-36-4-45-10z">
          <text:p/>
        </draw:path>
        <draw:path draw:style-name="gr6" draw:text-style-name="P6" draw:layer="layout" svg:width="0.098cm" svg:height="0.152cm" svg:x="3.033cm" svg:y="27.772cm" svg:viewBox="0 0 99 153" svg:d="M0 153l18-97c3-19 7-39 8-53h23c-1 10-3 21-4 32h1c9-20 25-35 45-35 3 0 6 0 8 0l-5 25c-2 0-4 0-7 0-22 0-42 27-49 61l-12 67z">
          <text:p/>
        </draw:path>
        <draw:path draw:style-name="gr6" draw:text-style-name="P6" draw:layer="layout" svg:width="0.143cm" svg:height="0.155cm" svg:x="3.127cm" svg:y="27.772cm" svg:viewBox="0 0 144 156" svg:d="M115 22c-3-1-8-2-17-2-40 0-72 41-72 83 0 16 6 33 26 33 21 0 47-28 55-68zM99 153c0-9 1-23 3-38-17 31-38 41-59 41-27 0-43-20-43-49 0-52 38-107 104-107 14 0 30 2 40 5l-15 79c-5 26-7 52-6 69z">
          <text:p/>
        </draw:path>
        <draw:path draw:style-name="gr6" draw:text-style-name="P6" draw:layer="layout" svg:width="0.105cm" svg:height="0.155cm" svg:x="3.281cm" svg:y="27.772cm" svg:viewBox="0 0 106 156" svg:d="M7 127c7 5 21 9 33 9 17 0 29-11 29-24 0-12-6-19-21-27-18-10-28-23-28-40 0-25 23-45 55-45 13 0 25 3 31 7l-7 19c-5-3-15-6-26-6-16 0-27 9-27 22 0 12 7 19 21 26 17 9 28 23 28 39 0 32-26 49-57 49-17 0-31-5-38-10z">
          <text:p/>
        </draw:path>
        <draw:path draw:style-name="gr6" draw:text-style-name="P6" draw:layer="layout" svg:width="0.139cm" svg:height="0.219cm" svg:x="3.402cm" svg:y="27.705cm" svg:viewBox="0 0 140 220" svg:d="M0 220l42-220h26l-19 97h1c12-19 31-30 53-30 17 0 37 10 37 41 0 7-1 17-2 25l-17 87h-26l17-86c1-5 2-12 2-21 0-13-7-25-23-25-20 0-45 24-51 57l-14 75z">
          <text:p/>
        </draw:path>
        <draw:path draw:style-name="gr6" draw:text-style-name="P6" draw:layer="layout" svg:width="0.157cm" svg:height="0.217cm" svg:x="3.543cm" svg:y="27.775cm" svg:viewBox="0 0 158 218" svg:d="M54 0l15 80c3 17 5 28 6 41h1c4-10 8-22 16-38l38-83h28l-57 114c-16 32-31 59-51 79-17 17-35 24-43 25l-7-22c7-2 17-6 28-14 10-8 21-20 29-34 1-3 1-4 0-7l-30-141z">
          <text:p/>
        </draw:path>
        <draw:path draw:style-name="gr6" draw:text-style-name="P6" draw:layer="layout" svg:width="0.14cm" svg:height="0.152cm" svg:x="3.7cm" svg:y="27.772cm" svg:viewBox="0 0 141 153" svg:d="M0 153l20-107c3-16 5-31 7-43h23l-4 29h1c13-21 33-32 55-32 18 0 39 10 39 41 0 7-1 16-3 24l-18 88h-25l16-87c1-6 2-13 2-19 0-15-6-26-23-26-18 0-44 22-51 59l-14 73z">
          <text:p/>
        </draw:path>
        <draw:path draw:style-name="gr6" draw:text-style-name="P6" draw:layer="layout" svg:width="0.06cm" svg:height="0.077cm" svg:x="3.843cm" svg:y="27.885cm" svg:viewBox="0 0 61 78" svg:d="M0 78c9-18 23-52 31-75l30-3c-11 26-30 62-42 76z">
          <text:p/>
        </draw:path>
        <draw:path draw:style-name="gr6" draw:text-style-name="P6" draw:layer="layout" svg:width="0.144cm" svg:height="0.204cm" svg:x="3.977cm" svg:y="27.72cm" svg:viewBox="0 0 145 205" svg:d="M0 205l3-18 30-25c53-45 85-76 85-109 0-15-8-31-31-31-18 0-32 8-42 15l-6-19c14-10 34-18 53-18 39 0 53 25 53 49 0 43-40 80-87 119l-17 14h84l-4 23z">
          <text:p/>
        </draw:path>
        <draw:path draw:style-name="gr6" draw:text-style-name="P6" draw:layer="layout" svg:width="0.137cm" svg:height="0.207cm" svg:x="4.142cm" svg:y="27.72cm" svg:viewBox="0 0 138 208" svg:d="M25 141c0 21 4 47 29 47 38 0 58-83 58-123 0-16-2-44-27-44-35 0-60 70-60 120zM138 63c0 67-31 145-87 145-38 0-51-30-51-68 0-68 34-140 88-140 38 0 50 32 50 63z">
          <text:p/>
        </draw:path>
        <draw:polygon draw:style-name="gr6" draw:text-style-name="P6" draw:layer="layout" svg:width="0.067cm" svg:height="0.2cm" svg:x="4.331cm" svg:y="27.724cm" svg:viewBox="0 0 68 201" draw:points="38,26 37,26 3,43 0,23 46,0 68,0 30,201 5,201">
          <text:p/>
        </draw:polygon>
        <draw:path draw:style-name="gr6" draw:text-style-name="P6" draw:layer="layout" svg:width="0.137cm" svg:height="0.207cm" svg:x="4.445cm" svg:y="27.72cm" svg:viewBox="0 0 138 208" svg:d="M26 141c0 21 4 47 28 47 38 0 58-83 58-123 0-16-2-44-27-44-34 0-59 70-59 120zM138 63c0 67-31 145-87 145-37 0-51-30-51-68 0-68 35-140 88-140 38 0 50 32 50 63z">
          <text:p/>
        </draw:path>
        <draw:polygon draw:style-name="gr2" draw:text-style-name="P2" draw:layer="layout" svg:width="10.088cm" svg:height="6.693cm" svg:x="10.754cm" svg:y="0.965cm" svg:viewBox="0 0 10089 6694" draw:points="10089,6694 0,6694 0,0 10089,0">
          <text:p/>
        </draw:polygon>
        <draw:polygon draw:style-name="gr38" draw:text-style-name="P14" draw:layer="layout" svg:width="10.088cm" svg:height="2.256cm" svg:x="10.754cm" svg:y="0.965cm" svg:viewBox="0 0 10089 2257" draw:points="10089,2257 0,2257 0,0 10089,0">
          <text:p/>
        </draw:polygon>
        <draw:path draw:style-name="gr2" draw:text-style-name="P2" draw:layer="layout" svg:width="0.683cm" svg:height="0.888cm" svg:x="13.735cm" svg:y="2.363cm" svg:viewBox="0 0 684 889" svg:d="M367 889c-131 0-263-46-367-138l112-136c78 64 160 105 259 105 77 0 124-31 124-81v-3c0-48-29-73-173-109-175-45-287-93-287-264v-3c0-156 125-260 303-260 125 0 232 40 320 110l-99 143c-76-53-151-85-224-85s-112 33-112 75v3c0 56 38 75 187 113 175 46 274 108 274 259v2c0 172-131 269-317 269z">
          <text:p/>
        </draw:path>
        <draw:path draw:style-name="gr2" draw:text-style-name="P2" draw:layer="layout" svg:width="0.916cm" svg:height="0.892cm" svg:x="14.545cm" svg:y="2.361cm" svg:viewBox="0 0 917 893" svg:d="M719 446c0-148-108-271-262-271-153 0-259 121-259 269v2c0 148 108 271 261 271 154 0 260-121 260-269zM457 893c-266 0-457-199-457-445v-2c0-245 193-446 459-446 267 0 458 198 458 444v2c0 245-193 447-460 447z">
          <text:p/>
        </draw:path>
        <draw:polygon draw:style-name="gr2" draw:text-style-name="P2" draw:layer="layout" svg:width="0.62cm" svg:height="0.862cm" svg:x="15.63cm" svg:y="2.376cm" svg:viewBox="0 0 621 863" draw:points="0,863 0,0 191,0 191,691 621,691 621,863">
          <text:p/>
        </draw:polygon>
        <draw:path draw:style-name="gr2" draw:text-style-name="P2" draw:layer="layout" svg:width="0.752cm" svg:height="0.876cm" svg:x="16.354cm" svg:y="2.376cm" svg:viewBox="0 0 753 877" svg:d="M374 877c-232 0-374-130-374-384v-493h190v488c0 140 70 214 186 214s187-71 187-208v-494h190v486c0 263-147 391-379 391z">
          <text:p/>
        </draw:path>
        <draw:polygon draw:style-name="gr2" draw:text-style-name="P2" draw:layer="layout" svg:width="0.715cm" svg:height="0.862cm" svg:x="17.237cm" svg:y="2.376cm" svg:viewBox="0 0 716 863" draw:points="454,175 454,863 264,863 264,175 0,175 0,0 716,0 716,175">
          <text:p/>
        </draw:polygon>
        <draw:polygon draw:style-name="gr2" draw:text-style-name="P2" draw:layer="layout" svg:width="0.19cm" svg:height="0.862cm" svg:x="18.106cm" svg:y="2.376cm" svg:viewBox="0 0 191 863" draw:points="0,0 191,0 191,863 0,863">
          <text:p/>
        </draw:polygon>
        <draw:path draw:style-name="gr2" draw:text-style-name="P2" draw:layer="layout" svg:width="0.917cm" svg:height="0.892cm" svg:x="18.473cm" svg:y="2.361cm" svg:viewBox="0 0 918 893" svg:d="M719 446c0-148-108-271-261-271-154 0-260 121-260 269v2c0 148 110 271 263 271 152 0 258-121 258-269zM458 893c-267 0-458-199-458-445v-2c0-245 194-446 461-446 266 0 457 198 457 444v2c0 245-194 447-460 447z">
          <text:p/>
        </draw:path>
        <draw:polygon draw:style-name="gr2" draw:text-style-name="P2" draw:layer="layout" svg:width="0.767cm" svg:height="0.862cm" svg:x="19.558cm" svg:y="2.376cm" svg:viewBox="0 0 768 863" draw:points="605,863 188,314 188,863 0,863 0,0 175,0 580,531 580,0 768,0 768,863">
          <text:p/>
        </draw:polygon>
        <draw:polygon draw:style-name="gr4" draw:text-style-name="P4" draw:layer="layout" svg:width="0.021cm" svg:height="0.287cm" svg:x="12.275cm" svg:y="4.764cm" svg:viewBox="0 0 22 288" draw:points="0,0 22,0 22,288 0,288">
          <text:p/>
        </draw:polygon>
        <draw:path draw:style-name="gr4" draw:text-style-name="P4" draw:layer="layout" svg:width="0.18cm" svg:height="0.3cm" svg:x="12.38cm" svg:y="4.751cm" svg:viewBox="0 0 181 301" svg:d="M161 301v-125c0-43-25-72-67-72s-74 31-74 75v122h-20v-301h20v130c14-25 38-44 77-44 53 0 84 36 84 86v129z">
          <text:p/>
        </draw:path>
        <draw:path draw:style-name="gr4" draw:text-style-name="P4" draw:layer="layout" svg:width="0.113cm" svg:height="0.213cm" svg:x="12.632cm" svg:y="4.838cm" svg:viewBox="0 0 114 214" svg:d="M112 23c-50 0-92 36-92 104v87h-20v-210h20v59c17-37 51-64 94-63v23z">
          <text:p/>
        </draw:path>
        <draw:path draw:style-name="gr4" draw:text-style-name="P4" draw:layer="layout" svg:width="0.209cm" svg:height="0.305cm" svg:x="12.919cm" svg:y="4.751cm" svg:viewBox="0 0 210 306" svg:d="M188 195c0-55-38-90-82-90-45 0-87 37-87 90v1c0 54 42 91 87 91s82-34 82-91zM108 306c-43 0-70-24-87-51v46h-21v-301h21v138c18-28 44-52 87-52 50 0 102 40 102 109s-52 111-102 111z">
          <text:p/>
        </draw:path>
        <draw:path draw:style-name="gr4" draw:text-style-name="P4" draw:layer="layout" svg:width="0.196cm" svg:height="0.219cm" svg:x="13.176cm" svg:y="4.837cm" svg:viewBox="0 0 197 220" svg:d="M174 101c-3-44-27-83-75-83-42 0-74 35-78 83zM104 201c32 0 54-14 71-33l15 13c-22 23-47 39-87 39-55 0-103-44-103-109v-1c0-62 43-110 100-110 58 0 97 47 97 110v1c0 3 0 4-1 8h-175c4 52 42 82 83 82z">
          <text:p/>
        </draw:path>
        <draw:path draw:style-name="gr4" draw:text-style-name="P4" draw:layer="layout" svg:width="0.208cm" svg:height="0.281cm" svg:x="13.417cm" svg:y="4.837cm" svg:viewBox="0 0 209 282" svg:d="M189 100c0-50-43-81-87-81s-81 30-81 80v1c0 47 38 80 81 80 44 0 87-32 87-79zM105 282c-35 0-67-11-96-32l12-17c25 20 54 30 85 30 48 0 82-28 82-82v-30c-18 26-46 49-88 49-50 0-100-39-100-99v-1c0-61 50-100 100-100 42 0 71 22 88 47v-42h21v178c0 63-44 99-104 99z">
          <text:p/>
        </draw:path>
        <draw:path draw:style-name="gr4" draw:text-style-name="P4" draw:layer="layout" svg:width="0.025cm" svg:height="0.291cm" svg:x="13.702cm" svg:y="4.76cm" svg:viewBox="0 0 26 292" svg:d="M2 83h21v209h-21zM0 0h26v27h-26z">
          <text:p/>
        </draw:path>
        <draw:path draw:style-name="gr4" draw:text-style-name="P4" draw:layer="layout" svg:width="0.179cm" svg:height="0.214cm" svg:x="13.804cm" svg:y="4.837cm" svg:viewBox="0 0 180 215" svg:d="M160 215v-125c0-43-24-72-67-72-42 0-73 31-73 75v122h-20v-210h20v39c14-25 37-44 76-44 53 0 84 36 84 86v129z">
          <text:p/>
        </draw:path>
        <draw:path draw:style-name="gr4" draw:text-style-name="P4" draw:layer="layout" svg:width="0.18cm" svg:height="0.214cm" svg:x="14.055cm" svg:y="4.837cm" svg:viewBox="0 0 181 215" svg:d="M160 215v-125c0-43-25-72-67-72-41 0-73 31-73 75v122h-20v-210h20v39c14-25 38-44 76-44 53 0 85 36 85 86v129z">
          <text:p/>
        </draw:path>
        <draw:path draw:style-name="gr4" draw:text-style-name="P4" draw:layer="layout" svg:width="0.124cm" svg:height="0.28cm" svg:x="14.288cm" svg:y="4.775cm" svg:viewBox="0 0 125 281" svg:d="M90 281c-33 0-60-18-60-58v-138h-30v-18h30v-67h21v67h74v18h-74v136c0 30 18 41 42 41 10 0 19-2 31-7v18c-11 5-21 8-34 8z">
          <text:p/>
        </draw:path>
        <draw:path draw:style-name="gr4" draw:text-style-name="P4" draw:layer="layout" svg:width="0.317cm" svg:height="0.214cm" svg:x="14.594cm" svg:y="4.837cm" svg:viewBox="0 0 318 215" svg:d="M298 215v-125c0-45-23-72-62-72-35 0-66 27-66 74v123h-20v-127c0-43-24-70-63-70-37 0-66 33-66 75v122h-21v-210h21v37c13-22 32-42 69-42 38 0 60 21 72 45 14-23 36-45 76-45 49 0 80 35 80 87v128z">
          <text:p/>
        </draw:path>
        <draw:path draw:style-name="gr4" draw:text-style-name="P4" draw:layer="layout" svg:width="0.025cm" svg:height="0.291cm" svg:x="14.985cm" svg:y="4.76cm" svg:viewBox="0 0 26 292" svg:d="M4 83h20v209h-20zM0 0h26v27h-26z">
          <text:p/>
        </draw:path>
        <draw:path draw:style-name="gr4" draw:text-style-name="P4" draw:layer="layout" svg:width="0.124cm" svg:height="0.28cm" svg:x="15.068cm" svg:y="4.775cm" svg:viewBox="0 0 125 281" svg:d="M89 281c-32 0-59-18-59-58v-138h-30v-18h30v-67h20v67h75v18h-75v136c0 30 18 41 42 41 11 0 19-2 32-7v18c-12 5-22 8-35 8z">
          <text:p/>
        </draw:path>
        <draw:polygon draw:style-name="gr4" draw:text-style-name="P4" draw:layer="layout" svg:width="0.221cm" svg:height="0.287cm" svg:x="15.359cm" svg:y="4.764cm" svg:viewBox="0 0 222 288" draw:points="122,19 122,288 101,288 101,19 0,19 0,0 222,0 222,19">
          <text:p/>
        </draw:polygon>
        <draw:path draw:style-name="gr4" draw:text-style-name="P4" draw:layer="layout" svg:width="0.195cm" svg:height="0.219cm" svg:x="15.571cm" svg:y="4.837cm" svg:viewBox="0 0 196 220" svg:d="M175 101c-3-44-27-83-77-83-41 0-73 35-77 83zM103 201c34 0 56-14 73-33l14 13c-21 23-46 39-87 39-55 0-103-44-103-109v-1c0-62 43-110 99-110 60 0 97 47 97 110v1c0 3 0 4 0 8h-175c4 52 41 82 82 82z">
          <text:p/>
        </draw:path>
        <draw:path draw:style-name="gr4" draw:text-style-name="P4" draw:layer="layout" svg:width="0.158cm" svg:height="0.217cm" svg:x="15.807cm" svg:y="4.838cm" svg:viewBox="0 0 159 218" svg:d="M87 218c-32 0-65-12-87-30l12-16c23 18 48 27 76 27s51-15 51-39v-1c0-25-27-34-56-42-35-10-73-20-73-58 0-35 29-59 70-59 25 0 54 9 75 23l-11 16c-19-12-42-21-65-21-29 0-48 16-48 38v1c0 23 28 32 59 41 34 9 69 21 69 58v1c0 37-32 61-72 61z">
          <text:p/>
        </draw:path>
        <draw:path draw:style-name="gr4" draw:text-style-name="P4" draw:layer="layout" svg:width="0.124cm" svg:height="0.28cm" svg:x="16.006cm" svg:y="4.775cm" svg:viewBox="0 0 125 281" svg:d="M90 281c-33 0-60-18-60-58v-138h-30v-18h30v-67h20v67h75v18h-75v136c0 30 19 41 43 41 10 0 19-2 31-7v18c-11 5-21 8-34 8z">
          <text:p/>
        </draw:path>
        <draw:path draw:style-name="gr4" draw:text-style-name="P4" draw:layer="layout" svg:width="0.181cm" svg:height="0.218cm" svg:x="16.172cm" svg:y="4.838cm" svg:viewBox="0 0 182 219" svg:d="M162 112c-17-5-41-10-72-10-44 0-69 20-69 49v1c0 31 29 48 61 48 44 0 80-26 80-64zM162 214v-35c-14 20-40 40-81 40-39 0-81-22-81-66s37-69 92-69c30 0 50 4 70 9v-9c0-43-26-65-70-65-25 0-46 7-66 17l-7-18c23-10 46-18 74-18 55 0 89 28 89 84v130z">
          <text:p/>
        </draw:path>
        <draw:path draw:style-name="gr4" draw:text-style-name="P4" draw:layer="layout" svg:width="0.179cm" svg:height="0.214cm" svg:x="16.421cm" svg:y="4.842cm" svg:viewBox="0 0 180 215" svg:d="M160 210v-40c-14 26-38 45-76 45-53 0-84-37-84-87v-128h20v124c0 43 24 73 67 73 41 0 73-33 73-76v-121h20v210z">
          <text:p/>
        </draw:path>
        <draw:path draw:style-name="gr4" draw:text-style-name="P4" draw:layer="layout" svg:width="0.124cm" svg:height="0.28cm" svg:x="16.657cm" svg:y="4.775cm" svg:viewBox="0 0 125 281" svg:d="M91 281c-33 0-59-18-59-58v-138h-32v-18h32v-67h20v67h73v18h-73v136c0 30 18 41 42 41 10 0 19-2 31-7v18c-11 5-21 8-34 8z">
          <text:p/>
        </draw:path>
        <draw:path draw:style-name="gr4" draw:text-style-name="P4" draw:layer="layout" svg:width="0.216cm" svg:height="0.219cm" svg:x="16.82cm" svg:y="4.837cm" svg:viewBox="0 0 217 220" svg:d="M195 110c0-51-38-91-86-91-50 0-87 40-87 91s39 91 87 91c50 0 86-40 86-90zM109 220c-63 0-109-50-109-109v-1c0-59 46-110 109-110s108 50 108 110c0 59-46 110-108 110z">
          <text:p/>
        </draw:path>
        <draw:path draw:style-name="gr4" draw:text-style-name="P4" draw:layer="layout" svg:width="0.316cm" svg:height="0.214cm" svg:x="17.098cm" svg:y="4.837cm" svg:viewBox="0 0 317 215" svg:d="M297 215v-125c0-45-23-72-62-72-35 0-66 27-66 74v123h-20v-127c0-43-24-70-62-70s-67 33-67 75v122h-20v-210h20v37c13-22 32-42 70-42 37 0 60 21 71 45 14-23 36-45 76-45 49 0 80 35 80 87v128z">
          <text:p/>
        </draw:path>
        <draw:path draw:style-name="gr4" draw:text-style-name="P4" draw:layer="layout" svg:width="0.181cm" svg:height="0.218cm" svg:x="17.471cm" svg:y="4.838cm" svg:viewBox="0 0 182 219" svg:d="M162 112c-17-5-41-10-71-10-45 0-70 20-70 49v1c0 31 29 48 62 48 43 0 79-26 79-64zM162 214v-35c-14 20-40 40-80 40s-82-22-82-66 37-69 92-69c30 0 50 4 70 9v-9c0-43-26-65-69-65-27 0-48 7-67 17l-7-18c23-10 45-18 75-18 54 0 88 28 88 84v130z">
          <text:p/>
        </draw:path>
        <draw:polygon draw:style-name="gr4" draw:text-style-name="P4" draw:layer="layout" svg:width="0.11cm" svg:height="0.023cm" svg:x="17.714cm" svg:y="4.918cm" svg:viewBox="0 0 111 24" draw:points="0,0 111,0 111,24 0,24">
          <text:p/>
        </draw:polygon>
        <draw:path draw:style-name="gr4" draw:text-style-name="P4" draw:layer="layout" svg:width="0.124cm" svg:height="0.28cm" svg:x="12.248cm" svg:y="5.268cm" svg:viewBox="0 0 125 281" svg:d="M91 281c-34 0-60-18-60-58v-138h-31v-19h31v-66h20v66h74v19h-74v136c0 30 18 41 43 41 10 0 19-2 31-8v19c-11 5-21 8-34 8z">
          <text:p/>
        </draw:path>
        <draw:path draw:style-name="gr4" draw:text-style-name="P4" draw:layer="layout" svg:width="0.025cm" svg:height="0.292cm" svg:x="12.432cm" svg:y="5.252cm" svg:viewBox="0 0 26 293" svg:d="M3 82h21v211h-21zM0 0h26v28h-26z">
          <text:p/>
        </draw:path>
        <draw:path draw:style-name="gr4" draw:text-style-name="P4" draw:layer="layout" svg:width="0.158cm" svg:height="0.218cm" svg:x="12.516cm" svg:y="5.33cm" svg:viewBox="0 0 159 219" svg:d="M87 219c-30 0-65-12-87-31l12-16c23 17 50 27 76 27 29 0 51-15 51-40v-1c0-24-26-33-56-41-34-10-73-21-73-58v-1c0-33 29-58 70-58 25 0 54 9 75 23l-11 17c-19-13-42-21-64-21-29 0-49 16-49 37v1c0 23 29 32 59 40 34 10 69 22 69 59v1c0 37-32 62-72 62z">
          <text:p/>
        </draw:path>
        <draw:path draw:style-name="gr4" draw:text-style-name="P4" draw:layer="layout" svg:width="0.025cm" svg:height="0.292cm" svg:x="12.739cm" svg:y="5.252cm" svg:viewBox="0 0 26 293" svg:d="M2 82h20v211h-20zM0 0h26v28h-26z">
          <text:p/>
        </draw:path>
        <draw:path draw:style-name="gr4" draw:text-style-name="P4" draw:layer="layout" svg:width="0.196cm" svg:height="0.219cm" svg:x="12.826cm" svg:y="5.33cm" svg:viewBox="0 0 197 220" svg:d="M175 100c-3-42-27-82-76-82-42 0-74 36-77 82zM104 201c32 0 55-14 73-33l14 12c-22 23-47 40-88 40-55 0-103-44-103-109v-1c0-61 43-110 100-110 59 0 97 48 97 110v1c0 3 0 4-1 7h-174c3 53 41 83 82 83z">
          <text:p/>
        </draw:path>
        <draw:path draw:style-name="gr4" draw:text-style-name="P4" draw:layer="layout" svg:width="0.113cm" svg:height="0.213cm" svg:x="13.08cm" svg:y="5.331cm" svg:viewBox="0 0 114 214" svg:d="M112 22c-49 0-91 37-91 106v86h-21v-211h21v60c16-37 51-64 93-63v22z">
          <text:p/>
        </draw:path>
        <draw:path draw:style-name="gr4" draw:text-style-name="P4" draw:layer="layout" svg:width="0.179cm" svg:height="0.215cm" svg:x="13.241cm" svg:y="5.334cm" svg:viewBox="0 0 180 216" svg:d="M160 211v-39c-14 25-37 44-77 44-53 0-83-36-83-86v-130h20v126c0 43 24 71 66 71s74-31 74-75v-122h20v211z">
          <text:p/>
        </draw:path>
        <draw:path draw:style-name="gr4" draw:text-style-name="P4" draw:layer="layout" svg:width="0.18cm" svg:height="0.214cm" svg:x="13.496cm" svg:y="5.33cm" svg:viewBox="0 0 181 215" svg:d="M161 215v-126c0-43-25-71-67-71-41 0-72 31-72 75v122h-22v-211h22v39c13-24 37-43 75-43 53 0 84 36 84 86v129z">
          <text:p/>
        </draw:path>
        <draw:path draw:style-name="gr4" draw:text-style-name="P4" draw:layer="layout" svg:width="0.208cm" svg:height="0.28cm" svg:x="13.735cm" svg:y="5.33cm" svg:viewBox="0 0 209 281" svg:d="M190 98c0-48-43-79-87-79-45 0-82 30-82 79v1c0 48 38 81 82 81s87-32 87-81zM106 281c-36 0-68-10-97-32l12-16c25 19 54 30 85 30 49 0 83-28 83-82v-30c-18 26-46 48-88 48-51 0-101-38-101-99v-1c0-60 50-99 101-99 42 0 70 22 88 46v-42h20v178c0 64-43 99-103 99z">
          <text:p/>
        </draw:path>
        <draw:polygon draw:style-name="gr4" draw:text-style-name="P4" draw:layer="layout" svg:width="0.027cm" svg:height="0.035cm" svg:x="14.015cm" svg:y="5.509cm" svg:viewBox="0 0 28 36" draw:points="0,0 28,0 28,36 0,36">
          <text:p/>
        </draw:polygon>
        <draw:path draw:style-name="gr2" draw:text-style-name="P2" draw:layer="layout" svg:width="0.07cm" svg:height="0.223cm" svg:x="12.288cm" svg:y="1.551cm" svg:viewBox="0 0 71 224" svg:d="M35 224c19 0 36-16 36-35v-154c0-19-17-35-36-35-20 0-35 16-35 35v154c0 19 15 35 35 35z">
          <text:p/>
        </draw:path>
        <draw:path draw:style-name="gr2" draw:text-style-name="P2" draw:layer="layout" svg:width="0.223cm" svg:height="0.07cm" svg:x="11.719cm" svg:y="2.18cm" svg:viewBox="0 0 224 71" svg:d="M188 0h-153c-19 0-35 16-35 36s16 35 35 35h153c19 0 36-15 36-35s-17-36-36-36z">
          <text:p/>
        </draw:path>
        <draw:path draw:style-name="gr2" draw:text-style-name="P2" draw:layer="layout" svg:width="0.203cm" svg:height="0.146cm" svg:x="11.765cm" svg:y="1.87cm" svg:viewBox="0 0 204 147" svg:d="M187 81l-133-77c-18-9-39-4-49 13s-4 38 13 48l134 77c17 10 38 4 48-12 9-17 3-40-13-49z">
          <text:p/>
        </draw:path>
        <draw:path draw:style-name="gr2" draw:text-style-name="P2" draw:layer="layout" svg:width="0.145cm" svg:height="0.204cm" svg:x="11.981cm" svg:y="1.64cm" svg:viewBox="0 0 146 205" svg:d="M128 201c17-10 23-31 13-48l-74-135c-10-17-32-23-49-13-17 9-23 31-14 48l76 134c10 17 31 23 48 14z">
          <text:p/>
        </draw:path>
        <draw:path draw:style-name="gr2" draw:text-style-name="P2" draw:layer="layout" svg:width="0.224cm" svg:height="0.074cm" svg:x="12.703cm" svg:y="2.183cm" svg:viewBox="0 0 225 75" svg:d="M190 4l-154-4c-19 0-35 15-36 34 0 20 15 36 34 36l155 5c19 1 35-16 36-35 0-19-15-35-35-36z">
          <text:p/>
        </draw:path>
        <draw:path draw:style-name="gr2" draw:text-style-name="P2" draw:layer="layout" svg:width="0.204cm" svg:height="0.143cm" svg:x="12.684cm" svg:y="1.875cm" svg:viewBox="0 0 205 144" svg:d="M51 140l136-73c17-9 23-31 14-48s-30-24-47-14l-136 73c-17 10-23 31-14 48s30 23 47 14z">
          <text:p/>
        </draw:path>
        <draw:path draw:style-name="gr2" draw:text-style-name="P2" draw:layer="layout" svg:width="0.148cm" svg:height="0.202cm" svg:x="12.531cm" svg:y="1.64cm" svg:viewBox="0 0 149 203" svg:d="M132 5c-18-10-39-4-49 12l-78 133c-10 17-5 38 12 48 16 10 38 4 48-12l79-133c10-16 5-38-12-48z">
          <text:p/>
        </draw:path>
        <draw:polygon draw:style-name="gr2" draw:text-style-name="P2" draw:layer="layout" svg:width="0.374cm" svg:height="0.365cm" svg:x="12.136cm" svg:y="2.636cm" svg:viewBox="0 0 375 366" draw:points="0,231 119,327 119,366 171,366 203,366 255,366 255,327 375,231 375,130 196,219 123,219 123,214 375,75 375,0 0,179">
          <text:p/>
        </draw:polygon>
        <draw:path draw:style-name="gr2" draw:text-style-name="P2" draw:layer="layout" svg:width="0.618cm" svg:height="0.94cm" svg:x="12.014cm" svg:y="1.83cm" svg:viewBox="0 0 619 941" svg:d="M237 169c-63 20-93 87-93 88-4 10-15 16-26 16-3 0-7 0-11-2-14-6-20-22-14-37 1-3 40-90 127-118 15-5 30 3 35 18s-3 30-18 35zM619 314c0-166-130-314-309-314s-310 148-310 314c-3 202 166 341 166 341v57h-43v97l37-17 73 8-110 57v84l374-174v-55h-44v-57c0 0 168-139 166-341z">
          <text:p/>
        </draw:path>
        <draw:polygon draw:style-name="gr2" draw:text-style-name="P2" draw:layer="layout" svg:width="10.088cm" svg:height="6.693cm" svg:x="10.754cm" svg:y="7.83cm" svg:viewBox="0 0 10089 6694" draw:points="10089,6694 0,6694 0,0 10089,0">
          <text:p/>
        </draw:polygon>
        <draw:polygon draw:style-name="gr38" draw:text-style-name="P14" draw:layer="layout" svg:width="10.088cm" svg:height="2.256cm" svg:x="10.754cm" svg:y="7.83cm" svg:viewBox="0 0 10089 2257" draw:points="10089,2257 0,2257 0,0 10089,0">
          <text:p/>
        </draw:polygon>
        <draw:path draw:style-name="gr2" draw:text-style-name="P2" draw:layer="layout" svg:width="0.683cm" svg:height="0.888cm" svg:x="13.735cm" svg:y="9.228cm" svg:viewBox="0 0 684 889" svg:d="M367 889c-131 0-263-46-367-138l112-135c78 64 160 105 259 105 77 0 124-31 124-81v-3c0-48-29-73-173-109-175-45-287-93-287-264v-3c0-156 125-261 303-261 125 0 232 40 320 111l-99 143c-76-53-151-85-224-85s-112 33-112 75v3c0 56 38 75 187 113 175 46 274 108 274 259v2c0 171-131 268-317 268z">
          <text:p/>
        </draw:path>
        <draw:path draw:style-name="gr2" draw:text-style-name="P2" draw:layer="layout" svg:width="0.916cm" svg:height="0.892cm" svg:x="14.545cm" svg:y="9.226cm" svg:viewBox="0 0 917 893" svg:d="M719 447c0-148-108-271-262-271-153 0-259 121-259 269v2c0 148 108 271 261 271 154 0 260-121 260-269zM457 893c-266 0-457-198-457-444v-2c0-245 193-447 459-447 267 0 458 199 458 445v2c0 245-193 446-460 446z">
          <text:p/>
        </draw:path>
        <draw:polygon draw:style-name="gr2" draw:text-style-name="P2" draw:layer="layout" svg:width="0.62cm" svg:height="0.862cm" svg:x="15.63cm" svg:y="9.241cm" svg:viewBox="0 0 621 863" draw:points="0,863 0,0 191,0 191,691 621,691 621,863">
          <text:p/>
        </draw:polygon>
        <draw:path draw:style-name="gr2" draw:text-style-name="P2" draw:layer="layout" svg:width="0.752cm" svg:height="0.876cm" svg:x="16.354cm" svg:y="9.241cm" svg:viewBox="0 0 753 877" svg:d="M374 877c-232 0-374-131-374-384v-493h190v488c0 140 70 213 186 213s187-70 187-207v-494h190v486c0 262-147 391-379 391z">
          <text:p/>
        </draw:path>
        <draw:polygon draw:style-name="gr2" draw:text-style-name="P2" draw:layer="layout" svg:width="0.715cm" svg:height="0.862cm" svg:x="17.237cm" svg:y="9.241cm" svg:viewBox="0 0 716 863" draw:points="454,175 454,863 264,863 264,175 0,175 0,0 716,0 716,175">
          <text:p/>
        </draw:polygon>
        <draw:polygon draw:style-name="gr2" draw:text-style-name="P2" draw:layer="layout" svg:width="0.19cm" svg:height="0.862cm" svg:x="18.106cm" svg:y="9.241cm" svg:viewBox="0 0 191 863" draw:points="0,0 191,0 191,863 0,863">
          <text:p/>
        </draw:polygon>
        <draw:path draw:style-name="gr2" draw:text-style-name="P2" draw:layer="layout" svg:width="0.917cm" svg:height="0.892cm" svg:x="18.473cm" svg:y="9.226cm" svg:viewBox="0 0 918 893" svg:d="M719 447c0-148-108-271-261-271-154 0-260 121-260 269v2c0 148 110 271 263 271 152 0 258-121 258-269zM458 893c-267 0-458-198-458-444v-2c0-245 194-447 461-447 266 0 457 199 457 445v2c0 245-194 446-460 446z">
          <text:p/>
        </draw:path>
        <draw:polygon draw:style-name="gr2" draw:text-style-name="P2" draw:layer="layout" svg:width="0.767cm" svg:height="0.862cm" svg:x="19.558cm" svg:y="9.241cm" svg:viewBox="0 0 768 863" draw:points="605,863 188,314 188,863 0,863 0,0 175,0 580,531 580,0 768,0 768,863">
          <text:p/>
        </draw:polygon>
        <draw:polygon draw:style-name="gr4" draw:text-style-name="P4" draw:layer="layout" svg:width="0.021cm" svg:height="0.287cm" svg:x="12.275cm" svg:y="11.629cm" svg:viewBox="0 0 22 288" draw:points="0,0 22,0 22,288 0,288">
          <text:p/>
        </draw:polygon>
        <draw:path draw:style-name="gr4" draw:text-style-name="P4" draw:layer="layout" svg:width="0.18cm" svg:height="0.3cm" svg:x="12.38cm" svg:y="11.616cm" svg:viewBox="0 0 181 301" svg:d="M161 301v-125c0-43-25-72-67-72s-74 31-74 75v122h-20v-301h20v130c14-25 38-44 77-44 53 0 84 36 84 86v129z">
          <text:p/>
        </draw:path>
        <draw:path draw:style-name="gr4" draw:text-style-name="P4" draw:layer="layout" svg:width="0.113cm" svg:height="0.213cm" svg:x="12.632cm" svg:y="11.703cm" svg:viewBox="0 0 114 214" svg:d="M112 23c-50 0-92 36-92 105v86h-20v-210h20v60c17-38 51-65 94-64v23z">
          <text:p/>
        </draw:path>
        <draw:path draw:style-name="gr4" draw:text-style-name="P4" draw:layer="layout" svg:width="0.317cm" svg:height="0.214cm" svg:x="12.919cm" svg:y="11.702cm" svg:viewBox="0 0 318 215" svg:d="M298 215v-125c0-46-23-72-62-72-35 0-67 27-67 74v123h-20v-127c0-43-24-70-62-70-37 0-66 33-66 75v122h-21v-210h21v37c13-22 32-42 69-42s59 21 71 45c14-23 37-45 77-45 49 0 80 35 80 87v128z">
          <text:p/>
        </draw:path>
        <draw:path draw:style-name="gr4" draw:text-style-name="P4" draw:layer="layout" svg:width="0.18cm" svg:height="0.218cm" svg:x="13.293cm" svg:y="11.703cm" svg:viewBox="0 0 181 219" svg:d="M162 111c-18-5-41-10-72-10-44 0-69 20-69 50v1c0 31 29 48 61 48 44 0 80-26 80-64zM162 214v-35c-15 20-41 40-81 40-39 0-81-22-81-66 0-45 37-70 91-70 30 0 51 4 71 9v-9c0-42-26-64-70-64-26 0-47 7-66 17l-7-18c23-10 45-18 74-18 55 0 88 28 88 83v131z">
          <text:p/>
        </draw:path>
        <draw:path draw:style-name="gr4" draw:text-style-name="P4" draw:layer="layout" svg:width="0.192cm" svg:height="0.219cm" svg:x="13.531cm" svg:y="11.702cm" svg:viewBox="0 0 193 220" svg:d="M108 220c-60 0-108-50-108-109v-1c0-58 48-110 108-110 39 0 64 19 84 39l-15 15c-18-18-38-34-69-34-48 0-85 39-85 90s38 91 86 91c30 0 53-15 71-35l13 13c-21 24-46 41-85 41z">
          <text:p/>
        </draw:path>
        <draw:path draw:style-name="gr4" draw:text-style-name="P4" draw:layer="layout" svg:width="0.18cm" svg:height="0.3cm" svg:x="13.78cm" svg:y="11.616cm" svg:viewBox="0 0 181 301" svg:d="M160 301v-125c0-43-24-72-66-72s-74 31-74 75v122h-20v-301h20v130c14-25 38-44 77-44 53 0 84 36 84 86v129z">
          <text:p/>
        </draw:path>
        <draw:path draw:style-name="gr4" draw:text-style-name="P4" draw:layer="layout" svg:width="0.124cm" svg:height="0.28cm" svg:x="14.013cm" svg:y="11.64cm" svg:viewBox="0 0 125 281" svg:d="M90 281c-34 0-60-18-60-59v-137h-30v-18h30v-67h20v67h75v18h-75v135c0 30 19 42 43 42 10 0 19-3 31-8v19c-11 5-21 8-34 8z">
          <text:p/>
        </draw:path>
        <draw:path draw:style-name="gr4" draw:text-style-name="P4" draw:layer="layout" svg:width="0.195cm" svg:height="0.219cm" svg:x="14.305cm" svg:y="11.702cm" svg:viewBox="0 0 196 220" svg:d="M175 101c-3-43-27-82-76-82-41 0-74 35-78 82zM104 201c33 0 55-14 72-33l14 13c-21 23-46 39-86 39-55 0-104-44-104-109v-1c0-61 44-110 100-110 59 0 96 48 96 110v1c0 3 0 4 0 8h-175c4 52 42 82 83 82z">
          <text:p/>
        </draw:path>
        <draw:path draw:style-name="gr4" draw:text-style-name="P4" draw:layer="layout" svg:width="0.025cm" svg:height="0.291cm" svg:x="14.56cm" svg:y="11.625cm" svg:viewBox="0 0 26 292" svg:d="M2 82h21v210h-21zM0 0h26v27h-26z">
          <text:p/>
        </draw:path>
        <draw:path draw:style-name="gr4" draw:text-style-name="P4" draw:layer="layout" svg:width="0.18cm" svg:height="0.214cm" svg:x="14.661cm" svg:y="11.702cm" svg:viewBox="0 0 181 215" svg:d="M161 215v-125c0-43-25-72-68-72-41 0-73 31-73 75v122h-20v-210h20v39c14-25 38-44 76-44 54 0 85 36 85 86v129z">
          <text:p/>
        </draw:path>
        <draw:path draw:style-name="gr4" draw:text-style-name="P4" draw:layer="layout" svg:width="0.195cm" svg:height="0.219cm" svg:x="14.899cm" svg:y="11.702cm" svg:viewBox="0 0 196 220" svg:d="M174 101c-2-43-27-82-75-82-41 0-73 35-77 82zM104 201c33 0 55-14 72-33l14 13c-21 23-46 39-87 39-55 0-103-44-103-109v-1c0-61 43-110 100-110 59 0 96 48 96 110v1c0 3 0 4 0 8h-174c4 52 41 82 82 82z">
          <text:p/>
        </draw:path>
        <draw:path draw:style-name="gr4" draw:text-style-name="P4" draw:layer="layout" svg:width="0.179cm" svg:height="0.214cm" svg:x="15.153cm" svg:y="11.702cm" svg:viewBox="0 0 180 215" svg:d="M160 215v-125c0-43-25-72-67-72-41 0-73 31-73 75v122h-20v-210h20v39c14-25 37-44 76-44 53 0 84 36 84 86v129z">
          <text:p/>
        </draw:path>
        <draw:polygon draw:style-name="gr4" draw:text-style-name="P4" draw:layer="layout" svg:width="0.412cm" svg:height="0.29cm" svg:x="15.51cm" svg:y="11.628cm" svg:viewBox="0 0 413 291" draw:points="307,291 290,291 206,40 122,291 104,291 0,1 24,1 114,258 198,0 215,0 299,258 390,1 413,1">
          <text:p/>
        </draw:polygon>
        <draw:path draw:style-name="gr4" draw:text-style-name="P4" draw:layer="layout" svg:width="0.215cm" svg:height="0.219cm" svg:x="15.939cm" svg:y="11.702cm" svg:viewBox="0 0 216 220" svg:d="M195 110c0-50-38-90-87-90-50 0-86 40-86 90 0 51 38 91 87 91 50 0 86-41 86-90zM108 220c-63 0-108-50-108-109v-1c0-58 46-110 109-110 62 0 107 51 107 110s-45 110-108 110z">
          <text:p/>
        </draw:path>
        <draw:path draw:style-name="gr4" draw:text-style-name="P4" draw:layer="layout" svg:width="0.113cm" svg:height="0.213cm" svg:x="16.216cm" svg:y="11.703cm" svg:viewBox="0 0 114 214" svg:d="M112 23c-49 0-92 36-92 105v86h-20v-210h20v60c17-38 52-65 94-64v23z">
          <text:p/>
        </draw:path>
        <draw:polygon draw:style-name="gr4" draw:text-style-name="P4" draw:layer="layout" svg:width="0.179cm" svg:height="0.3cm" svg:x="16.381cm" svg:y="11.616cm" svg:viewBox="0 0 180 301" draw:points="154,301 71,199 20,250 20,301 0,301 0,0 20,0 20,226 150,91 176,91 85,183 180,301">
          <text:p/>
        </draw:polygon>
        <draw:path draw:style-name="gr4" draw:text-style-name="P4" draw:layer="layout" svg:width="0.159cm" svg:height="0.217cm" svg:x="16.592cm" svg:y="11.703cm" svg:viewBox="0 0 160 218" svg:d="M87 218c-31 0-64-12-87-30l12-16c23 18 49 27 77 27s50-15 50-40-26-34-55-43c-35-10-73-20-73-58v-1c0-33 28-57 70-57 25 0 53 9 74 23l-11 16c-19-12-42-21-64-21-30 0-49 16-49 37v1c0 23 29 32 60 40 33 10 69 22 69 60v1c0 37-32 61-73 61z">
          <text:p/>
        </draw:path>
        <draw:path draw:style-name="gr4" draw:text-style-name="P4" draw:layer="layout" svg:width="0.179cm" svg:height="0.3cm" svg:x="16.815cm" svg:y="11.616cm" svg:viewBox="0 0 180 301" svg:d="M160 301v-125c0-43-24-72-68-72-41 0-72 31-72 75v122h-20v-301h20v130c14-25 37-44 75-44 54 0 85 36 85 86v129z">
          <text:p/>
        </draw:path>
        <draw:path draw:style-name="gr4" draw:text-style-name="P4" draw:layer="layout" svg:width="0.215cm" svg:height="0.219cm" svg:x="17.052cm" svg:y="11.702cm" svg:viewBox="0 0 216 220" svg:d="M194 110c0-50-37-90-86-90-50 0-86 40-86 90 0 51 39 91 87 91 50 0 85-41 85-90zM108 220c-62 0-108-50-108-109v-1c0-58 47-110 109-110s107 51 107 110-45 110-108 110z">
          <text:p/>
        </draw:path>
        <draw:path draw:style-name="gr4" draw:text-style-name="P4" draw:layer="layout" svg:width="0.208cm" svg:height="0.28cm" svg:x="17.329cm" svg:y="11.702cm" svg:viewBox="0 0 209 281" svg:d="M188 109c0-55-39-90-83-90-43 0-86 37-86 90v1c0 54 43 91 86 91 46 0 83-35 83-91zM107 220c-41 0-69-25-87-51v112h-20v-276h20v46c18-27 46-51 87-51 51 0 102 40 102 109s-51 111-102 111z">
          <text:p/>
        </draw:path>
        <draw:path draw:style-name="gr4" draw:text-style-name="P4" draw:layer="layout" svg:width="0.18cm" svg:height="0.214cm" svg:x="17.719cm" svg:y="11.707cm" svg:viewBox="0 0 181 215" svg:d="M161 210v-39c-14 25-38 44-77 44-53 0-84-36-84-87v-128h20v124c0 43 25 73 67 73s74-33 74-76v-121h20v210z">
          <text:p/>
        </draw:path>
        <draw:path draw:style-name="gr4" draw:text-style-name="P4" draw:layer="layout" svg:width="0.18cm" svg:height="0.214cm" svg:x="17.975cm" svg:y="11.702cm" svg:viewBox="0 0 181 215" svg:d="M160 215v-125c0-43-24-72-66-72-41 0-73 31-73 75v122h-21v-210h21v39c14-25 38-44 76-44 53 0 84 36 84 86v129z">
          <text:p/>
        </draw:path>
        <draw:path draw:style-name="gr4" draw:text-style-name="P4" draw:layer="layout" svg:width="0.208cm" svg:height="0.305cm" svg:x="18.213cm" svg:y="11.616cm" svg:viewBox="0 0 209 306" svg:d="M190 196c0-54-42-90-86-90-45 0-82 33-82 90 0 55 38 91 82 91s86-37 86-90zM188 301v-47c-18 28-44 52-86 52-50 0-102-41-102-109v-1c0-68 52-110 102-110 42 0 69 25 86 51v-137h21v301z">
          <text:p/>
        </draw:path>
        <draw:path draw:style-name="gr4" draw:text-style-name="P4" draw:layer="layout" svg:width="0.158cm" svg:height="0.218cm" svg:x="12.25cm" svg:y="12.195cm" svg:viewBox="0 0 159 219" svg:d="M86 219c-31 0-64-12-86-30l12-16c23 17 48 27 75 27 28 0 50-16 50-40v-1c0-24-26-33-55-41-34-10-72-21-72-59v-1c0-33 28-58 69-58 25 0 53 9 75 23l-11 17c-20-13-43-21-65-21-29 0-48 16-48 37v1c0 24 29 33 59 41 33 10 70 22 70 59v1c0 37-33 61-73 61z">
          <text:p/>
        </draw:path>
        <draw:path draw:style-name="gr4" draw:text-style-name="P4" draw:layer="layout" svg:width="0.208cm" svg:height="0.28cm" svg:x="12.472cm" svg:y="12.195cm" svg:viewBox="0 0 209 281" svg:d="M187 109c0-55-38-90-83-90-43 0-85 36-85 90v1c0 53 42 90 85 90 47 0 83-34 83-90zM106 219c-42 0-69-24-86-50v112h-20v-277h20v47c18-27 45-51 86-51 52 0 103 40 103 108v1c0 68-51 110-103 110z">
          <text:p/>
        </draw:path>
        <draw:path draw:style-name="gr4" draw:text-style-name="P4" draw:layer="layout" svg:width="0.113cm" svg:height="0.213cm" svg:x="12.743cm" svg:y="12.196cm" svg:viewBox="0 0 114 214" svg:d="M112 22c-50 0-92 37-92 105v87h-20v-211h20v60c16-37 51-65 94-63v22z">
          <text:p/>
        </draw:path>
        <draw:path draw:style-name="gr4" draw:text-style-name="P4" draw:layer="layout" svg:width="0.196cm" svg:height="0.22cm" svg:x="12.882cm" svg:y="12.194cm" svg:viewBox="0 0 197 221" svg:d="M175 100c-3-42-27-81-75-81-42 0-74 35-78 81zM105 202c32 0 55-14 72-34l14 13c-22 23-47 40-87 40-56 0-104-45-104-110v-1c0-61 43-110 101-110 59 0 96 48 96 110v1c0 3 0 4 0 7h-175c4 53 41 84 83 84z">
          <text:p/>
        </draw:path>
        <draw:path draw:style-name="gr4" draw:text-style-name="P4" draw:layer="layout" svg:width="0.193cm" svg:height="0.22cm" svg:x="13.122cm" svg:y="12.194cm" svg:viewBox="0 0 194 221" svg:d="M108 221c-60 0-108-51-108-110v-1c0-59 48-110 108-110 40 0 64 19 84 39l-14 15c-19-19-39-35-70-35-48 0-86 40-86 90v1c0 51 39 92 87 92 30 0 53-15 71-36l14 12c-22 26-47 43-86 43z">
          <text:p/>
        </draw:path>
        <draw:path draw:style-name="gr4" draw:text-style-name="P4" draw:layer="layout" svg:width="0.18cm" svg:height="0.301cm" svg:x="13.371cm" svg:y="12.109cm" svg:viewBox="0 0 181 302" svg:d="M160 302v-126c0-43-25-71-67-71-41 0-73 31-73 75v122h-20v-302h20v130c14-24 38-43 76-43 54 0 85 36 85 86v129z">
          <text:p/>
        </draw:path>
        <draw:path draw:style-name="gr4" draw:text-style-name="P4" draw:layer="layout" svg:width="0.124cm" svg:height="0.28cm" svg:x="13.604cm" svg:y="12.133cm" svg:viewBox="0 0 125 281" svg:d="M89 281c-33 0-59-18-59-58v-137h-30v-19h30v-67h20v67h75v19h-75v135c0 30 18 41 42 41 11 0 20-2 32-8v19c-11 5-21 8-35 8z">
          <text:p/>
        </draw:path>
        <draw:path draw:style-name="gr4" draw:text-style-name="P4" draw:layer="layout" svg:width="0.18cm" svg:height="0.282cm" svg:x="13.906cm" svg:y="12.132cm" svg:viewBox="0 0 181 283" svg:d="M112 0h28v33h-28zM45 0h28v33h-28zM161 278v-39c-14 25-39 44-77 44-53 0-84-36-84-86v-130h20v126c0 43 25 71 67 71 41 0 74-31 74-74v-123h20v211z">
          <text:p/>
        </draw:path>
        <draw:path draw:style-name="gr4" draw:text-style-name="P4" draw:layer="layout" svg:width="0.208cm" svg:height="0.305cm" svg:x="14.162cm" svg:y="12.109cm" svg:viewBox="0 0 209 306" svg:d="M187 195c0-55-38-90-82-90s-86 36-86 90v1c0 54 42 91 86 91 46 0 82-34 82-91zM107 306c-43 0-70-24-87-50v45h-20v-301h20v137c18-27 45-51 87-51 51 0 102 40 102 108v1c0 69-51 111-102 111z">
          <text:p/>
        </draw:path>
        <draw:path draw:style-name="gr4" draw:text-style-name="P4" draw:layer="layout" svg:width="0.195cm" svg:height="0.22cm" svg:x="14.419cm" svg:y="12.194cm" svg:viewBox="0 0 196 221" svg:d="M174 100c-2-42-27-81-76-81-41 0-73 35-77 81zM103 202c34 0 56-14 73-34l14 13c-21 23-46 40-88 40-55 0-102-45-102-110v-1c0-61 42-110 99-110 60 0 97 48 97 110v1c0 3 0 4 0 7h-175c4 53 41 84 82 84z">
          <text:p/>
        </draw:path>
        <draw:path draw:style-name="gr4" draw:text-style-name="P4" draw:layer="layout" svg:width="0.113cm" svg:height="0.213cm" svg:x="14.673cm" svg:y="12.196cm" svg:viewBox="0 0 114 214" svg:d="M112 22c-49 0-92 37-92 105v87h-20v-211h20v60c16-37 52-65 94-63v22z">
          <text:p/>
        </draw:path>
        <draw:path draw:style-name="gr4" draw:text-style-name="P4" draw:layer="layout" svg:width="0.208cm" svg:height="0.305cm" svg:x="14.947cm" svg:y="12.109cm" svg:viewBox="0 0 209 306" svg:d="M190 195c0-54-42-90-86-90-46 0-82 33-82 89v1c0 56 38 92 82 92s86-37 86-91zM189 301v-47c-18 28-45 52-87 52-51 0-102-41-102-110v-1c0-68 51-110 102-110 43 0 70 24 87 51v-136h20v301z">
          <text:p/>
        </draw:path>
        <draw:path draw:style-name="gr4" draw:text-style-name="P4" draw:layer="layout" svg:width="0.025cm" svg:height="0.292cm" svg:x="15.232cm" svg:y="12.117cm" svg:viewBox="0 0 26 293" svg:d="M2 82h21v211h-21zM0 0h26v28h-26z">
          <text:p/>
        </draw:path>
        <draw:path draw:style-name="gr4" draw:text-style-name="P4" draw:layer="layout" svg:width="0.196cm" svg:height="0.22cm" svg:x="15.319cm" svg:y="12.194cm" svg:viewBox="0 0 197 221" svg:d="M174 100c-3-42-27-81-75-81-42 0-74 35-77 81zM104 202c32 0 54-14 72-34l15 13c-23 23-48 40-88 40-55 0-103-45-103-110v-1c0-61 43-110 100-110 58 0 97 48 97 110v1c0 3 0 4-1 7h-174c3 53 41 84 82 84z">
          <text:p/>
        </draw:path>
        <draw:polygon draw:style-name="gr4" draw:text-style-name="P4" draw:layer="layout" svg:width="0.272cm" svg:height="0.29cm" svg:x="15.676cm" svg:y="12.121cm" svg:viewBox="0 0 273 291" draw:points="146,291 127,291 0,0 24,0 137,266 251,0 273,0">
          <text:p/>
        </draw:polygon>
        <draw:path draw:style-name="gr4" draw:text-style-name="P4" draw:layer="layout" svg:width="0.025cm" svg:height="0.292cm" svg:x="15.997cm" svg:y="12.117cm" svg:viewBox="0 0 26 293" svg:d="M2 82h21v211h-21zM0 0h26v28h-26z">
          <text:p/>
        </draw:path>
        <draw:path draw:style-name="gr4" draw:text-style-name="P4" draw:layer="layout" svg:width="0.158cm" svg:height="0.218cm" svg:x="16.081cm" svg:y="12.195cm" svg:viewBox="0 0 159 219" svg:d="M85 219c-30 0-63-12-85-30l11-16c23 17 49 27 76 27 29 0 51-16 51-40v-1c0-24-27-33-56-41-34-10-72-21-72-59v-1c0-33 28-58 69-58 25 0 54 9 75 23l-11 17c-19-13-43-21-65-21-29 0-48 16-48 37v1c0 24 29 33 59 41 34 10 70 22 70 59v1c0 37-32 61-74 61z">
          <text:p/>
        </draw:path>
        <draw:path draw:style-name="gr4" draw:text-style-name="P4" draw:layer="layout" svg:width="0.025cm" svg:height="0.292cm" svg:x="16.303cm" svg:y="12.117cm" svg:viewBox="0 0 26 293" svg:d="M3 82h21v211h-21zM0 0h26v28h-26z">
          <text:p/>
        </draw:path>
        <draw:path draw:style-name="gr4" draw:text-style-name="P4" draw:layer="layout" svg:width="0.215cm" svg:height="0.219cm" svg:x="16.391cm" svg:y="12.195cm" svg:viewBox="0 0 216 220" svg:d="M194 109c0-50-38-91-86-91-50 0-87 41-87 90v1c0 51 39 92 88 92s85-42 85-91zM108 220c-63 0-108-51-108-110v-1c0-59 45-109 109-109 62 0 107 50 107 108v1c0 59-46 111-108 111z">
          <text:p/>
        </draw:path>
        <draw:path draw:style-name="gr4" draw:text-style-name="P4" draw:layer="layout" svg:width="0.179cm" svg:height="0.214cm" svg:x="16.668cm" svg:y="12.195cm" svg:viewBox="0 0 180 215" svg:d="M160 215v-126c0-43-24-71-66-71s-74 31-74 75v122h-20v-211h20v39c14-24 37-43 76-43 53 0 84 36 84 86v129z">
          <text:p/>
        </draw:path>
        <draw:path draw:style-name="gr4" draw:text-style-name="P4" draw:layer="layout" svg:width="0.179cm" svg:height="0.215cm" svg:x="17.039cm" svg:y="12.199cm" svg:viewBox="0 0 180 216" svg:d="M160 211v-39c-14 25-37 44-76 44-54 0-84-36-84-86v-130h20v126c0 43 24 71 67 71 41 0 73-31 73-74v-123h20v211z">
          <text:p/>
        </draw:path>
        <draw:path draw:style-name="gr4" draw:text-style-name="P4" draw:layer="layout" svg:width="0.18cm" svg:height="0.214cm" svg:x="17.294cm" svg:y="12.195cm" svg:viewBox="0 0 181 215" svg:d="M161 215v-126c0-43-26-71-68-71-41 0-73 31-73 75v122h-20v-211h20v39c14-24 38-43 76-43 53 0 85 36 85 86v129z">
          <text:p/>
        </draw:path>
        <draw:path draw:style-name="gr4" draw:text-style-name="P4" draw:layer="layout" svg:width="0.209cm" svg:height="0.305cm" svg:x="17.532cm" svg:y="12.109cm" svg:viewBox="0 0 210 306" svg:d="M191 195c0-54-42-90-86-90-45 0-83 33-83 89v1c0 56 39 92 83 92s86-37 86-91zM190 301v-47c-18 28-45 52-87 52-50 0-103-41-103-110v-1c0-68 53-110 103-110 42 0 69 24 87 51v-136h20v301z">
          <text:p/>
        </draw:path>
        <draw:path draw:style-name="gr4" draw:text-style-name="P4" draw:layer="layout" svg:width="0.208cm" svg:height="0.305cm" svg:x="17.927cm" svg:y="12.109cm" svg:viewBox="0 0 209 306" svg:d="M190 195c0-54-42-90-85-90-47 0-84 33-84 89v1c0 56 39 92 84 92 43 0 85-37 85-91zM189 301v-47c-18 28-45 52-86 52-52 0-103-41-103-110v-1c0-68 51-110 103-110 41 0 69 24 86 51v-136h20v301z">
          <text:p/>
        </draw:path>
        <draw:path draw:style-name="gr4" draw:text-style-name="P4" draw:layer="layout" svg:width="0.025cm" svg:height="0.292cm" svg:x="18.212cm" svg:y="12.117cm" svg:viewBox="0 0 26 293" svg:d="M3 82h20v211h-20zM0 0h26v28h-26z">
          <text:p/>
        </draw:path>
        <draw:path draw:style-name="gr4" draw:text-style-name="P4" draw:layer="layout" svg:width="0.196cm" svg:height="0.22cm" svg:x="18.299cm" svg:y="12.194cm" svg:viewBox="0 0 197 221" svg:d="M175 100c-3-42-27-81-76-81-42 0-74 35-77 81zM104 202c33 0 55-14 73-34l13 13c-21 23-46 40-87 40-55 0-103-45-103-110v-1c0-61 43-110 100-110 59 0 97 48 97 110v1c0 3 0 4-1 7h-174c3 53 41 84 82 84z">
          <text:p/>
        </draw:path>
        <draw:polygon draw:style-name="gr4" draw:text-style-name="P4" draw:layer="layout" svg:width="0.228cm" svg:height="0.288cm" svg:x="12.257cm" svg:y="12.614cm" svg:viewBox="0 0 229 289" draw:points="0,289 0,277 198,19 7,19 7,0 229,0 229,12 31,269 229,269 229,289">
          <text:p/>
        </draw:polygon>
        <draw:path draw:style-name="gr4" draw:text-style-name="P4" draw:layer="layout" svg:width="0.025cm" svg:height="0.292cm" svg:x="12.551cm" svg:y="12.61cm" svg:viewBox="0 0 26 293" svg:d="M2 83h21v210h-21zM0 0h26v28h-26z">
          <text:p/>
        </draw:path>
        <draw:path draw:style-name="gr4" draw:text-style-name="P4" draw:layer="layout" svg:width="0.196cm" svg:height="0.22cm" svg:x="12.638cm" svg:y="12.687cm" svg:viewBox="0 0 197 221" svg:d="M175 100c-3-42-27-81-76-81-42 0-74 35-78 81zM104 202c33 0 55-15 73-33l13 12c-21 23-46 40-87 40-55 0-103-44-103-111 0-61 43-110 100-110 59 0 97 48 97 110v1c0 3 0 4-1 7h-175c4 53 42 84 83 84z">
          <text:p/>
        </draw:path>
        <draw:polygon draw:style-name="gr4" draw:text-style-name="P4" draw:layer="layout" svg:width="0.02cm" svg:height="0.3cm" svg:x="12.895cm" svg:y="12.602cm" svg:viewBox="0 0 21 301" draw:points="0,0 21,0 21,301 0,301">
          <text:p/>
        </draw:polygon>
        <draw:path draw:style-name="gr4" draw:text-style-name="P4" draw:layer="layout" svg:width="0.196cm" svg:height="0.22cm" svg:x="12.98cm" svg:y="12.687cm" svg:viewBox="0 0 197 221" svg:d="M174 100c-3-42-27-81-75-81-42 0-74 35-77 81zM104 202c32 0 54-15 72-33l15 12c-23 23-48 40-88 40-55 0-103-44-103-111 0-61 43-110 100-110 58 0 97 48 97 110v1c0 3 0 4-1 7h-174c3 53 41 84 82 84z">
          <text:p/>
        </draw:path>
        <draw:path draw:style-name="gr4" draw:text-style-name="P4" draw:layer="layout" svg:width="0.208cm" svg:height="0.305cm" svg:x="13.344cm" svg:y="12.602cm" svg:viewBox="0 0 209 306" svg:d="M190 196c0-54-42-90-85-90-47 0-83 33-83 89v1c0 55 38 90 83 90 43 0 85-36 85-90zM189 301v-47c-18 27-45 52-86 52-52 0-103-41-103-109v-1c0-68 51-110 103-110 42 0 69 24 86 50v-136h20v301z">
          <text:p/>
        </draw:path>
        <draw:path draw:style-name="gr4" draw:text-style-name="P4" draw:layer="layout" svg:width="0.196cm" svg:height="0.22cm" svg:x="13.614cm" svg:y="12.687cm" svg:viewBox="0 0 197 221" svg:d="M175 100c-3-42-27-81-76-81-42 0-74 35-77 81zM104 202c33 0 55-15 73-33l14 12c-22 23-47 40-88 40-55 0-103-44-103-111 0-61 43-110 100-110 59 0 97 48 97 110v1c0 3 0 4-1 7h-174c3 53 41 84 82 84z">
          <text:p/>
        </draw:path>
        <draw:path draw:style-name="gr4" draw:text-style-name="P4" draw:layer="layout" svg:width="0.158cm" svg:height="0.218cm" svg:x="13.85cm" svg:y="12.688cm" svg:viewBox="0 0 159 219" svg:d="M86 219c-30 0-63-13-86-31l12-16c23 18 49 28 75 28 29 0 52-16 52-40v-1c0-24-27-33-56-42-35-10-72-20-72-57v-1c0-34 28-59 69-59 25 0 54 10 75 24l-11 17c-20-13-43-21-65-21-29 0-48 16-48 37 0 24 28 32 58 41 34 9 70 22 70 59v1c0 37-33 61-73 61z">
          <text:p/>
        </draw:path>
        <draw:path draw:style-name="gr4" draw:text-style-name="P4" draw:layer="layout" svg:width="0.211cm" svg:height="0.288cm" svg:x="14.2cm" svg:y="12.614cm" svg:viewBox="0 0 212 289" svg:d="M191 89c0-45-35-69-87-69h-82v142h79c54 0 90-29 90-72zM100 181h-78v108h-22v-289h106c63 0 106 33 106 88v1c0 60-52 92-112 92z">
          <text:p/>
        </draw:path>
        <draw:path draw:style-name="gr4" draw:text-style-name="P4" draw:layer="layout" svg:width="0.113cm" svg:height="0.213cm" svg:x="14.47cm" svg:y="12.689cm" svg:viewBox="0 0 114 214" svg:d="M112 22c-49 0-92 37-92 105v87h-20v-211h20v60c18-38 52-65 94-63v22z">
          <text:p/>
        </draw:path>
        <draw:path draw:style-name="gr4" draw:text-style-name="P4" draw:layer="layout" svg:width="0.215cm" svg:height="0.22cm" svg:x="14.61cm" svg:y="12.687cm" svg:viewBox="0 0 216 221" svg:d="M194 110c0-51-38-91-87-91-50 0-86 41-86 90v1c0 51 38 92 87 92 50 0 86-41 86-91zM107 221c-62 0-107-51-107-110v-1c0-59 45-110 108-110s108 50 108 109v1c0 60-46 111-109 111z">
          <text:p/>
        </draw:path>
        <draw:path draw:style-name="gr4" draw:text-style-name="P4" draw:layer="layout" svg:width="0.064cm" svg:height="0.359cm" svg:x="14.848cm" svg:y="12.61cm" svg:viewBox="0 0 65 360" svg:d="M40 0h25v28h-25zM17 360c-6 0-11-1-17-2v-18c5 1 12 2 17 2 14 0 26-10 26-30v-230h20v229c0 33-18 49-46 49z">
          <text:p/>
        </draw:path>
        <draw:path draw:style-name="gr4" draw:text-style-name="P4" draw:layer="layout" svg:width="0.195cm" svg:height="0.22cm" svg:x="14.975cm" svg:y="12.687cm" svg:viewBox="0 0 196 221" svg:d="M174 100c-2-42-27-81-76-81-41 0-73 35-77 81zM103 202c33 0 56-15 73-33l14 12c-21 23-46 40-88 40-55 0-102-44-102-111 0-61 42-110 99-110 60 0 97 48 97 110v1c0 3 0 4 0 7h-175c4 53 41 84 82 84z">
          <text:p/>
        </draw:path>
        <draw:polygon draw:style-name="gr4" draw:text-style-name="P4" draw:layer="layout" svg:width="0.179cm" svg:height="0.3cm" svg:x="15.229cm" svg:y="12.602cm" svg:viewBox="0 0 180 301" draw:points="155,301 71,198 20,250 20,301 0,301 0,0 20,0 20,225 151,90 177,90 86,184 180,301">
          <text:p/>
        </draw:polygon>
        <draw:path draw:style-name="gr4" draw:text-style-name="P4" draw:layer="layout" svg:width="0.124cm" svg:height="0.28cm" svg:x="15.435cm" svg:y="12.625cm" svg:viewBox="0 0 125 281" svg:d="M91 281c-33 0-59-17-59-57v-138h-32v-19h32v-67h20v67h73v19h-73v136c0 30 18 40 42 40 10 0 19-2 31-7v19c-11 5-21 7-34 7z">
          <text:p/>
        </draw:path>
        <draw:path draw:style-name="gr4" draw:text-style-name="P4" draw:layer="layout" svg:width="0.158cm" svg:height="0.218cm" svg:x="15.601cm" svg:y="12.688cm" svg:viewBox="0 0 159 219" svg:d="M86 219c-31 0-64-13-86-31l12-16c23 18 48 28 75 28 28 0 51-16 51-40v-1c0-24-27-33-56-42-34-10-72-20-72-57v-1c0-34 29-59 69-59 25 0 55 10 76 24l-11 17c-19-13-43-21-66-21-28 0-47 16-47 37 0 24 28 32 58 41 35 9 70 22 70 59v1c0 37-32 61-73 61z">
          <text:p/>
        </draw:path>
        <draw:polygon draw:style-name="gr4" draw:text-style-name="P4" draw:layer="layout" svg:width="0.027cm" svg:height="0.035cm" svg:x="15.819cm" svg:y="12.867cm" svg:viewBox="0 0 28 36" draw:points="0,0 28,0 28,36 0,36">
          <text:p/>
        </draw:polygon>
        <draw:path draw:style-name="gr2" draw:text-style-name="P2" draw:layer="layout" svg:width="0.07cm" svg:height="0.223cm" svg:x="12.288cm" svg:y="8.416cm" svg:viewBox="0 0 71 224" svg:d="M35 224c19 0 36-16 36-35v-154c0-19-17-35-36-35-20 0-35 16-35 35v154c0 19 15 35 35 35z">
          <text:p/>
        </draw:path>
        <draw:path draw:style-name="gr2" draw:text-style-name="P2" draw:layer="layout" svg:width="0.223cm" svg:height="0.07cm" svg:x="11.719cm" svg:y="9.045cm" svg:viewBox="0 0 224 71" svg:d="M188 0h-153c-19 0-35 16-35 36s16 35 35 35h153c19 0 36-15 36-35s-17-36-36-36z">
          <text:p/>
        </draw:path>
        <draw:path draw:style-name="gr2" draw:text-style-name="P2" draw:layer="layout" svg:width="0.203cm" svg:height="0.146cm" svg:x="11.765cm" svg:y="8.735cm" svg:viewBox="0 0 204 147" svg:d="M187 81l-133-77c-18-9-39-4-49 13s-4 38 13 48l134 77c17 10 38 4 48-13 9-16 3-39-13-48z">
          <text:p/>
        </draw:path>
        <draw:path draw:style-name="gr2" draw:text-style-name="P2" draw:layer="layout" svg:width="0.145cm" svg:height="0.204cm" svg:x="11.981cm" svg:y="8.505cm" svg:viewBox="0 0 146 205" svg:d="M128 201c17-10 23-31 13-48l-74-135c-10-17-32-23-49-13-17 9-23 31-14 47l76 135c10 17 31 23 48 14z">
          <text:p/>
        </draw:path>
        <draw:path draw:style-name="gr2" draw:text-style-name="P2" draw:layer="layout" svg:width="0.224cm" svg:height="0.074cm" svg:x="12.703cm" svg:y="9.048cm" svg:viewBox="0 0 225 75" svg:d="M190 4l-154-4c-19-1-35 15-36 35 0 20 15 36 34 36l155 4c19 1 35-15 36-34 0-19-15-36-35-37z">
          <text:p/>
        </draw:path>
        <draw:path draw:style-name="gr2" draw:text-style-name="P2" draw:layer="layout" svg:width="0.204cm" svg:height="0.143cm" svg:x="12.684cm" svg:y="8.74cm" svg:viewBox="0 0 205 144" svg:d="M51 140l136-74c17-9 23-30 14-47s-30-24-47-14l-136 72c-17 10-23 31-14 48 9 18 30 24 47 15z">
          <text:p/>
        </draw:path>
        <draw:path draw:style-name="gr2" draw:text-style-name="P2" draw:layer="layout" svg:width="0.148cm" svg:height="0.202cm" svg:x="12.531cm" svg:y="8.505cm" svg:viewBox="0 0 149 203" svg:d="M132 5c-18-10-39-4-49 12l-78 133c-10 17-5 38 12 48 16 10 38 4 48-12l79-132c10-17 5-39-12-49z">
          <text:p/>
        </draw:path>
        <draw:polygon draw:style-name="gr2" draw:text-style-name="P2" draw:layer="layout" svg:width="0.374cm" svg:height="0.365cm" svg:x="12.136cm" svg:y="9.501cm" svg:viewBox="0 0 375 366" draw:points="0,230 119,327 119,366 171,366 203,366 255,366 255,327 375,230 375,129 196,219 123,219 123,214 375,75 375,0 0,179">
          <text:p/>
        </draw:polygon>
        <draw:path draw:style-name="gr2" draw:text-style-name="P2" draw:layer="layout" svg:width="0.618cm" svg:height="0.94cm" svg:x="12.014cm" svg:y="8.695cm" svg:viewBox="0 0 619 941" svg:d="M237 169c-63 20-93 88-93 89-4 10-15 16-26 16-3 0-7 0-11-2-14-6-20-22-14-38 1-3 40-90 127-118 15-5 30 3 35 18s-3 30-18 35zM619 315c0-167-130-315-309-315s-310 148-310 315c-3 202 166 340 166 340v57h-43v97l37-17 73 8-110 57v84l374-174v-55h-44v-57c0 0 168-138 166-340z">
          <text:p/>
        </draw:path>
        <draw:frame draw:style-name="gr5" draw:text-style-name="P5" draw:layer="layout" svg:width="0.484cm" svg:height="0.484cm" svg:x="11.135cm" svg:y="6.841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8cm" svg:x="11.745cm" svg:y="6.987cm" svg:viewBox="0 0 153 209" draw:points="61,22 0,22 4,0 153,0 148,22 86,22 51,209 26,209">
          <text:p/>
        </draw:polygon>
        <draw:path draw:style-name="gr6" draw:text-style-name="P6" draw:layer="layout" svg:width="0.158cm" svg:height="0.217cm" svg:x="11.848cm" svg:y="7.046cm" svg:viewBox="0 0 159 218" svg:d="M55 0l15 81c3 17 5 28 7 39 4-9 9-20 16-37l38-83h28l-56 114c-17 32-32 58-52 78-17 17-35 24-43 26l-8-22c8-2 19-6 29-14s21-20 29-35c1-2 1-4 1-6l-30-141z">
          <text:p/>
        </draw:path>
        <draw:path draw:style-name="gr6" draw:text-style-name="P6" draw:layer="layout" svg:width="0.223cm" svg:height="0.153cm" svg:x="12.006cm" svg:y="7.042cm" svg:viewBox="0 0 224 154" svg:d="M0 154l19-106c3-17 6-32 7-44h23l-4 29c14-22 33-33 53-33 23 0 33 15 35 34 13-22 33-33 55-34 17 0 36 11 36 40 0 7 0 17-2 26l-17 88h-25l17-86c1-6 2-14 2-20 0-15-6-27-23-27-18 0-42 23-48 56l-14 77h-24l16-88c1-7 2-12 2-18 0-13-3-27-22-27s-42 26-48 58l-13 75z">
          <text:p/>
        </draw:path>
        <draw:path draw:style-name="gr6" draw:text-style-name="P6" draw:layer="layout" svg:width="0.141cm" svg:height="0.156cm" svg:x="12.256cm" svg:y="7.042cm" svg:viewBox="0 0 142 157" svg:d="M27 95c0 24 13 42 35 42 31 0 54-39 54-74 0-17-8-41-36-41-32 0-53 39-53 73zM142 63c0 46-32 94-84 94-37 0-58-28-58-61 0-49 34-96 84-96 40 0 58 32 58 63z">
          <text:p/>
        </draw:path>
        <draw:path draw:style-name="gr6" draw:text-style-name="P6" draw:layer="layout" svg:width="0.111cm" svg:height="0.222cm" svg:x="12.418cm" svg:y="6.973cm" svg:viewBox="0 0 112 223" svg:d="M0 223l25-129h-20l4-20h20l1-8c4-21 11-40 24-53 10-9 24-13 37-13 10 0 17 1 21 4l-6 21c-4-2-9-3-15-3-20 0-31 20-36 45l-1 7h34l-4 20h-34l-24 129z">
          <text:p/>
        </draw:path>
        <draw:path draw:style-name="gr6" draw:text-style-name="P6" draw:layer="layout" svg:width="0.125cm" svg:height="0.156cm" svg:x="12.504cm" svg:y="7.042cm" svg:viewBox="0 0 126 157" svg:d="M78 21c-25 0-43 24-50 47 42 1 73-5 73-28 0-12-9-19-23-19zM107 145c-12 7-30 12-51 12-39 0-56-27-56-60 0-45 33-97 82-97 28 0 44 18 44 40 0 39-44 49-101 48-1 7 0 20 4 28 5 14 17 20 34 20s31-5 40-10z">
          <text:p/>
        </draw:path>
        <draw:path draw:style-name="gr6" draw:text-style-name="P6" draw:layer="layout" svg:width="0.157cm" svg:height="0.217cm" svg:x="12.621cm" svg:y="7.046cm" svg:viewBox="0 0 158 218" svg:d="M54 0l15 81c3 17 5 28 7 39 4-9 9-20 16-37l39-83h27l-56 114c-16 32-31 58-52 78-16 17-36 24-44 26l-6-22c6-2 17-6 28-14 10-8 21-20 29-35 1-2 1-4 1-6l-30-141z">
          <text:p/>
        </draw:path>
        <draw:path draw:style-name="gr6" draw:text-style-name="P6" draw:layer="layout" svg:width="0.153cm" svg:height="0.208cm" svg:x="12.851cm" svg:y="6.987cm" svg:viewBox="0 0 154 209" svg:d="M23 209l17-88-40-121h27l20 67c5 19 7 27 9 35 6-9 13-20 24-36l45-66h29l-89 121-16 88z">
          <text:p/>
        </draw:path>
        <draw:path draw:style-name="gr6" draw:text-style-name="P6" draw:layer="layout" svg:width="0.125cm" svg:height="0.156cm" svg:x="12.973cm" svg:y="7.042cm" svg:viewBox="0 0 126 157" svg:d="M78 21c-25 0-43 24-49 47 40 1 72-5 72-28 0-12-9-19-23-19zM107 145c-11 7-30 12-50 12-40 0-57-27-57-60 0-45 33-97 81-97 30 0 45 18 45 40 0 39-45 49-100 48-1 7-1 20 3 28 6 14 18 20 33 20 18 0 32-5 41-10z">
          <text:p/>
        </draw:path>
        <draw:path draw:style-name="gr6" draw:text-style-name="P6" draw:layer="layout" svg:width="0.134cm" svg:height="0.149cm" svg:x="13.118cm" svg:y="7.046cm" svg:viewBox="0 0 135 150" svg:d="M26 0l13 86c2 17 4 28 5 36h1c3-8 7-18 16-35l45-87h29l-84 150h-25l-26-150z">
          <text:p/>
        </draw:path>
        <draw:path draw:style-name="gr6" draw:text-style-name="P6" draw:layer="layout" svg:width="0.15cm" svg:height="0.217cm" svg:x="13.24cm" svg:y="7.042cm" svg:viewBox="0 0 151 218" svg:d="M123 26c-5-2-14-5-25-5-38 0-64 39-64 76-1 16 6 35 28 35s46-27 51-56zM7 187c9 5 24 10 39 10 26 0 45-13 55-53l5-23h-1c-14 21-32 32-52 32-31 0-46-26-46-52 0-51 37-101 96-101 17 0 36 5 48 11l-23 123c-6 32-15 53-30 68-16 12-36 16-53 16-19 0-36-4-45-10z">
          <text:p/>
        </draw:path>
        <draw:path draw:style-name="gr6" draw:text-style-name="P6" draw:layer="layout" svg:width="0.098cm" svg:height="0.153cm" svg:x="13.407cm" svg:y="7.042cm" svg:viewBox="0 0 99 154" svg:d="M0 154l18-96c4-20 6-41 8-54h23c-1 10-2 21-4 33h1c10-21 26-37 46-37 2 0 5 1 7 1l-5 26c-2 0-4-2-7-2-22 0-42 28-48 63l-14 66z">
          <text:p/>
        </draw:path>
        <draw:path draw:style-name="gr6" draw:text-style-name="P6" draw:layer="layout" svg:width="0.144cm" svg:height="0.156cm" svg:x="13.501cm" svg:y="7.042cm" svg:viewBox="0 0 145 157" svg:d="M116 24c-4-2-9-2-18-2-39 0-70 40-70 81 0 17 5 33 25 33 21 0 47-28 54-67zM99 154c0-9 2-23 3-39-16 31-37 42-58 42-27 0-44-21-44-49 0-52 39-108 104-108 15 0 30 3 41 6l-16 79c-5 26-7 52-6 69z">
          <text:p/>
        </draw:path>
        <draw:path draw:style-name="gr6" draw:text-style-name="P6" draw:layer="layout" svg:width="0.105cm" svg:height="0.156cm" svg:x="13.655cm" svg:y="7.042cm" svg:viewBox="0 0 106 157" svg:d="M7 128c8 4 20 9 32 9 19 0 30-11 30-24 0-12-5-19-22-28s-27-22-27-38c0-26 23-47 55-47 14 0 26 4 31 8l-7 20c-5-3-15-7-26-7-15 0-27 10-27 23 0 11 8 17 21 25 17 9 28 22 28 39 0 31-25 49-58 49-16 0-30-5-37-10z">
          <text:p/>
        </draw:path>
        <draw:path draw:style-name="gr6" draw:text-style-name="P6" draw:layer="layout" svg:width="0.139cm" svg:height="0.219cm" svg:x="13.776cm" svg:y="6.976cm" svg:viewBox="0 0 140 220" svg:d="M0 220l41-220h27l-20 96h1c14-18 32-30 54-30 17 0 37 10 37 40 0 9-1 19-2 26l-17 88h-25l16-87c1-5 2-12 2-20 0-15-6-26-23-26-20 0-46 25-52 58l-14 75z">
          <text:p/>
        </draw:path>
        <draw:path draw:style-name="gr6" draw:text-style-name="P6" draw:layer="layout" svg:width="0.158cm" svg:height="0.217cm" svg:x="13.917cm" svg:y="7.046cm" svg:viewBox="0 0 159 218" svg:d="M54 0l15 81c3 17 5 28 7 39 4-9 9-20 16-37l38-83h29l-58 114c-16 32-31 58-51 78-17 17-35 24-43 26l-7-22c7-2 18-6 28-14s21-20 29-35c1-2 1-4 0-6l-29-141z">
          <text:p/>
        </draw:path>
        <draw:path draw:style-name="gr6" draw:text-style-name="P6" draw:layer="layout" svg:width="0.14cm" svg:height="0.153cm" svg:x="14.074cm" svg:y="7.042cm" svg:viewBox="0 0 141 154" svg:d="M0 154l20-106c4-17 6-32 7-44h24l-4 30h1c13-22 34-34 55-34 18 0 38 10 38 43 0 6-1 16-3 24l-16 87h-26l17-87c1-5 2-12 2-19 0-14-6-27-24-27s-44 23-51 60l-14 73z">
          <text:p/>
        </draw:path>
        <draw:path draw:style-name="gr6" draw:text-style-name="P6" draw:layer="layout" svg:width="0.06cm" svg:height="0.077cm" svg:x="14.217cm" svg:y="7.156cm" svg:viewBox="0 0 61 78" svg:d="M0 78c9-19 24-53 30-75l31-3c-11 26-31 61-42 76z">
          <text:p/>
        </draw:path>
        <draw:path draw:style-name="gr6" draw:text-style-name="P6" draw:layer="layout" svg:width="0.145cm" svg:height="0.204cm" svg:x="14.351cm" svg:y="6.991cm" svg:viewBox="0 0 146 205" svg:d="M0 205l3-17 30-25c54-45 85-77 85-110 0-14-8-30-31-30-18 0-32 8-41 14l-7-18c14-12 35-19 54-19 38 0 53 26 53 50 0 43-40 80-88 119l-17 13v1h85l-4 22z">
          <text:p/>
        </draw:path>
        <draw:path draw:style-name="gr6" draw:text-style-name="P6" draw:layer="layout" svg:width="0.137cm" svg:height="0.207cm" svg:x="14.516cm" svg:y="6.991cm" svg:viewBox="0 0 138 208" svg:d="M25 140c0 22 4 47 28 47 39 0 59-82 59-123 0-15-2-43-26-43-36 0-61 70-61 119zM138 63c0 66-31 145-88 145-37 0-50-30-50-70 0-66 35-138 88-138 39 0 50 32 50 63z">
          <text:p/>
        </draw:path>
        <draw:polygon draw:style-name="gr6" draw:text-style-name="P6" draw:layer="layout" svg:width="0.067cm" svg:height="0.201cm" svg:x="14.706cm" svg:y="6.994cm" svg:viewBox="0 0 68 202" draw:points="38,26 37,26 3,44 0,23 46,0 68,0 30,202 5,202">
          <text:p/>
        </draw:polygon>
        <draw:path draw:style-name="gr6" draw:text-style-name="P6" draw:layer="layout" svg:width="0.137cm" svg:height="0.207cm" svg:x="14.819cm" svg:y="6.991cm" svg:viewBox="0 0 138 208" svg:d="M25 140c0 22 4 47 29 47 38 0 58-82 58-123 0-15-2-43-26-43-35 0-61 70-61 119zM138 63c0 66-31 145-87 145-38 0-51-30-51-70 0-66 35-138 88-138 39 0 50 32 50 63z">
          <text:p/>
        </draw:path>
        <draw:frame draw:style-name="gr5" draw:text-style-name="P5" draw:layer="layout" svg:width="0.484cm" svg:height="0.484cm" svg:x="11.101cm" svg:y="13.649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2cm" svg:height="0.207cm" svg:x="11.712cm" svg:y="13.795cm" svg:viewBox="0 0 153 208" draw:points="61,22 0,22 4,0 153,0 148,22 86,22 51,208 26,208">
          <text:p/>
        </draw:polygon>
        <draw:path draw:style-name="gr6" draw:text-style-name="P6" draw:layer="layout" svg:width="0.158cm" svg:height="0.218cm" svg:x="11.815cm" svg:y="13.853cm" svg:viewBox="0 0 159 219" svg:d="M55 0l15 80c3 18 5 29 7 40 4-10 9-20 16-37l38-83h28l-57 114c-16 33-31 59-51 79-18 17-36 24-44 26l-7-22c7-3 18-7 28-15 10-7 22-19 30-34 1-3 1-5 0-8l-30-140z">
          <text:p/>
        </draw:path>
        <draw:path draw:style-name="gr6" draw:text-style-name="P6" draw:layer="layout" svg:width="0.224cm" svg:height="0.152cm" svg:x="11.972cm" svg:y="13.85cm" svg:viewBox="0 0 225 153" svg:d="M0 153l21-106c3-17 5-31 7-44h22l-3 28c14-21 33-31 53-31 23 0 33 14 35 33 13-21 32-33 54-33 17 0 36 11 36 39 0 7 0 17-2 26l-17 88h-25l16-86c2-6 3-14 3-20 0-16-6-26-23-26-18 0-41 22-47 56l-14 76h-25l17-87c1-7 2-13 2-19 0-13-3-26-22-26s-42 25-48 57l-14 75z">
          <text:p/>
        </draw:path>
        <draw:path draw:style-name="gr6" draw:text-style-name="P6" draw:layer="layout" svg:width="0.141cm" svg:height="0.156cm" svg:x="12.223cm" svg:y="13.85cm" svg:viewBox="0 0 142 157" svg:d="M27 94c0 25 13 42 35 42 30 0 54-38 54-73 0-17-9-43-36-43-32 0-53 40-53 74zM142 63c0 46-33 94-84 94-37 0-58-28-58-62 0-49 34-95 83-95 41 0 59 31 59 63z">
          <text:p/>
        </draw:path>
        <draw:path draw:style-name="gr6" draw:text-style-name="P6" draw:layer="layout" svg:width="0.11cm" svg:height="0.222cm" svg:x="12.385cm" svg:y="13.78cm" svg:viewBox="0 0 111 223" svg:d="M0 223l25-130h-20l4-20h20l1-8c4-20 11-40 24-52 10-8 23-13 36-13 11 0 18 2 21 4l-5 21c-4-2-10-3-16-3-20 0-30 19-35 44l-1 7h33l-4 20h-33l-24 130z">
          <text:p/>
        </draw:path>
        <draw:path draw:style-name="gr6" draw:text-style-name="P6" draw:layer="layout" svg:width="0.125cm" svg:height="0.156cm" svg:x="12.471cm" svg:y="13.85cm" svg:viewBox="0 0 126 157" svg:d="M77 20c-24 0-42 25-49 48 41 1 73-5 73-28 0-12-10-20-24-20zM106 145c-11 6-30 12-50 12-39 0-56-27-56-60 0-45 33-97 81-97 29 0 45 17 45 39 0 39-46 50-101 49-1 6 0 20 4 28 5 14 17 20 33 20 17 0 32-5 41-10z">
          <text:p/>
        </draw:path>
        <draw:path draw:style-name="gr6" draw:text-style-name="P6" draw:layer="layout" svg:width="0.158cm" svg:height="0.218cm" svg:x="12.587cm" svg:y="13.853cm" svg:viewBox="0 0 159 219" svg:d="M55 0l15 80c3 18 5 29 7 40 4-10 9-20 16-37l39-83h27l-56 114c-16 33-31 59-53 79-17 17-35 24-43 26l-7-22c7-3 18-7 28-15 10-7 21-19 30-34 1-3 1-5 1-8l-31-140z">
          <text:p/>
        </draw:path>
        <draw:path draw:style-name="gr6" draw:text-style-name="P6" draw:layer="layout" svg:width="0.153cm" svg:height="0.207cm" svg:x="12.818cm" svg:y="13.795cm" svg:viewBox="0 0 154 208" svg:d="M23 208l17-87-40-121h27l20 67c5 18 7 27 9 35 6-9 13-21 22-36l46-66h30l-89 121-16 87z">
          <text:p/>
        </draw:path>
        <draw:path draw:style-name="gr6" draw:text-style-name="P6" draw:layer="layout" svg:width="0.125cm" svg:height="0.156cm" svg:x="12.94cm" svg:y="13.85cm" svg:viewBox="0 0 126 157" svg:d="M78 20c-25 0-43 25-49 48 40 1 71-5 71-28 0-12-9-20-22-20zM106 145c-11 6-29 12-49 12-40 0-57-27-57-60 0-45 33-97 81-97 29 0 45 17 45 39 0 39-45 50-100 49-1 6-1 20 3 28 6 14 18 20 33 20 18 0 31-5 40-10z">
          <text:p/>
        </draw:path>
        <draw:path draw:style-name="gr6" draw:text-style-name="P6" draw:layer="layout" svg:width="0.134cm" svg:height="0.149cm" svg:x="13.085cm" svg:y="13.853cm" svg:viewBox="0 0 135 150" svg:d="M27 0l13 86c2 17 4 29 5 37h1c3-8 7-18 16-35l45-88h28l-83 150h-25l-27-150z">
          <text:p/>
        </draw:path>
        <draw:path draw:style-name="gr6" draw:text-style-name="P6" draw:layer="layout" svg:width="0.15cm" svg:height="0.217cm" svg:x="13.207cm" svg:y="13.85cm" svg:viewBox="0 0 151 218" svg:d="M122 25c-5-2-15-5-25-5-37 0-63 40-63 77-1 17 6 36 28 36s44-28 50-58zM7 187c9 6 24 10 39 10 26 0 45-13 54-53l5-22h-1c-13 21-31 31-51 31-31 0-46-25-46-51 0-52 37-102 95-102 17 0 37 5 49 10l-25 125c-5 31-14 53-29 66-16 13-36 17-53 17-18 0-35-5-44-11z">
          <text:p/>
        </draw:path>
        <draw:path draw:style-name="gr6" draw:text-style-name="P6" draw:layer="layout" svg:width="0.098cm" svg:height="0.152cm" svg:x="13.374cm" svg:y="13.85cm" svg:viewBox="0 0 99 153" svg:d="M0 153l18-97c4-19 6-39 8-53h22c-1 11-2 21-4 33h1c10-21 27-36 47-36 2 0 5 0 7 0l-5 26c-2-1-4-1-7-1-22 0-43 27-49 63l-13 65z">
          <text:p/>
        </draw:path>
        <draw:path draw:style-name="gr6" draw:text-style-name="P6" draw:layer="layout" svg:width="0.144cm" svg:height="0.156cm" svg:x="13.468cm" svg:y="13.85cm" svg:viewBox="0 0 145 157" svg:d="M116 22c-4-1-9-2-18-2-39 0-71 41-71 83 0 16 5 33 26 33s47-28 54-68zM99 153c0-9 1-23 3-38-16 31-37 42-59 42-27 0-43-21-43-50 0-52 38-107 104-107 15 0 30 2 41 5l-16 79c-5 26-7 53-6 69z">
          <text:p/>
        </draw:path>
        <draw:path draw:style-name="gr6" draw:text-style-name="P6" draw:layer="layout" svg:width="0.105cm" svg:height="0.155cm" svg:x="13.622cm" svg:y="13.85cm" svg:viewBox="0 0 106 156" svg:d="M7 127c7 5 20 10 32 10 18 0 29-11 29-25 0-11-5-18-21-27-17-10-27-23-27-38 0-27 23-47 54-47 14 0 26 4 32 7l-7 21c-5-3-15-8-27-8-15 0-26 10-26 23 0 11 7 18 20 25 18 10 29 23 29 39 0 32-26 49-58 49-16 0-30-5-37-10z">
          <text:p/>
        </draw:path>
        <draw:path draw:style-name="gr6" draw:text-style-name="P6" draw:layer="layout" svg:width="0.139cm" svg:height="0.218cm" svg:x="13.743cm" svg:y="13.784cm" svg:viewBox="0 0 140 219" svg:d="M0 219l41-219h26l-19 96h1c13-18 31-29 54-29 17 0 37 10 37 40 0 8-1 17-2 25l-17 87h-25l16-86c1-5 2-12 2-21 0-13-6-24-23-24-21 0-46 23-52 56l-14 75z">
          <text:p/>
        </draw:path>
        <draw:path draw:style-name="gr6" draw:text-style-name="P6" draw:layer="layout" svg:width="0.158cm" svg:height="0.218cm" svg:x="13.884cm" svg:y="13.853cm" svg:viewBox="0 0 159 219" svg:d="M55 0l15 80c3 18 5 29 7 40 4-10 8-20 16-37l38-83h28l-57 114c-16 33-31 59-51 79-17 17-35 24-44 26l-7-22c7-3 19-7 29-15 10-7 21-19 29-34 1-3 1-5 0-8l-29-140z">
          <text:p/>
        </draw:path>
        <draw:path draw:style-name="gr6" draw:text-style-name="P6" draw:layer="layout" svg:width="0.14cm" svg:height="0.152cm" svg:x="14.041cm" svg:y="13.85cm" svg:viewBox="0 0 141 153" svg:d="M0 153l20-106c4-17 6-31 7-44h23l-4 30h1c13-21 35-33 56-33 18 0 38 10 38 41 0 7-1 16-3 25l-16 87h-26l17-86c1-6 2-14 2-20 0-15-6-26-24-26s-45 22-52 60l-13 72z">
          <text:p/>
        </draw:path>
        <draw:path draw:style-name="gr6" draw:text-style-name="P6" draw:layer="layout" svg:width="0.06cm" svg:height="0.078cm" svg:x="14.184cm" svg:y="13.963cm" svg:viewBox="0 0 61 79" svg:d="M0 79c10-19 24-52 31-75l30-4c-11 28-30 62-41 76z">
          <text:p/>
        </draw:path>
        <draw:path draw:style-name="gr6" draw:text-style-name="P6" draw:layer="layout" svg:width="0.145cm" svg:height="0.203cm" svg:x="14.318cm" svg:y="13.799cm" svg:viewBox="0 0 146 204" svg:d="M0 204l3-17 31-25c54-45 85-77 85-110 0-14-8-30-31-30-18 0-32 8-41 14l-7-18c14-11 35-18 53-18 38 0 53 25 53 49 0 42-39 80-87 120l-17 13h84l-4 22z">
          <text:p/>
        </draw:path>
        <draw:path draw:style-name="gr6" draw:text-style-name="P6" draw:layer="layout" svg:width="0.137cm" svg:height="0.207cm" svg:x="14.483cm" svg:y="13.799cm" svg:viewBox="0 0 138 208" svg:d="M25 139c0 21 4 48 28 48 38 0 59-83 59-123 0-16-2-44-28-44-34 0-59 70-59 119zM138 63c0 65-32 145-88 145-37 0-50-30-50-70 0-67 35-138 87-138 39 0 51 31 51 63z">
          <text:p/>
        </draw:path>
        <draw:polygon draw:style-name="gr6" draw:text-style-name="P6" draw:layer="layout" svg:width="0.068cm" svg:height="0.2cm" svg:x="14.672cm" svg:y="13.802cm" svg:viewBox="0 0 69 201" draw:points="39,26 38,26 3,43 0,23 47,0 69,0 30,201 5,201">
          <text:p/>
        </draw:polygon>
        <draw:path draw:style-name="gr6" draw:text-style-name="P6" draw:layer="layout" svg:width="0.137cm" svg:height="0.207cm" svg:x="14.786cm" svg:y="13.799cm" svg:viewBox="0 0 138 208" svg:d="M25 139c0 21 4 48 28 48 39 0 59-83 59-123 0-16-2-44-26-44-36 0-61 70-61 119zM138 63c0 65-31 145-88 145-37 0-50-30-50-70 0-67 35-138 88-138 38 0 50 31 50 63z">
          <text:p/>
        </draw:path>
        <draw:polygon draw:style-name="gr2" draw:text-style-name="P2" draw:layer="layout" svg:width="10.088cm" svg:height="6.693cm" svg:x="10.694cm" svg:y="14.794cm" svg:viewBox="0 0 10089 6694" draw:points="10089,6694 0,6694 0,0 10089,0">
          <text:p/>
        </draw:polygon>
        <draw:polygon draw:style-name="gr38" draw:text-style-name="P14" draw:layer="layout" svg:width="10.088cm" svg:height="2.255cm" svg:x="10.694cm" svg:y="14.794cm" svg:viewBox="0 0 10089 2256" draw:points="10089,2256 0,2256 0,0 10089,0">
          <text:p/>
        </draw:polygon>
        <draw:path draw:style-name="gr2" draw:text-style-name="P2" draw:layer="layout" svg:width="0.683cm" svg:height="0.887cm" svg:x="13.675cm" svg:y="16.192cm" svg:viewBox="0 0 684 888" svg:d="M367 888c-131 0-263-46-367-138l113-135c77 65 159 105 258 105 78 0 125-31 125-81v-3c0-48-30-72-174-109-175-45-287-93-287-264v-2c0-158 126-261 303-261 125 0 233 39 320 109l-98 144c-77-54-152-86-225-86s-112 33-112 76v3c0 57 37 75 188 113 174 46 273 109 273 259v2c0 172-131 268-317 268z">
          <text:p/>
        </draw:path>
        <draw:path draw:style-name="gr2" draw:text-style-name="P2" draw:layer="layout" svg:width="0.916cm" svg:height="0.892cm" svg:x="14.485cm" svg:y="16.189cm" svg:viewBox="0 0 917 893" svg:d="M719 447c0-149-109-272-262-272s-259 121-259 270v2c0 148 109 271 261 271 153 0 260-120 260-268zM457 893c-266 0-457-198-457-443v-3c0-246 193-447 459-447 268 0 458 199 458 445v2c0 245-193 446-460 446z">
          <text:p/>
        </draw:path>
        <draw:polygon draw:style-name="gr2" draw:text-style-name="P2" draw:layer="layout" svg:width="0.62cm" svg:height="0.862cm" svg:x="15.57cm" svg:y="16.204cm" svg:viewBox="0 0 621 863" draw:points="0,863 0,0 190,0 190,691 621,691 621,863">
          <text:p/>
        </draw:polygon>
        <draw:path draw:style-name="gr2" draw:text-style-name="P2" draw:layer="layout" svg:width="0.752cm" svg:height="0.876cm" svg:x="16.294cm" svg:y="16.204cm" svg:viewBox="0 0 753 877" svg:d="M374 877c-232 0-374-129-374-383v-494h190v489c0 140 70 213 186 213s186-70 186-207v-495h191v488c0 261-147 389-379 389z">
          <text:p/>
        </draw:path>
        <draw:polygon draw:style-name="gr2" draw:text-style-name="P2" draw:layer="layout" svg:width="0.714cm" svg:height="0.862cm" svg:x="17.178cm" svg:y="16.204cm" svg:viewBox="0 0 715 863" draw:points="453,175 453,863 262,863 262,175 0,175 0,0 715,0 715,175">
          <text:p/>
        </draw:polygon>
        <draw:polygon draw:style-name="gr2" draw:text-style-name="P2" draw:layer="layout" svg:width="0.19cm" svg:height="0.862cm" svg:x="18.046cm" svg:y="16.204cm" svg:viewBox="0 0 191 863" draw:points="0,0 191,0 191,863 0,863">
          <text:p/>
        </draw:polygon>
        <draw:path draw:style-name="gr2" draw:text-style-name="P2" draw:layer="layout" svg:width="0.917cm" svg:height="0.892cm" svg:x="18.413cm" svg:y="16.189cm" svg:viewBox="0 0 918 893" svg:d="M720 447c0-149-109-272-262-272s-259 121-259 270v2c0 148 108 271 262 271 153 0 259-120 259-268zM458 893c-267 0-458-198-458-443v-3c0-246 194-447 461-447 266 0 457 199 457 445v2c0 245-193 446-460 446z">
          <text:p/>
        </draw:path>
        <draw:polygon draw:style-name="gr2" draw:text-style-name="P2" draw:layer="layout" svg:width="0.766cm" svg:height="0.862cm" svg:x="19.499cm" svg:y="16.204cm" svg:viewBox="0 0 767 863" draw:points="606,863 188,314 188,863 0,863 0,0 176,0 580,531 580,0 767,0 767,863">
          <text:p/>
        </draw:polygon>
        <draw:polygon draw:style-name="gr4" draw:text-style-name="P4" draw:layer="layout" svg:width="0.022cm" svg:height="0.287cm" svg:x="12.215cm" svg:y="18.592cm" svg:viewBox="0 0 23 288" draw:points="0,0 23,0 23,288 0,288">
          <text:p/>
        </draw:polygon>
        <draw:path draw:style-name="gr4" draw:text-style-name="P4" draw:layer="layout" svg:width="0.18cm" svg:height="0.299cm" svg:x="12.32cm" svg:y="18.58cm" svg:viewBox="0 0 181 300" svg:d="M161 300v-124c0-43-24-73-68-73-41 0-72 33-72 76v121h-21v-300h21v130c14-26 37-45 75-45 54 0 85 37 85 87v128z">
          <text:p/>
        </draw:path>
        <draw:path draw:style-name="gr4" draw:text-style-name="P4" draw:layer="layout" svg:width="0.113cm" svg:height="0.212cm" svg:x="12.572cm" svg:y="18.667cm" svg:viewBox="0 0 114 213" svg:d="M112 22c-48 0-92 36-92 106v85h-20v-210h20v59c18-37 53-64 94-62v22z">
          <text:p/>
        </draw:path>
        <draw:path draw:style-name="gr4" draw:text-style-name="P4" draw:layer="layout" svg:width="0.316cm" svg:height="0.214cm" svg:x="12.86cm" svg:y="18.665cm" svg:viewBox="0 0 317 215" svg:d="M297 215v-124c0-46-23-73-63-73-35 0-66 28-66 75v122h-20v-125c0-45-24-72-61-72-38 0-67 33-67 77v120h-20v-210h20v37c13-21 32-42 70-42 36 0 59 21 70 45 14-23 36-45 76-45 50 0 81 35 81 88v127z">
          <text:p/>
        </draw:path>
        <draw:path draw:style-name="gr4" draw:text-style-name="P4" draw:layer="layout" svg:width="0.181cm" svg:height="0.217cm" svg:x="13.233cm" svg:y="18.667cm" svg:viewBox="0 0 182 218" svg:d="M161 111c-17-4-41-10-71-10-44 0-69 20-69 50 0 31 29 48 61 48 43 0 79-26 79-64zM161 213v-35c-15 21-40 40-80 40-39 0-81-22-81-65v-1c0-44 37-69 91-69 30 0 50 3 70 9v-9c0-43-26-64-69-64-26 0-47 7-66 16l-7-17c23-11 45-18 74-18 54 0 89 28 89 82v131z">
          <text:p/>
        </draw:path>
        <draw:path draw:style-name="gr4" draw:text-style-name="P4" draw:layer="layout" svg:width="0.193cm" svg:height="0.219cm" svg:x="13.471cm" svg:y="18.665cm" svg:viewBox="0 0 194 220" svg:d="M108 220c-61 0-108-50-108-109 0-60 47-111 108-111 40 0 64 18 84 39l-14 14c-18-18-39-34-70-34-49 0-86 40-86 91v1c0 50 38 90 87 90 30 0 53-15 71-34l14 12c-22 24-47 41-86 41z">
          <text:p/>
        </draw:path>
        <draw:path draw:style-name="gr4" draw:text-style-name="P4" draw:layer="layout" svg:width="0.18cm" svg:height="0.299cm" svg:x="13.72cm" svg:y="18.58cm" svg:viewBox="0 0 181 300" svg:d="M161 300v-124c0-43-26-73-68-73-41 0-73 33-73 76v121h-20v-300h20v130c14-26 38-45 76-45 53 0 85 37 85 87v128z">
          <text:p/>
        </draw:path>
        <draw:path draw:style-name="gr4" draw:text-style-name="P4" draw:layer="layout" svg:width="0.124cm" svg:height="0.28cm" svg:x="13.953cm" svg:y="18.603cm" svg:viewBox="0 0 125 281" svg:d="M89 281c-33 0-59-18-59-57v-138h-30v-18h30v-68h20v68h75v18h-75v136c0 30 18 40 42 40 10 0 19-2 32-7v19c-12 5-22 7-35 7z">
          <text:p/>
        </draw:path>
        <draw:path draw:style-name="gr4" draw:text-style-name="P4" draw:layer="layout" svg:width="0.196cm" svg:height="0.219cm" svg:x="14.245cm" svg:y="18.665cm" svg:viewBox="0 0 197 220" svg:d="M175 101c-3-43-27-83-75-83-43 0-75 35-79 83zM105 201c32 0 54-14 71-32l14 12c-21 23-46 39-86 39-56 0-104-44-104-109v-1c0-62 43-110 100-110 59 0 97 48 97 111 0 3 0 5-1 8h-175c4 52 42 82 84 82z">
          <text:p/>
        </draw:path>
        <draw:path draw:style-name="gr4" draw:text-style-name="P4" draw:layer="layout" svg:width="0.025cm" svg:height="0.291cm" svg:x="14.5cm" svg:y="18.588cm" svg:viewBox="0 0 26 292" svg:d="M2 82h21v210h-21zM0 0h26v27h-26z">
          <text:p/>
        </draw:path>
        <draw:path draw:style-name="gr4" draw:text-style-name="P4" draw:layer="layout" svg:width="0.18cm" svg:height="0.214cm" svg:x="14.601cm" svg:y="18.665cm" svg:viewBox="0 0 181 215" svg:d="M160 215v-124c0-44-24-73-67-73-41 0-72 32-72 76v121h-21v-210h21v39c14-25 37-44 75-44 53 0 85 36 85 87v128z">
          <text:p/>
        </draw:path>
        <draw:path draw:style-name="gr4" draw:text-style-name="P4" draw:layer="layout" svg:width="0.234cm" svg:height="0.287cm" svg:x="14.981cm" svg:y="18.592cm" svg:viewBox="0 0 235 288" svg:d="M203 82c0-38-30-62-83-62h-99v129h98c48 0 84-24 84-66zM208 288l-92-120h-95v120h-21v-288h122c62 0 102 34 102 82s-35 76-84 83l95 123z">
          <text:p/>
        </draw:path>
        <draw:path draw:style-name="gr4" draw:text-style-name="P4" draw:layer="layout" svg:width="0.195cm" svg:height="0.219cm" svg:x="15.255cm" svg:y="18.665cm" svg:viewBox="0 0 196 220" svg:d="M175 101c-3-43-28-83-76-83-41 0-74 35-78 83zM104 201c33 0 55-14 72-32l14 12c-21 23-46 39-87 39-56 0-103-44-103-109v-1c0-62 43-110 100-110 59 0 96 48 96 111 0 3 0 5 0 8h-175c4 52 42 82 83 82z">
          <text:p/>
        </draw:path>
        <draw:path draw:style-name="gr4" draw:text-style-name="P4" draw:layer="layout" svg:width="0.124cm" svg:height="0.301cm" svg:x="15.491cm" svg:y="18.578cm" svg:viewBox="0 0 125 302" svg:d="M94 19c-30 0-44 17-44 53v20h75v18h-75v192h-20v-192h-30v-18h30v-21c0-45 23-71 64-71 12 0 21 2 31 5v19c-12-4-21-5-31-5z">
          <text:p/>
        </draw:path>
        <draw:path draw:style-name="gr4" draw:text-style-name="P4" draw:layer="layout" svg:width="0.025cm" svg:height="0.291cm" svg:x="15.658cm" svg:y="18.588cm" svg:viewBox="0 0 26 292" svg:d="M3 82h21v210h-21zM0 0h26v27h-26z">
          <text:p/>
        </draw:path>
        <draw:path draw:style-name="gr4" draw:text-style-name="P4" draw:layer="layout" svg:width="0.179cm" svg:height="0.214cm" svg:x="15.76cm" svg:y="18.665cm" svg:viewBox="0 0 180 215" svg:d="M160 215v-124c0-44-24-73-66-73s-74 32-74 76v121h-20v-210h20v39c14-25 37-44 77-44 53 0 83 36 83 87v128z">
          <text:p/>
        </draw:path>
        <draw:path draw:style-name="gr4" draw:text-style-name="P4" draw:layer="layout" svg:width="0.196cm" svg:height="0.219cm" svg:x="15.997cm" svg:y="18.665cm" svg:viewBox="0 0 197 220" svg:d="M175 101c-3-43-27-83-75-83-43 0-75 35-78 83zM105 201c32 0 54-14 72-32l14 12c-22 23-47 39-87 39-56 0-104-44-104-109v-1c0-62 43-110 101-110s96 48 96 111c0 3 0 5-1 8h-174c3 52 41 82 83 82z">
          <text:p/>
        </draw:path>
        <draw:path draw:style-name="gr4" draw:text-style-name="P4" draw:layer="layout" svg:width="0.317cm" svg:height="0.214cm" svg:x="16.251cm" svg:y="18.665cm" svg:viewBox="0 0 318 215" svg:d="M298 215v-124c0-46-23-73-62-73-35 0-66 28-66 75v122h-20v-125c0-45-24-72-62-72-37 0-67 33-67 77v120h-21v-210h21v37c14-21 33-42 70-42s59 21 71 45c14-23 36-45 76-45 49 0 80 35 80 88v127z">
          <text:p/>
        </draw:path>
        <draw:path draw:style-name="gr4" draw:text-style-name="P4" draw:layer="layout" svg:width="0.195cm" svg:height="0.219cm" svg:x="16.628cm" svg:y="18.665cm" svg:viewBox="0 0 196 220" svg:d="M174 101c-3-43-27-83-75-83-41 0-74 35-78 83zM104 201c33 0 55-14 72-32l14 12c-21 23-47 39-87 39-55 0-103-44-103-109v-1c0-62 42-110 100-110 59 0 96 48 96 111 0 3 0 5 0 8h-175c4 52 42 82 83 82z">
          <text:p/>
        </draw:path>
        <draw:path draw:style-name="gr4" draw:text-style-name="P4" draw:layer="layout" svg:width="0.179cm" svg:height="0.214cm" svg:x="16.882cm" svg:y="18.665cm" svg:viewBox="0 0 180 215" svg:d="M160 215v-124c0-44-24-73-66-73s-74 32-74 76v121h-20v-210h20v39c15-25 38-44 76-44 53 0 84 36 84 87v128z">
          <text:p/>
        </draw:path>
        <draw:path draw:style-name="gr4" draw:text-style-name="P4" draw:layer="layout" svg:width="0.124cm" svg:height="0.28cm" svg:x="17.114cm" svg:y="18.603cm" svg:viewBox="0 0 125 281" svg:d="M90 281c-33 0-59-18-59-57v-138h-31v-18h31v-68h20v68h74v18h-74v136c0 30 18 40 43 40 10 0 18-2 30-7v19c-10 5-21 7-34 7z">
          <text:p/>
        </draw:path>
        <draw:path draw:style-name="gr4" draw:text-style-name="P4" draw:layer="layout" svg:width="0.179cm" svg:height="0.214cm" svg:x="17.417cm" svg:y="18.67cm" svg:viewBox="0 0 180 215" svg:d="M160 210v-39c-14 25-37 44-75 44-54 0-85-36-85-86v-129h20v125c0 43 25 72 67 72s73-31 73-75v-122h20v210z">
          <text:p/>
        </draw:path>
        <draw:path draw:style-name="gr4" draw:text-style-name="P4" draw:layer="layout" svg:width="0.179cm" svg:height="0.214cm" svg:x="17.673cm" svg:y="18.665cm" svg:viewBox="0 0 180 215" svg:d="M160 215v-124c0-44-25-73-68-73-41 0-72 32-72 76v121h-20v-210h20v39c14-25 37-44 75-44 54 0 85 36 85 87v128z">
          <text:p/>
        </draw:path>
        <draw:path draw:style-name="gr4" draw:text-style-name="P4" draw:layer="layout" svg:width="0.208cm" svg:height="0.304cm" svg:x="17.911cm" svg:y="18.58cm" svg:viewBox="0 0 209 305" svg:d="M190 195c0-54-42-91-85-91-47 0-84 35-84 91v1c0 55 39 90 84 90 43 0 85-37 85-90zM189 300v-46c-18 27-45 51-86 51-52 0-103-40-103-109s51-111 103-111c41 0 69 24 86 51v-136h20v300z">
          <text:p/>
        </draw:path>
        <draw:polygon draw:style-name="gr4" draw:text-style-name="P4" draw:layer="layout" svg:width="0.179cm" svg:height="0.299cm" svg:x="18.319cm" svg:y="18.58cm" svg:viewBox="0 0 180 300" draw:points="155,300 72,198 20,249 20,300 0,300 0,0 20,0 20,225 150,90 177,90 86,184 180,300">
          <text:p/>
        </draw:polygon>
        <draw:polygon draw:style-name="gr4" draw:text-style-name="P4" draw:layer="layout" svg:width="0.02cm" svg:height="0.299cm" svg:x="18.551cm" svg:y="18.58cm" svg:viewBox="0 0 21 300" draw:points="0,0 21,0 21,300 0,300">
          <text:p/>
        </draw:polygon>
        <draw:path draw:style-name="gr4" draw:text-style-name="P4" draw:layer="layout" svg:width="0.181cm" svg:height="0.282cm" svg:x="18.633cm" svg:y="18.602cm" svg:viewBox="0 0 182 283" svg:d="M118 0h28v33h-28zM51 0h28v33h-28zM162 176c-18-4-41-9-71-9-45 0-69 19-69 49 0 31 29 48 61 48 42 0 79-26 79-64zM161 278v-34c-14 20-40 39-80 39-39 0-81-22-81-65v-1c0-44 38-69 92-69 29 0 49 4 69 10v-10c0-43-25-64-69-64-25 0-46 7-65 16l-8-17c23-11 46-18 75-18 54 0 88 28 88 82v131z">
          <text:p/>
        </draw:path>
        <draw:path draw:style-name="gr4" draw:text-style-name="P4" draw:layer="layout" svg:width="0.113cm" svg:height="0.212cm" svg:x="18.886cm" svg:y="18.667cm" svg:viewBox="0 0 114 213" svg:d="M112 22c-49 0-91 36-91 106v85h-21v-210h21v59c16-37 51-64 93-62v22z">
          <text:p/>
        </draw:path>
        <draw:path draw:style-name="gr4" draw:text-style-name="P4" draw:layer="layout" svg:width="0.124cm" svg:height="0.28cm" svg:x="19.031cm" svg:y="18.603cm" svg:viewBox="0 0 125 281" svg:d="M91 281c-33 0-59-18-59-57v-138h-32v-18h32v-68h20v68h73v18h-73v136c0 30 18 40 42 40 10 0 19-2 31-7v19c-11 5-21 7-34 7z">
          <text:p/>
        </draw:path>
        <draw:polygon draw:style-name="gr4" draw:text-style-name="P4" draw:layer="layout" svg:width="0.313cm" svg:height="0.212cm" svg:x="12.19cm" svg:y="19.162cm" svg:viewBox="0 0 314 213" draw:points="237,213 220,213 157,32 94,213 77,213 0,1 22,1 86,186 149,0 165,0 229,186 292,1 314,1">
          <text:p/>
        </draw:polygon>
        <draw:path draw:style-name="gr4" draw:text-style-name="P4" draw:layer="layout" svg:width="0.025cm" svg:height="0.291cm" svg:x="12.562cm" svg:y="19.081cm" svg:viewBox="0 0 26 292" svg:d="M3 82h20v210h-20zM0 0h26v27h-26z">
          <text:p/>
        </draw:path>
        <draw:path draw:style-name="gr4" draw:text-style-name="P4" draw:layer="layout" svg:width="0.193cm" svg:height="0.219cm" svg:x="12.649cm" svg:y="19.158cm" svg:viewBox="0 0 194 220" svg:d="M107 220c-60 0-107-50-107-109v-1c0-58 47-110 107-110 41 0 65 19 85 39l-14 15c-19-18-39-34-71-34-48 0-85 39-85 90s38 91 86 91c31 0 54-15 72-35l14 13c-22 24-47 41-87 41z">
          <text:p/>
        </draw:path>
        <draw:path draw:style-name="gr4" draw:text-style-name="P4" draw:layer="layout" svg:width="0.18cm" svg:height="0.3cm" svg:x="12.898cm" svg:y="19.072cm" svg:viewBox="0 0 181 301" svg:d="M161 301v-125c0-43-25-72-67-72s-74 31-74 75v122h-20v-301h20v130c14-25 38-44 77-44 53 0 84 36 84 86v129z">
          <text:p/>
        </draw:path>
        <draw:path draw:style-name="gr4" draw:text-style-name="P4" draw:layer="layout" svg:width="0.124cm" svg:height="0.28cm" svg:x="13.131cm" svg:y="19.096cm" svg:viewBox="0 0 125 281" svg:d="M90 281c-34 0-60-18-60-58v-137h-30v-19h30v-67h20v67h75v19h-75v135c0 30 18 41 43 41 10 0 19-2 31-7v18c-11 5-21 8-34 8z">
          <text:p/>
        </draw:path>
        <draw:path draw:style-name="gr4" draw:text-style-name="P4" draw:layer="layout" svg:width="0.025cm" svg:height="0.291cm" svg:x="13.315cm" svg:y="19.081cm" svg:viewBox="0 0 26 292" svg:d="M2 82h20v210h-20zM0 0h26v27h-26z">
          <text:p/>
        </draw:path>
        <draw:path draw:style-name="gr4" draw:text-style-name="P4" draw:layer="layout" svg:width="0.208cm" svg:height="0.281cm" svg:x="13.403cm" svg:y="19.158cm" svg:viewBox="0 0 209 282" svg:d="M190 100c0-49-43-81-86-81-44 0-81 31-81 80v1c0 47 37 80 81 80 43 0 86-32 86-79zM106 282c-35 0-67-11-97-32l13-17c25 20 54 30 85 30 48 0 82-28 82-82v-30c-18 26-46 49-88 49-50 0-101-39-101-99v-1c0-60 51-100 101-100 42 0 71 23 88 48v-43h20v178c0 63-43 99-103 99z">
          <text:p/>
        </draw:path>
        <draw:path draw:style-name="gr4" draw:text-style-name="P4" draw:layer="layout" svg:width="0.196cm" svg:height="0.219cm" svg:x="13.673cm" svg:y="19.158cm" svg:viewBox="0 0 197 220" svg:d="M175 101c-3-43-27-82-75-82-43 0-75 35-79 82zM105 201c32 0 54-14 71-33l14 13c-21 23-46 39-86 39-56 0-104-44-104-109v-1c0-61 43-110 100-110 59 0 97 48 97 110v1c0 3 0 4-1 8h-175c4 52 41 82 84 82z">
          <text:p/>
        </draw:path>
        <draw:polygon draw:style-name="gr4" draw:text-style-name="P4" draw:layer="layout" svg:width="0.202cm" svg:height="0.287cm" svg:x="14.055cm" svg:y="19.085cm" svg:viewBox="0 0 203 288" draw:points="21,20 21,138 184,138 184,158 21,158 21,288 0,288 0,0 203,0 203,20">
          <text:p/>
        </draw:polygon>
        <draw:path draw:style-name="gr4" draw:text-style-name="P4" draw:layer="layout" svg:width="0.113cm" svg:height="0.213cm" svg:x="14.32cm" svg:y="19.159cm" svg:viewBox="0 0 114 214" svg:d="M112 23c-50 0-92 37-92 105v86h-20v-210h20v60c16-38 51-65 94-64v23z">
          <text:p/>
        </draw:path>
        <draw:path draw:style-name="gr4" draw:text-style-name="P4" draw:layer="layout" svg:width="0.18cm" svg:height="0.218cm" svg:x="14.457cm" svg:y="19.159cm" svg:viewBox="0 0 181 219" svg:d="M162 112c-18-5-41-10-71-10-44 0-70 20-70 49v1c0 31 30 48 62 48 42 0 79-26 79-64zM162 214v-35c-15 20-41 40-81 40-39 0-81-22-81-66s38-69 92-69c29 0 49 4 70 9v-9c0-43-26-65-69-65-26 0-47 7-67 17l-8-18c24-10 47-18 76-18 54 0 87 28 87 84v130z">
          <text:p/>
        </draw:path>
        <draw:path draw:style-name="gr4" draw:text-style-name="P4" draw:layer="layout" svg:width="0.208cm" svg:height="0.281cm" svg:x="14.696cm" svg:y="19.158cm" svg:viewBox="0 0 209 282" svg:d="M190 100c0-49-44-81-87-81-44 0-81 31-81 80v1c0 47 37 80 81 80 43 0 87-32 87-79zM105 282c-34 0-67-11-96-32l12-17c25 20 54 30 85 30 48 0 83-28 83-82v-30c-19 26-47 49-88 49-51 0-101-39-101-99v-1c0-60 50-100 101-100 41 0 70 23 88 48v-43h20v178c0 63-44 99-104 99z">
          <text:p/>
        </draw:path>
        <draw:path draw:style-name="gr4" draw:text-style-name="P4" draw:layer="layout" svg:width="0.196cm" svg:height="0.219cm" svg:x="14.966cm" svg:y="19.158cm" svg:viewBox="0 0 197 220" svg:d="M175 101c-3-43-27-82-76-82-42 0-74 35-77 82zM104 201c32 0 55-14 73-33l13 13c-21 23-47 39-87 39-55 0-103-44-103-109v-1c0-61 43-110 100-110 59 0 97 48 97 110v1c0 3 0 4-1 8h-174c3 52 41 82 82 82z">
          <text:p/>
        </draw:path>
        <draw:path draw:style-name="gr4" draw:text-style-name="P4" draw:layer="layout" svg:width="0.18cm" svg:height="0.214cm" svg:x="15.22cm" svg:y="19.158cm" svg:viewBox="0 0 181 215" svg:d="M161 215v-125c0-43-25-72-67-72s-74 31-74 75v122h-20v-210h20v39c14-25 38-44 77-44 53 0 84 36 84 86v129z">
          <text:p/>
        </draw:path>
        <draw:path draw:style-name="gr4" draw:text-style-name="P4" draw:layer="layout" svg:width="0.317cm" svg:height="0.214cm" svg:x="15.595cm" svg:y="19.158cm" svg:viewBox="0 0 318 215" svg:d="M298 215v-125c0-46-24-72-62-72-36 0-66 27-66 74v123h-20v-127c0-43-24-70-62-70-37 0-68 33-68 75v122h-20v-210h20v37c14-22 34-42 71-42s59 21 71 45c13-23 36-45 75-45 50 0 81 35 81 87v128z">
          <text:p/>
        </draw:path>
        <draw:path draw:style-name="gr4" draw:text-style-name="P4" draw:layer="layout" svg:width="0.025cm" svg:height="0.291cm" svg:x="15.986cm" svg:y="19.081cm" svg:viewBox="0 0 26 292" svg:d="M4 82h20v210h-20zM0 0h26v27h-26z">
          <text:p/>
        </draw:path>
        <draw:path draw:style-name="gr4" draw:text-style-name="P4" draw:layer="layout" svg:width="0.124cm" svg:height="0.28cm" svg:x="16.069cm" svg:y="19.096cm" svg:viewBox="0 0 125 281" svg:d="M89 281c-33 0-59-18-59-58v-137h-30v-19h30v-67h20v67h75v19h-75v135c0 30 18 41 42 41 10 0 19-2 32-7v18c-12 5-22 8-35 8z">
          <text:p/>
        </draw:path>
        <draw:path draw:style-name="gr4" draw:text-style-name="P4" draw:layer="layout" svg:width="0.208cm" svg:height="0.305cm" svg:x="16.362cm" svg:y="19.072cm" svg:viewBox="0 0 209 306" svg:d="M190 195c0-54-43-90-86-90-46 0-82 33-82 90 0 56 38 92 82 92 43 0 86-37 86-91zM189 301v-47c-19 28-46 52-87 52-51 0-102-41-102-110v-1c0-68 51-109 102-109 42 0 69 24 87 50v-136h20v301z">
          <text:p/>
        </draw:path>
        <draw:path draw:style-name="gr4" draw:text-style-name="P4" draw:layer="layout" svg:width="0.196cm" svg:height="0.219cm" svg:x="16.632cm" svg:y="19.158cm" svg:viewBox="0 0 197 220" svg:d="M175 101c-3-43-27-82-75-82-42 0-75 35-79 82zM105 201c32 0 54-14 71-33l14 13c-21 23-46 39-86 39-55 0-104-44-104-109v-1c0-61 44-110 101-110 58 0 96 48 96 110v1c0 3 0 4-1 8h-175c4 52 43 82 84 82z">
          <text:p/>
        </draw:path>
        <draw:path draw:style-name="gr4" draw:text-style-name="P4" draw:layer="layout" svg:width="0.317cm" svg:height="0.214cm" svg:x="16.886cm" svg:y="19.158cm" svg:viewBox="0 0 318 215" svg:d="M298 215v-125c0-46-24-72-62-72-36 0-66 27-66 74v123h-20v-127c0-43-24-70-62-70-37 0-67 33-67 75v122h-21v-210h21v37c14-22 33-42 70-42s59 21 71 45c13-23 36-45 75-45 50 0 81 35 81 87v128z">
          <text:p/>
        </draw:path>
        <draw:path draw:style-name="gr4" draw:text-style-name="P4" draw:layer="layout" svg:width="0.212cm" svg:height="0.287cm" svg:x="17.404cm" svg:y="19.085cm" svg:viewBox="0 0 213 288" svg:d="M191 90c0-46-35-70-87-70h-81v141h79c53 0 89-28 89-70zM100 181h-77v107h-23v-288h106c63 0 107 33 107 89 0 61-53 92-113 92z">
          <text:p/>
        </draw:path>
        <draw:path draw:style-name="gr4" draw:text-style-name="P4" draw:layer="layout" svg:width="0.29cm" svg:height="0.297cm" svg:x="17.666cm" svg:y="19.08cm" svg:viewBox="0 0 291 298" svg:d="M268 149c0-71-52-130-123-130-72 0-123 59-123 130s52 130 124 130c71 0 122-58 122-129zM145 298c-88 0-145-69-145-148v-1c0-79 58-149 146-149 87 0 144 69 144 149 1 0 1 0 0 0 0 79-58 149-145 149z">
          <text:p/>
        </draw:path>
        <draw:polygon draw:style-name="gr4" draw:text-style-name="P4" draw:layer="layout" svg:width="0.027cm" svg:height="0.035cm" svg:x="18.002cm" svg:y="19.337cm" svg:viewBox="0 0 28 36" draw:points="0,0 28,0 28,36 0,36">
          <text:p/>
        </draw:polygon>
        <draw:path draw:style-name="gr2" draw:text-style-name="P2" draw:layer="layout" svg:width="0.07cm" svg:height="0.223cm" svg:x="12.228cm" svg:y="15.379cm" svg:viewBox="0 0 71 224" svg:d="M35 224c19 0 36-15 36-35v-154c0-19-17-35-36-35s-35 16-35 35v154c0 20 16 35 35 35z">
          <text:p/>
        </draw:path>
        <draw:path draw:style-name="gr2" draw:text-style-name="P2" draw:layer="layout" svg:width="0.223cm" svg:height="0.07cm" svg:x="11.659cm" svg:y="16.009cm" svg:viewBox="0 0 224 71" svg:d="M189 0h-154c-19 0-35 15-35 35 0 19 16 36 35 36h154c20 0 35-17 35-36 0-20-15-35-35-35z">
          <text:p/>
        </draw:path>
        <draw:path draw:style-name="gr2" draw:text-style-name="P2" draw:layer="layout" svg:width="0.203cm" svg:height="0.146cm" svg:x="11.706cm" svg:y="15.698cm" svg:viewBox="0 0 204 147" svg:d="M186 81l-134-76c-17-11-38-4-48 12-9 17-4 39 13 48l134 77c17 10 38 4 48-13 9-17 4-38-13-48z">
          <text:p/>
        </draw:path>
        <draw:path draw:style-name="gr2" draw:text-style-name="P2" draw:layer="layout" svg:width="0.145cm" svg:height="0.203cm" svg:x="11.921cm" svg:y="15.469cm" svg:viewBox="0 0 146 204" svg:d="M128 200c17-10 23-31 14-48l-76-135c-10-16-31-22-48-13s-23 31-13 48l74 134c10 17 32 23 49 14z">
          <text:p/>
        </draw:path>
        <draw:path draw:style-name="gr2" draw:text-style-name="P2" draw:layer="layout" svg:width="0.223cm" svg:height="0.074cm" svg:x="12.644cm" svg:y="16.011cm" svg:viewBox="0 0 224 75" svg:d="M190 5l-154-5c-20 0-36 16-36 35-1 20 14 36 34 36l154 4c19 1 35-14 36-34 0-19-15-36-34-36z">
          <text:p/>
        </draw:path>
        <draw:path draw:style-name="gr2" draw:text-style-name="P2" draw:layer="layout" svg:width="0.205cm" svg:height="0.142cm" svg:x="12.624cm" svg:y="15.704cm" svg:viewBox="0 0 206 143" svg:d="M52 139l135-74c17-9 24-30 14-47-9-17-30-23-47-14l-136 73c-17 9-23 30-14 47 9 18 31 24 48 15z">
          <text:p/>
        </draw:path>
        <draw:path draw:style-name="gr2" draw:text-style-name="P2" draw:layer="layout" svg:width="0.148cm" svg:height="0.202cm" svg:x="12.471cm" svg:y="15.469cm" svg:viewBox="0 0 149 203" svg:d="M132 4c-16-9-38-4-48 13l-79 132c-10 17-5 38 12 48s39 5 49-12l78-133c10-16 5-38-12-48z">
          <text:p/>
        </draw:path>
        <draw:polygon draw:style-name="gr2" draw:text-style-name="P2" draw:layer="layout" svg:width="0.374cm" svg:height="0.365cm" svg:x="12.076cm" svg:y="16.464cm" svg:viewBox="0 0 375 366" draw:points="0,231 120,327 120,366 172,366 204,366 256,366 256,327 375,231 375,130 197,220 124,220 124,214 375,75 375,0 0,179">
          <text:p/>
        </draw:polygon>
        <draw:path draw:style-name="gr2" draw:text-style-name="P2" draw:layer="layout" svg:width="0.618cm" svg:height="0.941cm" svg:x="11.954cm" svg:y="15.658cm" svg:viewBox="0 0 619 942" svg:d="M237 169c-62 20-92 87-93 88-4 10-15 17-25 17-4 0-8-1-12-3-14-6-20-22-14-36 2-4 40-91 127-119 15-5 30 3 35 18s-3 31-18 35zM619 314c0-166-130-314-309-314s-310 148-310 314c-3 203 166 340 166 340v57h-43v99l37-19 73 9-110 57v85l374-176v-55h-43v-57c0 0 168-137 165-340z">
          <text:p/>
        </draw:path>
        <draw:polygon draw:style-name="gr2" draw:text-style-name="P2" draw:layer="layout" svg:width="10.088cm" svg:height="6.693cm" svg:x="10.694cm" svg:y="21.659cm" svg:viewBox="0 0 10089 6694" draw:points="10089,6694 0,6694 0,0 10089,0">
          <text:p/>
        </draw:polygon>
        <draw:polygon draw:style-name="gr38" draw:text-style-name="P14" draw:layer="layout" svg:width="10.088cm" svg:height="2.255cm" svg:x="10.694cm" svg:y="21.659cm" svg:viewBox="0 0 10089 2256" draw:points="10089,2256 0,2256 0,0 10089,0">
          <text:p/>
        </draw:polygon>
        <draw:path draw:style-name="gr2" draw:text-style-name="P2" draw:layer="layout" svg:width="0.683cm" svg:height="0.887cm" svg:x="13.675cm" svg:y="23.057cm" svg:viewBox="0 0 684 888" svg:d="M367 888c-131 0-263-46-367-138l113-135c77 65 159 105 258 105 78 0 125-31 125-81v-3c0-48-30-72-174-109-175-45-287-94-287-265v-2c0-157 126-260 303-260 125 0 233 39 320 109l-98 143c-77-53-152-85-225-85s-112 33-112 75v3c0 57 37 75 188 113 174 46 273 110 273 260v2c0 172-131 268-317 268z">
          <text:p/>
        </draw:path>
        <draw:path draw:style-name="gr2" draw:text-style-name="P2" draw:layer="layout" svg:width="0.916cm" svg:height="0.892cm" svg:x="14.485cm" svg:y="23.054cm" svg:viewBox="0 0 917 893" svg:d="M719 446c0-148-109-271-262-271s-259 121-259 269v2c0 149 109 272 261 272 153 0 260-120 260-269zM457 893c-266 0-457-198-457-444v-3c0-245 193-446 459-446 268 0 458 199 458 444v2c0 246-193 447-460 447z">
          <text:p/>
        </draw:path>
        <draw:polygon draw:style-name="gr2" draw:text-style-name="P2" draw:layer="layout" svg:width="0.62cm" svg:height="0.862cm" svg:x="15.57cm" svg:y="23.069cm" svg:viewBox="0 0 621 863" draw:points="0,863 0,0 190,0 190,691 621,691 621,863">
          <text:p/>
        </draw:polygon>
        <draw:path draw:style-name="gr2" draw:text-style-name="P2" draw:layer="layout" svg:width="0.752cm" svg:height="0.876cm" svg:x="16.294cm" svg:y="23.069cm" svg:viewBox="0 0 753 877" svg:d="M374 877c-232 0-374-129-374-383v-494h190v489c0 140 70 213 186 213s186-70 186-207v-495h191v488c0 261-147 389-379 389z">
          <text:p/>
        </draw:path>
        <draw:polygon draw:style-name="gr2" draw:text-style-name="P2" draw:layer="layout" svg:width="0.714cm" svg:height="0.862cm" svg:x="17.178cm" svg:y="23.069cm" svg:viewBox="0 0 715 863" draw:points="453,175 453,863 262,863 262,175 0,175 0,0 715,0 715,175">
          <text:p/>
        </draw:polygon>
        <draw:polygon draw:style-name="gr2" draw:text-style-name="P2" draw:layer="layout" svg:width="0.19cm" svg:height="0.862cm" svg:x="18.046cm" svg:y="23.069cm" svg:viewBox="0 0 191 863" draw:points="0,0 191,0 191,863 0,863">
          <text:p/>
        </draw:polygon>
        <draw:path draw:style-name="gr2" draw:text-style-name="P2" draw:layer="layout" svg:width="0.917cm" svg:height="0.892cm" svg:x="18.413cm" svg:y="23.054cm" svg:viewBox="0 0 918 893" svg:d="M720 446c0-148-109-271-262-271s-259 121-259 269v2c0 149 108 272 262 272 153 0 259-120 259-269zM458 893c-267 0-458-198-458-444v-3c0-245 194-446 461-446 266 0 457 199 457 444v2c0 246-193 447-460 447z">
          <text:p/>
        </draw:path>
        <draw:polygon draw:style-name="gr2" draw:text-style-name="P2" draw:layer="layout" svg:width="0.766cm" svg:height="0.862cm" svg:x="19.499cm" svg:y="23.069cm" svg:viewBox="0 0 767 863" draw:points="606,863 188,314 188,863 0,863 0,0 176,0 580,531 580,0 767,0 767,863">
          <text:p/>
        </draw:polygon>
        <draw:polygon draw:style-name="gr4" draw:text-style-name="P4" draw:layer="layout" svg:width="0.022cm" svg:height="0.287cm" svg:x="12.215cm" svg:y="25.457cm" svg:viewBox="0 0 23 288" draw:points="0,0 23,0 23,288 0,288">
          <text:p/>
        </draw:polygon>
        <draw:path draw:style-name="gr4" draw:text-style-name="P4" draw:layer="layout" svg:width="0.18cm" svg:height="0.299cm" svg:x="12.32cm" svg:y="25.445cm" svg:viewBox="0 0 181 300" svg:d="M161 300v-124c0-43-24-73-68-73-41 0-72 33-72 76v121h-21v-300h21v130c14-26 37-45 75-45 54 0 85 37 85 87v128z">
          <text:p/>
        </draw:path>
        <draw:path draw:style-name="gr4" draw:text-style-name="P4" draw:layer="layout" svg:width="0.113cm" svg:height="0.212cm" svg:x="12.572cm" svg:y="25.532cm" svg:viewBox="0 0 114 213" svg:d="M112 23c-48 0-92 36-92 105v85h-20v-210h20v60c18-37 53-65 94-63v23z">
          <text:p/>
        </draw:path>
        <draw:path draw:style-name="gr4" draw:text-style-name="P4" draw:layer="layout" svg:width="0.316cm" svg:height="0.214cm" svg:x="12.86cm" svg:y="25.53cm" svg:viewBox="0 0 317 215" svg:d="M297 215v-124c0-45-23-73-63-73-35 0-66 29-66 75v122h-20v-125c0-44-24-72-61-72-38 0-67 34-67 77v120h-20v-210h20v37c13-21 32-42 70-42 36 0 59 21 70 46 14-24 36-46 76-46 50 0 81 35 81 88v127z">
          <text:p/>
        </draw:path>
        <draw:path draw:style-name="gr4" draw:text-style-name="P4" draw:layer="layout" svg:width="0.181cm" svg:height="0.217cm" svg:x="13.233cm" svg:y="25.532cm" svg:viewBox="0 0 182 218" svg:d="M161 110c-17-4-41-9-71-9-44 0-69 19-69 49 0 31 29 49 61 49 43 0 79-27 79-65zM161 213v-36c-15 22-40 41-80 41-39 0-81-22-81-66v-1c0-44 37-68 91-68 30 0 50 3 70 9v-9c0-43-26-65-69-65-26 0-47 8-66 17l-7-17c23-11 45-18 74-18 54 0 89 28 89 82v131z">
          <text:p/>
        </draw:path>
        <draw:path draw:style-name="gr4" draw:text-style-name="P4" draw:layer="layout" svg:width="0.193cm" svg:height="0.219cm" svg:x="13.471cm" svg:y="25.53cm" svg:viewBox="0 0 194 220" svg:d="M108 220c-61 0-108-51-108-110s47-110 108-110c40 0 64 18 84 39l-14 14c-18-18-39-34-70-34-49 0-86 40-86 90v1c0 50 38 90 87 90 30 0 53-15 71-35l14 13c-22 24-47 42-86 42z">
          <text:p/>
        </draw:path>
        <draw:path draw:style-name="gr4" draw:text-style-name="P4" draw:layer="layout" svg:width="0.18cm" svg:height="0.299cm" svg:x="13.72cm" svg:y="25.445cm" svg:viewBox="0 0 181 300" svg:d="M161 300v-124c0-43-26-73-68-73-41 0-73 33-73 76v121h-20v-300h20v130c14-26 38-45 76-45 53 0 85 37 85 87v128z">
          <text:p/>
        </draw:path>
        <draw:path draw:style-name="gr4" draw:text-style-name="P4" draw:layer="layout" svg:width="0.124cm" svg:height="0.28cm" svg:x="13.953cm" svg:y="25.468cm" svg:viewBox="0 0 125 281" svg:d="M89 281c-33 0-59-18-59-57v-139h-30v-18h30v-67h20v67h75v18h-75v137c0 29 18 40 42 40 10 0 19-2 32-7v19c-12 5-22 7-35 7z">
          <text:p/>
        </draw:path>
        <draw:path draw:style-name="gr4" draw:text-style-name="P4" draw:layer="layout" svg:width="0.196cm" svg:height="0.219cm" svg:x="14.245cm" svg:y="25.53cm" svg:viewBox="0 0 197 220" svg:d="M175 100c-3-43-27-82-75-82-43 0-75 35-79 82zM105 200c32 0 54-14 71-32l14 12c-21 24-46 40-86 40-56 0-104-45-104-110v-1c0-61 43-109 100-109 59 0 97 48 97 110 0 3 0 5-1 8h-175c4 52 42 82 84 82z">
          <text:p/>
        </draw:path>
        <draw:path draw:style-name="gr4" draw:text-style-name="P4" draw:layer="layout" svg:width="0.025cm" svg:height="0.291cm" svg:x="14.5cm" svg:y="25.453cm" svg:viewBox="0 0 26 292" svg:d="M2 83h21v209h-21zM0 0h26v28h-26z">
          <text:p/>
        </draw:path>
        <draw:path draw:style-name="gr4" draw:text-style-name="P4" draw:layer="layout" svg:width="0.18cm" svg:height="0.214cm" svg:x="14.601cm" svg:y="25.53cm" svg:viewBox="0 0 181 215" svg:d="M160 215v-124c0-43-24-73-67-73-41 0-72 33-72 76v121h-21v-210h21v40c14-26 37-45 75-45 53 0 85 36 85 87v128z">
          <text:p/>
        </draw:path>
        <draw:path draw:style-name="gr4" draw:text-style-name="P4" draw:layer="layout" svg:width="0.195cm" svg:height="0.219cm" svg:x="14.839cm" svg:y="25.53cm" svg:viewBox="0 0 196 220" svg:d="M175 100c-3-43-28-82-76-82-42 0-74 35-78 82zM104 200c33 0 55-14 72-32l14 12c-21 24-46 40-87 40-56 0-103-45-103-110v-1c0-61 43-109 100-109 59 0 96 48 96 110 0 3 0 5 0 8h-175c4 52 41 82 83 82z">
          <text:p/>
        </draw:path>
        <draw:path draw:style-name="gr4" draw:text-style-name="P4" draw:layer="layout" svg:width="0.179cm" svg:height="0.214cm" svg:x="15.093cm" svg:y="25.53cm" svg:viewBox="0 0 180 215" svg:d="M160 215v-124c0-43-24-73-66-73-41 0-74 33-74 76v121h-20v-210h20v40c15-26 39-45 77-45 53 0 83 36 83 87v128z">
          <text:p/>
        </draw:path>
        <draw:polygon draw:style-name="gr4" draw:text-style-name="P4" draw:layer="layout" svg:width="0.412cm" svg:height="0.29cm" svg:x="15.45cm" svg:y="25.456cm" svg:viewBox="0 0 413 291" draw:points="307,291 290,291 206,41 122,291 105,291 0,1 24,1 114,258 199,0 215,0 299,258 391,1 413,1">
          <text:p/>
        </draw:polygon>
        <draw:path draw:style-name="gr4" draw:text-style-name="P4" draw:layer="layout" svg:width="0.025cm" svg:height="0.291cm" svg:x="15.915cm" svg:y="25.453cm" svg:viewBox="0 0 26 292" svg:d="M2 83h20v209h-20zM0 0h26v28h-26z">
          <text:p/>
        </draw:path>
        <draw:path draw:style-name="gr4" draw:text-style-name="P4" draw:layer="layout" svg:width="0.159cm" svg:height="0.217cm" svg:x="15.998cm" svg:y="25.531cm" svg:viewBox="0 0 160 218" svg:d="M87 218c-30 0-64-12-87-30l12-17c23 19 50 29 77 29 28 0 50-17 50-41v-1c0-25-26-34-55-42-35-10-73-20-73-57v-1c0-34 29-58 70-58 25 0 53 9 74 23l-11 17c-19-13-42-21-64-21-29 0-49 15-49 36v1c0 23 30 32 60 41 33 9 69 21 69 58v1c0 39-32 62-73 62z">
          <text:p/>
        </draw:path>
        <draw:path draw:style-name="gr4" draw:text-style-name="P4" draw:layer="layout" svg:width="0.159cm" svg:height="0.217cm" svg:x="16.198cm" svg:y="25.531cm" svg:viewBox="0 0 160 218" svg:d="M86 218c-30 0-63-12-86-30l12-17c23 19 49 29 75 29 29 0 51-17 51-41v-1c0-25-26-34-55-42-35-10-72-20-72-57v-1c0-34 28-58 69-58 25 0 53 9 74 23l-11 17c-19-13-42-21-64-21-29 0-48 15-48 36v1c0 23 29 32 59 41 33 9 70 21 70 58v1c0 39-33 62-74 62z">
          <text:p/>
        </draw:path>
        <draw:path draw:style-name="gr4" draw:text-style-name="P4" draw:layer="layout" svg:width="0.196cm" svg:height="0.219cm" svg:x="16.406cm" svg:y="25.53cm" svg:viewBox="0 0 197 220" svg:d="M175 100c-3-43-27-82-75-82-43 0-75 35-78 82zM105 200c32 0 54-14 72-32l14 12c-22 24-47 40-87 40-56 0-104-45-104-110v-1c0-61 43-109 101-109s96 48 96 110c0 3 0 5-1 8h-174c3 52 41 82 83 82z">
          <text:p/>
        </draw:path>
        <draw:path draw:style-name="gr4" draw:text-style-name="P4" draw:layer="layout" svg:width="0.18cm" svg:height="0.214cm" svg:x="16.66cm" svg:y="25.53cm" svg:viewBox="0 0 181 215" svg:d="M161 215v-124c0-43-25-73-67-73s-73 33-73 76v121h-21v-210h21v40c13-26 37-45 76-45 53 0 84 36 84 87v128z">
          <text:p/>
        </draw:path>
        <draw:path draw:style-name="gr4" draw:text-style-name="P4" draw:layer="layout" svg:width="0.158cm" svg:height="0.217cm" svg:x="16.894cm" svg:y="25.531cm" svg:viewBox="0 0 159 218" svg:d="M86 218c-31 0-64-12-86-30l12-17c23 19 48 29 75 29 29 0 52-17 52-41v-1c0-25-27-34-57-42-34-10-72-20-72-57v-1c0-34 29-58 69-58 26 0 55 9 76 23l-11 17c-19-13-42-21-66-21-28 0-47 15-47 36v1c0 23 28 32 58 41 35 9 70 21 70 58v1c0 39-32 62-73 62z">
          <text:p/>
        </draw:path>
        <draw:path draw:style-name="gr4" draw:text-style-name="P4" draw:layer="layout" svg:width="0.124cm" svg:height="0.28cm" svg:x="17.093cm" svg:y="25.468cm" svg:viewBox="0 0 125 281" svg:d="M90 281c-34 0-60-18-60-57v-139h-30v-18h30v-67h20v67h75v18h-75v137c0 29 18 40 43 40 10 0 19-2 31-7v19c-11 5-21 7-34 7z">
          <text:p/>
        </draw:path>
        <draw:path draw:style-name="gr4" draw:text-style-name="P4" draw:layer="layout" svg:width="0.113cm" svg:height="0.212cm" svg:x="17.276cm" svg:y="25.532cm" svg:viewBox="0 0 114 213" svg:d="M112 23c-48 0-92 36-92 105v85h-20v-210h20v60c18-37 53-65 94-63v23z">
          <text:p/>
        </draw:path>
        <draw:path draw:style-name="gr4" draw:text-style-name="P4" draw:layer="layout" svg:width="0.181cm" svg:height="0.217cm" svg:x="17.413cm" svg:y="25.532cm" svg:viewBox="0 0 182 218" svg:d="M162 110c-17-4-42-9-72-9-44 0-69 19-69 49 0 31 29 49 61 49 43 0 80-27 80-65zM162 213v-36c-14 22-41 41-81 41-39 0-81-22-81-66v-1c0-44 37-68 92-68 29 0 50 3 70 9v-9c0-43-27-65-70-65-25 0-46 8-66 17l-7-17c23-11 46-18 74-18 55 0 89 28 89 82v131z">
          <text:p/>
        </draw:path>
        <draw:path draw:style-name="gr4" draw:text-style-name="P4" draw:layer="layout" svg:width="0.18cm" svg:height="0.214cm" svg:x="17.666cm" svg:y="25.53cm" svg:viewBox="0 0 181 215" svg:d="M160 215v-124c0-43-25-73-67-73-41 0-73 33-73 76v121h-20v-210h20v40c14-26 38-45 76-45 54 0 85 36 85 87v128z">
          <text:p/>
        </draw:path>
        <draw:path draw:style-name="gr4" draw:text-style-name="P4" draw:layer="layout" svg:width="0.158cm" svg:height="0.217cm" svg:x="17.9cm" svg:y="25.531cm" svg:viewBox="0 0 159 218" svg:d="M87 218c-31 0-65-12-87-30l12-17c24 19 49 29 76 29 28 0 50-17 50-41v-1c0-25-26-34-55-42-34-10-73-20-73-57v-1c0-34 29-58 70-58 25 0 53 9 74 23l-10 17c-20-13-43-21-65-21-29 0-49 15-49 36v1c0 23 30 32 60 41 33 9 69 21 69 58v1c0 39-32 62-72 62z">
          <text:p/>
        </draw:path>
        <draw:path draw:style-name="gr4" draw:text-style-name="P4" draw:layer="layout" svg:width="0.124cm" svg:height="0.301cm" svg:x="18.104cm" svg:y="25.443cm" svg:viewBox="0 0 125 302" svg:d="M94 19c-29 0-44 17-44 53v20h74v18h-74v192h-20v-192h-30v-18h30v-21c0-45 23-71 64-71 12 0 21 2 31 5v19c-12-4-21-5-31-5z">
          <text:p/>
        </draw:path>
        <draw:path draw:style-name="gr4" draw:text-style-name="P4" draw:layer="layout" svg:width="0.195cm" svg:height="0.219cm" svg:x="18.252cm" svg:y="25.53cm" svg:viewBox="0 0 196 220" svg:d="M174 100c-3-43-27-82-75-82-42 0-74 35-78 82zM104 200c32 0 54-14 71-32l15 12c-22 24-47 40-87 40-55 0-103-45-103-110v-1c0-61 43-109 99-109 59 0 97 48 97 110 0 3 0 5 0 8h-175c4 52 41 82 83 82z">
          <text:p/>
        </draw:path>
        <draw:path draw:style-name="gr4" draw:text-style-name="P4" draw:layer="layout" svg:width="0.113cm" svg:height="0.212cm" svg:x="18.506cm" svg:y="25.532cm" svg:viewBox="0 0 114 213" svg:d="M112 23c-48 0-92 36-92 105v85h-20v-210h20v60c18-37 53-65 94-63v23z">
          <text:p/>
        </draw:path>
        <draw:path draw:style-name="gr4" draw:text-style-name="P4" draw:layer="layout" svg:width="0.179cm" svg:height="0.214cm" svg:x="12.204cm" svg:y="26.028cm" svg:viewBox="0 0 180 215" svg:d="M160 210v-40c-14 26-37 45-75 45-54 0-85-37-85-87v-128h20v124c0 43 24 73 67 73 42 0 73-33 73-76v-121h20v210z">
          <text:p/>
        </draw:path>
        <draw:path draw:style-name="gr4" draw:text-style-name="P4" draw:layer="layout" svg:width="0.179cm" svg:height="0.214cm" svg:x="12.46cm" svg:y="26.023cm" svg:viewBox="0 0 180 215" svg:d="M159 215v-125c0-43-24-72-67-72-41 0-72 31-72 75v122h-20v-210h20v39c14-25 37-44 75-44 53 0 85 36 85 86v129z">
          <text:p/>
        </draw:path>
        <draw:path draw:style-name="gr4" draw:text-style-name="P4" draw:layer="layout" svg:width="0.208cm" svg:height="0.305cm" svg:x="12.698cm" svg:y="25.937cm" svg:viewBox="0 0 209 306" svg:d="M190 196c0-54-42-90-85-90-47 0-83 33-83 90 0 55 38 91 83 91 43 0 85-37 85-90zM189 301v-47c-18 28-45 52-86 52-52 0-103-41-103-109v-1c0-68 51-109 103-109 42 0 69 24 86 50v-137h20v301z">
          <text:p/>
        </draw:path>
        <draw:path draw:style-name="gr4" draw:text-style-name="P4" draw:layer="layout" svg:width="0.159cm" svg:height="0.217cm" svg:x="13.087cm" svg:y="26.024cm" svg:viewBox="0 0 160 218" svg:d="M86 218c-30 0-63-12-86-30l12-16c23 18 49 27 76 27 29 0 51-15 51-40s-26-35-56-43c-34-10-72-20-72-58v-1c0-33 28-57 69-57 25 0 54 9 75 23l-11 16c-19-12-43-21-65-21-29 0-48 16-48 37v1c0 23 29 32 59 40 34 10 70 22 70 60v1c0 37-32 61-74 61z">
          <text:p/>
        </draw:path>
        <draw:path draw:style-name="gr4" draw:text-style-name="P4" draw:layer="layout" svg:width="0.124cm" svg:height="0.28cm" svg:x="13.286cm" svg:y="25.961cm" svg:viewBox="0 0 125 281" svg:d="M90 281c-32 0-59-18-59-58v-138h-31v-18h31v-67h21v67h73v18h-73v136c0 30 17 41 42 41 10 0 19-2 30-7v18c-10 5-21 8-34 8z">
          <text:p/>
        </draw:path>
        <draw:path draw:style-name="gr4" draw:text-style-name="P4" draw:layer="layout" svg:width="0.196cm" svg:height="0.219cm" svg:x="13.449cm" svg:y="26.023cm" svg:viewBox="0 0 197 220" svg:d="M175 100c-3-43-27-82-76-82-42 0-74 35-77 82zM105 201c32 0 54-14 72-33l14 13c-22 23-47 39-88 39-55 0-103-44-103-110v-1c0-61 43-109 100-109 59 0 97 47 97 109v1c0 3 0 4-1 8h-174c3 53 41 83 83 83z">
          <text:p/>
        </draw:path>
        <draw:path draw:style-name="gr4" draw:text-style-name="P4" draw:layer="layout" svg:width="0.025cm" svg:height="0.292cm" svg:x="13.704cm" svg:y="25.945cm" svg:viewBox="0 0 26 293" svg:d="M2 83h21v210h-21zM0 0h26v28h-26z">
          <text:p/>
        </draw:path>
        <draw:path draw:style-name="gr4" draw:text-style-name="P4" draw:layer="layout" svg:width="0.208cm" svg:height="0.281cm" svg:x="13.792cm" svg:y="26.023cm" svg:viewBox="0 0 209 282" svg:d="M190 99c0-49-43-80-86-80-44 0-82 30-82 79v1c0 47 39 81 82 81s86-33 86-80zM107 282c-35 0-69-11-97-32l11-17c27 19 55 30 86 30 48 0 82-28 82-82v-31c-18 27-46 50-87 50-51 0-102-39-102-100v-1c0-60 51-99 102-99 42 0 70 22 87 47v-42h20v178c0 63-43 99-102 99z">
          <text:p/>
        </draw:path>
        <draw:path draw:style-name="gr4" draw:text-style-name="P4" draw:layer="layout" svg:width="0.196cm" svg:height="0.219cm" svg:x="14.062cm" svg:y="26.023cm" svg:viewBox="0 0 197 220" svg:d="M175 100c-3-43-27-82-75-82-43 0-75 35-78 82zM105 201c32 0 54-14 72-33l14 13c-22 23-47 39-87 39-56 0-104-44-104-110v-1c0-61 43-109 101-109s96 47 96 109v1c0 3 0 4-1 8h-174c3 53 41 83 83 83z">
          <text:p/>
        </draw:path>
        <draw:path draw:style-name="gr4" draw:text-style-name="P4" draw:layer="layout" svg:width="0.112cm" svg:height="0.213cm" svg:x="14.317cm" svg:y="26.024cm" svg:viewBox="0 0 113 214" svg:d="M111 23c-49 0-91 36-91 104v87h-20v-210h20v59c16-37 51-64 93-63v23z">
          <text:p/>
        </draw:path>
        <draw:path draw:style-name="gr4" draw:text-style-name="P4" draw:layer="layout" svg:width="0.125cm" svg:height="0.28cm" svg:x="14.461cm" svg:y="25.961cm" svg:viewBox="0 0 126 281" svg:d="M90 281c-33 0-59-18-59-58v-138h-31v-18h31v-67h20v67h75v18h-75v136c0 30 18 41 42 41 10 0 20-2 32-7v18c-11 5-22 8-35 8z">
          <text:p/>
        </draw:path>
        <draw:polygon draw:style-name="gr4" draw:text-style-name="P4" draw:layer="layout" svg:width="0.206cm" svg:height="0.287cm" svg:x="14.773cm" svg:y="25.95cm" svg:viewBox="0 0 207 288" draw:points="0,288 0,0 205,0 205,19 21,19 21,133 187,133 187,153 21,153 21,268 207,268 207,288">
          <text:p/>
        </draw:polygon>
        <draw:path draw:style-name="gr4" draw:text-style-name="P4" draw:layer="layout" svg:width="0.18cm" svg:height="0.214cm" svg:x="15.039cm" svg:y="26.028cm" svg:viewBox="0 0 181 215" svg:d="M161 210v-40c-14 26-38 45-77 45-53 0-84-37-84-87v-128h20v124c0 43 25 73 68 73 41 0 73-33 73-76v-121h20v210z">
          <text:p/>
        </draw:path>
        <draw:path draw:style-name="gr4" draw:text-style-name="P4" draw:layer="layout" svg:width="0.113cm" svg:height="0.213cm" svg:x="15.295cm" svg:y="26.024cm" svg:viewBox="0 0 114 214" svg:d="M112 23c-50 0-92 36-92 104v87h-20v-210h20v59c17-37 52-64 94-63v23z">
          <text:p/>
        </draw:path>
        <draw:path draw:style-name="gr4" draw:text-style-name="P4" draw:layer="layout" svg:width="0.195cm" svg:height="0.219cm" svg:x="15.435cm" svg:y="26.023cm" svg:viewBox="0 0 196 220" svg:d="M174 100c-2-43-27-82-75-82-42 0-74 35-78 82zM104 201c33 0 55-14 72-33l14 13c-21 23-46 39-87 39-56 0-103-44-103-110v-1c0-61 42-109 100-109 59 0 96 47 96 109v1c0 3 0 4 0 8h-175c4 53 41 83 83 83z">
          <text:p/>
        </draw:path>
        <draw:polygon draw:style-name="gr4" draw:text-style-name="P4" draw:layer="layout" svg:width="0.202cm" svg:height="0.287cm" svg:x="15.817cm" svg:y="25.95cm" svg:viewBox="0 0 203 288" draw:points="21,19 21,138 185,138 185,158 21,158 21,288 0,288 0,0 203,0 203,19">
          <text:p/>
        </draw:polygon>
        <draw:path draw:style-name="gr4" draw:text-style-name="P4" draw:layer="layout" svg:width="0.181cm" svg:height="0.282cm" svg:x="16.064cm" svg:y="25.96cm" svg:viewBox="0 0 182 283" svg:d="M119 0h28v33h-28zM52 0h28v33h-28zM163 176c-18-5-41-10-71-10-45 0-70 20-70 49v1c0 30 29 48 61 48 43 0 80-26 80-64zM162 278v-35c-14 20-40 40-80 40s-82-22-82-66 38-69 93-69c29 0 49 4 69 9v-9c0-43-26-65-69-65-25 0-46 7-67 17l-7-18c23-10 47-18 75-18 54 0 88 28 88 84v130z">
          <text:p/>
        </draw:path>
        <draw:path draw:style-name="gr4" draw:text-style-name="P4" draw:layer="layout" svg:width="0.18cm" svg:height="0.3cm" svg:x="16.317cm" svg:y="25.937cm" svg:viewBox="0 0 181 301" svg:d="M160 301v-125c0-43-24-72-66-72s-74 31-74 75v122h-20v-301h20v130c14-25 38-44 77-44 53 0 84 36 84 86v129z">
          <text:p/>
        </draw:path>
        <draw:path draw:style-name="gr4" draw:text-style-name="P4" draw:layer="layout" svg:width="0.025cm" svg:height="0.292cm" svg:x="16.569cm" svg:y="25.945cm" svg:viewBox="0 0 26 293" svg:d="M3 83h21v210h-21zM0 0h26v28h-26z">
          <text:p/>
        </draw:path>
        <draw:path draw:style-name="gr4" draw:text-style-name="P4" draw:layer="layout" svg:width="0.208cm" svg:height="0.281cm" svg:x="16.658cm" svg:y="26.023cm" svg:viewBox="0 0 209 282" svg:d="M190 99c0-49-43-80-87-80-45 0-82 30-82 79v1c0 47 38 81 82 81s87-33 87-80zM106 282c-36 0-68-11-97-32l12-17c25 19 54 30 86 30 48 0 82-28 82-82v-31c-18 27-46 50-88 50-51 0-101-39-101-100v-1c0-60 50-99 101-99 42 0 70 22 88 47v-42h20v178c0 63-43 99-103 99z">
          <text:p/>
        </draw:path>
        <draw:polygon draw:style-name="gr4" draw:text-style-name="P4" draw:layer="layout" svg:width="0.18cm" svg:height="0.3cm" svg:x="16.942cm" svg:y="25.937cm" svg:viewBox="0 0 181 301" draw:points="155,301 71,198 20,250 20,301 0,301 0,0 20,0 20,225 150,91 178,91 85,183 181,301">
          <text:p/>
        </draw:polygon>
        <draw:path draw:style-name="gr4" draw:text-style-name="P4" draw:layer="layout" svg:width="0.196cm" svg:height="0.219cm" svg:x="17.147cm" svg:y="26.023cm" svg:viewBox="0 0 197 220" svg:d="M175 100c-3-43-27-82-76-82-41 0-73 35-77 82zM104 201c33 0 56-14 73-33l14 13c-22 23-47 39-88 39-55 0-103-44-103-110v-1c0-61 43-109 100-109 60 0 97 47 97 109v1c0 3 0 4 0 8h-175c4 53 41 83 82 83z">
          <text:p/>
        </draw:path>
        <draw:path draw:style-name="gr4" draw:text-style-name="P4" draw:layer="layout" svg:width="0.025cm" svg:height="0.292cm" svg:x="17.402cm" svg:y="25.945cm" svg:viewBox="0 0 26 293" svg:d="M2 83h22v210h-22zM0 0h26v28h-26z">
          <text:p/>
        </draw:path>
        <draw:path draw:style-name="gr4" draw:text-style-name="P4" draw:layer="layout" svg:width="0.124cm" svg:height="0.28cm" svg:x="17.485cm" svg:y="25.961cm" svg:viewBox="0 0 125 281" svg:d="M90 281c-34 0-60-18-60-58v-138h-30v-18h30v-67h20v67h75v18h-75v136c0 30 19 41 43 41 10 0 19-2 31-7v18c-11 5-21 8-34 8z">
          <text:p/>
        </draw:path>
        <draw:path draw:style-name="gr4" draw:text-style-name="P4" draw:layer="layout" svg:width="0.195cm" svg:height="0.219cm" svg:x="17.648cm" svg:y="26.023cm" svg:viewBox="0 0 196 220" svg:d="M173 100c-3-43-27-82-75-82-41 0-73 35-77 82zM103 201c33 0 55-14 72-33l14 13c-21 23-46 39-87 39-55 0-102-44-102-110v-1c0-61 42-109 99-109 59 0 97 47 97 109v1c0 3 0 4 0 8h-175c4 53 41 83 82 83z">
          <text:p/>
        </draw:path>
        <draw:path draw:style-name="gr4" draw:text-style-name="P4" draw:layer="layout" svg:width="0.179cm" svg:height="0.214cm" svg:x="17.902cm" svg:y="26.023cm" svg:viewBox="0 0 180 215" svg:d="M160 215v-125c0-43-24-72-66-72s-74 31-74 75v122h-20v-210h20v39c14-25 37-44 76-44 53 0 84 36 84 86v129z">
          <text:p/>
        </draw:path>
        <draw:polygon draw:style-name="gr4" draw:text-style-name="P4" draw:layer="layout" svg:width="0.027cm" svg:height="0.035cm" svg:x="18.149cm" svg:y="26.202cm" svg:viewBox="0 0 28 36" draw:points="0,0 28,0 28,36 0,36">
          <text:p/>
        </draw:polygon>
        <draw:path draw:style-name="gr2" draw:text-style-name="P2" draw:layer="layout" svg:width="0.07cm" svg:height="0.223cm" svg:x="12.228cm" svg:y="22.244cm" svg:viewBox="0 0 71 224" svg:d="M35 224c19 0 36-15 36-35v-154c0-19-17-35-36-35s-35 16-35 35v154c0 20 16 35 35 35z">
          <text:p/>
        </draw:path>
        <draw:path draw:style-name="gr2" draw:text-style-name="P2" draw:layer="layout" svg:width="0.223cm" svg:height="0.07cm" svg:x="11.659cm" svg:y="22.874cm" svg:viewBox="0 0 224 71" svg:d="M189 0h-154c-19 0-35 15-35 35s16 36 35 36h154c20 0 35-16 35-36s-15-35-35-35z">
          <text:p/>
        </draw:path>
        <draw:path draw:style-name="gr2" draw:text-style-name="P2" draw:layer="layout" svg:width="0.203cm" svg:height="0.146cm" svg:x="11.706cm" svg:y="22.563cm" svg:viewBox="0 0 204 147" svg:d="M186 81l-134-76c-17-10-38-4-48 12-9 17-4 39 13 48l134 78c17 9 38 3 48-14 9-17 4-38-13-48z">
          <text:p/>
        </draw:path>
        <draw:path draw:style-name="gr2" draw:text-style-name="P2" draw:layer="layout" svg:width="0.145cm" svg:height="0.203cm" svg:x="11.921cm" svg:y="22.334cm" svg:viewBox="0 0 146 204" svg:d="M128 200c17-10 23-31 14-48l-76-135c-10-16-31-22-48-13s-23 31-13 48l74 134c10 17 32 23 49 14z">
          <text:p/>
        </draw:path>
        <draw:path draw:style-name="gr2" draw:text-style-name="P2" draw:layer="layout" svg:width="0.223cm" svg:height="0.074cm" svg:x="12.644cm" svg:y="22.876cm" svg:viewBox="0 0 224 75" svg:d="M190 4l-154-4c-20 0-36 15-36 35-1 20 14 36 34 36l154 4c19 1 35-14 36-34 0-20-15-36-34-37z">
          <text:p/>
        </draw:path>
        <draw:path draw:style-name="gr2" draw:text-style-name="P2" draw:layer="layout" svg:width="0.205cm" svg:height="0.142cm" svg:x="12.624cm" svg:y="22.569cm" svg:viewBox="0 0 206 143" svg:d="M52 139l135-74c17-9 24-30 14-47-9-17-30-23-47-14l-136 73c-17 10-23 31-14 48s31 23 48 14z">
          <text:p/>
        </draw:path>
        <draw:path draw:style-name="gr2" draw:text-style-name="P2" draw:layer="layout" svg:width="0.148cm" svg:height="0.202cm" svg:x="12.471cm" svg:y="22.334cm" svg:viewBox="0 0 149 203" svg:d="M132 4c-16-9-38-4-48 13l-79 132c-10 17-5 38 12 48s39 5 49-12l78-133c10-16 5-38-12-48z">
          <text:p/>
        </draw:path>
        <draw:polygon draw:style-name="gr2" draw:text-style-name="P2" draw:layer="layout" svg:width="0.374cm" svg:height="0.365cm" svg:x="12.076cm" svg:y="23.329cm" svg:viewBox="0 0 375 366" draw:points="0,231 120,327 120,366 172,366 204,366 256,366 256,327 375,231 375,129 197,220 124,220 124,214 375,75 375,0 0,179">
          <text:p/>
        </draw:polygon>
        <draw:path draw:style-name="gr2" draw:text-style-name="P2" draw:layer="layout" svg:width="0.618cm" svg:height="0.941cm" svg:x="11.954cm" svg:y="22.523cm" svg:viewBox="0 0 619 942" svg:d="M237 169c-62 20-92 87-93 88-4 10-15 17-25 17-4 0-8-1-12-3-14-6-20-22-14-36 2-4 40-91 127-119 15-5 30 3 35 18s-3 31-18 35zM619 314c0-166-130-314-309-314s-310 148-310 314c-3 204 166 341 166 341v57h-43v98l37-18 73 8-110 57v85l374-175v-55h-43v-57c0 0 168-137 165-341z">
          <text:p/>
        </draw:path>
        <draw:frame draw:style-name="gr5" draw:text-style-name="P5" draw:layer="layout" svg:width="0.484cm" svg:height="0.484cm" svg:x="11.025cm" svg:y="20.692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8cm" svg:x="11.636cm" svg:y="20.838cm" svg:viewBox="0 0 152 209" draw:points="61,22 0,22 4,0 152,0 148,22 87,22 51,209 25,209">
          <text:p/>
        </draw:polygon>
        <draw:path draw:style-name="gr6" draw:text-style-name="P6" draw:layer="layout" svg:width="0.157cm" svg:height="0.217cm" svg:x="11.739cm" svg:y="20.897cm" svg:viewBox="0 0 158 218" svg:d="M54 0l15 81c3 17 5 28 6 39h1c4-9 8-20 16-37l39-83h27l-57 114c-16 32-31 58-51 78-17 17-35 24-43 26l-7-22c7-2 18-6 28-14s21-20 29-35c1-2 1-4 0-7l-30-140z">
          <text:p/>
        </draw:path>
        <draw:path draw:style-name="gr6" draw:text-style-name="P6" draw:layer="layout" svg:width="0.224cm" svg:height="0.153cm" svg:x="11.896cm" svg:y="20.893cm" svg:viewBox="0 0 225 154" svg:d="M0 154l20-106c3-17 5-31 7-44h23l-3 29c14-21 33-33 53-33 22 0 33 16 34 34 14-21 33-33 55-34 17 0 36 12 36 40 0 7-1 17-2 26l-17 88h-25l16-86c2-6 2-14 2-20 0-15-5-26-22-26-18 0-41 22-47 55l-14 77h-25l17-88c1-7 2-12 2-18 0-13-4-26-22-26-19 0-42 25-48 57l-15 75z">
          <text:p/>
        </draw:path>
        <draw:path draw:style-name="gr6" draw:text-style-name="P6" draw:layer="layout" svg:width="0.141cm" svg:height="0.156cm" svg:x="12.147cm" svg:y="20.893cm" svg:viewBox="0 0 142 157" svg:d="M27 94c0 25 13 43 36 43 30 0 53-40 53-75 0-17-8-41-35-41-33 0-54 39-54 73zM142 62c0 46-32 95-83 95-38 0-59-28-59-62 0-50 34-95 84-95 40 0 58 31 58 62z">
          <text:p/>
        </draw:path>
        <draw:path draw:style-name="gr6" draw:text-style-name="P6" draw:layer="layout" svg:width="0.11cm" svg:height="0.222cm" svg:x="12.309cm" svg:y="20.824cm" svg:viewBox="0 0 111 223" svg:d="M0 223l25-130h-20l4-20h19l2-8c4-21 11-40 24-52 10-9 24-13 37-13 10 0 17 1 20 4l-5 20c-4-2-9-3-15-3-21 0-31 20-36 44l-1 8h34l-4 20h-34l-24 130z">
          <text:p/>
        </draw:path>
        <draw:path draw:style-name="gr6" draw:text-style-name="P6" draw:layer="layout" svg:width="0.125cm" svg:height="0.156cm" svg:x="12.394cm" svg:y="20.893cm" svg:viewBox="0 0 126 157" svg:d="M79 20c-24 0-43 24-50 47 41 1 73-5 73-28 0-12-9-19-23-19zM107 145c-11 7-29 12-49 12-40 0-58-27-58-61 0-45 34-96 83-96 28 0 43 17 43 39 0 39-44 49-100 48-1 7 0 20 3 29 6 14 19 20 35 20 17 0 30-5 40-10z">
          <text:p/>
        </draw:path>
        <draw:path draw:style-name="gr6" draw:text-style-name="P6" draw:layer="layout" svg:width="0.158cm" svg:height="0.217cm" svg:x="12.511cm" svg:y="20.897cm" svg:viewBox="0 0 159 218" svg:d="M54 0l15 81c3 17 5 28 7 39 4-9 9-20 16-37l39-83h28l-58 114c-16 32-31 58-51 78-17 17-35 24-43 26l-7-22c7-2 18-6 28-14s21-20 29-35c1-2 1-4 0-7l-29-140z">
          <text:p/>
        </draw:path>
        <draw:path draw:style-name="gr6" draw:text-style-name="P6" draw:layer="layout" svg:width="0.154cm" svg:height="0.208cm" svg:x="12.741cm" svg:y="20.838cm" svg:viewBox="0 0 155 209" svg:d="M24 209l18-88-42-121h28l21 67c5 19 7 27 9 35 5-9 12-20 22-36l45-66h30l-88 121-17 88z">
          <text:p/>
        </draw:path>
        <draw:path draw:style-name="gr6" draw:text-style-name="P6" draw:layer="layout" svg:width="0.125cm" svg:height="0.156cm" svg:x="12.864cm" svg:y="20.893cm" svg:viewBox="0 0 126 157" svg:d="M78 20c-25 0-43 24-50 47 41 1 73-5 73-28 0-12-9-19-23-19zM107 145c-11 7-30 12-51 12-39 0-56-27-56-61 0-45 33-96 82-96 28 0 44 17 44 39 0 39-44 49-100 48-2 7-1 20 3 29 6 14 18 20 33 20 19 0 32-5 41-10z">
          <text:p/>
        </draw:path>
        <draw:path draw:style-name="gr6" draw:text-style-name="P6" draw:layer="layout" svg:width="0.134cm" svg:height="0.149cm" svg:x="13.009cm" svg:y="20.897cm" svg:viewBox="0 0 135 150" svg:d="M26 0l13 86c2 17 4 28 5 36 4-8 8-18 16-35l47-87h28l-84 150h-25l-26-150z">
          <text:p/>
        </draw:path>
        <draw:path draw:style-name="gr6" draw:text-style-name="P6" draw:layer="layout" svg:width="0.149cm" svg:height="0.217cm" svg:x="13.131cm" svg:y="20.893cm" svg:viewBox="0 0 150 218" svg:d="M122 26c-5-2-14-5-24-5-38 0-64 39-64 76-1 16 6 35 29 35 22 0 44-27 50-56zM7 188c9 5 24 9 39 9 27 0 46-12 55-54l5-22h-1c-13 21-31 32-53 32-30 0-45-26-45-52 0-51 37-101 95-101 18 0 37 5 48 11l-23 123c-5 32-14 54-30 68-15 12-35 16-53 16s-35-4-44-10z">
          <text:p/>
        </draw:path>
        <draw:path draw:style-name="gr6" draw:text-style-name="P6" draw:layer="layout" svg:width="0.098cm" svg:height="0.153cm" svg:x="13.298cm" svg:y="20.893cm" svg:viewBox="0 0 99 154" svg:d="M0 154l18-96c4-20 6-40 8-54h23c-1 11-2 22-4 33h1c9-20 26-37 46-37 2 0 5 1 7 1l-5 26c-2 0-4-1-7-1-22 0-42 27-49 62l-13 66z">
          <text:p/>
        </draw:path>
        <draw:path draw:style-name="gr6" draw:text-style-name="P6" draw:layer="layout" svg:width="0.143cm" svg:height="0.156cm" svg:x="13.392cm" svg:y="20.893cm" svg:viewBox="0 0 144 157" svg:d="M114 23c-3-2-8-2-17-2-39 0-71 40-71 81 0 18 6 34 26 34 21 0 47-29 54-68zM98 154c0-9 1-23 3-39-16 31-37 42-58 42-27 0-43-21-43-50 0-52 38-107 103-107 15 0 31 3 41 6l-15 78c-5 27-8 53-6 70z">
          <text:p/>
        </draw:path>
        <draw:path draw:style-name="gr6" draw:text-style-name="P6" draw:layer="layout" svg:width="0.105cm" svg:height="0.156cm" svg:x="13.546cm" svg:y="20.893cm" svg:viewBox="0 0 106 157" svg:d="M7 128c7 4 20 9 32 9 19 0 30-11 30-24s-6-20-22-29c-18-9-27-23-27-38 0-26 22-46 55-46 13 0 25 4 31 8l-7 19c-5-3-15-7-26-7-15 0-27 10-27 23 0 10 8 17 21 25 17 9 28 22 28 39 0 32-25 50-58 50-16-1-30-5-37-10z">
          <text:p/>
        </draw:path>
        <draw:path draw:style-name="gr6" draw:text-style-name="P6" draw:layer="layout" svg:width="0.139cm" svg:height="0.219cm" svg:x="13.667cm" svg:y="20.827cm" svg:viewBox="0 0 140 220" svg:d="M0 220l42-220h26l-19 96h1c13-18 31-30 53-30 17 0 37 10 37 40 0 8-1 18-2 25l-17 89h-26l17-88c1-5 2-12 2-20 0-14-6-25-23-25-20 0-45 24-51 57l-14 76z">
          <text:p/>
        </draw:path>
        <draw:path draw:style-name="gr6" draw:text-style-name="P6" draw:layer="layout" svg:width="0.157cm" svg:height="0.217cm" svg:x="13.808cm" svg:y="20.897cm" svg:viewBox="0 0 158 218" svg:d="M54 0l15 81c3 17 5 28 6 39h1c4-9 8-20 17-37l38-83h27l-56 114c-17 32-32 58-52 78-17 17-35 24-43 26l-7-22c7-2 18-6 28-14s21-20 29-35c1-2 1-4 0-7l-30-140z">
          <text:p/>
        </draw:path>
        <draw:path draw:style-name="gr6" draw:text-style-name="P6" draw:layer="layout" svg:width="0.14cm" svg:height="0.153cm" svg:x="13.965cm" svg:y="20.893cm" svg:viewBox="0 0 141 154" svg:d="M0 154l21-106c3-17 6-31 7-44h23l-4 30h1c13-21 33-34 55-34 18 0 38 11 38 42 0 7-1 16-3 24l-17 88h-25l17-87c0-5 1-12 1-19 0-14-5-26-23-26s-44 22-51 59l-13 73z">
          <text:p/>
        </draw:path>
        <draw:path draw:style-name="gr6" draw:text-style-name="P6" draw:layer="layout" svg:width="0.06cm" svg:height="0.077cm" svg:x="14.108cm" svg:y="21.007cm" svg:viewBox="0 0 61 78" svg:d="M0 78c9-19 24-53 31-75l30-3c-11 26-30 61-42 76z">
          <text:p/>
        </draw:path>
        <draw:path draw:style-name="gr6" draw:text-style-name="P6" draw:layer="layout" svg:width="0.144cm" svg:height="0.204cm" svg:x="14.242cm" svg:y="20.842cm" svg:viewBox="0 0 145 205" svg:d="M0 205l3-17 30-26c53-46 86-77 86-110 0-14-8-30-31-30-19 0-33 8-42 14l-7-18c14-11 35-18 54-18 38 0 52 25 52 49 0 43-38 79-87 119l-17 14v1h85l-4 22z">
          <text:p/>
        </draw:path>
        <draw:path draw:style-name="gr6" draw:text-style-name="P6" draw:layer="layout" svg:width="0.137cm" svg:height="0.207cm" svg:x="14.407cm" svg:y="20.842cm" svg:viewBox="0 0 138 208" svg:d="M25 140c0 21 4 47 29 47 38 0 58-82 58-123 0-15-2-43-27-43-34 0-60 70-60 119zM138 63c0 66-31 145-87 145-38 0-51-30-51-70 0-66 34-138 88-138 38 0 50 32 50 63z">
          <text:p/>
        </draw:path>
        <draw:polygon draw:style-name="gr6" draw:text-style-name="P6" draw:layer="layout" svg:width="0.068cm" svg:height="0.201cm" svg:x="14.596cm" svg:y="20.845cm" svg:viewBox="0 0 69 202" draw:points="38,26 37,26 3,44 0,23 47,0 69,0 30,202 5,202">
          <text:p/>
        </draw:polygon>
        <draw:path draw:style-name="gr6" draw:text-style-name="P6" draw:layer="layout" svg:width="0.137cm" svg:height="0.207cm" svg:x="14.71cm" svg:y="20.842cm" svg:viewBox="0 0 138 208" svg:d="M26 140c0 21 4 47 28 47 38 0 58-82 58-123 0-15-2-43-27-43-34 0-59 70-59 119zM138 63c0 66-31 145-87 145-38 0-51-30-51-70 0-66 36-138 88-138 38 0 50 32 50 63z">
          <text:p/>
        </draw:path>
        <draw:frame draw:style-name="gr5" draw:text-style-name="P5" draw:layer="layout" svg:width="0.484cm" svg:height="0.484cm" svg:x="10.992cm" svg:y="27.5cm">
          <draw:image xlink:href="Pictures/10000201000007D0000007D0E699633EB5A79AC3.png" xlink:type="simple" xlink:show="embed" xlink:actuate="onLoad">
            <text:p/>
          </draw:image>
        </draw:frame>
        <draw:polygon draw:style-name="gr6" draw:text-style-name="P6" draw:layer="layout" svg:width="0.151cm" svg:height="0.207cm" svg:x="11.603cm" svg:y="27.646cm" svg:viewBox="0 0 152 208" draw:points="60,22 0,22 4,0 152,0 148,22 86,22 51,208 25,208">
          <text:p/>
        </draw:polygon>
        <draw:path draw:style-name="gr6" draw:text-style-name="P6" draw:layer="layout" svg:width="0.157cm" svg:height="0.218cm" svg:x="11.706cm" svg:y="27.704cm" svg:viewBox="0 0 158 219" svg:d="M54 0l15 80c3 18 5 29 6 40h1c4-10 8-20 16-37l38-83h28l-57 114c-16 32-31 58-51 79-17 17-35 24-43 26l-7-23c7-2 18-6 28-14s21-20 29-35c1-3 1-4 0-7l-30-140z">
          <text:p/>
        </draw:path>
        <draw:path draw:style-name="gr6" draw:text-style-name="P6" draw:layer="layout" svg:width="0.224cm" svg:height="0.152cm" svg:x="11.863cm" svg:y="27.701cm" svg:viewBox="0 0 225 153" svg:d="M0 153l20-105c3-18 5-33 7-45h22l-3 28c14-21 34-31 54-31 22 0 33 14 34 33 14-22 33-33 55-33 17 0 36 11 36 40 0 7-1 17-2 25l-17 88h-25l16-86c1-6 2-13 2-19 0-17-5-27-22-27-19 0-41 23-47 56l-14 76h-25l17-87c1-7 2-13 2-18 0-14-4-27-22-27-19 0-43 26-49 57l-14 75z">
          <text:p/>
        </draw:path>
        <draw:path draw:style-name="gr6" draw:text-style-name="P6" draw:layer="layout" svg:width="0.141cm" svg:height="0.156cm" svg:x="12.114cm" svg:y="27.701cm" svg:viewBox="0 0 142 157" svg:d="M27 93c0 25 13 43 35 43 31 0 54-39 54-74 0-18-8-42-36-42-32 0-53 39-53 73zM142 62c0 46-33 95-84 95-37 0-58-28-58-63 0-49 34-94 84-94 40 0 58 30 58 62z">
          <text:p/>
        </draw:path>
        <draw:path draw:style-name="gr6" draw:text-style-name="P6" draw:layer="layout" svg:width="0.11cm" svg:height="0.222cm" svg:x="12.276cm" svg:y="27.631cm" svg:viewBox="0 0 111 223" svg:d="M0 223l25-129h-20l4-20h19l2-8c4-20 11-40 24-52 10-9 23-14 36-14 11 0 18 2 21 4l-5 22c-4-2-10-3-16-3-21 0-31 19-35 44l-1 7h33l-4 20h-33l-24 129z">
          <text:p/>
        </draw:path>
        <draw:path draw:style-name="gr6" draw:text-style-name="P6" draw:layer="layout" svg:width="0.125cm" svg:height="0.156cm" svg:x="12.361cm" svg:y="27.701cm" svg:viewBox="0 0 126 157" svg:d="M79 20c-25 0-44 24-50 47 40 1 73-5 73-28 0-12-9-19-23-19zM107 145c-11 6-29 12-50 12-39 0-57-27-57-61 0-45 34-96 83-96 28 0 43 17 43 38 0 39-44 50-100 49-1 6 0 20 3 28 6 15 18 21 34 21 18 0 31-5 41-10z">
          <text:p/>
        </draw:path>
        <draw:path draw:style-name="gr6" draw:text-style-name="P6" draw:layer="layout" svg:width="0.157cm" svg:height="0.218cm" svg:x="12.478cm" svg:y="27.704cm" svg:viewBox="0 0 158 219" svg:d="M55 0l15 80c3 18 5 29 7 40 4-10 8-20 16-37l38-83h27l-56 114c-16 32-31 58-51 79-17 17-35 24-43 26l-8-23c8-2 19-6 29-14s21-20 29-35c1-3 1-4 0-7l-30-140z">
          <text:p/>
        </draw:path>
        <draw:path draw:style-name="gr6" draw:text-style-name="P6" draw:layer="layout" svg:width="0.154cm" svg:height="0.207cm" svg:x="12.708cm" svg:y="27.646cm" svg:viewBox="0 0 155 208" svg:d="M24 208l16-87-40-121h28l20 67c5 18 7 27 8 35h1c5-9 13-21 23-36l45-66h30l-89 121-17 87z">
          <text:p/>
        </draw:path>
        <draw:path draw:style-name="gr6" draw:text-style-name="P6" draw:layer="layout" svg:width="0.125cm" svg:height="0.156cm" svg:x="12.831cm" svg:y="27.701cm" svg:viewBox="0 0 126 157" svg:d="M77 20c-24 0-42 24-49 47 41 1 72-5 72-28 0-12-9-19-23-19zM106 145c-11 6-30 12-50 12-39 0-56-27-56-61 0-45 33-96 81-96 29 0 45 17 45 38 0 39-45 50-100 49-2 6-1 20 3 28 6 15 18 21 33 21 17 0 31-5 40-10z">
          <text:p/>
        </draw:path>
        <draw:path draw:style-name="gr6" draw:text-style-name="P6" draw:layer="layout" svg:width="0.134cm" svg:height="0.149cm" svg:x="12.976cm" svg:y="27.704cm" svg:viewBox="0 0 135 150" svg:d="M26 0l13 86c2 17 4 29 4 37h1c4-8 8-18 16-35l46-88h29l-84 150h-25l-26-150z">
          <text:p/>
        </draw:path>
        <draw:path draw:style-name="gr6" draw:text-style-name="P6" draw:layer="layout" svg:width="0.149cm" svg:height="0.217cm" svg:x="13.098cm" svg:y="27.701cm" svg:viewBox="0 0 150 218" svg:d="M122 25c-5-2-14-5-24-5-39 0-64 41-64 77-1 17 5 36 28 36 22 0 45-28 51-57zM7 187c9 6 24 10 39 10 25 0 46-13 55-53l5-22h-1c-13 21-32 31-53 31-30 0-45-25-45-51 0-52 37-102 95-102 18 0 37 5 48 10l-23 124c-6 32-14 54-30 67s-36 17-53 17c-18 0-35-5-44-11z">
          <text:p/>
        </draw:path>
        <draw:path draw:style-name="gr6" draw:text-style-name="P6" draw:layer="layout" svg:width="0.098cm" svg:height="0.152cm" svg:x="13.265cm" svg:y="27.701cm" svg:viewBox="0 0 99 153" svg:d="M0 153l18-96c3-20 6-40 8-54h22c-1 11-3 21-4 32h1c9-20 25-35 46-35 3 0 6 0 8 0l-5 26c-2-1-4-1-7-1-23 0-43 28-50 63l-12 65z">
          <text:p/>
        </draw:path>
        <draw:path draw:style-name="gr6" draw:text-style-name="P6" draw:layer="layout" svg:width="0.143cm" svg:height="0.156cm" svg:x="13.359cm" svg:y="27.701cm" svg:viewBox="0 0 144 157" svg:d="M115 22c-3-1-8-2-17-2-39 0-71 40-71 82 0 16 6 34 26 34 21 0 46-29 54-69zM99 153c0-9 1-23 3-39-16 32-37 43-58 43-27 0-44-21-44-51 0-52 39-106 104-106 15 0 30 2 40 5l-15 78c-5 26-7 54-6 70z">
          <text:p/>
        </draw:path>
        <draw:path draw:style-name="gr6" draw:text-style-name="P6" draw:layer="layout" svg:width="0.105cm" svg:height="0.155cm" svg:x="13.513cm" svg:y="27.701cm" svg:viewBox="0 0 106 156" svg:d="M7 127c7 5 20 10 32 10 17 0 29-11 29-26 0-11-6-18-21-27-18-10-27-23-27-38 0-26 22-46 54-46 14 0 26 4 32 7l-7 20c-5-4-16-7-27-7-16 0-27 9-27 22 0 11 8 18 21 25 17 9 29 23 29 39 0 33-26 50-58 50-16 0-30-5-37-10z">
          <text:p/>
        </draw:path>
        <draw:path draw:style-name="gr6" draw:text-style-name="P6" draw:layer="layout" svg:width="0.139cm" svg:height="0.218cm" svg:x="13.634cm" svg:y="27.635cm" svg:viewBox="0 0 140 219" svg:d="M0 219l41-219h27l-20 95h1c13-18 32-29 54-29 17 0 37 10 37 40 0 8-1 17-2 25l-17 88h-26l17-87c1-5 2-12 2-21 0-13-7-24-23-24-20 0-46 23-52 56l-14 76z">
          <text:p/>
        </draw:path>
        <draw:path draw:style-name="gr6" draw:text-style-name="P6" draw:layer="layout" svg:width="0.157cm" svg:height="0.218cm" svg:x="13.775cm" svg:y="27.704cm" svg:viewBox="0 0 158 219" svg:d="M54 0l15 80c3 18 5 29 6 40h1c4-10 8-20 16-37l39-83h27l-57 114c-16 32-31 58-51 79-17 17-35 24-43 26l-7-23c7-2 17-6 28-14 10-8 21-20 29-35 1-3 1-4 0-7l-30-140z">
          <text:p/>
        </draw:path>
        <draw:path draw:style-name="gr6" draw:text-style-name="P6" draw:layer="layout" svg:width="0.14cm" svg:height="0.152cm" svg:x="13.932cm" svg:y="27.701cm" svg:viewBox="0 0 141 153" svg:d="M0 153l20-105c3-18 6-33 7-45h24l-4 29h1c13-21 33-32 55-32 18 0 38 10 38 42 0 7-1 16-3 24l-17 87h-25l16-86c1-6 2-13 2-19 0-16-6-27-23-27-18 0-44 23-51 60l-14 72z">
          <text:p/>
        </draw:path>
        <draw:path draw:style-name="gr6" draw:text-style-name="P6" draw:layer="layout" svg:width="0.06cm" svg:height="0.077cm" svg:x="14.075cm" svg:y="27.814cm" svg:viewBox="0 0 61 78" svg:d="M0 78c9-18 23-51 30-74l31-4c-12 28-31 62-42 76z">
          <text:p/>
        </draw:path>
        <draw:path draw:style-name="gr6" draw:text-style-name="P6" draw:layer="layout" svg:width="0.144cm" svg:height="0.203cm" svg:x="14.209cm" svg:y="27.65cm" svg:viewBox="0 0 145 204" svg:d="M0 204l3-17 30-25c53-45 85-76 85-110 0-14-8-30-31-30-18 0-32 8-42 14l-6-19c14-10 34-17 53-17 39 0 53 25 53 49 0 43-40 80-87 120l-17 13h85l-4 22z">
          <text:p/>
        </draw:path>
        <draw:path draw:style-name="gr6" draw:text-style-name="P6" draw:layer="layout" svg:width="0.137cm" svg:height="0.207cm" svg:x="14.374cm" svg:y="27.65cm" svg:viewBox="0 0 138 208" svg:d="M25 139c0 21 4 47 28 47 39 0 59-82 59-122 0-16-2-44-27-44-36 0-60 70-60 119zM138 62c0 66-31 146-88 146-37 0-50-32-50-70 0-67 34-138 88-138 38 0 50 31 50 62z">
          <text:p/>
        </draw:path>
        <draw:polygon draw:style-name="gr6" draw:text-style-name="P6" draw:layer="layout" svg:width="0.067cm" svg:height="0.2cm" svg:x="14.563cm" svg:y="27.653cm" svg:viewBox="0 0 68 201" draw:points="39,26 38,26 3,43 0,23 47,0 68,0 31,201 5,201">
          <text:p/>
        </draw:polygon>
        <draw:path draw:style-name="gr6" draw:text-style-name="P6" draw:layer="layout" svg:width="0.137cm" svg:height="0.207cm" svg:x="14.677cm" svg:y="27.65cm" svg:viewBox="0 0 138 208" svg:d="M25 139c0 21 4 47 29 47 38 0 58-82 58-122 0-16-2-44-27-44-35 0-60 70-60 119zM138 62c0 66-31 146-88 146-37 0-50-32-50-70 0-67 34-138 88-138 38 0 50 31 50 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1" svg:font-family="Gotham"/>
    <style:font-face style:name="Gotham" svg:font-family="Gotham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  <style:master-page style:name="master-page5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6T17:33:20.606000000</dc:date>
    <meta:editing-duration>PT1H49M10S</meta:editing-duration>
    <meta:editing-cycles>20</meta:editing-cycles>
    <meta:generator>LibreOffice/5.2.3.3$Windows_x86 LibreOffice_project/d54a8868f08a7b39642414cf2c8ef2f228f780cf</meta:generator>
    <meta:document-statistic meta:object-count="4886"/>
  </office:meta>
</office:document-meta>
</file>